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14.96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yahoostock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te Valu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j Close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table:formula="of:=DATEVALUE([.A2])" office:value-type="float" office:value="42676" calcext:value-type="float">
            <text:p>42676</text:p>
          </table:table-cell>
          <table:table-cell office:value-type="float" office:value="37.134" calcext:value-type="float">
            <text:p>37.134</text:p>
          </table:table-cell>
          <table:table-cell office:value-type="float" office:value="37.765" calcext:value-type="float">
            <text:p>37.765</text:p>
          </table:table-cell>
          <table:table-cell office:value-type="float" office:value="36.291" calcext:value-type="float">
            <text:p>36.291</text:p>
          </table:table-cell>
          <table:table-cell office:value-type="float" office:value="36.625" calcext:value-type="float">
            <text:p>36.625</text:p>
          </table:table-cell>
          <table:table-cell office:value-type="float" office:value="0" calcext:value-type="float">
            <text:p>0</text:p>
          </table:table-cell>
          <table:table-cell office:value-type="float" office:value="36.625" calcext:value-type="float">
            <text:p>36.625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table:formula="of:=DATEVALUE([.A3])" office:value-type="float" office:value="42675" calcext:value-type="float">
            <text:p>42675</text:p>
          </table:table-cell>
          <table:table-cell table:number-columns-repeated="2" office:value-type="float" office:value="37.844" calcext:value-type="float">
            <text:p>37.844</text:p>
          </table:table-cell>
          <table:table-cell office:value-type="float" office:value="37.01" calcext:value-type="float">
            <text:p>37.01</text:p>
          </table:table-cell>
          <table:table-cell office:value-type="float" office:value="37.27" calcext:value-type="float">
            <text:p>37.27</text:p>
          </table:table-cell>
          <table:table-cell office:value-type="float" office:value="200" calcext:value-type="float">
            <text:p>200</text:p>
          </table:table-cell>
          <table:table-cell office:value-type="float" office:value="37.27" calcext:value-type="float">
            <text:p>37.27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table:formula="of:=DATEVALUE([.A4])" office:value-type="float" office:value="42674" calcext:value-type="float">
            <text:p>42674</text:p>
          </table:table-cell>
          <table:table-cell office:value-type="float" office:value="38.093" calcext:value-type="float">
            <text:p>38.093</text:p>
          </table:table-cell>
          <table:table-cell office:value-type="float" office:value="38.238" calcext:value-type="float">
            <text:p>38.238</text:p>
          </table:table-cell>
          <table:table-cell table:number-columns-repeated="2" office:value-type="float" office:value="37.829" calcext:value-type="float">
            <text:p>37.829</text:p>
          </table:table-cell>
          <table:table-cell office:value-type="float" office:value="0" calcext:value-type="float">
            <text:p>0</text:p>
          </table:table-cell>
          <table:table-cell office:value-type="float" office:value="37.829" calcext:value-type="float">
            <text:p>37.829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table:formula="of:=DATEVALUE([.A5])" office:value-type="float" office:value="42671" calcext:value-type="float">
            <text:p>42671</text:p>
          </table:table-cell>
          <table:table-cell office:value-type="float" office:value="38.197" calcext:value-type="float">
            <text:p>38.197</text:p>
          </table:table-cell>
          <table:table-cell office:value-type="float" office:value="38.413" calcext:value-type="float">
            <text:p>38.413</text:p>
          </table:table-cell>
          <table:table-cell table:number-columns-repeated="2" office:value-type="float" office:value="37.945" calcext:value-type="float">
            <text:p>37.945</text:p>
          </table:table-cell>
          <table:table-cell office:value-type="float" office:value="100" calcext:value-type="float">
            <text:p>100</text:p>
          </table:table-cell>
          <table:table-cell office:value-type="float" office:value="37.945" calcext:value-type="float">
            <text:p>37.945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table:formula="of:=DATEVALUE([.A6])" office:value-type="float" office:value="42670" calcext:value-type="float">
            <text:p>42670</text:p>
          </table:table-cell>
          <table:table-cell office:value-type="float" office:value="38.509" calcext:value-type="float">
            <text:p>38.509</text:p>
          </table:table-cell>
          <table:table-cell office:value-type="float" office:value="38.603" calcext:value-type="float">
            <text:p>38.603</text:p>
          </table:table-cell>
          <table:table-cell table:number-columns-repeated="2" office:value-type="float" office:value="38.432" calcext:value-type="float">
            <text:p>38.432</text:p>
          </table:table-cell>
          <table:table-cell office:value-type="float" office:value="0" calcext:value-type="float">
            <text:p>0</text:p>
          </table:table-cell>
          <table:table-cell office:value-type="float" office:value="38.432" calcext:value-type="float">
            <text:p>38.432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table:formula="of:=DATEVALUE([.A7])" office:value-type="float" office:value="42669" calcext:value-type="float">
            <text:p>42669</text:p>
          </table:table-cell>
          <table:table-cell table:number-columns-repeated="2" office:value-type="float" office:value="38.889" calcext:value-type="float">
            <text:p>38.889</text:p>
          </table:table-cell>
          <table:table-cell table:number-columns-repeated="2"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table:formula="of:=DATEVALUE([.A8])" office:value-type="float" office:value="42668" calcext:value-type="float">
            <text:p>42668</text:p>
          </table:table-cell>
          <table:table-cell office:value-type="float" office:value="39.072" calcext:value-type="float">
            <text:p>39.072</text:p>
          </table:table-cell>
          <table:table-cell office:value-type="float" office:value="39.211" calcext:value-type="float">
            <text:p>39.211</text:p>
          </table:table-cell>
          <table:table-cell office:value-type="float" office:value="39.025" calcext:value-type="float">
            <text:p>39.025</text:p>
          </table:table-cell>
          <table:table-cell office:value-type="float" office:value="39.06" calcext:value-type="float">
            <text:p>39.06</text:p>
          </table:table-cell>
          <table:table-cell office:value-type="float" office:value="0" calcext:value-type="float">
            <text:p>0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table:formula="of:=DATEVALUE([.A9])" office:value-type="float" office:value="42667" calcext:value-type="float">
            <text:p>42667</text:p>
          </table:table-cell>
          <table:table-cell office:value-type="float" office:value="38.72" calcext:value-type="float">
            <text:p>38.72</text:p>
          </table:table-cell>
          <table:table-cell office:value-type="float" office:value="39.055" calcext:value-type="float">
            <text:p>39.055</text:p>
          </table:table-cell>
          <table:table-cell office:value-type="float" office:value="38.664" calcext:value-type="float">
            <text:p>38.664</text:p>
          </table:table-cell>
          <table:table-cell office:value-type="float" office:value="39.055" calcext:value-type="float">
            <text:p>39.055</text:p>
          </table:table-cell>
          <table:table-cell office:value-type="float" office:value="0" calcext:value-type="float">
            <text:p>0</text:p>
          </table:table-cell>
          <table:table-cell office:value-type="float" office:value="39.055" calcext:value-type="float">
            <text:p>39.055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table:formula="of:=DATEVALUE([.A10])" office:value-type="float" office:value="42664" calcext:value-type="float">
            <text:p>42664</text:p>
          </table:table-cell>
          <table:table-cell office:value-type="float" office:value="38.6" calcext:value-type="float">
            <text:p>38.6</text:p>
          </table:table-cell>
          <table:table-cell office:value-type="float" office:value="38.69" calcext:value-type="float">
            <text:p>38.69</text:p>
          </table:table-cell>
          <table:table-cell office:value-type="float" office:value="38.388" calcext:value-type="float">
            <text:p>38.388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table:formula="of:=DATEVALUE([.A11])" office:value-type="float" office:value="42663" calcext:value-type="float">
            <text:p>42663</text:p>
          </table:table-cell>
          <table:table-cell table:number-columns-repeated="2" office:value-type="float" office:value="38.95" calcext:value-type="float">
            <text:p>38.95</text:p>
          </table:table-cell>
          <table:table-cell office:value-type="float" office:value="38.665" calcext:value-type="float">
            <text:p>38.665</text:p>
          </table:table-cell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table:formula="of:=DATEVALUE([.A12])" office:value-type="float" office:value="42662" calcext:value-type="float">
            <text:p>42662</text:p>
          </table:table-cell>
          <table:table-cell office:value-type="float" office:value="38.337" calcext:value-type="float">
            <text:p>38.337</text:p>
          </table:table-cell>
          <table:table-cell office:value-type="float" office:value="38.96" calcext:value-type="float">
            <text:p>38.96</text:p>
          </table:table-cell>
          <table:table-cell office:value-type="float" office:value="38.337" calcext:value-type="float">
            <text:p>38.337</text:p>
          </table:table-cell>
          <table:table-cell office:value-type="float" office:value="38.789" calcext:value-type="float">
            <text:p>38.789</text:p>
          </table:table-cell>
          <table:table-cell office:value-type="float" office:value="0" calcext:value-type="float">
            <text:p>0</text:p>
          </table:table-cell>
          <table:table-cell office:value-type="float" office:value="38.789" calcext:value-type="float">
            <text:p>38.789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table:formula="of:=DATEVALUE([.A13])" office:value-type="float" office:value="42661" calcext:value-type="float">
            <text:p>42661</text:p>
          </table:table-cell>
          <table:table-cell office:value-type="float" office:value="37.972" calcext:value-type="float">
            <text:p>37.972</text:p>
          </table:table-cell>
          <table:table-cell office:value-type="float" office:value="38.728" calcext:value-type="float">
            <text:p>38.728</text:p>
          </table:table-cell>
          <table:table-cell office:value-type="float" office:value="37.972" calcext:value-type="float">
            <text:p>37.972</text:p>
          </table:table-cell>
          <table:table-cell office:value-type="float" office:value="38.125" calcext:value-type="float">
            <text:p>38.125</text:p>
          </table:table-cell>
          <table:table-cell office:value-type="float" office:value="0" calcext:value-type="float">
            <text:p>0</text:p>
          </table:table-cell>
          <table:table-cell office:value-type="float" office:value="38.125" calcext:value-type="float">
            <text:p>38.125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table:formula="of:=DATEVALUE([.A14])" office:value-type="float" office:value="42660" calcext:value-type="float">
            <text:p>42660</text:p>
          </table:table-cell>
          <table:table-cell office:value-type="float" office:value="37.42" calcext:value-type="float">
            <text:p>37.42</text:p>
          </table:table-cell>
          <table:table-cell office:value-type="float" office:value="37.892" calcext:value-type="float">
            <text:p>37.892</text:p>
          </table:table-cell>
          <table:table-cell office:value-type="float" office:value="37.42" calcext:value-type="float">
            <text:p>37.42</text:p>
          </table:table-cell>
          <table:table-cell office:value-type="float" office:value="37.892" calcext:value-type="float">
            <text:p>37.892</text:p>
          </table:table-cell>
          <table:table-cell office:value-type="float" office:value="0" calcext:value-type="float">
            <text:p>0</text:p>
          </table:table-cell>
          <table:table-cell office:value-type="float" office:value="37.892" calcext:value-type="float">
            <text:p>37.892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table:formula="of:=DATEVALUE([.A15])" office:value-type="float" office:value="42657" calcext:value-type="float">
            <text:p>42657</text:p>
          </table:table-cell>
          <table:table-cell office:value-type="float" office:value="37.624" calcext:value-type="float">
            <text:p>37.624</text:p>
          </table:table-cell>
          <table:table-cell office:value-type="float" office:value="37.887" calcext:value-type="float">
            <text:p>37.887</text:p>
          </table:table-cell>
          <table:table-cell office:value-type="float" office:value="37.624" calcext:value-type="float">
            <text:p>37.624</text:p>
          </table:table-cell>
          <table:table-cell office:value-type="float" office:value="37.745" calcext:value-type="float">
            <text:p>37.745</text:p>
          </table:table-cell>
          <table:table-cell office:value-type="float" office:value="0" calcext:value-type="float">
            <text:p>0</text:p>
          </table:table-cell>
          <table:table-cell office:value-type="float" office:value="37.745" calcext:value-type="float">
            <text:p>37.745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table:formula="of:=DATEVALUE([.A16])" office:value-type="float" office:value="42656" calcext:value-type="float">
            <text:p>42656</text:p>
          </table:table-cell>
          <table:table-cell table:number-columns-repeated="2" office:value-type="float" office:value="38.087" calcext:value-type="float">
            <text:p>38.087</text:p>
          </table:table-cell>
          <table:table-cell office:value-type="float" office:value="37.505" calcext:value-type="float">
            <text:p>37.505</text:p>
          </table:table-cell>
          <table:table-cell office:value-type="float" office:value="37.695" calcext:value-type="float">
            <text:p>37.695</text:p>
          </table:table-cell>
          <table:table-cell office:value-type="float" office:value="0" calcext:value-type="float">
            <text:p>0</text:p>
          </table:table-cell>
          <table:table-cell office:value-type="float" office:value="37.695" calcext:value-type="float">
            <text:p>37.695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table:formula="of:=DATEVALUE([.A17])" office:value-type="float" office:value="42655" calcext:value-type="float">
            <text:p>42655</text:p>
          </table:table-cell>
          <table:table-cell table:number-columns-repeated="2" office:value-type="float" office:value="38.668" calcext:value-type="float">
            <text:p>38.668</text:p>
          </table:table-cell>
          <table:table-cell office:value-type="float" office:value="38.296" calcext:value-type="float">
            <text:p>38.296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table:formula="of:=DATEVALUE([.A18])" office:value-type="float" office:value="42654" calcext:value-type="float">
            <text:p>42654</text:p>
          </table:table-cell>
          <table:table-cell table:number-columns-repeated="2" office:value-type="float" office:value="39.585" calcext:value-type="float">
            <text:p>39.585</text:p>
          </table:table-cell>
          <table:table-cell table:number-columns-repeated="2" office:value-type="float" office:value="38.535" calcext:value-type="float">
            <text:p>38.535</text:p>
          </table:table-cell>
          <table:table-cell office:value-type="float" office:value="200" calcext:value-type="float">
            <text:p>200</text:p>
          </table:table-cell>
          <table:table-cell office:value-type="float" office:value="38.535" calcext:value-type="float">
            <text:p>38.535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table:formula="of:=DATEVALUE([.A19])" office:value-type="float" office:value="42653" calcext:value-type="float">
            <text:p>42653</text:p>
          </table:table-cell>
          <table:table-cell office:value-type="float" office:value="38.416" calcext:value-type="float">
            <text:p>38.416</text:p>
          </table:table-cell>
          <table:table-cell office:value-type="float" office:value="39.318" calcext:value-type="float">
            <text:p>39.318</text:p>
          </table:table-cell>
          <table:table-cell office:value-type="float" office:value="38.315" calcext:value-type="float">
            <text:p>38.315</text:p>
          </table:table-cell>
          <table:table-cell office:value-type="float" office:value="39.318" calcext:value-type="float">
            <text:p>39.318</text:p>
          </table:table-cell>
          <table:table-cell office:value-type="float" office:value="200" calcext:value-type="float">
            <text:p>200</text:p>
          </table:table-cell>
          <table:table-cell office:value-type="float" office:value="39.318" calcext:value-type="float">
            <text:p>39.318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table:formula="of:=DATEVALUE([.A20])" office:value-type="float" office:value="42650" calcext:value-type="float">
            <text:p>42650</text:p>
          </table:table-cell>
          <table:table-cell office:value-type="float" office:value="38.727" calcext:value-type="float">
            <text:p>38.727</text:p>
          </table:table-cell>
          <table:table-cell office:value-type="float" office:value="38.91" calcext:value-type="float">
            <text:p>38.91</text:p>
          </table:table-cell>
          <table:table-cell table:number-columns-repeated="2" office:value-type="float" office:value="38.65" calcext:value-type="float">
            <text:p>38.65</text:p>
          </table:table-cell>
          <table:table-cell office:value-type="float" office:value="0" calcext:value-type="float">
            <text:p>0</text:p>
          </table:table-cell>
          <table:table-cell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table:formula="of:=DATEVALUE([.A21])" office:value-type="float" office:value="42649" calcext:value-type="float">
            <text:p>42649</text:p>
          </table:table-cell>
          <table:table-cell office:value-type="float" office:value="38.908" calcext:value-type="float">
            <text:p>38.908</text:p>
          </table:table-cell>
          <table:table-cell office:value-type="float" office:value="39.105" calcext:value-type="float">
            <text:p>39.105</text:p>
          </table:table-cell>
          <table:table-cell office:value-type="float" office:value="38.825" calcext:value-type="float">
            <text:p>38.825</text:p>
          </table:table-cell>
          <table:table-cell office:value-type="float" office:value="39.105" calcext:value-type="float">
            <text:p>39.105</text:p>
          </table:table-cell>
          <table:table-cell office:value-type="float" office:value="0" calcext:value-type="float">
            <text:p>0</text:p>
          </table:table-cell>
          <table:table-cell office:value-type="float" office:value="39.105" calcext:value-type="float">
            <text:p>39.105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table:formula="of:=DATEVALUE([.A22])" office:value-type="float" office:value="42648" calcext:value-type="float">
            <text:p>42648</text:p>
          </table:table-cell>
          <table:table-cell office:value-type="float" office:value="38.406" calcext:value-type="float">
            <text:p>38.406</text:p>
          </table:table-cell>
          <table:table-cell office:value-type="float" office:value="38.995" calcext:value-type="float">
            <text:p>38.995</text:p>
          </table:table-cell>
          <table:table-cell office:value-type="float" office:value="38.406" calcext:value-type="float">
            <text:p>38.406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table:formula="of:=DATEVALUE([.A23])" office:value-type="float" office:value="42647" calcext:value-type="float">
            <text:p>42647</text:p>
          </table:table-cell>
          <table:table-cell office:value-type="float" office:value="38.428" calcext:value-type="float">
            <text:p>38.428</text:p>
          </table:table-cell>
          <table:table-cell office:value-type="float" office:value="38.717" calcext:value-type="float">
            <text:p>38.717</text:p>
          </table:table-cell>
          <table:table-cell office:value-type="float" office:value="38.428" calcext:value-type="float">
            <text:p>38.428</text:p>
          </table:table-cell>
          <table:table-cell office:value-type="float" office:value="38.43" calcext:value-type="float">
            <text:p>38.43</text:p>
          </table:table-cell>
          <table:table-cell office:value-type="float" office:value="0" calcext:value-type="float">
            <text:p>0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table:formula="of:=DATEVALUE([.A24])" office:value-type="float" office:value="42646" calcext:value-type="float">
            <text:p>42646</text:p>
          </table:table-cell>
          <table:table-cell table:number-columns-repeated="4" office:value-type="float" office:value="38.355" calcext:value-type="float">
            <text:p>38.355</text:p>
          </table:table-cell>
          <table:table-cell office:value-type="float" office:value="0" calcext:value-type="float">
            <text:p>0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table:formula="of:=DATEVALUE([.A25])" office:value-type="float" office:value="42643" calcext:value-type="float">
            <text:p>42643</text:p>
          </table:table-cell>
          <table:table-cell office:value-type="float" office:value="37.749" calcext:value-type="float">
            <text:p>37.749</text:p>
          </table:table-cell>
          <table:table-cell office:value-type="float" office:value="38.375" calcext:value-type="float">
            <text:p>38.375</text:p>
          </table:table-cell>
          <table:table-cell office:value-type="float" office:value="37.749" calcext:value-type="float">
            <text:p>37.749</text:p>
          </table:table-cell>
          <table:table-cell office:value-type="float" office:value="38.355" calcext:value-type="float">
            <text:p>38.355</text:p>
          </table:table-cell>
          <table:table-cell office:value-type="float" office:value="100" calcext:value-type="float">
            <text:p>100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table:formula="of:=DATEVALUE([.A26])" office:value-type="float" office:value="42642" calcext:value-type="float">
            <text:p>42642</text:p>
          </table:table-cell>
          <table:table-cell office:value-type="float" office:value="38.718" calcext:value-type="float">
            <text:p>38.718</text:p>
          </table:table-cell>
          <table:table-cell office:value-type="float" office:value="38.776" calcext:value-type="float">
            <text:p>38.776</text:p>
          </table:table-cell>
          <table:table-cell office:value-type="float" office:value="37.871" calcext:value-type="float">
            <text:p>37.871</text:p>
          </table:table-cell>
          <table:table-cell office:value-type="float" office:value="37.952" calcext:value-type="float">
            <text:p>37.952</text:p>
          </table:table-cell>
          <table:table-cell office:value-type="float" office:value="0" calcext:value-type="float">
            <text:p>0</text:p>
          </table:table-cell>
          <table:table-cell office:value-type="float" office:value="37.952" calcext:value-type="float">
            <text:p>37.952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table:formula="of:=DATEVALUE([.A27])" office:value-type="float" office:value="42641" calcext:value-type="float">
            <text:p>42641</text:p>
          </table:table-cell>
          <table:table-cell office:value-type="float" office:value="38.532" calcext:value-type="float">
            <text:p>38.532</text:p>
          </table:table-cell>
          <table:table-cell office:value-type="float" office:value="38.866" calcext:value-type="float">
            <text:p>38.866</text:p>
          </table:table-cell>
          <table:table-cell office:value-type="float" office:value="38.438" calcext:value-type="float">
            <text:p>38.438</text:p>
          </table:table-cell>
          <table:table-cell office:value-type="float" office:value="38.66" calcext:value-type="float">
            <text:p>38.66</text:p>
          </table:table-cell>
          <table:table-cell office:value-type="float" office:value="0" calcext:value-type="float">
            <text:p>0</text:p>
          </table:table-cell>
          <table:table-cell office:value-type="float" office:value="38.66" calcext:value-type="float">
            <text:p>38.66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table:formula="of:=DATEVALUE([.A28])" office:value-type="float" office:value="42640" calcext:value-type="float">
            <text:p>42640</text:p>
          </table:table-cell>
          <table:table-cell office:value-type="float" office:value="37.682" calcext:value-type="float">
            <text:p>37.682</text:p>
          </table:table-cell>
          <table:table-cell office:value-type="float" office:value="38.525" calcext:value-type="float">
            <text:p>38.525</text:p>
          </table:table-cell>
          <table:table-cell office:value-type="float" office:value="37.557" calcext:value-type="float">
            <text:p>37.557</text:p>
          </table:table-cell>
          <table:table-cell office:value-type="float" office:value="38.525" calcext:value-type="float">
            <text:p>38.525</text:p>
          </table:table-cell>
          <table:table-cell office:value-type="float" office:value="0" calcext:value-type="float">
            <text:p>0</text:p>
          </table:table-cell>
          <table:table-cell office:value-type="float" office:value="38.525" calcext:value-type="float">
            <text:p>38.525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table:formula="of:=DATEVALUE([.A29])" office:value-type="float" office:value="42639" calcext:value-type="float">
            <text:p>42639</text:p>
          </table:table-cell>
          <table:table-cell table:number-columns-repeated="2" office:value-type="float" office:value="37.901" calcext:value-type="float">
            <text:p>37.901</text:p>
          </table:table-cell>
          <table:table-cell table:number-columns-repeated="2" office:value-type="float" office:value="37.331" calcext:value-type="float">
            <text:p>37.331</text:p>
          </table:table-cell>
          <table:table-cell office:value-type="float" office:value="800" calcext:value-type="float">
            <text:p>800</text:p>
          </table:table-cell>
          <table:table-cell office:value-type="float" office:value="37.331" calcext:value-type="float">
            <text:p>37.331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table:formula="of:=DATEVALUE([.A30])" office:value-type="float" office:value="42636" calcext:value-type="float">
            <text:p>42636</text:p>
          </table:table-cell>
          <table:table-cell office:value-type="float" office:value="38.459" calcext:value-type="float">
            <text:p>38.459</text:p>
          </table:table-cell>
          <table:table-cell office:value-type="float" office:value="38.89" calcext:value-type="float">
            <text:p>38.89</text:p>
          </table:table-cell>
          <table:table-cell office:value-type="float" office:value="38.315" calcext:value-type="float">
            <text:p>38.315</text:p>
          </table:table-cell>
          <table:table-cell office:value-type="float" office:value="38.479" calcext:value-type="float">
            <text:p>38.479</text:p>
          </table:table-cell>
          <table:table-cell office:value-type="float" office:value="200" calcext:value-type="float">
            <text:p>200</text:p>
          </table:table-cell>
          <table:table-cell office:value-type="float" office:value="38.479" calcext:value-type="float">
            <text:p>38.479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table:formula="of:=DATEVALUE([.A31])" office:value-type="float" office:value="42635" calcext:value-type="float">
            <text:p>42635</text:p>
          </table:table-cell>
          <table:table-cell office:value-type="float" office:value="39.231" calcext:value-type="float">
            <text:p>39.231</text:p>
          </table:table-cell>
          <table:table-cell office:value-type="float" office:value="40.055" calcext:value-type="float">
            <text:p>40.055</text:p>
          </table:table-cell>
          <table:table-cell office:value-type="float" office:value="39.041" calcext:value-type="float">
            <text:p>39.041</text:p>
          </table:table-cell>
          <table:table-cell office:value-type="float" office:value="39.265" calcext:value-type="float">
            <text:p>39.265</text:p>
          </table:table-cell>
          <table:table-cell office:value-type="float" office:value="200" calcext:value-type="float">
            <text:p>200</text:p>
          </table:table-cell>
          <table:table-cell office:value-type="float" office:value="39.265" calcext:value-type="float">
            <text:p>39.265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table:formula="of:=DATEVALUE([.A32])" office:value-type="float" office:value="42634" calcext:value-type="float">
            <text:p>42634</text:p>
          </table:table-cell>
          <table:table-cell office:value-type="float" office:value="38.46" calcext:value-type="float">
            <text:p>38.46</text:p>
          </table:table-cell>
          <table:table-cell office:value-type="float" office:value="39.305" calcext:value-type="float">
            <text:p>39.305</text:p>
          </table:table-cell>
          <table:table-cell office:value-type="float" office:value="38.432" calcext:value-type="float">
            <text:p>38.432</text:p>
          </table:table-cell>
          <table:table-cell office:value-type="float" office:value="39.305" calcext:value-type="float">
            <text:p>39.305</text:p>
          </table:table-cell>
          <table:table-cell office:value-type="float" office:value="0" calcext:value-type="float">
            <text:p>0</text:p>
          </table:table-cell>
          <table:table-cell office:value-type="float" office:value="39.305" calcext:value-type="float">
            <text:p>39.305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table:formula="of:=DATEVALUE([.A33])" office:value-type="float" office:value="42633" calcext:value-type="float">
            <text:p>42633</text:p>
          </table:table-cell>
          <table:table-cell office:value-type="float" office:value="38.622" calcext:value-type="float">
            <text:p>38.622</text:p>
          </table:table-cell>
          <table:table-cell office:value-type="float" office:value="38.653" calcext:value-type="float">
            <text:p>38.653</text:p>
          </table:table-cell>
          <table:table-cell office:value-type="float" office:value="38.135" calcext:value-type="float">
            <text:p>38.135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table:formula="of:=DATEVALUE([.A34])" office:value-type="float" office:value="42632" calcext:value-type="float">
            <text:p>42632</text:p>
          </table:table-cell>
          <table:table-cell table:number-columns-repeated="2" office:value-type="float" office:value="39.11" calcext:value-type="float">
            <text:p>39.11</text:p>
          </table:table-cell>
          <table:table-cell office:value-type="float" office:value="38.521" calcext:value-type="float">
            <text:p>38.521</text:p>
          </table:table-cell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table:formula="of:=DATEVALUE([.A35])" office:value-type="float" office:value="42629" calcext:value-type="float">
            <text:p>42629</text:p>
          </table:table-cell>
          <table:table-cell office:value-type="float" office:value="38.914" calcext:value-type="float">
            <text:p>38.914</text:p>
          </table:table-cell>
          <table:table-cell office:value-type="float" office:value="39.19" calcext:value-type="float">
            <text:p>39.19</text:p>
          </table:table-cell>
          <table:table-cell office:value-type="float" office:value="38.871" calcext:value-type="float">
            <text:p>38.871</text:p>
          </table:table-cell>
          <table:table-cell office:value-type="float" office:value="39.19" calcext:value-type="float">
            <text:p>39.19</text:p>
          </table:table-cell>
          <table:table-cell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table:formula="of:=DATEVALUE([.A36])" office:value-type="float" office:value="42628" calcext:value-type="float">
            <text:p>42628</text:p>
          </table:table-cell>
          <table:table-cell office:value-type="float" office:value="38.46" calcext:value-type="float">
            <text:p>38.46</text:p>
          </table:table-cell>
          <table:table-cell office:value-type="float" office:value="38.895" calcext:value-type="float">
            <text:p>38.895</text:p>
          </table:table-cell>
          <table:table-cell office:value-type="float" office:value="38.46" calcext:value-type="float">
            <text:p>38.46</text:p>
          </table:table-cell>
          <table:table-cell office:value-type="float" office:value="38.895" calcext:value-type="float">
            <text:p>38.895</text:p>
          </table:table-cell>
          <table:table-cell office:value-type="float" office:value="0" calcext:value-type="float">
            <text:p>0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table:formula="of:=DATEVALUE([.A37])" office:value-type="float" office:value="42627" calcext:value-type="float">
            <text:p>42627</text:p>
          </table:table-cell>
          <table:table-cell office:value-type="float" office:value="38.327" calcext:value-type="float">
            <text:p>38.327</text:p>
          </table:table-cell>
          <table:table-cell office:value-type="float" office:value="38.523" calcext:value-type="float">
            <text:p>38.523</text:p>
          </table:table-cell>
          <table:table-cell office:value-type="float" office:value="38.287" calcext:value-type="float">
            <text:p>38.287</text:p>
          </table:table-cell>
          <table:table-cell office:value-type="float" office:value="38.427" calcext:value-type="float">
            <text:p>38.427</text:p>
          </table:table-cell>
          <table:table-cell office:value-type="float" office:value="0" calcext:value-type="float">
            <text:p>0</text:p>
          </table:table-cell>
          <table:table-cell office:value-type="float" office:value="38.427" calcext:value-type="float">
            <text:p>38.427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table:formula="of:=DATEVALUE([.A38])" office:value-type="float" office:value="42626" calcext:value-type="float">
            <text:p>42626</text:p>
          </table:table-cell>
          <table:table-cell office:value-type="float" office:value="38.393" calcext:value-type="float">
            <text:p>38.393</text:p>
          </table:table-cell>
          <table:table-cell office:value-type="float" office:value="38.425" calcext:value-type="float">
            <text:p>38.425</text:p>
          </table:table-cell>
          <table:table-cell office:value-type="float" office:value="37.949" calcext:value-type="float">
            <text:p>37.949</text:p>
          </table:table-cell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table:formula="of:=DATEVALUE([.A39])" office:value-type="float" office:value="42625" calcext:value-type="float">
            <text:p>42625</text:p>
          </table:table-cell>
          <table:table-cell office:value-type="float" office:value="37.57" calcext:value-type="float">
            <text:p>37.57</text:p>
          </table:table-cell>
          <table:table-cell office:value-type="float" office:value="38.685" calcext:value-type="float">
            <text:p>38.685</text:p>
          </table:table-cell>
          <table:table-cell office:value-type="float" office:value="37.417" calcext:value-type="float">
            <text:p>37.417</text:p>
          </table:table-cell>
          <table:table-cell office:value-type="float" office:value="38.685" calcext:value-type="float">
            <text:p>38.685</text:p>
          </table:table-cell>
          <table:table-cell office:value-type="float" office:value="1200" calcext:value-type="float">
            <text:p>1200</text:p>
          </table:table-cell>
          <table:table-cell office:value-type="float" office:value="38.685" calcext:value-type="float">
            <text:p>38.685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table:formula="of:=DATEVALUE([.A40])" office:value-type="float" office:value="42622" calcext:value-type="float">
            <text:p>42622</text:p>
          </table:table-cell>
          <table:table-cell office:value-type="float" office:value="39.153" calcext:value-type="float">
            <text:p>39.153</text:p>
          </table:table-cell>
          <table:table-cell office:value-type="float" office:value="39.161" calcext:value-type="float">
            <text:p>39.161</text:p>
          </table:table-cell>
          <table:table-cell office:value-type="float" office:value="38.265" calcext:value-type="float">
            <text:p>38.265</text:p>
          </table:table-cell>
          <table:table-cell office:value-type="float" office:value="38.38" calcext:value-type="float">
            <text:p>38.38</text:p>
          </table:table-cell>
          <table:table-cell office:value-type="float" office:value="0" calcext:value-type="float">
            <text:p>0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table:formula="of:=DATEVALUE([.A41])" office:value-type="float" office:value="42621" calcext:value-type="float">
            <text:p>42621</text:p>
          </table:table-cell>
          <table:table-cell office:value-type="float" office:value="39.254" calcext:value-type="float">
            <text:p>39.254</text:p>
          </table:table-cell>
          <table:table-cell office:value-type="float" office:value="39.429" calcext:value-type="float">
            <text:p>39.429</text:p>
          </table:table-cell>
          <table:table-cell office:value-type="float" office:value="38.725" calcext:value-type="float">
            <text:p>38.725</text:p>
          </table:table-cell>
          <table:table-cell office:value-type="float" office:value="39.37" calcext:value-type="float">
            <text:p>39.37</text:p>
          </table:table-cell>
          <table:table-cell office:value-type="float" office:value="0" calcext:value-type="float">
            <text:p>0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table:formula="of:=DATEVALUE([.A42])" office:value-type="float" office:value="42620" calcext:value-type="float">
            <text:p>42620</text:p>
          </table:table-cell>
          <table:table-cell office:value-type="float" office:value="39.467" calcext:value-type="float">
            <text:p>39.467</text:p>
          </table:table-cell>
          <table:table-cell office:value-type="float" office:value="39.918" calcext:value-type="float">
            <text:p>39.918</text:p>
          </table:table-cell>
          <table:table-cell office:value-type="float" office:value="39.229" calcext:value-type="float">
            <text:p>39.229</text:p>
          </table:table-cell>
          <table:table-cell office:value-type="float" office:value="39.34" calcext:value-type="float">
            <text:p>39.34</text:p>
          </table:table-cell>
          <table:table-cell office:value-type="float" office:value="200" calcext:value-type="float">
            <text:p>200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table:formula="of:=DATEVALUE([.A43])" office:value-type="float" office:value="42619" calcext:value-type="float">
            <text:p>42619</text:p>
          </table:table-cell>
          <table:table-cell office:value-type="float" office:value="38.61" calcext:value-type="float">
            <text:p>38.61</text:p>
          </table:table-cell>
          <table:table-cell office:value-type="float" office:value="39.541" calcext:value-type="float">
            <text:p>39.541</text:p>
          </table:table-cell>
          <table:table-cell office:value-type="float" office:value="38.61" calcext:value-type="float">
            <text:p>38.61</text:p>
          </table:table-cell>
          <table:table-cell office:value-type="float" office:value="39.541" calcext:value-type="float">
            <text:p>39.541</text:p>
          </table:table-cell>
          <table:table-cell office:value-type="float" office:value="0" calcext:value-type="float">
            <text:p>0</text:p>
          </table:table-cell>
          <table:table-cell office:value-type="float" office:value="39.541" calcext:value-type="float">
            <text:p>39.541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table:formula="of:=DATEVALUE([.A44])" office:value-type="float" office:value="42618" calcext:value-type="float">
            <text:p>42618</text:p>
          </table:table-cell>
          <table:table-cell office:value-type="float" office:value="38.385" calcext:value-type="float">
            <text:p>38.385</text:p>
          </table:table-cell>
          <table:table-cell office:value-type="float" office:value="38.727" calcext:value-type="float">
            <text:p>38.727</text:p>
          </table:table-cell>
          <table:table-cell office:value-type="float" office:value="38.385" calcext:value-type="float">
            <text:p>38.385</text:p>
          </table:table-cell>
          <table:table-cell office:value-type="float" office:value="38.59" calcext:value-type="float">
            <text:p>38.59</text:p>
          </table:table-cell>
          <table:table-cell office:value-type="float" office:value="0" calcext:value-type="float">
            <text:p>0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table:formula="of:=DATEVALUE([.A45])" office:value-type="float" office:value="42615" calcext:value-type="float">
            <text:p>42615</text:p>
          </table:table-cell>
          <table:table-cell office:value-type="float" office:value="38.18" calcext:value-type="float">
            <text:p>38.18</text:p>
          </table:table-cell>
          <table:table-cell office:value-type="float" office:value="38.73" calcext:value-type="float">
            <text:p>38.73</text:p>
          </table:table-cell>
          <table:table-cell office:value-type="float" office:value="38.18" calcext:value-type="float">
            <text:p>38.18</text:p>
          </table:table-cell>
          <table:table-cell office:value-type="float" office:value="38.73" calcext:value-type="float">
            <text:p>38.73</text:p>
          </table:table-cell>
          <table:table-cell office:value-type="float" office:value="0" calcext:value-type="float">
            <text:p>0</text:p>
          </table:table-cell>
          <table:table-cell office:value-type="float" office:value="38.73" calcext:value-type="float">
            <text:p>38.73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table:formula="of:=DATEVALUE([.A46])" office:value-type="float" office:value="42614" calcext:value-type="float">
            <text:p>42614</text:p>
          </table:table-cell>
          <table:table-cell office:value-type="float" office:value="38.291" calcext:value-type="float">
            <text:p>38.291</text:p>
          </table:table-cell>
          <table:table-cell office:value-type="float" office:value="38.53" calcext:value-type="float">
            <text:p>38.53</text:p>
          </table:table-cell>
          <table:table-cell table:number-columns-repeated="2" office:value-type="float" office:value="38.16" calcext:value-type="float">
            <text:p>38.16</text:p>
          </table:table-cell>
          <table:table-cell office:value-type="float" office:value="500" calcext:value-type="float">
            <text:p>500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table:formula="of:=DATEVALUE([.A47])" office:value-type="float" office:value="42613" calcext:value-type="float">
            <text:p>42613</text:p>
          </table:table-cell>
          <table:table-cell office:value-type="float" office:value="38.095" calcext:value-type="float">
            <text:p>38.095</text:p>
          </table:table-cell>
          <table:table-cell office:value-type="float" office:value="38.238" calcext:value-type="float">
            <text:p>38.238</text:p>
          </table:table-cell>
          <table:table-cell office:value-type="float" office:value="38.095" calcext:value-type="float">
            <text:p>38.095</text:p>
          </table:table-cell>
          <table:table-cell office:value-type="float" office:value="38.225" calcext:value-type="float">
            <text:p>38.225</text:p>
          </table:table-cell>
          <table:table-cell office:value-type="float" office:value="0" calcext:value-type="float">
            <text:p>0</text:p>
          </table:table-cell>
          <table:table-cell office:value-type="float" office:value="38.225" calcext:value-type="float">
            <text:p>38.225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table:formula="of:=DATEVALUE([.A48])" office:value-type="float" office:value="42612" calcext:value-type="float">
            <text:p>42612</text:p>
          </table:table-cell>
          <table:table-cell office:value-type="float" office:value="37.703" calcext:value-type="float">
            <text:p>37.703</text:p>
          </table:table-cell>
          <table:table-cell office:value-type="float" office:value="38.224" calcext:value-type="float">
            <text:p>38.224</text:p>
          </table:table-cell>
          <table:table-cell office:value-type="float" office:value="37.485" calcext:value-type="float">
            <text:p>37.485</text:p>
          </table:table-cell>
          <table:table-cell office:value-type="float" office:value="38.13" calcext:value-type="float">
            <text:p>38.13</text:p>
          </table:table-cell>
          <table:table-cell office:value-type="float" office:value="1500" calcext:value-type="float">
            <text:p>1500</text:p>
          </table:table-cell>
          <table:table-cell office:value-type="float" office:value="38.13" calcext:value-type="float">
            <text:p>38.13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table:formula="of:=DATEVALUE([.A49])" office:value-type="float" office:value="42611" calcext:value-type="float">
            <text:p>42611</text:p>
          </table:table-cell>
          <table:table-cell office:value-type="float" office:value="37.594" calcext:value-type="float">
            <text:p>37.594</text:p>
          </table:table-cell>
          <table:table-cell office:value-type="float" office:value="37.787" calcext:value-type="float">
            <text:p>37.787</text:p>
          </table:table-cell>
          <table:table-cell office:value-type="float" office:value="37.588" calcext:value-type="float">
            <text:p>37.588</text:p>
          </table:table-cell>
          <table:table-cell office:value-type="float" office:value="37.775" calcext:value-type="float">
            <text:p>37.775</text:p>
          </table:table-cell>
          <table:table-cell office:value-type="float" office:value="100" calcext:value-type="float">
            <text:p>100</text:p>
          </table:table-cell>
          <table:table-cell office:value-type="float" office:value="37.775" calcext:value-type="float">
            <text:p>37.775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table:formula="of:=DATEVALUE([.A50])" office:value-type="float" office:value="42608" calcext:value-type="float">
            <text:p>42608</text:p>
          </table:table-cell>
          <table:table-cell office:value-type="float" office:value="37.081" calcext:value-type="float">
            <text:p>37.081</text:p>
          </table:table-cell>
          <table:table-cell office:value-type="float" office:value="37.558" calcext:value-type="float">
            <text:p>37.558</text:p>
          </table:table-cell>
          <table:table-cell office:value-type="float" office:value="37.057" calcext:value-type="float">
            <text:p>37.057</text:p>
          </table:table-cell>
          <table:table-cell office:value-type="float" office:value="37.558" calcext:value-type="float">
            <text:p>37.558</text:p>
          </table:table-cell>
          <table:table-cell office:value-type="float" office:value="0" calcext:value-type="float">
            <text:p>0</text:p>
          </table:table-cell>
          <table:table-cell office:value-type="float" office:value="37.558" calcext:value-type="float">
            <text:p>37.558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table:formula="of:=DATEVALUE([.A51])" office:value-type="float" office:value="42607" calcext:value-type="float">
            <text:p>42607</text:p>
          </table:table-cell>
          <table:table-cell office:value-type="float" office:value="37.083" calcext:value-type="float">
            <text:p>37.083</text:p>
          </table:table-cell>
          <table:table-cell office:value-type="float" office:value="37.191" calcext:value-type="float">
            <text:p>37.191</text:p>
          </table:table-cell>
          <table:table-cell office:value-type="float" office:value="36.91" calcext:value-type="float">
            <text:p>36.91</text:p>
          </table:table-cell>
          <table:table-cell office:value-type="float" office:value="37.185" calcext:value-type="float">
            <text:p>37.185</text:p>
          </table:table-cell>
          <table:table-cell office:value-type="float" office:value="0" calcext:value-type="float">
            <text:p>0</text:p>
          </table:table-cell>
          <table:table-cell office:value-type="float" office:value="37.185" calcext:value-type="float">
            <text:p>37.185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table:formula="of:=DATEVALUE([.A52])" office:value-type="float" office:value="42606" calcext:value-type="float">
            <text:p>42606</text:p>
          </table:table-cell>
          <table:table-cell office:value-type="float" office:value="37.502" calcext:value-type="float">
            <text:p>37.502</text:p>
          </table:table-cell>
          <table:table-cell office:value-type="float" office:value="37.763" calcext:value-type="float">
            <text:p>37.763</text:p>
          </table:table-cell>
          <table:table-cell table:number-columns-repeated="2" office:value-type="float" office:value="37.08" calcext:value-type="float">
            <text:p>37.08</text:p>
          </table:table-cell>
          <table:table-cell office:value-type="float" office:value="200" calcext:value-type="float">
            <text:p>200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table:formula="of:=DATEVALUE([.A53])" office:value-type="float" office:value="42605" calcext:value-type="float">
            <text:p>42605</text:p>
          </table:table-cell>
          <table:table-cell office:value-type="float" office:value="37.407" calcext:value-type="float">
            <text:p>37.407</text:p>
          </table:table-cell>
          <table:table-cell office:value-type="float" office:value="37.79" calcext:value-type="float">
            <text:p>37.79</text:p>
          </table:table-cell>
          <table:table-cell office:value-type="float" office:value="37.353" calcext:value-type="float">
            <text:p>37.353</text:p>
          </table:table-cell>
          <table:table-cell office:value-type="float" office:value="37.79" calcext:value-type="float">
            <text:p>37.79</text:p>
          </table:table-cell>
          <table:table-cell office:value-type="float" office:value="0" calcext:value-type="float">
            <text:p>0</text:p>
          </table:table-cell>
          <table:table-cell office:value-type="float" office:value="37.79" calcext:value-type="float">
            <text:p>37.79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table:formula="of:=DATEVALUE([.A54])" office:value-type="float" office:value="42604" calcext:value-type="float">
            <text:p>42604</text:p>
          </table:table-cell>
          <table:table-cell table:number-columns-repeated="2" office:value-type="float" office:value="37.966" calcext:value-type="float">
            <text:p>37.966</text:p>
          </table:table-cell>
          <table:table-cell office:value-type="float" office:value="37.383" calcext:value-type="float">
            <text:p>37.383</text:p>
          </table:table-cell>
          <table:table-cell office:value-type="float" office:value="37.505" calcext:value-type="float">
            <text:p>37.505</text:p>
          </table:table-cell>
          <table:table-cell office:value-type="float" office:value="100" calcext:value-type="float">
            <text:p>100</text:p>
          </table:table-cell>
          <table:table-cell office:value-type="float" office:value="37.505" calcext:value-type="float">
            <text:p>37.505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table:formula="of:=DATEVALUE([.A55])" office:value-type="float" office:value="42601" calcext:value-type="float">
            <text:p>42601</text:p>
          </table:table-cell>
          <table:table-cell office:value-type="float" office:value="37.702" calcext:value-type="float">
            <text:p>37.702</text:p>
          </table:table-cell>
          <table:table-cell office:value-type="float" office:value="37.926" calcext:value-type="float">
            <text:p>37.926</text:p>
          </table:table-cell>
          <table:table-cell office:value-type="float" office:value="37.702" calcext:value-type="float">
            <text:p>37.702</text:p>
          </table:table-cell>
          <table:table-cell office:value-type="float" office:value="37.85" calcext:value-type="float">
            <text:p>37.85</text:p>
          </table:table-cell>
          <table:table-cell office:value-type="float" office:value="2000" calcext:value-type="float">
            <text:p>2000</text:p>
          </table:table-cell>
          <table:table-cell office:value-type="float" office:value="37.85" calcext:value-type="float">
            <text:p>37.85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table:formula="of:=DATEVALUE([.A56])" office:value-type="float" office:value="42600" calcext:value-type="float">
            <text:p>42600</text:p>
          </table:table-cell>
          <table:table-cell office:value-type="float" office:value="37.594" calcext:value-type="float">
            <text:p>37.594</text:p>
          </table:table-cell>
          <table:table-cell office:value-type="float" office:value="37.823" calcext:value-type="float">
            <text:p>37.823</text:p>
          </table:table-cell>
          <table:table-cell office:value-type="float" office:value="37.292" calcext:value-type="float">
            <text:p>37.292</text:p>
          </table:table-cell>
          <table:table-cell office:value-type="float" office:value="37.73" calcext:value-type="float">
            <text:p>37.73</text:p>
          </table:table-cell>
          <table:table-cell office:value-type="float" office:value="0" calcext:value-type="float">
            <text:p>0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table:formula="of:=DATEVALUE([.A57])" office:value-type="float" office:value="42599" calcext:value-type="float">
            <text:p>42599</text:p>
          </table:table-cell>
          <table:table-cell office:value-type="float" office:value="37.599" calcext:value-type="float">
            <text:p>37.599</text:p>
          </table:table-cell>
          <table:table-cell office:value-type="float" office:value="37.755" calcext:value-type="float">
            <text:p>37.755</text:p>
          </table:table-cell>
          <table:table-cell office:value-type="float" office:value="37.588" calcext:value-type="float">
            <text:p>37.588</text:p>
          </table:table-cell>
          <table:table-cell office:value-type="float" office:value="37.755" calcext:value-type="float">
            <text:p>37.755</text:p>
          </table:table-cell>
          <table:table-cell office:value-type="float" office:value="0" calcext:value-type="float">
            <text:p>0</text:p>
          </table:table-cell>
          <table:table-cell office:value-type="float" office:value="37.755" calcext:value-type="float">
            <text:p>37.755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table:formula="of:=DATEVALUE([.A58])" office:value-type="float" office:value="42598" calcext:value-type="float">
            <text:p>42598</text:p>
          </table:table-cell>
          <table:table-cell table:number-columns-repeated="2" office:value-type="float" office:value="37.845" calcext:value-type="float">
            <text:p>37.845</text:p>
          </table:table-cell>
          <table:table-cell office:value-type="float" office:value="37.23" calcext:value-type="float">
            <text:p>37.23</text:p>
          </table:table-cell>
          <table:table-cell office:value-type="float" office:value="37.666" calcext:value-type="float">
            <text:p>37.666</text:p>
          </table:table-cell>
          <table:table-cell office:value-type="float" office:value="0" calcext:value-type="float">
            <text:p>0</text:p>
          </table:table-cell>
          <table:table-cell office:value-type="float" office:value="37.666" calcext:value-type="float">
            <text:p>37.666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table:formula="of:=DATEVALUE([.A59])" office:value-type="float" office:value="42597" calcext:value-type="float">
            <text:p>42597</text:p>
          </table:table-cell>
          <table:table-cell office:value-type="float" office:value="38.417" calcext:value-type="float">
            <text:p>38.417</text:p>
          </table:table-cell>
          <table:table-cell office:value-type="float" office:value="38.45" calcext:value-type="float">
            <text:p>38.45</text:p>
          </table:table-cell>
          <table:table-cell table:number-columns-repeated="2" office:value-type="float" office:value="38.052" calcext:value-type="float">
            <text:p>38.052</text:p>
          </table:table-cell>
          <table:table-cell office:value-type="float" office:value="1500" calcext:value-type="float">
            <text:p>1500</text:p>
          </table:table-cell>
          <table:table-cell office:value-type="float" office:value="38.052" calcext:value-type="float">
            <text:p>38.052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table:formula="of:=DATEVALUE([.A60])" office:value-type="float" office:value="42594" calcext:value-type="float">
            <text:p>42594</text:p>
          </table:table-cell>
          <table:table-cell office:value-type="float" office:value="36.933" calcext:value-type="float">
            <text:p>36.933</text:p>
          </table:table-cell>
          <table:table-cell office:value-type="float" office:value="38.39" calcext:value-type="float">
            <text:p>38.39</text:p>
          </table:table-cell>
          <table:table-cell office:value-type="float" office:value="36.921" calcext:value-type="float">
            <text:p>36.921</text:p>
          </table:table-cell>
          <table:table-cell office:value-type="float" office:value="38.39" calcext:value-type="float">
            <text:p>38.39</text:p>
          </table:table-cell>
          <table:table-cell office:value-type="float" office:value="200" calcext:value-type="float">
            <text:p>200</text:p>
          </table:table-cell>
          <table:table-cell office:value-type="float" office:value="38.39" calcext:value-type="float">
            <text:p>38.39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table:formula="of:=DATEVALUE([.A61])" office:value-type="float" office:value="42593" calcext:value-type="float">
            <text:p>42593</text:p>
          </table:table-cell>
          <table:table-cell office:value-type="float" office:value="35.772" calcext:value-type="float">
            <text:p>35.772</text:p>
          </table:table-cell>
          <table:table-cell office:value-type="float" office:value="37.335" calcext:value-type="float">
            <text:p>37.335</text:p>
          </table:table-cell>
          <table:table-cell office:value-type="float" office:value="35.752" calcext:value-type="float">
            <text:p>35.752</text:p>
          </table:table-cell>
          <table:table-cell office:value-type="float" office:value="37.17" calcext:value-type="float">
            <text:p>37.17</text:p>
          </table:table-cell>
          <table:table-cell office:value-type="float" office:value="1500" calcext:value-type="float">
            <text:p>1500</text:p>
          </table:table-cell>
          <table:table-cell office:value-type="float" office:value="37.17" calcext:value-type="float">
            <text:p>37.17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table:formula="of:=DATEVALUE([.A62])" office:value-type="float" office:value="42592" calcext:value-type="float">
            <text:p>42592</text:p>
          </table:table-cell>
          <table:table-cell office:value-type="float" office:value="35.061" calcext:value-type="float">
            <text:p>35.061</text:p>
          </table:table-cell>
          <table:table-cell office:value-type="float" office:value="35.651" calcext:value-type="float">
            <text:p>35.651</text:p>
          </table:table-cell>
          <table:table-cell office:value-type="float" office:value="35.061" calcext:value-type="float">
            <text:p>35.061</text:p>
          </table:table-cell>
          <table:table-cell office:value-type="float" office:value="35.452" calcext:value-type="float">
            <text:p>35.452</text:p>
          </table:table-cell>
          <table:table-cell office:value-type="float" office:value="0" calcext:value-type="float">
            <text:p>0</text:p>
          </table:table-cell>
          <table:table-cell office:value-type="float" office:value="35.452" calcext:value-type="float">
            <text:p>35.452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table:formula="of:=DATEVALUE([.A63])" office:value-type="float" office:value="42591" calcext:value-type="float">
            <text:p>42591</text:p>
          </table:table-cell>
          <table:table-cell office:value-type="float" office:value="35.269" calcext:value-type="float">
            <text:p>35.269</text:p>
          </table:table-cell>
          <table:table-cell office:value-type="float" office:value="36.05" calcext:value-type="float">
            <text:p>36.05</text:p>
          </table:table-cell>
          <table:table-cell office:value-type="float" office:value="35.087" calcext:value-type="float">
            <text:p>35.087</text:p>
          </table:table-cell>
          <table:table-cell office:value-type="float" office:value="35.134" calcext:value-type="float">
            <text:p>35.134</text:p>
          </table:table-cell>
          <table:table-cell office:value-type="float" office:value="600" calcext:value-type="float">
            <text:p>600</text:p>
          </table:table-cell>
          <table:table-cell office:value-type="float" office:value="35.134" calcext:value-type="float">
            <text:p>35.134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table:formula="of:=DATEVALUE([.A64])" office:value-type="float" office:value="42590" calcext:value-type="float">
            <text:p>42590</text:p>
          </table:table-cell>
          <table:table-cell office:value-type="float" office:value="35.016" calcext:value-type="float">
            <text:p>35.016</text:p>
          </table:table-cell>
          <table:table-cell office:value-type="float" office:value="35.27" calcext:value-type="float">
            <text:p>35.27</text:p>
          </table:table-cell>
          <table:table-cell office:value-type="float" office:value="35.016" calcext:value-type="float">
            <text:p>35.016</text:p>
          </table:table-cell>
          <table:table-cell office:value-type="float" office:value="35.248" calcext:value-type="float">
            <text:p>35.248</text:p>
          </table:table-cell>
          <table:table-cell office:value-type="float" office:value="0" calcext:value-type="float">
            <text:p>0</text:p>
          </table:table-cell>
          <table:table-cell office:value-type="float" office:value="35.248" calcext:value-type="float">
            <text:p>35.248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table:formula="of:=DATEVALUE([.A65])" office:value-type="float" office:value="42587" calcext:value-type="float">
            <text:p>42587</text:p>
          </table:table-cell>
          <table:table-cell office:value-type="float" office:value="34.769" calcext:value-type="float">
            <text:p>34.769</text:p>
          </table:table-cell>
          <table:table-cell office:value-type="float" office:value="35.285" calcext:value-type="float">
            <text:p>35.285</text:p>
          </table:table-cell>
          <table:table-cell office:value-type="float" office:value="34.769" calcext:value-type="float">
            <text:p>34.769</text:p>
          </table:table-cell>
          <table:table-cell office:value-type="float" office:value="35.14" calcext:value-type="float">
            <text:p>35.14</text:p>
          </table:table-cell>
          <table:table-cell office:value-type="float" office:value="200" calcext:value-type="float">
            <text:p>200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table:formula="of:=DATEVALUE([.A66])" office:value-type="float" office:value="42586" calcext:value-type="float">
            <text:p>42586</text:p>
          </table:table-cell>
          <table:table-cell office:value-type="float" office:value="34.348" calcext:value-type="float">
            <text:p>34.348</text:p>
          </table:table-cell>
          <table:table-cell office:value-type="float" office:value="34.875" calcext:value-type="float">
            <text:p>34.875</text:p>
          </table:table-cell>
          <table:table-cell office:value-type="float" office:value="34.265" calcext:value-type="float">
            <text:p>34.26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" calcext:value-type="float">
            <text:p>0</text:p>
          </table:table-cell>
          <table:table-cell office:value-type="float" office:value="34.875" calcext:value-type="float">
            <text:p>34.875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table:formula="of:=DATEVALUE([.A67])" office:value-type="float" office:value="42585" calcext:value-type="float">
            <text:p>42585</text:p>
          </table:table-cell>
          <table:table-cell office:value-type="float" office:value="34.263" calcext:value-type="float">
            <text:p>34.26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083" calcext:value-type="float">
            <text:p>34.083</text:p>
          </table:table-cell>
          <table:table-cell office:value-type="float" office:value="34.37" calcext:value-type="float">
            <text:p>34.37</text:p>
          </table:table-cell>
          <table:table-cell office:value-type="float" office:value="100" calcext:value-type="float">
            <text:p>100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table:formula="of:=DATEVALUE([.A68])" office:value-type="float" office:value="42584" calcext:value-type="float">
            <text:p>42584</text:p>
          </table:table-cell>
          <table:table-cell table:number-columns-repeated="2" office:value-type="float" office:value="34.609" calcext:value-type="float">
            <text:p>34.609</text:p>
          </table:table-cell>
          <table:table-cell table:number-columns-repeated="2" office:value-type="float" office:value="34.013" calcext:value-type="float">
            <text:p>34.013</text:p>
          </table:table-cell>
          <table:table-cell office:value-type="float" office:value="200" calcext:value-type="float">
            <text:p>200</text:p>
          </table:table-cell>
          <table:table-cell office:value-type="float" office:value="34.013" calcext:value-type="float">
            <text:p>34.013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table:formula="of:=DATEVALUE([.A69])" office:value-type="float" office:value="42583" calcext:value-type="float">
            <text:p>42583</text:p>
          </table:table-cell>
          <table:table-cell office:value-type="float" office:value="34.138" calcext:value-type="float">
            <text:p>34.138</text:p>
          </table:table-cell>
          <table:table-cell office:value-type="float" office:value="34.68" calcext:value-type="float">
            <text:p>34.68</text:p>
          </table:table-cell>
          <table:table-cell office:value-type="float" office:value="33.92" calcext:value-type="float">
            <text:p>33.92</text:p>
          </table:table-cell>
          <table:table-cell office:value-type="float" office:value="34.625" calcext:value-type="float">
            <text:p>34.625</text:p>
          </table:table-cell>
          <table:table-cell office:value-type="float" office:value="200" calcext:value-type="float">
            <text:p>200</text:p>
          </table:table-cell>
          <table:table-cell office:value-type="float" office:value="34.625" calcext:value-type="float">
            <text:p>34.625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table:formula="of:=DATEVALUE([.A70])" office:value-type="float" office:value="42580" calcext:value-type="float">
            <text:p>42580</text:p>
          </table:table-cell>
          <table:table-cell table:number-columns-repeated="2" office:value-type="float" office:value="34.855" calcext:value-type="float">
            <text:p>34.855</text:p>
          </table:table-cell>
          <table:table-cell table:number-columns-repeated="2" office:value-type="float" office:value="34.293" calcext:value-type="float">
            <text:p>34.293</text:p>
          </table:table-cell>
          <table:table-cell office:value-type="float" office:value="200" calcext:value-type="float">
            <text:p>200</text:p>
          </table:table-cell>
          <table:table-cell office:value-type="float" office:value="34.293" calcext:value-type="float">
            <text:p>34.293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table:formula="of:=DATEVALUE([.A71])" office:value-type="float" office:value="42579" calcext:value-type="float">
            <text:p>42579</text:p>
          </table:table-cell>
          <table:table-cell office:value-type="float" office:value="34.78" calcext:value-type="float">
            <text:p>34.78</text:p>
          </table:table-cell>
          <table:table-cell office:value-type="float" office:value="34.826" calcext:value-type="float">
            <text:p>34.826</text:p>
          </table:table-cell>
          <table:table-cell office:value-type="float" office:value="34.421" calcext:value-type="float">
            <text:p>34.421</text:p>
          </table:table-cell>
          <table:table-cell office:value-type="float" office:value="34.775" calcext:value-type="float">
            <text:p>34.775</text:p>
          </table:table-cell>
          <table:table-cell office:value-type="float" office:value="1100" calcext:value-type="float">
            <text:p>1100</text:p>
          </table:table-cell>
          <table:table-cell office:value-type="float" office:value="34.775" calcext:value-type="float">
            <text:p>34.775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table:formula="of:=DATEVALUE([.A72])" office:value-type="float" office:value="42578" calcext:value-type="float">
            <text:p>42578</text:p>
          </table:table-cell>
          <table:table-cell office:value-type="float" office:value="35.198" calcext:value-type="float">
            <text:p>35.198</text:p>
          </table:table-cell>
          <table:table-cell office:value-type="float" office:value="35.281" calcext:value-type="float">
            <text:p>35.281</text:p>
          </table:table-cell>
          <table:table-cell office:value-type="float" office:value="34.939" calcext:value-type="float">
            <text:p>34.939</text:p>
          </table:table-cell>
          <table:table-cell office:value-type="float" office:value="34.96" calcext:value-type="float">
            <text:p>34.96</text:p>
          </table:table-cell>
          <table:table-cell office:value-type="float" office:value="1200" calcext:value-type="float">
            <text:p>1200</text:p>
          </table:table-cell>
          <table:table-cell office:value-type="float" office:value="34.96" calcext:value-type="float">
            <text:p>34.96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table:formula="of:=DATEVALUE([.A73])" office:value-type="float" office:value="42577" calcext:value-type="float">
            <text:p>42577</text:p>
          </table:table-cell>
          <table:table-cell office:value-type="float" office:value="34.546" calcext:value-type="float">
            <text:p>34.546</text:p>
          </table:table-cell>
          <table:table-cell office:value-type="float" office:value="35.073" calcext:value-type="float">
            <text:p>35.073</text:p>
          </table:table-cell>
          <table:table-cell office:value-type="float" office:value="34.36" calcext:value-type="float">
            <text:p>34.36</text:p>
          </table:table-cell>
          <table:table-cell office:value-type="float" office:value="35.073" calcext:value-type="float">
            <text:p>35.073</text:p>
          </table:table-cell>
          <table:table-cell office:value-type="float" office:value="1200" calcext:value-type="float">
            <text:p>1200</text:p>
          </table:table-cell>
          <table:table-cell office:value-type="float" office:value="35.073" calcext:value-type="float">
            <text:p>35.073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table:formula="of:=DATEVALUE([.A74])" office:value-type="float" office:value="42576" calcext:value-type="float">
            <text:p>42576</text:p>
          </table:table-cell>
          <table:table-cell office:value-type="float" office:value="36.8" calcext:value-type="float">
            <text:p>36.8</text:p>
          </table:table-cell>
          <table:table-cell office:value-type="float" office:value="37.36" calcext:value-type="float">
            <text:p>37.36</text:p>
          </table:table-cell>
          <table:table-cell table:number-columns-repeated="2" office:value-type="float" office:value="34.722" calcext:value-type="float">
            <text:p>34.722</text:p>
          </table:table-cell>
          <table:table-cell office:value-type="float" office:value="3900" calcext:value-type="float">
            <text:p>3900</text:p>
          </table:table-cell>
          <table:table-cell office:value-type="float" office:value="34.722" calcext:value-type="float">
            <text:p>34.722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table:formula="of:=DATEVALUE([.A75])" office:value-type="float" office:value="42573" calcext:value-type="float">
            <text:p>42573</text:p>
          </table:table-cell>
          <table:table-cell office:value-type="float" office:value="35.171" calcext:value-type="float">
            <text:p>35.171</text:p>
          </table:table-cell>
          <table:table-cell office:value-type="float" office:value="35.805" calcext:value-type="float">
            <text:p>35.805</text:p>
          </table:table-cell>
          <table:table-cell office:value-type="float" office:value="35.171" calcext:value-type="float">
            <text:p>35.171</text:p>
          </table:table-cell>
          <table:table-cell office:value-type="float" office:value="35.805" calcext:value-type="float">
            <text:p>35.805</text:p>
          </table:table-cell>
          <table:table-cell office:value-type="float" office:value="200" calcext:value-type="float">
            <text:p>200</text:p>
          </table:table-cell>
          <table:table-cell office:value-type="float" office:value="35.805" calcext:value-type="float">
            <text:p>35.805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table:formula="of:=DATEVALUE([.A76])" office:value-type="float" office:value="42572" calcext:value-type="float">
            <text:p>42572</text:p>
          </table:table-cell>
          <table:table-cell office:value-type="float" office:value="35.066" calcext:value-type="float">
            <text:p>35.066</text:p>
          </table:table-cell>
          <table:table-cell office:value-type="float" office:value="35.9" calcext:value-type="float">
            <text:p>35.9</text:p>
          </table:table-cell>
          <table:table-cell office:value-type="float" office:value="35.066" calcext:value-type="float">
            <text:p>35.066</text:p>
          </table:table-cell>
          <table:table-cell office:value-type="float" office:value="35.158" calcext:value-type="float">
            <text:p>35.158</text:p>
          </table:table-cell>
          <table:table-cell office:value-type="float" office:value="500" calcext:value-type="float">
            <text:p>500</text:p>
          </table:table-cell>
          <table:table-cell office:value-type="float" office:value="35.158" calcext:value-type="float">
            <text:p>35.158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table:formula="of:=DATEVALUE([.A77])" office:value-type="float" office:value="42571" calcext:value-type="float">
            <text:p>42571</text:p>
          </table:table-cell>
          <table:table-cell office:value-type="float" office:value="34.475" calcext:value-type="float">
            <text:p>34.475</text:p>
          </table:table-cell>
          <table:table-cell office:value-type="float" office:value="35.305" calcext:value-type="float">
            <text:p>35.305</text:p>
          </table:table-cell>
          <table:table-cell office:value-type="float" office:value="34.475" calcext:value-type="float">
            <text:p>34.475</text:p>
          </table:table-cell>
          <table:table-cell office:value-type="float" office:value="35.215" calcext:value-type="float">
            <text:p>35.215</text:p>
          </table:table-cell>
          <table:table-cell office:value-type="float" office:value="200" calcext:value-type="float">
            <text:p>200</text:p>
          </table:table-cell>
          <table:table-cell office:value-type="float" office:value="35.215" calcext:value-type="float">
            <text:p>35.215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table:formula="of:=DATEVALUE([.A78])" office:value-type="float" office:value="42570" calcext:value-type="float">
            <text:p>42570</text:p>
          </table:table-cell>
          <table:table-cell office:value-type="float" office:value="33.928" calcext:value-type="float">
            <text:p>33.928</text:p>
          </table:table-cell>
          <table:table-cell office:value-type="float" office:value="34.803" calcext:value-type="float">
            <text:p>34.803</text:p>
          </table:table-cell>
          <table:table-cell office:value-type="float" office:value="33.736" calcext:value-type="float">
            <text:p>33.736</text:p>
          </table:table-cell>
          <table:table-cell office:value-type="float" office:value="34.535" calcext:value-type="float">
            <text:p>34.535</text:p>
          </table:table-cell>
          <table:table-cell office:value-type="float" office:value="0" calcext:value-type="float">
            <text:p>0</text:p>
          </table:table-cell>
          <table:table-cell office:value-type="float" office:value="34.535" calcext:value-type="float">
            <text:p>34.535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table:formula="of:=DATEVALUE([.A79])" office:value-type="float" office:value="42569" calcext:value-type="float">
            <text:p>42569</text:p>
          </table:table-cell>
          <table:table-cell office:value-type="float" office:value="33.862" calcext:value-type="float">
            <text:p>33.862</text:p>
          </table:table-cell>
          <table:table-cell office:value-type="float" office:value="34.004" calcext:value-type="float">
            <text:p>34.004</text:p>
          </table:table-cell>
          <table:table-cell office:value-type="float" office:value="33.862" calcext:value-type="float">
            <text:p>33.862</text:p>
          </table:table-cell>
          <table:table-cell office:value-type="float" office:value="34.004" calcext:value-type="float">
            <text:p>34.004</text:p>
          </table:table-cell>
          <table:table-cell office:value-type="float" office:value="0" calcext:value-type="float">
            <text:p>0</text:p>
          </table:table-cell>
          <table:table-cell office:value-type="float" office:value="34.004" calcext:value-type="float">
            <text:p>34.004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table:formula="of:=DATEVALUE([.A80])" office:value-type="float" office:value="42566" calcext:value-type="float">
            <text:p>42566</text:p>
          </table:table-cell>
          <table:table-cell office:value-type="float" office:value="34.027" calcext:value-type="float">
            <text:p>34.027</text:p>
          </table:table-cell>
          <table:table-cell office:value-type="float" office:value="34.208" calcext:value-type="float">
            <text:p>34.208</text:p>
          </table:table-cell>
          <table:table-cell office:value-type="float" office:value="33.832" calcext:value-type="float">
            <text:p>33.832</text:p>
          </table:table-cell>
          <table:table-cell office:value-type="float" office:value="34.095" calcext:value-type="float">
            <text:p>34.095</text:p>
          </table:table-cell>
          <table:table-cell office:value-type="float" office:value="800" calcext:value-type="float">
            <text:p>800</text:p>
          </table:table-cell>
          <table:table-cell office:value-type="float" office:value="34.095" calcext:value-type="float">
            <text:p>34.095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table:formula="of:=DATEVALUE([.A81])" office:value-type="float" office:value="42565" calcext:value-type="float">
            <text:p>42565</text:p>
          </table:table-cell>
          <table:table-cell office:value-type="float" office:value="33.816" calcext:value-type="float">
            <text:p>33.816</text:p>
          </table:table-cell>
          <table:table-cell office:value-type="float" office:value="34.045" calcext:value-type="float">
            <text:p>34.045</text:p>
          </table:table-cell>
          <table:table-cell office:value-type="float" office:value="33.805" calcext:value-type="float">
            <text:p>33.805</text:p>
          </table:table-cell>
          <table:table-cell office:value-type="float" office:value="34.045" calcext:value-type="float">
            <text:p>34.045</text:p>
          </table:table-cell>
          <table:table-cell office:value-type="float" office:value="0" calcext:value-type="float">
            <text:p>0</text:p>
          </table:table-cell>
          <table:table-cell office:value-type="float" office:value="34.045" calcext:value-type="float">
            <text:p>34.045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table:formula="of:=DATEVALUE([.A82])" office:value-type="float" office:value="42564" calcext:value-type="float">
            <text:p>42564</text:p>
          </table:table-cell>
          <table:table-cell office:value-type="float" office:value="34.065" calcext:value-type="float">
            <text:p>34.065</text:p>
          </table:table-cell>
          <table:table-cell office:value-type="float" office:value="34.229" calcext:value-type="float">
            <text:p>34.229</text:p>
          </table:table-cell>
          <table:table-cell office:value-type="float" office:value="33.79" calcext:value-type="float">
            <text:p>33.79</text:p>
          </table:table-cell>
          <table:table-cell office:value-type="float" office:value="33.905" calcext:value-type="float">
            <text:p>33.905</text:p>
          </table:table-cell>
          <table:table-cell office:value-type="float" office:value="0" calcext:value-type="float">
            <text:p>0</text:p>
          </table:table-cell>
          <table:table-cell office:value-type="float" office:value="33.905" calcext:value-type="float">
            <text:p>33.905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table:formula="of:=DATEVALUE([.A83])" office:value-type="float" office:value="42563" calcext:value-type="float">
            <text:p>42563</text:p>
          </table:table-cell>
          <table:table-cell office:value-type="float" office:value="34.153" calcext:value-type="float">
            <text:p>34.153</text:p>
          </table:table-cell>
          <table:table-cell office:value-type="float" office:value="34.438" calcext:value-type="float">
            <text:p>34.438</text:p>
          </table:table-cell>
          <table:table-cell office:value-type="float" office:value="34.065" calcext:value-type="float">
            <text:p>34.065</text:p>
          </table:table-cell>
          <table:table-cell office:value-type="float" office:value="34.25" calcext:value-type="float">
            <text:p>34.25</text:p>
          </table:table-cell>
          <table:table-cell office:value-type="float" office:value="500" calcext:value-type="float">
            <text:p>500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table:formula="of:=DATEVALUE([.A84])" office:value-type="float" office:value="42562" calcext:value-type="float">
            <text:p>42562</text:p>
          </table:table-cell>
          <table:table-cell office:value-type="float" office:value="33.823" calcext:value-type="float">
            <text:p>33.823</text:p>
          </table:table-cell>
          <table:table-cell office:value-type="float" office:value="34.118" calcext:value-type="float">
            <text:p>34.118</text:p>
          </table:table-cell>
          <table:table-cell office:value-type="float" office:value="33.81" calcext:value-type="float">
            <text:p>33.81</text:p>
          </table:table-cell>
          <table:table-cell office:value-type="float" office:value="34.118" calcext:value-type="float">
            <text:p>34.118</text:p>
          </table:table-cell>
          <table:table-cell office:value-type="float" office:value="0" calcext:value-type="float">
            <text:p>0</text:p>
          </table:table-cell>
          <table:table-cell office:value-type="float" office:value="34.118" calcext:value-type="float">
            <text:p>34.118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table:formula="of:=DATEVALUE([.A85])" office:value-type="float" office:value="42559" calcext:value-type="float">
            <text:p>42559</text:p>
          </table:table-cell>
          <table:table-cell office:value-type="float" office:value="33.686" calcext:value-type="float">
            <text:p>33.686</text:p>
          </table:table-cell>
          <table:table-cell office:value-type="float" office:value="34.074" calcext:value-type="float">
            <text:p>34.074</text:p>
          </table:table-cell>
          <table:table-cell office:value-type="float" office:value="33.686" calcext:value-type="float">
            <text:p>33.686</text:p>
          </table:table-cell>
          <table:table-cell office:value-type="float" office:value="34.065" calcext:value-type="float">
            <text:p>34.065</text:p>
          </table:table-cell>
          <table:table-cell office:value-type="float" office:value="0" calcext:value-type="float">
            <text:p>0</text:p>
          </table:table-cell>
          <table:table-cell office:value-type="float" office:value="34.065" calcext:value-type="float">
            <text:p>34.065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table:formula="of:=DATEVALUE([.A86])" office:value-type="float" office:value="42558" calcext:value-type="float">
            <text:p>42558</text:p>
          </table:table-cell>
          <table:table-cell office:value-type="float" office:value="33.698" calcext:value-type="float">
            <text:p>33.698</text:p>
          </table:table-cell>
          <table:table-cell office:value-type="float" office:value="34.072" calcext:value-type="float">
            <text:p>34.072</text:p>
          </table:table-cell>
          <table:table-cell office:value-type="float" office:value="33.698" calcext:value-type="float">
            <text:p>33.698</text:p>
          </table:table-cell>
          <table:table-cell office:value-type="float" office:value="33.86" calcext:value-type="float">
            <text:p>33.86</text:p>
          </table:table-cell>
          <table:table-cell office:value-type="float" office:value="200" calcext:value-type="float">
            <text:p>200</text:p>
          </table:table-cell>
          <table:table-cell office:value-type="float" office:value="33.86" calcext:value-type="float">
            <text:p>33.86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table:formula="of:=DATEVALUE([.A87])" office:value-type="float" office:value="42557" calcext:value-type="float">
            <text:p>42557</text:p>
          </table:table-cell>
          <table:table-cell table:number-columns-repeated="2" office:value-type="float" office:value="33.824" calcext:value-type="float">
            <text:p>33.824</text:p>
          </table:table-cell>
          <table:table-cell office:value-type="float" office:value="33.568" calcext:value-type="float">
            <text:p>33.568</text:p>
          </table:table-cell>
          <table:table-cell office:value-type="float" office:value="33.712" calcext:value-type="float">
            <text:p>33.712</text:p>
          </table:table-cell>
          <table:table-cell office:value-type="float" office:value="0" calcext:value-type="float">
            <text:p>0</text:p>
          </table:table-cell>
          <table:table-cell office:value-type="float" office:value="33.712" calcext:value-type="float">
            <text:p>33.712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table:formula="of:=DATEVALUE([.A88])" office:value-type="float" office:value="42556" calcext:value-type="float">
            <text:p>42556</text:p>
          </table:table-cell>
          <table:table-cell table:number-columns-repeated="2" office:value-type="float" office:value="33.872" calcext:value-type="float">
            <text:p>33.872</text:p>
          </table:table-cell>
          <table:table-cell table:number-columns-repeated="2" office:value-type="float" office:value="33.67" calcext:value-type="float">
            <text:p>33.67</text:p>
          </table:table-cell>
          <table:table-cell office:value-type="float" office:value="200" calcext:value-type="float">
            <text:p>200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table:formula="of:=DATEVALUE([.A89])" office:value-type="float" office:value="42555" calcext:value-type="float">
            <text:p>42555</text:p>
          </table:table-cell>
          <table:table-cell office:value-type="float" office:value="33.845" calcext:value-type="float">
            <text:p>33.845</text:p>
          </table:table-cell>
          <table:table-cell office:value-type="float" office:value="34.032" calcext:value-type="float">
            <text:p>34.032</text:p>
          </table:table-cell>
          <table:table-cell office:value-type="float" office:value="33.845" calcext:value-type="float">
            <text:p>33.845</text:p>
          </table:table-cell>
          <table:table-cell office:value-type="float" office:value="34.032" calcext:value-type="float">
            <text:p>34.032</text:p>
          </table:table-cell>
          <table:table-cell office:value-type="float" office:value="500" calcext:value-type="float">
            <text:p>500</text:p>
          </table:table-cell>
          <table:table-cell office:value-type="float" office:value="34.032" calcext:value-type="float">
            <text:p>34.032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table:formula="of:=DATEVALUE([.A90])" office:value-type="float" office:value="42552" calcext:value-type="float">
            <text:p>42552</text:p>
          </table:table-cell>
          <table:table-cell office:value-type="float" office:value="33.713" calcext:value-type="float">
            <text:p>33.713</text:p>
          </table:table-cell>
          <table:table-cell office:value-type="float" office:value="34.08" calcext:value-type="float">
            <text:p>34.08</text:p>
          </table:table-cell>
          <table:table-cell office:value-type="float" office:value="33.543" calcext:value-type="float">
            <text:p>33.543</text:p>
          </table:table-cell>
          <table:table-cell office:value-type="float" office:value="34.08" calcext:value-type="float">
            <text:p>34.08</text:p>
          </table:table-cell>
          <table:table-cell office:value-type="float" office:value="300" calcext:value-type="float">
            <text:p>300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table:formula="of:=DATEVALUE([.A91])" office:value-type="float" office:value="42551" calcext:value-type="float">
            <text:p>42551</text:p>
          </table:table-cell>
          <table:table-cell office:value-type="float" office:value="33.196" calcext:value-type="float">
            <text:p>33.196</text:p>
          </table:table-cell>
          <table:table-cell office:value-type="float" office:value="33.825" calcext:value-type="float">
            <text:p>33.825</text:p>
          </table:table-cell>
          <table:table-cell office:value-type="float" office:value="33.196" calcext:value-type="float">
            <text:p>33.196</text:p>
          </table:table-cell>
          <table:table-cell office:value-type="float" office:value="33.825" calcext:value-type="float">
            <text:p>33.825</text:p>
          </table:table-cell>
          <table:table-cell office:value-type="float" office:value="0" calcext:value-type="float">
            <text:p>0</text:p>
          </table:table-cell>
          <table:table-cell office:value-type="float" office:value="33.825" calcext:value-type="float">
            <text:p>33.825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table:formula="of:=DATEVALUE([.A92])" office:value-type="float" office:value="42550" calcext:value-type="float">
            <text:p>42550</text:p>
          </table:table-cell>
          <table:table-cell office:value-type="float" office:value="32.576" calcext:value-type="float">
            <text:p>32.576</text:p>
          </table:table-cell>
          <table:table-cell office:value-type="float" office:value="33.295" calcext:value-type="float">
            <text:p>33.295</text:p>
          </table:table-cell>
          <table:table-cell office:value-type="float" office:value="32.56" calcext:value-type="float">
            <text:p>32.56</text:p>
          </table:table-cell>
          <table:table-cell office:value-type="float" office:value="33.295" calcext:value-type="float">
            <text:p>33.295</text:p>
          </table:table-cell>
          <table:table-cell office:value-type="float" office:value="0" calcext:value-type="float">
            <text:p>0</text:p>
          </table:table-cell>
          <table:table-cell office:value-type="float" office:value="33.295" calcext:value-type="float">
            <text:p>33.295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table:formula="of:=DATEVALUE([.A93])" office:value-type="float" office:value="42549" calcext:value-type="float">
            <text:p>42549</text:p>
          </table:table-cell>
          <table:table-cell office:value-type="float" office:value="31.59" calcext:value-type="float">
            <text:p>31.59</text:p>
          </table:table-cell>
          <table:table-cell office:value-type="float" office:value="32.57" calcext:value-type="float">
            <text:p>32.57</text:p>
          </table:table-cell>
          <table:table-cell office:value-type="float" office:value="31.55" calcext:value-type="float">
            <text:p>31.55</text:p>
          </table:table-cell>
          <table:table-cell office:value-type="float" office:value="32.57" calcext:value-type="float">
            <text:p>32.57</text:p>
          </table:table-cell>
          <table:table-cell office:value-type="float" office:value="0" calcext:value-type="float">
            <text:p>0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table:formula="of:=DATEVALUE([.A94])" office:value-type="float" office:value="42548" calcext:value-type="float">
            <text:p>42548</text:p>
          </table:table-cell>
          <table:table-cell table:number-columns-repeated="2" office:value-type="float" office:value="32.596" calcext:value-type="float">
            <text:p>32.596</text:p>
          </table:table-cell>
          <table:table-cell office:value-type="float" office:value="31.849" calcext:value-type="float">
            <text:p>31.849</text:p>
          </table:table-cell>
          <table:table-cell office:value-type="float" office:value="31.875" calcext:value-type="float">
            <text:p>31.875</text:p>
          </table:table-cell>
          <table:table-cell office:value-type="float" office:value="0" calcext:value-type="float">
            <text:p>0</text:p>
          </table:table-cell>
          <table:table-cell office:value-type="float" office:value="31.875" calcext:value-type="float">
            <text:p>31.875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table:formula="of:=DATEVALUE([.A95])" office:value-type="float" office:value="42545" calcext:value-type="float">
            <text:p>42545</text:p>
          </table:table-cell>
          <table:table-cell office:value-type="float" office:value="31.1" calcext:value-type="float">
            <text:p>31.1</text:p>
          </table:table-cell>
          <table:table-cell office:value-type="float" office:value="33.003" calcext:value-type="float">
            <text:p>33.003</text:p>
          </table:table-cell>
          <table:table-cell office:value-type="float" office:value="31.1" calcext:value-type="float">
            <text:p>31.1</text:p>
          </table:table-cell>
          <table:table-cell office:value-type="float" office:value="32.44" calcext:value-type="float">
            <text:p>32.44</text:p>
          </table:table-cell>
          <table:table-cell office:value-type="float" office:value="700" calcext:value-type="float">
            <text:p>700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table:formula="of:=DATEVALUE([.A96])" office:value-type="float" office:value="42544" calcext:value-type="float">
            <text:p>42544</text:p>
          </table:table-cell>
          <table:table-cell office:value-type="float" office:value="32.659" calcext:value-type="float">
            <text:p>32.659</text:p>
          </table:table-cell>
          <table:table-cell office:value-type="float" office:value="33.11" calcext:value-type="float">
            <text:p>33.11</text:p>
          </table:table-cell>
          <table:table-cell office:value-type="float" office:value="32.659" calcext:value-type="float">
            <text:p>32.659</text:p>
          </table:table-cell>
          <table:table-cell office:value-type="float" office:value="33.085" calcext:value-type="float">
            <text:p>33.085</text:p>
          </table:table-cell>
          <table:table-cell office:value-type="float" office:value="0" calcext:value-type="float">
            <text:p>0</text:p>
          </table:table-cell>
          <table:table-cell office:value-type="float" office:value="33.085" calcext:value-type="float">
            <text:p>33.085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table:formula="of:=DATEVALUE([.A97])" office:value-type="float" office:value="42543" calcext:value-type="float">
            <text:p>42543</text:p>
          </table:table-cell>
          <table:table-cell office:value-type="float" office:value="33.087" calcext:value-type="float">
            <text:p>33.087</text:p>
          </table:table-cell>
          <table:table-cell office:value-type="float" office:value="33.176" calcext:value-type="float">
            <text:p>33.176</text:p>
          </table:table-cell>
          <table:table-cell office:value-type="float" office:value="32.911" calcext:value-type="float">
            <text:p>32.911</text:p>
          </table:table-cell>
          <table:table-cell office:value-type="float" office:value="33.02" calcext:value-type="float">
            <text:p>33.02</text:p>
          </table:table-cell>
          <table:table-cell office:value-type="float" office:value="0" calcext:value-type="float">
            <text:p>0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table:formula="of:=DATEVALUE([.A98])" office:value-type="float" office:value="42542" calcext:value-type="float">
            <text:p>42542</text:p>
          </table:table-cell>
          <table:table-cell office:value-type="float" office:value="32.874" calcext:value-type="float">
            <text:p>32.874</text:p>
          </table:table-cell>
          <table:table-cell office:value-type="float" office:value="33.112" calcext:value-type="float">
            <text:p>33.112</text:p>
          </table:table-cell>
          <table:table-cell office:value-type="float" office:value="32.745" calcext:value-type="float">
            <text:p>32.745</text:p>
          </table:table-cell>
          <table:table-cell office:value-type="float" office:value="33.055" calcext:value-type="float">
            <text:p>33.055</text:p>
          </table:table-cell>
          <table:table-cell office:value-type="float" office:value="0" calcext:value-type="float">
            <text:p>0</text:p>
          </table:table-cell>
          <table:table-cell office:value-type="float" office:value="33.055" calcext:value-type="float">
            <text:p>33.055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table:formula="of:=DATEVALUE([.A99])" office:value-type="float" office:value="42541" calcext:value-type="float">
            <text:p>42541</text:p>
          </table:table-cell>
          <table:table-cell office:value-type="float" office:value="32.286" calcext:value-type="float">
            <text:p>32.286</text:p>
          </table:table-cell>
          <table:table-cell office:value-type="float" office:value="33.09" calcext:value-type="float">
            <text:p>33.09</text:p>
          </table:table-cell>
          <table:table-cell office:value-type="float" office:value="32.286" calcext:value-type="float">
            <text:p>32.286</text:p>
          </table:table-cell>
          <table:table-cell office:value-type="float" office:value="33.032" calcext:value-type="float">
            <text:p>33.032</text:p>
          </table:table-cell>
          <table:table-cell office:value-type="float" office:value="0" calcext:value-type="float">
            <text:p>0</text:p>
          </table:table-cell>
          <table:table-cell office:value-type="float" office:value="33.032" calcext:value-type="float">
            <text:p>33.032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table:formula="of:=DATEVALUE([.A100])" office:value-type="float" office:value="42538" calcext:value-type="float">
            <text:p>42538</text:p>
          </table:table-cell>
          <table:table-cell table:number-columns-repeated="2" office:value-type="float" office:value="33.153" calcext:value-type="float">
            <text:p>33.153</text:p>
          </table:table-cell>
          <table:table-cell office:value-type="float" office:value="32.714" calcext:value-type="float">
            <text:p>32.714</text:p>
          </table:table-cell>
          <table:table-cell office:value-type="float" office:value="32.785" calcext:value-type="float">
            <text:p>32.785</text:p>
          </table:table-cell>
          <table:table-cell office:value-type="float" office:value="0" calcext:value-type="float">
            <text:p>0</text:p>
          </table:table-cell>
          <table:table-cell office:value-type="float" office:value="32.785" calcext:value-type="float">
            <text:p>32.785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table:formula="of:=DATEVALUE([.A101])" office:value-type="float" office:value="42537" calcext:value-type="float">
            <text:p>42537</text:p>
          </table:table-cell>
          <table:table-cell office:value-type="float" office:value="32.812" calcext:value-type="float">
            <text:p>32.812</text:p>
          </table:table-cell>
          <table:table-cell office:value-type="float" office:value="33.516" calcext:value-type="float">
            <text:p>33.516</text:p>
          </table:table-cell>
          <table:table-cell office:value-type="float" office:value="32.812" calcext:value-type="float">
            <text:p>32.812</text:p>
          </table:table-cell>
          <table:table-cell office:value-type="float" office:value="33.19" calcext:value-type="float">
            <text:p>33.19</text:p>
          </table:table-cell>
          <table:table-cell office:value-type="float" office:value="0" calcext:value-type="float">
            <text:p>0</text:p>
          </table:table-cell>
          <table:table-cell office:value-type="float" office:value="33.19" calcext:value-type="float">
            <text:p>33.19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table:formula="of:=DATEVALUE([.A102])" office:value-type="float" office:value="42536" calcext:value-type="float">
            <text:p>42536</text:p>
          </table:table-cell>
          <table:table-cell office:value-type="float" office:value="33.154" calcext:value-type="float">
            <text:p>33.154</text:p>
          </table:table-cell>
          <table:table-cell office:value-type="float" office:value="33.436" calcext:value-type="float">
            <text:p>33.436</text:p>
          </table:table-cell>
          <table:table-cell table:number-columns-repeated="2" office:value-type="float" office:value="32.98" calcext:value-type="float">
            <text:p>32.98</text:p>
          </table:table-cell>
          <table:table-cell office:value-type="float" office:value="200" calcext:value-type="float">
            <text:p>200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table:formula="of:=DATEVALUE([.A103])" office:value-type="float" office:value="42535" calcext:value-type="float">
            <text:p>42535</text:p>
          </table:table-cell>
          <table:table-cell office:value-type="float" office:value="32.171" calcext:value-type="float">
            <text:p>32.171</text:p>
          </table:table-cell>
          <table:table-cell office:value-type="float" office:value="33.26" calcext:value-type="float">
            <text:p>33.26</text:p>
          </table:table-cell>
          <table:table-cell office:value-type="float" office:value="32.171" calcext:value-type="float">
            <text:p>32.171</text:p>
          </table:table-cell>
          <table:table-cell office:value-type="float" office:value="33.26" calcext:value-type="float">
            <text:p>33.26</text:p>
          </table:table-cell>
          <table:table-cell office:value-type="float" office:value="0" calcext:value-type="float">
            <text:p>0</text:p>
          </table:table-cell>
          <table:table-cell office:value-type="float" office:value="33.26" calcext:value-type="float">
            <text:p>33.26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table:formula="of:=DATEVALUE([.A104])" office:value-type="float" office:value="42534" calcext:value-type="float">
            <text:p>42534</text:p>
          </table:table-cell>
          <table:table-cell office:value-type="float" office:value="32.462" calcext:value-type="float">
            <text:p>32.462</text:p>
          </table:table-cell>
          <table:table-cell office:value-type="float" office:value="32.558" calcext:value-type="float">
            <text:p>32.558</text:p>
          </table:table-cell>
          <table:table-cell office:value-type="float" office:value="32.098" calcext:value-type="float">
            <text:p>32.098</text:p>
          </table:table-cell>
          <table:table-cell office:value-type="float" office:value="32.42" calcext:value-type="float">
            <text:p>32.42</text:p>
          </table:table-cell>
          <table:table-cell office:value-type="float" office:value="400" calcext:value-type="float">
            <text:p>400</text:p>
          </table:table-cell>
          <table:table-cell office:value-type="float" office:value="32.42" calcext:value-type="float">
            <text:p>32.42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table:formula="of:=DATEVALUE([.A105])" office:value-type="float" office:value="42531" calcext:value-type="float">
            <text:p>42531</text:p>
          </table:table-cell>
          <table:table-cell office:value-type="float" office:value="32.986" calcext:value-type="float">
            <text:p>32.986</text:p>
          </table:table-cell>
          <table:table-cell office:value-type="float" office:value="33.266" calcext:value-type="float">
            <text:p>33.266</text:p>
          </table:table-cell>
          <table:table-cell office:value-type="float" office:value="32.475" calcext:value-type="float">
            <text:p>32.475</text:p>
          </table:table-cell>
          <table:table-cell office:value-type="float" office:value="32.67" calcext:value-type="float">
            <text:p>32.67</text:p>
          </table:table-cell>
          <table:table-cell office:value-type="float" office:value="1000" calcext:value-type="float">
            <text:p>1000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table:formula="of:=DATEVALUE([.A106])" office:value-type="float" office:value="42530" calcext:value-type="float">
            <text:p>42530</text:p>
          </table:table-cell>
          <table:table-cell office:value-type="float" office:value="32.35" calcext:value-type="float">
            <text:p>32.35</text:p>
          </table:table-cell>
          <table:table-cell office:value-type="float" office:value="33.001" calcext:value-type="float">
            <text:p>33.001</text:p>
          </table:table-cell>
          <table:table-cell office:value-type="float" office:value="32.35" calcext:value-type="float">
            <text:p>32.35</text:p>
          </table:table-cell>
          <table:table-cell office:value-type="float" office:value="32.967" calcext:value-type="float">
            <text:p>32.967</text:p>
          </table:table-cell>
          <table:table-cell office:value-type="float" office:value="0" calcext:value-type="float">
            <text:p>0</text:p>
          </table:table-cell>
          <table:table-cell office:value-type="float" office:value="32.967" calcext:value-type="float">
            <text:p>32.967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table:formula="of:=DATEVALUE([.A107])" office:value-type="float" office:value="42529" calcext:value-type="float">
            <text:p>42529</text:p>
          </table:table-cell>
          <table:table-cell office:value-type="float" office:value="32.214" calcext:value-type="float">
            <text:p>32.214</text:p>
          </table:table-cell>
          <table:table-cell office:value-type="float" office:value="32.503" calcext:value-type="float">
            <text:p>32.503</text:p>
          </table:table-cell>
          <table:table-cell office:value-type="float" office:value="32.214" calcext:value-type="float">
            <text:p>32.214</text:p>
          </table:table-cell>
          <table:table-cell office:value-type="float" office:value="32.461" calcext:value-type="float">
            <text:p>32.461</text:p>
          </table:table-cell>
          <table:table-cell office:value-type="float" office:value="200" calcext:value-type="float">
            <text:p>200</text:p>
          </table:table-cell>
          <table:table-cell office:value-type="float" office:value="32.461" calcext:value-type="float">
            <text:p>32.461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table:formula="of:=DATEVALUE([.A108])" office:value-type="float" office:value="42528" calcext:value-type="float">
            <text:p>42528</text:p>
          </table:table-cell>
          <table:table-cell office:value-type="float" office:value="32.572" calcext:value-type="float">
            <text:p>32.572</text:p>
          </table:table-cell>
          <table:table-cell office:value-type="float" office:value="32.71" calcext:value-type="float">
            <text:p>32.71</text:p>
          </table:table-cell>
          <table:table-cell table:number-columns-repeated="2" office:value-type="float" office:value="32.365" calcext:value-type="float">
            <text:p>32.365</text:p>
          </table:table-cell>
          <table:table-cell office:value-type="float" office:value="0" calcext:value-type="float">
            <text:p>0</text:p>
          </table:table-cell>
          <table:table-cell office:value-type="float" office:value="32.365" calcext:value-type="float">
            <text:p>32.365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table:formula="of:=DATEVALUE([.A109])" office:value-type="float" office:value="42527" calcext:value-type="float">
            <text:p>42527</text:p>
          </table:table-cell>
          <table:table-cell office:value-type="float" office:value="32.123" calcext:value-type="float">
            <text:p>32.123</text:p>
          </table:table-cell>
          <table:table-cell office:value-type="float" office:value="32.559" calcext:value-type="float">
            <text:p>32.559</text:p>
          </table:table-cell>
          <table:table-cell office:value-type="float" office:value="32.05" calcext:value-type="float">
            <text:p>32.05</text:p>
          </table:table-cell>
          <table:table-cell office:value-type="float" office:value="32.559" calcext:value-type="float">
            <text:p>32.559</text:p>
          </table:table-cell>
          <table:table-cell office:value-type="float" office:value="0" calcext:value-type="float">
            <text:p>0</text:p>
          </table:table-cell>
          <table:table-cell office:value-type="float" office:value="32.559" calcext:value-type="float">
            <text:p>32.559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table:formula="of:=DATEVALUE([.A110])" office:value-type="float" office:value="42524" calcext:value-type="float">
            <text:p>42524</text:p>
          </table:table-cell>
          <table:table-cell office:value-type="float" office:value="33.037" calcext:value-type="float">
            <text:p>33.037</text:p>
          </table:table-cell>
          <table:table-cell office:value-type="float" office:value="33.375" calcext:value-type="float">
            <text:p>33.375</text:p>
          </table:table-cell>
          <table:table-cell office:value-type="float" office:value="32.16" calcext:value-type="float">
            <text:p>32.16</text:p>
          </table:table-cell>
          <table:table-cell office:value-type="float" office:value="32.175" calcext:value-type="float">
            <text:p>32.175</text:p>
          </table:table-cell>
          <table:table-cell office:value-type="float" office:value="0" calcext:value-type="float">
            <text:p>0</text:p>
          </table:table-cell>
          <table:table-cell office:value-type="float" office:value="32.175" calcext:value-type="float">
            <text:p>32.175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table:formula="of:=DATEVALUE([.A111])" office:value-type="float" office:value="42523" calcext:value-type="float">
            <text:p>42523</text:p>
          </table:table-cell>
          <table:table-cell office:value-type="float" office:value="32.346" calcext:value-type="float">
            <text:p>32.346</text:p>
          </table:table-cell>
          <table:table-cell office:value-type="float" office:value="33.205" calcext:value-type="float">
            <text:p>33.205</text:p>
          </table:table-cell>
          <table:table-cell office:value-type="float" office:value="32.346" calcext:value-type="float">
            <text:p>32.346</text:p>
          </table:table-cell>
          <table:table-cell office:value-type="float" office:value="33.205" calcext:value-type="float">
            <text:p>33.205</text:p>
          </table:table-cell>
          <table:table-cell office:value-type="float" office:value="0" calcext:value-type="float">
            <text:p>0</text:p>
          </table:table-cell>
          <table:table-cell office:value-type="float" office:value="33.205" calcext:value-type="float">
            <text:p>33.205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table:formula="of:=DATEVALUE([.A112])" office:value-type="float" office:value="42522" calcext:value-type="float">
            <text:p>42522</text:p>
          </table:table-cell>
          <table:table-cell table:number-columns-repeated="2" office:value-type="float" office:value="33.498" calcext:value-type="float">
            <text:p>33.498</text:p>
          </table:table-cell>
          <table:table-cell table:number-columns-repeated="2" office:value-type="float" office:value="33.267" calcext:value-type="float">
            <text:p>33.267</text:p>
          </table:table-cell>
          <table:table-cell office:value-type="float" office:value="0" calcext:value-type="float">
            <text:p>0</text:p>
          </table:table-cell>
          <table:table-cell office:value-type="float" office:value="33.267" calcext:value-type="float">
            <text:p>33.267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table:formula="of:=DATEVALUE([.A113])" office:value-type="float" office:value="42521" calcext:value-type="float">
            <text:p>42521</text:p>
          </table:table-cell>
          <table:table-cell table:number-columns-repeated="2" office:value-type="float" office:value="33.836" calcext:value-type="float">
            <text:p>33.836</text:p>
          </table:table-cell>
          <table:table-cell table:number-columns-repeated="2" office:value-type="float" office:value="33.813" calcext:value-type="float">
            <text:p>33.813</text:p>
          </table:table-cell>
          <table:table-cell office:value-type="float" office:value="0" calcext:value-type="float">
            <text:p>0</text:p>
          </table:table-cell>
          <table:table-cell office:value-type="float" office:value="33.813" calcext:value-type="float">
            <text:p>33.813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table:formula="of:=DATEVALUE([.A114])" office:value-type="float" office:value="42520" calcext:value-type="float">
            <text:p>42520</text:p>
          </table:table-cell>
          <table:table-cell table:number-columns-repeated="2" office:value-type="float" office:value="33.951" calcext:value-type="float">
            <text:p>33.951</text:p>
          </table:table-cell>
          <table:table-cell office:value-type="float" office:value="33.785" calcext:value-type="float">
            <text:p>33.785</text:p>
          </table:table-cell>
          <table:table-cell office:value-type="float" office:value="33.827" calcext:value-type="float">
            <text:p>33.827</text:p>
          </table:table-cell>
          <table:table-cell office:value-type="float" office:value="0" calcext:value-type="float">
            <text:p>0</text:p>
          </table:table-cell>
          <table:table-cell office:value-type="float" office:value="33.827" calcext:value-type="float">
            <text:p>33.827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table:formula="of:=DATEVALUE([.A115])" office:value-type="float" office:value="42517" calcext:value-type="float">
            <text:p>42517</text:p>
          </table:table-cell>
          <table:table-cell office:value-type="float" office:value="32.651" calcext:value-type="float">
            <text:p>32.651</text:p>
          </table:table-cell>
          <table:table-cell office:value-type="float" office:value="34" calcext:value-type="float">
            <text:p>34</text:p>
          </table:table-cell>
          <table:table-cell office:value-type="float" office:value="32.651" calcext:value-type="float">
            <text:p>32.651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table:formula="of:=DATEVALUE([.A116])" office:value-type="float" office:value="42516" calcext:value-type="float">
            <text:p>42516</text:p>
          </table:table-cell>
          <table:table-cell office:value-type="float" office:value="31.547" calcext:value-type="float">
            <text:p>31.547</text:p>
          </table:table-cell>
          <table:table-cell office:value-type="float" office:value="32.835" calcext:value-type="float">
            <text:p>32.835</text:p>
          </table:table-cell>
          <table:table-cell office:value-type="float" office:value="31.547" calcext:value-type="float">
            <text:p>31.547</text:p>
          </table:table-cell>
          <table:table-cell office:value-type="float" office:value="32.835" calcext:value-type="float">
            <text:p>32.835</text:p>
          </table:table-cell>
          <table:table-cell office:value-type="float" office:value="0" calcext:value-type="float">
            <text:p>0</text:p>
          </table:table-cell>
          <table:table-cell office:value-type="float" office:value="32.835" calcext:value-type="float">
            <text:p>32.835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table:formula="of:=DATEVALUE([.A117])" office:value-type="float" office:value="42515" calcext:value-type="float">
            <text:p>42515</text:p>
          </table:table-cell>
          <table:table-cell office:value-type="float" office:value="33.667" calcext:value-type="float">
            <text:p>33.667</text:p>
          </table:table-cell>
          <table:table-cell office:value-type="float" office:value="33.737" calcext:value-type="float">
            <text:p>33.737</text:p>
          </table:table-cell>
          <table:table-cell table:number-columns-repeated="2" office:value-type="float" office:value="32.672" calcext:value-type="float">
            <text:p>32.672</text:p>
          </table:table-cell>
          <table:table-cell office:value-type="float" office:value="0" calcext:value-type="float">
            <text:p>0</text:p>
          </table:table-cell>
          <table:table-cell office:value-type="float" office:value="32.672" calcext:value-type="float">
            <text:p>32.672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table:formula="of:=DATEVALUE([.A118])" office:value-type="float" office:value="42514" calcext:value-type="float">
            <text:p>42514</text:p>
          </table:table-cell>
          <table:table-cell office:value-type="float" office:value="32.349" calcext:value-type="float">
            <text:p>32.349</text:p>
          </table:table-cell>
          <table:table-cell office:value-type="float" office:value="33.605" calcext:value-type="float">
            <text:p>33.605</text:p>
          </table:table-cell>
          <table:table-cell office:value-type="float" office:value="32.349" calcext:value-type="float">
            <text:p>32.349</text:p>
          </table:table-cell>
          <table:table-cell office:value-type="float" office:value="33.605" calcext:value-type="float">
            <text:p>33.605</text:p>
          </table:table-cell>
          <table:table-cell office:value-type="float" office:value="0" calcext:value-type="float">
            <text:p>0</text:p>
          </table:table-cell>
          <table:table-cell office:value-type="float" office:value="33.605" calcext:value-type="float">
            <text:p>33.605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table:formula="of:=DATEVALUE([.A119])" office:value-type="float" office:value="42513" calcext:value-type="float">
            <text:p>42513</text:p>
          </table:table-cell>
          <table:table-cell office:value-type="float" office:value="32.47" calcext:value-type="float">
            <text:p>32.47</text:p>
          </table:table-cell>
          <table:table-cell office:value-type="float" office:value="32.818" calcext:value-type="float">
            <text:p>32.818</text:p>
          </table:table-cell>
          <table:table-cell office:value-type="float" office:value="32.393" calcext:value-type="float">
            <text:p>32.393</text:p>
          </table:table-cell>
          <table:table-cell office:value-type="float" office:value="32.726" calcext:value-type="float">
            <text:p>32.726</text:p>
          </table:table-cell>
          <table:table-cell office:value-type="float" office:value="0" calcext:value-type="float">
            <text:p>0</text:p>
          </table:table-cell>
          <table:table-cell office:value-type="float" office:value="32.726" calcext:value-type="float">
            <text:p>32.726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table:formula="of:=DATEVALUE([.A120])" office:value-type="float" office:value="42510" calcext:value-type="float">
            <text:p>42510</text:p>
          </table:table-cell>
          <table:table-cell table:number-columns-repeated="2" office:value-type="float" office:value="33.043" calcext:value-type="float">
            <text:p>33.043</text:p>
          </table:table-cell>
          <table:table-cell office:value-type="float" office:value="31.924" calcext:value-type="float">
            <text:p>31.924</text:p>
          </table:table-cell>
          <table:table-cell office:value-type="float" office:value="32.559" calcext:value-type="float">
            <text:p>32.559</text:p>
          </table:table-cell>
          <table:table-cell office:value-type="float" office:value="1100" calcext:value-type="float">
            <text:p>1100</text:p>
          </table:table-cell>
          <table:table-cell office:value-type="float" office:value="32.559" calcext:value-type="float">
            <text:p>32.559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table:formula="of:=DATEVALUE([.A121])" office:value-type="float" office:value="42509" calcext:value-type="float">
            <text:p>42509</text:p>
          </table:table-cell>
          <table:table-cell office:value-type="float" office:value="32.975" calcext:value-type="float">
            <text:p>32.975</text:p>
          </table:table-cell>
          <table:table-cell office:value-type="float" office:value="32.983" calcext:value-type="float">
            <text:p>32.983</text:p>
          </table:table-cell>
          <table:table-cell table:number-columns-repeated="2" office:value-type="float" office:value="32.81" calcext:value-type="float">
            <text:p>32.81</text:p>
          </table:table-cell>
          <table:table-cell office:value-type="float" office:value="300" calcext:value-type="float">
            <text:p>300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table:formula="of:=DATEVALUE([.A122])" office:value-type="float" office:value="42508" calcext:value-type="float">
            <text:p>42508</text:p>
          </table:table-cell>
          <table:table-cell office:value-type="float" office:value="32.915" calcext:value-type="float">
            <text:p>32.915</text:p>
          </table:table-cell>
          <table:table-cell office:value-type="float" office:value="33.179" calcext:value-type="float">
            <text:p>33.179</text:p>
          </table:table-cell>
          <table:table-cell office:value-type="float" office:value="32.87" calcext:value-type="float">
            <text:p>32.87</text:p>
          </table:table-cell>
          <table:table-cell office:value-type="float" office:value="33.025" calcext:value-type="float">
            <text:p>33.025</text:p>
          </table:table-cell>
          <table:table-cell office:value-type="float" office:value="0" calcext:value-type="float">
            <text:p>0</text:p>
          </table:table-cell>
          <table:table-cell office:value-type="float" office:value="33.025" calcext:value-type="float">
            <text:p>33.025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table:formula="of:=DATEVALUE([.A123])" office:value-type="float" office:value="42507" calcext:value-type="float">
            <text:p>42507</text:p>
          </table:table-cell>
          <table:table-cell office:value-type="float" office:value="32.914" calcext:value-type="float">
            <text:p>32.914</text:p>
          </table:table-cell>
          <table:table-cell office:value-type="float" office:value="33.25" calcext:value-type="float">
            <text:p>33.25</text:p>
          </table:table-cell>
          <table:table-cell office:value-type="float" office:value="32.914" calcext:value-type="float">
            <text:p>32.914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table:formula="of:=DATEVALUE([.A124])" office:value-type="float" office:value="42506" calcext:value-type="float">
            <text:p>42506</text:p>
          </table:table-cell>
          <table:table-cell table:number-columns-repeated="4" office:value-type="float" office:value="32.225" calcext:value-type="float">
            <text:p>32.225</text:p>
          </table:table-cell>
          <table:table-cell office:value-type="float" office:value="0" calcext:value-type="float">
            <text:p>0</text:p>
          </table:table-cell>
          <table:table-cell office:value-type="float" office:value="32.225" calcext:value-type="float">
            <text:p>32.225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table:formula="of:=DATEVALUE([.A125])" office:value-type="float" office:value="42503" calcext:value-type="float">
            <text:p>42503</text:p>
          </table:table-cell>
          <table:table-cell office:value-type="float" office:value="32.329" calcext:value-type="float">
            <text:p>32.329</text:p>
          </table:table-cell>
          <table:table-cell office:value-type="float" office:value="32.606" calcext:value-type="float">
            <text:p>32.606</text:p>
          </table:table-cell>
          <table:table-cell table:number-columns-repeated="2" office:value-type="float" office:value="32.225" calcext:value-type="float">
            <text:p>32.225</text:p>
          </table:table-cell>
          <table:table-cell office:value-type="float" office:value="0" calcext:value-type="float">
            <text:p>0</text:p>
          </table:table-cell>
          <table:table-cell office:value-type="float" office:value="32.225" calcext:value-type="float">
            <text:p>32.225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table:formula="of:=DATEVALUE([.A126])" office:value-type="float" office:value="42502" calcext:value-type="float">
            <text:p>42502</text:p>
          </table:table-cell>
          <table:table-cell table:number-columns-repeated="2" office:value-type="float" office:value="32.66" calcext:value-type="float">
            <text:p>32.66</text:p>
          </table:table-cell>
          <table:table-cell office:value-type="float" office:value="32.335" calcext:value-type="float">
            <text:p>32.335</text:p>
          </table:table-cell>
          <table:table-cell office:value-type="float" office:value="32.55" calcext:value-type="float">
            <text:p>32.55</text:p>
          </table:table-cell>
          <table:table-cell office:value-type="float" office:value="600" calcext:value-type="float">
            <text:p>600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table:formula="of:=DATEVALUE([.A127])" office:value-type="float" office:value="42501" calcext:value-type="float">
            <text:p>42501</text:p>
          </table:table-cell>
          <table:table-cell office:value-type="float" office:value="32.596" calcext:value-type="float">
            <text:p>32.596</text:p>
          </table:table-cell>
          <table:table-cell office:value-type="float" office:value="32.869" calcext:value-type="float">
            <text:p>32.869</text:p>
          </table:table-cell>
          <table:table-cell office:value-type="float" office:value="32.596" calcext:value-type="float">
            <text:p>32.596</text:p>
          </table:table-cell>
          <table:table-cell office:value-type="float" office:value="32.869" calcext:value-type="float">
            <text:p>32.869</text:p>
          </table:table-cell>
          <table:table-cell office:value-type="float" office:value="0" calcext:value-type="float">
            <text:p>0</text:p>
          </table:table-cell>
          <table:table-cell office:value-type="float" office:value="32.869" calcext:value-type="float">
            <text:p>32.869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table:formula="of:=DATEVALUE([.A128])" office:value-type="float" office:value="42500" calcext:value-type="float">
            <text:p>42500</text:p>
          </table:table-cell>
          <table:table-cell office:value-type="float" office:value="32.619" calcext:value-type="float">
            <text:p>32.619</text:p>
          </table:table-cell>
          <table:table-cell office:value-type="float" office:value="32.85" calcext:value-type="float">
            <text:p>32.85</text:p>
          </table:table-cell>
          <table:table-cell office:value-type="float" office:value="32.616" calcext:value-type="float">
            <text:p>32.616</text:p>
          </table:table-cell>
          <table:table-cell office:value-type="float" office:value="32.85" calcext:value-type="float">
            <text:p>32.85</text:p>
          </table:table-cell>
          <table:table-cell office:value-type="float" office:value="0" calcext:value-type="float">
            <text:p>0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table:formula="of:=DATEVALUE([.A129])" office:value-type="float" office:value="42499" calcext:value-type="float">
            <text:p>42499</text:p>
          </table:table-cell>
          <table:table-cell office:value-type="float" office:value="32.568" calcext:value-type="float">
            <text:p>32.568</text:p>
          </table:table-cell>
          <table:table-cell office:value-type="float" office:value="32.665" calcext:value-type="float">
            <text:p>32.665</text:p>
          </table:table-cell>
          <table:table-cell office:value-type="float" office:value="32.543" calcext:value-type="float">
            <text:p>32.543</text:p>
          </table:table-cell>
          <table:table-cell office:value-type="float" office:value="32.665" calcext:value-type="float">
            <text:p>32.665</text:p>
          </table:table-cell>
          <table:table-cell office:value-type="float" office:value="0" calcext:value-type="float">
            <text:p>0</text:p>
          </table:table-cell>
          <table:table-cell office:value-type="float" office:value="32.665" calcext:value-type="float">
            <text:p>32.665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table:formula="of:=DATEVALUE([.A130])" office:value-type="float" office:value="42496" calcext:value-type="float">
            <text:p>42496</text:p>
          </table:table-cell>
          <table:table-cell office:value-type="float" office:value="32.109" calcext:value-type="float">
            <text:p>32.109</text:p>
          </table:table-cell>
          <table:table-cell office:value-type="float" office:value="32.59" calcext:value-type="float">
            <text:p>32.59</text:p>
          </table:table-cell>
          <table:table-cell office:value-type="float" office:value="32.08" calcext:value-type="float">
            <text:p>32.08</text:p>
          </table:table-cell>
          <table:table-cell office:value-type="float" office:value="32.59" calcext:value-type="float">
            <text:p>32.59</text:p>
          </table:table-cell>
          <table:table-cell office:value-type="float" office:value="0" calcext:value-type="float">
            <text:p>0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table:formula="of:=DATEVALUE([.A131])" office:value-type="float" office:value="42495" calcext:value-type="float">
            <text:p>42495</text:p>
          </table:table-cell>
          <table:table-cell office:value-type="float" office:value="31.4" calcext:value-type="float">
            <text:p>31.4</text:p>
          </table:table-cell>
          <table:table-cell office:value-type="float" office:value="32.53" calcext:value-type="float">
            <text:p>32.53</text:p>
          </table:table-cell>
          <table:table-cell office:value-type="float" office:value="31.4" calcext:value-type="float">
            <text:p>31.4</text:p>
          </table:table-cell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float" office:value="32.53" calcext:value-type="float">
            <text:p>32.53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table:formula="of:=DATEVALUE([.A132])" office:value-type="float" office:value="42494" calcext:value-type="float">
            <text:p>42494</text:p>
          </table:table-cell>
          <table:table-cell office:value-type="float" office:value="31.265" calcext:value-type="float">
            <text:p>31.265</text:p>
          </table:table-cell>
          <table:table-cell office:value-type="float" office:value="31.309" calcext:value-type="float">
            <text:p>31.309</text:p>
          </table:table-cell>
          <table:table-cell office:value-type="float" office:value="31.111" calcext:value-type="float">
            <text:p>31.111</text:p>
          </table:table-cell>
          <table:table-cell office:value-type="float" office:value="31.176" calcext:value-type="float">
            <text:p>31.176</text:p>
          </table:table-cell>
          <table:table-cell office:value-type="float" office:value="0" calcext:value-type="float">
            <text:p>0</text:p>
          </table:table-cell>
          <table:table-cell office:value-type="float" office:value="31.176" calcext:value-type="float">
            <text:p>31.176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table:formula="of:=DATEVALUE([.A133])" office:value-type="float" office:value="42493" calcext:value-type="float">
            <text:p>42493</text:p>
          </table:table-cell>
          <table:table-cell table:number-columns-repeated="2" office:value-type="float" office:value="31.488" calcext:value-type="float">
            <text:p>31.488</text:p>
          </table:table-cell>
          <table:table-cell office:value-type="float" office:value="31.142" calcext:value-type="float">
            <text:p>31.142</text:p>
          </table:table-cell>
          <table:table-cell office:value-type="float" office:value="31.235" calcext:value-type="float">
            <text:p>31.235</text:p>
          </table:table-cell>
          <table:table-cell office:value-type="float" office:value="0" calcext:value-type="float">
            <text:p>0</text:p>
          </table:table-cell>
          <table:table-cell office:value-type="float" office:value="31.235" calcext:value-type="float">
            <text:p>31.235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table:formula="of:=DATEVALUE([.A134])" office:value-type="float" office:value="42492" calcext:value-type="float">
            <text:p>42492</text:p>
          </table:table-cell>
          <table:table-cell office:value-type="float" office:value="31.699" calcext:value-type="float">
            <text:p>31.699</text:p>
          </table:table-cell>
          <table:table-cell office:value-type="float" office:value="31.827" calcext:value-type="float">
            <text:p>31.827</text:p>
          </table:table-cell>
          <table:table-cell table:number-columns-repeated="2" office:value-type="float" office:value="31.62" calcext:value-type="float">
            <text:p>31.62</text:p>
          </table:table-cell>
          <table:table-cell office:value-type="float" office:value="0" calcext:value-type="float">
            <text:p>0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table:formula="of:=DATEVALUE([.A135])" office:value-type="float" office:value="42489" calcext:value-type="float">
            <text:p>424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2.215" calcext:value-type="float">
            <text:p>32.215</text:p>
          </table:table-cell>
          <table:table-cell office:value-type="float" office:value="31.577" calcext:value-type="float">
            <text:p>31.577</text:p>
          </table:table-cell>
          <table:table-cell office:value-type="float" office:value="31.667" calcext:value-type="float">
            <text:p>31.667</text:p>
          </table:table-cell>
          <table:table-cell office:value-type="float" office:value="0" calcext:value-type="float">
            <text:p>0</text:p>
          </table:table-cell>
          <table:table-cell office:value-type="float" office:value="31.667" calcext:value-type="float">
            <text:p>31.667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table:formula="of:=DATEVALUE([.A136])" office:value-type="float" office:value="42488" calcext:value-type="float">
            <text:p>42488</text:p>
          </table:table-cell>
          <table:table-cell office:value-type="float" office:value="32.074" calcext:value-type="float">
            <text:p>32.074</text:p>
          </table:table-cell>
          <table:table-cell office:value-type="float" office:value="32.915" calcext:value-type="float">
            <text:p>32.915</text:p>
          </table:table-cell>
          <table:table-cell office:value-type="float" office:value="32.074" calcext:value-type="float">
            <text:p>32.074</text:p>
          </table:table-cell>
          <table:table-cell office:value-type="float" office:value="32.915" calcext:value-type="float">
            <text:p>32.915</text:p>
          </table:table-cell>
          <table:table-cell office:value-type="float" office:value="0" calcext:value-type="float">
            <text:p>0</text:p>
          </table:table-cell>
          <table:table-cell office:value-type="float" office:value="32.915" calcext:value-type="float">
            <text:p>32.915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table:formula="of:=DATEVALUE([.A137])" office:value-type="float" office:value="42487" calcext:value-type="float">
            <text:p>42487</text:p>
          </table:table-cell>
          <table:table-cell office:value-type="float" office:value="32.497" calcext:value-type="float">
            <text:p>32.497</text:p>
          </table:table-cell>
          <table:table-cell office:value-type="float" office:value="32.725" calcext:value-type="float">
            <text:p>32.725</text:p>
          </table:table-cell>
          <table:table-cell office:value-type="float" office:value="32.433" calcext:value-type="float">
            <text:p>32.433</text:p>
          </table:table-cell>
          <table:table-cell office:value-type="float" office:value="32.725" calcext:value-type="float">
            <text:p>32.725</text:p>
          </table:table-cell>
          <table:table-cell office:value-type="float" office:value="0" calcext:value-type="float">
            <text:p>0</text:p>
          </table:table-cell>
          <table:table-cell office:value-type="float" office:value="32.725" calcext:value-type="float">
            <text:p>32.725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table:formula="of:=DATEVALUE([.A138])" office:value-type="float" office:value="42486" calcext:value-type="float">
            <text:p>42486</text:p>
          </table:table-cell>
          <table:table-cell office:value-type="float" office:value="32.94" calcext:value-type="float">
            <text:p>32.94</text:p>
          </table:table-cell>
          <table:table-cell office:value-type="float" office:value="33.016" calcext:value-type="float">
            <text:p>33.016</text:p>
          </table:table-cell>
          <table:table-cell office:value-type="float" office:value="32.74" calcext:value-type="float">
            <text:p>32.74</text:p>
          </table:table-cell>
          <table:table-cell office:value-type="float" office:value="32.85" calcext:value-type="float">
            <text:p>32.85</text:p>
          </table:table-cell>
          <table:table-cell office:value-type="float" office:value="100" calcext:value-type="float">
            <text:p>100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table:formula="of:=DATEVALUE([.A139])" office:value-type="float" office:value="42485" calcext:value-type="float">
            <text:p>42485</text:p>
          </table:table-cell>
          <table:table-cell office:value-type="float" office:value="33.197" calcext:value-type="float">
            <text:p>33.197</text:p>
          </table:table-cell>
          <table:table-cell office:value-type="float" office:value="33.213" calcext:value-type="float">
            <text:p>33.213</text:p>
          </table:table-cell>
          <table:table-cell table:number-columns-repeated="2" office:value-type="float" office:value="33.078" calcext:value-type="float">
            <text:p>33.078</text:p>
          </table:table-cell>
          <table:table-cell office:value-type="float" office:value="0" calcext:value-type="float">
            <text:p>0</text:p>
          </table:table-cell>
          <table:table-cell office:value-type="float" office:value="33.078" calcext:value-type="float">
            <text:p>33.078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table:formula="of:=DATEVALUE([.A140])" office:value-type="float" office:value="42482" calcext:value-type="float">
            <text:p>42482</text:p>
          </table:table-cell>
          <table:table-cell office:value-type="float" office:value="33.156" calcext:value-type="float">
            <text:p>33.156</text:p>
          </table:table-cell>
          <table:table-cell office:value-type="float" office:value="33.633" calcext:value-type="float">
            <text:p>33.633</text:p>
          </table:table-cell>
          <table:table-cell office:value-type="float" office:value="33.142" calcext:value-type="float">
            <text:p>33.142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table:formula="of:=DATEVALUE([.A141])" office:value-type="float" office:value="42481" calcext:value-type="float">
            <text:p>42481</text:p>
          </table:table-cell>
          <table:table-cell office:value-type="float" office:value="33.615" calcext:value-type="float">
            <text:p>33.615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33.24" calcext:value-type="float">
            <text:p>33.24</text:p>
          </table:table-cell>
          <table:table-cell office:value-type="float" office:value="700" calcext:value-type="float">
            <text:p>700</text:p>
          </table:table-cell>
          <table:table-cell office:value-type="float" office:value="33.24" calcext:value-type="float">
            <text:p>33.24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table:formula="of:=DATEVALUE([.A142])" office:value-type="float" office:value="42480" calcext:value-type="float">
            <text:p>42480</text:p>
          </table:table-cell>
          <table:table-cell office:value-type="float" office:value="31.559" calcext:value-type="float">
            <text:p>31.559</text:p>
          </table:table-cell>
          <table:table-cell office:value-type="float" office:value="33.039" calcext:value-type="float">
            <text:p>33.039</text:p>
          </table:table-cell>
          <table:table-cell office:value-type="float" office:value="31.559" calcext:value-type="float">
            <text:p>31.559</text:p>
          </table:table-cell>
          <table:table-cell office:value-type="float" office:value="33.039" calcext:value-type="float">
            <text:p>33.039</text:p>
          </table:table-cell>
          <table:table-cell office:value-type="float" office:value="0" calcext:value-type="float">
            <text:p>0</text:p>
          </table:table-cell>
          <table:table-cell office:value-type="float" office:value="33.039" calcext:value-type="float">
            <text:p>33.039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table:formula="of:=DATEVALUE([.A143])" office:value-type="float" office:value="42479" calcext:value-type="float">
            <text:p>42479</text:p>
          </table:table-cell>
          <table:table-cell office:value-type="float" office:value="32.107" calcext:value-type="float">
            <text:p>32.107</text:p>
          </table:table-cell>
          <table:table-cell office:value-type="float" office:value="32.364" calcext:value-type="float">
            <text:p>32.364</text:p>
          </table:table-cell>
          <table:table-cell table:number-columns-repeated="2" office:value-type="float" office:value="32.09" calcext:value-type="float">
            <text:p>32.09</text:p>
          </table:table-cell>
          <table:table-cell office:value-type="float" office:value="0" calcext:value-type="float">
            <text:p>0</text:p>
          </table:table-cell>
          <table:table-cell office:value-type="float" office:value="32.09" calcext:value-type="float">
            <text:p>32.09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table:formula="of:=DATEVALUE([.A144])" office:value-type="float" office:value="42478" calcext:value-type="float">
            <text:p>42478</text:p>
          </table:table-cell>
          <table:table-cell office:value-type="float" office:value="32.082" calcext:value-type="float">
            <text:p>32.082</text:p>
          </table:table-cell>
          <table:table-cell office:value-type="float" office:value="32.25" calcext:value-type="float">
            <text:p>32.25</text:p>
          </table:table-cell>
          <table:table-cell office:value-type="float" office:value="31.873" calcext:value-type="float">
            <text:p>31.873</text:p>
          </table:table-cell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table:formula="of:=DATEVALUE([.A145])" office:value-type="float" office:value="42475" calcext:value-type="float">
            <text:p>42475</text:p>
          </table:table-cell>
          <table:table-cell office:value-type="float" office:value="32.935" calcext:value-type="float">
            <text:p>32.935</text:p>
          </table:table-cell>
          <table:table-cell office:value-type="float" office:value="33.135" calcext:value-type="float">
            <text:p>33.135</text:p>
          </table:table-cell>
          <table:table-cell table:number-columns-repeated="2" office:value-type="float" office:value="32.34" calcext:value-type="float">
            <text:p>32.34</text:p>
          </table:table-cell>
          <table:table-cell office:value-type="float" office:value="500" calcext:value-type="float">
            <text:p>500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table:formula="of:=DATEVALUE([.A146])" office:value-type="float" office:value="42474" calcext:value-type="float">
            <text:p>42474</text:p>
          </table:table-cell>
          <table:table-cell office:value-type="float" office:value="33.089" calcext:value-type="float">
            <text:p>33.089</text:p>
          </table:table-cell>
          <table:table-cell office:value-type="float" office:value="33.185" calcext:value-type="float">
            <text:p>33.185</text:p>
          </table:table-cell>
          <table:table-cell office:value-type="float" office:value="32.922" calcext:value-type="float">
            <text:p>32.922</text:p>
          </table:table-cell>
          <table:table-cell office:value-type="float" office:value="33.049" calcext:value-type="float">
            <text:p>33.049</text:p>
          </table:table-cell>
          <table:table-cell office:value-type="float" office:value="0" calcext:value-type="float">
            <text:p>0</text:p>
          </table:table-cell>
          <table:table-cell office:value-type="float" office:value="33.049" calcext:value-type="float">
            <text:p>33.049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table:formula="of:=DATEVALUE([.A147])" office:value-type="float" office:value="42473" calcext:value-type="float">
            <text:p>42473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995" calcext:value-type="float">
            <text:p>32.995</text:p>
          </table:table-cell>
          <table:table-cell office:value-type="float" office:value="32.281" calcext:value-type="float">
            <text:p>32.281</text:p>
          </table:table-cell>
          <table:table-cell office:value-type="float" office:value="32.94" calcext:value-type="float">
            <text:p>32.94</text:p>
          </table:table-cell>
          <table:table-cell office:value-type="float" office:value="0" calcext:value-type="float">
            <text:p>0</text:p>
          </table:table-cell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table:formula="of:=DATEVALUE([.A148])" office:value-type="float" office:value="42472" calcext:value-type="float">
            <text:p>42472</text:p>
          </table:table-cell>
          <table:table-cell office:value-type="float" office:value="31.758" calcext:value-type="float">
            <text:p>31.758</text:p>
          </table:table-cell>
          <table:table-cell office:value-type="float" office:value="32.205" calcext:value-type="float">
            <text:p>32.205</text:p>
          </table:table-cell>
          <table:table-cell office:value-type="float" office:value="31.744" calcext:value-type="float">
            <text:p>31.744</text:p>
          </table:table-cell>
          <table:table-cell office:value-type="float" office:value="32.205" calcext:value-type="float">
            <text:p>32.205</text:p>
          </table:table-cell>
          <table:table-cell office:value-type="float" office:value="400" calcext:value-type="float">
            <text:p>400</text:p>
          </table:table-cell>
          <table:table-cell office:value-type="float" office:value="32.205" calcext:value-type="float">
            <text:p>32.205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table:formula="of:=DATEVALUE([.A149])" office:value-type="float" office:value="42471" calcext:value-type="float">
            <text:p>42471</text:p>
          </table:table-cell>
          <table:table-cell office:value-type="float" office:value="31.323" calcext:value-type="float">
            <text:p>31.323</text:p>
          </table:table-cell>
          <table:table-cell office:value-type="float" office:value="32.189" calcext:value-type="float">
            <text:p>32.189</text:p>
          </table:table-cell>
          <table:table-cell office:value-type="float" office:value="31.309" calcext:value-type="float">
            <text:p>31.309</text:p>
          </table:table-cell>
          <table:table-cell office:value-type="float" office:value="32.125" calcext:value-type="float">
            <text:p>32.125</text:p>
          </table:table-cell>
          <table:table-cell office:value-type="float" office:value="1600" calcext:value-type="float">
            <text:p>1600</text:p>
          </table:table-cell>
          <table:table-cell office:value-type="float" office:value="32.125" calcext:value-type="float">
            <text:p>32.125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table:formula="of:=DATEVALUE([.A150])" office:value-type="float" office:value="42468" calcext:value-type="float">
            <text:p>42468</text:p>
          </table:table-cell>
          <table:table-cell office:value-type="float" office:value="31.976" calcext:value-type="float">
            <text:p>31.976</text:p>
          </table:table-cell>
          <table:table-cell office:value-type="float" office:value="32.178" calcext:value-type="float">
            <text:p>32.178</text:p>
          </table:table-cell>
          <table:table-cell table:number-columns-repeated="2" office:value-type="float" office:value="31.61" calcext:value-type="float">
            <text:p>31.61</text:p>
          </table:table-cell>
          <table:table-cell office:value-type="float" office:value="300" calcext:value-type="float">
            <text:p>300</text:p>
          </table:table-cell>
          <table:table-cell office:value-type="float" office:value="31.61" calcext:value-type="float">
            <text:p>31.61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table:formula="of:=DATEVALUE([.A151])" office:value-type="float" office:value="42467" calcext:value-type="float">
            <text:p>42467</text:p>
          </table:table-cell>
          <table:table-cell office:value-type="float" office:value="31.927" calcext:value-type="float">
            <text:p>31.927</text:p>
          </table:table-cell>
          <table:table-cell office:value-type="float" office:value="31.979" calcext:value-type="float">
            <text:p>31.979</text:p>
          </table:table-cell>
          <table:table-cell table:number-columns-repeated="2" office:value-type="float" office:value="31.584" calcext:value-type="float">
            <text:p>31.584</text:p>
          </table:table-cell>
          <table:table-cell office:value-type="float" office:value="0" calcext:value-type="float">
            <text:p>0</text:p>
          </table:table-cell>
          <table:table-cell office:value-type="float" office:value="31.584" calcext:value-type="float">
            <text:p>31.584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table:formula="of:=DATEVALUE([.A152])" office:value-type="float" office:value="42466" calcext:value-type="float">
            <text:p>42466</text:p>
          </table:table-cell>
          <table:table-cell office:value-type="float" office:value="32.098" calcext:value-type="float">
            <text:p>32.098</text:p>
          </table:table-cell>
          <table:table-cell office:value-type="float" office:value="32.242" calcext:value-type="float">
            <text:p>32.242</text:p>
          </table:table-cell>
          <table:table-cell office:value-type="float" office:value="31.866" calcext:value-type="float">
            <text:p>31.866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table:formula="of:=DATEVALUE([.A153])" office:value-type="float" office:value="42465" calcext:value-type="float">
            <text:p>42465</text:p>
          </table:table-cell>
          <table:table-cell office:value-type="float" office:value="32.19" calcext:value-type="float">
            <text:p>32.19</text:p>
          </table:table-cell>
          <table:table-cell office:value-type="float" office:value="32.254" calcext:value-type="float">
            <text:p>32.254</text:p>
          </table:table-cell>
          <table:table-cell table:number-columns-repeated="2" office:value-type="float" office:value="31.965" calcext:value-type="float">
            <text:p>31.965</text:p>
          </table:table-cell>
          <table:table-cell office:value-type="float" office:value="0" calcext:value-type="float">
            <text:p>0</text:p>
          </table:table-cell>
          <table:table-cell office:value-type="float" office:value="31.965" calcext:value-type="float">
            <text:p>31.965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table:formula="of:=DATEVALUE([.A154])" office:value-type="float" office:value="42464" calcext:value-type="float">
            <text:p>4246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426" calcext:value-type="float">
            <text:p>32.426</text:p>
          </table:table-cell>
          <table:table-cell office:value-type="float" office:value="31.869" calcext:value-type="float">
            <text:p>31.869</text:p>
          </table:table-cell>
          <table:table-cell office:value-type="float" office:value="32.426" calcext:value-type="float">
            <text:p>32.426</text:p>
          </table:table-cell>
          <table:table-cell office:value-type="float" office:value="0" calcext:value-type="float">
            <text:p>0</text:p>
          </table:table-cell>
          <table:table-cell office:value-type="float" office:value="32.426" calcext:value-type="float">
            <text:p>32.426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table:formula="of:=DATEVALUE([.A155])" office:value-type="float" office:value="42461" calcext:value-type="float">
            <text:p>42461</text:p>
          </table:table-cell>
          <table:table-cell office:value-type="float" office:value="32.17" calcext:value-type="float">
            <text:p>32.17</text:p>
          </table:table-cell>
          <table:table-cell office:value-type="float" office:value="32.199" calcext:value-type="float">
            <text:p>32.199</text:p>
          </table:table-cell>
          <table:table-cell office:value-type="float" office:value="32.038" calcext:value-type="float">
            <text:p>32.038</text:p>
          </table:table-cell>
          <table:table-cell office:value-type="float" office:value="32.199" calcext:value-type="float">
            <text:p>32.199</text:p>
          </table:table-cell>
          <table:table-cell office:value-type="float" office:value="0" calcext:value-type="float">
            <text:p>0</text:p>
          </table:table-cell>
          <table:table-cell office:value-type="float" office:value="32.199" calcext:value-type="float">
            <text:p>32.199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table:formula="of:=DATEVALUE([.A156])" office:value-type="float" office:value="42460" calcext:value-type="float">
            <text:p>42460</text:p>
          </table:table-cell>
          <table:table-cell office:value-type="float" office:value="32.135" calcext:value-type="float">
            <text:p>32.135</text:p>
          </table:table-cell>
          <table:table-cell office:value-type="float" office:value="32.283" calcext:value-type="float">
            <text:p>32.283</text:p>
          </table:table-cell>
          <table:table-cell office:value-type="float" office:value="31.987" calcext:value-type="float">
            <text:p>31.987</text:p>
          </table:table-cell>
          <table:table-cell office:value-type="float" office:value="32.283" calcext:value-type="float">
            <text:p>32.283</text:p>
          </table:table-cell>
          <table:table-cell office:value-type="float" office:value="100" calcext:value-type="float">
            <text:p>100</text:p>
          </table:table-cell>
          <table:table-cell office:value-type="float" office:value="32.283" calcext:value-type="float">
            <text:p>32.283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table:formula="of:=DATEVALUE([.A157])" office:value-type="float" office:value="42459" calcext:value-type="float">
            <text:p>42459</text:p>
          </table:table-cell>
          <table:table-cell office:value-type="float" office:value="32.086" calcext:value-type="float">
            <text:p>32.086</text:p>
          </table:table-cell>
          <table:table-cell office:value-type="float" office:value="32.735" calcext:value-type="float">
            <text:p>32.735</text:p>
          </table:table-cell>
          <table:table-cell office:value-type="float" office:value="32.059" calcext:value-type="float">
            <text:p>32.059</text:p>
          </table:table-cell>
          <table:table-cell office:value-type="float" office:value="32.491" calcext:value-type="float">
            <text:p>32.491</text:p>
          </table:table-cell>
          <table:table-cell office:value-type="float" office:value="200" calcext:value-type="float">
            <text:p>200</text:p>
          </table:table-cell>
          <table:table-cell office:value-type="float" office:value="32.491" calcext:value-type="float">
            <text:p>32.491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table:formula="of:=DATEVALUE([.A158])" office:value-type="float" office:value="42458" calcext:value-type="float">
            <text:p>42458</text:p>
          </table:table-cell>
          <table:table-cell office:value-type="float" office:value="31.596" calcext:value-type="float">
            <text:p>31.596</text:p>
          </table:table-cell>
          <table:table-cell office:value-type="float" office:value="32.019" calcext:value-type="float">
            <text:p>32.019</text:p>
          </table:table-cell>
          <table:table-cell office:value-type="float" office:value="31.49" calcext:value-type="float">
            <text:p>31.49</text:p>
          </table:table-cell>
          <table:table-cell office:value-type="float" office:value="32.01" calcext:value-type="float">
            <text:p>32.01</text:p>
          </table:table-cell>
          <table:table-cell office:value-type="float" office:value="200" calcext:value-type="float">
            <text:p>200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table:formula="of:=DATEVALUE([.A159])" office:value-type="float" office:value="42457" calcext:value-type="float">
            <text:p>42457</text:p>
          </table:table-cell>
          <table:table-cell table:number-columns-repeated="4" office:value-type="float" office:value="30.97" calcext:value-type="float">
            <text:p>30.97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2016-03-25</text:p>
          </table:table-cell>
          <table:table-cell table:formula="of:=DATEVALUE([.A160])" office:value-type="float" office:value="42454" calcext:value-type="float">
            <text:p>42454</text:p>
          </table:table-cell>
          <table:table-cell table:number-columns-repeated="4" office:value-type="float" office:value="30.97" calcext:value-type="float">
            <text:p>30.97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table:formula="of:=DATEVALUE([.A161])" office:value-type="float" office:value="42453" calcext:value-type="float">
            <text:p>42453</text:p>
          </table:table-cell>
          <table:table-cell office:value-type="float" office:value="31.04" calcext:value-type="float">
            <text:p>31.04</text:p>
          </table:table-cell>
          <table:table-cell office:value-type="float" office:value="31.409" calcext:value-type="float">
            <text:p>31.409</text:p>
          </table:table-cell>
          <table:table-cell office:value-type="float" office:value="30.668" calcext:value-type="float">
            <text:p>30.668</text:p>
          </table:table-cell>
          <table:table-cell office:value-type="float" office:value="30.97" calcext:value-type="float">
            <text:p>30.97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table:formula="of:=DATEVALUE([.A162])" office:value-type="float" office:value="42452" calcext:value-type="float">
            <text:p>42452</text:p>
          </table:table-cell>
          <table:table-cell table:number-columns-repeated="2" office:value-type="float" office:value="31.685" calcext:value-type="float">
            <text:p>31.685</text:p>
          </table:table-cell>
          <table:table-cell table:number-columns-repeated="2" office:value-type="float" office:value="31.131" calcext:value-type="float">
            <text:p>31.131</text:p>
          </table:table-cell>
          <table:table-cell office:value-type="float" office:value="100" calcext:value-type="float">
            <text:p>100</text:p>
          </table:table-cell>
          <table:table-cell office:value-type="float" office:value="31.131" calcext:value-type="float">
            <text:p>31.131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table:formula="of:=DATEVALUE([.A163])" office:value-type="float" office:value="42451" calcext:value-type="float">
            <text:p>42451</text:p>
          </table:table-cell>
          <table:table-cell office:value-type="float" office:value="31.354" calcext:value-type="float">
            <text:p>31.354</text:p>
          </table:table-cell>
          <table:table-cell office:value-type="float" office:value="31.589" calcext:value-type="float">
            <text:p>31.589</text:p>
          </table:table-cell>
          <table:table-cell office:value-type="float" office:value="31.005" calcext:value-type="float">
            <text:p>31.005</text:p>
          </table:table-cell>
          <table:table-cell office:value-type="float" office:value="31.48" calcext:value-type="float">
            <text:p>31.48</text:p>
          </table:table-cell>
          <table:table-cell office:value-type="float" office:value="300" calcext:value-type="float">
            <text:p>300</text:p>
          </table:table-cell>
          <table:table-cell office:value-type="float" office:value="31.48" calcext:value-type="float">
            <text:p>31.48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table:formula="of:=DATEVALUE([.A164])" office:value-type="float" office:value="42450" calcext:value-type="float">
            <text:p>42450</text:p>
          </table:table-cell>
          <table:table-cell office:value-type="float" office:value="30.95" calcext:value-type="float">
            <text:p>30.95</text:p>
          </table:table-cell>
          <table:table-cell office:value-type="float" office:value="31.549" calcext:value-type="float">
            <text:p>31.549</text:p>
          </table:table-cell>
          <table:table-cell office:value-type="float" office:value="30.95" calcext:value-type="float">
            <text:p>30.95</text:p>
          </table:table-cell>
          <table:table-cell office:value-type="float" office:value="31.48" calcext:value-type="float">
            <text:p>31.48</text:p>
          </table:table-cell>
          <table:table-cell office:value-type="float" office:value="200" calcext:value-type="float">
            <text:p>200</text:p>
          </table:table-cell>
          <table:table-cell office:value-type="float" office:value="31.48" calcext:value-type="float">
            <text:p>31.48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table:formula="of:=DATEVALUE([.A165])" office:value-type="float" office:value="42447" calcext:value-type="float">
            <text:p>42447</text:p>
          </table:table-cell>
          <table:table-cell office:value-type="float" office:value="30.25" calcext:value-type="float">
            <text:p>30.25</text:p>
          </table:table-cell>
          <table:table-cell office:value-type="float" office:value="30.95" calcext:value-type="float">
            <text:p>30.95</text:p>
          </table:table-cell>
          <table:table-cell office:value-type="float" office:value="30.25" calcext:value-type="float">
            <text:p>30.25</text:p>
          </table:table-cell>
          <table:table-cell office:value-type="float" office:value="30.95" calcext:value-type="float">
            <text:p>30.95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table:formula="of:=DATEVALUE([.A166])" office:value-type="float" office:value="42446" calcext:value-type="float">
            <text:p>42446</text:p>
          </table:table-cell>
          <table:table-cell office:value-type="float" office:value="30.13" calcext:value-type="float">
            <text:p>30.13</text:p>
          </table:table-cell>
          <table:table-cell office:value-type="float" office:value="30.31" calcext:value-type="float">
            <text:p>30.31</text:p>
          </table:table-cell>
          <table:table-cell office:value-type="float" office:value="29.765" calcext:value-type="float">
            <text:p>29.765</text:p>
          </table:table-cell>
          <table:table-cell office:value-type="float" office:value="30.295" calcext:value-type="float">
            <text:p>30.295</text:p>
          </table:table-cell>
          <table:table-cell office:value-type="float" office:value="0" calcext:value-type="float">
            <text:p>0</text:p>
          </table:table-cell>
          <table:table-cell office:value-type="float" office:value="30.295" calcext:value-type="float">
            <text:p>30.295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table:formula="of:=DATEVALUE([.A167])" office:value-type="float" office:value="42445" calcext:value-type="float">
            <text:p>42445</text:p>
          </table:table-cell>
          <table:table-cell office:value-type="float" office:value="29.838" calcext:value-type="float">
            <text:p>29.838</text:p>
          </table:table-cell>
          <table:table-cell office:value-type="float" office:value="30.239" calcext:value-type="float">
            <text:p>30.239</text:p>
          </table:table-cell>
          <table:table-cell office:value-type="float" office:value="29.81" calcext:value-type="float">
            <text:p>29.81</text:p>
          </table:table-cell>
          <table:table-cell office:value-type="float" office:value="30.221" calcext:value-type="float">
            <text:p>30.221</text:p>
          </table:table-cell>
          <table:table-cell office:value-type="float" office:value="0" calcext:value-type="float">
            <text:p>0</text:p>
          </table:table-cell>
          <table:table-cell office:value-type="float" office:value="30.221" calcext:value-type="float">
            <text:p>30.221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table:formula="of:=DATEVALUE([.A168])" office:value-type="float" office:value="42444" calcext:value-type="float">
            <text:p>42444</text:p>
          </table:table-cell>
          <table:table-cell table:number-columns-repeated="2" office:value-type="float" office:value="30.068" calcext:value-type="float">
            <text:p>30.068</text:p>
          </table:table-cell>
          <table:table-cell office:value-type="float" office:value="29.753" calcext:value-type="float">
            <text:p>29.753</text:p>
          </table:table-cell>
          <table:table-cell office:value-type="float" office:value="29.785" calcext:value-type="float">
            <text:p>29.785</text:p>
          </table:table-cell>
          <table:table-cell office:value-type="float" office:value="0" calcext:value-type="float">
            <text:p>0</text:p>
          </table:table-cell>
          <table:table-cell office:value-type="float" office:value="29.785" calcext:value-type="float">
            <text:p>29.785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table:formula="of:=DATEVALUE([.A169])" office:value-type="float" office:value="42443" calcext:value-type="float">
            <text:p>42443</text:p>
          </table:table-cell>
          <table:table-cell office:value-type="float" office:value="30.147" calcext:value-type="float">
            <text:p>30.147</text:p>
          </table:table-cell>
          <table:table-cell office:value-type="float" office:value="30.615" calcext:value-type="float">
            <text:p>30.615</text:p>
          </table:table-cell>
          <table:table-cell office:value-type="float" office:value="30.147" calcext:value-type="float">
            <text:p>30.147</text:p>
          </table:table-cell>
          <table:table-cell office:value-type="float" office:value="30.271" calcext:value-type="float">
            <text:p>30.271</text:p>
          </table:table-cell>
          <table:table-cell office:value-type="float" office:value="0" calcext:value-type="float">
            <text:p>0</text:p>
          </table:table-cell>
          <table:table-cell office:value-type="float" office:value="30.271" calcext:value-type="float">
            <text:p>30.271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table:formula="of:=DATEVALUE([.A170])" office:value-type="float" office:value="42440" calcext:value-type="float">
            <text:p>42440</text:p>
          </table:table-cell>
          <table:table-cell office:value-type="float" office:value="29.533" calcext:value-type="float">
            <text:p>29.533</text:p>
          </table:table-cell>
          <table:table-cell office:value-type="float" office:value="30.28" calcext:value-type="float">
            <text:p>30.28</text:p>
          </table:table-cell>
          <table:table-cell office:value-type="float" office:value="29.533" calcext:value-type="float">
            <text:p>29.533</text:p>
          </table:table-cell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table:formula="of:=DATEVALUE([.A171])" office:value-type="float" office:value="42439" calcext:value-type="float">
            <text:p>42439</text:p>
          </table:table-cell>
          <table:table-cell table:number-columns-repeated="2" office:value-type="float" office:value="30.45" calcext:value-type="float">
            <text:p>30.45</text:p>
          </table:table-cell>
          <table:table-cell office:value-type="float" office:value="28.713" calcext:value-type="float">
            <text:p>28.713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table:formula="of:=DATEVALUE([.A172])" office:value-type="float" office:value="42438" calcext:value-type="float">
            <text:p>42438</text:p>
          </table:table-cell>
          <table:table-cell office:value-type="float" office:value="30.005" calcext:value-type="float">
            <text:p>30.005</text:p>
          </table:table-cell>
          <table:table-cell office:value-type="float" office:value="30.36" calcext:value-type="float">
            <text:p>30.36</text:p>
          </table:table-cell>
          <table:table-cell office:value-type="float" office:value="30.005" calcext:value-type="float">
            <text:p>30.005</text:p>
          </table:table-cell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table:formula="of:=DATEVALUE([.A173])" office:value-type="float" office:value="42437" calcext:value-type="float">
            <text:p>42437</text:p>
          </table:table-cell>
          <table:table-cell table:number-columns-repeated="2" office:value-type="float" office:value="30.59" calcext:value-type="float">
            <text:p>30.59</text:p>
          </table:table-cell>
          <table:table-cell office:value-type="float" office:value="29.791" calcext:value-type="float">
            <text:p>29.791</text:p>
          </table:table-cell>
          <table:table-cell office:value-type="float" office:value="30.13" calcext:value-type="float">
            <text:p>30.13</text:p>
          </table:table-cell>
          <table:table-cell office:value-type="float" office:value="0" calcext:value-type="float">
            <text:p>0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table:formula="of:=DATEVALUE([.A174])" office:value-type="float" office:value="42436" calcext:value-type="float">
            <text:p>42436</text:p>
          </table:table-cell>
          <table:table-cell office:value-type="float" office:value="30.53" calcext:value-type="float">
            <text:p>30.53</text:p>
          </table:table-cell>
          <table:table-cell office:value-type="float" office:value="30.958" calcext:value-type="float">
            <text:p>30.958</text:p>
          </table:table-cell>
          <table:table-cell office:value-type="float" office:value="30.53" calcext:value-type="float">
            <text:p>30.53</text:p>
          </table:table-cell>
          <table:table-cell office:value-type="float" office:value="30.958" calcext:value-type="float">
            <text:p>30.958</text:p>
          </table:table-cell>
          <table:table-cell office:value-type="float" office:value="0" calcext:value-type="float">
            <text:p>0</text:p>
          </table:table-cell>
          <table:table-cell office:value-type="float" office:value="30.958" calcext:value-type="float">
            <text:p>30.958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table:formula="of:=DATEVALUE([.A175])" office:value-type="float" office:value="42433" calcext:value-type="float">
            <text:p>42433</text:p>
          </table:table-cell>
          <table:table-cell office:value-type="float" office:value="29.94" calcext:value-type="float">
            <text:p>29.94</text:p>
          </table:table-cell>
          <table:table-cell office:value-type="float" office:value="30.655" calcext:value-type="float">
            <text:p>30.655</text:p>
          </table:table-cell>
          <table:table-cell office:value-type="float" office:value="29.806" calcext:value-type="float">
            <text:p>29.806</text:p>
          </table:table-cell>
          <table:table-cell office:value-type="float" office:value="30.655" calcext:value-type="float">
            <text:p>30.655</text:p>
          </table:table-cell>
          <table:table-cell office:value-type="float" office:value="0" calcext:value-type="float">
            <text:p>0</text:p>
          </table:table-cell>
          <table:table-cell office:value-type="float" office:value="30.655" calcext:value-type="float">
            <text:p>30.655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table:formula="of:=DATEVALUE([.A176])" office:value-type="float" office:value="42432" calcext:value-type="float">
            <text:p>42432</text:p>
          </table:table-cell>
          <table:table-cell table:number-columns-repeated="2" office:value-type="float" office:value="30.26" calcext:value-type="float">
            <text:p>30.26</text:p>
          </table:table-cell>
          <table:table-cell office:value-type="float" office:value="29.864" calcext:value-type="float">
            <text:p>29.86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table:formula="of:=DATEVALUE([.A177])" office:value-type="float" office:value="42431" calcext:value-type="float">
            <text:p>42431</text:p>
          </table:table-cell>
          <table:table-cell office:value-type="float" office:value="30.281" calcext:value-type="float">
            <text:p>30.281</text:p>
          </table:table-cell>
          <table:table-cell office:value-type="float" office:value="30.288" calcext:value-type="float">
            <text:p>30.288</text:p>
          </table:table-cell>
          <table:table-cell office:value-type="float" office:value="30.118" calcext:value-type="float">
            <text:p>30.118</text:p>
          </table:table-cell>
          <table:table-cell office:value-type="float" office:value="30.288" calcext:value-type="float">
            <text:p>30.288</text:p>
          </table:table-cell>
          <table:table-cell office:value-type="float" office:value="0" calcext:value-type="float">
            <text:p>0</text:p>
          </table:table-cell>
          <table:table-cell office:value-type="float" office:value="30.288" calcext:value-type="float">
            <text:p>30.288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table:formula="of:=DATEVALUE([.A178])" office:value-type="float" office:value="42430" calcext:value-type="float">
            <text:p>42430</text:p>
          </table:table-cell>
          <table:table-cell office:value-type="float" office:value="29.194" calcext:value-type="float">
            <text:p>29.194</text:p>
          </table:table-cell>
          <table:table-cell office:value-type="float" office:value="30.195" calcext:value-type="float">
            <text:p>30.195</text:p>
          </table:table-cell>
          <table:table-cell office:value-type="float" office:value="29.194" calcext:value-type="float">
            <text:p>29.194</text:p>
          </table:table-cell>
          <table:table-cell office:value-type="float" office:value="30.025" calcext:value-type="float">
            <text:p>30.025</text:p>
          </table:table-cell>
          <table:table-cell office:value-type="float" office:value="0" calcext:value-type="float">
            <text:p>0</text:p>
          </table:table-cell>
          <table:table-cell office:value-type="float" office:value="30.025" calcext:value-type="float">
            <text:p>30.025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table:formula="of:=DATEVALUE([.A179])" office:value-type="float" office:value="42429" calcext:value-type="float">
            <text:p>42429</text:p>
          </table:table-cell>
          <table:table-cell office:value-type="float" office:value="28.418" calcext:value-type="float">
            <text:p>28.418</text:p>
          </table:table-cell>
          <table:table-cell office:value-type="float" office:value="29.66" calcext:value-type="float">
            <text:p>29.66</text:p>
          </table:table-cell>
          <table:table-cell office:value-type="float" office:value="28.394" calcext:value-type="float">
            <text:p>28.394</text:p>
          </table:table-cell>
          <table:table-cell office:value-type="float" office:value="29.355" calcext:value-type="float">
            <text:p>29.355</text:p>
          </table:table-cell>
          <table:table-cell office:value-type="float" office:value="0" calcext:value-type="float">
            <text:p>0</text:p>
          </table:table-cell>
          <table:table-cell office:value-type="float" office:value="29.355" calcext:value-type="float">
            <text:p>29.355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table:formula="of:=DATEVALUE([.A180])" office:value-type="float" office:value="42426" calcext:value-type="float">
            <text:p>42426</text:p>
          </table:table-cell>
          <table:table-cell office:value-type="float" office:value="28.348" calcext:value-type="float">
            <text:p>28.348</text:p>
          </table:table-cell>
          <table:table-cell office:value-type="float" office:value="28.942" calcext:value-type="float">
            <text:p>28.942</text:p>
          </table:table-cell>
          <table:table-cell office:value-type="float" office:value="28.348" calcext:value-type="float">
            <text:p>28.348</text:p>
          </table:table-cell>
          <table:table-cell office:value-type="float" office:value="28.775" calcext:value-type="float">
            <text:p>28.775</text:p>
          </table:table-cell>
          <table:table-cell office:value-type="float" office:value="0" calcext:value-type="float">
            <text:p>0</text:p>
          </table:table-cell>
          <table:table-cell office:value-type="float" office:value="28.775" calcext:value-type="float">
            <text:p>28.775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table:formula="of:=DATEVALUE([.A181])" office:value-type="float" office:value="42425" calcext:value-type="float">
            <text:p>42425</text:p>
          </table:table-cell>
          <table:table-cell office:value-type="float" office:value="27.988" calcext:value-type="float">
            <text:p>27.988</text:p>
          </table:table-cell>
          <table:table-cell office:value-type="float" office:value="28.18" calcext:value-type="float">
            <text:p>28.18</text:p>
          </table:table-cell>
          <table:table-cell office:value-type="float" office:value="27.783" calcext:value-type="float">
            <text:p>27.783</text:p>
          </table:table-cell>
          <table:table-cell office:value-type="float" office:value="28.18" calcext:value-type="float">
            <text:p>28.18</text:p>
          </table:table-cell>
          <table:table-cell office:value-type="float" office:value="0" calcext:value-type="float">
            <text:p>0</text:p>
          </table:table-cell>
          <table:table-cell office:value-type="float" office:value="28.18" calcext:value-type="float">
            <text:p>28.18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table:formula="of:=DATEVALUE([.A182])" office:value-type="float" office:value="42424" calcext:value-type="float">
            <text:p>42424</text:p>
          </table:table-cell>
          <table:table-cell office:value-type="float" office:value="27.794" calcext:value-type="float">
            <text:p>27.794</text:p>
          </table:table-cell>
          <table:table-cell office:value-type="float" office:value="27.875" calcext:value-type="float">
            <text:p>27.875</text:p>
          </table:table-cell>
          <table:table-cell office:value-type="float" office:value="27.093" calcext:value-type="float">
            <text:p>27.093</text:p>
          </table:table-cell>
          <table:table-cell office:value-type="float" office:value="27.875" calcext:value-type="float">
            <text:p>27.875</text:p>
          </table:table-cell>
          <table:table-cell office:value-type="float" office:value="0" calcext:value-type="float">
            <text:p>0</text:p>
          </table:table-cell>
          <table:table-cell office:value-type="float" office:value="27.875" calcext:value-type="float">
            <text:p>27.875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table:formula="of:=DATEVALUE([.A183])" office:value-type="float" office:value="42423" calcext:value-type="float">
            <text:p>42423</text:p>
          </table:table-cell>
          <table:table-cell office:value-type="float" office:value="28.03" calcext:value-type="float">
            <text:p>28.03</text:p>
          </table:table-cell>
          <table:table-cell office:value-type="float" office:value="28.409" calcext:value-type="float">
            <text:p>28.409</text:p>
          </table:table-cell>
          <table:table-cell table:number-columns-repeated="2" office:value-type="float" office:value="27.845" calcext:value-type="float">
            <text:p>27.845</text:p>
          </table:table-cell>
          <table:table-cell office:value-type="float" office:value="0" calcext:value-type="float">
            <text:p>0</text:p>
          </table:table-cell>
          <table:table-cell office:value-type="float" office:value="27.845" calcext:value-type="float">
            <text:p>27.845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table:formula="of:=DATEVALUE([.A184])" office:value-type="float" office:value="42422" calcext:value-type="float">
            <text:p>42422</text:p>
          </table:table-cell>
          <table:table-cell office:value-type="float" office:value="27.118" calcext:value-type="float">
            <text:p>27.118</text:p>
          </table:table-cell>
          <table:table-cell office:value-type="float" office:value="28.275" calcext:value-type="float">
            <text:p>28.275</text:p>
          </table:table-cell>
          <table:table-cell office:value-type="float" office:value="27.118" calcext:value-type="float">
            <text:p>27.118</text:p>
          </table:table-cell>
          <table:table-cell office:value-type="float" office:value="28.275" calcext:value-type="float">
            <text:p>28.275</text:p>
          </table:table-cell>
          <table:table-cell office:value-type="float" office:value="100" calcext:value-type="float">
            <text:p>100</text:p>
          </table:table-cell>
          <table:table-cell office:value-type="float" office:value="28.275" calcext:value-type="float">
            <text:p>28.275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table:formula="of:=DATEVALUE([.A185])" office:value-type="float" office:value="42419" calcext:value-type="float">
            <text:p>42419</text:p>
          </table:table-cell>
          <table:table-cell office:value-type="float" office:value="26.491" calcext:value-type="float">
            <text:p>26.491</text:p>
          </table:table-cell>
          <table:table-cell office:value-type="float" office:value="27.17" calcext:value-type="float">
            <text:p>27.17</text:p>
          </table:table-cell>
          <table:table-cell office:value-type="float" office:value="26.31" calcext:value-type="float">
            <text:p>26.31</text:p>
          </table:table-cell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table:formula="of:=DATEVALUE([.A186])" office:value-type="float" office:value="42418" calcext:value-type="float">
            <text:p>42418</text:p>
          </table:table-cell>
          <table:table-cell office:value-type="float" office:value="26.314" calcext:value-type="float">
            <text:p>26.314</text:p>
          </table:table-cell>
          <table:table-cell office:value-type="float" office:value="27.109" calcext:value-type="float">
            <text:p>27.109</text:p>
          </table:table-cell>
          <table:table-cell office:value-type="float" office:value="26.314" calcext:value-type="float">
            <text:p>26.314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table:formula="of:=DATEVALUE([.A187])" office:value-type="float" office:value="42417" calcext:value-type="float">
            <text:p>42417</text:p>
          </table:table-cell>
          <table:table-cell office:value-type="float" office:value="26.179" calcext:value-type="float">
            <text:p>26.179</text:p>
          </table:table-cell>
          <table:table-cell office:value-type="float" office:value="26.355" calcext:value-type="float">
            <text:p>26.355</text:p>
          </table:table-cell>
          <table:table-cell office:value-type="float" office:value="25.986" calcext:value-type="float">
            <text:p>25.986</text:p>
          </table:table-cell>
          <table:table-cell office:value-type="float" office:value="26.355" calcext:value-type="float">
            <text:p>26.355</text:p>
          </table:table-cell>
          <table:table-cell office:value-type="float" office:value="100" calcext:value-type="float">
            <text:p>100</text:p>
          </table:table-cell>
          <table:table-cell office:value-type="float" office:value="26.355" calcext:value-type="float">
            <text:p>26.355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table:formula="of:=DATEVALUE([.A188])" office:value-type="float" office:value="42416" calcext:value-type="float">
            <text:p>42416</text:p>
          </table:table-cell>
          <table:table-cell office:value-type="float" office:value="24.549" calcext:value-type="float">
            <text:p>24.549</text:p>
          </table:table-cell>
          <table:table-cell office:value-type="float" office:value="26.114" calcext:value-type="float">
            <text:p>26.114</text:p>
          </table:table-cell>
          <table:table-cell office:value-type="float" office:value="24.45" calcext:value-type="float">
            <text:p>24.45</text:p>
          </table:table-cell>
          <table:table-cell office:value-type="float" office:value="26.114" calcext:value-type="float">
            <text:p>26.114</text:p>
          </table:table-cell>
          <table:table-cell office:value-type="float" office:value="0" calcext:value-type="float">
            <text:p>0</text:p>
          </table:table-cell>
          <table:table-cell office:value-type="float" office:value="26.114" calcext:value-type="float">
            <text:p>26.114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table:formula="of:=DATEVALUE([.A189])" office:value-type="float" office:value="42415" calcext:value-type="float">
            <text:p>42415</text:p>
          </table:table-cell>
          <table:table-cell office:value-type="float" office:value="24.276" calcext:value-type="float">
            <text:p>24.276</text:p>
          </table:table-cell>
          <table:table-cell office:value-type="float" office:value="24.417" calcext:value-type="float">
            <text:p>24.417</text:p>
          </table:table-cell>
          <table:table-cell office:value-type="float" office:value="24.276" calcext:value-type="float">
            <text:p>24.276</text:p>
          </table:table-cell>
          <table:table-cell office:value-type="float" office:value="24.415" calcext:value-type="float">
            <text:p>24.415</text:p>
          </table:table-cell>
          <table:table-cell office:value-type="float" office:value="500" calcext:value-type="float">
            <text:p>500</text:p>
          </table:table-cell>
          <table:table-cell office:value-type="float" office:value="24.415" calcext:value-type="float">
            <text:p>24.415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table:formula="of:=DATEVALUE([.A190])" office:value-type="float" office:value="42412" calcext:value-type="float">
            <text:p>42412</text:p>
          </table:table-cell>
          <table:table-cell office:value-type="float" office:value="23.627" calcext:value-type="float">
            <text:p>23.627</text:p>
          </table:table-cell>
          <table:table-cell office:value-type="float" office:value="24.105" calcext:value-type="float">
            <text:p>24.105</text:p>
          </table:table-cell>
          <table:table-cell office:value-type="float" office:value="23.627" calcext:value-type="float">
            <text:p>23.627</text:p>
          </table:table-cell>
          <table:table-cell office:value-type="float" office:value="23.925" calcext:value-type="float">
            <text:p>23.925</text:p>
          </table:table-cell>
          <table:table-cell office:value-type="float" office:value="0" calcext:value-type="float">
            <text:p>0</text:p>
          </table:table-cell>
          <table:table-cell office:value-type="float" office:value="23.925" calcext:value-type="float">
            <text:p>23.925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table:formula="of:=DATEVALUE([.A191])" office:value-type="float" office:value="42411" calcext:value-type="float">
            <text:p>42411</text:p>
          </table:table-cell>
          <table:table-cell table:number-columns-repeated="2" office:value-type="float" office:value="23.842" calcext:value-type="float">
            <text:p>23.842</text:p>
          </table:table-cell>
          <table:table-cell office:value-type="float" office:value="23.297" calcext:value-type="float">
            <text:p>23.297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table:formula="of:=DATEVALUE([.A192])" office:value-type="float" office:value="42410" calcext:value-type="float">
            <text:p>42410</text:p>
          </table:table-cell>
          <table:table-cell office:value-type="float" office:value="23.72" calcext:value-type="float">
            <text:p>23.72</text:p>
          </table:table-cell>
          <table:table-cell office:value-type="float" office:value="24.398" calcext:value-type="float">
            <text:p>24.398</text:p>
          </table:table-cell>
          <table:table-cell office:value-type="float" office:value="23.72" calcext:value-type="float">
            <text:p>23.72</text:p>
          </table:table-cell>
          <table:table-cell office:value-type="float" office:value="24.398" calcext:value-type="float">
            <text:p>24.398</text:p>
          </table:table-cell>
          <table:table-cell office:value-type="float" office:value="0" calcext:value-type="float">
            <text:p>0</text:p>
          </table:table-cell>
          <table:table-cell office:value-type="float" office:value="24.398" calcext:value-type="float">
            <text:p>24.398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table:formula="of:=DATEVALUE([.A193])" office:value-type="float" office:value="42409" calcext:value-type="float">
            <text:p>42409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259" calcext:value-type="float">
            <text:p>24.259</text:p>
          </table:table-cell>
          <table:table-cell office:value-type="float" office:value="23.619" calcext:value-type="float">
            <text:p>23.619</text:p>
          </table:table-cell>
          <table:table-cell office:value-type="float" office:value="24.026" calcext:value-type="float">
            <text:p>24.026</text:p>
          </table:table-cell>
          <table:table-cell office:value-type="float" office:value="2400" calcext:value-type="float">
            <text:p>2400</text:p>
          </table:table-cell>
          <table:table-cell office:value-type="float" office:value="24.026" calcext:value-type="float">
            <text:p>24.026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table:formula="of:=DATEVALUE([.A194])" office:value-type="float" office:value="42408" calcext:value-type="float">
            <text:p>42408</text:p>
          </table:table-cell>
          <table:table-cell table:number-columns-repeated="2" office:value-type="float" office:value="25.186" calcext:value-type="float">
            <text:p>25.186</text:p>
          </table:table-cell>
          <table:table-cell office:value-type="float" office:value="23.803" calcext:value-type="float">
            <text:p>23.803</text:p>
          </table:table-cell>
          <table:table-cell office:value-type="float" office:value="24.195" calcext:value-type="float">
            <text:p>24.195</text:p>
          </table:table-cell>
          <table:table-cell office:value-type="float" office:value="10200" calcext:value-type="float">
            <text:p>10200</text:p>
          </table:table-cell>
          <table:table-cell office:value-type="float" office:value="24.195" calcext:value-type="float">
            <text:p>24.195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table:formula="of:=DATEVALUE([.A195])" office:value-type="float" office:value="42405" calcext:value-type="float">
            <text:p>42405</text:p>
          </table:table-cell>
          <table:table-cell office:value-type="float" office:value="25.923" calcext:value-type="float">
            <text:p>25.923</text:p>
          </table:table-cell>
          <table:table-cell office:value-type="float" office:value="26.15" calcext:value-type="float">
            <text:p>26.15</text:p>
          </table:table-cell>
          <table:table-cell office:value-type="float" office:value="24.905" calcext:value-type="float">
            <text:p>24.905</text:p>
          </table:table-cell>
          <table:table-cell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table:formula="of:=DATEVALUE([.A196])" office:value-type="float" office:value="42404" calcext:value-type="float">
            <text:p>42404</text:p>
          </table:table-cell>
          <table:table-cell office:value-type="float" office:value="25.188" calcext:value-type="float">
            <text:p>25.188</text:p>
          </table:table-cell>
          <table:table-cell office:value-type="float" office:value="25.79" calcext:value-type="float">
            <text:p>25.79</text:p>
          </table:table-cell>
          <table:table-cell office:value-type="float" office:value="24.848" calcext:value-type="float">
            <text:p>24.848</text:p>
          </table:table-cell>
          <table:table-cell office:value-type="float" office:value="25.79" calcext:value-type="float">
            <text:p>25.79</text:p>
          </table:table-cell>
          <table:table-cell office:value-type="float" office:value="11200" calcext:value-type="float">
            <text:p>11200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table:formula="of:=DATEVALUE([.A197])" office:value-type="float" office:value="42403" calcext:value-type="float">
            <text:p>42403</text:p>
          </table:table-cell>
          <table:table-cell table:number-columns-repeated="2" office:value-type="float" office:value="26.05" calcext:value-type="float">
            <text:p>26.05</text:p>
          </table:table-cell>
          <table:table-cell office:value-type="float" office:value="24.23" calcext:value-type="float">
            <text:p>24.23</text:p>
          </table:table-cell>
          <table:table-cell office:value-type="float" office:value="24.625" calcext:value-type="float">
            <text:p>24.625</text:p>
          </table:table-cell>
          <table:table-cell office:value-type="float" office:value="0" calcext:value-type="float">
            <text:p>0</text:p>
          </table:table-cell>
          <table:table-cell office:value-type="float" office:value="24.625" calcext:value-type="float">
            <text:p>24.625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table:formula="of:=DATEVALUE([.A198])" office:value-type="float" office:value="42402" calcext:value-type="float">
            <text:p>42402</text:p>
          </table:table-cell>
          <table:table-cell table:number-columns-repeated="2" office:value-type="float" office:value="26.969" calcext:value-type="float">
            <text:p>26.969</text:p>
          </table:table-cell>
          <table:table-cell office:value-type="float" office:value="25.885" calcext:value-type="float">
            <text:p>25.885</text:p>
          </table:table-cell>
          <table:table-cell office:value-type="float" office:value="26.81" calcext:value-type="float">
            <text:p>26.81</text:p>
          </table:table-cell>
          <table:table-cell office:value-type="float" office:value="0" calcext:value-type="float">
            <text:p>0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table:formula="of:=DATEVALUE([.A199])" office:value-type="float" office:value="42401" calcext:value-type="float">
            <text:p>42401</text:p>
          </table:table-cell>
          <table:table-cell table:number-columns-repeated="2" office:value-type="float" office:value="27.045" calcext:value-type="float">
            <text:p>27.045</text:p>
          </table:table-cell>
          <table:table-cell office:value-type="float" office:value="26.02" calcext:value-type="float">
            <text:p>26.02</text:p>
          </table:table-cell>
          <table:table-cell office:value-type="float" office:value="26.735" calcext:value-type="float">
            <text:p>26.735</text:p>
          </table:table-cell>
          <table:table-cell office:value-type="float" office:value="0" calcext:value-type="float">
            <text:p>0</text:p>
          </table:table-cell>
          <table:table-cell office:value-type="float" office:value="26.735" calcext:value-type="float">
            <text:p>26.735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table:formula="of:=DATEVALUE([.A200])" office:value-type="float" office:value="42398" calcext:value-type="float">
            <text:p>42398</text:p>
          </table:table-cell>
          <table:table-cell office:value-type="float" office:value="26.485" calcext:value-type="float">
            <text:p>26.485</text:p>
          </table:table-cell>
          <table:table-cell office:value-type="float" office:value="26.92" calcext:value-type="float">
            <text:p>26.92</text:p>
          </table:table-cell>
          <table:table-cell office:value-type="float" office:value="26.485" calcext:value-type="float">
            <text:p>26.485</text:p>
          </table:table-cell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table:formula="of:=DATEVALUE([.A201])" office:value-type="float" office:value="42397" calcext:value-type="float">
            <text:p>42397</text:p>
          </table:table-cell>
          <table:table-cell office:value-type="float" office:value="27.286" calcext:value-type="float">
            <text:p>27.286</text:p>
          </table:table-cell>
          <table:table-cell office:value-type="float" office:value="27.859" calcext:value-type="float">
            <text:p>27.859</text:p>
          </table:table-cell>
          <table:table-cell office:value-type="float" office:value="26.44" calcext:value-type="float">
            <text:p>26.44</text:p>
          </table:table-cell>
          <table:table-cell office:value-type="float" office:value="26.623" calcext:value-type="float">
            <text:p>26.623</text:p>
          </table:table-cell>
          <table:table-cell office:value-type="float" office:value="0" calcext:value-type="float">
            <text:p>0</text:p>
          </table:table-cell>
          <table:table-cell office:value-type="float" office:value="26.623" calcext:value-type="float">
            <text:p>26.623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table:formula="of:=DATEVALUE([.A202])" office:value-type="float" office:value="42396" calcext:value-type="float">
            <text:p>42396</text:p>
          </table:table-cell>
          <table:table-cell office:value-type="float" office:value="27.461" calcext:value-type="float">
            <text:p>27.461</text:p>
          </table:table-cell>
          <table:table-cell office:value-type="float" office:value="27.813" calcext:value-type="float">
            <text:p>27.813</text:p>
          </table:table-cell>
          <table:table-cell office:value-type="float" office:value="27.338" calcext:value-type="float">
            <text:p>27.338</text:p>
          </table:table-cell>
          <table:table-cell office:value-type="float" office:value="27.45" calcext:value-type="float">
            <text:p>27.45</text:p>
          </table:table-cell>
          <table:table-cell office:value-type="float" office:value="0" calcext:value-type="float">
            <text:p>0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table:formula="of:=DATEVALUE([.A203])" office:value-type="float" office:value="42395" calcext:value-type="float">
            <text:p>42395</text:p>
          </table:table-cell>
          <table:table-cell office:value-type="float" office:value="27.372" calcext:value-type="float">
            <text:p>27.372</text:p>
          </table:table-cell>
          <table:table-cell office:value-type="float" office:value="27.454" calcext:value-type="float">
            <text:p>27.454</text:p>
          </table:table-cell>
          <table:table-cell office:value-type="float" office:value="27.015" calcext:value-type="float">
            <text:p>27.015</text:p>
          </table:table-cell>
          <table:table-cell office:value-type="float" office:value="27.454" calcext:value-type="float">
            <text:p>27.454</text:p>
          </table:table-cell>
          <table:table-cell office:value-type="float" office:value="100" calcext:value-type="float">
            <text:p>100</text:p>
          </table:table-cell>
          <table:table-cell office:value-type="float" office:value="27.454" calcext:value-type="float">
            <text:p>27.454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table:formula="of:=DATEVALUE([.A204])" office:value-type="float" office:value="42394" calcext:value-type="float">
            <text:p>42394</text:p>
          </table:table-cell>
          <table:table-cell office:value-type="float" office:value="27.458" calcext:value-type="float">
            <text:p>27.458</text:p>
          </table:table-cell>
          <table:table-cell office:value-type="float" office:value="27.895" calcext:value-type="float">
            <text:p>27.895</text:p>
          </table:table-cell>
          <table:table-cell office:value-type="float" office:value="27.305" calcext:value-type="float">
            <text:p>27.305</text:p>
          </table:table-cell>
          <table:table-cell office:value-type="float" office:value="27.555" calcext:value-type="float">
            <text:p>27.555</text:p>
          </table:table-cell>
          <table:table-cell office:value-type="float" office:value="0" calcext:value-type="float">
            <text:p>0</text:p>
          </table:table-cell>
          <table:table-cell office:value-type="float" office:value="27.555" calcext:value-type="float">
            <text:p>27.555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table:formula="of:=DATEVALUE([.A205])" office:value-type="float" office:value="42391" calcext:value-type="float">
            <text:p>42391</text:p>
          </table:table-cell>
          <table:table-cell office:value-type="float" office:value="27.303" calcext:value-type="float">
            <text:p>27.303</text:p>
          </table:table-cell>
          <table:table-cell office:value-type="float" office:value="27.994" calcext:value-type="float">
            <text:p>27.994</text:p>
          </table:table-cell>
          <table:table-cell table:number-columns-repeated="2"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27.22" calcext:value-type="float">
            <text:p>27.22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table:formula="of:=DATEVALUE([.A206])" office:value-type="float" office:value="42390" calcext:value-type="float">
            <text:p>42390</text:p>
          </table:table-cell>
          <table:table-cell office:value-type="float" office:value="26.263" calcext:value-type="float">
            <text:p>26.263</text:p>
          </table:table-cell>
          <table:table-cell office:value-type="float" office:value="27.135" calcext:value-type="float">
            <text:p>27.135</text:p>
          </table:table-cell>
          <table:table-cell office:value-type="float" office:value="26.139" calcext:value-type="float">
            <text:p>26.139</text:p>
          </table:table-cell>
          <table:table-cell office:value-type="float" office:value="27.135" calcext:value-type="float">
            <text:p>27.135</text:p>
          </table:table-cell>
          <table:table-cell office:value-type="float" office:value="0" calcext:value-type="float">
            <text:p>0</text:p>
          </table:table-cell>
          <table:table-cell office:value-type="float" office:value="27.135" calcext:value-type="float">
            <text:p>27.135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table:formula="of:=DATEVALUE([.A207])" office:value-type="float" office:value="42389" calcext:value-type="float">
            <text:p>42389</text:p>
          </table:table-cell>
          <table:table-cell office:value-type="float" office:value="26.568" calcext:value-type="float">
            <text:p>26.568</text:p>
          </table:table-cell>
          <table:table-cell office:value-type="float" office:value="26.681" calcext:value-type="float">
            <text:p>26.681</text:p>
          </table:table-cell>
          <table:table-cell table:number-columns-repeated="2" office:value-type="float" office:value="25.79" calcext:value-type="float">
            <text:p>25.79</text:p>
          </table:table-cell>
          <table:table-cell office:value-type="float" office:value="600" calcext:value-type="float">
            <text:p>600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table:formula="of:=DATEVALUE([.A208])" office:value-type="float" office:value="42388" calcext:value-type="float">
            <text:p>42388</text:p>
          </table:table-cell>
          <table:table-cell office:value-type="float" office:value="27.073" calcext:value-type="float">
            <text:p>27.073</text:p>
          </table:table-cell>
          <table:table-cell office:value-type="float" office:value="27.507" calcext:value-type="float">
            <text:p>27.507</text:p>
          </table:table-cell>
          <table:table-cell office:value-type="float" office:value="27.03" calcext:value-type="float">
            <text:p>27.03</text:p>
          </table:table-cell>
          <table:table-cell office:value-type="float" office:value="27.174" calcext:value-type="float">
            <text:p>27.174</text:p>
          </table:table-cell>
          <table:table-cell office:value-type="float" office:value="300" calcext:value-type="float">
            <text:p>300</text:p>
          </table:table-cell>
          <table:table-cell office:value-type="float" office:value="27.174" calcext:value-type="float">
            <text:p>27.174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table:formula="of:=DATEVALUE([.A209])" office:value-type="float" office:value="42387" calcext:value-type="float">
            <text:p>42387</text:p>
          </table:table-cell>
          <table:table-cell table:number-columns-repeated="2" office:value-type="float" office:value="26.855" calcext:value-type="float">
            <text:p>26.855</text:p>
          </table:table-cell>
          <table:table-cell office:value-type="float" office:value="26.55" calcext:value-type="float">
            <text:p>26.55</text:p>
          </table:table-cell>
          <table:table-cell office:value-type="float" office:value="26.673" calcext:value-type="float">
            <text:p>26.673</text:p>
          </table:table-cell>
          <table:table-cell office:value-type="float" office:value="1000" calcext:value-type="float">
            <text:p>1000</text:p>
          </table:table-cell>
          <table:table-cell office:value-type="float" office:value="26.673" calcext:value-type="float">
            <text:p>26.673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table:formula="of:=DATEVALUE([.A210])" office:value-type="float" office:value="42384" calcext:value-type="float">
            <text:p>42384</text:p>
          </table:table-cell>
          <table:table-cell office:value-type="float" office:value="27.528" calcext:value-type="float">
            <text:p>27.528</text:p>
          </table:table-cell>
          <table:table-cell office:value-type="float" office:value="27.64" calcext:value-type="float">
            <text:p>27.64</text:p>
          </table:table-cell>
          <table:table-cell office:value-type="float" office:value="26.38" calcext:value-type="float">
            <text:p>26.38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table:formula="of:=DATEVALUE([.A211])" office:value-type="float" office:value="42383" calcext:value-type="float">
            <text:p>42383</text:p>
          </table:table-cell>
          <table:table-cell office:value-type="float" office:value="27.167" calcext:value-type="float">
            <text:p>27.167</text:p>
          </table:table-cell>
          <table:table-cell office:value-type="float" office:value="27.846" calcext:value-type="float">
            <text:p>27.846</text:p>
          </table:table-cell>
          <table:table-cell office:value-type="float" office:value="26.829" calcext:value-type="float">
            <text:p>26.829</text:p>
          </table:table-cell>
          <table:table-cell office:value-type="float" office:value="27.835" calcext:value-type="float">
            <text:p>27.835</text:p>
          </table:table-cell>
          <table:table-cell office:value-type="float" office:value="2900" calcext:value-type="float">
            <text:p>2900</text:p>
          </table:table-cell>
          <table:table-cell office:value-type="float" office:value="27.835" calcext:value-type="float">
            <text:p>27.835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table:formula="of:=DATEVALUE([.A212])" office:value-type="float" office:value="42382" calcext:value-type="float">
            <text:p>42382</text:p>
          </table:table-cell>
          <table:table-cell office:value-type="float" office:value="28.391" calcext:value-type="float">
            <text:p>28.391</text:p>
          </table:table-cell>
          <table:table-cell office:value-type="float" office:value="28.528" calcext:value-type="float">
            <text:p>28.528</text:p>
          </table:table-cell>
          <table:table-cell table:number-columns-repeated="2" office:value-type="float" office:value="27.335" calcext:value-type="float">
            <text:p>27.335</text:p>
          </table:table-cell>
          <table:table-cell office:value-type="float" office:value="0" calcext:value-type="float">
            <text:p>0</text:p>
          </table:table-cell>
          <table:table-cell office:value-type="float" office:value="27.335" calcext:value-type="float">
            <text:p>27.335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table:formula="of:=DATEVALUE([.A213])" office:value-type="float" office:value="42381" calcext:value-type="float">
            <text:p>42381</text:p>
          </table:table-cell>
          <table:table-cell office:value-type="float" office:value="27.507" calcext:value-type="float">
            <text:p>27.507</text:p>
          </table:table-cell>
          <table:table-cell office:value-type="float" office:value="27.571" calcext:value-type="float">
            <text:p>27.571</text:p>
          </table:table-cell>
          <table:table-cell office:value-type="float" office:value="27.476" calcext:value-type="float">
            <text:p>27.476</text:p>
          </table:table-cell>
          <table:table-cell office:value-type="float" office:value="27.571" calcext:value-type="float">
            <text:p>27.571</text:p>
          </table:table-cell>
          <table:table-cell office:value-type="float" office:value="0" calcext:value-type="float">
            <text:p>0</text:p>
          </table:table-cell>
          <table:table-cell office:value-type="float" office:value="27.571" calcext:value-type="float">
            <text:p>27.571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table:formula="of:=DATEVALUE([.A214])" office:value-type="float" office:value="42380" calcext:value-type="float">
            <text:p>42380</text:p>
          </table:table-cell>
          <table:table-cell office:value-type="float" office:value="27.867" calcext:value-type="float">
            <text:p>27.867</text:p>
          </table:table-cell>
          <table:table-cell office:value-type="float" office:value="28.304" calcext:value-type="float">
            <text:p>28.304</text:p>
          </table:table-cell>
          <table:table-cell office:value-type="float" office:value="27.814" calcext:value-type="float">
            <text:p>27.814</text:p>
          </table:table-cell>
          <table:table-cell office:value-type="float" office:value="28.082" calcext:value-type="float">
            <text:p>28.082</text:p>
          </table:table-cell>
          <table:table-cell office:value-type="float" office:value="100" calcext:value-type="float">
            <text:p>100</text:p>
          </table:table-cell>
          <table:table-cell office:value-type="float" office:value="28.082" calcext:value-type="float">
            <text:p>28.082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table:formula="of:=DATEVALUE([.A215])" office:value-type="float" office:value="42377" calcext:value-type="float">
            <text:p>42377</text:p>
          </table:table-cell>
          <table:table-cell office:value-type="float" office:value="28.012" calcext:value-type="float">
            <text:p>28.012</text:p>
          </table:table-cell>
          <table:table-cell office:value-type="float" office:value="28.67" calcext:value-type="float">
            <text:p>28.67</text:p>
          </table:table-cell>
          <table:table-cell office:value-type="float" office:value="27.58" calcext:value-type="float">
            <text:p>27.58</text:p>
          </table:table-cell>
          <table:table-cell office:value-type="float" office:value="28.67" calcext:value-type="float">
            <text:p>28.67</text:p>
          </table:table-cell>
          <table:table-cell office:value-type="float" office:value="0" calcext:value-type="float">
            <text:p>0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table:formula="of:=DATEVALUE([.A216])" office:value-type="float" office:value="42376" calcext:value-type="float">
            <text:p>42376</text:p>
          </table:table-cell>
          <table:table-cell office:value-type="float" office:value="29.053" calcext:value-type="float">
            <text:p>29.053</text:p>
          </table:table-cell>
          <table:table-cell office:value-type="float" office:value="29.071" calcext:value-type="float">
            <text:p>29.071</text:p>
          </table:table-cell>
          <table:table-cell office:value-type="float" office:value="27.73" calcext:value-type="float">
            <text:p>27.73</text:p>
          </table:table-cell>
          <table:table-cell office:value-type="float" office:value="27.735" calcext:value-type="float">
            <text:p>27.735</text:p>
          </table:table-cell>
          <table:table-cell office:value-type="float" office:value="1600" calcext:value-type="float">
            <text:p>1600</text:p>
          </table:table-cell>
          <table:table-cell office:value-type="float" office:value="27.735" calcext:value-type="float">
            <text:p>27.735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table:formula="of:=DATEVALUE([.A217])" office:value-type="float" office:value="42375" calcext:value-type="float">
            <text:p>42375</text:p>
          </table:table-cell>
          <table:table-cell office:value-type="float" office:value="29.688" calcext:value-type="float">
            <text:p>29.688</text:p>
          </table:table-cell>
          <table:table-cell office:value-type="float" office:value="29.735" calcext:value-type="float">
            <text:p>29.735</text:p>
          </table:table-cell>
          <table:table-cell office:value-type="float" office:value="29.6" calcext:value-type="float">
            <text:p>29.6</text:p>
          </table:table-cell>
          <table:table-cell office:value-type="float" office:value="29.735" calcext:value-type="float">
            <text:p>29.735</text:p>
          </table:table-cell>
          <table:table-cell office:value-type="float" office:value="0" calcext:value-type="float">
            <text:p>0</text:p>
          </table:table-cell>
          <table:table-cell office:value-type="float" office:value="29.735" calcext:value-type="float">
            <text:p>29.735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table:formula="of:=DATEVALUE([.A218])" office:value-type="float" office:value="42374" calcext:value-type="float">
            <text:p>42374</text:p>
          </table:table-cell>
          <table:table-cell office:value-type="float" office:value="29.043" calcext:value-type="float">
            <text:p>29.043</text:p>
          </table:table-cell>
          <table:table-cell office:value-type="float" office:value="29.53" calcext:value-type="float">
            <text:p>29.53</text:p>
          </table:table-cell>
          <table:table-cell office:value-type="float" office:value="28.946" calcext:value-type="float">
            <text:p>28.946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table:formula="of:=DATEVALUE([.A219])" office:value-type="float" office:value="42373" calcext:value-type="float">
            <text:p>42373</text:p>
          </table:table-cell>
          <table:table-cell table:number-columns-repeated="2" office:value-type="float" office:value="30.229" calcext:value-type="float">
            <text:p>30.229</text:p>
          </table:table-cell>
          <table:table-cell table:number-columns-repeated="2" office:value-type="float" office:value="29.234" calcext:value-type="float">
            <text:p>29.234</text:p>
          </table:table-cell>
          <table:table-cell office:value-type="float" office:value="0" calcext:value-type="float">
            <text:p>0</text:p>
          </table:table-cell>
          <table:table-cell office:value-type="float" office:value="29.234" calcext:value-type="float">
            <text:p>29.234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table:formula="of:=DATEVALUE([.A220])" office:value-type="float" office:value="42370" calcext:value-type="float">
            <text:p>42370</text:p>
          </table:table-cell>
          <table:table-cell table:number-columns-repeated="4"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table:formula="of:=DATEVALUE([.A221])" office:value-type="float" office:value="42369" calcext:value-type="float">
            <text:p>42369</text:p>
          </table:table-cell>
          <table:table-cell table:number-columns-repeated="4"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2015-12-30</text:p>
          </table:table-cell>
          <table:table-cell table:formula="of:=DATEVALUE([.A222])" office:value-type="float" office:value="42368" calcext:value-type="float">
            <text:p>42368</text:p>
          </table:table-cell>
          <table:table-cell table:number-columns-repeated="2" office:value-type="float" office:value="31.108" calcext:value-type="float">
            <text:p>31.108</text:p>
          </table:table-cell>
          <table:table-cell table:number-columns-repeated="2"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table:formula="of:=DATEVALUE([.A223])" office:value-type="float" office:value="42367" calcext:value-type="float">
            <text:p>42367</text:p>
          </table:table-cell>
          <table:table-cell office:value-type="float" office:value="30.615" calcext:value-type="float">
            <text:p>30.615</text:p>
          </table:table-cell>
          <table:table-cell office:value-type="float" office:value="31.1" calcext:value-type="float">
            <text:p>31.1</text:p>
          </table:table-cell>
          <table:table-cell office:value-type="float" office:value="30.603" calcext:value-type="float">
            <text:p>30.603</text:p>
          </table:table-cell>
          <table:table-cell office:value-type="float" office:value="31.1" calcext:value-type="float">
            <text:p>31.1</text:p>
          </table:table-cell>
          <table:table-cell office:value-type="float" office:value="200" calcext:value-type="float">
            <text:p>200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15-12-28</text:p>
          </table:table-cell>
          <table:table-cell table:formula="of:=DATEVALUE([.A224])" office:value-type="float" office:value="42366" calcext:value-type="float">
            <text:p>42366</text:p>
          </table:table-cell>
          <table:table-cell office:value-type="float" office:value="31" calcext:value-type="float">
            <text:p>31</text:p>
          </table:table-cell>
          <table:table-cell office:value-type="float" office:value="31.035" calcext:value-type="float">
            <text:p>31.035</text:p>
          </table:table-cell>
          <table:table-cell office:value-type="float" office:value="30.309" calcext:value-type="float">
            <text:p>30.309</text:p>
          </table:table-cell>
          <table:table-cell office:value-type="float" office:value="30.525" calcext:value-type="float">
            <text:p>30.525</text:p>
          </table:table-cell>
          <table:table-cell office:value-type="float" office:value="0" calcext:value-type="float">
            <text:p>0</text:p>
          </table:table-cell>
          <table:table-cell office:value-type="float" office:value="30.525" calcext:value-type="float">
            <text:p>30.525</text:p>
          </table:table-cell>
        </table:table-row>
        <table:table-row table:style-name="ro1">
          <table:table-cell office:value-type="string" calcext:value-type="string">
            <text:p>2015-12-25</text:p>
          </table:table-cell>
          <table:table-cell table:formula="of:=DATEVALUE([.A225])" office:value-type="float" office:value="42363" calcext:value-type="float">
            <text:p>42363</text:p>
          </table:table-cell>
          <table:table-cell table:number-columns-repeated="4" office:value-type="float" office:value="31.547" calcext:value-type="float">
            <text:p>31.547</text:p>
          </table:table-cell>
          <table:table-cell office:value-type="float" office:value="0" calcext:value-type="float">
            <text:p>0</text:p>
          </table:table-cell>
          <table:table-cell office:value-type="float" office:value="31.547" calcext:value-type="float">
            <text:p>31.547</text:p>
          </table:table-cell>
        </table:table-row>
        <table:table-row table:style-name="ro1">
          <table:table-cell office:value-type="string" calcext:value-type="string">
            <text:p>2015-12-24</text:p>
          </table:table-cell>
          <table:table-cell table:formula="of:=DATEVALUE([.A226])" office:value-type="float" office:value="42362" calcext:value-type="float">
            <text:p>42362</text:p>
          </table:table-cell>
          <table:table-cell table:number-columns-repeated="4" office:value-type="float" office:value="31.547" calcext:value-type="float">
            <text:p>31.547</text:p>
          </table:table-cell>
          <table:table-cell office:value-type="float" office:value="0" calcext:value-type="float">
            <text:p>0</text:p>
          </table:table-cell>
          <table:table-cell office:value-type="float" office:value="31.547" calcext:value-type="float">
            <text:p>31.547</text:p>
          </table:table-cell>
        </table:table-row>
        <table:table-row table:style-name="ro1">
          <table:table-cell office:value-type="string" calcext:value-type="string">
            <text:p>2015-12-23</text:p>
          </table:table-cell>
          <table:table-cell table:formula="of:=DATEVALUE([.A227])" office:value-type="float" office:value="42361" calcext:value-type="float">
            <text:p>42361</text:p>
          </table:table-cell>
          <table:table-cell office:value-type="float" office:value="31.238" calcext:value-type="float">
            <text:p>31.238</text:p>
          </table:table-cell>
          <table:table-cell office:value-type="float" office:value="31.547" calcext:value-type="float">
            <text:p>31.547</text:p>
          </table:table-cell>
          <table:table-cell office:value-type="float" office:value="31.238" calcext:value-type="float">
            <text:p>31.238</text:p>
          </table:table-cell>
          <table:table-cell office:value-type="float" office:value="31.547" calcext:value-type="float">
            <text:p>31.547</text:p>
          </table:table-cell>
          <table:table-cell office:value-type="float" office:value="100" calcext:value-type="float">
            <text:p>100</text:p>
          </table:table-cell>
          <table:table-cell office:value-type="float" office:value="31.547" calcext:value-type="float">
            <text:p>31.547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table:formula="of:=DATEVALUE([.A228])" office:value-type="float" office:value="42360" calcext:value-type="float">
            <text:p>42360</text:p>
          </table:table-cell>
          <table:table-cell office:value-type="float" office:value="30.29" calcext:value-type="float">
            <text:p>30.29</text:p>
          </table:table-cell>
          <table:table-cell office:value-type="float" office:value="30.669" calcext:value-type="float">
            <text:p>30.669</text:p>
          </table:table-cell>
          <table:table-cell office:value-type="float" office:value="30.043" calcext:value-type="float">
            <text:p>30.043</text:p>
          </table:table-cell>
          <table:table-cell office:value-type="float" office:value="30.669" calcext:value-type="float">
            <text:p>30.669</text:p>
          </table:table-cell>
          <table:table-cell office:value-type="float" office:value="0" calcext:value-type="float">
            <text:p>0</text:p>
          </table:table-cell>
          <table:table-cell office:value-type="float" office:value="30.669" calcext:value-type="float">
            <text:p>30.669</text:p>
          </table:table-cell>
        </table:table-row>
        <table:table-row table:style-name="ro1">
          <table:table-cell office:value-type="string" calcext:value-type="string">
            <text:p>2015-12-21</text:p>
          </table:table-cell>
          <table:table-cell table:formula="of:=DATEVALUE([.A229])" office:value-type="float" office:value="42359" calcext:value-type="float">
            <text:p>42359</text:p>
          </table:table-cell>
          <table:table-cell office:value-type="float" office:value="30.288" calcext:value-type="float">
            <text:p>30.288</text:p>
          </table:table-cell>
          <table:table-cell office:value-type="float" office:value="30.634" calcext:value-type="float">
            <text:p>30.634</text:p>
          </table:table-cell>
          <table:table-cell office:value-type="float" office:value="30.278" calcext:value-type="float">
            <text:p>30.278</text:p>
          </table:table-cell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2015-12-18</text:p>
          </table:table-cell>
          <table:table-cell table:formula="of:=DATEVALUE([.A230])" office:value-type="float" office:value="42356" calcext:value-type="float">
            <text:p>42356</text:p>
          </table:table-cell>
          <table:table-cell office:value-type="float" office:value="30.362" calcext:value-type="float">
            <text:p>30.362</text:p>
          </table:table-cell>
          <table:table-cell office:value-type="float" office:value="30.843" calcext:value-type="float">
            <text:p>30.843</text:p>
          </table:table-cell>
          <table:table-cell office:value-type="float" office:value="30.362" calcext:value-type="float">
            <text:p>30.362</text:p>
          </table:table-cell>
          <table:table-cell office:value-type="float" office:value="30.843" calcext:value-type="float">
            <text:p>30.843</text:p>
          </table:table-cell>
          <table:table-cell office:value-type="float" office:value="0" calcext:value-type="float">
            <text:p>0</text:p>
          </table:table-cell>
          <table:table-cell office:value-type="float" office:value="30.843" calcext:value-type="float">
            <text:p>30.843</text:p>
          </table:table-cell>
        </table:table-row>
        <table:table-row table:style-name="ro1">
          <table:table-cell office:value-type="string" calcext:value-type="string">
            <text:p>2015-12-17</text:p>
          </table:table-cell>
          <table:table-cell table:formula="of:=DATEVALUE([.A231])" office:value-type="float" office:value="42355" calcext:value-type="float">
            <text:p>42355</text:p>
          </table:table-cell>
          <table:table-cell office:value-type="float" office:value="30.951" calcext:value-type="float">
            <text:p>30.951</text:p>
          </table:table-cell>
          <table:table-cell office:value-type="float" office:value="31.107" calcext:value-type="float">
            <text:p>31.107</text:p>
          </table:table-cell>
          <table:table-cell office:value-type="float" office:value="30.73" calcext:value-type="float">
            <text:p>30.73</text:p>
          </table:table-cell>
          <table:table-cell office:value-type="float" office:value="30.745" calcext:value-type="float">
            <text:p>30.745</text:p>
          </table:table-cell>
          <table:table-cell office:value-type="float" office:value="100" calcext:value-type="float">
            <text:p>100</text:p>
          </table:table-cell>
          <table:table-cell office:value-type="float" office:value="30.745" calcext:value-type="float">
            <text:p>30.745</text:p>
          </table:table-cell>
        </table:table-row>
        <table:table-row table:style-name="ro1">
          <table:table-cell office:value-type="string" calcext:value-type="string">
            <text:p>2015-12-16</text:p>
          </table:table-cell>
          <table:table-cell table:formula="of:=DATEVALUE([.A232])" office:value-type="float" office:value="42354" calcext:value-type="float">
            <text:p>42354</text:p>
          </table:table-cell>
          <table:table-cell office:value-type="float" office:value="30.21" calcext:value-type="float">
            <text:p>30.21</text:p>
          </table:table-cell>
          <table:table-cell office:value-type="float" office:value="30.58" calcext:value-type="float">
            <text:p>30.58</text:p>
          </table:table-cell>
          <table:table-cell office:value-type="float" office:value="30.21" calcext:value-type="float">
            <text:p>30.21</text:p>
          </table:table-cell>
          <table:table-cell office:value-type="float" office:value="30.58" calcext:value-type="float">
            <text:p>30.58</text:p>
          </table:table-cell>
          <table:table-cell office:value-type="float" office:value="0" calcext:value-type="float">
            <text:p>0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table:formula="of:=DATEVALUE([.A233])" office:value-type="float" office:value="42353" calcext:value-type="float">
            <text:p>42353</text:p>
          </table:table-cell>
          <table:table-cell office:value-type="float" office:value="29.458" calcext:value-type="float">
            <text:p>29.458</text:p>
          </table:table-cell>
          <table:table-cell office:value-type="float" office:value="29.7" calcext:value-type="float">
            <text:p>29.7</text:p>
          </table:table-cell>
          <table:table-cell office:value-type="float" office:value="29.431" calcext:value-type="float">
            <text:p>29.431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  <table:table-cell office:value-type="float" office:value="29.66" calcext:value-type="float">
            <text:p>29.66</text:p>
          </table:table-cell>
        </table:table-row>
        <table:table-row table:style-name="ro1">
          <table:table-cell office:value-type="string" calcext:value-type="string">
            <text:p>2015-12-14</text:p>
          </table:table-cell>
          <table:table-cell table:formula="of:=DATEVALUE([.A234])" office:value-type="float" office:value="42352" calcext:value-type="float">
            <text:p>42352</text:p>
          </table:table-cell>
          <table:table-cell office:value-type="float" office:value="30.082" calcext:value-type="float">
            <text:p>30.082</text:p>
          </table:table-cell>
          <table:table-cell office:value-type="float" office:value="30.198" calcext:value-type="float">
            <text:p>30.198</text:p>
          </table:table-cell>
          <table:table-cell office:value-type="float" office:value="29.496" calcext:value-type="float">
            <text:p>29.496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5-12-11</text:p>
          </table:table-cell>
          <table:table-cell table:formula="of:=DATEVALUE([.A235])" office:value-type="float" office:value="42349" calcext:value-type="float">
            <text:p>42349</text:p>
          </table:table-cell>
          <table:table-cell table:number-columns-repeated="2" office:value-type="float" office:value="31.631" calcext:value-type="float">
            <text:p>31.631</text:p>
          </table:table-cell>
          <table:table-cell table:number-columns-repeated="2" office:value-type="float" office:value="30.015" calcext:value-type="float">
            <text:p>30.015</text:p>
          </table:table-cell>
          <table:table-cell office:value-type="float" office:value="0" calcext:value-type="float">
            <text:p>0</text:p>
          </table:table-cell>
          <table:table-cell office:value-type="float" office:value="30.015" calcext:value-type="float">
            <text:p>30.015</text:p>
          </table:table-cell>
        </table:table-row>
        <table:table-row table:style-name="ro1">
          <table:table-cell office:value-type="string" calcext:value-type="string">
            <text:p>2015-12-10</text:p>
          </table:table-cell>
          <table:table-cell table:formula="of:=DATEVALUE([.A236])" office:value-type="float" office:value="42348" calcext:value-type="float">
            <text:p>42348</text:p>
          </table:table-cell>
          <table:table-cell office:value-type="float" office:value="31.241" calcext:value-type="float">
            <text:p>31.241</text:p>
          </table:table-cell>
          <table:table-cell office:value-type="float" office:value="31.69" calcext:value-type="float">
            <text:p>31.69</text:p>
          </table:table-cell>
          <table:table-cell office:value-type="float" office:value="31.065" calcext:value-type="float">
            <text:p>31.065</text:p>
          </table:table-cell>
          <table:table-cell office:value-type="float" office:value="31.69" calcext:value-type="float">
            <text:p>31.69</text:p>
          </table:table-cell>
          <table:table-cell office:value-type="float" office:value="500" calcext:value-type="float">
            <text:p>500</text:p>
          </table:table-cell>
          <table:table-cell office:value-type="float" office:value="31.69" calcext:value-type="float">
            <text:p>31.69</text:p>
          </table:table-cell>
        </table:table-row>
        <table:table-row table:style-name="ro1">
          <table:table-cell office:value-type="string" calcext:value-type="string">
            <text:p>2015-12-09</text:p>
          </table:table-cell>
          <table:table-cell table:formula="of:=DATEVALUE([.A237])" office:value-type="float" office:value="42347" calcext:value-type="float">
            <text:p>42347</text:p>
          </table:table-cell>
          <table:table-cell office:value-type="float" office:value="32.6" calcext:value-type="float">
            <text:p>32.6</text:p>
          </table:table-cell>
          <table:table-cell office:value-type="float" office:value="32.693" calcext:value-type="float">
            <text:p>32.693</text:p>
          </table:table-cell>
          <table:table-cell table:number-columns-repeated="2" office:value-type="float" office:value="31.555" calcext:value-type="float">
            <text:p>31.555</text:p>
          </table:table-cell>
          <table:table-cell office:value-type="float" office:value="200" calcext:value-type="float">
            <text:p>200</text:p>
          </table:table-cell>
          <table:table-cell office:value-type="float" office:value="31.555" calcext:value-type="float">
            <text:p>31.555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table:formula="of:=DATEVALUE([.A238])" office:value-type="float" office:value="42346" calcext:value-type="float">
            <text:p>42346</text:p>
          </table:table-cell>
          <table:table-cell office:value-type="float" office:value="31.833" calcext:value-type="float">
            <text:p>31.833</text:p>
          </table:table-cell>
          <table:table-cell office:value-type="float" office:value="31.9" calcext:value-type="float">
            <text:p>31.9</text:p>
          </table:table-cell>
          <table:table-cell office:value-type="float" office:value="31.381" calcext:value-type="float">
            <text:p>31.381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15-12-07</text:p>
          </table:table-cell>
          <table:table-cell table:formula="of:=DATEVALUE([.A239])" office:value-type="float" office:value="42345" calcext:value-type="float">
            <text:p>42345</text:p>
          </table:table-cell>
          <table:table-cell office:value-type="float" office:value="32.17" calcext:value-type="float">
            <text:p>32.17</text:p>
          </table:table-cell>
          <table:table-cell office:value-type="float" office:value="32.67" calcext:value-type="float">
            <text:p>32.67</text:p>
          </table:table-cell>
          <table:table-cell table:number-columns-repeated="2" office:value-type="float" office:value="31.855" calcext:value-type="float">
            <text:p>31.855</text:p>
          </table:table-cell>
          <table:table-cell office:value-type="float" office:value="700" calcext:value-type="float">
            <text:p>700</text:p>
          </table:table-cell>
          <table:table-cell office:value-type="float" office:value="31.855" calcext:value-type="float">
            <text:p>31.855</text:p>
          </table:table-cell>
        </table:table-row>
        <table:table-row table:style-name="ro1">
          <table:table-cell office:value-type="string" calcext:value-type="string">
            <text:p>2015-12-04</text:p>
          </table:table-cell>
          <table:table-cell table:formula="of:=DATEVALUE([.A240])" office:value-type="float" office:value="42342" calcext:value-type="float">
            <text:p>42342</text:p>
          </table:table-cell>
          <table:table-cell office:value-type="float" office:value="31.478" calcext:value-type="float">
            <text:p>31.478</text:p>
          </table:table-cell>
          <table:table-cell office:value-type="float" office:value="32.089" calcext:value-type="float">
            <text:p>32.089</text:p>
          </table:table-cell>
          <table:table-cell office:value-type="float" office:value="31.478" calcext:value-type="float">
            <text:p>31.478</text:p>
          </table:table-cell>
          <table:table-cell office:value-type="float" office:value="32.089" calcext:value-type="float">
            <text:p>32.089</text:p>
          </table:table-cell>
          <table:table-cell office:value-type="float" office:value="0" calcext:value-type="float">
            <text:p>0</text:p>
          </table:table-cell>
          <table:table-cell office:value-type="float" office:value="32.089" calcext:value-type="float">
            <text:p>32.089</text:p>
          </table:table-cell>
        </table:table-row>
        <table:table-row table:style-name="ro1">
          <table:table-cell office:value-type="string" calcext:value-type="string">
            <text:p>2015-12-03</text:p>
          </table:table-cell>
          <table:table-cell table:formula="of:=DATEVALUE([.A241])" office:value-type="float" office:value="42341" calcext:value-type="float">
            <text:p>42341</text:p>
          </table:table-cell>
          <table:table-cell office:value-type="float" office:value="33.746" calcext:value-type="float">
            <text:p>33.746</text:p>
          </table:table-cell>
          <table:table-cell office:value-type="float" office:value="34.046" calcext:value-type="float">
            <text:p>34.046</text:p>
          </table:table-cell>
          <table:table-cell office:value-type="float" office:value="31.16" calcext:value-type="float">
            <text:p>31.16</text:p>
          </table:table-cell>
          <table:table-cell office:value-type="float" office:value="31.33" calcext:value-type="float">
            <text:p>31.33</text:p>
          </table:table-cell>
          <table:table-cell office:value-type="float" office:value="1300" calcext:value-type="float">
            <text:p>1300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2015-12-02</text:p>
          </table:table-cell>
          <table:table-cell table:formula="of:=DATEVALUE([.A242])" office:value-type="float" office:value="42340" calcext:value-type="float">
            <text:p>42340</text:p>
          </table:table-cell>
          <table:table-cell office:value-type="float" office:value="33.8" calcext:value-type="float">
            <text:p>33.8</text:p>
          </table:table-cell>
          <table:table-cell office:value-type="float" office:value="34.29" calcext:value-type="float">
            <text:p>34.29</text:p>
          </table:table-cell>
          <table:table-cell office:value-type="float" office:value="33.002" calcext:value-type="float">
            <text:p>33.002</text:p>
          </table:table-cell>
          <table:table-cell office:value-type="float" office:value="33.62" calcext:value-type="float">
            <text:p>33.62</text:p>
          </table:table-cell>
          <table:table-cell office:value-type="float" office:value="600" calcext:value-type="float">
            <text:p>600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table:formula="of:=DATEVALUE([.A243])" office:value-type="float" office:value="42339" calcext:value-type="float">
            <text:p>42339</text:p>
          </table:table-cell>
          <table:table-cell table:number-columns-repeated="2" office:value-type="float" office:value="32.033" calcext:value-type="float">
            <text:p>32.033</text:p>
          </table:table-cell>
          <table:table-cell office:value-type="float" office:value="31.603" calcext:value-type="float">
            <text:p>31.603</text:p>
          </table:table-cell>
          <table:table-cell office:value-type="float" office:value="31.755" calcext:value-type="float">
            <text:p>31.755</text:p>
          </table:table-cell>
          <table:table-cell office:value-type="float" office:value="0" calcext:value-type="float">
            <text:p>0</text:p>
          </table:table-cell>
          <table:table-cell office:value-type="float" office:value="31.755" calcext:value-type="float">
            <text:p>31.755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table:formula="of:=DATEVALUE([.A244])" office:value-type="float" office:value="42338" calcext:value-type="float">
            <text:p>42338</text:p>
          </table:table-cell>
          <table:table-cell office:value-type="float" office:value="31.047" calcext:value-type="float">
            <text:p>31.047</text:p>
          </table:table-cell>
          <table:table-cell office:value-type="float" office:value="31.584" calcext:value-type="float">
            <text:p>31.584</text:p>
          </table:table-cell>
          <table:table-cell office:value-type="float" office:value="31.047" calcext:value-type="float">
            <text:p>31.047</text:p>
          </table:table-cell>
          <table:table-cell office:value-type="float" office:value="31.336" calcext:value-type="float">
            <text:p>31.336</text:p>
          </table:table-cell>
          <table:table-cell office:value-type="float" office:value="700" calcext:value-type="float">
            <text:p>700</text:p>
          </table:table-cell>
          <table:table-cell office:value-type="float" office:value="31.336" calcext:value-type="float">
            <text:p>31.336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table:formula="of:=DATEVALUE([.A245])" office:value-type="float" office:value="42335" calcext:value-type="float">
            <text:p>42335</text:p>
          </table:table-cell>
          <table:table-cell table:number-columns-repeated="2" office:value-type="float" office:value="31.148" calcext:value-type="float">
            <text:p>31.148</text:p>
          </table:table-cell>
          <table:table-cell office:value-type="float" office:value="30.747" calcext:value-type="float">
            <text:p>30.747</text:p>
          </table:table-cell>
          <table:table-cell office:value-type="float" office:value="30.95" calcext:value-type="float">
            <text:p>30.95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table:formula="of:=DATEVALUE([.A246])" office:value-type="float" office:value="42334" calcext:value-type="float">
            <text:p>42334</text:p>
          </table:table-cell>
          <table:table-cell office:value-type="float" office:value="31.213" calcext:value-type="float">
            <text:p>31.213</text:p>
          </table:table-cell>
          <table:table-cell office:value-type="float" office:value="31.34" calcext:value-type="float">
            <text:p>31.34</text:p>
          </table:table-cell>
          <table:table-cell office:value-type="float" office:value="31.114" calcext:value-type="float">
            <text:p>31.114</text:p>
          </table:table-cell>
          <table:table-cell office:value-type="float" office:value="31.207" calcext:value-type="float">
            <text:p>31.207</text:p>
          </table:table-cell>
          <table:table-cell office:value-type="float" office:value="100" calcext:value-type="float">
            <text:p>100</text:p>
          </table:table-cell>
          <table:table-cell office:value-type="float" office:value="31.207" calcext:value-type="float">
            <text:p>31.207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table:formula="of:=DATEVALUE([.A247])" office:value-type="float" office:value="42333" calcext:value-type="float">
            <text:p>42333</text:p>
          </table:table-cell>
          <table:table-cell office:value-type="float" office:value="30.818" calcext:value-type="float">
            <text:p>30.81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781" calcext:value-type="float">
            <text:p>30.781</text:p>
          </table:table-cell>
          <table:table-cell office:value-type="float" office:value="31.145" calcext:value-type="float">
            <text:p>31.145</text:p>
          </table:table-cell>
          <table:table-cell office:value-type="float" office:value="0" calcext:value-type="float">
            <text:p>0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table:formula="of:=DATEVALUE([.A248])" office:value-type="float" office:value="42332" calcext:value-type="float">
            <text:p>42332</text:p>
          </table:table-cell>
          <table:table-cell table:number-columns-repeated="2" office:value-type="float" office:value="31.355" calcext:value-type="float">
            <text:p>31.355</text:p>
          </table:table-cell>
          <table:table-cell table:number-columns-repeated="2" office:value-type="float" office:value="30.777" calcext:value-type="float">
            <text:p>30.777</text:p>
          </table:table-cell>
          <table:table-cell office:value-type="float" office:value="100" calcext:value-type="float">
            <text:p>100</text:p>
          </table:table-cell>
          <table:table-cell office:value-type="float" office:value="30.777" calcext:value-type="float">
            <text:p>30.777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table:formula="of:=DATEVALUE([.A249])" office:value-type="float" office:value="42331" calcext:value-type="float">
            <text:p>42331</text:p>
          </table:table-cell>
          <table:table-cell office:value-type="float" office:value="31.133" calcext:value-type="float">
            <text:p>31.133</text:p>
          </table:table-cell>
          <table:table-cell office:value-type="float" office:value="31.614" calcext:value-type="float">
            <text:p>31.614</text:p>
          </table:table-cell>
          <table:table-cell office:value-type="float" office:value="31.026" calcext:value-type="float">
            <text:p>31.026</text:p>
          </table:table-cell>
          <table:table-cell office:value-type="float" office:value="31.614" calcext:value-type="float">
            <text:p>31.614</text:p>
          </table:table-cell>
          <table:table-cell office:value-type="float" office:value="0" calcext:value-type="float">
            <text:p>0</text:p>
          </table:table-cell>
          <table:table-cell office:value-type="float" office:value="31.614" calcext:value-type="float">
            <text:p>31.614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table:formula="of:=DATEVALUE([.A250])" office:value-type="float" office:value="42328" calcext:value-type="float">
            <text:p>42328</text:p>
          </table:table-cell>
          <table:table-cell office:value-type="float" office:value="30.42" calcext:value-type="float">
            <text:p>30.42</text:p>
          </table:table-cell>
          <table:table-cell office:value-type="float" office:value="30.98" calcext:value-type="float">
            <text:p>30.98</text:p>
          </table:table-cell>
          <table:table-cell office:value-type="float" office:value="30.42" calcext:value-type="float">
            <text:p>30.42</text:p>
          </table:table-cell>
          <table:table-cell office:value-type="float" office:value="30.927" calcext:value-type="float">
            <text:p>30.927</text:p>
          </table:table-cell>
          <table:table-cell office:value-type="float" office:value="400" calcext:value-type="float">
            <text:p>400</text:p>
          </table:table-cell>
          <table:table-cell office:value-type="float" office:value="30.927" calcext:value-type="float">
            <text:p>30.927</text:p>
          </table:table-cell>
        </table:table-row>
        <table:table-row table:style-name="ro1">
          <table:table-cell office:value-type="string" calcext:value-type="string">
            <text:p>2015-11-19</text:p>
          </table:table-cell>
          <table:table-cell table:formula="of:=DATEVALUE([.A251])" office:value-type="float" office:value="42327" calcext:value-type="float">
            <text:p>42327</text:p>
          </table:table-cell>
          <table:table-cell office:value-type="float" office:value="30.803" calcext:value-type="float">
            <text:p>30.803</text:p>
          </table:table-cell>
          <table:table-cell office:value-type="float" office:value="31.021" calcext:value-type="float">
            <text:p>31.021</text:p>
          </table:table-cell>
          <table:table-cell office:value-type="float" office:value="30.803" calcext:value-type="float">
            <text:p>30.803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string" calcext:value-type="string">
            <text:p>2015-11-18</text:p>
          </table:table-cell>
          <table:table-cell table:formula="of:=DATEVALUE([.A252])" office:value-type="float" office:value="42326" calcext:value-type="float">
            <text:p>42326</text:p>
          </table:table-cell>
          <table:table-cell office:value-type="float" office:value="30.793" calcext:value-type="float">
            <text:p>30.793</text:p>
          </table:table-cell>
          <table:table-cell office:value-type="float" office:value="30.82" calcext:value-type="float">
            <text:p>30.82</text:p>
          </table:table-cell>
          <table:table-cell office:value-type="float" office:value="30.465" calcext:value-type="float">
            <text:p>30.465</text:p>
          </table:table-cell>
          <table:table-cell office:value-type="float" office:value="30.82" calcext:value-type="float">
            <text:p>30.82</text:p>
          </table:table-cell>
          <table:table-cell office:value-type="float" office:value="100" calcext:value-type="float">
            <text:p>100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table:formula="of:=DATEVALUE([.A253])" office:value-type="float" office:value="42325" calcext:value-type="float">
            <text:p>42325</text:p>
          </table:table-cell>
          <table:table-cell office:value-type="float" office:value="30.827" calcext:value-type="float">
            <text:p>30.827</text:p>
          </table:table-cell>
          <table:table-cell office:value-type="float" office:value="30.97" calcext:value-type="float">
            <text:p>30.97</text:p>
          </table:table-cell>
          <table:table-cell office:value-type="float" office:value="30.635" calcext:value-type="float">
            <text:p>30.635</text:p>
          </table:table-cell>
          <table:table-cell office:value-type="float" office:value="30.745" calcext:value-type="float">
            <text:p>30.745</text:p>
          </table:table-cell>
          <table:table-cell office:value-type="float" office:value="0" calcext:value-type="float">
            <text:p>0</text:p>
          </table:table-cell>
          <table:table-cell office:value-type="float" office:value="30.745" calcext:value-type="float">
            <text:p>30.745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table:formula="of:=DATEVALUE([.A254])" office:value-type="float" office:value="42324" calcext:value-type="float">
            <text:p>42324</text:p>
          </table:table-cell>
          <table:table-cell office:value-type="float" office:value="29.82" calcext:value-type="float">
            <text:p>29.82</text:p>
          </table:table-cell>
          <table:table-cell office:value-type="float" office:value="30.775" calcext:value-type="float">
            <text:p>30.775</text:p>
          </table:table-cell>
          <table:table-cell office:value-type="float" office:value="29.82" calcext:value-type="float">
            <text:p>29.82</text:p>
          </table:table-cell>
          <table:table-cell office:value-type="float" office:value="30.775" calcext:value-type="float">
            <text:p>30.775</text:p>
          </table:table-cell>
          <table:table-cell office:value-type="float" office:value="400" calcext:value-type="float">
            <text:p>400</text:p>
          </table:table-cell>
          <table:table-cell office:value-type="float" office:value="30.775" calcext:value-type="float">
            <text:p>30.775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table:formula="of:=DATEVALUE([.A255])" office:value-type="float" office:value="42321" calcext:value-type="float">
            <text:p>42321</text:p>
          </table:table-cell>
          <table:table-cell office:value-type="float" office:value="30.761" calcext:value-type="float">
            <text:p>30.761</text:p>
          </table:table-cell>
          <table:table-cell office:value-type="float" office:value="30.882" calcext:value-type="float">
            <text:p>30.882</text:p>
          </table:table-cell>
          <table:table-cell table:number-columns-repeated="2" office:value-type="float" office:value="30.095" calcext:value-type="float">
            <text:p>30.095</text:p>
          </table:table-cell>
          <table:table-cell office:value-type="float" office:value="0" calcext:value-type="float">
            <text:p>0</text:p>
          </table:table-cell>
          <table:table-cell office:value-type="float" office:value="30.095" calcext:value-type="float">
            <text:p>30.095</text:p>
          </table:table-cell>
        </table:table-row>
        <table:table-row table:style-name="ro1">
          <table:table-cell office:value-type="string" calcext:value-type="string">
            <text:p>2015-11-12</text:p>
          </table:table-cell>
          <table:table-cell table:formula="of:=DATEVALUE([.A256])" office:value-type="float" office:value="42320" calcext:value-type="float">
            <text:p>42320</text:p>
          </table:table-cell>
          <table:table-cell office:value-type="float" office:value="31.01" calcext:value-type="float">
            <text:p>31.01</text:p>
          </table:table-cell>
          <table:table-cell office:value-type="float" office:value="31.205" calcext:value-type="float">
            <text:p>31.205</text:p>
          </table:table-cell>
          <table:table-cell table:number-columns-repeated="2" office:value-type="float" office:value="30.875" calcext:value-type="float">
            <text:p>30.875</text:p>
          </table:table-cell>
          <table:table-cell office:value-type="float" office:value="100" calcext:value-type="float">
            <text:p>100</text:p>
          </table:table-cell>
          <table:table-cell office:value-type="float" office:value="30.875" calcext:value-type="float">
            <text:p>30.875</text:p>
          </table:table-cell>
        </table:table-row>
        <table:table-row table:style-name="ro1">
          <table:table-cell office:value-type="string" calcext:value-type="string">
            <text:p>2015-11-11</text:p>
          </table:table-cell>
          <table:table-cell table:formula="of:=DATEVALUE([.A257])" office:value-type="float" office:value="42319" calcext:value-type="float">
            <text:p>42319</text:p>
          </table:table-cell>
          <table:table-cell office:value-type="float" office:value="31.59" calcext:value-type="float">
            <text:p>31.59</text:p>
          </table:table-cell>
          <table:table-cell office:value-type="float" office:value="31.911" calcext:value-type="float">
            <text:p>31.911</text:p>
          </table:table-cell>
          <table:table-cell office:value-type="float" office:value="30.865" calcext:value-type="float">
            <text:p>30.865</text:p>
          </table:table-cell>
          <table:table-cell office:value-type="float" office:value="30.976" calcext:value-type="float">
            <text:p>30.976</text:p>
          </table:table-cell>
          <table:table-cell office:value-type="float" office:value="0" calcext:value-type="float">
            <text:p>0</text:p>
          </table:table-cell>
          <table:table-cell office:value-type="float" office:value="30.976" calcext:value-type="float">
            <text:p>30.976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table:formula="of:=DATEVALUE([.A258])" office:value-type="float" office:value="42318" calcext:value-type="float">
            <text:p>42318</text:p>
          </table:table-cell>
          <table:table-cell office:value-type="float" office:value="31.348" calcext:value-type="float">
            <text:p>31.348</text:p>
          </table:table-cell>
          <table:table-cell office:value-type="float" office:value="31.526" calcext:value-type="float">
            <text:p>31.526</text:p>
          </table:table-cell>
          <table:table-cell office:value-type="float" office:value="31.245" calcext:value-type="float">
            <text:p>31.245</text:p>
          </table:table-cell>
          <table:table-cell office:value-type="float" office:value="31.526" calcext:value-type="float">
            <text:p>31.526</text:p>
          </table:table-cell>
          <table:table-cell office:value-type="float" office:value="0" calcext:value-type="float">
            <text:p>0</text:p>
          </table:table-cell>
          <table:table-cell office:value-type="float" office:value="31.526" calcext:value-type="float">
            <text:p>31.526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table:formula="of:=DATEVALUE([.A259])" office:value-type="float" office:value="42317" calcext:value-type="float">
            <text:p>42317</text:p>
          </table:table-cell>
          <table:table-cell table:number-columns-repeated="2" office:value-type="float" office:value="31.658" calcext:value-type="float">
            <text:p>31.658</text:p>
          </table:table-cell>
          <table:table-cell table:number-columns-repeated="2" office:value-type="float" office:value="30.843" calcext:value-type="float">
            <text:p>30.843</text:p>
          </table:table-cell>
          <table:table-cell office:value-type="float" office:value="0" calcext:value-type="float">
            <text:p>0</text:p>
          </table:table-cell>
          <table:table-cell office:value-type="float" office:value="30.843" calcext:value-type="float">
            <text:p>30.843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table:formula="of:=DATEVALUE([.A260])" office:value-type="float" office:value="42314" calcext:value-type="float">
            <text:p>42314</text:p>
          </table:table-cell>
          <table:table-cell office:value-type="float" office:value="32.235" calcext:value-type="float">
            <text:p>32.235</text:p>
          </table:table-cell>
          <table:table-cell office:value-type="float" office:value="32.653" calcext:value-type="float">
            <text:p>32.653</text:p>
          </table:table-cell>
          <table:table-cell table:number-columns-repeated="2" office:value-type="float" office:value="31.735" calcext:value-type="float">
            <text:p>31.735</text:p>
          </table:table-cell>
          <table:table-cell office:value-type="float" office:value="100" calcext:value-type="float">
            <text:p>100</text:p>
          </table:table-cell>
          <table:table-cell office:value-type="float" office:value="31.735" calcext:value-type="float">
            <text:p>31.735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table:formula="of:=DATEVALUE([.A261])" office:value-type="float" office:value="42313" calcext:value-type="float">
            <text:p>42313</text:p>
          </table:table-cell>
          <table:table-cell office:value-type="float" office:value="32.214" calcext:value-type="float">
            <text:p>32.214</text:p>
          </table:table-cell>
          <table:table-cell office:value-type="float" office:value="32.264" calcext:value-type="float">
            <text:p>32.264</text:p>
          </table:table-cell>
          <table:table-cell table:number-columns-repeated="2" office:value-type="float" office:value="31.944" calcext:value-type="float">
            <text:p>31.944</text:p>
          </table:table-cell>
          <table:table-cell office:value-type="float" office:value="0" calcext:value-type="float">
            <text:p>0</text:p>
          </table:table-cell>
          <table:table-cell office:value-type="float" office:value="31.944" calcext:value-type="float">
            <text:p>31.944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table:formula="of:=DATEVALUE([.A262])" office:value-type="float" office:value="42312" calcext:value-type="float">
            <text:p>42312</text:p>
          </table:table-cell>
          <table:table-cell office:value-type="float" office:value="31.681" calcext:value-type="float">
            <text:p>31.681</text:p>
          </table:table-cell>
          <table:table-cell office:value-type="float" office:value="32.31" calcext:value-type="float">
            <text:p>32.31</text:p>
          </table:table-cell>
          <table:table-cell office:value-type="float" office:value="31.681" calcext:value-type="float">
            <text:p>31.681</text:p>
          </table:table-cell>
          <table:table-cell office:value-type="float" office:value="32.105" calcext:value-type="float">
            <text:p>32.105</text:p>
          </table:table-cell>
          <table:table-cell office:value-type="float" office:value="0" calcext:value-type="float">
            <text:p>0</text:p>
          </table:table-cell>
          <table:table-cell office:value-type="float" office:value="32.105" calcext:value-type="float">
            <text:p>32.105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table:formula="of:=DATEVALUE([.A263])" office:value-type="float" office:value="42311" calcext:value-type="float">
            <text:p>42311</text:p>
          </table:table-cell>
          <table:table-cell office:value-type="float" office:value="31.867" calcext:value-type="float">
            <text:p>31.867</text:p>
          </table:table-cell>
          <table:table-cell office:value-type="float" office:value="32.175" calcext:value-type="float">
            <text:p>32.175</text:p>
          </table:table-cell>
          <table:table-cell table:number-columns-repeated="2" office:value-type="float" office:value="31.775" calcext:value-type="float">
            <text:p>31.775</text:p>
          </table:table-cell>
          <table:table-cell office:value-type="float" office:value="0" calcext:value-type="float">
            <text:p>0</text:p>
          </table:table-cell>
          <table:table-cell office:value-type="float" office:value="31.775" calcext:value-type="float">
            <text:p>31.775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table:formula="of:=DATEVALUE([.A264])" office:value-type="float" office:value="42310" calcext:value-type="float">
            <text:p>42310</text:p>
          </table:table-cell>
          <table:table-cell office:value-type="float" office:value="32.094" calcext:value-type="float">
            <text:p>32.094</text:p>
          </table:table-cell>
          <table:table-cell office:value-type="float" office:value="32.385" calcext:value-type="float">
            <text:p>32.385</text:p>
          </table:table-cell>
          <table:table-cell table:number-columns-repeated="2" office:value-type="float" office:value="31.947" calcext:value-type="float">
            <text:p>31.947</text:p>
          </table:table-cell>
          <table:table-cell office:value-type="float" office:value="0" calcext:value-type="float">
            <text:p>0</text:p>
          </table:table-cell>
          <table:table-cell office:value-type="float" office:value="31.947" calcext:value-type="float">
            <text:p>31.947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table:formula="of:=DATEVALUE([.A265])" office:value-type="float" office:value="42307" calcext:value-type="float">
            <text:p>42307</text:p>
          </table:table-cell>
          <table:table-cell office:value-type="float" office:value="31.935" calcext:value-type="float">
            <text:p>31.935</text:p>
          </table:table-cell>
          <table:table-cell office:value-type="float" office:value="32.375" calcext:value-type="float">
            <text:p>32.375</text:p>
          </table:table-cell>
          <table:table-cell office:value-type="float" office:value="31.59" calcext:value-type="float">
            <text:p>31.59</text:p>
          </table:table-cell>
          <table:table-cell office:value-type="float" office:value="32.375" calcext:value-type="float">
            <text:p>32.375</text:p>
          </table:table-cell>
          <table:table-cell office:value-type="float" office:value="0" calcext:value-type="float">
            <text:p>0</text:p>
          </table:table-cell>
          <table:table-cell office:value-type="float" office:value="32.375" calcext:value-type="float">
            <text:p>32.375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table:formula="of:=DATEVALUE([.A266])" office:value-type="float" office:value="42306" calcext:value-type="float">
            <text:p>42306</text:p>
          </table:table-cell>
          <table:table-cell office:value-type="float" office:value="32.026" calcext:value-type="float">
            <text:p>32.026</text:p>
          </table:table-cell>
          <table:table-cell office:value-type="float" office:value="32.069" calcext:value-type="float">
            <text:p>32.069</text:p>
          </table:table-cell>
          <table:table-cell table:number-columns-repeated="2" office:value-type="float" office:value="31.725" calcext:value-type="float">
            <text:p>31.725</text:p>
          </table:table-cell>
          <table:table-cell office:value-type="float" office:value="100" calcext:value-type="float">
            <text:p>100</text:p>
          </table:table-cell>
          <table:table-cell office:value-type="float" office:value="31.725" calcext:value-type="float">
            <text:p>31.725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table:formula="of:=DATEVALUE([.A267])" office:value-type="float" office:value="42305" calcext:value-type="float">
            <text:p>42305</text:p>
          </table:table-cell>
          <table:table-cell office:value-type="float" office:value="31.082" calcext:value-type="float">
            <text:p>31.082</text:p>
          </table:table-cell>
          <table:table-cell office:value-type="float" office:value="32.039" calcext:value-type="float">
            <text:p>32.039</text:p>
          </table:table-cell>
          <table:table-cell office:value-type="float" office:value="31.07" calcext:value-type="float">
            <text:p>31.07</text:p>
          </table:table-cell>
          <table:table-cell office:value-type="float" office:value="32.034" calcext:value-type="float">
            <text:p>32.034</text:p>
          </table:table-cell>
          <table:table-cell office:value-type="float" office:value="1800" calcext:value-type="float">
            <text:p>1800</text:p>
          </table:table-cell>
          <table:table-cell office:value-type="float" office:value="32.034" calcext:value-type="float">
            <text:p>32.034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table:formula="of:=DATEVALUE([.A268])" office:value-type="float" office:value="42304" calcext:value-type="float">
            <text:p>42304</text:p>
          </table:table-cell>
          <table:table-cell office:value-type="float" office:value="30.348" calcext:value-type="float">
            <text:p>30.348</text:p>
          </table:table-cell>
          <table:table-cell office:value-type="float" office:value="32.201" calcext:value-type="float">
            <text:p>32.201</text:p>
          </table:table-cell>
          <table:table-cell office:value-type="float" office:value="30.348" calcext:value-type="float">
            <text:p>30.348</text:p>
          </table:table-cell>
          <table:table-cell office:value-type="float" office:value="31.055" calcext:value-type="float">
            <text:p>31.055</text:p>
          </table:table-cell>
          <table:table-cell office:value-type="float" office:value="600" calcext:value-type="float">
            <text:p>600</text:p>
          </table:table-cell>
          <table:table-cell office:value-type="float" office:value="31.055" calcext:value-type="float">
            <text:p>31.055</text:p>
          </table:table-cell>
        </table:table-row>
        <table:table-row table:style-name="ro1">
          <table:table-cell office:value-type="string" calcext:value-type="string">
            <text:p>2015-10-26</text:p>
          </table:table-cell>
          <table:table-cell table:formula="of:=DATEVALUE([.A269])" office:value-type="float" office:value="42303" calcext:value-type="float">
            <text:p>42303</text:p>
          </table:table-cell>
          <table:table-cell office:value-type="float" office:value="30.03" calcext:value-type="float">
            <text:p>30.03</text:p>
          </table:table-cell>
          <table:table-cell office:value-type="float" office:value="30.203" calcext:value-type="float">
            <text:p>30.203</text:p>
          </table:table-cell>
          <table:table-cell office:value-type="float" office:value="29.815" calcext:value-type="float">
            <text:p>29.815</text:p>
          </table:table-cell>
          <table:table-cell office:value-type="float" office:value="30.101" calcext:value-type="float">
            <text:p>30.101</text:p>
          </table:table-cell>
          <table:table-cell office:value-type="float" office:value="0" calcext:value-type="float">
            <text:p>0</text:p>
          </table:table-cell>
          <table:table-cell office:value-type="float" office:value="30.101" calcext:value-type="float">
            <text:p>30.101</text:p>
          </table:table-cell>
        </table:table-row>
        <table:table-row table:style-name="ro1">
          <table:table-cell office:value-type="string" calcext:value-type="string">
            <text:p>2015-10-23</text:p>
          </table:table-cell>
          <table:table-cell table:formula="of:=DATEVALUE([.A270])" office:value-type="float" office:value="42300" calcext:value-type="float">
            <text:p>42300</text:p>
          </table:table-cell>
          <table:table-cell office:value-type="float" office:value="28.59" calcext:value-type="float">
            <text:p>28.59</text:p>
          </table:table-cell>
          <table:table-cell office:value-type="float" office:value="30.065" calcext:value-type="float">
            <text:p>30.065</text:p>
          </table:table-cell>
          <table:table-cell office:value-type="float" office:value="28.53" calcext:value-type="float">
            <text:p>28.53</text:p>
          </table:table-cell>
          <table:table-cell office:value-type="float" office:value="30.055" calcext:value-type="float">
            <text:p>30.055</text:p>
          </table:table-cell>
          <table:table-cell office:value-type="float" office:value="0" calcext:value-type="float">
            <text:p>0</text:p>
          </table:table-cell>
          <table:table-cell office:value-type="float" office:value="30.055" calcext:value-type="float">
            <text:p>30.055</text:p>
          </table:table-cell>
        </table:table-row>
        <table:table-row table:style-name="ro1">
          <table:table-cell office:value-type="string" calcext:value-type="string">
            <text:p>2015-10-22</text:p>
          </table:table-cell>
          <table:table-cell table:formula="of:=DATEVALUE([.A271])" office:value-type="float" office:value="42299" calcext:value-type="float">
            <text:p>42299</text:p>
          </table:table-cell>
          <table:table-cell office:value-type="float" office:value="27.447" calcext:value-type="float">
            <text:p>27.447</text:p>
          </table:table-cell>
          <table:table-cell office:value-type="float" office:value="28.538" calcext:value-type="float">
            <text:p>28.538</text:p>
          </table:table-cell>
          <table:table-cell office:value-type="float" office:value="27.447" calcext:value-type="float">
            <text:p>27.447</text:p>
          </table:table-cell>
          <table:table-cell office:value-type="float" office:value="28.538" calcext:value-type="float">
            <text:p>28.538</text:p>
          </table:table-cell>
          <table:table-cell office:value-type="float" office:value="0" calcext:value-type="float">
            <text:p>0</text:p>
          </table:table-cell>
          <table:table-cell office:value-type="float" office:value="28.538" calcext:value-type="float">
            <text:p>28.538</text:p>
          </table:table-cell>
        </table:table-row>
        <table:table-row table:style-name="ro1">
          <table:table-cell office:value-type="string" calcext:value-type="string">
            <text:p>2015-10-21</text:p>
          </table:table-cell>
          <table:table-cell table:formula="of:=DATEVALUE([.A272])" office:value-type="float" office:value="42298" calcext:value-type="float">
            <text:p>42298</text:p>
          </table:table-cell>
          <table:table-cell office:value-type="float" office:value="28.41" calcext:value-type="float">
            <text:p>28.41</text:p>
          </table:table-cell>
          <table:table-cell office:value-type="float" office:value="28.555" calcext:value-type="float">
            <text:p>28.555</text:p>
          </table:table-cell>
          <table:table-cell table:number-columns-repeated="2" office:value-type="float" office:value="27.773" calcext:value-type="float">
            <text:p>27.773</text:p>
          </table:table-cell>
          <table:table-cell office:value-type="float" office:value="0" calcext:value-type="float">
            <text:p>0</text:p>
          </table:table-cell>
          <table:table-cell office:value-type="float" office:value="27.773" calcext:value-type="float">
            <text:p>27.773</text:p>
          </table:table-cell>
        </table:table-row>
        <table:table-row table:style-name="ro1">
          <table:table-cell office:value-type="string" calcext:value-type="string">
            <text:p>2015-10-20</text:p>
          </table:table-cell>
          <table:table-cell table:formula="of:=DATEVALUE([.A273])" office:value-type="float" office:value="42297" calcext:value-type="float">
            <text:p>42297</text:p>
          </table:table-cell>
          <table:table-cell office:value-type="float" office:value="29.477" calcext:value-type="float">
            <text:p>29.477</text:p>
          </table:table-cell>
          <table:table-cell office:value-type="float" office:value="29.563" calcext:value-type="float">
            <text:p>29.563</text:p>
          </table:table-cell>
          <table:table-cell table:number-columns-repeated="2" office:value-type="float" office:value="28.91" calcext:value-type="float">
            <text:p>28.91</text:p>
          </table:table-cell>
          <table:table-cell office:value-type="float" office:value="1000" calcext:value-type="float">
            <text:p>1000</text:p>
          </table:table-cell>
          <table:table-cell office:value-type="float" office:value="28.91" calcext:value-type="float">
            <text:p>28.91</text:p>
          </table:table-cell>
        </table:table-row>
        <table:table-row table:style-name="ro1">
          <table:table-cell office:value-type="string" calcext:value-type="string">
            <text:p>2015-10-19</text:p>
          </table:table-cell>
          <table:table-cell table:formula="of:=DATEVALUE([.A274])" office:value-type="float" office:value="42296" calcext:value-type="float">
            <text:p>42296</text:p>
          </table:table-cell>
          <table:table-cell office:value-type="float" office:value="29.189" calcext:value-type="float">
            <text:p>29.189</text:p>
          </table:table-cell>
          <table:table-cell office:value-type="float" office:value="29.414" calcext:value-type="float">
            <text:p>29.414</text:p>
          </table:table-cell>
          <table:table-cell office:value-type="float" office:value="29.189" calcext:value-type="float">
            <text:p>29.189</text:p>
          </table:table-cell>
          <table:table-cell office:value-type="float" office:value="29.414" calcext:value-type="float">
            <text:p>29.414</text:p>
          </table:table-cell>
          <table:table-cell office:value-type="float" office:value="0" calcext:value-type="float">
            <text:p>0</text:p>
          </table:table-cell>
          <table:table-cell office:value-type="float" office:value="29.414" calcext:value-type="float">
            <text:p>29.414</text:p>
          </table:table-cell>
        </table:table-row>
        <table:table-row table:style-name="ro1">
          <table:table-cell office:value-type="string" calcext:value-type="string">
            <text:p>2015-10-16</text:p>
          </table:table-cell>
          <table:table-cell table:formula="of:=DATEVALUE([.A275])" office:value-type="float" office:value="42293" calcext:value-type="float">
            <text:p>42293</text:p>
          </table:table-cell>
          <table:table-cell office:value-type="float" office:value="29.341" calcext:value-type="float">
            <text:p>29.341</text:p>
          </table:table-cell>
          <table:table-cell office:value-type="float" office:value="29.755" calcext:value-type="float">
            <text:p>29.755</text:p>
          </table:table-cell>
          <table:table-cell office:value-type="float" office:value="29.341" calcext:value-type="float">
            <text:p>29.341</text:p>
          </table:table-cell>
          <table:table-cell office:value-type="float" office:value="29.615" calcext:value-type="float">
            <text:p>29.615</text:p>
          </table:table-cell>
          <table:table-cell office:value-type="float" office:value="100" calcext:value-type="float">
            <text:p>100</text:p>
          </table:table-cell>
          <table:table-cell office:value-type="float" office:value="29.615" calcext:value-type="float">
            <text:p>29.615</text:p>
          </table:table-cell>
        </table:table-row>
        <table:table-row table:style-name="ro1">
          <table:table-cell office:value-type="string" calcext:value-type="string">
            <text:p>2015-10-15</text:p>
          </table:table-cell>
          <table:table-cell table:formula="of:=DATEVALUE([.A276])" office:value-type="float" office:value="42292" calcext:value-type="float">
            <text:p>42292</text:p>
          </table:table-cell>
          <table:table-cell office:value-type="float" office:value="28.021" calcext:value-type="float">
            <text:p>28.021</text:p>
          </table:table-cell>
          <table:table-cell office:value-type="float" office:value="29.2" calcext:value-type="float">
            <text:p>29.2</text:p>
          </table:table-cell>
          <table:table-cell office:value-type="float" office:value="28.021" calcext:value-type="float">
            <text:p>28.021</text:p>
          </table:table-cell>
          <table:table-cell office:value-type="float" office:value="28.935" calcext:value-type="float">
            <text:p>28.935</text:p>
          </table:table-cell>
          <table:table-cell office:value-type="float" office:value="0" calcext:value-type="float">
            <text:p>0</text:p>
          </table:table-cell>
          <table:table-cell office:value-type="float" office:value="28.935" calcext:value-type="float">
            <text:p>28.935</text:p>
          </table:table-cell>
        </table:table-row>
        <table:table-row table:style-name="ro1">
          <table:table-cell office:value-type="string" calcext:value-type="string">
            <text:p>2015-10-14</text:p>
          </table:table-cell>
          <table:table-cell table:formula="of:=DATEVALUE([.A277])" office:value-type="float" office:value="42291" calcext:value-type="float">
            <text:p>42291</text:p>
          </table:table-cell>
          <table:table-cell office:value-type="float" office:value="28.303" calcext:value-type="float">
            <text:p>28.303</text:p>
          </table:table-cell>
          <table:table-cell office:value-type="float" office:value="28.348" calcext:value-type="float">
            <text:p>28.348</text:p>
          </table:table-cell>
          <table:table-cell office:value-type="float" office:value="28" calcext:value-type="float">
            <text:p>28</text:p>
          </table:table-cell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.04</text:p>
          </table:table-cell>
        </table:table-row>
        <table:table-row table:style-name="ro1">
          <table:table-cell office:value-type="string" calcext:value-type="string">
            <text:p>2015-10-13</text:p>
          </table:table-cell>
          <table:table-cell table:formula="of:=DATEVALUE([.A278])" office:value-type="float" office:value="42290" calcext:value-type="float">
            <text:p>42290</text:p>
          </table:table-cell>
          <table:table-cell table:number-columns-repeated="2" office:value-type="float" office:value="28.684" calcext:value-type="float">
            <text:p>28.684</text:p>
          </table:table-cell>
          <table:table-cell table:number-columns-repeated="2"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string" calcext:value-type="string">
            <text:p>2015-10-12</text:p>
          </table:table-cell>
          <table:table-cell table:formula="of:=DATEVALUE([.A279])" office:value-type="float" office:value="42289" calcext:value-type="float">
            <text:p>42289</text:p>
          </table:table-cell>
          <table:table-cell office:value-type="float" office:value="28.524" calcext:value-type="float">
            <text:p>28.524</text:p>
          </table:table-cell>
          <table:table-cell office:value-type="float" office:value="28.935" calcext:value-type="float">
            <text:p>28.935</text:p>
          </table:table-cell>
          <table:table-cell office:value-type="float" office:value="28.504" calcext:value-type="float">
            <text:p>28.50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15-10-09</text:p>
          </table:table-cell>
          <table:table-cell table:formula="of:=DATEVALUE([.A280])" office:value-type="float" office:value="42286" calcext:value-type="float">
            <text:p>42286</text:p>
          </table:table-cell>
          <table:table-cell table:number-columns-repeated="2" office:value-type="float" office:value="28.695" calcext:value-type="float">
            <text:p>28.695</text:p>
          </table:table-cell>
          <table:table-cell office:value-type="float" office:value="28.444" calcext:value-type="float">
            <text:p>28.444</text:p>
          </table:table-cell>
          <table:table-cell office:value-type="float" office:value="28.499" calcext:value-type="float">
            <text:p>28.499</text:p>
          </table:table-cell>
          <table:table-cell office:value-type="float" office:value="100" calcext:value-type="float">
            <text:p>100</text:p>
          </table:table-cell>
          <table:table-cell office:value-type="float" office:value="28.499" calcext:value-type="float">
            <text:p>28.499</text:p>
          </table:table-cell>
        </table:table-row>
        <table:table-row table:style-name="ro1">
          <table:table-cell office:value-type="string" calcext:value-type="string">
            <text:p>2015-10-08</text:p>
          </table:table-cell>
          <table:table-cell table:formula="of:=DATEVALUE([.A281])" office:value-type="float" office:value="42285" calcext:value-type="float">
            <text:p>42285</text:p>
          </table:table-cell>
          <table:table-cell office:value-type="float" office:value="28.077" calcext:value-type="float">
            <text:p>28.077</text:p>
          </table:table-cell>
          <table:table-cell office:value-type="float" office:value="28.54" calcext:value-type="float">
            <text:p>28.54</text:p>
          </table:table-cell>
          <table:table-cell office:value-type="float" office:value="28.065" calcext:value-type="float">
            <text:p>28.065</text:p>
          </table:table-cell>
          <table:table-cell office:value-type="float" office:value="28.54" calcext:value-type="float">
            <text:p>28.54</text:p>
          </table:table-cell>
          <table:table-cell office:value-type="float" office:value="200" calcext:value-type="float">
            <text:p>200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string" calcext:value-type="string">
            <text:p>2015-10-07</text:p>
          </table:table-cell>
          <table:table-cell table:formula="of:=DATEVALUE([.A282])" office:value-type="float" office:value="42284" calcext:value-type="float">
            <text:p>42284</text:p>
          </table:table-cell>
          <table:table-cell office:value-type="float" office:value="27.462" calcext:value-type="float">
            <text:p>27.462</text:p>
          </table:table-cell>
          <table:table-cell office:value-type="float" office:value="28.17" calcext:value-type="float">
            <text:p>28.17</text:p>
          </table:table-cell>
          <table:table-cell office:value-type="float" office:value="27.462" calcext:value-type="float">
            <text:p>27.462</text:p>
          </table:table-cell>
          <table:table-cell office:value-type="float" office:value="28.17" calcext:value-type="float">
            <text:p>28.17</text:p>
          </table:table-cell>
          <table:table-cell office:value-type="float" office:value="0" calcext:value-type="float">
            <text:p>0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string" calcext:value-type="string">
            <text:p>2015-10-06</text:p>
          </table:table-cell>
          <table:table-cell table:formula="of:=DATEVALUE([.A283])" office:value-type="float" office:value="42283" calcext:value-type="float">
            <text:p>42283</text:p>
          </table:table-cell>
          <table:table-cell office:value-type="float" office:value="27.402" calcext:value-type="float">
            <text:p>27.402</text:p>
          </table:table-cell>
          <table:table-cell office:value-type="float" office:value="27.592" calcext:value-type="float">
            <text:p>27.592</text:p>
          </table:table-cell>
          <table:table-cell office:value-type="float" office:value="27.12" calcext:value-type="float">
            <text:p>27.12</text:p>
          </table:table-cell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2015-10-05</text:p>
          </table:table-cell>
          <table:table-cell table:formula="of:=DATEVALUE([.A284])" office:value-type="float" office:value="42282" calcext:value-type="float">
            <text:p>42282</text:p>
          </table:table-cell>
          <table:table-cell office:value-type="float" office:value="27.339" calcext:value-type="float">
            <text:p>27.339</text:p>
          </table:table-cell>
          <table:table-cell office:value-type="float" office:value="27.468" calcext:value-type="float">
            <text:p>27.468</text:p>
          </table:table-cell>
          <table:table-cell table:number-columns-repeated="2" office:value-type="float" office:value="27.191" calcext:value-type="float">
            <text:p>27.191</text:p>
          </table:table-cell>
          <table:table-cell office:value-type="float" office:value="0" calcext:value-type="float">
            <text:p>0</text:p>
          </table:table-cell>
          <table:table-cell office:value-type="float" office:value="27.191" calcext:value-type="float">
            <text:p>27.191</text:p>
          </table:table-cell>
        </table:table-row>
        <table:table-row table:style-name="ro1">
          <table:table-cell office:value-type="string" calcext:value-type="string">
            <text:p>2015-10-02</text:p>
          </table:table-cell>
          <table:table-cell table:formula="of:=DATEVALUE([.A285])" office:value-type="float" office:value="42279" calcext:value-type="float">
            <text:p>42279</text:p>
          </table:table-cell>
          <table:table-cell office:value-type="float" office:value="25.866" calcext:value-type="float">
            <text:p>25.866</text:p>
          </table:table-cell>
          <table:table-cell office:value-type="float" office:value="26.617" calcext:value-type="float">
            <text:p>26.617</text:p>
          </table:table-cell>
          <table:table-cell office:value-type="float" office:value="25.24" calcext:value-type="float">
            <text:p>25.24</text:p>
          </table:table-cell>
          <table:table-cell office:value-type="float" office:value="26.617" calcext:value-type="float">
            <text:p>26.617</text:p>
          </table:table-cell>
          <table:table-cell office:value-type="float" office:value="0" calcext:value-type="float">
            <text:p>0</text:p>
          </table:table-cell>
          <table:table-cell office:value-type="float" office:value="26.617" calcext:value-type="float">
            <text:p>26.617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table:formula="of:=DATEVALUE([.A286])" office:value-type="float" office:value="42278" calcext:value-type="float">
            <text:p>42278</text:p>
          </table:table-cell>
          <table:table-cell table:number-columns-repeated="2" office:value-type="float" office:value="26.112" calcext:value-type="float">
            <text:p>26.112</text:p>
          </table:table-cell>
          <table:table-cell table:number-columns-repeated="2" office:value-type="float" office:value="25.822" calcext:value-type="float">
            <text:p>25.822</text:p>
          </table:table-cell>
          <table:table-cell office:value-type="float" office:value="0" calcext:value-type="float">
            <text:p>0</text:p>
          </table:table-cell>
          <table:table-cell office:value-type="float" office:value="25.822" calcext:value-type="float">
            <text:p>25.822</text:p>
          </table:table-cell>
        </table:table-row>
        <table:table-row table:style-name="ro1">
          <table:table-cell office:value-type="string" calcext:value-type="string">
            <text:p>2015-09-30</text:p>
          </table:table-cell>
          <table:table-cell table:formula="of:=DATEVALUE([.A287])" office:value-type="float" office:value="42277" calcext:value-type="float">
            <text:p>42277</text:p>
          </table:table-cell>
          <table:table-cell office:value-type="float" office:value="25.318" calcext:value-type="float">
            <text:p>25.318</text:p>
          </table:table-cell>
          <table:table-cell office:value-type="float" office:value="25.845" calcext:value-type="float">
            <text:p>25.845</text:p>
          </table:table-cell>
          <table:table-cell office:value-type="float" office:value="25.318" calcext:value-type="float">
            <text:p>25.318</text:p>
          </table:table-cell>
          <table:table-cell office:value-type="float" office:value="25.845" calcext:value-type="float">
            <text:p>25.845</text:p>
          </table:table-cell>
          <table:table-cell office:value-type="float" office:value="0" calcext:value-type="float">
            <text:p>0</text:p>
          </table:table-cell>
          <table:table-cell office:value-type="float" office:value="25.845" calcext:value-type="float">
            <text:p>25.845</text:p>
          </table:table-cell>
        </table:table-row>
        <table:table-row table:style-name="ro1">
          <table:table-cell office:value-type="string" calcext:value-type="string">
            <text:p>2015-09-29</text:p>
          </table:table-cell>
          <table:table-cell table:formula="of:=DATEVALUE([.A288])" office:value-type="float" office:value="42276" calcext:value-type="float">
            <text:p>42276</text:p>
          </table:table-cell>
          <table:table-cell office:value-type="float" office:value="25.15" calcext:value-type="float">
            <text:p>25.15</text:p>
          </table:table-cell>
          <table:table-cell office:value-type="float" office:value="25.976" calcext:value-type="float">
            <text:p>25.976</text:p>
          </table:table-cell>
          <table:table-cell office:value-type="float" office:value="25.15" calcext:value-type="float">
            <text:p>25.15</text:p>
          </table:table-cell>
          <table:table-cell office:value-type="float" office:value="25.976" calcext:value-type="float">
            <text:p>25.976</text:p>
          </table:table-cell>
          <table:table-cell office:value-type="float" office:value="5600" calcext:value-type="float">
            <text:p>5600</text:p>
          </table:table-cell>
          <table:table-cell office:value-type="float" office:value="25.976" calcext:value-type="float">
            <text:p>25.976</text:p>
          </table:table-cell>
        </table:table-row>
        <table:table-row table:style-name="ro1">
          <table:table-cell office:value-type="string" calcext:value-type="string">
            <text:p>2015-09-28</text:p>
          </table:table-cell>
          <table:table-cell table:formula="of:=DATEVALUE([.A289])" office:value-type="float" office:value="42275" calcext:value-type="float">
            <text:p>42275</text:p>
          </table:table-cell>
          <table:table-cell office:value-type="float" office:value="25.97" calcext:value-type="float">
            <text:p>25.97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4.795" calcext:value-type="float">
            <text:p>24.795</text:p>
          </table:table-cell>
          <table:table-cell office:value-type="float" office:value="0" calcext:value-type="float">
            <text:p>0</text:p>
          </table:table-cell>
          <table:table-cell office:value-type="float" office:value="24.795" calcext:value-type="float">
            <text:p>24.795</text:p>
          </table:table-cell>
        </table:table-row>
        <table:table-row table:style-name="ro1">
          <table:table-cell office:value-type="string" calcext:value-type="string">
            <text:p>2015-09-25</text:p>
          </table:table-cell>
          <table:table-cell table:formula="of:=DATEVALUE([.A290])" office:value-type="float" office:value="42272" calcext:value-type="float">
            <text:p>42272</text:p>
          </table:table-cell>
          <table:table-cell office:value-type="float" office:value="26.289" calcext:value-type="float">
            <text:p>26.289</text:p>
          </table:table-cell>
          <table:table-cell office:value-type="float" office:value="26.47" calcext:value-type="float">
            <text:p>26.47</text:p>
          </table:table-cell>
          <table:table-cell table:number-columns-repeated="2" office:value-type="float" office:value="25.875" calcext:value-type="float">
            <text:p>25.875</text:p>
          </table:table-cell>
          <table:table-cell office:value-type="float" office:value="0" calcext:value-type="float">
            <text:p>0</text:p>
          </table:table-cell>
          <table:table-cell office:value-type="float" office:value="25.875" calcext:value-type="float">
            <text:p>25.875</text:p>
          </table:table-cell>
        </table:table-row>
        <table:table-row table:style-name="ro1">
          <table:table-cell office:value-type="string" calcext:value-type="string">
            <text:p>2015-09-24</text:p>
          </table:table-cell>
          <table:table-cell table:formula="of:=DATEVALUE([.A291])" office:value-type="float" office:value="42271" calcext:value-type="float">
            <text:p>42271</text:p>
          </table:table-cell>
          <table:table-cell office:value-type="float" office:value="26.443" calcext:value-type="float">
            <text:p>26.443</text:p>
          </table:table-cell>
          <table:table-cell office:value-type="float" office:value="26.547" calcext:value-type="float">
            <text:p>26.547</text:p>
          </table:table-cell>
          <table:table-cell table:number-columns-repeated="2" office:value-type="float" office:value="25.691" calcext:value-type="float">
            <text:p>25.691</text:p>
          </table:table-cell>
          <table:table-cell office:value-type="float" office:value="0" calcext:value-type="float">
            <text:p>0</text:p>
          </table:table-cell>
          <table:table-cell office:value-type="float" office:value="25.691" calcext:value-type="float">
            <text:p>25.691</text:p>
          </table:table-cell>
        </table:table-row>
        <table:table-row table:style-name="ro1">
          <table:table-cell office:value-type="string" calcext:value-type="string">
            <text:p>2015-09-23</text:p>
          </table:table-cell>
          <table:table-cell table:formula="of:=DATEVALUE([.A292])" office:value-type="float" office:value="42270" calcext:value-type="float">
            <text:p>42270</text:p>
          </table:table-cell>
          <table:table-cell office:value-type="float" office:value="27.096" calcext:value-type="float">
            <text:p>27.096</text:p>
          </table:table-cell>
          <table:table-cell office:value-type="float" office:value="27.335" calcext:value-type="float">
            <text:p>27.335</text:p>
          </table:table-cell>
          <table:table-cell office:value-type="float" office:value="27.096" calcext:value-type="float">
            <text:p>27.096</text:p>
          </table:table-cell>
          <table:table-cell office:value-type="float" office:value="27.259" calcext:value-type="float">
            <text:p>27.259</text:p>
          </table:table-cell>
          <table:table-cell office:value-type="float" office:value="400" calcext:value-type="float">
            <text:p>400</text:p>
          </table:table-cell>
          <table:table-cell office:value-type="float" office:value="27.259" calcext:value-type="float">
            <text:p>27.259</text:p>
          </table:table-cell>
        </table:table-row>
        <table:table-row table:style-name="ro1">
          <table:table-cell office:value-type="string" calcext:value-type="string">
            <text:p>2015-09-22</text:p>
          </table:table-cell>
          <table:table-cell table:formula="of:=DATEVALUE([.A293])" office:value-type="float" office:value="42269" calcext:value-type="float">
            <text:p>42269</text:p>
          </table:table-cell>
          <table:table-cell table:number-columns-repeated="2" office:value-type="float" office:value="27.863" calcext:value-type="float">
            <text:p>27.863</text:p>
          </table:table-cell>
          <table:table-cell table:number-columns-repeated="2" office:value-type="float" office:value="27.247" calcext:value-type="float">
            <text:p>27.247</text:p>
          </table:table-cell>
          <table:table-cell office:value-type="float" office:value="0" calcext:value-type="float">
            <text:p>0</text:p>
          </table:table-cell>
          <table:table-cell office:value-type="float" office:value="27.247" calcext:value-type="float">
            <text:p>27.247</text:p>
          </table:table-cell>
        </table:table-row>
        <table:table-row table:style-name="ro1">
          <table:table-cell office:value-type="string" calcext:value-type="string">
            <text:p>2015-09-21</text:p>
          </table:table-cell>
          <table:table-cell table:formula="of:=DATEVALUE([.A294])" office:value-type="float" office:value="42268" calcext:value-type="float">
            <text:p>42268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57" calcext:value-type="float">
            <text:p>27.57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  <table:table-cell office:value-type="float" office:value="27.57" calcext:value-type="float">
            <text:p>27.57</text:p>
          </table:table-cell>
        </table:table-row>
        <table:table-row table:style-name="ro1">
          <table:table-cell office:value-type="string" calcext:value-type="string">
            <text:p>2015-09-18</text:p>
          </table:table-cell>
          <table:table-cell table:formula="of:=DATEVALUE([.A295])" office:value-type="float" office:value="42265" calcext:value-type="float">
            <text:p>42265</text:p>
          </table:table-cell>
          <table:table-cell table:number-columns-repeated="2" office:value-type="float" office:value="27.043" calcext:value-type="float">
            <text:p>27.043</text:p>
          </table:table-cell>
          <table:table-cell office:value-type="float" office:value="26.77" calcext:value-type="float">
            <text:p>26.77</text:p>
          </table:table-cell>
          <table:table-cell office:value-type="float" office:value="27.015" calcext:value-type="float">
            <text:p>27.015</text:p>
          </table:table-cell>
          <table:table-cell office:value-type="float" office:value="200" calcext:value-type="float">
            <text:p>200</text:p>
          </table:table-cell>
          <table:table-cell office:value-type="float" office:value="27.015" calcext:value-type="float">
            <text:p>27.015</text:p>
          </table:table-cell>
        </table:table-row>
        <table:table-row table:style-name="ro1">
          <table:table-cell office:value-type="string" calcext:value-type="string">
            <text:p>2015-09-17</text:p>
          </table:table-cell>
          <table:table-cell table:formula="of:=DATEVALUE([.A296])" office:value-type="float" office:value="42264" calcext:value-type="float">
            <text:p>42264</text:p>
          </table:table-cell>
          <table:table-cell table:number-columns-repeated="2" office:value-type="float" office:value="27.782" calcext:value-type="float">
            <text:p>27.782</text:p>
          </table:table-cell>
          <table:table-cell table:number-columns-repeated="2" office:value-type="float" office:value="27.205" calcext:value-type="float">
            <text:p>27.205</text:p>
          </table:table-cell>
          <table:table-cell office:value-type="float" office:value="0" calcext:value-type="float">
            <text:p>0</text:p>
          </table:table-cell>
          <table:table-cell office:value-type="float" office:value="27.205" calcext:value-type="float">
            <text:p>27.205</text:p>
          </table:table-cell>
        </table:table-row>
        <table:table-row table:style-name="ro1">
          <table:table-cell office:value-type="string" calcext:value-type="string">
            <text:p>2015-09-16</text:p>
          </table:table-cell>
          <table:table-cell table:formula="of:=DATEVALUE([.A297])" office:value-type="float" office:value="42263" calcext:value-type="float">
            <text:p>42263</text:p>
          </table:table-cell>
          <table:table-cell office:value-type="float" office:value="27.435" calcext:value-type="float">
            <text:p>27.435</text:p>
          </table:table-cell>
          <table:table-cell office:value-type="float" office:value="27.94" calcext:value-type="float">
            <text:p>27.94</text:p>
          </table:table-cell>
          <table:table-cell office:value-type="float" office:value="27.428" calcext:value-type="float">
            <text:p>27.428</text:p>
          </table:table-cell>
          <table:table-cell office:value-type="float" office:value="27.935" calcext:value-type="float">
            <text:p>27.935</text:p>
          </table:table-cell>
          <table:table-cell office:value-type="float" office:value="0" calcext:value-type="float">
            <text:p>0</text:p>
          </table:table-cell>
          <table:table-cell office:value-type="float" office:value="27.935" calcext:value-type="float">
            <text:p>27.935</text:p>
          </table:table-cell>
        </table:table-row>
        <table:table-row table:style-name="ro1">
          <table:table-cell office:value-type="string" calcext:value-type="string">
            <text:p>2015-09-15</text:p>
          </table:table-cell>
          <table:table-cell table:formula="of:=DATEVALUE([.A298])" office:value-type="float" office:value="42262" calcext:value-type="float">
            <text:p>42262</text:p>
          </table:table-cell>
          <table:table-cell office:value-type="float" office:value="26.729" calcext:value-type="float">
            <text:p>26.729</text:p>
          </table:table-cell>
          <table:table-cell office:value-type="float" office:value="27.197" calcext:value-type="float">
            <text:p>27.197</text:p>
          </table:table-cell>
          <table:table-cell office:value-type="float" office:value="26.539" calcext:value-type="float">
            <text:p>26.539</text:p>
          </table:table-cell>
          <table:table-cell office:value-type="float" office:value="27.197" calcext:value-type="float">
            <text:p>27.197</text:p>
          </table:table-cell>
          <table:table-cell office:value-type="float" office:value="1100" calcext:value-type="float">
            <text:p>1100</text:p>
          </table:table-cell>
          <table:table-cell office:value-type="float" office:value="27.197" calcext:value-type="float">
            <text:p>27.197</text:p>
          </table:table-cell>
        </table:table-row>
        <table:table-row table:style-name="ro1">
          <table:table-cell office:value-type="string" calcext:value-type="string">
            <text:p>2015-09-14</text:p>
          </table:table-cell>
          <table:table-cell table:formula="of:=DATEVALUE([.A299])" office:value-type="float" office:value="42261" calcext:value-type="float">
            <text:p>42261</text:p>
          </table:table-cell>
          <table:table-cell table:number-columns-repeated="2" office:value-type="float" office:value="27.68" calcext:value-type="float">
            <text:p>27.68</text:p>
          </table:table-cell>
          <table:table-cell office:value-type="float" office:value="26.775" calcext:value-type="float">
            <text:p>26.775</text:p>
          </table:table-cell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2015-09-11</text:p>
          </table:table-cell>
          <table:table-cell table:formula="of:=DATEVALUE([.A300])" office:value-type="float" office:value="42258" calcext:value-type="float">
            <text:p>42258</text:p>
          </table:table-cell>
          <table:table-cell office:value-type="float" office:value="27.575" calcext:value-type="float">
            <text:p>27.575</text:p>
          </table:table-cell>
          <table:table-cell office:value-type="float" office:value="27.609" calcext:value-type="float">
            <text:p>27.609</text:p>
          </table:table-cell>
          <table:table-cell office:value-type="float" office:value="27.346" calcext:value-type="float">
            <text:p>27.346</text:p>
          </table:table-cell>
          <table:table-cell office:value-type="float" office:value="27.475" calcext:value-type="float">
            <text:p>27.475</text:p>
          </table:table-cell>
          <table:table-cell office:value-type="float" office:value="100" calcext:value-type="float">
            <text:p>100</text:p>
          </table:table-cell>
          <table:table-cell office:value-type="float" office:value="27.475" calcext:value-type="float">
            <text:p>27.475</text:p>
          </table:table-cell>
        </table:table-row>
        <table:table-row table:style-name="ro1">
          <table:table-cell office:value-type="string" calcext:value-type="string">
            <text:p>2015-09-10</text:p>
          </table:table-cell>
          <table:table-cell table:formula="of:=DATEVALUE([.A301])" office:value-type="float" office:value="42257" calcext:value-type="float">
            <text:p>42257</text:p>
          </table:table-cell>
          <table:table-cell table:number-columns-repeated="2" office:value-type="float" office:value="28.218" calcext:value-type="float">
            <text:p>28.218</text:p>
          </table:table-cell>
          <table:table-cell table:number-columns-repeated="2" office:value-type="float" office:value="27.6" calcext:value-type="float">
            <text:p>27.6</text:p>
          </table:table-cell>
          <table:table-cell office:value-type="float" office:value="400" calcext:value-type="float">
            <text:p>400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2015-09-09</text:p>
          </table:table-cell>
          <table:table-cell table:formula="of:=DATEVALUE([.A302])" office:value-type="float" office:value="42256" calcext:value-type="float">
            <text:p>42256</text:p>
          </table:table-cell>
          <table:table-cell office:value-type="float" office:value="26.785" calcext:value-type="float">
            <text:p>26.785</text:p>
          </table:table-cell>
          <table:table-cell office:value-type="float" office:value="28.301" calcext:value-type="float">
            <text:p>28.301</text:p>
          </table:table-cell>
          <table:table-cell office:value-type="float" office:value="26.677" calcext:value-type="float">
            <text:p>26.677</text:p>
          </table:table-cell>
          <table:table-cell office:value-type="float" office:value="28.301" calcext:value-type="float">
            <text:p>28.301</text:p>
          </table:table-cell>
          <table:table-cell office:value-type="float" office:value="100" calcext:value-type="float">
            <text:p>100</text:p>
          </table:table-cell>
          <table:table-cell office:value-type="float" office:value="28.301" calcext:value-type="float">
            <text:p>28.301</text:p>
          </table:table-cell>
        </table:table-row>
        <table:table-row table:style-name="ro1">
          <table:table-cell office:value-type="string" calcext:value-type="string">
            <text:p>2015-09-08</text:p>
          </table:table-cell>
          <table:table-cell table:formula="of:=DATEVALUE([.A303])" office:value-type="float" office:value="42255" calcext:value-type="float">
            <text:p>42255</text:p>
          </table:table-cell>
          <table:table-cell office:value-type="float" office:value="28.431" calcext:value-type="float">
            <text:p>28.431</text:p>
          </table:table-cell>
          <table:table-cell office:value-type="float" office:value="28.944" calcext:value-type="float">
            <text:p>28.944</text:p>
          </table:table-cell>
          <table:table-cell office:value-type="float" office:value="28.431" calcext:value-type="float">
            <text:p>28.431</text:p>
          </table:table-cell>
          <table:table-cell office:value-type="float" office:value="28.935" calcext:value-type="float">
            <text:p>28.935</text:p>
          </table:table-cell>
          <table:table-cell office:value-type="float" office:value="0" calcext:value-type="float">
            <text:p>0</text:p>
          </table:table-cell>
          <table:table-cell office:value-type="float" office:value="28.935" calcext:value-type="float">
            <text:p>28.935</text:p>
          </table:table-cell>
        </table:table-row>
        <table:table-row table:style-name="ro1">
          <table:table-cell office:value-type="string" calcext:value-type="string">
            <text:p>2015-09-07</text:p>
          </table:table-cell>
          <table:table-cell table:formula="of:=DATEVALUE([.A304])" office:value-type="float" office:value="42254" calcext:value-type="float">
            <text:p>42254</text:p>
          </table:table-cell>
          <table:table-cell office:value-type="float" office:value="28.55" calcext:value-type="float">
            <text:p>28.55</text:p>
          </table:table-cell>
          <table:table-cell office:value-type="float" office:value="28.576" calcext:value-type="float">
            <text:p>28.576</text:p>
          </table:table-cell>
          <table:table-cell office:value-type="float" office:value="28.393" calcext:value-type="float">
            <text:p>28.393</text:p>
          </table:table-cell>
          <table:table-cell office:value-type="float" office:value="28.407" calcext:value-type="float">
            <text:p>28.407</text:p>
          </table:table-cell>
          <table:table-cell office:value-type="float" office:value="0" calcext:value-type="float">
            <text:p>0</text:p>
          </table:table-cell>
          <table:table-cell office:value-type="float" office:value="28.407" calcext:value-type="float">
            <text:p>28.407</text:p>
          </table:table-cell>
        </table:table-row>
        <table:table-row table:style-name="ro1">
          <table:table-cell office:value-type="string" calcext:value-type="string">
            <text:p>2015-09-04</text:p>
          </table:table-cell>
          <table:table-cell table:formula="of:=DATEVALUE([.A305])" office:value-type="float" office:value="42251" calcext:value-type="float">
            <text:p>42251</text:p>
          </table:table-cell>
          <table:table-cell table:number-columns-repeated="2" office:value-type="float" office:value="28.963" calcext:value-type="float">
            <text:p>28.963</text:p>
          </table:table-cell>
          <table:table-cell table:number-columns-repeated="2" office:value-type="float" office:value="28.325" calcext:value-type="float">
            <text:p>28.325</text:p>
          </table:table-cell>
          <table:table-cell office:value-type="float" office:value="100" calcext:value-type="float">
            <text:p>100</text:p>
          </table:table-cell>
          <table:table-cell office:value-type="float" office:value="28.325" calcext:value-type="float">
            <text:p>28.325</text:p>
          </table:table-cell>
        </table:table-row>
        <table:table-row table:style-name="ro1">
          <table:table-cell office:value-type="string" calcext:value-type="string">
            <text:p>2015-09-03</text:p>
          </table:table-cell>
          <table:table-cell table:formula="of:=DATEVALUE([.A306])" office:value-type="float" office:value="42250" calcext:value-type="float">
            <text:p>42250</text:p>
          </table:table-cell>
          <table:table-cell office:value-type="float" office:value="28.256" calcext:value-type="float">
            <text:p>28.256</text:p>
          </table:table-cell>
          <table:table-cell office:value-type="float" office:value="29.21" calcext:value-type="float">
            <text:p>29.21</text:p>
          </table:table-cell>
          <table:table-cell office:value-type="float" office:value="28.16" calcext:value-type="float">
            <text:p>28.16</text:p>
          </table:table-cell>
          <table:table-cell office:value-type="float" office:value="29.185" calcext:value-type="float">
            <text:p>29.185</text:p>
          </table:table-cell>
          <table:table-cell office:value-type="float" office:value="2000" calcext:value-type="float">
            <text:p>2000</text:p>
          </table:table-cell>
          <table:table-cell office:value-type="float" office:value="29.185" calcext:value-type="float">
            <text:p>29.185</text:p>
          </table:table-cell>
        </table:table-row>
        <table:table-row table:style-name="ro1">
          <table:table-cell office:value-type="string" calcext:value-type="string">
            <text:p>2015-09-02</text:p>
          </table:table-cell>
          <table:table-cell table:formula="of:=DATEVALUE([.A307])" office:value-type="float" office:value="42249" calcext:value-type="float">
            <text:p>42249</text:p>
          </table:table-cell>
          <table:table-cell office:value-type="float" office:value="28.326" calcext:value-type="float">
            <text:p>28.326</text:p>
          </table:table-cell>
          <table:table-cell office:value-type="float" office:value="28.433" calcext:value-type="float">
            <text:p>28.433</text:p>
          </table:table-cell>
          <table:table-cell office:value-type="float" office:value="28.168" calcext:value-type="float">
            <text:p>28.168</text:p>
          </table:table-cell>
          <table:table-cell office:value-type="float" office:value="28.305" calcext:value-type="float">
            <text:p>28.305</text:p>
          </table:table-cell>
          <table:table-cell office:value-type="float" office:value="0" calcext:value-type="float">
            <text:p>0</text:p>
          </table:table-cell>
          <table:table-cell office:value-type="float" office:value="28.305" calcext:value-type="float">
            <text:p>28.305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table:formula="of:=DATEVALUE([.A308])" office:value-type="float" office:value="42248" calcext:value-type="float">
            <text:p>42248</text:p>
          </table:table-cell>
          <table:table-cell office:value-type="float" office:value="27.964" calcext:value-type="float">
            <text:p>27.964</text:p>
          </table:table-cell>
          <table:table-cell office:value-type="float" office:value="28.2" calcext:value-type="float">
            <text:p>28.2</text:p>
          </table:table-cell>
          <table:table-cell office:value-type="float" office:value="27.7" calcext:value-type="float">
            <text:p>27.7</text:p>
          </table:table-cell>
          <table:table-cell office:value-type="float" office:value="27.985" calcext:value-type="float">
            <text:p>27.985</text:p>
          </table:table-cell>
          <table:table-cell office:value-type="float" office:value="0" calcext:value-type="float">
            <text:p>0</text:p>
          </table:table-cell>
          <table:table-cell office:value-type="float" office:value="27.985" calcext:value-type="float">
            <text:p>27.985</text:p>
          </table:table-cell>
        </table:table-row>
        <table:table-row table:style-name="ro1">
          <table:table-cell office:value-type="string" calcext:value-type="string">
            <text:p>2015-08-31</text:p>
          </table:table-cell>
          <table:table-cell table:formula="of:=DATEVALUE([.A309])" office:value-type="float" office:value="42247" calcext:value-type="float">
            <text:p>42247</text:p>
          </table:table-cell>
          <table:table-cell office:value-type="float" office:value="29.323" calcext:value-type="float">
            <text:p>29.323</text:p>
          </table:table-cell>
          <table:table-cell office:value-type="float" office:value="29.357" calcext:value-type="float">
            <text:p>29.357</text:p>
          </table:table-cell>
          <table:table-cell table:number-columns-repeated="2" office:value-type="float" office:value="28.86" calcext:value-type="float">
            <text:p>28.86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2015-08-28</text:p>
          </table:table-cell>
          <table:table-cell table:formula="of:=DATEVALUE([.A310])" office:value-type="float" office:value="42244" calcext:value-type="float">
            <text:p>42244</text:p>
          </table:table-cell>
          <table:table-cell table:number-columns-repeated="2" office:value-type="float" office:value="29.841" calcext:value-type="float">
            <text:p>29.841</text:p>
          </table:table-cell>
          <table:table-cell office:value-type="float" office:value="29.44" calcext:value-type="float">
            <text:p>29.44</text:p>
          </table:table-cell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string" calcext:value-type="string">
            <text:p>2015-08-27</text:p>
          </table:table-cell>
          <table:table-cell table:formula="of:=DATEVALUE([.A311])" office:value-type="float" office:value="42243" calcext:value-type="float">
            <text:p>42243</text:p>
          </table:table-cell>
          <table:table-cell office:value-type="float" office:value="28.527" calcext:value-type="float">
            <text:p>28.527</text:p>
          </table:table-cell>
          <table:table-cell office:value-type="float" office:value="29.813" calcext:value-type="float">
            <text:p>29.813</text:p>
          </table:table-cell>
          <table:table-cell office:value-type="float" office:value="28.527" calcext:value-type="float">
            <text:p>28.527</text:p>
          </table:table-cell>
          <table:table-cell office:value-type="float" office:value="29.325" calcext:value-type="float">
            <text:p>29.325</text:p>
          </table:table-cell>
          <table:table-cell office:value-type="float" office:value="400" calcext:value-type="float">
            <text:p>400</text:p>
          </table:table-cell>
          <table:table-cell office:value-type="float" office:value="29.325" calcext:value-type="float">
            <text:p>29.325</text:p>
          </table:table-cell>
        </table:table-row>
        <table:table-row table:style-name="ro1">
          <table:table-cell office:value-type="string" calcext:value-type="string">
            <text:p>2015-08-26</text:p>
          </table:table-cell>
          <table:table-cell table:formula="of:=DATEVALUE([.A312])" office:value-type="float" office:value="42242" calcext:value-type="float">
            <text:p>42242</text:p>
          </table:table-cell>
          <table:table-cell office:value-type="float" office:value="28.065" calcext:value-type="float">
            <text:p>28.065</text:p>
          </table:table-cell>
          <table:table-cell office:value-type="float" office:value="28.375" calcext:value-type="float">
            <text:p>28.375</text:p>
          </table:table-cell>
          <table:table-cell office:value-type="float" office:value="27.789" calcext:value-type="float">
            <text:p>27.789</text:p>
          </table:table-cell>
          <table:table-cell office:value-type="float" office:value="28.375" calcext:value-type="float">
            <text:p>28.375</text:p>
          </table:table-cell>
          <table:table-cell office:value-type="float" office:value="0" calcext:value-type="float">
            <text:p>0</text:p>
          </table:table-cell>
          <table:table-cell office:value-type="float" office:value="28.375" calcext:value-type="float">
            <text:p>28.375</text:p>
          </table:table-cell>
        </table:table-row>
        <table:table-row table:style-name="ro1">
          <table:table-cell office:value-type="string" calcext:value-type="string">
            <text:p>2015-08-25</text:p>
          </table:table-cell>
          <table:table-cell table:formula="of:=DATEVALUE([.A313])" office:value-type="float" office:value="42241" calcext:value-type="float">
            <text:p>42241</text:p>
          </table:table-cell>
          <table:table-cell office:value-type="float" office:value="27.204" calcext:value-type="float">
            <text:p>27.204</text:p>
          </table:table-cell>
          <table:table-cell office:value-type="float" office:value="28.913" calcext:value-type="float">
            <text:p>28.913</text:p>
          </table:table-cell>
          <table:table-cell office:value-type="float" office:value="27.204" calcext:value-type="float">
            <text:p>27.204</text:p>
          </table:table-cell>
          <table:table-cell office:value-type="float" office:value="27.62" calcext:value-type="float">
            <text:p>27.62</text:p>
          </table:table-cell>
          <table:table-cell office:value-type="float" office:value="2500" calcext:value-type="float">
            <text:p>2500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string" calcext:value-type="string">
            <text:p>2015-08-24</text:p>
          </table:table-cell>
          <table:table-cell table:formula="of:=DATEVALUE([.A314])" office:value-type="float" office:value="42240" calcext:value-type="float">
            <text:p>42240</text:p>
          </table:table-cell>
          <table:table-cell office:value-type="float" office:value="27.29" calcext:value-type="float">
            <text:p>27.29</text:p>
          </table:table-cell>
          <table:table-cell office:value-type="float" office:value="27.748" calcext:value-type="float">
            <text:p>27.748</text:p>
          </table:table-cell>
          <table:table-cell office:value-type="float" office:value="26.01" calcext:value-type="float">
            <text:p>26.01</text:p>
          </table:table-cell>
          <table:table-cell office:value-type="float" office:value="27.255" calcext:value-type="float">
            <text:p>27.255</text:p>
          </table:table-cell>
          <table:table-cell office:value-type="float" office:value="2500" calcext:value-type="float">
            <text:p>2500</text:p>
          </table:table-cell>
          <table:table-cell office:value-type="float" office:value="27.255" calcext:value-type="float">
            <text:p>27.255</text:p>
          </table:table-cell>
        </table:table-row>
        <table:table-row table:style-name="ro1">
          <table:table-cell office:value-type="string" calcext:value-type="string">
            <text:p>2015-08-21</text:p>
          </table:table-cell>
          <table:table-cell table:formula="of:=DATEVALUE([.A315])" office:value-type="float" office:value="42237" calcext:value-type="float">
            <text:p>42237</text:p>
          </table:table-cell>
          <table:table-cell office:value-type="float" office:value="29.698" calcext:value-type="float">
            <text:p>29.698</text:p>
          </table:table-cell>
          <table:table-cell office:value-type="float" office:value="30.041" calcext:value-type="float">
            <text:p>30.041</text:p>
          </table:table-cell>
          <table:table-cell table:number-columns-repeated="2" office:value-type="float" office:value="29.07" calcext:value-type="float">
            <text:p>29.07</text:p>
          </table:table-cell>
          <table:table-cell office:value-type="float" office:value="300" calcext:value-type="float">
            <text:p>300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string" calcext:value-type="string">
            <text:p>2015-08-20</text:p>
          </table:table-cell>
          <table:table-cell table:formula="of:=DATEVALUE([.A316])" office:value-type="float" office:value="42236" calcext:value-type="float">
            <text:p>42236</text:p>
          </table:table-cell>
          <table:table-cell office:value-type="float" office:value="31.492" calcext:value-type="float">
            <text:p>31.492</text:p>
          </table:table-cell>
          <table:table-cell office:value-type="float" office:value="31.518" calcext:value-type="float">
            <text:p>31.518</text:p>
          </table:table-cell>
          <table:table-cell office:value-type="float" office:value="30.241" calcext:value-type="float">
            <text:p>30.241</text:p>
          </table:table-cell>
          <table:table-cell office:value-type="float" office:value="30.382" calcext:value-type="float">
            <text:p>30.382</text:p>
          </table:table-cell>
          <table:table-cell office:value-type="float" office:value="700" calcext:value-type="float">
            <text:p>700</text:p>
          </table:table-cell>
          <table:table-cell office:value-type="float" office:value="30.382" calcext:value-type="float">
            <text:p>30.382</text:p>
          </table:table-cell>
        </table:table-row>
        <table:table-row table:style-name="ro1">
          <table:table-cell office:value-type="string" calcext:value-type="string">
            <text:p>2015-08-19</text:p>
          </table:table-cell>
          <table:table-cell table:formula="of:=DATEVALUE([.A317])" office:value-type="float" office:value="42235" calcext:value-type="float">
            <text:p>42235</text:p>
          </table:table-cell>
          <table:table-cell office:value-type="float" office:value="32.055" calcext:value-type="float">
            <text:p>32.055</text:p>
          </table:table-cell>
          <table:table-cell office:value-type="float" office:value="32.225" calcext:value-type="float">
            <text:p>32.225</text:p>
          </table:table-cell>
          <table:table-cell table:number-columns-repeated="2" office:value-type="float" office:value="31.643" calcext:value-type="float">
            <text:p>31.643</text:p>
          </table:table-cell>
          <table:table-cell office:value-type="float" office:value="0" calcext:value-type="float">
            <text:p>0</text:p>
          </table:table-cell>
          <table:table-cell office:value-type="float" office:value="31.643" calcext:value-type="float">
            <text:p>31.643</text:p>
          </table:table-cell>
        </table:table-row>
        <table:table-row table:style-name="ro1">
          <table:table-cell office:value-type="string" calcext:value-type="string">
            <text:p>2015-08-18</text:p>
          </table:table-cell>
          <table:table-cell table:formula="of:=DATEVALUE([.A318])" office:value-type="float" office:value="42234" calcext:value-type="float">
            <text:p>42234</text:p>
          </table:table-cell>
          <table:table-cell table:number-columns-repeated="2" office:value-type="float" office:value="32.578" calcext:value-type="float">
            <text:p>32.578</text:p>
          </table:table-cell>
          <table:table-cell office:value-type="float" office:value="32.105" calcext:value-type="float">
            <text:p>32.105</text:p>
          </table:table-cell>
          <table:table-cell office:value-type="float" office:value="32.48" calcext:value-type="float">
            <text:p>32.48</text:p>
          </table:table-cell>
          <table:table-cell office:value-type="float" office:value="200" calcext:value-type="float">
            <text:p>200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string" calcext:value-type="string">
            <text:p>2015-08-17</text:p>
          </table:table-cell>
          <table:table-cell table:formula="of:=DATEVALUE([.A319])" office:value-type="float" office:value="42233" calcext:value-type="float">
            <text:p>42233</text:p>
          </table:table-cell>
          <table:table-cell office:value-type="float" office:value="32.602" calcext:value-type="float">
            <text:p>32.602</text:p>
          </table:table-cell>
          <table:table-cell office:value-type="float" office:value="32.833" calcext:value-type="float">
            <text:p>32.833</text:p>
          </table:table-cell>
          <table:table-cell office:value-type="float" office:value="32.22" calcext:value-type="float">
            <text:p>32.22</text:p>
          </table:table-cell>
          <table:table-cell office:value-type="float" office:value="32.542" calcext:value-type="float">
            <text:p>32.542</text:p>
          </table:table-cell>
          <table:table-cell office:value-type="float" office:value="1000" calcext:value-type="float">
            <text:p>1000</text:p>
          </table:table-cell>
          <table:table-cell office:value-type="float" office:value="32.542" calcext:value-type="float">
            <text:p>32.542</text:p>
          </table:table-cell>
        </table:table-row>
        <table:table-row table:style-name="ro1">
          <table:table-cell office:value-type="string" calcext:value-type="string">
            <text:p>2015-08-14</text:p>
          </table:table-cell>
          <table:table-cell table:formula="of:=DATEVALUE([.A320])" office:value-type="float" office:value="42230" calcext:value-type="float">
            <text:p>42230</text:p>
          </table:table-cell>
          <table:table-cell office:value-type="float" office:value="32.142" calcext:value-type="float">
            <text:p>32.142</text:p>
          </table:table-cell>
          <table:table-cell office:value-type="float" office:value="32.198" calcext:value-type="float">
            <text:p>32.198</text:p>
          </table:table-cell>
          <table:table-cell office:value-type="float" office:value="32.011" calcext:value-type="float">
            <text:p>32.011</text:p>
          </table:table-cell>
          <table:table-cell office:value-type="float" office:value="32.125" calcext:value-type="float">
            <text:p>32.125</text:p>
          </table:table-cell>
          <table:table-cell office:value-type="float" office:value="0" calcext:value-type="float">
            <text:p>0</text:p>
          </table:table-cell>
          <table:table-cell office:value-type="float" office:value="32.125" calcext:value-type="float">
            <text:p>32.125</text:p>
          </table:table-cell>
        </table:table-row>
        <table:table-row table:style-name="ro1">
          <table:table-cell office:value-type="string" calcext:value-type="string">
            <text:p>2015-08-13</text:p>
          </table:table-cell>
          <table:table-cell table:formula="of:=DATEVALUE([.A321])" office:value-type="float" office:value="42229" calcext:value-type="float">
            <text:p>42229</text:p>
          </table:table-cell>
          <table:table-cell office:value-type="float" office:value="31.033" calcext:value-type="float">
            <text:p>31.033</text:p>
          </table:table-cell>
          <table:table-cell office:value-type="float" office:value="32.485" calcext:value-type="float">
            <text:p>32.485</text:p>
          </table:table-cell>
          <table:table-cell office:value-type="float" office:value="31.033" calcext:value-type="float">
            <text:p>31.033</text:p>
          </table:table-cell>
          <table:table-cell office:value-type="float" office:value="32.485" calcext:value-type="float">
            <text:p>32.485</text:p>
          </table:table-cell>
          <table:table-cell office:value-type="float" office:value="100" calcext:value-type="float">
            <text:p>100</text:p>
          </table:table-cell>
          <table:table-cell office:value-type="float" office:value="32.485" calcext:value-type="float">
            <text:p>32.485</text:p>
          </table:table-cell>
        </table:table-row>
        <table:table-row table:style-name="ro1">
          <table:table-cell office:value-type="string" calcext:value-type="string">
            <text:p>2015-08-12</text:p>
          </table:table-cell>
          <table:table-cell table:formula="of:=DATEVALUE([.A322])" office:value-type="float" office:value="42228" calcext:value-type="float">
            <text:p>42228</text:p>
          </table:table-cell>
          <table:table-cell table:number-columns-repeated="2" office:value-type="float" office:value="32.255" calcext:value-type="float">
            <text:p>32.255</text:p>
          </table:table-cell>
          <table:table-cell office:value-type="float" office:value="29.996" calcext:value-type="float">
            <text:p>29.996</text:p>
          </table:table-cell>
          <table:table-cell office:value-type="float" office:value="31.005" calcext:value-type="float">
            <text:p>31.005</text:p>
          </table:table-cell>
          <table:table-cell office:value-type="float" office:value="3500" calcext:value-type="float">
            <text:p>3500</text:p>
          </table:table-cell>
          <table:table-cell office:value-type="float" office:value="31.005" calcext:value-type="float">
            <text:p>31.005</text:p>
          </table:table-cell>
        </table:table-row>
        <table:table-row table:style-name="ro1">
          <table:table-cell office:value-type="string" calcext:value-type="string">
            <text:p>2015-08-11</text:p>
          </table:table-cell>
          <table:table-cell table:formula="of:=DATEVALUE([.A323])" office:value-type="float" office:value="42227" calcext:value-type="float">
            <text:p>42227</text:p>
          </table:table-cell>
          <table:table-cell office:value-type="float" office:value="33.724" calcext:value-type="float">
            <text:p>33.724</text:p>
          </table:table-cell>
          <table:table-cell office:value-type="float" office:value="33.81" calcext:value-type="float">
            <text:p>33.81</text:p>
          </table:table-cell>
          <table:table-cell table:number-columns-repeated="2" office:value-type="float" office:value="32.738" calcext:value-type="float">
            <text:p>32.738</text:p>
          </table:table-cell>
          <table:table-cell office:value-type="float" office:value="200" calcext:value-type="float">
            <text:p>200</text:p>
          </table:table-cell>
          <table:table-cell office:value-type="float" office:value="32.738" calcext:value-type="float">
            <text:p>32.738</text:p>
          </table:table-cell>
        </table:table-row>
        <table:table-row table:style-name="ro1">
          <table:table-cell office:value-type="string" calcext:value-type="string">
            <text:p>2015-08-10</text:p>
          </table:table-cell>
          <table:table-cell table:formula="of:=DATEVALUE([.A324])" office:value-type="float" office:value="42226" calcext:value-type="float">
            <text:p>42226</text:p>
          </table:table-cell>
          <table:table-cell office:value-type="float" office:value="33.454" calcext:value-type="float">
            <text:p>33.454</text:p>
          </table:table-cell>
          <table:table-cell office:value-type="float" office:value="34.107" calcext:value-type="float">
            <text:p>34.107</text:p>
          </table:table-cell>
          <table:table-cell office:value-type="float" office:value="33.454" calcext:value-type="float">
            <text:p>33.454</text:p>
          </table:table-cell>
          <table:table-cell office:value-type="float" office:value="33.736" calcext:value-type="float">
            <text:p>33.736</text:p>
          </table:table-cell>
          <table:table-cell office:value-type="float" office:value="900" calcext:value-type="float">
            <text:p>900</text:p>
          </table:table-cell>
          <table:table-cell office:value-type="float" office:value="33.736" calcext:value-type="float">
            <text:p>33.736</text:p>
          </table:table-cell>
        </table:table-row>
        <table:table-row table:style-name="ro1">
          <table:table-cell office:value-type="string" calcext:value-type="string">
            <text:p>2015-08-07</text:p>
          </table:table-cell>
          <table:table-cell table:formula="of:=DATEVALUE([.A325])" office:value-type="float" office:value="42223" calcext:value-type="float">
            <text:p>42223</text:p>
          </table:table-cell>
          <table:table-cell office:value-type="float" office:value="33.38" calcext:value-type="float">
            <text:p>33.38</text:p>
          </table:table-cell>
          <table:table-cell office:value-type="float" office:value="33.6" calcext:value-type="float">
            <text:p>33.6</text:p>
          </table:table-cell>
          <table:table-cell office:value-type="float" office:value="33.251" calcext:value-type="float">
            <text:p>33.251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015-08-06</text:p>
          </table:table-cell>
          <table:table-cell table:formula="of:=DATEVALUE([.A326])" office:value-type="float" office:value="42222" calcext:value-type="float">
            <text:p>42222</text:p>
          </table:table-cell>
          <table:table-cell office:value-type="float" office:value="33.951" calcext:value-type="float">
            <text:p>33.951</text:p>
          </table:table-cell>
          <table:table-cell office:value-type="float" office:value="34.27" calcext:value-type="float">
            <text:p>34.27</text:p>
          </table:table-cell>
          <table:table-cell table:number-columns-repeated="2" office:value-type="float" office:value="33.31" calcext:value-type="float">
            <text:p>33.31</text:p>
          </table:table-cell>
          <table:table-cell office:value-type="float" office:value="900" calcext:value-type="float">
            <text:p>900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>
          <table:table-cell office:value-type="string" calcext:value-type="string">
            <text:p>2015-08-05</text:p>
          </table:table-cell>
          <table:table-cell table:formula="of:=DATEVALUE([.A327])" office:value-type="float" office:value="42221" calcext:value-type="float">
            <text:p>42221</text:p>
          </table:table-cell>
          <table:table-cell office:value-type="float" office:value="34.096" calcext:value-type="float">
            <text:p>34.096</text:p>
          </table:table-cell>
          <table:table-cell office:value-type="float" office:value="34.631" calcext:value-type="float">
            <text:p>34.631</text:p>
          </table:table-cell>
          <table:table-cell office:value-type="float" office:value="34.096" calcext:value-type="float">
            <text:p>34.096</text:p>
          </table:table-cell>
          <table:table-cell office:value-type="float" office:value="34.165" calcext:value-type="float">
            <text:p>34.165</text:p>
          </table:table-cell>
          <table:table-cell office:value-type="float" office:value="0" calcext:value-type="float">
            <text:p>0</text:p>
          </table:table-cell>
          <table:table-cell office:value-type="float" office:value="34.165" calcext:value-type="float">
            <text:p>34.165</text:p>
          </table:table-cell>
        </table:table-row>
        <table:table-row table:style-name="ro1">
          <table:table-cell office:value-type="string" calcext:value-type="string">
            <text:p>2015-08-04</text:p>
          </table:table-cell>
          <table:table-cell table:formula="of:=DATEVALUE([.A328])" office:value-type="float" office:value="42220" calcext:value-type="float">
            <text:p>42220</text:p>
          </table:table-cell>
          <table:table-cell office:value-type="float" office:value="33.415" calcext:value-type="float">
            <text:p>33.415</text:p>
          </table:table-cell>
          <table:table-cell office:value-type="float" office:value="33.845" calcext:value-type="float">
            <text:p>33.845</text:p>
          </table:table-cell>
          <table:table-cell office:value-type="float" office:value="33.314" calcext:value-type="float">
            <text:p>33.314</text:p>
          </table:table-cell>
          <table:table-cell office:value-type="float" office:value="33.845" calcext:value-type="float">
            <text:p>33.845</text:p>
          </table:table-cell>
          <table:table-cell office:value-type="float" office:value="200" calcext:value-type="float">
            <text:p>200</text:p>
          </table:table-cell>
          <table:table-cell office:value-type="float" office:value="33.845" calcext:value-type="float">
            <text:p>33.845</text:p>
          </table:table-cell>
        </table:table-row>
        <table:table-row table:style-name="ro1">
          <table:table-cell office:value-type="string" calcext:value-type="string">
            <text:p>2015-08-03</text:p>
          </table:table-cell>
          <table:table-cell table:formula="of:=DATEVALUE([.A329])" office:value-type="float" office:value="42219" calcext:value-type="float">
            <text:p>42219</text:p>
          </table:table-cell>
          <table:table-cell office:value-type="float" office:value="33.281" calcext:value-type="float">
            <text:p>33.281</text:p>
          </table:table-cell>
          <table:table-cell office:value-type="float" office:value="33.698" calcext:value-type="float">
            <text:p>33.698</text:p>
          </table:table-cell>
          <table:table-cell office:value-type="float" office:value="33.16" calcext:value-type="float">
            <text:p>33.16</text:p>
          </table:table-cell>
          <table:table-cell office:value-type="float" office:value="33.698" calcext:value-type="float">
            <text:p>33.698</text:p>
          </table:table-cell>
          <table:table-cell office:value-type="float" office:value="0" calcext:value-type="float">
            <text:p>0</text:p>
          </table:table-cell>
          <table:table-cell office:value-type="float" office:value="33.698" calcext:value-type="float">
            <text:p>33.698</text:p>
          </table:table-cell>
        </table:table-row>
        <table:table-row table:style-name="ro1">
          <table:table-cell office:value-type="string" calcext:value-type="string">
            <text:p>2015-07-31</text:p>
          </table:table-cell>
          <table:table-cell table:formula="of:=DATEVALUE([.A330])" office:value-type="float" office:value="42216" calcext:value-type="float">
            <text:p>42216</text:p>
          </table:table-cell>
          <table:table-cell table:number-columns-repeated="2" office:value-type="float" office:value="34.168" calcext:value-type="float">
            <text:p>34.168</text:p>
          </table:table-cell>
          <table:table-cell table:number-columns-repeated="2" office:value-type="float" office:value="33.29" calcext:value-type="float">
            <text:p>33.29</text:p>
          </table:table-cell>
          <table:table-cell office:value-type="float" office:value="300" calcext:value-type="float">
            <text:p>300</text:p>
          </table:table-cell>
          <table:table-cell office:value-type="float" office:value="33.29" calcext:value-type="float">
            <text:p>33.29</text:p>
          </table:table-cell>
        </table:table-row>
        <table:table-row table:style-name="ro1">
          <table:table-cell office:value-type="string" calcext:value-type="string">
            <text:p>2015-07-30</text:p>
          </table:table-cell>
          <table:table-cell table:formula="of:=DATEVALUE([.A331])" office:value-type="float" office:value="42215" calcext:value-type="float">
            <text:p>42215</text:p>
          </table:table-cell>
          <table:table-cell office:value-type="float" office:value="34.281" calcext:value-type="float">
            <text:p>34.281</text:p>
          </table:table-cell>
          <table:table-cell office:value-type="float" office:value="34.394" calcext:value-type="float">
            <text:p>34.394</text:p>
          </table:table-cell>
          <table:table-cell office:value-type="float" office:value="34.2" calcext:value-type="float">
            <text:p>34.2</text:p>
          </table:table-cell>
          <table:table-cell office:value-type="float" office:value="34.242" calcext:value-type="float">
            <text:p>34.242</text:p>
          </table:table-cell>
          <table:table-cell office:value-type="float" office:value="0" calcext:value-type="float">
            <text:p>0</text:p>
          </table:table-cell>
          <table:table-cell office:value-type="float" office:value="34.242" calcext:value-type="float">
            <text:p>34.242</text:p>
          </table:table-cell>
        </table:table-row>
        <table:table-row table:style-name="ro1">
          <table:table-cell office:value-type="string" calcext:value-type="string">
            <text:p>2015-07-29</text:p>
          </table:table-cell>
          <table:table-cell table:formula="of:=DATEVALUE([.A332])" office:value-type="float" office:value="42214" calcext:value-type="float">
            <text:p>42214</text:p>
          </table:table-cell>
          <table:table-cell office:value-type="float" office:value="34.049" calcext:value-type="float">
            <text:p>34.049</text:p>
          </table:table-cell>
          <table:table-cell office:value-type="float" office:value="34.175" calcext:value-type="float">
            <text:p>34.175</text:p>
          </table:table-cell>
          <table:table-cell office:value-type="float" office:value="34.049" calcext:value-type="float">
            <text:p>34.049</text:p>
          </table:table-cell>
          <table:table-cell office:value-type="float" office:value="34.175" calcext:value-type="float">
            <text:p>34.175</text:p>
          </table:table-cell>
          <table:table-cell office:value-type="float" office:value="0" calcext:value-type="float">
            <text:p>0</text:p>
          </table:table-cell>
          <table:table-cell office:value-type="float" office:value="34.175" calcext:value-type="float">
            <text:p>34.175</text:p>
          </table:table-cell>
        </table:table-row>
        <table:table-row table:style-name="ro1">
          <table:table-cell office:value-type="string" calcext:value-type="string">
            <text:p>2015-07-28</text:p>
          </table:table-cell>
          <table:table-cell table:formula="of:=DATEVALUE([.A333])" office:value-type="float" office:value="42213" calcext:value-type="float">
            <text:p>42213</text:p>
          </table:table-cell>
          <table:table-cell table:number-columns-repeated="2" office:value-type="float" office:value="34.228" calcext:value-type="float">
            <text:p>34.228</text:p>
          </table:table-cell>
          <table:table-cell office:value-type="float" office:value="34.012" calcext:value-type="float">
            <text:p>34.012</text:p>
          </table:table-cell>
          <table:table-cell office:value-type="float" office:value="34.12" calcext:value-type="float">
            <text:p>34.12</text:p>
          </table:table-cell>
          <table:table-cell office:value-type="float" office:value="100" calcext:value-type="float">
            <text:p>100</text:p>
          </table:table-cell>
          <table:table-cell office:value-type="float" office:value="34.12" calcext:value-type="float">
            <text:p>34.12</text:p>
          </table:table-cell>
        </table:table-row>
        <table:table-row table:style-name="ro1">
          <table:table-cell office:value-type="string" calcext:value-type="string">
            <text:p>2015-07-27</text:p>
          </table:table-cell>
          <table:table-cell table:formula="of:=DATEVALUE([.A334])" office:value-type="float" office:value="42212" calcext:value-type="float">
            <text:p>42212</text:p>
          </table:table-cell>
          <table:table-cell table:number-columns-repeated="2" office:value-type="float" office:value="35.288" calcext:value-type="float">
            <text:p>35.288</text:p>
          </table:table-cell>
          <table:table-cell table:number-columns-repeated="2" office:value-type="float" office:value="33.95" calcext:value-type="float">
            <text:p>33.95</text:p>
          </table:table-cell>
          <table:table-cell office:value-type="float" office:value="0" calcext:value-type="float">
            <text:p>0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2015-07-24</text:p>
          </table:table-cell>
          <table:table-cell table:formula="of:=DATEVALUE([.A335])" office:value-type="float" office:value="42209" calcext:value-type="float">
            <text:p>42209</text:p>
          </table:table-cell>
          <table:table-cell office:value-type="float" office:value="35.874" calcext:value-type="float">
            <text:p>35.874</text:p>
          </table:table-cell>
          <table:table-cell office:value-type="float" office:value="36.012" calcext:value-type="float">
            <text:p>36.012</text:p>
          </table:table-cell>
          <table:table-cell table:number-columns-repeated="2" office:value-type="float" office:value="35.275" calcext:value-type="float">
            <text:p>35.275</text:p>
          </table:table-cell>
          <table:table-cell office:value-type="float" office:value="0" calcext:value-type="float">
            <text:p>0</text:p>
          </table:table-cell>
          <table:table-cell office:value-type="float" office:value="35.275" calcext:value-type="float">
            <text:p>35.275</text:p>
          </table:table-cell>
        </table:table-row>
        <table:table-row table:style-name="ro1">
          <table:table-cell office:value-type="string" calcext:value-type="string">
            <text:p>2015-07-23</text:p>
          </table:table-cell>
          <table:table-cell table:formula="of:=DATEVALUE([.A336])" office:value-type="float" office:value="42208" calcext:value-type="float">
            <text:p>42208</text:p>
          </table:table-cell>
          <table:table-cell office:value-type="float" office:value="35.951" calcext:value-type="float">
            <text:p>35.951</text:p>
          </table:table-cell>
          <table:table-cell office:value-type="float" office:value="36.12" calcext:value-type="float">
            <text:p>36.12</text:p>
          </table:table-cell>
          <table:table-cell office:value-type="float" office:value="35.788" calcext:value-type="float">
            <text:p>35.788</text:p>
          </table:table-cell>
          <table:table-cell office:value-type="float" office:value="36.12" calcext:value-type="float">
            <text:p>36.12</text:p>
          </table:table-cell>
          <table:table-cell office:value-type="float" office:value="700" calcext:value-type="float">
            <text:p>700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string" calcext:value-type="string">
            <text:p>2015-07-22</text:p>
          </table:table-cell>
          <table:table-cell table:formula="of:=DATEVALUE([.A337])" office:value-type="float" office:value="42207" calcext:value-type="float">
            <text:p>42207</text:p>
          </table:table-cell>
          <table:table-cell office:value-type="float" office:value="35.55" calcext:value-type="float">
            <text:p>35.55</text:p>
          </table:table-cell>
          <table:table-cell office:value-type="float" office:value="36.078" calcext:value-type="float">
            <text:p>36.078</text:p>
          </table:table-cell>
          <table:table-cell office:value-type="float" office:value="35.307" calcext:value-type="float">
            <text:p>35.307</text:p>
          </table:table-cell>
          <table:table-cell office:value-type="float" office:value="36.051" calcext:value-type="float">
            <text:p>36.051</text:p>
          </table:table-cell>
          <table:table-cell office:value-type="float" office:value="0" calcext:value-type="float">
            <text:p>0</text:p>
          </table:table-cell>
          <table:table-cell office:value-type="float" office:value="36.051" calcext:value-type="float">
            <text:p>36.051</text:p>
          </table:table-cell>
        </table:table-row>
        <table:table-row table:style-name="ro1">
          <table:table-cell office:value-type="string" calcext:value-type="string">
            <text:p>2015-07-21</text:p>
          </table:table-cell>
          <table:table-cell table:formula="of:=DATEVALUE([.A338])" office:value-type="float" office:value="42206" calcext:value-type="float">
            <text:p>42206</text:p>
          </table:table-cell>
          <table:table-cell table:number-columns-repeated="2" office:value-type="float" office:value="36.522" calcext:value-type="float">
            <text:p>36.522</text:p>
          </table:table-cell>
          <table:table-cell table:number-columns-repeated="2" office:value-type="float" office:value="36.13" calcext:value-type="float">
            <text:p>36.13</text:p>
          </table:table-cell>
          <table:table-cell office:value-type="float" office:value="500" calcext:value-type="float">
            <text:p>500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2015-07-20</text:p>
          </table:table-cell>
          <table:table-cell table:formula="of:=DATEVALUE([.A339])" office:value-type="float" office:value="42205" calcext:value-type="float">
            <text:p>42205</text:p>
          </table:table-cell>
          <table:table-cell office:value-type="float" office:value="36.563" calcext:value-type="float">
            <text:p>36.563</text:p>
          </table:table-cell>
          <table:table-cell office:value-type="float" office:value="36.85" calcext:value-type="float">
            <text:p>36.85</text:p>
          </table:table-cell>
          <table:table-cell office:value-type="float" office:value="36.22" calcext:value-type="float">
            <text:p>36.22</text:p>
          </table:table-cell>
          <table:table-cell office:value-type="float" office:value="36.643" calcext:value-type="float">
            <text:p>36.643</text:p>
          </table:table-cell>
          <table:table-cell office:value-type="float" office:value="500" calcext:value-type="float">
            <text:p>500</text:p>
          </table:table-cell>
          <table:table-cell office:value-type="float" office:value="36.643" calcext:value-type="float">
            <text:p>36.643</text:p>
          </table:table-cell>
        </table:table-row>
        <table:table-row table:style-name="ro1">
          <table:table-cell office:value-type="string" calcext:value-type="string">
            <text:p>2015-07-17</text:p>
          </table:table-cell>
          <table:table-cell table:formula="of:=DATEVALUE([.A340])" office:value-type="float" office:value="42202" calcext:value-type="float">
            <text:p>42202</text:p>
          </table:table-cell>
          <table:table-cell office:value-type="float" office:value="35.821" calcext:value-type="float">
            <text:p>35.821</text:p>
          </table:table-cell>
          <table:table-cell office:value-type="float" office:value="36.334" calcext:value-type="float">
            <text:p>36.334</text:p>
          </table:table-cell>
          <table:table-cell office:value-type="float" office:value="35.788" calcext:value-type="float">
            <text:p>35.788</text:p>
          </table:table-cell>
          <table:table-cell office:value-type="float" office:value="36.334" calcext:value-type="float">
            <text:p>36.334</text:p>
          </table:table-cell>
          <table:table-cell office:value-type="float" office:value="1000" calcext:value-type="float">
            <text:p>1000</text:p>
          </table:table-cell>
          <table:table-cell office:value-type="float" office:value="36.334" calcext:value-type="float">
            <text:p>36.334</text:p>
          </table:table-cell>
        </table:table-row>
        <table:table-row table:style-name="ro1">
          <table:table-cell office:value-type="string" calcext:value-type="string">
            <text:p>2015-07-16</text:p>
          </table:table-cell>
          <table:table-cell table:formula="of:=DATEVALUE([.A341])" office:value-type="float" office:value="42201" calcext:value-type="float">
            <text:p>42201</text:p>
          </table:table-cell>
          <table:table-cell office:value-type="float" office:value="35.231" calcext:value-type="float">
            <text:p>35.231</text:p>
          </table:table-cell>
          <table:table-cell office:value-type="float" office:value="35.527" calcext:value-type="float">
            <text:p>35.527</text:p>
          </table:table-cell>
          <table:table-cell office:value-type="float" office:value="35.186" calcext:value-type="float">
            <text:p>35.186</text:p>
          </table:table-cell>
          <table:table-cell office:value-type="float" office:value="35.492" calcext:value-type="float">
            <text:p>35.492</text:p>
          </table:table-cell>
          <table:table-cell office:value-type="float" office:value="0" calcext:value-type="float">
            <text:p>0</text:p>
          </table:table-cell>
          <table:table-cell office:value-type="float" office:value="35.492" calcext:value-type="float">
            <text:p>35.492</text:p>
          </table:table-cell>
        </table:table-row>
        <table:table-row table:style-name="ro1">
          <table:table-cell office:value-type="string" calcext:value-type="string">
            <text:p>2015-07-15</text:p>
          </table:table-cell>
          <table:table-cell table:formula="of:=DATEVALUE([.A342])" office:value-type="float" office:value="42200" calcext:value-type="float">
            <text:p>42200</text:p>
          </table:table-cell>
          <table:table-cell table:number-columns-repeated="2" office:value-type="float" office:value="35.1" calcext:value-type="float">
            <text:p>35.1</text:p>
          </table:table-cell>
          <table:table-cell table:number-columns-repeated="2" office:value-type="float" office:value="34.825" calcext:value-type="float">
            <text:p>34.825</text:p>
          </table:table-cell>
          <table:table-cell office:value-type="float" office:value="200" calcext:value-type="float">
            <text:p>200</text:p>
          </table:table-cell>
          <table:table-cell office:value-type="float" office:value="34.825" calcext:value-type="float">
            <text:p>34.825</text:p>
          </table:table-cell>
        </table:table-row>
        <table:table-row table:style-name="ro1">
          <table:table-cell office:value-type="string" calcext:value-type="string">
            <text:p>2015-07-14</text:p>
          </table:table-cell>
          <table:table-cell table:formula="of:=DATEVALUE([.A343])" office:value-type="float" office:value="42199" calcext:value-type="float">
            <text:p>42199</text:p>
          </table:table-cell>
          <table:table-cell table:number-columns-repeated="4" office:value-type="float" office:value="35.188" calcext:value-type="float">
            <text:p>35.188</text:p>
          </table:table-cell>
          <table:table-cell office:value-type="float" office:value="0" calcext:value-type="float">
            <text:p>0</text:p>
          </table:table-cell>
          <table:table-cell office:value-type="float" office:value="35.188" calcext:value-type="float">
            <text:p>35.188</text:p>
          </table:table-cell>
        </table:table-row>
        <table:table-row table:style-name="ro1">
          <table:table-cell office:value-type="string" calcext:value-type="string">
            <text:p>2015-07-13</text:p>
          </table:table-cell>
          <table:table-cell table:formula="of:=DATEVALUE([.A344])" office:value-type="float" office:value="42198" calcext:value-type="float">
            <text:p>42198</text:p>
          </table:table-cell>
          <table:table-cell office:value-type="float" office:value="33.881" calcext:value-type="float">
            <text:p>33.881</text:p>
          </table:table-cell>
          <table:table-cell office:value-type="float" office:value="35.255" calcext:value-type="float">
            <text:p>35.255</text:p>
          </table:table-cell>
          <table:table-cell office:value-type="float" office:value="33.881" calcext:value-type="float">
            <text:p>33.881</text:p>
          </table:table-cell>
          <table:table-cell office:value-type="float" office:value="35.15" calcext:value-type="float">
            <text:p>35.15</text:p>
          </table:table-cell>
          <table:table-cell office:value-type="float" office:value="0" calcext:value-type="float">
            <text:p>0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string" calcext:value-type="string">
            <text:p>2015-07-10</text:p>
          </table:table-cell>
          <table:table-cell table:formula="of:=DATEVALUE([.A345])" office:value-type="float" office:value="42195" calcext:value-type="float">
            <text:p>42195</text:p>
          </table:table-cell>
          <table:table-cell office:value-type="float" office:value="34.046" calcext:value-type="float">
            <text:p>34.046</text:p>
          </table:table-cell>
          <table:table-cell office:value-type="float" office:value="34.215" calcext:value-type="float">
            <text:p>34.215</text:p>
          </table:table-cell>
          <table:table-cell table:number-columns-repeated="2" office:value-type="float" office:value="34.035" calcext:value-type="float">
            <text:p>34.035</text:p>
          </table:table-cell>
          <table:table-cell office:value-type="float" office:value="0" calcext:value-type="float">
            <text:p>0</text:p>
          </table:table-cell>
          <table:table-cell office:value-type="float" office:value="34.035" calcext:value-type="float">
            <text:p>34.035</text:p>
          </table:table-cell>
        </table:table-row>
        <table:table-row table:style-name="ro1">
          <table:table-cell office:value-type="string" calcext:value-type="string">
            <text:p>2015-07-09</text:p>
          </table:table-cell>
          <table:table-cell table:formula="of:=DATEVALUE([.A346])" office:value-type="float" office:value="42194" calcext:value-type="float">
            <text:p>42194</text:p>
          </table:table-cell>
          <table:table-cell office:value-type="float" office:value="33.942" calcext:value-type="float">
            <text:p>33.942</text:p>
          </table:table-cell>
          <table:table-cell office:value-type="float" office:value="34.844" calcext:value-type="float">
            <text:p>34.844</text:p>
          </table:table-cell>
          <table:table-cell office:value-type="float" office:value="33.942" calcext:value-type="float">
            <text:p>33.942</text:p>
          </table:table-cell>
          <table:table-cell office:value-type="float" office:value="34.155" calcext:value-type="float">
            <text:p>34.155</text:p>
          </table:table-cell>
          <table:table-cell office:value-type="float" office:value="100" calcext:value-type="float">
            <text:p>100</text:p>
          </table:table-cell>
          <table:table-cell office:value-type="float" office:value="34.155" calcext:value-type="float">
            <text:p>34.155</text:p>
          </table:table-cell>
        </table:table-row>
        <table:table-row table:style-name="ro1">
          <table:table-cell office:value-type="string" calcext:value-type="string">
            <text:p>2015-07-08</text:p>
          </table:table-cell>
          <table:table-cell table:formula="of:=DATEVALUE([.A347])" office:value-type="float" office:value="42193" calcext:value-type="float">
            <text:p>42193</text:p>
          </table:table-cell>
          <table:table-cell table:number-columns-repeated="2" office:value-type="float" office:value="34.39" calcext:value-type="float">
            <text:p>34.39</text:p>
          </table:table-cell>
          <table:table-cell office:value-type="float" office:value="33.66" calcext:value-type="float">
            <text:p>33.66</text:p>
          </table:table-cell>
          <table:table-cell office:value-type="float" office:value="33.713" calcext:value-type="float">
            <text:p>33.713</text:p>
          </table:table-cell>
          <table:table-cell office:value-type="float" office:value="0" calcext:value-type="float">
            <text:p>0</text:p>
          </table:table-cell>
          <table:table-cell office:value-type="float" office:value="33.713" calcext:value-type="float">
            <text:p>33.713</text:p>
          </table:table-cell>
        </table:table-row>
        <table:table-row table:style-name="ro1">
          <table:table-cell office:value-type="string" calcext:value-type="string">
            <text:p>2015-07-07</text:p>
          </table:table-cell>
          <table:table-cell table:formula="of:=DATEVALUE([.A348])" office:value-type="float" office:value="42192" calcext:value-type="float">
            <text:p>42192</text:p>
          </table:table-cell>
          <table:table-cell office:value-type="float" office:value="35.082" calcext:value-type="float">
            <text:p>35.082</text:p>
          </table:table-cell>
          <table:table-cell office:value-type="float" office:value="35.32" calcext:value-type="float">
            <text:p>35.32</text:p>
          </table:table-cell>
          <table:table-cell office:value-type="float" office:value="33.743" calcext:value-type="float">
            <text:p>33.743</text:p>
          </table:table-cell>
          <table:table-cell office:value-type="float" office:value="34.55" calcext:value-type="float">
            <text:p>34.55</text:p>
          </table:table-cell>
          <table:table-cell office:value-type="float" office:value="200" calcext:value-type="float">
            <text:p>200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string" calcext:value-type="string">
            <text:p>2015-07-06</text:p>
          </table:table-cell>
          <table:table-cell table:formula="of:=DATEVALUE([.A349])" office:value-type="float" office:value="42191" calcext:value-type="float">
            <text:p>42191</text:p>
          </table:table-cell>
          <table:table-cell office:value-type="float" office:value="34.928" calcext:value-type="float">
            <text:p>34.928</text:p>
          </table:table-cell>
          <table:table-cell office:value-type="float" office:value="35.323" calcext:value-type="float">
            <text:p>35.323</text:p>
          </table:table-cell>
          <table:table-cell table:number-columns-repeated="2" office:value-type="float" office:value="34.845" calcext:value-type="float">
            <text:p>34.845</text:p>
          </table:table-cell>
          <table:table-cell office:value-type="float" office:value="0" calcext:value-type="float">
            <text:p>0</text:p>
          </table:table-cell>
          <table:table-cell office:value-type="float" office:value="34.845" calcext:value-type="float">
            <text:p>34.845</text:p>
          </table:table-cell>
        </table:table-row>
        <table:table-row table:style-name="ro1">
          <table:table-cell office:value-type="string" calcext:value-type="string">
            <text:p>2015-07-03</text:p>
          </table:table-cell>
          <table:table-cell table:formula="of:=DATEVALUE([.A350])" office:value-type="float" office:value="42188" calcext:value-type="float">
            <text:p>42188</text:p>
          </table:table-cell>
          <table:table-cell table:number-columns-repeated="2" office:value-type="float" office:value="35.482" calcext:value-type="float">
            <text:p>35.482</text:p>
          </table:table-cell>
          <table:table-cell office:value-type="float" office:value="35.366" calcext:value-type="float">
            <text:p>35.366</text:p>
          </table:table-cell>
          <table:table-cell office:value-type="float" office:value="35.379" calcext:value-type="float">
            <text:p>35.379</text:p>
          </table:table-cell>
          <table:table-cell office:value-type="float" office:value="0" calcext:value-type="float">
            <text:p>0</text:p>
          </table:table-cell>
          <table:table-cell office:value-type="float" office:value="35.379" calcext:value-type="float">
            <text:p>35.379</text:p>
          </table:table-cell>
        </table:table-row>
        <table:table-row table:style-name="ro1">
          <table:table-cell office:value-type="string" calcext:value-type="string">
            <text:p>2015-07-02</text:p>
          </table:table-cell>
          <table:table-cell table:formula="of:=DATEVALUE([.A351])" office:value-type="float" office:value="42187" calcext:value-type="float">
            <text:p>42187</text:p>
          </table:table-cell>
          <table:table-cell office:value-type="float" office:value="35.442" calcext:value-type="float">
            <text:p>35.442</text:p>
          </table:table-cell>
          <table:table-cell office:value-type="float" office:value="35.53" calcext:value-type="float">
            <text:p>35.53</text:p>
          </table:table-cell>
          <table:table-cell table:number-columns-repeated="2" office:value-type="float" office:value="35.35" calcext:value-type="float">
            <text:p>35.35</text:p>
          </table:table-cell>
          <table:table-cell office:value-type="float" office:value="600" calcext:value-type="float">
            <text:p>600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table:formula="of:=DATEVALUE([.A352])" office:value-type="float" office:value="42186" calcext:value-type="float">
            <text:p>42186</text:p>
          </table:table-cell>
          <table:table-cell office:value-type="float" office:value="35.365" calcext:value-type="float">
            <text:p>35.365</text:p>
          </table:table-cell>
          <table:table-cell office:value-type="float" office:value="35.506" calcext:value-type="float">
            <text:p>35.506</text:p>
          </table:table-cell>
          <table:table-cell office:value-type="float" office:value="35.316" calcext:value-type="float">
            <text:p>35.316</text:p>
          </table:table-cell>
          <table:table-cell office:value-type="float" office:value="35.385" calcext:value-type="float">
            <text:p>35.385</text:p>
          </table:table-cell>
          <table:table-cell office:value-type="float" office:value="0" calcext:value-type="float">
            <text:p>0</text:p>
          </table:table-cell>
          <table:table-cell office:value-type="float" office:value="35.385" calcext:value-type="float">
            <text:p>35.385</text:p>
          </table:table-cell>
        </table:table-row>
        <table:table-row table:style-name="ro1">
          <table:table-cell office:value-type="string" calcext:value-type="string">
            <text:p>2015-06-30</text:p>
          </table:table-cell>
          <table:table-cell table:formula="of:=DATEVALUE([.A353])" office:value-type="float" office:value="42185" calcext:value-type="float">
            <text:p>42185</text:p>
          </table:table-cell>
          <table:table-cell office:value-type="float" office:value="34.847" calcext:value-type="float">
            <text:p>34.847</text:p>
          </table:table-cell>
          <table:table-cell office:value-type="float" office:value="35.36" calcext:value-type="float">
            <text:p>35.36</text:p>
          </table:table-cell>
          <table:table-cell office:value-type="float" office:value="34.847" calcext:value-type="float">
            <text:p>34.847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2015-06-29</text:p>
          </table:table-cell>
          <table:table-cell table:formula="of:=DATEVALUE([.A354])" office:value-type="float" office:value="42184" calcext:value-type="float">
            <text:p>42184</text:p>
          </table:table-cell>
          <table:table-cell office:value-type="float" office:value="35.576" calcext:value-type="float">
            <text:p>35.576</text:p>
          </table:table-cell>
          <table:table-cell office:value-type="float" office:value="36.05" calcext:value-type="float">
            <text:p>36.05</text:p>
          </table:table-cell>
          <table:table-cell table:number-columns-repeated="2" office:value-type="float" office:value="34.675" calcext:value-type="float">
            <text:p>34.675</text:p>
          </table:table-cell>
          <table:table-cell office:value-type="float" office:value="5500" calcext:value-type="float">
            <text:p>5500</text:p>
          </table:table-cell>
          <table:table-cell office:value-type="float" office:value="34.675" calcext:value-type="float">
            <text:p>34.675</text:p>
          </table:table-cell>
        </table:table-row>
        <table:table-row table:style-name="ro1">
          <table:table-cell office:value-type="string" calcext:value-type="string">
            <text:p>2015-06-26</text:p>
          </table:table-cell>
          <table:table-cell table:formula="of:=DATEVALUE([.A355])" office:value-type="float" office:value="42181" calcext:value-type="float">
            <text:p>42181</text:p>
          </table:table-cell>
          <table:table-cell table:number-columns-repeated="2" office:value-type="float" office:value="36.613" calcext:value-type="float">
            <text:p>36.613</text:p>
          </table:table-cell>
          <table:table-cell office:value-type="float" office:value="35.9" calcext:value-type="float">
            <text:p>35.9</text:p>
          </table:table-cell>
          <table:table-cell office:value-type="float" office:value="35.91" calcext:value-type="float">
            <text:p>35.91</text:p>
          </table:table-cell>
          <table:table-cell office:value-type="float" office:value="500" calcext:value-type="float">
            <text:p>500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2015-06-25</text:p>
          </table:table-cell>
          <table:table-cell table:formula="of:=DATEVALUE([.A356])" office:value-type="float" office:value="42180" calcext:value-type="float">
            <text:p>42180</text:p>
          </table:table-cell>
          <table:table-cell office:value-type="float" office:value="36.527" calcext:value-type="float">
            <text:p>36.527</text:p>
          </table:table-cell>
          <table:table-cell office:value-type="float" office:value="36.886" calcext:value-type="float">
            <text:p>36.886</text:p>
          </table:table-cell>
          <table:table-cell office:value-type="float" office:value="36.527" calcext:value-type="float">
            <text:p>36.527</text:p>
          </table:table-cell>
          <table:table-cell office:value-type="float" office:value="36.886" calcext:value-type="float">
            <text:p>36.886</text:p>
          </table:table-cell>
          <table:table-cell office:value-type="float" office:value="200" calcext:value-type="float">
            <text:p>200</text:p>
          </table:table-cell>
          <table:table-cell office:value-type="float" office:value="36.886" calcext:value-type="float">
            <text:p>36.886</text:p>
          </table:table-cell>
        </table:table-row>
        <table:table-row table:style-name="ro1">
          <table:table-cell office:value-type="string" calcext:value-type="string">
            <text:p>2015-06-24</text:p>
          </table:table-cell>
          <table:table-cell table:formula="of:=DATEVALUE([.A357])" office:value-type="float" office:value="42179" calcext:value-type="float">
            <text:p>42179</text:p>
          </table:table-cell>
          <table:table-cell office:value-type="float" office:value="36.218" calcext:value-type="float">
            <text:p>36.218</text:p>
          </table:table-cell>
          <table:table-cell office:value-type="float" office:value="36.445" calcext:value-type="float">
            <text:p>36.445</text:p>
          </table:table-cell>
          <table:table-cell office:value-type="float" office:value="36.133" calcext:value-type="float">
            <text:p>36.133</text:p>
          </table:table-cell>
          <table:table-cell office:value-type="float" office:value="36.445" calcext:value-type="float">
            <text:p>36.445</text:p>
          </table:table-cell>
          <table:table-cell office:value-type="float" office:value="500" calcext:value-type="float">
            <text:p>500</text:p>
          </table:table-cell>
          <table:table-cell office:value-type="float" office:value="36.445" calcext:value-type="float">
            <text:p>36.445</text:p>
          </table:table-cell>
        </table:table-row>
        <table:table-row table:style-name="ro1">
          <table:table-cell office:value-type="string" calcext:value-type="string">
            <text:p>2015-06-23</text:p>
          </table:table-cell>
          <table:table-cell table:formula="of:=DATEVALUE([.A358])" office:value-type="float" office:value="42178" calcext:value-type="float">
            <text:p>42178</text:p>
          </table:table-cell>
          <table:table-cell office:value-type="float" office:value="36.09" calcext:value-type="float">
            <text:p>36.09</text:p>
          </table:table-cell>
          <table:table-cell office:value-type="float" office:value="36.317" calcext:value-type="float">
            <text:p>36.317</text:p>
          </table:table-cell>
          <table:table-cell office:value-type="float" office:value="36.09" calcext:value-type="float">
            <text:p>36.09</text:p>
          </table:table-cell>
          <table:table-cell office:value-type="float" office:value="36.278" calcext:value-type="float">
            <text:p>36.278</text:p>
          </table:table-cell>
          <table:table-cell office:value-type="float" office:value="900" calcext:value-type="float">
            <text:p>900</text:p>
          </table:table-cell>
          <table:table-cell office:value-type="float" office:value="36.278" calcext:value-type="float">
            <text:p>36.278</text:p>
          </table:table-cell>
        </table:table-row>
        <table:table-row table:style-name="ro1">
          <table:table-cell office:value-type="string" calcext:value-type="string">
            <text:p>2015-06-22</text:p>
          </table:table-cell>
          <table:table-cell table:formula="of:=DATEVALUE([.A359])" office:value-type="float" office:value="42177" calcext:value-type="float">
            <text:p>42177</text:p>
          </table:table-cell>
          <table:table-cell office:value-type="float" office:value="35.622" calcext:value-type="float">
            <text:p>35.622</text:p>
          </table:table-cell>
          <table:table-cell office:value-type="float" office:value="35.97" calcext:value-type="float">
            <text:p>35.97</text:p>
          </table:table-cell>
          <table:table-cell office:value-type="float" office:value="35.622" calcext:value-type="float">
            <text:p>35.622</text:p>
          </table:table-cell>
          <table:table-cell office:value-type="float" office:value="35.804" calcext:value-type="float">
            <text:p>35.804</text:p>
          </table:table-cell>
          <table:table-cell office:value-type="float" office:value="0" calcext:value-type="float">
            <text:p>0</text:p>
          </table:table-cell>
          <table:table-cell office:value-type="float" office:value="35.804" calcext:value-type="float">
            <text:p>35.804</text:p>
          </table:table-cell>
        </table:table-row>
        <table:table-row table:style-name="ro1">
          <table:table-cell office:value-type="string" calcext:value-type="string">
            <text:p>2015-06-19</text:p>
          </table:table-cell>
          <table:table-cell table:formula="of:=DATEVALUE([.A360])" office:value-type="float" office:value="42174" calcext:value-type="float">
            <text:p>42174</text:p>
          </table:table-cell>
          <table:table-cell office:value-type="float" office:value="35.999" calcext:value-type="float">
            <text:p>35.999</text:p>
          </table:table-cell>
          <table:table-cell office:value-type="float" office:value="36.124" calcext:value-type="float">
            <text:p>36.124</text:p>
          </table:table-cell>
          <table:table-cell table:number-columns-repeated="2" office:value-type="float" office:value="35.833" calcext:value-type="float">
            <text:p>35.833</text:p>
          </table:table-cell>
          <table:table-cell office:value-type="float" office:value="0" calcext:value-type="float">
            <text:p>0</text:p>
          </table:table-cell>
          <table:table-cell office:value-type="float" office:value="35.833" calcext:value-type="float">
            <text:p>35.833</text:p>
          </table:table-cell>
        </table:table-row>
        <table:table-row table:style-name="ro1">
          <table:table-cell office:value-type="string" calcext:value-type="string">
            <text:p>2015-06-18</text:p>
          </table:table-cell>
          <table:table-cell table:formula="of:=DATEVALUE([.A361])" office:value-type="float" office:value="42173" calcext:value-type="float">
            <text:p>42173</text:p>
          </table:table-cell>
          <table:table-cell office:value-type="float" office:value="35.844" calcext:value-type="float">
            <text:p>35.844</text:p>
          </table:table-cell>
          <table:table-cell office:value-type="float" office:value="35.957" calcext:value-type="float">
            <text:p>35.957</text:p>
          </table:table-cell>
          <table:table-cell office:value-type="float" office:value="35.815" calcext:value-type="float">
            <text:p>35.815</text:p>
          </table:table-cell>
          <table:table-cell office:value-type="float" office:value="35.915" calcext:value-type="float">
            <text:p>35.915</text:p>
          </table:table-cell>
          <table:table-cell office:value-type="float" office:value="0" calcext:value-type="float">
            <text:p>0</text:p>
          </table:table-cell>
          <table:table-cell office:value-type="float" office:value="35.915" calcext:value-type="float">
            <text:p>35.915</text:p>
          </table:table-cell>
        </table:table-row>
        <table:table-row table:style-name="ro1">
          <table:table-cell office:value-type="string" calcext:value-type="string">
            <text:p>2015-06-17</text:p>
          </table:table-cell>
          <table:table-cell table:formula="of:=DATEVALUE([.A362])" office:value-type="float" office:value="42172" calcext:value-type="float">
            <text:p>42172</text:p>
          </table:table-cell>
          <table:table-cell office:value-type="float" office:value="36.081" calcext:value-type="float">
            <text:p>36.081</text:p>
          </table:table-cell>
          <table:table-cell office:value-type="float" office:value="36.465" calcext:value-type="float">
            <text:p>36.465</text:p>
          </table:table-cell>
          <table:table-cell office:value-type="float" office:value="35.865" calcext:value-type="float">
            <text:p>35.865</text:p>
          </table:table-cell>
          <table:table-cell office:value-type="float" office:value="36.065" calcext:value-type="float">
            <text:p>36.065</text:p>
          </table:table-cell>
          <table:table-cell office:value-type="float" office:value="0" calcext:value-type="float">
            <text:p>0</text:p>
          </table:table-cell>
          <table:table-cell office:value-type="float" office:value="36.065" calcext:value-type="float">
            <text:p>36.065</text:p>
          </table:table-cell>
        </table:table-row>
        <table:table-row table:style-name="ro1">
          <table:table-cell office:value-type="string" calcext:value-type="string">
            <text:p>2015-06-16</text:p>
          </table:table-cell>
          <table:table-cell table:formula="of:=DATEVALUE([.A363])" office:value-type="float" office:value="42171" calcext:value-type="float">
            <text:p>42171</text:p>
          </table:table-cell>
          <table:table-cell office:value-type="float" office:value="35.751" calcext:value-type="float">
            <text:p>35.751</text:p>
          </table:table-cell>
          <table:table-cell office:value-type="float" office:value="36.315" calcext:value-type="float">
            <text:p>36.315</text:p>
          </table:table-cell>
          <table:table-cell office:value-type="float" office:value="35.672" calcext:value-type="float">
            <text:p>35.672</text:p>
          </table:table-cell>
          <table:table-cell office:value-type="float" office:value="36.13" calcext:value-type="float">
            <text:p>36.13</text:p>
          </table:table-cell>
          <table:table-cell office:value-type="float" office:value="0" calcext:value-type="float">
            <text:p>0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2015-06-15</text:p>
          </table:table-cell>
          <table:table-cell table:formula="of:=DATEVALUE([.A364])" office:value-type="float" office:value="42170" calcext:value-type="float">
            <text:p>42170</text:p>
          </table:table-cell>
          <table:table-cell office:value-type="float" office:value="35.98" calcext:value-type="float">
            <text:p>35.98</text:p>
          </table:table-cell>
          <table:table-cell office:value-type="float" office:value="35.987" calcext:value-type="float">
            <text:p>35.987</text:p>
          </table:table-cell>
          <table:table-cell office:value-type="float" office:value="35.846" calcext:value-type="float">
            <text:p>35.846</text:p>
          </table:table-cell>
          <table:table-cell office:value-type="float" office:value="35.876" calcext:value-type="float">
            <text:p>35.876</text:p>
          </table:table-cell>
          <table:table-cell office:value-type="float" office:value="400" calcext:value-type="float">
            <text:p>400</text:p>
          </table:table-cell>
          <table:table-cell office:value-type="float" office:value="35.876" calcext:value-type="float">
            <text:p>35.876</text:p>
          </table:table-cell>
        </table:table-row>
        <table:table-row table:style-name="ro1">
          <table:table-cell office:value-type="string" calcext:value-type="string">
            <text:p>2015-06-12</text:p>
          </table:table-cell>
          <table:table-cell table:formula="of:=DATEVALUE([.A365])" office:value-type="float" office:value="42167" calcext:value-type="float">
            <text:p>42167</text:p>
          </table:table-cell>
          <table:table-cell office:value-type="float" office:value="36.296" calcext:value-type="float">
            <text:p>36.296</text:p>
          </table:table-cell>
          <table:table-cell office:value-type="float" office:value="36.368" calcext:value-type="float">
            <text:p>36.368</text:p>
          </table:table-cell>
          <table:table-cell table:number-columns-repeated="2" office:value-type="float" office:value="35.87" calcext:value-type="float">
            <text:p>35.87</text:p>
          </table:table-cell>
          <table:table-cell office:value-type="float" office:value="500" calcext:value-type="float">
            <text:p>500</text:p>
          </table:table-cell>
          <table:table-cell office:value-type="float" office:value="35.87" calcext:value-type="float">
            <text:p>35.87</text:p>
          </table:table-cell>
        </table:table-row>
        <table:table-row table:style-name="ro1">
          <table:table-cell office:value-type="string" calcext:value-type="string">
            <text:p>2015-06-11</text:p>
          </table:table-cell>
          <table:table-cell table:formula="of:=DATEVALUE([.A366])" office:value-type="float" office:value="42166" calcext:value-type="float">
            <text:p>42166</text:p>
          </table:table-cell>
          <table:table-cell office:value-type="float" office:value="37.137" calcext:value-type="float">
            <text:p>37.137</text:p>
          </table:table-cell>
          <table:table-cell office:value-type="float" office:value="37.518" calcext:value-type="float">
            <text:p>37.518</text:p>
          </table:table-cell>
          <table:table-cell table:number-columns-repeated="2" office:value-type="float" office:value="37.021" calcext:value-type="float">
            <text:p>37.021</text:p>
          </table:table-cell>
          <table:table-cell office:value-type="float" office:value="0" calcext:value-type="float">
            <text:p>0</text:p>
          </table:table-cell>
          <table:table-cell office:value-type="float" office:value="37.021" calcext:value-type="float">
            <text:p>37.021</text:p>
          </table:table-cell>
        </table:table-row>
        <table:table-row table:style-name="ro1">
          <table:table-cell office:value-type="string" calcext:value-type="string">
            <text:p>2015-06-10</text:p>
          </table:table-cell>
          <table:table-cell table:formula="of:=DATEVALUE([.A367])" office:value-type="float" office:value="42165" calcext:value-type="float">
            <text:p>42165</text:p>
          </table:table-cell>
          <table:table-cell office:value-type="float" office:value="36.811" calcext:value-type="float">
            <text:p>36.811</text:p>
          </table:table-cell>
          <table:table-cell office:value-type="float" office:value="37.365" calcext:value-type="float">
            <text:p>37.365</text:p>
          </table:table-cell>
          <table:table-cell office:value-type="float" office:value="36.776" calcext:value-type="float">
            <text:p>36.776</text:p>
          </table:table-cell>
          <table:table-cell office:value-type="float" office:value="37.14" calcext:value-type="float">
            <text:p>37.14</text:p>
          </table:table-cell>
          <table:table-cell office:value-type="float" office:value="0" calcext:value-type="float">
            <text:p>0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2015-06-09</text:p>
          </table:table-cell>
          <table:table-cell table:formula="of:=DATEVALUE([.A368])" office:value-type="float" office:value="42164" calcext:value-type="float">
            <text:p>42164</text:p>
          </table:table-cell>
          <table:table-cell office:value-type="float" office:value="37.017" calcext:value-type="float">
            <text:p>37.017</text:p>
          </table:table-cell>
          <table:table-cell office:value-type="float" office:value="37.305" calcext:value-type="float">
            <text:p>37.305</text:p>
          </table:table-cell>
          <table:table-cell office:value-type="float" office:value="36.624" calcext:value-type="float">
            <text:p>36.624</text:p>
          </table:table-cell>
          <table:table-cell office:value-type="float" office:value="36.632" calcext:value-type="float">
            <text:p>36.632</text:p>
          </table:table-cell>
          <table:table-cell office:value-type="float" office:value="300" calcext:value-type="float">
            <text:p>300</text:p>
          </table:table-cell>
          <table:table-cell office:value-type="float" office:value="36.632" calcext:value-type="float">
            <text:p>36.632</text:p>
          </table:table-cell>
        </table:table-row>
        <table:table-row table:style-name="ro1">
          <table:table-cell office:value-type="string" calcext:value-type="string">
            <text:p>2015-06-08</text:p>
          </table:table-cell>
          <table:table-cell table:formula="of:=DATEVALUE([.A369])" office:value-type="float" office:value="42163" calcext:value-type="float">
            <text:p>42163</text:p>
          </table:table-cell>
          <table:table-cell office:value-type="float" office:value="38.442" calcext:value-type="float">
            <text:p>38.442</text:p>
          </table:table-cell>
          <table:table-cell office:value-type="float" office:value="38.483" calcext:value-type="float">
            <text:p>38.483</text:p>
          </table:table-cell>
          <table:table-cell table:number-columns-repeated="2" office:value-type="float" office:value="37.325" calcext:value-type="float">
            <text:p>37.325</text:p>
          </table:table-cell>
          <table:table-cell office:value-type="float" office:value="100" calcext:value-type="float">
            <text:p>100</text:p>
          </table:table-cell>
          <table:table-cell office:value-type="float" office:value="37.325" calcext:value-type="float">
            <text:p>37.325</text:p>
          </table:table-cell>
        </table:table-row>
        <table:table-row table:style-name="ro1">
          <table:table-cell office:value-type="string" calcext:value-type="string">
            <text:p>2015-06-05</text:p>
          </table:table-cell>
          <table:table-cell table:formula="of:=DATEVALUE([.A370])" office:value-type="float" office:value="42160" calcext:value-type="float">
            <text:p>42160</text:p>
          </table:table-cell>
          <table:table-cell office:value-type="float" office:value="38.121" calcext:value-type="float">
            <text:p>38.121</text:p>
          </table:table-cell>
          <table:table-cell office:value-type="float" office:value="38.805" calcext:value-type="float">
            <text:p>38.805</text:p>
          </table:table-cell>
          <table:table-cell office:value-type="float" office:value="38.07" calcext:value-type="float">
            <text:p>38.07</text:p>
          </table:table-cell>
          <table:table-cell office:value-type="float" office:value="38.51" calcext:value-type="float">
            <text:p>38.51</text:p>
          </table:table-cell>
          <table:table-cell office:value-type="float" office:value="0" calcext:value-type="float">
            <text:p>0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2015-06-04</text:p>
          </table:table-cell>
          <table:table-cell table:formula="of:=DATEVALUE([.A371])" office:value-type="float" office:value="42159" calcext:value-type="float">
            <text:p>42159</text:p>
          </table:table-cell>
          <table:table-cell office:value-type="float" office:value="38.246" calcext:value-type="float">
            <text:p>38.246</text:p>
          </table:table-cell>
          <table:table-cell office:value-type="float" office:value="38.426" calcext:value-type="float">
            <text:p>38.426</text:p>
          </table:table-cell>
          <table:table-cell office:value-type="float" office:value="38.112" calcext:value-type="float">
            <text:p>38.112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5-06-03</text:p>
          </table:table-cell>
          <table:table-cell table:formula="of:=DATEVALUE([.A372])" office:value-type="float" office:value="42158" calcext:value-type="float">
            <text:p>42158</text:p>
          </table:table-cell>
          <table:table-cell office:value-type="float" office:value="38.524" calcext:value-type="float">
            <text:p>38.524</text:p>
          </table:table-cell>
          <table:table-cell office:value-type="float" office:value="38.805" calcext:value-type="float">
            <text:p>38.805</text:p>
          </table:table-cell>
          <table:table-cell table:number-columns-repeated="2" office:value-type="float" office:value="38.31" calcext:value-type="float">
            <text:p>38.31</text:p>
          </table:table-cell>
          <table:table-cell office:value-type="float" office:value="0" calcext:value-type="float">
            <text:p>0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string" calcext:value-type="string">
            <text:p>2015-06-02</text:p>
          </table:table-cell>
          <table:table-cell table:formula="of:=DATEVALUE([.A373])" office:value-type="float" office:value="42157" calcext:value-type="float">
            <text:p>42157</text:p>
          </table:table-cell>
          <table:table-cell table:number-columns-repeated="2" office:value-type="float" office:value="39.622" calcext:value-type="float">
            <text:p>39.622</text:p>
          </table:table-cell>
          <table:table-cell office:value-type="float" office:value="38.842" calcext:value-type="float">
            <text:p>38.842</text:p>
          </table:table-cell>
          <table:table-cell office:value-type="float" office:value="39.012" calcext:value-type="float">
            <text:p>39.012</text:p>
          </table:table-cell>
          <table:table-cell office:value-type="float" office:value="1000" calcext:value-type="float">
            <text:p>1000</text:p>
          </table:table-cell>
          <table:table-cell office:value-type="float" office:value="39.012" calcext:value-type="float">
            <text:p>39.012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table:formula="of:=DATEVALUE([.A374])" office:value-type="float" office:value="42156" calcext:value-type="float">
            <text:p>42156</text:p>
          </table:table-cell>
          <table:table-cell office:value-type="float" office:value="39.241" calcext:value-type="float">
            <text:p>39.241</text:p>
          </table:table-cell>
          <table:table-cell office:value-type="float" office:value="39.705" calcext:value-type="float">
            <text:p>39.705</text:p>
          </table:table-cell>
          <table:table-cell office:value-type="float" office:value="39.162" calcext:value-type="float">
            <text:p>39.162</text:p>
          </table:table-cell>
          <table:table-cell office:value-type="float" office:value="39.62" calcext:value-type="float">
            <text:p>39.62</text:p>
          </table:table-cell>
          <table:table-cell office:value-type="float" office:value="0" calcext:value-type="float">
            <text:p>0</text:p>
          </table:table-cell>
          <table:table-cell office:value-type="float" office:value="39.62" calcext:value-type="float">
            <text:p>39.62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table:formula="of:=DATEVALUE([.A375])" office:value-type="float" office:value="42153" calcext:value-type="float">
            <text:p>42153</text:p>
          </table:table-cell>
          <table:table-cell office:value-type="float" office:value="39.244" calcext:value-type="float">
            <text:p>39.244</text:p>
          </table:table-cell>
          <table:table-cell office:value-type="float" office:value="39.578" calcext:value-type="float">
            <text:p>39.578</text:p>
          </table:table-cell>
          <table:table-cell table:number-columns-repeated="2" office:value-type="float" office:value="39.23" calcext:value-type="float">
            <text:p>39.23</text:p>
          </table:table-cell>
          <table:table-cell office:value-type="float" office:value="0" calcext:value-type="float">
            <text:p>0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string" calcext:value-type="string">
            <text:p>2015-05-28</text:p>
          </table:table-cell>
          <table:table-cell table:formula="of:=DATEVALUE([.A376])" office:value-type="float" office:value="42152" calcext:value-type="float">
            <text:p>42152</text:p>
          </table:table-cell>
          <table:table-cell table:number-columns-repeated="2" office:value-type="float" office:value="39.61" calcext:value-type="float">
            <text:p>39.61</text:p>
          </table:table-cell>
          <table:table-cell table:number-columns-repeated="2" office:value-type="float" office:value="39.222" calcext:value-type="float">
            <text:p>39.222</text:p>
          </table:table-cell>
          <table:table-cell office:value-type="float" office:value="0" calcext:value-type="float">
            <text:p>0</text:p>
          </table:table-cell>
          <table:table-cell office:value-type="float" office:value="39.222" calcext:value-type="float">
            <text:p>39.222</text:p>
          </table:table-cell>
        </table:table-row>
        <table:table-row table:style-name="ro1">
          <table:table-cell office:value-type="string" calcext:value-type="string">
            <text:p>2015-05-27</text:p>
          </table:table-cell>
          <table:table-cell table:formula="of:=DATEVALUE([.A377])" office:value-type="float" office:value="42151" calcext:value-type="float">
            <text:p>42151</text:p>
          </table:table-cell>
          <table:table-cell office:value-type="float" office:value="39.232" calcext:value-type="float">
            <text:p>39.232</text:p>
          </table:table-cell>
          <table:table-cell office:value-type="float" office:value="39.79" calcext:value-type="float">
            <text:p>39.79</text:p>
          </table:table-cell>
          <table:table-cell office:value-type="float" office:value="38.994" calcext:value-type="float">
            <text:p>38.994</text:p>
          </table:table-cell>
          <table:table-cell office:value-type="float" office:value="39.79" calcext:value-type="float">
            <text:p>39.79</text:p>
          </table:table-cell>
          <table:table-cell office:value-type="float" office:value="0" calcext:value-type="float">
            <text:p>0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string" calcext:value-type="string">
            <text:p>2015-05-26</text:p>
          </table:table-cell>
          <table:table-cell table:formula="of:=DATEVALUE([.A378])" office:value-type="float" office:value="42150" calcext:value-type="float">
            <text:p>42150</text:p>
          </table:table-cell>
          <table:table-cell office:value-type="float" office:value="39.665" calcext:value-type="float">
            <text:p>39.665</text:p>
          </table:table-cell>
          <table:table-cell office:value-type="float" office:value="39.717" calcext:value-type="float">
            <text:p>39.717</text:p>
          </table:table-cell>
          <table:table-cell office:value-type="float" office:value="39.215" calcext:value-type="float">
            <text:p>39.215</text:p>
          </table:table-cell>
          <table:table-cell office:value-type="float" office:value="39.23" calcext:value-type="float">
            <text:p>39.23</text:p>
          </table:table-cell>
          <table:table-cell office:value-type="float" office:value="0" calcext:value-type="float">
            <text:p>0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string" calcext:value-type="string">
            <text:p>2015-05-25</text:p>
          </table:table-cell>
          <table:table-cell table:formula="of:=DATEVALUE([.A379])" office:value-type="float" office:value="42149" calcext:value-type="float">
            <text:p>42149</text:p>
          </table:table-cell>
          <table:table-cell table:number-columns-repeated="4" office:value-type="float" office:value="39.555" calcext:value-type="float">
            <text:p>39.555</text:p>
          </table:table-cell>
          <table:table-cell office:value-type="float" office:value="0" calcext:value-type="float">
            <text:p>0</text:p>
          </table:table-cell>
          <table:table-cell office:value-type="float" office:value="39.555" calcext:value-type="float">
            <text:p>39.555</text:p>
          </table:table-cell>
        </table:table-row>
        <table:table-row table:style-name="ro1">
          <table:table-cell office:value-type="string" calcext:value-type="string">
            <text:p>2015-05-22</text:p>
          </table:table-cell>
          <table:table-cell table:formula="of:=DATEVALUE([.A380])" office:value-type="float" office:value="42146" calcext:value-type="float">
            <text:p>42146</text:p>
          </table:table-cell>
          <table:table-cell office:value-type="float" office:value="39.11" calcext:value-type="float">
            <text:p>39.11</text:p>
          </table:table-cell>
          <table:table-cell office:value-type="float" office:value="39.619" calcext:value-type="float">
            <text:p>39.619</text:p>
          </table:table-cell>
          <table:table-cell office:value-type="float" office:value="38.961" calcext:value-type="float">
            <text:p>38.961</text:p>
          </table:table-cell>
          <table:table-cell office:value-type="float" office:value="39.52" calcext:value-type="float">
            <text:p>39.52</text:p>
          </table:table-cell>
          <table:table-cell office:value-type="float" office:value="1000" calcext:value-type="float">
            <text:p>1000</text:p>
          </table:table-cell>
          <table:table-cell office:value-type="float" office:value="39.52" calcext:value-type="float">
            <text:p>39.52</text:p>
          </table:table-cell>
        </table:table-row>
        <table:table-row table:style-name="ro1">
          <table:table-cell office:value-type="string" calcext:value-type="string">
            <text:p>2015-05-21</text:p>
          </table:table-cell>
          <table:table-cell table:formula="of:=DATEVALUE([.A381])" office:value-type="float" office:value="42145" calcext:value-type="float">
            <text:p>42145</text:p>
          </table:table-cell>
          <table:table-cell office:value-type="float" office:value="38.373" calcext:value-type="float">
            <text:p>38.373</text:p>
          </table:table-cell>
          <table:table-cell office:value-type="float" office:value="39.131" calcext:value-type="float">
            <text:p>39.131</text:p>
          </table:table-cell>
          <table:table-cell office:value-type="float" office:value="38.365" calcext:value-type="float">
            <text:p>38.365</text:p>
          </table:table-cell>
          <table:table-cell office:value-type="float" office:value="39.131" calcext:value-type="float">
            <text:p>39.131</text:p>
          </table:table-cell>
          <table:table-cell office:value-type="float" office:value="1000" calcext:value-type="float">
            <text:p>1000</text:p>
          </table:table-cell>
          <table:table-cell office:value-type="float" office:value="39.131" calcext:value-type="float">
            <text:p>39.131</text:p>
          </table:table-cell>
        </table:table-row>
        <table:table-row table:style-name="ro1">
          <table:table-cell office:value-type="string" calcext:value-type="string">
            <text:p>2015-05-20</text:p>
          </table:table-cell>
          <table:table-cell table:formula="of:=DATEVALUE([.A382])" office:value-type="float" office:value="42144" calcext:value-type="float">
            <text:p>42144</text:p>
          </table:table-cell>
          <table:table-cell office:value-type="float" office:value="37.68" calcext:value-type="float">
            <text:p>37.68</text:p>
          </table:table-cell>
          <table:table-cell office:value-type="float" office:value="38.51" calcext:value-type="float">
            <text:p>38.51</text:p>
          </table:table-cell>
          <table:table-cell office:value-type="float" office:value="37.49" calcext:value-type="float">
            <text:p>37.49</text:p>
          </table:table-cell>
          <table:table-cell office:value-type="float" office:value="38.51" calcext:value-type="float">
            <text:p>38.51</text:p>
          </table:table-cell>
          <table:table-cell office:value-type="float" office:value="500" calcext:value-type="float">
            <text:p>500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2015-05-19</text:p>
          </table:table-cell>
          <table:table-cell table:formula="of:=DATEVALUE([.A383])" office:value-type="float" office:value="42143" calcext:value-type="float">
            <text:p>42143</text:p>
          </table:table-cell>
          <table:table-cell office:value-type="float" office:value="39.157" calcext:value-type="float">
            <text:p>39.157</text:p>
          </table:table-cell>
          <table:table-cell office:value-type="float" office:value="39.885" calcext:value-type="float">
            <text:p>39.885</text:p>
          </table:table-cell>
          <table:table-cell office:value-type="float" office:value="39.157" calcext:value-type="float">
            <text:p>39.157</text:p>
          </table:table-cell>
          <table:table-cell office:value-type="float" office:value="39.765" calcext:value-type="float">
            <text:p>39.765</text:p>
          </table:table-cell>
          <table:table-cell office:value-type="float" office:value="100" calcext:value-type="float">
            <text:p>100</text:p>
          </table:table-cell>
          <table:table-cell office:value-type="float" office:value="39.765" calcext:value-type="float">
            <text:p>39.765</text:p>
          </table:table-cell>
        </table:table-row>
        <table:table-row table:style-name="ro1">
          <table:table-cell office:value-type="string" calcext:value-type="string">
            <text:p>2015-05-18</text:p>
          </table:table-cell>
          <table:table-cell table:formula="of:=DATEVALUE([.A384])" office:value-type="float" office:value="42142" calcext:value-type="float">
            <text:p>42142</text:p>
          </table:table-cell>
          <table:table-cell office:value-type="float" office:value="39.02" calcext:value-type="float">
            <text:p>39.02</text:p>
          </table:table-cell>
          <table:table-cell office:value-type="float" office:value="39.155" calcext:value-type="float">
            <text:p>39.155</text:p>
          </table:table-cell>
          <table:table-cell office:value-type="float" office:value="38.848" calcext:value-type="float">
            <text:p>38.848</text:p>
          </table:table-cell>
          <table:table-cell office:value-type="float" office:value="39.155" calcext:value-type="float">
            <text:p>39.155</text:p>
          </table:table-cell>
          <table:table-cell office:value-type="float" office:value="0" calcext:value-type="float">
            <text:p>0</text:p>
          </table:table-cell>
          <table:table-cell office:value-type="float" office:value="39.155" calcext:value-type="float">
            <text:p>39.155</text:p>
          </table:table-cell>
        </table:table-row>
        <table:table-row table:style-name="ro1">
          <table:table-cell office:value-type="string" calcext:value-type="string">
            <text:p>2015-05-15</text:p>
          </table:table-cell>
          <table:table-cell table:formula="of:=DATEVALUE([.A385])" office:value-type="float" office:value="42139" calcext:value-type="float">
            <text:p>42139</text:p>
          </table:table-cell>
          <table:table-cell office:value-type="float" office:value="39.409" calcext:value-type="float">
            <text:p>39.409</text:p>
          </table:table-cell>
          <table:table-cell office:value-type="float" office:value="39.677" calcext:value-type="float">
            <text:p>39.677</text:p>
          </table:table-cell>
          <table:table-cell table:number-columns-repeated="2" office:value-type="float" office:value="39.005" calcext:value-type="float">
            <text:p>39.005</text:p>
          </table:table-cell>
          <table:table-cell office:value-type="float" office:value="0" calcext:value-type="float">
            <text:p>0</text:p>
          </table:table-cell>
          <table:table-cell office:value-type="float" office:value="39.005" calcext:value-type="float">
            <text:p>39.005</text:p>
          </table:table-cell>
        </table:table-row>
        <table:table-row table:style-name="ro1">
          <table:table-cell office:value-type="string" calcext:value-type="string">
            <text:p>2015-05-14</text:p>
          </table:table-cell>
          <table:table-cell table:formula="of:=DATEVALUE([.A386])" office:value-type="float" office:value="42138" calcext:value-type="float">
            <text:p>42138</text:p>
          </table:table-cell>
          <table:table-cell office:value-type="float" office:value="38.949" calcext:value-type="float">
            <text:p>38.949</text:p>
          </table:table-cell>
          <table:table-cell office:value-type="float" office:value="39.632" calcext:value-type="float">
            <text:p>39.632</text:p>
          </table:table-cell>
          <table:table-cell office:value-type="float" office:value="38.826" calcext:value-type="float">
            <text:p>38.826</text:p>
          </table:table-cell>
          <table:table-cell office:value-type="float" office:value="39.632" calcext:value-type="float">
            <text:p>39.632</text:p>
          </table:table-cell>
          <table:table-cell office:value-type="float" office:value="500" calcext:value-type="float">
            <text:p>500</text:p>
          </table:table-cell>
          <table:table-cell office:value-type="float" office:value="39.632" calcext:value-type="float">
            <text:p>39.632</text:p>
          </table:table-cell>
        </table:table-row>
        <table:table-row table:style-name="ro1">
          <table:table-cell office:value-type="string" calcext:value-type="string">
            <text:p>2015-05-13</text:p>
          </table:table-cell>
          <table:table-cell table:formula="of:=DATEVALUE([.A387])" office:value-type="float" office:value="42137" calcext:value-type="float">
            <text:p>42137</text:p>
          </table:table-cell>
          <table:table-cell office:value-type="float" office:value="39.095" calcext:value-type="float">
            <text:p>39.095</text:p>
          </table:table-cell>
          <table:table-cell office:value-type="float" office:value="39.202" calcext:value-type="float">
            <text:p>39.202</text:p>
          </table:table-cell>
          <table:table-cell office:value-type="float" office:value="38.99" calcext:value-type="float">
            <text:p>38.99</text:p>
          </table:table-cell>
          <table:table-cell office:value-type="float" office:value="39.202" calcext:value-type="float">
            <text:p>39.202</text:p>
          </table:table-cell>
          <table:table-cell office:value-type="float" office:value="0" calcext:value-type="float">
            <text:p>0</text:p>
          </table:table-cell>
          <table:table-cell office:value-type="float" office:value="39.202" calcext:value-type="float">
            <text:p>39.202</text:p>
          </table:table-cell>
        </table:table-row>
        <table:table-row table:style-name="ro1">
          <table:table-cell office:value-type="string" calcext:value-type="string">
            <text:p>2015-05-12</text:p>
          </table:table-cell>
          <table:table-cell table:formula="of:=DATEVALUE([.A388])" office:value-type="float" office:value="42136" calcext:value-type="float">
            <text:p>42136</text:p>
          </table:table-cell>
          <table:table-cell office:value-type="float" office:value="38.968" calcext:value-type="float">
            <text:p>38.968</text:p>
          </table:table-cell>
          <table:table-cell office:value-type="float" office:value="39.021" calcext:value-type="float">
            <text:p>39.021</text:p>
          </table:table-cell>
          <table:table-cell office:value-type="float" office:value="38.617" calcext:value-type="float">
            <text:p>38.617</text:p>
          </table:table-cell>
          <table:table-cell office:value-type="float" office:value="39.021" calcext:value-type="float">
            <text:p>39.021</text:p>
          </table:table-cell>
          <table:table-cell office:value-type="float" office:value="300" calcext:value-type="float">
            <text:p>300</text:p>
          </table:table-cell>
          <table:table-cell office:value-type="float" office:value="39.021" calcext:value-type="float">
            <text:p>39.021</text:p>
          </table:table-cell>
        </table:table-row>
        <table:table-row table:style-name="ro1">
          <table:table-cell office:value-type="string" calcext:value-type="string">
            <text:p>2015-05-11</text:p>
          </table:table-cell>
          <table:table-cell table:formula="of:=DATEVALUE([.A389])" office:value-type="float" office:value="42135" calcext:value-type="float">
            <text:p>42135</text:p>
          </table:table-cell>
          <table:table-cell table:number-columns-repeated="2" office:value-type="float" office:value="39.437" calcext:value-type="float">
            <text:p>39.437</text:p>
          </table:table-cell>
          <table:table-cell office:value-type="float" office:value="39.279" calcext:value-type="float">
            <text:p>39.279</text:p>
          </table:table-cell>
          <table:table-cell office:value-type="float" office:value="39.331" calcext:value-type="float">
            <text:p>39.331</text:p>
          </table:table-cell>
          <table:table-cell office:value-type="float" office:value="0" calcext:value-type="float">
            <text:p>0</text:p>
          </table:table-cell>
          <table:table-cell office:value-type="float" office:value="39.331" calcext:value-type="float">
            <text:p>39.331</text:p>
          </table:table-cell>
        </table:table-row>
        <table:table-row table:style-name="ro1">
          <table:table-cell office:value-type="string" calcext:value-type="string">
            <text:p>2015-05-08</text:p>
          </table:table-cell>
          <table:table-cell table:formula="of:=DATEVALUE([.A390])" office:value-type="float" office:value="42132" calcext:value-type="float">
            <text:p>42132</text:p>
          </table:table-cell>
          <table:table-cell office:value-type="float" office:value="39.21" calcext:value-type="float">
            <text:p>39.21</text:p>
          </table:table-cell>
          <table:table-cell office:value-type="float" office:value="39.676" calcext:value-type="float">
            <text:p>39.676</text:p>
          </table:table-cell>
          <table:table-cell office:value-type="float" office:value="39.092" calcext:value-type="float">
            <text:p>39.092</text:p>
          </table:table-cell>
          <table:table-cell office:value-type="float" office:value="39.255" calcext:value-type="float">
            <text:p>39.255</text:p>
          </table:table-cell>
          <table:table-cell office:value-type="float" office:value="200" calcext:value-type="float">
            <text:p>200</text:p>
          </table:table-cell>
          <table:table-cell office:value-type="float" office:value="39.255" calcext:value-type="float">
            <text:p>39.255</text:p>
          </table:table-cell>
        </table:table-row>
        <table:table-row table:style-name="ro1">
          <table:table-cell office:value-type="string" calcext:value-type="string">
            <text:p>2015-05-07</text:p>
          </table:table-cell>
          <table:table-cell table:formula="of:=DATEVALUE([.A391])" office:value-type="float" office:value="42131" calcext:value-type="float">
            <text:p>42131</text:p>
          </table:table-cell>
          <table:table-cell office:value-type="float" office:value="36.618" calcext:value-type="float">
            <text:p>36.618</text:p>
          </table:table-cell>
          <table:table-cell office:value-type="float" office:value="39.37" calcext:value-type="float">
            <text:p>39.37</text:p>
          </table:table-cell>
          <table:table-cell office:value-type="float" office:value="36.198" calcext:value-type="float">
            <text:p>36.198</text:p>
          </table:table-cell>
          <table:table-cell office:value-type="float" office:value="38.975" calcext:value-type="float">
            <text:p>38.975</text:p>
          </table:table-cell>
          <table:table-cell office:value-type="float" office:value="600" calcext:value-type="float">
            <text:p>600</text:p>
          </table:table-cell>
          <table:table-cell office:value-type="float" office:value="38.975" calcext:value-type="float">
            <text:p>38.975</text:p>
          </table:table-cell>
        </table:table-row>
        <table:table-row table:style-name="ro1">
          <table:table-cell office:value-type="string" calcext:value-type="string">
            <text:p>2015-05-06</text:p>
          </table:table-cell>
          <table:table-cell table:formula="of:=DATEVALUE([.A392])" office:value-type="float" office:value="42130" calcext:value-type="float">
            <text:p>42130</text:p>
          </table:table-cell>
          <table:table-cell table:number-columns-repeated="2" office:value-type="float" office:value="36.763" calcext:value-type="float">
            <text:p>36.763</text:p>
          </table:table-cell>
          <table:table-cell office:value-type="float" office:value="36.42" calcext:value-type="float">
            <text:p>36.42</text:p>
          </table:table-cell>
          <table:table-cell office:value-type="float" office:value="36.544" calcext:value-type="float">
            <text:p>36.544</text:p>
          </table:table-cell>
          <table:table-cell office:value-type="float" office:value="600" calcext:value-type="float">
            <text:p>600</text:p>
          </table:table-cell>
          <table:table-cell office:value-type="float" office:value="36.544" calcext:value-type="float">
            <text:p>36.544</text:p>
          </table:table-cell>
        </table:table-row>
        <table:table-row table:style-name="ro1">
          <table:table-cell office:value-type="string" calcext:value-type="string">
            <text:p>2015-05-05</text:p>
          </table:table-cell>
          <table:table-cell table:formula="of:=DATEVALUE([.A393])" office:value-type="float" office:value="42129" calcext:value-type="float">
            <text:p>42129</text:p>
          </table:table-cell>
          <table:table-cell office:value-type="float" office:value="37.661" calcext:value-type="float">
            <text:p>37.661</text:p>
          </table:table-cell>
          <table:table-cell office:value-type="float" office:value="37.821" calcext:value-type="float">
            <text:p>37.821</text:p>
          </table:table-cell>
          <table:table-cell office:value-type="float" office:value="36.63" calcext:value-type="float">
            <text:p>36.63</text:p>
          </table:table-cell>
          <table:table-cell office:value-type="float" office:value="36.835" calcext:value-type="float">
            <text:p>36.835</text:p>
          </table:table-cell>
          <table:table-cell office:value-type="float" office:value="1800" calcext:value-type="float">
            <text:p>1800</text:p>
          </table:table-cell>
          <table:table-cell office:value-type="float" office:value="36.835" calcext:value-type="float">
            <text:p>36.835</text:p>
          </table:table-cell>
        </table:table-row>
        <table:table-row table:style-name="ro1">
          <table:table-cell office:value-type="string" calcext:value-type="string">
            <text:p>2015-05-04</text:p>
          </table:table-cell>
          <table:table-cell table:formula="of:=DATEVALUE([.A394])" office:value-type="float" office:value="42128" calcext:value-type="float">
            <text:p>42128</text:p>
          </table:table-cell>
          <table:table-cell table:number-columns-repeated="2" office:value-type="float" office:value="38.329" calcext:value-type="float">
            <text:p>38.329</text:p>
          </table:table-cell>
          <table:table-cell table:number-columns-repeated="2" office:value-type="float" office:value="38.032" calcext:value-type="float">
            <text:p>38.032</text:p>
          </table:table-cell>
          <table:table-cell office:value-type="float" office:value="0" calcext:value-type="float">
            <text:p>0</text:p>
          </table:table-cell>
          <table:table-cell office:value-type="float" office:value="38.032" calcext:value-type="float">
            <text:p>38.032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table:formula="of:=DATEVALUE([.A395])" office:value-type="float" office:value="42125" calcext:value-type="float">
            <text:p>42125</text:p>
          </table:table-cell>
          <table:table-cell table:number-columns-repeated="4"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table:formula="of:=DATEVALUE([.A396])" office:value-type="float" office:value="42124" calcext:value-type="float">
            <text:p>42124</text:p>
          </table:table-cell>
          <table:table-cell table:number-columns-repeated="2" office:value-type="float" office:value="38.891" calcext:value-type="float">
            <text:p>38.891</text:p>
          </table:table-cell>
          <table:table-cell table:number-columns-repeated="2" office:value-type="float" office:value="37.74" calcext:value-type="float">
            <text:p>37.74</text:p>
          </table:table-cell>
          <table:table-cell office:value-type="float" office:value="300" calcext:value-type="float">
            <text:p>300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string" calcext:value-type="string">
            <text:p>2015-04-29</text:p>
          </table:table-cell>
          <table:table-cell table:formula="of:=DATEVALUE([.A397])" office:value-type="float" office:value="42123" calcext:value-type="float">
            <text:p>42123</text:p>
          </table:table-cell>
          <table:table-cell office:value-type="float" office:value="40.296" calcext:value-type="float">
            <text:p>40.296</text:p>
          </table:table-cell>
          <table:table-cell office:value-type="float" office:value="40.309" calcext:value-type="float">
            <text:p>40.309</text:p>
          </table:table-cell>
          <table:table-cell table:number-columns-repeated="2" office:value-type="float" office:value="38.828" calcext:value-type="float">
            <text:p>38.828</text:p>
          </table:table-cell>
          <table:table-cell office:value-type="float" office:value="100" calcext:value-type="float">
            <text:p>100</text:p>
          </table:table-cell>
          <table:table-cell office:value-type="float" office:value="38.828" calcext:value-type="float">
            <text:p>38.828</text:p>
          </table:table-cell>
        </table:table-row>
        <table:table-row table:style-name="ro1">
          <table:table-cell office:value-type="string" calcext:value-type="string">
            <text:p>2015-04-28</text:p>
          </table:table-cell>
          <table:table-cell table:formula="of:=DATEVALUE([.A398])" office:value-type="float" office:value="42122" calcext:value-type="float">
            <text:p>42122</text:p>
          </table:table-cell>
          <table:table-cell table:number-columns-repeated="2" office:value-type="float" office:value="40.914" calcext:value-type="float">
            <text:p>40.914</text:p>
          </table:table-cell>
          <table:table-cell office:value-type="float" office:value="40.18" calcext:value-type="float">
            <text:p>40.18</text:p>
          </table:table-cell>
          <table:table-cell office:value-type="float" office:value="40.671" calcext:value-type="float">
            <text:p>40.671</text:p>
          </table:table-cell>
          <table:table-cell office:value-type="float" office:value="100" calcext:value-type="float">
            <text:p>100</text:p>
          </table:table-cell>
          <table:table-cell office:value-type="float" office:value="40.671" calcext:value-type="float">
            <text:p>40.671</text:p>
          </table:table-cell>
        </table:table-row>
        <table:table-row table:style-name="ro1">
          <table:table-cell office:value-type="string" calcext:value-type="string">
            <text:p>2015-04-27</text:p>
          </table:table-cell>
          <table:table-cell table:formula="of:=DATEVALUE([.A399])" office:value-type="float" office:value="42121" calcext:value-type="float">
            <text:p>42121</text:p>
          </table:table-cell>
          <table:table-cell office:value-type="float" office:value="40.859" calcext:value-type="float">
            <text:p>40.859</text:p>
          </table:table-cell>
          <table:table-cell office:value-type="float" office:value="41.395" calcext:value-type="float">
            <text:p>41.395</text:p>
          </table:table-cell>
          <table:table-cell office:value-type="float" office:value="40.859" calcext:value-type="float">
            <text:p>40.859</text:p>
          </table:table-cell>
          <table:table-cell office:value-type="float" office:value="41.101" calcext:value-type="float">
            <text:p>41.101</text:p>
          </table:table-cell>
          <table:table-cell office:value-type="float" office:value="0" calcext:value-type="float">
            <text:p>0</text:p>
          </table:table-cell>
          <table:table-cell office:value-type="float" office:value="41.101" calcext:value-type="float">
            <text:p>41.101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table:formula="of:=DATEVALUE([.A400])" office:value-type="float" office:value="42118" calcext:value-type="float">
            <text:p>42118</text:p>
          </table:table-cell>
          <table:table-cell office:value-type="float" office:value="40.519" calcext:value-type="float">
            <text:p>40.519</text:p>
          </table:table-cell>
          <table:table-cell office:value-type="float" office:value="41.078" calcext:value-type="float">
            <text:p>41.078</text:p>
          </table:table-cell>
          <table:table-cell office:value-type="float" office:value="40.011" calcext:value-type="float">
            <text:p>40.011</text:p>
          </table:table-cell>
          <table:table-cell office:value-type="float" office:value="41.078" calcext:value-type="float">
            <text:p>41.078</text:p>
          </table:table-cell>
          <table:table-cell office:value-type="float" office:value="0" calcext:value-type="float">
            <text:p>0</text:p>
          </table:table-cell>
          <table:table-cell office:value-type="float" office:value="41.078" calcext:value-type="float">
            <text:p>41.078</text:p>
          </table:table-cell>
        </table:table-row>
        <table:table-row table:style-name="ro1">
          <table:table-cell office:value-type="string" calcext:value-type="string">
            <text:p>2015-04-23</text:p>
          </table:table-cell>
          <table:table-cell table:formula="of:=DATEVALUE([.A401])" office:value-type="float" office:value="42117" calcext:value-type="float">
            <text:p>42117</text:p>
          </table:table-cell>
          <table:table-cell table:number-columns-repeated="2" office:value-type="float" office:value="40.934" calcext:value-type="float">
            <text:p>40.934</text:p>
          </table:table-cell>
          <table:table-cell office:value-type="float" office:value="40.673" calcext:value-type="float">
            <text:p>40.673</text:p>
          </table:table-cell>
          <table:table-cell office:value-type="float" office:value="40.701" calcext:value-type="float">
            <text:p>40.701</text:p>
          </table:table-cell>
          <table:table-cell office:value-type="float" office:value="0" calcext:value-type="float">
            <text:p>0</text:p>
          </table:table-cell>
          <table:table-cell office:value-type="float" office:value="40.701" calcext:value-type="float">
            <text:p>40.701</text:p>
          </table:table-cell>
        </table:table-row>
        <table:table-row table:style-name="ro1">
          <table:table-cell office:value-type="string" calcext:value-type="string">
            <text:p>2015-04-22</text:p>
          </table:table-cell>
          <table:table-cell table:formula="of:=DATEVALUE([.A402])" office:value-type="float" office:value="42116" calcext:value-type="float">
            <text:p>42116</text:p>
          </table:table-cell>
          <table:table-cell office:value-type="float" office:value="41.682" calcext:value-type="float">
            <text:p>41.682</text:p>
          </table:table-cell>
          <table:table-cell office:value-type="float" office:value="41.906" calcext:value-type="float">
            <text:p>41.906</text:p>
          </table:table-cell>
          <table:table-cell office:value-type="float" office:value="40.854" calcext:value-type="float">
            <text:p>40.854</text:p>
          </table:table-cell>
          <table:table-cell office:value-type="float" office:value="41.04" calcext:value-type="float">
            <text:p>41.04</text:p>
          </table:table-cell>
          <table:table-cell office:value-type="float" office:value="3900" calcext:value-type="float">
            <text:p>3900</text:p>
          </table:table-cell>
          <table:table-cell office:value-type="float" office:value="41.04" calcext:value-type="float">
            <text:p>41.04</text:p>
          </table:table-cell>
        </table:table-row>
        <table:table-row table:style-name="ro1">
          <table:table-cell office:value-type="string" calcext:value-type="string">
            <text:p>2015-04-21</text:p>
          </table:table-cell>
          <table:table-cell table:formula="of:=DATEVALUE([.A403])" office:value-type="float" office:value="42115" calcext:value-type="float">
            <text:p>42115</text:p>
          </table:table-cell>
          <table:table-cell office:value-type="float" office:value="41.72" calcext:value-type="float">
            <text:p>41.72</text:p>
          </table:table-cell>
          <table:table-cell office:value-type="float" office:value="42.16" calcext:value-type="float">
            <text:p>42.16</text:p>
          </table:table-cell>
          <table:table-cell office:value-type="float" office:value="41.43" calcext:value-type="float">
            <text:p>41.43</text:p>
          </table:table-cell>
          <table:table-cell office:value-type="float" office:value="41.655" calcext:value-type="float">
            <text:p>41.655</text:p>
          </table:table-cell>
          <table:table-cell office:value-type="float" office:value="1000" calcext:value-type="float">
            <text:p>1000</text:p>
          </table:table-cell>
          <table:table-cell office:value-type="float" office:value="41.655" calcext:value-type="float">
            <text:p>41.655</text:p>
          </table:table-cell>
        </table:table-row>
        <table:table-row table:style-name="ro1">
          <table:table-cell office:value-type="string" calcext:value-type="string">
            <text:p>2015-04-20</text:p>
          </table:table-cell>
          <table:table-cell table:formula="of:=DATEVALUE([.A404])" office:value-type="float" office:value="42114" calcext:value-type="float">
            <text:p>42114</text:p>
          </table:table-cell>
          <table:table-cell office:value-type="float" office:value="41.231" calcext:value-type="float">
            <text:p>41.231</text:p>
          </table:table-cell>
          <table:table-cell office:value-type="float" office:value="41.609" calcext:value-type="float">
            <text:p>41.609</text:p>
          </table:table-cell>
          <table:table-cell office:value-type="float" office:value="41.231" calcext:value-type="float">
            <text:p>41.231</text:p>
          </table:table-cell>
          <table:table-cell office:value-type="float" office:value="41.55" calcext:value-type="float">
            <text:p>41.55</text:p>
          </table:table-cell>
          <table:table-cell office:value-type="float" office:value="0" calcext:value-type="float">
            <text:p>0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1">
          <table:table-cell office:value-type="string" calcext:value-type="string">
            <text:p>2015-04-17</text:p>
          </table:table-cell>
          <table:table-cell table:formula="of:=DATEVALUE([.A405])" office:value-type="float" office:value="42111" calcext:value-type="float">
            <text:p>42111</text:p>
          </table:table-cell>
          <table:table-cell table:number-columns-repeated="2" office:value-type="float" office:value="42.437" calcext:value-type="float">
            <text:p>42.437</text:p>
          </table:table-cell>
          <table:table-cell table:number-columns-repeated="2" office:value-type="float" office:value="41.01" calcext:value-type="float">
            <text:p>41.01</text:p>
          </table:table-cell>
          <table:table-cell office:value-type="float" office:value="200" calcext:value-type="float">
            <text:p>200</text:p>
          </table:table-cell>
          <table:table-cell office:value-type="float" office:value="41.01" calcext:value-type="float">
            <text:p>41.01</text:p>
          </table:table-cell>
        </table:table-row>
        <table:table-row table:style-name="ro1">
          <table:table-cell office:value-type="string" calcext:value-type="string">
            <text:p>2015-04-16</text:p>
          </table:table-cell>
          <table:table-cell table:formula="of:=DATEVALUE([.A406])" office:value-type="float" office:value="42110" calcext:value-type="float">
            <text:p>42110</text:p>
          </table:table-cell>
          <table:table-cell office:value-type="float" office:value="42.8" calcext:value-type="float">
            <text:p>42.8</text:p>
          </table:table-cell>
          <table:table-cell office:value-type="float" office:value="42.905" calcext:value-type="float">
            <text:p>42.905</text:p>
          </table:table-cell>
          <table:table-cell office:value-type="float" office:value="42.335" calcext:value-type="float">
            <text:p>42.335</text:p>
          </table:table-cell>
          <table:table-cell office:value-type="float" office:value="42.525" calcext:value-type="float">
            <text:p>42.525</text:p>
          </table:table-cell>
          <table:table-cell office:value-type="float" office:value="500" calcext:value-type="float">
            <text:p>500</text:p>
          </table:table-cell>
          <table:table-cell office:value-type="float" office:value="42.525" calcext:value-type="float">
            <text:p>42.525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table:formula="of:=DATEVALUE([.A407])" office:value-type="float" office:value="42109" calcext:value-type="float">
            <text:p>42109</text:p>
          </table:table-cell>
          <table:table-cell office:value-type="float" office:value="42.722" calcext:value-type="float">
            <text:p>42.722</text:p>
          </table:table-cell>
          <table:table-cell office:value-type="float" office:value="43.009" calcext:value-type="float">
            <text:p>43.009</text:p>
          </table:table-cell>
          <table:table-cell office:value-type="float" office:value="42.71" calcext:value-type="float">
            <text:p>42.71</text:p>
          </table:table-cell>
          <table:table-cell office:value-type="float" office:value="42.86" calcext:value-type="float">
            <text:p>42.86</text:p>
          </table:table-cell>
          <table:table-cell office:value-type="float" office:value="200" calcext:value-type="float">
            <text:p>200</text:p>
          </table:table-cell>
          <table:table-cell office:value-type="float" office:value="42.86" calcext:value-type="float">
            <text:p>42.86</text:p>
          </table:table-cell>
        </table:table-row>
        <table:table-row table:style-name="ro1">
          <table:table-cell office:value-type="string" calcext:value-type="string">
            <text:p>2015-04-14</text:p>
          </table:table-cell>
          <table:table-cell table:formula="of:=DATEVALUE([.A408])" office:value-type="float" office:value="42108" calcext:value-type="float">
            <text:p>42108</text:p>
          </table:table-cell>
          <table:table-cell office:value-type="float" office:value="42.421" calcext:value-type="float">
            <text:p>42.421</text:p>
          </table:table-cell>
          <table:table-cell office:value-type="float" office:value="42.705" calcext:value-type="float">
            <text:p>42.705</text:p>
          </table:table-cell>
          <table:table-cell office:value-type="float" office:value="41.976" calcext:value-type="float">
            <text:p>41.976</text:p>
          </table:table-cell>
          <table:table-cell office:value-type="float" office:value="42.675" calcext:value-type="float">
            <text:p>42.675</text:p>
          </table:table-cell>
          <table:table-cell office:value-type="float" office:value="100" calcext:value-type="float">
            <text:p>100</text:p>
          </table:table-cell>
          <table:table-cell office:value-type="float" office:value="42.675" calcext:value-type="float">
            <text:p>42.675</text:p>
          </table:table-cell>
        </table:table-row>
        <table:table-row table:style-name="ro1">
          <table:table-cell office:value-type="string" calcext:value-type="string">
            <text:p>2015-04-13</text:p>
          </table:table-cell>
          <table:table-cell table:formula="of:=DATEVALUE([.A409])" office:value-type="float" office:value="42107" calcext:value-type="float">
            <text:p>42107</text:p>
          </table:table-cell>
          <table:table-cell office:value-type="float" office:value="42.514" calcext:value-type="float">
            <text:p>42.514</text:p>
          </table:table-cell>
          <table:table-cell office:value-type="float" office:value="42.956" calcext:value-type="float">
            <text:p>42.956</text:p>
          </table:table-cell>
          <table:table-cell office:value-type="float" office:value="42.494" calcext:value-type="float">
            <text:p>42.494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015-04-10</text:p>
          </table:table-cell>
          <table:table-cell table:formula="of:=DATEVALUE([.A410])" office:value-type="float" office:value="42104" calcext:value-type="float">
            <text:p>42104</text:p>
          </table:table-cell>
          <table:table-cell office:value-type="float" office:value="42.686" calcext:value-type="float">
            <text:p>42.686</text:p>
          </table:table-cell>
          <table:table-cell office:value-type="float" office:value="42.977" calcext:value-type="float">
            <text:p>42.977</text:p>
          </table:table-cell>
          <table:table-cell table:number-columns-repeated="2" office:value-type="float" office:value="42.455" calcext:value-type="float">
            <text:p>42.455</text:p>
          </table:table-cell>
          <table:table-cell office:value-type="float" office:value="0" calcext:value-type="float">
            <text:p>0</text:p>
          </table:table-cell>
          <table:table-cell office:value-type="float" office:value="42.455" calcext:value-type="float">
            <text:p>42.455</text:p>
          </table:table-cell>
        </table:table-row>
        <table:table-row table:style-name="ro1">
          <table:table-cell office:value-type="string" calcext:value-type="string">
            <text:p>2015-04-09</text:p>
          </table:table-cell>
          <table:table-cell table:formula="of:=DATEVALUE([.A411])" office:value-type="float" office:value="42103" calcext:value-type="float">
            <text:p>42103</text:p>
          </table:table-cell>
          <table:table-cell office:value-type="float" office:value="41.946" calcext:value-type="float">
            <text:p>41.946</text:p>
          </table:table-cell>
          <table:table-cell office:value-type="float" office:value="42.865" calcext:value-type="float">
            <text:p>42.865</text:p>
          </table:table-cell>
          <table:table-cell office:value-type="float" office:value="41.91" calcext:value-type="float">
            <text:p>41.91</text:p>
          </table:table-cell>
          <table:table-cell office:value-type="float" office:value="42.795" calcext:value-type="float">
            <text:p>42.795</text:p>
          </table:table-cell>
          <table:table-cell office:value-type="float" office:value="3300" calcext:value-type="float">
            <text:p>3300</text:p>
          </table:table-cell>
          <table:table-cell office:value-type="float" office:value="42.795" calcext:value-type="float">
            <text:p>42.795</text:p>
          </table:table-cell>
        </table:table-row>
        <table:table-row table:style-name="ro1">
          <table:table-cell office:value-type="string" calcext:value-type="string">
            <text:p>2015-04-08</text:p>
          </table:table-cell>
          <table:table-cell table:formula="of:=DATEVALUE([.A412])" office:value-type="float" office:value="42102" calcext:value-type="float">
            <text:p>42102</text:p>
          </table:table-cell>
          <table:table-cell office:value-type="float" office:value="40.095" calcext:value-type="float">
            <text:p>40.095</text:p>
          </table:table-cell>
          <table:table-cell office:value-type="float" office:value="41.171" calcext:value-type="float">
            <text:p>41.171</text:p>
          </table:table-cell>
          <table:table-cell office:value-type="float" office:value="40.095" calcext:value-type="float">
            <text:p>40.095</text:p>
          </table:table-cell>
          <table:table-cell office:value-type="float" office:value="41.171" calcext:value-type="float">
            <text:p>41.171</text:p>
          </table:table-cell>
          <table:table-cell office:value-type="float" office:value="0" calcext:value-type="float">
            <text:p>0</text:p>
          </table:table-cell>
          <table:table-cell office:value-type="float" office:value="41.171" calcext:value-type="float">
            <text:p>41.171</text:p>
          </table:table-cell>
        </table:table-row>
        <table:table-row table:style-name="ro1">
          <table:table-cell office:value-type="string" calcext:value-type="string">
            <text:p>2015-04-07</text:p>
          </table:table-cell>
          <table:table-cell table:formula="of:=DATEVALUE([.A413])" office:value-type="float" office:value="42101" calcext:value-type="float">
            <text:p>42101</text:p>
          </table:table-cell>
          <table:table-cell office:value-type="float" office:value="39.925" calcext:value-type="float">
            <text:p>39.925</text:p>
          </table:table-cell>
          <table:table-cell office:value-type="float" office:value="40.481" calcext:value-type="float">
            <text:p>40.481</text:p>
          </table:table-cell>
          <table:table-cell office:value-type="float" office:value="39.92" calcext:value-type="float">
            <text:p>39.92</text:p>
          </table:table-cell>
          <table:table-cell office:value-type="float" office:value="40.39" calcext:value-type="float">
            <text:p>40.39</text:p>
          </table:table-cell>
          <table:table-cell office:value-type="float" office:value="100" calcext:value-type="float">
            <text:p>100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2015-04-06</text:p>
          </table:table-cell>
          <table:table-cell table:formula="of:=DATEVALUE([.A414])" office:value-type="float" office:value="42100" calcext:value-type="float">
            <text:p>42100</text:p>
          </table:table-cell>
          <table:table-cell table:number-columns-repeated="4" office:value-type="float" office:value="40.22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office:value-type="float" office:value="40.22" calcext:value-type="float">
            <text:p>40.22</text:p>
          </table:table-cell>
        </table:table-row>
        <table:table-row table:style-name="ro1">
          <table:table-cell office:value-type="string" calcext:value-type="string">
            <text:p>2015-04-03</text:p>
          </table:table-cell>
          <table:table-cell table:formula="of:=DATEVALUE([.A415])" office:value-type="float" office:value="42097" calcext:value-type="float">
            <text:p>42097</text:p>
          </table:table-cell>
          <table:table-cell table:number-columns-repeated="4" office:value-type="float" office:value="40.22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office:value-type="float" office:value="40.22" calcext:value-type="float">
            <text:p>40.22</text:p>
          </table:table-cell>
        </table:table-row>
        <table:table-row table:style-name="ro1">
          <table:table-cell office:value-type="string" calcext:value-type="string">
            <text:p>2015-04-02</text:p>
          </table:table-cell>
          <table:table-cell table:formula="of:=DATEVALUE([.A416])" office:value-type="float" office:value="42096" calcext:value-type="float">
            <text:p>42096</text:p>
          </table:table-cell>
          <table:table-cell table:number-columns-repeated="2" office:value-type="float" office:value="40.842" calcext:value-type="float">
            <text:p>40.842</text:p>
          </table:table-cell>
          <table:table-cell table:number-columns-repeated="2" office:value-type="float" office:value="40.22" calcext:value-type="float">
            <text:p>40.22</text:p>
          </table:table-cell>
          <table:table-cell office:value-type="float" office:value="900" calcext:value-type="float">
            <text:p>900</text:p>
          </table:table-cell>
          <table:table-cell office:value-type="float" office:value="40.22" calcext:value-type="float">
            <text:p>40.22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table:formula="of:=DATEVALUE([.A417])" office:value-type="float" office:value="42095" calcext:value-type="float">
            <text:p>42095</text:p>
          </table:table-cell>
          <table:table-cell office:value-type="float" office:value="40.878" calcext:value-type="float">
            <text:p>40.878</text:p>
          </table:table-cell>
          <table:table-cell office:value-type="float" office:value="41.31" calcext:value-type="float">
            <text:p>41.31</text:p>
          </table:table-cell>
          <table:table-cell office:value-type="float" office:value="40.878" calcext:value-type="float">
            <text:p>40.878</text:p>
          </table:table-cell>
          <table:table-cell office:value-type="float" office:value="40.885" calcext:value-type="float">
            <text:p>40.885</text:p>
          </table:table-cell>
          <table:table-cell office:value-type="float" office:value="200" calcext:value-type="float">
            <text:p>200</text:p>
          </table:table-cell>
          <table:table-cell office:value-type="float" office:value="40.885" calcext:value-type="float">
            <text:p>40.885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table:formula="of:=DATEVALUE([.A418])" office:value-type="float" office:value="42094" calcext:value-type="float">
            <text:p>42094</text:p>
          </table:table-cell>
          <table:table-cell office:value-type="float" office:value="41.523" calcext:value-type="float">
            <text:p>41.523</text:p>
          </table:table-cell>
          <table:table-cell office:value-type="float" office:value="41.839" calcext:value-type="float">
            <text:p>41.839</text:p>
          </table:table-cell>
          <table:table-cell table:number-columns-repeated="2" office:value-type="float" office:value="41.38" calcext:value-type="float">
            <text:p>41.38</text:p>
          </table:table-cell>
          <table:table-cell office:value-type="float" office:value="400" calcext:value-type="float">
            <text:p>400</text:p>
          </table:table-cell>
          <table:table-cell office:value-type="float" office:value="41.38" calcext:value-type="float">
            <text:p>41.38</text:p>
          </table:table-cell>
        </table:table-row>
        <table:table-row table:style-name="ro1">
          <table:table-cell office:value-type="string" calcext:value-type="string">
            <text:p>2015-03-30</text:p>
          </table:table-cell>
          <table:table-cell table:formula="of:=DATEVALUE([.A419])" office:value-type="float" office:value="42093" calcext:value-type="float">
            <text:p>42093</text:p>
          </table:table-cell>
          <table:table-cell office:value-type="float" office:value="41.536" calcext:value-type="float">
            <text:p>41.536</text:p>
          </table:table-cell>
          <table:table-cell office:value-type="float" office:value="41.791" calcext:value-type="float">
            <text:p>41.791</text:p>
          </table:table-cell>
          <table:table-cell table:number-columns-repeated="2" office:value-type="float" office:value="41.42" calcext:value-type="float">
            <text:p>41.42</text:p>
          </table:table-cell>
          <table:table-cell office:value-type="float" office:value="0" calcext:value-type="float">
            <text:p>0</text:p>
          </table:table-cell>
          <table:table-cell office:value-type="float" office:value="41.42" calcext:value-type="float">
            <text:p>41.42</text:p>
          </table:table-cell>
        </table:table-row>
        <table:table-row table:style-name="ro1">
          <table:table-cell office:value-type="string" calcext:value-type="string">
            <text:p>2015-03-27</text:p>
          </table:table-cell>
          <table:table-cell table:formula="of:=DATEVALUE([.A420])" office:value-type="float" office:value="42090" calcext:value-type="float">
            <text:p>42090</text:p>
          </table:table-cell>
          <table:table-cell office:value-type="float" office:value="41.8" calcext:value-type="float">
            <text:p>41.8</text:p>
          </table:table-cell>
          <table:table-cell office:value-type="float" office:value="42" calcext:value-type="float">
            <text:p>42</text:p>
          </table:table-cell>
          <table:table-cell office:value-type="float" office:value="41.495" calcext:value-type="float">
            <text:p>41.495</text:p>
          </table:table-cell>
          <table:table-cell office:value-type="float" office:value="41.529" calcext:value-type="float">
            <text:p>41.529</text:p>
          </table:table-cell>
          <table:table-cell office:value-type="float" office:value="900" calcext:value-type="float">
            <text:p>900</text:p>
          </table:table-cell>
          <table:table-cell office:value-type="float" office:value="41.529" calcext:value-type="float">
            <text:p>41.529</text:p>
          </table:table-cell>
        </table:table-row>
        <table:table-row table:style-name="ro1">
          <table:table-cell office:value-type="string" calcext:value-type="string">
            <text:p>2015-03-26</text:p>
          </table:table-cell>
          <table:table-cell table:formula="of:=DATEVALUE([.A421])" office:value-type="float" office:value="42089" calcext:value-type="float">
            <text:p>42089</text:p>
          </table:table-cell>
          <table:table-cell office:value-type="float" office:value="39.978" calcext:value-type="float">
            <text:p>39.978</text:p>
          </table:table-cell>
          <table:table-cell office:value-type="float" office:value="40.815" calcext:value-type="float">
            <text:p>40.815</text:p>
          </table:table-cell>
          <table:table-cell office:value-type="float" office:value="39.564" calcext:value-type="float">
            <text:p>39.564</text:p>
          </table:table-cell>
          <table:table-cell office:value-type="float" office:value="40.815" calcext:value-type="float">
            <text:p>40.815</text:p>
          </table:table-cell>
          <table:table-cell office:value-type="float" office:value="300" calcext:value-type="float">
            <text:p>300</text:p>
          </table:table-cell>
          <table:table-cell office:value-type="float" office:value="40.815" calcext:value-type="float">
            <text:p>40.815</text:p>
          </table:table-cell>
        </table:table-row>
        <table:table-row table:style-name="ro1">
          <table:table-cell office:value-type="string" calcext:value-type="string">
            <text:p>2015-03-25</text:p>
          </table:table-cell>
          <table:table-cell table:formula="of:=DATEVALUE([.A422])" office:value-type="float" office:value="42088" calcext:value-type="float">
            <text:p>42088</text:p>
          </table:table-cell>
          <table:table-cell office:value-type="float" office:value="40.685" calcext:value-type="float">
            <text:p>40.685</text:p>
          </table:table-cell>
          <table:table-cell office:value-type="float" office:value="40.91" calcext:value-type="float">
            <text:p>40.91</text:p>
          </table:table-cell>
          <table:table-cell office:value-type="float" office:value="40.257" calcext:value-type="float">
            <text:p>40.257</text:p>
          </table:table-cell>
          <table:table-cell office:value-type="float" office:value="40.376" calcext:value-type="float">
            <text:p>40.376</text:p>
          </table:table-cell>
          <table:table-cell office:value-type="float" office:value="400" calcext:value-type="float">
            <text:p>400</text:p>
          </table:table-cell>
          <table:table-cell office:value-type="float" office:value="40.376" calcext:value-type="float">
            <text:p>40.376</text:p>
          </table:table-cell>
        </table:table-row>
        <table:table-row table:style-name="ro1">
          <table:table-cell office:value-type="string" calcext:value-type="string">
            <text:p>2015-03-24</text:p>
          </table:table-cell>
          <table:table-cell table:formula="of:=DATEVALUE([.A423])" office:value-type="float" office:value="42087" calcext:value-type="float">
            <text:p>42087</text:p>
          </table:table-cell>
          <table:table-cell table:number-columns-repeated="2" office:value-type="float" office:value="40.87" calcext:value-type="float">
            <text:p>40.87</text:p>
          </table:table-cell>
          <table:table-cell office:value-type="float" office:value="40.707" calcext:value-type="float">
            <text:p>40.707</text:p>
          </table:table-cell>
          <table:table-cell office:value-type="float" office:value="40.715" calcext:value-type="float">
            <text:p>40.715</text:p>
          </table:table-cell>
          <table:table-cell office:value-type="float" office:value="3500" calcext:value-type="float">
            <text:p>3500</text:p>
          </table:table-cell>
          <table:table-cell office:value-type="float" office:value="40.715" calcext:value-type="float">
            <text:p>40.715</text:p>
          </table:table-cell>
        </table:table-row>
        <table:table-row table:style-name="ro1">
          <table:table-cell office:value-type="string" calcext:value-type="string">
            <text:p>2015-03-23</text:p>
          </table:table-cell>
          <table:table-cell table:formula="of:=DATEVALUE([.A424])" office:value-type="float" office:value="42086" calcext:value-type="float">
            <text:p>42086</text:p>
          </table:table-cell>
          <table:table-cell table:number-columns-repeated="2" office:value-type="float" office:value="41.676" calcext:value-type="float">
            <text:p>41.676</text:p>
          </table:table-cell>
          <table:table-cell table:number-columns-repeated="2" office:value-type="float" office:value="41.311" calcext:value-type="float">
            <text:p>41.311</text:p>
          </table:table-cell>
          <table:table-cell office:value-type="float" office:value="300" calcext:value-type="float">
            <text:p>300</text:p>
          </table:table-cell>
          <table:table-cell office:value-type="float" office:value="41.311" calcext:value-type="float">
            <text:p>41.311</text:p>
          </table:table-cell>
        </table:table-row>
        <table:table-row table:style-name="ro1">
          <table:table-cell office:value-type="string" calcext:value-type="string">
            <text:p>2015-03-20</text:p>
          </table:table-cell>
          <table:table-cell table:formula="of:=DATEVALUE([.A425])" office:value-type="float" office:value="42083" calcext:value-type="float">
            <text:p>42083</text:p>
          </table:table-cell>
          <table:table-cell office:value-type="float" office:value="42.156" calcext:value-type="float">
            <text:p>42.156</text:p>
          </table:table-cell>
          <table:table-cell office:value-type="float" office:value="42.3" calcext:value-type="float">
            <text:p>42.3</text:p>
          </table:table-cell>
          <table:table-cell table:number-columns-repeated="2" office:value-type="float" office:value="41.996" calcext:value-type="float">
            <text:p>41.996</text:p>
          </table:table-cell>
          <table:table-cell office:value-type="float" office:value="700" calcext:value-type="float">
            <text:p>700</text:p>
          </table:table-cell>
          <table:table-cell office:value-type="float" office:value="41.996" calcext:value-type="float">
            <text:p>41.996</text:p>
          </table:table-cell>
        </table:table-row>
        <table:table-row table:style-name="ro1">
          <table:table-cell office:value-type="string" calcext:value-type="string">
            <text:p>2015-03-19</text:p>
          </table:table-cell>
          <table:table-cell table:formula="of:=DATEVALUE([.A426])" office:value-type="float" office:value="42082" calcext:value-type="float">
            <text:p>42082</text:p>
          </table:table-cell>
          <table:table-cell office:value-type="float" office:value="41.504" calcext:value-type="float">
            <text:p>41.504</text:p>
          </table:table-cell>
          <table:table-cell office:value-type="float" office:value="42.488" calcext:value-type="float">
            <text:p>42.488</text:p>
          </table:table-cell>
          <table:table-cell office:value-type="float" office:value="41.504" calcext:value-type="float">
            <text:p>41.504</text:p>
          </table:table-cell>
          <table:table-cell office:value-type="float" office:value="42.359" calcext:value-type="float">
            <text:p>42.359</text:p>
          </table:table-cell>
          <table:table-cell office:value-type="float" office:value="1400" calcext:value-type="float">
            <text:p>1400</text:p>
          </table:table-cell>
          <table:table-cell office:value-type="float" office:value="42.359" calcext:value-type="float">
            <text:p>42.359</text:p>
          </table:table-cell>
        </table:table-row>
        <table:table-row table:style-name="ro1">
          <table:table-cell office:value-type="string" calcext:value-type="string">
            <text:p>2015-03-18</text:p>
          </table:table-cell>
          <table:table-cell table:formula="of:=DATEVALUE([.A427])" office:value-type="float" office:value="42081" calcext:value-type="float">
            <text:p>42081</text:p>
          </table:table-cell>
          <table:table-cell office:value-type="float" office:value="41.279" calcext:value-type="float">
            <text:p>41.279</text:p>
          </table:table-cell>
          <table:table-cell office:value-type="float" office:value="41.485" calcext:value-type="float">
            <text:p>41.485</text:p>
          </table:table-cell>
          <table:table-cell office:value-type="float" office:value="40.871" calcext:value-type="float">
            <text:p>40.871</text:p>
          </table:table-cell>
          <table:table-cell office:value-type="float" office:value="41.1" calcext:value-type="float">
            <text:p>41.1</text:p>
          </table:table-cell>
          <table:table-cell office:value-type="float" office:value="300" calcext:value-type="float">
            <text:p>30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15-03-17</text:p>
          </table:table-cell>
          <table:table-cell table:formula="of:=DATEVALUE([.A428])" office:value-type="float" office:value="42080" calcext:value-type="float">
            <text:p>42080</text:p>
          </table:table-cell>
          <table:table-cell office:value-type="float" office:value="40.991" calcext:value-type="float">
            <text:p>40.991</text:p>
          </table:table-cell>
          <table:table-cell office:value-type="float" office:value="41.278" calcext:value-type="float">
            <text:p>41.278</text:p>
          </table:table-cell>
          <table:table-cell office:value-type="float" office:value="40.91" calcext:value-type="float">
            <text:p>40.91</text:p>
          </table:table-cell>
          <table:table-cell office:value-type="float" office:value="41.25" calcext:value-type="float">
            <text:p>41.25</text:p>
          </table:table-cell>
          <table:table-cell office:value-type="float" office:value="500" calcext:value-type="float">
            <text:p>500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string" calcext:value-type="string">
            <text:p>2015-03-16</text:p>
          </table:table-cell>
          <table:table-cell table:formula="of:=DATEVALUE([.A429])" office:value-type="float" office:value="42079" calcext:value-type="float">
            <text:p>42079</text:p>
          </table:table-cell>
          <table:table-cell office:value-type="float" office:value="40.701" calcext:value-type="float">
            <text:p>40.701</text:p>
          </table:table-cell>
          <table:table-cell office:value-type="float" office:value="41.3" calcext:value-type="float">
            <text:p>41.3</text:p>
          </table:table-cell>
          <table:table-cell office:value-type="float" office:value="40.445" calcext:value-type="float">
            <text:p>40.445</text:p>
          </table:table-cell>
          <table:table-cell office:value-type="float" office:value="40.741" calcext:value-type="float">
            <text:p>40.741</text:p>
          </table:table-cell>
          <table:table-cell office:value-type="float" office:value="600" calcext:value-type="float">
            <text:p>600</text:p>
          </table:table-cell>
          <table:table-cell office:value-type="float" office:value="40.741" calcext:value-type="float">
            <text:p>40.741</text:p>
          </table:table-cell>
        </table:table-row>
        <table:table-row table:style-name="ro1">
          <table:table-cell office:value-type="string" calcext:value-type="string">
            <text:p>2015-03-13</text:p>
          </table:table-cell>
          <table:table-cell table:formula="of:=DATEVALUE([.A430])" office:value-type="float" office:value="42076" calcext:value-type="float">
            <text:p>42076</text:p>
          </table:table-cell>
          <table:table-cell table:number-columns-repeated="2" office:value-type="float" office:value="40.483" calcext:value-type="float">
            <text:p>40.483</text:p>
          </table:table-cell>
          <table:table-cell office:value-type="float" office:value="40.372" calcext:value-type="float">
            <text:p>40.372</text:p>
          </table:table-cell>
          <table:table-cell office:value-type="float" office:value="40.438" calcext:value-type="float">
            <text:p>40.438</text:p>
          </table:table-cell>
          <table:table-cell office:value-type="float" office:value="100" calcext:value-type="float">
            <text:p>100</text:p>
          </table:table-cell>
          <table:table-cell office:value-type="float" office:value="40.438" calcext:value-type="float">
            <text:p>40.438</text:p>
          </table:table-cell>
        </table:table-row>
        <table:table-row table:style-name="ro1">
          <table:table-cell office:value-type="string" calcext:value-type="string">
            <text:p>2015-03-12</text:p>
          </table:table-cell>
          <table:table-cell table:formula="of:=DATEVALUE([.A431])" office:value-type="float" office:value="42075" calcext:value-type="float">
            <text:p>42075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772" calcext:value-type="float">
            <text:p>40.772</text:p>
          </table:table-cell>
          <table:table-cell office:value-type="float" office:value="40.111" calcext:value-type="float">
            <text:p>40.111</text:p>
          </table:table-cell>
          <table:table-cell office:value-type="float" office:value="40.772" calcext:value-type="float">
            <text:p>40.772</text:p>
          </table:table-cell>
          <table:table-cell office:value-type="float" office:value="1200" calcext:value-type="float">
            <text:p>1200</text:p>
          </table:table-cell>
          <table:table-cell office:value-type="float" office:value="40.772" calcext:value-type="float">
            <text:p>40.772</text:p>
          </table:table-cell>
        </table:table-row>
        <table:table-row table:style-name="ro1">
          <table:table-cell office:value-type="string" calcext:value-type="string">
            <text:p>2015-03-11</text:p>
          </table:table-cell>
          <table:table-cell table:formula="of:=DATEVALUE([.A432])" office:value-type="float" office:value="42074" calcext:value-type="float">
            <text:p>42074</text:p>
          </table:table-cell>
          <table:table-cell office:value-type="float" office:value="40" calcext:value-type="float">
            <text:p>40</text:p>
          </table:table-cell>
          <table:table-cell office:value-type="float" office:value="40.435" calcext:value-type="float">
            <text:p>40.435</text:p>
          </table:table-cell>
          <table:table-cell office:value-type="float" office:value="40" calcext:value-type="float">
            <text:p>40</text:p>
          </table:table-cell>
          <table:table-cell office:value-type="float" office:value="40.115" calcext:value-type="float">
            <text:p>40.115</text:p>
          </table:table-cell>
          <table:table-cell office:value-type="float" office:value="400" calcext:value-type="float">
            <text:p>400</text:p>
          </table:table-cell>
          <table:table-cell office:value-type="float" office:value="40.115" calcext:value-type="float">
            <text:p>40.115</text:p>
          </table:table-cell>
        </table:table-row>
        <table:table-row table:style-name="ro1">
          <table:table-cell office:value-type="string" calcext:value-type="string">
            <text:p>2015-03-10</text:p>
          </table:table-cell>
          <table:table-cell table:formula="of:=DATEVALUE([.A433])" office:value-type="float" office:value="42073" calcext:value-type="float">
            <text:p>42073</text:p>
          </table:table-cell>
          <table:table-cell office:value-type="float" office:value="39.712" calcext:value-type="float">
            <text:p>39.712</text:p>
          </table:table-cell>
          <table:table-cell office:value-type="float" office:value="39.754" calcext:value-type="float">
            <text:p>39.754</text:p>
          </table:table-cell>
          <table:table-cell table:number-columns-repeated="2" office:value-type="float" office:value="39.569" calcext:value-type="float">
            <text:p>39.569</text:p>
          </table:table-cell>
          <table:table-cell office:value-type="float" office:value="0" calcext:value-type="float">
            <text:p>0</text:p>
          </table:table-cell>
          <table:table-cell office:value-type="float" office:value="39.569" calcext:value-type="float">
            <text:p>39.569</text:p>
          </table:table-cell>
        </table:table-row>
        <table:table-row table:style-name="ro1">
          <table:table-cell office:value-type="string" calcext:value-type="string">
            <text:p>2015-03-09</text:p>
          </table:table-cell>
          <table:table-cell table:formula="of:=DATEVALUE([.A434])" office:value-type="float" office:value="42072" calcext:value-type="float">
            <text:p>42072</text:p>
          </table:table-cell>
          <table:table-cell office:value-type="float" office:value="39.95" calcext:value-type="float">
            <text:p>39.95</text:p>
          </table:table-cell>
          <table:table-cell office:value-type="float" office:value="40.079" calcext:value-type="float">
            <text:p>40.079</text:p>
          </table:table-cell>
          <table:table-cell table:number-columns-repeated="2" office:value-type="float" office:value="39.43" calcext:value-type="float">
            <text:p>39.43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.43</text:p>
          </table:table-cell>
        </table:table-row>
        <table:table-row table:style-name="ro1">
          <table:table-cell office:value-type="string" calcext:value-type="string">
            <text:p>2015-03-06</text:p>
          </table:table-cell>
          <table:table-cell table:formula="of:=DATEVALUE([.A435])" office:value-type="float" office:value="42069" calcext:value-type="float">
            <text:p>42069</text:p>
          </table:table-cell>
          <table:table-cell office:value-type="float" office:value="39.999" calcext:value-type="float">
            <text:p>39.999</text:p>
          </table:table-cell>
          <table:table-cell office:value-type="float" office:value="40.43" calcext:value-type="float">
            <text:p>40.43</text:p>
          </table:table-cell>
          <table:table-cell office:value-type="float" office:value="39.999" calcext:value-type="float">
            <text:p>39.999</text:p>
          </table:table-cell>
          <table:table-cell office:value-type="float" office:value="40.43" calcext:value-type="float">
            <text:p>40.43</text:p>
          </table:table-cell>
          <table:table-cell office:value-type="float" office:value="0" calcext:value-type="float">
            <text:p>0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table:formula="of:=DATEVALUE([.A436])" office:value-type="float" office:value="42068" calcext:value-type="float">
            <text:p>42068</text:p>
          </table:table-cell>
          <table:table-cell office:value-type="float" office:value="39.791" calcext:value-type="float">
            <text:p>39.791</text:p>
          </table:table-cell>
          <table:table-cell office:value-type="float" office:value="40.04" calcext:value-type="float">
            <text:p>40.04</text:p>
          </table:table-cell>
          <table:table-cell office:value-type="float" office:value="39.769" calcext:value-type="float">
            <text:p>39.769</text:p>
          </table:table-cell>
          <table:table-cell office:value-type="float" office:value="40.04" calcext:value-type="float">
            <text:p>40.04</text:p>
          </table:table-cell>
          <table:table-cell office:value-type="float" office:value="300" calcext:value-type="float">
            <text:p>300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string" calcext:value-type="string">
            <text:p>2015-03-04</text:p>
          </table:table-cell>
          <table:table-cell table:formula="of:=DATEVALUE([.A437])" office:value-type="float" office:value="42067" calcext:value-type="float">
            <text:p>42067</text:p>
          </table:table-cell>
          <table:table-cell office:value-type="float" office:value="37.78" calcext:value-type="float">
            <text:p>37.78</text:p>
          </table:table-cell>
          <table:table-cell office:value-type="float" office:value="39.856" calcext:value-type="float">
            <text:p>39.856</text:p>
          </table:table-cell>
          <table:table-cell office:value-type="float" office:value="37.743" calcext:value-type="float">
            <text:p>37.743</text:p>
          </table:table-cell>
          <table:table-cell office:value-type="float" office:value="39.856" calcext:value-type="float">
            <text:p>39.856</text:p>
          </table:table-cell>
          <table:table-cell office:value-type="float" office:value="1500" calcext:value-type="float">
            <text:p>1500</text:p>
          </table:table-cell>
          <table:table-cell office:value-type="float" office:value="39.856" calcext:value-type="float">
            <text:p>39.856</text:p>
          </table:table-cell>
        </table:table-row>
        <table:table-row table:style-name="ro1">
          <table:table-cell office:value-type="string" calcext:value-type="string">
            <text:p>2015-03-03</text:p>
          </table:table-cell>
          <table:table-cell table:formula="of:=DATEVALUE([.A438])" office:value-type="float" office:value="42066" calcext:value-type="float">
            <text:p>42066</text:p>
          </table:table-cell>
          <table:table-cell office:value-type="float" office:value="39.226" calcext:value-type="float">
            <text:p>39.226</text:p>
          </table:table-cell>
          <table:table-cell office:value-type="float" office:value="39.36" calcext:value-type="float">
            <text:p>39.36</text:p>
          </table:table-cell>
          <table:table-cell table:number-columns-repeated="2" office:value-type="float" office:value="38.309" calcext:value-type="float">
            <text:p>38.309</text:p>
          </table:table-cell>
          <table:table-cell office:value-type="float" office:value="100" calcext:value-type="float">
            <text:p>100</text:p>
          </table:table-cell>
          <table:table-cell office:value-type="float" office:value="38.309" calcext:value-type="float">
            <text:p>38.309</text:p>
          </table:table-cell>
        </table:table-row>
        <table:table-row table:style-name="ro1">
          <table:table-cell office:value-type="string" calcext:value-type="string">
            <text:p>2015-03-02</text:p>
          </table:table-cell>
          <table:table-cell table:formula="of:=DATEVALUE([.A439])" office:value-type="float" office:value="42065" calcext:value-type="float">
            <text:p>42065</text:p>
          </table:table-cell>
          <table:table-cell office:value-type="float" office:value="39.595" calcext:value-type="float">
            <text:p>39.595</text:p>
          </table:table-cell>
          <table:table-cell office:value-type="float" office:value="39.701" calcext:value-type="float">
            <text:p>39.701</text:p>
          </table:table-cell>
          <table:table-cell office:value-type="float" office:value="38.948" calcext:value-type="float">
            <text:p>38.948</text:p>
          </table:table-cell>
          <table:table-cell office:value-type="float" office:value="39.323" calcext:value-type="float">
            <text:p>39.323</text:p>
          </table:table-cell>
          <table:table-cell office:value-type="float" office:value="500" calcext:value-type="float">
            <text:p>500</text:p>
          </table:table-cell>
          <table:table-cell office:value-type="float" office:value="39.323" calcext:value-type="float">
            <text:p>39.323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table:formula="of:=DATEVALUE([.A440])" office:value-type="float" office:value="42062" calcext:value-type="float">
            <text:p>42062</text:p>
          </table:table-cell>
          <table:table-cell office:value-type="float" office:value="39.56" calcext:value-type="float">
            <text:p>39.56</text:p>
          </table:table-cell>
          <table:table-cell office:value-type="float" office:value="39.677" calcext:value-type="float">
            <text:p>39.677</text:p>
          </table:table-cell>
          <table:table-cell office:value-type="float" office:value="39.448" calcext:value-type="float">
            <text:p>39.448</text:p>
          </table:table-cell>
          <table:table-cell office:value-type="float" office:value="39.449" calcext:value-type="float">
            <text:p>39.449</text:p>
          </table:table-cell>
          <table:table-cell office:value-type="float" office:value="300" calcext:value-type="float">
            <text:p>300</text:p>
          </table:table-cell>
          <table:table-cell office:value-type="float" office:value="39.449" calcext:value-type="float">
            <text:p>39.449</text:p>
          </table:table-cell>
        </table:table-row>
        <table:table-row table:style-name="ro1">
          <table:table-cell office:value-type="string" calcext:value-type="string">
            <text:p>2015-02-26</text:p>
          </table:table-cell>
          <table:table-cell table:formula="of:=DATEVALUE([.A441])" office:value-type="float" office:value="42061" calcext:value-type="float">
            <text:p>42061</text:p>
          </table:table-cell>
          <table:table-cell office:value-type="float" office:value="39.044" calcext:value-type="float">
            <text:p>39.044</text:p>
          </table:table-cell>
          <table:table-cell office:value-type="float" office:value="39.79" calcext:value-type="float">
            <text:p>39.79</text:p>
          </table:table-cell>
          <table:table-cell office:value-type="float" office:value="39.044" calcext:value-type="float">
            <text:p>39.044</text:p>
          </table:table-cell>
          <table:table-cell office:value-type="float" office:value="39.79" calcext:value-type="float">
            <text:p>39.79</text:p>
          </table:table-cell>
          <table:table-cell office:value-type="float" office:value="700" calcext:value-type="float">
            <text:p>700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string" calcext:value-type="string">
            <text:p>2015-02-25</text:p>
          </table:table-cell>
          <table:table-cell table:formula="of:=DATEVALUE([.A442])" office:value-type="float" office:value="42060" calcext:value-type="float">
            <text:p>42060</text:p>
          </table:table-cell>
          <table:table-cell office:value-type="float" office:value="38.09" calcext:value-type="float">
            <text:p>38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9" calcext:value-type="float">
            <text:p>38.09</text:p>
          </table:table-cell>
          <table:table-cell office:value-type="float" office:value="39.25" calcext:value-type="float">
            <text:p>39.25</text:p>
          </table:table-cell>
          <table:table-cell office:value-type="float" office:value="1500" calcext:value-type="float">
            <text:p>1500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2015-02-24</text:p>
          </table:table-cell>
          <table:table-cell table:formula="of:=DATEVALUE([.A443])" office:value-type="float" office:value="42059" calcext:value-type="float">
            <text:p>42059</text:p>
          </table:table-cell>
          <table:table-cell table:number-columns-repeated="2" office:value-type="float" office:value="38.32" calcext:value-type="float">
            <text:p>38.32</text:p>
          </table:table-cell>
          <table:table-cell office:value-type="float" office:value="38.073" calcext:value-type="float">
            <text:p>38.073</text:p>
          </table:table-cell>
          <table:table-cell office:value-type="float" office:value="38.213" calcext:value-type="float">
            <text:p>38.213</text:p>
          </table:table-cell>
          <table:table-cell office:value-type="float" office:value="100" calcext:value-type="float">
            <text:p>100</text:p>
          </table:table-cell>
          <table:table-cell office:value-type="float" office:value="38.213" calcext:value-type="float">
            <text:p>38.213</text:p>
          </table:table-cell>
        </table:table-row>
        <table:table-row table:style-name="ro1">
          <table:table-cell office:value-type="string" calcext:value-type="string">
            <text:p>2015-02-23</text:p>
          </table:table-cell>
          <table:table-cell table:formula="of:=DATEVALUE([.A444])" office:value-type="float" office:value="42058" calcext:value-type="float">
            <text:p>42058</text:p>
          </table:table-cell>
          <table:table-cell office:value-type="float" office:value="38.722" calcext:value-type="float">
            <text:p>38.722</text:p>
          </table:table-cell>
          <table:table-cell office:value-type="float" office:value="38.873" calcext:value-type="float">
            <text:p>38.873</text:p>
          </table:table-cell>
          <table:table-cell table:number-columns-repeated="2" office:value-type="float" office:value="38.369" calcext:value-type="float">
            <text:p>38.369</text:p>
          </table:table-cell>
          <table:table-cell office:value-type="float" office:value="1300" calcext:value-type="float">
            <text:p>1300</text:p>
          </table:table-cell>
          <table:table-cell office:value-type="float" office:value="38.369" calcext:value-type="float">
            <text:p>38.369</text:p>
          </table:table-cell>
        </table:table-row>
        <table:table-row table:style-name="ro1">
          <table:table-cell office:value-type="string" calcext:value-type="string">
            <text:p>2015-02-20</text:p>
          </table:table-cell>
          <table:table-cell table:formula="of:=DATEVALUE([.A445])" office:value-type="float" office:value="42055" calcext:value-type="float">
            <text:p>42055</text:p>
          </table:table-cell>
          <table:table-cell office:value-type="float" office:value="39.013" calcext:value-type="float">
            <text:p>39.013</text:p>
          </table:table-cell>
          <table:table-cell office:value-type="float" office:value="39.101" calcext:value-type="float">
            <text:p>39.101</text:p>
          </table:table-cell>
          <table:table-cell table:number-columns-repeated="2" office:value-type="float" office:value="38.775" calcext:value-type="float">
            <text:p>38.775</text:p>
          </table:table-cell>
          <table:table-cell office:value-type="float" office:value="300" calcext:value-type="float">
            <text:p>300</text:p>
          </table:table-cell>
          <table:table-cell office:value-type="float" office:value="38.775" calcext:value-type="float">
            <text:p>38.775</text:p>
          </table:table-cell>
        </table:table-row>
        <table:table-row table:style-name="ro1">
          <table:table-cell office:value-type="string" calcext:value-type="string">
            <text:p>2015-02-19</text:p>
          </table:table-cell>
          <table:table-cell table:formula="of:=DATEVALUE([.A446])" office:value-type="float" office:value="42054" calcext:value-type="float">
            <text:p>42054</text:p>
          </table:table-cell>
          <table:table-cell office:value-type="float" office:value="38.122" calcext:value-type="float">
            <text:p>38.122</text:p>
          </table:table-cell>
          <table:table-cell office:value-type="float" office:value="38.711" calcext:value-type="float">
            <text:p>38.711</text:p>
          </table:table-cell>
          <table:table-cell office:value-type="float" office:value="38" calcext:value-type="float">
            <text:p>38</text:p>
          </table:table-cell>
          <table:table-cell office:value-type="float" office:value="38.711" calcext:value-type="float">
            <text:p>38.711</text:p>
          </table:table-cell>
          <table:table-cell office:value-type="float" office:value="500" calcext:value-type="float">
            <text:p>500</text:p>
          </table:table-cell>
          <table:table-cell office:value-type="float" office:value="38.711" calcext:value-type="float">
            <text:p>38.711</text:p>
          </table:table-cell>
        </table:table-row>
        <table:table-row table:style-name="ro1">
          <table:table-cell office:value-type="string" calcext:value-type="string">
            <text:p>2015-02-18</text:p>
          </table:table-cell>
          <table:table-cell table:formula="of:=DATEVALUE([.A447])" office:value-type="float" office:value="42053" calcext:value-type="float">
            <text:p>42053</text:p>
          </table:table-cell>
          <table:table-cell office:value-type="float" office:value="38.122" calcext:value-type="float">
            <text:p>38.122</text:p>
          </table:table-cell>
          <table:table-cell office:value-type="float" office:value="38.52" calcext:value-type="float">
            <text:p>38.52</text:p>
          </table:table-cell>
          <table:table-cell office:value-type="float" office:value="38.018" calcext:value-type="float">
            <text:p>38.018</text:p>
          </table:table-cell>
          <table:table-cell office:value-type="float" office:value="38.496" calcext:value-type="float">
            <text:p>38.496</text:p>
          </table:table-cell>
          <table:table-cell office:value-type="float" office:value="400" calcext:value-type="float">
            <text:p>400</text:p>
          </table:table-cell>
          <table:table-cell office:value-type="float" office:value="38.496" calcext:value-type="float">
            <text:p>38.496</text:p>
          </table:table-cell>
        </table:table-row>
        <table:table-row table:style-name="ro1">
          <table:table-cell office:value-type="string" calcext:value-type="string">
            <text:p>2015-02-17</text:p>
          </table:table-cell>
          <table:table-cell table:formula="of:=DATEVALUE([.A448])" office:value-type="float" office:value="42052" calcext:value-type="float">
            <text:p>42052</text:p>
          </table:table-cell>
          <table:table-cell office:value-type="float" office:value="38.982" calcext:value-type="float">
            <text:p>38.982</text:p>
          </table:table-cell>
          <table:table-cell office:value-type="float" office:value="39.019" calcext:value-type="float">
            <text:p>39.019</text:p>
          </table:table-cell>
          <table:table-cell table:number-columns-repeated="2" office:value-type="float" office:value="38.127" calcext:value-type="float">
            <text:p>38.127</text:p>
          </table:table-cell>
          <table:table-cell office:value-type="float" office:value="600" calcext:value-type="float">
            <text:p>600</text:p>
          </table:table-cell>
          <table:table-cell office:value-type="float" office:value="38.127" calcext:value-type="float">
            <text:p>38.127</text:p>
          </table:table-cell>
        </table:table-row>
        <table:table-row table:style-name="ro1">
          <table:table-cell office:value-type="string" calcext:value-type="string">
            <text:p>2015-02-16</text:p>
          </table:table-cell>
          <table:table-cell table:formula="of:=DATEVALUE([.A449])" office:value-type="float" office:value="42051" calcext:value-type="float">
            <text:p>42051</text:p>
          </table:table-cell>
          <table:table-cell table:number-columns-repeated="4"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2015-02-13</text:p>
          </table:table-cell>
          <table:table-cell table:formula="of:=DATEVALUE([.A450])" office:value-type="float" office:value="42048" calcext:value-type="float">
            <text:p>42048</text:p>
          </table:table-cell>
          <table:table-cell office:value-type="float" office:value="38.392" calcext:value-type="float">
            <text:p>38.392</text:p>
          </table:table-cell>
          <table:table-cell office:value-type="float" office:value="38.998" calcext:value-type="float">
            <text:p>38.998</text:p>
          </table:table-cell>
          <table:table-cell office:value-type="float" office:value="38.389" calcext:value-type="float">
            <text:p>38.389</text:p>
          </table:table-cell>
          <table:table-cell office:value-type="float" office:value="38.998" calcext:value-type="float">
            <text:p>38.998</text:p>
          </table:table-cell>
          <table:table-cell office:value-type="float" office:value="200" calcext:value-type="float">
            <text:p>200</text:p>
          </table:table-cell>
          <table:table-cell office:value-type="float" office:value="38.998" calcext:value-type="float">
            <text:p>38.998</text:p>
          </table:table-cell>
        </table:table-row>
        <table:table-row table:style-name="ro1">
          <table:table-cell office:value-type="string" calcext:value-type="string">
            <text:p>2015-02-12</text:p>
          </table:table-cell>
          <table:table-cell table:formula="of:=DATEVALUE([.A451])" office:value-type="float" office:value="42047" calcext:value-type="float">
            <text:p>42047</text:p>
          </table:table-cell>
          <table:table-cell office:value-type="float" office:value="37.971" calcext:value-type="float">
            <text:p>37.971</text:p>
          </table:table-cell>
          <table:table-cell office:value-type="float" office:value="37.999" calcext:value-type="float">
            <text:p>37.999</text:p>
          </table:table-cell>
          <table:table-cell table:number-columns-repeated="2" office:value-type="float" office:value="37.803" calcext:value-type="float">
            <text:p>37.803</text:p>
          </table:table-cell>
          <table:table-cell office:value-type="float" office:value="900" calcext:value-type="float">
            <text:p>900</text:p>
          </table:table-cell>
          <table:table-cell office:value-type="float" office:value="37.803" calcext:value-type="float">
            <text:p>37.803</text:p>
          </table:table-cell>
        </table:table-row>
        <table:table-row table:style-name="ro1">
          <table:table-cell office:value-type="string" calcext:value-type="string">
            <text:p>2015-02-11</text:p>
          </table:table-cell>
          <table:table-cell table:formula="of:=DATEVALUE([.A452])" office:value-type="float" office:value="42046" calcext:value-type="float">
            <text:p>42046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69" calcext:value-type="float">
            <text:p>38.169</text:p>
          </table:table-cell>
          <table:table-cell office:value-type="float" office:value="37.923" calcext:value-type="float">
            <text:p>37.923</text:p>
          </table:table-cell>
          <table:table-cell office:value-type="float" office:value="37.996" calcext:value-type="float">
            <text:p>37.996</text:p>
          </table:table-cell>
          <table:table-cell office:value-type="float" office:value="200" calcext:value-type="float">
            <text:p>200</text:p>
          </table:table-cell>
          <table:table-cell office:value-type="float" office:value="37.996" calcext:value-type="float">
            <text:p>37.996</text:p>
          </table:table-cell>
        </table:table-row>
        <table:table-row table:style-name="ro1">
          <table:table-cell office:value-type="string" calcext:value-type="string">
            <text:p>2015-02-10</text:p>
          </table:table-cell>
          <table:table-cell table:formula="of:=DATEVALUE([.A453])" office:value-type="float" office:value="42045" calcext:value-type="float">
            <text:p>42045</text:p>
          </table:table-cell>
          <table:table-cell office:value-type="float" office:value="37.599" calcext:value-type="float">
            <text:p>37.599</text:p>
          </table:table-cell>
          <table:table-cell office:value-type="float" office:value="38.025" calcext:value-type="float">
            <text:p>38.025</text:p>
          </table:table-cell>
          <table:table-cell office:value-type="float" office:value="37.599" calcext:value-type="float">
            <text:p>37.599</text:p>
          </table:table-cell>
          <table:table-cell office:value-type="float" office:value="38.014" calcext:value-type="float">
            <text:p>38.014</text:p>
          </table:table-cell>
          <table:table-cell office:value-type="float" office:value="5200" calcext:value-type="float">
            <text:p>5200</text:p>
          </table:table-cell>
          <table:table-cell office:value-type="float" office:value="38.014" calcext:value-type="float">
            <text:p>38.014</text:p>
          </table:table-cell>
        </table:table-row>
        <table:table-row table:style-name="ro1">
          <table:table-cell office:value-type="string" calcext:value-type="string">
            <text:p>2015-02-09</text:p>
          </table:table-cell>
          <table:table-cell table:formula="of:=DATEVALUE([.A454])" office:value-type="float" office:value="42044" calcext:value-type="float">
            <text:p>42044</text:p>
          </table:table-cell>
          <table:table-cell office:value-type="float" office:value="37.81" calcext:value-type="float">
            <text:p>37.81</text:p>
          </table:table-cell>
          <table:table-cell office:value-type="float" office:value="37.89" calcext:value-type="float">
            <text:p>37.89</text:p>
          </table:table-cell>
          <table:table-cell office:value-type="float" office:value="37.664" calcext:value-type="float">
            <text:p>37.664</text:p>
          </table:table-cell>
          <table:table-cell office:value-type="float" office:value="37.89" calcext:value-type="float">
            <text:p>37.89</text:p>
          </table:table-cell>
          <table:table-cell office:value-type="float" office:value="100" calcext:value-type="float">
            <text:p>100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string" calcext:value-type="string">
            <text:p>2015-02-06</text:p>
          </table:table-cell>
          <table:table-cell table:formula="of:=DATEVALUE([.A455])" office:value-type="float" office:value="42041" calcext:value-type="float">
            <text:p>42041</text:p>
          </table:table-cell>
          <table:table-cell office:value-type="float" office:value="37.864" calcext:value-type="float">
            <text:p>37.864</text:p>
          </table:table-cell>
          <table:table-cell office:value-type="float" office:value="38.309" calcext:value-type="float">
            <text:p>38.309</text:p>
          </table:table-cell>
          <table:table-cell office:value-type="float" office:value="37.681" calcext:value-type="float">
            <text:p>37.681</text:p>
          </table:table-cell>
          <table:table-cell office:value-type="float" office:value="37.924" calcext:value-type="float">
            <text:p>37.924</text:p>
          </table:table-cell>
          <table:table-cell office:value-type="float" office:value="400" calcext:value-type="float">
            <text:p>400</text:p>
          </table:table-cell>
          <table:table-cell office:value-type="float" office:value="37.924" calcext:value-type="float">
            <text:p>37.924</text:p>
          </table:table-cell>
        </table:table-row>
        <table:table-row table:style-name="ro1">
          <table:table-cell office:value-type="string" calcext:value-type="string">
            <text:p>2015-02-05</text:p>
          </table:table-cell>
          <table:table-cell table:formula="of:=DATEVALUE([.A456])" office:value-type="float" office:value="42040" calcext:value-type="float">
            <text:p>42040</text:p>
          </table:table-cell>
          <table:table-cell office:value-type="float" office:value="38.57" calcext:value-type="float">
            <text:p>38.57</text:p>
          </table:table-cell>
          <table:table-cell office:value-type="float" office:value="38.712" calcext:value-type="float">
            <text:p>38.712</text:p>
          </table:table-cell>
          <table:table-cell table:number-columns-repeated="2" office:value-type="float" office:value="37.92" calcext:value-type="float">
            <text:p>37.92</text:p>
          </table:table-cell>
          <table:table-cell office:value-type="float" office:value="300" calcext:value-type="float">
            <text:p>300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string" calcext:value-type="string">
            <text:p>2015-02-04</text:p>
          </table:table-cell>
          <table:table-cell table:formula="of:=DATEVALUE([.A457])" office:value-type="float" office:value="42039" calcext:value-type="float">
            <text:p>42039</text:p>
          </table:table-cell>
          <table:table-cell office:value-type="float" office:value="38.74" calcext:value-type="float">
            <text:p>38.74</text:p>
          </table:table-cell>
          <table:table-cell office:value-type="float" office:value="39.238" calcext:value-type="float">
            <text:p>39.238</text:p>
          </table:table-cell>
          <table:table-cell office:value-type="float" office:value="38.74" calcext:value-type="float">
            <text:p>38.74</text:p>
          </table:table-cell>
          <table:table-cell office:value-type="float" office:value="38.744" calcext:value-type="float">
            <text:p>38.744</text:p>
          </table:table-cell>
          <table:table-cell office:value-type="float" office:value="0" calcext:value-type="float">
            <text:p>0</text:p>
          </table:table-cell>
          <table:table-cell office:value-type="float" office:value="38.744" calcext:value-type="float">
            <text:p>38.744</text:p>
          </table:table-cell>
        </table:table-row>
        <table:table-row table:style-name="ro1">
          <table:table-cell office:value-type="string" calcext:value-type="string">
            <text:p>2015-02-03</text:p>
          </table:table-cell>
          <table:table-cell table:formula="of:=DATEVALUE([.A458])" office:value-type="float" office:value="42038" calcext:value-type="float">
            <text:p>42038</text:p>
          </table:table-cell>
          <table:table-cell office:value-type="float" office:value="39.249" calcext:value-type="float">
            <text:p>39.249</text:p>
          </table:table-cell>
          <table:table-cell office:value-type="float" office:value="39.5" calcext:value-type="float">
            <text:p>39.5</text:p>
          </table:table-cell>
          <table:table-cell office:value-type="float" office:value="38.94" calcext:value-type="float">
            <text:p>38.94</text:p>
          </table:table-cell>
          <table:table-cell office:value-type="float" office:value="38.987" calcext:value-type="float">
            <text:p>38.987</text:p>
          </table:table-cell>
          <table:table-cell office:value-type="float" office:value="700" calcext:value-type="float">
            <text:p>700</text:p>
          </table:table-cell>
          <table:table-cell office:value-type="float" office:value="38.987" calcext:value-type="float">
            <text:p>38.987</text:p>
          </table:table-cell>
        </table:table-row>
        <table:table-row table:style-name="ro1">
          <table:table-cell office:value-type="string" calcext:value-type="string">
            <text:p>2015-02-02</text:p>
          </table:table-cell>
          <table:table-cell table:formula="of:=DATEVALUE([.A459])" office:value-type="float" office:value="42037" calcext:value-type="float">
            <text:p>42037</text:p>
          </table:table-cell>
          <table:table-cell office:value-type="float" office:value="39.104" calcext:value-type="float">
            <text:p>39.104</text:p>
          </table:table-cell>
          <table:table-cell office:value-type="float" office:value="39.151" calcext:value-type="float">
            <text:p>39.151</text:p>
          </table:table-cell>
          <table:table-cell office:value-type="float" office:value="38.765" calcext:value-type="float">
            <text:p>38.765</text:p>
          </table:table-cell>
          <table:table-cell office:value-type="float" office:value="38.835" calcext:value-type="float">
            <text:p>38.835</text:p>
          </table:table-cell>
          <table:table-cell office:value-type="float" office:value="800" calcext:value-type="float">
            <text:p>800</text:p>
          </table:table-cell>
          <table:table-cell office:value-type="float" office:value="38.835" calcext:value-type="float">
            <text:p>38.835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table:formula="of:=DATEVALUE([.A460])" office:value-type="float" office:value="42034" calcext:value-type="float">
            <text:p>42034</text:p>
          </table:table-cell>
          <table:table-cell office:value-type="float" office:value="38.31" calcext:value-type="float">
            <text:p>38.31</text:p>
          </table:table-cell>
          <table:table-cell office:value-type="float" office:value="39.7" calcext:value-type="float">
            <text:p>39.7</text:p>
          </table:table-cell>
          <table:table-cell office:value-type="float" office:value="38.31" calcext:value-type="float">
            <text:p>38.31</text:p>
          </table:table-cell>
          <table:table-cell office:value-type="float" office:value="39.121" calcext:value-type="float">
            <text:p>39.121</text:p>
          </table:table-cell>
          <table:table-cell office:value-type="float" office:value="700" calcext:value-type="float">
            <text:p>700</text:p>
          </table:table-cell>
          <table:table-cell office:value-type="float" office:value="39.121" calcext:value-type="float">
            <text:p>39.121</text:p>
          </table:table-cell>
        </table:table-row>
        <table:table-row table:style-name="ro1">
          <table:table-cell office:value-type="string" calcext:value-type="string">
            <text:p>2015-01-29</text:p>
          </table:table-cell>
          <table:table-cell table:formula="of:=DATEVALUE([.A461])" office:value-type="float" office:value="42033" calcext:value-type="float">
            <text:p>42033</text:p>
          </table:table-cell>
          <table:table-cell office:value-type="float" office:value="41.159" calcext:value-type="float">
            <text:p>41.159</text:p>
          </table:table-cell>
          <table:table-cell office:value-type="float" office:value="41.412" calcext:value-type="float">
            <text:p>41.412</text:p>
          </table:table-cell>
          <table:table-cell office:value-type="float" office:value="36.84" calcext:value-type="float">
            <text:p>36.84</text:p>
          </table:table-cell>
          <table:table-cell office:value-type="float" office:value="38.433" calcext:value-type="float">
            <text:p>38.433</text:p>
          </table:table-cell>
          <table:table-cell office:value-type="float" office:value="4700" calcext:value-type="float">
            <text:p>4700</text:p>
          </table:table-cell>
          <table:table-cell office:value-type="float" office:value="38.433" calcext:value-type="float">
            <text:p>38.433</text:p>
          </table:table-cell>
        </table:table-row>
        <table:table-row table:style-name="ro1">
          <table:table-cell office:value-type="string" calcext:value-type="string">
            <text:p>2015-01-28</text:p>
          </table:table-cell>
          <table:table-cell table:formula="of:=DATEVALUE([.A462])" office:value-type="float" office:value="42032" calcext:value-type="float">
            <text:p>42032</text:p>
          </table:table-cell>
          <table:table-cell office:value-type="float" office:value="45.11" calcext:value-type="float">
            <text:p>45.11</text:p>
          </table:table-cell>
          <table:table-cell office:value-type="float" office:value="45.559" calcext:value-type="float">
            <text:p>45.559</text:p>
          </table:table-cell>
          <table:table-cell table:number-columns-repeated="2" office:value-type="float" office:value="41.027" calcext:value-type="float">
            <text:p>41.027</text:p>
          </table:table-cell>
          <table:table-cell office:value-type="float" office:value="31600" calcext:value-type="float">
            <text:p>31600</text:p>
          </table:table-cell>
          <table:table-cell office:value-type="float" office:value="41.027" calcext:value-type="float">
            <text:p>41.027</text:p>
          </table:table-cell>
        </table:table-row>
        <table:table-row table:style-name="ro1">
          <table:table-cell office:value-type="string" calcext:value-type="string">
            <text:p>2015-01-27</text:p>
          </table:table-cell>
          <table:table-cell table:formula="of:=DATEVALUE([.A463])" office:value-type="float" office:value="42031" calcext:value-type="float">
            <text:p>42031</text:p>
          </table:table-cell>
          <table:table-cell table:number-columns-repeated="2" office:value-type="float" office:value="43.845" calcext:value-type="float">
            <text:p>43.845</text:p>
          </table:table-cell>
          <table:table-cell office:value-type="float" office:value="42.036" calcext:value-type="float">
            <text:p>42.036</text:p>
          </table:table-cell>
          <table:table-cell office:value-type="float" office:value="42.331" calcext:value-type="float">
            <text:p>42.331</text:p>
          </table:table-cell>
          <table:table-cell office:value-type="float" office:value="2300" calcext:value-type="float">
            <text:p>2300</text:p>
          </table:table-cell>
          <table:table-cell office:value-type="float" office:value="42.331" calcext:value-type="float">
            <text:p>42.331</text:p>
          </table:table-cell>
        </table:table-row>
        <table:table-row table:style-name="ro1">
          <table:table-cell office:value-type="string" calcext:value-type="string">
            <text:p>2015-01-26</text:p>
          </table:table-cell>
          <table:table-cell table:formula="of:=DATEVALUE([.A464])" office:value-type="float" office:value="42030" calcext:value-type="float">
            <text:p>42030</text:p>
          </table:table-cell>
          <table:table-cell office:value-type="float" office:value="43.325" calcext:value-type="float">
            <text:p>43.325</text:p>
          </table:table-cell>
          <table:table-cell office:value-type="float" office:value="44.088" calcext:value-type="float">
            <text:p>44.088</text:p>
          </table:table-cell>
          <table:table-cell office:value-type="float" office:value="43.306" calcext:value-type="float">
            <text:p>43.306</text:p>
          </table:table-cell>
          <table:table-cell office:value-type="float" office:value="43.745" calcext:value-type="float">
            <text:p>43.745</text:p>
          </table:table-cell>
          <table:table-cell office:value-type="float" office:value="2200" calcext:value-type="float">
            <text:p>2200</text:p>
          </table:table-cell>
          <table:table-cell office:value-type="float" office:value="43.745" calcext:value-type="float">
            <text:p>43.745</text:p>
          </table:table-cell>
        </table:table-row>
        <table:table-row table:style-name="ro1">
          <table:table-cell office:value-type="string" calcext:value-type="string">
            <text:p>2015-01-23</text:p>
          </table:table-cell>
          <table:table-cell table:formula="of:=DATEVALUE([.A465])" office:value-type="float" office:value="42027" calcext:value-type="float">
            <text:p>42027</text:p>
          </table:table-cell>
          <table:table-cell office:value-type="float" office:value="43.004" calcext:value-type="float">
            <text:p>43.004</text:p>
          </table:table-cell>
          <table:table-cell office:value-type="float" office:value="43.796" calcext:value-type="float">
            <text:p>43.796</text:p>
          </table:table-cell>
          <table:table-cell office:value-type="float" office:value="42.962" calcext:value-type="float">
            <text:p>42.962</text:p>
          </table:table-cell>
          <table:table-cell office:value-type="float" office:value="43.796" calcext:value-type="float">
            <text:p>43.796</text:p>
          </table:table-cell>
          <table:table-cell office:value-type="float" office:value="800" calcext:value-type="float">
            <text:p>800</text:p>
          </table:table-cell>
          <table:table-cell office:value-type="float" office:value="43.796" calcext:value-type="float">
            <text:p>43.796</text:p>
          </table:table-cell>
        </table:table-row>
        <table:table-row table:style-name="ro1">
          <table:table-cell office:value-type="string" calcext:value-type="string">
            <text:p>2015-01-22</text:p>
          </table:table-cell>
          <table:table-cell table:formula="of:=DATEVALUE([.A466])" office:value-type="float" office:value="42026" calcext:value-type="float">
            <text:p>42026</text:p>
          </table:table-cell>
          <table:table-cell office:value-type="float" office:value="41.572" calcext:value-type="float">
            <text:p>41.572</text:p>
          </table:table-cell>
          <table:table-cell office:value-type="float" office:value="43.014" calcext:value-type="float">
            <text:p>43.014</text:p>
          </table:table-cell>
          <table:table-cell office:value-type="float" office:value="41.379" calcext:value-type="float">
            <text:p>41.379</text:p>
          </table:table-cell>
          <table:table-cell office:value-type="float" office:value="43.014" calcext:value-type="float">
            <text:p>43.014</text:p>
          </table:table-cell>
          <table:table-cell office:value-type="float" office:value="1500" calcext:value-type="float">
            <text:p>1500</text:p>
          </table:table-cell>
          <table:table-cell office:value-type="float" office:value="43.014" calcext:value-type="float">
            <text:p>43.014</text:p>
          </table:table-cell>
        </table:table-row>
        <table:table-row table:style-name="ro1">
          <table:table-cell office:value-type="string" calcext:value-type="string">
            <text:p>2015-01-21</text:p>
          </table:table-cell>
          <table:table-cell table:formula="of:=DATEVALUE([.A467])" office:value-type="float" office:value="42025" calcext:value-type="float">
            <text:p>42025</text:p>
          </table:table-cell>
          <table:table-cell office:value-type="float" office:value="41.153" calcext:value-type="float">
            <text:p>41.153</text:p>
          </table:table-cell>
          <table:table-cell office:value-type="float" office:value="41.464" calcext:value-type="float">
            <text:p>41.464</text:p>
          </table:table-cell>
          <table:table-cell office:value-type="float" office:value="40.646" calcext:value-type="float">
            <text:p>40.646</text:p>
          </table:table-cell>
          <table:table-cell office:value-type="float" office:value="41.464" calcext:value-type="float">
            <text:p>41.464</text:p>
          </table:table-cell>
          <table:table-cell office:value-type="float" office:value="100" calcext:value-type="float">
            <text:p>100</text:p>
          </table:table-cell>
          <table:table-cell office:value-type="float" office:value="41.464" calcext:value-type="float">
            <text:p>41.464</text:p>
          </table:table-cell>
        </table:table-row>
        <table:table-row table:style-name="ro1">
          <table:table-cell office:value-type="string" calcext:value-type="string">
            <text:p>2015-01-20</text:p>
          </table:table-cell>
          <table:table-cell table:formula="of:=DATEVALUE([.A468])" office:value-type="float" office:value="42024" calcext:value-type="float">
            <text:p>42024</text:p>
          </table:table-cell>
          <table:table-cell office:value-type="float" office:value="40.272" calcext:value-type="float">
            <text:p>40.272</text:p>
          </table:table-cell>
          <table:table-cell office:value-type="float" office:value="41.268" calcext:value-type="float">
            <text:p>41.268</text:p>
          </table:table-cell>
          <table:table-cell office:value-type="float" office:value="40.27" calcext:value-type="float">
            <text:p>40.27</text:p>
          </table:table-cell>
          <table:table-cell office:value-type="float" office:value="41.268" calcext:value-type="float">
            <text:p>41.268</text:p>
          </table:table-cell>
          <table:table-cell office:value-type="float" office:value="300" calcext:value-type="float">
            <text:p>300</text:p>
          </table:table-cell>
          <table:table-cell office:value-type="float" office:value="41.268" calcext:value-type="float">
            <text:p>41.268</text:p>
          </table:table-cell>
        </table:table-row>
        <table:table-row table:style-name="ro1">
          <table:table-cell office:value-type="string" calcext:value-type="string">
            <text:p>2015-01-19</text:p>
          </table:table-cell>
          <table:table-cell table:formula="of:=DATEVALUE([.A469])" office:value-type="float" office:value="42023" calcext:value-type="float">
            <text:p>42023</text:p>
          </table:table-cell>
          <table:table-cell office:value-type="float" office:value="40" calcext:value-type="float">
            <text:p>40</text:p>
          </table:table-cell>
          <table:table-cell office:value-type="float" office:value="40.01" calcext:value-type="float">
            <text:p>40.01</text:p>
          </table:table-cell>
          <table:table-cell office:value-type="float" office:value="39.849" calcext:value-type="float">
            <text:p>39.849</text:p>
          </table:table-cell>
          <table:table-cell office:value-type="float" office:value="40.01" calcext:value-type="float">
            <text:p>40.01</text:p>
          </table:table-cell>
          <table:table-cell office:value-type="float" office:value="800" calcext:value-type="float">
            <text:p>800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string" calcext:value-type="string">
            <text:p>2015-01-16</text:p>
          </table:table-cell>
          <table:table-cell table:formula="of:=DATEVALUE([.A470])" office:value-type="float" office:value="42020" calcext:value-type="float">
            <text:p>42020</text:p>
          </table:table-cell>
          <table:table-cell office:value-type="float" office:value="39.346" calcext:value-type="float">
            <text:p>39.346</text:p>
          </table:table-cell>
          <table:table-cell office:value-type="float" office:value="40.2" calcext:value-type="float">
            <text:p>40.2</text:p>
          </table:table-cell>
          <table:table-cell office:value-type="float" office:value="39.305" calcext:value-type="float">
            <text:p>39.305</text:p>
          </table:table-cell>
          <table:table-cell office:value-type="float" office:value="40.2" calcext:value-type="float">
            <text:p>40.2</text:p>
          </table:table-cell>
          <table:table-cell office:value-type="float" office:value="400" calcext:value-type="float">
            <text:p>40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5-01-15</text:p>
          </table:table-cell>
          <table:table-cell table:formula="of:=DATEVALUE([.A471])" office:value-type="float" office:value="42019" calcext:value-type="float">
            <text:p>42019</text:p>
          </table:table-cell>
          <table:table-cell table:number-columns-repeated="2" office:value-type="float" office:value="40.829" calcext:value-type="float">
            <text:p>40.829</text:p>
          </table:table-cell>
          <table:table-cell table:number-columns-repeated="2" office:value-type="float" office:value="39.88" calcext:value-type="float">
            <text:p>39.88</text:p>
          </table:table-cell>
          <table:table-cell office:value-type="float" office:value="100" calcext:value-type="float">
            <text:p>100</text:p>
          </table:table-cell>
          <table:table-cell office:value-type="float" office:value="39.88" calcext:value-type="float">
            <text:p>39.88</text:p>
          </table:table-cell>
        </table:table-row>
        <table:table-row table:style-name="ro1">
          <table:table-cell office:value-type="string" calcext:value-type="string">
            <text:p>2015-01-14</text:p>
          </table:table-cell>
          <table:table-cell table:formula="of:=DATEVALUE([.A472])" office:value-type="float" office:value="42018" calcext:value-type="float">
            <text:p>42018</text:p>
          </table:table-cell>
          <table:table-cell office:value-type="float" office:value="40.478" calcext:value-type="float">
            <text:p>40.478</text:p>
          </table:table-cell>
          <table:table-cell office:value-type="float" office:value="40.961" calcext:value-type="float">
            <text:p>40.961</text:p>
          </table:table-cell>
          <table:table-cell table:number-columns-repeated="2" office:value-type="float" office:value="40.077" calcext:value-type="float">
            <text:p>40.077</text:p>
          </table:table-cell>
          <table:table-cell office:value-type="float" office:value="200" calcext:value-type="float">
            <text:p>200</text:p>
          </table:table-cell>
          <table:table-cell office:value-type="float" office:value="40.077" calcext:value-type="float">
            <text:p>40.077</text:p>
          </table:table-cell>
        </table:table-row>
        <table:table-row table:style-name="ro1">
          <table:table-cell office:value-type="string" calcext:value-type="string">
            <text:p>2015-01-13</text:p>
          </table:table-cell>
          <table:table-cell table:formula="of:=DATEVALUE([.A473])" office:value-type="float" office:value="42017" calcext:value-type="float">
            <text:p>42017</text:p>
          </table:table-cell>
          <table:table-cell office:value-type="float" office:value="41.242" calcext:value-type="float">
            <text:p>41.242</text:p>
          </table:table-cell>
          <table:table-cell office:value-type="float" office:value="41.787" calcext:value-type="float">
            <text:p>41.787</text:p>
          </table:table-cell>
          <table:table-cell office:value-type="float" office:value="40.27" calcext:value-type="float">
            <text:p>40.27</text:p>
          </table:table-cell>
          <table:table-cell office:value-type="float" office:value="40.634" calcext:value-type="float">
            <text:p>40.634</text:p>
          </table:table-cell>
          <table:table-cell office:value-type="float" office:value="800" calcext:value-type="float">
            <text:p>800</text:p>
          </table:table-cell>
          <table:table-cell office:value-type="float" office:value="40.634" calcext:value-type="float">
            <text:p>40.634</text:p>
          </table:table-cell>
        </table:table-row>
        <table:table-row table:style-name="ro1">
          <table:table-cell office:value-type="string" calcext:value-type="string">
            <text:p>2015-01-12</text:p>
          </table:table-cell>
          <table:table-cell table:formula="of:=DATEVALUE([.A474])" office:value-type="float" office:value="42016" calcext:value-type="float">
            <text:p>42016</text:p>
          </table:table-cell>
          <table:table-cell office:value-type="float" office:value="41.9" calcext:value-type="float">
            <text:p>41.9</text:p>
          </table:table-cell>
          <table:table-cell office:value-type="float" office:value="42.11" calcext:value-type="float">
            <text:p>42.11</text:p>
          </table:table-cell>
          <table:table-cell office:value-type="float" office:value="41.338" calcext:value-type="float">
            <text:p>41.338</text:p>
          </table:table-cell>
          <table:table-cell office:value-type="float" office:value="41.428" calcext:value-type="float">
            <text:p>41.428</text:p>
          </table:table-cell>
          <table:table-cell office:value-type="float" office:value="100" calcext:value-type="float">
            <text:p>100</text:p>
          </table:table-cell>
          <table:table-cell office:value-type="float" office:value="41.428" calcext:value-type="float">
            <text:p>41.428</text:p>
          </table:table-cell>
        </table:table-row>
        <table:table-row table:style-name="ro1">
          <table:table-cell office:value-type="string" calcext:value-type="string">
            <text:p>2015-01-09</text:p>
          </table:table-cell>
          <table:table-cell table:formula="of:=DATEVALUE([.A475])" office:value-type="float" office:value="42013" calcext:value-type="float">
            <text:p>42013</text:p>
          </table:table-cell>
          <table:table-cell table:number-columns-repeated="2" office:value-type="float" office:value="42.418" calcext:value-type="float">
            <text:p>42.418</text:p>
          </table:table-cell>
          <table:table-cell office:value-type="float" office:value="42.118" calcext:value-type="float">
            <text:p>42.118</text:p>
          </table:table-cell>
          <table:table-cell office:value-type="float" office:value="42.158" calcext:value-type="float">
            <text:p>42.158</text:p>
          </table:table-cell>
          <table:table-cell office:value-type="float" office:value="0" calcext:value-type="float">
            <text:p>0</text:p>
          </table:table-cell>
          <table:table-cell office:value-type="float" office:value="42.158" calcext:value-type="float">
            <text:p>42.158</text:p>
          </table:table-cell>
        </table:table-row>
        <table:table-row table:style-name="ro1">
          <table:table-cell office:value-type="string" calcext:value-type="string">
            <text:p>2015-01-08</text:p>
          </table:table-cell>
          <table:table-cell table:formula="of:=DATEVALUE([.A476])" office:value-type="float" office:value="42012" calcext:value-type="float">
            <text:p>42012</text:p>
          </table:table-cell>
          <table:table-cell office:value-type="float" office:value="41.384" calcext:value-type="float">
            <text:p>41.384</text:p>
          </table:table-cell>
          <table:table-cell office:value-type="float" office:value="42.38" calcext:value-type="float">
            <text:p>42.38</text:p>
          </table:table-cell>
          <table:table-cell office:value-type="float" office:value="41.384" calcext:value-type="float">
            <text:p>41.384</text:p>
          </table:table-cell>
          <table:table-cell office:value-type="float" office:value="42.38" calcext:value-type="float">
            <text:p>42.38</text:p>
          </table:table-cell>
          <table:table-cell office:value-type="float" office:value="200" calcext:value-type="float">
            <text:p>200</text:p>
          </table:table-cell>
          <table:table-cell office:value-type="float" office:value="42.38" calcext:value-type="float">
            <text:p>42.38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table:formula="of:=DATEVALUE([.A477])" office:value-type="float" office:value="42011" calcext:value-type="float">
            <text:p>42011</text:p>
          </table:table-cell>
          <table:table-cell office:value-type="float" office:value="41.532" calcext:value-type="float">
            <text:p>41.532</text:p>
          </table:table-cell>
          <table:table-cell office:value-type="float" office:value="41.79" calcext:value-type="float">
            <text:p>41.79</text:p>
          </table:table-cell>
          <table:table-cell office:value-type="float" office:value="41.185" calcext:value-type="float">
            <text:p>41.185</text:p>
          </table:table-cell>
          <table:table-cell office:value-type="float" office:value="41.45" calcext:value-type="float">
            <text:p>41.45</text:p>
          </table:table-cell>
          <table:table-cell office:value-type="float" office:value="100" calcext:value-type="float">
            <text:p>100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string" calcext:value-type="string">
            <text:p>2015-01-06</text:p>
          </table:table-cell>
          <table:table-cell table:formula="of:=DATEVALUE([.A478])" office:value-type="float" office:value="42010" calcext:value-type="float">
            <text:p>42010</text:p>
          </table:table-cell>
          <table:table-cell office:value-type="float" office:value="40.464" calcext:value-type="float">
            <text:p>40.464</text:p>
          </table:table-cell>
          <table:table-cell office:value-type="float" office:value="41.431" calcext:value-type="float">
            <text:p>41.431</text:p>
          </table:table-cell>
          <table:table-cell office:value-type="float" office:value="40.464" calcext:value-type="float">
            <text:p>40.464</text:p>
          </table:table-cell>
          <table:table-cell office:value-type="float" office:value="41.228" calcext:value-type="float">
            <text:p>41.228</text:p>
          </table:table-cell>
          <table:table-cell office:value-type="float" office:value="100" calcext:value-type="float">
            <text:p>100</text:p>
          </table:table-cell>
          <table:table-cell office:value-type="float" office:value="41.228" calcext:value-type="float">
            <text:p>41.228</text:p>
          </table:table-cell>
        </table:table-row>
        <table:table-row table:style-name="ro1">
          <table:table-cell office:value-type="string" calcext:value-type="string">
            <text:p>2015-01-05</text:p>
          </table:table-cell>
          <table:table-cell table:formula="of:=DATEVALUE([.A479])" office:value-type="float" office:value="42009" calcext:value-type="float">
            <text:p>42009</text:p>
          </table:table-cell>
          <table:table-cell office:value-type="float" office:value="41.7" calcext:value-type="float">
            <text:p>41.7</text:p>
          </table:table-cell>
          <table:table-cell office:value-type="float" office:value="41.9" calcext:value-type="float">
            <text:p>41.9</text:p>
          </table:table-cell>
          <table:table-cell table:number-columns-repeated="2" office:value-type="float" office:value="41.116" calcext:value-type="float">
            <text:p>41.116</text:p>
          </table:table-cell>
          <table:table-cell office:value-type="float" office:value="300" calcext:value-type="float">
            <text:p>300</text:p>
          </table:table-cell>
          <table:table-cell office:value-type="float" office:value="41.116" calcext:value-type="float">
            <text:p>41.116</text:p>
          </table:table-cell>
        </table:table-row>
        <table:table-row table:style-name="ro1">
          <table:table-cell office:value-type="string" calcext:value-type="string">
            <text:p>2015-01-02</text:p>
          </table:table-cell>
          <table:table-cell table:formula="of:=DATEVALUE([.A480])" office:value-type="float" office:value="42006" calcext:value-type="float">
            <text:p>42006</text:p>
          </table:table-cell>
          <table:table-cell office:value-type="float" office:value="42.059" calcext:value-type="float">
            <text:p>42.059</text:p>
          </table:table-cell>
          <table:table-cell office:value-type="float" office:value="42.216" calcext:value-type="float">
            <text:p>42.216</text:p>
          </table:table-cell>
          <table:table-cell office:value-type="float" office:value="41.92" calcext:value-type="float">
            <text:p>41.92</text:p>
          </table:table-cell>
          <table:table-cell office:value-type="float" office:value="42.216" calcext:value-type="float">
            <text:p>42.216</text:p>
          </table:table-cell>
          <table:table-cell office:value-type="float" office:value="400" calcext:value-type="float">
            <text:p>400</text:p>
          </table:table-cell>
          <table:table-cell office:value-type="float" office:value="42.216" calcext:value-type="float">
            <text:p>42.216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table:formula="of:=DATEVALUE([.A481])" office:value-type="float" office:value="42005" calcext:value-type="float">
            <text:p>42005</text:p>
          </table:table-cell>
          <table:table-cell table:number-columns-repeated="4" office:value-type="float" office:value="41.336" calcext:value-type="float">
            <text:p>41.336</text:p>
          </table:table-cell>
          <table:table-cell office:value-type="float" office:value="0" calcext:value-type="float">
            <text:p>0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table:formula="of:=DATEVALUE([.A482])" office:value-type="float" office:value="42004" calcext:value-type="float">
            <text:p>42004</text:p>
          </table:table-cell>
          <table:table-cell table:number-columns-repeated="4" office:value-type="float" office:value="41.336" calcext:value-type="float">
            <text:p>41.336</text:p>
          </table:table-cell>
          <table:table-cell office:value-type="float" office:value="0" calcext:value-type="float">
            <text:p>0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2014-12-30</text:p>
          </table:table-cell>
          <table:table-cell table:formula="of:=DATEVALUE([.A483])" office:value-type="float" office:value="42003" calcext:value-type="float">
            <text:p>42003</text:p>
          </table:table-cell>
          <table:table-cell table:number-columns-repeated="2" office:value-type="float" office:value="41.613" calcext:value-type="float">
            <text:p>41.613</text:p>
          </table:table-cell>
          <table:table-cell table:number-columns-repeated="2" office:value-type="float" office:value="41.336" calcext:value-type="float">
            <text:p>41.336</text:p>
          </table:table-cell>
          <table:table-cell office:value-type="float" office:value="200" calcext:value-type="float">
            <text:p>200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table:formula="of:=DATEVALUE([.A484])" office:value-type="float" office:value="42002" calcext:value-type="float">
            <text:p>42002</text:p>
          </table:table-cell>
          <table:table-cell table:number-columns-repeated="2" office:value-type="float" office:value="41.728" calcext:value-type="float">
            <text:p>41.728</text:p>
          </table:table-cell>
          <table:table-cell office:value-type="float" office:value="41.375" calcext:value-type="float">
            <text:p>41.375</text:p>
          </table:table-cell>
          <table:table-cell office:value-type="float" office:value="41.512" calcext:value-type="float">
            <text:p>41.512</text:p>
          </table:table-cell>
          <table:table-cell office:value-type="float" office:value="0" calcext:value-type="float">
            <text:p>0</text:p>
          </table:table-cell>
          <table:table-cell office:value-type="float" office:value="41.512" calcext:value-type="float">
            <text:p>41.512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table:formula="of:=DATEVALUE([.A485])" office:value-type="float" office:value="41999" calcext:value-type="float">
            <text:p>41999</text:p>
          </table:table-cell>
          <table:table-cell table:number-columns-repeated="4" office:value-type="float" office:value="41.198" calcext:value-type="float">
            <text:p>41.198</text:p>
          </table:table-cell>
          <table:table-cell office:value-type="float" office:value="0" calcext:value-type="float">
            <text:p>0</text:p>
          </table:table-cell>
          <table:table-cell office:value-type="float" office:value="41.198" calcext:value-type="float">
            <text:p>41.198</text:p>
          </table:table-cell>
        </table:table-row>
        <table:table-row table:style-name="ro1">
          <table:table-cell office:value-type="string" calcext:value-type="string">
            <text:p>2014-12-25</text:p>
          </table:table-cell>
          <table:table-cell table:formula="of:=DATEVALUE([.A486])" office:value-type="float" office:value="41998" calcext:value-type="float">
            <text:p>41998</text:p>
          </table:table-cell>
          <table:table-cell table:number-columns-repeated="4" office:value-type="float" office:value="41.198" calcext:value-type="float">
            <text:p>41.198</text:p>
          </table:table-cell>
          <table:table-cell office:value-type="float" office:value="0" calcext:value-type="float">
            <text:p>0</text:p>
          </table:table-cell>
          <table:table-cell office:value-type="float" office:value="41.198" calcext:value-type="float">
            <text:p>41.198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table:formula="of:=DATEVALUE([.A487])" office:value-type="float" office:value="41997" calcext:value-type="float">
            <text:p>41997</text:p>
          </table:table-cell>
          <table:table-cell table:number-columns-repeated="4" office:value-type="float" office:value="41.198" calcext:value-type="float">
            <text:p>41.198</text:p>
          </table:table-cell>
          <table:table-cell office:value-type="float" office:value="0" calcext:value-type="float">
            <text:p>0</text:p>
          </table:table-cell>
          <table:table-cell office:value-type="float" office:value="41.198" calcext:value-type="float">
            <text:p>41.198</text:p>
          </table:table-cell>
        </table:table-row>
        <table:table-row table:style-name="ro1">
          <table:table-cell office:value-type="string" calcext:value-type="string">
            <text:p>2014-12-23</text:p>
          </table:table-cell>
          <table:table-cell table:formula="of:=DATEVALUE([.A488])" office:value-type="float" office:value="41996" calcext:value-type="float">
            <text:p>41996</text:p>
          </table:table-cell>
          <table:table-cell office:value-type="float" office:value="41.893" calcext:value-type="float">
            <text:p>41.893</text:p>
          </table:table-cell>
          <table:table-cell office:value-type="float" office:value="42.09" calcext:value-type="float">
            <text:p>42.09</text:p>
          </table:table-cell>
          <table:table-cell office:value-type="float" office:value="41.135" calcext:value-type="float">
            <text:p>41.135</text:p>
          </table:table-cell>
          <table:table-cell office:value-type="float" office:value="41.198" calcext:value-type="float">
            <text:p>41.198</text:p>
          </table:table-cell>
          <table:table-cell office:value-type="float" office:value="1400" calcext:value-type="float">
            <text:p>1400</text:p>
          </table:table-cell>
          <table:table-cell office:value-type="float" office:value="41.198" calcext:value-type="float">
            <text:p>41.198</text:p>
          </table:table-cell>
        </table:table-row>
        <table:table-row table:style-name="ro1">
          <table:table-cell office:value-type="string" calcext:value-type="string">
            <text:p>2014-12-22</text:p>
          </table:table-cell>
          <table:table-cell table:formula="of:=DATEVALUE([.A489])" office:value-type="float" office:value="41995" calcext:value-type="float">
            <text:p>41995</text:p>
          </table:table-cell>
          <table:table-cell office:value-type="float" office:value="41.478" calcext:value-type="float">
            <text:p>41.478</text:p>
          </table:table-cell>
          <table:table-cell office:value-type="float" office:value="41.902" calcext:value-type="float">
            <text:p>41.902</text:p>
          </table:table-cell>
          <table:table-cell office:value-type="float" office:value="41.435" calcext:value-type="float">
            <text:p>41.435</text:p>
          </table:table-cell>
          <table:table-cell office:value-type="float" office:value="41.74" calcext:value-type="float">
            <text:p>41.74</text:p>
          </table:table-cell>
          <table:table-cell office:value-type="float" office:value="700" calcext:value-type="float">
            <text:p>700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string" calcext:value-type="string">
            <text:p>2014-12-19</text:p>
          </table:table-cell>
          <table:table-cell table:formula="of:=DATEVALUE([.A490])" office:value-type="float" office:value="41992" calcext:value-type="float">
            <text:p>41992</text:p>
          </table:table-cell>
          <table:table-cell office:value-type="float" office:value="41.617" calcext:value-type="float">
            <text:p>41.617</text:p>
          </table:table-cell>
          <table:table-cell office:value-type="float" office:value="41.636" calcext:value-type="float">
            <text:p>41.636</text:p>
          </table:table-cell>
          <table:table-cell office:value-type="float" office:value="41.46" calcext:value-type="float">
            <text:p>41.46</text:p>
          </table:table-cell>
          <table:table-cell office:value-type="float" office:value="41.615" calcext:value-type="float">
            <text:p>41.615</text:p>
          </table:table-cell>
          <table:table-cell office:value-type="float" office:value="600" calcext:value-type="float">
            <text:p>600</text:p>
          </table:table-cell>
          <table:table-cell office:value-type="float" office:value="41.615" calcext:value-type="float">
            <text:p>41.615</text:p>
          </table:table-cell>
        </table:table-row>
        <table:table-row table:style-name="ro1">
          <table:table-cell office:value-type="string" calcext:value-type="string">
            <text:p>2014-12-18</text:p>
          </table:table-cell>
          <table:table-cell table:formula="of:=DATEVALUE([.A491])" office:value-type="float" office:value="41991" calcext:value-type="float">
            <text:p>41991</text:p>
          </table:table-cell>
          <table:table-cell office:value-type="float" office:value="40.484" calcext:value-type="float">
            <text:p>40.484</text:p>
          </table:table-cell>
          <table:table-cell office:value-type="float" office:value="41.65" calcext:value-type="float">
            <text:p>41.65</text:p>
          </table:table-cell>
          <table:table-cell office:value-type="float" office:value="40.484" calcext:value-type="float">
            <text:p>40.484</text:p>
          </table:table-cell>
          <table:table-cell office:value-type="float" office:value="41.225" calcext:value-type="float">
            <text:p>41.225</text:p>
          </table:table-cell>
          <table:table-cell office:value-type="float" office:value="2000" calcext:value-type="float">
            <text:p>2000</text:p>
          </table:table-cell>
          <table:table-cell office:value-type="float" office:value="41.225" calcext:value-type="float">
            <text:p>41.225</text:p>
          </table:table-cell>
        </table:table-row>
        <table:table-row table:style-name="ro1">
          <table:table-cell office:value-type="string" calcext:value-type="string">
            <text:p>2014-12-17</text:p>
          </table:table-cell>
          <table:table-cell table:formula="of:=DATEVALUE([.A492])" office:value-type="float" office:value="41990" calcext:value-type="float">
            <text:p>41990</text:p>
          </table:table-cell>
          <table:table-cell office:value-type="float" office:value="39.178" calcext:value-type="float">
            <text:p>39.178</text:p>
          </table:table-cell>
          <table:table-cell office:value-type="float" office:value="40.174" calcext:value-type="float">
            <text:p>40.174</text:p>
          </table:table-cell>
          <table:table-cell office:value-type="float" office:value="39.178" calcext:value-type="float">
            <text:p>39.178</text:p>
          </table:table-cell>
          <table:table-cell office:value-type="float" office:value="40.174" calcext:value-type="float">
            <text:p>40.174</text:p>
          </table:table-cell>
          <table:table-cell office:value-type="float" office:value="3000" calcext:value-type="float">
            <text:p>3000</text:p>
          </table:table-cell>
          <table:table-cell office:value-type="float" office:value="40.174" calcext:value-type="float">
            <text:p>40.174</text:p>
          </table:table-cell>
        </table:table-row>
        <table:table-row table:style-name="ro1">
          <table:table-cell office:value-type="string" calcext:value-type="string">
            <text:p>2014-12-16</text:p>
          </table:table-cell>
          <table:table-cell table:formula="of:=DATEVALUE([.A493])" office:value-type="float" office:value="41989" calcext:value-type="float">
            <text:p>41989</text:p>
          </table:table-cell>
          <table:table-cell table:number-columns-repeated="2" office:value-type="float" office:value="40.052" calcext:value-type="float">
            <text:p>40.052</text:p>
          </table:table-cell>
          <table:table-cell office:value-type="float" office:value="39.39" calcext:value-type="float">
            <text:p>39.39</text:p>
          </table:table-cell>
          <table:table-cell office:value-type="float" office:value="39.516" calcext:value-type="float">
            <text:p>39.516</text:p>
          </table:table-cell>
          <table:table-cell office:value-type="float" office:value="200" calcext:value-type="float">
            <text:p>200</text:p>
          </table:table-cell>
          <table:table-cell office:value-type="float" office:value="39.516" calcext:value-type="float">
            <text:p>39.516</text:p>
          </table:table-cell>
        </table:table-row>
        <table:table-row table:style-name="ro1">
          <table:table-cell office:value-type="string" calcext:value-type="string">
            <text:p>2014-12-15</text:p>
          </table:table-cell>
          <table:table-cell table:formula="of:=DATEVALUE([.A494])" office:value-type="float" office:value="41988" calcext:value-type="float">
            <text:p>41988</text:p>
          </table:table-cell>
          <table:table-cell office:value-type="float" office:value="40.28" calcext:value-type="float">
            <text:p>40.28</text:p>
          </table:table-cell>
          <table:table-cell office:value-type="float" office:value="40.7" calcext:value-type="float">
            <text:p>40.7</text:p>
          </table:table-cell>
          <table:table-cell office:value-type="float" office:value="39.78" calcext:value-type="float">
            <text:p>39.78</text:p>
          </table:table-cell>
          <table:table-cell office:value-type="float" office:value="40.078" calcext:value-type="float">
            <text:p>40.078</text:p>
          </table:table-cell>
          <table:table-cell office:value-type="float" office:value="700" calcext:value-type="float">
            <text:p>700</text:p>
          </table:table-cell>
          <table:table-cell office:value-type="float" office:value="40.078" calcext:value-type="float">
            <text:p>40.078</text:p>
          </table:table-cell>
        </table:table-row>
        <table:table-row table:style-name="ro1">
          <table:table-cell office:value-type="string" calcext:value-type="string">
            <text:p>2014-12-12</text:p>
          </table:table-cell>
          <table:table-cell table:formula="of:=DATEVALUE([.A495])" office:value-type="float" office:value="41985" calcext:value-type="float">
            <text:p>41985</text:p>
          </table:table-cell>
          <table:table-cell office:value-type="float" office:value="39.939" calcext:value-type="float">
            <text:p>39.939</text:p>
          </table:table-cell>
          <table:table-cell office:value-type="float" office:value="40.935" calcext:value-type="float">
            <text:p>40.935</text:p>
          </table:table-cell>
          <table:table-cell office:value-type="float" office:value="39.679" calcext:value-type="float">
            <text:p>39.679</text:p>
          </table:table-cell>
          <table:table-cell office:value-type="float" office:value="40.935" calcext:value-type="float">
            <text:p>40.935</text:p>
          </table:table-cell>
          <table:table-cell office:value-type="float" office:value="0" calcext:value-type="float">
            <text:p>0</text:p>
          </table:table-cell>
          <table:table-cell office:value-type="float" office:value="40.935" calcext:value-type="float">
            <text:p>40.935</text:p>
          </table:table-cell>
        </table:table-row>
        <table:table-row table:style-name="ro1">
          <table:table-cell office:value-type="string" calcext:value-type="string">
            <text:p>2014-12-11</text:p>
          </table:table-cell>
          <table:table-cell table:formula="of:=DATEVALUE([.A496])" office:value-type="float" office:value="41984" calcext:value-type="float">
            <text:p>41984</text:p>
          </table:table-cell>
          <table:table-cell office:value-type="float" office:value="39.492" calcext:value-type="float">
            <text:p>39.492</text:p>
          </table:table-cell>
          <table:table-cell office:value-type="float" office:value="40.661" calcext:value-type="float">
            <text:p>40.661</text:p>
          </table:table-cell>
          <table:table-cell office:value-type="float" office:value="39.492" calcext:value-type="float">
            <text:p>39.492</text:p>
          </table:table-cell>
          <table:table-cell office:value-type="float" office:value="40.661" calcext:value-type="float">
            <text:p>40.661</text:p>
          </table:table-cell>
          <table:table-cell office:value-type="float" office:value="100" calcext:value-type="float">
            <text:p>100</text:p>
          </table:table-cell>
          <table:table-cell office:value-type="float" office:value="40.661" calcext:value-type="float">
            <text:p>40.661</text:p>
          </table:table-cell>
        </table:table-row>
        <table:table-row table:style-name="ro1">
          <table:table-cell office:value-type="string" calcext:value-type="string">
            <text:p>2014-12-10</text:p>
          </table:table-cell>
          <table:table-cell table:formula="of:=DATEVALUE([.A497])" office:value-type="float" office:value="41983" calcext:value-type="float">
            <text:p>41983</text:p>
          </table:table-cell>
          <table:table-cell office:value-type="float" office:value="40.638" calcext:value-type="float">
            <text:p>40.638</text:p>
          </table:table-cell>
          <table:table-cell office:value-type="float" office:value="40.81" calcext:value-type="float">
            <text:p>40.81</text:p>
          </table:table-cell>
          <table:table-cell table:number-columns-repeated="2" office:value-type="float" office:value="40.255" calcext:value-type="float">
            <text:p>40.255</text:p>
          </table:table-cell>
          <table:table-cell office:value-type="float" office:value="1200" calcext:value-type="float">
            <text:p>1200</text:p>
          </table:table-cell>
          <table:table-cell office:value-type="float" office:value="40.255" calcext:value-type="float">
            <text:p>40.255</text:p>
          </table:table-cell>
        </table:table-row>
        <table:table-row table:style-name="ro1">
          <table:table-cell office:value-type="string" calcext:value-type="string">
            <text:p>2014-12-09</text:p>
          </table:table-cell>
          <table:table-cell table:formula="of:=DATEVALUE([.A498])" office:value-type="float" office:value="41982" calcext:value-type="float">
            <text:p>41982</text:p>
          </table:table-cell>
          <table:table-cell office:value-type="float" office:value="40.003" calcext:value-type="float">
            <text:p>40.003</text:p>
          </table:table-cell>
          <table:table-cell office:value-type="float" office:value="40.055" calcext:value-type="float">
            <text:p>40.055</text:p>
          </table:table-cell>
          <table:table-cell office:value-type="float" office:value="39.135" calcext:value-type="float">
            <text:p>39.135</text:p>
          </table:table-cell>
          <table:table-cell office:value-type="float" office:value="40.055" calcext:value-type="float">
            <text:p>40.055</text:p>
          </table:table-cell>
          <table:table-cell office:value-type="float" office:value="2400" calcext:value-type="float">
            <text:p>2400</text:p>
          </table:table-cell>
          <table:table-cell office:value-type="float" office:value="40.055" calcext:value-type="float">
            <text:p>40.055</text:p>
          </table:table-cell>
        </table:table-row>
        <table:table-row table:style-name="ro1">
          <table:table-cell office:value-type="string" calcext:value-type="string">
            <text:p>2014-12-08</text:p>
          </table:table-cell>
          <table:table-cell table:formula="of:=DATEVALUE([.A499])" office:value-type="float" office:value="41981" calcext:value-type="float">
            <text:p>41981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518" calcext:value-type="float">
            <text:p>41.518</text:p>
          </table:table-cell>
          <table:table-cell office:value-type="float" office:value="39.978" calcext:value-type="float">
            <text:p>39.978</text:p>
          </table:table-cell>
          <table:table-cell office:value-type="float" office:value="40.255" calcext:value-type="float">
            <text:p>40.255</text:p>
          </table:table-cell>
          <table:table-cell office:value-type="float" office:value="1000" calcext:value-type="float">
            <text:p>1000</text:p>
          </table:table-cell>
          <table:table-cell office:value-type="float" office:value="40.255" calcext:value-type="float">
            <text:p>40.255</text:p>
          </table:table-cell>
        </table:table-row>
        <table:table-row table:style-name="ro1">
          <table:table-cell office:value-type="string" calcext:value-type="string">
            <text:p>2014-12-05</text:p>
          </table:table-cell>
          <table:table-cell table:formula="of:=DATEVALUE([.A500])" office:value-type="float" office:value="41978" calcext:value-type="float">
            <text:p>41978</text:p>
          </table:table-cell>
          <table:table-cell office:value-type="float" office:value="40.66" calcext:value-type="float">
            <text:p>40.66</text:p>
          </table:table-cell>
          <table:table-cell office:value-type="float" office:value="41.562" calcext:value-type="float">
            <text:p>41.562</text:p>
          </table:table-cell>
          <table:table-cell office:value-type="float" office:value="40.66" calcext:value-type="float">
            <text:p>40.66</text:p>
          </table:table-cell>
          <table:table-cell office:value-type="float" office:value="41.375" calcext:value-type="float">
            <text:p>41.375</text:p>
          </table:table-cell>
          <table:table-cell office:value-type="float" office:value="0" calcext:value-type="float">
            <text:p>0</text:p>
          </table:table-cell>
          <table:table-cell office:value-type="float" office:value="41.375" calcext:value-type="float">
            <text:p>41.375</text:p>
          </table:table-cell>
        </table:table-row>
        <table:table-row table:style-name="ro1">
          <table:table-cell office:value-type="string" calcext:value-type="string">
            <text:p>2014-12-04</text:p>
          </table:table-cell>
          <table:table-cell table:formula="of:=DATEVALUE([.A501])" office:value-type="float" office:value="41977" calcext:value-type="float">
            <text:p>41977</text:p>
          </table:table-cell>
          <table:table-cell office:value-type="float" office:value="40.8" calcext:value-type="float">
            <text:p>40.8</text:p>
          </table:table-cell>
          <table:table-cell office:value-type="float" office:value="40.912" calcext:value-type="float">
            <text:p>40.912</text:p>
          </table:table-cell>
          <table:table-cell table:number-columns-repeated="2" office:value-type="float" office:value="40.268" calcext:value-type="float">
            <text:p>40.268</text:p>
          </table:table-cell>
          <table:table-cell office:value-type="float" office:value="800" calcext:value-type="float">
            <text:p>800</text:p>
          </table:table-cell>
          <table:table-cell office:value-type="float" office:value="40.268" calcext:value-type="float">
            <text:p>40.268</text:p>
          </table:table-cell>
        </table:table-row>
        <table:table-row table:style-name="ro1">
          <table:table-cell office:value-type="string" calcext:value-type="string">
            <text:p>2014-12-03</text:p>
          </table:table-cell>
          <table:table-cell table:formula="of:=DATEVALUE([.A502])" office:value-type="float" office:value="41976" calcext:value-type="float">
            <text:p>41976</text:p>
          </table:table-cell>
          <table:table-cell office:value-type="float" office:value="40.859" calcext:value-type="float">
            <text:p>40.859</text:p>
          </table:table-cell>
          <table:table-cell office:value-type="float" office:value="41.293" calcext:value-type="float">
            <text:p>41.293</text:p>
          </table:table-cell>
          <table:table-cell office:value-type="float" office:value="40.859" calcext:value-type="float">
            <text:p>40.859</text:p>
          </table:table-cell>
          <table:table-cell office:value-type="float" office:value="41.293" calcext:value-type="float">
            <text:p>41.293</text:p>
          </table:table-cell>
          <table:table-cell office:value-type="float" office:value="600" calcext:value-type="float">
            <text:p>600</text:p>
          </table:table-cell>
          <table:table-cell office:value-type="float" office:value="41.293" calcext:value-type="float">
            <text:p>41.293</text:p>
          </table:table-cell>
        </table:table-row>
        <table:table-row table:style-name="ro1">
          <table:table-cell office:value-type="string" calcext:value-type="string">
            <text:p>2014-12-02</text:p>
          </table:table-cell>
          <table:table-cell table:formula="of:=DATEVALUE([.A503])" office:value-type="float" office:value="41975" calcext:value-type="float">
            <text:p>41975</text:p>
          </table:table-cell>
          <table:table-cell office:value-type="float" office:value="40.19" calcext:value-type="float">
            <text:p>40.19</text:p>
          </table:table-cell>
          <table:table-cell office:value-type="float" office:value="40.776" calcext:value-type="float">
            <text:p>40.776</text:p>
          </table:table-cell>
          <table:table-cell office:value-type="float" office:value="40" calcext:value-type="float">
            <text:p>40</text:p>
          </table:table-cell>
          <table:table-cell office:value-type="float" office:value="40.776" calcext:value-type="float">
            <text:p>40.776</text:p>
          </table:table-cell>
          <table:table-cell office:value-type="float" office:value="2000" calcext:value-type="float">
            <text:p>2000</text:p>
          </table:table-cell>
          <table:table-cell office:value-type="float" office:value="40.776" calcext:value-type="float">
            <text:p>40.776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table:formula="of:=DATEVALUE([.A504])" office:value-type="float" office:value="41974" calcext:value-type="float">
            <text:p>41974</text:p>
          </table:table-cell>
          <table:table-cell table:number-columns-repeated="2" office:value-type="float" office:value="41.394" calcext:value-type="float">
            <text:p>41.394</text:p>
          </table:table-cell>
          <table:table-cell office:value-type="float" office:value="40.142" calcext:value-type="float">
            <text:p>40.142</text:p>
          </table:table-cell>
          <table:table-cell office:value-type="float" office:value="40.174" calcext:value-type="float">
            <text:p>40.174</text:p>
          </table:table-cell>
          <table:table-cell office:value-type="float" office:value="400" calcext:value-type="float">
            <text:p>400</text:p>
          </table:table-cell>
          <table:table-cell office:value-type="float" office:value="40.174" calcext:value-type="float">
            <text:p>40.174</text:p>
          </table:table-cell>
        </table:table-row>
        <table:table-row table:style-name="ro1">
          <table:table-cell office:value-type="string" calcext:value-type="string">
            <text:p>2014-11-28</text:p>
          </table:table-cell>
          <table:table-cell table:formula="of:=DATEVALUE([.A505])" office:value-type="float" office:value="41971" calcext:value-type="float">
            <text:p>41971</text:p>
          </table:table-cell>
          <table:table-cell table:number-columns-repeated="2" office:value-type="float" office:value="41.598" calcext:value-type="float">
            <text:p>41.598</text:p>
          </table:table-cell>
          <table:table-cell table:number-columns-repeated="2" office:value-type="float" office:value="41.41" calcext:value-type="float">
            <text:p>41.41</text:p>
          </table:table-cell>
          <table:table-cell office:value-type="float" office:value="100" calcext:value-type="float">
            <text:p>100</text:p>
          </table:table-cell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string" calcext:value-type="string">
            <text:p>2014-11-27</text:p>
          </table:table-cell>
          <table:table-cell table:formula="of:=DATEVALUE([.A506])" office:value-type="float" office:value="41970" calcext:value-type="float">
            <text:p>41970</text:p>
          </table:table-cell>
          <table:table-cell office:value-type="float" office:value="41.432" calcext:value-type="float">
            <text:p>41.432</text:p>
          </table:table-cell>
          <table:table-cell office:value-type="float" office:value="41.635" calcext:value-type="float">
            <text:p>41.635</text:p>
          </table:table-cell>
          <table:table-cell office:value-type="float" office:value="41.367" calcext:value-type="float">
            <text:p>41.367</text:p>
          </table:table-cell>
          <table:table-cell office:value-type="float" office:value="41.406" calcext:value-type="float">
            <text:p>41.406</text:p>
          </table:table-cell>
          <table:table-cell office:value-type="float" office:value="800" calcext:value-type="float">
            <text:p>800</text:p>
          </table:table-cell>
          <table:table-cell office:value-type="float" office:value="41.406" calcext:value-type="float">
            <text:p>41.406</text:p>
          </table:table-cell>
        </table:table-row>
        <table:table-row table:style-name="ro1">
          <table:table-cell office:value-type="string" calcext:value-type="string">
            <text:p>2014-11-26</text:p>
          </table:table-cell>
          <table:table-cell table:formula="of:=DATEVALUE([.A507])" office:value-type="float" office:value="41969" calcext:value-type="float">
            <text:p>41969</text:p>
          </table:table-cell>
          <table:table-cell table:number-columns-repeated="2" office:value-type="float" office:value="41.6" calcext:value-type="float">
            <text:p>41.6</text:p>
          </table:table-cell>
          <table:table-cell office:value-type="float" office:value="41.424" calcext:value-type="float">
            <text:p>41.424</text:p>
          </table:table-cell>
          <table:table-cell office:value-type="float" office:value="41.451" calcext:value-type="float">
            <text:p>41.451</text:p>
          </table:table-cell>
          <table:table-cell office:value-type="float" office:value="800" calcext:value-type="float">
            <text:p>800</text:p>
          </table:table-cell>
          <table:table-cell office:value-type="float" office:value="41.451" calcext:value-type="float">
            <text:p>41.451</text:p>
          </table:table-cell>
        </table:table-row>
        <table:table-row table:style-name="ro1">
          <table:table-cell office:value-type="string" calcext:value-type="string">
            <text:p>2014-11-25</text:p>
          </table:table-cell>
          <table:table-cell table:formula="of:=DATEVALUE([.A508])" office:value-type="float" office:value="41968" calcext:value-type="float">
            <text:p>41968</text:p>
          </table:table-cell>
          <table:table-cell office:value-type="float" office:value="41.602" calcext:value-type="float">
            <text:p>41.602</text:p>
          </table:table-cell>
          <table:table-cell office:value-type="float" office:value="41.897" calcext:value-type="float">
            <text:p>41.897</text:p>
          </table:table-cell>
          <table:table-cell table:number-columns-repeated="2" office:value-type="float" office:value="41.538" calcext:value-type="float">
            <text:p>41.538</text:p>
          </table:table-cell>
          <table:table-cell office:value-type="float" office:value="2800" calcext:value-type="float">
            <text:p>2800</text:p>
          </table:table-cell>
          <table:table-cell office:value-type="float" office:value="41.538" calcext:value-type="float">
            <text:p>41.538</text:p>
          </table:table-cell>
        </table:table-row>
        <table:table-row table:style-name="ro1">
          <table:table-cell office:value-type="string" calcext:value-type="string">
            <text:p>2014-11-24</text:p>
          </table:table-cell>
          <table:table-cell table:formula="of:=DATEVALUE([.A509])" office:value-type="float" office:value="41967" calcext:value-type="float">
            <text:p>41967</text:p>
          </table:table-cell>
          <table:table-cell office:value-type="float" office:value="41.285" calcext:value-type="float">
            <text:p>41.285</text:p>
          </table:table-cell>
          <table:table-cell office:value-type="float" office:value="41.499" calcext:value-type="float">
            <text:p>41.499</text:p>
          </table:table-cell>
          <table:table-cell office:value-type="float" office:value="40.846" calcext:value-type="float">
            <text:p>40.846</text:p>
          </table:table-cell>
          <table:table-cell office:value-type="float" office:value="41.46" calcext:value-type="float">
            <text:p>41.46</text:p>
          </table:table-cell>
          <table:table-cell office:value-type="float" office:value="5200" calcext:value-type="float">
            <text:p>5200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string" calcext:value-type="string">
            <text:p>2014-11-21</text:p>
          </table:table-cell>
          <table:table-cell table:formula="of:=DATEVALUE([.A510])" office:value-type="float" office:value="41964" calcext:value-type="float">
            <text:p>41964</text:p>
          </table:table-cell>
          <table:table-cell office:value-type="float" office:value="40.886" calcext:value-type="float">
            <text:p>40.886</text:p>
          </table:table-cell>
          <table:table-cell office:value-type="float" office:value="42.022" calcext:value-type="float">
            <text:p>42.022</text:p>
          </table:table-cell>
          <table:table-cell office:value-type="float" office:value="40.886" calcext:value-type="float">
            <text:p>40.886</text:p>
          </table:table-cell>
          <table:table-cell office:value-type="float" office:value="41.397" calcext:value-type="float">
            <text:p>41.397</text:p>
          </table:table-cell>
          <table:table-cell office:value-type="float" office:value="2400" calcext:value-type="float">
            <text:p>2400</text:p>
          </table:table-cell>
          <table:table-cell office:value-type="float" office:value="41.397" calcext:value-type="float">
            <text:p>41.397</text:p>
          </table:table-cell>
        </table:table-row>
        <table:table-row table:style-name="ro1">
          <table:table-cell office:value-type="string" calcext:value-type="string">
            <text:p>2014-11-20</text:p>
          </table:table-cell>
          <table:table-cell table:formula="of:=DATEVALUE([.A511])" office:value-type="float" office:value="41963" calcext:value-type="float">
            <text:p>4196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1.45" calcext:value-type="float">
            <text:p>41.45</text:p>
          </table:table-cell>
          <table:table-cell office:value-type="float" office:value="40.386" calcext:value-type="float">
            <text:p>40.386</text:p>
          </table:table-cell>
          <table:table-cell office:value-type="float" office:value="41.45" calcext:value-type="float">
            <text:p>41.45</text:p>
          </table:table-cell>
          <table:table-cell office:value-type="float" office:value="500" calcext:value-type="float">
            <text:p>500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string" calcext:value-type="string">
            <text:p>2014-11-19</text:p>
          </table:table-cell>
          <table:table-cell table:formula="of:=DATEVALUE([.A512])" office:value-type="float" office:value="41962" calcext:value-type="float">
            <text:p>41962</text:p>
          </table:table-cell>
          <table:table-cell table:number-columns-repeated="2" office:value-type="float" office:value="41.147" calcext:value-type="float">
            <text:p>41.147</text:p>
          </table:table-cell>
          <table:table-cell office:value-type="float" office:value="39.83" calcext:value-type="float">
            <text:p>39.83</text:p>
          </table:table-cell>
          <table:table-cell office:value-type="float" office:value="40.633" calcext:value-type="float">
            <text:p>40.633</text:p>
          </table:table-cell>
          <table:table-cell office:value-type="float" office:value="6200" calcext:value-type="float">
            <text:p>6200</text:p>
          </table:table-cell>
          <table:table-cell office:value-type="float" office:value="40.633" calcext:value-type="float">
            <text:p>40.633</text:p>
          </table:table-cell>
        </table:table-row>
        <table:table-row table:style-name="ro1">
          <table:table-cell office:value-type="string" calcext:value-type="string">
            <text:p>2014-11-18</text:p>
          </table:table-cell>
          <table:table-cell table:formula="of:=DATEVALUE([.A513])" office:value-type="float" office:value="41961" calcext:value-type="float">
            <text:p>41961</text:p>
          </table:table-cell>
          <table:table-cell office:value-type="float" office:value="41.87" calcext:value-type="float">
            <text:p>41.87</text:p>
          </table:table-cell>
          <table:table-cell office:value-type="float" office:value="41.982" calcext:value-type="float">
            <text:p>41.982</text:p>
          </table:table-cell>
          <table:table-cell office:value-type="float" office:value="41.054" calcext:value-type="float">
            <text:p>41.054</text:p>
          </table:table-cell>
          <table:table-cell office:value-type="float" office:value="41.288" calcext:value-type="float">
            <text:p>41.288</text:p>
          </table:table-cell>
          <table:table-cell office:value-type="float" office:value="1600" calcext:value-type="float">
            <text:p>1600</text:p>
          </table:table-cell>
          <table:table-cell office:value-type="float" office:value="41.288" calcext:value-type="float">
            <text:p>41.288</text:p>
          </table:table-cell>
        </table:table-row>
        <table:table-row table:style-name="ro1">
          <table:table-cell office:value-type="string" calcext:value-type="string">
            <text:p>2014-11-17</text:p>
          </table:table-cell>
          <table:table-cell table:formula="of:=DATEVALUE([.A514])" office:value-type="float" office:value="41960" calcext:value-type="float">
            <text:p>41960</text:p>
          </table:table-cell>
          <table:table-cell office:value-type="float" office:value="40.995" calcext:value-type="float">
            <text:p>40.995</text:p>
          </table:table-cell>
          <table:table-cell office:value-type="float" office:value="41.657" calcext:value-type="float">
            <text:p>41.657</text:p>
          </table:table-cell>
          <table:table-cell office:value-type="float" office:value="40.995" calcext:value-type="float">
            <text:p>40.995</text:p>
          </table:table-cell>
          <table:table-cell office:value-type="float" office:value="41.308" calcext:value-type="float">
            <text:p>41.308</text:p>
          </table:table-cell>
          <table:table-cell office:value-type="float" office:value="2300" calcext:value-type="float">
            <text:p>2300</text:p>
          </table:table-cell>
          <table:table-cell office:value-type="float" office:value="41.308" calcext:value-type="float">
            <text:p>41.308</text:p>
          </table:table-cell>
        </table:table-row>
        <table:table-row table:style-name="ro1">
          <table:table-cell office:value-type="string" calcext:value-type="string">
            <text:p>2014-11-14</text:p>
          </table:table-cell>
          <table:table-cell table:formula="of:=DATEVALUE([.A515])" office:value-type="float" office:value="41957" calcext:value-type="float">
            <text:p>41957</text:p>
          </table:table-cell>
          <table:table-cell office:value-type="float" office:value="40.501" calcext:value-type="float">
            <text:p>40.501</text:p>
          </table:table-cell>
          <table:table-cell office:value-type="float" office:value="41.123" calcext:value-type="float">
            <text:p>41.123</text:p>
          </table:table-cell>
          <table:table-cell office:value-type="float" office:value="40.497" calcext:value-type="float">
            <text:p>40.497</text:p>
          </table:table-cell>
          <table:table-cell office:value-type="float" office:value="41.123" calcext:value-type="float">
            <text:p>41.123</text:p>
          </table:table-cell>
          <table:table-cell office:value-type="float" office:value="700" calcext:value-type="float">
            <text:p>700</text:p>
          </table:table-cell>
          <table:table-cell office:value-type="float" office:value="41.123" calcext:value-type="float">
            <text:p>41.123</text:p>
          </table:table-cell>
        </table:table-row>
        <table:table-row table:style-name="ro1">
          <table:table-cell office:value-type="string" calcext:value-type="string">
            <text:p>2014-11-13</text:p>
          </table:table-cell>
          <table:table-cell table:formula="of:=DATEVALUE([.A516])" office:value-type="float" office:value="41956" calcext:value-type="float">
            <text:p>4195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0.54" calcext:value-type="float">
            <text:p>40.54</text:p>
          </table:table-cell>
          <table:table-cell office:value-type="float" office:value="700" calcext:value-type="float">
            <text:p>700</text:p>
          </table:table-cell>
          <table:table-cell office:value-type="float" office:value="40.54" calcext:value-type="float">
            <text:p>40.54</text:p>
          </table:table-cell>
        </table:table-row>
        <table:table-row table:style-name="ro1">
          <table:table-cell office:value-type="string" calcext:value-type="string">
            <text:p>2014-11-12</text:p>
          </table:table-cell>
          <table:table-cell table:formula="of:=DATEVALUE([.A517])" office:value-type="float" office:value="41955" calcext:value-type="float">
            <text:p>41955</text:p>
          </table:table-cell>
          <table:table-cell office:value-type="float" office:value="39.187" calcext:value-type="float">
            <text:p>39.187</text:p>
          </table:table-cell>
          <table:table-cell office:value-type="float" office:value="40.549" calcext:value-type="float">
            <text:p>40.549</text:p>
          </table:table-cell>
          <table:table-cell office:value-type="float" office:value="39.187" calcext:value-type="float">
            <text:p>39.187</text:p>
          </table:table-cell>
          <table:table-cell office:value-type="float" office:value="40.549" calcext:value-type="float">
            <text:p>40.549</text:p>
          </table:table-cell>
          <table:table-cell office:value-type="float" office:value="3200" calcext:value-type="float">
            <text:p>3200</text:p>
          </table:table-cell>
          <table:table-cell office:value-type="float" office:value="40.549" calcext:value-type="float">
            <text:p>40.549</text:p>
          </table:table-cell>
        </table:table-row>
        <table:table-row table:style-name="ro1">
          <table:table-cell office:value-type="string" calcext:value-type="string">
            <text:p>2014-11-11</text:p>
          </table:table-cell>
          <table:table-cell table:formula="of:=DATEVALUE([.A518])" office:value-type="float" office:value="41954" calcext:value-type="float">
            <text:p>41954</text:p>
          </table:table-cell>
          <table:table-cell office:value-type="float" office:value="39.487" calcext:value-type="float">
            <text:p>39.487</text:p>
          </table:table-cell>
          <table:table-cell office:value-type="float" office:value="39.597" calcext:value-type="float">
            <text:p>39.597</text:p>
          </table:table-cell>
          <table:table-cell office:value-type="float" office:value="38.79" calcext:value-type="float">
            <text:p>38.79</text:p>
          </table:table-cell>
          <table:table-cell office:value-type="float" office:value="39.266" calcext:value-type="float">
            <text:p>39.266</text:p>
          </table:table-cell>
          <table:table-cell office:value-type="float" office:value="700" calcext:value-type="float">
            <text:p>700</text:p>
          </table:table-cell>
          <table:table-cell office:value-type="float" office:value="39.266" calcext:value-type="float">
            <text:p>39.266</text:p>
          </table:table-cell>
        </table:table-row>
        <table:table-row table:style-name="ro1">
          <table:table-cell office:value-type="string" calcext:value-type="string">
            <text:p>2014-11-10</text:p>
          </table:table-cell>
          <table:table-cell table:formula="of:=DATEVALUE([.A519])" office:value-type="float" office:value="41953" calcext:value-type="float">
            <text:p>41953</text:p>
          </table:table-cell>
          <table:table-cell office:value-type="float" office:value="38.793" calcext:value-type="float">
            <text:p>38.793</text:p>
          </table:table-cell>
          <table:table-cell office:value-type="float" office:value="39.819" calcext:value-type="float">
            <text:p>39.819</text:p>
          </table:table-cell>
          <table:table-cell office:value-type="float" office:value="38.793" calcext:value-type="float">
            <text:p>38.793</text:p>
          </table:table-cell>
          <table:table-cell office:value-type="float" office:value="39.77" calcext:value-type="float">
            <text:p>39.77</text:p>
          </table:table-cell>
          <table:table-cell office:value-type="float" office:value="1700" calcext:value-type="float">
            <text:p>1700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string" calcext:value-type="string">
            <text:p>2014-11-07</text:p>
          </table:table-cell>
          <table:table-cell table:formula="of:=DATEVALUE([.A520])" office:value-type="float" office:value="41950" calcext:value-type="float">
            <text:p>41950</text:p>
          </table:table-cell>
          <table:table-cell office:value-type="float" office:value="38.592" calcext:value-type="float">
            <text:p>38.592</text:p>
          </table:table-cell>
          <table:table-cell office:value-type="float" office:value="38.894" calcext:value-type="float">
            <text:p>38.894</text:p>
          </table:table-cell>
          <table:table-cell office:value-type="float" office:value="38.562" calcext:value-type="float">
            <text:p>38.562</text:p>
          </table:table-cell>
          <table:table-cell office:value-type="float" office:value="38.872" calcext:value-type="float">
            <text:p>38.872</text:p>
          </table:table-cell>
          <table:table-cell office:value-type="float" office:value="1800" calcext:value-type="float">
            <text:p>1800</text:p>
          </table:table-cell>
          <table:table-cell office:value-type="float" office:value="38.872" calcext:value-type="float">
            <text:p>38.872</text:p>
          </table:table-cell>
        </table:table-row>
        <table:table-row table:style-name="ro1">
          <table:table-cell office:value-type="string" calcext:value-type="string">
            <text:p>2014-11-06</text:p>
          </table:table-cell>
          <table:table-cell table:formula="of:=DATEVALUE([.A521])" office:value-type="float" office:value="41949" calcext:value-type="float">
            <text:p>41949</text:p>
          </table:table-cell>
          <table:table-cell office:value-type="float" office:value="37.711" calcext:value-type="float">
            <text:p>37.711</text:p>
          </table:table-cell>
          <table:table-cell office:value-type="float" office:value="38.529" calcext:value-type="float">
            <text:p>38.529</text:p>
          </table:table-cell>
          <table:table-cell office:value-type="float" office:value="37.55" calcext:value-type="float">
            <text:p>37.55</text:p>
          </table:table-cell>
          <table:table-cell office:value-type="float" office:value="38.293" calcext:value-type="float">
            <text:p>38.293</text:p>
          </table:table-cell>
          <table:table-cell office:value-type="float" office:value="400" calcext:value-type="float">
            <text:p>400</text:p>
          </table:table-cell>
          <table:table-cell office:value-type="float" office:value="38.293" calcext:value-type="float">
            <text:p>38.293</text:p>
          </table:table-cell>
        </table:table-row>
        <table:table-row table:style-name="ro1">
          <table:table-cell office:value-type="string" calcext:value-type="string">
            <text:p>2014-11-05</text:p>
          </table:table-cell>
          <table:table-cell table:formula="of:=DATEVALUE([.A522])" office:value-type="float" office:value="41948" calcext:value-type="float">
            <text:p>41948</text:p>
          </table:table-cell>
          <table:table-cell office:value-type="float" office:value="37.556" calcext:value-type="float">
            <text:p>37.556</text:p>
          </table:table-cell>
          <table:table-cell office:value-type="float" office:value="38.679" calcext:value-type="float">
            <text:p>38.679</text:p>
          </table:table-cell>
          <table:table-cell office:value-type="float" office:value="37.556" calcext:value-type="float">
            <text:p>37.556</text:p>
          </table:table-cell>
          <table:table-cell office:value-type="float" office:value="38.001" calcext:value-type="float">
            <text:p>38.001</text:p>
          </table:table-cell>
          <table:table-cell office:value-type="float" office:value="1300" calcext:value-type="float">
            <text:p>1300</text:p>
          </table:table-cell>
          <table:table-cell office:value-type="float" office:value="38.001" calcext:value-type="float">
            <text:p>38.001</text:p>
          </table:table-cell>
        </table:table-row>
        <table:table-row table:style-name="ro1">
          <table:table-cell office:value-type="string" calcext:value-type="string">
            <text:p>2014-11-04</text:p>
          </table:table-cell>
          <table:table-cell table:formula="of:=DATEVALUE([.A523])" office:value-type="float" office:value="41947" calcext:value-type="float">
            <text:p>41947</text:p>
          </table:table-cell>
          <table:table-cell office:value-type="float" office:value="36.971" calcext:value-type="float">
            <text:p>36.971</text:p>
          </table:table-cell>
          <table:table-cell office:value-type="float" office:value="37.374" calcext:value-type="float">
            <text:p>37.374</text:p>
          </table:table-cell>
          <table:table-cell office:value-type="float" office:value="36.544" calcext:value-type="float">
            <text:p>36.544</text:p>
          </table:table-cell>
          <table:table-cell office:value-type="float" office:value="37.184" calcext:value-type="float">
            <text:p>37.184</text:p>
          </table:table-cell>
          <table:table-cell office:value-type="float" office:value="4200" calcext:value-type="float">
            <text:p>4200</text:p>
          </table:table-cell>
          <table:table-cell office:value-type="float" office:value="37.184" calcext:value-type="float">
            <text:p>37.184</text:p>
          </table:table-cell>
        </table:table-row>
        <table:table-row table:style-name="ro1">
          <table:table-cell office:value-type="string" calcext:value-type="string">
            <text:p>2014-11-03</text:p>
          </table:table-cell>
          <table:table-cell table:formula="of:=DATEVALUE([.A524])" office:value-type="float" office:value="41946" calcext:value-type="float">
            <text:p>41946</text:p>
          </table:table-cell>
          <table:table-cell office:value-type="float" office:value="36.698" calcext:value-type="float">
            <text:p>36.698</text:p>
          </table:table-cell>
          <table:table-cell office:value-type="float" office:value="37.434" calcext:value-type="float">
            <text:p>37.434</text:p>
          </table:table-cell>
          <table:table-cell office:value-type="float" office:value="36.462" calcext:value-type="float">
            <text:p>36.462</text:p>
          </table:table-cell>
          <table:table-cell office:value-type="float" office:value="37.065" calcext:value-type="float">
            <text:p>37.065</text:p>
          </table:table-cell>
          <table:table-cell office:value-type="float" office:value="600" calcext:value-type="float">
            <text:p>600</text:p>
          </table:table-cell>
          <table:table-cell office:value-type="float" office:value="37.065" calcext:value-type="float">
            <text:p>37.065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table:formula="of:=DATEVALUE([.A525])" office:value-type="float" office:value="41943" calcext:value-type="float">
            <text:p>41943</text:p>
          </table:table-cell>
          <table:table-cell table:number-columns-repeated="2" office:value-type="float" office:value="36.92" calcext:value-type="float">
            <text:p>36.92</text:p>
          </table:table-cell>
          <table:table-cell office:value-type="float" office:value="36.387" calcext:value-type="float">
            <text:p>36.387</text:p>
          </table:table-cell>
          <table:table-cell office:value-type="float" office:value="36.663" calcext:value-type="float">
            <text:p>36.663</text:p>
          </table:table-cell>
          <table:table-cell office:value-type="float" office:value="800" calcext:value-type="float">
            <text:p>800</text:p>
          </table:table-cell>
          <table:table-cell office:value-type="float" office:value="36.663" calcext:value-type="float">
            <text:p>36.663</text:p>
          </table:table-cell>
        </table:table-row>
        <table:table-row table:style-name="ro1">
          <table:table-cell office:value-type="string" calcext:value-type="string">
            <text:p>2014-10-30</text:p>
          </table:table-cell>
          <table:table-cell table:formula="of:=DATEVALUE([.A526])" office:value-type="float" office:value="41942" calcext:value-type="float">
            <text:p>41942</text:p>
          </table:table-cell>
          <table:table-cell office:value-type="float" office:value="35.937" calcext:value-type="float">
            <text:p>35.937</text:p>
          </table:table-cell>
          <table:table-cell office:value-type="float" office:value="36.094" calcext:value-type="float">
            <text:p>36.094</text:p>
          </table:table-cell>
          <table:table-cell office:value-type="float" office:value="35.937" calcext:value-type="float">
            <text:p>35.937</text:p>
          </table:table-cell>
          <table:table-cell office:value-type="float" office:value="35.952" calcext:value-type="float">
            <text:p>35.952</text:p>
          </table:table-cell>
          <table:table-cell office:value-type="float" office:value="1200" calcext:value-type="float">
            <text:p>1200</text:p>
          </table:table-cell>
          <table:table-cell office:value-type="float" office:value="35.952" calcext:value-type="float">
            <text:p>35.952</text:p>
          </table:table-cell>
        </table:table-row>
        <table:table-row table:style-name="ro1">
          <table:table-cell office:value-type="string" calcext:value-type="string">
            <text:p>2014-10-29</text:p>
          </table:table-cell>
          <table:table-cell table:formula="of:=DATEVALUE([.A527])" office:value-type="float" office:value="41941" calcext:value-type="float">
            <text:p>41941</text:p>
          </table:table-cell>
          <table:table-cell table:number-columns-repeated="2" office:value-type="float" office:value="35.78" calcext:value-type="float">
            <text:p>35.78</text:p>
          </table:table-cell>
          <table:table-cell office:value-type="float" office:value="35.437" calcext:value-type="float">
            <text:p>35.437</text:p>
          </table:table-cell>
          <table:table-cell office:value-type="float" office:value="35.74" calcext:value-type="float">
            <text:p>35.74</text:p>
          </table:table-cell>
          <table:table-cell office:value-type="float" office:value="400" calcext:value-type="float">
            <text:p>400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string" calcext:value-type="string">
            <text:p>2014-10-28</text:p>
          </table:table-cell>
          <table:table-cell table:formula="of:=DATEVALUE([.A528])" office:value-type="float" office:value="41940" calcext:value-type="float">
            <text:p>41940</text:p>
          </table:table-cell>
          <table:table-cell office:value-type="float" office:value="35.152" calcext:value-type="float">
            <text:p>35.152</text:p>
          </table:table-cell>
          <table:table-cell office:value-type="float" office:value="36.1" calcext:value-type="float">
            <text:p>36.1</text:p>
          </table:table-cell>
          <table:table-cell office:value-type="float" office:value="35.152" calcext:value-type="float">
            <text:p>35.152</text:p>
          </table:table-cell>
          <table:table-cell office:value-type="float" office:value="36.057" calcext:value-type="float">
            <text:p>36.057</text:p>
          </table:table-cell>
          <table:table-cell office:value-type="float" office:value="1600" calcext:value-type="float">
            <text:p>1600</text:p>
          </table:table-cell>
          <table:table-cell office:value-type="float" office:value="36.057" calcext:value-type="float">
            <text:p>36.057</text:p>
          </table:table-cell>
        </table:table-row>
        <table:table-row table:style-name="ro1">
          <table:table-cell office:value-type="string" calcext:value-type="string">
            <text:p>2014-10-27</text:p>
          </table:table-cell>
          <table:table-cell table:formula="of:=DATEVALUE([.A529])" office:value-type="float" office:value="41939" calcext:value-type="float">
            <text:p>41939</text:p>
          </table:table-cell>
          <table:table-cell office:value-type="float" office:value="34.375" calcext:value-type="float">
            <text:p>34.375</text:p>
          </table:table-cell>
          <table:table-cell office:value-type="float" office:value="35.069" calcext:value-type="float">
            <text:p>35.069</text:p>
          </table:table-cell>
          <table:table-cell office:value-type="float" office:value="34.095" calcext:value-type="float">
            <text:p>34.095</text:p>
          </table:table-cell>
          <table:table-cell office:value-type="float" office:value="34.797" calcext:value-type="float">
            <text:p>34.797</text:p>
          </table:table-cell>
          <table:table-cell office:value-type="float" office:value="1000" calcext:value-type="float">
            <text:p>1000</text:p>
          </table:table-cell>
          <table:table-cell office:value-type="float" office:value="34.797" calcext:value-type="float">
            <text:p>34.797</text:p>
          </table:table-cell>
        </table:table-row>
        <table:table-row table:style-name="ro1">
          <table:table-cell office:value-type="string" calcext:value-type="string">
            <text:p>2014-10-24</text:p>
          </table:table-cell>
          <table:table-cell table:formula="of:=DATEVALUE([.A530])" office:value-type="float" office:value="41936" calcext:value-type="float">
            <text:p>41936</text:p>
          </table:table-cell>
          <table:table-cell office:value-type="float" office:value="33.177" calcext:value-type="float">
            <text:p>33.177</text:p>
          </table:table-cell>
          <table:table-cell office:value-type="float" office:value="34.09" calcext:value-type="float">
            <text:p>34.09</text:p>
          </table:table-cell>
          <table:table-cell office:value-type="float" office:value="33.177" calcext:value-type="float">
            <text:p>33.177</text:p>
          </table:table-cell>
          <table:table-cell office:value-type="float" office:value="34.09" calcext:value-type="float">
            <text:p>34.09</text:p>
          </table:table-cell>
          <table:table-cell office:value-type="float" office:value="1400" calcext:value-type="float">
            <text:p>1400</text:p>
          </table:table-cell>
          <table:table-cell office:value-type="float" office:value="34.09" calcext:value-type="float">
            <text:p>34.09</text:p>
          </table:table-cell>
        </table:table-row>
        <table:table-row table:style-name="ro1">
          <table:table-cell office:value-type="string" calcext:value-type="string">
            <text:p>2014-10-23</text:p>
          </table:table-cell>
          <table:table-cell table:formula="of:=DATEVALUE([.A531])" office:value-type="float" office:value="41935" calcext:value-type="float">
            <text:p>41935</text:p>
          </table:table-cell>
          <table:table-cell office:value-type="float" office:value="33.218" calcext:value-type="float">
            <text:p>33.218</text:p>
          </table:table-cell>
          <table:table-cell office:value-type="float" office:value="33.839" calcext:value-type="float">
            <text:p>33.839</text:p>
          </table:table-cell>
          <table:table-cell office:value-type="float" office:value="33.063" calcext:value-type="float">
            <text:p>33.063</text:p>
          </table:table-cell>
          <table:table-cell office:value-type="float" office:value="33.707" calcext:value-type="float">
            <text:p>33.707</text:p>
          </table:table-cell>
          <table:table-cell office:value-type="float" office:value="10300" calcext:value-type="float">
            <text:p>10300</text:p>
          </table:table-cell>
          <table:table-cell office:value-type="float" office:value="33.707" calcext:value-type="float">
            <text:p>33.707</text:p>
          </table:table-cell>
        </table:table-row>
        <table:table-row table:style-name="ro1">
          <table:table-cell office:value-type="string" calcext:value-type="string">
            <text:p>2014-10-22</text:p>
          </table:table-cell>
          <table:table-cell table:formula="of:=DATEVALUE([.A532])" office:value-type="float" office:value="41934" calcext:value-type="float">
            <text:p>41934</text:p>
          </table:table-cell>
          <table:table-cell office:value-type="float" office:value="32.51" calcext:value-type="float">
            <text:p>32.51</text:p>
          </table:table-cell>
          <table:table-cell office:value-type="float" office:value="33.819" calcext:value-type="float">
            <text:p>33.819</text:p>
          </table:table-cell>
          <table:table-cell office:value-type="float" office:value="32.42" calcext:value-type="float">
            <text:p>32.42</text:p>
          </table:table-cell>
          <table:table-cell office:value-type="float" office:value="33.5" calcext:value-type="float">
            <text:p>33.5</text:p>
          </table:table-cell>
          <table:table-cell office:value-type="float" office:value="14700" calcext:value-type="float">
            <text:p>14700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2014-10-21</text:p>
          </table:table-cell>
          <table:table-cell table:formula="of:=DATEVALUE([.A533])" office:value-type="float" office:value="41933" calcext:value-type="float">
            <text:p>41933</text:p>
          </table:table-cell>
          <table:table-cell office:value-type="float" office:value="30.544" calcext:value-type="float">
            <text:p>30.544</text:p>
          </table:table-cell>
          <table:table-cell office:value-type="float" office:value="31.481" calcext:value-type="float">
            <text:p>31.481</text:p>
          </table:table-cell>
          <table:table-cell office:value-type="float" office:value="30.544" calcext:value-type="float">
            <text:p>30.544</text:p>
          </table:table-cell>
          <table:table-cell office:value-type="float" office:value="31.481" calcext:value-type="float">
            <text:p>31.481</text:p>
          </table:table-cell>
          <table:table-cell office:value-type="float" office:value="0" calcext:value-type="float">
            <text:p>0</text:p>
          </table:table-cell>
          <table:table-cell office:value-type="float" office:value="31.481" calcext:value-type="float">
            <text:p>31.481</text:p>
          </table:table-cell>
        </table:table-row>
        <table:table-row table:style-name="ro1">
          <table:table-cell office:value-type="string" calcext:value-type="string">
            <text:p>2014-10-20</text:p>
          </table:table-cell>
          <table:table-cell table:formula="of:=DATEVALUE([.A534])" office:value-type="float" office:value="41932" calcext:value-type="float">
            <text:p>41932</text:p>
          </table:table-cell>
          <table:table-cell office:value-type="float" office:value="30.27" calcext:value-type="float">
            <text:p>30.27</text:p>
          </table:table-cell>
          <table:table-cell office:value-type="float" office:value="30.28" calcext:value-type="float">
            <text:p>30.28</text:p>
          </table:table-cell>
          <table:table-cell table:number-columns-repeated="2" office:value-type="float" office:value="29.997" calcext:value-type="float">
            <text:p>29.997</text:p>
          </table:table-cell>
          <table:table-cell office:value-type="float" office:value="0" calcext:value-type="float">
            <text:p>0</text:p>
          </table:table-cell>
          <table:table-cell office:value-type="float" office:value="29.997" calcext:value-type="float">
            <text:p>29.997</text:p>
          </table:table-cell>
        </table:table-row>
        <table:table-row table:style-name="ro1">
          <table:table-cell office:value-type="string" calcext:value-type="string">
            <text:p>2014-10-17</text:p>
          </table:table-cell>
          <table:table-cell table:formula="of:=DATEVALUE([.A535])" office:value-type="float" office:value="41929" calcext:value-type="float">
            <text:p>41929</text:p>
          </table:table-cell>
          <table:table-cell office:value-type="float" office:value="29.375" calcext:value-type="float">
            <text:p>29.375</text:p>
          </table:table-cell>
          <table:table-cell office:value-type="float" office:value="30.47" calcext:value-type="float">
            <text:p>30.47</text:p>
          </table:table-cell>
          <table:table-cell office:value-type="float" office:value="29.375" calcext:value-type="float">
            <text:p>29.375</text:p>
          </table:table-cell>
          <table:table-cell office:value-type="float" office:value="30.47" calcext:value-type="float">
            <text:p>30.47</text:p>
          </table:table-cell>
          <table:table-cell office:value-type="float" office:value="200" calcext:value-type="float">
            <text:p>200</text:p>
          </table:table-cell>
          <table:table-cell office:value-type="float" office:value="30.47" calcext:value-type="float">
            <text:p>30.47</text:p>
          </table:table-cell>
        </table:table-row>
        <table:table-row table:style-name="ro1">
          <table:table-cell office:value-type="string" calcext:value-type="string">
            <text:p>2014-10-16</text:p>
          </table:table-cell>
          <table:table-cell table:formula="of:=DATEVALUE([.A536])" office:value-type="float" office:value="41928" calcext:value-type="float">
            <text:p>41928</text:p>
          </table:table-cell>
          <table:table-cell office:value-type="float" office:value="29.025" calcext:value-type="float">
            <text:p>29.025</text:p>
          </table:table-cell>
          <table:table-cell office:value-type="float" office:value="29.79" calcext:value-type="float">
            <text:p>29.79</text:p>
          </table:table-cell>
          <table:table-cell office:value-type="float" office:value="28.905" calcext:value-type="float">
            <text:p>28.905</text:p>
          </table:table-cell>
          <table:table-cell office:value-type="float" office:value="29.79" calcext:value-type="float">
            <text:p>29.79</text:p>
          </table:table-cell>
          <table:table-cell office:value-type="float" office:value="900" calcext:value-type="float">
            <text:p>900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string" calcext:value-type="string">
            <text:p>2014-10-15</text:p>
          </table:table-cell>
          <table:table-cell table:formula="of:=DATEVALUE([.A537])" office:value-type="float" office:value="41927" calcext:value-type="float">
            <text:p>41927</text:p>
          </table:table-cell>
          <table:table-cell table:number-columns-repeated="2" office:value-type="float" office:value="30.171" calcext:value-type="float">
            <text:p>30.171</text:p>
          </table:table-cell>
          <table:table-cell office:value-type="float" office:value="28.364" calcext:value-type="float">
            <text:p>28.364</text:p>
          </table:table-cell>
          <table:table-cell office:value-type="float" office:value="29.283" calcext:value-type="float">
            <text:p>29.283</text:p>
          </table:table-cell>
          <table:table-cell office:value-type="float" office:value="1200" calcext:value-type="float">
            <text:p>1200</text:p>
          </table:table-cell>
          <table:table-cell office:value-type="float" office:value="29.283" calcext:value-type="float">
            <text:p>29.283</text:p>
          </table:table-cell>
        </table:table-row>
        <table:table-row table:style-name="ro1">
          <table:table-cell office:value-type="string" calcext:value-type="string">
            <text:p>2014-10-14</text:p>
          </table:table-cell>
          <table:table-cell table:formula="of:=DATEVALUE([.A538])" office:value-type="float" office:value="41926" calcext:value-type="float">
            <text:p>41926</text:p>
          </table:table-cell>
          <table:table-cell office:value-type="float" office:value="30.053" calcext:value-type="float">
            <text:p>30.053</text:p>
          </table:table-cell>
          <table:table-cell office:value-type="float" office:value="30.752" calcext:value-type="float">
            <text:p>30.752</text:p>
          </table:table-cell>
          <table:table-cell table:number-columns-repeated="2" office:value-type="float" office:value="29.82" calcext:value-type="float">
            <text:p>29.82</text:p>
          </table:table-cell>
          <table:table-cell office:value-type="float" office:value="800" calcext:value-type="float">
            <text:p>800</text:p>
          </table:table-cell>
          <table:table-cell office:value-type="float" office:value="29.82" calcext:value-type="float">
            <text:p>29.82</text:p>
          </table:table-cell>
        </table:table-row>
        <table:table-row table:style-name="ro1">
          <table:table-cell office:value-type="string" calcext:value-type="string">
            <text:p>2014-10-13</text:p>
          </table:table-cell>
          <table:table-cell table:formula="of:=DATEVALUE([.A539])" office:value-type="float" office:value="41925" calcext:value-type="float">
            <text:p>41925</text:p>
          </table:table-cell>
          <table:table-cell office:value-type="float" office:value="30.476" calcext:value-type="float">
            <text:p>30.476</text:p>
          </table:table-cell>
          <table:table-cell office:value-type="float" office:value="31.1" calcext:value-type="float">
            <text:p>31.1</text:p>
          </table:table-cell>
          <table:table-cell office:value-type="float" office:value="30.408" calcext:value-type="float">
            <text:p>30.408</text:p>
          </table:table-cell>
          <table:table-cell office:value-type="float" office:value="30.886" calcext:value-type="float">
            <text:p>30.886</text:p>
          </table:table-cell>
          <table:table-cell office:value-type="float" office:value="1000" calcext:value-type="float">
            <text:p>1000</text:p>
          </table:table-cell>
          <table:table-cell office:value-type="float" office:value="30.886" calcext:value-type="float">
            <text:p>30.886</text:p>
          </table:table-cell>
        </table:table-row>
        <table:table-row table:style-name="ro1">
          <table:table-cell office:value-type="string" calcext:value-type="string">
            <text:p>2014-10-10</text:p>
          </table:table-cell>
          <table:table-cell table:formula="of:=DATEVALUE([.A540])" office:value-type="float" office:value="41922" calcext:value-type="float">
            <text:p>41922</text:p>
          </table:table-cell>
          <table:table-cell office:value-type="float" office:value="32.121" calcext:value-type="float">
            <text:p>32.121</text:p>
          </table:table-cell>
          <table:table-cell office:value-type="float" office:value="32.26" calcext:value-type="float">
            <text:p>32.26</text:p>
          </table:table-cell>
          <table:table-cell office:value-type="float" office:value="31.553" calcext:value-type="float">
            <text:p>31.553</text:p>
          </table:table-cell>
          <table:table-cell office:value-type="float" office:value="31.717" calcext:value-type="float">
            <text:p>31.717</text:p>
          </table:table-cell>
          <table:table-cell office:value-type="float" office:value="800" calcext:value-type="float">
            <text:p>800</text:p>
          </table:table-cell>
          <table:table-cell office:value-type="float" office:value="31.717" calcext:value-type="float">
            <text:p>31.717</text:p>
          </table:table-cell>
        </table:table-row>
        <table:table-row table:style-name="ro1">
          <table:table-cell office:value-type="string" calcext:value-type="string">
            <text:p>2014-10-09</text:p>
          </table:table-cell>
          <table:table-cell table:formula="of:=DATEVALUE([.A541])" office:value-type="float" office:value="41921" calcext:value-type="float">
            <text:p>41921</text:p>
          </table:table-cell>
          <table:table-cell office:value-type="float" office:value="32.145" calcext:value-type="float">
            <text:p>32.145</text:p>
          </table:table-cell>
          <table:table-cell office:value-type="float" office:value="32.307" calcext:value-type="float">
            <text:p>32.307</text:p>
          </table:table-cell>
          <table:table-cell office:value-type="float" office:value="31.903" calcext:value-type="float">
            <text:p>31.903</text:p>
          </table:table-cell>
          <table:table-cell office:value-type="float" office:value="32.03" calcext:value-type="float">
            <text:p>32.03</text:p>
          </table:table-cell>
          <table:table-cell office:value-type="float" office:value="4300" calcext:value-type="float">
            <text:p>4300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2014-10-08</text:p>
          </table:table-cell>
          <table:table-cell table:formula="of:=DATEVALUE([.A542])" office:value-type="float" office:value="41920" calcext:value-type="float">
            <text:p>41920</text:p>
          </table:table-cell>
          <table:table-cell office:value-type="float" office:value="32.352" calcext:value-type="float">
            <text:p>32.352</text:p>
          </table:table-cell>
          <table:table-cell office:value-type="float" office:value="32.386" calcext:value-type="float">
            <text:p>32.386</text:p>
          </table:table-cell>
          <table:table-cell table:number-columns-repeated="2" office:value-type="float" office:value="31.822" calcext:value-type="float">
            <text:p>31.822</text:p>
          </table:table-cell>
          <table:table-cell office:value-type="float" office:value="1000" calcext:value-type="float">
            <text:p>1000</text:p>
          </table:table-cell>
          <table:table-cell office:value-type="float" office:value="31.822" calcext:value-type="float">
            <text:p>31.822</text:p>
          </table:table-cell>
        </table:table-row>
        <table:table-row table:style-name="ro1">
          <table:table-cell office:value-type="string" calcext:value-type="string">
            <text:p>2014-10-07</text:p>
          </table:table-cell>
          <table:table-cell table:formula="of:=DATEVALUE([.A543])" office:value-type="float" office:value="41919" calcext:value-type="float">
            <text:p>41919</text:p>
          </table:table-cell>
          <table:table-cell table:number-columns-repeated="2" office:value-type="float" office:value="32.751" calcext:value-type="float">
            <text:p>32.751</text:p>
          </table:table-cell>
          <table:table-cell table:number-columns-repeated="2" office:value-type="float" office:value="32.311" calcext:value-type="float">
            <text:p>32.311</text:p>
          </table:table-cell>
          <table:table-cell office:value-type="float" office:value="3200" calcext:value-type="float">
            <text:p>3200</text:p>
          </table:table-cell>
          <table:table-cell office:value-type="float" office:value="32.311" calcext:value-type="float">
            <text:p>32.311</text:p>
          </table:table-cell>
        </table:table-row>
        <table:table-row table:style-name="ro1">
          <table:table-cell office:value-type="string" calcext:value-type="string">
            <text:p>2014-10-06</text:p>
          </table:table-cell>
          <table:table-cell table:formula="of:=DATEVALUE([.A544])" office:value-type="float" office:value="41918" calcext:value-type="float">
            <text:p>41918</text:p>
          </table:table-cell>
          <table:table-cell office:value-type="float" office:value="32.81" calcext:value-type="float">
            <text:p>32.81</text:p>
          </table:table-cell>
          <table:table-cell office:value-type="float" office:value="33.06" calcext:value-type="float">
            <text:p>33.06</text:p>
          </table:table-cell>
          <table:table-cell office:value-type="float" office:value="32.715" calcext:value-type="float">
            <text:p>32.715</text:p>
          </table:table-cell>
          <table:table-cell office:value-type="float" office:value="32.895" calcext:value-type="float">
            <text:p>32.895</text:p>
          </table:table-cell>
          <table:table-cell office:value-type="float" office:value="4100" calcext:value-type="float">
            <text:p>4100</text:p>
          </table:table-cell>
          <table:table-cell office:value-type="float" office:value="32.895" calcext:value-type="float">
            <text:p>32.895</text:p>
          </table:table-cell>
        </table:table-row>
        <table:table-row table:style-name="ro1">
          <table:table-cell office:value-type="string" calcext:value-type="string">
            <text:p>2014-10-03</text:p>
          </table:table-cell>
          <table:table-cell table:formula="of:=DATEVALUE([.A545])" office:value-type="float" office:value="41915" calcext:value-type="float">
            <text:p>41915</text:p>
          </table:table-cell>
          <table:table-cell table:number-columns-repeated="4" office:value-type="float" office:value="31.749" calcext:value-type="float">
            <text:p>31.749</text:p>
          </table:table-cell>
          <table:table-cell office:value-type="float" office:value="0" calcext:value-type="float">
            <text:p>0</text:p>
          </table:table-cell>
          <table:table-cell office:value-type="float" office:value="31.749" calcext:value-type="float">
            <text:p>31.749</text:p>
          </table:table-cell>
        </table:table-row>
        <table:table-row table:style-name="ro1">
          <table:table-cell office:value-type="string" calcext:value-type="string">
            <text:p>2014-10-02</text:p>
          </table:table-cell>
          <table:table-cell table:formula="of:=DATEVALUE([.A546])" office:value-type="float" office:value="41914" calcext:value-type="float">
            <text:p>41914</text:p>
          </table:table-cell>
          <table:table-cell office:value-type="float" office:value="31.836" calcext:value-type="float">
            <text:p>31.836</text:p>
          </table:table-cell>
          <table:table-cell office:value-type="float" office:value="31.861" calcext:value-type="float">
            <text:p>31.861</text:p>
          </table:table-cell>
          <table:table-cell office:value-type="float" office:value="31.502" calcext:value-type="float">
            <text:p>31.502</text:p>
          </table:table-cell>
          <table:table-cell office:value-type="float" office:value="31.749" calcext:value-type="float">
            <text:p>31.749</text:p>
          </table:table-cell>
          <table:table-cell office:value-type="float" office:value="1600" calcext:value-type="float">
            <text:p>1600</text:p>
          </table:table-cell>
          <table:table-cell office:value-type="float" office:value="31.749" calcext:value-type="float">
            <text:p>31.749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table:formula="of:=DATEVALUE([.A547])" office:value-type="float" office:value="41913" calcext:value-type="float">
            <text:p>41913</text:p>
          </table:table-cell>
          <table:table-cell office:value-type="float" office:value="32.084" calcext:value-type="float">
            <text:p>32.084</text:p>
          </table:table-cell>
          <table:table-cell office:value-type="float" office:value="32.51" calcext:value-type="float">
            <text:p>32.51</text:p>
          </table:table-cell>
          <table:table-cell office:value-type="float" office:value="32.005" calcext:value-type="float">
            <text:p>32.005</text:p>
          </table:table-cell>
          <table:table-cell office:value-type="float" office:value="32.03" calcext:value-type="float">
            <text:p>32.03</text:p>
          </table:table-cell>
          <table:table-cell office:value-type="float" office:value="2100" calcext:value-type="float">
            <text:p>2100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table:formula="of:=DATEVALUE([.A548])" office:value-type="float" office:value="41912" calcext:value-type="float">
            <text:p>41912</text:p>
          </table:table-cell>
          <table:table-cell office:value-type="float" office:value="31.795" calcext:value-type="float">
            <text:p>31.795</text:p>
          </table:table-cell>
          <table:table-cell office:value-type="float" office:value="32.595" calcext:value-type="float">
            <text:p>32.595</text:p>
          </table:table-cell>
          <table:table-cell office:value-type="float" office:value="31.795" calcext:value-type="float">
            <text:p>31.795</text:p>
          </table:table-cell>
          <table:table-cell office:value-type="float" office:value="32.19" calcext:value-type="float">
            <text:p>32.19</text:p>
          </table:table-cell>
          <table:table-cell office:value-type="float" office:value="600" calcext:value-type="float">
            <text:p>600</text:p>
          </table:table-cell>
          <table:table-cell office:value-type="float" office:value="32.19" calcext:value-type="float">
            <text:p>32.19</text:p>
          </table:table-cell>
        </table:table-row>
        <table:table-row table:style-name="ro1">
          <table:table-cell office:value-type="string" calcext:value-type="string">
            <text:p>2014-09-29</text:p>
          </table:table-cell>
          <table:table-cell table:formula="of:=DATEVALUE([.A549])" office:value-type="float" office:value="41911" calcext:value-type="float">
            <text:p>41911</text:p>
          </table:table-cell>
          <table:table-cell office:value-type="float" office:value="31.86" calcext:value-type="float">
            <text:p>31.86</text:p>
          </table:table-cell>
          <table:table-cell office:value-type="float" office:value="32.355" calcext:value-type="float">
            <text:p>32.355</text:p>
          </table:table-cell>
          <table:table-cell office:value-type="float" office:value="31.725" calcext:value-type="float">
            <text:p>31.725</text:p>
          </table:table-cell>
          <table:table-cell office:value-type="float" office:value="32.025" calcext:value-type="float">
            <text:p>32.025</text:p>
          </table:table-cell>
          <table:table-cell office:value-type="float" office:value="2000" calcext:value-type="float">
            <text:p>2000</text:p>
          </table:table-cell>
          <table:table-cell office:value-type="float" office:value="32.025" calcext:value-type="float">
            <text:p>32.025</text:p>
          </table:table-cell>
        </table:table-row>
        <table:table-row table:style-name="ro1">
          <table:table-cell office:value-type="string" calcext:value-type="string">
            <text:p>2014-09-26</text:p>
          </table:table-cell>
          <table:table-cell table:formula="of:=DATEVALUE([.A550])" office:value-type="float" office:value="41908" calcext:value-type="float">
            <text:p>41908</text:p>
          </table:table-cell>
          <table:table-cell office:value-type="float" office:value="30.59" calcext:value-type="float">
            <text:p>30.59</text:p>
          </table:table-cell>
          <table:table-cell office:value-type="float" office:value="32.045" calcext:value-type="float">
            <text:p>32.045</text:p>
          </table:table-cell>
          <table:table-cell office:value-type="float" office:value="30.52" calcext:value-type="float">
            <text:p>30.52</text:p>
          </table:table-cell>
          <table:table-cell office:value-type="float" office:value="32.045" calcext:value-type="float">
            <text:p>32.045</text:p>
          </table:table-cell>
          <table:table-cell office:value-type="float" office:value="8200" calcext:value-type="float">
            <text:p>8200</text:p>
          </table:table-cell>
          <table:table-cell office:value-type="float" office:value="32.045" calcext:value-type="float">
            <text:p>32.045</text:p>
          </table:table-cell>
        </table:table-row>
        <table:table-row table:style-name="ro1">
          <table:table-cell office:value-type="string" calcext:value-type="string">
            <text:p>2014-09-25</text:p>
          </table:table-cell>
          <table:table-cell table:formula="of:=DATEVALUE([.A551])" office:value-type="float" office:value="41907" calcext:value-type="float">
            <text:p>41907</text:p>
          </table:table-cell>
          <table:table-cell office:value-type="float" office:value="31.12" calcext:value-type="float">
            <text:p>31.12</text:p>
          </table:table-cell>
          <table:table-cell office:value-type="float" office:value="31.46" calcext:value-type="float">
            <text:p>31.46</text:p>
          </table:table-cell>
          <table:table-cell office:value-type="float" office:value="30.52" calcext:value-type="float">
            <text:p>30.52</text:p>
          </table:table-cell>
          <table:table-cell office:value-type="float" office:value="30.54" calcext:value-type="float">
            <text:p>30.54</text:p>
          </table:table-cell>
          <table:table-cell office:value-type="float" office:value="5300" calcext:value-type="float">
            <text:p>5300</text:p>
          </table:table-cell>
          <table:table-cell office:value-type="float" office:value="30.54" calcext:value-type="float">
            <text:p>30.54</text:p>
          </table:table-cell>
        </table:table-row>
        <table:table-row table:style-name="ro1">
          <table:table-cell office:value-type="string" calcext:value-type="string">
            <text:p>2014-09-24</text:p>
          </table:table-cell>
          <table:table-cell table:formula="of:=DATEVALUE([.A552])" office:value-type="float" office:value="41906" calcext:value-type="float">
            <text:p>41906</text:p>
          </table:table-cell>
          <table:table-cell table:number-columns-repeated="2" office:value-type="float" office:value="30.325" calcext:value-type="float">
            <text:p>30.325</text:p>
          </table:table-cell>
          <table:table-cell office:value-type="float" office:value="30.225" calcext:value-type="float">
            <text:p>30.225</text:p>
          </table:table-cell>
          <table:table-cell office:value-type="float" office:value="30.31" calcext:value-type="float">
            <text:p>30.31</text:p>
          </table:table-cell>
          <table:table-cell office:value-type="float" office:value="300" calcext:value-type="float">
            <text:p>300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string" calcext:value-type="string">
            <text:p>2014-09-23</text:p>
          </table:table-cell>
          <table:table-cell table:formula="of:=DATEVALUE([.A553])" office:value-type="float" office:value="41905" calcext:value-type="float">
            <text:p>41905</text:p>
          </table:table-cell>
          <table:table-cell office:value-type="float" office:value="29.515" calcext:value-type="float">
            <text:p>29.515</text:p>
          </table:table-cell>
          <table:table-cell office:value-type="float" office:value="30.355" calcext:value-type="float">
            <text:p>30.355</text:p>
          </table:table-cell>
          <table:table-cell office:value-type="float" office:value="29.31" calcext:value-type="float">
            <text:p>29.31</text:p>
          </table:table-cell>
          <table:table-cell office:value-type="float" office:value="30.355" calcext:value-type="float">
            <text:p>30.355</text:p>
          </table:table-cell>
          <table:table-cell office:value-type="float" office:value="1300" calcext:value-type="float">
            <text:p>1300</text:p>
          </table:table-cell>
          <table:table-cell office:value-type="float" office:value="30.355" calcext:value-type="float">
            <text:p>30.355</text:p>
          </table:table-cell>
        </table:table-row>
        <table:table-row table:style-name="ro1">
          <table:table-cell office:value-type="string" calcext:value-type="string">
            <text:p>2014-09-22</text:p>
          </table:table-cell>
          <table:table-cell table:formula="of:=DATEVALUE([.A554])" office:value-type="float" office:value="41904" calcext:value-type="float">
            <text:p>41904</text:p>
          </table:table-cell>
          <table:table-cell office:value-type="float" office:value="31.53" calcext:value-type="float">
            <text:p>31.53</text:p>
          </table:table-cell>
          <table:table-cell office:value-type="float" office:value="31.64" calcext:value-type="float">
            <text:p>31.64</text:p>
          </table:table-cell>
          <table:table-cell table:number-columns-repeated="2" office:value-type="float" office:value="29.805" calcext:value-type="float">
            <text:p>29.805</text:p>
          </table:table-cell>
          <table:table-cell office:value-type="float" office:value="15700" calcext:value-type="float">
            <text:p>15700</text:p>
          </table:table-cell>
          <table:table-cell office:value-type="float" office:value="29.805" calcext:value-type="float">
            <text:p>29.805</text:p>
          </table:table-cell>
        </table:table-row>
        <table:table-row table:style-name="ro1">
          <table:table-cell office:value-type="string" calcext:value-type="string">
            <text:p>2014-09-19</text:p>
          </table:table-cell>
          <table:table-cell table:formula="of:=DATEVALUE([.A555])" office:value-type="float" office:value="41901" calcext:value-type="float">
            <text:p>41901</text:p>
          </table:table-cell>
          <table:table-cell office:value-type="float" office:value="33.19" calcext:value-type="float">
            <text:p>33.19</text:p>
          </table:table-cell>
          <table:table-cell office:value-type="float" office:value="33.55" calcext:value-type="float">
            <text:p>33.55</text:p>
          </table:table-cell>
          <table:table-cell office:value-type="float" office:value="30.96" calcext:value-type="float">
            <text:p>30.96</text:p>
          </table:table-cell>
          <table:table-cell office:value-type="float" office:value="31.615" calcext:value-type="float">
            <text:p>31.615</text:p>
          </table:table-cell>
          <table:table-cell office:value-type="float" office:value="28800" calcext:value-type="float">
            <text:p>28800</text:p>
          </table:table-cell>
          <table:table-cell office:value-type="float" office:value="31.615" calcext:value-type="float">
            <text:p>31.615</text:p>
          </table:table-cell>
        </table:table-row>
        <table:table-row table:style-name="ro1">
          <table:table-cell office:value-type="string" calcext:value-type="string">
            <text:p>2014-09-18</text:p>
          </table:table-cell>
          <table:table-cell table:formula="of:=DATEVALUE([.A556])" office:value-type="float" office:value="41900" calcext:value-type="float">
            <text:p>41900</text:p>
          </table:table-cell>
          <table:table-cell office:value-type="float" office:value="33.21" calcext:value-type="float">
            <text:p>33.21</text:p>
          </table:table-cell>
          <table:table-cell office:value-type="float" office:value="33.66" calcext:value-type="float">
            <text:p>33.66</text:p>
          </table:table-cell>
          <table:table-cell office:value-type="float" office:value="32.34" calcext:value-type="float">
            <text:p>32.34</text:p>
          </table:table-cell>
          <table:table-cell office:value-type="float" office:value="32.485" calcext:value-type="float">
            <text:p>32.485</text:p>
          </table:table-cell>
          <table:table-cell office:value-type="float" office:value="9900" calcext:value-type="float">
            <text:p>9900</text:p>
          </table:table-cell>
          <table:table-cell office:value-type="float" office:value="32.485" calcext:value-type="float">
            <text:p>32.485</text:p>
          </table:table-cell>
        </table:table-row>
        <table:table-row table:style-name="ro1">
          <table:table-cell office:value-type="string" calcext:value-type="string">
            <text:p>2014-09-17</text:p>
          </table:table-cell>
          <table:table-cell table:formula="of:=DATEVALUE([.A557])" office:value-type="float" office:value="41899" calcext:value-type="float">
            <text:p>41899</text:p>
          </table:table-cell>
          <table:table-cell office:value-type="float" office:value="33.02" calcext:value-type="float">
            <text:p>33.02</text:p>
          </table:table-cell>
          <table:table-cell office:value-type="float" office:value="33.105" calcext:value-type="float">
            <text:p>33.105</text:p>
          </table:table-cell>
          <table:table-cell office:value-type="float" office:value="32.675" calcext:value-type="float">
            <text:p>32.675</text:p>
          </table:table-cell>
          <table:table-cell office:value-type="float" office:value="33.105" calcext:value-type="float">
            <text:p>33.105</text:p>
          </table:table-cell>
          <table:table-cell office:value-type="float" office:value="7500" calcext:value-type="float">
            <text:p>7500</text:p>
          </table:table-cell>
          <table:table-cell office:value-type="float" office:value="33.105" calcext:value-type="float">
            <text:p>33.105</text:p>
          </table:table-cell>
        </table:table-row>
        <table:table-row table:style-name="ro1">
          <table:table-cell office:value-type="string" calcext:value-type="string">
            <text:p>2014-09-16</text:p>
          </table:table-cell>
          <table:table-cell table:formula="of:=DATEVALUE([.A558])" office:value-type="float" office:value="41898" calcext:value-type="float">
            <text:p>41898</text:p>
          </table:table-cell>
          <table:table-cell office:value-type="float" office:value="32.86" calcext:value-type="float">
            <text:p>32.86</text:p>
          </table:table-cell>
          <table:table-cell office:value-type="float" office:value="33.18" calcext:value-type="float">
            <text:p>33.18</text:p>
          </table:table-cell>
          <table:table-cell office:value-type="float" office:value="32.12" calcext:value-type="float">
            <text:p>32.12</text:p>
          </table:table-cell>
          <table:table-cell office:value-type="float" office:value="32.87" calcext:value-type="float">
            <text:p>32.87</text:p>
          </table:table-cell>
          <table:table-cell office:value-type="float" office:value="6300" calcext:value-type="float">
            <text:p>6300</text:p>
          </table:table-cell>
          <table:table-cell office:value-type="float" office:value="32.87" calcext:value-type="float">
            <text:p>32.87</text:p>
          </table:table-cell>
        </table:table-row>
        <table:table-row table:style-name="ro1">
          <table:table-cell office:value-type="string" calcext:value-type="string">
            <text:p>2014-09-15</text:p>
          </table:table-cell>
          <table:table-cell table:formula="of:=DATEVALUE([.A559])" office:value-type="float" office:value="41897" calcext:value-type="float">
            <text:p>41897</text:p>
          </table:table-cell>
          <table:table-cell office:value-type="float" office:value="33.255" calcext:value-type="float">
            <text:p>33.255</text:p>
          </table:table-cell>
          <table:table-cell office:value-type="float" office:value="34.19" calcext:value-type="float">
            <text:p>34.19</text:p>
          </table:table-cell>
          <table:table-cell office:value-type="float" office:value="32.77" calcext:value-type="float">
            <text:p>32.77</text:p>
          </table:table-cell>
          <table:table-cell office:value-type="float" office:value="33.165" calcext:value-type="float">
            <text:p>33.165</text:p>
          </table:table-cell>
          <table:table-cell office:value-type="float" office:value="44400" calcext:value-type="float">
            <text:p>44400</text:p>
          </table:table-cell>
          <table:table-cell office:value-type="float" office:value="33.165" calcext:value-type="float">
            <text:p>33.165</text:p>
          </table:table-cell>
        </table:table-row>
        <table:table-row table:style-name="ro1">
          <table:table-cell office:value-type="string" calcext:value-type="string">
            <text:p>2014-09-12</text:p>
          </table:table-cell>
          <table:table-cell table:formula="of:=DATEVALUE([.A560])" office:value-type="float" office:value="41894" calcext:value-type="float">
            <text:p>41894</text:p>
          </table:table-cell>
          <table:table-cell office:value-type="float" office:value="31.805" calcext:value-type="float">
            <text:p>31.805</text:p>
          </table:table-cell>
          <table:table-cell office:value-type="float" office:value="33.175" calcext:value-type="float">
            <text:p>33.175</text:p>
          </table:table-cell>
          <table:table-cell office:value-type="float" office:value="31.805" calcext:value-type="float">
            <text:p>31.805</text:p>
          </table:table-cell>
          <table:table-cell office:value-type="float" office:value="33.175" calcext:value-type="float">
            <text:p>33.175</text:p>
          </table:table-cell>
          <table:table-cell office:value-type="float" office:value="6600" calcext:value-type="float">
            <text:p>6600</text:p>
          </table:table-cell>
          <table:table-cell office:value-type="float" office:value="33.175" calcext:value-type="float">
            <text:p>33.175</text:p>
          </table:table-cell>
        </table:table-row>
        <table:table-row table:style-name="ro1">
          <table:table-cell office:value-type="string" calcext:value-type="string">
            <text:p>2014-09-11</text:p>
          </table:table-cell>
          <table:table-cell table:formula="of:=DATEVALUE([.A561])" office:value-type="float" office:value="41893" calcext:value-type="float">
            <text:p>41893</text:p>
          </table:table-cell>
          <table:table-cell office:value-type="float" office:value="31.735" calcext:value-type="float">
            <text:p>31.735</text:p>
          </table:table-cell>
          <table:table-cell office:value-type="float" office:value="32.19" calcext:value-type="float">
            <text:p>32.19</text:p>
          </table:table-cell>
          <table:table-cell office:value-type="float" office:value="31.665" calcext:value-type="float">
            <text:p>31.665</text:p>
          </table:table-cell>
          <table:table-cell office:value-type="float" office:value="31.91" calcext:value-type="float">
            <text:p>31.91</text:p>
          </table:table-cell>
          <table:table-cell office:value-type="float" office:value="5700" calcext:value-type="float">
            <text:p>5700</text:p>
          </table:table-cell>
          <table:table-cell office:value-type="float" office:value="31.91" calcext:value-type="float">
            <text:p>31.91</text:p>
          </table:table-cell>
        </table:table-row>
        <table:table-row table:style-name="ro1">
          <table:table-cell office:value-type="string" calcext:value-type="string">
            <text:p>2014-09-10</text:p>
          </table:table-cell>
          <table:table-cell table:formula="of:=DATEVALUE([.A562])" office:value-type="float" office:value="41892" calcext:value-type="float">
            <text:p>41892</text:p>
          </table:table-cell>
          <table:table-cell office:value-type="float" office:value="31.52" calcext:value-type="float">
            <text:p>31.52</text:p>
          </table:table-cell>
          <table:table-cell office:value-type="float" office:value="31.875" calcext:value-type="float">
            <text:p>31.875</text:p>
          </table:table-cell>
          <table:table-cell office:value-type="float" office:value="31.135" calcext:value-type="float">
            <text:p>31.135</text:p>
          </table:table-cell>
          <table:table-cell office:value-type="float" office:value="31.875" calcext:value-type="float">
            <text:p>31.875</text:p>
          </table:table-cell>
          <table:table-cell office:value-type="float" office:value="4000" calcext:value-type="float">
            <text:p>4000</text:p>
          </table:table-cell>
          <table:table-cell office:value-type="float" office:value="31.875" calcext:value-type="float">
            <text:p>31.875</text:p>
          </table:table-cell>
        </table:table-row>
        <table:table-row table:style-name="ro1">
          <table:table-cell office:value-type="string" calcext:value-type="string">
            <text:p>2014-09-09</text:p>
          </table:table-cell>
          <table:table-cell table:formula="of:=DATEVALUE([.A563])" office:value-type="float" office:value="41891" calcext:value-type="float">
            <text:p>41891</text:p>
          </table:table-cell>
          <table:table-cell office:value-type="float" office:value="32.25" calcext:value-type="float">
            <text:p>32.25</text:p>
          </table:table-cell>
          <table:table-cell office:value-type="float" office:value="32.65" calcext:value-type="float">
            <text:p>32.65</text:p>
          </table:table-cell>
          <table:table-cell table:number-columns-repeated="2" office:value-type="float" office:value="31.38" calcext:value-type="float">
            <text:p>31.38</text:p>
          </table:table-cell>
          <table:table-cell office:value-type="float" office:value="9300" calcext:value-type="float">
            <text:p>9300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string" calcext:value-type="string">
            <text:p>2014-09-08</text:p>
          </table:table-cell>
          <table:table-cell table:formula="of:=DATEVALUE([.A564])" office:value-type="float" office:value="41890" calcext:value-type="float">
            <text:p>41890</text:p>
          </table:table-cell>
          <table:table-cell office:value-type="float" office:value="31.245" calcext:value-type="float">
            <text:p>31.245</text:p>
          </table:table-cell>
          <table:table-cell office:value-type="float" office:value="32.21" calcext:value-type="float">
            <text:p>32.21</text:p>
          </table:table-cell>
          <table:table-cell office:value-type="float" office:value="31.025" calcext:value-type="float">
            <text:p>31.025</text:p>
          </table:table-cell>
          <table:table-cell office:value-type="float" office:value="32.21" calcext:value-type="float">
            <text:p>32.21</text:p>
          </table:table-cell>
          <table:table-cell office:value-type="float" office:value="16200" calcext:value-type="float">
            <text:p>16200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string" calcext:value-type="string">
            <text:p>2014-09-05</text:p>
          </table:table-cell>
          <table:table-cell table:formula="of:=DATEVALUE([.A565])" office:value-type="float" office:value="41887" calcext:value-type="float">
            <text:p>41887</text:p>
          </table:table-cell>
          <table:table-cell office:value-type="float" office:value="30.22" calcext:value-type="float">
            <text:p>30.22</text:p>
          </table:table-cell>
          <table:table-cell office:value-type="float" office:value="30.685" calcext:value-type="float">
            <text:p>30.685</text:p>
          </table:table-cell>
          <table:table-cell office:value-type="float" office:value="30.16" calcext:value-type="float">
            <text:p>30.16</text:p>
          </table:table-cell>
          <table:table-cell office:value-type="float" office:value="30.685" calcext:value-type="float">
            <text:p>30.685</text:p>
          </table:table-cell>
          <table:table-cell office:value-type="float" office:value="5300" calcext:value-type="float">
            <text:p>5300</text:p>
          </table:table-cell>
          <table:table-cell office:value-type="float" office:value="30.685" calcext:value-type="float">
            <text:p>30.685</text:p>
          </table:table-cell>
        </table:table-row>
        <table:table-row table:style-name="ro1">
          <table:table-cell office:value-type="string" calcext:value-type="string">
            <text:p>2014-09-04</text:p>
          </table:table-cell>
          <table:table-cell table:formula="of:=DATEVALUE([.A566])" office:value-type="float" office:value="41886" calcext:value-type="float">
            <text:p>41886</text:p>
          </table:table-cell>
          <table:table-cell office:value-type="float" office:value="29.48" calcext:value-type="float">
            <text:p>29.48</text:p>
          </table:table-cell>
          <table:table-cell office:value-type="float" office:value="30.24" calcext:value-type="float">
            <text:p>30.24</text:p>
          </table:table-cell>
          <table:table-cell office:value-type="float" office:value="29.415" calcext:value-type="float">
            <text:p>29.415</text:p>
          </table:table-cell>
          <table:table-cell office:value-type="float" office:value="30.24" calcext:value-type="float">
            <text:p>30.24</text:p>
          </table:table-cell>
          <table:table-cell office:value-type="float" office:value="2200" calcext:value-type="float">
            <text:p>2200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string" calcext:value-type="string">
            <text:p>2014-09-03</text:p>
          </table:table-cell>
          <table:table-cell table:formula="of:=DATEVALUE([.A567])" office:value-type="float" office:value="41885" calcext:value-type="float">
            <text:p>41885</text:p>
          </table:table-cell>
          <table:table-cell office:value-type="float" office:value="30.135" calcext:value-type="float">
            <text:p>30.135</text:p>
          </table:table-cell>
          <table:table-cell office:value-type="float" office:value="30.24" calcext:value-type="float">
            <text:p>30.24</text:p>
          </table:table-cell>
          <table:table-cell table:number-columns-repeated="2" office:value-type="float" office:value="29.925" calcext:value-type="float">
            <text:p>29.925</text:p>
          </table:table-cell>
          <table:table-cell office:value-type="float" office:value="1200" calcext:value-type="float">
            <text:p>1200</text:p>
          </table:table-cell>
          <table:table-cell office:value-type="float" office:value="29.925" calcext:value-type="float">
            <text:p>29.925</text:p>
          </table:table-cell>
        </table:table-row>
        <table:table-row table:style-name="ro1">
          <table:table-cell office:value-type="string" calcext:value-type="string">
            <text:p>2014-09-02</text:p>
          </table:table-cell>
          <table:table-cell table:formula="of:=DATEVALUE([.A568])" office:value-type="float" office:value="41884" calcext:value-type="float">
            <text:p>41884</text:p>
          </table:table-cell>
          <table:table-cell office:value-type="float" office:value="29.37" calcext:value-type="float">
            <text:p>29.37</text:p>
          </table:table-cell>
          <table:table-cell office:value-type="float" office:value="30.05" calcext:value-type="float">
            <text:p>30.05</text:p>
          </table:table-cell>
          <table:table-cell office:value-type="float" office:value="29.37" calcext:value-type="float">
            <text:p>29.37</text:p>
          </table:table-cell>
          <table:table-cell office:value-type="float" office:value="29.705" calcext:value-type="float">
            <text:p>29.705</text:p>
          </table:table-cell>
          <table:table-cell office:value-type="float" office:value="11400" calcext:value-type="float">
            <text:p>11400</text:p>
          </table:table-cell>
          <table:table-cell office:value-type="float" office:value="29.705" calcext:value-type="float">
            <text:p>29.705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table:formula="of:=DATEVALUE([.A569])" office:value-type="float" office:value="41883" calcext:value-type="float">
            <text:p>41883</text:p>
          </table:table-cell>
          <table:table-cell office:value-type="float" office:value="29.26" calcext:value-type="float">
            <text:p>29.26</text:p>
          </table:table-cell>
          <table:table-cell office:value-type="float" office:value="29.845" calcext:value-type="float">
            <text:p>29.845</text:p>
          </table:table-cell>
          <table:table-cell office:value-type="float" office:value="29.26" calcext:value-type="float">
            <text:p>29.26</text:p>
          </table:table-cell>
          <table:table-cell office:value-type="float" office:value="29.845" calcext:value-type="float">
            <text:p>29.845</text:p>
          </table:table-cell>
          <table:table-cell office:value-type="float" office:value="7100" calcext:value-type="float">
            <text:p>7100</text:p>
          </table:table-cell>
          <table:table-cell office:value-type="float" office:value="29.845" calcext:value-type="float">
            <text:p>29.845</text:p>
          </table:table-cell>
        </table:table-row>
        <table:table-row table:style-name="ro1">
          <table:table-cell office:value-type="string" calcext:value-type="string">
            <text:p>2014-08-29</text:p>
          </table:table-cell>
          <table:table-cell table:formula="of:=DATEVALUE([.A570])" office:value-type="float" office:value="41880" calcext:value-type="float">
            <text:p>41880</text:p>
          </table:table-cell>
          <table:table-cell table:number-columns-repeated="4" office:value-type="float" office:value="29.1" calcext:value-type="float">
            <text:p>29.1</text:p>
          </table:table-cell>
          <table:table-cell office:value-type="float" office:value="0" calcext:value-type="float">
            <text:p>0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14-08-28</text:p>
          </table:table-cell>
          <table:table-cell table:formula="of:=DATEVALUE([.A571])" office:value-type="float" office:value="41879" calcext:value-type="float">
            <text:p>41879</text:p>
          </table:table-cell>
          <table:table-cell office:value-type="float" office:value="28.885" calcext:value-type="float">
            <text:p>28.885</text:p>
          </table:table-cell>
          <table:table-cell office:value-type="float" office:value="29.12" calcext:value-type="float">
            <text:p>29.12</text:p>
          </table:table-cell>
          <table:table-cell office:value-type="float" office:value="28.885" calcext:value-type="float">
            <text:p>28.885</text:p>
          </table:table-cell>
          <table:table-cell office:value-type="float" office:value="29.12" calcext:value-type="float">
            <text:p>29.12</text:p>
          </table:table-cell>
          <table:table-cell office:value-type="float" office:value="1800" calcext:value-type="float">
            <text:p>1800</text:p>
          </table:table-cell>
          <table:table-cell office:value-type="float" office:value="29.12" calcext:value-type="float">
            <text:p>29.12</text:p>
          </table:table-cell>
        </table:table-row>
        <table:table-row table:style-name="ro1">
          <table:table-cell office:value-type="string" calcext:value-type="string">
            <text:p>2014-08-27</text:p>
          </table:table-cell>
          <table:table-cell table:formula="of:=DATEVALUE([.A572])" office:value-type="float" office:value="41878" calcext:value-type="float">
            <text:p>41878</text:p>
          </table:table-cell>
          <table:table-cell office:value-type="float" office:value="28.635" calcext:value-type="float">
            <text:p>28.635</text:p>
          </table:table-cell>
          <table:table-cell office:value-type="float" office:value="29.225" calcext:value-type="float">
            <text:p>29.225</text:p>
          </table:table-cell>
          <table:table-cell office:value-type="float" office:value="28.635" calcext:value-type="float">
            <text:p>28.635</text:p>
          </table:table-cell>
          <table:table-cell office:value-type="float" office:value="28.935" calcext:value-type="float">
            <text:p>28.935</text:p>
          </table:table-cell>
          <table:table-cell office:value-type="float" office:value="2200" calcext:value-type="float">
            <text:p>2200</text:p>
          </table:table-cell>
          <table:table-cell office:value-type="float" office:value="28.935" calcext:value-type="float">
            <text:p>28.935</text:p>
          </table:table-cell>
        </table:table-row>
        <table:table-row table:style-name="ro1">
          <table:table-cell office:value-type="string" calcext:value-type="string">
            <text:p>2014-08-26</text:p>
          </table:table-cell>
          <table:table-cell table:formula="of:=DATEVALUE([.A573])" office:value-type="float" office:value="41877" calcext:value-type="float">
            <text:p>41877</text:p>
          </table:table-cell>
          <table:table-cell office:value-type="float" office:value="28.405" calcext:value-type="float">
            <text:p>28.405</text:p>
          </table:table-cell>
          <table:table-cell office:value-type="float" office:value="28.59" calcext:value-type="float">
            <text:p>28.59</text:p>
          </table:table-cell>
          <table:table-cell office:value-type="float" office:value="28.405" calcext:value-type="float">
            <text:p>28.405</text:p>
          </table:table-cell>
          <table:table-cell office:value-type="float" office:value="28.57" calcext:value-type="float">
            <text:p>28.57</text:p>
          </table:table-cell>
          <table:table-cell office:value-type="float" office:value="900" calcext:value-type="float">
            <text:p>900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2014-08-25</text:p>
          </table:table-cell>
          <table:table-cell table:formula="of:=DATEVALUE([.A574])" office:value-type="float" office:value="41876" calcext:value-type="float">
            <text:p>41876</text:p>
          </table:table-cell>
          <table:table-cell office:value-type="float" office:value="28.9" calcext:value-type="float">
            <text:p>28.9</text:p>
          </table:table-cell>
          <table:table-cell office:value-type="float" office:value="29.005" calcext:value-type="float">
            <text:p>29.005</text:p>
          </table:table-cell>
          <table:table-cell table:number-columns-repeated="2" office:value-type="float" office:value="28.595" calcext:value-type="float">
            <text:p>28.595</text:p>
          </table:table-cell>
          <table:table-cell office:value-type="float" office:value="2500" calcext:value-type="float">
            <text:p>2500</text:p>
          </table:table-cell>
          <table:table-cell office:value-type="float" office:value="28.595" calcext:value-type="float">
            <text:p>28.595</text:p>
          </table:table-cell>
        </table:table-row>
        <table:table-row table:style-name="ro1">
          <table:table-cell office:value-type="string" calcext:value-type="string">
            <text:p>2014-08-22</text:p>
          </table:table-cell>
          <table:table-cell table:formula="of:=DATEVALUE([.A575])" office:value-type="float" office:value="41873" calcext:value-type="float">
            <text:p>41873</text:p>
          </table:table-cell>
          <table:table-cell office:value-type="float" office:value="28.265" calcext:value-type="float">
            <text:p>28.265</text:p>
          </table:table-cell>
          <table:table-cell office:value-type="float" office:value="28.69" calcext:value-type="float">
            <text:p>28.69</text:p>
          </table:table-cell>
          <table:table-cell office:value-type="float" office:value="28.265" calcext:value-type="float">
            <text:p>28.265</text:p>
          </table:table-cell>
          <table:table-cell office:value-type="float" office:value="28.69" calcext:value-type="float">
            <text:p>28.69</text:p>
          </table:table-cell>
          <table:table-cell office:value-type="float" office:value="1100" calcext:value-type="float">
            <text:p>1100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 office:value-type="string" calcext:value-type="string">
            <text:p>2014-08-21</text:p>
          </table:table-cell>
          <table:table-cell table:formula="of:=DATEVALUE([.A576])" office:value-type="float" office:value="41872" calcext:value-type="float">
            <text:p>41872</text:p>
          </table:table-cell>
          <table:table-cell office:value-type="float" office:value="28.21" calcext:value-type="float">
            <text:p>28.21</text:p>
          </table:table-cell>
          <table:table-cell office:value-type="float" office:value="28.495" calcext:value-type="float">
            <text:p>28.495</text:p>
          </table:table-cell>
          <table:table-cell office:value-type="float" office:value="28.21" calcext:value-type="float">
            <text:p>28.21</text:p>
          </table:table-cell>
          <table:table-cell office:value-type="float" office:value="28.495" calcext:value-type="float">
            <text:p>28.495</text:p>
          </table:table-cell>
          <table:table-cell office:value-type="float" office:value="2600" calcext:value-type="float">
            <text:p>2600</text:p>
          </table:table-cell>
          <table:table-cell office:value-type="float" office:value="28.495" calcext:value-type="float">
            <text:p>28.495</text:p>
          </table:table-cell>
        </table:table-row>
        <table:table-row table:style-name="ro1">
          <table:table-cell office:value-type="string" calcext:value-type="string">
            <text:p>2014-08-20</text:p>
          </table:table-cell>
          <table:table-cell table:formula="of:=DATEVALUE([.A577])" office:value-type="float" office:value="41871" calcext:value-type="float">
            <text:p>41871</text:p>
          </table:table-cell>
          <table:table-cell office:value-type="float" office:value="28.29" calcext:value-type="float">
            <text:p>28.29</text:p>
          </table:table-cell>
          <table:table-cell office:value-type="float" office:value="28.375" calcext:value-type="float">
            <text:p>28.375</text:p>
          </table:table-cell>
          <table:table-cell table:number-columns-repeated="2" office:value-type="float" office:value="28.26" calcext:value-type="float">
            <text:p>28.26</text:p>
          </table:table-cell>
          <table:table-cell office:value-type="float" office:value="600" calcext:value-type="float">
            <text:p>600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string" calcext:value-type="string">
            <text:p>2014-08-19</text:p>
          </table:table-cell>
          <table:table-cell table:formula="of:=DATEVALUE([.A578])" office:value-type="float" office:value="41870" calcext:value-type="float">
            <text:p>41870</text:p>
          </table:table-cell>
          <table:table-cell office:value-type="float" office:value="27.94" calcext:value-type="float">
            <text:p>27.94</text:p>
          </table:table-cell>
          <table:table-cell office:value-type="float" office:value="28.38" calcext:value-type="float">
            <text:p>28.38</text:p>
          </table:table-cell>
          <table:table-cell office:value-type="float" office:value="27.94" calcext:value-type="float">
            <text:p>27.94</text:p>
          </table:table-cell>
          <table:table-cell office:value-type="float" office:value="28.38" calcext:value-type="float">
            <text:p>28.38</text:p>
          </table:table-cell>
          <table:table-cell office:value-type="float" office:value="11200" calcext:value-type="float">
            <text:p>1120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string" calcext:value-type="string">
            <text:p>2014-08-18</text:p>
          </table:table-cell>
          <table:table-cell table:formula="of:=DATEVALUE([.A579])" office:value-type="float" office:value="41869" calcext:value-type="float">
            <text:p>41869</text:p>
          </table:table-cell>
          <table:table-cell office:value-type="float" office:value="27.285" calcext:value-type="float">
            <text:p>27.285</text:p>
          </table:table-cell>
          <table:table-cell office:value-type="float" office:value="28.11" calcext:value-type="float">
            <text:p>28.11</text:p>
          </table:table-cell>
          <table:table-cell office:value-type="float" office:value="27.285" calcext:value-type="float">
            <text:p>27.285</text:p>
          </table:table-cell>
          <table:table-cell office:value-type="float" office:value="28.045" calcext:value-type="float">
            <text:p>28.045</text:p>
          </table:table-cell>
          <table:table-cell office:value-type="float" office:value="2400" calcext:value-type="float">
            <text:p>2400</text:p>
          </table:table-cell>
          <table:table-cell office:value-type="float" office:value="28.045" calcext:value-type="float">
            <text:p>28.045</text:p>
          </table:table-cell>
        </table:table-row>
        <table:table-row table:style-name="ro1">
          <table:table-cell office:value-type="string" calcext:value-type="string">
            <text:p>2014-08-15</text:p>
          </table:table-cell>
          <table:table-cell table:formula="of:=DATEVALUE([.A580])" office:value-type="float" office:value="41866" calcext:value-type="float">
            <text:p>41866</text:p>
          </table:table-cell>
          <table:table-cell office:value-type="float" office:value="27.155" calcext:value-type="float">
            <text:p>27.155</text:p>
          </table:table-cell>
          <table:table-cell office:value-type="float" office:value="27.185" calcext:value-type="float">
            <text:p>27.185</text:p>
          </table:table-cell>
          <table:table-cell table:number-columns-repeated="2" office:value-type="float" office:value="27.07" calcext:value-type="float">
            <text:p>27.07</text:p>
          </table:table-cell>
          <table:table-cell office:value-type="float" office:value="600" calcext:value-type="float">
            <text:p>600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string" calcext:value-type="string">
            <text:p>2014-08-14</text:p>
          </table:table-cell>
          <table:table-cell table:formula="of:=DATEVALUE([.A581])" office:value-type="float" office:value="41865" calcext:value-type="float">
            <text:p>41865</text:p>
          </table:table-cell>
          <table:table-cell office:value-type="float" office:value="27.035" calcext:value-type="float">
            <text:p>27.035</text:p>
          </table:table-cell>
          <table:table-cell office:value-type="float" office:value="27.175" calcext:value-type="float">
            <text:p>27.1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7.175" calcext:value-type="float">
            <text:p>27.175</text:p>
          </table:table-cell>
          <table:table-cell office:value-type="float" office:value="300" calcext:value-type="float">
            <text:p>300</text:p>
          </table:table-cell>
          <table:table-cell office:value-type="float" office:value="27.175" calcext:value-type="float">
            <text:p>27.175</text:p>
          </table:table-cell>
        </table:table-row>
        <table:table-row table:style-name="ro1">
          <table:table-cell office:value-type="string" calcext:value-type="string">
            <text:p>2014-08-13</text:p>
          </table:table-cell>
          <table:table-cell table:formula="of:=DATEVALUE([.A582])" office:value-type="float" office:value="41864" calcext:value-type="float">
            <text:p>41864</text:p>
          </table:table-cell>
          <table:table-cell office:value-type="float" office:value="26.535" calcext:value-type="float">
            <text:p>26.535</text:p>
          </table:table-cell>
          <table:table-cell office:value-type="float" office:value="26.92" calcext:value-type="float">
            <text:p>26.92</text:p>
          </table:table-cell>
          <table:table-cell office:value-type="float" office:value="26.535" calcext:value-type="float">
            <text:p>26.535</text:p>
          </table:table-cell>
          <table:table-cell office:value-type="float" office:value="26.92" calcext:value-type="float">
            <text:p>26.92</text:p>
          </table:table-cell>
          <table:table-cell office:value-type="float" office:value="400" calcext:value-type="float">
            <text:p>400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2014-08-12</text:p>
          </table:table-cell>
          <table:table-cell table:formula="of:=DATEVALUE([.A583])" office:value-type="float" office:value="41863" calcext:value-type="float">
            <text:p>41863</text:p>
          </table:table-cell>
          <table:table-cell office:value-type="float" office:value="26.715" calcext:value-type="float">
            <text:p>26.715</text:p>
          </table:table-cell>
          <table:table-cell office:value-type="float" office:value="26.895" calcext:value-type="float">
            <text:p>26.895</text:p>
          </table:table-cell>
          <table:table-cell office:value-type="float" office:value="26.715" calcext:value-type="float">
            <text:p>26.715</text:p>
          </table:table-cell>
          <table:table-cell office:value-type="float" office:value="26.865" calcext:value-type="float">
            <text:p>26.865</text:p>
          </table:table-cell>
          <table:table-cell office:value-type="float" office:value="500" calcext:value-type="float">
            <text:p>500</text:p>
          </table:table-cell>
          <table:table-cell office:value-type="float" office:value="26.865" calcext:value-type="float">
            <text:p>26.865</text:p>
          </table:table-cell>
        </table:table-row>
        <table:table-row table:style-name="ro1">
          <table:table-cell office:value-type="string" calcext:value-type="string">
            <text:p>2014-08-11</text:p>
          </table:table-cell>
          <table:table-cell table:formula="of:=DATEVALUE([.A584])" office:value-type="float" office:value="41862" calcext:value-type="float">
            <text:p>41862</text:p>
          </table:table-cell>
          <table:table-cell office:value-type="float" office:value="26.735" calcext:value-type="float">
            <text:p>26.735</text:p>
          </table:table-cell>
          <table:table-cell office:value-type="float" office:value="27.015" calcext:value-type="float">
            <text:p>27.015</text:p>
          </table:table-cell>
          <table:table-cell office:value-type="float" office:value="26.735" calcext:value-type="float">
            <text:p>26.735</text:p>
          </table:table-cell>
          <table:table-cell office:value-type="float" office:value="27.015" calcext:value-type="float">
            <text:p>27.015</text:p>
          </table:table-cell>
          <table:table-cell office:value-type="float" office:value="4000" calcext:value-type="float">
            <text:p>4000</text:p>
          </table:table-cell>
          <table:table-cell office:value-type="float" office:value="27.015" calcext:value-type="float">
            <text:p>27.015</text:p>
          </table:table-cell>
        </table:table-row>
        <table:table-row table:style-name="ro1">
          <table:table-cell office:value-type="string" calcext:value-type="string">
            <text:p>2014-08-08</text:p>
          </table:table-cell>
          <table:table-cell table:formula="of:=DATEVALUE([.A585])" office:value-type="float" office:value="41859" calcext:value-type="float">
            <text:p>41859</text:p>
          </table:table-cell>
          <table:table-cell office:value-type="float" office:value="26.365" calcext:value-type="float">
            <text:p>26.365</text:p>
          </table:table-cell>
          <table:table-cell office:value-type="float" office:value="26.655" calcext:value-type="float">
            <text:p>26.655</text:p>
          </table:table-cell>
          <table:table-cell office:value-type="float" office:value="26.365" calcext:value-type="float">
            <text:p>26.365</text:p>
          </table:table-cell>
          <table:table-cell office:value-type="float" office:value="26.47" calcext:value-type="float">
            <text:p>26.47</text:p>
          </table:table-cell>
          <table:table-cell office:value-type="float" office:value="1300" calcext:value-type="float">
            <text:p>1300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2014-08-07</text:p>
          </table:table-cell>
          <table:table-cell table:formula="of:=DATEVALUE([.A586])" office:value-type="float" office:value="41858" calcext:value-type="float">
            <text:p>41858</text:p>
          </table:table-cell>
          <table:table-cell office:value-type="float" office:value="26.695" calcext:value-type="float">
            <text:p>26.695</text:p>
          </table:table-cell>
          <table:table-cell office:value-type="float" office:value="26.82" calcext:value-type="float">
            <text:p>26.82</text:p>
          </table:table-cell>
          <table:table-cell table:number-columns-repeated="2" office:value-type="float" office:value="26.62" calcext:value-type="float">
            <text:p>26.62</text:p>
          </table:table-cell>
          <table:table-cell office:value-type="float" office:value="1000" calcext:value-type="float">
            <text:p>1000</text:p>
          </table:table-cell>
          <table:table-cell office:value-type="float" office:value="26.62" calcext:value-type="float">
            <text:p>26.62</text:p>
          </table:table-cell>
        </table:table-row>
        <table:table-row table:style-name="ro1">
          <table:table-cell office:value-type="string" calcext:value-type="string">
            <text:p>2014-08-06</text:p>
          </table:table-cell>
          <table:table-cell table:formula="of:=DATEVALUE([.A587])" office:value-type="float" office:value="41857" calcext:value-type="float">
            <text:p>41857</text:p>
          </table:table-cell>
          <table:table-cell office:value-type="float" office:value="26.7" calcext:value-type="float">
            <text:p>26.7</text:p>
          </table:table-cell>
          <table:table-cell office:value-type="float" office:value="26.88" calcext:value-type="float">
            <text:p>26.88</text:p>
          </table:table-cell>
          <table:table-cell office:value-type="float" office:value="26.68" calcext:value-type="float">
            <text:p>26.68</text:p>
          </table:table-cell>
          <table:table-cell office:value-type="float" office:value="26.755" calcext:value-type="float">
            <text:p>26.755</text:p>
          </table:table-cell>
          <table:table-cell office:value-type="float" office:value="700" calcext:value-type="float">
            <text:p>700</text:p>
          </table:table-cell>
          <table:table-cell office:value-type="float" office:value="26.755" calcext:value-type="float">
            <text:p>26.755</text:p>
          </table:table-cell>
        </table:table-row>
        <table:table-row table:style-name="ro1">
          <table:table-cell office:value-type="string" calcext:value-type="string">
            <text:p>2014-08-05</text:p>
          </table:table-cell>
          <table:table-cell table:formula="of:=DATEVALUE([.A588])" office:value-type="float" office:value="41856" calcext:value-type="float">
            <text:p>41856</text:p>
          </table:table-cell>
          <table:table-cell office:value-type="float" office:value="26.935" calcext:value-type="float">
            <text:p>26.935</text:p>
          </table:table-cell>
          <table:table-cell office:value-type="float" office:value="27.235" calcext:value-type="float">
            <text:p>27.235</text:p>
          </table:table-cell>
          <table:table-cell office:value-type="float" office:value="26.82" calcext:value-type="float">
            <text:p>26.82</text:p>
          </table:table-cell>
          <table:table-cell office:value-type="float" office:value="26.95" calcext:value-type="float">
            <text:p>26.95</text:p>
          </table:table-cell>
          <table:table-cell office:value-type="float" office:value="1400" calcext:value-type="float">
            <text:p>1400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string" calcext:value-type="string">
            <text:p>2014-08-04</text:p>
          </table:table-cell>
          <table:table-cell table:formula="of:=DATEVALUE([.A589])" office:value-type="float" office:value="41855" calcext:value-type="float">
            <text:p>41855</text:p>
          </table:table-cell>
          <table:table-cell office:value-type="float" office:value="26.54" calcext:value-type="float">
            <text:p>26.54</text:p>
          </table:table-cell>
          <table:table-cell office:value-type="float" office:value="26.55" calcext:value-type="float">
            <text:p>26.55</text:p>
          </table:table-cell>
          <table:table-cell office:value-type="float" office:value="26.505" calcext:value-type="float">
            <text:p>26.505</text:p>
          </table:table-cell>
          <table:table-cell office:value-type="float" office:value="26.55" calcext:value-type="float">
            <text:p>26.55</text:p>
          </table:table-cell>
          <table:table-cell office:value-type="float" office:value="300" calcext:value-type="float">
            <text:p>30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table:formula="of:=DATEVALUE([.A590])" office:value-type="float" office:value="41852" calcext:value-type="float">
            <text:p>41852</text:p>
          </table:table-cell>
          <table:table-cell table:number-columns-repeated="2" office:value-type="float" office:value="26.715" calcext:value-type="float">
            <text:p>26.715</text:p>
          </table:table-cell>
          <table:table-cell office:value-type="float" office:value="26.43" calcext:value-type="float">
            <text:p>26.43</text:p>
          </table:table-cell>
          <table:table-cell office:value-type="float" office:value="26.5" calcext:value-type="float">
            <text:p>26.5</text:p>
          </table:table-cell>
          <table:table-cell office:value-type="float" office:value="1300" calcext:value-type="float">
            <text:p>130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table:formula="of:=DATEVALUE([.A591])" office:value-type="float" office:value="41851" calcext:value-type="float">
            <text:p>41851</text:p>
          </table:table-cell>
          <table:table-cell table:number-columns-repeated="2" office:value-type="float" office:value="27.205" calcext:value-type="float">
            <text:p>27.205</text:p>
          </table:table-cell>
          <table:table-cell office:value-type="float" office:value="27" calcext:value-type="float">
            <text:p>27</text:p>
          </table:table-cell>
          <table:table-cell office:value-type="float" office:value="27.115" calcext:value-type="float">
            <text:p>27.115</text:p>
          </table:table-cell>
          <table:table-cell office:value-type="float" office:value="10500" calcext:value-type="float">
            <text:p>10500</text:p>
          </table:table-cell>
          <table:table-cell office:value-type="float" office:value="27.115" calcext:value-type="float">
            <text:p>27.115</text:p>
          </table:table-cell>
        </table:table-row>
        <table:table-row table:style-name="ro1">
          <table:table-cell office:value-type="string" calcext:value-type="string">
            <text:p>2014-07-30</text:p>
          </table:table-cell>
          <table:table-cell table:formula="of:=DATEVALUE([.A592])" office:value-type="float" office:value="41850" calcext:value-type="float">
            <text:p>41850</text:p>
          </table:table-cell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7-29</text:p>
          </table:table-cell>
          <table:table-cell table:formula="of:=DATEVALUE([.A593])" office:value-type="float" office:value="41849" calcext:value-type="float">
            <text:p>41849</text:p>
          </table:table-cell>
          <table:table-cell office:value-type="float" office:value="26.635" calcext:value-type="float">
            <text:p>26.635</text:p>
          </table:table-cell>
          <table:table-cell office:value-type="float" office:value="26.77" calcext:value-type="float">
            <text:p>26.77</text:p>
          </table:table-cell>
          <table:table-cell office:value-type="float" office:value="26.635" calcext:value-type="float">
            <text:p>26.635</text:p>
          </table:table-cell>
          <table:table-cell office:value-type="float" office:value="26.77" calcext:value-type="float">
            <text:p>26.77</text:p>
          </table:table-cell>
          <table:table-cell office:value-type="float" office:value="100" calcext:value-type="float">
            <text:p>100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string" calcext:value-type="string">
            <text:p>2014-07-28</text:p>
          </table:table-cell>
          <table:table-cell table:formula="of:=DATEVALUE([.A594])" office:value-type="float" office:value="41848" calcext:value-type="float">
            <text:p>41848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005" calcext:value-type="float">
            <text:p>27.005</text:p>
          </table:table-cell>
          <table:table-cell table:number-columns-repeated="2" office:value-type="float" office:value="26.52" calcext:value-type="float">
            <text:p>26.52</text:p>
          </table:table-cell>
          <table:table-cell office:value-type="float" office:value="600" calcext:value-type="float">
            <text:p>600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2014-07-25</text:p>
          </table:table-cell>
          <table:table-cell table:formula="of:=DATEVALUE([.A595])" office:value-type="float" office:value="41845" calcext:value-type="float">
            <text:p>41845</text:p>
          </table:table-cell>
          <table:table-cell office:value-type="float" office:value="26.655" calcext:value-type="float">
            <text:p>26.65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655" calcext:value-type="float">
            <text:p>26.655</text:p>
          </table:table-cell>
          <table:table-cell office:value-type="float" office:value="26.715" calcext:value-type="float">
            <text:p>26.715</text:p>
          </table:table-cell>
          <table:table-cell office:value-type="float" office:value="900" calcext:value-type="float">
            <text:p>900</text:p>
          </table:table-cell>
          <table:table-cell office:value-type="float" office:value="26.715" calcext:value-type="float">
            <text:p>26.715</text:p>
          </table:table-cell>
        </table:table-row>
        <table:table-row table:style-name="ro1">
          <table:table-cell office:value-type="string" calcext:value-type="string">
            <text:p>2014-07-24</text:p>
          </table:table-cell>
          <table:table-cell table:formula="of:=DATEVALUE([.A596])" office:value-type="float" office:value="41844" calcext:value-type="float">
            <text:p>41844</text:p>
          </table:table-cell>
          <table:table-cell office:value-type="float" office:value="25.7" calcext:value-type="float">
            <text:p>25.7</text:p>
          </table:table-cell>
          <table:table-cell office:value-type="float" office:value="25.94" calcext:value-type="float">
            <text:p>25.94</text:p>
          </table:table-cell>
          <table:table-cell office:value-type="float" office:value="25.7" calcext:value-type="float">
            <text:p>25.7</text:p>
          </table:table-cell>
          <table:table-cell office:value-type="float" office:value="25.795" calcext:value-type="float">
            <text:p>25.795</text:p>
          </table:table-cell>
          <table:table-cell office:value-type="float" office:value="700" calcext:value-type="float">
            <text:p>700</text:p>
          </table:table-cell>
          <table:table-cell office:value-type="float" office:value="25.795" calcext:value-type="float">
            <text:p>25.795</text:p>
          </table:table-cell>
        </table:table-row>
        <table:table-row table:style-name="ro1">
          <table:table-cell office:value-type="string" calcext:value-type="string">
            <text:p>2014-07-23</text:p>
          </table:table-cell>
          <table:table-cell table:formula="of:=DATEVALUE([.A597])" office:value-type="float" office:value="41843" calcext:value-type="float">
            <text:p>41843</text:p>
          </table:table-cell>
          <table:table-cell office:value-type="float" office:value="24.855" calcext:value-type="float">
            <text:p>24.855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855" calcext:value-type="float">
            <text:p>24.855</text:p>
          </table:table-cell>
          <table:table-cell office:value-type="float" office:value="24.955" calcext:value-type="float">
            <text:p>24.955</text:p>
          </table:table-cell>
          <table:table-cell office:value-type="float" office:value="200" calcext:value-type="float">
            <text:p>200</text:p>
          </table:table-cell>
          <table:table-cell office:value-type="float" office:value="24.955" calcext:value-type="float">
            <text:p>24.955</text:p>
          </table:table-cell>
        </table:table-row>
        <table:table-row table:style-name="ro1">
          <table:table-cell office:value-type="string" calcext:value-type="string">
            <text:p>2014-07-22</text:p>
          </table:table-cell>
          <table:table-cell table:formula="of:=DATEVALUE([.A598])" office:value-type="float" office:value="41842" calcext:value-type="float">
            <text:p>41842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2" calcext:value-type="float">
            <text:p>24.92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2" calcext:value-type="float">
            <text:p>24.92</text:p>
          </table:table-cell>
          <table:table-cell office:value-type="float" office:value="900" calcext:value-type="float">
            <text:p>900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2014-07-21</text:p>
          </table:table-cell>
          <table:table-cell table:formula="of:=DATEVALUE([.A599])" office:value-type="float" office:value="41841" calcext:value-type="float">
            <text:p>41841</text:p>
          </table:table-cell>
          <table:table-cell office:value-type="float" office:value="24.505" calcext:value-type="float">
            <text:p>24.505</text:p>
          </table:table-cell>
          <table:table-cell office:value-type="float" office:value="24.69" calcext:value-type="float">
            <text:p>24.69</text:p>
          </table:table-cell>
          <table:table-cell office:value-type="float" office:value="24.505" calcext:value-type="float">
            <text:p>24.505</text:p>
          </table:table-cell>
          <table:table-cell office:value-type="float" office:value="24.69" calcext:value-type="float">
            <text:p>24.69</text:p>
          </table:table-cell>
          <table:table-cell office:value-type="float" office:value="300" calcext:value-type="float">
            <text:p>300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2014-07-18</text:p>
          </table:table-cell>
          <table:table-cell table:formula="of:=DATEVALUE([.A600])" office:value-type="float" office:value="41838" calcext:value-type="float">
            <text:p>41838</text:p>
          </table:table-cell>
          <table:table-cell office:value-type="float" office:value="24.515" calcext:value-type="float">
            <text:p>24.515</text:p>
          </table:table-cell>
          <table:table-cell office:value-type="float" office:value="24.67" calcext:value-type="float">
            <text:p>24.67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7" calcext:value-type="float">
            <text:p>24.67</text:p>
          </table:table-cell>
          <table:table-cell office:value-type="float" office:value="700" calcext:value-type="float">
            <text:p>70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string" calcext:value-type="string">
            <text:p>2014-07-17</text:p>
          </table:table-cell>
          <table:table-cell table:formula="of:=DATEVALUE([.A601])" office:value-type="float" office:value="41837" calcext:value-type="float">
            <text:p>41837</text:p>
          </table:table-cell>
          <table:table-cell office:value-type="float" office:value="24.8" calcext:value-type="float">
            <text:p>24.8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4.465" calcext:value-type="float">
            <text:p>24.465</text:p>
          </table:table-cell>
          <table:table-cell office:value-type="float" office:value="3900" calcext:value-type="float">
            <text:p>3900</text:p>
          </table:table-cell>
          <table:table-cell office:value-type="float" office:value="24.465" calcext:value-type="float">
            <text:p>24.465</text:p>
          </table:table-cell>
        </table:table-row>
        <table:table-row table:style-name="ro1">
          <table:table-cell office:value-type="string" calcext:value-type="string">
            <text:p>2014-07-16</text:p>
          </table:table-cell>
          <table:table-cell table:formula="of:=DATEVALUE([.A602])" office:value-type="float" office:value="41836" calcext:value-type="float">
            <text:p>4183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05" calcext:value-type="float">
            <text:p>25.805</text:p>
          </table:table-cell>
          <table:table-cell table:number-columns-repeated="2" office:value-type="float" office:value="25.14" calcext:value-type="float">
            <text:p>25.14</text:p>
          </table:table-cell>
          <table:table-cell office:value-type="float" office:value="1000" calcext:value-type="float">
            <text:p>1000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string" calcext:value-type="string">
            <text:p>2014-07-15</text:p>
          </table:table-cell>
          <table:table-cell table:formula="of:=DATEVALUE([.A603])" office:value-type="float" office:value="41835" calcext:value-type="float">
            <text:p>41835</text:p>
          </table:table-cell>
          <table:table-cell office:value-type="float" office:value="26.145" calcext:value-type="float">
            <text:p>26.145</text:p>
          </table:table-cell>
          <table:table-cell office:value-type="float" office:value="26.285" calcext:value-type="float">
            <text:p>26.285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500" calcext:value-type="float">
            <text:p>500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2014-07-14</text:p>
          </table:table-cell>
          <table:table-cell table:formula="of:=DATEVALUE([.A604])" office:value-type="float" office:value="41834" calcext:value-type="float">
            <text:p>41834</text:p>
          </table:table-cell>
          <table:table-cell table:number-columns-repeated="2" office:value-type="float" office:value="26.205" calcext:value-type="float">
            <text:p>26.205</text:p>
          </table:table-cell>
          <table:table-cell office:value-type="float" office:value="26.02" calcext:value-type="float">
            <text:p>26.02</text:p>
          </table:table-cell>
          <table:table-cell office:value-type="float" office:value="26.185" calcext:value-type="float">
            <text:p>26.185</text:p>
          </table:table-cell>
          <table:table-cell office:value-type="float" office:value="600" calcext:value-type="float">
            <text:p>600</text:p>
          </table:table-cell>
          <table:table-cell office:value-type="float" office:value="26.185" calcext:value-type="float">
            <text:p>26.185</text:p>
          </table:table-cell>
        </table:table-row>
        <table:table-row table:style-name="ro1">
          <table:table-cell office:value-type="string" calcext:value-type="string">
            <text:p>2014-07-11</text:p>
          </table:table-cell>
          <table:table-cell table:formula="of:=DATEVALUE([.A605])" office:value-type="float" office:value="41831" calcext:value-type="float">
            <text:p>41831</text:p>
          </table:table-cell>
          <table:table-cell office:value-type="float" office:value="25.635" calcext:value-type="float">
            <text:p>25.635</text:p>
          </table:table-cell>
          <table:table-cell office:value-type="float" office:value="25.885" calcext:value-type="float">
            <text:p>25.885</text:p>
          </table:table-cell>
          <table:table-cell office:value-type="float" office:value="25.635" calcext:value-type="float">
            <text:p>25.635</text:p>
          </table:table-cell>
          <table:table-cell office:value-type="float" office:value="25.885" calcext:value-type="float">
            <text:p>25.885</text:p>
          </table:table-cell>
          <table:table-cell office:value-type="float" office:value="200" calcext:value-type="float">
            <text:p>200</text:p>
          </table:table-cell>
          <table:table-cell office:value-type="float" office:value="25.885" calcext:value-type="float">
            <text:p>25.885</text:p>
          </table:table-cell>
        </table:table-row>
        <table:table-row table:style-name="ro1">
          <table:table-cell office:value-type="string" calcext:value-type="string">
            <text:p>2014-07-10</text:p>
          </table:table-cell>
          <table:table-cell table:formula="of:=DATEVALUE([.A606])" office:value-type="float" office:value="41830" calcext:value-type="float">
            <text:p>41830</text:p>
          </table:table-cell>
          <table:table-cell table:number-columns-repeated="2" office:value-type="float" office:value="25.44" calcext:value-type="float">
            <text:p>25.44</text:p>
          </table:table-cell>
          <table:table-cell table:number-columns-repeated="2" office:value-type="float" office:value="25.15" calcext:value-type="float">
            <text:p>25.15</text:p>
          </table:table-cell>
          <table:table-cell office:value-type="float" office:value="0" calcext:value-type="float">
            <text:p>0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string" calcext:value-type="string">
            <text:p>2014-07-09</text:p>
          </table:table-cell>
          <table:table-cell table:formula="of:=DATEVALUE([.A607])" office:value-type="float" office:value="41829" calcext:value-type="float">
            <text:p>41829</text:p>
          </table:table-cell>
          <table:table-cell office:value-type="float" office:value="25.315" calcext:value-type="float">
            <text:p>25.315</text:p>
          </table:table-cell>
          <table:table-cell office:value-type="float" office:value="25.515" calcext:value-type="float">
            <text:p>25.515</text:p>
          </table:table-cell>
          <table:table-cell office:value-type="float" office:value="25.315" calcext:value-type="float">
            <text:p>25.315</text:p>
          </table:table-cell>
          <table:table-cell office:value-type="float" office:value="25.515" calcext:value-type="float">
            <text:p>25.515</text:p>
          </table:table-cell>
          <table:table-cell office:value-type="float" office:value="1300" calcext:value-type="float">
            <text:p>1300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1">
          <table:table-cell office:value-type="string" calcext:value-type="string">
            <text:p>2014-07-08</text:p>
          </table:table-cell>
          <table:table-cell table:formula="of:=DATEVALUE([.A608])" office:value-type="float" office:value="41828" calcext:value-type="float">
            <text:p>41828</text:p>
          </table:table-cell>
          <table:table-cell office:value-type="float" office:value="26.08" calcext:value-type="float">
            <text:p>26.08</text:p>
          </table:table-cell>
          <table:table-cell office:value-type="float" office:value="26.245" calcext:value-type="float">
            <text:p>26.245</text:p>
          </table:table-cell>
          <table:table-cell office:value-type="float" office:value="25.28" calcext:value-type="float">
            <text:p>25.28</text:p>
          </table:table-cell>
          <table:table-cell office:value-type="float" office:value="25.505" calcext:value-type="float">
            <text:p>25.505</text:p>
          </table:table-cell>
          <table:table-cell office:value-type="float" office:value="1200" calcext:value-type="float">
            <text:p>1200</text:p>
          </table:table-cell>
          <table:table-cell office:value-type="float" office:value="25.505" calcext:value-type="float">
            <text:p>25.505</text:p>
          </table:table-cell>
        </table:table-row>
        <table:table-row table:style-name="ro1">
          <table:table-cell office:value-type="string" calcext:value-type="string">
            <text:p>2014-07-07</text:p>
          </table:table-cell>
          <table:table-cell table:formula="of:=DATEVALUE([.A609])" office:value-type="float" office:value="41827" calcext:value-type="float">
            <text:p>41827</text:p>
          </table:table-cell>
          <table:table-cell office:value-type="float" office:value="26.51" calcext:value-type="float">
            <text:p>26.51</text:p>
          </table:table-cell>
          <table:table-cell office:value-type="float" office:value="26.61" calcext:value-type="float">
            <text:p>26.61</text:p>
          </table:table-cell>
          <table:table-cell office:value-type="float" office:value="26.27" calcext:value-type="float">
            <text:p>26.27</text:p>
          </table:table-cell>
          <table:table-cell office:value-type="float" office:value="26.375" calcext:value-type="float">
            <text:p>26.375</text:p>
          </table:table-cell>
          <table:table-cell office:value-type="float" office:value="200" calcext:value-type="float">
            <text:p>200</text:p>
          </table:table-cell>
          <table:table-cell office:value-type="float" office:value="26.375" calcext:value-type="float">
            <text:p>26.375</text:p>
          </table:table-cell>
        </table:table-row>
        <table:table-row table:style-name="ro1">
          <table:table-cell office:value-type="string" calcext:value-type="string">
            <text:p>2014-07-04</text:p>
          </table:table-cell>
          <table:table-cell table:formula="of:=DATEVALUE([.A610])" office:value-type="float" office:value="41824" calcext:value-type="float">
            <text:p>41824</text:p>
          </table:table-cell>
          <table:table-cell office:value-type="float" office:value="26.505" calcext:value-type="float">
            <text:p>26.505</text:p>
          </table:table-cell>
          <table:table-cell office:value-type="float" office:value="26.735" calcext:value-type="float">
            <text:p>26.735</text:p>
          </table:table-cell>
          <table:table-cell office:value-type="float" office:value="26.505" calcext:value-type="float">
            <text:p>26.505</text:p>
          </table:table-cell>
          <table:table-cell office:value-type="float" office:value="26.735" calcext:value-type="float">
            <text:p>26.735</text:p>
          </table:table-cell>
          <table:table-cell office:value-type="float" office:value="0" calcext:value-type="float">
            <text:p>0</text:p>
          </table:table-cell>
          <table:table-cell office:value-type="float" office:value="26.735" calcext:value-type="float">
            <text:p>26.735</text:p>
          </table:table-cell>
        </table:table-row>
        <table:table-row table:style-name="ro1">
          <table:table-cell office:value-type="string" calcext:value-type="string">
            <text:p>2014-07-03</text:p>
          </table:table-cell>
          <table:table-cell table:formula="of:=DATEVALUE([.A611])" office:value-type="float" office:value="41823" calcext:value-type="float">
            <text:p>41823</text:p>
          </table:table-cell>
          <table:table-cell office:value-type="float" office:value="26.215" calcext:value-type="float">
            <text:p>26.215</text:p>
          </table:table-cell>
          <table:table-cell office:value-type="float" office:value="26.635" calcext:value-type="float">
            <text:p>26.635</text:p>
          </table:table-cell>
          <table:table-cell office:value-type="float" office:value="26.215" calcext:value-type="float">
            <text:p>26.215</text:p>
          </table:table-cell>
          <table:table-cell office:value-type="float" office:value="26.635" calcext:value-type="float">
            <text:p>26.635</text:p>
          </table:table-cell>
          <table:table-cell office:value-type="float" office:value="200" calcext:value-type="float">
            <text:p>200</text:p>
          </table:table-cell>
          <table:table-cell office:value-type="float" office:value="26.635" calcext:value-type="float">
            <text:p>26.635</text:p>
          </table:table-cell>
        </table:table-row>
        <table:table-row table:style-name="ro1">
          <table:table-cell office:value-type="string" calcext:value-type="string">
            <text:p>2014-07-02</text:p>
          </table:table-cell>
          <table:table-cell table:formula="of:=DATEVALUE([.A612])" office:value-type="float" office:value="41822" calcext:value-type="float">
            <text:p>41822</text:p>
          </table:table-cell>
          <table:table-cell office:value-type="float" office:value="25.85" calcext:value-type="float">
            <text:p>25.85</text:p>
          </table:table-cell>
          <table:table-cell office:value-type="float" office:value="26.075" calcext:value-type="float">
            <text:p>26.075</text:p>
          </table:table-cell>
          <table:table-cell office:value-type="float" office:value="25.85" calcext:value-type="float">
            <text:p>25.85</text:p>
          </table:table-cell>
          <table:table-cell office:value-type="float" office:value="26.075" calcext:value-type="float">
            <text:p>26.075</text:p>
          </table:table-cell>
          <table:table-cell office:value-type="float" office:value="400" calcext:value-type="float">
            <text:p>400</text:p>
          </table:table-cell>
          <table:table-cell office:value-type="float" office:value="26.075" calcext:value-type="float">
            <text:p>26.075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table:formula="of:=DATEVALUE([.A613])" office:value-type="float" office:value="41821" calcext:value-type="float">
            <text:p>4182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925" calcext:value-type="float">
            <text:p>25.925</text:p>
          </table:table-cell>
          <table:table-cell office:value-type="float" office:value="25.62" calcext:value-type="float">
            <text:p>25.62</text:p>
          </table:table-cell>
          <table:table-cell office:value-type="float" office:value="25.925" calcext:value-type="float">
            <text:p>25.925</text:p>
          </table:table-cell>
          <table:table-cell office:value-type="float" office:value="3200" calcext:value-type="float">
            <text:p>3200</text:p>
          </table:table-cell>
          <table:table-cell office:value-type="float" office:value="25.925" calcext:value-type="float">
            <text:p>25.925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table:formula="of:=DATEVALUE([.A614])" office:value-type="float" office:value="41820" calcext:value-type="float">
            <text:p>41820</text:p>
          </table:table-cell>
          <table:table-cell office:value-type="float" office:value="25.185" calcext:value-type="float">
            <text:p>25.185</text:p>
          </table:table-cell>
          <table:table-cell office:value-type="float" office:value="25.6" calcext:value-type="float">
            <text:p>25.6</text:p>
          </table:table-cell>
          <table:table-cell office:value-type="float" office:value="25.185" calcext:value-type="float">
            <text:p>25.185</text:p>
          </table:table-cell>
          <table:table-cell office:value-type="float" office:value="25.6" calcext:value-type="float">
            <text:p>25.6</text:p>
          </table:table-cell>
          <table:table-cell office:value-type="float" office:value="1000" calcext:value-type="float">
            <text:p>10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14-06-27</text:p>
          </table:table-cell>
          <table:table-cell table:formula="of:=DATEVALUE([.A615])" office:value-type="float" office:value="41817" calcext:value-type="float">
            <text:p>41817</text:p>
          </table:table-cell>
          <table:table-cell office:value-type="float" office:value="24.6" calcext:value-type="float">
            <text:p>24.6</text:p>
          </table:table-cell>
          <table:table-cell office:value-type="float" office:value="24.8" calcext:value-type="float">
            <text:p>24.8</text:p>
          </table:table-cell>
          <table:table-cell office:value-type="float" office:value="24.6" calcext:value-type="float">
            <text:p>24.6</text:p>
          </table:table-cell>
          <table:table-cell office:value-type="float" office:value="24.775" calcext:value-type="float">
            <text:p>24.775</text:p>
          </table:table-cell>
          <table:table-cell office:value-type="float" office:value="800" calcext:value-type="float">
            <text:p>800</text:p>
          </table:table-cell>
          <table:table-cell office:value-type="float" office:value="24.775" calcext:value-type="float">
            <text:p>24.775</text:p>
          </table:table-cell>
        </table:table-row>
        <table:table-row table:style-name="ro1">
          <table:table-cell office:value-type="string" calcext:value-type="string">
            <text:p>2014-06-26</text:p>
          </table:table-cell>
          <table:table-cell table:formula="of:=DATEVALUE([.A616])" office:value-type="float" office:value="41816" calcext:value-type="float">
            <text:p>41816</text:p>
          </table:table-cell>
          <table:table-cell table:number-columns-repeated="4"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string" calcext:value-type="string">
            <text:p>2014-06-25</text:p>
          </table:table-cell>
          <table:table-cell table:formula="of:=DATEVALUE([.A617])" office:value-type="float" office:value="41815" calcext:value-type="float">
            <text:p>41815</text:p>
          </table:table-cell>
          <table:table-cell office:value-type="float" office:value="24.53" calcext:value-type="float">
            <text:p>24.53</text:p>
          </table:table-cell>
          <table:table-cell office:value-type="float" office:value="24.535" calcext:value-type="float">
            <text:p>24.535</text:p>
          </table:table-cell>
          <table:table-cell table:number-columns-repeated="2" office:value-type="float" office:value="24.4" calcext:value-type="float">
            <text:p>24.4</text:p>
          </table:table-cell>
          <table:table-cell office:value-type="float" office:value="300" calcext:value-type="float">
            <text:p>300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2014-06-24</text:p>
          </table:table-cell>
          <table:table-cell table:formula="of:=DATEVALUE([.A618])" office:value-type="float" office:value="41814" calcext:value-type="float">
            <text:p>41814</text:p>
          </table:table-cell>
          <table:table-cell office:value-type="float" office:value="24.645" calcext:value-type="float">
            <text:p>24.645</text:p>
          </table:table-cell>
          <table:table-cell office:value-type="float" office:value="24.855" calcext:value-type="float">
            <text:p>24.855</text:p>
          </table:table-cell>
          <table:table-cell table:number-columns-repeated="2" office:value-type="float" office:value="24.55" calcext:value-type="float">
            <text:p>24.55</text:p>
          </table:table-cell>
          <table:table-cell office:value-type="float" office:value="900" calcext:value-type="float">
            <text:p>900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string" calcext:value-type="string">
            <text:p>2014-06-23</text:p>
          </table:table-cell>
          <table:table-cell table:formula="of:=DATEVALUE([.A619])" office:value-type="float" office:value="41813" calcext:value-type="float">
            <text:p>41813</text:p>
          </table:table-cell>
          <table:table-cell table:number-columns-repeated="2" office:value-type="float" office:value="25.01" calcext:value-type="float">
            <text:p>25.01</text:p>
          </table:table-cell>
          <table:table-cell office:value-type="float" office:value="24.86" calcext:value-type="float">
            <text:p>24.86</text:p>
          </table:table-cell>
          <table:table-cell office:value-type="float" office:value="24.88" calcext:value-type="float">
            <text:p>24.88</text:p>
          </table:table-cell>
          <table:table-cell office:value-type="float" office:value="200" calcext:value-type="float">
            <text:p>200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string" calcext:value-type="string">
            <text:p>2014-06-20</text:p>
          </table:table-cell>
          <table:table-cell table:formula="of:=DATEVALUE([.A620])" office:value-type="float" office:value="41810" calcext:value-type="float">
            <text:p>41810</text:p>
          </table:table-cell>
          <table:table-cell office:value-type="float" office:value="25.405" calcext:value-type="float">
            <text:p>25.405</text:p>
          </table:table-cell>
          <table:table-cell office:value-type="float" office:value="25.565" calcext:value-type="float">
            <text:p>25.565</text:p>
          </table:table-cell>
          <table:table-cell office:value-type="float" office:value="24.94" calcext:value-type="float">
            <text:p>24.94</text:p>
          </table:table-cell>
          <table:table-cell office:value-type="float" office:value="24.955" calcext:value-type="float">
            <text:p>24.955</text:p>
          </table:table-cell>
          <table:table-cell office:value-type="float" office:value="400" calcext:value-type="float">
            <text:p>400</text:p>
          </table:table-cell>
          <table:table-cell office:value-type="float" office:value="24.955" calcext:value-type="float">
            <text:p>24.955</text:p>
          </table:table-cell>
        </table:table-row>
        <table:table-row table:style-name="ro1">
          <table:table-cell office:value-type="string" calcext:value-type="string">
            <text:p>2014-06-19</text:p>
          </table:table-cell>
          <table:table-cell table:formula="of:=DATEVALUE([.A621])" office:value-type="float" office:value="41809" calcext:value-type="float">
            <text:p>41809</text:p>
          </table:table-cell>
          <table:table-cell office:value-type="float" office:value="25.645" calcext:value-type="float">
            <text:p>25.645</text:p>
          </table:table-cell>
          <table:table-cell office:value-type="float" office:value="25.885" calcext:value-type="float">
            <text:p>25.885</text:p>
          </table:table-cell>
          <table:table-cell table:number-columns-repeated="2" office:value-type="float" office:value="25.505" calcext:value-type="float">
            <text:p>25.505</text:p>
          </table:table-cell>
          <table:table-cell office:value-type="float" office:value="1400" calcext:value-type="float">
            <text:p>1400</text:p>
          </table:table-cell>
          <table:table-cell office:value-type="float" office:value="25.505" calcext:value-type="float">
            <text:p>25.505</text:p>
          </table:table-cell>
        </table:table-row>
        <table:table-row table:style-name="ro1">
          <table:table-cell office:value-type="string" calcext:value-type="string">
            <text:p>2014-06-18</text:p>
          </table:table-cell>
          <table:table-cell table:formula="of:=DATEVALUE([.A622])" office:value-type="float" office:value="41808" calcext:value-type="float">
            <text:p>41808</text:p>
          </table:table-cell>
          <table:table-cell office:value-type="float" office:value="25.355" calcext:value-type="float">
            <text:p>25.355</text:p>
          </table:table-cell>
          <table:table-cell office:value-type="float" office:value="25.465" calcext:value-type="float">
            <text:p>25.465</text:p>
          </table:table-cell>
          <table:table-cell office:value-type="float" office:value="25.355" calcext:value-type="float">
            <text:p>25.355</text:p>
          </table:table-cell>
          <table:table-cell office:value-type="float" office:value="25.4" calcext:value-type="float">
            <text:p>25.4</text:p>
          </table:table-cell>
          <table:table-cell office:value-type="float" office:value="600" calcext:value-type="float">
            <text:p>600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2014-06-17</text:p>
          </table:table-cell>
          <table:table-cell table:formula="of:=DATEVALUE([.A623])" office:value-type="float" office:value="41807" calcext:value-type="float">
            <text:p>41807</text:p>
          </table:table-cell>
          <table:table-cell office:value-type="float" office:value="25.61" calcext:value-type="float">
            <text:p>25.61</text:p>
          </table:table-cell>
          <table:table-cell office:value-type="float" office:value="25.805" calcext:value-type="float">
            <text:p>25.805</text:p>
          </table:table-cell>
          <table:table-cell table:number-columns-repeated="2" office:value-type="float" office:value="25.525" calcext:value-type="float">
            <text:p>25.525</text:p>
          </table:table-cell>
          <table:table-cell office:value-type="float" office:value="5400" calcext:value-type="float">
            <text:p>5400</text:p>
          </table:table-cell>
          <table:table-cell office:value-type="float" office:value="25.525" calcext:value-type="float">
            <text:p>25.525</text:p>
          </table:table-cell>
        </table:table-row>
        <table:table-row table:style-name="ro1">
          <table:table-cell office:value-type="string" calcext:value-type="string">
            <text:p>2014-06-16</text:p>
          </table:table-cell>
          <table:table-cell table:formula="of:=DATEVALUE([.A624])" office:value-type="float" office:value="41806" calcext:value-type="float">
            <text:p>41806</text:p>
          </table:table-cell>
          <table:table-cell office:value-type="float" office:value="27.205" calcext:value-type="float">
            <text:p>27.205</text:p>
          </table:table-cell>
          <table:table-cell office:value-type="float" office:value="27.35" calcext:value-type="float">
            <text:p>27.35</text:p>
          </table:table-cell>
          <table:table-cell office:value-type="float" office:value="25.72" calcext:value-type="float">
            <text:p>25.72</text:p>
          </table:table-cell>
          <table:table-cell office:value-type="float" office:value="26.08" calcext:value-type="float">
            <text:p>26.08</text:p>
          </table:table-cell>
          <table:table-cell office:value-type="float" office:value="10900" calcext:value-type="float">
            <text:p>10900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14-06-13</text:p>
          </table:table-cell>
          <table:table-cell table:formula="of:=DATEVALUE([.A625])" office:value-type="float" office:value="41803" calcext:value-type="float">
            <text:p>41803</text:p>
          </table:table-cell>
          <table:table-cell office:value-type="float" office:value="27.105" calcext:value-type="float">
            <text:p>27.105</text:p>
          </table:table-cell>
          <table:table-cell office:value-type="float" office:value="27.275" calcext:value-type="float">
            <text:p>27.275</text:p>
          </table:table-cell>
          <table:table-cell office:value-type="float" office:value="26.99" calcext:value-type="float">
            <text:p>26.99</text:p>
          </table:table-cell>
          <table:table-cell office:value-type="float" office:value="27.21" calcext:value-type="float">
            <text:p>27.21</text:p>
          </table:table-cell>
          <table:table-cell office:value-type="float" office:value="1900" calcext:value-type="float">
            <text:p>1900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office:value-type="string" calcext:value-type="string">
            <text:p>2014-06-12</text:p>
          </table:table-cell>
          <table:table-cell table:formula="of:=DATEVALUE([.A626])" office:value-type="float" office:value="41802" calcext:value-type="float">
            <text:p>41802</text:p>
          </table:table-cell>
          <table:table-cell office:value-type="float" office:value="26.98" calcext:value-type="float">
            <text:p>26.98</text:p>
          </table:table-cell>
          <table:table-cell office:value-type="float" office:value="27.1" calcext:value-type="float">
            <text:p>27.1</text:p>
          </table:table-cell>
          <table:table-cell office:value-type="float" office:value="26.98" calcext:value-type="float">
            <text:p>26.98</text:p>
          </table:table-cell>
          <table:table-cell office:value-type="float" office:value="27.1" calcext:value-type="float">
            <text:p>27.1</text:p>
          </table:table-cell>
          <table:table-cell office:value-type="float" office:value="300" calcext:value-type="float">
            <text:p>300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2014-06-11</text:p>
          </table:table-cell>
          <table:table-cell table:formula="of:=DATEVALUE([.A627])" office:value-type="float" office:value="41801" calcext:value-type="float">
            <text:p>41801</text:p>
          </table:table-cell>
          <table:table-cell office:value-type="float" office:value="26.74" calcext:value-type="float">
            <text:p>26.74</text:p>
          </table:table-cell>
          <table:table-cell office:value-type="float" office:value="27.09" calcext:value-type="float">
            <text:p>27.09</text:p>
          </table:table-cell>
          <table:table-cell office:value-type="float" office:value="26.685" calcext:value-type="float">
            <text:p>26.685</text:p>
          </table:table-cell>
          <table:table-cell office:value-type="float" office:value="26.99" calcext:value-type="float">
            <text:p>26.99</text:p>
          </table:table-cell>
          <table:table-cell office:value-type="float" office:value="1200" calcext:value-type="float">
            <text:p>1200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string" calcext:value-type="string">
            <text:p>2014-06-10</text:p>
          </table:table-cell>
          <table:table-cell table:formula="of:=DATEVALUE([.A628])" office:value-type="float" office:value="41800" calcext:value-type="float">
            <text:p>41800</text:p>
          </table:table-cell>
          <table:table-cell office:value-type="float" office:value="26.405" calcext:value-type="float">
            <text:p>26.405</text:p>
          </table:table-cell>
          <table:table-cell office:value-type="float" office:value="26.835" calcext:value-type="float">
            <text:p>26.835</text:p>
          </table:table-cell>
          <table:table-cell office:value-type="float" office:value="26.405" calcext:value-type="float">
            <text:p>26.405</text:p>
          </table:table-cell>
          <table:table-cell office:value-type="float" office:value="26.81" calcext:value-type="float">
            <text:p>26.81</text:p>
          </table:table-cell>
          <table:table-cell office:value-type="float" office:value="600" calcext:value-type="float">
            <text:p>600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string" calcext:value-type="string">
            <text:p>2014-06-09</text:p>
          </table:table-cell>
          <table:table-cell table:formula="of:=DATEVALUE([.A629])" office:value-type="float" office:value="41799" calcext:value-type="float">
            <text:p>41799</text:p>
          </table:table-cell>
          <table:table-cell table:number-columns-repeated="2" office:value-type="float" office:value="26.31" calcext:value-type="float">
            <text:p>26.31</text:p>
          </table:table-cell>
          <table:table-cell table:number-columns-repeated="2" office:value-type="float" office:value="26.305" calcext:value-type="float">
            <text:p>26.305</text:p>
          </table:table-cell>
          <table:table-cell office:value-type="float" office:value="800" calcext:value-type="float">
            <text:p>800</text:p>
          </table:table-cell>
          <table:table-cell office:value-type="float" office:value="26.305" calcext:value-type="float">
            <text:p>26.305</text:p>
          </table:table-cell>
        </table:table-row>
        <table:table-row table:style-name="ro1">
          <table:table-cell office:value-type="string" calcext:value-type="string">
            <text:p>2014-06-06</text:p>
          </table:table-cell>
          <table:table-cell table:formula="of:=DATEVALUE([.A630])" office:value-type="float" office:value="41796" calcext:value-type="float">
            <text:p>41796</text:p>
          </table:table-cell>
          <table:table-cell office:value-type="float" office:value="25.555" calcext:value-type="float">
            <text:p>25.555</text:p>
          </table:table-cell>
          <table:table-cell office:value-type="float" office:value="26.19" calcext:value-type="float">
            <text:p>26.19</text:p>
          </table:table-cell>
          <table:table-cell office:value-type="float" office:value="25.555" calcext:value-type="float">
            <text:p>25.555</text:p>
          </table:table-cell>
          <table:table-cell office:value-type="float" office:value="26.19" calcext:value-type="float">
            <text:p>26.19</text:p>
          </table:table-cell>
          <table:table-cell office:value-type="float" office:value="500" calcext:value-type="float">
            <text:p>500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2014-06-05</text:p>
          </table:table-cell>
          <table:table-cell table:formula="of:=DATEVALUE([.A631])" office:value-type="float" office:value="41795" calcext:value-type="float">
            <text:p>41795</text:p>
          </table:table-cell>
          <table:table-cell table:number-columns-repeated="2" office:value-type="float" office:value="25.445" calcext:value-type="float">
            <text:p>25.445</text:p>
          </table:table-cell>
          <table:table-cell table:number-columns-repeated="2" office:value-type="float" office:value="25.365" calcext:value-type="float">
            <text:p>25.365</text:p>
          </table:table-cell>
          <table:table-cell office:value-type="float" office:value="1100" calcext:value-type="float">
            <text:p>1100</text:p>
          </table:table-cell>
          <table:table-cell office:value-type="float" office:value="25.365" calcext:value-type="float">
            <text:p>25.365</text:p>
          </table:table-cell>
        </table:table-row>
        <table:table-row table:style-name="ro1">
          <table:table-cell office:value-type="string" calcext:value-type="string">
            <text:p>2014-06-04</text:p>
          </table:table-cell>
          <table:table-cell table:formula="of:=DATEVALUE([.A632])" office:value-type="float" office:value="41794" calcext:value-type="float">
            <text:p>41794</text:p>
          </table:table-cell>
          <table:table-cell office:value-type="float" office:value="25.335" calcext:value-type="float">
            <text:p>25.33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335" calcext:value-type="float">
            <text:p>25.335</text:p>
          </table:table-cell>
          <table:table-cell office:value-type="float" office:value="25.49" calcext:value-type="float">
            <text:p>25.49</text:p>
          </table:table-cell>
          <table:table-cell office:value-type="float" office:value="0" calcext:value-type="float">
            <text:p>0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2014-06-03</text:p>
          </table:table-cell>
          <table:table-cell table:formula="of:=DATEVALUE([.A633])" office:value-type="float" office:value="41793" calcext:value-type="float">
            <text:p>41793</text:p>
          </table:table-cell>
          <table:table-cell table:number-columns-repeated="2" office:value-type="float" office:value="25.535" calcext:value-type="float">
            <text:p>25.535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500" calcext:value-type="float">
            <text:p>50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2014-06-02</text:p>
          </table:table-cell>
          <table:table-cell table:formula="of:=DATEVALUE([.A634])" office:value-type="float" office:value="41792" calcext:value-type="float">
            <text:p>41792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5" calcext:value-type="float">
            <text:p>25.55</text:p>
          </table:table-cell>
          <table:table-cell office:value-type="float" office:value="25.17" calcext:value-type="float">
            <text:p>25.17</text:p>
          </table:table-cell>
          <table:table-cell office:value-type="float" office:value="25.55" calcext:value-type="float">
            <text:p>25.55</text:p>
          </table:table-cell>
          <table:table-cell office:value-type="float" office:value="900" calcext:value-type="float">
            <text:p>900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table:formula="of:=DATEVALUE([.A635])" office:value-type="float" office:value="41789" calcext:value-type="float">
            <text:p>41789</text:p>
          </table:table-cell>
          <table:table-cell office:value-type="float" office:value="25.605" calcext:value-type="float">
            <text:p>25.605</text:p>
          </table:table-cell>
          <table:table-cell office:value-type="float" office:value="25.665" calcext:value-type="float">
            <text:p>25.665</text:p>
          </table:table-cell>
          <table:table-cell office:value-type="float" office:value="25.605" calcext:value-type="float">
            <text:p>25.605</text:p>
          </table:table-cell>
          <table:table-cell office:value-type="float" office:value="25.665" calcext:value-type="float">
            <text:p>25.665</text:p>
          </table:table-cell>
          <table:table-cell office:value-type="float" office:value="200" calcext:value-type="float">
            <text:p>200</text:p>
          </table:table-cell>
          <table:table-cell office:value-type="float" office:value="25.665" calcext:value-type="float">
            <text:p>25.665</text:p>
          </table:table-cell>
        </table:table-row>
        <table:table-row table:style-name="ro1">
          <table:table-cell office:value-type="string" calcext:value-type="string">
            <text:p>2014-05-29</text:p>
          </table:table-cell>
          <table:table-cell table:formula="of:=DATEVALUE([.A636])" office:value-type="float" office:value="41788" calcext:value-type="float">
            <text:p>41788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75" calcext:value-type="float">
            <text:p>25.675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75" calcext:value-type="float">
            <text:p>25.675</text:p>
          </table:table-cell>
          <table:table-cell office:value-type="float" office:value="0" calcext:value-type="float">
            <text:p>0</text:p>
          </table:table-cell>
          <table:table-cell office:value-type="float" office:value="25.675" calcext:value-type="float">
            <text:p>25.675</text:p>
          </table:table-cell>
        </table:table-row>
        <table:table-row table:style-name="ro1">
          <table:table-cell office:value-type="string" calcext:value-type="string">
            <text:p>2014-05-28</text:p>
          </table:table-cell>
          <table:table-cell table:formula="of:=DATEVALUE([.A637])" office:value-type="float" office:value="41787" calcext:value-type="float">
            <text:p>41787</text:p>
          </table:table-cell>
          <table:table-cell table:number-columns-repeated="2" office:value-type="float" office:value="25.745" calcext:value-type="float">
            <text:p>25.745</text:p>
          </table:table-cell>
          <table:table-cell office:value-type="float" office:value="25.5" calcext:value-type="float">
            <text:p>25.5</text:p>
          </table:table-cell>
          <table:table-cell office:value-type="float" office:value="25.515" calcext:value-type="float">
            <text:p>25.515</text:p>
          </table:table-cell>
          <table:table-cell office:value-type="float" office:value="400" calcext:value-type="float">
            <text:p>400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1">
          <table:table-cell office:value-type="string" calcext:value-type="string">
            <text:p>2014-05-27</text:p>
          </table:table-cell>
          <table:table-cell table:formula="of:=DATEVALUE([.A638])" office:value-type="float" office:value="41786" calcext:value-type="float">
            <text:p>41786</text:p>
          </table:table-cell>
          <table:table-cell office:value-type="float" office:value="25.68" calcext:value-type="float">
            <text:p>25.68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45" calcext:value-type="float">
            <text:p>25.645</text:p>
          </table:table-cell>
          <table:table-cell office:value-type="float" office:value="25.7" calcext:value-type="float">
            <text:p>25.7</text:p>
          </table:table-cell>
          <table:table-cell office:value-type="float" office:value="2400" calcext:value-type="float">
            <text:p>2400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014-05-26</text:p>
          </table:table-cell>
          <table:table-cell table:formula="of:=DATEVALUE([.A639])" office:value-type="float" office:value="41785" calcext:value-type="float">
            <text:p>41785</text:p>
          </table:table-cell>
          <table:table-cell office:value-type="float" office:value="25.8" calcext:value-type="float">
            <text:p>25.8</text:p>
          </table:table-cell>
          <table:table-cell office:value-type="float" office:value="25.86" calcext:value-type="float">
            <text:p>25.86</text:p>
          </table:table-cell>
          <table:table-cell office:value-type="float" office:value="25.7" calcext:value-type="float">
            <text:p>25.7</text:p>
          </table:table-cell>
          <table:table-cell office:value-type="float" office:value="25.725" calcext:value-type="float">
            <text:p>25.725</text:p>
          </table:table-cell>
          <table:table-cell office:value-type="float" office:value="2000" calcext:value-type="float">
            <text:p>2000</text:p>
          </table:table-cell>
          <table:table-cell office:value-type="float" office:value="25.725" calcext:value-type="float">
            <text:p>25.725</text:p>
          </table:table-cell>
        </table:table-row>
        <table:table-row table:style-name="ro1">
          <table:table-cell office:value-type="string" calcext:value-type="string">
            <text:p>2014-05-23</text:p>
          </table:table-cell>
          <table:table-cell table:formula="of:=DATEVALUE([.A640])" office:value-type="float" office:value="41782" calcext:value-type="float">
            <text:p>41782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4" calcext:value-type="float">
            <text:p>25.54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4" calcext:value-type="float">
            <text:p>25.54</text:p>
          </table:table-cell>
          <table:table-cell office:value-type="float" office:value="300" calcext:value-type="float">
            <text:p>300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014-05-22</text:p>
          </table:table-cell>
          <table:table-cell table:formula="of:=DATEVALUE([.A641])" office:value-type="float" office:value="41781" calcext:value-type="float">
            <text:p>41781</text:p>
          </table:table-cell>
          <table:table-cell office:value-type="float" office:value="25.135" calcext:value-type="float">
            <text:p>25.13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135" calcext:value-type="float">
            <text:p>25.135</text:p>
          </table:table-cell>
          <table:table-cell office:value-type="float" office:value="25.44" calcext:value-type="float">
            <text:p>25.44</text:p>
          </table:table-cell>
          <table:table-cell office:value-type="float" office:value="900" calcext:value-type="float">
            <text:p>900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2014-05-21</text:p>
          </table:table-cell>
          <table:table-cell table:formula="of:=DATEVALUE([.A642])" office:value-type="float" office:value="41780" calcext:value-type="float">
            <text:p>41780</text:p>
          </table:table-cell>
          <table:table-cell office:value-type="float" office:value="24.645" calcext:value-type="float">
            <text:p>24.645</text:p>
          </table:table-cell>
          <table:table-cell office:value-type="float" office:value="25.03" calcext:value-type="float">
            <text:p>25.03</text:p>
          </table:table-cell>
          <table:table-cell office:value-type="float" office:value="24.645" calcext:value-type="float">
            <text:p>24.645</text:p>
          </table:table-cell>
          <table:table-cell office:value-type="float" office:value="25.015" calcext:value-type="float">
            <text:p>25.015</text:p>
          </table:table-cell>
          <table:table-cell office:value-type="float" office:value="2100" calcext:value-type="float">
            <text:p>2100</text:p>
          </table:table-cell>
          <table:table-cell office:value-type="float" office:value="25.015" calcext:value-type="float">
            <text:p>25.015</text:p>
          </table:table-cell>
        </table:table-row>
        <table:table-row table:style-name="ro1">
          <table:table-cell office:value-type="string" calcext:value-type="string">
            <text:p>2014-05-20</text:p>
          </table:table-cell>
          <table:table-cell table:formula="of:=DATEVALUE([.A643])" office:value-type="float" office:value="41779" calcext:value-type="float">
            <text:p>41779</text:p>
          </table:table-cell>
          <table:table-cell office:value-type="float" office:value="24.635" calcext:value-type="float">
            <text:p>24.635</text:p>
          </table:table-cell>
          <table:table-cell office:value-type="float" office:value="24.975" calcext:value-type="float">
            <text:p>24.975</text:p>
          </table:table-cell>
          <table:table-cell office:value-type="float" office:value="24.635" calcext:value-type="float">
            <text:p>24.635</text:p>
          </table:table-cell>
          <table:table-cell office:value-type="float" office:value="24.7" calcext:value-type="float">
            <text:p>24.7</text:p>
          </table:table-cell>
          <table:table-cell office:value-type="float" office:value="1100" calcext:value-type="float">
            <text:p>110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2014-05-19</text:p>
          </table:table-cell>
          <table:table-cell table:formula="of:=DATEVALUE([.A644])" office:value-type="float" office:value="41778" calcext:value-type="float">
            <text:p>41778</text:p>
          </table:table-cell>
          <table:table-cell office:value-type="float" office:value="24.185" calcext:value-type="float">
            <text:p>24.185</text:p>
          </table:table-cell>
          <table:table-cell office:value-type="float" office:value="24.37" calcext:value-type="float">
            <text:p>24.37</text:p>
          </table:table-cell>
          <table:table-cell office:value-type="float" office:value="24.185" calcext:value-type="float">
            <text:p>24.185</text:p>
          </table:table-cell>
          <table:table-cell office:value-type="float" office:value="24.37" calcext:value-type="float">
            <text:p>24.37</text:p>
          </table:table-cell>
          <table:table-cell office:value-type="float" office:value="400" calcext:value-type="float">
            <text:p>400</text:p>
          </table:table-cell>
          <table:table-cell office:value-type="float" office:value="24.37" calcext:value-type="float">
            <text:p>24.37</text:p>
          </table:table-cell>
        </table:table-row>
        <table:table-row table:style-name="ro1">
          <table:table-cell office:value-type="string" calcext:value-type="string">
            <text:p>2014-05-16</text:p>
          </table:table-cell>
          <table:table-cell table:formula="of:=DATEVALUE([.A645])" office:value-type="float" office:value="41775" calcext:value-type="float">
            <text:p>41775</text:p>
          </table:table-cell>
          <table:table-cell table:number-columns-repeated="2" office:value-type="float" office:value="24.72" calcext:value-type="float">
            <text:p>24.72</text:p>
          </table:table-cell>
          <table:table-cell table:number-columns-repeated="2"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2014-05-15</text:p>
          </table:table-cell>
          <table:table-cell table:formula="of:=DATEVALUE([.A646])" office:value-type="float" office:value="41774" calcext:value-type="float">
            <text:p>41774</text:p>
          </table:table-cell>
          <table:table-cell office:value-type="float" office:value="24.9" calcext:value-type="float">
            <text:p>24.9</text:p>
          </table:table-cell>
          <table:table-cell office:value-type="float" office:value="25.155" calcext:value-type="float">
            <text:p>25.155</text:p>
          </table:table-cell>
          <table:table-cell table:number-columns-repeated="2" office:value-type="float" office:value="24.45" calcext:value-type="float">
            <text:p>24.45</text:p>
          </table:table-cell>
          <table:table-cell office:value-type="float" office:value="2300" calcext:value-type="float">
            <text:p>2300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2014-05-14</text:p>
          </table:table-cell>
          <table:table-cell table:formula="of:=DATEVALUE([.A647])" office:value-type="float" office:value="41773" calcext:value-type="float">
            <text:p>41773</text:p>
          </table:table-cell>
          <table:table-cell office:value-type="float" office:value="25.055" calcext:value-type="float">
            <text:p>25.055</text:p>
          </table:table-cell>
          <table:table-cell office:value-type="float" office:value="25.155" calcext:value-type="float">
            <text:p>25.155</text:p>
          </table:table-cell>
          <table:table-cell office:value-type="float" office:value="25.055" calcext:value-type="float">
            <text:p>25.055</text:p>
          </table:table-cell>
          <table:table-cell office:value-type="float" office:value="25.155" calcext:value-type="float">
            <text:p>25.155</text:p>
          </table:table-cell>
          <table:table-cell office:value-type="float" office:value="0" calcext:value-type="float">
            <text:p>0</text:p>
          </table:table-cell>
          <table:table-cell office:value-type="float" office:value="25.155" calcext:value-type="float">
            <text:p>25.155</text:p>
          </table:table-cell>
        </table:table-row>
        <table:table-row table:style-name="ro1">
          <table:table-cell office:value-type="string" calcext:value-type="string">
            <text:p>2014-05-13</text:p>
          </table:table-cell>
          <table:table-cell table:formula="of:=DATEVALUE([.A648])" office:value-type="float" office:value="41772" calcext:value-type="float">
            <text:p>41772</text:p>
          </table:table-cell>
          <table:table-cell office:value-type="float" office:value="25.015" calcext:value-type="float">
            <text:p>25.015</text:p>
          </table:table-cell>
          <table:table-cell office:value-type="float" office:value="25.215" calcext:value-type="float">
            <text:p>25.215</text:p>
          </table:table-cell>
          <table:table-cell office:value-type="float" office:value="25.015" calcext:value-type="float">
            <text:p>25.015</text:p>
          </table:table-cell>
          <table:table-cell office:value-type="float" office:value="25.135" calcext:value-type="float">
            <text:p>25.135</text:p>
          </table:table-cell>
          <table:table-cell office:value-type="float" office:value="1000" calcext:value-type="float">
            <text:p>1000</text:p>
          </table:table-cell>
          <table:table-cell office:value-type="float" office:value="25.135" calcext:value-type="float">
            <text:p>25.135</text:p>
          </table:table-cell>
        </table:table-row>
        <table:table-row table:style-name="ro1">
          <table:table-cell office:value-type="string" calcext:value-type="string">
            <text:p>2014-05-12</text:p>
          </table:table-cell>
          <table:table-cell table:formula="of:=DATEVALUE([.A649])" office:value-type="float" office:value="41771" calcext:value-type="float">
            <text:p>41771</text:p>
          </table:table-cell>
          <table:table-cell office:value-type="float" office:value="24.49" calcext:value-type="float">
            <text:p>24.49</text:p>
          </table:table-cell>
          <table:table-cell office:value-type="float" office:value="25.05" calcext:value-type="float">
            <text:p>25.05</text:p>
          </table:table-cell>
          <table:table-cell office:value-type="float" office:value="24.49" calcext:value-type="float">
            <text:p>24.49</text:p>
          </table:table-cell>
          <table:table-cell office:value-type="float" office:value="24.99" calcext:value-type="float">
            <text:p>24.99</text:p>
          </table:table-cell>
          <table:table-cell office:value-type="float" office:value="600" calcext:value-type="float">
            <text:p>600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1">
          <table:table-cell office:value-type="string" calcext:value-type="string">
            <text:p>2014-05-09</text:p>
          </table:table-cell>
          <table:table-cell table:formula="of:=DATEVALUE([.A650])" office:value-type="float" office:value="41768" calcext:value-type="float">
            <text:p>41768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5" calcext:value-type="float">
            <text:p>24.65</text:p>
          </table:table-cell>
          <table:table-cell office:value-type="float" office:value="300" calcext:value-type="float">
            <text:p>300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string" calcext:value-type="string">
            <text:p>2014-05-08</text:p>
          </table:table-cell>
          <table:table-cell table:formula="of:=DATEVALUE([.A651])" office:value-type="float" office:value="41767" calcext:value-type="float">
            <text:p>41767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  <table:table-cell office:value-type="float" office:value="24.4" calcext:value-type="float">
            <text:p>24.4</text:p>
          </table:table-cell>
          <table:table-cell office:value-type="float" office:value="24.8" calcext:value-type="float">
            <text:p>24.8</text:p>
          </table:table-cell>
          <table:table-cell office:value-type="float" office:value="1800" calcext:value-type="float">
            <text:p>18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2014-05-07</text:p>
          </table:table-cell>
          <table:table-cell table:formula="of:=DATEVALUE([.A652])" office:value-type="float" office:value="41766" calcext:value-type="float">
            <text:p>41766</text:p>
          </table:table-cell>
          <table:table-cell office:value-type="float" office:value="26.27" calcext:value-type="float">
            <text:p>26.27</text:p>
          </table:table-cell>
          <table:table-cell office:value-type="float" office:value="26.915" calcext:value-type="float">
            <text:p>26.915</text:p>
          </table:table-cell>
          <table:table-cell table:number-columns-repeated="2" office:value-type="float" office:value="24.62" calcext:value-type="float">
            <text:p>24.62</text:p>
          </table:table-cell>
          <table:table-cell office:value-type="float" office:value="7400" calcext:value-type="float">
            <text:p>740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2014-05-06</text:p>
          </table:table-cell>
          <table:table-cell table:formula="of:=DATEVALUE([.A653])" office:value-type="float" office:value="41765" calcext:value-type="float">
            <text:p>41765</text:p>
          </table:table-cell>
          <table:table-cell table:number-columns-repeated="2" office:value-type="float" office:value="26.505" calcext:value-type="float">
            <text:p>26.505</text:p>
          </table:table-cell>
          <table:table-cell table:number-columns-repeated="2" office:value-type="float" office:value="26.48" calcext:value-type="float">
            <text:p>26.48</text:p>
          </table:table-cell>
          <table:table-cell office:value-type="float" office:value="100" calcext:value-type="float">
            <text:p>100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string" calcext:value-type="string">
            <text:p>2014-05-05</text:p>
          </table:table-cell>
          <table:table-cell table:formula="of:=DATEVALUE([.A654])" office:value-type="float" office:value="41764" calcext:value-type="float">
            <text:p>41764</text:p>
          </table:table-cell>
          <table:table-cell office:value-type="float" office:value="26.49" calcext:value-type="float">
            <text:p>26.49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26.39" calcext:value-type="float">
            <text:p>26.39</text:p>
          </table:table-cell>
          <table:table-cell office:value-type="float" office:value="900" calcext:value-type="float">
            <text:p>900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014-05-02</text:p>
          </table:table-cell>
          <table:table-cell table:formula="of:=DATEVALUE([.A655])" office:value-type="float" office:value="41761" calcext:value-type="float">
            <text:p>41761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26.3" calcext:value-type="float">
            <text:p>26.3</text:p>
          </table:table-cell>
          <table:table-cell office:value-type="float" office:value="26.55" calcext:value-type="float">
            <text:p>26.55</text:p>
          </table:table-cell>
          <table:table-cell office:value-type="float" office:value="600" calcext:value-type="float">
            <text:p>60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table:formula="of:=DATEVALUE([.A656])" office:value-type="float" office:value="41760" calcext:value-type="float">
            <text:p>41760</text:p>
          </table:table-cell>
          <table:table-cell table:number-columns-repeated="4"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table:formula="of:=DATEVALUE([.A657])" office:value-type="float" office:value="41759" calcext:value-type="float">
            <text:p>41759</text:p>
          </table:table-cell>
          <table:table-cell office:value-type="float" office:value="25.665" calcext:value-type="float">
            <text:p>25.665</text:p>
          </table:table-cell>
          <table:table-cell office:value-type="float" office:value="25.79" calcext:value-type="float">
            <text:p>25.79</text:p>
          </table:table-cell>
          <table:table-cell table:number-columns-repeated="2" office:value-type="float" office:value="25.48" calcext:value-type="float">
            <text:p>25.48</text:p>
          </table:table-cell>
          <table:table-cell office:value-type="float" office:value="1000" calcext:value-type="float">
            <text:p>1000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string" calcext:value-type="string">
            <text:p>2014-04-29</text:p>
          </table:table-cell>
          <table:table-cell table:formula="of:=DATEVALUE([.A658])" office:value-type="float" office:value="41758" calcext:value-type="float">
            <text:p>41758</text:p>
          </table:table-cell>
          <table:table-cell table:number-columns-repeated="4" office:value-type="float" office:value="24.555" calcext:value-type="float">
            <text:p>24.555</text:p>
          </table:table-cell>
          <table:table-cell office:value-type="float" office:value="0" calcext:value-type="float">
            <text:p>0</text:p>
          </table:table-cell>
          <table:table-cell office:value-type="float" office:value="24.555" calcext:value-type="float">
            <text:p>24.555</text:p>
          </table:table-cell>
        </table:table-row>
        <table:table-row table:style-name="ro1">
          <table:table-cell office:value-type="string" calcext:value-type="string">
            <text:p>2014-04-28</text:p>
          </table:table-cell>
          <table:table-cell table:formula="of:=DATEVALUE([.A659])" office:value-type="float" office:value="41757" calcext:value-type="float">
            <text:p>41757</text:p>
          </table:table-cell>
          <table:table-cell table:number-columns-repeated="4"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2014-04-25</text:p>
          </table:table-cell>
          <table:table-cell table:formula="of:=DATEVALUE([.A660])" office:value-type="float" office:value="41754" calcext:value-type="float">
            <text:p>41754</text:p>
          </table:table-cell>
          <table:table-cell office:value-type="float" office:value="25.435" calcext:value-type="float">
            <text:p>25.435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4-24</text:p>
          </table:table-cell>
          <table:table-cell table:formula="of:=DATEVALUE([.A661])" office:value-type="float" office:value="41753" calcext:value-type="float">
            <text:p>41753</text:p>
          </table:table-cell>
          <table:table-cell office:value-type="float" office:value="25.82" calcext:value-type="float">
            <text:p>25.82</text:p>
          </table:table-cell>
          <table:table-cell office:value-type="float" office:value="26.06" calcext:value-type="float">
            <text:p>26.06</text:p>
          </table:table-cell>
          <table:table-cell table:number-columns-repeated="2" office:value-type="float" office:value="25.47" calcext:value-type="float">
            <text:p>25.47</text:p>
          </table:table-cell>
          <table:table-cell office:value-type="float" office:value="3900" calcext:value-type="float">
            <text:p>3900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1">
          <table:table-cell office:value-type="string" calcext:value-type="string">
            <text:p>2014-04-23</text:p>
          </table:table-cell>
          <table:table-cell table:formula="of:=DATEVALUE([.A662])" office:value-type="float" office:value="41752" calcext:value-type="float">
            <text:p>41752</text:p>
          </table:table-cell>
          <table:table-cell table:number-columns-repeated="4" office:value-type="float" office:value="26.17" calcext:value-type="float">
            <text:p>26.17</text:p>
          </table:table-cell>
          <table:table-cell office:value-type="float" office:value="0" calcext:value-type="float">
            <text:p>0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2014-04-22</text:p>
          </table:table-cell>
          <table:table-cell table:formula="of:=DATEVALUE([.A663])" office:value-type="float" office:value="41751" calcext:value-type="float">
            <text:p>41751</text:p>
          </table:table-cell>
          <table:table-cell office:value-type="float" office:value="26.35" calcext:value-type="float">
            <text:p>26.35</text:p>
          </table:table-cell>
          <table:table-cell office:value-type="float" office:value="26.55" calcext:value-type="float">
            <text:p>26.5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55" calcext:value-type="float">
            <text:p>26.55</text:p>
          </table:table-cell>
          <table:table-cell office:value-type="float" office:value="700" calcext:value-type="float">
            <text:p>70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2014-04-21</text:p>
          </table:table-cell>
          <table:table-cell table:formula="of:=DATEVALUE([.A664])" office:value-type="float" office:value="41750" calcext:value-type="float">
            <text:p>41750</text:p>
          </table:table-cell>
          <table:table-cell table:number-columns-repeated="4" office:value-type="float" office:value="26.05" calcext:value-type="float">
            <text:p>26.05</text:p>
          </table:table-cell>
          <table:table-cell office:value-type="float" office:value="0" calcext:value-type="float">
            <text:p>0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14-04-18</text:p>
          </table:table-cell>
          <table:table-cell table:formula="of:=DATEVALUE([.A665])" office:value-type="float" office:value="41747" calcext:value-type="float">
            <text:p>41747</text:p>
          </table:table-cell>
          <table:table-cell table:number-columns-repeated="4" office:value-type="float" office:value="26.05" calcext:value-type="float">
            <text:p>26.05</text:p>
          </table:table-cell>
          <table:table-cell office:value-type="float" office:value="0" calcext:value-type="float">
            <text:p>0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14-04-17</text:p>
          </table:table-cell>
          <table:table-cell table:formula="of:=DATEVALUE([.A666])" office:value-type="float" office:value="41746" calcext:value-type="float">
            <text:p>41746</text:p>
          </table:table-cell>
          <table:table-cell office:value-type="float" office:value="25.835" calcext:value-type="float">
            <text:p>25.835</text:p>
          </table:table-cell>
          <table:table-cell office:value-type="float" office:value="26.145" calcext:value-type="float">
            <text:p>26.145</text:p>
          </table:table-cell>
          <table:table-cell office:value-type="float" office:value="25.835" calcext:value-type="float">
            <text:p>25.835</text:p>
          </table:table-cell>
          <table:table-cell office:value-type="float" office:value="26.05" calcext:value-type="float">
            <text:p>26.05</text:p>
          </table:table-cell>
          <table:table-cell office:value-type="float" office:value="700" calcext:value-type="float">
            <text:p>700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14-04-16</text:p>
          </table:table-cell>
          <table:table-cell table:formula="of:=DATEVALUE([.A667])" office:value-type="float" office:value="41745" calcext:value-type="float">
            <text:p>41745</text:p>
          </table:table-cell>
          <table:table-cell office:value-type="float" office:value="26.515" calcext:value-type="float">
            <text:p>26.515</text:p>
          </table:table-cell>
          <table:table-cell office:value-type="float" office:value="26.695" calcext:value-type="float">
            <text:p>26.695</text:p>
          </table:table-cell>
          <table:table-cell office:value-type="float" office:value="25.885" calcext:value-type="float">
            <text:p>25.885</text:p>
          </table:table-cell>
          <table:table-cell office:value-type="float" office:value="26.285" calcext:value-type="float">
            <text:p>26.285</text:p>
          </table:table-cell>
          <table:table-cell office:value-type="float" office:value="5000" calcext:value-type="float">
            <text:p>5000</text:p>
          </table:table-cell>
          <table:table-cell office:value-type="float" office:value="26.285" calcext:value-type="float">
            <text:p>26.285</text:p>
          </table:table-cell>
        </table:table-row>
        <table:table-row table:style-name="ro1">
          <table:table-cell office:value-type="string" calcext:value-type="string">
            <text:p>2014-04-15</text:p>
          </table:table-cell>
          <table:table-cell table:formula="of:=DATEVALUE([.A668])" office:value-type="float" office:value="41744" calcext:value-type="float">
            <text:p>41744</text:p>
          </table:table-cell>
          <table:table-cell office:value-type="float" office:value="24.185" calcext:value-type="float">
            <text:p>24.185</text:p>
          </table:table-cell>
          <table:table-cell office:value-type="float" office:value="24.58" calcext:value-type="float">
            <text:p>24.58</text:p>
          </table:table-cell>
          <table:table-cell office:value-type="float" office:value="24.155" calcext:value-type="float">
            <text:p>24.155</text:p>
          </table:table-cell>
          <table:table-cell office:value-type="float" office:value="24.58" calcext:value-type="float">
            <text:p>24.58</text:p>
          </table:table-cell>
          <table:table-cell office:value-type="float" office:value="3600" calcext:value-type="float">
            <text:p>3600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2014-04-14</text:p>
          </table:table-cell>
          <table:table-cell table:formula="of:=DATEVALUE([.A669])" office:value-type="float" office:value="41743" calcext:value-type="float">
            <text:p>41743</text:p>
          </table:table-cell>
          <table:table-cell office:value-type="float" office:value="23.645" calcext:value-type="float">
            <text:p>23.645</text:p>
          </table:table-cell>
          <table:table-cell office:value-type="float" office:value="24.11" calcext:value-type="float">
            <text:p>24.11</text:p>
          </table:table-cell>
          <table:table-cell office:value-type="float" office:value="23.625" calcext:value-type="float">
            <text:p>23.625</text:p>
          </table:table-cell>
          <table:table-cell office:value-type="float" office:value="24.1" calcext:value-type="float">
            <text:p>24.1</text:p>
          </table:table-cell>
          <table:table-cell office:value-type="float" office:value="2000" calcext:value-type="float">
            <text:p>2000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2014-04-11</text:p>
          </table:table-cell>
          <table:table-cell table:formula="of:=DATEVALUE([.A670])" office:value-type="float" office:value="41740" calcext:value-type="float">
            <text:p>41740</text:p>
          </table:table-cell>
          <table:table-cell office:value-type="float" office:value="23.95" calcext:value-type="float">
            <text:p>23.95</text:p>
          </table:table-cell>
          <table:table-cell office:value-type="float" office:value="24.03" calcext:value-type="float">
            <text:p>24.03</text:p>
          </table:table-cell>
          <table:table-cell office:value-type="float" office:value="23.64" calcext:value-type="float">
            <text:p>23.64</text:p>
          </table:table-cell>
          <table:table-cell office:value-type="float" office:value="24.03" calcext:value-type="float">
            <text:p>24.03</text:p>
          </table:table-cell>
          <table:table-cell office:value-type="float" office:value="1700" calcext:value-type="float">
            <text:p>1700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2014-04-10</text:p>
          </table:table-cell>
          <table:table-cell table:formula="of:=DATEVALUE([.A671])" office:value-type="float" office:value="41739" calcext:value-type="float">
            <text:p>41739</text:p>
          </table:table-cell>
          <table:table-cell office:value-type="float" office:value="25.14" calcext:value-type="float">
            <text:p>25.14</text:p>
          </table:table-cell>
          <table:table-cell office:value-type="float" office:value="25.445" calcext:value-type="float">
            <text:p>25.445</text:p>
          </table:table-cell>
          <table:table-cell table:number-columns-repeated="2" office:value-type="float" office:value="23.805" calcext:value-type="float">
            <text:p>23.805</text:p>
          </table:table-cell>
          <table:table-cell office:value-type="float" office:value="200" calcext:value-type="float">
            <text:p>200</text:p>
          </table:table-cell>
          <table:table-cell office:value-type="float" office:value="23.805" calcext:value-type="float">
            <text:p>23.805</text:p>
          </table:table-cell>
        </table:table-row>
        <table:table-row table:style-name="ro1">
          <table:table-cell office:value-type="string" calcext:value-type="string">
            <text:p>2014-04-09</text:p>
          </table:table-cell>
          <table:table-cell table:formula="of:=DATEVALUE([.A672])" office:value-type="float" office:value="41738" calcext:value-type="float">
            <text:p>41738</text:p>
          </table:table-cell>
          <table:table-cell office:value-type="float" office:value="24.395" calcext:value-type="float">
            <text:p>24.395</text:p>
          </table:table-cell>
          <table:table-cell office:value-type="float" office:value="24.67" calcext:value-type="float">
            <text:p>24.67</text:p>
          </table:table-cell>
          <table:table-cell office:value-type="float" office:value="24.395" calcext:value-type="float">
            <text:p>24.395</text:p>
          </table:table-cell>
          <table:table-cell office:value-type="float" office:value="24.485" calcext:value-type="float">
            <text:p>24.485</text:p>
          </table:table-cell>
          <table:table-cell office:value-type="float" office:value="1100" calcext:value-type="float">
            <text:p>1100</text:p>
          </table:table-cell>
          <table:table-cell office:value-type="float" office:value="24.485" calcext:value-type="float">
            <text:p>24.485</text:p>
          </table:table-cell>
        </table:table-row>
        <table:table-row table:style-name="ro1">
          <table:table-cell office:value-type="string" calcext:value-type="string">
            <text:p>2014-04-08</text:p>
          </table:table-cell>
          <table:table-cell table:formula="of:=DATEVALUE([.A673])" office:value-type="float" office:value="41737" calcext:value-type="float">
            <text:p>41737</text:p>
          </table:table-cell>
          <table:table-cell office:value-type="float" office:value="24.045" calcext:value-type="float">
            <text:p>24.045</text:p>
          </table:table-cell>
          <table:table-cell office:value-type="float" office:value="24.965" calcext:value-type="float">
            <text:p>24.965</text:p>
          </table:table-cell>
          <table:table-cell office:value-type="float" office:value="23.825" calcext:value-type="float">
            <text:p>23.825</text:p>
          </table:table-cell>
          <table:table-cell office:value-type="float" office:value="24.64" calcext:value-type="float">
            <text:p>24.64</text:p>
          </table:table-cell>
          <table:table-cell office:value-type="float" office:value="3700" calcext:value-type="float">
            <text:p>3700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2014-04-07</text:p>
          </table:table-cell>
          <table:table-cell table:formula="of:=DATEVALUE([.A674])" office:value-type="float" office:value="41736" calcext:value-type="float">
            <text:p>41736</text:p>
          </table:table-cell>
          <table:table-cell table:number-columns-repeated="2" office:value-type="float" office:value="24.92" calcext:value-type="float">
            <text:p>24.92</text:p>
          </table:table-cell>
          <table:table-cell office:value-type="float" office:value="23.865" calcext:value-type="float">
            <text:p>23.865</text:p>
          </table:table-cell>
          <table:table-cell office:value-type="float" office:value="24.065" calcext:value-type="float">
            <text:p>24.065</text:p>
          </table:table-cell>
          <table:table-cell office:value-type="float" office:value="1700" calcext:value-type="float">
            <text:p>1700</text:p>
          </table:table-cell>
          <table:table-cell office:value-type="float" office:value="24.065" calcext:value-type="float">
            <text:p>24.065</text:p>
          </table:table-cell>
        </table:table-row>
        <table:table-row table:style-name="ro1">
          <table:table-cell office:value-type="string" calcext:value-type="string">
            <text:p>2014-04-04</text:p>
          </table:table-cell>
          <table:table-cell table:formula="of:=DATEVALUE([.A675])" office:value-type="float" office:value="41733" calcext:value-type="float">
            <text:p>41733</text:p>
          </table:table-cell>
          <table:table-cell office:value-type="float" office:value="26.065" calcext:value-type="float">
            <text:p>26.065</text:p>
          </table:table-cell>
          <table:table-cell office:value-type="float" office:value="26.16" calcext:value-type="float">
            <text:p>26.16</text:p>
          </table:table-cell>
          <table:table-cell table:number-columns-repeated="2" office:value-type="float" office:value="24.93" calcext:value-type="float">
            <text:p>24.93</text:p>
          </table:table-cell>
          <table:table-cell office:value-type="float" office:value="1400" calcext:value-type="float">
            <text:p>1400</text:p>
          </table:table-cell>
          <table:table-cell office:value-type="float" office:value="24.93" calcext:value-type="float">
            <text:p>24.93</text:p>
          </table:table-cell>
        </table:table-row>
        <table:table-row table:style-name="ro1">
          <table:table-cell office:value-type="string" calcext:value-type="string">
            <text:p>2014-04-03</text:p>
          </table:table-cell>
          <table:table-cell table:formula="of:=DATEVALUE([.A676])" office:value-type="float" office:value="41732" calcext:value-type="float">
            <text:p>41732</text:p>
          </table:table-cell>
          <table:table-cell office:value-type="float" office:value="26.55" calcext:value-type="float">
            <text:p>26.55</text:p>
          </table:table-cell>
          <table:table-cell office:value-type="float" office:value="26.58" calcext:value-type="float">
            <text:p>26.58</text:p>
          </table:table-cell>
          <table:table-cell office:value-type="float" office:value="26.55" calcext:value-type="float">
            <text:p>26.55</text:p>
          </table:table-cell>
          <table:table-cell office:value-type="float" office:value="26.58" calcext:value-type="float">
            <text:p>26.58</text:p>
          </table:table-cell>
          <table:table-cell office:value-type="float" office:value="400" calcext:value-type="float">
            <text:p>400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string" calcext:value-type="string">
            <text:p>2014-04-02</text:p>
          </table:table-cell>
          <table:table-cell table:formula="of:=DATEVALUE([.A677])" office:value-type="float" office:value="41731" calcext:value-type="float">
            <text:p>41731</text:p>
          </table:table-cell>
          <table:table-cell office:value-type="float" office:value="26.395" calcext:value-type="float">
            <text:p>26.395</text:p>
          </table:table-cell>
          <table:table-cell office:value-type="float" office:value="26.435" calcext:value-type="float">
            <text:p>26.435</text:p>
          </table:table-cell>
          <table:table-cell office:value-type="float" office:value="26.395" calcext:value-type="float">
            <text:p>26.395</text:p>
          </table:table-cell>
          <table:table-cell office:value-type="float" office:value="26.435" calcext:value-type="float">
            <text:p>26.435</text:p>
          </table:table-cell>
          <table:table-cell office:value-type="float" office:value="0" calcext:value-type="float">
            <text:p>0</text:p>
          </table:table-cell>
          <table:table-cell office:value-type="float" office:value="26.435" calcext:value-type="float">
            <text:p>26.435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table:formula="of:=DATEVALUE([.A678])" office:value-type="float" office:value="41730" calcext:value-type="float">
            <text:p>41730</text:p>
          </table:table-cell>
          <table:table-cell table:number-columns-repeated="4" office:value-type="float" office:value="26.045" calcext:value-type="float">
            <text:p>26.045</text:p>
          </table:table-cell>
          <table:table-cell office:value-type="float" office:value="0" calcext:value-type="float">
            <text:p>0</text:p>
          </table:table-cell>
          <table:table-cell office:value-type="float" office:value="26.045" calcext:value-type="float">
            <text:p>26.045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table:formula="of:=DATEVALUE([.A679])" office:value-type="float" office:value="41729" calcext:value-type="float">
            <text:p>41729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8" calcext:value-type="float">
            <text:p>26.38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8" calcext:value-type="float">
            <text:p>26.38</text:p>
          </table:table-cell>
          <table:table-cell office:value-type="float" office:value="100" calcext:value-type="float">
            <text:p>100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string" calcext:value-type="string">
            <text:p>2014-03-28</text:p>
          </table:table-cell>
          <table:table-cell table:formula="of:=DATEVALUE([.A680])" office:value-type="float" office:value="41726" calcext:value-type="float">
            <text:p>41726</text:p>
          </table:table-cell>
          <table:table-cell office:value-type="float" office:value="25.85" calcext:value-type="float">
            <text:p>25.85</text:p>
          </table:table-cell>
          <table:table-cell office:value-type="float" office:value="26.195" calcext:value-type="float">
            <text:p>26.195</text:p>
          </table:table-cell>
          <table:table-cell office:value-type="float" office:value="25.85" calcext:value-type="float">
            <text:p>25.85</text:p>
          </table:table-cell>
          <table:table-cell office:value-type="float" office:value="25.885" calcext:value-type="float">
            <text:p>25.885</text:p>
          </table:table-cell>
          <table:table-cell office:value-type="float" office:value="2900" calcext:value-type="float">
            <text:p>2900</text:p>
          </table:table-cell>
          <table:table-cell office:value-type="float" office:value="25.885" calcext:value-type="float">
            <text:p>25.885</text:p>
          </table:table-cell>
        </table:table-row>
        <table:table-row table:style-name="ro1">
          <table:table-cell office:value-type="string" calcext:value-type="string">
            <text:p>2014-03-27</text:p>
          </table:table-cell>
          <table:table-cell table:formula="of:=DATEVALUE([.A681])" office:value-type="float" office:value="41725" calcext:value-type="float">
            <text:p>41725</text:p>
          </table:table-cell>
          <table:table-cell office:value-type="float" office:value="25.685" calcext:value-type="float">
            <text:p>25.685</text:p>
          </table:table-cell>
          <table:table-cell office:value-type="float" office:value="25.89" calcext:value-type="float">
            <text:p>25.89</text:p>
          </table:table-cell>
          <table:table-cell office:value-type="float" office:value="25.685" calcext:value-type="float">
            <text:p>25.685</text:p>
          </table:table-cell>
          <table:table-cell office:value-type="float" office:value="25.89" calcext:value-type="float">
            <text:p>25.89</text:p>
          </table:table-cell>
          <table:table-cell office:value-type="float" office:value="12000" calcext:value-type="float">
            <text:p>12000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14-03-26</text:p>
          </table:table-cell>
          <table:table-cell table:formula="of:=DATEVALUE([.A682])" office:value-type="float" office:value="41724" calcext:value-type="float">
            <text:p>41724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3-25</text:p>
          </table:table-cell>
          <table:table-cell table:formula="of:=DATEVALUE([.A683])" office:value-type="float" office:value="41723" calcext:value-type="float">
            <text:p>41723</text:p>
          </table:table-cell>
          <table:table-cell office:value-type="float" office:value="26.45" calcext:value-type="float">
            <text:p>26.45</text:p>
          </table:table-cell>
          <table:table-cell office:value-type="float" office:value="26.715" calcext:value-type="float">
            <text:p>26.715</text:p>
          </table:table-cell>
          <table:table-cell table:number-columns-repeated="2" office:value-type="float" office:value="25.95" calcext:value-type="float">
            <text:p>25.95</text:p>
          </table:table-cell>
          <table:table-cell office:value-type="float" office:value="1300" calcext:value-type="float">
            <text:p>1300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2014-03-24</text:p>
          </table:table-cell>
          <table:table-cell table:formula="of:=DATEVALUE([.A684])" office:value-type="float" office:value="41722" calcext:value-type="float">
            <text:p>41722</text:p>
          </table:table-cell>
          <table:table-cell office:value-type="float" office:value="27.575" calcext:value-type="float">
            <text:p>27.575</text:p>
          </table:table-cell>
          <table:table-cell office:value-type="float" office:value="27.835" calcext:value-type="float">
            <text:p>27.835</text:p>
          </table:table-cell>
          <table:table-cell office:value-type="float" office:value="27.575" calcext:value-type="float">
            <text:p>27.575</text:p>
          </table:table-cell>
          <table:table-cell office:value-type="float" office:value="27.59" calcext:value-type="float">
            <text:p>27.59</text:p>
          </table:table-cell>
          <table:table-cell office:value-type="float" office:value="2900" calcext:value-type="float">
            <text:p>2900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2014-03-21</text:p>
          </table:table-cell>
          <table:table-cell table:formula="of:=DATEVALUE([.A685])" office:value-type="float" office:value="41719" calcext:value-type="float">
            <text:p>41719</text:p>
          </table:table-cell>
          <table:table-cell table:number-columns-repeated="4" office:value-type="float" office:value="27.37" calcext:value-type="float">
            <text:p>27.37</text:p>
          </table:table-cell>
          <table:table-cell office:value-type="float" office:value="0" calcext:value-type="float">
            <text:p>0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string" calcext:value-type="string">
            <text:p>2014-03-20</text:p>
          </table:table-cell>
          <table:table-cell table:formula="of:=DATEVALUE([.A686])" office:value-type="float" office:value="41718" calcext:value-type="float">
            <text:p>41718</text:p>
          </table:table-cell>
          <table:table-cell table:number-columns-repeated="4"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string" calcext:value-type="string">
            <text:p>2014-03-19</text:p>
          </table:table-cell>
          <table:table-cell table:formula="of:=DATEVALUE([.A687])" office:value-type="float" office:value="41717" calcext:value-type="float">
            <text:p>41717</text:p>
          </table:table-cell>
          <table:table-cell office:value-type="float" office:value="28.22" calcext:value-type="float">
            <text:p>28.22</text:p>
          </table:table-cell>
          <table:table-cell office:value-type="float" office:value="28.585" calcext:value-type="float">
            <text:p>28.585</text:p>
          </table:table-cell>
          <table:table-cell table:number-columns-repeated="2" office:value-type="float" office:value="28.11" calcext:value-type="float">
            <text:p>28.11</text:p>
          </table:table-cell>
          <table:table-cell office:value-type="float" office:value="3600" calcext:value-type="float">
            <text:p>3600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office:value-type="string" calcext:value-type="string">
            <text:p>2014-03-18</text:p>
          </table:table-cell>
          <table:table-cell table:formula="of:=DATEVALUE([.A688])" office:value-type="float" office:value="41716" calcext:value-type="float">
            <text:p>41716</text:p>
          </table:table-cell>
          <table:table-cell office:value-type="float" office:value="28.125" calcext:value-type="float">
            <text:p>28.125</text:p>
          </table:table-cell>
          <table:table-cell office:value-type="float" office:value="28.4" calcext:value-type="float">
            <text:p>28.4</text:p>
          </table:table-cell>
          <table:table-cell office:value-type="float" office:value="28.125" calcext:value-type="float">
            <text:p>28.125</text:p>
          </table:table-cell>
          <table:table-cell office:value-type="float" office:value="28.4" calcext:value-type="float">
            <text:p>28.4</text:p>
          </table:table-cell>
          <table:table-cell office:value-type="float" office:value="2600" calcext:value-type="float">
            <text:p>260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table:formula="of:=DATEVALUE([.A689])" office:value-type="float" office:value="41715" calcext:value-type="float">
            <text:p>41715</text:p>
          </table:table-cell>
          <table:table-cell office:value-type="float" office:value="27.145" calcext:value-type="float">
            <text:p>27.145</text:p>
          </table:table-cell>
          <table:table-cell office:value-type="float" office:value="28.5" calcext:value-type="float">
            <text:p>28.5</text:p>
          </table:table-cell>
          <table:table-cell office:value-type="float" office:value="27.145" calcext:value-type="float">
            <text:p>27.145</text:p>
          </table:table-cell>
          <table:table-cell office:value-type="float" office:value="28.5" calcext:value-type="float">
            <text:p>28.5</text:p>
          </table:table-cell>
          <table:table-cell office:value-type="float" office:value="1600" calcext:value-type="float">
            <text:p>160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table:formula="of:=DATEVALUE([.A690])" office:value-type="float" office:value="41712" calcext:value-type="float">
            <text:p>41712</text:p>
          </table:table-cell>
          <table:table-cell table:number-columns-repeated="2" office:value-type="float" office:value="26.78" calcext:value-type="float">
            <text:p>26.78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75" calcext:value-type="float">
            <text:p>26.175</text:p>
          </table:table-cell>
          <table:table-cell office:value-type="float" office:value="900" calcext:value-type="float">
            <text:p>900</text:p>
          </table:table-cell>
          <table:table-cell office:value-type="float" office:value="26.175" calcext:value-type="float">
            <text:p>26.175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table:formula="of:=DATEVALUE([.A691])" office:value-type="float" office:value="41711" calcext:value-type="float">
            <text:p>41711</text:p>
          </table:table-cell>
          <table:table-cell office:value-type="float" office:value="26.895" calcext:value-type="float">
            <text:p>26.895</text:p>
          </table:table-cell>
          <table:table-cell office:value-type="float" office:value="27.16" calcext:value-type="float">
            <text:p>27.16</text:p>
          </table:table-cell>
          <table:table-cell office:value-type="float" office:value="26.895" calcext:value-type="float">
            <text:p>26.895</text:p>
          </table:table-cell>
          <table:table-cell office:value-type="float" office:value="27.065" calcext:value-type="float">
            <text:p>27.065</text:p>
          </table:table-cell>
          <table:table-cell office:value-type="float" office:value="300" calcext:value-type="float">
            <text:p>300</text:p>
          </table:table-cell>
          <table:table-cell office:value-type="float" office:value="27.065" calcext:value-type="float">
            <text:p>27.065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table:formula="of:=DATEVALUE([.A692])" office:value-type="float" office:value="41710" calcext:value-type="float">
            <text:p>41710</text:p>
          </table:table-cell>
          <table:table-cell table:number-columns-repeated="2" office:value-type="float" office:value="26.95" calcext:value-type="float">
            <text:p>26.95</text:p>
          </table:table-cell>
          <table:table-cell table:number-columns-repeated="2" office:value-type="float" office:value="26.875" calcext:value-type="float">
            <text:p>26.875</text:p>
          </table:table-cell>
          <table:table-cell office:value-type="float" office:value="400" calcext:value-type="float">
            <text:p>400</text:p>
          </table:table-cell>
          <table:table-cell office:value-type="float" office:value="26.875" calcext:value-type="float">
            <text:p>26.875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table:formula="of:=DATEVALUE([.A693])" office:value-type="float" office:value="41709" calcext:value-type="float">
            <text:p>41709</text:p>
          </table:table-cell>
          <table:table-cell table:number-columns-repeated="2" office:value-type="float" office:value="27.375" calcext:value-type="float">
            <text:p>27.375</text:p>
          </table:table-cell>
          <table:table-cell table:number-columns-repeated="2" office:value-type="float" office:value="27.105" calcext:value-type="float">
            <text:p>27.105</text:p>
          </table:table-cell>
          <table:table-cell office:value-type="float" office:value="200" calcext:value-type="float">
            <text:p>200</text:p>
          </table:table-cell>
          <table:table-cell office:value-type="float" office:value="27.105" calcext:value-type="float">
            <text:p>27.105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table:formula="of:=DATEVALUE([.A694])" office:value-type="float" office:value="41708" calcext:value-type="float">
            <text:p>41708</text:p>
          </table:table-cell>
          <table:table-cell office:value-type="float" office:value="27.67" calcext:value-type="float">
            <text:p>27.67</text:p>
          </table:table-cell>
          <table:table-cell office:value-type="float" office:value="27.7" calcext:value-type="float">
            <text:p>27.7</text:p>
          </table:table-cell>
          <table:table-cell office:value-type="float" office:value="27.67" calcext:value-type="float">
            <text:p>27.67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table:formula="of:=DATEVALUE([.A695])" office:value-type="float" office:value="41705" calcext:value-type="float">
            <text:p>41705</text:p>
          </table:table-cell>
          <table:table-cell office:value-type="float" office:value="28.585" calcext:value-type="float">
            <text:p>28.585</text:p>
          </table:table-cell>
          <table:table-cell office:value-type="float" office:value="28.67" calcext:value-type="float">
            <text:p>28.67</text:p>
          </table:table-cell>
          <table:table-cell table:number-columns-repeated="2" office:value-type="float" office:value="27.625" calcext:value-type="float">
            <text:p>27.625</text:p>
          </table:table-cell>
          <table:table-cell office:value-type="float" office:value="300" calcext:value-type="float">
            <text:p>300</text:p>
          </table:table-cell>
          <table:table-cell office:value-type="float" office:value="27.625" calcext:value-type="float">
            <text:p>27.625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table:formula="of:=DATEVALUE([.A696])" office:value-type="float" office:value="41704" calcext:value-type="float">
            <text:p>41704</text:p>
          </table:table-cell>
          <table:table-cell table:number-columns-repeated="4" office:value-type="float" office:value="28.725" calcext:value-type="float">
            <text:p>28.725</text:p>
          </table:table-cell>
          <table:table-cell office:value-type="float" office:value="0" calcext:value-type="float">
            <text:p>0</text:p>
          </table:table-cell>
          <table:table-cell office:value-type="float" office:value="28.725" calcext:value-type="float">
            <text:p>28.725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table:formula="of:=DATEVALUE([.A697])" office:value-type="float" office:value="41703" calcext:value-type="float">
            <text:p>41703</text:p>
          </table:table-cell>
          <table:table-cell office:value-type="float" office:value="28.695" calcext:value-type="float">
            <text:p>28.695</text:p>
          </table:table-cell>
          <table:table-cell office:value-type="float" office:value="28.9" calcext:value-type="float">
            <text:p>28.9</text:p>
          </table:table-cell>
          <table:table-cell office:value-type="float" office:value="28.695" calcext:value-type="float">
            <text:p>28.695</text:p>
          </table:table-cell>
          <table:table-cell office:value-type="float" office:value="28.9" calcext:value-type="float">
            <text:p>28.9</text:p>
          </table:table-cell>
          <table:table-cell office:value-type="float" office:value="1600" calcext:value-type="float">
            <text:p>160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table:formula="of:=DATEVALUE([.A698])" office:value-type="float" office:value="41702" calcext:value-type="float">
            <text:p>41702</text:p>
          </table:table-cell>
          <table:table-cell office:value-type="float" office:value="28.02" calcext:value-type="float">
            <text:p>28.02</text:p>
          </table:table-cell>
          <table:table-cell office:value-type="float" office:value="28.06" calcext:value-type="float">
            <text:p>28.06</text:p>
          </table:table-cell>
          <table:table-cell office:value-type="float" office:value="28.02" calcext:value-type="float">
            <text:p>28.02</text:p>
          </table:table-cell>
          <table:table-cell office:value-type="float" office:value="28.06" calcext:value-type="float">
            <text:p>28.06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table:formula="of:=DATEVALUE([.A699])" office:value-type="float" office:value="41701" calcext:value-type="float">
            <text:p>41701</text:p>
          </table:table-cell>
          <table:table-cell table:number-columns-repeated="2" office:value-type="float" office:value="27.71" calcext:value-type="float">
            <text:p>27.71</text:p>
          </table:table-cell>
          <table:table-cell office:value-type="float" office:value="27.2" calcext:value-type="float">
            <text:p>27.2</text:p>
          </table:table-cell>
          <table:table-cell office:value-type="float" office:value="27.525" calcext:value-type="float">
            <text:p>27.525</text:p>
          </table:table-cell>
          <table:table-cell office:value-type="float" office:value="3400" calcext:value-type="float">
            <text:p>3400</text:p>
          </table:table-cell>
          <table:table-cell office:value-type="float" office:value="27.525" calcext:value-type="float">
            <text:p>27.525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table:formula="of:=DATEVALUE([.A700])" office:value-type="float" office:value="41698" calcext:value-type="float">
            <text:p>41698</text:p>
          </table:table-cell>
          <table:table-cell table:number-columns-repeated="2" office:value-type="float" office:value="27.975" calcext:value-type="float">
            <text:p>27.975</text:p>
          </table:table-cell>
          <table:table-cell table:number-columns-repeated="2" office:value-type="float" office:value="27.82" calcext:value-type="float">
            <text:p>27.82</text:p>
          </table:table-cell>
          <table:table-cell office:value-type="float" office:value="0" calcext:value-type="float">
            <text:p>0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table:formula="of:=DATEVALUE([.A701])" office:value-type="float" office:value="41697" calcext:value-type="float">
            <text:p>41697</text:p>
          </table:table-cell>
          <table:table-cell office:value-type="float" office:value="27.545" calcext:value-type="float">
            <text:p>27.545</text:p>
          </table:table-cell>
          <table:table-cell office:value-type="float" office:value="27.645" calcext:value-type="float">
            <text:p>27.645</text:p>
          </table:table-cell>
          <table:table-cell office:value-type="float" office:value="27.545" calcext:value-type="float">
            <text:p>27.545</text:p>
          </table:table-cell>
          <table:table-cell office:value-type="float" office:value="27.645" calcext:value-type="float">
            <text:p>27.645</text:p>
          </table:table-cell>
          <table:table-cell office:value-type="float" office:value="200" calcext:value-type="float">
            <text:p>200</text:p>
          </table:table-cell>
          <table:table-cell office:value-type="float" office:value="27.645" calcext:value-type="float">
            <text:p>27.645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table:formula="of:=DATEVALUE([.A702])" office:value-type="float" office:value="41696" calcext:value-type="float">
            <text:p>41696</text:p>
          </table:table-cell>
          <table:table-cell office:value-type="float" office:value="27.22" calcext:value-type="float">
            <text:p>27.22</text:p>
          </table:table-cell>
          <table:table-cell office:value-type="float" office:value="27.74" calcext:value-type="float">
            <text:p>27.74</text:p>
          </table:table-cell>
          <table:table-cell office:value-type="float" office:value="27.22" calcext:value-type="float">
            <text:p>27.22</text:p>
          </table:table-cell>
          <table:table-cell office:value-type="float" office:value="27.74" calcext:value-type="float">
            <text:p>27.74</text:p>
          </table:table-cell>
          <table:table-cell office:value-type="float" office:value="300" calcext:value-type="float">
            <text:p>300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table:formula="of:=DATEVALUE([.A703])" office:value-type="float" office:value="41695" calcext:value-type="float">
            <text:p>41695</text:p>
          </table:table-cell>
          <table:table-cell table:number-columns-repeated="4" office:value-type="float" office:value="27.11" calcext:value-type="float">
            <text:p>27.11</text:p>
          </table:table-cell>
          <table:table-cell office:value-type="float" office:value="0" calcext:value-type="float">
            <text:p>0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table:formula="of:=DATEVALUE([.A704])" office:value-type="float" office:value="41694" calcext:value-type="float">
            <text:p>41694</text:p>
          </table:table-cell>
          <table:table-cell office:value-type="float" office:value="27.065" calcext:value-type="float">
            <text:p>27.065</text:p>
          </table:table-cell>
          <table:table-cell office:value-type="float" office:value="27.14" calcext:value-type="float">
            <text:p>27.14</text:p>
          </table:table-cell>
          <table:table-cell office:value-type="float" office:value="26.88" calcext:value-type="float">
            <text:p>26.88</text:p>
          </table:table-cell>
          <table:table-cell office:value-type="float" office:value="27.11" calcext:value-type="float">
            <text:p>27.11</text:p>
          </table:table-cell>
          <table:table-cell office:value-type="float" office:value="500" calcext:value-type="float">
            <text:p>500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table:formula="of:=DATEVALUE([.A705])" office:value-type="float" office:value="41691" calcext:value-type="float">
            <text:p>41691</text:p>
          </table:table-cell>
          <table:table-cell table:number-columns-repeated="2" office:value-type="float" office:value="27.555" calcext:value-type="float">
            <text:p>27.555</text:p>
          </table:table-cell>
          <table:table-cell table:number-columns-repeated="2" office:value-type="float" office:value="27.26" calcext:value-type="float">
            <text:p>27.26</text:p>
          </table:table-cell>
          <table:table-cell office:value-type="float" office:value="400" calcext:value-type="float">
            <text:p>400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table:formula="of:=DATEVALUE([.A706])" office:value-type="float" office:value="41690" calcext:value-type="float">
            <text:p>41690</text:p>
          </table:table-cell>
          <table:table-cell table:number-columns-repeated="2" office:value-type="float" office:value="27.52" calcext:value-type="float">
            <text:p>27.52</text:p>
          </table:table-cell>
          <table:table-cell table:number-columns-repeated="2" office:value-type="float" office:value="27.39" calcext:value-type="float">
            <text:p>27.39</text:p>
          </table:table-cell>
          <table:table-cell office:value-type="float" office:value="100" calcext:value-type="float">
            <text:p>100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table:formula="of:=DATEVALUE([.A707])" office:value-type="float" office:value="41689" calcext:value-type="float">
            <text:p>41689</text:p>
          </table:table-cell>
          <table:table-cell table:number-columns-repeated="4" office:value-type="float" office:value="27.745" calcext:value-type="float">
            <text:p>27.745</text:p>
          </table:table-cell>
          <table:table-cell office:value-type="float" office:value="0" calcext:value-type="float">
            <text:p>0</text:p>
          </table:table-cell>
          <table:table-cell office:value-type="float" office:value="27.745" calcext:value-type="float">
            <text:p>27.745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table:formula="of:=DATEVALUE([.A708])" office:value-type="float" office:value="41688" calcext:value-type="float">
            <text:p>41688</text:p>
          </table:table-cell>
          <table:table-cell office:value-type="float" office:value="27.9" calcext:value-type="float">
            <text:p>27.9</text:p>
          </table:table-cell>
          <table:table-cell office:value-type="float" office:value="28.005" calcext:value-type="float">
            <text:p>28.005</text:p>
          </table:table-cell>
          <table:table-cell office:value-type="float" office:value="27.86" calcext:value-type="float">
            <text:p>27.86</text:p>
          </table:table-cell>
          <table:table-cell office:value-type="float" office:value="28.005" calcext:value-type="float">
            <text:p>28.005</text:p>
          </table:table-cell>
          <table:table-cell office:value-type="float" office:value="300" calcext:value-type="float">
            <text:p>300</text:p>
          </table:table-cell>
          <table:table-cell office:value-type="float" office:value="28.005" calcext:value-type="float">
            <text:p>28.005</text:p>
          </table:table-cell>
        </table:table-row>
        <table:table-row table:style-name="ro1">
          <table:table-cell office:value-type="string" calcext:value-type="string">
            <text:p>2014-02-17</text:p>
          </table:table-cell>
          <table:table-cell table:formula="of:=DATEVALUE([.A709])" office:value-type="float" office:value="41687" calcext:value-type="float">
            <text:p>41687</text:p>
          </table:table-cell>
          <table:table-cell table:number-columns-repeated="2" office:value-type="float" office:value="27.865" calcext:value-type="float">
            <text:p>27.865</text:p>
          </table:table-cell>
          <table:table-cell office:value-type="float" office:value="27.85" calcext:value-type="float">
            <text:p>27.85</text:p>
          </table:table-cell>
          <table:table-cell office:value-type="float" office:value="27.865" calcext:value-type="float">
            <text:p>27.865</text:p>
          </table:table-cell>
          <table:table-cell office:value-type="float" office:value="300" calcext:value-type="float">
            <text:p>300</text:p>
          </table:table-cell>
          <table:table-cell office:value-type="float" office:value="27.865" calcext:value-type="float">
            <text:p>27.865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table:formula="of:=DATEVALUE([.A710])" office:value-type="float" office:value="41684" calcext:value-type="float">
            <text:p>41684</text:p>
          </table:table-cell>
          <table:table-cell table:number-columns-repeated="4" office:value-type="float" office:value="27.96" calcext:value-type="float">
            <text:p>27.96</text:p>
          </table:table-cell>
          <table:table-cell office:value-type="float" office:value="0" calcext:value-type="float">
            <text:p>0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table:formula="of:=DATEVALUE([.A711])" office:value-type="float" office:value="41683" calcext:value-type="float">
            <text:p>41683</text:p>
          </table:table-cell>
          <table:table-cell table:number-columns-repeated="4"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table:formula="of:=DATEVALUE([.A712])" office:value-type="float" office:value="41682" calcext:value-type="float">
            <text:p>41682</text:p>
          </table:table-cell>
          <table:table-cell table:number-columns-repeated="4" office:value-type="float" office:value="28.4" calcext:value-type="float">
            <text:p>28.4</text:p>
          </table:table-cell>
          <table:table-cell office:value-type="float" office:value="1000" calcext:value-type="float">
            <text:p>100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table:formula="of:=DATEVALUE([.A713])" office:value-type="float" office:value="41681" calcext:value-type="float">
            <text:p>41681</text:p>
          </table:table-cell>
          <table:table-cell office:value-type="float" office:value="27.71" calcext:value-type="float">
            <text:p>27.71</text:p>
          </table:table-cell>
          <table:table-cell office:value-type="float" office:value="28.405" calcext:value-type="float">
            <text:p>28.405</text:p>
          </table:table-cell>
          <table:table-cell office:value-type="float" office:value="27.71" calcext:value-type="float">
            <text:p>27.71</text:p>
          </table:table-cell>
          <table:table-cell office:value-type="float" office:value="28.16" calcext:value-type="float">
            <text:p>28.16</text:p>
          </table:table-cell>
          <table:table-cell office:value-type="float" office:value="400" calcext:value-type="float">
            <text:p>400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table:formula="of:=DATEVALUE([.A714])" office:value-type="float" office:value="41680" calcext:value-type="float">
            <text:p>41680</text:p>
          </table:table-cell>
          <table:table-cell table:number-columns-repeated="4" office:value-type="float" office:value="27.26" calcext:value-type="float">
            <text:p>27.26</text:p>
          </table:table-cell>
          <table:table-cell office:value-type="float" office:value="0" calcext:value-type="float">
            <text:p>0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table:formula="of:=DATEVALUE([.A715])" office:value-type="float" office:value="41677" calcext:value-type="float">
            <text:p>41677</text:p>
          </table:table-cell>
          <table:table-cell office:value-type="float" office:value="26.675" calcext:value-type="float">
            <text:p>26.675</text:p>
          </table:table-cell>
          <table:table-cell office:value-type="float" office:value="27.2" calcext:value-type="float">
            <text:p>27.2</text:p>
          </table:table-cell>
          <table:table-cell office:value-type="float" office:value="26.675" calcext:value-type="float">
            <text:p>26.675</text:p>
          </table:table-cell>
          <table:table-cell office:value-type="float" office:value="27.2" calcext:value-type="float">
            <text:p>27.2</text:p>
          </table:table-cell>
          <table:table-cell office:value-type="float" office:value="1200" calcext:value-type="float">
            <text:p>1200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table:formula="of:=DATEVALUE([.A716])" office:value-type="float" office:value="41676" calcext:value-type="float">
            <text:p>41676</text:p>
          </table:table-cell>
          <table:table-cell office:value-type="float" office:value="26.205" calcext:value-type="float">
            <text:p>26.205</text:p>
          </table:table-cell>
          <table:table-cell office:value-type="float" office:value="26.875" calcext:value-type="float">
            <text:p>26.875</text:p>
          </table:table-cell>
          <table:table-cell office:value-type="float" office:value="26.205" calcext:value-type="float">
            <text:p>26.205</text:p>
          </table:table-cell>
          <table:table-cell office:value-type="float" office:value="26.875" calcext:value-type="float">
            <text:p>26.875</text:p>
          </table:table-cell>
          <table:table-cell office:value-type="float" office:value="0" calcext:value-type="float">
            <text:p>0</text:p>
          </table:table-cell>
          <table:table-cell office:value-type="float" office:value="26.875" calcext:value-type="float">
            <text:p>26.875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table:formula="of:=DATEVALUE([.A717])" office:value-type="float" office:value="41675" calcext:value-type="float">
            <text:p>41675</text:p>
          </table:table-cell>
          <table:table-cell office:value-type="float" office:value="26.095" calcext:value-type="float">
            <text:p>26.095</text:p>
          </table:table-cell>
          <table:table-cell office:value-type="float" office:value="26.29" calcext:value-type="float">
            <text:p>26.29</text:p>
          </table:table-cell>
          <table:table-cell office:value-type="float" office:value="26.095" calcext:value-type="float">
            <text:p>26.095</text:p>
          </table:table-cell>
          <table:table-cell office:value-type="float" office:value="26.225" calcext:value-type="float">
            <text:p>26.225</text:p>
          </table:table-cell>
          <table:table-cell office:value-type="float" office:value="400" calcext:value-type="float">
            <text:p>400</text:p>
          </table:table-cell>
          <table:table-cell office:value-type="float" office:value="26.225" calcext:value-type="float">
            <text:p>26.225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table:formula="of:=DATEVALUE([.A718])" office:value-type="float" office:value="41674" calcext:value-type="float">
            <text:p>41674</text:p>
          </table:table-cell>
          <table:table-cell office:value-type="float" office:value="25.745" calcext:value-type="float">
            <text:p>25.745</text:p>
          </table:table-cell>
          <table:table-cell office:value-type="float" office:value="25.94" calcext:value-type="float">
            <text:p>25.94</text:p>
          </table:table-cell>
          <table:table-cell office:value-type="float" office:value="25.745" calcext:value-type="float">
            <text:p>25.745</text:p>
          </table:table-cell>
          <table:table-cell office:value-type="float" office:value="25.94" calcext:value-type="float">
            <text:p>25.94</text:p>
          </table:table-cell>
          <table:table-cell office:value-type="float" office:value="300" calcext:value-type="float">
            <text:p>300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table:formula="of:=DATEVALUE([.A719])" office:value-type="float" office:value="41673" calcext:value-type="float">
            <text:p>41673</text:p>
          </table:table-cell>
          <table:table-cell office:value-type="float" office:value="26.58" calcext:value-type="float">
            <text:p>26.58</text:p>
          </table:table-cell>
          <table:table-cell office:value-type="float" office:value="26.65" calcext:value-type="float">
            <text:p>26.65</text:p>
          </table:table-cell>
          <table:table-cell table:number-columns-repeated="2" office:value-type="float" office:value="26.12" calcext:value-type="float">
            <text:p>26.12</text:p>
          </table:table-cell>
          <table:table-cell office:value-type="float" office:value="800" calcext:value-type="float">
            <text:p>800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table:formula="of:=DATEVALUE([.A720])" office:value-type="float" office:value="41670" calcext:value-type="float">
            <text:p>41670</text:p>
          </table:table-cell>
          <table:table-cell office:value-type="float" office:value="25.88" calcext:value-type="float">
            <text:p>25.88</text:p>
          </table:table-cell>
          <table:table-cell office:value-type="float" office:value="26.645" calcext:value-type="float">
            <text:p>26.645</text:p>
          </table:table-cell>
          <table:table-cell office:value-type="float" office:value="25.815" calcext:value-type="float">
            <text:p>25.815</text:p>
          </table:table-cell>
          <table:table-cell office:value-type="float" office:value="26.645" calcext:value-type="float">
            <text:p>26.645</text:p>
          </table:table-cell>
          <table:table-cell office:value-type="float" office:value="200" calcext:value-type="float">
            <text:p>200</text:p>
          </table:table-cell>
          <table:table-cell office:value-type="float" office:value="26.645" calcext:value-type="float">
            <text:p>26.645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table:formula="of:=DATEVALUE([.A721])" office:value-type="float" office:value="41669" calcext:value-type="float">
            <text:p>41669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25" calcext:value-type="float">
            <text:p>25.62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25" calcext:value-type="float">
            <text:p>25.625</text:p>
          </table:table-cell>
          <table:table-cell office:value-type="float" office:value="1300" calcext:value-type="float">
            <text:p>1300</text:p>
          </table:table-cell>
          <table:table-cell office:value-type="float" office:value="25.625" calcext:value-type="float">
            <text:p>25.625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table:formula="of:=DATEVALUE([.A722])" office:value-type="float" office:value="41668" calcext:value-type="float">
            <text:p>41668</text:p>
          </table:table-cell>
          <table:table-cell office:value-type="float" office:value="27.26" calcext:value-type="float">
            <text:p>27.26</text:p>
          </table:table-cell>
          <table:table-cell office:value-type="float" office:value="27.305" calcext:value-type="float">
            <text:p>27.305</text:p>
          </table:table-cell>
          <table:table-cell table:number-columns-repeated="2" office:value-type="float" office:value="25.515" calcext:value-type="float">
            <text:p>25.515</text:p>
          </table:table-cell>
          <table:table-cell office:value-type="float" office:value="2700" calcext:value-type="float">
            <text:p>2700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table:formula="of:=DATEVALUE([.A723])" office:value-type="float" office:value="41667" calcext:value-type="float">
            <text:p>41667</text:p>
          </table:table-cell>
          <table:table-cell office:value-type="float" office:value="26.61" calcext:value-type="float">
            <text:p>26.61</text:p>
          </table:table-cell>
          <table:table-cell office:value-type="float" office:value="27.17" calcext:value-type="float">
            <text:p>27.17</text:p>
          </table:table-cell>
          <table:table-cell office:value-type="float" office:value="26.55" calcext:value-type="float">
            <text:p>26.55</text:p>
          </table:table-cell>
          <table:table-cell office:value-type="float" office:value="27.17" calcext:value-type="float">
            <text:p>27.17</text:p>
          </table:table-cell>
          <table:table-cell office:value-type="float" office:value="1600" calcext:value-type="float">
            <text:p>1600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table:formula="of:=DATEVALUE([.A724])" office:value-type="float" office:value="41666" calcext:value-type="float">
            <text:p>41666</text:p>
          </table:table-cell>
          <table:table-cell table:number-columns-repeated="2" office:value-type="float" office:value="27.445" calcext:value-type="float">
            <text:p>27.445</text:p>
          </table:table-cell>
          <table:table-cell office:value-type="float" office:value="26.93" calcext:value-type="float">
            <text:p>26.93</text:p>
          </table:table-cell>
          <table:table-cell office:value-type="float" office:value="27" calcext:value-type="float">
            <text:p>27</text:p>
          </table:table-cell>
          <table:table-cell office:value-type="float" office:value="2200" calcext:value-type="float">
            <text:p>22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table:formula="of:=DATEVALUE([.A725])" office:value-type="float" office:value="41663" calcext:value-type="float">
            <text:p>41663</text:p>
          </table:table-cell>
          <table:table-cell table:number-columns-repeated="2" office:value-type="float" office:value="28.8" calcext:value-type="float">
            <text:p>28.8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87" calcext:value-type="float">
            <text:p>27.87</text:p>
          </table:table-cell>
          <table:table-cell office:value-type="float" office:value="2200" calcext:value-type="float">
            <text:p>2200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table:formula="of:=DATEVALUE([.A726])" office:value-type="float" office:value="41662" calcext:value-type="float">
            <text:p>41662</text:p>
          </table:table-cell>
          <table:table-cell table:number-columns-repeated="2" office:value-type="float" office:value="29.53" calcext:value-type="float">
            <text:p>29.53</text:p>
          </table:table-cell>
          <table:table-cell table:number-columns-repeated="2" office:value-type="float" office:value="28.525" calcext:value-type="float">
            <text:p>28.525</text:p>
          </table:table-cell>
          <table:table-cell office:value-type="float" office:value="100" calcext:value-type="float">
            <text:p>100</text:p>
          </table:table-cell>
          <table:table-cell office:value-type="float" office:value="28.525" calcext:value-type="float">
            <text:p>28.525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table:formula="of:=DATEVALUE([.A727])" office:value-type="float" office:value="41661" calcext:value-type="float">
            <text:p>41661</text:p>
          </table:table-cell>
          <table:table-cell office:value-type="float" office:value="29.155" calcext:value-type="float">
            <text:p>29.155</text:p>
          </table:table-cell>
          <table:table-cell office:value-type="float" office:value="29.375" calcext:value-type="float">
            <text:p>29.375</text:p>
          </table:table-cell>
          <table:table-cell office:value-type="float" office:value="28.895" calcext:value-type="float">
            <text:p>28.895</text:p>
          </table:table-cell>
          <table:table-cell office:value-type="float" office:value="29.345" calcext:value-type="float">
            <text:p>29.345</text:p>
          </table:table-cell>
          <table:table-cell office:value-type="float" office:value="1500" calcext:value-type="float">
            <text:p>1500</text:p>
          </table:table-cell>
          <table:table-cell office:value-type="float" office:value="29.345" calcext:value-type="float">
            <text:p>29.345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table:formula="of:=DATEVALUE([.A728])" office:value-type="float" office:value="41660" calcext:value-type="float">
            <text:p>41660</text:p>
          </table:table-cell>
          <table:table-cell office:value-type="float" office:value="29.65" calcext:value-type="float">
            <text:p>29.65</text:p>
          </table:table-cell>
          <table:table-cell office:value-type="float" office:value="29.675" calcext:value-type="float">
            <text:p>29.675</text:p>
          </table:table-cell>
          <table:table-cell office:value-type="float" office:value="29.65" calcext:value-type="float">
            <text:p>29.65</text:p>
          </table:table-cell>
          <table:table-cell office:value-type="float" office:value="29.675" calcext:value-type="float">
            <text:p>29.675</text:p>
          </table:table-cell>
          <table:table-cell office:value-type="float" office:value="0" calcext:value-type="float">
            <text:p>0</text:p>
          </table:table-cell>
          <table:table-cell office:value-type="float" office:value="29.675" calcext:value-type="float">
            <text:p>29.675</text:p>
          </table:table-cell>
        </table:table-row>
        <table:table-row table:style-name="ro1">
          <table:table-cell office:value-type="string" calcext:value-type="string">
            <text:p>2014-01-20</text:p>
          </table:table-cell>
          <table:table-cell table:formula="of:=DATEVALUE([.A729])" office:value-type="float" office:value="41659" calcext:value-type="float">
            <text:p>41659</text:p>
          </table:table-cell>
          <table:table-cell office:value-type="float" office:value="29.4" calcext:value-type="float">
            <text:p>29.4</text:p>
          </table:table-cell>
          <table:table-cell office:value-type="float" office:value="29.6" calcext:value-type="float">
            <text:p>29.6</text:p>
          </table:table-cell>
          <table:table-cell office:value-type="float" office:value="29.4" calcext:value-type="float">
            <text:p>29.4</text:p>
          </table:table-cell>
          <table:table-cell office:value-type="float" office:value="29.6" calcext:value-type="float">
            <text:p>29.6</text:p>
          </table:table-cell>
          <table:table-cell office:value-type="float" office:value="2000" calcext:value-type="float">
            <text:p>200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table:formula="of:=DATEVALUE([.A730])" office:value-type="float" office:value="41656" calcext:value-type="float">
            <text:p>41656</text:p>
          </table:table-cell>
          <table:table-cell office:value-type="float" office:value="29.505" calcext:value-type="float">
            <text:p>29.505</text:p>
          </table:table-cell>
          <table:table-cell office:value-type="float" office:value="29.55" calcext:value-type="float">
            <text:p>29.55</text:p>
          </table:table-cell>
          <table:table-cell office:value-type="float" office:value="29.505" calcext:value-type="float">
            <text:p>29.505</text:p>
          </table:table-cell>
          <table:table-cell office:value-type="float" office:value="29.55" calcext:value-type="float">
            <text:p>29.55</text:p>
          </table:table-cell>
          <table:table-cell office:value-type="float" office:value="100" calcext:value-type="float">
            <text:p>100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table:formula="of:=DATEVALUE([.A731])" office:value-type="float" office:value="41655" calcext:value-type="float">
            <text:p>41655</text:p>
          </table:table-cell>
          <table:table-cell office:value-type="float" office:value="29.845" calcext:value-type="float">
            <text:p>29.845</text:p>
          </table:table-cell>
          <table:table-cell office:value-type="float" office:value="30" calcext:value-type="float">
            <text:p>30</text:p>
          </table:table-cell>
          <table:table-cell office:value-type="float" office:value="29.565" calcext:value-type="float">
            <text:p>29.565</text:p>
          </table:table-cell>
          <table:table-cell office:value-type="float" office:value="29.58" calcext:value-type="float">
            <text:p>29.58</text:p>
          </table:table-cell>
          <table:table-cell office:value-type="float" office:value="3600" calcext:value-type="float">
            <text:p>3600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table:formula="of:=DATEVALUE([.A732])" office:value-type="float" office:value="41654" calcext:value-type="float">
            <text:p>41654</text:p>
          </table:table-cell>
          <table:table-cell office:value-type="float" office:value="30.11" calcext:value-type="float">
            <text:p>30.11</text:p>
          </table:table-cell>
          <table:table-cell office:value-type="float" office:value="30.38" calcext:value-type="float">
            <text:p>30.38</text:p>
          </table:table-cell>
          <table:table-cell office:value-type="float" office:value="30.11" calcext:value-type="float">
            <text:p>30.11</text:p>
          </table:table-cell>
          <table:table-cell office:value-type="float" office:value="30.38" calcext:value-type="float">
            <text:p>30.38</text:p>
          </table:table-cell>
          <table:table-cell office:value-type="float" office:value="300" calcext:value-type="float">
            <text:p>300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table:formula="of:=DATEVALUE([.A733])" office:value-type="float" office:value="41653" calcext:value-type="float">
            <text:p>41653</text:p>
          </table:table-cell>
          <table:table-cell table:number-columns-repeated="4" office:value-type="float" office:value="29.235" calcext:value-type="float">
            <text:p>29.235</text:p>
          </table:table-cell>
          <table:table-cell office:value-type="float" office:value="0" calcext:value-type="float">
            <text:p>0</text:p>
          </table:table-cell>
          <table:table-cell office:value-type="float" office:value="29.235" calcext:value-type="float">
            <text:p>29.235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table:formula="of:=DATEVALUE([.A734])" office:value-type="float" office:value="41652" calcext:value-type="float">
            <text:p>41652</text:p>
          </table:table-cell>
          <table:table-cell table:number-columns-repeated="2" office:value-type="float" office:value="30.195" calcext:value-type="float">
            <text:p>30.195</text:p>
          </table:table-cell>
          <table:table-cell table:number-columns-repeated="2" office:value-type="float" office:value="29.95" calcext:value-type="float">
            <text:p>29.95</text:p>
          </table:table-cell>
          <table:table-cell office:value-type="float" office:value="900" calcext:value-type="float">
            <text:p>900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2014-01-10</text:p>
          </table:table-cell>
          <table:table-cell table:formula="of:=DATEVALUE([.A735])" office:value-type="float" office:value="41649" calcext:value-type="float">
            <text:p>41649</text:p>
          </table:table-cell>
          <table:table-cell office:value-type="float" office:value="30.065" calcext:value-type="float">
            <text:p>30.065</text:p>
          </table:table-cell>
          <table:table-cell office:value-type="float" office:value="30.285" calcext:value-type="float">
            <text:p>30.285</text:p>
          </table:table-cell>
          <table:table-cell office:value-type="float" office:value="29.985" calcext:value-type="float">
            <text:p>29.985</text:p>
          </table:table-cell>
          <table:table-cell office:value-type="float" office:value="30.23" calcext:value-type="float">
            <text:p>30.23</text:p>
          </table:table-cell>
          <table:table-cell office:value-type="float" office:value="1400" calcext:value-type="float">
            <text:p>1400</text:p>
          </table:table-cell>
          <table:table-cell office:value-type="float" office:value="30.23" calcext:value-type="float">
            <text:p>30.23</text:p>
          </table:table-cell>
        </table:table-row>
        <table:table-row table:style-name="ro1">
          <table:table-cell office:value-type="string" calcext:value-type="string">
            <text:p>2014-01-09</text:p>
          </table:table-cell>
          <table:table-cell table:formula="of:=DATEVALUE([.A736])" office:value-type="float" office:value="41648" calcext:value-type="float">
            <text:p>41648</text:p>
          </table:table-cell>
          <table:table-cell office:value-type="float" office:value="30.13" calcext:value-type="float">
            <text:p>30.13</text:p>
          </table:table-cell>
          <table:table-cell office:value-type="float" office:value="30.365" calcext:value-type="float">
            <text:p>30.365</text:p>
          </table:table-cell>
          <table:table-cell office:value-type="float" office:value="30.13" calcext:value-type="float">
            <text:p>30.13</text:p>
          </table:table-cell>
          <table:table-cell office:value-type="float" office:value="30.345" calcext:value-type="float">
            <text:p>30.345</text:p>
          </table:table-cell>
          <table:table-cell office:value-type="float" office:value="700" calcext:value-type="float">
            <text:p>700</text:p>
          </table:table-cell>
          <table:table-cell office:value-type="float" office:value="30.345" calcext:value-type="float">
            <text:p>30.345</text:p>
          </table:table-cell>
        </table:table-row>
        <table:table-row table:style-name="ro1">
          <table:table-cell office:value-type="string" calcext:value-type="string">
            <text:p>2014-01-08</text:p>
          </table:table-cell>
          <table:table-cell table:formula="of:=DATEVALUE([.A737])" office:value-type="float" office:value="41647" calcext:value-type="float">
            <text:p>41647</text:p>
          </table:table-cell>
          <table:table-cell office:value-type="float" office:value="30.01" calcext:value-type="float">
            <text:p>30.01</text:p>
          </table:table-cell>
          <table:table-cell office:value-type="float" office:value="30.65" calcext:value-type="float">
            <text:p>30.65</text:p>
          </table:table-cell>
          <table:table-cell office:value-type="float" office:value="30.01" calcext:value-type="float">
            <text:p>30.01</text:p>
          </table:table-cell>
          <table:table-cell office:value-type="float" office:value="30.645" calcext:value-type="float">
            <text:p>30.645</text:p>
          </table:table-cell>
          <table:table-cell office:value-type="float" office:value="700" calcext:value-type="float">
            <text:p>700</text:p>
          </table:table-cell>
          <table:table-cell office:value-type="float" office:value="30.645" calcext:value-type="float">
            <text:p>30.645</text:p>
          </table:table-cell>
        </table:table-row>
        <table:table-row table:style-name="ro1">
          <table:table-cell office:value-type="string" calcext:value-type="string">
            <text:p>2014-01-07</text:p>
          </table:table-cell>
          <table:table-cell table:formula="of:=DATEVALUE([.A738])" office:value-type="float" office:value="41646" calcext:value-type="float">
            <text:p>41646</text:p>
          </table:table-cell>
          <table:table-cell office:value-type="float" office:value="29.215" calcext:value-type="float">
            <text:p>29.215</text:p>
          </table:table-cell>
          <table:table-cell office:value-type="float" office:value="30.3" calcext:value-type="float">
            <text:p>30.3</text:p>
          </table:table-cell>
          <table:table-cell office:value-type="float" office:value="29.215" calcext:value-type="float">
            <text:p>29.215</text:p>
          </table:table-cell>
          <table:table-cell office:value-type="float" office:value="30.11" calcext:value-type="float">
            <text:p>30.11</text:p>
          </table:table-cell>
          <table:table-cell office:value-type="float" office:value="1400" calcext:value-type="float">
            <text:p>1400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string" calcext:value-type="string">
            <text:p>2014-01-06</text:p>
          </table:table-cell>
          <table:table-cell table:formula="of:=DATEVALUE([.A739])" office:value-type="float" office:value="41645" calcext:value-type="float">
            <text:p>41645</text:p>
          </table:table-cell>
          <table:table-cell table:number-columns-repeated="2" office:value-type="float" office:value="29.485" calcext:value-type="float">
            <text:p>29.485</text:p>
          </table:table-cell>
          <table:table-cell table:number-columns-repeated="2" office:value-type="float" office:value="29.29" calcext:value-type="float">
            <text:p>29.29</text:p>
          </table:table-cell>
          <table:table-cell office:value-type="float" office:value="300" calcext:value-type="float">
            <text:p>300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string" calcext:value-type="string">
            <text:p>2014-01-03</text:p>
          </table:table-cell>
          <table:table-cell table:formula="of:=DATEVALUE([.A740])" office:value-type="float" office:value="41642" calcext:value-type="float">
            <text:p>41642</text:p>
          </table:table-cell>
          <table:table-cell office:value-type="float" office:value="28.745" calcext:value-type="float">
            <text:p>28.745</text:p>
          </table:table-cell>
          <table:table-cell office:value-type="float" office:value="29.135" calcext:value-type="float">
            <text:p>29.135</text:p>
          </table:table-cell>
          <table:table-cell office:value-type="float" office:value="28.745" calcext:value-type="float">
            <text:p>28.745</text:p>
          </table:table-cell>
          <table:table-cell office:value-type="float" office:value="29.135" calcext:value-type="float">
            <text:p>29.135</text:p>
          </table:table-cell>
          <table:table-cell office:value-type="float" office:value="100" calcext:value-type="float">
            <text:p>100</text:p>
          </table:table-cell>
          <table:table-cell office:value-type="float" office:value="29.135" calcext:value-type="float">
            <text:p>29.135</text:p>
          </table:table-cell>
        </table:table-row>
        <table:table-row table:style-name="ro1">
          <table:table-cell office:value-type="string" calcext:value-type="string">
            <text:p>2014-01-02</text:p>
          </table:table-cell>
          <table:table-cell table:formula="of:=DATEVALUE([.A741])" office:value-type="float" office:value="41641" calcext:value-type="float">
            <text:p>41641</text:p>
          </table:table-cell>
          <table:table-cell office:value-type="float" office:value="29.31" calcext:value-type="float">
            <text:p>29.31</text:p>
          </table:table-cell>
          <table:table-cell office:value-type="float" office:value="29.5" calcext:value-type="float">
            <text:p>29.5</text:p>
          </table:table-cell>
          <table:table-cell office:value-type="float" office:value="29.31" calcext:value-type="float">
            <text:p>29.31</text:p>
          </table:table-cell>
          <table:table-cell office:value-type="float" office:value="29.42" calcext:value-type="float">
            <text:p>29.42</text:p>
          </table:table-cell>
          <table:table-cell office:value-type="float" office:value="1400" calcext:value-type="float">
            <text:p>1400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table:formula="of:=DATEVALUE([.A742])" office:value-type="float" office:value="41640" calcext:value-type="float">
            <text:p>41640</text:p>
          </table:table-cell>
          <table:table-cell table:number-columns-repeated="4" office:value-type="float" office:value="29.39" calcext:value-type="float">
            <text:p>29.39</text:p>
          </table:table-cell>
          <table:table-cell office:value-type="float" office:value="0" calcext:value-type="float">
            <text:p>0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table:formula="of:=DATEVALUE([.A743])" office:value-type="float" office:value="41639" calcext:value-type="float">
            <text:p>41639</text:p>
          </table:table-cell>
          <table:table-cell table:number-columns-repeated="4" office:value-type="float" office:value="29.39" calcext:value-type="float">
            <text:p>29.39</text:p>
          </table:table-cell>
          <table:table-cell office:value-type="float" office:value="0" calcext:value-type="float">
            <text:p>0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2013-12-30</text:p>
          </table:table-cell>
          <table:table-cell table:formula="of:=DATEVALUE([.A744])" office:value-type="float" office:value="41638" calcext:value-type="float">
            <text:p>41638</text:p>
          </table:table-cell>
          <table:table-cell office:value-type="float" office:value="29.405" calcext:value-type="float">
            <text:p>29.405</text:p>
          </table:table-cell>
          <table:table-cell office:value-type="float" office:value="29.495" calcext:value-type="float">
            <text:p>29.495</text:p>
          </table:table-cell>
          <table:table-cell table:number-columns-repeated="2" office:value-type="float" office:value="29.39" calcext:value-type="float">
            <text:p>29.39</text:p>
          </table:table-cell>
          <table:table-cell office:value-type="float" office:value="300" calcext:value-type="float">
            <text:p>300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2013-12-27</text:p>
          </table:table-cell>
          <table:table-cell table:formula="of:=DATEVALUE([.A745])" office:value-type="float" office:value="41635" calcext:value-type="float">
            <text:p>41635</text:p>
          </table:table-cell>
          <table:table-cell table:number-columns-repeated="2" office:value-type="float" office:value="29.655" calcext:value-type="float">
            <text:p>29.655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" calcext:value-type="float">
            <text:p>29.41</text:p>
          </table:table-cell>
          <table:table-cell office:value-type="float" office:value="1400" calcext:value-type="float">
            <text:p>1400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string" calcext:value-type="string">
            <text:p>2013-12-26</text:p>
          </table:table-cell>
          <table:table-cell table:formula="of:=DATEVALUE([.A746])" office:value-type="float" office:value="41634" calcext:value-type="float">
            <text:p>41634</text:p>
          </table:table-cell>
          <table:table-cell table:number-columns-repeated="4"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3-12-25</text:p>
          </table:table-cell>
          <table:table-cell table:formula="of:=DATEVALUE([.A747])" office:value-type="float" office:value="41633" calcext:value-type="float">
            <text:p>41633</text:p>
          </table:table-cell>
          <table:table-cell table:number-columns-repeated="4"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3-12-24</text:p>
          </table:table-cell>
          <table:table-cell table:formula="of:=DATEVALUE([.A748])" office:value-type="float" office:value="41632" calcext:value-type="float">
            <text:p>41632</text:p>
          </table:table-cell>
          <table:table-cell table:number-columns-repeated="4"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3-12-23</text:p>
          </table:table-cell>
          <table:table-cell table:formula="of:=DATEVALUE([.A749])" office:value-type="float" office:value="41631" calcext:value-type="float">
            <text:p>41631</text:p>
          </table:table-cell>
          <table:table-cell table:number-columns-repeated="2" office:value-type="float" office:value="29.71" calcext:value-type="float">
            <text:p>29.71</text:p>
          </table:table-cell>
          <table:table-cell office:value-type="float" office:value="29.355" calcext:value-type="float">
            <text:p>29.355</text:p>
          </table:table-cell>
          <table:table-cell office:value-type="float" office:value="29.6" calcext:value-type="float">
            <text:p>29.6</text:p>
          </table:table-cell>
          <table:table-cell office:value-type="float" office:value="6800" calcext:value-type="float">
            <text:p>680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13-12-20</text:p>
          </table:table-cell>
          <table:table-cell table:formula="of:=DATEVALUE([.A750])" office:value-type="float" office:value="41628" calcext:value-type="float">
            <text:p>41628</text:p>
          </table:table-cell>
          <table:table-cell office:value-type="float" office:value="29.455" calcext:value-type="float">
            <text:p>29.455</text:p>
          </table:table-cell>
          <table:table-cell office:value-type="float" office:value="29.565" calcext:value-type="float">
            <text:p>29.565</text:p>
          </table:table-cell>
          <table:table-cell office:value-type="float" office:value="29.455" calcext:value-type="float">
            <text:p>29.455</text:p>
          </table:table-cell>
          <table:table-cell office:value-type="float" office:value="29.52" calcext:value-type="float">
            <text:p>29.52</text:p>
          </table:table-cell>
          <table:table-cell office:value-type="float" office:value="1100" calcext:value-type="float">
            <text:p>1100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string" calcext:value-type="string">
            <text:p>2013-12-19</text:p>
          </table:table-cell>
          <table:table-cell table:formula="of:=DATEVALUE([.A751])" office:value-type="float" office:value="41627" calcext:value-type="float">
            <text:p>41627</text:p>
          </table:table-cell>
          <table:table-cell office:value-type="float" office:value="29.155" calcext:value-type="float">
            <text:p>29.155</text:p>
          </table:table-cell>
          <table:table-cell office:value-type="float" office:value="29.25" calcext:value-type="float">
            <text:p>29.25</text:p>
          </table:table-cell>
          <table:table-cell office:value-type="float" office:value="29.155" calcext:value-type="float">
            <text:p>29.155</text:p>
          </table:table-cell>
          <table:table-cell office:value-type="float" office:value="29.185" calcext:value-type="float">
            <text:p>29.185</text:p>
          </table:table-cell>
          <table:table-cell office:value-type="float" office:value="2800" calcext:value-type="float">
            <text:p>2800</text:p>
          </table:table-cell>
          <table:table-cell office:value-type="float" office:value="29.185" calcext:value-type="float">
            <text:p>29.185</text:p>
          </table:table-cell>
        </table:table-row>
        <table:table-row table:style-name="ro1">
          <table:table-cell office:value-type="string" calcext:value-type="string">
            <text:p>2013-12-18</text:p>
          </table:table-cell>
          <table:table-cell table:formula="of:=DATEVALUE([.A752])" office:value-type="float" office:value="41626" calcext:value-type="float">
            <text:p>41626</text:p>
          </table:table-cell>
          <table:table-cell office:value-type="float" office:value="28.595" calcext:value-type="float">
            <text:p>28.595</text:p>
          </table:table-cell>
          <table:table-cell office:value-type="float" office:value="28.97" calcext:value-type="float">
            <text:p>28.97</text:p>
          </table:table-cell>
          <table:table-cell office:value-type="float" office:value="28.285" calcext:value-type="float">
            <text:p>28.285</text:p>
          </table:table-cell>
          <table:table-cell office:value-type="float" office:value="28.97" calcext:value-type="float">
            <text:p>28.97</text:p>
          </table:table-cell>
          <table:table-cell office:value-type="float" office:value="2400" calcext:value-type="float">
            <text:p>2400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string" calcext:value-type="string">
            <text:p>2013-12-17</text:p>
          </table:table-cell>
          <table:table-cell table:formula="of:=DATEVALUE([.A753])" office:value-type="float" office:value="41625" calcext:value-type="float">
            <text:p>41625</text:p>
          </table:table-cell>
          <table:table-cell table:number-columns-repeated="4" office:value-type="float" office:value="28.81" calcext:value-type="float">
            <text:p>28.81</text:p>
          </table:table-cell>
          <table:table-cell office:value-type="float" office:value="0" calcext:value-type="float">
            <text:p>0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013-12-16</text:p>
          </table:table-cell>
          <table:table-cell table:formula="of:=DATEVALUE([.A754])" office:value-type="float" office:value="41624" calcext:value-type="float">
            <text:p>41624</text:p>
          </table:table-cell>
          <table:table-cell table:number-columns-repeated="4"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2013-12-13</text:p>
          </table:table-cell>
          <table:table-cell table:formula="of:=DATEVALUE([.A755])" office:value-type="float" office:value="41621" calcext:value-type="float">
            <text:p>41621</text:p>
          </table:table-cell>
          <table:table-cell table:number-columns-repeated="4"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2013-12-12</text:p>
          </table:table-cell>
          <table:table-cell table:formula="of:=DATEVALUE([.A756])" office:value-type="float" office:value="41620" calcext:value-type="float">
            <text:p>41620</text:p>
          </table:table-cell>
          <table:table-cell table:number-columns-repeated="2" office:value-type="float" office:value="28.31" calcext:value-type="float">
            <text:p>28.31</text:p>
          </table:table-cell>
          <table:table-cell table:number-columns-repeated="2" office:value-type="float" office:value="28.125" calcext:value-type="float">
            <text:p>28.125</text:p>
          </table:table-cell>
          <table:table-cell office:value-type="float" office:value="800" calcext:value-type="float">
            <text:p>800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string" calcext:value-type="string">
            <text:p>2013-12-11</text:p>
          </table:table-cell>
          <table:table-cell table:formula="of:=DATEVALUE([.A757])" office:value-type="float" office:value="41619" calcext:value-type="float">
            <text:p>41619</text:p>
          </table:table-cell>
          <table:table-cell office:value-type="float" office:value="29.085" calcext:value-type="float">
            <text:p>29.085</text:p>
          </table:table-cell>
          <table:table-cell office:value-type="float" office:value="29.28" calcext:value-type="float">
            <text:p>29.28</text:p>
          </table:table-cell>
          <table:table-cell table:number-columns-repeated="2" office:value-type="float" office:value="28.24" calcext:value-type="float">
            <text:p>28.24</text:p>
          </table:table-cell>
          <table:table-cell office:value-type="float" office:value="1600" calcext:value-type="float">
            <text:p>1600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string" calcext:value-type="string">
            <text:p>2013-12-10</text:p>
          </table:table-cell>
          <table:table-cell table:formula="of:=DATEVALUE([.A758])" office:value-type="float" office:value="41618" calcext:value-type="float">
            <text:p>41618</text:p>
          </table:table-cell>
          <table:table-cell office:value-type="float" office:value="28.27" calcext:value-type="float">
            <text:p>28.27</text:p>
          </table:table-cell>
          <table:table-cell office:value-type="float" office:value="29.01" calcext:value-type="float">
            <text:p>29.01</text:p>
          </table:table-cell>
          <table:table-cell office:value-type="float" office:value="28.27" calcext:value-type="float">
            <text:p>28.27</text:p>
          </table:table-cell>
          <table:table-cell office:value-type="float" office:value="29.01" calcext:value-type="float">
            <text:p>29.01</text:p>
          </table:table-cell>
          <table:table-cell office:value-type="float" office:value="200" calcext:value-type="float">
            <text:p>200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string" calcext:value-type="string">
            <text:p>2013-12-09</text:p>
          </table:table-cell>
          <table:table-cell table:formula="of:=DATEVALUE([.A759])" office:value-type="float" office:value="41617" calcext:value-type="float">
            <text:p>41617</text:p>
          </table:table-cell>
          <table:table-cell table:number-columns-repeated="2" office:value-type="float" office:value="28.515" calcext:value-type="float">
            <text:p>28.515</text:p>
          </table:table-cell>
          <table:table-cell table:number-columns-repeated="2" office:value-type="float" office:value="28.325" calcext:value-type="float">
            <text:p>28.325</text:p>
          </table:table-cell>
          <table:table-cell office:value-type="float" office:value="1300" calcext:value-type="float">
            <text:p>1300</text:p>
          </table:table-cell>
          <table:table-cell office:value-type="float" office:value="28.325" calcext:value-type="float">
            <text:p>28.325</text:p>
          </table:table-cell>
        </table:table-row>
        <table:table-row table:style-name="ro1">
          <table:table-cell office:value-type="string" calcext:value-type="string">
            <text:p>2013-12-06</text:p>
          </table:table-cell>
          <table:table-cell table:formula="of:=DATEVALUE([.A760])" office:value-type="float" office:value="41614" calcext:value-type="float">
            <text:p>41614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705" calcext:value-type="float">
            <text:p>28.705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705" calcext:value-type="float">
            <text:p>28.705</text:p>
          </table:table-cell>
          <table:table-cell office:value-type="float" office:value="700" calcext:value-type="float">
            <text:p>700</text:p>
          </table:table-cell>
          <table:table-cell office:value-type="float" office:value="28.705" calcext:value-type="float">
            <text:p>28.705</text:p>
          </table:table-cell>
        </table:table-row>
        <table:table-row table:style-name="ro1">
          <table:table-cell office:value-type="string" calcext:value-type="string">
            <text:p>2013-12-05</text:p>
          </table:table-cell>
          <table:table-cell table:formula="of:=DATEVALUE([.A761])" office:value-type="float" office:value="41613" calcext:value-type="float">
            <text:p>41613</text:p>
          </table:table-cell>
          <table:table-cell office:value-type="float" office:value="27.835" calcext:value-type="float">
            <text:p>27.835</text:p>
          </table:table-cell>
          <table:table-cell office:value-type="float" office:value="28.62" calcext:value-type="float">
            <text:p>28.62</text:p>
          </table:table-cell>
          <table:table-cell office:value-type="float" office:value="27.835" calcext:value-type="float">
            <text:p>27.835</text:p>
          </table:table-cell>
          <table:table-cell office:value-type="float" office:value="28.62" calcext:value-type="float">
            <text:p>28.62</text:p>
          </table:table-cell>
          <table:table-cell office:value-type="float" office:value="6800" calcext:value-type="float">
            <text:p>6800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2013-12-04</text:p>
          </table:table-cell>
          <table:table-cell table:formula="of:=DATEVALUE([.A762])" office:value-type="float" office:value="41612" calcext:value-type="float">
            <text:p>41612</text:p>
          </table:table-cell>
          <table:table-cell office:value-type="float" office:value="26.83" calcext:value-type="float">
            <text:p>26.83</text:p>
          </table:table-cell>
          <table:table-cell office:value-type="float" office:value="27.7" calcext:value-type="float">
            <text:p>27.7</text:p>
          </table:table-cell>
          <table:table-cell office:value-type="float" office:value="26.8" calcext:value-type="float">
            <text:p>26.8</text:p>
          </table:table-cell>
          <table:table-cell office:value-type="float" office:value="27.7" calcext:value-type="float">
            <text:p>27.7</text:p>
          </table:table-cell>
          <table:table-cell office:value-type="float" office:value="2100" calcext:value-type="float">
            <text:p>21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13-12-03</text:p>
          </table:table-cell>
          <table:table-cell table:formula="of:=DATEVALUE([.A763])" office:value-type="float" office:value="41611" calcext:value-type="float">
            <text:p>41611</text:p>
          </table:table-cell>
          <table:table-cell table:number-columns-repeated="2" office:value-type="float" office:value="27.21" calcext:value-type="float">
            <text:p>27.21</text:p>
          </table:table-cell>
          <table:table-cell office:value-type="float" office:value="26.75" calcext:value-type="float">
            <text:p>26.75</text:p>
          </table:table-cell>
          <table:table-cell office:value-type="float" office:value="26.765" calcext:value-type="float">
            <text:p>26.765</text:p>
          </table:table-cell>
          <table:table-cell office:value-type="float" office:value="2200" calcext:value-type="float">
            <text:p>2200</text:p>
          </table:table-cell>
          <table:table-cell office:value-type="float" office:value="26.765" calcext:value-type="float">
            <text:p>26.765</text:p>
          </table:table-cell>
        </table:table-row>
        <table:table-row table:style-name="ro1">
          <table:table-cell office:value-type="string" calcext:value-type="string">
            <text:p>2013-12-02</text:p>
          </table:table-cell>
          <table:table-cell table:formula="of:=DATEVALUE([.A764])" office:value-type="float" office:value="41610" calcext:value-type="float">
            <text:p>41610</text:p>
          </table:table-cell>
          <table:table-cell office:value-type="float" office:value="27.085" calcext:value-type="float">
            <text:p>27.085</text:p>
          </table:table-cell>
          <table:table-cell office:value-type="float" office:value="27.425" calcext:value-type="float">
            <text:p>27.425</text:p>
          </table:table-cell>
          <table:table-cell office:value-type="float" office:value="27.085" calcext:value-type="float">
            <text:p>27.085</text:p>
          </table:table-cell>
          <table:table-cell office:value-type="float" office:value="27.425" calcext:value-type="float">
            <text:p>27.425</text:p>
          </table:table-cell>
          <table:table-cell office:value-type="float" office:value="900" calcext:value-type="float">
            <text:p>900</text:p>
          </table:table-cell>
          <table:table-cell office:value-type="float" office:value="27.425" calcext:value-type="float">
            <text:p>27.425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table:formula="of:=DATEVALUE([.A765])" office:value-type="float" office:value="41607" calcext:value-type="float">
            <text:p>41607</text:p>
          </table:table-cell>
          <table:table-cell office:value-type="float" office:value="27.28" calcext:value-type="float">
            <text:p>27.28</text:p>
          </table:table-cell>
          <table:table-cell office:value-type="float" office:value="27.4" calcext:value-type="float">
            <text:p>27.4</text:p>
          </table:table-cell>
          <table:table-cell office:value-type="float" office:value="27.165" calcext:value-type="float">
            <text:p>27.165</text:p>
          </table:table-cell>
          <table:table-cell office:value-type="float" office:value="27.4" calcext:value-type="float">
            <text:p>27.4</text:p>
          </table:table-cell>
          <table:table-cell office:value-type="float" office:value="900" calcext:value-type="float">
            <text:p>900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13-11-28</text:p>
          </table:table-cell>
          <table:table-cell table:formula="of:=DATEVALUE([.A766])" office:value-type="float" office:value="41606" calcext:value-type="float">
            <text:p>41606</text:p>
          </table:table-cell>
          <table:table-cell office:value-type="float" office:value="27.13" calcext:value-type="float">
            <text:p>27.13</text:p>
          </table:table-cell>
          <table:table-cell office:value-type="float" office:value="27.32" calcext:value-type="float">
            <text:p>27.32</text:p>
          </table:table-cell>
          <table:table-cell office:value-type="float" office:value="27.13" calcext:value-type="float">
            <text:p>27.13</text:p>
          </table:table-cell>
          <table:table-cell office:value-type="float" office:value="27.25" calcext:value-type="float">
            <text:p>27.25</text:p>
          </table:table-cell>
          <table:table-cell office:value-type="float" office:value="300" calcext:value-type="float">
            <text:p>300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2013-11-27</text:p>
          </table:table-cell>
          <table:table-cell table:formula="of:=DATEVALUE([.A767])" office:value-type="float" office:value="41605" calcext:value-type="float">
            <text:p>41605</text:p>
          </table:table-cell>
          <table:table-cell office:value-type="float" office:value="26.915" calcext:value-type="float">
            <text:p>26.915</text:p>
          </table:table-cell>
          <table:table-cell office:value-type="float" office:value="27.315" calcext:value-type="float">
            <text:p>27.315</text:p>
          </table:table-cell>
          <table:table-cell office:value-type="float" office:value="26.91" calcext:value-type="float">
            <text:p>26.91</text:p>
          </table:table-cell>
          <table:table-cell office:value-type="float" office:value="27.315" calcext:value-type="float">
            <text:p>27.315</text:p>
          </table:table-cell>
          <table:table-cell office:value-type="float" office:value="100" calcext:value-type="float">
            <text:p>100</text:p>
          </table:table-cell>
          <table:table-cell office:value-type="float" office:value="27.315" calcext:value-type="float">
            <text:p>27.315</text:p>
          </table:table-cell>
        </table:table-row>
        <table:table-row table:style-name="ro1">
          <table:table-cell office:value-type="string" calcext:value-type="string">
            <text:p>2013-11-26</text:p>
          </table:table-cell>
          <table:table-cell table:formula="of:=DATEVALUE([.A768])" office:value-type="float" office:value="41604" calcext:value-type="float">
            <text:p>41604</text:p>
          </table:table-cell>
          <table:table-cell office:value-type="float" office:value="26.86" calcext:value-type="float">
            <text:p>26.86</text:p>
          </table:table-cell>
          <table:table-cell office:value-type="float" office:value="26.945" calcext:value-type="float">
            <text:p>26.945</text:p>
          </table:table-cell>
          <table:table-cell office:value-type="float" office:value="26.805" calcext:value-type="float">
            <text:p>26.805</text:p>
          </table:table-cell>
          <table:table-cell office:value-type="float" office:value="26.945" calcext:value-type="float">
            <text:p>26.945</text:p>
          </table:table-cell>
          <table:table-cell office:value-type="float" office:value="900" calcext:value-type="float">
            <text:p>900</text:p>
          </table:table-cell>
          <table:table-cell office:value-type="float" office:value="26.945" calcext:value-type="float">
            <text:p>26.945</text:p>
          </table:table-cell>
        </table:table-row>
        <table:table-row table:style-name="ro1">
          <table:table-cell office:value-type="string" calcext:value-type="string">
            <text:p>2013-11-25</text:p>
          </table:table-cell>
          <table:table-cell table:formula="of:=DATEVALUE([.A769])" office:value-type="float" office:value="41603" calcext:value-type="float">
            <text:p>41603</text:p>
          </table:table-cell>
          <table:table-cell office:value-type="float" office:value="26.9" calcext:value-type="float">
            <text:p>26.9</text:p>
          </table:table-cell>
          <table:table-cell office:value-type="float" office:value="27.16" calcext:value-type="float">
            <text:p>27.16</text:p>
          </table:table-cell>
          <table:table-cell office:value-type="float" office:value="26.9" calcext:value-type="float">
            <text:p>26.9</text:p>
          </table:table-cell>
          <table:table-cell office:value-type="float" office:value="26.995" calcext:value-type="float">
            <text:p>26.995</text:p>
          </table:table-cell>
          <table:table-cell office:value-type="float" office:value="600" calcext:value-type="float">
            <text:p>600</text:p>
          </table:table-cell>
          <table:table-cell office:value-type="float" office:value="26.995" calcext:value-type="float">
            <text:p>26.995</text:p>
          </table:table-cell>
        </table:table-row>
        <table:table-row table:style-name="ro1">
          <table:table-cell office:value-type="string" calcext:value-type="string">
            <text:p>2013-11-22</text:p>
          </table:table-cell>
          <table:table-cell table:formula="of:=DATEVALUE([.A770])" office:value-type="float" office:value="41600" calcext:value-type="float">
            <text:p>41600</text:p>
          </table:table-cell>
          <table:table-cell office:value-type="float" office:value="26.87" calcext:value-type="float">
            <text:p>26.87</text:p>
          </table:table-cell>
          <table:table-cell office:value-type="float" office:value="26.98" calcext:value-type="float">
            <text:p>26.98</text:p>
          </table:table-cell>
          <table:table-cell office:value-type="float" office:value="26.87" calcext:value-type="float">
            <text:p>26.87</text:p>
          </table:table-cell>
          <table:table-cell office:value-type="float" office:value="26.925" calcext:value-type="float">
            <text:p>26.925</text:p>
          </table:table-cell>
          <table:table-cell office:value-type="float" office:value="600" calcext:value-type="float">
            <text:p>600</text:p>
          </table:table-cell>
          <table:table-cell office:value-type="float" office:value="26.925" calcext:value-type="float">
            <text:p>26.925</text:p>
          </table:table-cell>
        </table:table-row>
        <table:table-row table:style-name="ro1">
          <table:table-cell office:value-type="string" calcext:value-type="string">
            <text:p>2013-11-21</text:p>
          </table:table-cell>
          <table:table-cell table:formula="of:=DATEVALUE([.A771])" office:value-type="float" office:value="41599" calcext:value-type="float">
            <text:p>41599</text:p>
          </table:table-cell>
          <table:table-cell office:value-type="float" office:value="26.38" calcext:value-type="float">
            <text:p>26.38</text:p>
          </table:table-cell>
          <table:table-cell office:value-type="float" office:value="26.985" calcext:value-type="float">
            <text:p>26.985</text:p>
          </table:table-cell>
          <table:table-cell office:value-type="float" office:value="26.38" calcext:value-type="float">
            <text:p>26.38</text:p>
          </table:table-cell>
          <table:table-cell office:value-type="float" office:value="26.985" calcext:value-type="float">
            <text:p>26.985</text:p>
          </table:table-cell>
          <table:table-cell office:value-type="float" office:value="400" calcext:value-type="float">
            <text:p>400</text:p>
          </table:table-cell>
          <table:table-cell office:value-type="float" office:value="26.985" calcext:value-type="float">
            <text:p>26.985</text:p>
          </table:table-cell>
        </table:table-row>
        <table:table-row table:style-name="ro1">
          <table:table-cell office:value-type="string" calcext:value-type="string">
            <text:p>2013-11-20</text:p>
          </table:table-cell>
          <table:table-cell table:formula="of:=DATEVALUE([.A772])" office:value-type="float" office:value="41598" calcext:value-type="float">
            <text:p>41598</text:p>
          </table:table-cell>
          <table:table-cell office:value-type="float" office:value="26.195" calcext:value-type="float">
            <text:p>26.195</text:p>
          </table:table-cell>
          <table:table-cell office:value-type="float" office:value="26.49" calcext:value-type="float">
            <text:p>26.49</text:p>
          </table:table-cell>
          <table:table-cell office:value-type="float" office:value="26.195" calcext:value-type="float">
            <text:p>26.195</text:p>
          </table:table-cell>
          <table:table-cell office:value-type="float" office:value="26.49" calcext:value-type="float">
            <text:p>26.49</text:p>
          </table:table-cell>
          <table:table-cell office:value-type="float" office:value="1900" calcext:value-type="float">
            <text:p>1900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>
            <text:p>2013-11-19</text:p>
          </table:table-cell>
          <table:table-cell table:formula="of:=DATEVALUE([.A773])" office:value-type="float" office:value="41597" calcext:value-type="float">
            <text:p>41597</text:p>
          </table:table-cell>
          <table:table-cell office:value-type="float" office:value="25.795" calcext:value-type="float">
            <text:p>25.795</text:p>
          </table:table-cell>
          <table:table-cell office:value-type="float" office:value="25.995" calcext:value-type="float">
            <text:p>25.995</text:p>
          </table:table-cell>
          <table:table-cell office:value-type="float" office:value="25.755" calcext:value-type="float">
            <text:p>25.755</text:p>
          </table:table-cell>
          <table:table-cell office:value-type="float" office:value="25.995" calcext:value-type="float">
            <text:p>25.995</text:p>
          </table:table-cell>
          <table:table-cell office:value-type="float" office:value="1400" calcext:value-type="float">
            <text:p>1400</text:p>
          </table:table-cell>
          <table:table-cell office:value-type="float" office:value="25.995" calcext:value-type="float">
            <text:p>25.995</text:p>
          </table:table-cell>
        </table:table-row>
        <table:table-row table:style-name="ro1">
          <table:table-cell office:value-type="string" calcext:value-type="string">
            <text:p>2013-11-18</text:p>
          </table:table-cell>
          <table:table-cell table:formula="of:=DATEVALUE([.A774])" office:value-type="float" office:value="41596" calcext:value-type="float">
            <text:p>41596</text:p>
          </table:table-cell>
          <table:table-cell office:value-type="float" office:value="26.395" calcext:value-type="float">
            <text:p>26.395</text:p>
          </table:table-cell>
          <table:table-cell office:value-type="float" office:value="26.655" calcext:value-type="float">
            <text:p>26.655</text:p>
          </table:table-cell>
          <table:table-cell office:value-type="float" office:value="26.205" calcext:value-type="float">
            <text:p>26.205</text:p>
          </table:table-cell>
          <table:table-cell office:value-type="float" office:value="26.655" calcext:value-type="float">
            <text:p>26.655</text:p>
          </table:table-cell>
          <table:table-cell office:value-type="float" office:value="1100" calcext:value-type="float">
            <text:p>1100</text:p>
          </table:table-cell>
          <table:table-cell office:value-type="float" office:value="26.655" calcext:value-type="float">
            <text:p>26.655</text:p>
          </table:table-cell>
        </table:table-row>
        <table:table-row table:style-name="ro1">
          <table:table-cell office:value-type="string" calcext:value-type="string">
            <text:p>2013-11-15</text:p>
          </table:table-cell>
          <table:table-cell table:formula="of:=DATEVALUE([.A775])" office:value-type="float" office:value="41593" calcext:value-type="float">
            <text:p>41593</text:p>
          </table:table-cell>
          <table:table-cell office:value-type="float" office:value="26.44" calcext:value-type="float">
            <text:p>26.44</text:p>
          </table:table-cell>
          <table:table-cell office:value-type="float" office:value="26.615" calcext:value-type="float">
            <text:p>26.615</text:p>
          </table:table-cell>
          <table:table-cell table:number-columns-repeated="2" office:value-type="float" office:value="26.36" calcext:value-type="float">
            <text:p>26.36</text:p>
          </table:table-cell>
          <table:table-cell office:value-type="float" office:value="300" calcext:value-type="float">
            <text:p>300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2013-11-14</text:p>
          </table:table-cell>
          <table:table-cell table:formula="of:=DATEVALUE([.A776])" office:value-type="float" office:value="41592" calcext:value-type="float">
            <text:p>41592</text:p>
          </table:table-cell>
          <table:table-cell office:value-type="float" office:value="26.065" calcext:value-type="float">
            <text:p>26.065</text:p>
          </table:table-cell>
          <table:table-cell office:value-type="float" office:value="26.29" calcext:value-type="float">
            <text:p>26.29</text:p>
          </table:table-cell>
          <table:table-cell office:value-type="float" office:value="26.065" calcext:value-type="float">
            <text:p>26.065</text:p>
          </table:table-cell>
          <table:table-cell office:value-type="float" office:value="26.25" calcext:value-type="float">
            <text:p>26.25</text:p>
          </table:table-cell>
          <table:table-cell office:value-type="float" office:value="4900" calcext:value-type="float">
            <text:p>490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2013-11-13</text:p>
          </table:table-cell>
          <table:table-cell table:formula="of:=DATEVALUE([.A777])" office:value-type="float" office:value="41591" calcext:value-type="float">
            <text:p>41591</text:p>
          </table:table-cell>
          <table:table-cell office:value-type="float" office:value="25.19" calcext:value-type="float">
            <text:p>25.19</text:p>
          </table:table-cell>
          <table:table-cell office:value-type="float" office:value="25.605" calcext:value-type="float">
            <text:p>25.605</text:p>
          </table:table-cell>
          <table:table-cell office:value-type="float" office:value="25.19" calcext:value-type="float">
            <text:p>25.19</text:p>
          </table:table-cell>
          <table:table-cell office:value-type="float" office:value="25.605" calcext:value-type="float">
            <text:p>25.605</text:p>
          </table:table-cell>
          <table:table-cell office:value-type="float" office:value="1000" calcext:value-type="float">
            <text:p>1000</text:p>
          </table:table-cell>
          <table:table-cell office:value-type="float" office:value="25.605" calcext:value-type="float">
            <text:p>25.605</text:p>
          </table:table-cell>
        </table:table-row>
        <table:table-row table:style-name="ro1">
          <table:table-cell office:value-type="string" calcext:value-type="string">
            <text:p>2013-11-12</text:p>
          </table:table-cell>
          <table:table-cell table:formula="of:=DATEVALUE([.A778])" office:value-type="float" office:value="41590" calcext:value-type="float">
            <text:p>41590</text:p>
          </table:table-cell>
          <table:table-cell office:value-type="float" office:value="25.355" calcext:value-type="float">
            <text:p>25.355</text:p>
          </table:table-cell>
          <table:table-cell office:value-type="float" office:value="25.54" calcext:value-type="float">
            <text:p>25.54</text:p>
          </table:table-cell>
          <table:table-cell office:value-type="float" office:value="25.205" calcext:value-type="float">
            <text:p>25.205</text:p>
          </table:table-cell>
          <table:table-cell office:value-type="float" office:value="25.385" calcext:value-type="float">
            <text:p>25.385</text:p>
          </table:table-cell>
          <table:table-cell office:value-type="float" office:value="400" calcext:value-type="float">
            <text:p>400</text:p>
          </table:table-cell>
          <table:table-cell office:value-type="float" office:value="25.385" calcext:value-type="float">
            <text:p>25.385</text:p>
          </table:table-cell>
        </table:table-row>
        <table:table-row table:style-name="ro1">
          <table:table-cell office:value-type="string" calcext:value-type="string">
            <text:p>2013-11-11</text:p>
          </table:table-cell>
          <table:table-cell table:formula="of:=DATEVALUE([.A779])" office:value-type="float" office:value="41589" calcext:value-type="float">
            <text:p>41589</text:p>
          </table:table-cell>
          <table:table-cell office:value-type="float" office:value="24.97" calcext:value-type="float">
            <text:p>24.97</text:p>
          </table:table-cell>
          <table:table-cell office:value-type="float" office:value="25.295" calcext:value-type="float">
            <text:p>25.295</text:p>
          </table:table-cell>
          <table:table-cell office:value-type="float" office:value="24.855" calcext:value-type="float">
            <text:p>24.855</text:p>
          </table:table-cell>
          <table:table-cell office:value-type="float" office:value="25.295" calcext:value-type="float">
            <text:p>25.295</text:p>
          </table:table-cell>
          <table:table-cell office:value-type="float" office:value="1200" calcext:value-type="float">
            <text:p>1200</text:p>
          </table:table-cell>
          <table:table-cell office:value-type="float" office:value="25.295" calcext:value-type="float">
            <text:p>25.295</text:p>
          </table:table-cell>
        </table:table-row>
        <table:table-row table:style-name="ro1">
          <table:table-cell office:value-type="string" calcext:value-type="string">
            <text:p>2013-11-08</text:p>
          </table:table-cell>
          <table:table-cell table:formula="of:=DATEVALUE([.A780])" office:value-type="float" office:value="41586" calcext:value-type="float">
            <text:p>41586</text:p>
          </table:table-cell>
          <table:table-cell office:value-type="float" office:value="23.92" calcext:value-type="float">
            <text:p>23.92</text:p>
          </table:table-cell>
          <table:table-cell office:value-type="float" office:value="24.56" calcext:value-type="float">
            <text:p>24.56</text:p>
          </table:table-cell>
          <table:table-cell office:value-type="float" office:value="23.92" calcext:value-type="float">
            <text:p>23.92</text:p>
          </table:table-cell>
          <table:table-cell office:value-type="float" office:value="24.56" calcext:value-type="float">
            <text:p>24.56</text:p>
          </table:table-cell>
          <table:table-cell office:value-type="float" office:value="700" calcext:value-type="float">
            <text:p>700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string" calcext:value-type="string">
            <text:p>2013-11-07</text:p>
          </table:table-cell>
          <table:table-cell table:formula="of:=DATEVALUE([.A781])" office:value-type="float" office:value="41585" calcext:value-type="float">
            <text:p>41585</text:p>
          </table:table-cell>
          <table:table-cell office:value-type="float" office:value="24.22" calcext:value-type="float">
            <text:p>24.22</text:p>
          </table:table-cell>
          <table:table-cell office:value-type="float" office:value="24.305" calcext:value-type="float">
            <text:p>24.305</text:p>
          </table:table-cell>
          <table:table-cell table:number-columns-repeated="2" office:value-type="float" office:value="24.14" calcext:value-type="float">
            <text:p>24.14</text:p>
          </table:table-cell>
          <table:table-cell office:value-type="float" office:value="300" calcext:value-type="float">
            <text:p>300</text:p>
          </table:table-cell>
          <table:table-cell office:value-type="float" office:value="24.14" calcext:value-type="float">
            <text:p>24.14</text:p>
          </table:table-cell>
        </table:table-row>
        <table:table-row table:style-name="ro1">
          <table:table-cell office:value-type="string" calcext:value-type="string">
            <text:p>2013-11-06</text:p>
          </table:table-cell>
          <table:table-cell table:formula="of:=DATEVALUE([.A782])" office:value-type="float" office:value="41584" calcext:value-type="float">
            <text:p>41584</text:p>
          </table:table-cell>
          <table:table-cell office:value-type="float" office:value="24.43" calcext:value-type="float">
            <text:p>24.43</text:p>
          </table:table-cell>
          <table:table-cell office:value-type="float" office:value="24.63" calcext:value-type="float">
            <text:p>24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4.63" calcext:value-type="float">
            <text:p>24.63</text:p>
          </table:table-cell>
          <table:table-cell office:value-type="float" office:value="200" calcext:value-type="float">
            <text:p>2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2013-11-05</text:p>
          </table:table-cell>
          <table:table-cell table:formula="of:=DATEVALUE([.A783])" office:value-type="float" office:value="41583" calcext:value-type="float">
            <text:p>41583</text:p>
          </table:table-cell>
          <table:table-cell office:value-type="float" office:value="24.515" calcext:value-type="float">
            <text:p>24.515</text:p>
          </table:table-cell>
          <table:table-cell office:value-type="float" office:value="24.66" calcext:value-type="float">
            <text:p>24.66</text:p>
          </table:table-cell>
          <table:table-cell table:number-columns-repeated="2" office:value-type="float" office:value="24.345" calcext:value-type="float">
            <text:p>24.345</text:p>
          </table:table-cell>
          <table:table-cell office:value-type="float" office:value="300" calcext:value-type="float">
            <text:p>300</text:p>
          </table:table-cell>
          <table:table-cell office:value-type="float" office:value="24.345" calcext:value-type="float">
            <text:p>24.345</text:p>
          </table:table-cell>
        </table:table-row>
        <table:table-row table:style-name="ro1">
          <table:table-cell office:value-type="string" calcext:value-type="string">
            <text:p>2013-11-04</text:p>
          </table:table-cell>
          <table:table-cell table:formula="of:=DATEVALUE([.A784])" office:value-type="float" office:value="41582" calcext:value-type="float">
            <text:p>41582</text:p>
          </table:table-cell>
          <table:table-cell office:value-type="float" office:value="24.505" calcext:value-type="float">
            <text:p>24.505</text:p>
          </table:table-cell>
          <table:table-cell office:value-type="float" office:value="24.615" calcext:value-type="float">
            <text:p>24.615</text:p>
          </table:table-cell>
          <table:table-cell office:value-type="float" office:value="24.505" calcext:value-type="float">
            <text:p>24.505</text:p>
          </table:table-cell>
          <table:table-cell office:value-type="float" office:value="24.615" calcext:value-type="float">
            <text:p>24.615</text:p>
          </table:table-cell>
          <table:table-cell office:value-type="float" office:value="200" calcext:value-type="float">
            <text:p>200</text:p>
          </table:table-cell>
          <table:table-cell office:value-type="float" office:value="24.615" calcext:value-type="float">
            <text:p>24.615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table:formula="of:=DATEVALUE([.A785])" office:value-type="float" office:value="41579" calcext:value-type="float">
            <text:p>41579</text:p>
          </table:table-cell>
          <table:table-cell office:value-type="float" office:value="24.255" calcext:value-type="float">
            <text:p>24.255</text:p>
          </table:table-cell>
          <table:table-cell office:value-type="float" office:value="24.73" calcext:value-type="float">
            <text:p>24.73</text:p>
          </table:table-cell>
          <table:table-cell office:value-type="float" office:value="24.255" calcext:value-type="float">
            <text:p>24.255</text:p>
          </table:table-cell>
          <table:table-cell office:value-type="float" office:value="24.73" calcext:value-type="float">
            <text:p>24.73</text:p>
          </table:table-cell>
          <table:table-cell office:value-type="float" office:value="300" calcext:value-type="float">
            <text:p>30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table:formula="of:=DATEVALUE([.A786])" office:value-type="float" office:value="41578" calcext:value-type="float">
            <text:p>41578</text:p>
          </table:table-cell>
          <table:table-cell office:value-type="float" office:value="23.56" calcext:value-type="float">
            <text:p>23.56</text:p>
          </table:table-cell>
          <table:table-cell office:value-type="float" office:value="23.895" calcext:value-type="float">
            <text:p>23.895</text:p>
          </table:table-cell>
          <table:table-cell office:value-type="float" office:value="23.56" calcext:value-type="float">
            <text:p>23.56</text:p>
          </table:table-cell>
          <table:table-cell office:value-type="float" office:value="23.895" calcext:value-type="float">
            <text:p>23.895</text:p>
          </table:table-cell>
          <table:table-cell office:value-type="float" office:value="2700" calcext:value-type="float">
            <text:p>2700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string" calcext:value-type="string">
            <text:p>2013-10-30</text:p>
          </table:table-cell>
          <table:table-cell table:formula="of:=DATEVALUE([.A787])" office:value-type="float" office:value="41577" calcext:value-type="float">
            <text:p>41577</text:p>
          </table:table-cell>
          <table:table-cell office:value-type="float" office:value="24.09" calcext:value-type="float">
            <text:p>24.09</text:p>
          </table:table-cell>
          <table:table-cell office:value-type="float" office:value="24.275" calcext:value-type="float">
            <text:p>24.275</text:p>
          </table:table-cell>
          <table:table-cell office:value-type="float" office:value="24.09" calcext:value-type="float">
            <text:p>24.09</text:p>
          </table:table-cell>
          <table:table-cell office:value-type="float" office:value="24.195" calcext:value-type="float">
            <text:p>24.195</text:p>
          </table:table-cell>
          <table:table-cell office:value-type="float" office:value="100" calcext:value-type="float">
            <text:p>100</text:p>
          </table:table-cell>
          <table:table-cell office:value-type="float" office:value="24.195" calcext:value-type="float">
            <text:p>24.195</text:p>
          </table:table-cell>
        </table:table-row>
        <table:table-row table:style-name="ro1">
          <table:table-cell office:value-type="string" calcext:value-type="string">
            <text:p>2013-10-29</text:p>
          </table:table-cell>
          <table:table-cell table:formula="of:=DATEVALUE([.A788])" office:value-type="float" office:value="41576" calcext:value-type="float">
            <text:p>41576</text:p>
          </table:table-cell>
          <table:table-cell office:value-type="float" office:value="23.57" calcext:value-type="float">
            <text:p>23.5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57" calcext:value-type="float">
            <text:p>23.57</text:p>
          </table:table-cell>
          <table:table-cell office:value-type="float" office:value="23.86" calcext:value-type="float">
            <text:p>23.86</text:p>
          </table:table-cell>
          <table:table-cell office:value-type="float" office:value="0" calcext:value-type="float">
            <text:p>0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string" calcext:value-type="string">
            <text:p>2013-10-28</text:p>
          </table:table-cell>
          <table:table-cell table:formula="of:=DATEVALUE([.A789])" office:value-type="float" office:value="41575" calcext:value-type="float">
            <text:p>41575</text:p>
          </table:table-cell>
          <table:table-cell table:number-columns-repeated="2" office:value-type="float" office:value="23.375" calcext:value-type="float">
            <text:p>23.375</text:p>
          </table:table-cell>
          <table:table-cell office:value-type="float" office:value="23" calcext:value-type="float">
            <text:p>23</text:p>
          </table:table-cell>
          <table:table-cell office:value-type="float" office:value="23.235" calcext:value-type="float">
            <text:p>23.235</text:p>
          </table:table-cell>
          <table:table-cell office:value-type="float" office:value="400" calcext:value-type="float">
            <text:p>400</text:p>
          </table:table-cell>
          <table:table-cell office:value-type="float" office:value="23.235" calcext:value-type="float">
            <text:p>23.235</text:p>
          </table:table-cell>
        </table:table-row>
        <table:table-row table:style-name="ro1">
          <table:table-cell office:value-type="string" calcext:value-type="string">
            <text:p>2013-10-25</text:p>
          </table:table-cell>
          <table:table-cell table:formula="of:=DATEVALUE([.A790])" office:value-type="float" office:value="41572" calcext:value-type="float">
            <text:p>41572</text:p>
          </table:table-cell>
          <table:table-cell table:number-columns-repeated="2" office:value-type="float" office:value="23.805" calcext:value-type="float">
            <text:p>23.805</text:p>
          </table:table-cell>
          <table:table-cell office:value-type="float" office:value="23.265" calcext:value-type="float">
            <text:p>23.265</text:p>
          </table:table-cell>
          <table:table-cell office:value-type="float" office:value="23.34" calcext:value-type="float">
            <text:p>23.34</text:p>
          </table:table-cell>
          <table:table-cell office:value-type="float" office:value="1800" calcext:value-type="float">
            <text:p>1800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string" calcext:value-type="string">
            <text:p>2013-10-24</text:p>
          </table:table-cell>
          <table:table-cell table:formula="of:=DATEVALUE([.A791])" office:value-type="float" office:value="41571" calcext:value-type="float">
            <text:p>41571</text:p>
          </table:table-cell>
          <table:table-cell office:value-type="float" office:value="24.02" calcext:value-type="float">
            <text:p>24.02</text:p>
          </table:table-cell>
          <table:table-cell office:value-type="float" office:value="24.215" calcext:value-type="float">
            <text:p>24.215</text:p>
          </table:table-cell>
          <table:table-cell table:number-columns-repeated="2" office:value-type="float" office:value="23.95" calcext:value-type="float">
            <text:p>23.95</text:p>
          </table:table-cell>
          <table:table-cell office:value-type="float" office:value="300" calcext:value-type="float">
            <text:p>300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string" calcext:value-type="string">
            <text:p>2013-10-23</text:p>
          </table:table-cell>
          <table:table-cell table:formula="of:=DATEVALUE([.A792])" office:value-type="float" office:value="41570" calcext:value-type="float">
            <text:p>41570</text:p>
          </table:table-cell>
          <table:table-cell office:value-type="float" office:value="24.475" calcext:value-type="float">
            <text:p>24.475</text:p>
          </table:table-cell>
          <table:table-cell office:value-type="float" office:value="24.55" calcext:value-type="float">
            <text:p>24.55</text:p>
          </table:table-cell>
          <table:table-cell table:number-columns-repeated="2" office:value-type="float" office:value="24.095" calcext:value-type="float">
            <text:p>24.095</text:p>
          </table:table-cell>
          <table:table-cell office:value-type="float" office:value="1600" calcext:value-type="float">
            <text:p>1600</text:p>
          </table:table-cell>
          <table:table-cell office:value-type="float" office:value="24.095" calcext:value-type="float">
            <text:p>24.095</text:p>
          </table:table-cell>
        </table:table-row>
        <table:table-row table:style-name="ro1">
          <table:table-cell office:value-type="string" calcext:value-type="string">
            <text:p>2013-10-22</text:p>
          </table:table-cell>
          <table:table-cell table:formula="of:=DATEVALUE([.A793])" office:value-type="float" office:value="41569" calcext:value-type="float">
            <text:p>41569</text:p>
          </table:table-cell>
          <table:table-cell office:value-type="float" office:value="24.8" calcext:value-type="float">
            <text:p>24.8</text:p>
          </table:table-cell>
          <table:table-cell office:value-type="float" office:value="25.095" calcext:value-type="float">
            <text:p>25.095</text:p>
          </table:table-cell>
          <table:table-cell office:value-type="float" office:value="24.6" calcext:value-type="float">
            <text:p>24.6</text:p>
          </table:table-cell>
          <table:table-cell office:value-type="float" office:value="24.655" calcext:value-type="float">
            <text:p>24.655</text:p>
          </table:table-cell>
          <table:table-cell office:value-type="float" office:value="2500" calcext:value-type="float">
            <text:p>2500</text:p>
          </table:table-cell>
          <table:table-cell office:value-type="float" office:value="24.655" calcext:value-type="float">
            <text:p>24.655</text:p>
          </table:table-cell>
        </table:table-row>
        <table:table-row table:style-name="ro1">
          <table:table-cell office:value-type="string" calcext:value-type="string">
            <text:p>2013-10-21</text:p>
          </table:table-cell>
          <table:table-cell table:formula="of:=DATEVALUE([.A794])" office:value-type="float" office:value="41568" calcext:value-type="float">
            <text:p>41568</text:p>
          </table:table-cell>
          <table:table-cell office:value-type="float" office:value="24.52" calcext:value-type="float">
            <text:p>24.52</text:p>
          </table:table-cell>
          <table:table-cell office:value-type="float" office:value="25.145" calcext:value-type="float">
            <text:p>25.145</text:p>
          </table:table-cell>
          <table:table-cell office:value-type="float" office:value="24.52" calcext:value-type="float">
            <text:p>24.52</text:p>
          </table:table-cell>
          <table:table-cell office:value-type="float" office:value="24.905" calcext:value-type="float">
            <text:p>24.905</text:p>
          </table:table-cell>
          <table:table-cell office:value-type="float" office:value="1800" calcext:value-type="float">
            <text:p>1800</text:p>
          </table:table-cell>
          <table:table-cell office:value-type="float" office:value="24.905" calcext:value-type="float">
            <text:p>24.905</text:p>
          </table:table-cell>
        </table:table-row>
        <table:table-row table:style-name="ro1">
          <table:table-cell office:value-type="string" calcext:value-type="string">
            <text:p>2013-10-18</text:p>
          </table:table-cell>
          <table:table-cell table:formula="of:=DATEVALUE([.A795])" office:value-type="float" office:value="41565" calcext:value-type="float">
            <text:p>41565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3" calcext:value-type="float">
            <text:p>24.53</text:p>
          </table:table-cell>
          <table:table-cell office:value-type="float" office:value="24.15" calcext:value-type="float">
            <text:p>24.15</text:p>
          </table:table-cell>
          <table:table-cell office:value-type="float" office:value="24.265" calcext:value-type="float">
            <text:p>24.265</text:p>
          </table:table-cell>
          <table:table-cell office:value-type="float" office:value="700" calcext:value-type="float">
            <text:p>700</text:p>
          </table:table-cell>
          <table:table-cell office:value-type="float" office:value="24.265" calcext:value-type="float">
            <text:p>24.265</text:p>
          </table:table-cell>
        </table:table-row>
        <table:table-row table:style-name="ro1">
          <table:table-cell office:value-type="string" calcext:value-type="string">
            <text:p>2013-10-17</text:p>
          </table:table-cell>
          <table:table-cell table:formula="of:=DATEVALUE([.A796])" office:value-type="float" office:value="41564" calcext:value-type="float">
            <text:p>41564</text:p>
          </table:table-cell>
          <table:table-cell table:number-columns-repeated="2" office:value-type="float" office:value="24.36" calcext:value-type="float">
            <text:p>24.36</text:p>
          </table:table-cell>
          <table:table-cell office:value-type="float" office:value="23.86" calcext:value-type="float">
            <text:p>23.86</text:p>
          </table:table-cell>
          <table:table-cell office:value-type="float" office:value="24.03" calcext:value-type="float">
            <text:p>24.03</text:p>
          </table:table-cell>
          <table:table-cell office:value-type="float" office:value="2800" calcext:value-type="float">
            <text:p>2800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2013-10-16</text:p>
          </table:table-cell>
          <table:table-cell table:formula="of:=DATEVALUE([.A797])" office:value-type="float" office:value="41563" calcext:value-type="float">
            <text:p>41563</text:p>
          </table:table-cell>
          <table:table-cell office:value-type="float" office:value="25.07" calcext:value-type="float">
            <text:p>25.07</text:p>
          </table:table-cell>
          <table:table-cell office:value-type="float" office:value="25.315" calcext:value-type="float">
            <text:p>25.315</text:p>
          </table:table-cell>
          <table:table-cell office:value-type="float" office:value="24.455" calcext:value-type="float">
            <text:p>24.455</text:p>
          </table:table-cell>
          <table:table-cell office:value-type="float" office:value="24.62" calcext:value-type="float">
            <text:p>24.62</text:p>
          </table:table-cell>
          <table:table-cell office:value-type="float" office:value="4200" calcext:value-type="float">
            <text:p>420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2013-10-15</text:p>
          </table:table-cell>
          <table:table-cell table:formula="of:=DATEVALUE([.A798])" office:value-type="float" office:value="41562" calcext:value-type="float">
            <text:p>41562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55" calcext:value-type="float">
            <text:p>25.55</text:p>
          </table:table-cell>
          <table:table-cell table:number-columns-repeated="2" office:value-type="float" office:value="24.77" calcext:value-type="float">
            <text:p>24.77</text:p>
          </table:table-cell>
          <table:table-cell office:value-type="float" office:value="2700" calcext:value-type="float">
            <text:p>2700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013-10-14</text:p>
          </table:table-cell>
          <table:table-cell table:formula="of:=DATEVALUE([.A799])" office:value-type="float" office:value="41561" calcext:value-type="float">
            <text:p>41561</text:p>
          </table:table-cell>
          <table:table-cell office:value-type="float" office:value="24.895" calcext:value-type="float">
            <text:p>24.89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4.81" calcext:value-type="float">
            <text:p>24.81</text:p>
          </table:table-cell>
          <table:table-cell office:value-type="float" office:value="25.125" calcext:value-type="float">
            <text:p>25.125</text:p>
          </table:table-cell>
          <table:table-cell office:value-type="float" office:value="3500" calcext:value-type="float">
            <text:p>3500</text:p>
          </table:table-cell>
          <table:table-cell office:value-type="float" office:value="25.125" calcext:value-type="float">
            <text:p>25.125</text:p>
          </table:table-cell>
        </table:table-row>
        <table:table-row table:style-name="ro1">
          <table:table-cell office:value-type="string" calcext:value-type="string">
            <text:p>2013-10-11</text:p>
          </table:table-cell>
          <table:table-cell table:formula="of:=DATEVALUE([.A800])" office:value-type="float" office:value="41558" calcext:value-type="float">
            <text:p>41558</text:p>
          </table:table-cell>
          <table:table-cell office:value-type="float" office:value="24.925" calcext:value-type="float">
            <text:p>24.925</text:p>
          </table:table-cell>
          <table:table-cell office:value-type="float" office:value="25.16" calcext:value-type="float">
            <text:p>25.16</text:p>
          </table:table-cell>
          <table:table-cell office:value-type="float" office:value="24.915" calcext:value-type="float">
            <text:p>24.915</text:p>
          </table:table-cell>
          <table:table-cell office:value-type="float" office:value="25.16" calcext:value-type="float">
            <text:p>25.16</text:p>
          </table:table-cell>
          <table:table-cell office:value-type="float" office:value="600" calcext:value-type="float">
            <text:p>600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string" calcext:value-type="string">
            <text:p>2013-10-10</text:p>
          </table:table-cell>
          <table:table-cell table:formula="of:=DATEVALUE([.A801])" office:value-type="float" office:value="41557" calcext:value-type="float">
            <text:p>41557</text:p>
          </table:table-cell>
          <table:table-cell office:value-type="float" office:value="24.52" calcext:value-type="float">
            <text:p>24.52</text:p>
          </table:table-cell>
          <table:table-cell office:value-type="float" office:value="24.83" calcext:value-type="float">
            <text:p>24.83</text:p>
          </table:table-cell>
          <table:table-cell office:value-type="float" office:value="24.52" calcext:value-type="float">
            <text:p>24.52</text:p>
          </table:table-cell>
          <table:table-cell office:value-type="float" office:value="24.83" calcext:value-type="float">
            <text:p>24.83</text:p>
          </table:table-cell>
          <table:table-cell office:value-type="float" office:value="2000" calcext:value-type="float">
            <text:p>2000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string" calcext:value-type="string">
            <text:p>2013-10-09</text:p>
          </table:table-cell>
          <table:table-cell table:formula="of:=DATEVALUE([.A802])" office:value-type="float" office:value="41556" calcext:value-type="float">
            <text:p>41556</text:p>
          </table:table-cell>
          <table:table-cell office:value-type="float" office:value="24.33" calcext:value-type="float">
            <text:p>24.33</text:p>
          </table:table-cell>
          <table:table-cell office:value-type="float" office:value="24.64" calcext:value-type="float">
            <text:p>24.64</text:p>
          </table:table-cell>
          <table:table-cell office:value-type="float" office:value="24.105" calcext:value-type="float">
            <text:p>24.105</text:p>
          </table:table-cell>
          <table:table-cell office:value-type="float" office:value="24.64" calcext:value-type="float">
            <text:p>24.64</text:p>
          </table:table-cell>
          <table:table-cell office:value-type="float" office:value="4500" calcext:value-type="float">
            <text:p>4500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2013-10-08</text:p>
          </table:table-cell>
          <table:table-cell table:formula="of:=DATEVALUE([.A803])" office:value-type="float" office:value="41555" calcext:value-type="float">
            <text:p>41555</text:p>
          </table:table-cell>
          <table:table-cell office:value-type="float" office:value="25.05" calcext:value-type="float">
            <text:p>25.05</text:p>
          </table:table-cell>
          <table:table-cell office:value-type="float" office:value="25.535" calcext:value-type="float">
            <text:p>25.535</text:p>
          </table:table-cell>
          <table:table-cell office:value-type="float" office:value="23.87" calcext:value-type="float">
            <text:p>23.87</text:p>
          </table:table-cell>
          <table:table-cell office:value-type="float" office:value="24.32" calcext:value-type="float">
            <text:p>24.32</text:p>
          </table:table-cell>
          <table:table-cell office:value-type="float" office:value="2600" calcext:value-type="float">
            <text:p>2600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string" calcext:value-type="string">
            <text:p>2013-10-07</text:p>
          </table:table-cell>
          <table:table-cell table:formula="of:=DATEVALUE([.A804])" office:value-type="float" office:value="41554" calcext:value-type="float">
            <text:p>4155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7" calcext:value-type="float">
            <text:p>25.57</text:p>
          </table:table-cell>
          <table:table-cell office:value-type="float" office:value="25.26" calcext:value-type="float">
            <text:p>25.26</text:p>
          </table:table-cell>
          <table:table-cell office:value-type="float" office:value="25.285" calcext:value-type="float">
            <text:p>25.285</text:p>
          </table:table-cell>
          <table:table-cell office:value-type="float" office:value="1700" calcext:value-type="float">
            <text:p>1700</text:p>
          </table:table-cell>
          <table:table-cell office:value-type="float" office:value="25.285" calcext:value-type="float">
            <text:p>25.285</text:p>
          </table:table-cell>
        </table:table-row>
        <table:table-row table:style-name="ro1">
          <table:table-cell office:value-type="string" calcext:value-type="string">
            <text:p>2013-10-04</text:p>
          </table:table-cell>
          <table:table-cell table:formula="of:=DATEVALUE([.A805])" office:value-type="float" office:value="41551" calcext:value-type="float">
            <text:p>41551</text:p>
          </table:table-cell>
          <table:table-cell office:value-type="float" office:value="24.71" calcext:value-type="float">
            <text:p>24.71</text:p>
          </table:table-cell>
          <table:table-cell office:value-type="float" office:value="25.69" calcext:value-type="float">
            <text:p>25.69</text:p>
          </table:table-cell>
          <table:table-cell office:value-type="float" office:value="24.71" calcext:value-type="float">
            <text:p>24.71</text:p>
          </table:table-cell>
          <table:table-cell office:value-type="float" office:value="25.69" calcext:value-type="float">
            <text:p>25.69</text:p>
          </table:table-cell>
          <table:table-cell office:value-type="float" office:value="200" calcext:value-type="float">
            <text:p>20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table:formula="of:=DATEVALUE([.A806])" office:value-type="float" office:value="41550" calcext:value-type="float">
            <text:p>41550</text:p>
          </table:table-cell>
          <table:table-cell office:value-type="float" office:value="24.915" calcext:value-type="float">
            <text:p>24.915</text:p>
          </table:table-cell>
          <table:table-cell office:value-type="float" office:value="25.15" calcext:value-type="float">
            <text:p>25.15</text:p>
          </table:table-cell>
          <table:table-cell office:value-type="float" office:value="24.915" calcext:value-type="float">
            <text:p>24.915</text:p>
          </table:table-cell>
          <table:table-cell office:value-type="float" office:value="25.15" calcext:value-type="float">
            <text:p>25.15</text:p>
          </table:table-cell>
          <table:table-cell office:value-type="float" office:value="100" calcext:value-type="float">
            <text:p>100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string" calcext:value-type="string">
            <text:p>2013-10-02</text:p>
          </table:table-cell>
          <table:table-cell table:formula="of:=DATEVALUE([.A807])" office:value-type="float" office:value="41549" calcext:value-type="float">
            <text:p>41549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6" calcext:value-type="float">
            <text:p>25.56</text:p>
          </table:table-cell>
          <table:table-cell table:number-columns-repeated="2" office:value-type="float" office:value="25.315" calcext:value-type="float">
            <text:p>25.315</text:p>
          </table:table-cell>
          <table:table-cell office:value-type="float" office:value="3100" calcext:value-type="float">
            <text:p>3100</text:p>
          </table:table-cell>
          <table:table-cell office:value-type="float" office:value="25.315" calcext:value-type="float">
            <text:p>25.315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table:formula="of:=DATEVALUE([.A808])" office:value-type="float" office:value="41548" calcext:value-type="float">
            <text:p>41548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7" calcext:value-type="float">
            <text:p>24.67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55" calcext:value-type="float">
            <text:p>24.655</text:p>
          </table:table-cell>
          <table:table-cell office:value-type="float" office:value="700" calcext:value-type="float">
            <text:p>700</text:p>
          </table:table-cell>
          <table:table-cell office:value-type="float" office:value="24.655" calcext:value-type="float">
            <text:p>24.655</text:p>
          </table:table-cell>
        </table:table-row>
        <table:table-row table:style-name="ro1">
          <table:table-cell office:value-type="string" calcext:value-type="string">
            <text:p>2013-09-30</text:p>
          </table:table-cell>
          <table:table-cell table:formula="of:=DATEVALUE([.A809])" office:value-type="float" office:value="41547" calcext:value-type="float">
            <text:p>41547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55" calcext:value-type="float">
            <text:p>24.755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9" calcext:value-type="float">
            <text:p>24.69</text:p>
          </table:table-cell>
          <table:table-cell office:value-type="float" office:value="500" calcext:value-type="float">
            <text:p>500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2013-09-27</text:p>
          </table:table-cell>
          <table:table-cell table:formula="of:=DATEVALUE([.A810])" office:value-type="float" office:value="41544" calcext:value-type="float">
            <text:p>41544</text:p>
          </table:table-cell>
          <table:table-cell office:value-type="float" office:value="24.35" calcext:value-type="float">
            <text:p>24.35</text:p>
          </table:table-cell>
          <table:table-cell office:value-type="float" office:value="24.795" calcext:value-type="float">
            <text:p>24.795</text:p>
          </table:table-cell>
          <table:table-cell office:value-type="float" office:value="24.35" calcext:value-type="float">
            <text:p>24.35</text:p>
          </table:table-cell>
          <table:table-cell office:value-type="float" office:value="24.75" calcext:value-type="float">
            <text:p>24.75</text:p>
          </table:table-cell>
          <table:table-cell office:value-type="float" office:value="5200" calcext:value-type="float">
            <text:p>520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2013-09-26</text:p>
          </table:table-cell>
          <table:table-cell table:formula="of:=DATEVALUE([.A811])" office:value-type="float" office:value="41543" calcext:value-type="float">
            <text:p>41543</text:p>
          </table:table-cell>
          <table:table-cell office:value-type="float" office:value="23.22" calcext:value-type="float">
            <text:p>23.22</text:p>
          </table:table-cell>
          <table:table-cell office:value-type="float" office:value="24.42" calcext:value-type="float">
            <text:p>24.42</text:p>
          </table:table-cell>
          <table:table-cell office:value-type="float" office:value="23.22" calcext:value-type="float">
            <text:p>23.22</text:p>
          </table:table-cell>
          <table:table-cell office:value-type="float" office:value="24.265" calcext:value-type="float">
            <text:p>24.265</text:p>
          </table:table-cell>
          <table:table-cell office:value-type="float" office:value="3500" calcext:value-type="float">
            <text:p>3500</text:p>
          </table:table-cell>
          <table:table-cell office:value-type="float" office:value="24.265" calcext:value-type="float">
            <text:p>24.265</text:p>
          </table:table-cell>
        </table:table-row>
        <table:table-row table:style-name="ro1">
          <table:table-cell office:value-type="string" calcext:value-type="string">
            <text:p>2013-09-25</text:p>
          </table:table-cell>
          <table:table-cell table:formula="of:=DATEVALUE([.A812])" office:value-type="float" office:value="41542" calcext:value-type="float">
            <text:p>41542</text:p>
          </table:table-cell>
          <table:table-cell office:value-type="float" office:value="23.15" calcext:value-type="float">
            <text:p>23.15</text:p>
          </table:table-cell>
          <table:table-cell office:value-type="float" office:value="23.7" calcext:value-type="float">
            <text:p>23.7</text:p>
          </table:table-cell>
          <table:table-cell office:value-type="float" office:value="23.15" calcext:value-type="float">
            <text:p>23.15</text:p>
          </table:table-cell>
          <table:table-cell office:value-type="float" office:value="23.7" calcext:value-type="float">
            <text:p>23.7</text:p>
          </table:table-cell>
          <table:table-cell office:value-type="float" office:value="500" calcext:value-type="float">
            <text:p>50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2013-09-24</text:p>
          </table:table-cell>
          <table:table-cell table:formula="of:=DATEVALUE([.A813])" office:value-type="float" office:value="41541" calcext:value-type="float">
            <text:p>41541</text:p>
          </table:table-cell>
          <table:table-cell office:value-type="float" office:value="22.32" calcext:value-type="float">
            <text:p>22.32</text:p>
          </table:table-cell>
          <table:table-cell office:value-type="float" office:value="23.15" calcext:value-type="float">
            <text:p>23.15</text:p>
          </table:table-cell>
          <table:table-cell office:value-type="float" office:value="22.32" calcext:value-type="float">
            <text:p>22.32</text:p>
          </table:table-cell>
          <table:table-cell office:value-type="float" office:value="23.15" calcext:value-type="float">
            <text:p>23.15</text:p>
          </table:table-cell>
          <table:table-cell office:value-type="float" office:value="1500" calcext:value-type="float">
            <text:p>1500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string" calcext:value-type="string">
            <text:p>2013-09-23</text:p>
          </table:table-cell>
          <table:table-cell table:formula="of:=DATEVALUE([.A814])" office:value-type="float" office:value="41540" calcext:value-type="float">
            <text:p>41540</text:p>
          </table:table-cell>
          <table:table-cell table:number-columns-repeated="2" office:value-type="float" office:value="22.805" calcext:value-type="float">
            <text:p>22.805</text:p>
          </table:table-cell>
          <table:table-cell office:value-type="float" office:value="22.21" calcext:value-type="float">
            <text:p>22.21</text:p>
          </table:table-cell>
          <table:table-cell office:value-type="float" office:value="22.225" calcext:value-type="float">
            <text:p>22.225</text:p>
          </table:table-cell>
          <table:table-cell office:value-type="float" office:value="200" calcext:value-type="float">
            <text:p>200</text:p>
          </table:table-cell>
          <table:table-cell office:value-type="float" office:value="22.225" calcext:value-type="float">
            <text:p>22.225</text:p>
          </table:table-cell>
        </table:table-row>
        <table:table-row table:style-name="ro1">
          <table:table-cell office:value-type="string" calcext:value-type="string">
            <text:p>2013-09-20</text:p>
          </table:table-cell>
          <table:table-cell table:formula="of:=DATEVALUE([.A815])" office:value-type="float" office:value="41537" calcext:value-type="float">
            <text:p>41537</text:p>
          </table:table-cell>
          <table:table-cell office:value-type="float" office:value="22.865" calcext:value-type="float">
            <text:p>22.865</text:p>
          </table:table-cell>
          <table:table-cell office:value-type="float" office:value="22.98" calcext:value-type="float">
            <text:p>22.98</text:p>
          </table:table-cell>
          <table:table-cell table:number-columns-repeated="2"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string" calcext:value-type="string">
            <text:p>2013-09-19</text:p>
          </table:table-cell>
          <table:table-cell table:formula="of:=DATEVALUE([.A816])" office:value-type="float" office:value="41536" calcext:value-type="float">
            <text:p>41536</text:p>
          </table:table-cell>
          <table:table-cell office:value-type="float" office:value="22.455" calcext:value-type="float">
            <text:p>22.455</text:p>
          </table:table-cell>
          <table:table-cell office:value-type="float" office:value="22.51" calcext:value-type="float">
            <text:p>22.51</text:p>
          </table:table-cell>
          <table:table-cell office:value-type="float" office:value="22.455" calcext:value-type="float">
            <text:p>22.455</text:p>
          </table:table-cell>
          <table:table-cell office:value-type="float" office:value="22.51" calcext:value-type="float">
            <text:p>22.51</text:p>
          </table:table-cell>
          <table:table-cell office:value-type="float" office:value="300" calcext:value-type="float">
            <text:p>300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string" calcext:value-type="string">
            <text:p>2013-09-18</text:p>
          </table:table-cell>
          <table:table-cell table:formula="of:=DATEVALUE([.A817])" office:value-type="float" office:value="41535" calcext:value-type="float">
            <text:p>41535</text:p>
          </table:table-cell>
          <table:table-cell office:value-type="float" office:value="22.395" calcext:value-type="float">
            <text:p>22.395</text:p>
          </table:table-cell>
          <table:table-cell office:value-type="float" office:value="22.575" calcext:value-type="float">
            <text:p>22.575</text:p>
          </table:table-cell>
          <table:table-cell office:value-type="float" office:value="22.395" calcext:value-type="float">
            <text:p>22.395</text:p>
          </table:table-cell>
          <table:table-cell office:value-type="float" office:value="22.575" calcext:value-type="float">
            <text:p>22.575</text:p>
          </table:table-cell>
          <table:table-cell office:value-type="float" office:value="600" calcext:value-type="float">
            <text:p>600</text:p>
          </table:table-cell>
          <table:table-cell office:value-type="float" office:value="22.575" calcext:value-type="float">
            <text:p>22.575</text:p>
          </table:table-cell>
        </table:table-row>
        <table:table-row table:style-name="ro1">
          <table:table-cell office:value-type="string" calcext:value-type="string">
            <text:p>2013-09-17</text:p>
          </table:table-cell>
          <table:table-cell table:formula="of:=DATEVALUE([.A818])" office:value-type="float" office:value="41534" calcext:value-type="float">
            <text:p>41534</text:p>
          </table:table-cell>
          <table:table-cell office:value-type="float" office:value="22.14" calcext:value-type="float">
            <text:p>22.14</text:p>
          </table:table-cell>
          <table:table-cell office:value-type="float" office:value="22.26" calcext:value-type="float">
            <text:p>22.26</text:p>
          </table:table-cell>
          <table:table-cell office:value-type="float" office:value="22.065" calcext:value-type="float">
            <text:p>22.065</text:p>
          </table:table-cell>
          <table:table-cell office:value-type="float" office:value="22.125" calcext:value-type="float">
            <text:p>22.125</text:p>
          </table:table-cell>
          <table:table-cell office:value-type="float" office:value="300" calcext:value-type="float">
            <text:p>300</text:p>
          </table:table-cell>
          <table:table-cell office:value-type="float" office:value="22.125" calcext:value-type="float">
            <text:p>22.125</text:p>
          </table:table-cell>
        </table:table-row>
        <table:table-row table:style-name="ro1">
          <table:table-cell office:value-type="string" calcext:value-type="string">
            <text:p>2013-09-16</text:p>
          </table:table-cell>
          <table:table-cell table:formula="of:=DATEVALUE([.A819])" office:value-type="float" office:value="41533" calcext:value-type="float">
            <text:p>41533</text:p>
          </table:table-cell>
          <table:table-cell office:value-type="float" office:value="22.09" calcext:value-type="float">
            <text:p>22.09</text:p>
          </table:table-cell>
          <table:table-cell office:value-type="float" office:value="22.26" calcext:value-type="float">
            <text:p>22.26</text:p>
          </table:table-cell>
          <table:table-cell office:value-type="float" office:value="22.09" calcext:value-type="float">
            <text:p>22.09</text:p>
          </table:table-cell>
          <table:table-cell office:value-type="float" office:value="22.145" calcext:value-type="float">
            <text:p>22.145</text:p>
          </table:table-cell>
          <table:table-cell office:value-type="float" office:value="2700" calcext:value-type="float">
            <text:p>2700</text:p>
          </table:table-cell>
          <table:table-cell office:value-type="float" office:value="22.145" calcext:value-type="float">
            <text:p>22.145</text:p>
          </table:table-cell>
        </table:table-row>
        <table:table-row table:style-name="ro1">
          <table:table-cell office:value-type="string" calcext:value-type="string">
            <text:p>2013-09-13</text:p>
          </table:table-cell>
          <table:table-cell table:formula="of:=DATEVALUE([.A820])" office:value-type="float" office:value="41530" calcext:value-type="float">
            <text:p>41530</text:p>
          </table:table-cell>
          <table:table-cell table:number-columns-repeated="4" office:value-type="float" office:value="21.995" calcext:value-type="float">
            <text:p>21.995</text:p>
          </table:table-cell>
          <table:table-cell office:value-type="float" office:value="0" calcext:value-type="float">
            <text:p>0</text:p>
          </table:table-cell>
          <table:table-cell office:value-type="float" office:value="21.995" calcext:value-type="float">
            <text:p>21.995</text:p>
          </table:table-cell>
        </table:table-row>
        <table:table-row table:style-name="ro1">
          <table:table-cell office:value-type="string" calcext:value-type="string">
            <text:p>2013-09-12</text:p>
          </table:table-cell>
          <table:table-cell table:formula="of:=DATEVALUE([.A821])" office:value-type="float" office:value="41529" calcext:value-type="float">
            <text:p>41529</text:p>
          </table:table-cell>
          <table:table-cell office:value-type="float" office:value="21.87" calcext:value-type="float">
            <text:p>21.87</text:p>
          </table:table-cell>
          <table:table-cell office:value-type="float" office:value="22.635" calcext:value-type="float">
            <text:p>22.635</text:p>
          </table:table-cell>
          <table:table-cell office:value-type="float" office:value="21.87" calcext:value-type="float">
            <text:p>21.87</text:p>
          </table:table-cell>
          <table:table-cell office:value-type="float" office:value="22.585" calcext:value-type="float">
            <text:p>22.585</text:p>
          </table:table-cell>
          <table:table-cell office:value-type="float" office:value="6600" calcext:value-type="float">
            <text:p>6600</text:p>
          </table:table-cell>
          <table:table-cell office:value-type="float" office:value="22.585" calcext:value-type="float">
            <text:p>22.585</text:p>
          </table:table-cell>
        </table:table-row>
        <table:table-row table:style-name="ro1">
          <table:table-cell office:value-type="string" calcext:value-type="string">
            <text:p>2013-09-11</text:p>
          </table:table-cell>
          <table:table-cell table:formula="of:=DATEVALUE([.A822])" office:value-type="float" office:value="41528" calcext:value-type="float">
            <text:p>41528</text:p>
          </table:table-cell>
          <table:table-cell office:value-type="float" office:value="22.145" calcext:value-type="float">
            <text:p>22.145</text:p>
          </table:table-cell>
          <table:table-cell office:value-type="float" office:value="22.295" calcext:value-type="float">
            <text:p>22.295</text:p>
          </table:table-cell>
          <table:table-cell office:value-type="float" office:value="22.145" calcext:value-type="float">
            <text:p>22.145</text:p>
          </table:table-cell>
          <table:table-cell office:value-type="float" office:value="22.295" calcext:value-type="float">
            <text:p>22.295</text:p>
          </table:table-cell>
          <table:table-cell office:value-type="float" office:value="100" calcext:value-type="float">
            <text:p>100</text:p>
          </table:table-cell>
          <table:table-cell office:value-type="float" office:value="22.295" calcext:value-type="float">
            <text:p>22.295</text:p>
          </table:table-cell>
        </table:table-row>
        <table:table-row table:style-name="ro1">
          <table:table-cell office:value-type="string" calcext:value-type="string">
            <text:p>2013-09-10</text:p>
          </table:table-cell>
          <table:table-cell table:formula="of:=DATEVALUE([.A823])" office:value-type="float" office:value="41527" calcext:value-type="float">
            <text:p>41527</text:p>
          </table:table-cell>
          <table:table-cell office:value-type="float" office:value="21.99" calcext:value-type="float">
            <text:p>21.99</text:p>
          </table:table-cell>
          <table:table-cell office:value-type="float" office:value="22.175" calcext:value-type="float">
            <text:p>22.175</text:p>
          </table:table-cell>
          <table:table-cell office:value-type="float" office:value="21.99" calcext:value-type="float">
            <text:p>21.99</text:p>
          </table:table-cell>
          <table:table-cell office:value-type="float" office:value="22.055" calcext:value-type="float">
            <text:p>22.055</text:p>
          </table:table-cell>
          <table:table-cell office:value-type="float" office:value="100" calcext:value-type="float">
            <text:p>100</text:p>
          </table:table-cell>
          <table:table-cell office:value-type="float" office:value="22.055" calcext:value-type="float">
            <text:p>22.055</text:p>
          </table:table-cell>
        </table:table-row>
        <table:table-row table:style-name="ro1">
          <table:table-cell office:value-type="string" calcext:value-type="string">
            <text:p>2013-09-09</text:p>
          </table:table-cell>
          <table:table-cell table:formula="of:=DATEVALUE([.A824])" office:value-type="float" office:value="41526" calcext:value-type="float">
            <text:p>41526</text:p>
          </table:table-cell>
          <table:table-cell office:value-type="float" office:value="21.375" calcext:value-type="float">
            <text:p>21.375</text:p>
          </table:table-cell>
          <table:table-cell office:value-type="float" office:value="22.025" calcext:value-type="float">
            <text:p>22.025</text:p>
          </table:table-cell>
          <table:table-cell office:value-type="float" office:value="21.355" calcext:value-type="float">
            <text:p>21.355</text:p>
          </table:table-cell>
          <table:table-cell office:value-type="float" office:value="22.025" calcext:value-type="float">
            <text:p>22.025</text:p>
          </table:table-cell>
          <table:table-cell office:value-type="float" office:value="5700" calcext:value-type="float">
            <text:p>5700</text:p>
          </table:table-cell>
          <table:table-cell office:value-type="float" office:value="22.025" calcext:value-type="float">
            <text:p>22.025</text:p>
          </table:table-cell>
        </table:table-row>
        <table:table-row table:style-name="ro1">
          <table:table-cell office:value-type="string" calcext:value-type="string">
            <text:p>2013-09-06</text:p>
          </table:table-cell>
          <table:table-cell table:formula="of:=DATEVALUE([.A825])" office:value-type="float" office:value="41523" calcext:value-type="float">
            <text:p>41523</text:p>
          </table:table-cell>
          <table:table-cell table:number-columns-repeated="4"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string" calcext:value-type="string">
            <text:p>2013-09-05</text:p>
          </table:table-cell>
          <table:table-cell table:formula="of:=DATEVALUE([.A826])" office:value-type="float" office:value="41522" calcext:value-type="float">
            <text:p>41522</text:p>
          </table:table-cell>
          <table:table-cell office:value-type="float" office:value="21.275" calcext:value-type="float">
            <text:p>21.275</text:p>
          </table:table-cell>
          <table:table-cell office:value-type="float" office:value="21.61" calcext:value-type="float">
            <text:p>21.61</text:p>
          </table:table-cell>
          <table:table-cell office:value-type="float" office:value="21.275" calcext:value-type="float">
            <text:p>21.275</text:p>
          </table:table-cell>
          <table:table-cell office:value-type="float" office:value="21.61" calcext:value-type="float">
            <text:p>21.61</text:p>
          </table:table-cell>
          <table:table-cell office:value-type="float" office:value="900" calcext:value-type="float">
            <text:p>900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2013-09-04</text:p>
          </table:table-cell>
          <table:table-cell table:formula="of:=DATEVALUE([.A827])" office:value-type="float" office:value="41521" calcext:value-type="float">
            <text:p>41521</text:p>
          </table:table-cell>
          <table:table-cell table:number-columns-repeated="4" office:value-type="float" office:value="21.105" calcext:value-type="float">
            <text:p>21.105</text:p>
          </table:table-cell>
          <table:table-cell office:value-type="float" office:value="0" calcext:value-type="float">
            <text:p>0</text:p>
          </table:table-cell>
          <table:table-cell office:value-type="float" office:value="21.105" calcext:value-type="float">
            <text:p>21.105</text:p>
          </table:table-cell>
        </table:table-row>
        <table:table-row table:style-name="ro1">
          <table:table-cell office:value-type="string" calcext:value-type="string">
            <text:p>2013-09-03</text:p>
          </table:table-cell>
          <table:table-cell table:formula="of:=DATEVALUE([.A828])" office:value-type="float" office:value="41520" calcext:value-type="float">
            <text:p>41520</text:p>
          </table:table-cell>
          <table:table-cell table:number-columns-repeated="2" office:value-type="float" office:value="20.75" calcext:value-type="float">
            <text:p>20.75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string" calcext:value-type="string">
            <text:p>2013-09-02</text:p>
          </table:table-cell>
          <table:table-cell table:formula="of:=DATEVALUE([.A829])" office:value-type="float" office:value="41519" calcext:value-type="float">
            <text:p>41519</text:p>
          </table:table-cell>
          <table:table-cell office:value-type="float" office:value="20.63" calcext:value-type="float">
            <text:p>20.63</text:p>
          </table:table-cell>
          <table:table-cell office:value-type="float" office:value="20.745" calcext:value-type="float">
            <text:p>20.745</text:p>
          </table:table-cell>
          <table:table-cell office:value-type="float" office:value="20.63" calcext:value-type="float">
            <text:p>20.63</text:p>
          </table:table-cell>
          <table:table-cell office:value-type="float" office:value="20.745" calcext:value-type="float">
            <text:p>20.745</text:p>
          </table:table-cell>
          <table:table-cell office:value-type="float" office:value="1000" calcext:value-type="float">
            <text:p>1000</text:p>
          </table:table-cell>
          <table:table-cell office:value-type="float" office:value="20.745" calcext:value-type="float">
            <text:p>20.745</text:p>
          </table:table-cell>
        </table:table-row>
        <table:table-row table:style-name="ro1">
          <table:table-cell office:value-type="string" calcext:value-type="string">
            <text:p>2013-08-30</text:p>
          </table:table-cell>
          <table:table-cell table:formula="of:=DATEVALUE([.A830])" office:value-type="float" office:value="41516" calcext:value-type="float">
            <text:p>41516</text:p>
          </table:table-cell>
          <table:table-cell table:number-columns-repeated="4"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string" calcext:value-type="string">
            <text:p>2013-08-29</text:p>
          </table:table-cell>
          <table:table-cell table:formula="of:=DATEVALUE([.A831])" office:value-type="float" office:value="41515" calcext:value-type="float">
            <text:p>41515</text:p>
          </table:table-cell>
          <table:table-cell office:value-type="float" office:value="20.325" calcext:value-type="float">
            <text:p>20.3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25" calcext:value-type="float">
            <text:p>20.325</text:p>
          </table:table-cell>
          <table:table-cell office:value-type="float" office:value="20.73" calcext:value-type="float">
            <text:p>20.73</text:p>
          </table:table-cell>
          <table:table-cell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string" calcext:value-type="string">
            <text:p>2013-08-28</text:p>
          </table:table-cell>
          <table:table-cell table:formula="of:=DATEVALUE([.A832])" office:value-type="float" office:value="41514" calcext:value-type="float">
            <text:p>41514</text:p>
          </table:table-cell>
          <table:table-cell office:value-type="float" office:value="20.135" calcext:value-type="float">
            <text:p>20.135</text:p>
          </table:table-cell>
          <table:table-cell office:value-type="float" office:value="20.15" calcext:value-type="float">
            <text:p>20.15</text:p>
          </table:table-cell>
          <table:table-cell office:value-type="float" office:value="20.135" calcext:value-type="float">
            <text:p>20.135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string" calcext:value-type="string">
            <text:p>2013-08-27</text:p>
          </table:table-cell>
          <table:table-cell table:formula="of:=DATEVALUE([.A833])" office:value-type="float" office:value="41513" calcext:value-type="float">
            <text:p>41513</text:p>
          </table:table-cell>
          <table:table-cell table:number-columns-repeated="4" office:value-type="float" office:value="20.59" calcext:value-type="float">
            <text:p>20.59</text:p>
          </table:table-cell>
          <table:table-cell office:value-type="float" office:value="0" calcext:value-type="float">
            <text:p>0</text:p>
          </table:table-cell>
          <table:table-cell office:value-type="float" office:value="20.59" calcext:value-type="float">
            <text:p>20.59</text:p>
          </table:table-cell>
        </table:table-row>
        <table:table-row table:style-name="ro1">
          <table:table-cell office:value-type="string" calcext:value-type="string">
            <text:p>2013-08-26</text:p>
          </table:table-cell>
          <table:table-cell table:formula="of:=DATEVALUE([.A834])" office:value-type="float" office:value="41512" calcext:value-type="float">
            <text:p>4151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8-23</text:p>
          </table:table-cell>
          <table:table-cell table:formula="of:=DATEVALUE([.A835])" office:value-type="float" office:value="41509" calcext:value-type="float">
            <text:p>41509</text:p>
          </table:table-cell>
          <table:table-cell office:value-type="float" office:value="20.85" calcext:value-type="float">
            <text:p>20.85</text:p>
          </table:table-cell>
          <table:table-cell office:value-type="float" office:value="21.27" calcext:value-type="float">
            <text:p>21.27</text:p>
          </table:table-cell>
          <table:table-cell office:value-type="float" office:value="20.85" calcext:value-type="float">
            <text:p>20.85</text:p>
          </table:table-cell>
          <table:table-cell office:value-type="float" office:value="20.945" calcext:value-type="float">
            <text:p>20.945</text:p>
          </table:table-cell>
          <table:table-cell office:value-type="float" office:value="1900" calcext:value-type="float">
            <text:p>1900</text:p>
          </table:table-cell>
          <table:table-cell office:value-type="float" office:value="20.945" calcext:value-type="float">
            <text:p>20.945</text:p>
          </table:table-cell>
        </table:table-row>
        <table:table-row table:style-name="ro1">
          <table:table-cell office:value-type="string" calcext:value-type="string">
            <text:p>2013-08-22</text:p>
          </table:table-cell>
          <table:table-cell table:formula="of:=DATEVALUE([.A836])" office:value-type="float" office:value="41508" calcext:value-type="float">
            <text:p>41508</text:p>
          </table:table-cell>
          <table:table-cell office:value-type="float" office:value="20.19" calcext:value-type="float">
            <text:p>20.19</text:p>
          </table:table-cell>
          <table:table-cell office:value-type="float" office:value="20.95" calcext:value-type="float">
            <text:p>20.95</text:p>
          </table:table-cell>
          <table:table-cell office:value-type="float" office:value="20.19" calcext:value-type="float">
            <text:p>20.19</text:p>
          </table:table-cell>
          <table:table-cell office:value-type="float" office:value="20.95" calcext:value-type="float">
            <text:p>20.95</text:p>
          </table:table-cell>
          <table:table-cell office:value-type="float" office:value="0" calcext:value-type="float">
            <text:p>0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string" calcext:value-type="string">
            <text:p>2013-08-21</text:p>
          </table:table-cell>
          <table:table-cell table:formula="of:=DATEVALUE([.A837])" office:value-type="float" office:value="41507" calcext:value-type="float">
            <text:p>41507</text:p>
          </table:table-cell>
          <table:table-cell table:number-columns-repeated="4" office:value-type="float" office:value="20.17" calcext:value-type="float">
            <text:p>20.17</text:p>
          </table:table-cell>
          <table:table-cell office:value-type="float" office:value="0" calcext:value-type="float">
            <text:p>0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string" calcext:value-type="string">
            <text:p>2013-08-20</text:p>
          </table:table-cell>
          <table:table-cell table:formula="of:=DATEVALUE([.A838])" office:value-type="float" office:value="41506" calcext:value-type="float">
            <text:p>41506</text:p>
          </table:table-cell>
          <table:table-cell office:value-type="float" office:value="20.115" calcext:value-type="float">
            <text:p>20.115</text:p>
          </table:table-cell>
          <table:table-cell office:value-type="float" office:value="20.13" calcext:value-type="float">
            <text:p>20.13</text:p>
          </table:table-cell>
          <table:table-cell office:value-type="float" office:value="20.115" calcext:value-type="float">
            <text:p>20.115</text:p>
          </table:table-cell>
          <table:table-cell office:value-type="float" office:value="20.13" calcext:value-type="float">
            <text:p>20.13</text:p>
          </table:table-cell>
          <table:table-cell office:value-type="float" office:value="1300" calcext:value-type="float">
            <text:p>1300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string" calcext:value-type="string">
            <text:p>2013-08-19</text:p>
          </table:table-cell>
          <table:table-cell table:formula="of:=DATEVALUE([.A839])" office:value-type="float" office:value="41505" calcext:value-type="float">
            <text:p>41505</text:p>
          </table:table-cell>
          <table:table-cell office:value-type="float" office:value="20.465" calcext:value-type="float">
            <text:p>20.465</text:p>
          </table:table-cell>
          <table:table-cell office:value-type="float" office:value="20.55" calcext:value-type="float">
            <text:p>20.55</text:p>
          </table:table-cell>
          <table:table-cell office:value-type="float" office:value="20.465" calcext:value-type="float">
            <text:p>20.465</text:p>
          </table:table-cell>
          <table:table-cell office:value-type="float" office:value="20.55" calcext:value-type="float">
            <text:p>20.55</text:p>
          </table:table-cell>
          <table:table-cell office:value-type="float" office:value="100" calcext:value-type="float">
            <text:p>100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2013-08-16</text:p>
          </table:table-cell>
          <table:table-cell table:formula="of:=DATEVALUE([.A840])" office:value-type="float" office:value="41502" calcext:value-type="float">
            <text:p>41502</text:p>
          </table:table-cell>
          <table:table-cell table:number-columns-repeated="2" office:value-type="float" office:value="20.3" calcext:value-type="float">
            <text:p>20.3</text:p>
          </table:table-cell>
          <table:table-cell table:number-columns-repeated="2" office:value-type="float" office:value="20.125" calcext:value-type="float">
            <text:p>20.125</text:p>
          </table:table-cell>
          <table:table-cell office:value-type="float" office:value="500" calcext:value-type="float">
            <text:p>500</text:p>
          </table:table-cell>
          <table:table-cell office:value-type="float" office:value="20.125" calcext:value-type="float">
            <text:p>20.125</text:p>
          </table:table-cell>
        </table:table-row>
        <table:table-row table:style-name="ro1">
          <table:table-cell office:value-type="string" calcext:value-type="string">
            <text:p>2013-08-15</text:p>
          </table:table-cell>
          <table:table-cell table:formula="of:=DATEVALUE([.A841])" office:value-type="float" office:value="41501" calcext:value-type="float">
            <text:p>41501</text:p>
          </table:table-cell>
          <table:table-cell table:number-columns-repeated="4" office:value-type="float" office:value="21.005" calcext:value-type="float">
            <text:p>21.005</text:p>
          </table:table-cell>
          <table:table-cell office:value-type="float" office:value="0" calcext:value-type="float">
            <text:p>0</text:p>
          </table:table-cell>
          <table:table-cell office:value-type="float" office:value="21.005" calcext:value-type="float">
            <text:p>21.005</text:p>
          </table:table-cell>
        </table:table-row>
        <table:table-row table:style-name="ro1">
          <table:table-cell office:value-type="string" calcext:value-type="string">
            <text:p>2013-08-14</text:p>
          </table:table-cell>
          <table:table-cell table:formula="of:=DATEVALUE([.A842])" office:value-type="float" office:value="41500" calcext:value-type="float">
            <text:p>41500</text:p>
          </table:table-cell>
          <table:table-cell table:number-columns-repeated="4" office:value-type="float" office:value="21.235" calcext:value-type="float">
            <text:p>21.235</text:p>
          </table:table-cell>
          <table:table-cell office:value-type="float" office:value="0" calcext:value-type="float">
            <text:p>0</text:p>
          </table:table-cell>
          <table:table-cell office:value-type="float" office:value="21.235" calcext:value-type="float">
            <text:p>21.235</text:p>
          </table:table-cell>
        </table:table-row>
        <table:table-row table:style-name="ro1">
          <table:table-cell office:value-type="string" calcext:value-type="string">
            <text:p>2013-08-13</text:p>
          </table:table-cell>
          <table:table-cell table:formula="of:=DATEVALUE([.A843])" office:value-type="float" office:value="41499" calcext:value-type="float">
            <text:p>41499</text:p>
          </table:table-cell>
          <table:table-cell office:value-type="float" office:value="21.28" calcext:value-type="float">
            <text:p>21.28</text:p>
          </table:table-cell>
          <table:table-cell office:value-type="float" office:value="21.485" calcext:value-type="float">
            <text:p>21.485</text:p>
          </table:table-cell>
          <table:table-cell table:number-columns-repeated="2" office:value-type="float" office:value="21.255" calcext:value-type="float">
            <text:p>21.255</text:p>
          </table:table-cell>
          <table:table-cell office:value-type="float" office:value="600" calcext:value-type="float">
            <text:p>600</text:p>
          </table:table-cell>
          <table:table-cell office:value-type="float" office:value="21.255" calcext:value-type="float">
            <text:p>21.255</text:p>
          </table:table-cell>
        </table:table-row>
        <table:table-row table:style-name="ro1">
          <table:table-cell office:value-type="string" calcext:value-type="string">
            <text:p>2013-08-12</text:p>
          </table:table-cell>
          <table:table-cell table:formula="of:=DATEVALUE([.A844])" office:value-type="float" office:value="41498" calcext:value-type="float">
            <text:p>41498</text:p>
          </table:table-cell>
          <table:table-cell table:number-columns-repeated="2" office:value-type="float" office:value="20.665" calcext:value-type="float">
            <text:p>20.665</text:p>
          </table:table-cell>
          <table:table-cell table:number-columns-repeated="2" office:value-type="float" office:value="20.65" calcext:value-type="float">
            <text:p>20.65</text:p>
          </table:table-cell>
          <table:table-cell office:value-type="float" office:value="2000" calcext:value-type="float">
            <text:p>2000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string" calcext:value-type="string">
            <text:p>2013-08-09</text:p>
          </table:table-cell>
          <table:table-cell table:formula="of:=DATEVALUE([.A845])" office:value-type="float" office:value="41495" calcext:value-type="float">
            <text:p>41495</text:p>
          </table:table-cell>
          <table:table-cell office:value-type="float" office:value="20.435" calcext:value-type="float">
            <text:p>20.435</text:p>
          </table:table-cell>
          <table:table-cell office:value-type="float" office:value="20.5" calcext:value-type="float">
            <text:p>20.5</text:p>
          </table:table-cell>
          <table:table-cell office:value-type="float" office:value="20.435" calcext:value-type="float">
            <text:p>20.435</text:p>
          </table:table-cell>
          <table:table-cell office:value-type="float" office:value="20.47" calcext:value-type="float">
            <text:p>20.47</text:p>
          </table:table-cell>
          <table:table-cell office:value-type="float" office:value="500" calcext:value-type="float">
            <text:p>500</text:p>
          </table:table-cell>
          <table:table-cell office:value-type="float" office:value="20.47" calcext:value-type="float">
            <text:p>20.47</text:p>
          </table:table-cell>
        </table:table-row>
        <table:table-row table:style-name="ro1">
          <table:table-cell office:value-type="string" calcext:value-type="string">
            <text:p>2013-08-08</text:p>
          </table:table-cell>
          <table:table-cell table:formula="of:=DATEVALUE([.A846])" office:value-type="float" office:value="41494" calcext:value-type="float">
            <text:p>41494</text:p>
          </table:table-cell>
          <table:table-cell table:number-columns-repeated="4" office:value-type="float" office:value="20.505" calcext:value-type="float">
            <text:p>20.505</text:p>
          </table:table-cell>
          <table:table-cell office:value-type="float" office:value="0" calcext:value-type="float">
            <text:p>0</text:p>
          </table:table-cell>
          <table:table-cell office:value-type="float" office:value="20.505" calcext:value-type="float">
            <text:p>20.505</text:p>
          </table:table-cell>
        </table:table-row>
        <table:table-row table:style-name="ro1">
          <table:table-cell office:value-type="string" calcext:value-type="string">
            <text:p>2013-08-07</text:p>
          </table:table-cell>
          <table:table-cell table:formula="of:=DATEVALUE([.A847])" office:value-type="float" office:value="41493" calcext:value-type="float">
            <text:p>41493</text:p>
          </table:table-cell>
          <table:table-cell table:number-columns-repeated="4" office:value-type="float" office:value="20.385" calcext:value-type="float">
            <text:p>20.385</text:p>
          </table:table-cell>
          <table:table-cell office:value-type="float" office:value="0" calcext:value-type="float">
            <text:p>0</text:p>
          </table:table-cell>
          <table:table-cell office:value-type="float" office:value="20.385" calcext:value-type="float">
            <text:p>20.385</text:p>
          </table:table-cell>
        </table:table-row>
        <table:table-row table:style-name="ro1">
          <table:table-cell office:value-type="string" calcext:value-type="string">
            <text:p>2013-08-06</text:p>
          </table:table-cell>
          <table:table-cell table:formula="of:=DATEVALUE([.A848])" office:value-type="float" office:value="41492" calcext:value-type="float">
            <text:p>41492</text:p>
          </table:table-cell>
          <table:table-cell table:number-columns-repeated="2" office:value-type="float" office:value="20.83" calcext:value-type="float">
            <text:p>20.8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700" calcext:value-type="float">
            <text:p>700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2013-08-05</text:p>
          </table:table-cell>
          <table:table-cell table:formula="of:=DATEVALUE([.A849])" office:value-type="float" office:value="41491" calcext:value-type="float">
            <text:p>41491</text:p>
          </table:table-cell>
          <table:table-cell office:value-type="float" office:value="20.715" calcext:value-type="float">
            <text:p>20.715</text:p>
          </table:table-cell>
          <table:table-cell office:value-type="float" office:value="20.765" calcext:value-type="float">
            <text:p>20.765</text:p>
          </table:table-cell>
          <table:table-cell office:value-type="float" office:value="20.715" calcext:value-type="float">
            <text:p>20.715</text:p>
          </table:table-cell>
          <table:table-cell office:value-type="float" office:value="20.765" calcext:value-type="float">
            <text:p>20.765</text:p>
          </table:table-cell>
          <table:table-cell office:value-type="float" office:value="1000" calcext:value-type="float">
            <text:p>1000</text:p>
          </table:table-cell>
          <table:table-cell office:value-type="float" office:value="20.765" calcext:value-type="float">
            <text:p>20.765</text:p>
          </table:table-cell>
        </table:table-row>
        <table:table-row table:style-name="ro1">
          <table:table-cell office:value-type="string" calcext:value-type="string">
            <text:p>2013-08-02</text:p>
          </table:table-cell>
          <table:table-cell table:formula="of:=DATEVALUE([.A850])" office:value-type="float" office:value="41488" calcext:value-type="float">
            <text:p>41488</text:p>
          </table:table-cell>
          <table:table-cell office:value-type="float" office:value="21.115" calcext:value-type="float">
            <text:p>21.11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" calcext:value-type="float">
            <text:p>21.1</text:p>
          </table:table-cell>
          <table:table-cell office:value-type="float" office:value="21.14" calcext:value-type="float">
            <text:p>21.14</text:p>
          </table:table-cell>
          <table:table-cell office:value-type="float" office:value="800" calcext:value-type="float">
            <text:p>800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table:formula="of:=DATEVALUE([.A851])" office:value-type="float" office:value="41487" calcext:value-type="float">
            <text:p>41487</text:p>
          </table:table-cell>
          <table:table-cell office:value-type="float" office:value="21.2" calcext:value-type="float">
            <text:p>21.2</text:p>
          </table:table-cell>
          <table:table-cell office:value-type="float" office:value="21.38" calcext:value-type="float">
            <text:p>21.38</text:p>
          </table:table-cell>
          <table:table-cell office:value-type="float" office:value="21.2" calcext:value-type="float">
            <text:p>21.2</text:p>
          </table:table-cell>
          <table:table-cell office:value-type="float" office:value="21.38" calcext:value-type="float">
            <text:p>21.38</text:p>
          </table:table-cell>
          <table:table-cell office:value-type="float" office:value="800" calcext:value-type="float">
            <text:p>800</text:p>
          </table:table-cell>
          <table:table-cell office:value-type="float" office:value="21.38" calcext:value-type="float">
            <text:p>21.38</text:p>
          </table:table-cell>
        </table:table-row>
        <table:table-row table:style-name="ro1">
          <table:table-cell office:value-type="string" calcext:value-type="string">
            <text:p>2013-07-31</text:p>
          </table:table-cell>
          <table:table-cell table:formula="of:=DATEVALUE([.A852])" office:value-type="float" office:value="41486" calcext:value-type="float">
            <text:p>41486</text:p>
          </table:table-cell>
          <table:table-cell table:number-columns-repeated="4" office:value-type="float" office:value="21.115" calcext:value-type="float">
            <text:p>21.115</text:p>
          </table:table-cell>
          <table:table-cell office:value-type="float" office:value="0" calcext:value-type="float">
            <text:p>0</text:p>
          </table:table-cell>
          <table:table-cell office:value-type="float" office:value="21.115" calcext:value-type="float">
            <text:p>21.115</text:p>
          </table:table-cell>
        </table:table-row>
        <table:table-row table:style-name="ro1">
          <table:table-cell office:value-type="string" calcext:value-type="string">
            <text:p>2013-07-30</text:p>
          </table:table-cell>
          <table:table-cell table:formula="of:=DATEVALUE([.A853])" office:value-type="float" office:value="41485" calcext:value-type="float">
            <text:p>41485</text:p>
          </table:table-cell>
          <table:table-cell table:number-columns-repeated="4" office:value-type="float" office:value="21.045" calcext:value-type="float">
            <text:p>21.045</text:p>
          </table:table-cell>
          <table:table-cell office:value-type="float" office:value="0" calcext:value-type="float">
            <text:p>0</text:p>
          </table:table-cell>
          <table:table-cell office:value-type="float" office:value="21.045" calcext:value-type="float">
            <text:p>21.045</text:p>
          </table:table-cell>
        </table:table-row>
        <table:table-row table:style-name="ro1">
          <table:table-cell office:value-type="string" calcext:value-type="string">
            <text:p>2013-07-29</text:p>
          </table:table-cell>
          <table:table-cell table:formula="of:=DATEVALUE([.A854])" office:value-type="float" office:value="41484" calcext:value-type="float">
            <text:p>41484</text:p>
          </table:table-cell>
          <table:table-cell office:value-type="float" office:value="21.115" calcext:value-type="float">
            <text:p>21.115</text:p>
          </table:table-cell>
          <table:table-cell office:value-type="float" office:value="21.185" calcext:value-type="float">
            <text:p>21.185</text:p>
          </table:table-cell>
          <table:table-cell office:value-type="float" office:value="21.115" calcext:value-type="float">
            <text:p>21.115</text:p>
          </table:table-cell>
          <table:table-cell office:value-type="float" office:value="21.15" calcext:value-type="float">
            <text:p>21.15</text:p>
          </table:table-cell>
          <table:table-cell office:value-type="float" office:value="3100" calcext:value-type="float">
            <text:p>3100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string" calcext:value-type="string">
            <text:p>2013-07-26</text:p>
          </table:table-cell>
          <table:table-cell table:formula="of:=DATEVALUE([.A855])" office:value-type="float" office:value="41481" calcext:value-type="float">
            <text:p>41481</text:p>
          </table:table-cell>
          <table:table-cell table:number-columns-repeated="4" office:value-type="float" office:value="21.22" calcext:value-type="float">
            <text:p>21.22</text:p>
          </table:table-cell>
          <table:table-cell office:value-type="float" office:value="0" calcext:value-type="float">
            <text:p>0</text:p>
          </table:table-cell>
          <table:table-cell office:value-type="float" office:value="21.22" calcext:value-type="float">
            <text:p>21.22</text:p>
          </table:table-cell>
        </table:table-row>
        <table:table-row table:style-name="ro1">
          <table:table-cell office:value-type="string" calcext:value-type="string">
            <text:p>2013-07-25</text:p>
          </table:table-cell>
          <table:table-cell table:formula="of:=DATEVALUE([.A856])" office:value-type="float" office:value="41480" calcext:value-type="float">
            <text:p>41480</text:p>
          </table:table-cell>
          <table:table-cell table:number-columns-repeated="4" office:value-type="float" office:value="21.015" calcext:value-type="float">
            <text:p>21.015</text:p>
          </table:table-cell>
          <table:table-cell office:value-type="float" office:value="0" calcext:value-type="float">
            <text:p>0</text:p>
          </table:table-cell>
          <table:table-cell office:value-type="float" office:value="21.015" calcext:value-type="float">
            <text:p>21.015</text:p>
          </table:table-cell>
        </table:table-row>
        <table:table-row table:style-name="ro1">
          <table:table-cell office:value-type="string" calcext:value-type="string">
            <text:p>2013-07-24</text:p>
          </table:table-cell>
          <table:table-cell table:formula="of:=DATEVALUE([.A857])" office:value-type="float" office:value="41479" calcext:value-type="float">
            <text:p>41479</text:p>
          </table:table-cell>
          <table:table-cell office:value-type="float" office:value="20.67" calcext:value-type="float">
            <text:p>20.67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5" calcext:value-type="float">
            <text:p>20.65</text:p>
          </table:table-cell>
          <table:table-cell office:value-type="float" office:value="20.73" calcext:value-type="float">
            <text:p>20.73</text:p>
          </table:table-cell>
          <table:table-cell office:value-type="float" office:value="1400" calcext:value-type="float">
            <text:p>1400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string" calcext:value-type="string">
            <text:p>2013-07-23</text:p>
          </table:table-cell>
          <table:table-cell table:formula="of:=DATEVALUE([.A858])" office:value-type="float" office:value="41478" calcext:value-type="float">
            <text:p>41478</text:p>
          </table:table-cell>
          <table:table-cell office:value-type="float" office:value="21.08" calcext:value-type="float">
            <text:p>21.08</text:p>
          </table:table-cell>
          <table:table-cell office:value-type="float" office:value="21.24" calcext:value-type="float">
            <text:p>21.24</text:p>
          </table:table-cell>
          <table:table-cell table:number-columns-repeated="2" office:value-type="float" office:value="20.61" calcext:value-type="float">
            <text:p>20.61</text:p>
          </table:table-cell>
          <table:table-cell office:value-type="float" office:value="2000" calcext:value-type="float">
            <text:p>2000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string" calcext:value-type="string">
            <text:p>2013-07-22</text:p>
          </table:table-cell>
          <table:table-cell table:formula="of:=DATEVALUE([.A859])" office:value-type="float" office:value="41477" calcext:value-type="float">
            <text:p>41477</text:p>
          </table:table-cell>
          <table:table-cell table:number-columns-repeated="2" office:value-type="float" office:value="22.085" calcext:value-type="float">
            <text:p>22.085</text:p>
          </table:table-cell>
          <table:table-cell table:number-columns-repeated="2" office:value-type="float" office:value="20.975" calcext:value-type="float">
            <text:p>20.975</text:p>
          </table:table-cell>
          <table:table-cell office:value-type="float" office:value="1100" calcext:value-type="float">
            <text:p>1100</text:p>
          </table:table-cell>
          <table:table-cell office:value-type="float" office:value="20.975" calcext:value-type="float">
            <text:p>20.975</text:p>
          </table:table-cell>
        </table:table-row>
        <table:table-row table:style-name="ro1">
          <table:table-cell office:value-type="string" calcext:value-type="string">
            <text:p>2013-07-19</text:p>
          </table:table-cell>
          <table:table-cell table:formula="of:=DATEVALUE([.A860])" office:value-type="float" office:value="41474" calcext:value-type="float">
            <text:p>41474</text:p>
          </table:table-cell>
          <table:table-cell office:value-type="float" office:value="22.395" calcext:value-type="float">
            <text:p>22.395</text:p>
          </table:table-cell>
          <table:table-cell office:value-type="float" office:value="22.595" calcext:value-type="float">
            <text:p>22.595</text:p>
          </table:table-cell>
          <table:table-cell office:value-type="float" office:value="22.395" calcext:value-type="float">
            <text:p>22.395</text:p>
          </table:table-cell>
          <table:table-cell office:value-type="float" office:value="22.54" calcext:value-type="float">
            <text:p>22.54</text:p>
          </table:table-cell>
          <table:table-cell office:value-type="float" office:value="2700" calcext:value-type="float">
            <text:p>2700</text:p>
          </table:table-cell>
          <table:table-cell office:value-type="float" office:value="22.54" calcext:value-type="float">
            <text:p>22.54</text:p>
          </table:table-cell>
        </table:table-row>
        <table:table-row table:style-name="ro1">
          <table:table-cell office:value-type="string" calcext:value-type="string">
            <text:p>2013-07-18</text:p>
          </table:table-cell>
          <table:table-cell table:formula="of:=DATEVALUE([.A861])" office:value-type="float" office:value="41473" calcext:value-type="float">
            <text:p>41473</text:p>
          </table:table-cell>
          <table:table-cell office:value-type="float" office:value="22.545" calcext:value-type="float">
            <text:p>22.545</text:p>
          </table:table-cell>
          <table:table-cell office:value-type="float" office:value="22.6" calcext:value-type="float">
            <text:p>22.6</text:p>
          </table:table-cell>
          <table:table-cell office:value-type="float" office:value="22.095" calcext:value-type="float">
            <text:p>22.095</text:p>
          </table:table-cell>
          <table:table-cell office:value-type="float" office:value="22.25" calcext:value-type="float">
            <text:p>22.25</text:p>
          </table:table-cell>
          <table:table-cell office:value-type="float" office:value="3100" calcext:value-type="float">
            <text:p>3100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string" calcext:value-type="string">
            <text:p>2013-07-17</text:p>
          </table:table-cell>
          <table:table-cell table:formula="of:=DATEVALUE([.A862])" office:value-type="float" office:value="41472" calcext:value-type="float">
            <text:p>41472</text:p>
          </table:table-cell>
          <table:table-cell office:value-type="float" office:value="20.56" calcext:value-type="float">
            <text:p>20.56</text:p>
          </table:table-cell>
          <table:table-cell office:value-type="float" office:value="21.945" calcext:value-type="float">
            <text:p>21.945</text:p>
          </table:table-cell>
          <table:table-cell office:value-type="float" office:value="20.355" calcext:value-type="float">
            <text:p>20.355</text:p>
          </table:table-cell>
          <table:table-cell office:value-type="float" office:value="21.92" calcext:value-type="float">
            <text:p>21.92</text:p>
          </table:table-cell>
          <table:table-cell office:value-type="float" office:value="2000" calcext:value-type="float">
            <text:p>2000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string" calcext:value-type="string">
            <text:p>2013-07-16</text:p>
          </table:table-cell>
          <table:table-cell table:formula="of:=DATEVALUE([.A863])" office:value-type="float" office:value="41471" calcext:value-type="float">
            <text:p>41471</text:p>
          </table:table-cell>
          <table:table-cell office:value-type="float" office:value="20.865" calcext:value-type="float">
            <text:p>20.865</text:p>
          </table:table-cell>
          <table:table-cell office:value-type="float" office:value="20.88" calcext:value-type="float">
            <text:p>20.88</text:p>
          </table:table-cell>
          <table:table-cell office:value-type="float" office:value="20.865" calcext:value-type="float">
            <text:p>20.865</text:p>
          </table:table-cell>
          <table:table-cell office:value-type="float" office:value="20.88" calcext:value-type="float">
            <text:p>20.88</text:p>
          </table:table-cell>
          <table:table-cell office:value-type="float" office:value="500" calcext:value-type="float">
            <text:p>500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string" calcext:value-type="string">
            <text:p>2013-07-15</text:p>
          </table:table-cell>
          <table:table-cell table:formula="of:=DATEVALUE([.A864])" office:value-type="float" office:value="41470" calcext:value-type="float">
            <text:p>41470</text:p>
          </table:table-cell>
          <table:table-cell office:value-type="float" office:value="20.8" calcext:value-type="float">
            <text:p>20.8</text:p>
          </table:table-cell>
          <table:table-cell office:value-type="float" office:value="21.145" calcext:value-type="float">
            <text:p>21.145</text:p>
          </table:table-cell>
          <table:table-cell office:value-type="float" office:value="20.8" calcext:value-type="float">
            <text:p>20.8</text:p>
          </table:table-cell>
          <table:table-cell office:value-type="float" office:value="20.99" calcext:value-type="float">
            <text:p>20.99</text:p>
          </table:table-cell>
          <table:table-cell office:value-type="float" office:value="1600" calcext:value-type="float">
            <text:p>1600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string" calcext:value-type="string">
            <text:p>2013-07-12</text:p>
          </table:table-cell>
          <table:table-cell table:formula="of:=DATEVALUE([.A865])" office:value-type="float" office:value="41467" calcext:value-type="float">
            <text:p>41467</text:p>
          </table:table-cell>
          <table:table-cell office:value-type="float" office:value="20.62" calcext:value-type="float">
            <text:p>20.62</text:p>
          </table:table-cell>
          <table:table-cell office:value-type="float" office:value="20.985" calcext:value-type="float">
            <text:p>20.985</text:p>
          </table:table-cell>
          <table:table-cell office:value-type="float" office:value="20.62" calcext:value-type="float">
            <text:p>20.62</text:p>
          </table:table-cell>
          <table:table-cell office:value-type="float" office:value="20.985" calcext:value-type="float">
            <text:p>20.985</text:p>
          </table:table-cell>
          <table:table-cell office:value-type="float" office:value="2000" calcext:value-type="float">
            <text:p>2000</text:p>
          </table:table-cell>
          <table:table-cell office:value-type="float" office:value="20.985" calcext:value-type="float">
            <text:p>20.985</text:p>
          </table:table-cell>
        </table:table-row>
        <table:table-row table:style-name="ro1">
          <table:table-cell office:value-type="string" calcext:value-type="string">
            <text:p>2013-07-11</text:p>
          </table:table-cell>
          <table:table-cell table:formula="of:=DATEVALUE([.A866])" office:value-type="float" office:value="41466" calcext:value-type="float">
            <text:p>41466</text:p>
          </table:table-cell>
          <table:table-cell table:number-columns-repeated="4"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string" calcext:value-type="string">
            <text:p>2013-07-10</text:p>
          </table:table-cell>
          <table:table-cell table:formula="of:=DATEVALUE([.A867])" office:value-type="float" office:value="41465" calcext:value-type="float">
            <text:p>41465</text:p>
          </table:table-cell>
          <table:table-cell table:number-columns-repeated="4" office:value-type="float" office:value="20.755" calcext:value-type="float">
            <text:p>20.755</text:p>
          </table:table-cell>
          <table:table-cell office:value-type="float" office:value="0" calcext:value-type="float">
            <text:p>0</text:p>
          </table:table-cell>
          <table:table-cell office:value-type="float" office:value="20.755" calcext:value-type="float">
            <text:p>20.755</text:p>
          </table:table-cell>
        </table:table-row>
        <table:table-row table:style-name="ro1">
          <table:table-cell office:value-type="string" calcext:value-type="string">
            <text:p>2013-07-09</text:p>
          </table:table-cell>
          <table:table-cell table:formula="of:=DATEVALUE([.A868])" office:value-type="float" office:value="41464" calcext:value-type="float">
            <text:p>41464</text:p>
          </table:table-cell>
          <table:table-cell table:number-columns-repeated="4" office:value-type="float" office:value="19.78" calcext:value-type="float">
            <text:p>19.78</text:p>
          </table:table-cell>
          <table:table-cell office:value-type="float" office:value="0" calcext:value-type="float">
            <text:p>0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string" calcext:value-type="string">
            <text:p>2013-07-08</text:p>
          </table:table-cell>
          <table:table-cell table:formula="of:=DATEVALUE([.A869])" office:value-type="float" office:value="41463" calcext:value-type="float">
            <text:p>41463</text:p>
          </table:table-cell>
          <table:table-cell table:number-columns-repeated="4" office:value-type="float" office:value="19.98" calcext:value-type="float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string" calcext:value-type="string">
            <text:p>2013-07-05</text:p>
          </table:table-cell>
          <table:table-cell table:formula="of:=DATEVALUE([.A870])" office:value-type="float" office:value="41460" calcext:value-type="float">
            <text:p>41460</text:p>
          </table:table-cell>
          <table:table-cell table:number-columns-repeated="4" office:value-type="float" office:value="19.87" calcext:value-type="float">
            <text:p>19.87</text:p>
          </table:table-cell>
          <table:table-cell office:value-type="float" office:value="0" calcext:value-type="float">
            <text:p>0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string" calcext:value-type="string">
            <text:p>2013-07-04</text:p>
          </table:table-cell>
          <table:table-cell table:formula="of:=DATEVALUE([.A871])" office:value-type="float" office:value="41459" calcext:value-type="float">
            <text:p>41459</text:p>
          </table:table-cell>
          <table:table-cell office:value-type="float" office:value="19.635" calcext:value-type="float">
            <text:p>19.635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35" calcext:value-type="float">
            <text:p>19.635</text:p>
          </table:table-cell>
          <table:table-cell office:value-type="float" office:value="19.83" calcext:value-type="float">
            <text:p>19.83</text:p>
          </table:table-cell>
          <table:table-cell office:value-type="float" office:value="300" calcext:value-type="float">
            <text:p>300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string" calcext:value-type="string">
            <text:p>2013-07-03</text:p>
          </table:table-cell>
          <table:table-cell table:formula="of:=DATEVALUE([.A872])" office:value-type="float" office:value="41458" calcext:value-type="float">
            <text:p>41458</text:p>
          </table:table-cell>
          <table:table-cell office:value-type="float" office:value="19.175" calcext:value-type="float">
            <text:p>19.175</text:p>
          </table:table-cell>
          <table:table-cell office:value-type="float" office:value="19.82" calcext:value-type="float">
            <text:p>19.82</text:p>
          </table:table-cell>
          <table:table-cell office:value-type="float" office:value="19.11" calcext:value-type="float">
            <text:p>19.11</text:p>
          </table:table-cell>
          <table:table-cell office:value-type="float" office:value="19.82" calcext:value-type="float">
            <text:p>19.82</text:p>
          </table:table-cell>
          <table:table-cell office:value-type="float" office:value="800" calcext:value-type="float">
            <text:p>800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string" calcext:value-type="string">
            <text:p>2013-07-02</text:p>
          </table:table-cell>
          <table:table-cell table:formula="of:=DATEVALUE([.A873])" office:value-type="float" office:value="41457" calcext:value-type="float">
            <text:p>41457</text:p>
          </table:table-cell>
          <table:table-cell office:value-type="float" office:value="19.27" calcext:value-type="float">
            <text:p>19.27</text:p>
          </table:table-cell>
          <table:table-cell office:value-type="float" office:value="19.355" calcext:value-type="float">
            <text:p>19.355</text:p>
          </table:table-cell>
          <table:table-cell office:value-type="float" office:value="19.27" calcext:value-type="float">
            <text:p>19.27</text:p>
          </table:table-cell>
          <table:table-cell office:value-type="float" office:value="19.355" calcext:value-type="float">
            <text:p>19.355</text:p>
          </table:table-cell>
          <table:table-cell office:value-type="float" office:value="2000" calcext:value-type="float">
            <text:p>2000</text:p>
          </table:table-cell>
          <table:table-cell office:value-type="float" office:value="19.355" calcext:value-type="float">
            <text:p>19.355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table:formula="of:=DATEVALUE([.A874])" office:value-type="float" office:value="41456" calcext:value-type="float">
            <text:p>41456</text:p>
          </table:table-cell>
          <table:table-cell table:number-columns-repeated="4" office:value-type="float" office:value="19.23" calcext:value-type="float">
            <text:p>19.23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2013-06-28</text:p>
          </table:table-cell>
          <table:table-cell table:formula="of:=DATEVALUE([.A875])" office:value-type="float" office:value="41453" calcext:value-type="float">
            <text:p>41453</text:p>
          </table:table-cell>
          <table:table-cell table:number-columns-repeated="4" office:value-type="float" office:value="19.49" calcext:value-type="float">
            <text:p>19.49</text:p>
          </table:table-cell>
          <table:table-cell office:value-type="float" office:value="0" calcext:value-type="float">
            <text:p>0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string" calcext:value-type="string">
            <text:p>2013-06-27</text:p>
          </table:table-cell>
          <table:table-cell table:formula="of:=DATEVALUE([.A876])" office:value-type="float" office:value="41452" calcext:value-type="float">
            <text:p>41452</text:p>
          </table:table-cell>
          <table:table-cell table:number-columns-repeated="4" office:value-type="float" office:value="19.35" calcext:value-type="float">
            <text:p>19.35</text:p>
          </table:table-cell>
          <table:table-cell office:value-type="float" office:value="0" calcext:value-type="float">
            <text:p>0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office:value-type="string" calcext:value-type="string">
            <text:p>2013-06-26</text:p>
          </table:table-cell>
          <table:table-cell table:formula="of:=DATEVALUE([.A877])" office:value-type="float" office:value="41451" calcext:value-type="float">
            <text:p>41451</text:p>
          </table:table-cell>
          <table:table-cell table:number-columns-repeated="4" office:value-type="float" office:value="18.985" calcext:value-type="float">
            <text:p>18.985</text:p>
          </table:table-cell>
          <table:table-cell office:value-type="float" office:value="0" calcext:value-type="float">
            <text:p>0</text:p>
          </table:table-cell>
          <table:table-cell office:value-type="float" office:value="18.985" calcext:value-type="float">
            <text:p>18.985</text:p>
          </table:table-cell>
        </table:table-row>
        <table:table-row table:style-name="ro1">
          <table:table-cell office:value-type="string" calcext:value-type="string">
            <text:p>2013-06-25</text:p>
          </table:table-cell>
          <table:table-cell table:formula="of:=DATEVALUE([.A878])" office:value-type="float" office:value="41450" calcext:value-type="float">
            <text:p>41450</text:p>
          </table:table-cell>
          <table:table-cell office:value-type="float" office:value="18.3" calcext:value-type="float">
            <text:p>18.3</text:p>
          </table:table-cell>
          <table:table-cell office:value-type="float" office:value="18.9" calcext:value-type="float">
            <text:p>18.9</text:p>
          </table:table-cell>
          <table:table-cell office:value-type="float" office:value="18.3" calcext:value-type="float">
            <text:p>18.3</text:p>
          </table:table-cell>
          <table:table-cell office:value-type="float" office:value="18.9" calcext:value-type="float">
            <text:p>18.9</text:p>
          </table:table-cell>
          <table:table-cell office:value-type="float" office:value="600" calcext:value-type="float">
            <text:p>600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2013-06-24</text:p>
          </table:table-cell>
          <table:table-cell table:formula="of:=DATEVALUE([.A879])" office:value-type="float" office:value="41449" calcext:value-type="float">
            <text:p>41449</text:p>
          </table:table-cell>
          <table:table-cell table:number-columns-repeated="2" office:value-type="float" office:value="19.1" calcext:value-type="float">
            <text:p>19.1</text:p>
          </table:table-cell>
          <table:table-cell table:number-columns-repeated="2" office:value-type="float" office:value="18.365" calcext:value-type="float">
            <text:p>18.365</text:p>
          </table:table-cell>
          <table:table-cell office:value-type="float" office:value="2200" calcext:value-type="float">
            <text:p>2200</text:p>
          </table:table-cell>
          <table:table-cell office:value-type="float" office:value="18.365" calcext:value-type="float">
            <text:p>18.365</text:p>
          </table:table-cell>
        </table:table-row>
        <table:table-row table:style-name="ro1">
          <table:table-cell office:value-type="string" calcext:value-type="string">
            <text:p>2013-06-21</text:p>
          </table:table-cell>
          <table:table-cell table:formula="of:=DATEVALUE([.A880])" office:value-type="float" office:value="41446" calcext:value-type="float">
            <text:p>41446</text:p>
          </table:table-cell>
          <table:table-cell office:value-type="float" office:value="19.09" calcext:value-type="float">
            <text:p>19.09</text:p>
          </table:table-cell>
          <table:table-cell office:value-type="float" office:value="19.195" calcext:value-type="float">
            <text:p>19.195</text:p>
          </table:table-cell>
          <table:table-cell table:number-columns-repeated="2" office:value-type="float" office:value="19.01" calcext:value-type="float">
            <text:p>19.01</text:p>
          </table:table-cell>
          <table:table-cell office:value-type="float" office:value="900" calcext:value-type="float">
            <text:p>900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string" calcext:value-type="string">
            <text:p>2013-06-20</text:p>
          </table:table-cell>
          <table:table-cell table:formula="of:=DATEVALUE([.A881])" office:value-type="float" office:value="41445" calcext:value-type="float">
            <text:p>41445</text:p>
          </table:table-cell>
          <table:table-cell table:number-columns-repeated="4" office:value-type="float" office:value="19.675" calcext:value-type="float">
            <text:p>19.675</text:p>
          </table:table-cell>
          <table:table-cell office:value-type="float" office:value="0" calcext:value-type="float">
            <text:p>0</text:p>
          </table:table-cell>
          <table:table-cell office:value-type="float" office:value="19.675" calcext:value-type="float">
            <text:p>19.675</text:p>
          </table:table-cell>
        </table:table-row>
        <table:table-row table:style-name="ro1">
          <table:table-cell office:value-type="string" calcext:value-type="string">
            <text:p>2013-06-19</text:p>
          </table:table-cell>
          <table:table-cell table:formula="of:=DATEVALUE([.A882])" office:value-type="float" office:value="41444" calcext:value-type="float">
            <text:p>41444</text:p>
          </table:table-cell>
          <table:table-cell table:number-columns-repeated="4" office:value-type="float" office:value="19.875" calcext:value-type="float">
            <text:p>19.875</text:p>
          </table:table-cell>
          <table:table-cell office:value-type="float" office:value="0" calcext:value-type="float">
            <text:p>0</text:p>
          </table:table-cell>
          <table:table-cell office:value-type="float" office:value="19.875" calcext:value-type="float">
            <text:p>19.875</text:p>
          </table:table-cell>
        </table:table-row>
        <table:table-row table:style-name="ro1">
          <table:table-cell office:value-type="string" calcext:value-type="string">
            <text:p>2013-06-18</text:p>
          </table:table-cell>
          <table:table-cell table:formula="of:=DATEVALUE([.A883])" office:value-type="float" office:value="41443" calcext:value-type="float">
            <text:p>41443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9" calcext:value-type="float">
            <text:p>19.9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9" calcext:value-type="float">
            <text:p>19.9</text:p>
          </table:table-cell>
          <table:table-cell office:value-type="float" office:value="200" calcext:value-type="float">
            <text:p>200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13-06-17</text:p>
          </table:table-cell>
          <table:table-cell table:formula="of:=DATEVALUE([.A884])" office:value-type="float" office:value="41442" calcext:value-type="float">
            <text:p>41442</text:p>
          </table:table-cell>
          <table:table-cell office:value-type="float" office:value="19.69" calcext:value-type="float">
            <text:p>19.69</text:p>
          </table:table-cell>
          <table:table-cell office:value-type="float" office:value="20.075" calcext:value-type="float">
            <text:p>20.075</text:p>
          </table:table-cell>
          <table:table-cell office:value-type="float" office:value="19.69" calcext:value-type="float">
            <text:p>19.69</text:p>
          </table:table-cell>
          <table:table-cell office:value-type="float" office:value="20.075" calcext:value-type="float">
            <text:p>20.075</text:p>
          </table:table-cell>
          <table:table-cell office:value-type="float" office:value="100" calcext:value-type="float">
            <text:p>100</text:p>
          </table:table-cell>
          <table:table-cell office:value-type="float" office:value="20.075" calcext:value-type="float">
            <text:p>20.075</text:p>
          </table:table-cell>
        </table:table-row>
        <table:table-row table:style-name="ro1">
          <table:table-cell office:value-type="string" calcext:value-type="string">
            <text:p>2013-06-14</text:p>
          </table:table-cell>
          <table:table-cell table:formula="of:=DATEVALUE([.A885])" office:value-type="float" office:value="41439" calcext:value-type="float">
            <text:p>41439</text:p>
          </table:table-cell>
          <table:table-cell table:number-columns-repeated="4" office:value-type="float" office:value="19.715" calcext:value-type="float">
            <text:p>19.715</text:p>
          </table:table-cell>
          <table:table-cell office:value-type="float" office:value="0" calcext:value-type="float">
            <text:p>0</text:p>
          </table:table-cell>
          <table:table-cell office:value-type="float" office:value="19.715" calcext:value-type="float">
            <text:p>19.715</text:p>
          </table:table-cell>
        </table:table-row>
        <table:table-row table:style-name="ro1">
          <table:table-cell office:value-type="string" calcext:value-type="string">
            <text:p>2013-06-13</text:p>
          </table:table-cell>
          <table:table-cell table:formula="of:=DATEVALUE([.A886])" office:value-type="float" office:value="41438" calcext:value-type="float">
            <text:p>41438</text:p>
          </table:table-cell>
          <table:table-cell office:value-type="float" office:value="19.22" calcext:value-type="float">
            <text:p>19.22</text:p>
          </table:table-cell>
          <table:table-cell office:value-type="float" office:value="19.345" calcext:value-type="float">
            <text:p>19.345</text:p>
          </table:table-cell>
          <table:table-cell table:number-columns-repeated="2" office:value-type="float" office:value="19.22" calcext:value-type="float">
            <text:p>19.22</text:p>
          </table:table-cell>
          <table:table-cell office:value-type="float" office:value="1900" calcext:value-type="float">
            <text:p>1900</text:p>
          </table:table-cell>
          <table:table-cell office:value-type="float" office:value="19.22" calcext:value-type="float">
            <text:p>19.22</text:p>
          </table:table-cell>
        </table:table-row>
        <table:table-row table:style-name="ro1">
          <table:table-cell office:value-type="string" calcext:value-type="string">
            <text:p>2013-06-12</text:p>
          </table:table-cell>
          <table:table-cell table:formula="of:=DATEVALUE([.A887])" office:value-type="float" office:value="41437" calcext:value-type="float">
            <text:p>41437</text:p>
          </table:table-cell>
          <table:table-cell table:number-columns-repeated="4" office:value-type="float" office:value="19.83" calcext:value-type="float">
            <text:p>19.83</text:p>
          </table:table-cell>
          <table:table-cell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string" calcext:value-type="string">
            <text:p>2013-06-11</text:p>
          </table:table-cell>
          <table:table-cell table:formula="of:=DATEVALUE([.A888])" office:value-type="float" office:value="41436" calcext:value-type="float">
            <text:p>41436</text:p>
          </table:table-cell>
          <table:table-cell table:number-columns-repeated="4"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2013-06-10</text:p>
          </table:table-cell>
          <table:table-cell table:formula="of:=DATEVALUE([.A889])" office:value-type="float" office:value="41435" calcext:value-type="float">
            <text:p>41435</text:p>
          </table:table-cell>
          <table:table-cell office:value-type="float" office:value="20.405" calcext:value-type="float">
            <text:p>20.405</text:p>
          </table:table-cell>
          <table:table-cell office:value-type="float" office:value="20.68" calcext:value-type="float">
            <text:p>20.68</text:p>
          </table:table-cell>
          <table:table-cell office:value-type="float" office:value="20.4" calcext:value-type="float">
            <text:p>20.4</text:p>
          </table:table-cell>
          <table:table-cell office:value-type="float" office:value="20.445" calcext:value-type="float">
            <text:p>20.445</text:p>
          </table:table-cell>
          <table:table-cell office:value-type="float" office:value="900" calcext:value-type="float">
            <text:p>900</text:p>
          </table:table-cell>
          <table:table-cell office:value-type="float" office:value="20.445" calcext:value-type="float">
            <text:p>20.445</text:p>
          </table:table-cell>
        </table:table-row>
        <table:table-row table:style-name="ro1">
          <table:table-cell office:value-type="string" calcext:value-type="string">
            <text:p>2013-06-07</text:p>
          </table:table-cell>
          <table:table-cell table:formula="of:=DATEVALUE([.A890])" office:value-type="float" office:value="41432" calcext:value-type="float">
            <text:p>41432</text:p>
          </table:table-cell>
          <table:table-cell office:value-type="float" office:value="19.76" calcext:value-type="float">
            <text:p>19.76</text:p>
          </table:table-cell>
          <table:table-cell office:value-type="float" office:value="20.005" calcext:value-type="float">
            <text:p>20.005</text:p>
          </table:table-cell>
          <table:table-cell office:value-type="float" office:value="19.76" calcext:value-type="float">
            <text:p>19.76</text:p>
          </table:table-cell>
          <table:table-cell office:value-type="float" office:value="20.005" calcext:value-type="float">
            <text:p>20.005</text:p>
          </table:table-cell>
          <table:table-cell office:value-type="float" office:value="2200" calcext:value-type="float">
            <text:p>2200</text:p>
          </table:table-cell>
          <table:table-cell office:value-type="float" office:value="20.005" calcext:value-type="float">
            <text:p>20.005</text:p>
          </table:table-cell>
        </table:table-row>
        <table:table-row table:style-name="ro1">
          <table:table-cell office:value-type="string" calcext:value-type="string">
            <text:p>2013-06-06</text:p>
          </table:table-cell>
          <table:table-cell table:formula="of:=DATEVALUE([.A891])" office:value-type="float" office:value="41431" calcext:value-type="float">
            <text:p>41431</text:p>
          </table:table-cell>
          <table:table-cell office:value-type="float" office:value="19.61" calcext:value-type="float">
            <text:p>19.61</text:p>
          </table:table-cell>
          <table:table-cell office:value-type="float" office:value="19.69" calcext:value-type="float">
            <text:p>19.69</text:p>
          </table:table-cell>
          <table:table-cell table:number-columns-repeated="2" office:value-type="float" office:value="19.295" calcext:value-type="float">
            <text:p>19.295</text:p>
          </table:table-cell>
          <table:table-cell office:value-type="float" office:value="2600" calcext:value-type="float">
            <text:p>2600</text:p>
          </table:table-cell>
          <table:table-cell office:value-type="float" office:value="19.295" calcext:value-type="float">
            <text:p>19.295</text:p>
          </table:table-cell>
        </table:table-row>
        <table:table-row table:style-name="ro1">
          <table:table-cell office:value-type="string" calcext:value-type="string">
            <text:p>2013-06-05</text:p>
          </table:table-cell>
          <table:table-cell table:formula="of:=DATEVALUE([.A892])" office:value-type="float" office:value="41430" calcext:value-type="float">
            <text:p>41430</text:p>
          </table:table-cell>
          <table:table-cell table:number-columns-repeated="4" office:value-type="float" office:value="19.97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string" calcext:value-type="string">
            <text:p>2013-06-04</text:p>
          </table:table-cell>
          <table:table-cell table:formula="of:=DATEVALUE([.A893])" office:value-type="float" office:value="41429" calcext:value-type="float">
            <text:p>41429</text:p>
          </table:table-cell>
          <table:table-cell office:value-type="float" office:value="20.15" calcext:value-type="float">
            <text:p>20.15</text:p>
          </table:table-cell>
          <table:table-cell office:value-type="float" office:value="20.2" calcext:value-type="float">
            <text:p>20.2</text:p>
          </table:table-cell>
          <table:table-cell office:value-type="float" office:value="20.15" calcext:value-type="float">
            <text:p>20.15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2013-06-03</text:p>
          </table:table-cell>
          <table:table-cell table:formula="of:=DATEVALUE([.A894])" office:value-type="float" office:value="41428" calcext:value-type="float">
            <text:p>41428</text:p>
          </table:table-cell>
          <table:table-cell table:number-columns-repeated="4" office:value-type="float" office:value="20.155" calcext:value-type="float">
            <text:p>20.155</text:p>
          </table:table-cell>
          <table:table-cell office:value-type="float" office:value="0" calcext:value-type="float">
            <text:p>0</text:p>
          </table:table-cell>
          <table:table-cell office:value-type="float" office:value="20.155" calcext:value-type="float">
            <text:p>20.155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table:formula="of:=DATEVALUE([.A895])" office:value-type="float" office:value="41425" calcext:value-type="float">
            <text:p>41425</text:p>
          </table:table-cell>
          <table:table-cell table:number-columns-repeated="2" office:value-type="float" office:value="20.12" calcext:value-type="float">
            <text:p>20.12</text:p>
          </table:table-cell>
          <table:table-cell table:number-columns-repeated="2" office:value-type="float" office:value="20.11" calcext:value-type="float">
            <text:p>20.11</text:p>
          </table:table-cell>
          <table:table-cell office:value-type="float" office:value="400" calcext:value-type="float">
            <text:p>400</text:p>
          </table:table-cell>
          <table:table-cell office:value-type="float" office:value="20.11" calcext:value-type="float">
            <text:p>20.11</text:p>
          </table:table-cell>
        </table:table-row>
        <table:table-row table:style-name="ro1">
          <table:table-cell office:value-type="string" calcext:value-type="string">
            <text:p>2013-05-30</text:p>
          </table:table-cell>
          <table:table-cell table:formula="of:=DATEVALUE([.A896])" office:value-type="float" office:value="41424" calcext:value-type="float">
            <text:p>41424</text:p>
          </table:table-cell>
          <table:table-cell office:value-type="float" office:value="19.85" calcext:value-type="float">
            <text:p>19.8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85" calcext:value-type="float">
            <text:p>19.85</text:p>
          </table:table-cell>
          <table:table-cell office:value-type="float" office:value="20.21" calcext:value-type="float">
            <text:p>20.21</text:p>
          </table:table-cell>
          <table:table-cell office:value-type="float" office:value="900" calcext:value-type="float">
            <text:p>900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string" calcext:value-type="string">
            <text:p>2013-05-29</text:p>
          </table:table-cell>
          <table:table-cell table:formula="of:=DATEVALUE([.A897])" office:value-type="float" office:value="41423" calcext:value-type="float">
            <text:p>41423</text:p>
          </table:table-cell>
          <table:table-cell table:number-columns-repeated="2" office:value-type="float" office:value="20.175" calcext:value-type="float">
            <text:p>20.175</text:p>
          </table:table-cell>
          <table:table-cell office:value-type="float" office:value="19.57" calcext:value-type="float">
            <text:p>19.57</text:p>
          </table:table-cell>
          <table:table-cell office:value-type="float" office:value="19.64" calcext:value-type="float">
            <text:p>19.64</text:p>
          </table:table-cell>
          <table:table-cell office:value-type="float" office:value="400" calcext:value-type="float">
            <text:p>400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2013-05-28</text:p>
          </table:table-cell>
          <table:table-cell table:formula="of:=DATEVALUE([.A898])" office:value-type="float" office:value="41422" calcext:value-type="float">
            <text:p>41422</text:p>
          </table:table-cell>
          <table:table-cell office:value-type="float" office:value="20.355" calcext:value-type="float">
            <text:p>20.355</text:p>
          </table:table-cell>
          <table:table-cell office:value-type="float" office:value="20.715" calcext:value-type="float">
            <text:p>20.715</text:p>
          </table:table-cell>
          <table:table-cell office:value-type="float" office:value="20.265" calcext:value-type="float">
            <text:p>20.265</text:p>
          </table:table-cell>
          <table:table-cell office:value-type="float" office:value="20.275" calcext:value-type="float">
            <text:p>20.275</text:p>
          </table:table-cell>
          <table:table-cell office:value-type="float" office:value="2400" calcext:value-type="float">
            <text:p>2400</text:p>
          </table:table-cell>
          <table:table-cell office:value-type="float" office:value="20.275" calcext:value-type="float">
            <text:p>20.275</text:p>
          </table:table-cell>
        </table:table-row>
        <table:table-row table:style-name="ro1">
          <table:table-cell office:value-type="string" calcext:value-type="string">
            <text:p>2013-05-27</text:p>
          </table:table-cell>
          <table:table-cell table:formula="of:=DATEVALUE([.A899])" office:value-type="float" office:value="41421" calcext:value-type="float">
            <text:p>41421</text:p>
          </table:table-cell>
          <table:table-cell office:value-type="float" office:value="20.37" calcext:value-type="float">
            <text:p>20.37</text:p>
          </table:table-cell>
          <table:table-cell office:value-type="float" office:value="20.565" calcext:value-type="float">
            <text:p>20.565</text:p>
          </table:table-cell>
          <table:table-cell office:value-type="float" office:value="20.37" calcext:value-type="float">
            <text:p>20.37</text:p>
          </table:table-cell>
          <table:table-cell office:value-type="float" office:value="20.565" calcext:value-type="float">
            <text:p>20.565</text:p>
          </table:table-cell>
          <table:table-cell office:value-type="float" office:value="800" calcext:value-type="float">
            <text:p>800</text:p>
          </table:table-cell>
          <table:table-cell office:value-type="float" office:value="20.565" calcext:value-type="float">
            <text:p>20.565</text:p>
          </table:table-cell>
        </table:table-row>
        <table:table-row table:style-name="ro1">
          <table:table-cell office:value-type="string" calcext:value-type="string">
            <text:p>2013-05-24</text:p>
          </table:table-cell>
          <table:table-cell table:formula="of:=DATEVALUE([.A900])" office:value-type="float" office:value="41418" calcext:value-type="float">
            <text:p>41418</text:p>
          </table:table-cell>
          <table:table-cell table:number-columns-repeated="4" office:value-type="float" office:value="20.07" calcext:value-type="float">
            <text:p>20.07</text:p>
          </table:table-cell>
          <table:table-cell office:value-type="float" office:value="0" calcext:value-type="float">
            <text:p>0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2013-05-23</text:p>
          </table:table-cell>
          <table:table-cell table:formula="of:=DATEVALUE([.A901])" office:value-type="float" office:value="41417" calcext:value-type="float">
            <text:p>41417</text:p>
          </table:table-cell>
          <table:table-cell table:number-columns-repeated="2" office:value-type="float" office:value="20.57" calcext:value-type="float">
            <text:p>20.57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float" office:value="800" calcext:value-type="float">
            <text:p>8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2013-05-22</text:p>
          </table:table-cell>
          <table:table-cell table:formula="of:=DATEVALUE([.A902])" office:value-type="float" office:value="41416" calcext:value-type="float">
            <text:p>41416</text:p>
          </table:table-cell>
          <table:table-cell office:value-type="float" office:value="20.83" calcext:value-type="float">
            <text:p>20.83</text:p>
          </table:table-cell>
          <table:table-cell office:value-type="float" office:value="20.94" calcext:value-type="float">
            <text:p>20.94</text:p>
          </table:table-cell>
          <table:table-cell office:value-type="float" office:value="20.83" calcext:value-type="float">
            <text:p>20.83</text:p>
          </table:table-cell>
          <table:table-cell office:value-type="float" office:value="20.94" calcext:value-type="float">
            <text:p>20.94</text:p>
          </table:table-cell>
          <table:table-cell office:value-type="float" office:value="400" calcext:value-type="float">
            <text:p>400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string" calcext:value-type="string">
            <text:p>2013-05-21</text:p>
          </table:table-cell>
          <table:table-cell table:formula="of:=DATEVALUE([.A903])" office:value-type="float" office:value="41415" calcext:value-type="float">
            <text:p>41415</text:p>
          </table:table-cell>
          <table:table-cell office:value-type="float" office:value="20.81" calcext:value-type="float">
            <text:p>20.81</text:p>
          </table:table-cell>
          <table:table-cell office:value-type="float" office:value="21.045" calcext:value-type="float">
            <text:p>21.045</text:p>
          </table:table-cell>
          <table:table-cell office:value-type="float" office:value="20.78" calcext:value-type="float">
            <text:p>20.78</text:p>
          </table:table-cell>
          <table:table-cell office:value-type="float" office:value="21.045" calcext:value-type="float">
            <text:p>21.045</text:p>
          </table:table-cell>
          <table:table-cell office:value-type="float" office:value="300" calcext:value-type="float">
            <text:p>300</text:p>
          </table:table-cell>
          <table:table-cell office:value-type="float" office:value="21.045" calcext:value-type="float">
            <text:p>21.045</text:p>
          </table:table-cell>
        </table:table-row>
        <table:table-row table:style-name="ro1">
          <table:table-cell office:value-type="string" calcext:value-type="string">
            <text:p>2013-05-20</text:p>
          </table:table-cell>
          <table:table-cell table:formula="of:=DATEVALUE([.A904])" office:value-type="float" office:value="41414" calcext:value-type="float">
            <text:p>41414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.475" calcext:value-type="float">
            <text:p>20.475</text:p>
          </table:table-cell>
          <table:table-cell office:value-type="float" office:value="20.55" calcext:value-type="float">
            <text:p>20.55</text:p>
          </table:table-cell>
          <table:table-cell office:value-type="float" office:value="4200" calcext:value-type="float">
            <text:p>4200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2013-05-17</text:p>
          </table:table-cell>
          <table:table-cell table:formula="of:=DATEVALUE([.A905])" office:value-type="float" office:value="41411" calcext:value-type="float">
            <text:p>41411</text:p>
          </table:table-cell>
          <table:table-cell office:value-type="float" office:value="20.59" calcext:value-type="float">
            <text:p>20.59</text:p>
          </table:table-cell>
          <table:table-cell office:value-type="float" office:value="20.95" calcext:value-type="float">
            <text:p>20.95</text:p>
          </table:table-cell>
          <table:table-cell office:value-type="float" office:value="20.59" calcext:value-type="float">
            <text:p>20.59</text:p>
          </table:table-cell>
          <table:table-cell office:value-type="float" office:value="20.65" calcext:value-type="float">
            <text:p>20.65</text:p>
          </table:table-cell>
          <table:table-cell office:value-type="float" office:value="1500" calcext:value-type="float">
            <text:p>1500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string" calcext:value-type="string">
            <text:p>2013-05-16</text:p>
          </table:table-cell>
          <table:table-cell table:formula="of:=DATEVALUE([.A906])" office:value-type="float" office:value="41410" calcext:value-type="float">
            <text:p>41410</text:p>
          </table:table-cell>
          <table:table-cell table:number-columns-repeated="2" office:value-type="float" office:value="21.19" calcext:value-type="float">
            <text:p>21.19</text:p>
          </table:table-cell>
          <table:table-cell table:number-columns-repeated="2" office:value-type="float" office:value="20.895" calcext:value-type="float">
            <text:p>20.895</text:p>
          </table:table-cell>
          <table:table-cell office:value-type="float" office:value="100" calcext:value-type="float">
            <text:p>100</text:p>
          </table:table-cell>
          <table:table-cell office:value-type="float" office:value="20.895" calcext:value-type="float">
            <text:p>20.895</text:p>
          </table:table-cell>
        </table:table-row>
        <table:table-row table:style-name="ro1">
          <table:table-cell office:value-type="string" calcext:value-type="string">
            <text:p>2013-05-15</text:p>
          </table:table-cell>
          <table:table-cell table:formula="of:=DATEVALUE([.A907])" office:value-type="float" office:value="41409" calcext:value-type="float">
            <text:p>41409</text:p>
          </table:table-cell>
          <table:table-cell office:value-type="float" office:value="20.61" calcext:value-type="float">
            <text:p>20.61</text:p>
          </table:table-cell>
          <table:table-cell office:value-type="float" office:value="21.37" calcext:value-type="float">
            <text:p>21.37</text:p>
          </table:table-cell>
          <table:table-cell office:value-type="float" office:value="20.61" calcext:value-type="float">
            <text:p>20.61</text:p>
          </table:table-cell>
          <table:table-cell office:value-type="float" office:value="21.37" calcext:value-type="float">
            <text:p>21.37</text:p>
          </table:table-cell>
          <table:table-cell office:value-type="float" office:value="1300" calcext:value-type="float">
            <text:p>1300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string" calcext:value-type="string">
            <text:p>2013-05-14</text:p>
          </table:table-cell>
          <table:table-cell table:formula="of:=DATEVALUE([.A908])" office:value-type="float" office:value="41408" calcext:value-type="float">
            <text:p>41408</text:p>
          </table:table-cell>
          <table:table-cell office:value-type="float" office:value="20.25" calcext:value-type="float">
            <text:p>20.25</text:p>
          </table:table-cell>
          <table:table-cell office:value-type="float" office:value="20.67" calcext:value-type="float">
            <text:p>20.67</text:p>
          </table:table-cell>
          <table:table-cell office:value-type="float" office:value="20.2" calcext:value-type="float">
            <text:p>20.2</text:p>
          </table:table-cell>
          <table:table-cell office:value-type="float" office:value="20.67" calcext:value-type="float">
            <text:p>20.67</text:p>
          </table:table-cell>
          <table:table-cell office:value-type="float" office:value="10500" calcext:value-type="float">
            <text:p>10500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string" calcext:value-type="string">
            <text:p>2013-05-13</text:p>
          </table:table-cell>
          <table:table-cell table:formula="of:=DATEVALUE([.A909])" office:value-type="float" office:value="41407" calcext:value-type="float">
            <text:p>41407</text:p>
          </table:table-cell>
          <table:table-cell table:number-columns-repeated="2" office:value-type="float" office:value="20.67" calcext:value-type="float">
            <text:p>20.67</text:p>
          </table:table-cell>
          <table:table-cell table:number-columns-repeated="2" office:value-type="float" office:value="20.385" calcext:value-type="float">
            <text:p>20.385</text:p>
          </table:table-cell>
          <table:table-cell office:value-type="float" office:value="2100" calcext:value-type="float">
            <text:p>2100</text:p>
          </table:table-cell>
          <table:table-cell office:value-type="float" office:value="20.385" calcext:value-type="float">
            <text:p>20.385</text:p>
          </table:table-cell>
        </table:table-row>
        <table:table-row table:style-name="ro1">
          <table:table-cell office:value-type="string" calcext:value-type="string">
            <text:p>2013-05-10</text:p>
          </table:table-cell>
          <table:table-cell table:formula="of:=DATEVALUE([.A910])" office:value-type="float" office:value="41404" calcext:value-type="float">
            <text:p>41404</text:p>
          </table:table-cell>
          <table:table-cell office:value-type="float" office:value="20.09" calcext:value-type="float">
            <text:p>20.09</text:p>
          </table:table-cell>
          <table:table-cell office:value-type="float" office:value="20.27" calcext:value-type="float">
            <text:p>20.27</text:p>
          </table:table-cell>
          <table:table-cell office:value-type="float" office:value="20.09" calcext:value-type="float">
            <text:p>20.09</text:p>
          </table:table-cell>
          <table:table-cell office:value-type="float" office:value="20.27" calcext:value-type="float">
            <text:p>20.27</text:p>
          </table:table-cell>
          <table:table-cell office:value-type="float" office:value="8800" calcext:value-type="float">
            <text:p>8800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string" calcext:value-type="string">
            <text:p>2013-05-09</text:p>
          </table:table-cell>
          <table:table-cell table:formula="of:=DATEVALUE([.A911])" office:value-type="float" office:value="41403" calcext:value-type="float">
            <text:p>41403</text:p>
          </table:table-cell>
          <table:table-cell table:number-columns-repeated="4" office:value-type="float" office:value="19.99" calcext:value-type="float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2013-05-08</text:p>
          </table:table-cell>
          <table:table-cell table:formula="of:=DATEVALUE([.A912])" office:value-type="float" office:value="41402" calcext:value-type="float">
            <text:p>41402</text:p>
          </table:table-cell>
          <table:table-cell office:value-type="float" office:value="20.005" calcext:value-type="float">
            <text:p>20.005</text:p>
          </table:table-cell>
          <table:table-cell office:value-type="float" office:value="20.24" calcext:value-type="float">
            <text:p>20.24</text:p>
          </table:table-cell>
          <table:table-cell table:number-columns-repeated="2" office:value-type="float" office:value="19.955" calcext:value-type="float">
            <text:p>19.955</text:p>
          </table:table-cell>
          <table:table-cell office:value-type="float" office:value="4300" calcext:value-type="float">
            <text:p>4300</text:p>
          </table:table-cell>
          <table:table-cell office:value-type="float" office:value="19.955" calcext:value-type="float">
            <text:p>19.955</text:p>
          </table:table-cell>
        </table:table-row>
        <table:table-row table:style-name="ro1">
          <table:table-cell office:value-type="string" calcext:value-type="string">
            <text:p>2013-05-07</text:p>
          </table:table-cell>
          <table:table-cell table:formula="of:=DATEVALUE([.A913])" office:value-type="float" office:value="41401" calcext:value-type="float">
            <text:p>41401</text:p>
          </table:table-cell>
          <table:table-cell office:value-type="float" office:value="19.185" calcext:value-type="float">
            <text:p>19.185</text:p>
          </table:table-cell>
          <table:table-cell office:value-type="float" office:value="20.17" calcext:value-type="float">
            <text:p>20.17</text:p>
          </table:table-cell>
          <table:table-cell office:value-type="float" office:value="19.185" calcext:value-type="float">
            <text:p>19.185</text:p>
          </table:table-cell>
          <table:table-cell office:value-type="float" office:value="19.595" calcext:value-type="float">
            <text:p>19.595</text:p>
          </table:table-cell>
          <table:table-cell office:value-type="float" office:value="1800" calcext:value-type="float">
            <text:p>1800</text:p>
          </table:table-cell>
          <table:table-cell office:value-type="float" office:value="19.595" calcext:value-type="float">
            <text:p>19.595</text:p>
          </table:table-cell>
        </table:table-row>
        <table:table-row table:style-name="ro1">
          <table:table-cell office:value-type="string" calcext:value-type="string">
            <text:p>2013-05-06</text:p>
          </table:table-cell>
          <table:table-cell table:formula="of:=DATEVALUE([.A914])" office:value-type="float" office:value="41400" calcext:value-type="float">
            <text:p>41400</text:p>
          </table:table-cell>
          <table:table-cell office:value-type="float" office:value="19.145" calcext:value-type="float">
            <text:p>19.145</text:p>
          </table:table-cell>
          <table:table-cell office:value-type="float" office:value="19.305" calcext:value-type="float">
            <text:p>19.305</text:p>
          </table:table-cell>
          <table:table-cell office:value-type="float" office:value="19" calcext:value-type="float">
            <text:p>19</text:p>
          </table:table-cell>
          <table:table-cell office:value-type="float" office:value="19.305" calcext:value-type="float">
            <text:p>19.305</text:p>
          </table:table-cell>
          <table:table-cell office:value-type="float" office:value="7200" calcext:value-type="float">
            <text:p>7200</text:p>
          </table:table-cell>
          <table:table-cell office:value-type="float" office:value="19.305" calcext:value-type="float">
            <text:p>19.305</text:p>
          </table:table-cell>
        </table:table-row>
        <table:table-row table:style-name="ro1">
          <table:table-cell office:value-type="string" calcext:value-type="string">
            <text:p>2013-05-03</text:p>
          </table:table-cell>
          <table:table-cell table:formula="of:=DATEVALUE([.A915])" office:value-type="float" office:value="41397" calcext:value-type="float">
            <text:p>41397</text:p>
          </table:table-cell>
          <table:table-cell office:value-type="float" office:value="19.025" calcext:value-type="float">
            <text:p>19.025</text:p>
          </table:table-cell>
          <table:table-cell office:value-type="float" office:value="19.23" calcext:value-type="float">
            <text:p>19.23</text:p>
          </table:table-cell>
          <table:table-cell office:value-type="float" office:value="19.025" calcext:value-type="float">
            <text:p>19.025</text:p>
          </table:table-cell>
          <table:table-cell office:value-type="float" office:value="19.23" calcext:value-type="float">
            <text:p>19.23</text:p>
          </table:table-cell>
          <table:table-cell office:value-type="float" office:value="3300" calcext:value-type="float">
            <text:p>3300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2013-05-02</text:p>
          </table:table-cell>
          <table:table-cell table:formula="of:=DATEVALUE([.A916])" office:value-type="float" office:value="41396" calcext:value-type="float">
            <text:p>41396</text:p>
          </table:table-cell>
          <table:table-cell table:number-columns-repeated="4" office:value-type="float" office:value="18.385" calcext:value-type="float">
            <text:p>18.385</text:p>
          </table:table-cell>
          <table:table-cell office:value-type="float" office:value="0" calcext:value-type="float">
            <text:p>0</text:p>
          </table:table-cell>
          <table:table-cell office:value-type="float" office:value="18.385" calcext:value-type="float">
            <text:p>18.385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table:formula="of:=DATEVALUE([.A917])" office:value-type="float" office:value="41395" calcext:value-type="float">
            <text:p>41395</text:p>
          </table:table-cell>
          <table:table-cell table:number-columns-repeated="4"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table:formula="of:=DATEVALUE([.A918])" office:value-type="float" office:value="41394" calcext:value-type="float">
            <text:p>41394</text:p>
          </table:table-cell>
          <table:table-cell office:value-type="float" office:value="18.58" calcext:value-type="float">
            <text:p>18.58</text:p>
          </table:table-cell>
          <table:table-cell office:value-type="float" office:value="18.87" calcext:value-type="float">
            <text:p>18.87</text:p>
          </table:table-cell>
          <table:table-cell office:value-type="float" office:value="18.58" calcext:value-type="float">
            <text:p>18.58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string" calcext:value-type="string">
            <text:p>2013-04-29</text:p>
          </table:table-cell>
          <table:table-cell table:formula="of:=DATEVALUE([.A919])" office:value-type="float" office:value="41393" calcext:value-type="float">
            <text:p>41393</text:p>
          </table:table-cell>
          <table:table-cell office:value-type="float" office:value="18.835" calcext:value-type="float">
            <text:p>18.835</text:p>
          </table:table-cell>
          <table:table-cell office:value-type="float" office:value="18.93" calcext:value-type="float">
            <text:p>18.93</text:p>
          </table:table-cell>
          <table:table-cell office:value-type="float" office:value="18.835" calcext:value-type="float">
            <text:p>18.835</text:p>
          </table:table-cell>
          <table:table-cell office:value-type="float" office:value="18.93" calcext:value-type="float">
            <text:p>18.93</text:p>
          </table:table-cell>
          <table:table-cell office:value-type="float" office:value="3000" calcext:value-type="float">
            <text:p>3000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string" calcext:value-type="string">
            <text:p>2013-04-26</text:p>
          </table:table-cell>
          <table:table-cell table:formula="of:=DATEVALUE([.A920])" office:value-type="float" office:value="41390" calcext:value-type="float">
            <text:p>41390</text:p>
          </table:table-cell>
          <table:table-cell table:number-columns-repeated="2" office:value-type="float" office:value="19.28" calcext:value-type="float">
            <text:p>19.28</text:p>
          </table:table-cell>
          <table:table-cell table:number-columns-repeated="2" office:value-type="float" office:value="19.25" calcext:value-type="float">
            <text:p>19.25</text:p>
          </table:table-cell>
          <table:table-cell office:value-type="float" office:value="1300" calcext:value-type="float">
            <text:p>1300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string" calcext:value-type="string">
            <text:p>2013-04-25</text:p>
          </table:table-cell>
          <table:table-cell table:formula="of:=DATEVALUE([.A921])" office:value-type="float" office:value="41389" calcext:value-type="float">
            <text:p>41389</text:p>
          </table:table-cell>
          <table:table-cell office:value-type="float" office:value="18.925" calcext:value-type="float">
            <text:p>18.925</text:p>
          </table:table-cell>
          <table:table-cell office:value-type="float" office:value="19.45" calcext:value-type="float">
            <text:p>19.45</text:p>
          </table:table-cell>
          <table:table-cell office:value-type="float" office:value="18.925" calcext:value-type="float">
            <text:p>18.925</text:p>
          </table:table-cell>
          <table:table-cell office:value-type="float" office:value="19.45" calcext:value-type="float">
            <text:p>19.45</text:p>
          </table:table-cell>
          <table:table-cell office:value-type="float" office:value="1600" calcext:value-type="float">
            <text:p>1600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office:value-type="string" calcext:value-type="string">
            <text:p>2013-04-24</text:p>
          </table:table-cell>
          <table:table-cell table:formula="of:=DATEVALUE([.A922])" office:value-type="float" office:value="41388" calcext:value-type="float">
            <text:p>41388</text:p>
          </table:table-cell>
          <table:table-cell table:number-columns-repeated="4" office:value-type="float" office:value="18.69" calcext:value-type="float">
            <text:p>18.69</text:p>
          </table:table-cell>
          <table:table-cell office:value-type="float" office:value="0" calcext:value-type="float">
            <text:p>0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string" calcext:value-type="string">
            <text:p>2013-04-23</text:p>
          </table:table-cell>
          <table:table-cell table:formula="of:=DATEVALUE([.A923])" office:value-type="float" office:value="41387" calcext:value-type="float">
            <text:p>41387</text:p>
          </table:table-cell>
          <table:table-cell table:number-columns-repeated="4"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string" calcext:value-type="string">
            <text:p>2013-04-22</text:p>
          </table:table-cell>
          <table:table-cell table:formula="of:=DATEVALUE([.A924])" office:value-type="float" office:value="41386" calcext:value-type="float">
            <text:p>41386</text:p>
          </table:table-cell>
          <table:table-cell office:value-type="float" office:value="17.945" calcext:value-type="float">
            <text:p>17.945</text:p>
          </table:table-cell>
          <table:table-cell office:value-type="float" office:value="18.1" calcext:value-type="float">
            <text:p>18.1</text:p>
          </table:table-cell>
          <table:table-cell office:value-type="float" office:value="17.945" calcext:value-type="float">
            <text:p>17.945</text:p>
          </table:table-cell>
          <table:table-cell office:value-type="float" office:value="18.1" calcext:value-type="float">
            <text:p>18.1</text:p>
          </table:table-cell>
          <table:table-cell office:value-type="float" office:value="8000" calcext:value-type="float">
            <text:p>8000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13-04-19</text:p>
          </table:table-cell>
          <table:table-cell table:formula="of:=DATEVALUE([.A925])" office:value-type="float" office:value="41383" calcext:value-type="float">
            <text:p>41383</text:p>
          </table:table-cell>
          <table:table-cell table:number-columns-repeated="4" office:value-type="float" office:value="17.795" calcext:value-type="float">
            <text:p>17.795</text:p>
          </table:table-cell>
          <table:table-cell office:value-type="float" office:value="0" calcext:value-type="float">
            <text:p>0</text:p>
          </table:table-cell>
          <table:table-cell office:value-type="float" office:value="17.795" calcext:value-type="float">
            <text:p>17.795</text:p>
          </table:table-cell>
        </table:table-row>
        <table:table-row table:style-name="ro1">
          <table:table-cell office:value-type="string" calcext:value-type="string">
            <text:p>2013-04-18</text:p>
          </table:table-cell>
          <table:table-cell table:formula="of:=DATEVALUE([.A926])" office:value-type="float" office:value="41382" calcext:value-type="float">
            <text:p>41382</text:p>
          </table:table-cell>
          <table:table-cell table:number-columns-repeated="4" office:value-type="float" office:value="18.095" calcext:value-type="float">
            <text:p>18.095</text:p>
          </table:table-cell>
          <table:table-cell office:value-type="float" office:value="0" calcext:value-type="float">
            <text:p>0</text:p>
          </table:table-cell>
          <table:table-cell office:value-type="float" office:value="18.095" calcext:value-type="float">
            <text:p>18.095</text:p>
          </table:table-cell>
        </table:table-row>
        <table:table-row table:style-name="ro1">
          <table:table-cell office:value-type="string" calcext:value-type="string">
            <text:p>2013-04-17</text:p>
          </table:table-cell>
          <table:table-cell table:formula="of:=DATEVALUE([.A927])" office:value-type="float" office:value="41381" calcext:value-type="float">
            <text:p>41381</text:p>
          </table:table-cell>
          <table:table-cell office:value-type="float" office:value="17.25" calcext:value-type="float">
            <text:p>17.25</text:p>
          </table:table-cell>
          <table:table-cell office:value-type="float" office:value="17.755" calcext:value-type="float">
            <text:p>17.755</text:p>
          </table:table-cell>
          <table:table-cell office:value-type="float" office:value="17.25" calcext:value-type="float">
            <text:p>17.25</text:p>
          </table:table-cell>
          <table:table-cell office:value-type="float" office:value="17.755" calcext:value-type="float">
            <text:p>17.755</text:p>
          </table:table-cell>
          <table:table-cell office:value-type="float" office:value="200" calcext:value-type="float">
            <text:p>200</text:p>
          </table:table-cell>
          <table:table-cell office:value-type="float" office:value="17.755" calcext:value-type="float">
            <text:p>17.755</text:p>
          </table:table-cell>
        </table:table-row>
        <table:table-row table:style-name="ro1">
          <table:table-cell office:value-type="string" calcext:value-type="string">
            <text:p>2013-04-16</text:p>
          </table:table-cell>
          <table:table-cell table:formula="of:=DATEVALUE([.A928])" office:value-type="float" office:value="41380" calcext:value-type="float">
            <text:p>41380</text:p>
          </table:table-cell>
          <table:table-cell table:number-columns-repeated="4" office:value-type="float" office:value="18.345" calcext:value-type="float">
            <text:p>18.345</text:p>
          </table:table-cell>
          <table:table-cell office:value-type="float" office:value="0" calcext:value-type="float">
            <text:p>0</text:p>
          </table:table-cell>
          <table:table-cell office:value-type="float" office:value="18.345" calcext:value-type="float">
            <text:p>18.345</text:p>
          </table:table-cell>
        </table:table-row>
        <table:table-row table:style-name="ro1">
          <table:table-cell office:value-type="string" calcext:value-type="string">
            <text:p>2013-04-15</text:p>
          </table:table-cell>
          <table:table-cell table:formula="of:=DATEVALUE([.A929])" office:value-type="float" office:value="41379" calcext:value-type="float">
            <text:p>41379</text:p>
          </table:table-cell>
          <table:table-cell table:number-columns-repeated="2" office:value-type="float" office:value="18.915" calcext:value-type="float">
            <text:p>18.915</text:p>
          </table:table-cell>
          <table:table-cell table:number-columns-repeated="2" office:value-type="float" office:value="18.785" calcext:value-type="float">
            <text:p>18.785</text:p>
          </table:table-cell>
          <table:table-cell office:value-type="float" office:value="400" calcext:value-type="float">
            <text:p>400</text:p>
          </table:table-cell>
          <table:table-cell office:value-type="float" office:value="18.785" calcext:value-type="float">
            <text:p>18.785</text:p>
          </table:table-cell>
        </table:table-row>
        <table:table-row table:style-name="ro1">
          <table:table-cell office:value-type="string" calcext:value-type="string">
            <text:p>2013-04-12</text:p>
          </table:table-cell>
          <table:table-cell table:formula="of:=DATEVALUE([.A930])" office:value-type="float" office:value="41376" calcext:value-type="float">
            <text:p>41376</text:p>
          </table:table-cell>
          <table:table-cell office:value-type="float" office:value="18.655" calcext:value-type="float">
            <text:p>18.655</text:p>
          </table:table-cell>
          <table:table-cell office:value-type="float" office:value="18.7" calcext:value-type="float">
            <text:p>18.7</text:p>
          </table:table-cell>
          <table:table-cell office:value-type="float" office:value="18.655" calcext:value-type="float">
            <text:p>18.655</text:p>
          </table:table-cell>
          <table:table-cell office:value-type="float" office:value="18.7" calcext:value-type="float">
            <text:p>18.7</text:p>
          </table:table-cell>
          <table:table-cell office:value-type="float" office:value="100" calcext:value-type="float">
            <text:p>10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13-04-11</text:p>
          </table:table-cell>
          <table:table-cell table:formula="of:=DATEVALUE([.A931])" office:value-type="float" office:value="41375" calcext:value-type="float">
            <text:p>4137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64" calcext:value-type="float">
            <text:p>18.64</text:p>
          </table:table-cell>
          <table:table-cell office:value-type="float" office:value="18.44" calcext:value-type="float">
            <text:p>18.44</text:p>
          </table:table-cell>
          <table:table-cell office:value-type="float" office:value="18.625" calcext:value-type="float">
            <text:p>18.625</text:p>
          </table:table-cell>
          <table:table-cell office:value-type="float" office:value="800" calcext:value-type="float">
            <text:p>800</text:p>
          </table:table-cell>
          <table:table-cell office:value-type="float" office:value="18.625" calcext:value-type="float">
            <text:p>18.625</text:p>
          </table:table-cell>
        </table:table-row>
        <table:table-row table:style-name="ro1">
          <table:table-cell office:value-type="string" calcext:value-type="string">
            <text:p>2013-04-10</text:p>
          </table:table-cell>
          <table:table-cell table:formula="of:=DATEVALUE([.A932])" office:value-type="float" office:value="41374" calcext:value-type="float">
            <text:p>41374</text:p>
          </table:table-cell>
          <table:table-cell office:value-type="float" office:value="18.4" calcext:value-type="float">
            <text:p>18.4</text:p>
          </table:table-cell>
          <table:table-cell office:value-type="float" office:value="18.63" calcext:value-type="float">
            <text:p>18.63</text:p>
          </table:table-cell>
          <table:table-cell office:value-type="float" office:value="18.4" calcext:value-type="float">
            <text:p>18.4</text:p>
          </table:table-cell>
          <table:table-cell office:value-type="float" office:value="18.605" calcext:value-type="float">
            <text:p>18.605</text:p>
          </table:table-cell>
          <table:table-cell office:value-type="float" office:value="5000" calcext:value-type="float">
            <text:p>5000</text:p>
          </table:table-cell>
          <table:table-cell office:value-type="float" office:value="18.605" calcext:value-type="float">
            <text:p>18.605</text:p>
          </table:table-cell>
        </table:table-row>
        <table:table-row table:style-name="ro1">
          <table:table-cell office:value-type="string" calcext:value-type="string">
            <text:p>2013-04-09</text:p>
          </table:table-cell>
          <table:table-cell table:formula="of:=DATEVALUE([.A933])" office:value-type="float" office:value="41373" calcext:value-type="float">
            <text:p>41373</text:p>
          </table:table-cell>
          <table:table-cell table:number-columns-repeated="4" office:value-type="float" office:value="17.975" calcext:value-type="float">
            <text:p>17.975</text:p>
          </table:table-cell>
          <table:table-cell office:value-type="float" office:value="0" calcext:value-type="float">
            <text:p>0</text:p>
          </table:table-cell>
          <table:table-cell office:value-type="float" office:value="17.975" calcext:value-type="float">
            <text:p>17.975</text:p>
          </table:table-cell>
        </table:table-row>
        <table:table-row table:style-name="ro1">
          <table:table-cell office:value-type="string" calcext:value-type="string">
            <text:p>2013-04-08</text:p>
          </table:table-cell>
          <table:table-cell table:formula="of:=DATEVALUE([.A934])" office:value-type="float" office:value="41372" calcext:value-type="float">
            <text:p>41372</text:p>
          </table:table-cell>
          <table:table-cell table:number-columns-repeated="2" office:value-type="float" office:value="17.895" calcext:value-type="float">
            <text:p>17.895</text:p>
          </table:table-cell>
          <table:table-cell table:number-columns-repeated="2" office:value-type="float" office:value="17.81" calcext:value-type="float">
            <text:p>17.81</text:p>
          </table:table-cell>
          <table:table-cell office:value-type="float" office:value="5000" calcext:value-type="float">
            <text:p>5000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 office:value-type="string" calcext:value-type="string">
            <text:p>2013-04-05</text:p>
          </table:table-cell>
          <table:table-cell table:formula="of:=DATEVALUE([.A935])" office:value-type="float" office:value="41369" calcext:value-type="float">
            <text:p>41369</text:p>
          </table:table-cell>
          <table:table-cell table:number-columns-repeated="2" office:value-type="float" office:value="18.085" calcext:value-type="float">
            <text:p>18.085</text:p>
          </table:table-cell>
          <table:table-cell table:number-columns-repeated="2" office:value-type="float" office:value="17.945" calcext:value-type="float">
            <text:p>17.945</text:p>
          </table:table-cell>
          <table:table-cell office:value-type="float" office:value="100" calcext:value-type="float">
            <text:p>100</text:p>
          </table:table-cell>
          <table:table-cell office:value-type="float" office:value="17.945" calcext:value-type="float">
            <text:p>17.945</text:p>
          </table:table-cell>
        </table:table-row>
        <table:table-row table:style-name="ro1">
          <table:table-cell office:value-type="string" calcext:value-type="string">
            <text:p>2013-04-04</text:p>
          </table:table-cell>
          <table:table-cell table:formula="of:=DATEVALUE([.A936])" office:value-type="float" office:value="41368" calcext:value-type="float">
            <text:p>41368</text:p>
          </table:table-cell>
          <table:table-cell office:value-type="float" office:value="18.17" calcext:value-type="float">
            <text:p>18.17</text:p>
          </table:table-cell>
          <table:table-cell office:value-type="float" office:value="18.36" calcext:value-type="float">
            <text:p>18.36</text:p>
          </table:table-cell>
          <table:table-cell office:value-type="float" office:value="18.17" calcext:value-type="float">
            <text:p>18.17</text:p>
          </table:table-cell>
          <table:table-cell office:value-type="float" office:value="18.18" calcext:value-type="float">
            <text:p>18.18</text:p>
          </table:table-cell>
          <table:table-cell office:value-type="float" office:value="1200" calcext:value-type="float">
            <text:p>1200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string" calcext:value-type="string">
            <text:p>2013-04-03</text:p>
          </table:table-cell>
          <table:table-cell table:formula="of:=DATEVALUE([.A937])" office:value-type="float" office:value="41367" calcext:value-type="float">
            <text:p>41367</text:p>
          </table:table-cell>
          <table:table-cell table:number-columns-repeated="4"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2013-04-02</text:p>
          </table:table-cell>
          <table:table-cell table:formula="of:=DATEVALUE([.A938])" office:value-type="float" office:value="41366" calcext:value-type="float">
            <text:p>41366</text:p>
          </table:table-cell>
          <table:table-cell office:value-type="float" office:value="18.36" calcext:value-type="float">
            <text:p>18.36</text:p>
          </table:table-cell>
          <table:table-cell office:value-type="float" office:value="18.48" calcext:value-type="float">
            <text:p>18.48</text:p>
          </table:table-cell>
          <table:table-cell office:value-type="float" office:value="18.36" calcext:value-type="float">
            <text:p>18.36</text:p>
          </table:table-cell>
          <table:table-cell office:value-type="float" office:value="18.48" calcext:value-type="float">
            <text:p>18.48</text:p>
          </table:table-cell>
          <table:table-cell office:value-type="float" office:value="1000" calcext:value-type="float">
            <text:p>1000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table:formula="of:=DATEVALUE([.A939])" office:value-type="float" office:value="41365" calcext:value-type="float">
            <text:p>41365</text:p>
          </table:table-cell>
          <table:table-cell table:number-columns-repeated="4" office:value-type="float" office:value="18.42" calcext:value-type="float">
            <text:p>18.42</text:p>
          </table:table-cell>
          <table:table-cell office:value-type="float" office:value="0" calcext:value-type="float">
            <text:p>0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string" calcext:value-type="string">
            <text:p>2013-03-29</text:p>
          </table:table-cell>
          <table:table-cell table:formula="of:=DATEVALUE([.A940])" office:value-type="float" office:value="41362" calcext:value-type="float">
            <text:p>41362</text:p>
          </table:table-cell>
          <table:table-cell table:number-columns-repeated="4" office:value-type="float" office:value="18.42" calcext:value-type="float">
            <text:p>18.42</text:p>
          </table:table-cell>
          <table:table-cell office:value-type="float" office:value="0" calcext:value-type="float">
            <text:p>0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string" calcext:value-type="string">
            <text:p>2013-03-28</text:p>
          </table:table-cell>
          <table:table-cell table:formula="of:=DATEVALUE([.A941])" office:value-type="float" office:value="41361" calcext:value-type="float">
            <text:p>41361</text:p>
          </table:table-cell>
          <table:table-cell office:value-type="float" office:value="18.32" calcext:value-type="float">
            <text:p>18.32</text:p>
          </table:table-cell>
          <table:table-cell office:value-type="float" office:value="18.42" calcext:value-type="float">
            <text:p>18.42</text:p>
          </table:table-cell>
          <table:table-cell office:value-type="float" office:value="18.32" calcext:value-type="float">
            <text:p>18.32</text:p>
          </table:table-cell>
          <table:table-cell office:value-type="float" office:value="18.42" calcext:value-type="float">
            <text:p>18.42</text:p>
          </table:table-cell>
          <table:table-cell office:value-type="float" office:value="200" calcext:value-type="float">
            <text:p>200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string" calcext:value-type="string">
            <text:p>2013-03-27</text:p>
          </table:table-cell>
          <table:table-cell table:formula="of:=DATEVALUE([.A942])" office:value-type="float" office:value="41360" calcext:value-type="float">
            <text:p>41360</text:p>
          </table:table-cell>
          <table:table-cell office:value-type="float" office:value="18.305" calcext:value-type="float">
            <text:p>18.305</text:p>
          </table:table-cell>
          <table:table-cell office:value-type="float" office:value="18.48" calcext:value-type="float">
            <text:p>18.48</text:p>
          </table:table-cell>
          <table:table-cell office:value-type="float" office:value="18.305" calcext:value-type="float">
            <text:p>18.305</text:p>
          </table:table-cell>
          <table:table-cell office:value-type="float" office:value="18.48" calcext:value-type="float">
            <text:p>18.48</text:p>
          </table:table-cell>
          <table:table-cell office:value-type="float" office:value="1200" calcext:value-type="float">
            <text:p>1200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2013-03-26</text:p>
          </table:table-cell>
          <table:table-cell table:formula="of:=DATEVALUE([.A943])" office:value-type="float" office:value="41359" calcext:value-type="float">
            <text:p>41359</text:p>
          </table:table-cell>
          <table:table-cell office:value-type="float" office:value="18.1" calcext:value-type="float">
            <text:p>18.1</text:p>
          </table:table-cell>
          <table:table-cell office:value-type="float" office:value="18.32" calcext:value-type="float">
            <text:p>18.32</text:p>
          </table:table-cell>
          <table:table-cell office:value-type="float" office:value="18.1" calcext:value-type="float">
            <text:p>18.1</text:p>
          </table:table-cell>
          <table:table-cell office:value-type="float" office:value="18.32" calcext:value-type="float">
            <text:p>18.32</text:p>
          </table:table-cell>
          <table:table-cell office:value-type="float" office:value="500" calcext:value-type="float">
            <text:p>500</text:p>
          </table:table-cell>
          <table:table-cell office:value-type="float" office:value="18.32" calcext:value-type="float">
            <text:p>18.32</text:p>
          </table:table-cell>
        </table:table-row>
        <table:table-row table:style-name="ro1">
          <table:table-cell office:value-type="string" calcext:value-type="string">
            <text:p>2013-03-25</text:p>
          </table:table-cell>
          <table:table-cell table:formula="of:=DATEVALUE([.A944])" office:value-type="float" office:value="41358" calcext:value-type="float">
            <text:p>41358</text:p>
          </table:table-cell>
          <table:table-cell office:value-type="float" office:value="17.855" calcext:value-type="float">
            <text:p>17.855</text:p>
          </table:table-cell>
          <table:table-cell office:value-type="float" office:value="18.45" calcext:value-type="float">
            <text:p>18.45</text:p>
          </table:table-cell>
          <table:table-cell office:value-type="float" office:value="17.855" calcext:value-type="float">
            <text:p>17.855</text:p>
          </table:table-cell>
          <table:table-cell office:value-type="float" office:value="18.225" calcext:value-type="float">
            <text:p>18.225</text:p>
          </table:table-cell>
          <table:table-cell office:value-type="float" office:value="2400" calcext:value-type="float">
            <text:p>2400</text:p>
          </table:table-cell>
          <table:table-cell office:value-type="float" office:value="18.225" calcext:value-type="float">
            <text:p>18.225</text:p>
          </table:table-cell>
        </table:table-row>
        <table:table-row table:style-name="ro1">
          <table:table-cell office:value-type="string" calcext:value-type="string">
            <text:p>2013-03-22</text:p>
          </table:table-cell>
          <table:table-cell table:formula="of:=DATEVALUE([.A945])" office:value-type="float" office:value="41355" calcext:value-type="float">
            <text:p>41355</text:p>
          </table:table-cell>
          <table:table-cell office:value-type="float" office:value="17.67" calcext:value-type="float">
            <text:p>17.67</text:p>
          </table:table-cell>
          <table:table-cell office:value-type="float" office:value="17.77" calcext:value-type="float">
            <text:p>17.77</text:p>
          </table:table-cell>
          <table:table-cell office:value-type="float" office:value="17.67" calcext:value-type="float">
            <text:p>17.67</text:p>
          </table:table-cell>
          <table:table-cell office:value-type="float" office:value="17.77" calcext:value-type="float">
            <text:p>17.77</text:p>
          </table:table-cell>
          <table:table-cell office:value-type="float" office:value="1300" calcext:value-type="float">
            <text:p>1300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string" calcext:value-type="string">
            <text:p>2013-03-21</text:p>
          </table:table-cell>
          <table:table-cell table:formula="of:=DATEVALUE([.A946])" office:value-type="float" office:value="41354" calcext:value-type="float">
            <text:p>41354</text:p>
          </table:table-cell>
          <table:table-cell table:number-columns-repeated="4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13-03-20</text:p>
          </table:table-cell>
          <table:table-cell table:formula="of:=DATEVALUE([.A947])" office:value-type="float" office:value="41353" calcext:value-type="float">
            <text:p>41353</text:p>
          </table:table-cell>
          <table:table-cell table:number-columns-repeated="2" office:value-type="float" office:value="17.165" calcext:value-type="float">
            <text:p>17.165</text:p>
          </table:table-cell>
          <table:table-cell table:number-columns-repeated="2" office:value-type="float" office:value="17.075" calcext:value-type="float">
            <text:p>17.075</text:p>
          </table:table-cell>
          <table:table-cell office:value-type="float" office:value="200" calcext:value-type="float">
            <text:p>200</text:p>
          </table:table-cell>
          <table:table-cell office:value-type="float" office:value="17.075" calcext:value-type="float">
            <text:p>17.075</text:p>
          </table:table-cell>
        </table:table-row>
        <table:table-row table:style-name="ro1">
          <table:table-cell office:value-type="string" calcext:value-type="string">
            <text:p>2013-03-19</text:p>
          </table:table-cell>
          <table:table-cell table:formula="of:=DATEVALUE([.A948])" office:value-type="float" office:value="41352" calcext:value-type="float">
            <text:p>41352</text:p>
          </table:table-cell>
          <table:table-cell table:number-columns-repeated="2" office:value-type="float" office:value="16.95" calcext:value-type="float">
            <text:p>16.95</text:p>
          </table:table-cell>
          <table:table-cell table:number-columns-repeated="2" office:value-type="float" office:value="16.92" calcext:value-type="float">
            <text:p>16.92</text:p>
          </table:table-cell>
          <table:table-cell office:value-type="float" office:value="100" calcext:value-type="float">
            <text:p>100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string" calcext:value-type="string">
            <text:p>2013-03-18</text:p>
          </table:table-cell>
          <table:table-cell table:formula="of:=DATEVALUE([.A949])" office:value-type="float" office:value="41351" calcext:value-type="float">
            <text:p>41351</text:p>
          </table:table-cell>
          <table:table-cell office:value-type="float" office:value="16.885" calcext:value-type="float">
            <text:p>16.885</text:p>
          </table:table-cell>
          <table:table-cell office:value-type="float" office:value="16.895" calcext:value-type="float">
            <text:p>16.895</text:p>
          </table:table-cell>
          <table:table-cell table:number-columns-repeated="2" office:value-type="float" office:value="16.805" calcext:value-type="float">
            <text:p>16.805</text:p>
          </table:table-cell>
          <table:table-cell office:value-type="float" office:value="400" calcext:value-type="float">
            <text:p>400</text:p>
          </table:table-cell>
          <table:table-cell office:value-type="float" office:value="16.805" calcext:value-type="float">
            <text:p>16.805</text:p>
          </table:table-cell>
        </table:table-row>
        <table:table-row table:style-name="ro1">
          <table:table-cell office:value-type="string" calcext:value-type="string">
            <text:p>2013-03-15</text:p>
          </table:table-cell>
          <table:table-cell table:formula="of:=DATEVALUE([.A950])" office:value-type="float" office:value="41348" calcext:value-type="float">
            <text:p>41348</text:p>
          </table:table-cell>
          <table:table-cell table:number-columns-repeated="2" office:value-type="float" office:value="17.195" calcext:value-type="float">
            <text:p>17.195</text:p>
          </table:table-cell>
          <table:table-cell table:number-columns-repeated="2" office:value-type="float" office:value="16.795" calcext:value-type="float">
            <text:p>16.795</text:p>
          </table:table-cell>
          <table:table-cell office:value-type="float" office:value="0" calcext:value-type="float">
            <text:p>0</text:p>
          </table:table-cell>
          <table:table-cell office:value-type="float" office:value="16.795" calcext:value-type="float">
            <text:p>16.795</text:p>
          </table:table-cell>
        </table:table-row>
        <table:table-row table:style-name="ro1">
          <table:table-cell office:value-type="string" calcext:value-type="string">
            <text:p>2013-03-14</text:p>
          </table:table-cell>
          <table:table-cell table:formula="of:=DATEVALUE([.A951])" office:value-type="float" office:value="41347" calcext:value-type="float">
            <text:p>41347</text:p>
          </table:table-cell>
          <table:table-cell office:value-type="float" office:value="17.19" calcext:value-type="float">
            <text:p>17.19</text:p>
          </table:table-cell>
          <table:table-cell office:value-type="float" office:value="17.405" calcext:value-type="float">
            <text:p>17.405</text:p>
          </table:table-cell>
          <table:table-cell office:value-type="float" office:value="17.19" calcext:value-type="float">
            <text:p>17.19</text:p>
          </table:table-cell>
          <table:table-cell office:value-type="float" office:value="17.33" calcext:value-type="float">
            <text:p>17.33</text:p>
          </table:table-cell>
          <table:table-cell office:value-type="float" office:value="900" calcext:value-type="float">
            <text:p>900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string" calcext:value-type="string">
            <text:p>2013-03-13</text:p>
          </table:table-cell>
          <table:table-cell table:formula="of:=DATEVALUE([.A952])" office:value-type="float" office:value="41346" calcext:value-type="float">
            <text:p>41346</text:p>
          </table:table-cell>
          <table:table-cell table:number-columns-repeated="4" office:value-type="float" office:value="17.15" calcext:value-type="float">
            <text:p>17.15</text:p>
          </table:table-cell>
          <table:table-cell office:value-type="float" office:value="0" calcext:value-type="float">
            <text:p>0</text:p>
          </table:table-cell>
          <table:table-cell office:value-type="float" office:value="17.15" calcext:value-type="float">
            <text:p>17.15</text:p>
          </table:table-cell>
        </table:table-row>
        <table:table-row table:style-name="ro1">
          <table:table-cell office:value-type="string" calcext:value-type="string">
            <text:p>2013-03-12</text:p>
          </table:table-cell>
          <table:table-cell table:formula="of:=DATEVALUE([.A953])" office:value-type="float" office:value="41345" calcext:value-type="float">
            <text:p>41345</text:p>
          </table:table-cell>
          <table:table-cell office:value-type="float" office:value="17.285" calcext:value-type="float">
            <text:p>17.285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17.01" calcext:value-type="float">
            <text:p>17.01</text:p>
          </table:table-cell>
          <table:table-cell office:value-type="float" office:value="11400" calcext:value-type="float">
            <text:p>114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2013-03-11</text:p>
          </table:table-cell>
          <table:table-cell table:formula="of:=DATEVALUE([.A954])" office:value-type="float" office:value="41344" calcext:value-type="float">
            <text:p>41344</text:p>
          </table:table-cell>
          <table:table-cell table:number-columns-repeated="2" office:value-type="float" office:value="17.64" calcext:value-type="float">
            <text:p>17.64</text:p>
          </table:table-cell>
          <table:table-cell table:number-columns-repeated="2" office:value-type="float" office:value="17.52" calcext:value-type="float">
            <text:p>17.52</text:p>
          </table:table-cell>
          <table:table-cell office:value-type="float" office:value="300" calcext:value-type="float">
            <text:p>300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string" calcext:value-type="string">
            <text:p>2013-03-08</text:p>
          </table:table-cell>
          <table:table-cell table:formula="of:=DATEVALUE([.A955])" office:value-type="float" office:value="41341" calcext:value-type="float">
            <text:p>4134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7.27" calcext:value-type="float">
            <text:p>17.27</text:p>
          </table:table-cell>
          <table:table-cell office:value-type="float" office:value="17.525" calcext:value-type="float">
            <text:p>17.525</text:p>
          </table:table-cell>
          <table:table-cell office:value-type="float" office:value="700" calcext:value-type="float">
            <text:p>700</text:p>
          </table:table-cell>
          <table:table-cell office:value-type="float" office:value="17.525" calcext:value-type="float">
            <text:p>17.525</text:p>
          </table:table-cell>
        </table:table-row>
        <table:table-row table:style-name="ro1">
          <table:table-cell office:value-type="string" calcext:value-type="string">
            <text:p>2013-03-07</text:p>
          </table:table-cell>
          <table:table-cell table:formula="of:=DATEVALUE([.A956])" office:value-type="float" office:value="41340" calcext:value-type="float">
            <text:p>41340</text:p>
          </table:table-cell>
          <table:table-cell table:number-columns-repeated="4" office:value-type="float" office:value="17.47" calcext:value-type="float">
            <text:p>17.47</text:p>
          </table:table-cell>
          <table:table-cell office:value-type="float" office:value="0" calcext:value-type="float">
            <text:p>0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string" calcext:value-type="string">
            <text:p>2013-03-06</text:p>
          </table:table-cell>
          <table:table-cell table:formula="of:=DATEVALUE([.A957])" office:value-type="float" office:value="41339" calcext:value-type="float">
            <text:p>41339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5" calcext:value-type="float">
            <text:p>17.74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67" calcext:value-type="float">
            <text:p>17.67</text:p>
          </table:table-cell>
          <table:table-cell office:value-type="float" office:value="8700" calcext:value-type="float">
            <text:p>8700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2013-03-05</text:p>
          </table:table-cell>
          <table:table-cell table:formula="of:=DATEVALUE([.A958])" office:value-type="float" office:value="41338" calcext:value-type="float">
            <text:p>41338</text:p>
          </table:table-cell>
          <table:table-cell office:value-type="float" office:value="17.36" calcext:value-type="float">
            <text:p>17.36</text:p>
          </table:table-cell>
          <table:table-cell office:value-type="float" office:value="17.605" calcext:value-type="float">
            <text:p>17.605</text:p>
          </table:table-cell>
          <table:table-cell office:value-type="float" office:value="17.36" calcext:value-type="float">
            <text:p>17.36</text:p>
          </table:table-cell>
          <table:table-cell office:value-type="float" office:value="17.605" calcext:value-type="float">
            <text:p>17.605</text:p>
          </table:table-cell>
          <table:table-cell office:value-type="float" office:value="2300" calcext:value-type="float">
            <text:p>2300</text:p>
          </table:table-cell>
          <table:table-cell office:value-type="float" office:value="17.605" calcext:value-type="float">
            <text:p>17.605</text:p>
          </table:table-cell>
        </table:table-row>
        <table:table-row table:style-name="ro1">
          <table:table-cell office:value-type="string" calcext:value-type="string">
            <text:p>2013-03-04</text:p>
          </table:table-cell>
          <table:table-cell table:formula="of:=DATEVALUE([.A959])" office:value-type="float" office:value="41337" calcext:value-type="float">
            <text:p>41337</text:p>
          </table:table-cell>
          <table:table-cell office:value-type="float" office:value="16.91" calcext:value-type="float">
            <text:p>16.91</text:p>
          </table:table-cell>
          <table:table-cell office:value-type="float" office:value="17.285" calcext:value-type="float">
            <text:p>17.285</text:p>
          </table:table-cell>
          <table:table-cell office:value-type="float" office:value="16.91" calcext:value-type="float">
            <text:p>16.91</text:p>
          </table:table-cell>
          <table:table-cell office:value-type="float" office:value="17.285" calcext:value-type="float">
            <text:p>17.285</text:p>
          </table:table-cell>
          <table:table-cell office:value-type="float" office:value="400" calcext:value-type="float">
            <text:p>400</text:p>
          </table:table-cell>
          <table:table-cell office:value-type="float" office:value="17.285" calcext:value-type="float">
            <text:p>17.285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table:formula="of:=DATEVALUE([.A960])" office:value-type="float" office:value="41334" calcext:value-type="float">
            <text:p>41334</text:p>
          </table:table-cell>
          <table:table-cell office:value-type="float" office:value="16.27" calcext:value-type="float">
            <text:p>16.27</text:p>
          </table:table-cell>
          <table:table-cell office:value-type="float" office:value="16.985" calcext:value-type="float">
            <text:p>16.985</text:p>
          </table:table-cell>
          <table:table-cell office:value-type="float" office:value="16.265" calcext:value-type="float">
            <text:p>16.265</text:p>
          </table:table-cell>
          <table:table-cell office:value-type="float" office:value="16.985" calcext:value-type="float">
            <text:p>16.985</text:p>
          </table:table-cell>
          <table:table-cell office:value-type="float" office:value="300" calcext:value-type="float">
            <text:p>300</text:p>
          </table:table-cell>
          <table:table-cell office:value-type="float" office:value="16.985" calcext:value-type="float">
            <text:p>16.985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table:formula="of:=DATEVALUE([.A961])" office:value-type="float" office:value="41333" calcext:value-type="float">
            <text:p>41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6.05" calcext:value-type="float">
            <text:p>16.0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100" calcext:value-type="float">
            <text:p>1100</text:p>
          </table:table-cell>
          <table:table-cell office:value-type="float" office:value="16.375" calcext:value-type="float">
            <text:p>16.375</text:p>
          </table:table-cell>
        </table:table-row>
        <table:table-row table:style-name="ro1">
          <table:table-cell office:value-type="string" calcext:value-type="string">
            <text:p>2013-02-27</text:p>
          </table:table-cell>
          <table:table-cell table:formula="of:=DATEVALUE([.A962])" office:value-type="float" office:value="41332" calcext:value-type="float">
            <text:p>41332</text:p>
          </table:table-cell>
          <table:table-cell office:value-type="float" office:value="15.85" calcext:value-type="float">
            <text:p>15.85</text:p>
          </table:table-cell>
          <table:table-cell office:value-type="float" office:value="16.095" calcext:value-type="float">
            <text:p>16.095</text:p>
          </table:table-cell>
          <table:table-cell office:value-type="float" office:value="15.85" calcext:value-type="float">
            <text:p>15.85</text:p>
          </table:table-cell>
          <table:table-cell office:value-type="float" office:value="16.095" calcext:value-type="float">
            <text:p>16.095</text:p>
          </table:table-cell>
          <table:table-cell office:value-type="float" office:value="100" calcext:value-type="float">
            <text:p>100</text:p>
          </table:table-cell>
          <table:table-cell office:value-type="float" office:value="16.095" calcext:value-type="float">
            <text:p>16.095</text:p>
          </table:table-cell>
        </table:table-row>
        <table:table-row table:style-name="ro1">
          <table:table-cell office:value-type="string" calcext:value-type="string">
            <text:p>2013-02-26</text:p>
          </table:table-cell>
          <table:table-cell table:formula="of:=DATEVALUE([.A963])" office:value-type="float" office:value="41331" calcext:value-type="float">
            <text:p>41331</text:p>
          </table:table-cell>
          <table:table-cell table:number-columns-repeated="4" office:value-type="float" office:value="15.845" calcext:value-type="float">
            <text:p>15.845</text:p>
          </table:table-cell>
          <table:table-cell office:value-type="float" office:value="0" calcext:value-type="float">
            <text:p>0</text:p>
          </table:table-cell>
          <table:table-cell office:value-type="float" office:value="15.845" calcext:value-type="float">
            <text:p>15.845</text:p>
          </table:table-cell>
        </table:table-row>
        <table:table-row table:style-name="ro1">
          <table:table-cell office:value-type="string" calcext:value-type="string">
            <text:p>2013-02-25</text:p>
          </table:table-cell>
          <table:table-cell table:formula="of:=DATEVALUE([.A964])" office:value-type="float" office:value="41330" calcext:value-type="float">
            <text:p>41330</text:p>
          </table:table-cell>
          <table:table-cell office:value-type="float" office:value="16" calcext:value-type="float">
            <text:p>16</text:p>
          </table:table-cell>
          <table:table-cell office:value-type="float" office:value="16.095" calcext:value-type="float">
            <text:p>16.095</text:p>
          </table:table-cell>
          <table:table-cell table:number-columns-repeated="2" office:value-type="float" office:value="15.955" calcext:value-type="float">
            <text:p>15.955</text:p>
          </table:table-cell>
          <table:table-cell office:value-type="float" office:value="4300" calcext:value-type="float">
            <text:p>4300</text:p>
          </table:table-cell>
          <table:table-cell office:value-type="float" office:value="15.955" calcext:value-type="float">
            <text:p>15.955</text:p>
          </table:table-cell>
        </table:table-row>
        <table:table-row table:style-name="ro1">
          <table:table-cell office:value-type="string" calcext:value-type="string">
            <text:p>2013-02-22</text:p>
          </table:table-cell>
          <table:table-cell table:formula="of:=DATEVALUE([.A965])" office:value-type="float" office:value="41327" calcext:value-type="float">
            <text:p>41327</text:p>
          </table:table-cell>
          <table:table-cell office:value-type="float" office:value="15.725" calcext:value-type="float">
            <text:p>15.725</text:p>
          </table:table-cell>
          <table:table-cell office:value-type="float" office:value="15.78" calcext:value-type="float">
            <text:p>15.78</text:p>
          </table:table-cell>
          <table:table-cell office:value-type="float" office:value="15.725" calcext:value-type="float">
            <text:p>15.725</text:p>
          </table:table-cell>
          <table:table-cell office:value-type="float" office:value="15.78" calcext:value-type="float">
            <text:p>15.78</text:p>
          </table:table-cell>
          <table:table-cell office:value-type="float" office:value="200" calcext:value-type="float">
            <text:p>200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string" calcext:value-type="string">
            <text:p>2013-02-21</text:p>
          </table:table-cell>
          <table:table-cell table:formula="of:=DATEVALUE([.A966])" office:value-type="float" office:value="41326" calcext:value-type="float">
            <text:p>41326</text:p>
          </table:table-cell>
          <table:table-cell table:number-columns-repeated="4" office:value-type="float" office:value="15.695" calcext:value-type="float">
            <text:p>15.695</text:p>
          </table:table-cell>
          <table:table-cell office:value-type="float" office:value="0" calcext:value-type="float">
            <text:p>0</text:p>
          </table:table-cell>
          <table:table-cell office:value-type="float" office:value="15.695" calcext:value-type="float">
            <text:p>15.695</text:p>
          </table:table-cell>
        </table:table-row>
        <table:table-row table:style-name="ro1">
          <table:table-cell office:value-type="string" calcext:value-type="string">
            <text:p>2013-02-20</text:p>
          </table:table-cell>
          <table:table-cell table:formula="of:=DATEVALUE([.A967])" office:value-type="float" office:value="41325" calcext:value-type="float">
            <text:p>41325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15" calcext:value-type="float">
            <text:p>15.915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15" calcext:value-type="float">
            <text:p>15.915</text:p>
          </table:table-cell>
          <table:table-cell office:value-type="float" office:value="100" calcext:value-type="float">
            <text:p>100</text:p>
          </table:table-cell>
          <table:table-cell office:value-type="float" office:value="15.915" calcext:value-type="float">
            <text:p>15.915</text:p>
          </table:table-cell>
        </table:table-row>
        <table:table-row table:style-name="ro1">
          <table:table-cell office:value-type="string" calcext:value-type="string">
            <text:p>2013-02-19</text:p>
          </table:table-cell>
          <table:table-cell table:formula="of:=DATEVALUE([.A968])" office:value-type="float" office:value="41324" calcext:value-type="float">
            <text:p>41324</text:p>
          </table:table-cell>
          <table:table-cell table:number-columns-repeated="4" office:value-type="float" office:value="15.705" calcext:value-type="float">
            <text:p>15.705</text:p>
          </table:table-cell>
          <table:table-cell office:value-type="float" office:value="0" calcext:value-type="float">
            <text:p>0</text:p>
          </table:table-cell>
          <table:table-cell office:value-type="float" office:value="15.705" calcext:value-type="float">
            <text:p>15.705</text:p>
          </table:table-cell>
        </table:table-row>
        <table:table-row table:style-name="ro1">
          <table:table-cell office:value-type="string" calcext:value-type="string">
            <text:p>2013-02-18</text:p>
          </table:table-cell>
          <table:table-cell table:formula="of:=DATEVALUE([.A969])" office:value-type="float" office:value="41323" calcext:value-type="float">
            <text:p>41323</text:p>
          </table:table-cell>
          <table:table-cell table:number-columns-repeated="4"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string" calcext:value-type="string">
            <text:p>2013-02-15</text:p>
          </table:table-cell>
          <table:table-cell table:formula="of:=DATEVALUE([.A970])" office:value-type="float" office:value="41320" calcext:value-type="float">
            <text:p>41320</text:p>
          </table:table-cell>
          <table:table-cell table:number-columns-repeated="4" office:value-type="float" office:value="15.765" calcext:value-type="float">
            <text:p>15.765</text:p>
          </table:table-cell>
          <table:table-cell office:value-type="float" office:value="0" calcext:value-type="float">
            <text:p>0</text:p>
          </table:table-cell>
          <table:table-cell office:value-type="float" office:value="15.765" calcext:value-type="float">
            <text:p>15.765</text:p>
          </table:table-cell>
        </table:table-row>
        <table:table-row table:style-name="ro1">
          <table:table-cell office:value-type="string" calcext:value-type="string">
            <text:p>2013-02-14</text:p>
          </table:table-cell>
          <table:table-cell table:formula="of:=DATEVALUE([.A971])" office:value-type="float" office:value="41319" calcext:value-type="float">
            <text:p>41319</text:p>
          </table:table-cell>
          <table:table-cell office:value-type="float" office:value="15.735" calcext:value-type="float">
            <text:p>15.735</text:p>
          </table:table-cell>
          <table:table-cell office:value-type="float" office:value="15.85" calcext:value-type="float">
            <text:p>15.85</text:p>
          </table:table-cell>
          <table:table-cell office:value-type="float" office:value="15.735" calcext:value-type="float">
            <text:p>15.735</text:p>
          </table:table-cell>
          <table:table-cell office:value-type="float" office:value="15.85" calcext:value-type="float">
            <text:p>15.85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2013-02-13</text:p>
          </table:table-cell>
          <table:table-cell table:formula="of:=DATEVALUE([.A972])" office:value-type="float" office:value="41318" calcext:value-type="float">
            <text:p>41318</text:p>
          </table:table-cell>
          <table:table-cell office:value-type="float" office:value="15.73" calcext:value-type="float">
            <text:p>15.73</text:p>
          </table:table-cell>
          <table:table-cell office:value-type="float" office:value="15.8" calcext:value-type="float">
            <text:p>15.8</text:p>
          </table:table-cell>
          <table:table-cell office:value-type="float" office:value="15.69" calcext:value-type="float">
            <text:p>15.69</text:p>
          </table:table-cell>
          <table:table-cell office:value-type="float" office:value="15.795" calcext:value-type="float">
            <text:p>15.795</text:p>
          </table:table-cell>
          <table:table-cell office:value-type="float" office:value="7000" calcext:value-type="float">
            <text:p>7000</text:p>
          </table:table-cell>
          <table:table-cell office:value-type="float" office:value="15.795" calcext:value-type="float">
            <text:p>15.795</text:p>
          </table:table-cell>
        </table:table-row>
        <table:table-row table:style-name="ro1">
          <table:table-cell office:value-type="string" calcext:value-type="string">
            <text:p>2013-02-12</text:p>
          </table:table-cell>
          <table:table-cell table:formula="of:=DATEVALUE([.A973])" office:value-type="float" office:value="41317" calcext:value-type="float">
            <text:p>41317</text:p>
          </table:table-cell>
          <table:table-cell office:value-type="float" office:value="15.58" calcext:value-type="float">
            <text:p>15.58</text:p>
          </table:table-cell>
          <table:table-cell office:value-type="float" office:value="15.83" calcext:value-type="float">
            <text:p>15.83</text:p>
          </table:table-cell>
          <table:table-cell office:value-type="float" office:value="15.58" calcext:value-type="float">
            <text:p>15.58</text:p>
          </table:table-cell>
          <table:table-cell office:value-type="float" office:value="15.83" calcext:value-type="float">
            <text:p>15.83</text:p>
          </table:table-cell>
          <table:table-cell office:value-type="float" office:value="300" calcext:value-type="float">
            <text:p>300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string" calcext:value-type="string">
            <text:p>2013-02-11</text:p>
          </table:table-cell>
          <table:table-cell table:formula="of:=DATEVALUE([.A974])" office:value-type="float" office:value="41316" calcext:value-type="float">
            <text:p>41316</text:p>
          </table:table-cell>
          <table:table-cell table:number-columns-repeated="4" office:value-type="float" office:value="15.26" calcext:value-type="float">
            <text:p>15.26</text:p>
          </table:table-cell>
          <table:table-cell office:value-type="float" office:value="0" calcext:value-type="float">
            <text:p>0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2013-02-08</text:p>
          </table:table-cell>
          <table:table-cell table:formula="of:=DATEVALUE([.A975])" office:value-type="float" office:value="41313" calcext:value-type="float">
            <text:p>41313</text:p>
          </table:table-cell>
          <table:table-cell table:number-columns-repeated="4" office:value-type="float" office:value="15.125" calcext:value-type="float">
            <text:p>15.125</text:p>
          </table:table-cell>
          <table:table-cell office:value-type="float" office:value="0" calcext:value-type="float">
            <text:p>0</text:p>
          </table:table-cell>
          <table:table-cell office:value-type="float" office:value="15.125" calcext:value-type="float">
            <text:p>15.125</text:p>
          </table:table-cell>
        </table:table-row>
        <table:table-row table:style-name="ro1">
          <table:table-cell office:value-type="string" calcext:value-type="string">
            <text:p>2013-02-07</text:p>
          </table:table-cell>
          <table:table-cell table:formula="of:=DATEVALUE([.A976])" office:value-type="float" office:value="41312" calcext:value-type="float">
            <text:p>41312</text:p>
          </table:table-cell>
          <table:table-cell office:value-type="float" office:value="14.745" calcext:value-type="float">
            <text:p>14.745</text:p>
          </table:table-cell>
          <table:table-cell office:value-type="float" office:value="14.87" calcext:value-type="float">
            <text:p>14.87</text:p>
          </table:table-cell>
          <table:table-cell office:value-type="float" office:value="14.745" calcext:value-type="float">
            <text:p>14.745</text:p>
          </table:table-cell>
          <table:table-cell office:value-type="float" office:value="14.87" calcext:value-type="float">
            <text:p>14.87</text:p>
          </table:table-cell>
          <table:table-cell office:value-type="float" office:value="1300" calcext:value-type="float">
            <text:p>1300</text:p>
          </table:table-cell>
          <table:table-cell office:value-type="float" office:value="14.87" calcext:value-type="float">
            <text:p>14.87</text:p>
          </table:table-cell>
        </table:table-row>
        <table:table-row table:style-name="ro1">
          <table:table-cell office:value-type="string" calcext:value-type="string">
            <text:p>2013-02-06</text:p>
          </table:table-cell>
          <table:table-cell table:formula="of:=DATEVALUE([.A977])" office:value-type="float" office:value="41311" calcext:value-type="float">
            <text:p>41311</text:p>
          </table:table-cell>
          <table:table-cell table:number-columns-repeated="4" office:value-type="float" office:value="14.45" calcext:value-type="float">
            <text:p>14.45</text:p>
          </table:table-cell>
          <table:table-cell office:value-type="float" office:value="0" calcext:value-type="float">
            <text:p>0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string" calcext:value-type="string">
            <text:p>2013-02-05</text:p>
          </table:table-cell>
          <table:table-cell table:formula="of:=DATEVALUE([.A978])" office:value-type="float" office:value="41310" calcext:value-type="float">
            <text:p>41310</text:p>
          </table:table-cell>
          <table:table-cell table:number-columns-repeated="4"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1">
          <table:table-cell office:value-type="string" calcext:value-type="string">
            <text:p>2013-02-04</text:p>
          </table:table-cell>
          <table:table-cell table:formula="of:=DATEVALUE([.A979])" office:value-type="float" office:value="41309" calcext:value-type="float">
            <text:p>41309</text:p>
          </table:table-cell>
          <table:table-cell table:number-columns-repeated="2" office:value-type="float" office:value="14.63" calcext:value-type="float">
            <text:p>14.63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1900" calcext:value-type="float">
            <text:p>190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table:formula="of:=DATEVALUE([.A980])" office:value-type="float" office:value="41306" calcext:value-type="float">
            <text:p>41306</text:p>
          </table:table-cell>
          <table:table-cell office:value-type="float" office:value="14.365" calcext:value-type="float">
            <text:p>14.365</text:p>
          </table:table-cell>
          <table:table-cell office:value-type="float" office:value="14.48" calcext:value-type="float">
            <text:p>14.48</text:p>
          </table:table-cell>
          <table:table-cell office:value-type="float" office:value="14.365" calcext:value-type="float">
            <text:p>14.365</text:p>
          </table:table-cell>
          <table:table-cell office:value-type="float" office:value="14.42" calcext:value-type="float">
            <text:p>14.42</text:p>
          </table:table-cell>
          <table:table-cell office:value-type="float" office:value="700" calcext:value-type="float">
            <text:p>700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table:formula="of:=DATEVALUE([.A981])" office:value-type="float" office:value="41305" calcext:value-type="float">
            <text:p>41305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14.69" calcext:value-type="float">
            <text:p>14.69</text:p>
          </table:table-cell>
          <table:table-cell office:value-type="float" office:value="2000" calcext:value-type="float">
            <text:p>2000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string" calcext:value-type="string">
            <text:p>2013-01-30</text:p>
          </table:table-cell>
          <table:table-cell table:formula="of:=DATEVALUE([.A982])" office:value-type="float" office:value="41304" calcext:value-type="float">
            <text:p>41304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3" calcext:value-type="float">
            <text:p>14.73</text:p>
          </table:table-cell>
          <table:table-cell office:value-type="float" office:value="1300" calcext:value-type="float">
            <text:p>1300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string" calcext:value-type="string">
            <text:p>2013-01-29</text:p>
          </table:table-cell>
          <table:table-cell table:formula="of:=DATEVALUE([.A983])" office:value-type="float" office:value="41303" calcext:value-type="float">
            <text:p>41303</text:p>
          </table:table-cell>
          <table:table-cell office:value-type="float" office:value="15.5" calcext:value-type="float">
            <text:p>15.5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14.85" calcext:value-type="float">
            <text:p>14.85</text:p>
          </table:table-cell>
          <table:table-cell office:value-type="float" office:value="1600" calcext:value-type="float">
            <text:p>1600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2013-01-28</text:p>
          </table:table-cell>
          <table:table-cell table:formula="of:=DATEVALUE([.A984])" office:value-type="float" office:value="41302" calcext:value-type="float">
            <text:p>41302</text:p>
          </table:table-cell>
          <table:table-cell office:value-type="float" office:value="15.09" calcext:value-type="float">
            <text:p>15.09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9" calcext:value-type="float">
            <text:p>15.09</text:p>
          </table:table-cell>
          <table:table-cell office:value-type="float" office:value="15.19" calcext:value-type="float">
            <text:p>15.19</text:p>
          </table:table-cell>
          <table:table-cell office:value-type="float" office:value="200" calcext:value-type="float">
            <text:p>200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string" calcext:value-type="string">
            <text:p>2013-01-25</text:p>
          </table:table-cell>
          <table:table-cell table:formula="of:=DATEVALUE([.A985])" office:value-type="float" office:value="41299" calcext:value-type="float">
            <text:p>41299</text:p>
          </table:table-cell>
          <table:table-cell table:number-columns-repeated="4"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2013-01-24</text:p>
          </table:table-cell>
          <table:table-cell table:formula="of:=DATEVALUE([.A986])" office:value-type="float" office:value="41298" calcext:value-type="float">
            <text:p>41298</text:p>
          </table:table-cell>
          <table:table-cell office:value-type="float" office:value="14.955" calcext:value-type="float">
            <text:p>14.955</text:p>
          </table:table-cell>
          <table:table-cell office:value-type="float" office:value="15.29" calcext:value-type="float">
            <text:p>15.29</text:p>
          </table:table-cell>
          <table:table-cell office:value-type="float" office:value="14.955" calcext:value-type="float">
            <text:p>14.955</text:p>
          </table:table-cell>
          <table:table-cell office:value-type="float" office:value="15.29" calcext:value-type="float">
            <text:p>15.29</text:p>
          </table:table-cell>
          <table:table-cell office:value-type="float" office:value="300" calcext:value-type="float">
            <text:p>300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string" calcext:value-type="string">
            <text:p>2013-01-23</text:p>
          </table:table-cell>
          <table:table-cell table:formula="of:=DATEVALUE([.A987])" office:value-type="float" office:value="41297" calcext:value-type="float">
            <text:p>41297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2" calcext:value-type="float">
            <text:p>15.02</text:p>
          </table:table-cell>
          <table:table-cell office:value-type="float" office:value="200" calcext:value-type="float">
            <text:p>200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2013-01-22</text:p>
          </table:table-cell>
          <table:table-cell table:formula="of:=DATEVALUE([.A988])" office:value-type="float" office:value="41296" calcext:value-type="float">
            <text:p>41296</text:p>
          </table:table-cell>
          <table:table-cell table:number-columns-repeated="4"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string" calcext:value-type="string">
            <text:p>2013-01-21</text:p>
          </table:table-cell>
          <table:table-cell table:formula="of:=DATEVALUE([.A989])" office:value-type="float" office:value="41295" calcext:value-type="float">
            <text:p>41295</text:p>
          </table:table-cell>
          <table:table-cell table:number-columns-repeated="4" office:value-type="float" office:value="14.99" calcext:value-type="float">
            <text:p>14.99</text:p>
          </table:table-cell>
          <table:table-cell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string" calcext:value-type="string">
            <text:p>2013-01-18</text:p>
          </table:table-cell>
          <table:table-cell table:formula="of:=DATEVALUE([.A990])" office:value-type="float" office:value="41292" calcext:value-type="float">
            <text:p>41292</text:p>
          </table:table-cell>
          <table:table-cell table:number-columns-repeated="4" office:value-type="float" office:value="14.995" calcext:value-type="float">
            <text:p>14.995</text:p>
          </table:table-cell>
          <table:table-cell office:value-type="float" office:value="0" calcext:value-type="float">
            <text:p>0</text:p>
          </table:table-cell>
          <table:table-cell office:value-type="float" office:value="14.995" calcext:value-type="float">
            <text:p>14.995</text:p>
          </table:table-cell>
        </table:table-row>
        <table:table-row table:style-name="ro1">
          <table:table-cell office:value-type="string" calcext:value-type="string">
            <text:p>2013-01-17</text:p>
          </table:table-cell>
          <table:table-cell table:formula="of:=DATEVALUE([.A991])" office:value-type="float" office:value="41291" calcext:value-type="float">
            <text:p>41291</text:p>
          </table:table-cell>
          <table:table-cell office:value-type="float" office:value="15.01" calcext:value-type="float">
            <text:p>15.01</text:p>
          </table:table-cell>
          <table:table-cell office:value-type="float" office:value="15.09" calcext:value-type="float">
            <text:p>15.09</text:p>
          </table:table-cell>
          <table:table-cell table:number-columns-repeated="2" office:value-type="float" office:value="14.965" calcext:value-type="float">
            <text:p>14.965</text:p>
          </table:table-cell>
          <table:table-cell office:value-type="float" office:value="200" calcext:value-type="float">
            <text:p>200</text:p>
          </table:table-cell>
          <table:table-cell office:value-type="float" office:value="14.965" calcext:value-type="float">
            <text:p>14.965</text:p>
          </table:table-cell>
        </table:table-row>
        <table:table-row table:style-name="ro1">
          <table:table-cell office:value-type="string" calcext:value-type="string">
            <text:p>2013-01-16</text:p>
          </table:table-cell>
          <table:table-cell table:formula="of:=DATEVALUE([.A992])" office:value-type="float" office:value="41290" calcext:value-type="float">
            <text:p>41290</text:p>
          </table:table-cell>
          <table:table-cell table:number-columns-repeated="4" office:value-type="float" office:value="14.655" calcext:value-type="float">
            <text:p>14.655</text:p>
          </table:table-cell>
          <table:table-cell office:value-type="float" office:value="0" calcext:value-type="float">
            <text:p>0</text:p>
          </table:table-cell>
          <table:table-cell office:value-type="float" office:value="14.655" calcext:value-type="float">
            <text:p>14.655</text:p>
          </table:table-cell>
        </table:table-row>
        <table:table-row table:style-name="ro1">
          <table:table-cell office:value-type="string" calcext:value-type="string">
            <text:p>2013-01-15</text:p>
          </table:table-cell>
          <table:table-cell table:formula="of:=DATEVALUE([.A993])" office:value-type="float" office:value="41289" calcext:value-type="float">
            <text:p>41289</text:p>
          </table:table-cell>
          <table:table-cell table:number-columns-repeated="4"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2013-01-14</text:p>
          </table:table-cell>
          <table:table-cell table:formula="of:=DATEVALUE([.A994])" office:value-type="float" office:value="41288" calcext:value-type="float">
            <text:p>41288</text:p>
          </table:table-cell>
          <table:table-cell table:number-columns-repeated="4" office:value-type="float" office:value="14.395" calcext:value-type="float">
            <text:p>14.395</text:p>
          </table:table-cell>
          <table:table-cell office:value-type="float" office:value="0" calcext:value-type="float">
            <text:p>0</text:p>
          </table:table-cell>
          <table:table-cell office:value-type="float" office:value="14.395" calcext:value-type="float">
            <text:p>14.395</text:p>
          </table:table-cell>
        </table:table-row>
        <table:table-row table:style-name="ro1">
          <table:table-cell office:value-type="string" calcext:value-type="string">
            <text:p>2013-01-11</text:p>
          </table:table-cell>
          <table:table-cell table:formula="of:=DATEVALUE([.A995])" office:value-type="float" office:value="41285" calcext:value-type="float">
            <text:p>41285</text:p>
          </table:table-cell>
          <table:table-cell office:value-type="float" office:value="14.26" calcext:value-type="float">
            <text:p>14.26</text:p>
          </table:table-cell>
          <table:table-cell office:value-type="float" office:value="14.28" calcext:value-type="float">
            <text:p>14.28</text:p>
          </table:table-cell>
          <table:table-cell office:value-type="float" office:value="14.26" calcext:value-type="float">
            <text:p>14.26</text:p>
          </table:table-cell>
          <table:table-cell office:value-type="float" office:value="14.28" calcext:value-type="float">
            <text:p>14.28</text:p>
          </table:table-cell>
          <table:table-cell office:value-type="float" office:value="200" calcext:value-type="float">
            <text:p>200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string" calcext:value-type="string">
            <text:p>2013-01-10</text:p>
          </table:table-cell>
          <table:table-cell table:formula="of:=DATEVALUE([.A996])" office:value-type="float" office:value="41284" calcext:value-type="float">
            <text:p>41284</text:p>
          </table:table-cell>
          <table:table-cell table:number-columns-repeated="4"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2013-01-09</text:p>
          </table:table-cell>
          <table:table-cell table:formula="of:=DATEVALUE([.A997])" office:value-type="float" office:value="41283" calcext:value-type="float">
            <text:p>41283</text:p>
          </table:table-cell>
          <table:table-cell table:number-columns-repeated="2" office:value-type="float" office:value="15.005" calcext:value-type="float">
            <text:p>15.005</text:p>
          </table:table-cell>
          <table:table-cell table:number-columns-repeated="2" office:value-type="float" office:value="14.995" calcext:value-type="float">
            <text:p>14.995</text:p>
          </table:table-cell>
          <table:table-cell office:value-type="float" office:value="300" calcext:value-type="float">
            <text:p>300</text:p>
          </table:table-cell>
          <table:table-cell office:value-type="float" office:value="14.995" calcext:value-type="float">
            <text:p>14.995</text:p>
          </table:table-cell>
        </table:table-row>
        <table:table-row table:style-name="ro1">
          <table:table-cell office:value-type="string" calcext:value-type="string">
            <text:p>2013-01-08</text:p>
          </table:table-cell>
          <table:table-cell table:formula="of:=DATEVALUE([.A998])" office:value-type="float" office:value="41282" calcext:value-type="float">
            <text:p>41282</text:p>
          </table:table-cell>
          <table:table-cell office:value-type="float" office:value="14.685" calcext:value-type="float">
            <text:p>14.685</text:p>
          </table:table-cell>
          <table:table-cell office:value-type="float" office:value="14.69" calcext:value-type="float">
            <text:p>14.69</text:p>
          </table:table-cell>
          <table:table-cell office:value-type="float" office:value="14.685" calcext:value-type="float">
            <text:p>14.685</text:p>
          </table:table-cell>
          <table:table-cell office:value-type="float" office:value="14.69" calcext:value-type="float">
            <text:p>14.69</text:p>
          </table:table-cell>
          <table:table-cell office:value-type="float" office:value="200" calcext:value-type="float">
            <text:p>200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string" calcext:value-type="string">
            <text:p>2013-01-07</text:p>
          </table:table-cell>
          <table:table-cell table:formula="of:=DATEVALUE([.A999])" office:value-type="float" office:value="41281" calcext:value-type="float">
            <text:p>41281</text:p>
          </table:table-cell>
          <table:table-cell table:number-columns-repeated="4" office:value-type="float" office:value="14.835" calcext:value-type="float">
            <text:p>14.835</text:p>
          </table:table-cell>
          <table:table-cell office:value-type="float" office:value="0" calcext:value-type="float">
            <text:p>0</text:p>
          </table:table-cell>
          <table:table-cell office:value-type="float" office:value="14.835" calcext:value-type="float">
            <text:p>14.835</text:p>
          </table:table-cell>
        </table:table-row>
        <table:table-row table:style-name="ro1">
          <table:table-cell office:value-type="string" calcext:value-type="string">
            <text:p>2013-01-04</text:p>
          </table:table-cell>
          <table:table-cell table:formula="of:=DATEVALUE([.A1000])" office:value-type="float" office:value="41278" calcext:value-type="float">
            <text:p>41278</text:p>
          </table:table-cell>
          <table:table-cell table:number-columns-repeated="4" office:value-type="float" office:value="15.115" calcext:value-type="float">
            <text:p>15.115</text:p>
          </table:table-cell>
          <table:table-cell office:value-type="float" office:value="0" calcext:value-type="float">
            <text:p>0</text:p>
          </table:table-cell>
          <table:table-cell office:value-type="float" office:value="15.115" calcext:value-type="float">
            <text:p>15.115</text:p>
          </table:table-cell>
        </table:table-row>
        <table:table-row table:style-name="ro1">
          <table:table-cell office:value-type="string" calcext:value-type="string">
            <text:p>2013-01-03</text:p>
          </table:table-cell>
          <table:table-cell table:formula="of:=DATEVALUE([.A1001])" office:value-type="float" office:value="41277" calcext:value-type="float">
            <text:p>41277</text:p>
          </table:table-cell>
          <table:table-cell office:value-type="float" office:value="15.185" calcext:value-type="float">
            <text:p>15.185</text:p>
          </table:table-cell>
          <table:table-cell office:value-type="float" office:value="15.3" calcext:value-type="float">
            <text:p>15.3</text:p>
          </table:table-cell>
          <table:table-cell office:value-type="float" office:value="15.185" calcext:value-type="float">
            <text:p>15.185</text:p>
          </table:table-cell>
          <table:table-cell office:value-type="float" office:value="15.3" calcext:value-type="float">
            <text:p>15.3</text:p>
          </table:table-cell>
          <table:table-cell office:value-type="float" office:value="1500" calcext:value-type="float">
            <text:p>150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2013-01-02</text:p>
          </table:table-cell>
          <table:table-cell table:formula="of:=DATEVALUE([.A1002])" office:value-type="float" office:value="41276" calcext:value-type="float">
            <text:p>41276</text:p>
          </table:table-cell>
          <table:table-cell office:value-type="float" office:value="14.925" calcext:value-type="float">
            <text:p>14.925</text:p>
          </table:table-cell>
          <table:table-cell office:value-type="float" office:value="15.22" calcext:value-type="float">
            <text:p>15.22</text:p>
          </table:table-cell>
          <table:table-cell office:value-type="float" office:value="14.925" calcext:value-type="float">
            <text:p>14.925</text:p>
          </table:table-cell>
          <table:table-cell office:value-type="float" office:value="15.22" calcext:value-type="float">
            <text:p>15.22</text:p>
          </table:table-cell>
          <table:table-cell office:value-type="float" office:value="200" calcext:value-type="float">
            <text:p>200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table:formula="of:=DATEVALUE([.A1003])" office:value-type="float" office:value="41275" calcext:value-type="float">
            <text:p>41275</text:p>
          </table:table-cell>
          <table:table-cell table:number-columns-repeated="4"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table:formula="of:=DATEVALUE([.A1004])" office:value-type="float" office:value="41274" calcext:value-type="float">
            <text:p>41274</text:p>
          </table:table-cell>
          <table:table-cell table:number-columns-repeated="4"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2012-12-28</text:p>
          </table:table-cell>
          <table:table-cell table:formula="of:=DATEVALUE([.A1005])" office:value-type="float" office:value="41271" calcext:value-type="float">
            <text:p>41271</text:p>
          </table:table-cell>
          <table:table-cell table:number-columns-repeated="4"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2012-12-27</text:p>
          </table:table-cell>
          <table:table-cell table:formula="of:=DATEVALUE([.A1006])" office:value-type="float" office:value="41270" calcext:value-type="float">
            <text:p>41270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" calcext:value-type="float">
            <text:p>14.8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" calcext:value-type="float">
            <text:p>14.77</text:p>
          </table:table-cell>
          <table:table-cell office:value-type="float" office:value="5200" calcext:value-type="float">
            <text:p>5200</text:p>
          </table:table-cell>
          <table:table-cell office:value-type="float" office:value="14.77" calcext:value-type="float">
            <text:p>14.77</text:p>
          </table:table-cell>
        </table:table-row>
        <table:table-row table:style-name="ro1">
          <table:table-cell office:value-type="string" calcext:value-type="string">
            <text:p>2012-12-26</text:p>
          </table:table-cell>
          <table:table-cell table:formula="of:=DATEVALUE([.A1007])" office:value-type="float" office:value="41269" calcext:value-type="float">
            <text:p>41269</text:p>
          </table:table-cell>
          <table:table-cell table:number-columns-repeated="4"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string" calcext:value-type="string">
            <text:p>2012-12-25</text:p>
          </table:table-cell>
          <table:table-cell table:formula="of:=DATEVALUE([.A1008])" office:value-type="float" office:value="41268" calcext:value-type="float">
            <text:p>41268</text:p>
          </table:table-cell>
          <table:table-cell table:number-columns-repeated="4"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string" calcext:value-type="string">
            <text:p>2012-12-24</text:p>
          </table:table-cell>
          <table:table-cell table:formula="of:=DATEVALUE([.A1009])" office:value-type="float" office:value="41267" calcext:value-type="float">
            <text:p>41267</text:p>
          </table:table-cell>
          <table:table-cell table:number-columns-repeated="4"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string" calcext:value-type="string">
            <text:p>2012-12-21</text:p>
          </table:table-cell>
          <table:table-cell table:formula="of:=DATEVALUE([.A1010])" office:value-type="float" office:value="41264" calcext:value-type="float">
            <text:p>41264</text:p>
          </table:table-cell>
          <table:table-cell office:value-type="float" office:value="14.675" calcext:value-type="float">
            <text:p>14.675</text:p>
          </table:table-cell>
          <table:table-cell office:value-type="float" office:value="14.71" calcext:value-type="float">
            <text:p>14.71</text:p>
          </table:table-cell>
          <table:table-cell office:value-type="float" office:value="14.675" calcext:value-type="float">
            <text:p>14.675</text:p>
          </table:table-cell>
          <table:table-cell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string" calcext:value-type="string">
            <text:p>2012-12-20</text:p>
          </table:table-cell>
          <table:table-cell table:formula="of:=DATEVALUE([.A1011])" office:value-type="float" office:value="41263" calcext:value-type="float">
            <text:p>41263</text:p>
          </table:table-cell>
          <table:table-cell table:number-columns-repeated="4" office:value-type="float" office:value="14.795" calcext:value-type="float">
            <text:p>14.795</text:p>
          </table:table-cell>
          <table:table-cell office:value-type="float" office:value="0" calcext:value-type="float">
            <text:p>0</text:p>
          </table:table-cell>
          <table:table-cell office:value-type="float" office:value="14.795" calcext:value-type="float">
            <text:p>14.795</text:p>
          </table:table-cell>
        </table:table-row>
        <table:table-row table:style-name="ro1">
          <table:table-cell office:value-type="string" calcext:value-type="string">
            <text:p>2012-12-19</text:p>
          </table:table-cell>
          <table:table-cell table:formula="of:=DATEVALUE([.A1012])" office:value-type="float" office:value="41262" calcext:value-type="float">
            <text:p>41262</text:p>
          </table:table-cell>
          <table:table-cell table:number-columns-repeated="2" office:value-type="float" office:value="14.775" calcext:value-type="float">
            <text:p>14.775</text:p>
          </table:table-cell>
          <table:table-cell table:number-columns-repeated="2" office:value-type="float" office:value="14.755" calcext:value-type="float">
            <text:p>14.755</text:p>
          </table:table-cell>
          <table:table-cell office:value-type="float" office:value="0" calcext:value-type="float">
            <text:p>0</text:p>
          </table:table-cell>
          <table:table-cell office:value-type="float" office:value="14.755" calcext:value-type="float">
            <text:p>14.755</text:p>
          </table:table-cell>
        </table:table-row>
        <table:table-row table:style-name="ro1">
          <table:table-cell office:value-type="string" calcext:value-type="string">
            <text:p>2012-12-18</text:p>
          </table:table-cell>
          <table:table-cell table:formula="of:=DATEVALUE([.A1013])" office:value-type="float" office:value="41261" calcext:value-type="float">
            <text:p>41261</text:p>
          </table:table-cell>
          <table:table-cell office:value-type="float" office:value="14.945" calcext:value-type="float">
            <text:p>14.945</text:p>
          </table:table-cell>
          <table:table-cell office:value-type="float" office:value="14.95" calcext:value-type="float">
            <text:p>14.95</text:p>
          </table:table-cell>
          <table:table-cell office:value-type="float" office:value="14.945" calcext:value-type="float">
            <text:p>14.945</text:p>
          </table:table-cell>
          <table:table-cell office:value-type="float" office:value="14.95" calcext:value-type="float">
            <text:p>14.95</text:p>
          </table:table-cell>
          <table:table-cell office:value-type="float" office:value="200" calcext:value-type="float">
            <text:p>200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string" calcext:value-type="string">
            <text:p>2012-12-17</text:p>
          </table:table-cell>
          <table:table-cell table:formula="of:=DATEVALUE([.A1014])" office:value-type="float" office:value="41260" calcext:value-type="float">
            <text:p>41260</text:p>
          </table:table-cell>
          <table:table-cell office:value-type="float" office:value="14.91" calcext:value-type="float">
            <text:p>14.91</text:p>
          </table:table-cell>
          <table:table-cell office:value-type="float" office:value="14.935" calcext:value-type="float">
            <text:p>14.935</text:p>
          </table:table-cell>
          <table:table-cell office:value-type="float" office:value="14.91" calcext:value-type="float">
            <text:p>14.91</text:p>
          </table:table-cell>
          <table:table-cell office:value-type="float" office:value="14.935" calcext:value-type="float">
            <text:p>14.935</text:p>
          </table:table-cell>
          <table:table-cell office:value-type="float" office:value="700" calcext:value-type="float">
            <text:p>700</text:p>
          </table:table-cell>
          <table:table-cell office:value-type="float" office:value="14.935" calcext:value-type="float">
            <text:p>14.935</text:p>
          </table:table-cell>
        </table:table-row>
        <table:table-row table:style-name="ro1">
          <table:table-cell office:value-type="string" calcext:value-type="string">
            <text:p>2012-12-14</text:p>
          </table:table-cell>
          <table:table-cell table:formula="of:=DATEVALUE([.A1015])" office:value-type="float" office:value="41257" calcext:value-type="float">
            <text:p>41257</text:p>
          </table:table-cell>
          <table:table-cell office:value-type="float" office:value="14.71" calcext:value-type="float">
            <text:p>14.71</text:p>
          </table:table-cell>
          <table:table-cell office:value-type="float" office:value="14.895" calcext:value-type="float">
            <text:p>14.895</text:p>
          </table:table-cell>
          <table:table-cell office:value-type="float" office:value="14.71" calcext:value-type="float">
            <text:p>14.71</text:p>
          </table:table-cell>
          <table:table-cell office:value-type="float" office:value="14.895" calcext:value-type="float">
            <text:p>14.895</text:p>
          </table:table-cell>
          <table:table-cell office:value-type="float" office:value="2200" calcext:value-type="float">
            <text:p>2200</text:p>
          </table:table-cell>
          <table:table-cell office:value-type="float" office:value="14.895" calcext:value-type="float">
            <text:p>14.895</text:p>
          </table:table-cell>
        </table:table-row>
        <table:table-row table:style-name="ro1">
          <table:table-cell office:value-type="string" calcext:value-type="string">
            <text:p>2012-12-13</text:p>
          </table:table-cell>
          <table:table-cell table:formula="of:=DATEVALUE([.A1016])" office:value-type="float" office:value="41256" calcext:value-type="float">
            <text:p>41256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" calcext:value-type="float">
            <text:p>14.8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2012-12-12</text:p>
          </table:table-cell>
          <table:table-cell table:formula="of:=DATEVALUE([.A1017])" office:value-type="float" office:value="41255" calcext:value-type="float">
            <text:p>41255</text:p>
          </table:table-cell>
          <table:table-cell table:number-columns-repeated="4" office:value-type="float" office:value="14.985" calcext:value-type="float">
            <text:p>14.985</text:p>
          </table:table-cell>
          <table:table-cell office:value-type="float" office:value="0" calcext:value-type="float">
            <text:p>0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string" calcext:value-type="string">
            <text:p>2012-12-11</text:p>
          </table:table-cell>
          <table:table-cell table:formula="of:=DATEVALUE([.A1018])" office:value-type="float" office:value="41254" calcext:value-type="float">
            <text:p>41254</text:p>
          </table:table-cell>
          <table:table-cell office:value-type="float" office:value="14.955" calcext:value-type="float">
            <text:p>14.955</text:p>
          </table:table-cell>
          <table:table-cell office:value-type="float" office:value="15.045" calcext:value-type="float">
            <text:p>15.045</text:p>
          </table:table-cell>
          <table:table-cell office:value-type="float" office:value="14.955" calcext:value-type="float">
            <text:p>14.955</text:p>
          </table:table-cell>
          <table:table-cell office:value-type="float" office:value="15.025" calcext:value-type="float">
            <text:p>15.025</text:p>
          </table:table-cell>
          <table:table-cell office:value-type="float" office:value="1000" calcext:value-type="float">
            <text:p>1000</text:p>
          </table:table-cell>
          <table:table-cell office:value-type="float" office:value="15.025" calcext:value-type="float">
            <text:p>15.025</text:p>
          </table:table-cell>
        </table:table-row>
        <table:table-row table:style-name="ro1">
          <table:table-cell office:value-type="string" calcext:value-type="string">
            <text:p>2012-12-10</text:p>
          </table:table-cell>
          <table:table-cell table:formula="of:=DATEVALUE([.A1019])" office:value-type="float" office:value="41253" calcext:value-type="float">
            <text:p>41253</text:p>
          </table:table-cell>
          <table:table-cell table:number-columns-repeated="4" office:value-type="float" office:value="14.83" calcext:value-type="float">
            <text:p>14.83</text:p>
          </table:table-cell>
          <table:table-cell office:value-type="float" office:value="0" calcext:value-type="float">
            <text:p>0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string" calcext:value-type="string">
            <text:p>2012-12-07</text:p>
          </table:table-cell>
          <table:table-cell table:formula="of:=DATEVALUE([.A1020])" office:value-type="float" office:value="41250" calcext:value-type="float">
            <text:p>41250</text:p>
          </table:table-cell>
          <table:table-cell table:number-columns-repeated="4" office:value-type="float" office:value="14.785" calcext:value-type="float">
            <text:p>14.785</text:p>
          </table:table-cell>
          <table:table-cell office:value-type="float" office:value="0" calcext:value-type="float">
            <text:p>0</text:p>
          </table:table-cell>
          <table:table-cell office:value-type="float" office:value="14.785" calcext:value-type="float">
            <text:p>14.785</text:p>
          </table:table-cell>
        </table:table-row>
        <table:table-row table:style-name="ro1">
          <table:table-cell office:value-type="string" calcext:value-type="string">
            <text:p>2012-12-06</text:p>
          </table:table-cell>
          <table:table-cell table:formula="of:=DATEVALUE([.A1021])" office:value-type="float" office:value="41249" calcext:value-type="float">
            <text:p>41249</text:p>
          </table:table-cell>
          <table:table-cell office:value-type="float" office:value="14.425" calcext:value-type="float">
            <text:p>14.425</text:p>
          </table:table-cell>
          <table:table-cell office:value-type="float" office:value="14.56" calcext:value-type="float">
            <text:p>14.56</text:p>
          </table:table-cell>
          <table:table-cell office:value-type="float" office:value="14.425" calcext:value-type="float">
            <text:p>14.425</text:p>
          </table:table-cell>
          <table:table-cell office:value-type="float" office:value="14.56" calcext:value-type="float">
            <text:p>14.56</text:p>
          </table:table-cell>
          <table:table-cell office:value-type="float" office:value="200" calcext:value-type="float">
            <text:p>200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string" calcext:value-type="string">
            <text:p>2012-12-05</text:p>
          </table:table-cell>
          <table:table-cell table:formula="of:=DATEVALUE([.A1022])" office:value-type="float" office:value="41248" calcext:value-type="float">
            <text:p>41248</text:p>
          </table:table-cell>
          <table:table-cell table:number-columns-repeated="4"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string" calcext:value-type="string">
            <text:p>2012-12-04</text:p>
          </table:table-cell>
          <table:table-cell table:formula="of:=DATEVALUE([.A1023])" office:value-type="float" office:value="41247" calcext:value-type="float">
            <text:p>41247</text:p>
          </table:table-cell>
          <table:table-cell office:value-type="float" office:value="14.165" calcext:value-type="float">
            <text:p>14.165</text:p>
          </table:table-cell>
          <table:table-cell office:value-type="float" office:value="14.22" calcext:value-type="float">
            <text:p>14.22</text:p>
          </table:table-cell>
          <table:table-cell office:value-type="float" office:value="14.165" calcext:value-type="float">
            <text:p>14.165</text:p>
          </table:table-cell>
          <table:table-cell office:value-type="float" office:value="14.22" calcext:value-type="float">
            <text:p>14.22</text:p>
          </table:table-cell>
          <table:table-cell office:value-type="float" office:value="1000" calcext:value-type="float">
            <text:p>1000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string" calcext:value-type="string">
            <text:p>2012-12-03</text:p>
          </table:table-cell>
          <table:table-cell table:formula="of:=DATEVALUE([.A1024])" office:value-type="float" office:value="41246" calcext:value-type="float">
            <text:p>4124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28" calcext:value-type="float">
            <text:p>14.28</text:p>
          </table:table-cell>
          <table:table-cell office:value-type="float" office:value="14.01" calcext:value-type="float">
            <text:p>14.01</text:p>
          </table:table-cell>
          <table:table-cell office:value-type="float" office:value="14.28" calcext:value-type="float">
            <text:p>14.28</text:p>
          </table:table-cell>
          <table:table-cell office:value-type="float" office:value="1000" calcext:value-type="float">
            <text:p>1000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table:formula="of:=DATEVALUE([.A1025])" office:value-type="float" office:value="41243" calcext:value-type="float">
            <text:p>41243</text:p>
          </table:table-cell>
          <table:table-cell office:value-type="float" office:value="14.495" calcext:value-type="float">
            <text:p>14.495</text:p>
          </table:table-cell>
          <table:table-cell office:value-type="float" office:value="14.555" calcext:value-type="float">
            <text:p>14.555</text:p>
          </table:table-cell>
          <table:table-cell office:value-type="float" office:value="14.48" calcext:value-type="float">
            <text:p>14.48</text:p>
          </table:table-cell>
          <table:table-cell office:value-type="float" office:value="14.555" calcext:value-type="float">
            <text:p>14.555</text:p>
          </table:table-cell>
          <table:table-cell office:value-type="float" office:value="1500" calcext:value-type="float">
            <text:p>1500</text:p>
          </table:table-cell>
          <table:table-cell office:value-type="float" office:value="14.555" calcext:value-type="float">
            <text:p>14.555</text:p>
          </table:table-cell>
        </table:table-row>
        <table:table-row table:style-name="ro1">
          <table:table-cell office:value-type="string" calcext:value-type="string">
            <text:p>2012-11-29</text:p>
          </table:table-cell>
          <table:table-cell table:formula="of:=DATEVALUE([.A1026])" office:value-type="float" office:value="41242" calcext:value-type="float">
            <text:p>41242</text:p>
          </table:table-cell>
          <table:table-cell office:value-type="float" office:value="14.585" calcext:value-type="float">
            <text:p>14.585</text:p>
          </table:table-cell>
          <table:table-cell office:value-type="float" office:value="14.65" calcext:value-type="float">
            <text:p>14.65</text:p>
          </table:table-cell>
          <table:table-cell office:value-type="float" office:value="14.585" calcext:value-type="float">
            <text:p>14.585</text:p>
          </table:table-cell>
          <table:table-cell office:value-type="float" office:value="14.65" calcext:value-type="float">
            <text:p>14.65</text:p>
          </table:table-cell>
          <table:table-cell office:value-type="float" office:value="4100" calcext:value-type="float">
            <text:p>4100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office:value-type="string" calcext:value-type="string">
            <text:p>2012-11-28</text:p>
          </table:table-cell>
          <table:table-cell table:formula="of:=DATEVALUE([.A1027])" office:value-type="float" office:value="41241" calcext:value-type="float">
            <text:p>41241</text:p>
          </table:table-cell>
          <table:table-cell table:number-columns-repeated="4" office:value-type="float" office:value="14.585" calcext:value-type="float">
            <text:p>14.585</text:p>
          </table:table-cell>
          <table:table-cell office:value-type="float" office:value="0" calcext:value-type="float">
            <text:p>0</text:p>
          </table:table-cell>
          <table:table-cell office:value-type="float" office:value="14.585" calcext:value-type="float">
            <text:p>14.585</text:p>
          </table:table-cell>
        </table:table-row>
        <table:table-row table:style-name="ro1">
          <table:table-cell office:value-type="string" calcext:value-type="string">
            <text:p>2012-11-27</text:p>
          </table:table-cell>
          <table:table-cell table:formula="of:=DATEVALUE([.A1028])" office:value-type="float" office:value="41240" calcext:value-type="float">
            <text:p>41240</text:p>
          </table:table-cell>
          <table:table-cell office:value-type="float" office:value="14.395" calcext:value-type="float">
            <text:p>14.39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395" calcext:value-type="float">
            <text:p>14.395</text:p>
          </table:table-cell>
          <table:table-cell office:value-type="float" office:value="14.67" calcext:value-type="float">
            <text:p>14.67</text:p>
          </table:table-cell>
          <table:table-cell office:value-type="float" office:value="2900" calcext:value-type="float">
            <text:p>2900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string" calcext:value-type="string">
            <text:p>2012-11-26</text:p>
          </table:table-cell>
          <table:table-cell table:formula="of:=DATEVALUE([.A1029])" office:value-type="float" office:value="41239" calcext:value-type="float">
            <text:p>41239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655" calcext:value-type="float">
            <text:p>14.655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57" calcext:value-type="float">
            <text:p>14.57</text:p>
          </table:table-cell>
          <table:table-cell office:value-type="float" office:value="6500" calcext:value-type="float">
            <text:p>6500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string" calcext:value-type="string">
            <text:p>2012-11-23</text:p>
          </table:table-cell>
          <table:table-cell table:formula="of:=DATEVALUE([.A1030])" office:value-type="float" office:value="41236" calcext:value-type="float">
            <text:p>41236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325" calcext:value-type="float">
            <text:p>14.325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325" calcext:value-type="float">
            <text:p>14.325</text:p>
          </table:table-cell>
          <table:table-cell office:value-type="float" office:value="3000" calcext:value-type="float">
            <text:p>3000</text:p>
          </table:table-cell>
          <table:table-cell office:value-type="float" office:value="14.325" calcext:value-type="float">
            <text:p>14.325</text:p>
          </table:table-cell>
        </table:table-row>
        <table:table-row table:style-name="ro1">
          <table:table-cell office:value-type="string" calcext:value-type="string">
            <text:p>2012-11-22</text:p>
          </table:table-cell>
          <table:table-cell table:formula="of:=DATEVALUE([.A1031])" office:value-type="float" office:value="41235" calcext:value-type="float">
            <text:p>41235</text:p>
          </table:table-cell>
          <table:table-cell office:value-type="float" office:value="14.28" calcext:value-type="float">
            <text:p>14.28</text:p>
          </table:table-cell>
          <table:table-cell office:value-type="float" office:value="14.335" calcext:value-type="float">
            <text:p>14.335</text:p>
          </table:table-cell>
          <table:table-cell office:value-type="float" office:value="14.28" calcext:value-type="float">
            <text:p>14.28</text:p>
          </table:table-cell>
          <table:table-cell office:value-type="float" office:value="14.335" calcext:value-type="float">
            <text:p>14.335</text:p>
          </table:table-cell>
          <table:table-cell office:value-type="float" office:value="1000" calcext:value-type="float">
            <text:p>1000</text:p>
          </table:table-cell>
          <table:table-cell office:value-type="float" office:value="14.335" calcext:value-type="float">
            <text:p>14.335</text:p>
          </table:table-cell>
        </table:table-row>
        <table:table-row table:style-name="ro1">
          <table:table-cell office:value-type="string" calcext:value-type="string">
            <text:p>2012-11-21</text:p>
          </table:table-cell>
          <table:table-cell table:formula="of:=DATEVALUE([.A1032])" office:value-type="float" office:value="41234" calcext:value-type="float">
            <text:p>41234</text:p>
          </table:table-cell>
          <table:table-cell office:value-type="float" office:value="14.205" calcext:value-type="float">
            <text:p>14.205</text:p>
          </table:table-cell>
          <table:table-cell office:value-type="float" office:value="14.285" calcext:value-type="float">
            <text:p>14.285</text:p>
          </table:table-cell>
          <table:table-cell office:value-type="float" office:value="14.205" calcext:value-type="float">
            <text:p>14.205</text:p>
          </table:table-cell>
          <table:table-cell office:value-type="float" office:value="14.285" calcext:value-type="float">
            <text:p>14.285</text:p>
          </table:table-cell>
          <table:table-cell office:value-type="float" office:value="500" calcext:value-type="float">
            <text:p>500</text:p>
          </table:table-cell>
          <table:table-cell office:value-type="float" office:value="14.285" calcext:value-type="float">
            <text:p>14.285</text:p>
          </table:table-cell>
        </table:table-row>
        <table:table-row table:style-name="ro1">
          <table:table-cell office:value-type="string" calcext:value-type="string">
            <text:p>2012-11-20</text:p>
          </table:table-cell>
          <table:table-cell table:formula="of:=DATEVALUE([.A1033])" office:value-type="float" office:value="41233" calcext:value-type="float">
            <text:p>41233</text:p>
          </table:table-cell>
          <table:table-cell table:number-columns-repeated="2" office:value-type="float" office:value="14.27" calcext:value-type="float">
            <text:p>14.27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26" calcext:value-type="float">
            <text:p>14.26</text:p>
          </table:table-cell>
          <table:table-cell office:value-type="float" office:value="4800" calcext:value-type="float">
            <text:p>4800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string" calcext:value-type="string">
            <text:p>2012-11-19</text:p>
          </table:table-cell>
          <table:table-cell table:formula="of:=DATEVALUE([.A1034])" office:value-type="float" office:value="41232" calcext:value-type="float">
            <text:p>41232</text:p>
          </table:table-cell>
          <table:table-cell office:value-type="float" office:value="13.975" calcext:value-type="float">
            <text:p>13.975</text:p>
          </table:table-cell>
          <table:table-cell office:value-type="float" office:value="14.105" calcext:value-type="float">
            <text:p>14.105</text:p>
          </table:table-cell>
          <table:table-cell office:value-type="float" office:value="13.975" calcext:value-type="float">
            <text:p>13.975</text:p>
          </table:table-cell>
          <table:table-cell office:value-type="float" office:value="13.985" calcext:value-type="float">
            <text:p>13.985</text:p>
          </table:table-cell>
          <table:table-cell office:value-type="float" office:value="1500" calcext:value-type="float">
            <text:p>1500</text:p>
          </table:table-cell>
          <table:table-cell office:value-type="float" office:value="13.985" calcext:value-type="float">
            <text:p>13.985</text:p>
          </table:table-cell>
        </table:table-row>
        <table:table-row table:style-name="ro1">
          <table:table-cell office:value-type="string" calcext:value-type="string">
            <text:p>2012-11-16</text:p>
          </table:table-cell>
          <table:table-cell table:formula="of:=DATEVALUE([.A1035])" office:value-type="float" office:value="41229" calcext:value-type="float">
            <text:p>41229</text:p>
          </table:table-cell>
          <table:table-cell table:number-columns-repeated="4" office:value-type="float" office:value="13.965" calcext:value-type="float">
            <text:p>13.965</text:p>
          </table:table-cell>
          <table:table-cell office:value-type="float" office:value="0" calcext:value-type="float">
            <text:p>0</text:p>
          </table:table-cell>
          <table:table-cell office:value-type="float" office:value="13.965" calcext:value-type="float">
            <text:p>13.965</text:p>
          </table:table-cell>
        </table:table-row>
        <table:table-row table:style-name="ro1">
          <table:table-cell office:value-type="string" calcext:value-type="string">
            <text:p>2012-11-15</text:p>
          </table:table-cell>
          <table:table-cell table:formula="of:=DATEVALUE([.A1036])" office:value-type="float" office:value="41228" calcext:value-type="float">
            <text:p>41228</text:p>
          </table:table-cell>
          <table:table-cell table:number-columns-repeated="4" office:value-type="float" office:value="13.985" calcext:value-type="float">
            <text:p>13.985</text:p>
          </table:table-cell>
          <table:table-cell office:value-type="float" office:value="0" calcext:value-type="float">
            <text:p>0</text:p>
          </table:table-cell>
          <table:table-cell office:value-type="float" office:value="13.985" calcext:value-type="float">
            <text:p>13.985</text:p>
          </table:table-cell>
        </table:table-row>
        <table:table-row table:style-name="ro1">
          <table:table-cell office:value-type="string" calcext:value-type="string">
            <text:p>2012-11-14</text:p>
          </table:table-cell>
          <table:table-cell table:formula="of:=DATEVALUE([.A1037])" office:value-type="float" office:value="41227" calcext:value-type="float">
            <text:p>41227</text:p>
          </table:table-cell>
          <table:table-cell table:number-columns-repeated="4" office:value-type="float" office:value="14.015" calcext:value-type="float">
            <text:p>14.015</text:p>
          </table:table-cell>
          <table:table-cell office:value-type="float" office:value="0" calcext:value-type="float">
            <text:p>0</text:p>
          </table:table-cell>
          <table:table-cell office:value-type="float" office:value="14.015" calcext:value-type="float">
            <text:p>14.015</text:p>
          </table:table-cell>
        </table:table-row>
        <table:table-row table:style-name="ro1">
          <table:table-cell office:value-type="string" calcext:value-type="string">
            <text:p>2012-11-13</text:p>
          </table:table-cell>
          <table:table-cell table:formula="of:=DATEVALUE([.A1038])" office:value-type="float" office:value="41226" calcext:value-type="float">
            <text:p>41226</text:p>
          </table:table-cell>
          <table:table-cell office:value-type="float" office:value="13.75" calcext:value-type="float">
            <text:p>13.75</text:p>
          </table:table-cell>
          <table:table-cell office:value-type="float" office:value="13.845" calcext:value-type="float">
            <text:p>13.845</text:p>
          </table:table-cell>
          <table:table-cell office:value-type="float" office:value="13.69" calcext:value-type="float">
            <text:p>13.69</text:p>
          </table:table-cell>
          <table:table-cell office:value-type="float" office:value="13.845" calcext:value-type="float">
            <text:p>13.845</text:p>
          </table:table-cell>
          <table:table-cell office:value-type="float" office:value="1700" calcext:value-type="float">
            <text:p>1700</text:p>
          </table:table-cell>
          <table:table-cell office:value-type="float" office:value="13.845" calcext:value-type="float">
            <text:p>13.845</text:p>
          </table:table-cell>
        </table:table-row>
        <table:table-row table:style-name="ro1">
          <table:table-cell office:value-type="string" calcext:value-type="string">
            <text:p>2012-11-12</text:p>
          </table:table-cell>
          <table:table-cell table:formula="of:=DATEVALUE([.A1039])" office:value-type="float" office:value="41225" calcext:value-type="float">
            <text:p>41225</text:p>
          </table:table-cell>
          <table:table-cell table:number-columns-repeated="4" office:value-type="float" office:value="13.575" calcext:value-type="float">
            <text:p>13.575</text:p>
          </table:table-cell>
          <table:table-cell office:value-type="float" office:value="0" calcext:value-type="float">
            <text:p>0</text:p>
          </table:table-cell>
          <table:table-cell office:value-type="float" office:value="13.575" calcext:value-type="float">
            <text:p>13.575</text:p>
          </table:table-cell>
        </table:table-row>
        <table:table-row table:style-name="ro1">
          <table:table-cell office:value-type="string" calcext:value-type="string">
            <text:p>2012-11-09</text:p>
          </table:table-cell>
          <table:table-cell table:formula="of:=DATEVALUE([.A1040])" office:value-type="float" office:value="41222" calcext:value-type="float">
            <text:p>41222</text:p>
          </table:table-cell>
          <table:table-cell table:number-columns-repeated="4" office:value-type="float" office:value="13.505" calcext:value-type="float">
            <text:p>13.505</text:p>
          </table:table-cell>
          <table:table-cell office:value-type="float" office:value="0" calcext:value-type="float">
            <text:p>0</text:p>
          </table:table-cell>
          <table:table-cell office:value-type="float" office:value="13.505" calcext:value-type="float">
            <text:p>13.505</text:p>
          </table:table-cell>
        </table:table-row>
        <table:table-row table:style-name="ro1">
          <table:table-cell office:value-type="string" calcext:value-type="string">
            <text:p>2012-11-08</text:p>
          </table:table-cell>
          <table:table-cell table:formula="of:=DATEVALUE([.A1041])" office:value-type="float" office:value="41221" calcext:value-type="float">
            <text:p>41221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5" calcext:value-type="float">
            <text:p>13.625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5" calcext:value-type="float">
            <text:p>13.625</text:p>
          </table:table-cell>
          <table:table-cell office:value-type="float" office:value="100" calcext:value-type="float">
            <text:p>100</text:p>
          </table:table-cell>
          <table:table-cell office:value-type="float" office:value="13.625" calcext:value-type="float">
            <text:p>13.625</text:p>
          </table:table-cell>
        </table:table-row>
        <table:table-row table:style-name="ro1">
          <table:table-cell office:value-type="string" calcext:value-type="string">
            <text:p>2012-11-07</text:p>
          </table:table-cell>
          <table:table-cell table:formula="of:=DATEVALUE([.A1042])" office:value-type="float" office:value="41220" calcext:value-type="float">
            <text:p>41220</text:p>
          </table:table-cell>
          <table:table-cell office:value-type="float" office:value="13.545" calcext:value-type="float">
            <text:p>13.545</text:p>
          </table:table-cell>
          <table:table-cell office:value-type="float" office:value="13.6" calcext:value-type="float">
            <text:p>13.6</text:p>
          </table:table-cell>
          <table:table-cell office:value-type="float" office:value="13.545" calcext:value-type="float">
            <text:p>13.545</text:p>
          </table:table-cell>
          <table:table-cell office:value-type="float" office:value="13.6" calcext:value-type="float">
            <text:p>13.6</text:p>
          </table:table-cell>
          <table:table-cell office:value-type="float" office:value="300" calcext:value-type="float">
            <text:p>30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2012-11-06</text:p>
          </table:table-cell>
          <table:table-cell table:formula="of:=DATEVALUE([.A1043])" office:value-type="float" office:value="41219" calcext:value-type="float">
            <text:p>4121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3.61" calcext:value-type="float">
            <text:p>13.61</text:p>
          </table:table-cell>
          <table:table-cell office:value-type="float" office:value="13.525" calcext:value-type="float">
            <text:p>13.525</text:p>
          </table:table-cell>
          <table:table-cell office:value-type="float" office:value="13.56" calcext:value-type="float">
            <text:p>13.56</text:p>
          </table:table-cell>
          <table:table-cell office:value-type="float" office:value="3500" calcext:value-type="float">
            <text:p>3500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string" calcext:value-type="string">
            <text:p>2012-11-05</text:p>
          </table:table-cell>
          <table:table-cell table:formula="of:=DATEVALUE([.A1044])" office:value-type="float" office:value="41218" calcext:value-type="float">
            <text:p>41218</text:p>
          </table:table-cell>
          <table:table-cell office:value-type="float" office:value="13.265" calcext:value-type="float">
            <text:p>13.265</text:p>
          </table:table-cell>
          <table:table-cell office:value-type="float" office:value="13.405" calcext:value-type="float">
            <text:p>13.405</text:p>
          </table:table-cell>
          <table:table-cell office:value-type="float" office:value="13.265" calcext:value-type="float">
            <text:p>13.265</text:p>
          </table:table-cell>
          <table:table-cell office:value-type="float" office:value="13.395" calcext:value-type="float">
            <text:p>13.395</text:p>
          </table:table-cell>
          <table:table-cell office:value-type="float" office:value="300" calcext:value-type="float">
            <text:p>300</text:p>
          </table:table-cell>
          <table:table-cell office:value-type="float" office:value="13.395" calcext:value-type="float">
            <text:p>13.395</text:p>
          </table:table-cell>
        </table:table-row>
        <table:table-row table:style-name="ro1">
          <table:table-cell office:value-type="string" calcext:value-type="string">
            <text:p>2012-11-02</text:p>
          </table:table-cell>
          <table:table-cell table:formula="of:=DATEVALUE([.A1045])" office:value-type="float" office:value="41215" calcext:value-type="float">
            <text:p>41215</text:p>
          </table:table-cell>
          <table:table-cell office:value-type="float" office:value="13.08" calcext:value-type="float">
            <text:p>13.08</text:p>
          </table:table-cell>
          <table:table-cell office:value-type="float" office:value="13.105" calcext:value-type="float">
            <text:p>13.105</text:p>
          </table:table-cell>
          <table:table-cell office:value-type="float" office:value="13.08" calcext:value-type="float">
            <text:p>13.08</text:p>
          </table:table-cell>
          <table:table-cell office:value-type="float" office:value="13.105" calcext:value-type="float">
            <text:p>13.105</text:p>
          </table:table-cell>
          <table:table-cell office:value-type="float" office:value="0" calcext:value-type="float">
            <text:p>0</text:p>
          </table:table-cell>
          <table:table-cell office:value-type="float" office:value="13.105" calcext:value-type="float">
            <text:p>13.105</text:p>
          </table:table-cell>
        </table:table-row>
        <table:table-row table:style-name="ro1">
          <table:table-cell office:value-type="string" calcext:value-type="string">
            <text:p>2012-11-01</text:p>
          </table:table-cell>
          <table:table-cell table:formula="of:=DATEVALUE([.A1046])" office:value-type="float" office:value="41214" calcext:value-type="float">
            <text:p>41214</text:p>
          </table:table-cell>
          <table:table-cell table:number-columns-repeated="4" office:value-type="float" office:value="12.915" calcext:value-type="float">
            <text:p>12.915</text:p>
          </table:table-cell>
          <table:table-cell office:value-type="float" office:value="0" calcext:value-type="float">
            <text:p>0</text:p>
          </table:table-cell>
          <table:table-cell office:value-type="float" office:value="12.915" calcext:value-type="float">
            <text:p>12.915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table:formula="of:=DATEVALUE([.A1047])" office:value-type="float" office:value="41213" calcext:value-type="float">
            <text:p>41213</text:p>
          </table:table-cell>
          <table:table-cell table:number-columns-repeated="2" office:value-type="float" office:value="12.92" calcext:value-type="float">
            <text:p>12.92</text:p>
          </table:table-cell>
          <table:table-cell table:number-columns-repeated="2" office:value-type="float" office:value="12.91" calcext:value-type="float">
            <text:p>12.91</text:p>
          </table:table-cell>
          <table:table-cell office:value-type="float" office:value="700" calcext:value-type="float">
            <text:p>700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string" calcext:value-type="string">
            <text:p>2012-10-30</text:p>
          </table:table-cell>
          <table:table-cell table:formula="of:=DATEVALUE([.A1048])" office:value-type="float" office:value="41212" calcext:value-type="float">
            <text:p>41212</text:p>
          </table:table-cell>
          <table:table-cell table:number-columns-repeated="4" office:value-type="float" office:value="12.895" calcext:value-type="float">
            <text:p>12.895</text:p>
          </table:table-cell>
          <table:table-cell office:value-type="float" office:value="0" calcext:value-type="float">
            <text:p>0</text:p>
          </table:table-cell>
          <table:table-cell office:value-type="float" office:value="12.895" calcext:value-type="float">
            <text:p>12.895</text:p>
          </table:table-cell>
        </table:table-row>
        <table:table-row table:style-name="ro1">
          <table:table-cell office:value-type="string" calcext:value-type="string">
            <text:p>2012-10-29</text:p>
          </table:table-cell>
          <table:table-cell table:formula="of:=DATEVALUE([.A1049])" office:value-type="float" office:value="41211" calcext:value-type="float">
            <text:p>41211</text:p>
          </table:table-cell>
          <table:table-cell office:value-type="float" office:value="12.955" calcext:value-type="float">
            <text:p>12.955</text:p>
          </table:table-cell>
          <table:table-cell office:value-type="float" office:value="13.025" calcext:value-type="float">
            <text:p>13.025</text:p>
          </table:table-cell>
          <table:table-cell office:value-type="float" office:value="12.955" calcext:value-type="float">
            <text:p>12.955</text:p>
          </table:table-cell>
          <table:table-cell office:value-type="float" office:value="13.025" calcext:value-type="float">
            <text:p>13.025</text:p>
          </table:table-cell>
          <table:table-cell office:value-type="float" office:value="800" calcext:value-type="float">
            <text:p>800</text:p>
          </table:table-cell>
          <table:table-cell office:value-type="float" office:value="13.025" calcext:value-type="float">
            <text:p>13.025</text:p>
          </table:table-cell>
        </table:table-row>
        <table:table-row table:style-name="ro1">
          <table:table-cell office:value-type="string" calcext:value-type="string">
            <text:p>2012-10-26</text:p>
          </table:table-cell>
          <table:table-cell table:formula="of:=DATEVALUE([.A1050])" office:value-type="float" office:value="41208" calcext:value-type="float">
            <text:p>41208</text:p>
          </table:table-cell>
          <table:table-cell office:value-type="float" office:value="12.71" calcext:value-type="float">
            <text:p>12.71</text:p>
          </table:table-cell>
          <table:table-cell office:value-type="float" office:value="12.895" calcext:value-type="float">
            <text:p>12.895</text:p>
          </table:table-cell>
          <table:table-cell office:value-type="float" office:value="12.71" calcext:value-type="float">
            <text:p>12.71</text:p>
          </table:table-cell>
          <table:table-cell office:value-type="float" office:value="12.895" calcext:value-type="float">
            <text:p>12.895</text:p>
          </table:table-cell>
          <table:table-cell office:value-type="float" office:value="3100" calcext:value-type="float">
            <text:p>3100</text:p>
          </table:table-cell>
          <table:table-cell office:value-type="float" office:value="12.895" calcext:value-type="float">
            <text:p>12.895</text:p>
          </table:table-cell>
        </table:table-row>
        <table:table-row table:style-name="ro1">
          <table:table-cell office:value-type="string" calcext:value-type="string">
            <text:p>2012-10-25</text:p>
          </table:table-cell>
          <table:table-cell table:formula="of:=DATEVALUE([.A1051])" office:value-type="float" office:value="41207" calcext:value-type="float">
            <text:p>41207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9" calcext:value-type="float">
            <text:p>12.89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9" calcext:value-type="float">
            <text:p>12.89</text:p>
          </table:table-cell>
          <table:table-cell office:value-type="float" office:value="400" calcext:value-type="float">
            <text:p>400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2012-10-24</text:p>
          </table:table-cell>
          <table:table-cell table:formula="of:=DATEVALUE([.A1052])" office:value-type="float" office:value="41206" calcext:value-type="float">
            <text:p>41206</text:p>
          </table:table-cell>
          <table:table-cell table:number-columns-repeated="4" office:value-type="float" office:value="12.815" calcext:value-type="float">
            <text:p>12.815</text:p>
          </table:table-cell>
          <table:table-cell office:value-type="float" office:value="0" calcext:value-type="float">
            <text:p>0</text:p>
          </table:table-cell>
          <table:table-cell office:value-type="float" office:value="12.815" calcext:value-type="float">
            <text:p>12.815</text:p>
          </table:table-cell>
        </table:table-row>
        <table:table-row table:style-name="ro1">
          <table:table-cell office:value-type="string" calcext:value-type="string">
            <text:p>2012-10-23</text:p>
          </table:table-cell>
          <table:table-cell table:formula="of:=DATEVALUE([.A1053])" office:value-type="float" office:value="41205" calcext:value-type="float">
            <text:p>41205</text:p>
          </table:table-cell>
          <table:table-cell table:number-columns-repeated="4"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string" calcext:value-type="string">
            <text:p>2012-10-22</text:p>
          </table:table-cell>
          <table:table-cell table:formula="of:=DATEVALUE([.A1054])" office:value-type="float" office:value="41204" calcext:value-type="float">
            <text:p>41204</text:p>
          </table:table-cell>
          <table:table-cell table:number-columns-repeated="4" office:value-type="float" office:value="12.085" calcext:value-type="float">
            <text:p>12.085</text:p>
          </table:table-cell>
          <table:table-cell office:value-type="float" office:value="0" calcext:value-type="float">
            <text:p>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2-10-19</text:p>
          </table:table-cell>
          <table:table-cell table:formula="of:=DATEVALUE([.A1055])" office:value-type="float" office:value="41201" calcext:value-type="float">
            <text:p>41201</text:p>
          </table:table-cell>
          <table:table-cell table:number-columns-repeated="4" office:value-type="float" office:value="12.21" calcext:value-type="float">
            <text:p>12.21</text:p>
          </table:table-cell>
          <table:table-cell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2-10-18</text:p>
          </table:table-cell>
          <table:table-cell table:formula="of:=DATEVALUE([.A1056])" office:value-type="float" office:value="41200" calcext:value-type="float">
            <text:p>41200</text:p>
          </table:table-cell>
          <table:table-cell table:number-columns-repeated="4" office:value-type="float" office:value="12.255" calcext:value-type="float">
            <text:p>12.255</text:p>
          </table:table-cell>
          <table:table-cell office:value-type="float" office:value="0" calcext:value-type="float">
            <text:p>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2-10-17</text:p>
          </table:table-cell>
          <table:table-cell table:formula="of:=DATEVALUE([.A1057])" office:value-type="float" office:value="41199" calcext:value-type="float">
            <text:p>41199</text:p>
          </table:table-cell>
          <table:table-cell table:number-columns-repeated="2" office:value-type="float" office:value="12.135" calcext:value-type="float">
            <text:p>12.135</text:p>
          </table:table-cell>
          <table:table-cell table:number-columns-repeated="2" office:value-type="float" office:value="12.115" calcext:value-type="float">
            <text:p>12.115</text:p>
          </table:table-cell>
          <table:table-cell office:value-type="float" office:value="100" calcext:value-type="float">
            <text:p>100</text:p>
          </table:table-cell>
          <table:table-cell office:value-type="float" office:value="12.115" calcext:value-type="float">
            <text:p>12.115</text:p>
          </table:table-cell>
        </table:table-row>
        <table:table-row table:style-name="ro1">
          <table:table-cell office:value-type="string" calcext:value-type="string">
            <text:p>2012-10-16</text:p>
          </table:table-cell>
          <table:table-cell table:formula="of:=DATEVALUE([.A1058])" office:value-type="float" office:value="41198" calcext:value-type="float">
            <text:p>41198</text:p>
          </table:table-cell>
          <table:table-cell office:value-type="float" office:value="12.09" calcext:value-type="float">
            <text:p>12.09</text:p>
          </table:table-cell>
          <table:table-cell office:value-type="float" office:value="12.155" calcext:value-type="float">
            <text:p>12.155</text:p>
          </table:table-cell>
          <table:table-cell office:value-type="float" office:value="12.09" calcext:value-type="float">
            <text:p>12.09</text:p>
          </table:table-cell>
          <table:table-cell office:value-type="float" office:value="12.145" calcext:value-type="float">
            <text:p>12.145</text:p>
          </table:table-cell>
          <table:table-cell office:value-type="float" office:value="1300" calcext:value-type="float">
            <text:p>1300</text:p>
          </table:table-cell>
          <table:table-cell office:value-type="float" office:value="12.145" calcext:value-type="float">
            <text:p>12.145</text:p>
          </table:table-cell>
        </table:table-row>
        <table:table-row table:style-name="ro1">
          <table:table-cell office:value-type="string" calcext:value-type="string">
            <text:p>2012-10-15</text:p>
          </table:table-cell>
          <table:table-cell table:formula="of:=DATEVALUE([.A1059])" office:value-type="float" office:value="41197" calcext:value-type="float">
            <text:p>41197</text:p>
          </table:table-cell>
          <table:table-cell table:number-columns-repeated="4"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2012-10-12</text:p>
          </table:table-cell>
          <table:table-cell table:formula="of:=DATEVALUE([.A1060])" office:value-type="float" office:value="41194" calcext:value-type="float">
            <text:p>41194</text:p>
          </table:table-cell>
          <table:table-cell table:number-columns-repeated="4" office:value-type="float" office:value="12.29" calcext:value-type="float">
            <text:p>12.29</text:p>
          </table:table-cell>
          <table:table-cell office:value-type="float" office:value="0" calcext:value-type="float">
            <text:p>0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2012-10-11</text:p>
          </table:table-cell>
          <table:table-cell table:formula="of:=DATEVALUE([.A1061])" office:value-type="float" office:value="41193" calcext:value-type="float">
            <text:p>41193</text:p>
          </table:table-cell>
          <table:table-cell table:number-columns-repeated="4" office:value-type="float" office:value="12.255" calcext:value-type="float">
            <text:p>12.255</text:p>
          </table:table-cell>
          <table:table-cell office:value-type="float" office:value="0" calcext:value-type="float">
            <text:p>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2-10-10</text:p>
          </table:table-cell>
          <table:table-cell table:formula="of:=DATEVALUE([.A1062])" office:value-type="float" office:value="41192" calcext:value-type="float">
            <text:p>41192</text:p>
          </table:table-cell>
          <table:table-cell table:number-columns-repeated="4" office:value-type="float" office:value="12.295" calcext:value-type="float">
            <text:p>12.295</text:p>
          </table:table-cell>
          <table:table-cell office:value-type="float" office:value="0" calcext:value-type="float">
            <text:p>0</text:p>
          </table:table-cell>
          <table:table-cell office:value-type="float" office:value="12.295" calcext:value-type="float">
            <text:p>12.295</text:p>
          </table:table-cell>
        </table:table-row>
        <table:table-row table:style-name="ro1">
          <table:table-cell office:value-type="string" calcext:value-type="string">
            <text:p>2012-10-09</text:p>
          </table:table-cell>
          <table:table-cell table:formula="of:=DATEVALUE([.A1063])" office:value-type="float" office:value="41191" calcext:value-type="float">
            <text:p>41191</text:p>
          </table:table-cell>
          <table:table-cell table:number-columns-repeated="4" office:value-type="float" office:value="12.315" calcext:value-type="float">
            <text:p>12.315</text:p>
          </table:table-cell>
          <table:table-cell office:value-type="float" office:value="0" calcext:value-type="float">
            <text:p>0</text:p>
          </table:table-cell>
          <table:table-cell office:value-type="float" office:value="12.315" calcext:value-type="float">
            <text:p>12.315</text:p>
          </table:table-cell>
        </table:table-row>
        <table:table-row table:style-name="ro1">
          <table:table-cell office:value-type="string" calcext:value-type="string">
            <text:p>2012-10-08</text:p>
          </table:table-cell>
          <table:table-cell table:formula="of:=DATEVALUE([.A1064])" office:value-type="float" office:value="41190" calcext:value-type="float">
            <text:p>41190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65" calcext:value-type="float">
            <text:p>12.365</text:p>
          </table:table-cell>
          <table:table-cell office:value-type="float" office:value="0" calcext:value-type="float">
            <text:p>0</text:p>
          </table:table-cell>
          <table:table-cell office:value-type="float" office:value="12.365" calcext:value-type="float">
            <text:p>12.365</text:p>
          </table:table-cell>
        </table:table-row>
        <table:table-row table:style-name="ro1">
          <table:table-cell office:value-type="string" calcext:value-type="string">
            <text:p>2012-10-05</text:p>
          </table:table-cell>
          <table:table-cell table:formula="of:=DATEVALUE([.A1065])" office:value-type="float" office:value="41187" calcext:value-type="float">
            <text:p>41187</text:p>
          </table:table-cell>
          <table:table-cell table:number-columns-repeated="4" office:value-type="float" office:value="12.47" calcext:value-type="float">
            <text:p>12.47</text:p>
          </table:table-cell>
          <table:table-cell office:value-type="float" office:value="400" calcext:value-type="float">
            <text:p>400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2012-10-04</text:p>
          </table:table-cell>
          <table:table-cell table:formula="of:=DATEVALUE([.A1066])" office:value-type="float" office:value="41186" calcext:value-type="float">
            <text:p>41186</text:p>
          </table:table-cell>
          <table:table-cell table:number-columns-repeated="2" office:value-type="float" office:value="12.535" calcext:value-type="float">
            <text:p>12.535</text:p>
          </table:table-cell>
          <table:table-cell table:number-columns-repeated="2" office:value-type="float" office:value="12.525" calcext:value-type="float">
            <text:p>12.525</text:p>
          </table:table-cell>
          <table:table-cell office:value-type="float" office:value="400" calcext:value-type="float">
            <text:p>400</text:p>
          </table:table-cell>
          <table:table-cell office:value-type="float" office:value="12.525" calcext:value-type="float">
            <text:p>12.525</text:p>
          </table:table-cell>
        </table:table-row>
        <table:table-row table:style-name="ro1">
          <table:table-cell office:value-type="string" calcext:value-type="string">
            <text:p>2012-10-03</text:p>
          </table:table-cell>
          <table:table-cell table:formula="of:=DATEVALUE([.A1067])" office:value-type="float" office:value="41185" calcext:value-type="float">
            <text:p>41185</text:p>
          </table:table-cell>
          <table:table-cell table:number-columns-repeated="4" office:value-type="float" office:value="12.325" calcext:value-type="float">
            <text:p>12.325</text:p>
          </table:table-cell>
          <table:table-cell office:value-type="float" office:value="0" calcext:value-type="float">
            <text:p>0</text:p>
          </table:table-cell>
          <table:table-cell office:value-type="float" office:value="12.325" calcext:value-type="float">
            <text:p>12.325</text:p>
          </table:table-cell>
        </table:table-row>
        <table:table-row table:style-name="ro1">
          <table:table-cell office:value-type="string" calcext:value-type="string">
            <text:p>2012-10-02</text:p>
          </table:table-cell>
          <table:table-cell table:formula="of:=DATEVALUE([.A1068])" office:value-type="float" office:value="41184" calcext:value-type="float">
            <text:p>41184</text:p>
          </table:table-cell>
          <table:table-cell table:number-columns-repeated="4" office:value-type="float" office:value="12.21" calcext:value-type="float">
            <text:p>12.21</text:p>
          </table:table-cell>
          <table:table-cell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2-10-01</text:p>
          </table:table-cell>
          <table:table-cell table:formula="of:=DATEVALUE([.A1069])" office:value-type="float" office:value="41183" calcext:value-type="float">
            <text:p>41183</text:p>
          </table:table-cell>
          <table:table-cell table:number-columns-repeated="4" office:value-type="float" office:value="12.375" calcext:value-type="float">
            <text:p>12.375</text:p>
          </table:table-cell>
          <table:table-cell office:value-type="float" office:value="0" calcext:value-type="float">
            <text:p>0</text:p>
          </table:table-cell>
          <table:table-cell office:value-type="float" office:value="12.375" calcext:value-type="float">
            <text:p>12.375</text:p>
          </table:table-cell>
        </table:table-row>
        <table:table-row table:style-name="ro1">
          <table:table-cell office:value-type="string" calcext:value-type="string">
            <text:p>2012-09-28</text:p>
          </table:table-cell>
          <table:table-cell table:formula="of:=DATEVALUE([.A1070])" office:value-type="float" office:value="41180" calcext:value-type="float">
            <text:p>41180</text:p>
          </table:table-cell>
          <table:table-cell table:number-columns-repeated="4" office:value-type="float" office:value="12.37" calcext:value-type="float">
            <text:p>12.37</text:p>
          </table:table-cell>
          <table:table-cell office:value-type="float" office:value="600" calcext:value-type="float">
            <text:p>600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string" calcext:value-type="string">
            <text:p>2012-09-27</text:p>
          </table:table-cell>
          <table:table-cell table:formula="of:=DATEVALUE([.A1071])" office:value-type="float" office:value="41179" calcext:value-type="float">
            <text:p>41179</text:p>
          </table:table-cell>
          <table:table-cell office:value-type="float" office:value="12.155" calcext:value-type="float">
            <text:p>12.155</text:p>
          </table:table-cell>
          <table:table-cell office:value-type="float" office:value="12.405" calcext:value-type="float">
            <text:p>12.405</text:p>
          </table:table-cell>
          <table:table-cell office:value-type="float" office:value="12.155" calcext:value-type="float">
            <text:p>12.155</text:p>
          </table:table-cell>
          <table:table-cell office:value-type="float" office:value="12.405" calcext:value-type="float">
            <text:p>12.405</text:p>
          </table:table-cell>
          <table:table-cell office:value-type="float" office:value="0" calcext:value-type="float">
            <text:p>0</text:p>
          </table:table-cell>
          <table:table-cell office:value-type="float" office:value="12.405" calcext:value-type="float">
            <text:p>12.405</text:p>
          </table:table-cell>
        </table:table-row>
        <table:table-row table:style-name="ro1">
          <table:table-cell office:value-type="string" calcext:value-type="string">
            <text:p>2012-09-26</text:p>
          </table:table-cell>
          <table:table-cell table:formula="of:=DATEVALUE([.A1072])" office:value-type="float" office:value="41178" calcext:value-type="float">
            <text:p>41178</text:p>
          </table:table-cell>
          <table:table-cell table:number-columns-repeated="4" office:value-type="float" office:value="12.155" calcext:value-type="float">
            <text:p>12.155</text:p>
          </table:table-cell>
          <table:table-cell office:value-type="float" office:value="0" calcext:value-type="float">
            <text:p>0</text:p>
          </table:table-cell>
          <table:table-cell office:value-type="float" office:value="12.155" calcext:value-type="float">
            <text:p>12.155</text:p>
          </table:table-cell>
        </table:table-row>
        <table:table-row table:style-name="ro1">
          <table:table-cell office:value-type="string" calcext:value-type="string">
            <text:p>2012-09-25</text:p>
          </table:table-cell>
          <table:table-cell table:formula="of:=DATEVALUE([.A1073])" office:value-type="float" office:value="41177" calcext:value-type="float">
            <text:p>41177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375" calcext:value-type="float">
            <text:p>12.375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375" calcext:value-type="float">
            <text:p>12.375</text:p>
          </table:table-cell>
          <table:table-cell office:value-type="float" office:value="200" calcext:value-type="float">
            <text:p>200</text:p>
          </table:table-cell>
          <table:table-cell office:value-type="float" office:value="12.375" calcext:value-type="float">
            <text:p>12.375</text:p>
          </table:table-cell>
        </table:table-row>
        <table:table-row table:style-name="ro1">
          <table:table-cell office:value-type="string" calcext:value-type="string">
            <text:p>2012-09-24</text:p>
          </table:table-cell>
          <table:table-cell table:formula="of:=DATEVALUE([.A1074])" office:value-type="float" office:value="41176" calcext:value-type="float">
            <text:p>41176</text:p>
          </table:table-cell>
          <table:table-cell table:number-columns-repeated="4" office:value-type="float" office:value="12.075" calcext:value-type="float">
            <text:p>12.075</text:p>
          </table:table-cell>
          <table:table-cell office:value-type="float" office:value="0" calcext:value-type="float">
            <text:p>0</text:p>
          </table:table-cell>
          <table:table-cell office:value-type="float" office:value="12.075" calcext:value-type="float">
            <text:p>12.075</text:p>
          </table:table-cell>
        </table:table-row>
        <table:table-row table:style-name="ro1">
          <table:table-cell office:value-type="string" calcext:value-type="string">
            <text:p>2012-09-21</text:p>
          </table:table-cell>
          <table:table-cell table:formula="of:=DATEVALUE([.A1075])" office:value-type="float" office:value="41173" calcext:value-type="float">
            <text:p>41173</text:p>
          </table:table-cell>
          <table:table-cell table:number-columns-repeated="4" office:value-type="float" office:value="12.095" calcext:value-type="float">
            <text:p>12.095</text:p>
          </table:table-cell>
          <table:table-cell office:value-type="float" office:value="0" calcext:value-type="float">
            <text:p>0</text:p>
          </table:table-cell>
          <table:table-cell office:value-type="float" office:value="12.095" calcext:value-type="float">
            <text:p>12.095</text:p>
          </table:table-cell>
        </table:table-row>
        <table:table-row table:style-name="ro1">
          <table:table-cell office:value-type="string" calcext:value-type="string">
            <text:p>2012-09-20</text:p>
          </table:table-cell>
          <table:table-cell table:formula="of:=DATEVALUE([.A1076])" office:value-type="float" office:value="41172" calcext:value-type="float">
            <text:p>41172</text:p>
          </table:table-cell>
          <table:table-cell table:number-columns-repeated="4" office:value-type="float" office:value="12.135" calcext:value-type="float">
            <text:p>12.135</text:p>
          </table:table-cell>
          <table:table-cell office:value-type="float" office:value="0" calcext:value-type="float">
            <text:p>0</text:p>
          </table:table-cell>
          <table:table-cell office:value-type="float" office:value="12.135" calcext:value-type="float">
            <text:p>12.135</text:p>
          </table:table-cell>
        </table:table-row>
        <table:table-row table:style-name="ro1">
          <table:table-cell office:value-type="string" calcext:value-type="string">
            <text:p>2012-09-19</text:p>
          </table:table-cell>
          <table:table-cell table:formula="of:=DATEVALUE([.A1077])" office:value-type="float" office:value="41171" calcext:value-type="float">
            <text:p>41171</text:p>
          </table:table-cell>
          <table:table-cell office:value-type="float" office:value="12.175" calcext:value-type="float">
            <text:p>12.175</text:p>
          </table:table-cell>
          <table:table-cell office:value-type="float" office:value="12.2" calcext:value-type="float">
            <text:p>12.2</text:p>
          </table:table-cell>
          <table:table-cell office:value-type="float" office:value="12.175" calcext:value-type="float">
            <text:p>12.175</text:p>
          </table:table-cell>
          <table:table-cell office:value-type="float" office:value="12.2" calcext:value-type="float">
            <text:p>12.2</text:p>
          </table:table-cell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2012-09-18</text:p>
          </table:table-cell>
          <table:table-cell table:formula="of:=DATEVALUE([.A1078])" office:value-type="float" office:value="41170" calcext:value-type="float">
            <text:p>41170</text:p>
          </table:table-cell>
          <table:table-cell table:number-columns-repeated="4" office:value-type="float" office:value="11.945" calcext:value-type="float">
            <text:p>11.945</text:p>
          </table:table-cell>
          <table:table-cell office:value-type="float" office:value="0" calcext:value-type="float">
            <text:p>0</text:p>
          </table:table-cell>
          <table:table-cell office:value-type="float" office:value="11.945" calcext:value-type="float">
            <text:p>11.945</text:p>
          </table:table-cell>
        </table:table-row>
        <table:table-row table:style-name="ro1">
          <table:table-cell office:value-type="string" calcext:value-type="string">
            <text:p>2012-09-17</text:p>
          </table:table-cell>
          <table:table-cell table:formula="of:=DATEVALUE([.A1079])" office:value-type="float" office:value="41169" calcext:value-type="float">
            <text:p>41169</text:p>
          </table:table-cell>
          <table:table-cell table:number-columns-repeated="4" office:value-type="float" office:value="11.975" calcext:value-type="float">
            <text:p>11.975</text:p>
          </table:table-cell>
          <table:table-cell office:value-type="float" office:value="0" calcext:value-type="float">
            <text:p>0</text:p>
          </table:table-cell>
          <table:table-cell office:value-type="float" office:value="11.975" calcext:value-type="float">
            <text:p>11.975</text:p>
          </table:table-cell>
        </table:table-row>
        <table:table-row table:style-name="ro1">
          <table:table-cell office:value-type="string" calcext:value-type="string">
            <text:p>2012-09-14</text:p>
          </table:table-cell>
          <table:table-cell table:formula="of:=DATEVALUE([.A1080])" office:value-type="float" office:value="41166" calcext:value-type="float">
            <text:p>41166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12-09-13</text:p>
          </table:table-cell>
          <table:table-cell table:formula="of:=DATEVALUE([.A1081])" office:value-type="float" office:value="41165" calcext:value-type="float">
            <text:p>41165</text:p>
          </table:table-cell>
          <table:table-cell table:number-columns-repeated="4" office:value-type="float" office:value="11.895" calcext:value-type="float">
            <text:p>11.895</text:p>
          </table:table-cell>
          <table:table-cell office:value-type="float" office:value="0" calcext:value-type="float">
            <text:p>0</text:p>
          </table:table-cell>
          <table:table-cell office:value-type="float" office:value="11.895" calcext:value-type="float">
            <text:p>11.895</text:p>
          </table:table-cell>
        </table:table-row>
        <table:table-row table:style-name="ro1">
          <table:table-cell office:value-type="string" calcext:value-type="string">
            <text:p>2012-09-12</text:p>
          </table:table-cell>
          <table:table-cell table:formula="of:=DATEVALUE([.A1082])" office:value-type="float" office:value="41164" calcext:value-type="float">
            <text:p>41164</text:p>
          </table:table-cell>
          <table:table-cell table:number-columns-repeated="4"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2012-09-11</text:p>
          </table:table-cell>
          <table:table-cell table:formula="of:=DATEVALUE([.A1083])" office:value-type="float" office:value="41163" calcext:value-type="float">
            <text:p>41163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2012-09-10</text:p>
          </table:table-cell>
          <table:table-cell table:formula="of:=DATEVALUE([.A1084])" office:value-type="float" office:value="41162" calcext:value-type="float">
            <text:p>4116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75" calcext:value-type="float">
            <text:p>11.875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75" calcext:value-type="float">
            <text:p>11.875</text:p>
          </table:table-cell>
          <table:table-cell office:value-type="float" office:value="100" calcext:value-type="float">
            <text:p>10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2-09-07</text:p>
          </table:table-cell>
          <table:table-cell table:formula="of:=DATEVALUE([.A1085])" office:value-type="float" office:value="41159" calcext:value-type="float">
            <text:p>41159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12-09-06</text:p>
          </table:table-cell>
          <table:table-cell table:formula="of:=DATEVALUE([.A1086])" office:value-type="float" office:value="41158" calcext:value-type="float">
            <text:p>41158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12-09-05</text:p>
          </table:table-cell>
          <table:table-cell table:formula="of:=DATEVALUE([.A1087])" office:value-type="float" office:value="41157" calcext:value-type="float">
            <text:p>41157</text:p>
          </table:table-cell>
          <table:table-cell table:number-columns-repeated="4" office:value-type="float" office:value="11.855" calcext:value-type="float">
            <text:p>11.855</text:p>
          </table:table-cell>
          <table:table-cell office:value-type="float" office:value="0" calcext:value-type="float">
            <text:p>0</text:p>
          </table:table-cell>
          <table:table-cell office:value-type="float" office:value="11.855" calcext:value-type="float">
            <text:p>11.855</text:p>
          </table:table-cell>
        </table:table-row>
        <table:table-row table:style-name="ro1">
          <table:table-cell office:value-type="string" calcext:value-type="string">
            <text:p>2012-09-04</text:p>
          </table:table-cell>
          <table:table-cell table:formula="of:=DATEVALUE([.A1088])" office:value-type="float" office:value="41156" calcext:value-type="float">
            <text:p>41156</text:p>
          </table:table-cell>
          <table:table-cell table:number-columns-repeated="4" office:value-type="float" office:value="11.575" calcext:value-type="float">
            <text:p>11.575</text:p>
          </table:table-cell>
          <table:table-cell office:value-type="float" office:value="0" calcext:value-type="float">
            <text:p>0</text:p>
          </table:table-cell>
          <table:table-cell office:value-type="float" office:value="11.575" calcext:value-type="float">
            <text:p>11.575</text:p>
          </table:table-cell>
        </table:table-row>
        <table:table-row table:style-name="ro1">
          <table:table-cell office:value-type="string" calcext:value-type="string">
            <text:p>2012-09-03</text:p>
          </table:table-cell>
          <table:table-cell table:formula="of:=DATEVALUE([.A1089])" office:value-type="float" office:value="41155" calcext:value-type="float">
            <text:p>41155</text:p>
          </table:table-cell>
          <table:table-cell table:number-columns-repeated="4" office:value-type="float" office:value="11.575" calcext:value-type="float">
            <text:p>11.575</text:p>
          </table:table-cell>
          <table:table-cell office:value-type="float" office:value="0" calcext:value-type="float">
            <text:p>0</text:p>
          </table:table-cell>
          <table:table-cell office:value-type="float" office:value="11.575" calcext:value-type="float">
            <text:p>11.575</text:p>
          </table:table-cell>
        </table:table-row>
        <table:table-row table:style-name="ro1">
          <table:table-cell office:value-type="string" calcext:value-type="string">
            <text:p>2012-08-31</text:p>
          </table:table-cell>
          <table:table-cell table:formula="of:=DATEVALUE([.A1090])" office:value-type="float" office:value="41152" calcext:value-type="float">
            <text:p>41152</text:p>
          </table:table-cell>
          <table:table-cell table:number-columns-repeated="4"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12-08-30</text:p>
          </table:table-cell>
          <table:table-cell table:formula="of:=DATEVALUE([.A1091])" office:value-type="float" office:value="41151" calcext:value-type="float">
            <text:p>41151</text:p>
          </table:table-cell>
          <table:table-cell table:number-columns-repeated="2" office:value-type="float" office:value="11.79" calcext:value-type="float">
            <text:p>11.79</text:p>
          </table:table-cell>
          <table:table-cell table:number-columns-repeated="2" office:value-type="float" office:value="11.755" calcext:value-type="float">
            <text:p>11.755</text:p>
          </table:table-cell>
          <table:table-cell office:value-type="float" office:value="500" calcext:value-type="float">
            <text:p>5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2-08-29</text:p>
          </table:table-cell>
          <table:table-cell table:formula="of:=DATEVALUE([.A1092])" office:value-type="float" office:value="41150" calcext:value-type="float">
            <text:p>41150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2012-08-28</text:p>
          </table:table-cell>
          <table:table-cell table:formula="of:=DATEVALUE([.A1093])" office:value-type="float" office:value="41149" calcext:value-type="float">
            <text:p>41149</text:p>
          </table:table-cell>
          <table:table-cell table:number-columns-repeated="4" office:value-type="float" office:value="11.875" calcext:value-type="float">
            <text:p>11.875</text:p>
          </table:table-cell>
          <table:table-cell office:value-type="float" office:value="0" calcext:value-type="float">
            <text:p>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2-08-27</text:p>
          </table:table-cell>
          <table:table-cell table:formula="of:=DATEVALUE([.A1094])" office:value-type="float" office:value="41148" calcext:value-type="float">
            <text:p>41148</text:p>
          </table:table-cell>
          <table:table-cell office:value-type="float" office:value="11.905" calcext:value-type="float">
            <text:p>11.905</text:p>
          </table:table-cell>
          <table:table-cell office:value-type="float" office:value="11.945" calcext:value-type="float">
            <text:p>11.945</text:p>
          </table:table-cell>
          <table:table-cell office:value-type="float" office:value="11.905" calcext:value-type="float">
            <text:p>11.905</text:p>
          </table:table-cell>
          <table:table-cell office:value-type="float" office:value="11.945" calcext:value-type="float">
            <text:p>11.945</text:p>
          </table:table-cell>
          <table:table-cell office:value-type="float" office:value="400" calcext:value-type="float">
            <text:p>400</text:p>
          </table:table-cell>
          <table:table-cell office:value-type="float" office:value="11.945" calcext:value-type="float">
            <text:p>11.945</text:p>
          </table:table-cell>
        </table:table-row>
        <table:table-row table:style-name="ro1">
          <table:table-cell office:value-type="string" calcext:value-type="string">
            <text:p>2012-08-24</text:p>
          </table:table-cell>
          <table:table-cell table:formula="of:=DATEVALUE([.A1095])" office:value-type="float" office:value="41145" calcext:value-type="float">
            <text:p>41145</text:p>
          </table:table-cell>
          <table:table-cell table:number-columns-repeated="4"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2012-08-23</text:p>
          </table:table-cell>
          <table:table-cell table:formula="of:=DATEVALUE([.A1096])" office:value-type="float" office:value="41144" calcext:value-type="float">
            <text:p>41144</text:p>
          </table:table-cell>
          <table:table-cell table:number-columns-repeated="2" office:value-type="float" office:value="11.885" calcext:value-type="float">
            <text:p>11.885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2012-08-22</text:p>
          </table:table-cell>
          <table:table-cell table:formula="of:=DATEVALUE([.A1097])" office:value-type="float" office:value="41143" calcext:value-type="float">
            <text:p>4114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85" calcext:value-type="float">
            <text:p>11.985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85" calcext:value-type="float">
            <text:p>11.985</text:p>
          </table:table-cell>
          <table:table-cell office:value-type="float" office:value="0" calcext:value-type="float">
            <text:p>0</text:p>
          </table:table-cell>
          <table:table-cell office:value-type="float" office:value="11.985" calcext:value-type="float">
            <text:p>11.985</text:p>
          </table:table-cell>
        </table:table-row>
        <table:table-row table:style-name="ro1">
          <table:table-cell office:value-type="string" calcext:value-type="string">
            <text:p>2012-08-21</text:p>
          </table:table-cell>
          <table:table-cell table:formula="of:=DATEVALUE([.A1098])" office:value-type="float" office:value="41142" calcext:value-type="float">
            <text:p>41142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85" calcext:value-type="float">
            <text:p>12.085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85" calcext:value-type="float">
            <text:p>12.085</text:p>
          </table:table-cell>
          <table:table-cell office:value-type="float" office:value="900" calcext:value-type="float">
            <text:p>90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2-08-20</text:p>
          </table:table-cell>
          <table:table-cell table:formula="of:=DATEVALUE([.A1099])" office:value-type="float" office:value="41141" calcext:value-type="float">
            <text:p>41141</text:p>
          </table:table-cell>
          <table:table-cell table:number-columns-repeated="2" office:value-type="float" office:value="12.135" calcext:value-type="float">
            <text:p>12.135</text:p>
          </table:table-cell>
          <table:table-cell table:number-columns-repeated="2" office:value-type="float" office:value="12.115" calcext:value-type="float">
            <text:p>12.115</text:p>
          </table:table-cell>
          <table:table-cell office:value-type="float" office:value="0" calcext:value-type="float">
            <text:p>0</text:p>
          </table:table-cell>
          <table:table-cell office:value-type="float" office:value="12.115" calcext:value-type="float">
            <text:p>12.115</text:p>
          </table:table-cell>
        </table:table-row>
        <table:table-row table:style-name="ro1">
          <table:table-cell office:value-type="string" calcext:value-type="string">
            <text:p>2012-08-17</text:p>
          </table:table-cell>
          <table:table-cell table:formula="of:=DATEVALUE([.A1100])" office:value-type="float" office:value="41138" calcext:value-type="float">
            <text:p>41138</text:p>
          </table:table-cell>
          <table:table-cell table:number-columns-repeated="4" office:value-type="float" office:value="12.105" calcext:value-type="float">
            <text:p>12.105</text:p>
          </table:table-cell>
          <table:table-cell office:value-type="float" office:value="0" calcext:value-type="float">
            <text:p>0</text:p>
          </table:table-cell>
          <table:table-cell office:value-type="float" office:value="12.105" calcext:value-type="float">
            <text:p>12.105</text:p>
          </table:table-cell>
        </table:table-row>
        <table:table-row table:style-name="ro1">
          <table:table-cell office:value-type="string" calcext:value-type="string">
            <text:p>2012-08-16</text:p>
          </table:table-cell>
          <table:table-cell table:formula="of:=DATEVALUE([.A1101])" office:value-type="float" office:value="41137" calcext:value-type="float">
            <text:p>41137</text:p>
          </table:table-cell>
          <table:table-cell office:value-type="float" office:value="12" calcext:value-type="float">
            <text:p>12</text:p>
          </table:table-cell>
          <table:table-cell office:value-type="float" office:value="12.09" calcext:value-type="float">
            <text:p>12.09</text:p>
          </table:table-cell>
          <table:table-cell office:value-type="float" office:value="12" calcext:value-type="float">
            <text:p>12</text:p>
          </table:table-cell>
          <table:table-cell office:value-type="float" office:value="12.09" calcext:value-type="float">
            <text:p>12.09</text:p>
          </table:table-cell>
          <table:table-cell office:value-type="float" office:value="100" calcext:value-type="float">
            <text:p>100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2012-08-15</text:p>
          </table:table-cell>
          <table:table-cell table:formula="of:=DATEVALUE([.A1102])" office:value-type="float" office:value="41136" calcext:value-type="float">
            <text:p>41136</text:p>
          </table:table-cell>
          <table:table-cell table:number-columns-repeated="4" office:value-type="float" office:value="11.925" calcext:value-type="float">
            <text:p>11.925</text:p>
          </table:table-cell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.925</text:p>
          </table:table-cell>
        </table:table-row>
        <table:table-row table:style-name="ro1">
          <table:table-cell office:value-type="string" calcext:value-type="string">
            <text:p>2012-08-14</text:p>
          </table:table-cell>
          <table:table-cell table:formula="of:=DATEVALUE([.A1103])" office:value-type="float" office:value="41135" calcext:value-type="float">
            <text:p>41135</text:p>
          </table:table-cell>
          <table:table-cell table:number-columns-repeated="2" office:value-type="float" office:value="12.135" calcext:value-type="float">
            <text:p>12.135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4000" calcext:value-type="float">
            <text:p>4000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2012-08-13</text:p>
          </table:table-cell>
          <table:table-cell table:formula="of:=DATEVALUE([.A1104])" office:value-type="float" office:value="41134" calcext:value-type="float">
            <text:p>41134</text:p>
          </table:table-cell>
          <table:table-cell table:number-columns-repeated="2" office:value-type="float" office:value="12.26" calcext:value-type="float">
            <text:p>12.26</text:p>
          </table:table-cell>
          <table:table-cell table:number-columns-repeated="2" office:value-type="float" office:value="12.21" calcext:value-type="float">
            <text:p>12.21</text:p>
          </table:table-cell>
          <table:table-cell office:value-type="float" office:value="4000" calcext:value-type="float">
            <text:p>400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2-08-10</text:p>
          </table:table-cell>
          <table:table-cell table:formula="of:=DATEVALUE([.A1105])" office:value-type="float" office:value="41131" calcext:value-type="float">
            <text:p>41131</text:p>
          </table:table-cell>
          <table:table-cell office:value-type="float" office:value="12.41" calcext:value-type="float">
            <text:p>12.41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1" calcext:value-type="float">
            <text:p>12.41</text:p>
          </table:table-cell>
          <table:table-cell office:value-type="float" office:value="12.58" calcext:value-type="float">
            <text:p>12.58</text:p>
          </table:table-cell>
          <table:table-cell office:value-type="float" office:value="1100" calcext:value-type="float">
            <text:p>1100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2012-08-09</text:p>
          </table:table-cell>
          <table:table-cell table:formula="of:=DATEVALUE([.A1106])" office:value-type="float" office:value="41130" calcext:value-type="float">
            <text:p>41130</text:p>
          </table:table-cell>
          <table:table-cell office:value-type="float" office:value="13.06" calcext:value-type="float">
            <text:p>13.06</text:p>
          </table:table-cell>
          <table:table-cell office:value-type="float" office:value="13.1" calcext:value-type="float">
            <text:p>13.1</text:p>
          </table:table-cell>
          <table:table-cell office:value-type="float" office:value="13.06" calcext:value-type="float">
            <text:p>13.06</text:p>
          </table:table-cell>
          <table:table-cell office:value-type="float" office:value="13.095" calcext:value-type="float">
            <text:p>13.095</text:p>
          </table:table-cell>
          <table:table-cell office:value-type="float" office:value="1700" calcext:value-type="float">
            <text:p>1700</text:p>
          </table:table-cell>
          <table:table-cell office:value-type="float" office:value="13.095" calcext:value-type="float">
            <text:p>13.095</text:p>
          </table:table-cell>
        </table:table-row>
        <table:table-row table:style-name="ro1">
          <table:table-cell office:value-type="string" calcext:value-type="string">
            <text:p>2012-08-08</text:p>
          </table:table-cell>
          <table:table-cell table:formula="of:=DATEVALUE([.A1107])" office:value-type="float" office:value="41129" calcext:value-type="float">
            <text:p>41129</text:p>
          </table:table-cell>
          <table:table-cell office:value-type="float" office:value="13.055" calcext:value-type="float">
            <text:p>13.055</text:p>
          </table:table-cell>
          <table:table-cell office:value-type="float" office:value="13.075" calcext:value-type="float">
            <text:p>13.075</text:p>
          </table:table-cell>
          <table:table-cell office:value-type="float" office:value="13.055" calcext:value-type="float">
            <text:p>13.055</text:p>
          </table:table-cell>
          <table:table-cell office:value-type="float" office:value="13.075" calcext:value-type="float">
            <text:p>13.075</text:p>
          </table:table-cell>
          <table:table-cell office:value-type="float" office:value="300" calcext:value-type="float">
            <text:p>300</text:p>
          </table:table-cell>
          <table:table-cell office:value-type="float" office:value="13.075" calcext:value-type="float">
            <text:p>13.075</text:p>
          </table:table-cell>
        </table:table-row>
        <table:table-row table:style-name="ro1">
          <table:table-cell office:value-type="string" calcext:value-type="string">
            <text:p>2012-08-07</text:p>
          </table:table-cell>
          <table:table-cell table:formula="of:=DATEVALUE([.A1108])" office:value-type="float" office:value="41128" calcext:value-type="float">
            <text:p>41128</text:p>
          </table:table-cell>
          <table:table-cell office:value-type="float" office:value="12.93" calcext:value-type="float">
            <text:p>12.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.905" calcext:value-type="float">
            <text:p>12.905</text:p>
          </table:table-cell>
          <table:table-cell office:value-type="float" office:value="0" calcext:value-type="float">
            <text:p>0</text:p>
          </table:table-cell>
          <table:table-cell office:value-type="float" office:value="12.905" calcext:value-type="float">
            <text:p>12.905</text:p>
          </table:table-cell>
        </table:table-row>
        <table:table-row table:style-name="ro1">
          <table:table-cell office:value-type="string" calcext:value-type="string">
            <text:p>2012-08-06</text:p>
          </table:table-cell>
          <table:table-cell table:formula="of:=DATEVALUE([.A1109])" office:value-type="float" office:value="41127" calcext:value-type="float">
            <text:p>41127</text:p>
          </table:table-cell>
          <table:table-cell table:number-columns-repeated="4" office:value-type="float" office:value="12.865" calcext:value-type="float">
            <text:p>12.865</text:p>
          </table:table-cell>
          <table:table-cell office:value-type="float" office:value="0" calcext:value-type="float">
            <text:p>0</text:p>
          </table:table-cell>
          <table:table-cell office:value-type="float" office:value="12.865" calcext:value-type="float">
            <text:p>12.865</text:p>
          </table:table-cell>
        </table:table-row>
        <table:table-row table:style-name="ro1">
          <table:table-cell office:value-type="string" calcext:value-type="string">
            <text:p>2012-08-03</text:p>
          </table:table-cell>
          <table:table-cell table:formula="of:=DATEVALUE([.A1110])" office:value-type="float" office:value="41124" calcext:value-type="float">
            <text:p>41124</text:p>
          </table:table-cell>
          <table:table-cell table:number-columns-repeated="4"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2012-08-02</text:p>
          </table:table-cell>
          <table:table-cell table:formula="of:=DATEVALUE([.A1111])" office:value-type="float" office:value="41123" calcext:value-type="float">
            <text:p>41123</text:p>
          </table:table-cell>
          <table:table-cell table:number-columns-repeated="2" office:value-type="float" office:value="13.01" calcext:value-type="float">
            <text:p>13.01</text:p>
          </table:table-cell>
          <table:table-cell table:number-columns-repeated="2" office:value-type="float" office:value="12.915" calcext:value-type="float">
            <text:p>12.915</text:p>
          </table:table-cell>
          <table:table-cell office:value-type="float" office:value="0" calcext:value-type="float">
            <text:p>0</text:p>
          </table:table-cell>
          <table:table-cell office:value-type="float" office:value="12.915" calcext:value-type="float">
            <text:p>12.915</text:p>
          </table:table-cell>
        </table:table-row>
        <table:table-row table:style-name="ro1">
          <table:table-cell office:value-type="string" calcext:value-type="string">
            <text:p>2012-08-01</text:p>
          </table:table-cell>
          <table:table-cell table:formula="of:=DATEVALUE([.A1112])" office:value-type="float" office:value="41122" calcext:value-type="float">
            <text:p>41122</text:p>
          </table:table-cell>
          <table:table-cell office:value-type="float" office:value="12.795" calcext:value-type="float">
            <text:p>12.795</text:p>
          </table:table-cell>
          <table:table-cell office:value-type="float" office:value="12.97" calcext:value-type="float">
            <text:p>12.97</text:p>
          </table:table-cell>
          <table:table-cell office:value-type="float" office:value="12.795" calcext:value-type="float">
            <text:p>12.795</text:p>
          </table:table-cell>
          <table:table-cell office:value-type="float" office:value="12.97" calcext:value-type="float">
            <text:p>12.97</text:p>
          </table:table-cell>
          <table:table-cell office:value-type="float" office:value="1800" calcext:value-type="float">
            <text:p>180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string" calcext:value-type="string">
            <text:p>2012-07-31</text:p>
          </table:table-cell>
          <table:table-cell table:formula="of:=DATEVALUE([.A1113])" office:value-type="float" office:value="41121" calcext:value-type="float">
            <text:p>4112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-07-30</text:p>
          </table:table-cell>
          <table:table-cell table:formula="of:=DATEVALUE([.A1114])" office:value-type="float" office:value="41120" calcext:value-type="float">
            <text:p>41120</text:p>
          </table:table-cell>
          <table:table-cell table:number-columns-repeated="2" office:value-type="float" office:value="13.065" calcext:value-type="float">
            <text:p>13.065</text:p>
          </table:table-cell>
          <table:table-cell table:number-columns-repeated="2" office:value-type="float" office:value="13.015" calcext:value-type="float">
            <text:p>13.015</text:p>
          </table:table-cell>
          <table:table-cell office:value-type="float" office:value="6000" calcext:value-type="float">
            <text:p>6000</text:p>
          </table:table-cell>
          <table:table-cell office:value-type="float" office:value="13.015" calcext:value-type="float">
            <text:p>13.015</text:p>
          </table:table-cell>
        </table:table-row>
        <table:table-row table:style-name="ro1">
          <table:table-cell office:value-type="string" calcext:value-type="string">
            <text:p>2012-07-27</text:p>
          </table:table-cell>
          <table:table-cell table:formula="of:=DATEVALUE([.A1115])" office:value-type="float" office:value="41117" calcext:value-type="float">
            <text:p>41117</text:p>
          </table:table-cell>
          <table:table-cell office:value-type="float" office:value="12.83" calcext:value-type="float">
            <text:p>12.83</text:p>
          </table:table-cell>
          <table:table-cell office:value-type="float" office:value="12.935" calcext:value-type="float">
            <text:p>12.935</text:p>
          </table:table-cell>
          <table:table-cell office:value-type="float" office:value="12.83" calcext:value-type="float">
            <text:p>12.83</text:p>
          </table:table-cell>
          <table:table-cell office:value-type="float" office:value="12.935" calcext:value-type="float">
            <text:p>12.935</text:p>
          </table:table-cell>
          <table:table-cell office:value-type="float" office:value="0" calcext:value-type="float">
            <text:p>0</text:p>
          </table:table-cell>
          <table:table-cell office:value-type="float" office:value="12.935" calcext:value-type="float">
            <text:p>12.935</text:p>
          </table:table-cell>
        </table:table-row>
        <table:table-row table:style-name="ro1">
          <table:table-cell office:value-type="string" calcext:value-type="string">
            <text:p>2012-07-26</text:p>
          </table:table-cell>
          <table:table-cell table:formula="of:=DATEVALUE([.A1116])" office:value-type="float" office:value="41116" calcext:value-type="float">
            <text:p>41116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1" calcext:value-type="float">
            <text:p>12.81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string" calcext:value-type="string">
            <text:p>2012-07-25</text:p>
          </table:table-cell>
          <table:table-cell table:formula="of:=DATEVALUE([.A1117])" office:value-type="float" office:value="41115" calcext:value-type="float">
            <text:p>41115</text:p>
          </table:table-cell>
          <table:table-cell office:value-type="float" office:value="12.68" calcext:value-type="float">
            <text:p>12.68</text:p>
          </table:table-cell>
          <table:table-cell office:value-type="float" office:value="12.805" calcext:value-type="float">
            <text:p>12.805</text:p>
          </table:table-cell>
          <table:table-cell office:value-type="float" office:value="12.68" calcext:value-type="float">
            <text:p>12.68</text:p>
          </table:table-cell>
          <table:table-cell office:value-type="float" office:value="12.805" calcext:value-type="float">
            <text:p>12.805</text:p>
          </table:table-cell>
          <table:table-cell office:value-type="float" office:value="0" calcext:value-type="float">
            <text:p>0</text:p>
          </table:table-cell>
          <table:table-cell office:value-type="float" office:value="12.805" calcext:value-type="float">
            <text:p>12.805</text:p>
          </table:table-cell>
        </table:table-row>
        <table:table-row table:style-name="ro1">
          <table:table-cell office:value-type="string" calcext:value-type="string">
            <text:p>2012-07-24</text:p>
          </table:table-cell>
          <table:table-cell table:formula="of:=DATEVALUE([.A1118])" office:value-type="float" office:value="41114" calcext:value-type="float">
            <text:p>41114</text:p>
          </table:table-cell>
          <table:table-cell table:number-columns-repeated="4" office:value-type="float" office:value="12.955" calcext:value-type="float">
            <text:p>12.955</text:p>
          </table:table-cell>
          <table:table-cell office:value-type="float" office:value="0" calcext:value-type="float">
            <text:p>0</text:p>
          </table:table-cell>
          <table:table-cell office:value-type="float" office:value="12.955" calcext:value-type="float">
            <text:p>12.955</text:p>
          </table:table-cell>
        </table:table-row>
        <table:table-row table:style-name="ro1">
          <table:table-cell office:value-type="string" calcext:value-type="string">
            <text:p>2012-07-23</text:p>
          </table:table-cell>
          <table:table-cell table:formula="of:=DATEVALUE([.A1119])" office:value-type="float" office:value="41113" calcext:value-type="float">
            <text:p>41113</text:p>
          </table:table-cell>
          <table:table-cell table:number-columns-repeated="2" office:value-type="float" office:value="13.03" calcext:value-type="float">
            <text:p>13.03</text:p>
          </table:table-cell>
          <table:table-cell table:number-columns-repeated="2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2012-07-20</text:p>
          </table:table-cell>
          <table:table-cell table:formula="of:=DATEVALUE([.A1120])" office:value-type="float" office:value="41110" calcext:value-type="float">
            <text:p>41110</text:p>
          </table:table-cell>
          <table:table-cell office:value-type="float" office:value="12.755" calcext:value-type="float">
            <text:p>12.755</text:p>
          </table:table-cell>
          <table:table-cell office:value-type="float" office:value="12.995" calcext:value-type="float">
            <text:p>12.995</text:p>
          </table:table-cell>
          <table:table-cell office:value-type="float" office:value="12.755" calcext:value-type="float">
            <text:p>12.755</text:p>
          </table:table-cell>
          <table:table-cell office:value-type="float" office:value="12.995" calcext:value-type="float">
            <text:p>12.995</text:p>
          </table:table-cell>
          <table:table-cell office:value-type="float" office:value="500" calcext:value-type="float">
            <text:p>500</text:p>
          </table:table-cell>
          <table:table-cell office:value-type="float" office:value="12.995" calcext:value-type="float">
            <text:p>12.995</text:p>
          </table:table-cell>
        </table:table-row>
        <table:table-row table:style-name="ro1">
          <table:table-cell office:value-type="string" calcext:value-type="string">
            <text:p>2012-07-19</text:p>
          </table:table-cell>
          <table:table-cell table:formula="of:=DATEVALUE([.A1121])" office:value-type="float" office:value="41109" calcext:value-type="float">
            <text:p>41109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9" calcext:value-type="float">
            <text:p>12.89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2" calcext:value-type="float">
            <text:p>12.82</text:p>
          </table:table-cell>
          <table:table-cell office:value-type="float" office:value="500" calcext:value-type="float">
            <text:p>500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string" calcext:value-type="string">
            <text:p>2012-07-18</text:p>
          </table:table-cell>
          <table:table-cell table:formula="of:=DATEVALUE([.A1122])" office:value-type="float" office:value="41108" calcext:value-type="float">
            <text:p>41108</text:p>
          </table:table-cell>
          <table:table-cell office:value-type="float" office:value="12.65" calcext:value-type="float">
            <text:p>12.65</text:p>
          </table:table-cell>
          <table:table-cell office:value-type="float" office:value="12.775" calcext:value-type="float">
            <text:p>12.775</text:p>
          </table:table-cell>
          <table:table-cell office:value-type="float" office:value="12.65" calcext:value-type="float">
            <text:p>12.65</text:p>
          </table:table-cell>
          <table:table-cell office:value-type="float" office:value="12.72" calcext:value-type="float">
            <text:p>12.72</text:p>
          </table:table-cell>
          <table:table-cell office:value-type="float" office:value="2000" calcext:value-type="float">
            <text:p>2000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string" calcext:value-type="string">
            <text:p>2012-07-17</text:p>
          </table:table-cell>
          <table:table-cell table:formula="of:=DATEVALUE([.A1123])" office:value-type="float" office:value="41107" calcext:value-type="float">
            <text:p>41107</text:p>
          </table:table-cell>
          <table:table-cell office:value-type="float" office:value="12.88" calcext:value-type="float">
            <text:p>12.88</text:p>
          </table:table-cell>
          <table:table-cell office:value-type="float" office:value="13.095" calcext:value-type="float">
            <text:p>13.095</text:p>
          </table:table-cell>
          <table:table-cell office:value-type="float" office:value="12.635" calcext:value-type="float">
            <text:p>12.635</text:p>
          </table:table-cell>
          <table:table-cell office:value-type="float" office:value="12.68" calcext:value-type="float">
            <text:p>12.68</text:p>
          </table:table-cell>
          <table:table-cell office:value-type="float" office:value="8200" calcext:value-type="float">
            <text:p>8200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2012-07-16</text:p>
          </table:table-cell>
          <table:table-cell table:formula="of:=DATEVALUE([.A1124])" office:value-type="float" office:value="41106" calcext:value-type="float">
            <text:p>41106</text:p>
          </table:table-cell>
          <table:table-cell table:number-columns-repeated="4" office:value-type="float" office:value="12.785" calcext:value-type="float">
            <text:p>12.785</text:p>
          </table:table-cell>
          <table:table-cell office:value-type="float" office:value="0" calcext:value-type="float">
            <text:p>0</text:p>
          </table:table-cell>
          <table:table-cell office:value-type="float" office:value="12.785" calcext:value-type="float">
            <text:p>12.785</text:p>
          </table:table-cell>
        </table:table-row>
        <table:table-row table:style-name="ro1">
          <table:table-cell office:value-type="string" calcext:value-type="string">
            <text:p>2012-07-13</text:p>
          </table:table-cell>
          <table:table-cell table:formula="of:=DATEVALUE([.A1125])" office:value-type="float" office:value="41103" calcext:value-type="float">
            <text:p>41103</text:p>
          </table:table-cell>
          <table:table-cell table:number-columns-repeated="4"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2012-07-12</text:p>
          </table:table-cell>
          <table:table-cell table:formula="of:=DATEVALUE([.A1126])" office:value-type="float" office:value="41102" calcext:value-type="float">
            <text:p>41102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85" calcext:value-type="float">
            <text:p>12.885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85" calcext:value-type="float">
            <text:p>12.885</text:p>
          </table:table-cell>
          <table:table-cell office:value-type="float" office:value="0" calcext:value-type="float">
            <text:p>0</text:p>
          </table:table-cell>
          <table:table-cell office:value-type="float" office:value="12.885" calcext:value-type="float">
            <text:p>12.885</text:p>
          </table:table-cell>
        </table:table-row>
        <table:table-row table:style-name="ro1">
          <table:table-cell office:value-type="string" calcext:value-type="string">
            <text:p>2012-07-11</text:p>
          </table:table-cell>
          <table:table-cell table:formula="of:=DATEVALUE([.A1127])" office:value-type="float" office:value="41101" calcext:value-type="float">
            <text:p>41101</text:p>
          </table:table-cell>
          <table:table-cell office:value-type="float" office:value="12.875" calcext:value-type="float">
            <text:p>12.875</text:p>
          </table:table-cell>
          <table:table-cell office:value-type="float" office:value="12.89" calcext:value-type="float">
            <text:p>12.89</text:p>
          </table:table-cell>
          <table:table-cell table:number-columns-repeated="2" office:value-type="float" office:value="12.815" calcext:value-type="float">
            <text:p>12.815</text:p>
          </table:table-cell>
          <table:table-cell office:value-type="float" office:value="0" calcext:value-type="float">
            <text:p>0</text:p>
          </table:table-cell>
          <table:table-cell office:value-type="float" office:value="12.815" calcext:value-type="float">
            <text:p>12.815</text:p>
          </table:table-cell>
        </table:table-row>
        <table:table-row table:style-name="ro1">
          <table:table-cell office:value-type="string" calcext:value-type="string">
            <text:p>2012-07-10</text:p>
          </table:table-cell>
          <table:table-cell table:formula="of:=DATEVALUE([.A1128])" office:value-type="float" office:value="41100" calcext:value-type="float">
            <text:p>41100</text:p>
          </table:table-cell>
          <table:table-cell office:value-type="float" office:value="12.77" calcext:value-type="float">
            <text:p>12.77</text:p>
          </table:table-cell>
          <table:table-cell office:value-type="float" office:value="12.865" calcext:value-type="float">
            <text:p>12.865</text:p>
          </table:table-cell>
          <table:table-cell office:value-type="float" office:value="12.77" calcext:value-type="float">
            <text:p>12.77</text:p>
          </table:table-cell>
          <table:table-cell office:value-type="float" office:value="12.865" calcext:value-type="float">
            <text:p>12.865</text:p>
          </table:table-cell>
          <table:table-cell office:value-type="float" office:value="0" calcext:value-type="float">
            <text:p>0</text:p>
          </table:table-cell>
          <table:table-cell office:value-type="float" office:value="12.865" calcext:value-type="float">
            <text:p>12.865</text:p>
          </table:table-cell>
        </table:table-row>
        <table:table-row table:style-name="ro1">
          <table:table-cell office:value-type="string" calcext:value-type="string">
            <text:p>2012-07-09</text:p>
          </table:table-cell>
          <table:table-cell table:formula="of:=DATEVALUE([.A1129])" office:value-type="float" office:value="41099" calcext:value-type="float">
            <text:p>41099</text:p>
          </table:table-cell>
          <table:table-cell office:value-type="float" office:value="12.785" calcext:value-type="float">
            <text:p>12.785</text:p>
          </table:table-cell>
          <table:table-cell office:value-type="float" office:value="12.795" calcext:value-type="float">
            <text:p>12.795</text:p>
          </table:table-cell>
          <table:table-cell office:value-type="float" office:value="12.785" calcext:value-type="float">
            <text:p>12.785</text:p>
          </table:table-cell>
          <table:table-cell office:value-type="float" office:value="12.795" calcext:value-type="float">
            <text:p>12.795</text:p>
          </table:table-cell>
          <table:table-cell office:value-type="float" office:value="0" calcext:value-type="float">
            <text:p>0</text:p>
          </table:table-cell>
          <table:table-cell office:value-type="float" office:value="12.795" calcext:value-type="float">
            <text:p>12.795</text:p>
          </table:table-cell>
        </table:table-row>
        <table:table-row table:style-name="ro1">
          <table:table-cell office:value-type="string" calcext:value-type="string">
            <text:p>2012-07-06</text:p>
          </table:table-cell>
          <table:table-cell table:formula="of:=DATEVALUE([.A1130])" office:value-type="float" office:value="41096" calcext:value-type="float">
            <text:p>41096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83" calcext:value-type="float">
            <text:p>12.83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string" calcext:value-type="string">
            <text:p>2012-07-05</text:p>
          </table:table-cell>
          <table:table-cell table:formula="of:=DATEVALUE([.A1131])" office:value-type="float" office:value="41095" calcext:value-type="float">
            <text:p>41095</text:p>
          </table:table-cell>
          <table:table-cell table:number-columns-repeated="4"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2012-07-04</text:p>
          </table:table-cell>
          <table:table-cell table:formula="of:=DATEVALUE([.A1132])" office:value-type="float" office:value="41094" calcext:value-type="float">
            <text:p>41094</text:p>
          </table:table-cell>
          <table:table-cell office:value-type="float" office:value="12.645" calcext:value-type="float">
            <text:p>12.645</text:p>
          </table:table-cell>
          <table:table-cell office:value-type="float" office:value="12.675" calcext:value-type="float">
            <text:p>12.675</text:p>
          </table:table-cell>
          <table:table-cell office:value-type="float" office:value="12.645" calcext:value-type="float">
            <text:p>12.645</text:p>
          </table:table-cell>
          <table:table-cell office:value-type="float" office:value="12.675" calcext:value-type="float">
            <text:p>12.675</text:p>
          </table:table-cell>
          <table:table-cell office:value-type="float" office:value="700" calcext:value-type="float">
            <text:p>700</text:p>
          </table:table-cell>
          <table:table-cell office:value-type="float" office:value="12.675" calcext:value-type="float">
            <text:p>12.675</text:p>
          </table:table-cell>
        </table:table-row>
        <table:table-row table:style-name="ro1">
          <table:table-cell office:value-type="string" calcext:value-type="string">
            <text:p>2012-07-03</text:p>
          </table:table-cell>
          <table:table-cell table:formula="of:=DATEVALUE([.A1133])" office:value-type="float" office:value="41093" calcext:value-type="float">
            <text:p>41093</text:p>
          </table:table-cell>
          <table:table-cell office:value-type="float" office:value="12.505" calcext:value-type="float">
            <text:p>12.505</text:p>
          </table:table-cell>
          <table:table-cell office:value-type="float" office:value="12.575" calcext:value-type="float">
            <text:p>12.575</text:p>
          </table:table-cell>
          <table:table-cell office:value-type="float" office:value="12.505" calcext:value-type="float">
            <text:p>12.505</text:p>
          </table:table-cell>
          <table:table-cell office:value-type="float" office:value="12.575" calcext:value-type="float">
            <text:p>12.575</text:p>
          </table:table-cell>
          <table:table-cell office:value-type="float" office:value="200" calcext:value-type="float">
            <text:p>200</text:p>
          </table:table-cell>
          <table:table-cell office:value-type="float" office:value="12.575" calcext:value-type="float">
            <text:p>12.575</text:p>
          </table:table-cell>
        </table:table-row>
        <table:table-row table:style-name="ro1">
          <table:table-cell office:value-type="string" calcext:value-type="string">
            <text:p>2012-07-02</text:p>
          </table:table-cell>
          <table:table-cell table:formula="of:=DATEVALUE([.A1134])" office:value-type="float" office:value="41092" calcext:value-type="float">
            <text:p>41092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55" calcext:value-type="float">
            <text:p>12.555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55" calcext:value-type="float">
            <text:p>12.555</text:p>
          </table:table-cell>
          <table:table-cell office:value-type="float" office:value="0" calcext:value-type="float">
            <text:p>0</text:p>
          </table:table-cell>
          <table:table-cell office:value-type="float" office:value="12.555" calcext:value-type="float">
            <text:p>12.555</text:p>
          </table:table-cell>
        </table:table-row>
        <table:table-row table:style-name="ro1">
          <table:table-cell office:value-type="string" calcext:value-type="string">
            <text:p>2012-06-29</text:p>
          </table:table-cell>
          <table:table-cell table:formula="of:=DATEVALUE([.A1135])" office:value-type="float" office:value="41089" calcext:value-type="float">
            <text:p>41089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425" calcext:value-type="float">
            <text:p>12.425</text:p>
          </table:table-cell>
          <table:table-cell office:value-type="float" office:value="0" calcext:value-type="float">
            <text:p>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2-06-28</text:p>
          </table:table-cell>
          <table:table-cell table:formula="of:=DATEVALUE([.A1136])" office:value-type="float" office:value="41088" calcext:value-type="float">
            <text:p>41088</text:p>
          </table:table-cell>
          <table:table-cell table:number-columns-repeated="4"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string" calcext:value-type="string">
            <text:p>2012-06-27</text:p>
          </table:table-cell>
          <table:table-cell table:formula="of:=DATEVALUE([.A1137])" office:value-type="float" office:value="41087" calcext:value-type="float">
            <text:p>41087</text:p>
          </table:table-cell>
          <table:table-cell table:number-columns-repeated="4"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2012-06-26</text:p>
          </table:table-cell>
          <table:table-cell table:formula="of:=DATEVALUE([.A1138])" office:value-type="float" office:value="41086" calcext:value-type="float">
            <text:p>41086</text:p>
          </table:table-cell>
          <table:table-cell office:value-type="float" office:value="12.31" calcext:value-type="float">
            <text:p>12.31</text:p>
          </table:table-cell>
          <table:table-cell office:value-type="float" office:value="12.34" calcext:value-type="float">
            <text:p>12.34</text:p>
          </table:table-cell>
          <table:table-cell table:number-columns-repeated="2" office:value-type="float" office:value="12.245" calcext:value-type="float">
            <text:p>12.245</text:p>
          </table:table-cell>
          <table:table-cell office:value-type="float" office:value="200" calcext:value-type="float">
            <text:p>200</text:p>
          </table:table-cell>
          <table:table-cell office:value-type="float" office:value="12.245" calcext:value-type="float">
            <text:p>12.245</text:p>
          </table:table-cell>
        </table:table-row>
        <table:table-row table:style-name="ro1">
          <table:table-cell office:value-type="string" calcext:value-type="string">
            <text:p>2012-06-25</text:p>
          </table:table-cell>
          <table:table-cell table:formula="of:=DATEVALUE([.A1139])" office:value-type="float" office:value="41085" calcext:value-type="float">
            <text:p>41085</text:p>
          </table:table-cell>
          <table:table-cell table:number-columns-repeated="2" office:value-type="float" office:value="12.36" calcext:value-type="float">
            <text:p>12.36</text:p>
          </table:table-cell>
          <table:table-cell table:number-columns-repeated="2" office:value-type="float" office:value="12.29" calcext:value-type="float">
            <text:p>12.29</text:p>
          </table:table-cell>
          <table:table-cell office:value-type="float" office:value="0" calcext:value-type="float">
            <text:p>0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2012-06-22</text:p>
          </table:table-cell>
          <table:table-cell table:formula="of:=DATEVALUE([.A1140])" office:value-type="float" office:value="41082" calcext:value-type="float">
            <text:p>41082</text:p>
          </table:table-cell>
          <table:table-cell office:value-type="float" office:value="12.3" calcext:value-type="float">
            <text:p>12.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3" calcext:value-type="float">
            <text:p>12.3</text:p>
          </table:table-cell>
          <table:table-cell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string" calcext:value-type="string">
            <text:p>2012-06-21</text:p>
          </table:table-cell>
          <table:table-cell table:formula="of:=DATEVALUE([.A1141])" office:value-type="float" office:value="41081" calcext:value-type="float">
            <text:p>41081</text:p>
          </table:table-cell>
          <table:table-cell table:number-columns-repeated="4"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string" calcext:value-type="string">
            <text:p>2012-06-20</text:p>
          </table:table-cell>
          <table:table-cell table:formula="of:=DATEVALUE([.A1142])" office:value-type="float" office:value="41080" calcext:value-type="float">
            <text:p>41080</text:p>
          </table:table-cell>
          <table:table-cell office:value-type="float" office:value="12.31" calcext:value-type="float">
            <text:p>12.31</text:p>
          </table:table-cell>
          <table:table-cell office:value-type="float" office:value="12.355" calcext:value-type="float">
            <text:p>12.35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1" calcext:value-type="float">
            <text:p>12.31</text:p>
          </table:table-cell>
          <table:table-cell office:value-type="float" office:value="500" calcext:value-type="float">
            <text:p>500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2012-06-19</text:p>
          </table:table-cell>
          <table:table-cell table:formula="of:=DATEVALUE([.A1143])" office:value-type="float" office:value="41079" calcext:value-type="float">
            <text:p>41079</text:p>
          </table:table-cell>
          <table:table-cell table:number-columns-repeated="4"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2012-06-18</text:p>
          </table:table-cell>
          <table:table-cell table:formula="of:=DATEVALUE([.A1144])" office:value-type="float" office:value="41078" calcext:value-type="float">
            <text:p>41078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295" calcext:value-type="float">
            <text:p>12.295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295" calcext:value-type="float">
            <text:p>12.295</text:p>
          </table:table-cell>
          <table:table-cell office:value-type="float" office:value="0" calcext:value-type="float">
            <text:p>0</text:p>
          </table:table-cell>
          <table:table-cell office:value-type="float" office:value="12.295" calcext:value-type="float">
            <text:p>12.295</text:p>
          </table:table-cell>
        </table:table-row>
        <table:table-row table:style-name="ro1">
          <table:table-cell office:value-type="string" calcext:value-type="string">
            <text:p>2012-06-15</text:p>
          </table:table-cell>
          <table:table-cell table:formula="of:=DATEVALUE([.A1145])" office:value-type="float" office:value="41075" calcext:value-type="float">
            <text:p>4107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25" calcext:value-type="float">
            <text:p>12.12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25" calcext:value-type="float">
            <text:p>12.125</text:p>
          </table:table-cell>
          <table:table-cell office:value-type="float" office:value="0" calcext:value-type="float">
            <text:p>0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string" calcext:value-type="string">
            <text:p>2012-06-14</text:p>
          </table:table-cell>
          <table:table-cell table:formula="of:=DATEVALUE([.A1146])" office:value-type="float" office:value="41074" calcext:value-type="float">
            <text:p>41074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95" calcext:value-type="float">
            <text:p>12.195</text:p>
          </table:table-cell>
          <table:table-cell table:number-columns-repeated="2" office:value-type="float" office:value="12.17" calcext:value-type="float">
            <text:p>12.17</text:p>
          </table:table-cell>
          <table:table-cell office:value-type="float" office:value="1000" calcext:value-type="float">
            <text:p>1000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string" calcext:value-type="string">
            <text:p>2012-06-13</text:p>
          </table:table-cell>
          <table:table-cell table:formula="of:=DATEVALUE([.A1147])" office:value-type="float" office:value="41073" calcext:value-type="float">
            <text:p>41073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2.215" calcext:value-type="float">
            <text:p>12.215</text:p>
          </table:table-cell>
          <table:table-cell office:value-type="float" office:value="200" calcext:value-type="float">
            <text:p>200</text:p>
          </table:table-cell>
          <table:table-cell office:value-type="float" office:value="12.215" calcext:value-type="float">
            <text:p>12.215</text:p>
          </table:table-cell>
        </table:table-row>
        <table:table-row table:style-name="ro1">
          <table:table-cell office:value-type="string" calcext:value-type="string">
            <text:p>2012-06-12</text:p>
          </table:table-cell>
          <table:table-cell table:formula="of:=DATEVALUE([.A1148])" office:value-type="float" office:value="41072" calcext:value-type="float">
            <text:p>41072</text:p>
          </table:table-cell>
          <table:table-cell table:number-columns-repeated="4" office:value-type="float" office:value="12.255" calcext:value-type="float">
            <text:p>12.255</text:p>
          </table:table-cell>
          <table:table-cell office:value-type="float" office:value="0" calcext:value-type="float">
            <text:p>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2-06-11</text:p>
          </table:table-cell>
          <table:table-cell table:formula="of:=DATEVALUE([.A1149])" office:value-type="float" office:value="41071" calcext:value-type="float">
            <text:p>41071</text:p>
          </table:table-cell>
          <table:table-cell table:number-columns-repeated="2" office:value-type="float" office:value="12.475" calcext:value-type="float">
            <text:p>12.475</text:p>
          </table:table-cell>
          <table:table-cell table:number-columns-repeated="2" office:value-type="float" office:value="12.345" calcext:value-type="float">
            <text:p>12.345</text:p>
          </table:table-cell>
          <table:table-cell office:value-type="float" office:value="0" calcext:value-type="float">
            <text:p>0</text:p>
          </table:table-cell>
          <table:table-cell office:value-type="float" office:value="12.345" calcext:value-type="float">
            <text:p>12.345</text:p>
          </table:table-cell>
        </table:table-row>
        <table:table-row table:style-name="ro1">
          <table:table-cell office:value-type="string" calcext:value-type="string">
            <text:p>2012-06-08</text:p>
          </table:table-cell>
          <table:table-cell table:formula="of:=DATEVALUE([.A1150])" office:value-type="float" office:value="41068" calcext:value-type="float">
            <text:p>41068</text:p>
          </table:table-cell>
          <table:table-cell office:value-type="float" office:value="12.13" calcext:value-type="float">
            <text:p>12.13</text:p>
          </table:table-cell>
          <table:table-cell office:value-type="float" office:value="12.45" calcext:value-type="float">
            <text:p>12.45</text:p>
          </table:table-cell>
          <table:table-cell office:value-type="float" office:value="12.13" calcext:value-type="float">
            <text:p>12.13</text:p>
          </table:table-cell>
          <table:table-cell office:value-type="float" office:value="12.45" calcext:value-type="float">
            <text:p>12.45</text:p>
          </table:table-cell>
          <table:table-cell office:value-type="float" office:value="100" calcext:value-type="float">
            <text:p>100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2012-06-07</text:p>
          </table:table-cell>
          <table:table-cell table:formula="of:=DATEVALUE([.A1151])" office:value-type="float" office:value="41067" calcext:value-type="float">
            <text:p>41067</text:p>
          </table:table-cell>
          <table:table-cell office:value-type="float" office:value="12.13" calcext:value-type="float">
            <text:p>12.13</text:p>
          </table:table-cell>
          <table:table-cell office:value-type="float" office:value="12.24" calcext:value-type="float">
            <text:p>12.24</text:p>
          </table:table-cell>
          <table:table-cell office:value-type="float" office:value="12.13" calcext:value-type="float">
            <text:p>12.13</text:p>
          </table:table-cell>
          <table:table-cell office:value-type="float" office:value="12.24" calcext:value-type="float">
            <text:p>12.24</text:p>
          </table:table-cell>
          <table:table-cell office:value-type="float" office:value="100" calcext:value-type="float">
            <text:p>100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2012-06-06</text:p>
          </table:table-cell>
          <table:table-cell table:formula="of:=DATEVALUE([.A1152])" office:value-type="float" office:value="41066" calcext:value-type="float">
            <text:p>41066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100" calcext:value-type="float">
            <text:p>100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string" calcext:value-type="string">
            <text:p>2012-06-05</text:p>
          </table:table-cell>
          <table:table-cell table:formula="of:=DATEVALUE([.A1153])" office:value-type="float" office:value="41065" calcext:value-type="float">
            <text:p>41065</text:p>
          </table:table-cell>
          <table:table-cell office:value-type="float" office:value="11.99" calcext:value-type="float">
            <text:p>11.99</text:p>
          </table:table-cell>
          <table:table-cell office:value-type="float" office:value="12.085" calcext:value-type="float">
            <text:p>12.085</text:p>
          </table:table-cell>
          <table:table-cell office:value-type="float" office:value="11.99" calcext:value-type="float">
            <text:p>11.99</text:p>
          </table:table-cell>
          <table:table-cell office:value-type="float" office:value="12.085" calcext:value-type="float">
            <text:p>12.085</text:p>
          </table:table-cell>
          <table:table-cell office:value-type="float" office:value="0" calcext:value-type="float">
            <text:p>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2-06-04</text:p>
          </table:table-cell>
          <table:table-cell table:formula="of:=DATEVALUE([.A1154])" office:value-type="float" office:value="41064" calcext:value-type="float">
            <text:p>41064</text:p>
          </table:table-cell>
          <table:table-cell office:value-type="float" office:value="11.93" calcext:value-type="float">
            <text:p>11.93</text:p>
          </table:table-cell>
          <table:table-cell office:value-type="float" office:value="12.045" calcext:value-type="float">
            <text:p>12.04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045" calcext:value-type="float">
            <text:p>12.045</text:p>
          </table:table-cell>
          <table:table-cell office:value-type="float" office:value="0" calcext:value-type="float">
            <text:p>0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string" calcext:value-type="string">
            <text:p>2012-06-01</text:p>
          </table:table-cell>
          <table:table-cell table:formula="of:=DATEVALUE([.A1155])" office:value-type="float" office:value="41061" calcext:value-type="float">
            <text:p>41061</text:p>
          </table:table-cell>
          <table:table-cell table:number-columns-repeated="4"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table:formula="of:=DATEVALUE([.A1156])" office:value-type="float" office:value="41060" calcext:value-type="float">
            <text:p>41060</text:p>
          </table:table-cell>
          <table:table-cell office:value-type="float" office:value="12.285" calcext:value-type="float">
            <text:p>12.285</text:p>
          </table:table-cell>
          <table:table-cell office:value-type="float" office:value="12.295" calcext:value-type="float">
            <text:p>12.295</text:p>
          </table:table-cell>
          <table:table-cell office:value-type="float" office:value="12.285" calcext:value-type="float">
            <text:p>12.285</text:p>
          </table:table-cell>
          <table:table-cell office:value-type="float" office:value="12.295" calcext:value-type="float">
            <text:p>12.295</text:p>
          </table:table-cell>
          <table:table-cell office:value-type="float" office:value="0" calcext:value-type="float">
            <text:p>0</text:p>
          </table:table-cell>
          <table:table-cell office:value-type="float" office:value="12.295" calcext:value-type="float">
            <text:p>12.295</text:p>
          </table:table-cell>
        </table:table-row>
        <table:table-row table:style-name="ro1">
          <table:table-cell office:value-type="string" calcext:value-type="string">
            <text:p>2012-05-30</text:p>
          </table:table-cell>
          <table:table-cell table:formula="of:=DATEVALUE([.A1157])" office:value-type="float" office:value="41059" calcext:value-type="float">
            <text:p>41059</text:p>
          </table:table-cell>
          <table:table-cell table:number-columns-repeated="2" office:value-type="float" office:value="12.37" calcext:value-type="float">
            <text:p>12.37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2012-05-29</text:p>
          </table:table-cell>
          <table:table-cell table:formula="of:=DATEVALUE([.A1158])" office:value-type="float" office:value="41058" calcext:value-type="float">
            <text:p>41058</text:p>
          </table:table-cell>
          <table:table-cell office:value-type="float" office:value="12.28" calcext:value-type="float">
            <text:p>12.28</text:p>
          </table:table-cell>
          <table:table-cell office:value-type="float" office:value="12.33" calcext:value-type="float">
            <text:p>12.33</text:p>
          </table:table-cell>
          <table:table-cell office:value-type="float" office:value="12.28" calcext:value-type="float">
            <text:p>12.28</text:p>
          </table:table-cell>
          <table:table-cell office:value-type="float" office:value="12.33" calcext:value-type="float">
            <text:p>12.33</text:p>
          </table:table-cell>
          <table:table-cell office:value-type="float" office:value="1000" calcext:value-type="float">
            <text:p>1000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string" calcext:value-type="string">
            <text:p>2012-05-28</text:p>
          </table:table-cell>
          <table:table-cell table:formula="of:=DATEVALUE([.A1159])" office:value-type="float" office:value="41057" calcext:value-type="float">
            <text:p>41057</text:p>
          </table:table-cell>
          <table:table-cell table:number-columns-repeated="2" office:value-type="float" office:value="12.24" calcext:value-type="float">
            <text:p>12.24</text:p>
          </table:table-cell>
          <table:table-cell table:number-columns-repeated="2" office:value-type="float" office:value="12.195" calcext:value-type="float">
            <text:p>12.195</text:p>
          </table:table-cell>
          <table:table-cell office:value-type="float" office:value="0" calcext:value-type="float">
            <text:p>0</text:p>
          </table:table-cell>
          <table:table-cell office:value-type="float" office:value="12.195" calcext:value-type="float">
            <text:p>12.195</text:p>
          </table:table-cell>
        </table:table-row>
        <table:table-row table:style-name="ro1">
          <table:table-cell office:value-type="string" calcext:value-type="string">
            <text:p>2012-05-25</text:p>
          </table:table-cell>
          <table:table-cell table:formula="of:=DATEVALUE([.A1160])" office:value-type="float" office:value="41054" calcext:value-type="float">
            <text:p>41054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85" calcext:value-type="float">
            <text:p>12.285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85" calcext:value-type="float">
            <text:p>12.285</text:p>
          </table:table-cell>
          <table:table-cell office:value-type="float" office:value="0" calcext:value-type="float">
            <text:p>0</text:p>
          </table:table-cell>
          <table:table-cell office:value-type="float" office:value="12.285" calcext:value-type="float">
            <text:p>12.285</text:p>
          </table:table-cell>
        </table:table-row>
        <table:table-row table:style-name="ro1">
          <table:table-cell office:value-type="string" calcext:value-type="string">
            <text:p>2012-05-24</text:p>
          </table:table-cell>
          <table:table-cell table:formula="of:=DATEVALUE([.A1161])" office:value-type="float" office:value="41053" calcext:value-type="float">
            <text:p>41053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8" calcext:value-type="float">
            <text:p>12.28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35" calcext:value-type="float">
            <text:p>12.235</text:p>
          </table:table-cell>
          <table:table-cell office:value-type="float" office:value="400" calcext:value-type="float">
            <text:p>400</text:p>
          </table:table-cell>
          <table:table-cell office:value-type="float" office:value="12.235" calcext:value-type="float">
            <text:p>12.235</text:p>
          </table:table-cell>
        </table:table-row>
        <table:table-row table:style-name="ro1">
          <table:table-cell office:value-type="string" calcext:value-type="string">
            <text:p>2012-05-23</text:p>
          </table:table-cell>
          <table:table-cell table:formula="of:=DATEVALUE([.A1162])" office:value-type="float" office:value="41052" calcext:value-type="float">
            <text:p>41052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065" calcext:value-type="float">
            <text:p>12.06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065" calcext:value-type="float">
            <text:p>12.065</text:p>
          </table:table-cell>
          <table:table-cell office:value-type="float" office:value="0" calcext:value-type="float">
            <text:p>0</text:p>
          </table:table-cell>
          <table:table-cell office:value-type="float" office:value="12.065" calcext:value-type="float">
            <text:p>12.065</text:p>
          </table:table-cell>
        </table:table-row>
        <table:table-row table:style-name="ro1">
          <table:table-cell office:value-type="string" calcext:value-type="string">
            <text:p>2012-05-22</text:p>
          </table:table-cell>
          <table:table-cell table:formula="of:=DATEVALUE([.A1163])" office:value-type="float" office:value="41051" calcext:value-type="float">
            <text:p>41051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4" calcext:value-type="float">
            <text:p>12.24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2600" calcext:value-type="float">
            <text:p>260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2012-05-21</text:p>
          </table:table-cell>
          <table:table-cell table:formula="of:=DATEVALUE([.A1164])" office:value-type="float" office:value="41050" calcext:value-type="float">
            <text:p>41050</text:p>
          </table:table-cell>
          <table:table-cell office:value-type="float" office:value="12.4" calcext:value-type="float">
            <text:p>12.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1" calcext:value-type="float">
            <text:p>12.1</text:p>
          </table:table-cell>
          <table:table-cell office:value-type="float" office:value="12.14" calcext:value-type="float">
            <text:p>12.14</text:p>
          </table:table-cell>
          <table:table-cell office:value-type="float" office:value="5200" calcext:value-type="float">
            <text:p>5200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string" calcext:value-type="string">
            <text:p>2012-05-18</text:p>
          </table:table-cell>
          <table:table-cell table:formula="of:=DATEVALUE([.A1165])" office:value-type="float" office:value="41047" calcext:value-type="float">
            <text:p>41047</text:p>
          </table:table-cell>
          <table:table-cell office:value-type="float" office:value="11.645" calcext:value-type="float">
            <text:p>11.645</text:p>
          </table:table-cell>
          <table:table-cell office:value-type="float" office:value="12.355" calcext:value-type="float">
            <text:p>12.355</text:p>
          </table:table-cell>
          <table:table-cell office:value-type="float" office:value="11.645" calcext:value-type="float">
            <text:p>11.645</text:p>
          </table:table-cell>
          <table:table-cell office:value-type="float" office:value="12.29" calcext:value-type="float">
            <text:p>12.29</text:p>
          </table:table-cell>
          <table:table-cell office:value-type="float" office:value="3200" calcext:value-type="float">
            <text:p>3200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2012-05-17</text:p>
          </table:table-cell>
          <table:table-cell table:formula="of:=DATEVALUE([.A1166])" office:value-type="float" office:value="41046" calcext:value-type="float">
            <text:p>4104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-05-16</text:p>
          </table:table-cell>
          <table:table-cell table:formula="of:=DATEVALUE([.A1167])" office:value-type="float" office:value="41045" calcext:value-type="float">
            <text:p>41045</text:p>
          </table:table-cell>
          <table:table-cell table:number-columns-repeated="2" office:value-type="float" office:value="12.05" calcext:value-type="float">
            <text:p>12.05</text:p>
          </table:table-cell>
          <table:table-cell table:number-columns-repeated="2" office:value-type="float" office:value="12.045" calcext:value-type="float">
            <text:p>12.045</text:p>
          </table:table-cell>
          <table:table-cell office:value-type="float" office:value="0" calcext:value-type="float">
            <text:p>0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string" calcext:value-type="string">
            <text:p>2012-05-15</text:p>
          </table:table-cell>
          <table:table-cell table:formula="of:=DATEVALUE([.A1168])" office:value-type="float" office:value="41044" calcext:value-type="float">
            <text:p>41044</text:p>
          </table:table-cell>
          <table:table-cell office:value-type="float" office:value="12.04" calcext:value-type="float">
            <text:p>12.04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4" calcext:value-type="float">
            <text:p>12.04</text:p>
          </table:table-cell>
          <table:table-cell office:value-type="float" office:value="12.08" calcext:value-type="float">
            <text:p>12.08</text:p>
          </table:table-cell>
          <table:table-cell office:value-type="float" office:value="1000" calcext:value-type="float">
            <text:p>100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2012-05-14</text:p>
          </table:table-cell>
          <table:table-cell table:formula="of:=DATEVALUE([.A1169])" office:value-type="float" office:value="41043" calcext:value-type="float">
            <text:p>41043</text:p>
          </table:table-cell>
          <table:table-cell office:value-type="float" office:value="11.81" calcext:value-type="float">
            <text:p>11.81</text:p>
          </table:table-cell>
          <table:table-cell office:value-type="float" office:value="12.09" calcext:value-type="float">
            <text:p>12.09</text:p>
          </table:table-cell>
          <table:table-cell office:value-type="float" office:value="11.81" calcext:value-type="float">
            <text:p>11.81</text:p>
          </table:table-cell>
          <table:table-cell office:value-type="float" office:value="12.08" calcext:value-type="float">
            <text:p>12.08</text:p>
          </table:table-cell>
          <table:table-cell office:value-type="float" office:value="5300" calcext:value-type="float">
            <text:p>530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2012-05-11</text:p>
          </table:table-cell>
          <table:table-cell table:formula="of:=DATEVALUE([.A1170])" office:value-type="float" office:value="41040" calcext:value-type="float">
            <text:p>4104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8" calcext:value-type="float">
            <text:p>11.98</text:p>
          </table:table-cell>
          <table:table-cell table:number-columns-repeated="2" office:value-type="float" office:value="11.865" calcext:value-type="float">
            <text:p>11.865</text:p>
          </table:table-cell>
          <table:table-cell office:value-type="float" office:value="2000" calcext:value-type="float">
            <text:p>2000</text:p>
          </table:table-cell>
          <table:table-cell office:value-type="float" office:value="11.865" calcext:value-type="float">
            <text:p>11.865</text:p>
          </table:table-cell>
        </table:table-row>
        <table:table-row table:style-name="ro1">
          <table:table-cell office:value-type="string" calcext:value-type="string">
            <text:p>2012-05-10</text:p>
          </table:table-cell>
          <table:table-cell table:formula="of:=DATEVALUE([.A1171])" office:value-type="float" office:value="41039" calcext:value-type="float">
            <text:p>41039</text:p>
          </table:table-cell>
          <table:table-cell office:value-type="float" office:value="11.8" calcext:value-type="float">
            <text:p>11.8</text:p>
          </table:table-cell>
          <table:table-cell office:value-type="float" office:value="11.835" calcext:value-type="float">
            <text:p>11.835</text:p>
          </table:table-cell>
          <table:table-cell office:value-type="float" office:value="11.785" calcext:value-type="float">
            <text:p>11.785</text:p>
          </table:table-cell>
          <table:table-cell office:value-type="float" office:value="11.835" calcext:value-type="float">
            <text:p>11.835</text:p>
          </table:table-cell>
          <table:table-cell office:value-type="float" office:value="200" calcext:value-type="float">
            <text:p>200</text:p>
          </table:table-cell>
          <table:table-cell office:value-type="float" office:value="11.835" calcext:value-type="float">
            <text:p>11.835</text:p>
          </table:table-cell>
        </table:table-row>
        <table:table-row table:style-name="ro1">
          <table:table-cell office:value-type="string" calcext:value-type="string">
            <text:p>2012-05-09</text:p>
          </table:table-cell>
          <table:table-cell table:formula="of:=DATEVALUE([.A1172])" office:value-type="float" office:value="41038" calcext:value-type="float">
            <text:p>41038</text:p>
          </table:table-cell>
          <table:table-cell office:value-type="float" office:value="11.775" calcext:value-type="float">
            <text:p>11.775</text:p>
          </table:table-cell>
          <table:table-cell office:value-type="float" office:value="11.875" calcext:value-type="float">
            <text:p>11.8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11.875" calcext:value-type="float">
            <text:p>11.875</text:p>
          </table:table-cell>
          <table:table-cell office:value-type="float" office:value="200" calcext:value-type="float">
            <text:p>20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2-05-08</text:p>
          </table:table-cell>
          <table:table-cell table:formula="of:=DATEVALUE([.A1173])" office:value-type="float" office:value="41037" calcext:value-type="float">
            <text:p>41037</text:p>
          </table:table-cell>
          <table:table-cell table:number-columns-repeated="2" office:value-type="float" office:value="11.745" calcext:value-type="float">
            <text:p>11.745</text:p>
          </table:table-cell>
          <table:table-cell table:number-columns-repeated="2" office:value-type="float" office:value="11.695" calcext:value-type="float">
            <text:p>11.695</text:p>
          </table:table-cell>
          <table:table-cell office:value-type="float" office:value="0" calcext:value-type="float">
            <text:p>0</text:p>
          </table:table-cell>
          <table:table-cell office:value-type="float" office:value="11.695" calcext:value-type="float">
            <text:p>11.695</text:p>
          </table:table-cell>
        </table:table-row>
        <table:table-row table:style-name="ro1">
          <table:table-cell office:value-type="string" calcext:value-type="string">
            <text:p>2012-05-07</text:p>
          </table:table-cell>
          <table:table-cell table:formula="of:=DATEVALUE([.A1174])" office:value-type="float" office:value="41036" calcext:value-type="float">
            <text:p>41036</text:p>
          </table:table-cell>
          <table:table-cell office:value-type="float" office:value="11.715" calcext:value-type="float">
            <text:p>11.7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05" calcext:value-type="float">
            <text:p>11.705</text:p>
          </table:table-cell>
          <table:table-cell office:value-type="float" office:value="11.84" calcext:value-type="float">
            <text:p>11.84</text:p>
          </table:table-cell>
          <table:table-cell office:value-type="float" office:value="400" calcext:value-type="float">
            <text:p>400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2012-05-04</text:p>
          </table:table-cell>
          <table:table-cell table:formula="of:=DATEVALUE([.A1175])" office:value-type="float" office:value="41033" calcext:value-type="float">
            <text:p>41033</text:p>
          </table:table-cell>
          <table:table-cell table:number-columns-repeated="2" office:value-type="float" office:value="11.67" calcext:value-type="float">
            <text:p>11.67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2500" calcext:value-type="float">
            <text:p>250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2012-05-03</text:p>
          </table:table-cell>
          <table:table-cell table:formula="of:=DATEVALUE([.A1176])" office:value-type="float" office:value="41032" calcext:value-type="float">
            <text:p>41032</text:p>
          </table:table-cell>
          <table:table-cell table:number-columns-repeated="2" office:value-type="float" office:value="11.9" calcext:value-type="float">
            <text:p>11.9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2012-05-02</text:p>
          </table:table-cell>
          <table:table-cell table:formula="of:=DATEVALUE([.A1177])" office:value-type="float" office:value="41031" calcext:value-type="float">
            <text:p>41031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2012-05-01</text:p>
          </table:table-cell>
          <table:table-cell table:formula="of:=DATEVALUE([.A1178])" office:value-type="float" office:value="41030" calcext:value-type="float">
            <text:p>41030</text:p>
          </table:table-cell>
          <table:table-cell table:number-columns-repeated="4" office:value-type="float" office:value="11.715" calcext:value-type="float">
            <text:p>11.715</text:p>
          </table:table-cell>
          <table:table-cell office:value-type="float" office:value="0" calcext:value-type="float">
            <text:p>0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table:formula="of:=DATEVALUE([.A1179])" office:value-type="float" office:value="41029" calcext:value-type="float">
            <text:p>41029</text:p>
          </table:table-cell>
          <table:table-cell table:number-columns-repeated="2" office:value-type="float" office:value="11.735" calcext:value-type="float">
            <text:p>11.735</text:p>
          </table:table-cell>
          <table:table-cell table:number-columns-repeated="2" office:value-type="float" office:value="11.715" calcext:value-type="float">
            <text:p>11.715</text:p>
          </table:table-cell>
          <table:table-cell office:value-type="float" office:value="0" calcext:value-type="float">
            <text:p>0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string" calcext:value-type="string">
            <text:p>2012-04-27</text:p>
          </table:table-cell>
          <table:table-cell table:formula="of:=DATEVALUE([.A1180])" office:value-type="float" office:value="41026" calcext:value-type="float">
            <text:p>41026</text:p>
          </table:table-cell>
          <table:table-cell office:value-type="float" office:value="11.685" calcext:value-type="float">
            <text:p>11.68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5" calcext:value-type="float">
            <text:p>11.685</text:p>
          </table:table-cell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12-04-26</text:p>
          </table:table-cell>
          <table:table-cell table:formula="of:=DATEVALUE([.A1181])" office:value-type="float" office:value="41025" calcext:value-type="float">
            <text:p>41025</text:p>
          </table:table-cell>
          <table:table-cell table:number-columns-repeated="2" office:value-type="float" office:value="11.69" calcext:value-type="float">
            <text:p>11.69</text:p>
          </table:table-cell>
          <table:table-cell office:value-type="float" office:value="11.655" calcext:value-type="float">
            <text:p>11.655</text:p>
          </table:table-cell>
          <table:table-cell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2012-04-25</text:p>
          </table:table-cell>
          <table:table-cell table:formula="of:=DATEVALUE([.A1182])" office:value-type="float" office:value="41024" calcext:value-type="float">
            <text:p>41024</text:p>
          </table:table-cell>
          <table:table-cell table:number-columns-repeated="2" office:value-type="float" office:value="11.725" calcext:value-type="float">
            <text:p>11.725</text:p>
          </table:table-cell>
          <table:table-cell table:number-columns-repeated="2" office:value-type="float" office:value="11.715" calcext:value-type="float">
            <text:p>11.715</text:p>
          </table:table-cell>
          <table:table-cell office:value-type="float" office:value="0" calcext:value-type="float">
            <text:p>0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string" calcext:value-type="string">
            <text:p>2012-04-24</text:p>
          </table:table-cell>
          <table:table-cell table:formula="of:=DATEVALUE([.A1183])" office:value-type="float" office:value="41023" calcext:value-type="float">
            <text:p>4102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2012-04-23</text:p>
          </table:table-cell>
          <table:table-cell table:formula="of:=DATEVALUE([.A1184])" office:value-type="float" office:value="41022" calcext:value-type="float">
            <text:p>41022</text:p>
          </table:table-cell>
          <table:table-cell table:number-columns-repeated="2" office:value-type="float" office:value="11.79" calcext:value-type="float">
            <text:p>11.79</text:p>
          </table:table-cell>
          <table:table-cell table:number-columns-repeated="2" office:value-type="float" office:value="11.725" calcext:value-type="float">
            <text:p>11.725</text:p>
          </table:table-cell>
          <table:table-cell office:value-type="float" office:value="0" calcext:value-type="float">
            <text:p>0</text:p>
          </table:table-cell>
          <table:table-cell office:value-type="float" office:value="11.725" calcext:value-type="float">
            <text:p>11.725</text:p>
          </table:table-cell>
        </table:table-row>
        <table:table-row table:style-name="ro1">
          <table:table-cell office:value-type="string" calcext:value-type="string">
            <text:p>2012-04-20</text:p>
          </table:table-cell>
          <table:table-cell table:formula="of:=DATEVALUE([.A1185])" office:value-type="float" office:value="41019" calcext:value-type="float">
            <text:p>4101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string" calcext:value-type="string">
            <text:p>2012-04-19</text:p>
          </table:table-cell>
          <table:table-cell table:formula="of:=DATEVALUE([.A1186])" office:value-type="float" office:value="41018" calcext:value-type="float">
            <text:p>41018</text:p>
          </table:table-cell>
          <table:table-cell table:number-columns-repeated="4" office:value-type="float" office:value="11.775" calcext:value-type="float">
            <text:p>11.775</text:p>
          </table:table-cell>
          <table:table-cell office:value-type="float" office:value="0" calcext:value-type="float">
            <text:p>0</text:p>
          </table:table-cell>
          <table:table-cell office:value-type="float" office:value="11.775" calcext:value-type="float">
            <text:p>11.775</text:p>
          </table:table-cell>
        </table:table-row>
        <table:table-row table:style-name="ro1">
          <table:table-cell office:value-type="string" calcext:value-type="string">
            <text:p>2012-04-18</text:p>
          </table:table-cell>
          <table:table-cell table:formula="of:=DATEVALUE([.A1187])" office:value-type="float" office:value="41017" calcext:value-type="float">
            <text:p>41017</text:p>
          </table:table-cell>
          <table:table-cell office:value-type="float" office:value="11.8" calcext:value-type="float">
            <text:p>11.8</text:p>
          </table:table-cell>
          <table:table-cell office:value-type="float" office:value="11.855" calcext:value-type="float">
            <text:p>11.855</text:p>
          </table:table-cell>
          <table:table-cell table:number-columns-repeated="2" office:value-type="float" office:value="11.75" calcext:value-type="float">
            <text:p>11.75</text:p>
          </table:table-cell>
          <table:table-cell office:value-type="float" office:value="5500" calcext:value-type="float">
            <text:p>550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2012-04-17</text:p>
          </table:table-cell>
          <table:table-cell table:formula="of:=DATEVALUE([.A1188])" office:value-type="float" office:value="41016" calcext:value-type="float">
            <text:p>41016</text:p>
          </table:table-cell>
          <table:table-cell office:value-type="float" office:value="11.205" calcext:value-type="float">
            <text:p>11.205</text:p>
          </table:table-cell>
          <table:table-cell office:value-type="float" office:value="11.475" calcext:value-type="float">
            <text:p>11.475</text:p>
          </table:table-cell>
          <table:table-cell office:value-type="float" office:value="11.205" calcext:value-type="float">
            <text:p>11.205</text:p>
          </table:table-cell>
          <table:table-cell office:value-type="float" office:value="11.475" calcext:value-type="float">
            <text:p>11.475</text:p>
          </table:table-cell>
          <table:table-cell office:value-type="float" office:value="0" calcext:value-type="float">
            <text:p>0</text:p>
          </table:table-cell>
          <table:table-cell office:value-type="float" office:value="11.475" calcext:value-type="float">
            <text:p>11.475</text:p>
          </table:table-cell>
        </table:table-row>
        <table:table-row table:style-name="ro1">
          <table:table-cell office:value-type="string" calcext:value-type="string">
            <text:p>2012-04-16</text:p>
          </table:table-cell>
          <table:table-cell table:formula="of:=DATEVALUE([.A1189])" office:value-type="float" office:value="41015" calcext:value-type="float">
            <text:p>41015</text:p>
          </table:table-cell>
          <table:table-cell table:number-columns-repeated="4" office:value-type="float" office:value="11.355" calcext:value-type="float">
            <text:p>11.355</text:p>
          </table:table-cell>
          <table:table-cell office:value-type="float" office:value="0" calcext:value-type="float">
            <text:p>0</text:p>
          </table:table-cell>
          <table:table-cell office:value-type="float" office:value="11.355" calcext:value-type="float">
            <text:p>11.355</text:p>
          </table:table-cell>
        </table:table-row>
        <table:table-row table:style-name="ro1">
          <table:table-cell office:value-type="string" calcext:value-type="string">
            <text:p>2012-04-13</text:p>
          </table:table-cell>
          <table:table-cell table:formula="of:=DATEVALUE([.A1190])" office:value-type="float" office:value="41012" calcext:value-type="float">
            <text:p>41012</text:p>
          </table:table-cell>
          <table:table-cell office:value-type="float" office:value="11.385" calcext:value-type="float">
            <text:p>11.385</text:p>
          </table:table-cell>
          <table:table-cell office:value-type="float" office:value="11.445" calcext:value-type="float">
            <text:p>11.445</text:p>
          </table:table-cell>
          <table:table-cell office:value-type="float" office:value="11.385" calcext:value-type="float">
            <text:p>11.385</text:p>
          </table:table-cell>
          <table:table-cell office:value-type="float" office:value="11.445" calcext:value-type="float">
            <text:p>11.445</text:p>
          </table:table-cell>
          <table:table-cell office:value-type="float" office:value="0" calcext:value-type="float">
            <text:p>0</text:p>
          </table:table-cell>
          <table:table-cell office:value-type="float" office:value="11.445" calcext:value-type="float">
            <text:p>11.445</text:p>
          </table:table-cell>
        </table:table-row>
        <table:table-row table:style-name="ro1">
          <table:table-cell office:value-type="string" calcext:value-type="string">
            <text:p>2012-04-12</text:p>
          </table:table-cell>
          <table:table-cell table:formula="of:=DATEVALUE([.A1191])" office:value-type="float" office:value="41011" calcext:value-type="float">
            <text:p>41011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2012-04-11</text:p>
          </table:table-cell>
          <table:table-cell table:formula="of:=DATEVALUE([.A1192])" office:value-type="float" office:value="41010" calcext:value-type="float">
            <text:p>41010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8" calcext:value-type="float">
            <text:p>11.48</text:p>
          </table:table-cell>
          <table:table-cell table:number-columns-repeated="2" office:value-type="float" office:value="11.335" calcext:value-type="float">
            <text:p>11.335</text:p>
          </table:table-cell>
          <table:table-cell office:value-type="float" office:value="1200" calcext:value-type="float">
            <text:p>1200</text:p>
          </table:table-cell>
          <table:table-cell office:value-type="float" office:value="11.335" calcext:value-type="float">
            <text:p>11.335</text:p>
          </table:table-cell>
        </table:table-row>
        <table:table-row table:style-name="ro1">
          <table:table-cell office:value-type="string" calcext:value-type="string">
            <text:p>2012-04-10</text:p>
          </table:table-cell>
          <table:table-cell table:formula="of:=DATEVALUE([.A1193])" office:value-type="float" office:value="41009" calcext:value-type="float">
            <text:p>41009</text:p>
          </table:table-cell>
          <table:table-cell table:number-columns-repeated="2" office:value-type="float" office:value="11.5" calcext:value-type="float">
            <text:p>11.5</text:p>
          </table:table-cell>
          <table:table-cell table:number-columns-repeated="2" office:value-type="float" office:value="11.475" calcext:value-type="float">
            <text:p>11.475</text:p>
          </table:table-cell>
          <table:table-cell office:value-type="float" office:value="300" calcext:value-type="float">
            <text:p>300</text:p>
          </table:table-cell>
          <table:table-cell office:value-type="float" office:value="11.475" calcext:value-type="float">
            <text:p>11.475</text:p>
          </table:table-cell>
        </table:table-row>
        <table:table-row table:style-name="ro1">
          <table:table-cell office:value-type="string" calcext:value-type="string">
            <text:p>2012-04-09</text:p>
          </table:table-cell>
          <table:table-cell table:formula="of:=DATEVALUE([.A1194])" office:value-type="float" office:value="41008" calcext:value-type="float">
            <text:p>41008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string" calcext:value-type="string">
            <text:p>2012-04-06</text:p>
          </table:table-cell>
          <table:table-cell table:formula="of:=DATEVALUE([.A1195])" office:value-type="float" office:value="41005" calcext:value-type="float">
            <text:p>41005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string" calcext:value-type="string">
            <text:p>2012-04-05</text:p>
          </table:table-cell>
          <table:table-cell table:formula="of:=DATEVALUE([.A1196])" office:value-type="float" office:value="41004" calcext:value-type="float">
            <text:p>41004</text:p>
          </table:table-cell>
          <table:table-cell table:number-columns-repeated="2" office:value-type="float" office:value="11.59" calcext:value-type="float">
            <text:p>11.59</text:p>
          </table:table-cell>
          <table:table-cell table:number-columns-repeated="2" office:value-type="float" office:value="11.53" calcext:value-type="float">
            <text:p>11.53</text:p>
          </table:table-cell>
          <table:table-cell office:value-type="float" office:value="1200" calcext:value-type="float">
            <text:p>1200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string" calcext:value-type="string">
            <text:p>2012-04-04</text:p>
          </table:table-cell>
          <table:table-cell table:formula="of:=DATEVALUE([.A1197])" office:value-type="float" office:value="41003" calcext:value-type="float">
            <text:p>41003</text:p>
          </table:table-cell>
          <table:table-cell office:value-type="float" office:value="11.4" calcext:value-type="float">
            <text:p>11.4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.4" calcext:value-type="float">
            <text:p>11.4</text:p>
          </table:table-cell>
          <table:table-cell office:value-type="float" office:value="11.465" calcext:value-type="float">
            <text:p>11.465</text:p>
          </table:table-cell>
          <table:table-cell office:value-type="float" office:value="0" calcext:value-type="float">
            <text:p>0</text:p>
          </table:table-cell>
          <table:table-cell office:value-type="float" office:value="11.465" calcext:value-type="float">
            <text:p>11.465</text:p>
          </table:table-cell>
        </table:table-row>
        <table:table-row table:style-name="ro1">
          <table:table-cell office:value-type="string" calcext:value-type="string">
            <text:p>2012-04-03</text:p>
          </table:table-cell>
          <table:table-cell table:formula="of:=DATEVALUE([.A1198])" office:value-type="float" office:value="41002" calcext:value-type="float">
            <text:p>41002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string" calcext:value-type="string">
            <text:p>2012-04-02</text:p>
          </table:table-cell>
          <table:table-cell table:formula="of:=DATEVALUE([.A1199])" office:value-type="float" office:value="41001" calcext:value-type="float">
            <text:p>41001</text:p>
          </table:table-cell>
          <table:table-cell office:value-type="float" office:value="11.39" calcext:value-type="float">
            <text:p>11.39</text:p>
          </table:table-cell>
          <table:table-cell office:value-type="float" office:value="11.57" calcext:value-type="float">
            <text:p>11.57</text:p>
          </table:table-cell>
          <table:table-cell office:value-type="float" office:value="11.39" calcext:value-type="float">
            <text:p>11.39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2012-03-30</text:p>
          </table:table-cell>
          <table:table-cell table:formula="of:=DATEVALUE([.A1200])" office:value-type="float" office:value="40998" calcext:value-type="float">
            <text:p>40998</text:p>
          </table:table-cell>
          <table:table-cell table:number-columns-repeated="2" office:value-type="float" office:value="11.445" calcext:value-type="float">
            <text:p>11.445</text:p>
          </table:table-cell>
          <table:table-cell table:number-columns-repeated="2" office:value-type="float" office:value="11.405" calcext:value-type="float">
            <text:p>11.405</text:p>
          </table:table-cell>
          <table:table-cell office:value-type="float" office:value="0" calcext:value-type="float">
            <text:p>0</text:p>
          </table:table-cell>
          <table:table-cell office:value-type="float" office:value="11.405" calcext:value-type="float">
            <text:p>11.405</text:p>
          </table:table-cell>
        </table:table-row>
        <table:table-row table:style-name="ro1">
          <table:table-cell office:value-type="string" calcext:value-type="string">
            <text:p>2012-03-29</text:p>
          </table:table-cell>
          <table:table-cell table:formula="of:=DATEVALUE([.A1201])" office:value-type="float" office:value="40997" calcext:value-type="float">
            <text:p>40997</text:p>
          </table:table-cell>
          <table:table-cell table:number-columns-repeated="2" office:value-type="float" office:value="11.465" calcext:value-type="float">
            <text:p>11.465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2012-03-28</text:p>
          </table:table-cell>
          <table:table-cell table:formula="of:=DATEVALUE([.A1202])" office:value-type="float" office:value="40996" calcext:value-type="float">
            <text:p>40996</text:p>
          </table:table-cell>
          <table:table-cell office:value-type="float" office:value="11.525" calcext:value-type="float">
            <text:p>11.525</text:p>
          </table:table-cell>
          <table:table-cell office:value-type="float" office:value="11.56" calcext:value-type="float">
            <text:p>11.56</text:p>
          </table:table-cell>
          <table:table-cell office:value-type="float" office:value="11.525" calcext:value-type="float">
            <text:p>11.525</text:p>
          </table:table-cell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string" calcext:value-type="string">
            <text:p>2012-03-27</text:p>
          </table:table-cell>
          <table:table-cell table:formula="of:=DATEVALUE([.A1203])" office:value-type="float" office:value="40995" calcext:value-type="float">
            <text:p>40995</text:p>
          </table:table-cell>
          <table:table-cell table:number-columns-repeated="2" office:value-type="float" office:value="11.635" calcext:value-type="float">
            <text:p>11.635</text:p>
          </table:table-cell>
          <table:table-cell table:number-columns-repeated="2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string" calcext:value-type="string">
            <text:p>2012-03-26</text:p>
          </table:table-cell>
          <table:table-cell table:formula="of:=DATEVALUE([.A1204])" office:value-type="float" office:value="40994" calcext:value-type="float">
            <text:p>40994</text:p>
          </table:table-cell>
          <table:table-cell table:number-columns-repeated="2" office:value-type="float" office:value="11.585" calcext:value-type="float">
            <text:p>11.585</text:p>
          </table:table-cell>
          <table:table-cell table:number-columns-repeated="2" office:value-type="float" office:value="11.555" calcext:value-type="float">
            <text:p>11.555</text:p>
          </table:table-cell>
          <table:table-cell office:value-type="float" office:value="0" calcext:value-type="float">
            <text:p>0</text:p>
          </table:table-cell>
          <table:table-cell office:value-type="float" office:value="11.555" calcext:value-type="float">
            <text:p>11.555</text:p>
          </table:table-cell>
        </table:table-row>
        <table:table-row table:style-name="ro1">
          <table:table-cell office:value-type="string" calcext:value-type="string">
            <text:p>2012-03-23</text:p>
          </table:table-cell>
          <table:table-cell table:formula="of:=DATEVALUE([.A1205])" office:value-type="float" office:value="40991" calcext:value-type="float">
            <text:p>40991</text:p>
          </table:table-cell>
          <table:table-cell table:number-columns-repeated="2" office:value-type="float" office:value="11.71" calcext:value-type="float">
            <text:p>11.71</text:p>
          </table:table-cell>
          <table:table-cell table:number-columns-repeated="2" office:value-type="float" office:value="11.585" calcext:value-type="float">
            <text:p>11.585</text:p>
          </table:table-cell>
          <table:table-cell office:value-type="float" office:value="500" calcext:value-type="float">
            <text:p>500</text:p>
          </table:table-cell>
          <table:table-cell office:value-type="float" office:value="11.585" calcext:value-type="float">
            <text:p>11.585</text:p>
          </table:table-cell>
        </table:table-row>
        <table:table-row table:style-name="ro1">
          <table:table-cell office:value-type="string" calcext:value-type="string">
            <text:p>2012-03-22</text:p>
          </table:table-cell>
          <table:table-cell table:formula="of:=DATEVALUE([.A1206])" office:value-type="float" office:value="40990" calcext:value-type="float">
            <text:p>40990</text:p>
          </table:table-cell>
          <table:table-cell table:number-columns-repeated="4" office:value-type="float" office:value="11.655" calcext:value-type="float">
            <text:p>11.655</text:p>
          </table:table-cell>
          <table:table-cell office:value-type="float" office:value="0" calcext:value-type="float">
            <text:p>0</text:p>
          </table:table-cell>
          <table:table-cell office:value-type="float" office:value="11.655" calcext:value-type="float">
            <text:p>11.655</text:p>
          </table:table-cell>
        </table:table-row>
        <table:table-row table:style-name="ro1">
          <table:table-cell office:value-type="string" calcext:value-type="string">
            <text:p>2012-03-21</text:p>
          </table:table-cell>
          <table:table-cell table:formula="of:=DATEVALUE([.A1207])" office:value-type="float" office:value="40989" calcext:value-type="float">
            <text:p>40989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755" calcext:value-type="float">
            <text:p>11.755</text:p>
          </table:table-cell>
          <table:table-cell office:value-type="float" office:value="200" calcext:value-type="float">
            <text:p>2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2-03-20</text:p>
          </table:table-cell>
          <table:table-cell table:formula="of:=DATEVALUE([.A1208])" office:value-type="float" office:value="40988" calcext:value-type="float">
            <text:p>40988</text:p>
          </table:table-cell>
          <table:table-cell office:value-type="float" office:value="11.43" calcext:value-type="float">
            <text:p>11.4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12-03-19</text:p>
          </table:table-cell>
          <table:table-cell table:formula="of:=DATEVALUE([.A1209])" office:value-type="float" office:value="40987" calcext:value-type="float">
            <text:p>40987</text:p>
          </table:table-cell>
          <table:table-cell table:number-columns-repeated="2" office:value-type="float" office:value="11.495" calcext:value-type="float">
            <text:p>11.495</text:p>
          </table:table-cell>
          <table:table-cell office:value-type="float" office:value="11.395" calcext:value-type="float">
            <text:p>11.395</text:p>
          </table:table-cell>
          <table:table-cell office:value-type="float" office:value="11.455" calcext:value-type="float">
            <text:p>11.455</text:p>
          </table:table-cell>
          <table:table-cell office:value-type="float" office:value="400" calcext:value-type="float">
            <text:p>400</text:p>
          </table:table-cell>
          <table:table-cell office:value-type="float" office:value="11.455" calcext:value-type="float">
            <text:p>11.455</text:p>
          </table:table-cell>
        </table:table-row>
        <table:table-row table:style-name="ro1">
          <table:table-cell office:value-type="string" calcext:value-type="string">
            <text:p>2012-03-16</text:p>
          </table:table-cell>
          <table:table-cell table:formula="of:=DATEVALUE([.A1210])" office:value-type="float" office:value="40984" calcext:value-type="float">
            <text:p>40984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2" calcext:value-type="float">
            <text:p>11.42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2012-03-15</text:p>
          </table:table-cell>
          <table:table-cell table:formula="of:=DATEVALUE([.A1211])" office:value-type="float" office:value="40983" calcext:value-type="float">
            <text:p>40983</text:p>
          </table:table-cell>
          <table:table-cell office:value-type="float" office:value="11.205" calcext:value-type="float">
            <text:p>11.205</text:p>
          </table:table-cell>
          <table:table-cell office:value-type="float" office:value="11.335" calcext:value-type="float">
            <text:p>11.335</text:p>
          </table:table-cell>
          <table:table-cell office:value-type="float" office:value="11.205" calcext:value-type="float">
            <text:p>11.205</text:p>
          </table:table-cell>
          <table:table-cell office:value-type="float" office:value="11.335" calcext:value-type="float">
            <text:p>11.335</text:p>
          </table:table-cell>
          <table:table-cell office:value-type="float" office:value="0" calcext:value-type="float">
            <text:p>0</text:p>
          </table:table-cell>
          <table:table-cell office:value-type="float" office:value="11.335" calcext:value-type="float">
            <text:p>11.335</text:p>
          </table:table-cell>
        </table:table-row>
        <table:table-row table:style-name="ro1">
          <table:table-cell office:value-type="string" calcext:value-type="string">
            <text:p>2012-03-14</text:p>
          </table:table-cell>
          <table:table-cell table:formula="of:=DATEVALUE([.A1212])" office:value-type="float" office:value="40982" calcext:value-type="float">
            <text:p>40982</text:p>
          </table:table-cell>
          <table:table-cell office:value-type="float" office:value="11.1" calcext:value-type="float">
            <text:p>11.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1" calcext:value-type="float">
            <text:p>11.1</text:p>
          </table:table-cell>
          <table:table-cell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string" calcext:value-type="string">
            <text:p>2012-03-13</text:p>
          </table:table-cell>
          <table:table-cell table:formula="of:=DATEVALUE([.A1213])" office:value-type="float" office:value="40981" calcext:value-type="float">
            <text:p>40981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99" calcext:value-type="float">
            <text:p>10.99</text:p>
          </table:table-cell>
          <table:table-cell office:value-type="float" office:value="11.065" calcext:value-type="float">
            <text:p>11.065</text:p>
          </table:table-cell>
          <table:table-cell office:value-type="float" office:value="300" calcext:value-type="float">
            <text:p>300</text:p>
          </table:table-cell>
          <table:table-cell office:value-type="float" office:value="11.065" calcext:value-type="float">
            <text:p>11.065</text:p>
          </table:table-cell>
        </table:table-row>
        <table:table-row table:style-name="ro1">
          <table:table-cell office:value-type="string" calcext:value-type="string">
            <text:p>2012-03-12</text:p>
          </table:table-cell>
          <table:table-cell table:formula="of:=DATEVALUE([.A1214])" office:value-type="float" office:value="40980" calcext:value-type="float">
            <text:p>40980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2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string" calcext:value-type="string">
            <text:p>2012-03-09</text:p>
          </table:table-cell>
          <table:table-cell table:formula="of:=DATEVALUE([.A1215])" office:value-type="float" office:value="40977" calcext:value-type="float">
            <text:p>40977</text:p>
          </table:table-cell>
          <table:table-cell office:value-type="float" office:value="11.005" calcext:value-type="float">
            <text:p>11.005</text:p>
          </table:table-cell>
          <table:table-cell office:value-type="float" office:value="11.165" calcext:value-type="float">
            <text:p>11.165</text:p>
          </table:table-cell>
          <table:table-cell office:value-type="float" office:value="11.005" calcext:value-type="float">
            <text:p>11.005</text:p>
          </table:table-cell>
          <table:table-cell office:value-type="float" office:value="11.14" calcext:value-type="float">
            <text:p>11.14</text:p>
          </table:table-cell>
          <table:table-cell office:value-type="float" office:value="4000" calcext:value-type="float">
            <text:p>4000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2012-03-08</text:p>
          </table:table-cell>
          <table:table-cell table:formula="of:=DATEVALUE([.A1216])" office:value-type="float" office:value="40976" calcext:value-type="float">
            <text:p>40976</text:p>
          </table:table-cell>
          <table:table-cell table:number-columns-repeated="2" office:value-type="float" office:value="11.08" calcext:value-type="float">
            <text:p>11.08</text:p>
          </table:table-cell>
          <table:table-cell table:number-columns-repeated="2" office:value-type="float" office:value="10.985" calcext:value-type="float">
            <text:p>10.985</text:p>
          </table:table-cell>
          <table:table-cell office:value-type="float" office:value="300" calcext:value-type="float">
            <text:p>300</text:p>
          </table:table-cell>
          <table:table-cell office:value-type="float" office:value="10.985" calcext:value-type="float">
            <text:p>10.985</text:p>
          </table:table-cell>
        </table:table-row>
        <table:table-row table:style-name="ro1">
          <table:table-cell office:value-type="string" calcext:value-type="string">
            <text:p>2012-03-07</text:p>
          </table:table-cell>
          <table:table-cell table:formula="of:=DATEVALUE([.A1217])" office:value-type="float" office:value="40975" calcext:value-type="float">
            <text:p>40975</text:p>
          </table:table-cell>
          <table:table-cell office:value-type="float" office:value="10.945" calcext:value-type="float">
            <text:p>10.945</text:p>
          </table:table-cell>
          <table:table-cell office:value-type="float" office:value="11.125" calcext:value-type="float">
            <text:p>11.125</text:p>
          </table:table-cell>
          <table:table-cell office:value-type="float" office:value="10.945" calcext:value-type="float">
            <text:p>10.945</text:p>
          </table:table-cell>
          <table:table-cell office:value-type="float" office:value="11.125" calcext:value-type="float">
            <text:p>11.125</text:p>
          </table:table-cell>
          <table:table-cell office:value-type="float" office:value="200" calcext:value-type="float">
            <text:p>200</text:p>
          </table:table-cell>
          <table:table-cell office:value-type="float" office:value="11.125" calcext:value-type="float">
            <text:p>11.125</text:p>
          </table:table-cell>
        </table:table-row>
        <table:table-row table:style-name="ro1">
          <table:table-cell office:value-type="string" calcext:value-type="string">
            <text:p>2012-03-06</text:p>
          </table:table-cell>
          <table:table-cell table:formula="of:=DATEVALUE([.A1218])" office:value-type="float" office:value="40974" calcext:value-type="float">
            <text:p>40974</text:p>
          </table:table-cell>
          <table:table-cell table:number-columns-repeated="2" office:value-type="float" office:value="11.05" calcext:value-type="float">
            <text:p>11.05</text:p>
          </table:table-cell>
          <table:table-cell table:number-columns-repeated="2" office:value-type="float" office:value="11.005" calcext:value-type="float">
            <text:p>11.005</text:p>
          </table:table-cell>
          <table:table-cell office:value-type="float" office:value="200" calcext:value-type="float">
            <text:p>200</text:p>
          </table:table-cell>
          <table:table-cell office:value-type="float" office:value="11.005" calcext:value-type="float">
            <text:p>11.005</text:p>
          </table:table-cell>
        </table:table-row>
        <table:table-row table:style-name="ro1">
          <table:table-cell office:value-type="string" calcext:value-type="string">
            <text:p>2012-03-05</text:p>
          </table:table-cell>
          <table:table-cell table:formula="of:=DATEVALUE([.A1219])" office:value-type="float" office:value="40973" calcext:value-type="float">
            <text:p>40973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2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2012-03-02</text:p>
          </table:table-cell>
          <table:table-cell table:formula="of:=DATEVALUE([.A1220])" office:value-type="float" office:value="40970" calcext:value-type="float">
            <text:p>40970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24" calcext:value-type="float">
            <text:p>11.24</text:p>
          </table:table-cell>
          <table:table-cell office:value-type="float" office:value="4000" calcext:value-type="float">
            <text:p>4000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string" calcext:value-type="string">
            <text:p>2012-03-01</text:p>
          </table:table-cell>
          <table:table-cell table:formula="of:=DATEVALUE([.A1221])" office:value-type="float" office:value="40969" calcext:value-type="float">
            <text:p>40969</text:p>
          </table:table-cell>
          <table:table-cell office:value-type="float" office:value="11.045" calcext:value-type="float">
            <text:p>11.045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.045" calcext:value-type="float">
            <text:p>11.045</text:p>
          </table:table-cell>
          <table:table-cell office:value-type="float" office:value="11.135" calcext:value-type="float">
            <text:p>11.135</text:p>
          </table:table-cell>
          <table:table-cell office:value-type="float" office:value="0" calcext:value-type="float">
            <text:p>0</text:p>
          </table:table-cell>
          <table:table-cell office:value-type="float" office:value="11.135" calcext:value-type="float">
            <text:p>11.135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table:formula="of:=DATEVALUE([.A1222])" office:value-type="float" office:value="40968" calcext:value-type="float">
            <text:p>40968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85" calcext:value-type="float">
            <text:p>11.08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85" calcext:value-type="float">
            <text:p>11.085</text:p>
          </table:table-cell>
          <table:table-cell office:value-type="float" office:value="0" calcext:value-type="float">
            <text:p>0</text:p>
          </table:table-cell>
          <table:table-cell office:value-type="float" office:value="11.085" calcext:value-type="float">
            <text:p>11.085</text:p>
          </table:table-cell>
        </table:table-row>
        <table:table-row table:style-name="ro1">
          <table:table-cell office:value-type="string" calcext:value-type="string">
            <text:p>2012-02-28</text:p>
          </table:table-cell>
          <table:table-cell table:formula="of:=DATEVALUE([.A1223])" office:value-type="float" office:value="40967" calcext:value-type="float">
            <text:p>40967</text:p>
          </table:table-cell>
          <table:table-cell office:value-type="float" office:value="11.045" calcext:value-type="float">
            <text:p>11.045</text:p>
          </table:table-cell>
          <table:table-cell office:value-type="float" office:value="11.115" calcext:value-type="float">
            <text:p>11.115</text:p>
          </table:table-cell>
          <table:table-cell table:number-columns-repeated="2" office:value-type="float" office:value="11.04" calcext:value-type="float">
            <text:p>11.04</text:p>
          </table:table-cell>
          <table:table-cell office:value-type="float" office:value="1700" calcext:value-type="float">
            <text:p>1700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string" calcext:value-type="string">
            <text:p>2012-02-27</text:p>
          </table:table-cell>
          <table:table-cell table:formula="of:=DATEVALUE([.A1224])" office:value-type="float" office:value="40966" calcext:value-type="float">
            <text:p>40966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55" calcext:value-type="float">
            <text:p>11.05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55" calcext:value-type="float">
            <text:p>11.055</text:p>
          </table:table-cell>
          <table:table-cell office:value-type="float" office:value="100" calcext:value-type="float">
            <text:p>100</text:p>
          </table:table-cell>
          <table:table-cell office:value-type="float" office:value="11.055" calcext:value-type="float">
            <text:p>11.055</text:p>
          </table:table-cell>
        </table:table-row>
        <table:table-row table:style-name="ro1">
          <table:table-cell office:value-type="string" calcext:value-type="string">
            <text:p>2012-02-24</text:p>
          </table:table-cell>
          <table:table-cell table:formula="of:=DATEVALUE([.A1225])" office:value-type="float" office:value="40963" calcext:value-type="float">
            <text:p>40963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2012-02-23</text:p>
          </table:table-cell>
          <table:table-cell table:formula="of:=DATEVALUE([.A1226])" office:value-type="float" office:value="40962" calcext:value-type="float">
            <text:p>40962</text:p>
          </table:table-cell>
          <table:table-cell office:value-type="float" office:value="10.895" calcext:value-type="float">
            <text:p>10.895</text:p>
          </table:table-cell>
          <table:table-cell office:value-type="float" office:value="10.99" calcext:value-type="float">
            <text:p>10.99</text:p>
          </table:table-cell>
          <table:table-cell office:value-type="float" office:value="10.895" calcext:value-type="float">
            <text:p>10.895</text:p>
          </table:table-cell>
          <table:table-cell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2012-02-22</text:p>
          </table:table-cell>
          <table:table-cell table:formula="of:=DATEVALUE([.A1227])" office:value-type="float" office:value="40961" calcext:value-type="float">
            <text:p>40961</text:p>
          </table:table-cell>
          <table:table-cell office:value-type="float" office:value="11.115" calcext:value-type="float">
            <text:p>11.115</text:p>
          </table:table-cell>
          <table:table-cell office:value-type="float" office:value="11.175" calcext:value-type="float">
            <text:p>11.175</text:p>
          </table:table-cell>
          <table:table-cell office:value-type="float" office:value="10.88" calcext:value-type="float">
            <text:p>10.88</text:p>
          </table:table-cell>
          <table:table-cell office:value-type="float" office:value="10.925" calcext:value-type="float">
            <text:p>10.925</text:p>
          </table:table-cell>
          <table:table-cell office:value-type="float" office:value="400" calcext:value-type="float">
            <text:p>400</text:p>
          </table:table-cell>
          <table:table-cell office:value-type="float" office:value="10.925" calcext:value-type="float">
            <text:p>10.925</text:p>
          </table:table-cell>
        </table:table-row>
        <table:table-row table:style-name="ro1">
          <table:table-cell office:value-type="string" calcext:value-type="string">
            <text:p>2012-02-21</text:p>
          </table:table-cell>
          <table:table-cell table:formula="of:=DATEVALUE([.A1228])" office:value-type="float" office:value="40960" calcext:value-type="float">
            <text:p>40960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2012-02-20</text:p>
          </table:table-cell>
          <table:table-cell table:formula="of:=DATEVALUE([.A1229])" office:value-type="float" office:value="40959" calcext:value-type="float">
            <text:p>40959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2012-02-17</text:p>
          </table:table-cell>
          <table:table-cell table:formula="of:=DATEVALUE([.A1230])" office:value-type="float" office:value="40956" calcext:value-type="float">
            <text:p>40956</text:p>
          </table:table-cell>
          <table:table-cell table:number-columns-repeated="2" office:value-type="float" office:value="11.665" calcext:value-type="float">
            <text:p>11.665</text:p>
          </table:table-cell>
          <table:table-cell table:number-columns-repeated="2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2012-02-16</text:p>
          </table:table-cell>
          <table:table-cell table:formula="of:=DATEVALUE([.A1231])" office:value-type="float" office:value="40955" calcext:value-type="float">
            <text:p>40955</text:p>
          </table:table-cell>
          <table:table-cell office:value-type="float" office:value="11.525" calcext:value-type="float">
            <text:p>11.52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525" calcext:value-type="float">
            <text:p>11.525</text:p>
          </table:table-cell>
          <table:table-cell office:value-type="float" office:value="11.615" calcext:value-type="float">
            <text:p>11.615</text:p>
          </table:table-cell>
          <table:table-cell office:value-type="float" office:value="3000" calcext:value-type="float">
            <text:p>3000</text:p>
          </table:table-cell>
          <table:table-cell office:value-type="float" office:value="11.615" calcext:value-type="float">
            <text:p>11.615</text:p>
          </table:table-cell>
        </table:table-row>
        <table:table-row table:style-name="ro1">
          <table:table-cell office:value-type="string" calcext:value-type="string">
            <text:p>2012-02-15</text:p>
          </table:table-cell>
          <table:table-cell table:formula="of:=DATEVALUE([.A1232])" office:value-type="float" office:value="40954" calcext:value-type="float">
            <text:p>40954</text:p>
          </table:table-cell>
          <table:table-cell office:value-type="float" office:value="11.665" calcext:value-type="float">
            <text:p>11.665</text:p>
          </table:table-cell>
          <table:table-cell office:value-type="float" office:value="11.745" calcext:value-type="float">
            <text:p>11.745</text:p>
          </table:table-cell>
          <table:table-cell office:value-type="float" office:value="11.665" calcext:value-type="float">
            <text:p>11.665</text:p>
          </table:table-cell>
          <table:table-cell office:value-type="float" office:value="11.745" calcext:value-type="float">
            <text:p>11.745</text:p>
          </table:table-cell>
          <table:table-cell office:value-type="float" office:value="5000" calcext:value-type="float">
            <text:p>5000</text:p>
          </table:table-cell>
          <table:table-cell office:value-type="float" office:value="11.745" calcext:value-type="float">
            <text:p>11.745</text:p>
          </table:table-cell>
        </table:table-row>
        <table:table-row table:style-name="ro1">
          <table:table-cell office:value-type="string" calcext:value-type="string">
            <text:p>2012-02-14</text:p>
          </table:table-cell>
          <table:table-cell table:formula="of:=DATEVALUE([.A1233])" office:value-type="float" office:value="40953" calcext:value-type="float">
            <text:p>40953</text:p>
          </table:table-cell>
          <table:table-cell office:value-type="float" office:value="12.205" calcext:value-type="float">
            <text:p>12.205</text:p>
          </table:table-cell>
          <table:table-cell office:value-type="float" office:value="12.255" calcext:value-type="float">
            <text:p>12.255</text:p>
          </table:table-cell>
          <table:table-cell office:value-type="float" office:value="12.205" calcext:value-type="float">
            <text:p>12.205</text:p>
          </table:table-cell>
          <table:table-cell office:value-type="float" office:value="12.255" calcext:value-type="float">
            <text:p>12.255</text:p>
          </table:table-cell>
          <table:table-cell office:value-type="float" office:value="200" calcext:value-type="float">
            <text:p>20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2-02-13</text:p>
          </table:table-cell>
          <table:table-cell table:formula="of:=DATEVALUE([.A1234])" office:value-type="float" office:value="40952" calcext:value-type="float">
            <text:p>40952</text:p>
          </table:table-cell>
          <table:table-cell office:value-type="float" office:value="12.17" calcext:value-type="float">
            <text:p>12.17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7" calcext:value-type="float">
            <text:p>12.17</text:p>
          </table:table-cell>
          <table:table-cell office:value-type="float" office:value="12.21" calcext:value-type="float">
            <text:p>12.21</text:p>
          </table:table-cell>
          <table:table-cell office:value-type="float" office:value="100" calcext:value-type="float">
            <text:p>10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2-02-10</text:p>
          </table:table-cell>
          <table:table-cell table:formula="of:=DATEVALUE([.A1235])" office:value-type="float" office:value="40949" calcext:value-type="float">
            <text:p>40949</text:p>
          </table:table-cell>
          <table:table-cell office:value-type="float" office:value="11.97" calcext:value-type="float">
            <text:p>11.97</text:p>
          </table:table-cell>
          <table:table-cell office:value-type="float" office:value="12.245" calcext:value-type="float">
            <text:p>12.245</text:p>
          </table:table-cell>
          <table:table-cell office:value-type="float" office:value="11.97" calcext:value-type="float">
            <text:p>11.97</text:p>
          </table:table-cell>
          <table:table-cell office:value-type="float" office:value="12.245" calcext:value-type="float">
            <text:p>12.245</text:p>
          </table:table-cell>
          <table:table-cell office:value-type="float" office:value="0" calcext:value-type="float">
            <text:p>0</text:p>
          </table:table-cell>
          <table:table-cell office:value-type="float" office:value="12.245" calcext:value-type="float">
            <text:p>12.245</text:p>
          </table:table-cell>
        </table:table-row>
        <table:table-row table:style-name="ro1">
          <table:table-cell office:value-type="string" calcext:value-type="string">
            <text:p>2012-02-09</text:p>
          </table:table-cell>
          <table:table-cell table:formula="of:=DATEVALUE([.A1236])" office:value-type="float" office:value="40948" calcext:value-type="float">
            <text:p>40948</text:p>
          </table:table-cell>
          <table:table-cell table:number-columns-repeated="2" office:value-type="float" office:value="12.05" calcext:value-type="float">
            <text:p>12.05</text:p>
          </table:table-cell>
          <table:table-cell table:number-columns-repeated="2" office:value-type="float" office:value="11.98" calcext:value-type="float">
            <text:p>11.98</text:p>
          </table:table-cell>
          <table:table-cell office:value-type="float" office:value="3500" calcext:value-type="float">
            <text:p>3500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string" calcext:value-type="string">
            <text:p>2012-02-08</text:p>
          </table:table-cell>
          <table:table-cell table:formula="of:=DATEVALUE([.A1237])" office:value-type="float" office:value="40947" calcext:value-type="float">
            <text:p>40947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.875" calcext:value-type="float">
            <text:p>11.875</text:p>
          </table:table-cell>
          <table:table-cell office:value-type="float" office:value="0" calcext:value-type="float">
            <text:p>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2-02-07</text:p>
          </table:table-cell>
          <table:table-cell table:formula="of:=DATEVALUE([.A1238])" office:value-type="float" office:value="40946" calcext:value-type="float">
            <text:p>40946</text:p>
          </table:table-cell>
          <table:table-cell table:number-columns-repeated="2" office:value-type="float" office:value="12.035" calcext:value-type="float">
            <text:p>12.035</text:p>
          </table:table-cell>
          <table:table-cell table:number-columns-repeated="2" office:value-type="float" office:value="11.905" calcext:value-type="float">
            <text:p>11.905</text:p>
          </table:table-cell>
          <table:table-cell office:value-type="float" office:value="0" calcext:value-type="float">
            <text:p>0</text:p>
          </table:table-cell>
          <table:table-cell office:value-type="float" office:value="11.905" calcext:value-type="float">
            <text:p>11.905</text:p>
          </table:table-cell>
        </table:table-row>
        <table:table-row table:style-name="ro1">
          <table:table-cell office:value-type="string" calcext:value-type="string">
            <text:p>2012-02-06</text:p>
          </table:table-cell>
          <table:table-cell table:formula="of:=DATEVALUE([.A1239])" office:value-type="float" office:value="40945" calcext:value-type="float">
            <text:p>40945</text:p>
          </table:table-cell>
          <table:table-cell table:number-columns-repeated="2" office:value-type="float" office:value="12.1" calcext:value-type="float">
            <text:p>12.1</text:p>
          </table:table-cell>
          <table:table-cell table:number-columns-repeated="2"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2012-02-03</text:p>
          </table:table-cell>
          <table:table-cell table:formula="of:=DATEVALUE([.A1240])" office:value-type="float" office:value="40942" calcext:value-type="float">
            <text:p>40942</text:p>
          </table:table-cell>
          <table:table-cell office:value-type="float" office:value="11.915" calcext:value-type="float">
            <text:p>11.915</text:p>
          </table:table-cell>
          <table:table-cell office:value-type="float" office:value="12.085" calcext:value-type="float">
            <text:p>12.085</text:p>
          </table:table-cell>
          <table:table-cell office:value-type="float" office:value="11.915" calcext:value-type="float">
            <text:p>11.915</text:p>
          </table:table-cell>
          <table:table-cell office:value-type="float" office:value="12.085" calcext:value-type="float">
            <text:p>12.085</text:p>
          </table:table-cell>
          <table:table-cell office:value-type="float" office:value="0" calcext:value-type="float">
            <text:p>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2-02-02</text:p>
          </table:table-cell>
          <table:table-cell table:formula="of:=DATEVALUE([.A1241])" office:value-type="float" office:value="40941" calcext:value-type="float">
            <text:p>40941</text:p>
          </table:table-cell>
          <table:table-cell table:number-columns-repeated="2" office:value-type="float" office:value="11.955" calcext:value-type="float">
            <text:p>11.955</text:p>
          </table:table-cell>
          <table:table-cell table:number-columns-repeated="2" office:value-type="float" office:value="11.935" calcext:value-type="float">
            <text:p>11.935</text:p>
          </table:table-cell>
          <table:table-cell office:value-type="float" office:value="0" calcext:value-type="float">
            <text:p>0</text:p>
          </table:table-cell>
          <table:table-cell office:value-type="float" office:value="11.935" calcext:value-type="float">
            <text:p>11.935</text:p>
          </table:table-cell>
        </table:table-row>
        <table:table-row table:style-name="ro1">
          <table:table-cell office:value-type="string" calcext:value-type="string">
            <text:p>2012-02-01</text:p>
          </table:table-cell>
          <table:table-cell table:formula="of:=DATEVALUE([.A1242])" office:value-type="float" office:value="40940" calcext:value-type="float">
            <text:p>4094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table:formula="of:=DATEVALUE([.A1243])" office:value-type="float" office:value="40939" calcext:value-type="float">
            <text:p>40939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8" calcext:value-type="float">
            <text:p>11.78</text:p>
          </table:table-cell>
          <table:table-cell office:value-type="float" office:value="0" calcext:value-type="float">
            <text:p>0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2012-01-30</text:p>
          </table:table-cell>
          <table:table-cell table:formula="of:=DATEVALUE([.A1244])" office:value-type="float" office:value="40938" calcext:value-type="float">
            <text:p>40938</text:p>
          </table:table-cell>
          <table:table-cell office:value-type="float" office:value="11.9" calcext:value-type="float">
            <text:p>11.9</text:p>
          </table:table-cell>
          <table:table-cell office:value-type="float" office:value="11.95" calcext:value-type="float">
            <text:p>11.95</text:p>
          </table:table-cell>
          <table:table-cell table:number-columns-repeated="2" office:value-type="float" office:value="11.82" calcext:value-type="float">
            <text:p>11.82</text:p>
          </table:table-cell>
          <table:table-cell office:value-type="float" office:value="100" calcext:value-type="float">
            <text:p>100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2012-01-27</text:p>
          </table:table-cell>
          <table:table-cell table:formula="of:=DATEVALUE([.A1245])" office:value-type="float" office:value="40935" calcext:value-type="float">
            <text:p>40935</text:p>
          </table:table-cell>
          <table:table-cell table:number-columns-repeated="2" office:value-type="float" office:value="11.825" calcext:value-type="float">
            <text:p>11.825</text:p>
          </table:table-cell>
          <table:table-cell table:number-columns-repeated="2" office:value-type="float" office:value="11.78" calcext:value-type="float">
            <text:p>11.78</text:p>
          </table:table-cell>
          <table:table-cell office:value-type="float" office:value="0" calcext:value-type="float">
            <text:p>0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2012-01-26</text:p>
          </table:table-cell>
          <table:table-cell table:formula="of:=DATEVALUE([.A1246])" office:value-type="float" office:value="40934" calcext:value-type="float">
            <text:p>40934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8" calcext:value-type="float">
            <text:p>11.8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2012-01-25</text:p>
          </table:table-cell>
          <table:table-cell table:formula="of:=DATEVALUE([.A1247])" office:value-type="float" office:value="40933" calcext:value-type="float">
            <text:p>40933</text:p>
          </table:table-cell>
          <table:table-cell table:number-columns-repeated="2" office:value-type="float" office:value="12.015" calcext:value-type="float">
            <text:p>12.015</text:p>
          </table:table-cell>
          <table:table-cell office:value-type="float" office:value="11.905" calcext:value-type="float">
            <text:p>11.905</text:p>
          </table:table-cell>
          <table:table-cell office:value-type="float" office:value="11.92" calcext:value-type="float">
            <text:p>11.92</text:p>
          </table:table-cell>
          <table:table-cell office:value-type="float" office:value="1000" calcext:value-type="float">
            <text:p>1000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2012-01-24</text:p>
          </table:table-cell>
          <table:table-cell table:formula="of:=DATEVALUE([.A1248])" office:value-type="float" office:value="40932" calcext:value-type="float">
            <text:p>40932</text:p>
          </table:table-cell>
          <table:table-cell table:number-columns-repeated="2" office:value-type="float" office:value="12.03" calcext:value-type="float">
            <text:p>12.03</text:p>
          </table:table-cell>
          <table:table-cell office:value-type="float" office:value="12.01" calcext:value-type="float">
            <text:p>12.01</text:p>
          </table:table-cell>
          <table:table-cell office:value-type="float" office:value="12.03" calcext:value-type="float">
            <text:p>12.03</text:p>
          </table:table-cell>
          <table:table-cell office:value-type="float" office:value="1000" calcext:value-type="float">
            <text:p>10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12-01-23</text:p>
          </table:table-cell>
          <table:table-cell table:formula="of:=DATEVALUE([.A1249])" office:value-type="float" office:value="40931" calcext:value-type="float">
            <text:p>40931</text:p>
          </table:table-cell>
          <table:table-cell table:number-columns-repeated="2" office:value-type="float" office:value="12.37" calcext:value-type="float">
            <text:p>12.37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500" calcext:value-type="float">
            <text:p>50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2012-01-20</text:p>
          </table:table-cell>
          <table:table-cell table:formula="of:=DATEVALUE([.A1250])" office:value-type="float" office:value="40928" calcext:value-type="float">
            <text:p>40928</text:p>
          </table:table-cell>
          <table:table-cell table:number-columns-repeated="2" office:value-type="float" office:value="12.35" calcext:value-type="float">
            <text:p>12.35</text:p>
          </table:table-cell>
          <table:table-cell table:number-columns-repeated="2"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string" calcext:value-type="string">
            <text:p>2012-01-19</text:p>
          </table:table-cell>
          <table:table-cell table:formula="of:=DATEVALUE([.A1251])" office:value-type="float" office:value="40927" calcext:value-type="float">
            <text:p>40927</text:p>
          </table:table-cell>
          <table:table-cell office:value-type="float" office:value="12.345" calcext:value-type="float">
            <text:p>12.345</text:p>
          </table:table-cell>
          <table:table-cell office:value-type="float" office:value="12.535" calcext:value-type="float">
            <text:p>12.535</text:p>
          </table:table-cell>
          <table:table-cell office:value-type="float" office:value="12.32" calcext:value-type="float">
            <text:p>12.32</text:p>
          </table:table-cell>
          <table:table-cell office:value-type="float" office:value="12.425" calcext:value-type="float">
            <text:p>12.425</text:p>
          </table:table-cell>
          <table:table-cell office:value-type="float" office:value="6600" calcext:value-type="float">
            <text:p>660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2-01-18</text:p>
          </table:table-cell>
          <table:table-cell table:formula="of:=DATEVALUE([.A1252])" office:value-type="float" office:value="40926" calcext:value-type="float">
            <text:p>40926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12.335" calcext:value-type="float">
            <text:p>12.335</text:p>
          </table:table-cell>
          <table:table-cell office:value-type="float" office:value="700" calcext:value-type="float">
            <text:p>700</text:p>
          </table:table-cell>
          <table:table-cell office:value-type="float" office:value="12.335" calcext:value-type="float">
            <text:p>12.335</text:p>
          </table:table-cell>
        </table:table-row>
        <table:table-row table:style-name="ro1">
          <table:table-cell office:value-type="string" calcext:value-type="string">
            <text:p>2012-01-17</text:p>
          </table:table-cell>
          <table:table-cell table:formula="of:=DATEVALUE([.A1253])" office:value-type="float" office:value="40925" calcext:value-type="float">
            <text:p>40925</text:p>
          </table:table-cell>
          <table:table-cell table:number-columns-repeated="2" office:value-type="float" office:value="12.215" calcext:value-type="float">
            <text:p>12.215</text:p>
          </table:table-cell>
          <table:table-cell table:number-columns-repeated="2" office:value-type="float" office:value="12.15" calcext:value-type="float">
            <text:p>12.15</text:p>
          </table:table-cell>
          <table:table-cell office:value-type="float" office:value="0" calcext:value-type="float">
            <text:p>0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string" calcext:value-type="string">
            <text:p>2012-01-16</text:p>
          </table:table-cell>
          <table:table-cell table:formula="of:=DATEVALUE([.A1254])" office:value-type="float" office:value="40924" calcext:value-type="float">
            <text:p>40924</text:p>
          </table:table-cell>
          <table:table-cell office:value-type="float" office:value="12.175" calcext:value-type="float">
            <text:p>12.175</text:p>
          </table:table-cell>
          <table:table-cell office:value-type="float" office:value="12.26" calcext:value-type="float">
            <text:p>12.26</text:p>
          </table:table-cell>
          <table:table-cell office:value-type="float" office:value="12.175" calcext:value-type="float">
            <text:p>12.175</text:p>
          </table:table-cell>
          <table:table-cell office:value-type="float" office:value="12.26" calcext:value-type="float">
            <text:p>12.26</text:p>
          </table:table-cell>
          <table:table-cell office:value-type="float" office:value="1000" calcext:value-type="float">
            <text:p>1000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string" calcext:value-type="string">
            <text:p>2012-01-13</text:p>
          </table:table-cell>
          <table:table-cell table:formula="of:=DATEVALUE([.A1255])" office:value-type="float" office:value="40921" calcext:value-type="float">
            <text:p>40921</text:p>
          </table:table-cell>
          <table:table-cell office:value-type="float" office:value="12.16" calcext:value-type="float">
            <text:p>12.16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6" calcext:value-type="float">
            <text:p>12.16</text:p>
          </table:table-cell>
          <table:table-cell office:value-type="float" office:value="12.22" calcext:value-type="float">
            <text:p>12.22</text:p>
          </table:table-cell>
          <table:table-cell office:value-type="float" office:value="300" calcext:value-type="float">
            <text:p>300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string" calcext:value-type="string">
            <text:p>2012-01-12</text:p>
          </table:table-cell>
          <table:table-cell table:formula="of:=DATEVALUE([.A1256])" office:value-type="float" office:value="40920" calcext:value-type="float">
            <text:p>40920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25" calcext:value-type="float">
            <text:p>12.225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25" calcext:value-type="float">
            <text:p>12.225</text:p>
          </table:table-cell>
          <table:table-cell office:value-type="float" office:value="0" calcext:value-type="float">
            <text:p>0</text:p>
          </table:table-cell>
          <table:table-cell office:value-type="float" office:value="12.225" calcext:value-type="float">
            <text:p>12.225</text:p>
          </table:table-cell>
        </table:table-row>
        <table:table-row table:style-name="ro1">
          <table:table-cell office:value-type="string" calcext:value-type="string">
            <text:p>2012-01-11</text:p>
          </table:table-cell>
          <table:table-cell table:formula="of:=DATEVALUE([.A1257])" office:value-type="float" office:value="40919" calcext:value-type="float">
            <text:p>40919</text:p>
          </table:table-cell>
          <table:table-cell office:value-type="float" office:value="12.135" calcext:value-type="float">
            <text:p>12.135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35" calcext:value-type="float">
            <text:p>12.135</text:p>
          </table:table-cell>
          <table:table-cell office:value-type="float" office:value="12.21" calcext:value-type="float">
            <text:p>12.21</text:p>
          </table:table-cell>
          <table:table-cell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2-01-10</text:p>
          </table:table-cell>
          <table:table-cell table:formula="of:=DATEVALUE([.A1258])" office:value-type="float" office:value="40918" calcext:value-type="float">
            <text:p>40918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18" calcext:value-type="float">
            <text:p>12.18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175" calcext:value-type="float">
            <text:p>12.175</text:p>
          </table:table-cell>
          <table:table-cell office:value-type="float" office:value="100" calcext:value-type="float">
            <text:p>100</text:p>
          </table:table-cell>
          <table:table-cell office:value-type="float" office:value="12.175" calcext:value-type="float">
            <text:p>12.175</text:p>
          </table:table-cell>
        </table:table-row>
        <table:table-row table:style-name="ro1">
          <table:table-cell office:value-type="string" calcext:value-type="string">
            <text:p>2012-01-09</text:p>
          </table:table-cell>
          <table:table-cell table:formula="of:=DATEVALUE([.A1259])" office:value-type="float" office:value="40917" calcext:value-type="float">
            <text:p>4091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100" calcext:value-type="float">
            <text:p>100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2012-01-06</text:p>
          </table:table-cell>
          <table:table-cell table:formula="of:=DATEVALUE([.A1260])" office:value-type="float" office:value="40914" calcext:value-type="float">
            <text:p>40914</text:p>
          </table:table-cell>
          <table:table-cell office:value-type="float" office:value="12.16" calcext:value-type="float">
            <text:p>12.16</text:p>
          </table:table-cell>
          <table:table-cell office:value-type="float" office:value="12.225" calcext:value-type="float">
            <text:p>12.225</text:p>
          </table:table-cell>
          <table:table-cell office:value-type="float" office:value="12.16" calcext:value-type="float">
            <text:p>12.16</text:p>
          </table:table-cell>
          <table:table-cell office:value-type="float" office:value="12.225" calcext:value-type="float">
            <text:p>12.225</text:p>
          </table:table-cell>
          <table:table-cell office:value-type="float" office:value="0" calcext:value-type="float">
            <text:p>0</text:p>
          </table:table-cell>
          <table:table-cell office:value-type="float" office:value="12.225" calcext:value-type="float">
            <text:p>12.225</text:p>
          </table:table-cell>
        </table:table-row>
        <table:table-row table:style-name="ro1">
          <table:table-cell office:value-type="string" calcext:value-type="string">
            <text:p>2012-01-05</text:p>
          </table:table-cell>
          <table:table-cell table:formula="of:=DATEVALUE([.A1261])" office:value-type="float" office:value="40913" calcext:value-type="float">
            <text:p>40913</text:p>
          </table:table-cell>
          <table:table-cell office:value-type="float" office:value="12.06" calcext:value-type="float">
            <text:p>12.06</text:p>
          </table:table-cell>
          <table:table-cell office:value-type="float" office:value="12.155" calcext:value-type="float">
            <text:p>12.155</text:p>
          </table:table-cell>
          <table:table-cell office:value-type="float" office:value="12.06" calcext:value-type="float">
            <text:p>12.06</text:p>
          </table:table-cell>
          <table:table-cell office:value-type="float" office:value="12.14" calcext:value-type="float">
            <text:p>12.14</text:p>
          </table:table-cell>
          <table:table-cell office:value-type="float" office:value="300" calcext:value-type="float">
            <text:p>300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string" calcext:value-type="string">
            <text:p>2012-01-04</text:p>
          </table:table-cell>
          <table:table-cell table:formula="of:=DATEVALUE([.A1262])" office:value-type="float" office:value="40912" calcext:value-type="float">
            <text:p>40912</text:p>
          </table:table-cell>
          <table:table-cell table:number-columns-repeated="2" office:value-type="float" office:value="12.445" calcext:value-type="float">
            <text:p>12.445</text:p>
          </table:table-cell>
          <table:table-cell table:number-columns-repeated="2" office:value-type="float" office:value="12.24" calcext:value-type="float">
            <text:p>12.24</text:p>
          </table:table-cell>
          <table:table-cell office:value-type="float" office:value="200" calcext:value-type="float">
            <text:p>200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2012-01-03</text:p>
          </table:table-cell>
          <table:table-cell table:formula="of:=DATEVALUE([.A1263])" office:value-type="float" office:value="40911" calcext:value-type="float">
            <text:p>40911</text:p>
          </table:table-cell>
          <table:table-cell table:number-columns-repeated="2" office:value-type="float" office:value="12.49" calcext:value-type="float">
            <text:p>12.49</text:p>
          </table:table-cell>
          <table:table-cell table:number-columns-repeated="2" office:value-type="float" office:value="12.46" calcext:value-type="float">
            <text:p>12.46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2012-01-02</text:p>
          </table:table-cell>
          <table:table-cell table:formula="of:=DATEVALUE([.A1264])" office:value-type="float" office:value="40910" calcext:value-type="float">
            <text:p>40910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51" calcext:value-type="float">
            <text:p>12.51</text:p>
          </table:table-cell>
          <table:table-cell office:value-type="float" office:value="100" calcext:value-type="float">
            <text:p>100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table:formula="of:=DATEVALUE([.A1265])" office:value-type="float" office:value="40907" calcext:value-type="float">
            <text:p>40907</text:p>
          </table:table-cell>
          <table:table-cell table:number-columns-repeated="2" office:value-type="float" office:value="12.43" calcext:value-type="float">
            <text:p>12.43</text:p>
          </table:table-cell>
          <table:table-cell table:number-columns-repeated="2" office:value-type="float" office:value="12.325" calcext:value-type="float">
            <text:p>12.325</text:p>
          </table:table-cell>
          <table:table-cell office:value-type="float" office:value="900" calcext:value-type="float">
            <text:p>900</text:p>
          </table:table-cell>
          <table:table-cell office:value-type="float" office:value="12.325" calcext:value-type="float">
            <text:p>12.325</text:p>
          </table:table-cell>
        </table:table-row>
        <table:table-row table:style-name="ro1">
          <table:table-cell office:value-type="string" calcext:value-type="string">
            <text:p>2011-12-29</text:p>
          </table:table-cell>
          <table:table-cell table:formula="of:=DATEVALUE([.A1266])" office:value-type="float" office:value="40906" calcext:value-type="float">
            <text:p>40906</text:p>
          </table:table-cell>
          <table:table-cell office:value-type="float" office:value="12.21" calcext:value-type="float">
            <text:p>12.21</text:p>
          </table:table-cell>
          <table:table-cell office:value-type="float" office:value="12.475" calcext:value-type="float">
            <text:p>12.475</text:p>
          </table:table-cell>
          <table:table-cell office:value-type="float" office:value="12.21" calcext:value-type="float">
            <text:p>12.21</text:p>
          </table:table-cell>
          <table:table-cell office:value-type="float" office:value="12.475" calcext:value-type="float">
            <text:p>12.475</text:p>
          </table:table-cell>
          <table:table-cell office:value-type="float" office:value="900" calcext:value-type="float">
            <text:p>900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2011-12-28</text:p>
          </table:table-cell>
          <table:table-cell table:formula="of:=DATEVALUE([.A1267])" office:value-type="float" office:value="40905" calcext:value-type="float">
            <text:p>40905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65" calcext:value-type="float">
            <text:p>12.265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65" calcext:value-type="float">
            <text:p>12.265</text:p>
          </table:table-cell>
          <table:table-cell office:value-type="float" office:value="400" calcext:value-type="float">
            <text:p>400</text:p>
          </table:table-cell>
          <table:table-cell office:value-type="float" office:value="12.265" calcext:value-type="float">
            <text:p>12.265</text:p>
          </table:table-cell>
        </table:table-row>
        <table:table-row table:style-name="ro1">
          <table:table-cell office:value-type="string" calcext:value-type="string">
            <text:p>2011-12-27</text:p>
          </table:table-cell>
          <table:table-cell table:formula="of:=DATEVALUE([.A1268])" office:value-type="float" office:value="40904" calcext:value-type="float">
            <text:p>40904</text:p>
          </table:table-cell>
          <table:table-cell table:number-columns-repeated="2" office:value-type="float" office:value="12.33" calcext:value-type="float">
            <text:p>12.33</text:p>
          </table:table-cell>
          <table:table-cell table:number-columns-repeated="2" office:value-type="float" office:value="12.255" calcext:value-type="float">
            <text:p>12.255</text:p>
          </table:table-cell>
          <table:table-cell office:value-type="float" office:value="0" calcext:value-type="float">
            <text:p>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1-12-26</text:p>
          </table:table-cell>
          <table:table-cell table:formula="of:=DATEVALUE([.A1269])" office:value-type="float" office:value="40903" calcext:value-type="float">
            <text:p>40903</text:p>
          </table:table-cell>
          <table:table-cell table:number-columns-repeated="4" office:value-type="float" office:value="12.205" calcext:value-type="float">
            <text:p>12.205</text:p>
          </table:table-cell>
          <table:table-cell office:value-type="float" office:value="0" calcext:value-type="float">
            <text:p>0</text:p>
          </table:table-cell>
          <table:table-cell office:value-type="float" office:value="12.205" calcext:value-type="float">
            <text:p>12.205</text:p>
          </table:table-cell>
        </table:table-row>
        <table:table-row table:style-name="ro1">
          <table:table-cell office:value-type="string" calcext:value-type="string">
            <text:p>2011-12-23</text:p>
          </table:table-cell>
          <table:table-cell table:formula="of:=DATEVALUE([.A1270])" office:value-type="float" office:value="40900" calcext:value-type="float">
            <text:p>40900</text:p>
          </table:table-cell>
          <table:table-cell table:number-columns-repeated="2" office:value-type="float" office:value="12.235" calcext:value-type="float">
            <text:p>12.235</text:p>
          </table:table-cell>
          <table:table-cell table:number-columns-repeated="2" office:value-type="float" office:value="12.205" calcext:value-type="float">
            <text:p>12.205</text:p>
          </table:table-cell>
          <table:table-cell office:value-type="float" office:value="1000" calcext:value-type="float">
            <text:p>1000</text:p>
          </table:table-cell>
          <table:table-cell office:value-type="float" office:value="12.205" calcext:value-type="float">
            <text:p>12.205</text:p>
          </table:table-cell>
        </table:table-row>
        <table:table-row table:style-name="ro1">
          <table:table-cell office:value-type="string" calcext:value-type="string">
            <text:p>2011-12-22</text:p>
          </table:table-cell>
          <table:table-cell table:formula="of:=DATEVALUE([.A1271])" office:value-type="float" office:value="40899" calcext:value-type="float">
            <text:p>4089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545" calcext:value-type="float">
            <text:p>12.545</text:p>
          </table:table-cell>
          <table:table-cell office:value-type="float" office:value="12.17" calcext:value-type="float">
            <text:p>12.17</text:p>
          </table:table-cell>
          <table:table-cell office:value-type="float" office:value="12.3" calcext:value-type="float">
            <text:p>12.3</text:p>
          </table:table-cell>
          <table:table-cell office:value-type="float" office:value="3900" calcext:value-type="float">
            <text:p>390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2011-12-21</text:p>
          </table:table-cell>
          <table:table-cell table:formula="of:=DATEVALUE([.A1272])" office:value-type="float" office:value="40898" calcext:value-type="float">
            <text:p>40898</text:p>
          </table:table-cell>
          <table:table-cell office:value-type="float" office:value="11.46" calcext:value-type="float">
            <text:p>11.46</text:p>
          </table:table-cell>
          <table:table-cell office:value-type="float" office:value="11.475" calcext:value-type="float">
            <text:p>11.475</text:p>
          </table:table-cell>
          <table:table-cell table:number-columns-repeated="2" office:value-type="float" office:value="11.33" calcext:value-type="float">
            <text:p>11.33</text:p>
          </table:table-cell>
          <table:table-cell office:value-type="float" office:value="400" calcext:value-type="float">
            <text:p>400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string" calcext:value-type="string">
            <text:p>2011-12-20</text:p>
          </table:table-cell>
          <table:table-cell table:formula="of:=DATEVALUE([.A1273])" office:value-type="float" office:value="40897" calcext:value-type="float">
            <text:p>40897</text:p>
          </table:table-cell>
          <table:table-cell office:value-type="float" office:value="11.255" calcext:value-type="float">
            <text:p>11.25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175" calcext:value-type="float">
            <text:p>11.175</text:p>
          </table:table-cell>
          <table:table-cell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2011-12-19</text:p>
          </table:table-cell>
          <table:table-cell table:formula="of:=DATEVALUE([.A1274])" office:value-type="float" office:value="40896" calcext:value-type="float">
            <text:p>40896</text:p>
          </table:table-cell>
          <table:table-cell table:number-columns-repeated="2" office:value-type="float" office:value="11.445" calcext:value-type="float">
            <text:p>11.445</text:p>
          </table:table-cell>
          <table:table-cell table:number-columns-repeated="2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string" calcext:value-type="string">
            <text:p>2011-12-16</text:p>
          </table:table-cell>
          <table:table-cell table:formula="of:=DATEVALUE([.A1275])" office:value-type="float" office:value="40893" calcext:value-type="float">
            <text:p>40893</text:p>
          </table:table-cell>
          <table:table-cell table:number-columns-repeated="2" office:value-type="float" office:value="11.645" calcext:value-type="float">
            <text:p>11.645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300" calcext:value-type="float">
            <text:p>30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1-12-15</text:p>
          </table:table-cell>
          <table:table-cell table:formula="of:=DATEVALUE([.A1276])" office:value-type="float" office:value="40892" calcext:value-type="float">
            <text:p>40892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595" calcext:value-type="float">
            <text:p>11.59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595" calcext:value-type="float">
            <text:p>11.595</text:p>
          </table:table-cell>
          <table:table-cell office:value-type="float" office:value="1000" calcext:value-type="float">
            <text:p>1000</text:p>
          </table:table-cell>
          <table:table-cell office:value-type="float" office:value="11.595" calcext:value-type="float">
            <text:p>11.595</text:p>
          </table:table-cell>
        </table:table-row>
        <table:table-row table:style-name="ro1">
          <table:table-cell office:value-type="string" calcext:value-type="string">
            <text:p>2011-12-14</text:p>
          </table:table-cell>
          <table:table-cell table:formula="of:=DATEVALUE([.A1277])" office:value-type="float" office:value="40891" calcext:value-type="float">
            <text:p>40891</text:p>
          </table:table-cell>
          <table:table-cell table:number-columns-repeated="2" office:value-type="float" office:value="11.815" calcext:value-type="float">
            <text:p>11.815</text:p>
          </table:table-cell>
          <table:table-cell office:value-type="float" office:value="11.475" calcext:value-type="float">
            <text:p>11.475</text:p>
          </table:table-cell>
          <table:table-cell office:value-type="float" office:value="11.565" calcext:value-type="float">
            <text:p>11.565</text:p>
          </table:table-cell>
          <table:table-cell office:value-type="float" office:value="500" calcext:value-type="float">
            <text:p>500</text:p>
          </table:table-cell>
          <table:table-cell office:value-type="float" office:value="11.565" calcext:value-type="float">
            <text:p>11.565</text:p>
          </table:table-cell>
        </table:table-row>
        <table:table-row table:style-name="ro1">
          <table:table-cell office:value-type="string" calcext:value-type="string">
            <text:p>2011-12-13</text:p>
          </table:table-cell>
          <table:table-cell table:formula="of:=DATEVALUE([.A1278])" office:value-type="float" office:value="40890" calcext:value-type="float">
            <text:p>40890</text:p>
          </table:table-cell>
          <table:table-cell office:value-type="float" office:value="11.705" calcext:value-type="float">
            <text:p>11.705</text:p>
          </table:table-cell>
          <table:table-cell office:value-type="float" office:value="11.87" calcext:value-type="float">
            <text:p>11.87</text:p>
          </table:table-cell>
          <table:table-cell office:value-type="float" office:value="11.685" calcext:value-type="float">
            <text:p>11.685</text:p>
          </table:table-cell>
          <table:table-cell office:value-type="float" office:value="11.815" calcext:value-type="float">
            <text:p>11.815</text:p>
          </table:table-cell>
          <table:table-cell office:value-type="float" office:value="10000" calcext:value-type="float">
            <text:p>10000</text:p>
          </table:table-cell>
          <table:table-cell office:value-type="float" office:value="11.815" calcext:value-type="float">
            <text:p>11.815</text:p>
          </table:table-cell>
        </table:table-row>
        <table:table-row table:style-name="ro1">
          <table:table-cell office:value-type="string" calcext:value-type="string">
            <text:p>2011-12-12</text:p>
          </table:table-cell>
          <table:table-cell table:formula="of:=DATEVALUE([.A1279])" office:value-type="float" office:value="40889" calcext:value-type="float">
            <text:p>40889</text:p>
          </table:table-cell>
          <table:table-cell table:number-columns-repeated="2" office:value-type="float" office:value="11.905" calcext:value-type="float">
            <text:p>11.905</text:p>
          </table:table-cell>
          <table:table-cell table:number-columns-repeated="2" office:value-type="float" office:value="11.725" calcext:value-type="float">
            <text:p>11.725</text:p>
          </table:table-cell>
          <table:table-cell office:value-type="float" office:value="0" calcext:value-type="float">
            <text:p>0</text:p>
          </table:table-cell>
          <table:table-cell office:value-type="float" office:value="11.725" calcext:value-type="float">
            <text:p>11.725</text:p>
          </table:table-cell>
        </table:table-row>
        <table:table-row table:style-name="ro1">
          <table:table-cell office:value-type="string" calcext:value-type="string">
            <text:p>2011-12-09</text:p>
          </table:table-cell>
          <table:table-cell table:formula="of:=DATEVALUE([.A1280])" office:value-type="float" office:value="40886" calcext:value-type="float">
            <text:p>40886</text:p>
          </table:table-cell>
          <table:table-cell office:value-type="float" office:value="11.68" calcext:value-type="float">
            <text:p>11.68</text:p>
          </table:table-cell>
          <table:table-cell office:value-type="float" office:value="11.855" calcext:value-type="float">
            <text:p>11.855</text:p>
          </table:table-cell>
          <table:table-cell office:value-type="float" office:value="11.68" calcext:value-type="float">
            <text:p>11.68</text:p>
          </table:table-cell>
          <table:table-cell office:value-type="float" office:value="11.855" calcext:value-type="float">
            <text:p>11.855</text:p>
          </table:table-cell>
          <table:table-cell office:value-type="float" office:value="300" calcext:value-type="float">
            <text:p>300</text:p>
          </table:table-cell>
          <table:table-cell office:value-type="float" office:value="11.855" calcext:value-type="float">
            <text:p>11.855</text:p>
          </table:table-cell>
        </table:table-row>
        <table:table-row table:style-name="ro1">
          <table:table-cell office:value-type="string" calcext:value-type="string">
            <text:p>2011-12-08</text:p>
          </table:table-cell>
          <table:table-cell table:formula="of:=DATEVALUE([.A1281])" office:value-type="float" office:value="40885" calcext:value-type="float">
            <text:p>40885</text:p>
          </table:table-cell>
          <table:table-cell office:value-type="float" office:value="11.625" calcext:value-type="float">
            <text:p>11.625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1.77" calcext:value-type="float">
            <text:p>11.77</text:p>
          </table:table-cell>
          <table:table-cell office:value-type="float" office:value="100" calcext:value-type="float">
            <text:p>100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string" calcext:value-type="string">
            <text:p>2011-12-07</text:p>
          </table:table-cell>
          <table:table-cell table:formula="of:=DATEVALUE([.A1282])" office:value-type="float" office:value="40884" calcext:value-type="float">
            <text:p>40884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2011-12-06</text:p>
          </table:table-cell>
          <table:table-cell table:formula="of:=DATEVALUE([.A1283])" office:value-type="float" office:value="40883" calcext:value-type="float">
            <text:p>40883</text:p>
          </table:table-cell>
          <table:table-cell office:value-type="float" office:value="11.825" calcext:value-type="float">
            <text:p>11.825</text:p>
          </table:table-cell>
          <table:table-cell office:value-type="float" office:value="11.9" calcext:value-type="float">
            <text:p>11.9</text:p>
          </table:table-cell>
          <table:table-cell office:value-type="float" office:value="11.825" calcext:value-type="float">
            <text:p>11.825</text:p>
          </table:table-cell>
          <table:table-cell office:value-type="float" office:value="11.875" calcext:value-type="float">
            <text:p>11.875</text:p>
          </table:table-cell>
          <table:table-cell office:value-type="float" office:value="500" calcext:value-type="float">
            <text:p>50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1-12-05</text:p>
          </table:table-cell>
          <table:table-cell table:formula="of:=DATEVALUE([.A1284])" office:value-type="float" office:value="40882" calcext:value-type="float">
            <text:p>40882</text:p>
          </table:table-cell>
          <table:table-cell table:number-columns-repeated="2" office:value-type="float" office:value="12.045" calcext:value-type="float">
            <text:p>12.045</text:p>
          </table:table-cell>
          <table:table-cell table:number-columns-repeated="2" office:value-type="float" office:value="11.935" calcext:value-type="float">
            <text:p>11.935</text:p>
          </table:table-cell>
          <table:table-cell office:value-type="float" office:value="100" calcext:value-type="float">
            <text:p>100</text:p>
          </table:table-cell>
          <table:table-cell office:value-type="float" office:value="11.935" calcext:value-type="float">
            <text:p>11.935</text:p>
          </table:table-cell>
        </table:table-row>
        <table:table-row table:style-name="ro1">
          <table:table-cell office:value-type="string" calcext:value-type="string">
            <text:p>2011-12-02</text:p>
          </table:table-cell>
          <table:table-cell table:formula="of:=DATEVALUE([.A1285])" office:value-type="float" office:value="40879" calcext:value-type="float">
            <text:p>40879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35" calcext:value-type="float">
            <text:p>12.35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085" calcext:value-type="float">
            <text:p>12.085</text:p>
          </table:table-cell>
          <table:table-cell office:value-type="float" office:value="8800" calcext:value-type="float">
            <text:p>880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table:formula="of:=DATEVALUE([.A1286])" office:value-type="float" office:value="40878" calcext:value-type="float">
            <text:p>40878</text:p>
          </table:table-cell>
          <table:table-cell office:value-type="float" office:value="12.36" calcext:value-type="float">
            <text:p>12.36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12.075" calcext:value-type="float">
            <text:p>12.075</text:p>
          </table:table-cell>
          <table:table-cell office:value-type="float" office:value="10400" calcext:value-type="float">
            <text:p>10400</text:p>
          </table:table-cell>
          <table:table-cell office:value-type="float" office:value="12.075" calcext:value-type="float">
            <text:p>12.075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table:formula="of:=DATEVALUE([.A1287])" office:value-type="float" office:value="40877" calcext:value-type="float">
            <text:p>40877</text:p>
          </table:table-cell>
          <table:table-cell office:value-type="float" office:value="11.8" calcext:value-type="float">
            <text:p>11.8</text:p>
          </table:table-cell>
          <table:table-cell office:value-type="float" office:value="11.835" calcext:value-type="float">
            <text:p>11.835</text:p>
          </table:table-cell>
          <table:table-cell table:number-columns-repeated="2" office:value-type="float" office:value="11.795" calcext:value-type="float">
            <text:p>11.795</text:p>
          </table:table-cell>
          <table:table-cell office:value-type="float" office:value="6400" calcext:value-type="float">
            <text:p>6400</text:p>
          </table:table-cell>
          <table:table-cell office:value-type="float" office:value="11.795" calcext:value-type="float">
            <text:p>11.795</text:p>
          </table:table-cell>
        </table:table-row>
        <table:table-row table:style-name="ro1">
          <table:table-cell office:value-type="string" calcext:value-type="string">
            <text:p>2011-11-29</text:p>
          </table:table-cell>
          <table:table-cell table:formula="of:=DATEVALUE([.A1288])" office:value-type="float" office:value="40876" calcext:value-type="float">
            <text:p>40876</text:p>
          </table:table-cell>
          <table:table-cell office:value-type="float" office:value="11.52" calcext:value-type="float">
            <text:p>11.52</text:p>
          </table:table-cell>
          <table:table-cell office:value-type="float" office:value="11.935" calcext:value-type="float">
            <text:p>11.935</text:p>
          </table:table-cell>
          <table:table-cell office:value-type="float" office:value="11.52" calcext:value-type="float">
            <text:p>11.52</text:p>
          </table:table-cell>
          <table:table-cell office:value-type="float" office:value="11.765" calcext:value-type="float">
            <text:p>11.765</text:p>
          </table:table-cell>
          <table:table-cell office:value-type="float" office:value="300" calcext:value-type="float">
            <text:p>300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string" calcext:value-type="string">
            <text:p>2011-11-28</text:p>
          </table:table-cell>
          <table:table-cell table:formula="of:=DATEVALUE([.A1289])" office:value-type="float" office:value="40875" calcext:value-type="float">
            <text:p>40875</text:p>
          </table:table-cell>
          <table:table-cell office:value-type="float" office:value="11.555" calcext:value-type="float">
            <text:p>11.555</text:p>
          </table:table-cell>
          <table:table-cell office:value-type="float" office:value="11.625" calcext:value-type="float">
            <text:p>11.625</text:p>
          </table:table-cell>
          <table:table-cell table:number-columns-repeated="2" office:value-type="float" office:value="11.495" calcext:value-type="float">
            <text:p>11.495</text:p>
          </table:table-cell>
          <table:table-cell office:value-type="float" office:value="200" calcext:value-type="float">
            <text:p>200</text:p>
          </table:table-cell>
          <table:table-cell office:value-type="float" office:value="11.495" calcext:value-type="float">
            <text:p>11.495</text:p>
          </table:table-cell>
        </table:table-row>
        <table:table-row table:style-name="ro1">
          <table:table-cell office:value-type="string" calcext:value-type="string">
            <text:p>2011-11-25</text:p>
          </table:table-cell>
          <table:table-cell table:formula="of:=DATEVALUE([.A1290])" office:value-type="float" office:value="40872" calcext:value-type="float">
            <text:p>40872</text:p>
          </table:table-cell>
          <table:table-cell office:value-type="float" office:value="11.335" calcext:value-type="float">
            <text:p>11.335</text:p>
          </table:table-cell>
          <table:table-cell office:value-type="float" office:value="11.735" calcext:value-type="float">
            <text:p>11.735</text:p>
          </table:table-cell>
          <table:table-cell office:value-type="float" office:value="11.335" calcext:value-type="float">
            <text:p>11.335</text:p>
          </table:table-cell>
          <table:table-cell office:value-type="float" office:value="11.385" calcext:value-type="float">
            <text:p>11.385</text:p>
          </table:table-cell>
          <table:table-cell office:value-type="float" office:value="2000" calcext:value-type="float">
            <text:p>2000</text:p>
          </table:table-cell>
          <table:table-cell office:value-type="float" office:value="11.385" calcext:value-type="float">
            <text:p>11.385</text:p>
          </table:table-cell>
        </table:table-row>
        <table:table-row table:style-name="ro1">
          <table:table-cell office:value-type="string" calcext:value-type="string">
            <text:p>2011-11-24</text:p>
          </table:table-cell>
          <table:table-cell table:formula="of:=DATEVALUE([.A1291])" office:value-type="float" office:value="40871" calcext:value-type="float">
            <text:p>40871</text:p>
          </table:table-cell>
          <table:table-cell office:value-type="float" office:value="11.165" calcext:value-type="float">
            <text:p>11.165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165" calcext:value-type="float">
            <text:p>11.165</text:p>
          </table:table-cell>
          <table:table-cell office:value-type="float" office:value="11.425" calcext:value-type="float">
            <text:p>11.425</text:p>
          </table:table-cell>
          <table:table-cell office:value-type="float" office:value="700" calcext:value-type="float">
            <text:p>700</text:p>
          </table:table-cell>
          <table:table-cell office:value-type="float" office:value="11.425" calcext:value-type="float">
            <text:p>11.425</text:p>
          </table:table-cell>
        </table:table-row>
        <table:table-row table:style-name="ro1">
          <table:table-cell office:value-type="string" calcext:value-type="string">
            <text:p>2011-11-23</text:p>
          </table:table-cell>
          <table:table-cell table:formula="of:=DATEVALUE([.A1292])" office:value-type="float" office:value="40870" calcext:value-type="float">
            <text:p>40870</text:p>
          </table:table-cell>
          <table:table-cell office:value-type="float" office:value="10.97" calcext:value-type="float">
            <text:p>10.97</text:p>
          </table:table-cell>
          <table:table-cell office:value-type="float" office:value="11.06" calcext:value-type="float">
            <text:p>11.06</text:p>
          </table:table-cell>
          <table:table-cell office:value-type="float" office:value="10.97" calcext:value-type="float">
            <text:p>10.97</text:p>
          </table:table-cell>
          <table:table-cell office:value-type="float" office:value="11.06" calcext:value-type="float">
            <text:p>11.06</text:p>
          </table:table-cell>
          <table:table-cell office:value-type="float" office:value="700" calcext:value-type="float">
            <text:p>700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string" calcext:value-type="string">
            <text:p>2011-11-22</text:p>
          </table:table-cell>
          <table:table-cell table:formula="of:=DATEVALUE([.A1293])" office:value-type="float" office:value="40869" calcext:value-type="float">
            <text:p>40869</text:p>
          </table:table-cell>
          <table:table-cell table:number-columns-repeated="2" office:value-type="float" office:value="11.135" calcext:value-type="float">
            <text:p>11.135</text:p>
          </table:table-cell>
          <table:table-cell table:number-columns-repeated="2" office:value-type="float" office:value="11.075" calcext:value-type="float">
            <text:p>11.075</text:p>
          </table:table-cell>
          <table:table-cell office:value-type="float" office:value="0" calcext:value-type="float">
            <text:p>0</text:p>
          </table:table-cell>
          <table:table-cell office:value-type="float" office:value="11.075" calcext:value-type="float">
            <text:p>11.075</text:p>
          </table:table-cell>
        </table:table-row>
        <table:table-row table:style-name="ro1">
          <table:table-cell office:value-type="string" calcext:value-type="string">
            <text:p>2011-11-21</text:p>
          </table:table-cell>
          <table:table-cell table:formula="of:=DATEVALUE([.A1294])" office:value-type="float" office:value="40868" calcext:value-type="float">
            <text:p>40868</text:p>
          </table:table-cell>
          <table:table-cell table:number-columns-repeated="2" office:value-type="float" office:value="11.28" calcext:value-type="float">
            <text:p>11.28</text:p>
          </table:table-cell>
          <table:table-cell table:number-columns-repeated="2" office:value-type="float" office:value="11.075" calcext:value-type="float">
            <text:p>11.075</text:p>
          </table:table-cell>
          <table:table-cell office:value-type="float" office:value="0" calcext:value-type="float">
            <text:p>0</text:p>
          </table:table-cell>
          <table:table-cell office:value-type="float" office:value="11.075" calcext:value-type="float">
            <text:p>11.075</text:p>
          </table:table-cell>
        </table:table-row>
        <table:table-row table:style-name="ro1">
          <table:table-cell office:value-type="string" calcext:value-type="string">
            <text:p>2011-11-18</text:p>
          </table:table-cell>
          <table:table-cell table:formula="of:=DATEVALUE([.A1295])" office:value-type="float" office:value="40865" calcext:value-type="float">
            <text:p>40865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9" calcext:value-type="float">
            <text:p>11.29</text:p>
          </table:table-cell>
          <table:table-cell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string" calcext:value-type="string">
            <text:p>2011-11-17</text:p>
          </table:table-cell>
          <table:table-cell table:formula="of:=DATEVALUE([.A1296])" office:value-type="float" office:value="40864" calcext:value-type="float">
            <text:p>40864</text:p>
          </table:table-cell>
          <table:table-cell table:number-columns-repeated="4"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string" calcext:value-type="string">
            <text:p>2011-11-16</text:p>
          </table:table-cell>
          <table:table-cell table:formula="of:=DATEVALUE([.A1297])" office:value-type="float" office:value="40863" calcext:value-type="float">
            <text:p>4086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7" calcext:value-type="float">
            <text:p>11.77</text:p>
          </table:table-cell>
          <table:table-cell office:value-type="float" office:value="3600" calcext:value-type="float">
            <text:p>3600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string" calcext:value-type="string">
            <text:p>2011-11-15</text:p>
          </table:table-cell>
          <table:table-cell table:formula="of:=DATEVALUE([.A1298])" office:value-type="float" office:value="40862" calcext:value-type="float">
            <text:p>40862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85" calcext:value-type="float">
            <text:p>11.785</text:p>
          </table:table-cell>
          <table:table-cell office:value-type="float" office:value="1300" calcext:value-type="float">
            <text:p>1300</text:p>
          </table:table-cell>
          <table:table-cell office:value-type="float" office:value="11.785" calcext:value-type="float">
            <text:p>11.785</text:p>
          </table:table-cell>
        </table:table-row>
        <table:table-row table:style-name="ro1">
          <table:table-cell office:value-type="string" calcext:value-type="string">
            <text:p>2011-11-14</text:p>
          </table:table-cell>
          <table:table-cell table:formula="of:=DATEVALUE([.A1299])" office:value-type="float" office:value="40861" calcext:value-type="float">
            <text:p>40861</text:p>
          </table:table-cell>
          <table:table-cell table:number-columns-repeated="4"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2011-11-11</text:p>
          </table:table-cell>
          <table:table-cell table:formula="of:=DATEVALUE([.A1300])" office:value-type="float" office:value="40858" calcext:value-type="float">
            <text:p>40858</text:p>
          </table:table-cell>
          <table:table-cell office:value-type="float" office:value="11.715" calcext:value-type="float">
            <text:p>11.715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715" calcext:value-type="float">
            <text:p>11.715</text:p>
          </table:table-cell>
          <table:table-cell office:value-type="float" office:value="11.795" calcext:value-type="float">
            <text:p>11.795</text:p>
          </table:table-cell>
          <table:table-cell office:value-type="float" office:value="0" calcext:value-type="float">
            <text:p>0</text:p>
          </table:table-cell>
          <table:table-cell office:value-type="float" office:value="11.795" calcext:value-type="float">
            <text:p>11.795</text:p>
          </table:table-cell>
        </table:table-row>
        <table:table-row table:style-name="ro1">
          <table:table-cell office:value-type="string" calcext:value-type="string">
            <text:p>2011-11-10</text:p>
          </table:table-cell>
          <table:table-cell table:formula="of:=DATEVALUE([.A1301])" office:value-type="float" office:value="40857" calcext:value-type="float">
            <text:p>40857</text:p>
          </table:table-cell>
          <table:table-cell office:value-type="float" office:value="11.725" calcext:value-type="float">
            <text:p>11.72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25" calcext:value-type="float">
            <text:p>11.725</text:p>
          </table:table-cell>
          <table:table-cell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string" calcext:value-type="string">
            <text:p>2011-11-09</text:p>
          </table:table-cell>
          <table:table-cell table:formula="of:=DATEVALUE([.A1302])" office:value-type="float" office:value="40856" calcext:value-type="float">
            <text:p>40856</text:p>
          </table:table-cell>
          <table:table-cell office:value-type="float" office:value="11.855" calcext:value-type="float">
            <text:p>11.85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1" calcext:value-type="float">
            <text:p>12.01</text:p>
          </table:table-cell>
          <table:table-cell office:value-type="float" office:value="11200" calcext:value-type="float">
            <text:p>11200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string" calcext:value-type="string">
            <text:p>2011-11-08</text:p>
          </table:table-cell>
          <table:table-cell table:formula="of:=DATEVALUE([.A1303])" office:value-type="float" office:value="40855" calcext:value-type="float">
            <text:p>40855</text:p>
          </table:table-cell>
          <table:table-cell office:value-type="float" office:value="11.35" calcext:value-type="float">
            <text:p>11.3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35" calcext:value-type="float">
            <text:p>11.35</text:p>
          </table:table-cell>
          <table:table-cell office:value-type="float" office:value="11.495" calcext:value-type="float">
            <text:p>11.495</text:p>
          </table:table-cell>
          <table:table-cell office:value-type="float" office:value="600" calcext:value-type="float">
            <text:p>600</text:p>
          </table:table-cell>
          <table:table-cell office:value-type="float" office:value="11.495" calcext:value-type="float">
            <text:p>11.495</text:p>
          </table:table-cell>
        </table:table-row>
        <table:table-row table:style-name="ro1">
          <table:table-cell office:value-type="string" calcext:value-type="string">
            <text:p>2011-11-07</text:p>
          </table:table-cell>
          <table:table-cell table:formula="of:=DATEVALUE([.A1304])" office:value-type="float" office:value="40854" calcext:value-type="float">
            <text:p>40854</text:p>
          </table:table-cell>
          <table:table-cell office:value-type="float" office:value="11.03" calcext:value-type="float">
            <text:p>11.03</text:p>
          </table:table-cell>
          <table:table-cell office:value-type="float" office:value="11.26" calcext:value-type="float">
            <text:p>11.26</text:p>
          </table:table-cell>
          <table:table-cell office:value-type="float" office:value="11.03" calcext:value-type="float">
            <text:p>11.03</text:p>
          </table:table-cell>
          <table:table-cell office:value-type="float" office:value="11.26" calcext:value-type="float">
            <text:p>11.26</text:p>
          </table:table-cell>
          <table:table-cell office:value-type="float" office:value="2100" calcext:value-type="float">
            <text:p>2100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string" calcext:value-type="string">
            <text:p>2011-11-04</text:p>
          </table:table-cell>
          <table:table-cell table:formula="of:=DATEVALUE([.A1305])" office:value-type="float" office:value="40851" calcext:value-type="float">
            <text:p>40851</text:p>
          </table:table-cell>
          <table:table-cell table:number-columns-repeated="2" office:value-type="float" office:value="11.15" calcext:value-type="float">
            <text:p>11.15</text:p>
          </table:table-cell>
          <table:table-cell table:number-columns-repeated="2" office:value-type="float" office:value="11.045" calcext:value-type="float">
            <text:p>11.045</text:p>
          </table:table-cell>
          <table:table-cell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</table:table-row>
        <table:table-row table:style-name="ro1">
          <table:table-cell office:value-type="string" calcext:value-type="string">
            <text:p>2011-11-03</text:p>
          </table:table-cell>
          <table:table-cell table:formula="of:=DATEVALUE([.A1306])" office:value-type="float" office:value="40850" calcext:value-type="float">
            <text:p>40850</text:p>
          </table:table-cell>
          <table:table-cell office:value-type="float" office:value="10.86" calcext:value-type="float">
            <text:p>10.86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6" calcext:value-type="float">
            <text:p>10.86</text:p>
          </table:table-cell>
          <table:table-cell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2011-11-02</text:p>
          </table:table-cell>
          <table:table-cell table:formula="of:=DATEVALUE([.A1307])" office:value-type="float" office:value="40849" calcext:value-type="float">
            <text:p>40849</text:p>
          </table:table-cell>
          <table:table-cell table:number-columns-repeated="2" office:value-type="float" office:value="11.025" calcext:value-type="float">
            <text:p>11.025</text:p>
          </table:table-cell>
          <table:table-cell office:value-type="float" office:value="10.785" calcext:value-type="float">
            <text:p>10.785</text:p>
          </table:table-cell>
          <table:table-cell office:value-type="float" office:value="10.97" calcext:value-type="float">
            <text:p>10.97</text:p>
          </table:table-cell>
          <table:table-cell office:value-type="float" office:value="1500" calcext:value-type="float">
            <text:p>1500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table:formula="of:=DATEVALUE([.A1308])" office:value-type="float" office:value="40848" calcext:value-type="float">
            <text:p>40848</text:p>
          </table:table-cell>
          <table:table-cell table:number-columns-repeated="2" office:value-type="float" office:value="11.21" calcext:value-type="float">
            <text:p>11.21</text:p>
          </table:table-cell>
          <table:table-cell office:value-type="float" office:value="10.88" calcext:value-type="float">
            <text:p>10.88</text:p>
          </table:table-cell>
          <table:table-cell office:value-type="float" office:value="10.935" calcext:value-type="float">
            <text:p>10.935</text:p>
          </table:table-cell>
          <table:table-cell office:value-type="float" office:value="2300" calcext:value-type="float">
            <text:p>2300</text:p>
          </table:table-cell>
          <table:table-cell office:value-type="float" office:value="10.935" calcext:value-type="float">
            <text:p>10.935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table:formula="of:=DATEVALUE([.A1309])" office:value-type="float" office:value="40847" calcext:value-type="float">
            <text:p>40847</text:p>
          </table:table-cell>
          <table:table-cell table:number-columns-repeated="2" office:value-type="float" office:value="11.66" calcext:value-type="float">
            <text:p>11.66</text:p>
          </table:table-cell>
          <table:table-cell table:number-columns-repeated="2" office:value-type="float" office:value="11.34" calcext:value-type="float">
            <text:p>11.34</text:p>
          </table:table-cell>
          <table:table-cell office:value-type="float" office:value="1500" calcext:value-type="float">
            <text:p>1500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2011-10-28</text:p>
          </table:table-cell>
          <table:table-cell table:formula="of:=DATEVALUE([.A1310])" office:value-type="float" office:value="40844" calcext:value-type="float">
            <text:p>40844</text:p>
          </table:table-cell>
          <table:table-cell office:value-type="float" office:value="11.665" calcext:value-type="float">
            <text:p>11.665</text:p>
          </table:table-cell>
          <table:table-cell office:value-type="float" office:value="11.67" calcext:value-type="float">
            <text:p>11.67</text:p>
          </table:table-cell>
          <table:table-cell table:number-columns-repeated="2" office:value-type="float" office:value="11.61" calcext:value-type="float">
            <text:p>11.61</text:p>
          </table:table-cell>
          <table:table-cell office:value-type="float" office:value="2400" calcext:value-type="float">
            <text:p>2400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string" calcext:value-type="string">
            <text:p>2011-10-27</text:p>
          </table:table-cell>
          <table:table-cell table:formula="of:=DATEVALUE([.A1311])" office:value-type="float" office:value="40843" calcext:value-type="float">
            <text:p>40843</text:p>
          </table:table-cell>
          <table:table-cell table:number-columns-repeated="2" office:value-type="float" office:value="11.8" calcext:value-type="float">
            <text:p>11.8</text:p>
          </table:table-cell>
          <table:table-cell table:number-columns-repeated="2" office:value-type="float" office:value="11.68" calcext:value-type="float">
            <text:p>11.68</text:p>
          </table:table-cell>
          <table:table-cell office:value-type="float" office:value="500" calcext:value-type="float">
            <text:p>500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2011-10-26</text:p>
          </table:table-cell>
          <table:table-cell table:formula="of:=DATEVALUE([.A1312])" office:value-type="float" office:value="40842" calcext:value-type="float">
            <text:p>40842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4" calcext:value-type="float">
            <text:p>11.64</text:p>
          </table:table-cell>
          <table:table-cell office:value-type="float" office:value="600" calcext:value-type="float">
            <text:p>60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11-10-25</text:p>
          </table:table-cell>
          <table:table-cell table:formula="of:=DATEVALUE([.A1313])" office:value-type="float" office:value="40841" calcext:value-type="float">
            <text:p>40841</text:p>
          </table:table-cell>
          <table:table-cell office:value-type="float" office:value="11.915" calcext:value-type="float">
            <text:p>11.915</text:p>
          </table:table-cell>
          <table:table-cell office:value-type="float" office:value="12.065" calcext:value-type="float">
            <text:p>12.065</text:p>
          </table:table-cell>
          <table:table-cell table:number-columns-repeated="2" office:value-type="float" office:value="11.85" calcext:value-type="float">
            <text:p>11.85</text:p>
          </table:table-cell>
          <table:table-cell office:value-type="float" office:value="2000" calcext:value-type="float">
            <text:p>2000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2011-10-24</text:p>
          </table:table-cell>
          <table:table-cell table:formula="of:=DATEVALUE([.A1314])" office:value-type="float" office:value="40840" calcext:value-type="float">
            <text:p>40840</text:p>
          </table:table-cell>
          <table:table-cell office:value-type="float" office:value="11.83" calcext:value-type="float">
            <text:p>11.83</text:p>
          </table:table-cell>
          <table:table-cell office:value-type="float" office:value="11.995" calcext:value-type="float">
            <text:p>11.995</text:p>
          </table:table-cell>
          <table:table-cell office:value-type="float" office:value="11.83" calcext:value-type="float">
            <text:p>11.83</text:p>
          </table:table-cell>
          <table:table-cell office:value-type="float" office:value="11.95" calcext:value-type="float">
            <text:p>11.95</text:p>
          </table:table-cell>
          <table:table-cell office:value-type="float" office:value="2800" calcext:value-type="float">
            <text:p>280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11-10-21</text:p>
          </table:table-cell>
          <table:table-cell table:formula="of:=DATEVALUE([.A1315])" office:value-type="float" office:value="40837" calcext:value-type="float">
            <text:p>40837</text:p>
          </table:table-cell>
          <table:table-cell office:value-type="float" office:value="11.745" calcext:value-type="float">
            <text:p>11.745</text:p>
          </table:table-cell>
          <table:table-cell office:value-type="float" office:value="11.82" calcext:value-type="float">
            <text:p>11.82</text:p>
          </table:table-cell>
          <table:table-cell table:number-columns-repeated="2" office:value-type="float" office:value="11.645" calcext:value-type="float">
            <text:p>11.645</text:p>
          </table:table-cell>
          <table:table-cell office:value-type="float" office:value="800" calcext:value-type="float">
            <text:p>800</text:p>
          </table:table-cell>
          <table:table-cell office:value-type="float" office:value="11.645" calcext:value-type="float">
            <text:p>11.645</text:p>
          </table:table-cell>
        </table:table-row>
        <table:table-row table:style-name="ro1">
          <table:table-cell office:value-type="string" calcext:value-type="string">
            <text:p>2011-10-20</text:p>
          </table:table-cell>
          <table:table-cell table:formula="of:=DATEVALUE([.A1316])" office:value-type="float" office:value="40836" calcext:value-type="float">
            <text:p>40836</text:p>
          </table:table-cell>
          <table:table-cell office:value-type="float" office:value="11.6" calcext:value-type="float">
            <text:p>11.6</text:p>
          </table:table-cell>
          <table:table-cell office:value-type="float" office:value="11.845" calcext:value-type="float">
            <text:p>11.845</text:p>
          </table:table-cell>
          <table:table-cell office:value-type="float" office:value="11.6" calcext:value-type="float">
            <text:p>11.6</text:p>
          </table:table-cell>
          <table:table-cell office:value-type="float" office:value="11.845" calcext:value-type="float">
            <text:p>11.845</text:p>
          </table:table-cell>
          <table:table-cell office:value-type="float" office:value="4300" calcext:value-type="float">
            <text:p>4300</text:p>
          </table:table-cell>
          <table:table-cell office:value-type="float" office:value="11.845" calcext:value-type="float">
            <text:p>11.845</text:p>
          </table:table-cell>
        </table:table-row>
        <table:table-row table:style-name="ro1">
          <table:table-cell office:value-type="string" calcext:value-type="string">
            <text:p>2011-10-19</text:p>
          </table:table-cell>
          <table:table-cell table:formula="of:=DATEVALUE([.A1317])" office:value-type="float" office:value="40835" calcext:value-type="float">
            <text:p>40835</text:p>
          </table:table-cell>
          <table:table-cell office:value-type="float" office:value="11.255" calcext:value-type="float">
            <text:p>11.25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55" calcext:value-type="float">
            <text:p>11.255</text:p>
          </table:table-cell>
          <table:table-cell office:value-type="float" office:value="11.65" calcext:value-type="float">
            <text:p>11.65</text:p>
          </table:table-cell>
          <table:table-cell office:value-type="float" office:value="100" calcext:value-type="float">
            <text:p>10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string" calcext:value-type="string">
            <text:p>2011-10-18</text:p>
          </table:table-cell>
          <table:table-cell table:formula="of:=DATEVALUE([.A1318])" office:value-type="float" office:value="40834" calcext:value-type="float">
            <text:p>40834</text:p>
          </table:table-cell>
          <table:table-cell office:value-type="float" office:value="11.36" calcext:value-type="float">
            <text:p>11.36</text:p>
          </table:table-cell>
          <table:table-cell office:value-type="float" office:value="11.43" calcext:value-type="float">
            <text:p>11.43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.255" calcext:value-type="float">
            <text:p>11.255</text:p>
          </table:table-cell>
          <table:table-cell office:value-type="float" office:value="600" calcext:value-type="float">
            <text:p>600</text:p>
          </table:table-cell>
          <table:table-cell office:value-type="float" office:value="11.255" calcext:value-type="float">
            <text:p>11.255</text:p>
          </table:table-cell>
        </table:table-row>
        <table:table-row table:style-name="ro1">
          <table:table-cell office:value-type="string" calcext:value-type="string">
            <text:p>2011-10-17</text:p>
          </table:table-cell>
          <table:table-cell table:formula="of:=DATEVALUE([.A1319])" office:value-type="float" office:value="40833" calcext:value-type="float">
            <text:p>40833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655" calcext:value-type="float">
            <text:p>11.65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55" calcext:value-type="float">
            <text:p>11.55</text:p>
          </table:table-cell>
          <table:table-cell office:value-type="float" office:value="600" calcext:value-type="float">
            <text:p>600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2011-10-14</text:p>
          </table:table-cell>
          <table:table-cell table:formula="of:=DATEVALUE([.A1320])" office:value-type="float" office:value="40830" calcext:value-type="float">
            <text:p>40830</text:p>
          </table:table-cell>
          <table:table-cell office:value-type="float" office:value="11.625" calcext:value-type="float">
            <text:p>11.625</text:p>
          </table:table-cell>
          <table:table-cell office:value-type="float" office:value="11.63" calcext:value-type="float">
            <text:p>11.63</text:p>
          </table:table-cell>
          <table:table-cell table:number-columns-repeated="2" office:value-type="float" office:value="11.305" calcext:value-type="float">
            <text:p>11.305</text:p>
          </table:table-cell>
          <table:table-cell office:value-type="float" office:value="0" calcext:value-type="float">
            <text:p>0</text:p>
          </table:table-cell>
          <table:table-cell office:value-type="float" office:value="11.305" calcext:value-type="float">
            <text:p>11.305</text:p>
          </table:table-cell>
        </table:table-row>
        <table:table-row table:style-name="ro1">
          <table:table-cell office:value-type="string" calcext:value-type="string">
            <text:p>2011-10-13</text:p>
          </table:table-cell>
          <table:table-cell table:formula="of:=DATEVALUE([.A1321])" office:value-type="float" office:value="40829" calcext:value-type="float">
            <text:p>40829</text:p>
          </table:table-cell>
          <table:table-cell office:value-type="float" office:value="11.365" calcext:value-type="float">
            <text:p>11.36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365" calcext:value-type="float">
            <text:p>11.365</text:p>
          </table:table-cell>
          <table:table-cell office:value-type="float" office:value="11.635" calcext:value-type="float">
            <text:p>11.635</text:p>
          </table:table-cell>
          <table:table-cell office:value-type="float" office:value="1100" calcext:value-type="float">
            <text:p>1100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2011-10-12</text:p>
          </table:table-cell>
          <table:table-cell table:formula="of:=DATEVALUE([.A1322])" office:value-type="float" office:value="40828" calcext:value-type="float">
            <text:p>40828</text:p>
          </table:table-cell>
          <table:table-cell office:value-type="float" office:value="11.585" calcext:value-type="float">
            <text:p>11.585</text:p>
          </table:table-cell>
          <table:table-cell office:value-type="float" office:value="11.645" calcext:value-type="float">
            <text:p>11.645</text:p>
          </table:table-cell>
          <table:table-cell table:number-columns-repeated="2" office:value-type="float" office:value="11.47" calcext:value-type="float">
            <text:p>11.47</text:p>
          </table:table-cell>
          <table:table-cell office:value-type="float" office:value="4000" calcext:value-type="float">
            <text:p>4000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2011-10-11</text:p>
          </table:table-cell>
          <table:table-cell table:formula="of:=DATEVALUE([.A1323])" office:value-type="float" office:value="40827" calcext:value-type="float">
            <text:p>40827</text:p>
          </table:table-cell>
          <table:table-cell table:number-columns-repeated="2" office:value-type="float" office:value="11.6" calcext:value-type="float">
            <text:p>11.6</text:p>
          </table:table-cell>
          <table:table-cell table:number-columns-repeated="2" office:value-type="float" office:value="11.575" calcext:value-type="float">
            <text:p>11.575</text:p>
          </table:table-cell>
          <table:table-cell office:value-type="float" office:value="100" calcext:value-type="float">
            <text:p>100</text:p>
          </table:table-cell>
          <table:table-cell office:value-type="float" office:value="11.575" calcext:value-type="float">
            <text:p>11.575</text:p>
          </table:table-cell>
        </table:table-row>
        <table:table-row table:style-name="ro1">
          <table:table-cell office:value-type="string" calcext:value-type="string">
            <text:p>2011-10-10</text:p>
          </table:table-cell>
          <table:table-cell table:formula="of:=DATEVALUE([.A1324])" office:value-type="float" office:value="40826" calcext:value-type="float">
            <text:p>40826</text:p>
          </table:table-cell>
          <table:table-cell table:number-columns-repeated="2" office:value-type="float" office:value="11.67" calcext:value-type="float">
            <text:p>11.67</text:p>
          </table:table-cell>
          <table:table-cell table:number-columns-repeated="2" office:value-type="float" office:value="11.515" calcext:value-type="float">
            <text:p>11.515</text:p>
          </table:table-cell>
          <table:table-cell office:value-type="float" office:value="1000" calcext:value-type="float">
            <text:p>1000</text:p>
          </table:table-cell>
          <table:table-cell office:value-type="float" office:value="11.515" calcext:value-type="float">
            <text:p>11.515</text:p>
          </table:table-cell>
        </table:table-row>
        <table:table-row table:style-name="ro1">
          <table:table-cell office:value-type="string" calcext:value-type="string">
            <text:p>2011-10-07</text:p>
          </table:table-cell>
          <table:table-cell table:formula="of:=DATEVALUE([.A1325])" office:value-type="float" office:value="40823" calcext:value-type="float">
            <text:p>4082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65" calcext:value-type="float">
            <text:p>11.66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655" calcext:value-type="float">
            <text:p>11.655</text:p>
          </table:table-cell>
          <table:table-cell office:value-type="float" office:value="900" calcext:value-type="float">
            <text:p>900</text:p>
          </table:table-cell>
          <table:table-cell office:value-type="float" office:value="11.655" calcext:value-type="float">
            <text:p>11.655</text:p>
          </table:table-cell>
        </table:table-row>
        <table:table-row table:style-name="ro1">
          <table:table-cell office:value-type="string" calcext:value-type="string">
            <text:p>2011-10-06</text:p>
          </table:table-cell>
          <table:table-cell table:formula="of:=DATEVALUE([.A1326])" office:value-type="float" office:value="40822" calcext:value-type="float">
            <text:p>40822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9" calcext:value-type="float">
            <text:p>11.9</text:p>
          </table:table-cell>
          <table:table-cell office:value-type="float" office:value="11.31" calcext:value-type="float">
            <text:p>11.31</text:p>
          </table:table-cell>
          <table:table-cell office:value-type="float" office:value="11.5" calcext:value-type="float">
            <text:p>11.5</text:p>
          </table:table-cell>
          <table:table-cell office:value-type="float" office:value="12700" calcext:value-type="float">
            <text:p>1270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2011-10-05</text:p>
          </table:table-cell>
          <table:table-cell table:formula="of:=DATEVALUE([.A1327])" office:value-type="float" office:value="40821" calcext:value-type="float">
            <text:p>40821</text:p>
          </table:table-cell>
          <table:table-cell office:value-type="float" office:value="11" calcext:value-type="float">
            <text:p>11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" calcext:value-type="float">
            <text:p>11</text:p>
          </table:table-cell>
          <table:table-cell office:value-type="float" office:value="11.135" calcext:value-type="float">
            <text:p>11.135</text:p>
          </table:table-cell>
          <table:table-cell office:value-type="float" office:value="400" calcext:value-type="float">
            <text:p>400</text:p>
          </table:table-cell>
          <table:table-cell office:value-type="float" office:value="11.135" calcext:value-type="float">
            <text:p>11.135</text:p>
          </table:table-cell>
        </table:table-row>
        <table:table-row table:style-name="ro1">
          <table:table-cell office:value-type="string" calcext:value-type="string">
            <text:p>2011-10-04</text:p>
          </table:table-cell>
          <table:table-cell table:formula="of:=DATEVALUE([.A1328])" office:value-type="float" office:value="40820" calcext:value-type="float">
            <text:p>40820</text:p>
          </table:table-cell>
          <table:table-cell office:value-type="float" office:value="10.45" calcext:value-type="float">
            <text:p>10.45</text:p>
          </table:table-cell>
          <table:table-cell office:value-type="float" office:value="10.705" calcext:value-type="float">
            <text:p>10.705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15" calcext:value-type="float">
            <text:p>10.615</text:p>
          </table:table-cell>
          <table:table-cell office:value-type="float" office:value="2900" calcext:value-type="float">
            <text:p>2900</text:p>
          </table:table-cell>
          <table:table-cell office:value-type="float" office:value="10.615" calcext:value-type="float">
            <text:p>10.615</text:p>
          </table:table-cell>
        </table:table-row>
        <table:table-row table:style-name="ro1">
          <table:table-cell office:value-type="string" calcext:value-type="string">
            <text:p>2011-10-03</text:p>
          </table:table-cell>
          <table:table-cell table:formula="of:=DATEVALUE([.A1329])" office:value-type="float" office:value="40819" calcext:value-type="float">
            <text:p>40819</text:p>
          </table:table-cell>
          <table:table-cell office:value-type="float" office:value="9.958" calcext:value-type="float">
            <text:p>9.958</text:p>
          </table:table-cell>
          <table:table-cell office:value-type="float" office:value="10.65" calcext:value-type="float">
            <text:p>10.65</text:p>
          </table:table-cell>
          <table:table-cell office:value-type="float" office:value="9.958" calcext:value-type="float">
            <text:p>9.958</text:p>
          </table:table-cell>
          <table:table-cell office:value-type="float" office:value="10.08" calcext:value-type="float">
            <text:p>1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table:formula="of:=DATEVALUE([.A1330])" office:value-type="float" office:value="40816" calcext:value-type="float">
            <text:p>40816</text:p>
          </table:table-cell>
          <table:table-cell table:number-columns-repeated="2" office:value-type="float" office:value="9.855" calcext:value-type="float">
            <text:p>9.855</text:p>
          </table:table-cell>
          <table:table-cell table:number-columns-repeated="2" office:value-type="float" office:value="9.829" calcext:value-type="float">
            <text:p>9.829</text:p>
          </table:table-cell>
          <table:table-cell office:value-type="float" office:value="0" calcext:value-type="float">
            <text:p>0</text:p>
          </table:table-cell>
          <table:table-cell office:value-type="float" office:value="9.829" calcext:value-type="float">
            <text:p>9.829</text:p>
          </table:table-cell>
        </table:table-row>
        <table:table-row table:style-name="ro1">
          <table:table-cell office:value-type="string" calcext:value-type="string">
            <text:p>2011-09-29</text:p>
          </table:table-cell>
          <table:table-cell table:formula="of:=DATEVALUE([.A1331])" office:value-type="float" office:value="40815" calcext:value-type="float">
            <text:p>40815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2011-09-28</text:p>
          </table:table-cell>
          <table:table-cell table:formula="of:=DATEVALUE([.A1332])" office:value-type="float" office:value="40814" calcext:value-type="float">
            <text:p>40814</text:p>
          </table:table-cell>
          <table:table-cell office:value-type="float" office:value="10.665" calcext:value-type="float">
            <text:p>10.665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0.465" calcext:value-type="float">
            <text:p>10.465</text:p>
          </table:table-cell>
          <table:table-cell office:value-type="float" office:value="500" calcext:value-type="float">
            <text:p>500</text:p>
          </table:table-cell>
          <table:table-cell office:value-type="float" office:value="10.465" calcext:value-type="float">
            <text:p>10.465</text:p>
          </table:table-cell>
        </table:table-row>
        <table:table-row table:style-name="ro1">
          <table:table-cell office:value-type="string" calcext:value-type="string">
            <text:p>2011-09-27</text:p>
          </table:table-cell>
          <table:table-cell table:formula="of:=DATEVALUE([.A1333])" office:value-type="float" office:value="40813" calcext:value-type="float">
            <text:p>40813</text:p>
          </table:table-cell>
          <table:table-cell table:number-columns-repeated="2" office:value-type="float" office:value="10.925" calcext:value-type="float">
            <text:p>10.925</text:p>
          </table:table-cell>
          <table:table-cell table:number-columns-repeated="2" office:value-type="float" office:value="10.855" calcext:value-type="float">
            <text:p>10.855</text:p>
          </table:table-cell>
          <table:table-cell office:value-type="float" office:value="200" calcext:value-type="float">
            <text:p>200</text:p>
          </table:table-cell>
          <table:table-cell office:value-type="float" office:value="10.855" calcext:value-type="float">
            <text:p>10.855</text:p>
          </table:table-cell>
        </table:table-row>
        <table:table-row table:style-name="ro1">
          <table:table-cell office:value-type="string" calcext:value-type="string">
            <text:p>2011-09-26</text:p>
          </table:table-cell>
          <table:table-cell table:formula="of:=DATEVALUE([.A1334])" office:value-type="float" office:value="40812" calcext:value-type="float">
            <text:p>40812</text:p>
          </table:table-cell>
          <table:table-cell table:number-columns-repeated="2" office:value-type="float" office:value="10.875" calcext:value-type="float">
            <text:p>10.875</text:p>
          </table:table-cell>
          <table:table-cell table:number-columns-repeated="2" office:value-type="float" office:value="10.71" calcext:value-type="float">
            <text:p>10.71</text:p>
          </table:table-cell>
          <table:table-cell office:value-type="float" office:value="100" calcext:value-type="float">
            <text:p>100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2011-09-23</text:p>
          </table:table-cell>
          <table:table-cell table:formula="of:=DATEVALUE([.A1335])" office:value-type="float" office:value="40809" calcext:value-type="float">
            <text:p>40809</text:p>
          </table:table-cell>
          <table:table-cell office:value-type="float" office:value="10.375" calcext:value-type="float">
            <text:p>10.375</text:p>
          </table:table-cell>
          <table:table-cell office:value-type="float" office:value="10.87" calcext:value-type="float">
            <text:p>10.87</text:p>
          </table:table-cell>
          <table:table-cell office:value-type="float" office:value="10.36" calcext:value-type="float">
            <text:p>10.36</text:p>
          </table:table-cell>
          <table:table-cell office:value-type="float" office:value="10.87" calcext:value-type="float">
            <text:p>10.87</text:p>
          </table:table-cell>
          <table:table-cell office:value-type="float" office:value="300" calcext:value-type="float">
            <text:p>300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string" calcext:value-type="string">
            <text:p>2011-09-22</text:p>
          </table:table-cell>
          <table:table-cell table:formula="of:=DATEVALUE([.A1336])" office:value-type="float" office:value="40808" calcext:value-type="float">
            <text:p>40808</text:p>
          </table:table-cell>
          <table:table-cell office:value-type="float" office:value="10.19" calcext:value-type="float">
            <text:p>10.19</text:p>
          </table:table-cell>
          <table:table-cell office:value-type="float" office:value="10.4" calcext:value-type="float">
            <text:p>10.4</text:p>
          </table:table-cell>
          <table:table-cell office:value-type="float" office:value="10.19" calcext:value-type="float">
            <text:p>10.19</text:p>
          </table:table-cell>
          <table:table-cell office:value-type="float" office:value="10.4" calcext:value-type="float">
            <text:p>10.4</text:p>
          </table:table-cell>
          <table:table-cell office:value-type="float" office:value="1000" calcext:value-type="float">
            <text:p>100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2011-09-21</text:p>
          </table:table-cell>
          <table:table-cell table:formula="of:=DATEVALUE([.A1337])" office:value-type="float" office:value="40807" calcext:value-type="float">
            <text:p>40807</text:p>
          </table:table-cell>
          <table:table-cell table:number-columns-repeated="2" office:value-type="float" office:value="10.51" calcext:value-type="float">
            <text:p>10.5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2011-09-20</text:p>
          </table:table-cell>
          <table:table-cell table:formula="of:=DATEVALUE([.A1338])" office:value-type="float" office:value="40806" calcext:value-type="float">
            <text:p>40806</text:p>
          </table:table-cell>
          <table:table-cell office:value-type="float" office:value="10.64" calcext:value-type="float">
            <text:p>10.64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35" calcext:value-type="float">
            <text:p>10.635</text:p>
          </table:table-cell>
          <table:table-cell office:value-type="float" office:value="10.67" calcext:value-type="float">
            <text:p>10.67</text:p>
          </table:table-cell>
          <table:table-cell office:value-type="float" office:value="1000" calcext:value-type="float">
            <text:p>1000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2011-09-19</text:p>
          </table:table-cell>
          <table:table-cell table:formula="of:=DATEVALUE([.A1339])" office:value-type="float" office:value="40805" calcext:value-type="float">
            <text:p>40805</text:p>
          </table:table-cell>
          <table:table-cell table:number-columns-repeated="2" office:value-type="float" office:value="10.81" calcext:value-type="float">
            <text:p>10.81</text:p>
          </table:table-cell>
          <table:table-cell table:number-columns-repeated="2" office:value-type="float" office:value="10.665" calcext:value-type="float">
            <text:p>10.665</text:p>
          </table:table-cell>
          <table:table-cell office:value-type="float" office:value="0" calcext:value-type="float">
            <text:p>0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1">
          <table:table-cell office:value-type="string" calcext:value-type="string">
            <text:p>2011-09-16</text:p>
          </table:table-cell>
          <table:table-cell table:formula="of:=DATEVALUE([.A1340])" office:value-type="float" office:value="40802" calcext:value-type="float">
            <text:p>40802</text:p>
          </table:table-cell>
          <table:table-cell office:value-type="float" office:value="10.73" calcext:value-type="float">
            <text:p>10.73</text:p>
          </table:table-cell>
          <table:table-cell office:value-type="float" office:value="11.065" calcext:value-type="float">
            <text:p>11.065</text:p>
          </table:table-cell>
          <table:table-cell office:value-type="float" office:value="10.73" calcext:value-type="float">
            <text:p>10.73</text:p>
          </table:table-cell>
          <table:table-cell office:value-type="float" office:value="10.93" calcext:value-type="float">
            <text:p>10.93</text:p>
          </table:table-cell>
          <table:table-cell office:value-type="float" office:value="2500" calcext:value-type="float">
            <text:p>2500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string" calcext:value-type="string">
            <text:p>2011-09-15</text:p>
          </table:table-cell>
          <table:table-cell table:formula="of:=DATEVALUE([.A1341])" office:value-type="float" office:value="40801" calcext:value-type="float">
            <text:p>40801</text:p>
          </table:table-cell>
          <table:table-cell office:value-type="float" office:value="10.58" calcext:value-type="float">
            <text:p>10.58</text:p>
          </table:table-cell>
          <table:table-cell office:value-type="float" office:value="10.9" calcext:value-type="float">
            <text:p>10.9</text:p>
          </table:table-cell>
          <table:table-cell office:value-type="float" office:value="10.58" calcext:value-type="float">
            <text:p>10.58</text:p>
          </table:table-cell>
          <table:table-cell office:value-type="float" office:value="10.885" calcext:value-type="float">
            <text:p>10.885</text:p>
          </table:table-cell>
          <table:table-cell office:value-type="float" office:value="200" calcext:value-type="float">
            <text:p>200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table-cell office:value-type="string" calcext:value-type="string">
            <text:p>2011-09-14</text:p>
          </table:table-cell>
          <table:table-cell table:formula="of:=DATEVALUE([.A1342])" office:value-type="float" office:value="40800" calcext:value-type="float">
            <text:p>40800</text:p>
          </table:table-cell>
          <table:table-cell office:value-type="float" office:value="10.315" calcext:value-type="float">
            <text:p>10.315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315" calcext:value-type="float">
            <text:p>10.315</text:p>
          </table:table-cell>
          <table:table-cell office:value-type="float" office:value="10.535" calcext:value-type="float">
            <text:p>10.535</text:p>
          </table:table-cell>
          <table:table-cell office:value-type="float" office:value="0" calcext:value-type="float">
            <text:p>0</text:p>
          </table:table-cell>
          <table:table-cell office:value-type="float" office:value="10.535" calcext:value-type="float">
            <text:p>10.535</text:p>
          </table:table-cell>
        </table:table-row>
        <table:table-row table:style-name="ro1">
          <table:table-cell office:value-type="string" calcext:value-type="string">
            <text:p>2011-09-13</text:p>
          </table:table-cell>
          <table:table-cell table:formula="of:=DATEVALUE([.A1343])" office:value-type="float" office:value="40799" calcext:value-type="float">
            <text:p>40799</text:p>
          </table:table-cell>
          <table:table-cell table:number-columns-repeated="2" office:value-type="float" office:value="10.45" calcext:value-type="float">
            <text:p>10.45</text:p>
          </table:table-cell>
          <table:table-cell table:number-columns-repeated="2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2011-09-12</text:p>
          </table:table-cell>
          <table:table-cell table:formula="of:=DATEVALUE([.A1344])" office:value-type="float" office:value="40798" calcext:value-type="float">
            <text:p>40798</text:p>
          </table:table-cell>
          <table:table-cell table:number-columns-repeated="2" office:value-type="float" office:value="10.58" calcext:value-type="float">
            <text:p>10.58</text:p>
          </table:table-cell>
          <table:table-cell table:number-columns-repeated="2" office:value-type="float" office:value="10.285" calcext:value-type="float">
            <text:p>10.285</text:p>
          </table:table-cell>
          <table:table-cell office:value-type="float" office:value="2000" calcext:value-type="float">
            <text:p>2000</text:p>
          </table:table-cell>
          <table:table-cell office:value-type="float" office:value="10.285" calcext:value-type="float">
            <text:p>10.285</text:p>
          </table:table-cell>
        </table:table-row>
        <table:table-row table:style-name="ro1">
          <table:table-cell office:value-type="string" calcext:value-type="string">
            <text:p>2011-09-09</text:p>
          </table:table-cell>
          <table:table-cell table:formula="of:=DATEVALUE([.A1345])" office:value-type="float" office:value="40795" calcext:value-type="float">
            <text:p>40795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375" calcext:value-type="float">
            <text:p>10.375</text:p>
          </table:table-cell>
          <table:table-cell office:value-type="float" office:value="500" calcext:value-type="float">
            <text:p>500</text:p>
          </table:table-cell>
          <table:table-cell office:value-type="float" office:value="10.375" calcext:value-type="float">
            <text:p>10.375</text:p>
          </table:table-cell>
        </table:table-row>
        <table:table-row table:style-name="ro1">
          <table:table-cell office:value-type="string" calcext:value-type="string">
            <text:p>2011-09-08</text:p>
          </table:table-cell>
          <table:table-cell table:formula="of:=DATEVALUE([.A1346])" office:value-type="float" office:value="40794" calcext:value-type="float">
            <text:p>40794</text:p>
          </table:table-cell>
          <table:table-cell office:value-type="float" office:value="9.623" calcext:value-type="float">
            <text:p>9.623</text:p>
          </table:table-cell>
          <table:table-cell office:value-type="float" office:value="10.055" calcext:value-type="float">
            <text:p>10.055</text:p>
          </table:table-cell>
          <table:table-cell office:value-type="float" office:value="9.623" calcext:value-type="float">
            <text:p>9.623</text:p>
          </table:table-cell>
          <table:table-cell office:value-type="float" office:value="10.055" calcext:value-type="float">
            <text:p>10.055</text:p>
          </table:table-cell>
          <table:table-cell office:value-type="float" office:value="0" calcext:value-type="float">
            <text:p>0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 office:value-type="string" calcext:value-type="string">
            <text:p>2011-09-07</text:p>
          </table:table-cell>
          <table:table-cell table:formula="of:=DATEVALUE([.A1347])" office:value-type="float" office:value="40793" calcext:value-type="float">
            <text:p>40793</text:p>
          </table:table-cell>
          <table:table-cell office:value-type="float" office:value="9.725" calcext:value-type="float">
            <text:p>9.725</text:p>
          </table:table-cell>
          <table:table-cell office:value-type="float" office:value="9.754" calcext:value-type="float">
            <text:p>9.754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300" calcext:value-type="float">
            <text:p>30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2011-09-06</text:p>
          </table:table-cell>
          <table:table-cell table:formula="of:=DATEVALUE([.A1348])" office:value-type="float" office:value="40792" calcext:value-type="float">
            <text:p>40792</text:p>
          </table:table-cell>
          <table:table-cell office:value-type="float" office:value="8.903" calcext:value-type="float">
            <text:p>8.903</text:p>
          </table:table-cell>
          <table:table-cell office:value-type="float" office:value="8.974" calcext:value-type="float">
            <text:p>8.974</text:p>
          </table:table-cell>
          <table:table-cell office:value-type="float" office:value="8.901" calcext:value-type="float">
            <text:p>8.901</text:p>
          </table:table-cell>
          <table:table-cell office:value-type="float" office:value="8.974" calcext:value-type="float">
            <text:p>8.974</text:p>
          </table:table-cell>
          <table:table-cell office:value-type="float" office:value="0" calcext:value-type="float">
            <text:p>0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string" calcext:value-type="string">
            <text:p>2011-09-05</text:p>
          </table:table-cell>
          <table:table-cell table:formula="of:=DATEVALUE([.A1349])" office:value-type="float" office:value="40791" calcext:value-type="float">
            <text:p>40791</text:p>
          </table:table-cell>
          <table:table-cell table:number-columns-repeated="2" office:value-type="float" office:value="9.003" calcext:value-type="float">
            <text:p>9.003</text:p>
          </table:table-cell>
          <table:table-cell table:number-columns-repeated="2" office:value-type="float" office:value="8.87" calcext:value-type="float">
            <text:p>8.87</text:p>
          </table:table-cell>
          <table:table-cell office:value-type="float" office:value="1600" calcext:value-type="float">
            <text:p>1600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string" calcext:value-type="string">
            <text:p>2011-09-02</text:p>
          </table:table-cell>
          <table:table-cell table:formula="of:=DATEVALUE([.A1350])" office:value-type="float" office:value="40788" calcext:value-type="float">
            <text:p>40788</text:p>
          </table:table-cell>
          <table:table-cell office:value-type="float" office:value="9.308" calcext:value-type="float">
            <text:p>9.308</text:p>
          </table:table-cell>
          <table:table-cell office:value-type="float" office:value="9.343" calcext:value-type="float">
            <text:p>9.343</text:p>
          </table:table-cell>
          <table:table-cell office:value-type="float" office:value="9.308" calcext:value-type="float">
            <text:p>9.308</text:p>
          </table:table-cell>
          <table:table-cell office:value-type="float" office:value="9.343" calcext:value-type="float">
            <text:p>9.343</text:p>
          </table:table-cell>
          <table:table-cell office:value-type="float" office:value="1000" calcext:value-type="float">
            <text:p>1000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string" calcext:value-type="string">
            <text:p>2011-09-01</text:p>
          </table:table-cell>
          <table:table-cell table:formula="of:=DATEVALUE([.A1351])" office:value-type="float" office:value="40787" calcext:value-type="float">
            <text:p>40787</text:p>
          </table:table-cell>
          <table:table-cell table:number-columns-repeated="4" office:value-type="float" office:value="9.487" calcext:value-type="float">
            <text:p>9.487</text:p>
          </table:table-cell>
          <table:table-cell office:value-type="float" office:value="0" calcext:value-type="float">
            <text:p>0</text:p>
          </table:table-cell>
          <table:table-cell office:value-type="float" office:value="9.487" calcext:value-type="float">
            <text:p>9.487</text:p>
          </table:table-cell>
        </table:table-row>
        <table:table-row table:style-name="ro1">
          <table:table-cell office:value-type="string" calcext:value-type="string">
            <text:p>2011-08-31</text:p>
          </table:table-cell>
          <table:table-cell table:formula="of:=DATEVALUE([.A1352])" office:value-type="float" office:value="40786" calcext:value-type="float">
            <text:p>40786</text:p>
          </table:table-cell>
          <table:table-cell table:number-columns-repeated="4"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2011-08-30</text:p>
          </table:table-cell>
          <table:table-cell table:formula="of:=DATEVALUE([.A1353])" office:value-type="float" office:value="40785" calcext:value-type="float">
            <text:p>40785</text:p>
          </table:table-cell>
          <table:table-cell office:value-type="float" office:value="9.382" calcext:value-type="float">
            <text:p>9.382</text:p>
          </table:table-cell>
          <table:table-cell office:value-type="float" office:value="9.583" calcext:value-type="float">
            <text:p>9.583</text:p>
          </table:table-cell>
          <table:table-cell office:value-type="float" office:value="9.291" calcext:value-type="float">
            <text:p>9.291</text:p>
          </table:table-cell>
          <table:table-cell office:value-type="float" office:value="9.583" calcext:value-type="float">
            <text:p>9.583</text:p>
          </table:table-cell>
          <table:table-cell office:value-type="float" office:value="1000" calcext:value-type="float">
            <text:p>1000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string" calcext:value-type="string">
            <text:p>2011-08-29</text:p>
          </table:table-cell>
          <table:table-cell table:formula="of:=DATEVALUE([.A1354])" office:value-type="float" office:value="40784" calcext:value-type="float">
            <text:p>40784</text:p>
          </table:table-cell>
          <table:table-cell office:value-type="float" office:value="8.846" calcext:value-type="float">
            <text:p>8.846</text:p>
          </table:table-cell>
          <table:table-cell office:value-type="float" office:value="9.243" calcext:value-type="float">
            <text:p>9.243</text:p>
          </table:table-cell>
          <table:table-cell office:value-type="float" office:value="8.846" calcext:value-type="float">
            <text:p>8.846</text:p>
          </table:table-cell>
          <table:table-cell office:value-type="float" office:value="9.243" calcext:value-type="float">
            <text:p>9.243</text:p>
          </table:table-cell>
          <table:table-cell office:value-type="float" office:value="0" calcext:value-type="float">
            <text:p>0</text:p>
          </table:table-cell>
          <table:table-cell office:value-type="float" office:value="9.243" calcext:value-type="float">
            <text:p>9.243</text:p>
          </table:table-cell>
        </table:table-row>
        <table:table-row table:style-name="ro1">
          <table:table-cell office:value-type="string" calcext:value-type="string">
            <text:p>2011-08-26</text:p>
          </table:table-cell>
          <table:table-cell table:formula="of:=DATEVALUE([.A1355])" office:value-type="float" office:value="40781" calcext:value-type="float">
            <text:p>40781</text:p>
          </table:table-cell>
          <table:table-cell table:number-columns-repeated="2" office:value-type="float" office:value="8.968" calcext:value-type="float">
            <text:p>8.968</text:p>
          </table:table-cell>
          <table:table-cell table:number-columns-repeated="2" office:value-type="float" office:value="8.768" calcext:value-type="float">
            <text:p>8.768</text:p>
          </table:table-cell>
          <table:table-cell office:value-type="float" office:value="2200" calcext:value-type="float">
            <text:p>2200</text:p>
          </table:table-cell>
          <table:table-cell office:value-type="float" office:value="8.768" calcext:value-type="float">
            <text:p>8.768</text:p>
          </table:table-cell>
        </table:table-row>
        <table:table-row table:style-name="ro1">
          <table:table-cell office:value-type="string" calcext:value-type="string">
            <text:p>2011-08-25</text:p>
          </table:table-cell>
          <table:table-cell table:formula="of:=DATEVALUE([.A1356])" office:value-type="float" office:value="40780" calcext:value-type="float">
            <text:p>40780</text:p>
          </table:table-cell>
          <table:table-cell table:number-columns-repeated="4" office:value-type="float" office:value="9.102" calcext:value-type="float">
            <text:p>9.102</text:p>
          </table:table-cell>
          <table:table-cell office:value-type="float" office:value="0" calcext:value-type="float">
            <text:p>0</text:p>
          </table:table-cell>
          <table:table-cell office:value-type="float" office:value="9.102" calcext:value-type="float">
            <text:p>9.102</text:p>
          </table:table-cell>
        </table:table-row>
        <table:table-row table:style-name="ro1">
          <table:table-cell office:value-type="string" calcext:value-type="string">
            <text:p>2011-08-24</text:p>
          </table:table-cell>
          <table:table-cell table:formula="of:=DATEVALUE([.A1357])" office:value-type="float" office:value="40779" calcext:value-type="float">
            <text:p>40779</text:p>
          </table:table-cell>
          <table:table-cell table:number-columns-repeated="2" office:value-type="float" office:value="9.154" calcext:value-type="float">
            <text:p>9.154</text:p>
          </table:table-cell>
          <table:table-cell table:number-columns-repeated="2" office:value-type="float" office:value="8.987" calcext:value-type="float">
            <text:p>8.987</text:p>
          </table:table-cell>
          <table:table-cell office:value-type="float" office:value="0" calcext:value-type="float">
            <text:p>0</text:p>
          </table:table-cell>
          <table:table-cell office:value-type="float" office:value="8.987" calcext:value-type="float">
            <text:p>8.987</text:p>
          </table:table-cell>
        </table:table-row>
        <table:table-row table:style-name="ro1">
          <table:table-cell office:value-type="string" calcext:value-type="string">
            <text:p>2011-08-23</text:p>
          </table:table-cell>
          <table:table-cell table:formula="of:=DATEVALUE([.A1358])" office:value-type="float" office:value="40778" calcext:value-type="float">
            <text:p>40778</text:p>
          </table:table-cell>
          <table:table-cell office:value-type="float" office:value="9.008" calcext:value-type="float">
            <text:p>9.008</text:p>
          </table:table-cell>
          <table:table-cell office:value-type="float" office:value="9.027" calcext:value-type="float">
            <text:p>9.027</text:p>
          </table:table-cell>
          <table:table-cell office:value-type="float" office:value="9.008" calcext:value-type="float">
            <text:p>9.008</text:p>
          </table:table-cell>
          <table:table-cell office:value-type="float" office:value="9.027" calcext:value-type="float">
            <text:p>9.027</text:p>
          </table:table-cell>
          <table:table-cell office:value-type="float" office:value="0" calcext:value-type="float">
            <text:p>0</text:p>
          </table:table-cell>
          <table:table-cell office:value-type="float" office:value="9.027" calcext:value-type="float">
            <text:p>9.027</text:p>
          </table:table-cell>
        </table:table-row>
        <table:table-row table:style-name="ro1">
          <table:table-cell office:value-type="string" calcext:value-type="string">
            <text:p>2011-08-22</text:p>
          </table:table-cell>
          <table:table-cell table:formula="of:=DATEVALUE([.A1359])" office:value-type="float" office:value="40777" calcext:value-type="float">
            <text:p>40777</text:p>
          </table:table-cell>
          <table:table-cell office:value-type="float" office:value="8.973" calcext:value-type="float">
            <text:p>8.973</text:p>
          </table:table-cell>
          <table:table-cell office:value-type="float" office:value="9.05" calcext:value-type="float">
            <text:p>9.05</text:p>
          </table:table-cell>
          <table:table-cell table:number-columns-repeated="2" office:value-type="float" office:value="8.893" calcext:value-type="float">
            <text:p>8.893</text:p>
          </table:table-cell>
          <table:table-cell office:value-type="float" office:value="900" calcext:value-type="float">
            <text:p>900</text:p>
          </table:table-cell>
          <table:table-cell office:value-type="float" office:value="8.893" calcext:value-type="float">
            <text:p>8.893</text:p>
          </table:table-cell>
        </table:table-row>
        <table:table-row table:style-name="ro1">
          <table:table-cell office:value-type="string" calcext:value-type="string">
            <text:p>2011-08-19</text:p>
          </table:table-cell>
          <table:table-cell table:formula="of:=DATEVALUE([.A1360])" office:value-type="float" office:value="40774" calcext:value-type="float">
            <text:p>40774</text:p>
          </table:table-cell>
          <table:table-cell table:number-columns-repeated="2" office:value-type="float" office:value="8.995" calcext:value-type="float">
            <text:p>8.995</text:p>
          </table:table-cell>
          <table:table-cell table:number-columns-repeated="2" office:value-type="float" office:value="8.941" calcext:value-type="float">
            <text:p>8.941</text:p>
          </table:table-cell>
          <table:table-cell office:value-type="float" office:value="300" calcext:value-type="float">
            <text:p>300</text:p>
          </table:table-cell>
          <table:table-cell office:value-type="float" office:value="8.941" calcext:value-type="float">
            <text:p>8.941</text:p>
          </table:table-cell>
        </table:table-row>
        <table:table-row table:style-name="ro1">
          <table:table-cell office:value-type="string" calcext:value-type="string">
            <text:p>2011-08-18</text:p>
          </table:table-cell>
          <table:table-cell table:formula="of:=DATEVALUE([.A1361])" office:value-type="float" office:value="40773" calcext:value-type="float">
            <text:p>40773</text:p>
          </table:table-cell>
          <table:table-cell table:number-columns-repeated="2" office:value-type="float" office:value="9.232" calcext:value-type="float">
            <text:p>9.232</text:p>
          </table:table-cell>
          <table:table-cell table:number-columns-repeated="2" office:value-type="float" office:value="9.004" calcext:value-type="float">
            <text:p>9.004</text:p>
          </table:table-cell>
          <table:table-cell office:value-type="float" office:value="0" calcext:value-type="float">
            <text:p>0</text:p>
          </table:table-cell>
          <table:table-cell office:value-type="float" office:value="9.004" calcext:value-type="float">
            <text:p>9.004</text:p>
          </table:table-cell>
        </table:table-row>
        <table:table-row table:style-name="ro1">
          <table:table-cell office:value-type="string" calcext:value-type="string">
            <text:p>2011-08-17</text:p>
          </table:table-cell>
          <table:table-cell table:formula="of:=DATEVALUE([.A1362])" office:value-type="float" office:value="40772" calcext:value-type="float">
            <text:p>40772</text:p>
          </table:table-cell>
          <table:table-cell table:number-columns-repeated="2" office:value-type="float" office:value="9.352" calcext:value-type="float">
            <text:p>9.352</text:p>
          </table:table-cell>
          <table:table-cell table:number-columns-repeated="2" office:value-type="float" office:value="9.236" calcext:value-type="float">
            <text:p>9.236</text:p>
          </table:table-cell>
          <table:table-cell office:value-type="float" office:value="0" calcext:value-type="float">
            <text:p>0</text:p>
          </table:table-cell>
          <table:table-cell office:value-type="float" office:value="9.236" calcext:value-type="float">
            <text:p>9.236</text:p>
          </table:table-cell>
        </table:table-row>
        <table:table-row table:style-name="ro1">
          <table:table-cell office:value-type="string" calcext:value-type="string">
            <text:p>2011-08-16</text:p>
          </table:table-cell>
          <table:table-cell table:formula="of:=DATEVALUE([.A1363])" office:value-type="float" office:value="40771" calcext:value-type="float">
            <text:p>40771</text:p>
          </table:table-cell>
          <table:table-cell office:value-type="float" office:value="9.263" calcext:value-type="float">
            <text:p>9.263</text:p>
          </table:table-cell>
          <table:table-cell office:value-type="float" office:value="9.359" calcext:value-type="float">
            <text:p>9.359</text:p>
          </table:table-cell>
          <table:table-cell office:value-type="float" office:value="9.192" calcext:value-type="float">
            <text:p>9.192</text:p>
          </table:table-cell>
          <table:table-cell office:value-type="float" office:value="9.359" calcext:value-type="float">
            <text:p>9.359</text:p>
          </table:table-cell>
          <table:table-cell office:value-type="float" office:value="2000" calcext:value-type="float">
            <text:p>2000</text:p>
          </table:table-cell>
          <table:table-cell office:value-type="float" office:value="9.359" calcext:value-type="float">
            <text:p>9.359</text:p>
          </table:table-cell>
        </table:table-row>
        <table:table-row table:style-name="ro1">
          <table:table-cell office:value-type="string" calcext:value-type="string">
            <text:p>2011-08-15</text:p>
          </table:table-cell>
          <table:table-cell table:formula="of:=DATEVALUE([.A1364])" office:value-type="float" office:value="40770" calcext:value-type="float">
            <text:p>40770</text:p>
          </table:table-cell>
          <table:table-cell table:number-columns-repeated="2" office:value-type="float" office:value="9.548" calcext:value-type="float">
            <text:p>9.548</text:p>
          </table:table-cell>
          <table:table-cell table:number-columns-repeated="2" office:value-type="float" office:value="9.202" calcext:value-type="float">
            <text:p>9.202</text:p>
          </table:table-cell>
          <table:table-cell office:value-type="float" office:value="700" calcext:value-type="float">
            <text:p>700</text:p>
          </table:table-cell>
          <table:table-cell office:value-type="float" office:value="9.202" calcext:value-type="float">
            <text:p>9.202</text:p>
          </table:table-cell>
        </table:table-row>
        <table:table-row table:style-name="ro1">
          <table:table-cell office:value-type="string" calcext:value-type="string">
            <text:p>2011-08-12</text:p>
          </table:table-cell>
          <table:table-cell table:formula="of:=DATEVALUE([.A1365])" office:value-type="float" office:value="40767" calcext:value-type="float">
            <text:p>40767</text:p>
          </table:table-cell>
          <table:table-cell office:value-type="float" office:value="8.94" calcext:value-type="float">
            <text:p>8.94</text:p>
          </table:table-cell>
          <table:table-cell office:value-type="float" office:value="9.212" calcext:value-type="float">
            <text:p>9.212</text:p>
          </table:table-cell>
          <table:table-cell office:value-type="float" office:value="8.94" calcext:value-type="float">
            <text:p>8.94</text:p>
          </table:table-cell>
          <table:table-cell office:value-type="float" office:value="9.212" calcext:value-type="float">
            <text:p>9.212</text:p>
          </table:table-cell>
          <table:table-cell office:value-type="float" office:value="0" calcext:value-type="float">
            <text:p>0</text:p>
          </table:table-cell>
          <table:table-cell office:value-type="float" office:value="9.212" calcext:value-type="float">
            <text:p>9.212</text:p>
          </table:table-cell>
        </table:table-row>
        <table:table-row table:style-name="ro1">
          <table:table-cell office:value-type="string" calcext:value-type="string">
            <text:p>2011-08-11</text:p>
          </table:table-cell>
          <table:table-cell table:formula="of:=DATEVALUE([.A1366])" office:value-type="float" office:value="40766" calcext:value-type="float">
            <text:p>40766</text:p>
          </table:table-cell>
          <table:table-cell office:value-type="float" office:value="8.415" calcext:value-type="float">
            <text:p>8.415</text:p>
          </table:table-cell>
          <table:table-cell office:value-type="float" office:value="8.877" calcext:value-type="float">
            <text:p>8.877</text:p>
          </table:table-cell>
          <table:table-cell office:value-type="float" office:value="8.415" calcext:value-type="float">
            <text:p>8.415</text:p>
          </table:table-cell>
          <table:table-cell office:value-type="float" office:value="8.877" calcext:value-type="float">
            <text:p>8.877</text:p>
          </table:table-cell>
          <table:table-cell office:value-type="float" office:value="0" calcext:value-type="float">
            <text:p>0</text:p>
          </table:table-cell>
          <table:table-cell office:value-type="float" office:value="8.877" calcext:value-type="float">
            <text:p>8.877</text:p>
          </table:table-cell>
        </table:table-row>
        <table:table-row table:style-name="ro1">
          <table:table-cell office:value-type="string" calcext:value-type="string">
            <text:p>2011-08-10</text:p>
          </table:table-cell>
          <table:table-cell table:formula="of:=DATEVALUE([.A1367])" office:value-type="float" office:value="40765" calcext:value-type="float">
            <text:p>40765</text:p>
          </table:table-cell>
          <table:table-cell office:value-type="float" office:value="8.363" calcext:value-type="float">
            <text:p>8.363</text:p>
          </table:table-cell>
          <table:table-cell office:value-type="float" office:value="8.398" calcext:value-type="float">
            <text:p>8.398</text:p>
          </table:table-cell>
          <table:table-cell office:value-type="float" office:value="8.363" calcext:value-type="float">
            <text:p>8.363</text:p>
          </table:table-cell>
          <table:table-cell office:value-type="float" office:value="8.398" calcext:value-type="float">
            <text:p>8.398</text:p>
          </table:table-cell>
          <table:table-cell office:value-type="float" office:value="100" calcext:value-type="float">
            <text:p>100</text:p>
          </table:table-cell>
          <table:table-cell office:value-type="float" office:value="8.398" calcext:value-type="float">
            <text:p>8.398</text:p>
          </table:table-cell>
        </table:table-row>
        <table:table-row table:style-name="ro1">
          <table:table-cell office:value-type="string" calcext:value-type="string">
            <text:p>2011-08-09</text:p>
          </table:table-cell>
          <table:table-cell table:formula="of:=DATEVALUE([.A1368])" office:value-type="float" office:value="40764" calcext:value-type="float">
            <text:p>40764</text:p>
          </table:table-cell>
          <table:table-cell office:value-type="float" office:value="7.603" calcext:value-type="float">
            <text:p>7.603</text:p>
          </table:table-cell>
          <table:table-cell office:value-type="float" office:value="7.869" calcext:value-type="float">
            <text:p>7.869</text:p>
          </table:table-cell>
          <table:table-cell office:value-type="float" office:value="7.558" calcext:value-type="float">
            <text:p>7.558</text:p>
          </table:table-cell>
          <table:table-cell office:value-type="float" office:value="7.8" calcext:value-type="float">
            <text:p>7.8</text:p>
          </table:table-cell>
          <table:table-cell office:value-type="float" office:value="5300" calcext:value-type="float">
            <text:p>530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2011-08-08</text:p>
          </table:table-cell>
          <table:table-cell table:formula="of:=DATEVALUE([.A1369])" office:value-type="float" office:value="40763" calcext:value-type="float">
            <text:p>40763</text:p>
          </table:table-cell>
          <table:table-cell office:value-type="float" office:value="7.708" calcext:value-type="float">
            <text:p>7.708</text:p>
          </table:table-cell>
          <table:table-cell office:value-type="float" office:value="8.239" calcext:value-type="float">
            <text:p>8.239</text:p>
          </table:table-cell>
          <table:table-cell office:value-type="float" office:value="7.708" calcext:value-type="float">
            <text:p>7.708</text:p>
          </table:table-cell>
          <table:table-cell office:value-type="float" office:value="8.239" calcext:value-type="float">
            <text:p>8.239</text:p>
          </table:table-cell>
          <table:table-cell office:value-type="float" office:value="200" calcext:value-type="float">
            <text:p>200</text:p>
          </table:table-cell>
          <table:table-cell office:value-type="float" office:value="8.239" calcext:value-type="float">
            <text:p>8.239</text:p>
          </table:table-cell>
        </table:table-row>
        <table:table-row table:style-name="ro1">
          <table:table-cell office:value-type="string" calcext:value-type="string">
            <text:p>2011-08-05</text:p>
          </table:table-cell>
          <table:table-cell table:formula="of:=DATEVALUE([.A1370])" office:value-type="float" office:value="40760" calcext:value-type="float">
            <text:p>40760</text:p>
          </table:table-cell>
          <table:table-cell table:number-columns-repeated="2" office:value-type="float" office:value="8.483" calcext:value-type="float">
            <text:p>8.483</text:p>
          </table:table-cell>
          <table:table-cell table:number-columns-repeated="2" office:value-type="float" office:value="8.354" calcext:value-type="float">
            <text:p>8.354</text:p>
          </table:table-cell>
          <table:table-cell office:value-type="float" office:value="0" calcext:value-type="float">
            <text:p>0</text:p>
          </table:table-cell>
          <table:table-cell office:value-type="float" office:value="8.354" calcext:value-type="float">
            <text:p>8.354</text:p>
          </table:table-cell>
        </table:table-row>
        <table:table-row table:style-name="ro1">
          <table:table-cell office:value-type="string" calcext:value-type="string">
            <text:p>2011-08-04</text:p>
          </table:table-cell>
          <table:table-cell table:formula="of:=DATEVALUE([.A1371])" office:value-type="float" office:value="40759" calcext:value-type="float">
            <text:p>40759</text:p>
          </table:table-cell>
          <table:table-cell table:number-columns-repeated="4" office:value-type="float" office:value="9.064" calcext:value-type="float">
            <text:p>9.064</text:p>
          </table:table-cell>
          <table:table-cell office:value-type="float" office:value="0" calcext:value-type="float">
            <text:p>0</text:p>
          </table:table-cell>
          <table:table-cell office:value-type="float" office:value="9.064" calcext:value-type="float">
            <text:p>9.064</text:p>
          </table:table-cell>
        </table:table-row>
        <table:table-row table:style-name="ro1">
          <table:table-cell office:value-type="string" calcext:value-type="string">
            <text:p>2011-08-03</text:p>
          </table:table-cell>
          <table:table-cell table:formula="of:=DATEVALUE([.A1372])" office:value-type="float" office:value="40758" calcext:value-type="float">
            <text:p>40758</text:p>
          </table:table-cell>
          <table:table-cell office:value-type="float" office:value="8.958" calcext:value-type="float">
            <text:p>8.958</text:p>
          </table:table-cell>
          <table:table-cell office:value-type="float" office:value="9.021" calcext:value-type="float">
            <text:p>9.021</text:p>
          </table:table-cell>
          <table:table-cell office:value-type="float" office:value="8.958" calcext:value-type="float">
            <text:p>8.958</text:p>
          </table:table-cell>
          <table:table-cell office:value-type="float" office:value="9.021" calcext:value-type="float">
            <text:p>9.021</text:p>
          </table:table-cell>
          <table:table-cell office:value-type="float" office:value="0" calcext:value-type="float">
            <text:p>0</text:p>
          </table:table-cell>
          <table:table-cell office:value-type="float" office:value="9.021" calcext:value-type="float">
            <text:p>9.021</text:p>
          </table:table-cell>
        </table:table-row>
        <table:table-row table:style-name="ro1">
          <table:table-cell office:value-type="string" calcext:value-type="string">
            <text:p>2011-08-02</text:p>
          </table:table-cell>
          <table:table-cell table:formula="of:=DATEVALUE([.A1373])" office:value-type="float" office:value="40757" calcext:value-type="float">
            <text:p>40757</text:p>
          </table:table-cell>
          <table:table-cell table:number-columns-repeated="4" office:value-type="float" office:value="9.117" calcext:value-type="float">
            <text:p>9.117</text:p>
          </table:table-cell>
          <table:table-cell office:value-type="float" office:value="0" calcext:value-type="float">
            <text:p>0</text:p>
          </table:table-cell>
          <table:table-cell office:value-type="float" office:value="9.117" calcext:value-type="float">
            <text:p>9.117</text:p>
          </table:table-cell>
        </table:table-row>
        <table:table-row table:style-name="ro1">
          <table:table-cell office:value-type="string" calcext:value-type="string">
            <text:p>2011-08-01</text:p>
          </table:table-cell>
          <table:table-cell table:formula="of:=DATEVALUE([.A1374])" office:value-type="float" office:value="40756" calcext:value-type="float">
            <text:p>40756</text:p>
          </table:table-cell>
          <table:table-cell table:number-columns-repeated="2" office:value-type="float" office:value="9.198" calcext:value-type="float">
            <text:p>9.198</text:p>
          </table:table-cell>
          <table:table-cell table:number-columns-repeated="2" office:value-type="float" office:value="9.133" calcext:value-type="float">
            <text:p>9.133</text:p>
          </table:table-cell>
          <table:table-cell office:value-type="float" office:value="0" calcext:value-type="float">
            <text:p>0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string" calcext:value-type="string">
            <text:p>2011-07-29</text:p>
          </table:table-cell>
          <table:table-cell table:formula="of:=DATEVALUE([.A1375])" office:value-type="float" office:value="40753" calcext:value-type="float">
            <text:p>40753</text:p>
          </table:table-cell>
          <table:table-cell office:value-type="float" office:value="9.371" calcext:value-type="float">
            <text:p>9.371</text:p>
          </table:table-cell>
          <table:table-cell office:value-type="float" office:value="10.1" calcext:value-type="float">
            <text:p>10.1</text:p>
          </table:table-cell>
          <table:table-cell office:value-type="float" office:value="9.113" calcext:value-type="float">
            <text:p>9.113</text:p>
          </table:table-cell>
          <table:table-cell office:value-type="float" office:value="9.139" calcext:value-type="float">
            <text:p>9.139</text:p>
          </table:table-cell>
          <table:table-cell office:value-type="float" office:value="4000" calcext:value-type="float">
            <text:p>4000</text:p>
          </table:table-cell>
          <table:table-cell office:value-type="float" office:value="9.139" calcext:value-type="float">
            <text:p>9.139</text:p>
          </table:table-cell>
        </table:table-row>
        <table:table-row table:style-name="ro1">
          <table:table-cell office:value-type="string" calcext:value-type="string">
            <text:p>2011-07-28</text:p>
          </table:table-cell>
          <table:table-cell table:formula="of:=DATEVALUE([.A1376])" office:value-type="float" office:value="40752" calcext:value-type="float">
            <text:p>40752</text:p>
          </table:table-cell>
          <table:table-cell office:value-type="float" office:value="9.418" calcext:value-type="float">
            <text:p>9.418</text:p>
          </table:table-cell>
          <table:table-cell office:value-type="float" office:value="9.464" calcext:value-type="float">
            <text:p>9.464</text:p>
          </table:table-cell>
          <table:table-cell office:value-type="float" office:value="9.418" calcext:value-type="float">
            <text:p>9.418</text:p>
          </table:table-cell>
          <table:table-cell office:value-type="float" office:value="9.464" calcext:value-type="float">
            <text:p>9.464</text:p>
          </table:table-cell>
          <table:table-cell office:value-type="float" office:value="200" calcext:value-type="float">
            <text:p>200</text:p>
          </table:table-cell>
          <table:table-cell office:value-type="float" office:value="9.464" calcext:value-type="float">
            <text:p>9.464</text:p>
          </table:table-cell>
        </table:table-row>
        <table:table-row table:style-name="ro1">
          <table:table-cell office:value-type="string" calcext:value-type="string">
            <text:p>2011-07-27</text:p>
          </table:table-cell>
          <table:table-cell table:formula="of:=DATEVALUE([.A1377])" office:value-type="float" office:value="40751" calcext:value-type="float">
            <text:p>40751</text:p>
          </table:table-cell>
          <table:table-cell table:number-columns-repeated="2" office:value-type="float" office:value="9.56" calcext:value-type="float">
            <text:p>9.56</text:p>
          </table:table-cell>
          <table:table-cell table:number-columns-repeated="2" office:value-type="float" office:value="9.462" calcext:value-type="float">
            <text:p>9.462</text:p>
          </table:table-cell>
          <table:table-cell office:value-type="float" office:value="0" calcext:value-type="float">
            <text:p>0</text:p>
          </table:table-cell>
          <table:table-cell office:value-type="float" office:value="9.462" calcext:value-type="float">
            <text:p>9.462</text:p>
          </table:table-cell>
        </table:table-row>
        <table:table-row table:style-name="ro1">
          <table:table-cell office:value-type="string" calcext:value-type="string">
            <text:p>2011-07-26</text:p>
          </table:table-cell>
          <table:table-cell table:formula="of:=DATEVALUE([.A1378])" office:value-type="float" office:value="40750" calcext:value-type="float">
            <text:p>40750</text:p>
          </table:table-cell>
          <table:table-cell office:value-type="float" office:value="9.449" calcext:value-type="float">
            <text:p>9.449</text:p>
          </table:table-cell>
          <table:table-cell office:value-type="float" office:value="9.546" calcext:value-type="float">
            <text:p>9.546</text:p>
          </table:table-cell>
          <table:table-cell office:value-type="float" office:value="9.446" calcext:value-type="float">
            <text:p>9.446</text:p>
          </table:table-cell>
          <table:table-cell office:value-type="float" office:value="9.546" calcext:value-type="float">
            <text:p>9.546</text:p>
          </table:table-cell>
          <table:table-cell office:value-type="float" office:value="1200" calcext:value-type="float">
            <text:p>1200</text:p>
          </table:table-cell>
          <table:table-cell office:value-type="float" office:value="9.546" calcext:value-type="float">
            <text:p>9.546</text:p>
          </table:table-cell>
        </table:table-row>
        <table:table-row table:style-name="ro1">
          <table:table-cell office:value-type="string" calcext:value-type="string">
            <text:p>2011-07-25</text:p>
          </table:table-cell>
          <table:table-cell table:formula="of:=DATEVALUE([.A1379])" office:value-type="float" office:value="40749" calcext:value-type="float">
            <text:p>40749</text:p>
          </table:table-cell>
          <table:table-cell office:value-type="float" office:value="9.595" calcext:value-type="float">
            <text:p>9.595</text:p>
          </table:table-cell>
          <table:table-cell office:value-type="float" office:value="9.677" calcext:value-type="float">
            <text:p>9.677</text:p>
          </table:table-cell>
          <table:table-cell table:number-columns-repeated="2" office:value-type="float" office:value="9.524" calcext:value-type="float">
            <text:p>9.524</text:p>
          </table:table-cell>
          <table:table-cell office:value-type="float" office:value="300" calcext:value-type="float">
            <text:p>300</text:p>
          </table:table-cell>
          <table:table-cell office:value-type="float" office:value="9.524" calcext:value-type="float">
            <text:p>9.524</text:p>
          </table:table-cell>
        </table:table-row>
        <table:table-row table:style-name="ro1">
          <table:table-cell office:value-type="string" calcext:value-type="string">
            <text:p>2011-07-22</text:p>
          </table:table-cell>
          <table:table-cell table:formula="of:=DATEVALUE([.A1380])" office:value-type="float" office:value="40746" calcext:value-type="float">
            <text:p>40746</text:p>
          </table:table-cell>
          <table:table-cell office:value-type="float" office:value="9.458" calcext:value-type="float">
            <text:p>9.458</text:p>
          </table:table-cell>
          <table:table-cell office:value-type="float" office:value="9.72" calcext:value-type="float">
            <text:p>9.72</text:p>
          </table:table-cell>
          <table:table-cell office:value-type="float" office:value="9.458" calcext:value-type="float">
            <text:p>9.458</text:p>
          </table:table-cell>
          <table:table-cell office:value-type="float" office:value="9.72" calcext:value-type="float">
            <text:p>9.72</text:p>
          </table:table-cell>
          <table:table-cell office:value-type="float" office:value="1300" calcext:value-type="float">
            <text:p>130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2011-07-21</text:p>
          </table:table-cell>
          <table:table-cell table:formula="of:=DATEVALUE([.A1381])" office:value-type="float" office:value="40745" calcext:value-type="float">
            <text:p>40745</text:p>
          </table:table-cell>
          <table:table-cell office:value-type="float" office:value="9.412" calcext:value-type="float">
            <text:p>9.412</text:p>
          </table:table-cell>
          <table:table-cell office:value-type="float" office:value="9.508" calcext:value-type="float">
            <text:p>9.508</text:p>
          </table:table-cell>
          <table:table-cell table:number-columns-repeated="2" office:value-type="float" office:value="9.404" calcext:value-type="float">
            <text:p>9.404</text:p>
          </table:table-cell>
          <table:table-cell office:value-type="float" office:value="3200" calcext:value-type="float">
            <text:p>3200</text:p>
          </table:table-cell>
          <table:table-cell office:value-type="float" office:value="9.404" calcext:value-type="float">
            <text:p>9.404</text:p>
          </table:table-cell>
        </table:table-row>
        <table:table-row table:style-name="ro1">
          <table:table-cell office:value-type="string" calcext:value-type="string">
            <text:p>2011-07-20</text:p>
          </table:table-cell>
          <table:table-cell table:formula="of:=DATEVALUE([.A1382])" office:value-type="float" office:value="40744" calcext:value-type="float">
            <text:p>4074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589" calcext:value-type="float">
            <text:p>9.589</text:p>
          </table:table-cell>
          <table:table-cell office:value-type="float" office:value="500" calcext:value-type="float">
            <text:p>500</text:p>
          </table:table-cell>
          <table:table-cell office:value-type="float" office:value="9.589" calcext:value-type="float">
            <text:p>9.589</text:p>
          </table:table-cell>
        </table:table-row>
        <table:table-row table:style-name="ro1">
          <table:table-cell office:value-type="string" calcext:value-type="string">
            <text:p>2011-07-19</text:p>
          </table:table-cell>
          <table:table-cell table:formula="of:=DATEVALUE([.A1383])" office:value-type="float" office:value="40743" calcext:value-type="float">
            <text:p>40743</text:p>
          </table:table-cell>
          <table:table-cell table:number-columns-repeated="2" office:value-type="float" office:value="10.23" calcext:value-type="float">
            <text:p>10.23</text:p>
          </table:table-cell>
          <table:table-cell table:number-columns-repeated="2" office:value-type="float" office:value="10.185" calcext:value-type="float">
            <text:p>10.185</text:p>
          </table:table-cell>
          <table:table-cell office:value-type="float" office:value="0" calcext:value-type="float">
            <text:p>0</text:p>
          </table:table-cell>
          <table:table-cell office:value-type="float" office:value="10.185" calcext:value-type="float">
            <text:p>10.185</text:p>
          </table:table-cell>
        </table:table-row>
        <table:table-row table:style-name="ro1">
          <table:table-cell office:value-type="string" calcext:value-type="string">
            <text:p>2011-07-18</text:p>
          </table:table-cell>
          <table:table-cell table:formula="of:=DATEVALUE([.A1384])" office:value-type="float" office:value="40742" calcext:value-type="float">
            <text:p>40742</text:p>
          </table:table-cell>
          <table:table-cell table:number-columns-repeated="2" office:value-type="float" office:value="10.375" calcext:value-type="float">
            <text:p>10.375</text:p>
          </table:table-cell>
          <table:table-cell table:number-columns-repeated="2" office:value-type="float" office:value="10.265" calcext:value-type="float">
            <text:p>10.265</text:p>
          </table:table-cell>
          <table:table-cell office:value-type="float" office:value="0" calcext:value-type="float">
            <text:p>0</text:p>
          </table:table-cell>
          <table:table-cell office:value-type="float" office:value="10.265" calcext:value-type="float">
            <text:p>10.265</text:p>
          </table:table-cell>
        </table:table-row>
        <table:table-row table:style-name="ro1">
          <table:table-cell office:value-type="string" calcext:value-type="string">
            <text:p>2011-07-15</text:p>
          </table:table-cell>
          <table:table-cell table:formula="of:=DATEVALUE([.A1385])" office:value-type="float" office:value="40739" calcext:value-type="float">
            <text:p>40739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string" calcext:value-type="string">
            <text:p>2011-07-14</text:p>
          </table:table-cell>
          <table:table-cell table:formula="of:=DATEVALUE([.A1386])" office:value-type="float" office:value="40738" calcext:value-type="float">
            <text:p>40738</text:p>
          </table:table-cell>
          <table:table-cell table:number-columns-repeated="4" office:value-type="float" office:value="10.445" calcext:value-type="float">
            <text:p>10.445</text:p>
          </table:table-cell>
          <table:table-cell office:value-type="float" office:value="0" calcext:value-type="float">
            <text:p>0</text:p>
          </table:table-cell>
          <table:table-cell office:value-type="float" office:value="10.445" calcext:value-type="float">
            <text:p>10.445</text:p>
          </table:table-cell>
        </table:table-row>
        <table:table-row table:style-name="ro1">
          <table:table-cell office:value-type="string" calcext:value-type="string">
            <text:p>2011-07-13</text:p>
          </table:table-cell>
          <table:table-cell table:formula="of:=DATEVALUE([.A1387])" office:value-type="float" office:value="40737" calcext:value-type="float">
            <text:p>40737</text:p>
          </table:table-cell>
          <table:table-cell office:value-type="float" office:value="10.63" calcext:value-type="float">
            <text:p>10.63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595" calcext:value-type="float">
            <text:p>10.595</text:p>
          </table:table-cell>
          <table:table-cell office:value-type="float" office:value="1600" calcext:value-type="float">
            <text:p>1600</text:p>
          </table:table-cell>
          <table:table-cell office:value-type="float" office:value="10.595" calcext:value-type="float">
            <text:p>10.595</text:p>
          </table:table-cell>
        </table:table-row>
        <table:table-row table:style-name="ro1">
          <table:table-cell office:value-type="string" calcext:value-type="string">
            <text:p>2011-07-12</text:p>
          </table:table-cell>
          <table:table-cell table:formula="of:=DATEVALUE([.A1388])" office:value-type="float" office:value="40736" calcext:value-type="float">
            <text:p>40736</text:p>
          </table:table-cell>
          <table:table-cell office:value-type="float" office:value="10.725" calcext:value-type="float">
            <text:p>10.725</text:p>
          </table:table-cell>
          <table:table-cell office:value-type="float" office:value="10.77" calcext:value-type="float">
            <text:p>10.77</text:p>
          </table:table-cell>
          <table:table-cell table:number-columns-repeated="2" office:value-type="float" office:value="10.68" calcext:value-type="float">
            <text:p>10.68</text:p>
          </table:table-cell>
          <table:table-cell office:value-type="float" office:value="400" calcext:value-type="float">
            <text:p>400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2011-07-11</text:p>
          </table:table-cell>
          <table:table-cell table:formula="of:=DATEVALUE([.A1389])" office:value-type="float" office:value="40735" calcext:value-type="float">
            <text:p>40735</text:p>
          </table:table-cell>
          <table:table-cell table:number-columns-repeated="2" office:value-type="float" office:value="10.945" calcext:value-type="float">
            <text:p>10.945</text:p>
          </table:table-cell>
          <table:table-cell table:number-columns-repeated="2" office:value-type="float" office:value="10.72" calcext:value-type="float">
            <text:p>10.72</text:p>
          </table:table-cell>
          <table:table-cell office:value-type="float" office:value="1800" calcext:value-type="float">
            <text:p>1800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2011-07-08</text:p>
          </table:table-cell>
          <table:table-cell table:formula="of:=DATEVALUE([.A1390])" office:value-type="float" office:value="40732" calcext:value-type="float">
            <text:p>40732</text:p>
          </table:table-cell>
          <table:table-cell table:number-columns-repeated="2" office:value-type="float" office:value="11.035" calcext:value-type="float">
            <text:p>11.035</text:p>
          </table:table-cell>
          <table:table-cell table:number-columns-repeated="2" office:value-type="float" office:value="10.865" calcext:value-type="float">
            <text:p>10.865</text:p>
          </table:table-cell>
          <table:table-cell office:value-type="float" office:value="500" calcext:value-type="float">
            <text:p>500</text:p>
          </table:table-cell>
          <table:table-cell office:value-type="float" office:value="10.865" calcext:value-type="float">
            <text:p>10.865</text:p>
          </table:table-cell>
        </table:table-row>
        <table:table-row table:style-name="ro1">
          <table:table-cell office:value-type="string" calcext:value-type="string">
            <text:p>2011-07-07</text:p>
          </table:table-cell>
          <table:table-cell table:formula="of:=DATEVALUE([.A1391])" office:value-type="float" office:value="40731" calcext:value-type="float">
            <text:p>40731</text:p>
          </table:table-cell>
          <table:table-cell table:number-columns-repeated="2" office:value-type="float" office:value="11.015" calcext:value-type="float">
            <text:p>11.015</text:p>
          </table:table-cell>
          <table:table-cell office:value-type="float" office:value="10.91" calcext:value-type="float">
            <text:p>10.91</text:p>
          </table:table-cell>
          <table:table-cell office:value-type="float" office:value="10.965" calcext:value-type="float">
            <text:p>10.965</text:p>
          </table:table-cell>
          <table:table-cell office:value-type="float" office:value="0" calcext:value-type="float">
            <text:p>0</text:p>
          </table:table-cell>
          <table:table-cell office:value-type="float" office:value="10.965" calcext:value-type="float">
            <text:p>10.965</text:p>
          </table:table-cell>
        </table:table-row>
        <table:table-row table:style-name="ro1">
          <table:table-cell office:value-type="string" calcext:value-type="string">
            <text:p>2011-07-06</text:p>
          </table:table-cell>
          <table:table-cell table:formula="of:=DATEVALUE([.A1392])" office:value-type="float" office:value="40730" calcext:value-type="float">
            <text:p>40730</text:p>
          </table:table-cell>
          <table:table-cell office:value-type="float" office:value="10.745" calcext:value-type="float">
            <text:p>10.745</text:p>
          </table:table-cell>
          <table:table-cell office:value-type="float" office:value="10.92" calcext:value-type="float">
            <text:p>10.92</text:p>
          </table:table-cell>
          <table:table-cell office:value-type="float" office:value="10.745" calcext:value-type="float">
            <text:p>10.745</text:p>
          </table:table-cell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string" calcext:value-type="string">
            <text:p>2011-07-05</text:p>
          </table:table-cell>
          <table:table-cell table:formula="of:=DATEVALUE([.A1393])" office:value-type="float" office:value="40729" calcext:value-type="float">
            <text:p>40729</text:p>
          </table:table-cell>
          <table:table-cell office:value-type="float" office:value="10.56" calcext:value-type="float">
            <text:p>10.56</text:p>
          </table:table-cell>
          <table:table-cell office:value-type="float" office:value="10.71" calcext:value-type="float">
            <text:p>10.71</text:p>
          </table:table-cell>
          <table:table-cell office:value-type="float" office:value="10.56" calcext:value-type="float">
            <text:p>10.56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2011-07-04</text:p>
          </table:table-cell>
          <table:table-cell table:formula="of:=DATEVALUE([.A1394])" office:value-type="float" office:value="40728" calcext:value-type="float">
            <text:p>40728</text:p>
          </table:table-cell>
          <table:table-cell office:value-type="float" office:value="10.59" calcext:value-type="float">
            <text:p>10.59</text:p>
          </table:table-cell>
          <table:table-cell office:value-type="float" office:value="10.675" calcext:value-type="float">
            <text:p>10.675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1200" calcext:value-type="float">
            <text:p>1200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string" calcext:value-type="string">
            <text:p>2011-07-01</text:p>
          </table:table-cell>
          <table:table-cell table:formula="of:=DATEVALUE([.A1395])" office:value-type="float" office:value="40725" calcext:value-type="float">
            <text:p>40725</text:p>
          </table:table-cell>
          <table:table-cell office:value-type="float" office:value="10.33" calcext:value-type="float">
            <text:p>10.33</text:p>
          </table:table-cell>
          <table:table-cell office:value-type="float" office:value="10.57" calcext:value-type="float">
            <text:p>10.57</text:p>
          </table:table-cell>
          <table:table-cell office:value-type="float" office:value="10.33" calcext:value-type="float">
            <text:p>10.33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table:formula="of:=DATEVALUE([.A1396])" office:value-type="float" office:value="40724" calcext:value-type="float">
            <text:p>40724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0.26" calcext:value-type="float">
            <text:p>10.26</text:p>
          </table:table-cell>
          <table:table-cell office:value-type="float" office:value="1300" calcext:value-type="float">
            <text:p>1300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string" calcext:value-type="string">
            <text:p>2011-06-29</text:p>
          </table:table-cell>
          <table:table-cell table:formula="of:=DATEVALUE([.A1397])" office:value-type="float" office:value="40723" calcext:value-type="float">
            <text:p>40723</text:p>
          </table:table-cell>
          <table:table-cell office:value-type="float" office:value="10.385" calcext:value-type="float">
            <text:p>10.385</text:p>
          </table:table-cell>
          <table:table-cell office:value-type="float" office:value="10.415" calcext:value-type="float">
            <text:p>10.415</text:p>
          </table:table-cell>
          <table:table-cell table:number-columns-repeated="2" office:value-type="float" office:value="10.24" calcext:value-type="float">
            <text:p>10.24</text:p>
          </table:table-cell>
          <table:table-cell office:value-type="float" office:value="1000" calcext:value-type="float">
            <text:p>100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2011-06-28</text:p>
          </table:table-cell>
          <table:table-cell table:formula="of:=DATEVALUE([.A1398])" office:value-type="float" office:value="40722" calcext:value-type="float">
            <text:p>40722</text:p>
          </table:table-cell>
          <table:table-cell office:value-type="float" office:value="10.415" calcext:value-type="float">
            <text:p>10.415</text:p>
          </table:table-cell>
          <table:table-cell office:value-type="float" office:value="10.49" calcext:value-type="float">
            <text:p>10.49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2011-06-27</text:p>
          </table:table-cell>
          <table:table-cell table:formula="of:=DATEVALUE([.A1399])" office:value-type="float" office:value="40721" calcext:value-type="float">
            <text:p>40721</text:p>
          </table:table-cell>
          <table:table-cell office:value-type="float" office:value="10.46" calcext:value-type="float">
            <text:p>10.46</text:p>
          </table:table-cell>
          <table:table-cell office:value-type="float" office:value="10.475" calcext:value-type="float">
            <text:p>10.475</text:p>
          </table:table-cell>
          <table:table-cell table:number-columns-repeated="2" office:value-type="float" office:value="10.37" calcext:value-type="float">
            <text:p>10.37</text:p>
          </table:table-cell>
          <table:table-cell office:value-type="float" office:value="1000" calcext:value-type="float">
            <text:p>1000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11-06-24</text:p>
          </table:table-cell>
          <table:table-cell table:formula="of:=DATEVALUE([.A1400])" office:value-type="float" office:value="40718" calcext:value-type="float">
            <text:p>40718</text:p>
          </table:table-cell>
          <table:table-cell table:number-columns-repeated="2" office:value-type="float" office:value="10.545" calcext:value-type="float">
            <text:p>10.545</text:p>
          </table:table-cell>
          <table:table-cell table:number-columns-repeated="2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2011-06-23</text:p>
          </table:table-cell>
          <table:table-cell table:formula="of:=DATEVALUE([.A1401])" office:value-type="float" office:value="40717" calcext:value-type="float">
            <text:p>40717</text:p>
          </table:table-cell>
          <table:table-cell table:number-columns-repeated="2" office:value-type="float" office:value="10.585" calcext:value-type="float">
            <text:p>10.585</text:p>
          </table:table-cell>
          <table:table-cell table:number-columns-repeated="2" office:value-type="float" office:value="10.505" calcext:value-type="float">
            <text:p>10.505</text:p>
          </table:table-cell>
          <table:table-cell office:value-type="float" office:value="0" calcext:value-type="float">
            <text:p>0</text:p>
          </table:table-cell>
          <table:table-cell office:value-type="float" office:value="10.505" calcext:value-type="float">
            <text:p>10.505</text:p>
          </table:table-cell>
        </table:table-row>
        <table:table-row table:style-name="ro1">
          <table:table-cell office:value-type="string" calcext:value-type="string">
            <text:p>2011-06-22</text:p>
          </table:table-cell>
          <table:table-cell table:formula="of:=DATEVALUE([.A1402])" office:value-type="float" office:value="40716" calcext:value-type="float">
            <text:p>40716</text:p>
          </table:table-cell>
          <table:table-cell office:value-type="float" office:value="10.725" calcext:value-type="float">
            <text:p>10.725</text:p>
          </table:table-cell>
          <table:table-cell office:value-type="float" office:value="10.755" calcext:value-type="float">
            <text:p>10.755</text:p>
          </table:table-cell>
          <table:table-cell table:number-columns-repeated="2" office:value-type="float" office:value="10.71" calcext:value-type="float">
            <text:p>10.71</text:p>
          </table:table-cell>
          <table:table-cell office:value-type="float" office:value="1000" calcext:value-type="float">
            <text:p>1000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2011-06-21</text:p>
          </table:table-cell>
          <table:table-cell table:formula="of:=DATEVALUE([.A1403])" office:value-type="float" office:value="40715" calcext:value-type="float">
            <text:p>40715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5" calcext:value-type="float">
            <text:p>10.55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11-06-20</text:p>
          </table:table-cell>
          <table:table-cell table:formula="of:=DATEVALUE([.A1404])" office:value-type="float" office:value="40714" calcext:value-type="float">
            <text:p>4071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2011-06-17</text:p>
          </table:table-cell>
          <table:table-cell table:formula="of:=DATEVALUE([.A1405])" office:value-type="float" office:value="40711" calcext:value-type="float">
            <text:p>40711</text:p>
          </table:table-cell>
          <table:table-cell table:number-columns-repeated="2" office:value-type="float" office:value="10.425" calcext:value-type="float">
            <text:p>10.425</text:p>
          </table:table-cell>
          <table:table-cell table:number-columns-repeated="2" office:value-type="float" office:value="10.205" calcext:value-type="float">
            <text:p>10.205</text:p>
          </table:table-cell>
          <table:table-cell office:value-type="float" office:value="0" calcext:value-type="float">
            <text:p>0</text:p>
          </table:table-cell>
          <table:table-cell office:value-type="float" office:value="10.205" calcext:value-type="float">
            <text:p>10.205</text:p>
          </table:table-cell>
        </table:table-row>
        <table:table-row table:style-name="ro1">
          <table:table-cell office:value-type="string" calcext:value-type="string">
            <text:p>2011-06-16</text:p>
          </table:table-cell>
          <table:table-cell table:formula="of:=DATEVALUE([.A1406])" office:value-type="float" office:value="40710" calcext:value-type="float">
            <text:p>40710</text:p>
          </table:table-cell>
          <table:table-cell office:value-type="float" office:value="10.46" calcext:value-type="float">
            <text:p>10.46</text:p>
          </table:table-cell>
          <table:table-cell office:value-type="float" office:value="10.52" calcext:value-type="float">
            <text:p>10.5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string" calcext:value-type="string">
            <text:p>2011-06-15</text:p>
          </table:table-cell>
          <table:table-cell table:formula="of:=DATEVALUE([.A1407])" office:value-type="float" office:value="40709" calcext:value-type="float">
            <text:p>40709</text:p>
          </table:table-cell>
          <table:table-cell table:number-columns-repeated="2" office:value-type="float" office:value="10.505" calcext:value-type="float">
            <text:p>10.505</text:p>
          </table:table-cell>
          <table:table-cell table:number-columns-repeated="2" office:value-type="float" office:value="10.395" calcext:value-type="float">
            <text:p>10.395</text:p>
          </table:table-cell>
          <table:table-cell office:value-type="float" office:value="0" calcext:value-type="float">
            <text:p>0</text:p>
          </table:table-cell>
          <table:table-cell office:value-type="float" office:value="10.395" calcext:value-type="float">
            <text:p>10.395</text:p>
          </table:table-cell>
        </table:table-row>
        <table:table-row table:style-name="ro1">
          <table:table-cell office:value-type="string" calcext:value-type="string">
            <text:p>2011-06-14</text:p>
          </table:table-cell>
          <table:table-cell table:formula="of:=DATEVALUE([.A1408])" office:value-type="float" office:value="40708" calcext:value-type="float">
            <text:p>40708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11-06-13</text:p>
          </table:table-cell>
          <table:table-cell table:formula="of:=DATEVALUE([.A1409])" office:value-type="float" office:value="40707" calcext:value-type="float">
            <text:p>40707</text:p>
          </table:table-cell>
          <table:table-cell table:number-columns-repeated="2" office:value-type="float" office:value="10.585" calcext:value-type="float">
            <text:p>10.585</text:p>
          </table:table-cell>
          <table:table-cell table:number-columns-repeated="2" office:value-type="float" office:value="10.525" calcext:value-type="float">
            <text:p>10.525</text:p>
          </table:table-cell>
          <table:table-cell office:value-type="float" office:value="0" calcext:value-type="float">
            <text:p>0</text:p>
          </table:table-cell>
          <table:table-cell office:value-type="float" office:value="10.525" calcext:value-type="float">
            <text:p>10.525</text:p>
          </table:table-cell>
        </table:table-row>
        <table:table-row table:style-name="ro1">
          <table:table-cell office:value-type="string" calcext:value-type="string">
            <text:p>2011-06-10</text:p>
          </table:table-cell>
          <table:table-cell table:formula="of:=DATEVALUE([.A1410])" office:value-type="float" office:value="40704" calcext:value-type="float">
            <text:p>40704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2011-06-09</text:p>
          </table:table-cell>
          <table:table-cell table:formula="of:=DATEVALUE([.A1411])" office:value-type="float" office:value="40703" calcext:value-type="float">
            <text:p>40703</text:p>
          </table:table-cell>
          <table:table-cell office:value-type="float" office:value="10.305" calcext:value-type="float">
            <text:p>10.305</text:p>
          </table:table-cell>
          <table:table-cell office:value-type="float" office:value="10.52" calcext:value-type="float">
            <text:p>10.52</text:p>
          </table:table-cell>
          <table:table-cell office:value-type="float" office:value="10.305" calcext:value-type="float">
            <text:p>10.305</text:p>
          </table:table-cell>
          <table:table-cell office:value-type="float" office:value="10.49" calcext:value-type="float">
            <text:p>10.49</text:p>
          </table:table-cell>
          <table:table-cell office:value-type="float" office:value="300" calcext:value-type="float">
            <text:p>300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2011-06-08</text:p>
          </table:table-cell>
          <table:table-cell table:formula="of:=DATEVALUE([.A1412])" office:value-type="float" office:value="40702" calcext:value-type="float">
            <text:p>40702</text:p>
          </table:table-cell>
          <table:table-cell table:number-columns-repeated="2" office:value-type="float" office:value="10.505" calcext:value-type="float">
            <text:p>10.505</text:p>
          </table:table-cell>
          <table:table-cell table:number-columns-repeated="2" office:value-type="float" office:value="10.37" calcext:value-type="float">
            <text:p>10.37</text:p>
          </table:table-cell>
          <table:table-cell office:value-type="float" office:value="1000" calcext:value-type="float">
            <text:p>1000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11-06-07</text:p>
          </table:table-cell>
          <table:table-cell table:formula="of:=DATEVALUE([.A1413])" office:value-type="float" office:value="40701" calcext:value-type="float">
            <text:p>40701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555" calcext:value-type="float">
            <text:p>10.555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54" calcext:value-type="float">
            <text:p>10.54</text:p>
          </table:table-cell>
          <table:table-cell office:value-type="float" office:value="100" calcext:value-type="float">
            <text:p>100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2011-06-06</text:p>
          </table:table-cell>
          <table:table-cell table:formula="of:=DATEVALUE([.A1414])" office:value-type="float" office:value="40700" calcext:value-type="float">
            <text:p>40700</text:p>
          </table:table-cell>
          <table:table-cell office:value-type="float" office:value="10.69" calcext:value-type="float">
            <text:p>10.69</text:p>
          </table:table-cell>
          <table:table-cell office:value-type="float" office:value="10.855" calcext:value-type="float">
            <text:p>10.855</text:p>
          </table:table-cell>
          <table:table-cell table:number-columns-repeated="2" office:value-type="float" office:value="10.635" calcext:value-type="float">
            <text:p>10.635</text:p>
          </table:table-cell>
          <table:table-cell office:value-type="float" office:value="1500" calcext:value-type="float">
            <text:p>1500</text:p>
          </table:table-cell>
          <table:table-cell office:value-type="float" office:value="10.635" calcext:value-type="float">
            <text:p>10.635</text:p>
          </table:table-cell>
        </table:table-row>
        <table:table-row table:style-name="ro1">
          <table:table-cell office:value-type="string" calcext:value-type="string">
            <text:p>2011-06-03</text:p>
          </table:table-cell>
          <table:table-cell table:formula="of:=DATEVALUE([.A1415])" office:value-type="float" office:value="40697" calcext:value-type="float">
            <text:p>40697</text:p>
          </table:table-cell>
          <table:table-cell table:number-columns-repeated="2" office:value-type="float" office:value="11.04" calcext:value-type="float">
            <text:p>11.04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string" calcext:value-type="string">
            <text:p>2011-06-02</text:p>
          </table:table-cell>
          <table:table-cell table:formula="of:=DATEVALUE([.A1416])" office:value-type="float" office:value="40696" calcext:value-type="float">
            <text:p>40696</text:p>
          </table:table-cell>
          <table:table-cell office:value-type="float" office:value="10.97" calcext:value-type="float">
            <text:p>10.97</text:p>
          </table:table-cell>
          <table:table-cell office:value-type="float" office:value="11.01" calcext:value-type="float">
            <text:p>11.01</text:p>
          </table:table-cell>
          <table:table-cell office:value-type="float" office:value="10.97" calcext:value-type="float">
            <text:p>10.97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2011-06-01</text:p>
          </table:table-cell>
          <table:table-cell table:formula="of:=DATEVALUE([.A1417])" office:value-type="float" office:value="40695" calcext:value-type="float">
            <text:p>40695</text:p>
          </table:table-cell>
          <table:table-cell table:number-columns-repeated="2" office:value-type="float" office:value="11.48" calcext:value-type="float">
            <text:p>11.48</text:p>
          </table:table-cell>
          <table:table-cell table:number-columns-repeated="2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table:formula="of:=DATEVALUE([.A1418])" office:value-type="float" office:value="40694" calcext:value-type="float">
            <text:p>40694</text:p>
          </table:table-cell>
          <table:table-cell office:value-type="float" office:value="11.185" calcext:value-type="float">
            <text:p>11.185</text:p>
          </table:table-cell>
          <table:table-cell office:value-type="float" office:value="11.235" calcext:value-type="float">
            <text:p>11.235</text:p>
          </table:table-cell>
          <table:table-cell office:value-type="float" office:value="11.175" calcext:value-type="float">
            <text:p>11.175</text:p>
          </table:table-cell>
          <table:table-cell office:value-type="float" office:value="11.215" calcext:value-type="float">
            <text:p>11.215</text:p>
          </table:table-cell>
          <table:table-cell office:value-type="float" office:value="200" calcext:value-type="float">
            <text:p>200</text:p>
          </table:table-cell>
          <table:table-cell office:value-type="float" office:value="11.215" calcext:value-type="float">
            <text:p>11.215</text:p>
          </table:table-cell>
        </table:table-row>
        <table:table-row table:style-name="ro1">
          <table:table-cell office:value-type="string" calcext:value-type="string">
            <text:p>2011-05-30</text:p>
          </table:table-cell>
          <table:table-cell table:formula="of:=DATEVALUE([.A1419])" office:value-type="float" office:value="40693" calcext:value-type="float">
            <text:p>40693</text:p>
          </table:table-cell>
          <table:table-cell table:number-columns-repeated="2" office:value-type="float" office:value="11.205" calcext:value-type="float">
            <text:p>11.205</text:p>
          </table:table-cell>
          <table:table-cell table:number-columns-repeated="2" office:value-type="float" office:value="11.185" calcext:value-type="float">
            <text:p>11.185</text:p>
          </table:table-cell>
          <table:table-cell office:value-type="float" office:value="0" calcext:value-type="float">
            <text:p>0</text:p>
          </table:table-cell>
          <table:table-cell office:value-type="float" office:value="11.185" calcext:value-type="float">
            <text:p>11.185</text:p>
          </table:table-cell>
        </table:table-row>
        <table:table-row table:style-name="ro1">
          <table:table-cell office:value-type="string" calcext:value-type="string">
            <text:p>2011-05-27</text:p>
          </table:table-cell>
          <table:table-cell table:formula="of:=DATEVALUE([.A1420])" office:value-type="float" office:value="40690" calcext:value-type="float">
            <text:p>40690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225" calcext:value-type="float">
            <text:p>11.22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225" calcext:value-type="float">
            <text:p>11.225</text:p>
          </table:table-cell>
          <table:table-cell office:value-type="float" office:value="0" calcext:value-type="float">
            <text:p>0</text:p>
          </table:table-cell>
          <table:table-cell office:value-type="float" office:value="11.225" calcext:value-type="float">
            <text:p>11.225</text:p>
          </table:table-cell>
        </table:table-row>
        <table:table-row table:style-name="ro1">
          <table:table-cell office:value-type="string" calcext:value-type="string">
            <text:p>2011-05-26</text:p>
          </table:table-cell>
          <table:table-cell table:formula="of:=DATEVALUE([.A1421])" office:value-type="float" office:value="40689" calcext:value-type="float">
            <text:p>40689</text:p>
          </table:table-cell>
          <table:table-cell table:number-columns-repeated="2" office:value-type="float" office:value="11.375" calcext:value-type="float">
            <text:p>11.375</text:p>
          </table:table-cell>
          <table:table-cell table:number-columns-repeated="2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string" calcext:value-type="string">
            <text:p>2011-05-25</text:p>
          </table:table-cell>
          <table:table-cell table:formula="of:=DATEVALUE([.A1422])" office:value-type="float" office:value="40688" calcext:value-type="float">
            <text:p>40688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475" calcext:value-type="float">
            <text:p>11.47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475" calcext:value-type="float">
            <text:p>11.475</text:p>
          </table:table-cell>
          <table:table-cell office:value-type="float" office:value="800" calcext:value-type="float">
            <text:p>800</text:p>
          </table:table-cell>
          <table:table-cell office:value-type="float" office:value="11.475" calcext:value-type="float">
            <text:p>11.475</text:p>
          </table:table-cell>
        </table:table-row>
        <table:table-row table:style-name="ro1">
          <table:table-cell office:value-type="string" calcext:value-type="string">
            <text:p>2011-05-24</text:p>
          </table:table-cell>
          <table:table-cell table:formula="of:=DATEVALUE([.A1423])" office:value-type="float" office:value="40687" calcext:value-type="float">
            <text:p>40687</text:p>
          </table:table-cell>
          <table:table-cell office:value-type="float" office:value="11.405" calcext:value-type="float">
            <text:p>11.40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05" calcext:value-type="float">
            <text:p>11.405</text:p>
          </table:table-cell>
          <table:table-cell office:value-type="float" office:value="11.425" calcext:value-type="float">
            <text:p>11.425</text:p>
          </table:table-cell>
          <table:table-cell office:value-type="float" office:value="0" calcext:value-type="float">
            <text:p>0</text:p>
          </table:table-cell>
          <table:table-cell office:value-type="float" office:value="11.425" calcext:value-type="float">
            <text:p>11.425</text:p>
          </table:table-cell>
        </table:table-row>
        <table:table-row table:style-name="ro1">
          <table:table-cell office:value-type="string" calcext:value-type="string">
            <text:p>2011-05-23</text:p>
          </table:table-cell>
          <table:table-cell table:formula="of:=DATEVALUE([.A1424])" office:value-type="float" office:value="40686" calcext:value-type="float">
            <text:p>40686</text:p>
          </table:table-cell>
          <table:table-cell office:value-type="float" office:value="11.445" calcext:value-type="float">
            <text:p>11.445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11.435" calcext:value-type="float">
            <text:p>11.435</text:p>
          </table:table-cell>
          <table:table-cell office:value-type="float" office:value="1000" calcext:value-type="float">
            <text:p>1000</text:p>
          </table:table-cell>
          <table:table-cell office:value-type="float" office:value="11.435" calcext:value-type="float">
            <text:p>11.435</text:p>
          </table:table-cell>
        </table:table-row>
        <table:table-row table:style-name="ro1">
          <table:table-cell office:value-type="string" calcext:value-type="string">
            <text:p>2011-05-20</text:p>
          </table:table-cell>
          <table:table-cell table:formula="of:=DATEVALUE([.A1425])" office:value-type="float" office:value="40683" calcext:value-type="float">
            <text:p>40683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51" calcext:value-type="float">
            <text:p>11.51</text:p>
          </table:table-cell>
          <table:table-cell office:value-type="float" office:value="2000" calcext:value-type="float">
            <text:p>2000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2011-05-19</text:p>
          </table:table-cell>
          <table:table-cell table:formula="of:=DATEVALUE([.A1426])" office:value-type="float" office:value="40682" calcext:value-type="float">
            <text:p>40682</text:p>
          </table:table-cell>
          <table:table-cell office:value-type="float" office:value="11.16" calcext:value-type="float">
            <text:p>11.16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16" calcext:value-type="float">
            <text:p>11.16</text:p>
          </table:table-cell>
          <table:table-cell office:value-type="float" office:value="11.425" calcext:value-type="float">
            <text:p>11.425</text:p>
          </table:table-cell>
          <table:table-cell office:value-type="float" office:value="400" calcext:value-type="float">
            <text:p>400</text:p>
          </table:table-cell>
          <table:table-cell office:value-type="float" office:value="11.425" calcext:value-type="float">
            <text:p>11.425</text:p>
          </table:table-cell>
        </table:table-row>
        <table:table-row table:style-name="ro1">
          <table:table-cell office:value-type="string" calcext:value-type="string">
            <text:p>2011-05-18</text:p>
          </table:table-cell>
          <table:table-cell table:formula="of:=DATEVALUE([.A1427])" office:value-type="float" office:value="40681" calcext:value-type="float">
            <text:p>40681</text:p>
          </table:table-cell>
          <table:table-cell office:value-type="float" office:value="11.235" calcext:value-type="float">
            <text:p>11.235</text:p>
          </table:table-cell>
          <table:table-cell office:value-type="float" office:value="11.275" calcext:value-type="float">
            <text:p>11.275</text:p>
          </table:table-cell>
          <table:table-cell table:number-columns-repeated="2" office:value-type="float" office:value="11.145" calcext:value-type="float">
            <text:p>11.145</text:p>
          </table:table-cell>
          <table:table-cell office:value-type="float" office:value="500" calcext:value-type="float">
            <text:p>500</text:p>
          </table:table-cell>
          <table:table-cell office:value-type="float" office:value="11.145" calcext:value-type="float">
            <text:p>11.145</text:p>
          </table:table-cell>
        </table:table-row>
        <table:table-row table:style-name="ro1">
          <table:table-cell office:value-type="string" calcext:value-type="string">
            <text:p>2011-05-17</text:p>
          </table:table-cell>
          <table:table-cell table:formula="of:=DATEVALUE([.A1428])" office:value-type="float" office:value="40680" calcext:value-type="float">
            <text:p>40680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.23" calcext:value-type="float">
            <text:p>11.23</text:p>
          </table:table-cell>
          <table:table-cell office:value-type="float" office:value="11.135" calcext:value-type="float">
            <text:p>11.135</text:p>
          </table:table-cell>
          <table:table-cell office:value-type="float" office:value="11.23" calcext:value-type="float">
            <text:p>11.23</text:p>
          </table:table-cell>
          <table:table-cell office:value-type="float" office:value="500" calcext:value-type="float">
            <text:p>500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string" calcext:value-type="string">
            <text:p>2011-05-16</text:p>
          </table:table-cell>
          <table:table-cell table:formula="of:=DATEVALUE([.A1429])" office:value-type="float" office:value="40679" calcext:value-type="float">
            <text:p>4067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715" calcext:value-type="float">
            <text:p>11.71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715" calcext:value-type="float">
            <text:p>11.715</text:p>
          </table:table-cell>
          <table:table-cell office:value-type="float" office:value="500" calcext:value-type="float">
            <text:p>500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string" calcext:value-type="string">
            <text:p>2011-05-13</text:p>
          </table:table-cell>
          <table:table-cell table:formula="of:=DATEVALUE([.A1430])" office:value-type="float" office:value="40676" calcext:value-type="float">
            <text:p>40676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735" calcext:value-type="float">
            <text:p>11.73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1.735" calcext:value-type="float">
            <text:p>11.735</text:p>
          </table:table-cell>
          <table:table-cell office:value-type="float" office:value="2800" calcext:value-type="float">
            <text:p>2800</text:p>
          </table:table-cell>
          <table:table-cell office:value-type="float" office:value="11.735" calcext:value-type="float">
            <text:p>11.735</text:p>
          </table:table-cell>
        </table:table-row>
        <table:table-row table:style-name="ro1">
          <table:table-cell office:value-type="string" calcext:value-type="string">
            <text:p>2011-05-12</text:p>
          </table:table-cell>
          <table:table-cell table:formula="of:=DATEVALUE([.A1431])" office:value-type="float" office:value="40675" calcext:value-type="float">
            <text:p>40675</text:p>
          </table:table-cell>
          <table:table-cell table:number-columns-repeated="4" office:value-type="float" office:value="12.075" calcext:value-type="float">
            <text:p>12.075</text:p>
          </table:table-cell>
          <table:table-cell office:value-type="float" office:value="0" calcext:value-type="float">
            <text:p>0</text:p>
          </table:table-cell>
          <table:table-cell office:value-type="float" office:value="12.075" calcext:value-type="float">
            <text:p>12.075</text:p>
          </table:table-cell>
        </table:table-row>
        <table:table-row table:style-name="ro1">
          <table:table-cell office:value-type="string" calcext:value-type="string">
            <text:p>2011-05-11</text:p>
          </table:table-cell>
          <table:table-cell table:formula="of:=DATEVALUE([.A1432])" office:value-type="float" office:value="40674" calcext:value-type="float">
            <text:p>40674</text:p>
          </table:table-cell>
          <table:table-cell table:number-columns-repeated="2" office:value-type="float" office:value="12.88" calcext:value-type="float">
            <text:p>12.88</text:p>
          </table:table-cell>
          <table:table-cell table:number-columns-repeated="2" office:value-type="float" office:value="11.965" calcext:value-type="float">
            <text:p>11.965</text:p>
          </table:table-cell>
          <table:table-cell office:value-type="float" office:value="3000" calcext:value-type="float">
            <text:p>3000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string" calcext:value-type="string">
            <text:p>2011-05-10</text:p>
          </table:table-cell>
          <table:table-cell table:formula="of:=DATEVALUE([.A1433])" office:value-type="float" office:value="40673" calcext:value-type="float">
            <text:p>40673</text:p>
          </table:table-cell>
          <table:table-cell office:value-type="float" office:value="12.975" calcext:value-type="float">
            <text:p>12.975</text:p>
          </table:table-cell>
          <table:table-cell office:value-type="float" office:value="12.98" calcext:value-type="float">
            <text:p>12.98</text:p>
          </table:table-cell>
          <table:table-cell table:number-columns-repeated="2" office:value-type="float" office:value="12.84" calcext:value-type="float">
            <text:p>12.84</text:p>
          </table:table-cell>
          <table:table-cell office:value-type="float" office:value="500" calcext:value-type="float">
            <text:p>500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string" calcext:value-type="string">
            <text:p>2011-05-09</text:p>
          </table:table-cell>
          <table:table-cell table:formula="of:=DATEVALUE([.A1434])" office:value-type="float" office:value="40672" calcext:value-type="float">
            <text:p>40672</text:p>
          </table:table-cell>
          <table:table-cell office:value-type="float" office:value="12.975" calcext:value-type="float">
            <text:p>12.975</text:p>
          </table:table-cell>
          <table:table-cell office:value-type="float" office:value="13.13" calcext:value-type="float">
            <text:p>13.13</text:p>
          </table:table-cell>
          <table:table-cell table:number-columns-repeated="2" office:value-type="float" office:value="12.96" calcext:value-type="float">
            <text:p>12.96</text:p>
          </table:table-cell>
          <table:table-cell office:value-type="float" office:value="13000" calcext:value-type="float">
            <text:p>13000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string" calcext:value-type="string">
            <text:p>2011-05-06</text:p>
          </table:table-cell>
          <table:table-cell table:formula="of:=DATEVALUE([.A1435])" office:value-type="float" office:value="40669" calcext:value-type="float">
            <text:p>40669</text:p>
          </table:table-cell>
          <table:table-cell office:value-type="float" office:value="12.675" calcext:value-type="float">
            <text:p>12.675</text:p>
          </table:table-cell>
          <table:table-cell office:value-type="float" office:value="12.93" calcext:value-type="float">
            <text:p>12.93</text:p>
          </table:table-cell>
          <table:table-cell office:value-type="float" office:value="12.675" calcext:value-type="float">
            <text:p>12.675</text:p>
          </table:table-cell>
          <table:table-cell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string" calcext:value-type="string">
            <text:p>2011-05-05</text:p>
          </table:table-cell>
          <table:table-cell table:formula="of:=DATEVALUE([.A1436])" office:value-type="float" office:value="40668" calcext:value-type="float">
            <text:p>40668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65" calcext:value-type="float">
            <text:p>12.65</text:p>
          </table:table-cell>
          <table:table-cell office:value-type="float" office:value="12.2" calcext:value-type="float">
            <text:p>12.2</text:p>
          </table:table-cell>
          <table:table-cell office:value-type="float" office:value="12.65" calcext:value-type="float">
            <text:p>12.65</text:p>
          </table:table-cell>
          <table:table-cell office:value-type="float" office:value="2000" calcext:value-type="float">
            <text:p>2000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2011-05-04</text:p>
          </table:table-cell>
          <table:table-cell table:formula="of:=DATEVALUE([.A1437])" office:value-type="float" office:value="40667" calcext:value-type="float">
            <text:p>4066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" calcext:value-type="float">
            <text:p>12.2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2011-05-03</text:p>
          </table:table-cell>
          <table:table-cell table:formula="of:=DATEVALUE([.A1438])" office:value-type="float" office:value="40666" calcext:value-type="float">
            <text:p>40666</text:p>
          </table:table-cell>
          <table:table-cell office:value-type="float" office:value="12.19" calcext:value-type="float">
            <text:p>12.19</text:p>
          </table:table-cell>
          <table:table-cell office:value-type="float" office:value="12.5" calcext:value-type="float">
            <text:p>12.5</text:p>
          </table:table-cell>
          <table:table-cell office:value-type="float" office:value="12.19" calcext:value-type="float">
            <text:p>12.19</text:p>
          </table:table-cell>
          <table:table-cell office:value-type="float" office:value="12.5" calcext:value-type="float">
            <text:p>12.5</text:p>
          </table:table-cell>
          <table:table-cell office:value-type="float" office:value="1200" calcext:value-type="float">
            <text:p>120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11-05-02</text:p>
          </table:table-cell>
          <table:table-cell table:formula="of:=DATEVALUE([.A1439])" office:value-type="float" office:value="40665" calcext:value-type="float">
            <text:p>40665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5" calcext:value-type="float">
            <text:p>12.25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table:formula="of:=DATEVALUE([.A1440])" office:value-type="float" office:value="40662" calcext:value-type="float">
            <text:p>40662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9" calcext:value-type="float">
            <text:p>11.79</text:p>
          </table:table-cell>
          <table:table-cell office:value-type="float" office:value="500" calcext:value-type="float">
            <text:p>500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string" calcext:value-type="string">
            <text:p>2011-04-28</text:p>
          </table:table-cell>
          <table:table-cell table:formula="of:=DATEVALUE([.A1441])" office:value-type="float" office:value="40661" calcext:value-type="float">
            <text:p>40661</text:p>
          </table:table-cell>
          <table:table-cell office:value-type="float" office:value="11.615" calcext:value-type="float">
            <text:p>11.615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615" calcext:value-type="float">
            <text:p>11.615</text:p>
          </table:table-cell>
          <table:table-cell office:value-type="float" office:value="11.755" calcext:value-type="float">
            <text:p>11.755</text:p>
          </table:table-cell>
          <table:table-cell office:value-type="float" office:value="0" calcext:value-type="float">
            <text:p>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1-04-27</text:p>
          </table:table-cell>
          <table:table-cell table:formula="of:=DATEVALUE([.A1442])" office:value-type="float" office:value="40660" calcext:value-type="float">
            <text:p>4066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95" calcext:value-type="float">
            <text:p>11.795</text:p>
          </table:table-cell>
          <table:table-cell table:number-columns-repeated="2" office:value-type="float" office:value="11.67" calcext:value-type="float">
            <text:p>11.67</text:p>
          </table:table-cell>
          <table:table-cell office:value-type="float" office:value="100" calcext:value-type="float">
            <text:p>100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2011-04-26</text:p>
          </table:table-cell>
          <table:table-cell table:formula="of:=DATEVALUE([.A1443])" office:value-type="float" office:value="40659" calcext:value-type="float">
            <text:p>40659</text:p>
          </table:table-cell>
          <table:table-cell office:value-type="float" office:value="11.735" calcext:value-type="float">
            <text:p>11.7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5" calcext:value-type="float">
            <text:p>11.65</text:p>
          </table:table-cell>
          <table:table-cell office:value-type="float" office:value="11.735" calcext:value-type="float">
            <text:p>11.735</text:p>
          </table:table-cell>
          <table:table-cell office:value-type="float" office:value="500" calcext:value-type="float">
            <text:p>500</text:p>
          </table:table-cell>
          <table:table-cell office:value-type="float" office:value="11.735" calcext:value-type="float">
            <text:p>11.735</text:p>
          </table:table-cell>
        </table:table-row>
        <table:table-row table:style-name="ro1">
          <table:table-cell office:value-type="string" calcext:value-type="string">
            <text:p>2011-04-21</text:p>
          </table:table-cell>
          <table:table-cell table:formula="of:=DATEVALUE([.A1444])" office:value-type="float" office:value="40654" calcext:value-type="float">
            <text:p>40654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11.49" calcext:value-type="float">
            <text:p>11.49</text:p>
          </table:table-cell>
          <table:table-cell office:value-type="float" office:value="3200" calcext:value-type="float">
            <text:p>3200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2011-04-20</text:p>
          </table:table-cell>
          <table:table-cell table:formula="of:=DATEVALUE([.A1445])" office:value-type="float" office:value="40653" calcext:value-type="float">
            <text:p>4065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49" calcext:value-type="float">
            <text:p>11.49</text:p>
          </table:table-cell>
          <table:table-cell office:value-type="float" office:value="11.65" calcext:value-type="float">
            <text:p>11.65</text:p>
          </table:table-cell>
          <table:table-cell office:value-type="float" office:value="1000" calcext:value-type="float">
            <text:p>100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string" calcext:value-type="string">
            <text:p>2011-04-19</text:p>
          </table:table-cell>
          <table:table-cell table:formula="of:=DATEVALUE([.A1446])" office:value-type="float" office:value="40652" calcext:value-type="float">
            <text:p>40652</text:p>
          </table:table-cell>
          <table:table-cell table:number-columns-repeated="2" office:value-type="float" office:value="11.425" calcext:value-type="float">
            <text:p>11.425</text:p>
          </table:table-cell>
          <table:table-cell table:number-columns-repeated="2" office:value-type="float" office:value="11.275" calcext:value-type="float">
            <text:p>11.275</text:p>
          </table:table-cell>
          <table:table-cell office:value-type="float" office:value="0" calcext:value-type="float">
            <text:p>0</text:p>
          </table:table-cell>
          <table:table-cell office:value-type="float" office:value="11.275" calcext:value-type="float">
            <text:p>11.275</text:p>
          </table:table-cell>
        </table:table-row>
        <table:table-row table:style-name="ro1">
          <table:table-cell office:value-type="string" calcext:value-type="string">
            <text:p>2011-04-18</text:p>
          </table:table-cell>
          <table:table-cell table:formula="of:=DATEVALUE([.A1447])" office:value-type="float" office:value="40651" calcext:value-type="float">
            <text:p>40651</text:p>
          </table:table-cell>
          <table:table-cell table:number-columns-repeated="2" office:value-type="float" office:value="11.53" calcext:value-type="float">
            <text:p>11.53</text:p>
          </table:table-cell>
          <table:table-cell table:number-columns-repeated="2" office:value-type="float" office:value="11.375" calcext:value-type="float">
            <text:p>11.375</text:p>
          </table:table-cell>
          <table:table-cell office:value-type="float" office:value="0" calcext:value-type="float">
            <text:p>0</text:p>
          </table:table-cell>
          <table:table-cell office:value-type="float" office:value="11.375" calcext:value-type="float">
            <text:p>11.375</text:p>
          </table:table-cell>
        </table:table-row>
        <table:table-row table:style-name="ro1">
          <table:table-cell office:value-type="string" calcext:value-type="string">
            <text:p>2011-04-15</text:p>
          </table:table-cell>
          <table:table-cell table:formula="of:=DATEVALUE([.A1448])" office:value-type="float" office:value="40648" calcext:value-type="float">
            <text:p>40648</text:p>
          </table:table-cell>
          <table:table-cell office:value-type="float" office:value="11.435" calcext:value-type="float">
            <text:p>11.435</text:p>
          </table:table-cell>
          <table:table-cell office:value-type="float" office:value="11.55" calcext:value-type="float">
            <text:p>11.55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505" calcext:value-type="float">
            <text:p>11.505</text:p>
          </table:table-cell>
          <table:table-cell office:value-type="float" office:value="1600" calcext:value-type="float">
            <text:p>1600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2011-04-14</text:p>
          </table:table-cell>
          <table:table-cell table:formula="of:=DATEVALUE([.A1449])" office:value-type="float" office:value="40647" calcext:value-type="float">
            <text:p>40647</text:p>
          </table:table-cell>
          <table:table-cell office:value-type="float" office:value="11.42" calcext:value-type="float">
            <text:p>11.42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11.39" calcext:value-type="float">
            <text:p>11.39</text:p>
          </table:table-cell>
          <table:table-cell office:value-type="float" office:value="400" calcext:value-type="float">
            <text:p>400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string" calcext:value-type="string">
            <text:p>2011-04-13</text:p>
          </table:table-cell>
          <table:table-cell table:formula="of:=DATEVALUE([.A1450])" office:value-type="float" office:value="40646" calcext:value-type="float">
            <text:p>40646</text:p>
          </table:table-cell>
          <table:table-cell office:value-type="float" office:value="11.32" calcext:value-type="float">
            <text:p>11.32</text:p>
          </table:table-cell>
          <table:table-cell office:value-type="float" office:value="11.435" calcext:value-type="float">
            <text:p>11.435</text:p>
          </table:table-cell>
          <table:table-cell office:value-type="float" office:value="11.32" calcext:value-type="float">
            <text:p>11.32</text:p>
          </table:table-cell>
          <table:table-cell office:value-type="float" office:value="11.435" calcext:value-type="float">
            <text:p>11.435</text:p>
          </table:table-cell>
          <table:table-cell office:value-type="float" office:value="0" calcext:value-type="float">
            <text:p>0</text:p>
          </table:table-cell>
          <table:table-cell office:value-type="float" office:value="11.435" calcext:value-type="float">
            <text:p>11.435</text:p>
          </table:table-cell>
        </table:table-row>
        <table:table-row table:style-name="ro1">
          <table:table-cell office:value-type="string" calcext:value-type="string">
            <text:p>2011-04-12</text:p>
          </table:table-cell>
          <table:table-cell table:formula="of:=DATEVALUE([.A1451])" office:value-type="float" office:value="40645" calcext:value-type="float">
            <text:p>40645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.475" calcext:value-type="float">
            <text:p>11.475</text:p>
          </table:table-cell>
          <table:table-cell office:value-type="float" office:value="11.33" calcext:value-type="float">
            <text:p>11.33</text:p>
          </table:table-cell>
          <table:table-cell office:value-type="float" office:value="11.365" calcext:value-type="float">
            <text:p>11.365</text:p>
          </table:table-cell>
          <table:table-cell office:value-type="float" office:value="3100" calcext:value-type="float">
            <text:p>3100</text:p>
          </table:table-cell>
          <table:table-cell office:value-type="float" office:value="11.365" calcext:value-type="float">
            <text:p>11.365</text:p>
          </table:table-cell>
        </table:table-row>
        <table:table-row table:style-name="ro1">
          <table:table-cell office:value-type="string" calcext:value-type="string">
            <text:p>2011-04-11</text:p>
          </table:table-cell>
          <table:table-cell table:formula="of:=DATEVALUE([.A1452])" office:value-type="float" office:value="40644" calcext:value-type="float">
            <text:p>40644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string" calcext:value-type="string">
            <text:p>2011-04-08</text:p>
          </table:table-cell>
          <table:table-cell table:formula="of:=DATEVALUE([.A1453])" office:value-type="float" office:value="40641" calcext:value-type="float">
            <text:p>4064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715" calcext:value-type="float">
            <text:p>11.715</text:p>
          </table:table-cell>
          <table:table-cell office:value-type="float" office:value="0" calcext:value-type="float">
            <text:p>0</text:p>
          </table:table-cell>
          <table:table-cell office:value-type="float" office:value="11.715" calcext:value-type="float">
            <text:p>11.715</text:p>
          </table:table-cell>
        </table:table-row>
        <table:table-row table:style-name="ro1">
          <table:table-cell office:value-type="string" calcext:value-type="string">
            <text:p>2011-04-07</text:p>
          </table:table-cell>
          <table:table-cell table:formula="of:=DATEVALUE([.A1454])" office:value-type="float" office:value="40640" calcext:value-type="float">
            <text:p>40640</text:p>
          </table:table-cell>
          <table:table-cell office:value-type="float" office:value="11.865" calcext:value-type="float">
            <text:p>11.86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05" calcext:value-type="float">
            <text:p>11.805</text:p>
          </table:table-cell>
          <table:table-cell office:value-type="float" office:value="11.83" calcext:value-type="float">
            <text:p>11.83</text:p>
          </table:table-cell>
          <table:table-cell office:value-type="float" office:value="300" calcext:value-type="float">
            <text:p>30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2011-04-06</text:p>
          </table:table-cell>
          <table:table-cell table:formula="of:=DATEVALUE([.A1455])" office:value-type="float" office:value="40639" calcext:value-type="float">
            <text:p>40639</text:p>
          </table:table-cell>
          <table:table-cell table:number-columns-repeated="2" office:value-type="float" office:value="11.985" calcext:value-type="float">
            <text:p>11.985</text:p>
          </table:table-cell>
          <table:table-cell table:number-columns-repeated="2"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2011-04-05</text:p>
          </table:table-cell>
          <table:table-cell table:formula="of:=DATEVALUE([.A1456])" office:value-type="float" office:value="40638" calcext:value-type="float">
            <text:p>40638</text:p>
          </table:table-cell>
          <table:table-cell office:value-type="float" office:value="11.88" calcext:value-type="float">
            <text:p>11.88</text:p>
          </table:table-cell>
          <table:table-cell office:value-type="float" office:value="12.03" calcext:value-type="float">
            <text:p>12.03</text:p>
          </table:table-cell>
          <table:table-cell office:value-type="float" office:value="11.78" calcext:value-type="float">
            <text:p>11.78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11-04-04</text:p>
          </table:table-cell>
          <table:table-cell table:formula="of:=DATEVALUE([.A1457])" office:value-type="float" office:value="40637" calcext:value-type="float">
            <text:p>4063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83" calcext:value-type="float">
            <text:p>11.83</text:p>
          </table:table-cell>
          <table:table-cell office:value-type="float" office:value="900" calcext:value-type="float">
            <text:p>90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table:formula="of:=DATEVALUE([.A1458])" office:value-type="float" office:value="40634" calcext:value-type="float">
            <text:p>4063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5" calcext:value-type="float">
            <text:p>11.80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5" calcext:value-type="float">
            <text:p>11.805</text:p>
          </table:table-cell>
          <table:table-cell office:value-type="float" office:value="0" calcext:value-type="float">
            <text:p>0</text:p>
          </table:table-cell>
          <table:table-cell office:value-type="float" office:value="11.805" calcext:value-type="float">
            <text:p>11.805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table:formula="of:=DATEVALUE([.A1459])" office:value-type="float" office:value="40633" calcext:value-type="float">
            <text:p>4063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95" calcext:value-type="float">
            <text:p>11.795</text:p>
          </table:table-cell>
          <table:table-cell table:number-columns-repeated="2" office:value-type="float" office:value="11.755" calcext:value-type="float">
            <text:p>11.755</text:p>
          </table:table-cell>
          <table:table-cell office:value-type="float" office:value="200" calcext:value-type="float">
            <text:p>2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1-03-30</text:p>
          </table:table-cell>
          <table:table-cell table:formula="of:=DATEVALUE([.A1460])" office:value-type="float" office:value="40632" calcext:value-type="float">
            <text:p>4063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25" calcext:value-type="float">
            <text:p>11.925</text:p>
          </table:table-cell>
          <table:table-cell table:number-columns-repeated="2" office:value-type="float" office:value="11.83" calcext:value-type="float">
            <text:p>11.83</text:p>
          </table:table-cell>
          <table:table-cell office:value-type="float" office:value="1000" calcext:value-type="float">
            <text:p>100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2011-03-29</text:p>
          </table:table-cell>
          <table:table-cell table:formula="of:=DATEVALUE([.A1461])" office:value-type="float" office:value="40631" calcext:value-type="float">
            <text:p>4063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81" calcext:value-type="float">
            <text:p>11.81</text:p>
          </table:table-cell>
          <table:table-cell office:value-type="float" office:value="500" calcext:value-type="float">
            <text:p>500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2011-03-28</text:p>
          </table:table-cell>
          <table:table-cell table:formula="of:=DATEVALUE([.A1462])" office:value-type="float" office:value="40630" calcext:value-type="float">
            <text:p>40630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8" calcext:value-type="float">
            <text:p>12.08</text:p>
          </table:table-cell>
          <table:table-cell table:number-columns-repeated="2" office:value-type="float" office:value="11.81" calcext:value-type="float">
            <text:p>11.81</text:p>
          </table:table-cell>
          <table:table-cell office:value-type="float" office:value="3500" calcext:value-type="float">
            <text:p>3500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2011-03-25</text:p>
          </table:table-cell>
          <table:table-cell table:formula="of:=DATEVALUE([.A1463])" office:value-type="float" office:value="40627" calcext:value-type="float">
            <text:p>40627</text:p>
          </table:table-cell>
          <table:table-cell office:value-type="float" office:value="11.89" calcext:value-type="float">
            <text:p>11.89</text:p>
          </table:table-cell>
          <table:table-cell office:value-type="float" office:value="12.005" calcext:value-type="float">
            <text:p>12.005</text:p>
          </table:table-cell>
          <table:table-cell office:value-type="float" office:value="11.89" calcext:value-type="float">
            <text:p>11.89</text:p>
          </table:table-cell>
          <table:table-cell office:value-type="float" office:value="12.005" calcext:value-type="float">
            <text:p>12.005</text:p>
          </table:table-cell>
          <table:table-cell office:value-type="float" office:value="3000" calcext:value-type="float">
            <text:p>3000</text:p>
          </table:table-cell>
          <table:table-cell office:value-type="float" office:value="12.005" calcext:value-type="float">
            <text:p>12.005</text:p>
          </table:table-cell>
        </table:table-row>
        <table:table-row table:style-name="ro1">
          <table:table-cell office:value-type="string" calcext:value-type="string">
            <text:p>2011-03-24</text:p>
          </table:table-cell>
          <table:table-cell table:formula="of:=DATEVALUE([.A1464])" office:value-type="float" office:value="40626" calcext:value-type="float">
            <text:p>40626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825" calcext:value-type="float">
            <text:p>11.825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825" calcext:value-type="float">
            <text:p>11.825</text:p>
          </table:table-cell>
          <table:table-cell office:value-type="float" office:value="0" calcext:value-type="float">
            <text:p>0</text:p>
          </table:table-cell>
          <table:table-cell office:value-type="float" office:value="11.825" calcext:value-type="float">
            <text:p>11.825</text:p>
          </table:table-cell>
        </table:table-row>
        <table:table-row table:style-name="ro1">
          <table:table-cell office:value-type="string" calcext:value-type="string">
            <text:p>2011-03-23</text:p>
          </table:table-cell>
          <table:table-cell table:formula="of:=DATEVALUE([.A1465])" office:value-type="float" office:value="40625" calcext:value-type="float">
            <text:p>40625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.485" calcext:value-type="float">
            <text:p>11.485</text:p>
          </table:table-cell>
          <table:table-cell table:number-columns-repeated="2" office:value-type="float" office:value="11.415" calcext:value-type="float">
            <text:p>11.415</text:p>
          </table:table-cell>
          <table:table-cell office:value-type="float" office:value="100" calcext:value-type="float">
            <text:p>100</text:p>
          </table:table-cell>
          <table:table-cell office:value-type="float" office:value="11.415" calcext:value-type="float">
            <text:p>11.415</text:p>
          </table:table-cell>
        </table:table-row>
        <table:table-row table:style-name="ro1">
          <table:table-cell office:value-type="string" calcext:value-type="string">
            <text:p>2011-03-22</text:p>
          </table:table-cell>
          <table:table-cell table:formula="of:=DATEVALUE([.A1466])" office:value-type="float" office:value="40624" calcext:value-type="float">
            <text:p>40624</text:p>
          </table:table-cell>
          <table:table-cell office:value-type="float" office:value="11.385" calcext:value-type="float">
            <text:p>11.385</text:p>
          </table:table-cell>
          <table:table-cell office:value-type="float" office:value="11.485" calcext:value-type="float">
            <text:p>11.485</text:p>
          </table:table-cell>
          <table:table-cell office:value-type="float" office:value="11.385" calcext:value-type="float">
            <text:p>11.385</text:p>
          </table:table-cell>
          <table:table-cell office:value-type="float" office:value="11.485" calcext:value-type="float">
            <text:p>11.485</text:p>
          </table:table-cell>
          <table:table-cell office:value-type="float" office:value="0" calcext:value-type="float">
            <text:p>0</text:p>
          </table:table-cell>
          <table:table-cell office:value-type="float" office:value="11.485" calcext:value-type="float">
            <text:p>11.485</text:p>
          </table:table-cell>
        </table:table-row>
        <table:table-row table:style-name="ro1">
          <table:table-cell office:value-type="string" calcext:value-type="string">
            <text:p>2011-03-21</text:p>
          </table:table-cell>
          <table:table-cell table:formula="of:=DATEVALUE([.A1467])" office:value-type="float" office:value="40623" calcext:value-type="float">
            <text:p>40623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375" calcext:value-type="float">
            <text:p>11.375</text:p>
          </table:table-cell>
          <table:table-cell office:value-type="float" office:value="11.46" calcext:value-type="float">
            <text:p>11.46</text:p>
          </table:table-cell>
          <table:table-cell office:value-type="float" office:value="1000" calcext:value-type="float">
            <text:p>1000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2011-03-18</text:p>
          </table:table-cell>
          <table:table-cell table:formula="of:=DATEVALUE([.A1468])" office:value-type="float" office:value="40620" calcext:value-type="float">
            <text:p>40620</text:p>
          </table:table-cell>
          <table:table-cell office:value-type="float" office:value="11.32" calcext:value-type="float">
            <text:p>11.32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00" calcext:value-type="float">
            <text:p>100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string" calcext:value-type="string">
            <text:p>2011-03-17</text:p>
          </table:table-cell>
          <table:table-cell table:formula="of:=DATEVALUE([.A1469])" office:value-type="float" office:value="40619" calcext:value-type="float">
            <text:p>40619</text:p>
          </table:table-cell>
          <table:table-cell office:value-type="float" office:value="11.47" calcext:value-type="float">
            <text:p>11.47</text:p>
          </table:table-cell>
          <table:table-cell office:value-type="float" office:value="11.635" calcext:value-type="float">
            <text:p>11.635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15" calcext:value-type="float">
            <text:p>11.515</text:p>
          </table:table-cell>
          <table:table-cell office:value-type="float" office:value="6100" calcext:value-type="float">
            <text:p>6100</text:p>
          </table:table-cell>
          <table:table-cell office:value-type="float" office:value="11.515" calcext:value-type="float">
            <text:p>11.515</text:p>
          </table:table-cell>
        </table:table-row>
        <table:table-row table:style-name="ro1">
          <table:table-cell office:value-type="string" calcext:value-type="string">
            <text:p>2011-03-16</text:p>
          </table:table-cell>
          <table:table-cell table:formula="of:=DATEVALUE([.A1470])" office:value-type="float" office:value="40618" calcext:value-type="float">
            <text:p>40618</text:p>
          </table:table-cell>
          <table:table-cell table:number-columns-repeated="2" office:value-type="float" office:value="11.64" calcext:value-type="float">
            <text:p>11.64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1-03-15</text:p>
          </table:table-cell>
          <table:table-cell table:formula="of:=DATEVALUE([.A1471])" office:value-type="float" office:value="40617" calcext:value-type="float">
            <text:p>4061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2" office:value-type="float" office:value="11.57" calcext:value-type="float">
            <text:p>11.57</text:p>
          </table:table-cell>
          <table:table-cell office:value-type="float" office:value="3400" calcext:value-type="float">
            <text:p>3400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2011-03-14</text:p>
          </table:table-cell>
          <table:table-cell table:formula="of:=DATEVALUE([.A1472])" office:value-type="float" office:value="40616" calcext:value-type="float">
            <text:p>40616</text:p>
          </table:table-cell>
          <table:table-cell office:value-type="float" office:value="12.33" calcext:value-type="float">
            <text:p>12.33</text:p>
          </table:table-cell>
          <table:table-cell office:value-type="float" office:value="12.36" calcext:value-type="float">
            <text:p>12.36</text:p>
          </table:table-cell>
          <table:table-cell office:value-type="float" office:value="12.235" calcext:value-type="float">
            <text:p>12.235</text:p>
          </table:table-cell>
          <table:table-cell office:value-type="float" office:value="12.295" calcext:value-type="float">
            <text:p>12.295</text:p>
          </table:table-cell>
          <table:table-cell office:value-type="float" office:value="3500" calcext:value-type="float">
            <text:p>3500</text:p>
          </table:table-cell>
          <table:table-cell office:value-type="float" office:value="12.295" calcext:value-type="float">
            <text:p>12.295</text:p>
          </table:table-cell>
        </table:table-row>
        <table:table-row table:style-name="ro1">
          <table:table-cell office:value-type="string" calcext:value-type="string">
            <text:p>2011-03-11</text:p>
          </table:table-cell>
          <table:table-cell table:formula="of:=DATEVALUE([.A1473])" office:value-type="float" office:value="40613" calcext:value-type="float">
            <text:p>4061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52" calcext:value-type="float">
            <text:p>12.5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52" calcext:value-type="float">
            <text:p>12.52</text:p>
          </table:table-cell>
          <table:table-cell office:value-type="float" office:value="400" calcext:value-type="float">
            <text:p>400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2011-03-10</text:p>
          </table:table-cell>
          <table:table-cell table:formula="of:=DATEVALUE([.A1474])" office:value-type="float" office:value="40612" calcext:value-type="float">
            <text:p>40612</text:p>
          </table:table-cell>
          <table:table-cell table:number-columns-repeated="2" office:value-type="float" office:value="12.57" calcext:value-type="float">
            <text:p>12.57</text:p>
          </table:table-cell>
          <table:table-cell office:value-type="float" office:value="12.265" calcext:value-type="float">
            <text:p>12.265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00" calcext:value-type="float">
            <text:p>1200</text:p>
          </table:table-cell>
          <table:table-cell office:value-type="float" office:value="12.315" calcext:value-type="float">
            <text:p>12.315</text:p>
          </table:table-cell>
        </table:table-row>
        <table:table-row table:style-name="ro1">
          <table:table-cell office:value-type="string" calcext:value-type="string">
            <text:p>2011-03-09</text:p>
          </table:table-cell>
          <table:table-cell table:formula="of:=DATEVALUE([.A1475])" office:value-type="float" office:value="40611" calcext:value-type="float">
            <text:p>40611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5" calcext:value-type="float">
            <text:p>12.5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5" calcext:value-type="float">
            <text:p>12.5</text:p>
          </table:table-cell>
          <table:table-cell office:value-type="float" office:value="1400" calcext:value-type="float">
            <text:p>140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11-03-08</text:p>
          </table:table-cell>
          <table:table-cell table:formula="of:=DATEVALUE([.A1476])" office:value-type="float" office:value="40610" calcext:value-type="float">
            <text:p>40610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165" calcext:value-type="float">
            <text:p>12.16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165" calcext:value-type="float">
            <text:p>12.165</text:p>
          </table:table-cell>
          <table:table-cell office:value-type="float" office:value="100" calcext:value-type="float">
            <text:p>100</text:p>
          </table:table-cell>
          <table:table-cell office:value-type="float" office:value="12.165" calcext:value-type="float">
            <text:p>12.165</text:p>
          </table:table-cell>
        </table:table-row>
        <table:table-row table:style-name="ro1">
          <table:table-cell office:value-type="string" calcext:value-type="string">
            <text:p>2011-03-07</text:p>
          </table:table-cell>
          <table:table-cell table:formula="of:=DATEVALUE([.A1477])" office:value-type="float" office:value="40609" calcext:value-type="float">
            <text:p>40609</text:p>
          </table:table-cell>
          <table:table-cell office:value-type="float" office:value="12.125" calcext:value-type="float">
            <text:p>12.125</text:p>
          </table:table-cell>
          <table:table-cell office:value-type="float" office:value="12.23" calcext:value-type="float">
            <text:p>12.23</text:p>
          </table:table-cell>
          <table:table-cell office:value-type="float" office:value="12.125" calcext:value-type="float">
            <text:p>12.125</text:p>
          </table:table-cell>
          <table:table-cell office:value-type="float" office:value="12.17" calcext:value-type="float">
            <text:p>12.17</text:p>
          </table:table-cell>
          <table:table-cell office:value-type="float" office:value="500" calcext:value-type="float">
            <text:p>500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string" calcext:value-type="string">
            <text:p>2011-03-04</text:p>
          </table:table-cell>
          <table:table-cell table:formula="of:=DATEVALUE([.A1478])" office:value-type="float" office:value="40606" calcext:value-type="float">
            <text:p>40606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1" calcext:value-type="float">
            <text:p>12.21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1" calcext:value-type="float">
            <text:p>12.21</text:p>
          </table:table-cell>
          <table:table-cell office:value-type="float" office:value="1600" calcext:value-type="float">
            <text:p>1600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2011-03-03</text:p>
          </table:table-cell>
          <table:table-cell table:formula="of:=DATEVALUE([.A1479])" office:value-type="float" office:value="40605" calcext:value-type="float">
            <text:p>40605</text:p>
          </table:table-cell>
          <table:table-cell table:number-columns-repeated="2" office:value-type="float" office:value="12.045" calcext:value-type="float">
            <text:p>12.045</text:p>
          </table:table-cell>
          <table:table-cell table:number-columns-repeated="2"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2011-03-02</text:p>
          </table:table-cell>
          <table:table-cell table:formula="of:=DATEVALUE([.A1480])" office:value-type="float" office:value="40604" calcext:value-type="float">
            <text:p>40604</text:p>
          </table:table-cell>
          <table:table-cell office:value-type="float" office:value="11.98" calcext:value-type="float">
            <text:p>11.98</text:p>
          </table:table-cell>
          <table:table-cell office:value-type="float" office:value="12.125" calcext:value-type="float">
            <text:p>12.125</text:p>
          </table:table-cell>
          <table:table-cell office:value-type="float" office:value="11.925" calcext:value-type="float">
            <text:p>11.925</text:p>
          </table:table-cell>
          <table:table-cell office:value-type="float" office:value="12.005" calcext:value-type="float">
            <text:p>12.005</text:p>
          </table:table-cell>
          <table:table-cell office:value-type="float" office:value="900" calcext:value-type="float">
            <text:p>900</text:p>
          </table:table-cell>
          <table:table-cell office:value-type="float" office:value="12.005" calcext:value-type="float">
            <text:p>12.005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table:formula="of:=DATEVALUE([.A1481])" office:value-type="float" office:value="40603" calcext:value-type="float">
            <text:p>40603</text:p>
          </table:table-cell>
          <table:table-cell table:number-columns-repeated="2" office:value-type="float" office:value="11.85" calcext:value-type="float">
            <text:p>11.85</text:p>
          </table:table-cell>
          <table:table-cell table:number-columns-repeated="2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table:formula="of:=DATEVALUE([.A1482])" office:value-type="float" office:value="40602" calcext:value-type="float">
            <text:p>40602</text:p>
          </table:table-cell>
          <table:table-cell table:number-columns-repeated="2" office:value-type="float" office:value="11.92" calcext:value-type="float">
            <text:p>11.92</text:p>
          </table:table-cell>
          <table:table-cell table:number-columns-repeated="2" office:value-type="float" office:value="11.875" calcext:value-type="float">
            <text:p>11.875</text:p>
          </table:table-cell>
          <table:table-cell office:value-type="float" office:value="0" calcext:value-type="float">
            <text:p>0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string" calcext:value-type="string">
            <text:p>2011-02-25</text:p>
          </table:table-cell>
          <table:table-cell table:formula="of:=DATEVALUE([.A1483])" office:value-type="float" office:value="40599" calcext:value-type="float">
            <text:p>40599</text:p>
          </table:table-cell>
          <table:table-cell office:value-type="float" office:value="11.775" calcext:value-type="float">
            <text:p>11.77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775" calcext:value-type="float">
            <text:p>11.775</text:p>
          </table:table-cell>
          <table:table-cell office:value-type="float" office:value="11.975" calcext:value-type="float">
            <text:p>11.975</text:p>
          </table:table-cell>
          <table:table-cell office:value-type="float" office:value="700" calcext:value-type="float">
            <text:p>700</text:p>
          </table:table-cell>
          <table:table-cell office:value-type="float" office:value="11.975" calcext:value-type="float">
            <text:p>11.975</text:p>
          </table:table-cell>
        </table:table-row>
        <table:table-row table:style-name="ro1">
          <table:table-cell office:value-type="string" calcext:value-type="string">
            <text:p>2011-02-24</text:p>
          </table:table-cell>
          <table:table-cell table:formula="of:=DATEVALUE([.A1484])" office:value-type="float" office:value="40598" calcext:value-type="float">
            <text:p>40598</text:p>
          </table:table-cell>
          <table:table-cell table:number-columns-repeated="2" office:value-type="float" office:value="11.92" calcext:value-type="float">
            <text:p>11.92</text:p>
          </table:table-cell>
          <table:table-cell table:number-columns-repeated="2" office:value-type="float" office:value="11.81" calcext:value-type="float">
            <text:p>11.81</text:p>
          </table:table-cell>
          <table:table-cell office:value-type="float" office:value="400" calcext:value-type="float">
            <text:p>400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2011-02-23</text:p>
          </table:table-cell>
          <table:table-cell table:formula="of:=DATEVALUE([.A1485])" office:value-type="float" office:value="40597" calcext:value-type="float">
            <text:p>40597</text:p>
          </table:table-cell>
          <table:table-cell office:value-type="float" office:value="12.265" calcext:value-type="float">
            <text:p>12.265</text:p>
          </table:table-cell>
          <table:table-cell office:value-type="float" office:value="12.4" calcext:value-type="float">
            <text:p>12.4</text:p>
          </table:table-cell>
          <table:table-cell office:value-type="float" office:value="11.96" calcext:value-type="float">
            <text:p>11.96</text:p>
          </table:table-cell>
          <table:table-cell office:value-type="float" office:value="12.03" calcext:value-type="float">
            <text:p>12.03</text:p>
          </table:table-cell>
          <table:table-cell office:value-type="float" office:value="1800" calcext:value-type="float">
            <text:p>18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11-02-22</text:p>
          </table:table-cell>
          <table:table-cell table:formula="of:=DATEVALUE([.A1486])" office:value-type="float" office:value="40596" calcext:value-type="float">
            <text:p>40596</text:p>
          </table:table-cell>
          <table:table-cell table:number-columns-repeated="2" office:value-type="float" office:value="12.815" calcext:value-type="float">
            <text:p>12.815</text:p>
          </table:table-cell>
          <table:table-cell table:number-columns-repeated="2" office:value-type="float" office:value="12.465" calcext:value-type="float">
            <text:p>12.465</text:p>
          </table:table-cell>
          <table:table-cell office:value-type="float" office:value="200" calcext:value-type="float">
            <text:p>200</text:p>
          </table:table-cell>
          <table:table-cell office:value-type="float" office:value="12.465" calcext:value-type="float">
            <text:p>12.465</text:p>
          </table:table-cell>
        </table:table-row>
        <table:table-row table:style-name="ro1">
          <table:table-cell office:value-type="string" calcext:value-type="string">
            <text:p>2011-02-21</text:p>
          </table:table-cell>
          <table:table-cell table:formula="of:=DATEVALUE([.A1487])" office:value-type="float" office:value="40595" calcext:value-type="float">
            <text:p>40595</text:p>
          </table:table-cell>
          <table:table-cell table:number-columns-repeated="2" office:value-type="float" office:value="12.92" calcext:value-type="float">
            <text:p>12.92</text:p>
          </table:table-cell>
          <table:table-cell table:number-columns-repeated="2" office:value-type="float" office:value="12.65" calcext:value-type="float">
            <text:p>12.65</text:p>
          </table:table-cell>
          <table:table-cell office:value-type="float" office:value="1100" calcext:value-type="float">
            <text:p>1100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2011-02-18</text:p>
          </table:table-cell>
          <table:table-cell table:formula="of:=DATEVALUE([.A1488])" office:value-type="float" office:value="40592" calcext:value-type="float">
            <text:p>40592</text:p>
          </table:table-cell>
          <table:table-cell office:value-type="float" office:value="13.015" calcext:value-type="float">
            <text:p>13.015</text:p>
          </table:table-cell>
          <table:table-cell office:value-type="float" office:value="13.025" calcext:value-type="float">
            <text:p>13.025</text:p>
          </table:table-cell>
          <table:table-cell table:number-columns-repeated="2" office:value-type="float" office:value="12.985" calcext:value-type="float">
            <text:p>12.985</text:p>
          </table:table-cell>
          <table:table-cell office:value-type="float" office:value="1000" calcext:value-type="float">
            <text:p>1000</text:p>
          </table:table-cell>
          <table:table-cell office:value-type="float" office:value="12.985" calcext:value-type="float">
            <text:p>12.985</text:p>
          </table:table-cell>
        </table:table-row>
        <table:table-row table:style-name="ro1">
          <table:table-cell office:value-type="string" calcext:value-type="string">
            <text:p>2011-02-17</text:p>
          </table:table-cell>
          <table:table-cell table:formula="of:=DATEVALUE([.A1489])" office:value-type="float" office:value="40591" calcext:value-type="float">
            <text:p>40591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9" calcext:value-type="float">
            <text:p>13.09</text:p>
          </table:table-cell>
          <table:table-cell table:number-columns-repeated="2" office:value-type="float" office:value="12.985" calcext:value-type="float">
            <text:p>12.985</text:p>
          </table:table-cell>
          <table:table-cell office:value-type="float" office:value="2400" calcext:value-type="float">
            <text:p>2400</text:p>
          </table:table-cell>
          <table:table-cell office:value-type="float" office:value="12.985" calcext:value-type="float">
            <text:p>12.985</text:p>
          </table:table-cell>
        </table:table-row>
        <table:table-row table:style-name="ro1">
          <table:table-cell office:value-type="string" calcext:value-type="string">
            <text:p>2011-02-16</text:p>
          </table:table-cell>
          <table:table-cell table:formula="of:=DATEVALUE([.A1490])" office:value-type="float" office:value="40590" calcext:value-type="float">
            <text:p>40590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92" calcext:value-type="float">
            <text:p>12.92</text:p>
          </table:table-cell>
          <table:table-cell office:value-type="float" office:value="12.6" calcext:value-type="float">
            <text:p>12.6</text:p>
          </table:table-cell>
          <table:table-cell office:value-type="float" office:value="12.92" calcext:value-type="float">
            <text:p>12.92</text:p>
          </table:table-cell>
          <table:table-cell office:value-type="float" office:value="300" calcext:value-type="float">
            <text:p>300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2011-02-15</text:p>
          </table:table-cell>
          <table:table-cell table:formula="of:=DATEVALUE([.A1491])" office:value-type="float" office:value="40589" calcext:value-type="float">
            <text:p>40589</text:p>
          </table:table-cell>
          <table:table-cell office:value-type="float" office:value="12.465" calcext:value-type="float">
            <text:p>12.465</text:p>
          </table:table-cell>
          <table:table-cell office:value-type="float" office:value="12.695" calcext:value-type="float">
            <text:p>12.69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695" calcext:value-type="float">
            <text:p>12.695</text:p>
          </table:table-cell>
          <table:table-cell office:value-type="float" office:value="1200" calcext:value-type="float">
            <text:p>1200</text:p>
          </table:table-cell>
          <table:table-cell office:value-type="float" office:value="12.695" calcext:value-type="float">
            <text:p>12.695</text:p>
          </table:table-cell>
        </table:table-row>
        <table:table-row table:style-name="ro1">
          <table:table-cell office:value-type="string" calcext:value-type="string">
            <text:p>2011-02-14</text:p>
          </table:table-cell>
          <table:table-cell table:formula="of:=DATEVALUE([.A1492])" office:value-type="float" office:value="40588" calcext:value-type="float">
            <text:p>40588</text:p>
          </table:table-cell>
          <table:table-cell office:value-type="float" office:value="12.39" calcext:value-type="float">
            <text:p>12.39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39" calcext:value-type="float">
            <text:p>12.39</text:p>
          </table:table-cell>
          <table:table-cell office:value-type="float" office:value="12.425" calcext:value-type="float">
            <text:p>12.425</text:p>
          </table:table-cell>
          <table:table-cell office:value-type="float" office:value="0" calcext:value-type="float">
            <text:p>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1-02-11</text:p>
          </table:table-cell>
          <table:table-cell table:formula="of:=DATEVALUE([.A1493])" office:value-type="float" office:value="40585" calcext:value-type="float">
            <text:p>40585</text:p>
          </table:table-cell>
          <table:table-cell office:value-type="float" office:value="12.22" calcext:value-type="float">
            <text:p>12.22</text:p>
          </table:table-cell>
          <table:table-cell office:value-type="float" office:value="12.38" calcext:value-type="float">
            <text:p>12.38</text:p>
          </table:table-cell>
          <table:table-cell office:value-type="float" office:value="12.22" calcext:value-type="float">
            <text:p>12.22</text:p>
          </table:table-cell>
          <table:table-cell office:value-type="float" office:value="12.38" calcext:value-type="float">
            <text:p>12.38</text:p>
          </table:table-cell>
          <table:table-cell office:value-type="float" office:value="1300" calcext:value-type="float">
            <text:p>1300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string" calcext:value-type="string">
            <text:p>2011-02-10</text:p>
          </table:table-cell>
          <table:table-cell table:formula="of:=DATEVALUE([.A1494])" office:value-type="float" office:value="40584" calcext:value-type="float">
            <text:p>4058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2.165" calcext:value-type="float">
            <text:p>12.165</text:p>
          </table:table-cell>
          <table:table-cell office:value-type="float" office:value="11.925" calcext:value-type="float">
            <text:p>11.925</text:p>
          </table:table-cell>
          <table:table-cell office:value-type="float" office:value="12.165" calcext:value-type="float">
            <text:p>12.165</text:p>
          </table:table-cell>
          <table:table-cell office:value-type="float" office:value="0" calcext:value-type="float">
            <text:p>0</text:p>
          </table:table-cell>
          <table:table-cell office:value-type="float" office:value="12.165" calcext:value-type="float">
            <text:p>12.165</text:p>
          </table:table-cell>
        </table:table-row>
        <table:table-row table:style-name="ro1">
          <table:table-cell office:value-type="string" calcext:value-type="string">
            <text:p>2011-02-09</text:p>
          </table:table-cell>
          <table:table-cell table:formula="of:=DATEVALUE([.A1495])" office:value-type="float" office:value="40583" calcext:value-type="float">
            <text:p>40583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25" calcext:value-type="float">
            <text:p>12.125</text:p>
          </table:table-cell>
          <table:table-cell table:number-columns-repeated="2" office:value-type="float" office:value="11.985" calcext:value-type="float">
            <text:p>11.985</text:p>
          </table:table-cell>
          <table:table-cell office:value-type="float" office:value="200" calcext:value-type="float">
            <text:p>200</text:p>
          </table:table-cell>
          <table:table-cell office:value-type="float" office:value="11.985" calcext:value-type="float">
            <text:p>11.985</text:p>
          </table:table-cell>
        </table:table-row>
        <table:table-row table:style-name="ro1">
          <table:table-cell office:value-type="string" calcext:value-type="string">
            <text:p>2011-02-08</text:p>
          </table:table-cell>
          <table:table-cell table:formula="of:=DATEVALUE([.A1496])" office:value-type="float" office:value="40582" calcext:value-type="float">
            <text:p>40582</text:p>
          </table:table-cell>
          <table:table-cell table:number-columns-repeated="2" office:value-type="float" office:value="12.33" calcext:value-type="float">
            <text:p>12.33</text:p>
          </table:table-cell>
          <table:table-cell table:number-columns-repeated="2" office:value-type="float" office:value="12.105" calcext:value-type="float">
            <text:p>12.105</text:p>
          </table:table-cell>
          <table:table-cell office:value-type="float" office:value="0" calcext:value-type="float">
            <text:p>0</text:p>
          </table:table-cell>
          <table:table-cell office:value-type="float" office:value="12.105" calcext:value-type="float">
            <text:p>12.105</text:p>
          </table:table-cell>
        </table:table-row>
        <table:table-row table:style-name="ro1">
          <table:table-cell office:value-type="string" calcext:value-type="string">
            <text:p>2011-02-07</text:p>
          </table:table-cell>
          <table:table-cell table:formula="of:=DATEVALUE([.A1497])" office:value-type="float" office:value="40581" calcext:value-type="float">
            <text:p>40581</text:p>
          </table:table-cell>
          <table:table-cell office:value-type="float" office:value="12.22" calcext:value-type="float">
            <text:p>12.2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22" calcext:value-type="float">
            <text:p>12.22</text:p>
          </table:table-cell>
          <table:table-cell office:value-type="float" office:value="12.42" calcext:value-type="float">
            <text:p>12.42</text:p>
          </table:table-cell>
          <table:table-cell office:value-type="float" office:value="300" calcext:value-type="float">
            <text:p>300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string" calcext:value-type="string">
            <text:p>2011-02-04</text:p>
          </table:table-cell>
          <table:table-cell table:formula="of:=DATEVALUE([.A1498])" office:value-type="float" office:value="40578" calcext:value-type="float">
            <text:p>40578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55" calcext:value-type="float">
            <text:p>12.255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4" calcext:value-type="float">
            <text:p>12.24</text:p>
          </table:table-cell>
          <table:table-cell office:value-type="float" office:value="1400" calcext:value-type="float">
            <text:p>1400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2011-02-03</text:p>
          </table:table-cell>
          <table:table-cell table:formula="of:=DATEVALUE([.A1499])" office:value-type="float" office:value="40577" calcext:value-type="float">
            <text:p>40577</text:p>
          </table:table-cell>
          <table:table-cell office:value-type="float" office:value="11.955" calcext:value-type="float">
            <text:p>11.955</text:p>
          </table:table-cell>
          <table:table-cell office:value-type="float" office:value="12.31" calcext:value-type="float">
            <text:p>12.3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31" calcext:value-type="float">
            <text:p>12.31</text:p>
          </table:table-cell>
          <table:table-cell office:value-type="float" office:value="100" calcext:value-type="float">
            <text:p>100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2011-02-02</text:p>
          </table:table-cell>
          <table:table-cell table:formula="of:=DATEVALUE([.A1500])" office:value-type="float" office:value="40576" calcext:value-type="float">
            <text:p>40576</text:p>
          </table:table-cell>
          <table:table-cell office:value-type="float" office:value="11.795" calcext:value-type="float">
            <text:p>11.795</text:p>
          </table:table-cell>
          <table:table-cell office:value-type="float" office:value="11.885" calcext:value-type="float">
            <text:p>11.885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885" calcext:value-type="float">
            <text:p>11.885</text:p>
          </table:table-cell>
          <table:table-cell office:value-type="float" office:value="400" calcext:value-type="float">
            <text:p>400</text:p>
          </table:table-cell>
          <table:table-cell office:value-type="float" office:value="11.885" calcext:value-type="float">
            <text:p>11.885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table:formula="of:=DATEVALUE([.A1501])" office:value-type="float" office:value="40575" calcext:value-type="float">
            <text:p>4057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765" calcext:value-type="float">
            <text:p>11.76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765" calcext:value-type="float">
            <text:p>11.765</text:p>
          </table:table-cell>
          <table:table-cell office:value-type="float" office:value="0" calcext:value-type="float">
            <text:p>0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table:formula="of:=DATEVALUE([.A1502])" office:value-type="float" office:value="40574" calcext:value-type="float">
            <text:p>40574</text:p>
          </table:table-cell>
          <table:table-cell office:value-type="float" office:value="11.485" calcext:value-type="float">
            <text:p>11.485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485" calcext:value-type="float">
            <text:p>11.485</text:p>
          </table:table-cell>
          <table:table-cell office:value-type="float" office:value="11.755" calcext:value-type="float">
            <text:p>11.755</text:p>
          </table:table-cell>
          <table:table-cell office:value-type="float" office:value="700" calcext:value-type="float">
            <text:p>7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1-01-28</text:p>
          </table:table-cell>
          <table:table-cell table:formula="of:=DATEVALUE([.A1503])" office:value-type="float" office:value="40571" calcext:value-type="float">
            <text:p>4057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835" calcext:value-type="float">
            <text:p>11.835</text:p>
          </table:table-cell>
          <table:table-cell office:value-type="float" office:value="11.715" calcext:value-type="float">
            <text:p>11.715</text:p>
          </table:table-cell>
          <table:table-cell office:value-type="float" office:value="11.76" calcext:value-type="float">
            <text:p>11.76</text:p>
          </table:table-cell>
          <table:table-cell office:value-type="float" office:value="600" calcext:value-type="float">
            <text:p>600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2011-01-27</text:p>
          </table:table-cell>
          <table:table-cell table:formula="of:=DATEVALUE([.A1504])" office:value-type="float" office:value="40570" calcext:value-type="float">
            <text:p>40570</text:p>
          </table:table-cell>
          <table:table-cell office:value-type="float" office:value="11.3" calcext:value-type="float">
            <text:p>11.3</text:p>
          </table:table-cell>
          <table:table-cell office:value-type="float" office:value="11.785" calcext:value-type="float">
            <text:p>11.785</text:p>
          </table:table-cell>
          <table:table-cell office:value-type="float" office:value="11.295" calcext:value-type="float">
            <text:p>11.295</text:p>
          </table:table-cell>
          <table:table-cell office:value-type="float" office:value="11.785" calcext:value-type="float">
            <text:p>11.785</text:p>
          </table:table-cell>
          <table:table-cell office:value-type="float" office:value="1600" calcext:value-type="float">
            <text:p>1600</text:p>
          </table:table-cell>
          <table:table-cell office:value-type="float" office:value="11.785" calcext:value-type="float">
            <text:p>11.785</text:p>
          </table:table-cell>
        </table:table-row>
        <table:table-row table:style-name="ro1">
          <table:table-cell office:value-type="string" calcext:value-type="string">
            <text:p>2011-01-26</text:p>
          </table:table-cell>
          <table:table-cell table:formula="of:=DATEVALUE([.A1505])" office:value-type="float" office:value="40569" calcext:value-type="float">
            <text:p>40569</text:p>
          </table:table-cell>
          <table:table-cell office:value-type="float" office:value="11.45" calcext:value-type="float">
            <text:p>11.45</text:p>
          </table:table-cell>
          <table:table-cell office:value-type="float" office:value="11.56" calcext:value-type="float">
            <text:p>11.56</text:p>
          </table:table-cell>
          <table:table-cell office:value-type="float" office:value="11.41" calcext:value-type="float">
            <text:p>11.41</text:p>
          </table:table-cell>
          <table:table-cell office:value-type="float" office:value="11.42" calcext:value-type="float">
            <text:p>11.42</text:p>
          </table:table-cell>
          <table:table-cell office:value-type="float" office:value="1800" calcext:value-type="float">
            <text:p>180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2011-01-25</text:p>
          </table:table-cell>
          <table:table-cell table:formula="of:=DATEVALUE([.A1506])" office:value-type="float" office:value="40568" calcext:value-type="float">
            <text:p>40568</text:p>
          </table:table-cell>
          <table:table-cell office:value-type="float" office:value="11.725" calcext:value-type="float">
            <text:p>11.725</text:p>
          </table:table-cell>
          <table:table-cell office:value-type="float" office:value="11.87" calcext:value-type="float">
            <text:p>11.87</text:p>
          </table:table-cell>
          <table:table-cell table:number-columns-repeated="2" office:value-type="float" office:value="11.645" calcext:value-type="float">
            <text:p>11.645</text:p>
          </table:table-cell>
          <table:table-cell office:value-type="float" office:value="200" calcext:value-type="float">
            <text:p>200</text:p>
          </table:table-cell>
          <table:table-cell office:value-type="float" office:value="11.645" calcext:value-type="float">
            <text:p>11.645</text:p>
          </table:table-cell>
        </table:table-row>
        <table:table-row table:style-name="ro1">
          <table:table-cell office:value-type="string" calcext:value-type="string">
            <text:p>2011-01-24</text:p>
          </table:table-cell>
          <table:table-cell table:formula="of:=DATEVALUE([.A1507])" office:value-type="float" office:value="40567" calcext:value-type="float">
            <text:p>4056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75" calcext:value-type="float">
            <text:p>11.77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775" calcext:value-type="float">
            <text:p>11.775</text:p>
          </table:table-cell>
          <table:table-cell office:value-type="float" office:value="300" calcext:value-type="float">
            <text:p>300</text:p>
          </table:table-cell>
          <table:table-cell office:value-type="float" office:value="11.775" calcext:value-type="float">
            <text:p>11.775</text:p>
          </table:table-cell>
        </table:table-row>
        <table:table-row table:style-name="ro1">
          <table:table-cell office:value-type="string" calcext:value-type="string">
            <text:p>2011-01-21</text:p>
          </table:table-cell>
          <table:table-cell table:formula="of:=DATEVALUE([.A1508])" office:value-type="float" office:value="40564" calcext:value-type="float">
            <text:p>40564</text:p>
          </table:table-cell>
          <table:table-cell table:number-columns-repeated="2" office:value-type="float" office:value="11.97" calcext:value-type="float">
            <text:p>11.97</text:p>
          </table:table-cell>
          <table:table-cell table:number-columns-repeated="2" office:value-type="float" office:value="11.775" calcext:value-type="float">
            <text:p>11.775</text:p>
          </table:table-cell>
          <table:table-cell office:value-type="float" office:value="700" calcext:value-type="float">
            <text:p>700</text:p>
          </table:table-cell>
          <table:table-cell office:value-type="float" office:value="11.775" calcext:value-type="float">
            <text:p>11.775</text:p>
          </table:table-cell>
        </table:table-row>
        <table:table-row table:style-name="ro1">
          <table:table-cell office:value-type="string" calcext:value-type="string">
            <text:p>2011-01-20</text:p>
          </table:table-cell>
          <table:table-cell table:formula="of:=DATEVALUE([.A1509])" office:value-type="float" office:value="40563" calcext:value-type="float">
            <text:p>40563</text:p>
          </table:table-cell>
          <table:table-cell table:number-columns-repeated="2" office:value-type="float" office:value="12.095" calcext:value-type="float">
            <text:p>12.09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25" calcext:value-type="float">
            <text:p>11.925</text:p>
          </table:table-cell>
          <table:table-cell office:value-type="float" office:value="800" calcext:value-type="float">
            <text:p>800</text:p>
          </table:table-cell>
          <table:table-cell office:value-type="float" office:value="11.925" calcext:value-type="float">
            <text:p>11.925</text:p>
          </table:table-cell>
        </table:table-row>
        <table:table-row table:style-name="ro1">
          <table:table-cell office:value-type="string" calcext:value-type="string">
            <text:p>2011-01-19</text:p>
          </table:table-cell>
          <table:table-cell table:formula="of:=DATEVALUE([.A1510])" office:value-type="float" office:value="40562" calcext:value-type="float">
            <text:p>40562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2" office:value-type="float" office:value="12.045" calcext:value-type="float">
            <text:p>12.045</text:p>
          </table:table-cell>
          <table:table-cell office:value-type="float" office:value="0" calcext:value-type="float">
            <text:p>0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string" calcext:value-type="string">
            <text:p>2011-01-18</text:p>
          </table:table-cell>
          <table:table-cell table:formula="of:=DATEVALUE([.A1511])" office:value-type="float" office:value="40561" calcext:value-type="float">
            <text:p>40561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.295" calcext:value-type="float">
            <text:p>12.295</text:p>
          </table:table-cell>
          <table:table-cell office:value-type="float" office:value="12.3" calcext:value-type="float">
            <text:p>12.3</text:p>
          </table:table-cell>
          <table:table-cell office:value-type="float" office:value="500" calcext:value-type="float">
            <text:p>50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2011-01-17</text:p>
          </table:table-cell>
          <table:table-cell table:formula="of:=DATEVALUE([.A1512])" office:value-type="float" office:value="40560" calcext:value-type="float">
            <text:p>40560</text:p>
          </table:table-cell>
          <table:table-cell table:number-columns-repeated="2" office:value-type="float" office:value="12.59" calcext:value-type="float">
            <text:p>12.59</text:p>
          </table:table-cell>
          <table:table-cell office:value-type="float" office:value="12.49" calcext:value-type="float">
            <text:p>12.49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11-01-14</text:p>
          </table:table-cell>
          <table:table-cell table:formula="of:=DATEVALUE([.A1513])" office:value-type="float" office:value="40557" calcext:value-type="float">
            <text:p>40557</text:p>
          </table:table-cell>
          <table:table-cell office:value-type="float" office:value="12.45" calcext:value-type="float">
            <text:p>12.45</text:p>
          </table:table-cell>
          <table:table-cell office:value-type="float" office:value="12.475" calcext:value-type="float">
            <text:p>12.475</text:p>
          </table:table-cell>
          <table:table-cell office:value-type="float" office:value="12.45" calcext:value-type="float">
            <text:p>12.45</text:p>
          </table:table-cell>
          <table:table-cell office:value-type="float" office:value="12.47" calcext:value-type="float">
            <text:p>12.47</text:p>
          </table:table-cell>
          <table:table-cell office:value-type="float" office:value="1000" calcext:value-type="float">
            <text:p>1000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2011-01-13</text:p>
          </table:table-cell>
          <table:table-cell table:formula="of:=DATEVALUE([.A1514])" office:value-type="float" office:value="40556" calcext:value-type="float">
            <text:p>40556</text:p>
          </table:table-cell>
          <table:table-cell table:number-columns-repeated="2" office:value-type="float" office:value="12.67" calcext:value-type="float">
            <text:p>12.67</text:p>
          </table:table-cell>
          <table:table-cell table:number-columns-repeated="2" office:value-type="float" office:value="12.505" calcext:value-type="float">
            <text:p>12.505</text:p>
          </table:table-cell>
          <table:table-cell office:value-type="float" office:value="200" calcext:value-type="float">
            <text:p>200</text:p>
          </table:table-cell>
          <table:table-cell office:value-type="float" office:value="12.505" calcext:value-type="float">
            <text:p>12.505</text:p>
          </table:table-cell>
        </table:table-row>
        <table:table-row table:style-name="ro1">
          <table:table-cell office:value-type="string" calcext:value-type="string">
            <text:p>2011-01-12</text:p>
          </table:table-cell>
          <table:table-cell table:formula="of:=DATEVALUE([.A1515])" office:value-type="float" office:value="40555" calcext:value-type="float">
            <text:p>40555</text:p>
          </table:table-cell>
          <table:table-cell office:value-type="float" office:value="12.62" calcext:value-type="float">
            <text:p>12.62</text:p>
          </table:table-cell>
          <table:table-cell office:value-type="float" office:value="12.78" calcext:value-type="float">
            <text:p>12.7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67" calcext:value-type="float">
            <text:p>12.67</text:p>
          </table:table-cell>
          <table:table-cell office:value-type="float" office:value="700" calcext:value-type="float">
            <text:p>70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2011-01-11</text:p>
          </table:table-cell>
          <table:table-cell table:formula="of:=DATEVALUE([.A1516])" office:value-type="float" office:value="40554" calcext:value-type="float">
            <text:p>40554</text:p>
          </table:table-cell>
          <table:table-cell table:number-columns-repeated="2" office:value-type="float" office:value="12.8" calcext:value-type="float">
            <text:p>12.8</text:p>
          </table:table-cell>
          <table:table-cell table:number-columns-repeated="2"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string" calcext:value-type="string">
            <text:p>2011-01-10</text:p>
          </table:table-cell>
          <table:table-cell table:formula="of:=DATEVALUE([.A1517])" office:value-type="float" office:value="40553" calcext:value-type="float">
            <text:p>40553</text:p>
          </table:table-cell>
          <table:table-cell table:number-columns-repeated="2" office:value-type="float" office:value="12.97" calcext:value-type="float">
            <text:p>12.9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2011-01-07</text:p>
          </table:table-cell>
          <table:table-cell table:formula="of:=DATEVALUE([.A1518])" office:value-type="float" office:value="40550" calcext:value-type="float">
            <text:p>40550</text:p>
          </table:table-cell>
          <table:table-cell office:value-type="float" office:value="13.045" calcext:value-type="float">
            <text:p>13.045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12.94" calcext:value-type="float">
            <text:p>12.94</text:p>
          </table:table-cell>
          <table:table-cell office:value-type="float" office:value="800" calcext:value-type="float">
            <text:p>800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2011-01-06</text:p>
          </table:table-cell>
          <table:table-cell table:formula="of:=DATEVALUE([.A1519])" office:value-type="float" office:value="40549" calcext:value-type="float">
            <text:p>40549</text:p>
          </table:table-cell>
          <table:table-cell office:value-type="float" office:value="12.67" calcext:value-type="float">
            <text:p>12.67</text:p>
          </table:table-cell>
          <table:table-cell office:value-type="float" office:value="13.235" calcext:value-type="float">
            <text:p>13.235</text:p>
          </table:table-cell>
          <table:table-cell office:value-type="float" office:value="12.67" calcext:value-type="float">
            <text:p>12.67</text:p>
          </table:table-cell>
          <table:table-cell office:value-type="float" office:value="13.235" calcext:value-type="float">
            <text:p>13.235</text:p>
          </table:table-cell>
          <table:table-cell office:value-type="float" office:value="900" calcext:value-type="float">
            <text:p>900</text:p>
          </table:table-cell>
          <table:table-cell office:value-type="float" office:value="13.235" calcext:value-type="float">
            <text:p>13.235</text:p>
          </table:table-cell>
        </table:table-row>
        <table:table-row table:style-name="ro1">
          <table:table-cell office:value-type="string" calcext:value-type="string">
            <text:p>2011-01-05</text:p>
          </table:table-cell>
          <table:table-cell table:formula="of:=DATEVALUE([.A1520])" office:value-type="float" office:value="40548" calcext:value-type="float">
            <text:p>40548</text:p>
          </table:table-cell>
          <table:table-cell office:value-type="float" office:value="12.515" calcext:value-type="float">
            <text:p>12.515</text:p>
          </table:table-cell>
          <table:table-cell office:value-type="float" office:value="12.715" calcext:value-type="float">
            <text:p>12.715</text:p>
          </table:table-cell>
          <table:table-cell office:value-type="float" office:value="12.515" calcext:value-type="float">
            <text:p>12.515</text:p>
          </table:table-cell>
          <table:table-cell office:value-type="float" office:value="12.715" calcext:value-type="float">
            <text:p>12.715</text:p>
          </table:table-cell>
          <table:table-cell office:value-type="float" office:value="0" calcext:value-type="float">
            <text:p>0</text:p>
          </table:table-cell>
          <table:table-cell office:value-type="float" office:value="12.715" calcext:value-type="float">
            <text:p>12.715</text:p>
          </table:table-cell>
        </table:table-row>
        <table:table-row table:style-name="ro1">
          <table:table-cell office:value-type="string" calcext:value-type="string">
            <text:p>2011-01-04</text:p>
          </table:table-cell>
          <table:table-cell table:formula="of:=DATEVALUE([.A1521])" office:value-type="float" office:value="40547" calcext:value-type="float">
            <text:p>40547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75" calcext:value-type="float">
            <text:p>12.475</text:p>
          </table:table-cell>
          <table:table-cell office:value-type="float" office:value="1000" calcext:value-type="float">
            <text:p>1000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2011-01-03</text:p>
          </table:table-cell>
          <table:table-cell table:formula="of:=DATEVALUE([.A1522])" office:value-type="float" office:value="40546" calcext:value-type="float">
            <text:p>40546</text:p>
          </table:table-cell>
          <table:table-cell office:value-type="float" office:value="12.485" calcext:value-type="float">
            <text:p>12.485</text:p>
          </table:table-cell>
          <table:table-cell office:value-type="float" office:value="12.615" calcext:value-type="float">
            <text:p>12.615</text:p>
          </table:table-cell>
          <table:table-cell office:value-type="float" office:value="12.485" calcext:value-type="float">
            <text:p>12.485</text:p>
          </table:table-cell>
          <table:table-cell office:value-type="float" office:value="12.515" calcext:value-type="float">
            <text:p>12.515</text:p>
          </table:table-cell>
          <table:table-cell office:value-type="float" office:value="10400" calcext:value-type="float">
            <text:p>10400</text:p>
          </table:table-cell>
          <table:table-cell office:value-type="float" office:value="12.515" calcext:value-type="float">
            <text:p>12.515</text:p>
          </table:table-cell>
        </table:table-row>
        <table:table-row table:style-name="ro1">
          <table:table-cell office:value-type="string" calcext:value-type="string">
            <text:p>2010-12-30</text:p>
          </table:table-cell>
          <table:table-cell table:formula="of:=DATEVALUE([.A1523])" office:value-type="float" office:value="40542" calcext:value-type="float">
            <text:p>40542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3" calcext:value-type="float">
            <text:p>12.53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25" calcext:value-type="float">
            <text:p>12.525</text:p>
          </table:table-cell>
          <table:table-cell office:value-type="float" office:value="500" calcext:value-type="float">
            <text:p>500</text:p>
          </table:table-cell>
          <table:table-cell office:value-type="float" office:value="12.525" calcext:value-type="float">
            <text:p>12.525</text:p>
          </table:table-cell>
        </table:table-row>
        <table:table-row table:style-name="ro1">
          <table:table-cell office:value-type="string" calcext:value-type="string">
            <text:p>2010-12-29</text:p>
          </table:table-cell>
          <table:table-cell table:formula="of:=DATEVALUE([.A1524])" office:value-type="float" office:value="40541" calcext:value-type="float">
            <text:p>40541</text:p>
          </table:table-cell>
          <table:table-cell office:value-type="float" office:value="12.46" calcext:value-type="float">
            <text:p>12.46</text:p>
          </table:table-cell>
          <table:table-cell office:value-type="float" office:value="12.52" calcext:value-type="float">
            <text:p>12.52</text:p>
          </table:table-cell>
          <table:table-cell office:value-type="float" office:value="12.45" calcext:value-type="float">
            <text:p>12.45</text:p>
          </table:table-cell>
          <table:table-cell office:value-type="float" office:value="12.52" calcext:value-type="float">
            <text:p>12.52</text:p>
          </table:table-cell>
          <table:table-cell office:value-type="float" office:value="600" calcext:value-type="float">
            <text:p>600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2010-12-28</text:p>
          </table:table-cell>
          <table:table-cell table:formula="of:=DATEVALUE([.A1525])" office:value-type="float" office:value="40540" calcext:value-type="float">
            <text:p>40540</text:p>
          </table:table-cell>
          <table:table-cell office:value-type="float" office:value="12.42" calcext:value-type="float">
            <text:p>12.42</text:p>
          </table:table-cell>
          <table:table-cell office:value-type="float" office:value="12.48" calcext:value-type="float">
            <text:p>12.48</text:p>
          </table:table-cell>
          <table:table-cell office:value-type="float" office:value="12.42" calcext:value-type="float">
            <text:p>12.42</text:p>
          </table:table-cell>
          <table:table-cell office:value-type="float" office:value="12.48" calcext:value-type="float">
            <text:p>12.48</text:p>
          </table:table-cell>
          <table:table-cell office:value-type="float" office:value="100" calcext:value-type="float">
            <text:p>100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string" calcext:value-type="string">
            <text:p>2010-12-27</text:p>
          </table:table-cell>
          <table:table-cell table:formula="of:=DATEVALUE([.A1526])" office:value-type="float" office:value="40539" calcext:value-type="float">
            <text:p>40539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2.51" calcext:value-type="float">
            <text:p>12.51</text:p>
          </table:table-cell>
          <table:table-cell office:value-type="float" office:value="100" calcext:value-type="float">
            <text:p>100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2010-12-23</text:p>
          </table:table-cell>
          <table:table-cell table:formula="of:=DATEVALUE([.A1527])" office:value-type="float" office:value="40535" calcext:value-type="float">
            <text:p>4053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645" calcext:value-type="float">
            <text:p>12.645</text:p>
          </table:table-cell>
          <table:table-cell table:number-columns-repeated="2"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string" calcext:value-type="string">
            <text:p>2010-12-22</text:p>
          </table:table-cell>
          <table:table-cell table:formula="of:=DATEVALUE([.A1528])" office:value-type="float" office:value="40534" calcext:value-type="float">
            <text:p>40534</text:p>
          </table:table-cell>
          <table:table-cell office:value-type="float" office:value="12.585" calcext:value-type="float">
            <text:p>12.585</text:p>
          </table:table-cell>
          <table:table-cell office:value-type="float" office:value="12.67" calcext:value-type="float">
            <text:p>12.67</text:p>
          </table:table-cell>
          <table:table-cell office:value-type="float" office:value="12.545" calcext:value-type="float">
            <text:p>12.545</text:p>
          </table:table-cell>
          <table:table-cell office:value-type="float" office:value="12.67" calcext:value-type="float">
            <text:p>12.67</text:p>
          </table:table-cell>
          <table:table-cell office:value-type="float" office:value="300" calcext:value-type="float">
            <text:p>30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2010-12-21</text:p>
          </table:table-cell>
          <table:table-cell table:formula="of:=DATEVALUE([.A1529])" office:value-type="float" office:value="40533" calcext:value-type="float">
            <text:p>40533</text:p>
          </table:table-cell>
          <table:table-cell office:value-type="float" office:value="12.29" calcext:value-type="float">
            <text:p>12.29</text:p>
          </table:table-cell>
          <table:table-cell office:value-type="float" office:value="12.585" calcext:value-type="float">
            <text:p>12.58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585" calcext:value-type="float">
            <text:p>12.585</text:p>
          </table:table-cell>
          <table:table-cell office:value-type="float" office:value="100" calcext:value-type="float">
            <text:p>100</text:p>
          </table:table-cell>
          <table:table-cell office:value-type="float" office:value="12.585" calcext:value-type="float">
            <text:p>12.585</text:p>
          </table:table-cell>
        </table:table-row>
        <table:table-row table:style-name="ro1">
          <table:table-cell office:value-type="string" calcext:value-type="string">
            <text:p>2010-12-20</text:p>
          </table:table-cell>
          <table:table-cell table:formula="of:=DATEVALUE([.A1530])" office:value-type="float" office:value="40532" calcext:value-type="float">
            <text:p>40532</text:p>
          </table:table-cell>
          <table:table-cell table:number-columns-repeated="2" office:value-type="float" office:value="12.45" calcext:value-type="float">
            <text:p>12.45</text:p>
          </table:table-cell>
          <table:table-cell table:number-columns-repeated="2" office:value-type="float" office:value="12.29" calcext:value-type="float">
            <text:p>12.29</text:p>
          </table:table-cell>
          <table:table-cell office:value-type="float" office:value="100" calcext:value-type="float">
            <text:p>100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2010-12-17</text:p>
          </table:table-cell>
          <table:table-cell table:formula="of:=DATEVALUE([.A1531])" office:value-type="float" office:value="40529" calcext:value-type="float">
            <text:p>40529</text:p>
          </table:table-cell>
          <table:table-cell office:value-type="float" office:value="12.355" calcext:value-type="float">
            <text:p>12.355</text:p>
          </table:table-cell>
          <table:table-cell office:value-type="float" office:value="12.505" calcext:value-type="float">
            <text:p>12.505</text:p>
          </table:table-cell>
          <table:table-cell office:value-type="float" office:value="12.355" calcext:value-type="float">
            <text:p>12.355</text:p>
          </table:table-cell>
          <table:table-cell office:value-type="float" office:value="12.505" calcext:value-type="float">
            <text:p>12.505</text:p>
          </table:table-cell>
          <table:table-cell office:value-type="float" office:value="200" calcext:value-type="float">
            <text:p>200</text:p>
          </table:table-cell>
          <table:table-cell office:value-type="float" office:value="12.505" calcext:value-type="float">
            <text:p>12.505</text:p>
          </table:table-cell>
        </table:table-row>
        <table:table-row table:style-name="ro1">
          <table:table-cell office:value-type="string" calcext:value-type="string">
            <text:p>2010-12-16</text:p>
          </table:table-cell>
          <table:table-cell table:formula="of:=DATEVALUE([.A1532])" office:value-type="float" office:value="40528" calcext:value-type="float">
            <text:p>40528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55" calcext:value-type="float">
            <text:p>12.55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55" calcext:value-type="float">
            <text:p>12.55</text:p>
          </table:table-cell>
          <table:table-cell office:value-type="float" office:value="200" calcext:value-type="float">
            <text:p>200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2010-12-15</text:p>
          </table:table-cell>
          <table:table-cell table:formula="of:=DATEVALUE([.A1533])" office:value-type="float" office:value="40527" calcext:value-type="float">
            <text:p>40527</text:p>
          </table:table-cell>
          <table:table-cell office:value-type="float" office:value="12.435" calcext:value-type="float">
            <text:p>12.435</text:p>
          </table:table-cell>
          <table:table-cell office:value-type="float" office:value="12.475" calcext:value-type="float">
            <text:p>12.475</text:p>
          </table:table-cell>
          <table:table-cell table:number-columns-repeated="2" office:value-type="float" office:value="12.385" calcext:value-type="float">
            <text:p>12.385</text:p>
          </table:table-cell>
          <table:table-cell office:value-type="float" office:value="700" calcext:value-type="float">
            <text:p>700</text:p>
          </table:table-cell>
          <table:table-cell office:value-type="float" office:value="12.385" calcext:value-type="float">
            <text:p>12.385</text:p>
          </table:table-cell>
        </table:table-row>
        <table:table-row table:style-name="ro1">
          <table:table-cell office:value-type="string" calcext:value-type="string">
            <text:p>2010-12-14</text:p>
          </table:table-cell>
          <table:table-cell table:formula="of:=DATEVALUE([.A1534])" office:value-type="float" office:value="40526" calcext:value-type="float">
            <text:p>40526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5" calcext:value-type="float">
            <text:p>12.5</text:p>
          </table:table-cell>
          <table:table-cell office:value-type="float" office:value="12.365" calcext:value-type="float">
            <text:p>12.365</text:p>
          </table:table-cell>
          <table:table-cell office:value-type="float" office:value="12.415" calcext:value-type="float">
            <text:p>12.415</text:p>
          </table:table-cell>
          <table:table-cell office:value-type="float" office:value="300" calcext:value-type="float">
            <text:p>300</text:p>
          </table:table-cell>
          <table:table-cell office:value-type="float" office:value="12.415" calcext:value-type="float">
            <text:p>12.415</text:p>
          </table:table-cell>
        </table:table-row>
        <table:table-row table:style-name="ro1">
          <table:table-cell office:value-type="string" calcext:value-type="string">
            <text:p>2010-12-13</text:p>
          </table:table-cell>
          <table:table-cell table:formula="of:=DATEVALUE([.A1535])" office:value-type="float" office:value="40525" calcext:value-type="float">
            <text:p>40525</text:p>
          </table:table-cell>
          <table:table-cell table:number-columns-repeated="2" office:value-type="float" office:value="12.75" calcext:value-type="float">
            <text:p>12.75</text:p>
          </table:table-cell>
          <table:table-cell table:number-columns-repeated="2" office:value-type="float" office:value="12.55" calcext:value-type="float">
            <text:p>12.55</text:p>
          </table:table-cell>
          <table:table-cell office:value-type="float" office:value="500" calcext:value-type="float">
            <text:p>500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2010-12-10</text:p>
          </table:table-cell>
          <table:table-cell table:formula="of:=DATEVALUE([.A1536])" office:value-type="float" office:value="40522" calcext:value-type="float">
            <text:p>40522</text:p>
          </table:table-cell>
          <table:table-cell office:value-type="float" office:value="12.72" calcext:value-type="float">
            <text:p>12.72</text:p>
          </table:table-cell>
          <table:table-cell office:value-type="float" office:value="12.815" calcext:value-type="float">
            <text:p>12.815</text:p>
          </table:table-cell>
          <table:table-cell office:value-type="float" office:value="12.72" calcext:value-type="float">
            <text:p>12.72</text:p>
          </table:table-cell>
          <table:table-cell office:value-type="float" office:value="12.815" calcext:value-type="float">
            <text:p>12.815</text:p>
          </table:table-cell>
          <table:table-cell office:value-type="float" office:value="0" calcext:value-type="float">
            <text:p>0</text:p>
          </table:table-cell>
          <table:table-cell office:value-type="float" office:value="12.815" calcext:value-type="float">
            <text:p>12.815</text:p>
          </table:table-cell>
        </table:table-row>
        <table:table-row table:style-name="ro1">
          <table:table-cell office:value-type="string" calcext:value-type="string">
            <text:p>2010-12-09</text:p>
          </table:table-cell>
          <table:table-cell table:formula="of:=DATEVALUE([.A1537])" office:value-type="float" office:value="40521" calcext:value-type="float">
            <text:p>40521</text:p>
          </table:table-cell>
          <table:table-cell office:value-type="float" office:value="12.77" calcext:value-type="float">
            <text:p>12.77</text:p>
          </table:table-cell>
          <table:table-cell office:value-type="float" office:value="12.845" calcext:value-type="float">
            <text:p>12.845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1100" calcext:value-type="float">
            <text:p>110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2010-12-08</text:p>
          </table:table-cell>
          <table:table-cell table:formula="of:=DATEVALUE([.A1538])" office:value-type="float" office:value="40520" calcext:value-type="float">
            <text:p>40520</text:p>
          </table:table-cell>
          <table:table-cell office:value-type="float" office:value="12.67" calcext:value-type="float">
            <text:p>12.67</text:p>
          </table:table-cell>
          <table:table-cell office:value-type="float" office:value="12.94" calcext:value-type="float">
            <text:p>12.94</text:p>
          </table:table-cell>
          <table:table-cell office:value-type="float" office:value="12.67" calcext:value-type="float">
            <text:p>12.67</text:p>
          </table:table-cell>
          <table:table-cell office:value-type="float" office:value="12.875" calcext:value-type="float">
            <text:p>12.875</text:p>
          </table:table-cell>
          <table:table-cell office:value-type="float" office:value="1600" calcext:value-type="float">
            <text:p>1600</text:p>
          </table:table-cell>
          <table:table-cell office:value-type="float" office:value="12.875" calcext:value-type="float">
            <text:p>12.875</text:p>
          </table:table-cell>
        </table:table-row>
        <table:table-row table:style-name="ro1">
          <table:table-cell office:value-type="string" calcext:value-type="string">
            <text:p>2010-12-07</text:p>
          </table:table-cell>
          <table:table-cell table:formula="of:=DATEVALUE([.A1539])" office:value-type="float" office:value="40519" calcext:value-type="float">
            <text:p>40519</text:p>
          </table:table-cell>
          <table:table-cell office:value-type="float" office:value="12.27" calcext:value-type="float">
            <text:p>12.27</text:p>
          </table:table-cell>
          <table:table-cell office:value-type="float" office:value="12.69" calcext:value-type="float">
            <text:p>12.69</text:p>
          </table:table-cell>
          <table:table-cell office:value-type="float" office:value="12.27" calcext:value-type="float">
            <text:p>12.27</text:p>
          </table:table-cell>
          <table:table-cell office:value-type="float" office:value="12.69" calcext:value-type="float">
            <text:p>12.69</text:p>
          </table:table-cell>
          <table:table-cell office:value-type="float" office:value="2100" calcext:value-type="float">
            <text:p>2100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string" calcext:value-type="string">
            <text:p>2010-12-06</text:p>
          </table:table-cell>
          <table:table-cell table:formula="of:=DATEVALUE([.A1540])" office:value-type="float" office:value="40518" calcext:value-type="float">
            <text:p>40518</text:p>
          </table:table-cell>
          <table:table-cell office:value-type="float" office:value="12" calcext:value-type="float">
            <text:p>12</text:p>
          </table:table-cell>
          <table:table-cell office:value-type="float" office:value="12.225" calcext:value-type="float">
            <text:p>12.225</text:p>
          </table:table-cell>
          <table:table-cell office:value-type="float" office:value="12" calcext:value-type="float">
            <text:p>12</text:p>
          </table:table-cell>
          <table:table-cell office:value-type="float" office:value="12.225" calcext:value-type="float">
            <text:p>12.225</text:p>
          </table:table-cell>
          <table:table-cell office:value-type="float" office:value="0" calcext:value-type="float">
            <text:p>0</text:p>
          </table:table-cell>
          <table:table-cell office:value-type="float" office:value="12.225" calcext:value-type="float">
            <text:p>12.225</text:p>
          </table:table-cell>
        </table:table-row>
        <table:table-row table:style-name="ro1">
          <table:table-cell office:value-type="string" calcext:value-type="string">
            <text:p>2010-12-03</text:p>
          </table:table-cell>
          <table:table-cell table:formula="of:=DATEVALUE([.A1541])" office:value-type="float" office:value="40515" calcext:value-type="float">
            <text:p>40515</text:p>
          </table:table-cell>
          <table:table-cell table:number-columns-repeated="2" office:value-type="float" office:value="12.3" calcext:value-type="float">
            <text:p>12.3</text:p>
          </table:table-cell>
          <table:table-cell table:number-columns-repeated="2" office:value-type="float" office:value="12.115" calcext:value-type="float">
            <text:p>12.115</text:p>
          </table:table-cell>
          <table:table-cell office:value-type="float" office:value="0" calcext:value-type="float">
            <text:p>0</text:p>
          </table:table-cell>
          <table:table-cell office:value-type="float" office:value="12.115" calcext:value-type="float">
            <text:p>12.115</text:p>
          </table:table-cell>
        </table:table-row>
        <table:table-row table:style-name="ro1">
          <table:table-cell office:value-type="string" calcext:value-type="string">
            <text:p>2010-12-02</text:p>
          </table:table-cell>
          <table:table-cell table:formula="of:=DATEVALUE([.A1542])" office:value-type="float" office:value="40514" calcext:value-type="float">
            <text:p>40514</text:p>
          </table:table-cell>
          <table:table-cell office:value-type="float" office:value="12.225" calcext:value-type="float">
            <text:p>12.22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29" calcext:value-type="float">
            <text:p>12.29</text:p>
          </table:table-cell>
          <table:table-cell office:value-type="float" office:value="300" calcext:value-type="float">
            <text:p>300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2010-12-01</text:p>
          </table:table-cell>
          <table:table-cell table:formula="of:=DATEVALUE([.A1543])" office:value-type="float" office:value="40513" calcext:value-type="float">
            <text:p>40513</text:p>
          </table:table-cell>
          <table:table-cell office:value-type="float" office:value="12.09" calcext:value-type="float">
            <text:p>12.09</text:p>
          </table:table-cell>
          <table:table-cell office:value-type="float" office:value="12.36" calcext:value-type="float">
            <text:p>12.36</text:p>
          </table:table-cell>
          <table:table-cell office:value-type="float" office:value="12.09" calcext:value-type="float">
            <text:p>12.09</text:p>
          </table:table-cell>
          <table:table-cell office:value-type="float" office:value="12.36" calcext:value-type="float">
            <text:p>12.36</text:p>
          </table:table-cell>
          <table:table-cell office:value-type="float" office:value="100" calcext:value-type="float">
            <text:p>100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table:formula="of:=DATEVALUE([.A1544])" office:value-type="float" office:value="40512" calcext:value-type="float">
            <text:p>40512</text:p>
          </table:table-cell>
          <table:table-cell office:value-type="float" office:value="12.375" calcext:value-type="float">
            <text:p>12.375</text:p>
          </table:table-cell>
          <table:table-cell office:value-type="float" office:value="12.47" calcext:value-type="float">
            <text:p>12.47</text:p>
          </table:table-cell>
          <table:table-cell table:number-columns-repeated="2" office:value-type="float" office:value="12.255" calcext:value-type="float">
            <text:p>12.255</text:p>
          </table:table-cell>
          <table:table-cell office:value-type="float" office:value="400" calcext:value-type="float">
            <text:p>40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0-11-29</text:p>
          </table:table-cell>
          <table:table-cell table:formula="of:=DATEVALUE([.A1545])" office:value-type="float" office:value="40511" calcext:value-type="float">
            <text:p>40511</text:p>
          </table:table-cell>
          <table:table-cell office:value-type="float" office:value="12.2" calcext:value-type="float">
            <text:p>12.2</text:p>
          </table:table-cell>
          <table:table-cell office:value-type="float" office:value="12.335" calcext:value-type="float">
            <text:p>12.335</text:p>
          </table:table-cell>
          <table:table-cell office:value-type="float" office:value="12.2" calcext:value-type="float">
            <text:p>12.2</text:p>
          </table:table-cell>
          <table:table-cell office:value-type="float" office:value="12.335" calcext:value-type="float">
            <text:p>12.335</text:p>
          </table:table-cell>
          <table:table-cell office:value-type="float" office:value="0" calcext:value-type="float">
            <text:p>0</text:p>
          </table:table-cell>
          <table:table-cell office:value-type="float" office:value="12.335" calcext:value-type="float">
            <text:p>12.335</text:p>
          </table:table-cell>
        </table:table-row>
        <table:table-row table:style-name="ro1">
          <table:table-cell office:value-type="string" calcext:value-type="string">
            <text:p>2010-11-26</text:p>
          </table:table-cell>
          <table:table-cell table:formula="of:=DATEVALUE([.A1546])" office:value-type="float" office:value="40508" calcext:value-type="float">
            <text:p>40508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7" calcext:value-type="float">
            <text:p>12.27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85" calcext:value-type="float">
            <text:p>12.185</text:p>
          </table:table-cell>
          <table:table-cell office:value-type="float" office:value="2200" calcext:value-type="float">
            <text:p>2200</text:p>
          </table:table-cell>
          <table:table-cell office:value-type="float" office:value="12.185" calcext:value-type="float">
            <text:p>12.185</text:p>
          </table:table-cell>
        </table:table-row>
        <table:table-row table:style-name="ro1">
          <table:table-cell office:value-type="string" calcext:value-type="string">
            <text:p>2010-11-25</text:p>
          </table:table-cell>
          <table:table-cell table:formula="of:=DATEVALUE([.A1547])" office:value-type="float" office:value="40507" calcext:value-type="float">
            <text:p>40507</text:p>
          </table:table-cell>
          <table:table-cell table:number-columns-repeated="2" office:value-type="float" office:value="12.23" calcext:value-type="float">
            <text:p>12.23</text:p>
          </table:table-cell>
          <table:table-cell table:number-columns-repeated="2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string" calcext:value-type="string">
            <text:p>2010-11-24</text:p>
          </table:table-cell>
          <table:table-cell table:formula="of:=DATEVALUE([.A1548])" office:value-type="float" office:value="40506" calcext:value-type="float">
            <text:p>40506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75" calcext:value-type="float">
            <text:p>12.275</text:p>
          </table:table-cell>
          <table:table-cell office:value-type="float" office:value="0" calcext:value-type="float">
            <text:p>0</text:p>
          </table:table-cell>
          <table:table-cell office:value-type="float" office:value="12.275" calcext:value-type="float">
            <text:p>12.275</text:p>
          </table:table-cell>
        </table:table-row>
        <table:table-row table:style-name="ro1">
          <table:table-cell office:value-type="string" calcext:value-type="string">
            <text:p>2010-11-23</text:p>
          </table:table-cell>
          <table:table-cell table:formula="of:=DATEVALUE([.A1549])" office:value-type="float" office:value="40505" calcext:value-type="float">
            <text:p>40505</text:p>
          </table:table-cell>
          <table:table-cell table:number-columns-repeated="2" office:value-type="float" office:value="12.16" calcext:value-type="float">
            <text:p>12.16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800" calcext:value-type="float">
            <text:p>1800</text:p>
          </table:table-cell>
          <table:table-cell office:value-type="float" office:value="12.025" calcext:value-type="float">
            <text:p>12.025</text:p>
          </table:table-cell>
        </table:table-row>
        <table:table-row table:style-name="ro1">
          <table:table-cell office:value-type="string" calcext:value-type="string">
            <text:p>2010-11-22</text:p>
          </table:table-cell>
          <table:table-cell table:formula="of:=DATEVALUE([.A1550])" office:value-type="float" office:value="40504" calcext:value-type="float">
            <text:p>40504</text:p>
          </table:table-cell>
          <table:table-cell office:value-type="float" office:value="11.97" calcext:value-type="float">
            <text:p>11.97</text:p>
          </table:table-cell>
          <table:table-cell office:value-type="float" office:value="12.065" calcext:value-type="float">
            <text:p>12.065</text:p>
          </table:table-cell>
          <table:table-cell office:value-type="float" office:value="11.97" calcext:value-type="float">
            <text:p>11.97</text:p>
          </table:table-cell>
          <table:table-cell office:value-type="float" office:value="12.065" calcext:value-type="float">
            <text:p>12.065</text:p>
          </table:table-cell>
          <table:table-cell office:value-type="float" office:value="0" calcext:value-type="float">
            <text:p>0</text:p>
          </table:table-cell>
          <table:table-cell office:value-type="float" office:value="12.065" calcext:value-type="float">
            <text:p>12.065</text:p>
          </table:table-cell>
        </table:table-row>
        <table:table-row table:style-name="ro1">
          <table:table-cell office:value-type="string" calcext:value-type="string">
            <text:p>2010-11-19</text:p>
          </table:table-cell>
          <table:table-cell table:formula="of:=DATEVALUE([.A1551])" office:value-type="float" office:value="40501" calcext:value-type="float">
            <text:p>40501</text:p>
          </table:table-cell>
          <table:table-cell table:number-columns-repeated="2" office:value-type="float" office:value="12.35" calcext:value-type="float">
            <text:p>12.35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300" calcext:value-type="float">
            <text:p>300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2010-11-18</text:p>
          </table:table-cell>
          <table:table-cell table:formula="of:=DATEVALUE([.A1552])" office:value-type="float" office:value="40500" calcext:value-type="float">
            <text:p>40500</text:p>
          </table:table-cell>
          <table:table-cell office:value-type="float" office:value="11.82" calcext:value-type="float">
            <text:p>11.82</text:p>
          </table:table-cell>
          <table:table-cell office:value-type="float" office:value="12.525" calcext:value-type="float">
            <text:p>12.525</text:p>
          </table:table-cell>
          <table:table-cell office:value-type="float" office:value="11.82" calcext:value-type="float">
            <text:p>11.82</text:p>
          </table:table-cell>
          <table:table-cell office:value-type="float" office:value="12.525" calcext:value-type="float">
            <text:p>12.525</text:p>
          </table:table-cell>
          <table:table-cell office:value-type="float" office:value="0" calcext:value-type="float">
            <text:p>0</text:p>
          </table:table-cell>
          <table:table-cell office:value-type="float" office:value="12.525" calcext:value-type="float">
            <text:p>12.525</text:p>
          </table:table-cell>
        </table:table-row>
        <table:table-row table:style-name="ro1">
          <table:table-cell office:value-type="string" calcext:value-type="string">
            <text:p>2010-11-17</text:p>
          </table:table-cell>
          <table:table-cell table:formula="of:=DATEVALUE([.A1553])" office:value-type="float" office:value="40499" calcext:value-type="float">
            <text:p>40499</text:p>
          </table:table-cell>
          <table:table-cell office:value-type="float" office:value="12" calcext:value-type="float">
            <text:p>12</text:p>
          </table:table-cell>
          <table:table-cell office:value-type="float" office:value="12.025" calcext:value-type="float">
            <text:p>12.025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85" calcext:value-type="float">
            <text:p>11.985</text:p>
          </table:table-cell>
          <table:table-cell office:value-type="float" office:value="400" calcext:value-type="float">
            <text:p>400</text:p>
          </table:table-cell>
          <table:table-cell office:value-type="float" office:value="11.985" calcext:value-type="float">
            <text:p>11.985</text:p>
          </table:table-cell>
        </table:table-row>
        <table:table-row table:style-name="ro1">
          <table:table-cell office:value-type="string" calcext:value-type="string">
            <text:p>2010-11-16</text:p>
          </table:table-cell>
          <table:table-cell table:formula="of:=DATEVALUE([.A1554])" office:value-type="float" office:value="40498" calcext:value-type="float">
            <text:p>40498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11.935" calcext:value-type="float">
            <text:p>11.935</text:p>
          </table:table-cell>
          <table:table-cell office:value-type="float" office:value="12.025" calcext:value-type="float">
            <text:p>12.025</text:p>
          </table:table-cell>
          <table:table-cell office:value-type="float" office:value="600" calcext:value-type="float">
            <text:p>600</text:p>
          </table:table-cell>
          <table:table-cell office:value-type="float" office:value="12.025" calcext:value-type="float">
            <text:p>12.025</text:p>
          </table:table-cell>
        </table:table-row>
        <table:table-row table:style-name="ro1">
          <table:table-cell office:value-type="string" calcext:value-type="string">
            <text:p>2010-11-15</text:p>
          </table:table-cell>
          <table:table-cell table:formula="of:=DATEVALUE([.A1555])" office:value-type="float" office:value="40497" calcext:value-type="float">
            <text:p>40497</text:p>
          </table:table-cell>
          <table:table-cell office:value-type="float" office:value="12.06" calcext:value-type="float">
            <text:p>12.06</text:p>
          </table:table-cell>
          <table:table-cell office:value-type="float" office:value="12.355" calcext:value-type="float">
            <text:p>12.355</text:p>
          </table:table-cell>
          <table:table-cell office:value-type="float" office:value="12.06" calcext:value-type="float">
            <text:p>12.06</text:p>
          </table:table-cell>
          <table:table-cell office:value-type="float" office:value="12.355" calcext:value-type="float">
            <text:p>12.355</text:p>
          </table:table-cell>
          <table:table-cell office:value-type="float" office:value="400" calcext:value-type="float">
            <text:p>400</text:p>
          </table:table-cell>
          <table:table-cell office:value-type="float" office:value="12.355" calcext:value-type="float">
            <text:p>12.355</text:p>
          </table:table-cell>
        </table:table-row>
        <table:table-row table:style-name="ro1">
          <table:table-cell office:value-type="string" calcext:value-type="string">
            <text:p>2010-11-12</text:p>
          </table:table-cell>
          <table:table-cell table:formula="of:=DATEVALUE([.A1556])" office:value-type="float" office:value="40494" calcext:value-type="float">
            <text:p>40494</text:p>
          </table:table-cell>
          <table:table-cell table:number-columns-repeated="2" office:value-type="float" office:value="12.27" calcext:value-type="float">
            <text:p>12.27</text:p>
          </table:table-cell>
          <table:table-cell table:number-columns-repeated="2" office:value-type="float" office:value="11.985" calcext:value-type="float">
            <text:p>11.985</text:p>
          </table:table-cell>
          <table:table-cell office:value-type="float" office:value="0" calcext:value-type="float">
            <text:p>0</text:p>
          </table:table-cell>
          <table:table-cell office:value-type="float" office:value="11.985" calcext:value-type="float">
            <text:p>11.985</text:p>
          </table:table-cell>
        </table:table-row>
        <table:table-row table:style-name="ro1">
          <table:table-cell office:value-type="string" calcext:value-type="string">
            <text:p>2010-11-11</text:p>
          </table:table-cell>
          <table:table-cell table:formula="of:=DATEVALUE([.A1557])" office:value-type="float" office:value="40493" calcext:value-type="float">
            <text:p>40493</text:p>
          </table:table-cell>
          <table:table-cell office:value-type="float" office:value="12.1" calcext:value-type="float">
            <text:p>12.1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" calcext:value-type="float">
            <text:p>12.1</text:p>
          </table:table-cell>
          <table:table-cell office:value-type="float" office:value="12.205" calcext:value-type="float">
            <text:p>12.205</text:p>
          </table:table-cell>
          <table:table-cell office:value-type="float" office:value="1300" calcext:value-type="float">
            <text:p>1300</text:p>
          </table:table-cell>
          <table:table-cell office:value-type="float" office:value="12.205" calcext:value-type="float">
            <text:p>12.205</text:p>
          </table:table-cell>
        </table:table-row>
        <table:table-row table:style-name="ro1">
          <table:table-cell office:value-type="string" calcext:value-type="string">
            <text:p>2010-11-10</text:p>
          </table:table-cell>
          <table:table-cell table:formula="of:=DATEVALUE([.A1558])" office:value-type="float" office:value="40492" calcext:value-type="float">
            <text:p>40492</text:p>
          </table:table-cell>
          <table:table-cell table:number-columns-repeated="2" office:value-type="float" office:value="12.27" calcext:value-type="float">
            <text:p>12.27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55" calcext:value-type="float">
            <text:p>12.255</text:p>
          </table:table-cell>
          <table:table-cell office:value-type="float" office:value="1600" calcext:value-type="float">
            <text:p>1600</text:p>
          </table:table-cell>
          <table:table-cell office:value-type="float" office:value="12.255" calcext:value-type="float">
            <text:p>12.255</text:p>
          </table:table-cell>
        </table:table-row>
        <table:table-row table:style-name="ro1">
          <table:table-cell office:value-type="string" calcext:value-type="string">
            <text:p>2010-11-09</text:p>
          </table:table-cell>
          <table:table-cell table:formula="of:=DATEVALUE([.A1559])" office:value-type="float" office:value="40491" calcext:value-type="float">
            <text:p>40491</text:p>
          </table:table-cell>
          <table:table-cell office:value-type="float" office:value="11.995" calcext:value-type="float">
            <text:p>11.995</text:p>
          </table:table-cell>
          <table:table-cell office:value-type="float" office:value="12.35" calcext:value-type="float">
            <text:p>12.3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275" calcext:value-type="float">
            <text:p>12.275</text:p>
          </table:table-cell>
          <table:table-cell office:value-type="float" office:value="2200" calcext:value-type="float">
            <text:p>2200</text:p>
          </table:table-cell>
          <table:table-cell office:value-type="float" office:value="12.275" calcext:value-type="float">
            <text:p>12.275</text:p>
          </table:table-cell>
        </table:table-row>
        <table:table-row table:style-name="ro1">
          <table:table-cell office:value-type="string" calcext:value-type="string">
            <text:p>2010-11-08</text:p>
          </table:table-cell>
          <table:table-cell table:formula="of:=DATEVALUE([.A1560])" office:value-type="float" office:value="40490" calcext:value-type="float">
            <text:p>40490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55" calcext:value-type="float">
            <text:p>11.755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55" calcext:value-type="float">
            <text:p>11.755</text:p>
          </table:table-cell>
          <table:table-cell office:value-type="float" office:value="1600" calcext:value-type="float">
            <text:p>16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0-11-05</text:p>
          </table:table-cell>
          <table:table-cell table:formula="of:=DATEVALUE([.A1561])" office:value-type="float" office:value="40487" calcext:value-type="float">
            <text:p>40487</text:p>
          </table:table-cell>
          <table:table-cell office:value-type="float" office:value="11.39" calcext:value-type="float">
            <text:p>11.39</text:p>
          </table:table-cell>
          <table:table-cell office:value-type="float" office:value="11.575" calcext:value-type="float">
            <text:p>11.575</text:p>
          </table:table-cell>
          <table:table-cell office:value-type="float" office:value="11.39" calcext:value-type="float">
            <text:p>11.39</text:p>
          </table:table-cell>
          <table:table-cell office:value-type="float" office:value="11.51" calcext:value-type="float">
            <text:p>11.51</text:p>
          </table:table-cell>
          <table:table-cell office:value-type="float" office:value="800" calcext:value-type="float">
            <text:p>800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2010-11-04</text:p>
          </table:table-cell>
          <table:table-cell table:formula="of:=DATEVALUE([.A1562])" office:value-type="float" office:value="40486" calcext:value-type="float">
            <text:p>40486</text:p>
          </table:table-cell>
          <table:table-cell table:number-columns-repeated="2" office:value-type="float" office:value="11.39" calcext:value-type="float">
            <text:p>11.39</text:p>
          </table:table-cell>
          <table:table-cell table:number-columns-repeated="2" office:value-type="float" office:value="11.37" calcext:value-type="float">
            <text:p>11.37</text:p>
          </table:table-cell>
          <table:table-cell office:value-type="float" office:value="600" calcext:value-type="float">
            <text:p>600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2010-11-03</text:p>
          </table:table-cell>
          <table:table-cell table:formula="of:=DATEVALUE([.A1563])" office:value-type="float" office:value="40485" calcext:value-type="float">
            <text:p>40485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45" calcext:value-type="float">
            <text:p>11.445</text:p>
          </table:table-cell>
          <table:table-cell office:value-type="float" office:value="1000" calcext:value-type="float">
            <text:p>1000</text:p>
          </table:table-cell>
          <table:table-cell office:value-type="float" office:value="11.445" calcext:value-type="float">
            <text:p>11.445</text:p>
          </table:table-cell>
        </table:table-row>
        <table:table-row table:style-name="ro1">
          <table:table-cell office:value-type="string" calcext:value-type="string">
            <text:p>2010-11-02</text:p>
          </table:table-cell>
          <table:table-cell table:formula="of:=DATEVALUE([.A1564])" office:value-type="float" office:value="40484" calcext:value-type="float">
            <text:p>40484</text:p>
          </table:table-cell>
          <table:table-cell office:value-type="float" office:value="11.49" calcext:value-type="float">
            <text:p>11.49</text:p>
          </table:table-cell>
          <table:table-cell office:value-type="float" office:value="11.58" calcext:value-type="float">
            <text:p>11.58</text:p>
          </table:table-cell>
          <table:table-cell office:value-type="float" office:value="11.49" calcext:value-type="float">
            <text:p>11.49</text:p>
          </table:table-cell>
          <table:table-cell office:value-type="float" office:value="11.52" calcext:value-type="float">
            <text:p>11.52</text:p>
          </table:table-cell>
          <table:table-cell office:value-type="float" office:value="2400" calcext:value-type="float">
            <text:p>240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0-11-01</text:p>
          </table:table-cell>
          <table:table-cell table:formula="of:=DATEVALUE([.A1565])" office:value-type="float" office:value="40483" calcext:value-type="float">
            <text:p>40483</text:p>
          </table:table-cell>
          <table:table-cell table:number-columns-repeated="2" office:value-type="float" office:value="11.845" calcext:value-type="float">
            <text:p>11.845</text:p>
          </table:table-cell>
          <table:table-cell table:number-columns-repeated="2" office:value-type="float" office:value="11.635" calcext:value-type="float">
            <text:p>11.635</text:p>
          </table:table-cell>
          <table:table-cell office:value-type="float" office:value="500" calcext:value-type="float">
            <text:p>500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2010-10-29</text:p>
          </table:table-cell>
          <table:table-cell table:formula="of:=DATEVALUE([.A1566])" office:value-type="float" office:value="40480" calcext:value-type="float">
            <text:p>4048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85" calcext:value-type="float">
            <text:p>11.78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85" calcext:value-type="float">
            <text:p>11.785</text:p>
          </table:table-cell>
          <table:table-cell office:value-type="float" office:value="300" calcext:value-type="float">
            <text:p>300</text:p>
          </table:table-cell>
          <table:table-cell office:value-type="float" office:value="11.785" calcext:value-type="float">
            <text:p>11.785</text:p>
          </table:table-cell>
        </table:table-row>
        <table:table-row table:style-name="ro1">
          <table:table-cell office:value-type="string" calcext:value-type="string">
            <text:p>2010-10-28</text:p>
          </table:table-cell>
          <table:table-cell table:formula="of:=DATEVALUE([.A1567])" office:value-type="float" office:value="40479" calcext:value-type="float">
            <text:p>4047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3" calcext:value-type="float">
            <text:p>11.83</text:p>
          </table:table-cell>
          <table:table-cell table:number-columns-repeated="2" office:value-type="float" office:value="11.72" calcext:value-type="float">
            <text:p>11.72</text:p>
          </table:table-cell>
          <table:table-cell office:value-type="float" office:value="600" calcext:value-type="float">
            <text:p>60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10-10-27</text:p>
          </table:table-cell>
          <table:table-cell table:formula="of:=DATEVALUE([.A1568])" office:value-type="float" office:value="40478" calcext:value-type="float">
            <text:p>4047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97" calcext:value-type="float">
            <text:p>11.9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45" calcext:value-type="float">
            <text:p>11.845</text:p>
          </table:table-cell>
          <table:table-cell office:value-type="float" office:value="600" calcext:value-type="float">
            <text:p>600</text:p>
          </table:table-cell>
          <table:table-cell office:value-type="float" office:value="11.845" calcext:value-type="float">
            <text:p>11.845</text:p>
          </table:table-cell>
        </table:table-row>
        <table:table-row table:style-name="ro1">
          <table:table-cell office:value-type="string" calcext:value-type="string">
            <text:p>2010-10-26</text:p>
          </table:table-cell>
          <table:table-cell table:formula="of:=DATEVALUE([.A1569])" office:value-type="float" office:value="40477" calcext:value-type="float">
            <text:p>404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1" calcext:value-type="float">
            <text:p>11.71</text:p>
          </table:table-cell>
          <table:table-cell office:value-type="float" office:value="11.755" calcext:value-type="float">
            <text:p>11.755</text:p>
          </table:table-cell>
          <table:table-cell office:value-type="float" office:value="500" calcext:value-type="float">
            <text:p>500</text:p>
          </table:table-cell>
          <table:table-cell office:value-type="float" office:value="11.755" calcext:value-type="float">
            <text:p>11.755</text:p>
          </table:table-cell>
        </table:table-row>
        <table:table-row table:style-name="ro1">
          <table:table-cell office:value-type="string" calcext:value-type="string">
            <text:p>2010-10-25</text:p>
          </table:table-cell>
          <table:table-cell table:formula="of:=DATEVALUE([.A1570])" office:value-type="float" office:value="40476" calcext:value-type="float">
            <text:p>40476</text:p>
          </table:table-cell>
          <table:table-cell office:value-type="float" office:value="11.52" calcext:value-type="float">
            <text:p>11.52</text:p>
          </table:table-cell>
          <table:table-cell office:value-type="float" office:value="11.685" calcext:value-type="float">
            <text:p>11.685</text:p>
          </table:table-cell>
          <table:table-cell office:value-type="float" office:value="11.52" calcext:value-type="float">
            <text:p>11.52</text:p>
          </table:table-cell>
          <table:table-cell office:value-type="float" office:value="11.675" calcext:value-type="float">
            <text:p>11.675</text:p>
          </table:table-cell>
          <table:table-cell office:value-type="float" office:value="800" calcext:value-type="float">
            <text:p>800</text:p>
          </table:table-cell>
          <table:table-cell office:value-type="float" office:value="11.675" calcext:value-type="float">
            <text:p>11.675</text:p>
          </table:table-cell>
        </table:table-row>
        <table:table-row table:style-name="ro1">
          <table:table-cell office:value-type="string" calcext:value-type="string">
            <text:p>2010-10-22</text:p>
          </table:table-cell>
          <table:table-cell table:formula="of:=DATEVALUE([.A1571])" office:value-type="float" office:value="40473" calcext:value-type="float">
            <text:p>40473</text:p>
          </table:table-cell>
          <table:table-cell office:value-type="float" office:value="11.425" calcext:value-type="float">
            <text:p>11.425</text:p>
          </table:table-cell>
          <table:table-cell office:value-type="float" office:value="11.645" calcext:value-type="float">
            <text:p>11.645</text:p>
          </table:table-cell>
          <table:table-cell office:value-type="float" office:value="11.39" calcext:value-type="float">
            <text:p>11.39</text:p>
          </table:table-cell>
          <table:table-cell office:value-type="float" office:value="11.645" calcext:value-type="float">
            <text:p>11.645</text:p>
          </table:table-cell>
          <table:table-cell office:value-type="float" office:value="500" calcext:value-type="float">
            <text:p>500</text:p>
          </table:table-cell>
          <table:table-cell office:value-type="float" office:value="11.645" calcext:value-type="float">
            <text:p>11.645</text:p>
          </table:table-cell>
        </table:table-row>
        <table:table-row table:style-name="ro1">
          <table:table-cell office:value-type="string" calcext:value-type="string">
            <text:p>2010-10-21</text:p>
          </table:table-cell>
          <table:table-cell table:formula="of:=DATEVALUE([.A1572])" office:value-type="float" office:value="40472" calcext:value-type="float">
            <text:p>40472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2" calcext:value-type="float">
            <text:p>11.52</text:p>
          </table:table-cell>
          <table:table-cell table:number-columns-repeated="2" office:value-type="float" office:value="11.385" calcext:value-type="float">
            <text:p>11.385</text:p>
          </table:table-cell>
          <table:table-cell office:value-type="float" office:value="500" calcext:value-type="float">
            <text:p>500</text:p>
          </table:table-cell>
          <table:table-cell office:value-type="float" office:value="11.385" calcext:value-type="float">
            <text:p>11.385</text:p>
          </table:table-cell>
        </table:table-row>
        <table:table-row table:style-name="ro1">
          <table:table-cell office:value-type="string" calcext:value-type="string">
            <text:p>2010-10-20</text:p>
          </table:table-cell>
          <table:table-cell table:formula="of:=DATEVALUE([.A1573])" office:value-type="float" office:value="40471" calcext:value-type="float">
            <text:p>40471</text:p>
          </table:table-cell>
          <table:table-cell office:value-type="float" office:value="11.275" calcext:value-type="float">
            <text:p>11.275</text:p>
          </table:table-cell>
          <table:table-cell office:value-type="float" office:value="11.525" calcext:value-type="float">
            <text:p>11.525</text:p>
          </table:table-cell>
          <table:table-cell office:value-type="float" office:value="11.275" calcext:value-type="float">
            <text:p>11.275</text:p>
          </table:table-cell>
          <table:table-cell office:value-type="float" office:value="11.45" calcext:value-type="float">
            <text:p>11.45</text:p>
          </table:table-cell>
          <table:table-cell office:value-type="float" office:value="100" calcext:value-type="float">
            <text:p>100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2010-10-19</text:p>
          </table:table-cell>
          <table:table-cell table:formula="of:=DATEVALUE([.A1574])" office:value-type="float" office:value="40470" calcext:value-type="float">
            <text:p>40470</text:p>
          </table:table-cell>
          <table:table-cell office:value-type="float" office:value="11.22" calcext:value-type="float">
            <text:p>11.22</text:p>
          </table:table-cell>
          <table:table-cell office:value-type="float" office:value="11.36" calcext:value-type="float">
            <text:p>11.36</text:p>
          </table:table-cell>
          <table:table-cell office:value-type="float" office:value="11.22" calcext:value-type="float">
            <text:p>11.22</text:p>
          </table:table-cell>
          <table:table-cell office:value-type="float" office:value="11.295" calcext:value-type="float">
            <text:p>11.295</text:p>
          </table:table-cell>
          <table:table-cell office:value-type="float" office:value="0" calcext:value-type="float">
            <text:p>0</text:p>
          </table:table-cell>
          <table:table-cell office:value-type="float" office:value="11.295" calcext:value-type="float">
            <text:p>11.295</text:p>
          </table:table-cell>
        </table:table-row>
        <table:table-row table:style-name="ro1">
          <table:table-cell office:value-type="string" calcext:value-type="string">
            <text:p>2010-10-18</text:p>
          </table:table-cell>
          <table:table-cell table:formula="of:=DATEVALUE([.A1575])" office:value-type="float" office:value="40469" calcext:value-type="float">
            <text:p>40469</text:p>
          </table:table-cell>
          <table:table-cell office:value-type="float" office:value="11.725" calcext:value-type="float">
            <text:p>11.725</text:p>
          </table:table-cell>
          <table:table-cell office:value-type="float" office:value="11.76" calcext:value-type="float">
            <text:p>11.7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365" calcext:value-type="float">
            <text:p>11.365</text:p>
          </table:table-cell>
          <table:table-cell office:value-type="float" office:value="1800" calcext:value-type="float">
            <text:p>1800</text:p>
          </table:table-cell>
          <table:table-cell office:value-type="float" office:value="11.365" calcext:value-type="float">
            <text:p>11.365</text:p>
          </table:table-cell>
        </table:table-row>
        <table:table-row table:style-name="ro1">
          <table:table-cell office:value-type="string" calcext:value-type="string">
            <text:p>2010-10-15</text:p>
          </table:table-cell>
          <table:table-cell table:formula="of:=DATEVALUE([.A1576])" office:value-type="float" office:value="40466" calcext:value-type="float">
            <text:p>40466</text:p>
          </table:table-cell>
          <table:table-cell office:value-type="float" office:value="11.535" calcext:value-type="float">
            <text:p>11.53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305" calcext:value-type="float">
            <text:p>11.305</text:p>
          </table:table-cell>
          <table:table-cell office:value-type="float" office:value="11.69" calcext:value-type="float">
            <text:p>11.69</text:p>
          </table:table-cell>
          <table:table-cell office:value-type="float" office:value="12600" calcext:value-type="float">
            <text:p>12600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2010-10-14</text:p>
          </table:table-cell>
          <table:table-cell table:formula="of:=DATEVALUE([.A1577])" office:value-type="float" office:value="40465" calcext:value-type="float">
            <text:p>4046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635" calcext:value-type="float">
            <text:p>12.635</text:p>
          </table:table-cell>
          <table:table-cell office:value-type="float" office:value="11.245" calcext:value-type="float">
            <text:p>11.245</text:p>
          </table:table-cell>
          <table:table-cell office:value-type="float" office:value="11.26" calcext:value-type="float">
            <text:p>11.26</text:p>
          </table:table-cell>
          <table:table-cell office:value-type="float" office:value="9300" calcext:value-type="float">
            <text:p>9300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string" calcext:value-type="string">
            <text:p>2010-10-13</text:p>
          </table:table-cell>
          <table:table-cell table:formula="of:=DATEVALUE([.A1578])" office:value-type="float" office:value="40464" calcext:value-type="float">
            <text:p>40464</text:p>
          </table:table-cell>
          <table:table-cell office:value-type="float" office:value="10.315" calcext:value-type="float">
            <text:p>10.315</text:p>
          </table:table-cell>
          <table:table-cell office:value-type="float" office:value="11.025" calcext:value-type="float">
            <text:p>11.025</text:p>
          </table:table-cell>
          <table:table-cell office:value-type="float" office:value="10.315" calcext:value-type="float">
            <text:p>10.315</text:p>
          </table:table-cell>
          <table:table-cell office:value-type="float" office:value="11.025" calcext:value-type="float">
            <text:p>11.025</text:p>
          </table:table-cell>
          <table:table-cell office:value-type="float" office:value="300" calcext:value-type="float">
            <text:p>300</text:p>
          </table:table-cell>
          <table:table-cell office:value-type="float" office:value="11.025" calcext:value-type="float">
            <text:p>11.025</text:p>
          </table:table-cell>
        </table:table-row>
        <table:table-row table:style-name="ro1">
          <table:table-cell office:value-type="string" calcext:value-type="string">
            <text:p>2010-10-12</text:p>
          </table:table-cell>
          <table:table-cell table:formula="of:=DATEVALUE([.A1579])" office:value-type="float" office:value="40463" calcext:value-type="float">
            <text:p>40463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2010-10-11</text:p>
          </table:table-cell>
          <table:table-cell table:formula="of:=DATEVALUE([.A1580])" office:value-type="float" office:value="40462" calcext:value-type="float">
            <text:p>40462</text:p>
          </table:table-cell>
          <table:table-cell office:value-type="float" office:value="10.32" calcext:value-type="float">
            <text:p>10.3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32" calcext:value-type="float">
            <text:p>10.32</text:p>
          </table:table-cell>
          <table:table-cell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2010-10-08</text:p>
          </table:table-cell>
          <table:table-cell table:formula="of:=DATEVALUE([.A1581])" office:value-type="float" office:value="40459" calcext:value-type="float">
            <text:p>40459</text:p>
          </table:table-cell>
          <table:table-cell office:value-type="float" office:value="10.22" calcext:value-type="float">
            <text:p>10.22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1" calcext:value-type="float">
            <text:p>10.21</text:p>
          </table:table-cell>
          <table:table-cell office:value-type="float" office:value="10.39" calcext:value-type="float">
            <text:p>10.39</text:p>
          </table:table-cell>
          <table:table-cell office:value-type="float" office:value="300" calcext:value-type="float">
            <text:p>300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string" calcext:value-type="string">
            <text:p>2010-10-07</text:p>
          </table:table-cell>
          <table:table-cell table:formula="of:=DATEVALUE([.A1582])" office:value-type="float" office:value="40458" calcext:value-type="float">
            <text:p>40458</text:p>
          </table:table-cell>
          <table:table-cell table:number-columns-repeated="2" office:value-type="float" office:value="10.35" calcext:value-type="float">
            <text:p>10.35</text:p>
          </table:table-cell>
          <table:table-cell table:number-columns-repeated="2" office:value-type="float" office:value="10.215" calcext:value-type="float">
            <text:p>10.215</text:p>
          </table:table-cell>
          <table:table-cell office:value-type="float" office:value="0" calcext:value-type="float">
            <text:p>0</text:p>
          </table:table-cell>
          <table:table-cell office:value-type="float" office:value="10.215" calcext:value-type="float">
            <text:p>10.215</text:p>
          </table:table-cell>
        </table:table-row>
        <table:table-row table:style-name="ro1">
          <table:table-cell office:value-type="string" calcext:value-type="string">
            <text:p>2010-10-06</text:p>
          </table:table-cell>
          <table:table-cell table:formula="of:=DATEVALUE([.A1583])" office:value-type="float" office:value="40457" calcext:value-type="float">
            <text:p>40457</text:p>
          </table:table-cell>
          <table:table-cell table:number-columns-repeated="2" office:value-type="float" office:value="10.515" calcext:value-type="float">
            <text:p>10.515</text:p>
          </table:table-cell>
          <table:table-cell table:number-columns-repeated="2" office:value-type="float" office:value="10.295" calcext:value-type="float">
            <text:p>10.295</text:p>
          </table:table-cell>
          <table:table-cell office:value-type="float" office:value="0" calcext:value-type="float">
            <text:p>0</text:p>
          </table:table-cell>
          <table:table-cell office:value-type="float" office:value="10.295" calcext:value-type="float">
            <text:p>10.295</text:p>
          </table:table-cell>
        </table:table-row>
        <table:table-row table:style-name="ro1">
          <table:table-cell office:value-type="string" calcext:value-type="string">
            <text:p>2010-10-05</text:p>
          </table:table-cell>
          <table:table-cell table:formula="of:=DATEVALUE([.A1584])" office:value-type="float" office:value="40456" calcext:value-type="float">
            <text:p>40456</text:p>
          </table:table-cell>
          <table:table-cell office:value-type="float" office:value="10.38" calcext:value-type="float">
            <text:p>10.38</text:p>
          </table:table-cell>
          <table:table-cell office:value-type="float" office:value="10.51" calcext:value-type="float">
            <text:p>10.51</text:p>
          </table:table-cell>
          <table:table-cell office:value-type="float" office:value="10.38" calcext:value-type="float">
            <text:p>10.38</text:p>
          </table:table-cell>
          <table:table-cell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string" calcext:value-type="string">
            <text:p>2010-10-04</text:p>
          </table:table-cell>
          <table:table-cell table:formula="of:=DATEVALUE([.A1585])" office:value-type="float" office:value="40455" calcext:value-type="float">
            <text:p>40455</text:p>
          </table:table-cell>
          <table:table-cell office:value-type="float" office:value="10.325" calcext:value-type="float">
            <text:p>10.325</text:p>
          </table:table-cell>
          <table:table-cell office:value-type="float" office:value="10.4" calcext:value-type="float">
            <text:p>10.4</text:p>
          </table:table-cell>
          <table:table-cell office:value-type="float" office:value="10.325" calcext:value-type="float">
            <text:p>10.325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2010-10-01</text:p>
          </table:table-cell>
          <table:table-cell table:formula="of:=DATEVALUE([.A1586])" office:value-type="float" office:value="40452" calcext:value-type="float">
            <text:p>40452</text:p>
          </table:table-cell>
          <table:table-cell table:number-columns-repeated="2" office:value-type="float" office:value="10.35" calcext:value-type="float">
            <text:p>10.35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2010-09-30</text:p>
          </table:table-cell>
          <table:table-cell table:formula="of:=DATEVALUE([.A1587])" office:value-type="float" office:value="40451" calcext:value-type="float">
            <text:p>40451</text:p>
          </table:table-cell>
          <table:table-cell table:number-columns-repeated="2" office:value-type="float" office:value="10.455" calcext:value-type="float">
            <text:p>10.455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2010-09-29</text:p>
          </table:table-cell>
          <table:table-cell table:formula="of:=DATEVALUE([.A1588])" office:value-type="float" office:value="40450" calcext:value-type="float">
            <text:p>40450</text:p>
          </table:table-cell>
          <table:table-cell table:number-columns-repeated="2" office:value-type="float" office:value="10.52" calcext:value-type="float">
            <text:p>10.52</text:p>
          </table:table-cell>
          <table:table-cell office:value-type="float" office:value="10.425" calcext:value-type="float">
            <text:p>10.425</text:p>
          </table:table-cell>
          <table:table-cell office:value-type="float" office:value="10.465" calcext:value-type="float">
            <text:p>10.465</text:p>
          </table:table-cell>
          <table:table-cell office:value-type="float" office:value="0" calcext:value-type="float">
            <text:p>0</text:p>
          </table:table-cell>
          <table:table-cell office:value-type="float" office:value="10.465" calcext:value-type="float">
            <text:p>10.465</text:p>
          </table:table-cell>
        </table:table-row>
        <table:table-row table:style-name="ro1">
          <table:table-cell office:value-type="string" calcext:value-type="string">
            <text:p>2010-09-28</text:p>
          </table:table-cell>
          <table:table-cell table:formula="of:=DATEVALUE([.A1589])" office:value-type="float" office:value="40449" calcext:value-type="float">
            <text:p>40449</text:p>
          </table:table-cell>
          <table:table-cell office:value-type="float" office:value="10.615" calcext:value-type="float">
            <text:p>10.615</text:p>
          </table:table-cell>
          <table:table-cell office:value-type="float" office:value="10.625" calcext:value-type="float">
            <text:p>10.625</text:p>
          </table:table-cell>
          <table:table-cell table:number-columns-repeated="2" office:value-type="float" office:value="10.585" calcext:value-type="float">
            <text:p>10.585</text:p>
          </table:table-cell>
          <table:table-cell office:value-type="float" office:value="500" calcext:value-type="float">
            <text:p>500</text:p>
          </table:table-cell>
          <table:table-cell office:value-type="float" office:value="10.585" calcext:value-type="float">
            <text:p>10.585</text:p>
          </table:table-cell>
        </table:table-row>
        <table:table-row table:style-name="ro1">
          <table:table-cell office:value-type="string" calcext:value-type="string">
            <text:p>2010-09-27</text:p>
          </table:table-cell>
          <table:table-cell table:formula="of:=DATEVALUE([.A1590])" office:value-type="float" office:value="40448" calcext:value-type="float">
            <text:p>40448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4" calcext:value-type="float">
            <text:p>10.74</text:p>
          </table:table-cell>
          <table:table-cell table:number-columns-repeated="2" office:value-type="float" office:value="10.62" calcext:value-type="float">
            <text:p>10.62</text:p>
          </table:table-cell>
          <table:table-cell office:value-type="float" office:value="100" calcext:value-type="float">
            <text:p>100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string" calcext:value-type="string">
            <text:p>2010-09-24</text:p>
          </table:table-cell>
          <table:table-cell table:formula="of:=DATEVALUE([.A1591])" office:value-type="float" office:value="40445" calcext:value-type="float">
            <text:p>40445</text:p>
          </table:table-cell>
          <table:table-cell office:value-type="float" office:value="10.6" calcext:value-type="float">
            <text:p>10.6</text:p>
          </table:table-cell>
          <table:table-cell office:value-type="float" office:value="10.715" calcext:value-type="float">
            <text:p>10.715</text:p>
          </table:table-cell>
          <table:table-cell office:value-type="float" office:value="10.6" calcext:value-type="float">
            <text:p>10.6</text:p>
          </table:table-cell>
          <table:table-cell office:value-type="float" office:value="10.715" calcext:value-type="float">
            <text:p>10.715</text:p>
          </table:table-cell>
          <table:table-cell office:value-type="float" office:value="0" calcext:value-type="float">
            <text:p>0</text:p>
          </table:table-cell>
          <table:table-cell office:value-type="float" office:value="10.715" calcext:value-type="float">
            <text:p>10.715</text:p>
          </table:table-cell>
        </table:table-row>
        <table:table-row table:style-name="ro1">
          <table:table-cell office:value-type="string" calcext:value-type="string">
            <text:p>2010-09-23</text:p>
          </table:table-cell>
          <table:table-cell table:formula="of:=DATEVALUE([.A1592])" office:value-type="float" office:value="40444" calcext:value-type="float">
            <text:p>4044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595" calcext:value-type="float">
            <text:p>10.595</text:p>
          </table:table-cell>
          <table:table-cell office:value-type="float" office:value="10.42" calcext:value-type="float">
            <text:p>10.42</text:p>
          </table:table-cell>
          <table:table-cell office:value-type="float" office:value="10.595" calcext:value-type="float">
            <text:p>10.595</text:p>
          </table:table-cell>
          <table:table-cell office:value-type="float" office:value="0" calcext:value-type="float">
            <text:p>0</text:p>
          </table:table-cell>
          <table:table-cell office:value-type="float" office:value="10.595" calcext:value-type="float">
            <text:p>10.595</text:p>
          </table:table-cell>
        </table:table-row>
        <table:table-row table:style-name="ro1">
          <table:table-cell office:value-type="string" calcext:value-type="string">
            <text:p>2010-09-22</text:p>
          </table:table-cell>
          <table:table-cell table:formula="of:=DATEVALUE([.A1593])" office:value-type="float" office:value="40443" calcext:value-type="float">
            <text:p>40443</text:p>
          </table:table-cell>
          <table:table-cell table:number-columns-repeated="2" office:value-type="float" office:value="10.605" calcext:value-type="float">
            <text:p>10.605</text:p>
          </table:table-cell>
          <table:table-cell table:number-columns-repeated="2" office:value-type="float" office:value="10.465" calcext:value-type="float">
            <text:p>10.465</text:p>
          </table:table-cell>
          <table:table-cell office:value-type="float" office:value="0" calcext:value-type="float">
            <text:p>0</text:p>
          </table:table-cell>
          <table:table-cell office:value-type="float" office:value="10.465" calcext:value-type="float">
            <text:p>10.465</text:p>
          </table:table-cell>
        </table:table-row>
        <table:table-row table:style-name="ro1">
          <table:table-cell office:value-type="string" calcext:value-type="string">
            <text:p>2010-09-21</text:p>
          </table:table-cell>
          <table:table-cell table:formula="of:=DATEVALUE([.A1594])" office:value-type="float" office:value="40442" calcext:value-type="float">
            <text:p>40442</text:p>
          </table:table-cell>
          <table:table-cell office:value-type="float" office:value="10.57" calcext:value-type="float">
            <text:p>10.5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7" calcext:value-type="float">
            <text:p>10.57</text:p>
          </table:table-cell>
          <table:table-cell office:value-type="float" office:value="10.73" calcext:value-type="float">
            <text:p>10.73</text:p>
          </table:table-cell>
          <table:table-cell office:value-type="float" office:value="200" calcext:value-type="float">
            <text:p>200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string" calcext:value-type="string">
            <text:p>2010-09-20</text:p>
          </table:table-cell>
          <table:table-cell table:formula="of:=DATEVALUE([.A1595])" office:value-type="float" office:value="40441" calcext:value-type="float">
            <text:p>40441</text:p>
          </table:table-cell>
          <table:table-cell office:value-type="float" office:value="10.57" calcext:value-type="float">
            <text:p>10.5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7" calcext:value-type="float">
            <text:p>10.57</text:p>
          </table:table-cell>
          <table:table-cell office:value-type="float" office:value="10.655" calcext:value-type="float">
            <text:p>10.655</text:p>
          </table:table-cell>
          <table:table-cell office:value-type="float" office:value="200" calcext:value-type="float">
            <text:p>200</text:p>
          </table:table-cell>
          <table:table-cell office:value-type="float" office:value="10.655" calcext:value-type="float">
            <text:p>10.655</text:p>
          </table:table-cell>
        </table:table-row>
        <table:table-row table:style-name="ro1">
          <table:table-cell office:value-type="string" calcext:value-type="string">
            <text:p>2010-09-17</text:p>
          </table:table-cell>
          <table:table-cell table:formula="of:=DATEVALUE([.A1596])" office:value-type="float" office:value="40438" calcext:value-type="float">
            <text:p>40438</text:p>
          </table:table-cell>
          <table:table-cell table:number-columns-repeated="2" office:value-type="float" office:value="10.825" calcext:value-type="float">
            <text:p>10.825</text:p>
          </table:table-cell>
          <table:table-cell table:number-columns-repeated="2" office:value-type="float" office:value="10.745" calcext:value-type="float">
            <text:p>10.745</text:p>
          </table:table-cell>
          <table:table-cell office:value-type="float" office:value="0" calcext:value-type="float">
            <text:p>0</text:p>
          </table:table-cell>
          <table:table-cell office:value-type="float" office:value="10.745" calcext:value-type="float">
            <text:p>10.745</text:p>
          </table:table-cell>
        </table:table-row>
        <table:table-row table:style-name="ro1">
          <table:table-cell office:value-type="string" calcext:value-type="string">
            <text:p>2010-09-16</text:p>
          </table:table-cell>
          <table:table-cell table:formula="of:=DATEVALUE([.A1597])" office:value-type="float" office:value="40437" calcext:value-type="float">
            <text:p>40437</text:p>
          </table:table-cell>
          <table:table-cell table:number-columns-repeated="2" office:value-type="float" office:value="10.935" calcext:value-type="float">
            <text:p>10.935</text:p>
          </table:table-cell>
          <table:table-cell table:number-columns-repeated="2" office:value-type="float" office:value="10.785" calcext:value-type="float">
            <text:p>10.785</text:p>
          </table:table-cell>
          <table:table-cell office:value-type="float" office:value="5000" calcext:value-type="float">
            <text:p>5000</text:p>
          </table:table-cell>
          <table:table-cell office:value-type="float" office:value="10.785" calcext:value-type="float">
            <text:p>10.785</text:p>
          </table:table-cell>
        </table:table-row>
        <table:table-row table:style-name="ro1">
          <table:table-cell office:value-type="string" calcext:value-type="string">
            <text:p>2010-09-14</text:p>
          </table:table-cell>
          <table:table-cell table:formula="of:=DATEVALUE([.A1598])" office:value-type="float" office:value="40435" calcext:value-type="float">
            <text:p>40435</text:p>
          </table:table-cell>
          <table:table-cell table:number-columns-repeated="2" office:value-type="float" office:value="10.645" calcext:value-type="float">
            <text:p>10.645</text:p>
          </table:table-cell>
          <table:table-cell table:number-columns-repeated="2" office:value-type="float" office:value="10.445" calcext:value-type="float">
            <text:p>10.445</text:p>
          </table:table-cell>
          <table:table-cell office:value-type="float" office:value="0" calcext:value-type="float">
            <text:p>0</text:p>
          </table:table-cell>
          <table:table-cell office:value-type="float" office:value="10.445" calcext:value-type="float">
            <text:p>10.445</text:p>
          </table:table-cell>
        </table:table-row>
        <table:table-row table:style-name="ro1">
          <table:table-cell office:value-type="string" calcext:value-type="string">
            <text:p>2010-09-13</text:p>
          </table:table-cell>
          <table:table-cell table:formula="of:=DATEVALUE([.A1599])" office:value-type="float" office:value="40434" calcext:value-type="float">
            <text:p>40434</text:p>
          </table:table-cell>
          <table:table-cell table:number-columns-repeated="2" office:value-type="float" office:value="10.765" calcext:value-type="float">
            <text:p>10.765</text:p>
          </table:table-cell>
          <table:table-cell table:number-columns-repeated="2" office:value-type="float" office:value="10.665" calcext:value-type="float">
            <text:p>10.665</text:p>
          </table:table-cell>
          <table:table-cell office:value-type="float" office:value="0" calcext:value-type="float">
            <text:p>0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1">
          <table:table-cell office:value-type="string" calcext:value-type="string">
            <text:p>2010-09-10</text:p>
          </table:table-cell>
          <table:table-cell table:formula="of:=DATEVALUE([.A1600])" office:value-type="float" office:value="40431" calcext:value-type="float">
            <text:p>40431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25" calcext:value-type="float">
            <text:p>10.725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25" calcext:value-type="float">
            <text:p>10.725</text:p>
          </table:table-cell>
          <table:table-cell office:value-type="float" office:value="0" calcext:value-type="float">
            <text:p>0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2010-09-09</text:p>
          </table:table-cell>
          <table:table-cell table:formula="of:=DATEVALUE([.A1601])" office:value-type="float" office:value="40430" calcext:value-type="float">
            <text:p>40430</text:p>
          </table:table-cell>
          <table:table-cell table:number-columns-repeated="2" office:value-type="float" office:value="10.795" calcext:value-type="float">
            <text:p>10.795</text:p>
          </table:table-cell>
          <table:table-cell table:number-columns-repeated="2" office:value-type="float" office:value="10.715" calcext:value-type="float">
            <text:p>10.715</text:p>
          </table:table-cell>
          <table:table-cell office:value-type="float" office:value="0" calcext:value-type="float">
            <text:p>0</text:p>
          </table:table-cell>
          <table:table-cell office:value-type="float" office:value="10.715" calcext:value-type="float">
            <text:p>10.715</text:p>
          </table:table-cell>
        </table:table-row>
        <table:table-row table:style-name="ro1">
          <table:table-cell office:value-type="string" calcext:value-type="string">
            <text:p>2010-09-08</text:p>
          </table:table-cell>
          <table:table-cell table:formula="of:=DATEVALUE([.A1602])" office:value-type="float" office:value="40429" calcext:value-type="float">
            <text:p>40429</text:p>
          </table:table-cell>
          <table:table-cell office:value-type="float" office:value="10.595" calcext:value-type="float">
            <text:p>10.595</text:p>
          </table:table-cell>
          <table:table-cell office:value-type="float" office:value="10.785" calcext:value-type="float">
            <text:p>10.785</text:p>
          </table:table-cell>
          <table:table-cell office:value-type="float" office:value="10.595" calcext:value-type="float">
            <text:p>10.595</text:p>
          </table:table-cell>
          <table:table-cell office:value-type="float" office:value="10.785" calcext:value-type="float">
            <text:p>10.785</text:p>
          </table:table-cell>
          <table:table-cell office:value-type="float" office:value="700" calcext:value-type="float">
            <text:p>700</text:p>
          </table:table-cell>
          <table:table-cell office:value-type="float" office:value="10.785" calcext:value-type="float">
            <text:p>10.785</text:p>
          </table:table-cell>
        </table:table-row>
        <table:table-row table:style-name="ro1">
          <table:table-cell office:value-type="string" calcext:value-type="string">
            <text:p>2010-09-07</text:p>
          </table:table-cell>
          <table:table-cell table:formula="of:=DATEVALUE([.A1603])" office:value-type="float" office:value="40428" calcext:value-type="float">
            <text:p>40428</text:p>
          </table:table-cell>
          <table:table-cell office:value-type="float" office:value="10.47" calcext:value-type="float">
            <text:p>10.47</text:p>
          </table:table-cell>
          <table:table-cell office:value-type="float" office:value="10.665" calcext:value-type="float">
            <text:p>10.665</text:p>
          </table:table-cell>
          <table:table-cell office:value-type="float" office:value="10.47" calcext:value-type="float">
            <text:p>10.47</text:p>
          </table:table-cell>
          <table:table-cell office:value-type="float" office:value="10.665" calcext:value-type="float">
            <text:p>10.665</text:p>
          </table:table-cell>
          <table:table-cell office:value-type="float" office:value="0" calcext:value-type="float">
            <text:p>0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1">
          <table:table-cell office:value-type="string" calcext:value-type="string">
            <text:p>2010-09-06</text:p>
          </table:table-cell>
          <table:table-cell table:formula="of:=DATEVALUE([.A1604])" office:value-type="float" office:value="40427" calcext:value-type="float">
            <text:p>40427</text:p>
          </table:table-cell>
          <table:table-cell table:number-columns-repeated="2" office:value-type="float" office:value="10.53" calcext:value-type="float">
            <text:p>10.53</text:p>
          </table:table-cell>
          <table:table-cell table:number-columns-repeated="2" office:value-type="float" office:value="10.525" calcext:value-type="float">
            <text:p>10.525</text:p>
          </table:table-cell>
          <table:table-cell office:value-type="float" office:value="0" calcext:value-type="float">
            <text:p>0</text:p>
          </table:table-cell>
          <table:table-cell office:value-type="float" office:value="10.525" calcext:value-type="float">
            <text:p>10.525</text:p>
          </table:table-cell>
        </table:table-row>
        <table:table-row table:style-name="ro1">
          <table:table-cell office:value-type="string" calcext:value-type="string">
            <text:p>2010-09-03</text:p>
          </table:table-cell>
          <table:table-cell table:formula="of:=DATEVALUE([.A1605])" office:value-type="float" office:value="40424" calcext:value-type="float">
            <text:p>40424</text:p>
          </table:table-cell>
          <table:table-cell office:value-type="float" office:value="10.495" calcext:value-type="float">
            <text:p>10.495</text:p>
          </table:table-cell>
          <table:table-cell office:value-type="float" office:value="10.57" calcext:value-type="float">
            <text:p>10.57</text:p>
          </table:table-cell>
          <table:table-cell office:value-type="float" office:value="10.495" calcext:value-type="float">
            <text:p>10.495</text:p>
          </table:table-cell>
          <table:table-cell office:value-type="float" office:value="10.57" calcext:value-type="float">
            <text:p>10.57</text:p>
          </table:table-cell>
          <table:table-cell office:value-type="float" office:value="200" calcext:value-type="float">
            <text:p>200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string" calcext:value-type="string">
            <text:p>2010-09-02</text:p>
          </table:table-cell>
          <table:table-cell table:formula="of:=DATEVALUE([.A1606])" office:value-type="float" office:value="40423" calcext:value-type="float">
            <text:p>40423</text:p>
          </table:table-cell>
          <table:table-cell office:value-type="float" office:value="10.39" calcext:value-type="float">
            <text:p>10.39</text:p>
          </table:table-cell>
          <table:table-cell office:value-type="float" office:value="10.46" calcext:value-type="float">
            <text:p>10.46</text:p>
          </table:table-cell>
          <table:table-cell office:value-type="float" office:value="10.39" calcext:value-type="float">
            <text:p>10.39</text:p>
          </table:table-cell>
          <table:table-cell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2010-09-01</text:p>
          </table:table-cell>
          <table:table-cell table:formula="of:=DATEVALUE([.A1607])" office:value-type="float" office:value="40422" calcext:value-type="float">
            <text:p>40422</text:p>
          </table:table-cell>
          <table:table-cell office:value-type="float" office:value="10.305" calcext:value-type="float">
            <text:p>10.305</text:p>
          </table:table-cell>
          <table:table-cell office:value-type="float" office:value="10.335" calcext:value-type="float">
            <text:p>10.335</text:p>
          </table:table-cell>
          <table:table-cell office:value-type="float" office:value="10.285" calcext:value-type="float">
            <text:p>10.285</text:p>
          </table:table-cell>
          <table:table-cell office:value-type="float" office:value="10.335" calcext:value-type="float">
            <text:p>10.335</text:p>
          </table:table-cell>
          <table:table-cell office:value-type="float" office:value="700" calcext:value-type="float">
            <text:p>700</text:p>
          </table:table-cell>
          <table:table-cell office:value-type="float" office:value="10.335" calcext:value-type="float">
            <text:p>10.335</text:p>
          </table:table-cell>
        </table:table-row>
        <table:table-row table:style-name="ro1">
          <table:table-cell office:value-type="string" calcext:value-type="string">
            <text:p>2010-08-31</text:p>
          </table:table-cell>
          <table:table-cell table:formula="of:=DATEVALUE([.A1608])" office:value-type="float" office:value="40421" calcext:value-type="float">
            <text:p>40421</text:p>
          </table:table-cell>
          <table:table-cell table:number-columns-repeated="2" office:value-type="float" office:value="10.39" calcext:value-type="float">
            <text:p>10.39</text:p>
          </table:table-cell>
          <table:table-cell table:number-columns-repeated="2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2010-08-30</text:p>
          </table:table-cell>
          <table:table-cell table:formula="of:=DATEVALUE([.A1609])" office:value-type="float" office:value="40420" calcext:value-type="float">
            <text:p>40420</text:p>
          </table:table-cell>
          <table:table-cell table:number-columns-repeated="2" office:value-type="float" office:value="10.52" calcext:value-type="float">
            <text:p>10.52</text:p>
          </table:table-cell>
          <table:table-cell table:number-columns-repeated="2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string" calcext:value-type="string">
            <text:p>2010-08-27</text:p>
          </table:table-cell>
          <table:table-cell table:formula="of:=DATEVALUE([.A1610])" office:value-type="float" office:value="40417" calcext:value-type="float">
            <text:p>40417</text:p>
          </table:table-cell>
          <table:table-cell office:value-type="float" office:value="10.35" calcext:value-type="float">
            <text:p>10.35</text:p>
          </table:table-cell>
          <table:table-cell office:value-type="float" office:value="10.485" calcext:value-type="float">
            <text:p>10.485</text:p>
          </table:table-cell>
          <table:table-cell office:value-type="float" office:value="10.35" calcext:value-type="float">
            <text:p>10.35</text:p>
          </table:table-cell>
          <table:table-cell office:value-type="float" office:value="10.485" calcext:value-type="float">
            <text:p>10.485</text:p>
          </table:table-cell>
          <table:table-cell office:value-type="float" office:value="1000" calcext:value-type="float">
            <text:p>1000</text:p>
          </table:table-cell>
          <table:table-cell office:value-type="float" office:value="10.485" calcext:value-type="float">
            <text:p>10.485</text:p>
          </table:table-cell>
        </table:table-row>
        <table:table-row table:style-name="ro1">
          <table:table-cell office:value-type="string" calcext:value-type="string">
            <text:p>2010-08-26</text:p>
          </table:table-cell>
          <table:table-cell table:formula="of:=DATEVALUE([.A1611])" office:value-type="float" office:value="40416" calcext:value-type="float">
            <text:p>40416</text:p>
          </table:table-cell>
          <table:table-cell office:value-type="float" office:value="10.405" calcext:value-type="float">
            <text:p>10.405</text:p>
          </table:table-cell>
          <table:table-cell office:value-type="float" office:value="10.52" calcext:value-type="float">
            <text:p>10.52</text:p>
          </table:table-cell>
          <table:table-cell office:value-type="float" office:value="10.405" calcext:value-type="float">
            <text:p>10.405</text:p>
          </table:table-cell>
          <table:table-cell office:value-type="float" office:value="10.52" calcext:value-type="float">
            <text:p>10.52</text:p>
          </table:table-cell>
          <table:table-cell office:value-type="float" office:value="300" calcext:value-type="float">
            <text:p>300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string" calcext:value-type="string">
            <text:p>2010-08-25</text:p>
          </table:table-cell>
          <table:table-cell table:formula="of:=DATEVALUE([.A1612])" office:value-type="float" office:value="40415" calcext:value-type="float">
            <text:p>40415</text:p>
          </table:table-cell>
          <table:table-cell table:number-columns-repeated="2" office:value-type="float" office:value="10.545" calcext:value-type="float">
            <text:p>10.545</text:p>
          </table:table-cell>
          <table:table-cell office:value-type="float" office:value="10.36" calcext:value-type="float">
            <text:p>10.36</text:p>
          </table:table-cell>
          <table:table-cell office:value-type="float" office:value="10.38" calcext:value-type="float">
            <text:p>10.38</text:p>
          </table:table-cell>
          <table:table-cell office:value-type="float" office:value="100" calcext:value-type="float">
            <text:p>10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2010-08-24</text:p>
          </table:table-cell>
          <table:table-cell table:formula="of:=DATEVALUE([.A1613])" office:value-type="float" office:value="40414" calcext:value-type="float">
            <text:p>40414</text:p>
          </table:table-cell>
          <table:table-cell table:number-columns-repeated="2" office:value-type="float" office:value="10.755" calcext:value-type="float">
            <text:p>10.755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500" calcext:value-type="float">
            <text:p>500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string" calcext:value-type="string">
            <text:p>2010-08-23</text:p>
          </table:table-cell>
          <table:table-cell table:formula="of:=DATEVALUE([.A1614])" office:value-type="float" office:value="40413" calcext:value-type="float">
            <text:p>40413</text:p>
          </table:table-cell>
          <table:table-cell office:value-type="float" office:value="10.79" calcext:value-type="float">
            <text:p>10.79</text:p>
          </table:table-cell>
          <table:table-cell office:value-type="float" office:value="10.815" calcext:value-type="float">
            <text:p>10.81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95" calcext:value-type="float">
            <text:p>10.795</text:p>
          </table:table-cell>
          <table:table-cell office:value-type="float" office:value="300" calcext:value-type="float">
            <text:p>300</text:p>
          </table:table-cell>
          <table:table-cell office:value-type="float" office:value="10.795" calcext:value-type="float">
            <text:p>10.795</text:p>
          </table:table-cell>
        </table:table-row>
        <table:table-row table:style-name="ro1">
          <table:table-cell office:value-type="string" calcext:value-type="string">
            <text:p>2010-08-20</text:p>
          </table:table-cell>
          <table:table-cell table:formula="of:=DATEVALUE([.A1615])" office:value-type="float" office:value="40410" calcext:value-type="float">
            <text:p>40410</text:p>
          </table:table-cell>
          <table:table-cell table:number-columns-repeated="2" office:value-type="float" office:value="10.82" calcext:value-type="float">
            <text:p>10.82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2010-08-19</text:p>
          </table:table-cell>
          <table:table-cell table:formula="of:=DATEVALUE([.A1616])" office:value-type="float" office:value="40409" calcext:value-type="float">
            <text:p>40409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3" calcext:value-type="float">
            <text:p>10.8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2010-08-18</text:p>
          </table:table-cell>
          <table:table-cell table:formula="of:=DATEVALUE([.A1617])" office:value-type="float" office:value="40408" calcext:value-type="float">
            <text:p>4040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835" calcext:value-type="float">
            <text:p>10.83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835" calcext:value-type="float">
            <text:p>10.835</text:p>
          </table:table-cell>
          <table:table-cell office:value-type="float" office:value="0" calcext:value-type="float">
            <text:p>0</text:p>
          </table:table-cell>
          <table:table-cell office:value-type="float" office:value="10.835" calcext:value-type="float">
            <text:p>10.835</text:p>
          </table:table-cell>
        </table:table-row>
        <table:table-row table:style-name="ro1">
          <table:table-cell office:value-type="string" calcext:value-type="string">
            <text:p>2010-08-17</text:p>
          </table:table-cell>
          <table:table-cell table:formula="of:=DATEVALUE([.A1618])" office:value-type="float" office:value="40407" calcext:value-type="float">
            <text:p>40407</text:p>
          </table:table-cell>
          <table:table-cell table:number-columns-repeated="2" office:value-type="float" office:value="10.705" calcext:value-type="float">
            <text:p>10.705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00" calcext:value-type="float">
            <text:p>10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2010-08-16</text:p>
          </table:table-cell>
          <table:table-cell table:formula="of:=DATEVALUE([.A1619])" office:value-type="float" office:value="40406" calcext:value-type="float">
            <text:p>40406</text:p>
          </table:table-cell>
          <table:table-cell table:number-columns-repeated="2" office:value-type="float" office:value="10.79" calcext:value-type="float">
            <text:p>10.79</text:p>
          </table:table-cell>
          <table:table-cell table:number-columns-repeated="2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2010-08-13</text:p>
          </table:table-cell>
          <table:table-cell table:formula="of:=DATEVALUE([.A1620])" office:value-type="float" office:value="40403" calcext:value-type="float">
            <text:p>40403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65" calcext:value-type="float">
            <text:p>10.865</text:p>
          </table:table-cell>
          <table:table-cell office:value-type="float" office:value="10.72" calcext:value-type="float">
            <text:p>10.72</text:p>
          </table:table-cell>
          <table:table-cell office:value-type="float" office:value="10.865" calcext:value-type="float">
            <text:p>10.865</text:p>
          </table:table-cell>
          <table:table-cell office:value-type="float" office:value="200" calcext:value-type="float">
            <text:p>200</text:p>
          </table:table-cell>
          <table:table-cell office:value-type="float" office:value="10.865" calcext:value-type="float">
            <text:p>10.865</text:p>
          </table:table-cell>
        </table:table-row>
        <table:table-row table:style-name="ro1">
          <table:table-cell office:value-type="string" calcext:value-type="string">
            <text:p>2010-08-12</text:p>
          </table:table-cell>
          <table:table-cell table:formula="of:=DATEVALUE([.A1621])" office:value-type="float" office:value="40402" calcext:value-type="float">
            <text:p>40402</text:p>
          </table:table-cell>
          <table:table-cell office:value-type="float" office:value="10.715" calcext:value-type="float">
            <text:p>10.715</text:p>
          </table:table-cell>
          <table:table-cell office:value-type="float" office:value="10.725" calcext:value-type="float">
            <text:p>10.725</text:p>
          </table:table-cell>
          <table:table-cell office:value-type="float" office:value="10.715" calcext:value-type="float">
            <text:p>10.715</text:p>
          </table:table-cell>
          <table:table-cell office:value-type="float" office:value="10.725" calcext:value-type="float">
            <text:p>10.725</text:p>
          </table:table-cell>
          <table:table-cell office:value-type="float" office:value="0" calcext:value-type="float">
            <text:p>0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2010-08-11</text:p>
          </table:table-cell>
          <table:table-cell table:formula="of:=DATEVALUE([.A1622])" office:value-type="float" office:value="40401" calcext:value-type="float">
            <text:p>40401</text:p>
          </table:table-cell>
          <table:table-cell table:number-columns-repeated="2" office:value-type="float" office:value="10.95" calcext:value-type="float">
            <text:p>10.95</text:p>
          </table:table-cell>
          <table:table-cell table:number-columns-repeated="2" office:value-type="float" office:value="10.795" calcext:value-type="float">
            <text:p>10.795</text:p>
          </table:table-cell>
          <table:table-cell office:value-type="float" office:value="2400" calcext:value-type="float">
            <text:p>2400</text:p>
          </table:table-cell>
          <table:table-cell office:value-type="float" office:value="10.795" calcext:value-type="float">
            <text:p>10.795</text:p>
          </table:table-cell>
        </table:table-row>
        <table:table-row table:style-name="ro1">
          <table:table-cell office:value-type="string" calcext:value-type="string">
            <text:p>2010-08-10</text:p>
          </table:table-cell>
          <table:table-cell table:formula="of:=DATEVALUE([.A1623])" office:value-type="float" office:value="40400" calcext:value-type="float">
            <text:p>40400</text:p>
          </table:table-cell>
          <table:table-cell office:value-type="float" office:value="10.9" calcext:value-type="float">
            <text:p>10.9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10.86" calcext:value-type="float">
            <text:p>10.86</text:p>
          </table:table-cell>
          <table:table-cell office:value-type="float" office:value="100" calcext:value-type="float">
            <text:p>100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2010-08-09</text:p>
          </table:table-cell>
          <table:table-cell table:formula="of:=DATEVALUE([.A1624])" office:value-type="float" office:value="40399" calcext:value-type="float">
            <text:p>40399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885" calcext:value-type="float">
            <text:p>10.885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885" calcext:value-type="float">
            <text:p>10.885</text:p>
          </table:table-cell>
          <table:table-cell office:value-type="float" office:value="0" calcext:value-type="float">
            <text:p>0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table-cell office:value-type="string" calcext:value-type="string">
            <text:p>2010-08-06</text:p>
          </table:table-cell>
          <table:table-cell table:formula="of:=DATEVALUE([.A1625])" office:value-type="float" office:value="40396" calcext:value-type="float">
            <text:p>40396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1" calcext:value-type="float">
            <text:p>10.71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2010-08-05</text:p>
          </table:table-cell>
          <table:table-cell table:formula="of:=DATEVALUE([.A1626])" office:value-type="float" office:value="40395" calcext:value-type="float">
            <text:p>40395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15" calcext:value-type="float">
            <text:p>10.715</text:p>
          </table:table-cell>
          <table:table-cell office:value-type="float" office:value="0" calcext:value-type="float">
            <text:p>0</text:p>
          </table:table-cell>
          <table:table-cell office:value-type="float" office:value="10.715" calcext:value-type="float">
            <text:p>10.715</text:p>
          </table:table-cell>
        </table:table-row>
        <table:table-row table:style-name="ro1">
          <table:table-cell office:value-type="string" calcext:value-type="string">
            <text:p>2010-08-04</text:p>
          </table:table-cell>
          <table:table-cell table:formula="of:=DATEVALUE([.A1627])" office:value-type="float" office:value="40394" calcext:value-type="float">
            <text:p>40394</text:p>
          </table:table-cell>
          <table:table-cell office:value-type="float" office:value="10.52" calcext:value-type="float">
            <text:p>10.52</text:p>
          </table:table-cell>
          <table:table-cell office:value-type="float" office:value="10.735" calcext:value-type="float">
            <text:p>10.735</text:p>
          </table:table-cell>
          <table:table-cell office:value-type="float" office:value="10.52" calcext:value-type="float">
            <text:p>10.52</text:p>
          </table:table-cell>
          <table:table-cell office:value-type="float" office:value="10.735" calcext:value-type="float">
            <text:p>10.735</text:p>
          </table:table-cell>
          <table:table-cell office:value-type="float" office:value="0" calcext:value-type="float">
            <text:p>0</text:p>
          </table:table-cell>
          <table:table-cell office:value-type="float" office:value="10.735" calcext:value-type="float">
            <text:p>10.735</text:p>
          </table:table-cell>
        </table:table-row>
        <table:table-row table:style-name="ro1">
          <table:table-cell office:value-type="string" calcext:value-type="string">
            <text:p>2010-08-03</text:p>
          </table:table-cell>
          <table:table-cell table:formula="of:=DATEVALUE([.A1628])" office:value-type="float" office:value="40393" calcext:value-type="float">
            <text:p>40393</text:p>
          </table:table-cell>
          <table:table-cell office:value-type="float" office:value="10.585" calcext:value-type="float">
            <text:p>10.585</text:p>
          </table:table-cell>
          <table:table-cell office:value-type="float" office:value="10.61" calcext:value-type="float">
            <text:p>10.61</text:p>
          </table:table-cell>
          <table:table-cell table:number-columns-repeated="2" office:value-type="float" office:value="10.555" calcext:value-type="float">
            <text:p>10.555</text:p>
          </table:table-cell>
          <table:table-cell office:value-type="float" office:value="300" calcext:value-type="float">
            <text:p>300</text:p>
          </table:table-cell>
          <table:table-cell office:value-type="float" office:value="10.555" calcext:value-type="float">
            <text:p>10.555</text:p>
          </table:table-cell>
        </table:table-row>
        <table:table-row table:style-name="ro1">
          <table:table-cell office:value-type="string" calcext:value-type="string">
            <text:p>2010-08-02</text:p>
          </table:table-cell>
          <table:table-cell table:formula="of:=DATEVALUE([.A1629])" office:value-type="float" office:value="40392" calcext:value-type="float">
            <text:p>40392</text:p>
          </table:table-cell>
          <table:table-cell office:value-type="float" office:value="10.59" calcext:value-type="float">
            <text:p>10.59</text:p>
          </table:table-cell>
          <table:table-cell office:value-type="float" office:value="10.615" calcext:value-type="float">
            <text:p>10.615</text:p>
          </table:table-cell>
          <table:table-cell office:value-type="float" office:value="10.59" calcext:value-type="float">
            <text:p>10.59</text:p>
          </table:table-cell>
          <table:table-cell office:value-type="float" office:value="10.615" calcext:value-type="float">
            <text:p>10.615</text:p>
          </table:table-cell>
          <table:table-cell office:value-type="float" office:value="900" calcext:value-type="float">
            <text:p>900</text:p>
          </table:table-cell>
          <table:table-cell office:value-type="float" office:value="10.615" calcext:value-type="float">
            <text:p>10.615</text:p>
          </table:table-cell>
        </table:table-row>
        <table:table-row table:style-name="ro1">
          <table:table-cell office:value-type="string" calcext:value-type="string">
            <text:p>2010-07-30</text:p>
          </table:table-cell>
          <table:table-cell table:formula="of:=DATEVALUE([.A1630])" office:value-type="float" office:value="40389" calcext:value-type="float">
            <text:p>40389</text:p>
          </table:table-cell>
          <table:table-cell office:value-type="float" office:value="10.465" calcext:value-type="float">
            <text:p>10.465</text:p>
          </table:table-cell>
          <table:table-cell office:value-type="float" office:value="10.61" calcext:value-type="float">
            <text:p>10.61</text:p>
          </table:table-cell>
          <table:table-cell office:value-type="float" office:value="10.465" calcext:value-type="float">
            <text:p>10.465</text:p>
          </table:table-cell>
          <table:table-cell office:value-type="float" office:value="10.61" calcext:value-type="float">
            <text:p>10.61</text:p>
          </table:table-cell>
          <table:table-cell office:value-type="float" office:value="1600" calcext:value-type="float">
            <text:p>1600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2010-07-29</text:p>
          </table:table-cell>
          <table:table-cell table:formula="of:=DATEVALUE([.A1631])" office:value-type="float" office:value="40388" calcext:value-type="float">
            <text:p>40388</text:p>
          </table:table-cell>
          <table:table-cell table:number-columns-repeated="2" office:value-type="float" office:value="10.61" calcext:value-type="float">
            <text:p>10.61</text:p>
          </table:table-cell>
          <table:table-cell table:number-columns-repeated="2" office:value-type="float" office:value="10.505" calcext:value-type="float">
            <text:p>10.505</text:p>
          </table:table-cell>
          <table:table-cell office:value-type="float" office:value="0" calcext:value-type="float">
            <text:p>0</text:p>
          </table:table-cell>
          <table:table-cell office:value-type="float" office:value="10.505" calcext:value-type="float">
            <text:p>10.505</text:p>
          </table:table-cell>
        </table:table-row>
        <table:table-row table:style-name="ro1">
          <table:table-cell office:value-type="string" calcext:value-type="string">
            <text:p>2010-07-28</text:p>
          </table:table-cell>
          <table:table-cell table:formula="of:=DATEVALUE([.A1632])" office:value-type="float" office:value="40387" calcext:value-type="float">
            <text:p>40387</text:p>
          </table:table-cell>
          <table:table-cell office:value-type="float" office:value="10.675" calcext:value-type="float">
            <text:p>10.675</text:p>
          </table:table-cell>
          <table:table-cell office:value-type="float" office:value="10.685" calcext:value-type="float">
            <text:p>10.685</text:p>
          </table:table-cell>
          <table:table-cell office:value-type="float" office:value="10.675" calcext:value-type="float">
            <text:p>10.675</text:p>
          </table:table-cell>
          <table:table-cell office:value-type="float" office:value="10.685" calcext:value-type="float">
            <text:p>10.685</text:p>
          </table:table-cell>
          <table:table-cell office:value-type="float" office:value="0" calcext:value-type="float">
            <text:p>0</text:p>
          </table:table-cell>
          <table:table-cell office:value-type="float" office:value="10.685" calcext:value-type="float">
            <text:p>10.685</text:p>
          </table:table-cell>
        </table:table-row>
        <table:table-row table:style-name="ro1">
          <table:table-cell office:value-type="string" calcext:value-type="string">
            <text:p>2010-07-27</text:p>
          </table:table-cell>
          <table:table-cell table:formula="of:=DATEVALUE([.A1633])" office:value-type="float" office:value="40386" calcext:value-type="float">
            <text:p>40386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10.715" calcext:value-type="float">
            <text:p>10.715</text:p>
          </table:table-cell>
          <table:table-cell office:value-type="float" office:value="0" calcext:value-type="float">
            <text:p>0</text:p>
          </table:table-cell>
          <table:table-cell office:value-type="float" office:value="10.715" calcext:value-type="float">
            <text:p>10.715</text:p>
          </table:table-cell>
        </table:table-row>
        <table:table-row table:style-name="ro1">
          <table:table-cell office:value-type="string" calcext:value-type="string">
            <text:p>2010-07-26</text:p>
          </table:table-cell>
          <table:table-cell table:formula="of:=DATEVALUE([.A1634])" office:value-type="float" office:value="40385" calcext:value-type="float">
            <text:p>40385</text:p>
          </table:table-cell>
          <table:table-cell office:value-type="float" office:value="10.785" calcext:value-type="float">
            <text:p>10.785</text:p>
          </table:table-cell>
          <table:table-cell office:value-type="float" office:value="10.81" calcext:value-type="float">
            <text:p>10.81</text:p>
          </table:table-cell>
          <table:table-cell office:value-type="float" office:value="10.785" calcext:value-type="float">
            <text:p>10.785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2010-07-23</text:p>
          </table:table-cell>
          <table:table-cell table:formula="of:=DATEVALUE([.A1635])" office:value-type="float" office:value="40382" calcext:value-type="float">
            <text:p>40382</text:p>
          </table:table-cell>
          <table:table-cell office:value-type="float" office:value="10.73" calcext:value-type="float">
            <text:p>10.73</text:p>
          </table:table-cell>
          <table:table-cell office:value-type="float" office:value="10.795" calcext:value-type="float">
            <text:p>10.795</text:p>
          </table:table-cell>
          <table:table-cell office:value-type="float" office:value="10.73" calcext:value-type="float">
            <text:p>10.73</text:p>
          </table:table-cell>
          <table:table-cell office:value-type="float" office:value="10.795" calcext:value-type="float">
            <text:p>10.795</text:p>
          </table:table-cell>
          <table:table-cell office:value-type="float" office:value="1500" calcext:value-type="float">
            <text:p>1500</text:p>
          </table:table-cell>
          <table:table-cell office:value-type="float" office:value="10.795" calcext:value-type="float">
            <text:p>10.795</text:p>
          </table:table-cell>
        </table:table-row>
        <table:table-row table:style-name="ro1">
          <table:table-cell office:value-type="string" calcext:value-type="string">
            <text:p>2010-07-22</text:p>
          </table:table-cell>
          <table:table-cell table:formula="of:=DATEVALUE([.A1636])" office:value-type="float" office:value="40381" calcext:value-type="float">
            <text:p>40381</text:p>
          </table:table-cell>
          <table:table-cell office:value-type="float" office:value="10.845" calcext:value-type="float">
            <text:p>10.845</text:p>
          </table:table-cell>
          <table:table-cell office:value-type="float" office:value="11.04" calcext:value-type="float">
            <text:p>11.04</text:p>
          </table:table-cell>
          <table:table-cell table:number-columns-repeated="2" office:value-type="float" office:value="10.795" calcext:value-type="float">
            <text:p>10.795</text:p>
          </table:table-cell>
          <table:table-cell office:value-type="float" office:value="900" calcext:value-type="float">
            <text:p>900</text:p>
          </table:table-cell>
          <table:table-cell office:value-type="float" office:value="10.795" calcext:value-type="float">
            <text:p>10.795</text:p>
          </table:table-cell>
        </table:table-row>
        <table:table-row table:style-name="ro1">
          <table:table-cell office:value-type="string" calcext:value-type="string">
            <text:p>2010-07-21</text:p>
          </table:table-cell>
          <table:table-cell table:formula="of:=DATEVALUE([.A1637])" office:value-type="float" office:value="40380" calcext:value-type="float">
            <text:p>40380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7" calcext:value-type="float">
            <text:p>11.17</text:p>
          </table:table-cell>
          <table:table-cell table:number-columns-repeated="2" office:value-type="float" office:value="10.93" calcext:value-type="float">
            <text:p>10.93</text:p>
          </table:table-cell>
          <table:table-cell office:value-type="float" office:value="3400" calcext:value-type="float">
            <text:p>3400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string" calcext:value-type="string">
            <text:p>2010-07-20</text:p>
          </table:table-cell>
          <table:table-cell table:formula="of:=DATEVALUE([.A1638])" office:value-type="float" office:value="40379" calcext:value-type="float">
            <text:p>40379</text:p>
          </table:table-cell>
          <table:table-cell office:value-type="float" office:value="11.565" calcext:value-type="float">
            <text:p>11.565</text:p>
          </table:table-cell>
          <table:table-cell office:value-type="float" office:value="11.73" calcext:value-type="float">
            <text:p>11.73</text:p>
          </table:table-cell>
          <table:table-cell office:value-type="float" office:value="11.565" calcext:value-type="float">
            <text:p>11.565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string" calcext:value-type="string">
            <text:p>2010-07-19</text:p>
          </table:table-cell>
          <table:table-cell table:formula="of:=DATEVALUE([.A1639])" office:value-type="float" office:value="40378" calcext:value-type="float">
            <text:p>40378</text:p>
          </table:table-cell>
          <table:table-cell table:number-columns-repeated="4"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2010-07-16</text:p>
          </table:table-cell>
          <table:table-cell table:formula="of:=DATEVALUE([.A1640])" office:value-type="float" office:value="40375" calcext:value-type="float">
            <text:p>40375</text:p>
          </table:table-cell>
          <table:table-cell table:number-columns-repeated="2" office:value-type="float" office:value="11.86" calcext:value-type="float">
            <text:p>11.86</text:p>
          </table:table-cell>
          <table:table-cell table:number-columns-repeated="2" office:value-type="float" office:value="11.545" calcext:value-type="float">
            <text:p>11.545</text:p>
          </table:table-cell>
          <table:table-cell office:value-type="float" office:value="0" calcext:value-type="float">
            <text:p>0</text:p>
          </table:table-cell>
          <table:table-cell office:value-type="float" office:value="11.545" calcext:value-type="float">
            <text:p>11.545</text:p>
          </table:table-cell>
        </table:table-row>
        <table:table-row table:style-name="ro1">
          <table:table-cell office:value-type="string" calcext:value-type="string">
            <text:p>2010-07-15</text:p>
          </table:table-cell>
          <table:table-cell table:formula="of:=DATEVALUE([.A1641])" office:value-type="float" office:value="40374" calcext:value-type="float">
            <text:p>40374</text:p>
          </table:table-cell>
          <table:table-cell table:number-columns-repeated="2" office:value-type="float" office:value="12.04" calcext:value-type="float">
            <text:p>12.04</text:p>
          </table:table-cell>
          <table:table-cell table:number-columns-repeated="2"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2010-07-14</text:p>
          </table:table-cell>
          <table:table-cell table:formula="of:=DATEVALUE([.A1642])" office:value-type="float" office:value="40373" calcext:value-type="float">
            <text:p>40373</text:p>
          </table:table-cell>
          <table:table-cell table:number-columns-repeated="2" office:value-type="float" office:value="12.28" calcext:value-type="float">
            <text:p>12.28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10-07-13</text:p>
          </table:table-cell>
          <table:table-cell table:formula="of:=DATEVALUE([.A1643])" office:value-type="float" office:value="40372" calcext:value-type="float">
            <text:p>40372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4" calcext:value-type="float">
            <text:p>12.04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string" calcext:value-type="string">
            <text:p>2010-07-12</text:p>
          </table:table-cell>
          <table:table-cell table:formula="of:=DATEVALUE([.A1644])" office:value-type="float" office:value="40371" calcext:value-type="float">
            <text:p>4037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2010-07-09</text:p>
          </table:table-cell>
          <table:table-cell table:formula="of:=DATEVALUE([.A1645])" office:value-type="float" office:value="40368" calcext:value-type="float">
            <text:p>40368</text:p>
          </table:table-cell>
          <table:table-cell office:value-type="float" office:value="11.44" calcext:value-type="float">
            <text:p>11.44</text:p>
          </table:table-cell>
          <table:table-cell office:value-type="float" office:value="11.705" calcext:value-type="float">
            <text:p>11.70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705" calcext:value-type="float">
            <text:p>11.705</text:p>
          </table:table-cell>
          <table:table-cell office:value-type="float" office:value="0" calcext:value-type="float">
            <text:p>0</text:p>
          </table:table-cell>
          <table:table-cell office:value-type="float" office:value="11.705" calcext:value-type="float">
            <text:p>11.705</text:p>
          </table:table-cell>
        </table:table-row>
        <table:table-row table:style-name="ro1">
          <table:table-cell office:value-type="string" calcext:value-type="string">
            <text:p>2010-07-08</text:p>
          </table:table-cell>
          <table:table-cell table:formula="of:=DATEVALUE([.A1646])" office:value-type="float" office:value="40367" calcext:value-type="float">
            <text:p>40367</text:p>
          </table:table-cell>
          <table:table-cell office:value-type="float" office:value="11.33" calcext:value-type="float">
            <text:p>11.33</text:p>
          </table:table-cell>
          <table:table-cell office:value-type="float" office:value="11.44" calcext:value-type="float">
            <text:p>11.4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2010-07-07</text:p>
          </table:table-cell>
          <table:table-cell table:formula="of:=DATEVALUE([.A1647])" office:value-type="float" office:value="40366" calcext:value-type="float">
            <text:p>40366</text:p>
          </table:table-cell>
          <table:table-cell office:value-type="float" office:value="11.19" calcext:value-type="float">
            <text:p>11.19</text:p>
          </table:table-cell>
          <table:table-cell office:value-type="float" office:value="11.26" calcext:value-type="float">
            <text:p>11.26</text:p>
          </table:table-cell>
          <table:table-cell office:value-type="float" office:value="11.19" calcext:value-type="float">
            <text:p>11.19</text:p>
          </table:table-cell>
          <table:table-cell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string" calcext:value-type="string">
            <text:p>2010-07-06</text:p>
          </table:table-cell>
          <table:table-cell table:formula="of:=DATEVALUE([.A1648])" office:value-type="float" office:value="40365" calcext:value-type="float">
            <text:p>40365</text:p>
          </table:table-cell>
          <table:table-cell table:number-columns-repeated="2" office:value-type="float" office:value="11.135" calcext:value-type="float">
            <text:p>11.135</text:p>
          </table:table-cell>
          <table:table-cell table:number-columns-repeated="2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2010-07-05</text:p>
          </table:table-cell>
          <table:table-cell table:formula="of:=DATEVALUE([.A1649])" office:value-type="float" office:value="40364" calcext:value-type="float">
            <text:p>40364</text:p>
          </table:table-cell>
          <table:table-cell table:number-columns-repeated="2" office:value-type="float" office:value="11.23" calcext:value-type="float">
            <text:p>11.23</text:p>
          </table:table-cell>
          <table:table-cell table:number-columns-repeated="2" office:value-type="float" office:value="11.135" calcext:value-type="float">
            <text:p>11.135</text:p>
          </table:table-cell>
          <table:table-cell office:value-type="float" office:value="0" calcext:value-type="float">
            <text:p>0</text:p>
          </table:table-cell>
          <table:table-cell office:value-type="float" office:value="11.135" calcext:value-type="float">
            <text:p>11.135</text:p>
          </table:table-cell>
        </table:table-row>
        <table:table-row table:style-name="ro1">
          <table:table-cell office:value-type="string" calcext:value-type="string">
            <text:p>2010-07-02</text:p>
          </table:table-cell>
          <table:table-cell table:formula="of:=DATEVALUE([.A1650])" office:value-type="float" office:value="40361" calcext:value-type="float">
            <text:p>40361</text:p>
          </table:table-cell>
          <table:table-cell office:value-type="float" office:value="11.245" calcext:value-type="float">
            <text:p>11.245</text:p>
          </table:table-cell>
          <table:table-cell office:value-type="float" office:value="11.265" calcext:value-type="float">
            <text:p>11.265</text:p>
          </table:table-cell>
          <table:table-cell office:value-type="float" office:value="11.245" calcext:value-type="float">
            <text:p>11.245</text:p>
          </table:table-cell>
          <table:table-cell office:value-type="float" office:value="11.265" calcext:value-type="float">
            <text:p>11.265</text:p>
          </table:table-cell>
          <table:table-cell office:value-type="float" office:value="0" calcext:value-type="float">
            <text:p>0</text:p>
          </table:table-cell>
          <table:table-cell office:value-type="float" office:value="11.265" calcext:value-type="float">
            <text:p>11.265</text:p>
          </table:table-cell>
        </table:table-row>
        <table:table-row table:style-name="ro1">
          <table:table-cell office:value-type="string" calcext:value-type="string">
            <text:p>2010-07-01</text:p>
          </table:table-cell>
          <table:table-cell table:formula="of:=DATEVALUE([.A1651])" office:value-type="float" office:value="40360" calcext:value-type="float">
            <text:p>40360</text:p>
          </table:table-cell>
          <table:table-cell table:number-columns-repeated="2" office:value-type="float" office:value="11.425" calcext:value-type="float">
            <text:p>11.425</text:p>
          </table:table-cell>
          <table:table-cell office:value-type="float" office:value="11.22" calcext:value-type="float">
            <text:p>11.22</text:p>
          </table:table-cell>
          <table:table-cell office:value-type="float" office:value="11.275" calcext:value-type="float">
            <text:p>11.275</text:p>
          </table:table-cell>
          <table:table-cell office:value-type="float" office:value="300" calcext:value-type="float">
            <text:p>300</text:p>
          </table:table-cell>
          <table:table-cell office:value-type="float" office:value="11.275" calcext:value-type="float">
            <text:p>11.275</text:p>
          </table:table-cell>
        </table:table-row>
        <table:table-row table:style-name="ro1">
          <table:table-cell office:value-type="string" calcext:value-type="string">
            <text:p>2010-06-30</text:p>
          </table:table-cell>
          <table:table-cell table:formula="of:=DATEVALUE([.A1652])" office:value-type="float" office:value="40359" calcext:value-type="float">
            <text:p>40359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11.46" calcext:value-type="float">
            <text:p>11.46</text:p>
          </table:table-cell>
          <table:table-cell office:value-type="float" office:value="700" calcext:value-type="float">
            <text:p>700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2010-06-29</text:p>
          </table:table-cell>
          <table:table-cell table:formula="of:=DATEVALUE([.A1653])" office:value-type="float" office:value="40358" calcext:value-type="float">
            <text:p>40358</text:p>
          </table:table-cell>
          <table:table-cell table:number-columns-repeated="2" office:value-type="float" office:value="11.82" calcext:value-type="float">
            <text:p>11.82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0-06-28</text:p>
          </table:table-cell>
          <table:table-cell table:formula="of:=DATEVALUE([.A1654])" office:value-type="float" office:value="40357" calcext:value-type="float">
            <text:p>40357</text:p>
          </table:table-cell>
          <table:table-cell table:number-columns-repeated="2" office:value-type="float" office:value="12.07" calcext:value-type="float">
            <text:p>12.07</text:p>
          </table:table-cell>
          <table:table-cell table:number-columns-repeated="2" office:value-type="float" office:value="12.005" calcext:value-type="float">
            <text:p>12.005</text:p>
          </table:table-cell>
          <table:table-cell office:value-type="float" office:value="0" calcext:value-type="float">
            <text:p>0</text:p>
          </table:table-cell>
          <table:table-cell office:value-type="float" office:value="12.005" calcext:value-type="float">
            <text:p>12.005</text:p>
          </table:table-cell>
        </table:table-row>
        <table:table-row table:style-name="ro1">
          <table:table-cell office:value-type="string" calcext:value-type="string">
            <text:p>2010-06-25</text:p>
          </table:table-cell>
          <table:table-cell table:formula="of:=DATEVALUE([.A1655])" office:value-type="float" office:value="40354" calcext:value-type="float">
            <text:p>40354</text:p>
          </table:table-cell>
          <table:table-cell office:value-type="float" office:value="11.98" calcext:value-type="float">
            <text:p>11.98</text:p>
          </table:table-cell>
          <table:table-cell office:value-type="float" office:value="12.02" calcext:value-type="float">
            <text:p>12.02</text:p>
          </table:table-cell>
          <table:table-cell table:number-columns-repeated="2" office:value-type="float" office:value="11.92" calcext:value-type="float">
            <text:p>11.92</text:p>
          </table:table-cell>
          <table:table-cell office:value-type="float" office:value="100" calcext:value-type="float">
            <text:p>100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2010-06-24</text:p>
          </table:table-cell>
          <table:table-cell table:formula="of:=DATEVALUE([.A1656])" office:value-type="float" office:value="40353" calcext:value-type="float">
            <text:p>40353</text:p>
          </table:table-cell>
          <table:table-cell table:number-columns-repeated="2" office:value-type="float" office:value="12.31" calcext:value-type="float">
            <text:p>12.31</text:p>
          </table:table-cell>
          <table:table-cell office:value-type="float" office:value="11.96" calcext:value-type="float">
            <text:p>11.96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6-23</text:p>
          </table:table-cell>
          <table:table-cell table:formula="of:=DATEVALUE([.A1657])" office:value-type="float" office:value="40352" calcext:value-type="float">
            <text:p>40352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43" calcext:value-type="float">
            <text:p>12.43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425" calcext:value-type="float">
            <text:p>12.425</text:p>
          </table:table-cell>
          <table:table-cell office:value-type="float" office:value="2200" calcext:value-type="float">
            <text:p>220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0-06-22</text:p>
          </table:table-cell>
          <table:table-cell table:formula="of:=DATEVALUE([.A1658])" office:value-type="float" office:value="40351" calcext:value-type="float">
            <text:p>40351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75" calcext:value-type="float">
            <text:p>12.475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75" calcext:value-type="float">
            <text:p>12.475</text:p>
          </table:table-cell>
          <table:table-cell office:value-type="float" office:value="0" calcext:value-type="float">
            <text:p>0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2010-06-21</text:p>
          </table:table-cell>
          <table:table-cell table:formula="of:=DATEVALUE([.A1659])" office:value-type="float" office:value="40350" calcext:value-type="float">
            <text:p>40350</text:p>
          </table:table-cell>
          <table:table-cell office:value-type="float" office:value="12.42" calcext:value-type="float">
            <text:p>12.42</text:p>
          </table:table-cell>
          <table:table-cell office:value-type="float" office:value="12.725" calcext:value-type="float">
            <text:p>12.725</text:p>
          </table:table-cell>
          <table:table-cell table:number-columns-repeated="2" office:value-type="float" office:value="12.415" calcext:value-type="float">
            <text:p>12.415</text:p>
          </table:table-cell>
          <table:table-cell office:value-type="float" office:value="3500" calcext:value-type="float">
            <text:p>3500</text:p>
          </table:table-cell>
          <table:table-cell office:value-type="float" office:value="12.415" calcext:value-type="float">
            <text:p>12.415</text:p>
          </table:table-cell>
        </table:table-row>
        <table:table-row table:style-name="ro1">
          <table:table-cell office:value-type="string" calcext:value-type="string">
            <text:p>2010-06-18</text:p>
          </table:table-cell>
          <table:table-cell table:formula="of:=DATEVALUE([.A1660])" office:value-type="float" office:value="40347" calcext:value-type="float">
            <text:p>40347</text:p>
          </table:table-cell>
          <table:table-cell office:value-type="float" office:value="12.48" calcext:value-type="float">
            <text:p>12.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48" calcext:value-type="float">
            <text:p>12.48</text:p>
          </table:table-cell>
          <table:table-cell office:value-type="float" office:value="12.49" calcext:value-type="float">
            <text:p>12.49</text:p>
          </table:table-cell>
          <table:table-cell office:value-type="float" office:value="1000" calcext:value-type="float">
            <text:p>1000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string" calcext:value-type="string">
            <text:p>2010-06-17</text:p>
          </table:table-cell>
          <table:table-cell table:formula="of:=DATEVALUE([.A1661])" office:value-type="float" office:value="40346" calcext:value-type="float">
            <text:p>40346</text:p>
          </table:table-cell>
          <table:table-cell office:value-type="float" office:value="12.47" calcext:value-type="float">
            <text:p>12.47</text:p>
          </table:table-cell>
          <table:table-cell office:value-type="float" office:value="12.56" calcext:value-type="float">
            <text:p>12.56</text:p>
          </table:table-cell>
          <table:table-cell office:value-type="float" office:value="12.47" calcext:value-type="float">
            <text:p>12.47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string" calcext:value-type="string">
            <text:p>2010-06-16</text:p>
          </table:table-cell>
          <table:table-cell table:formula="of:=DATEVALUE([.A1662])" office:value-type="float" office:value="40345" calcext:value-type="float">
            <text:p>40345</text:p>
          </table:table-cell>
          <table:table-cell table:number-columns-repeated="2" office:value-type="float" office:value="12.635" calcext:value-type="float">
            <text:p>12.635</text:p>
          </table:table-cell>
          <table:table-cell table:number-columns-repeated="2"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string" calcext:value-type="string">
            <text:p>2010-06-15</text:p>
          </table:table-cell>
          <table:table-cell table:formula="of:=DATEVALUE([.A1663])" office:value-type="float" office:value="40344" calcext:value-type="float">
            <text:p>40344</text:p>
          </table:table-cell>
          <table:table-cell office:value-type="float" office:value="12.32" calcext:value-type="float">
            <text:p>12.3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32" calcext:value-type="float">
            <text:p>12.32</text:p>
          </table:table-cell>
          <table:table-cell office:value-type="float" office:value="12.58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2010-06-14</text:p>
          </table:table-cell>
          <table:table-cell table:formula="of:=DATEVALUE([.A1664])" office:value-type="float" office:value="40343" calcext:value-type="float">
            <text:p>40343</text:p>
          </table:table-cell>
          <table:table-cell table:number-columns-repeated="2" office:value-type="float" office:value="12.525" calcext:value-type="float">
            <text:p>12.525</text:p>
          </table:table-cell>
          <table:table-cell table:number-columns-repeated="2" office:value-type="float" office:value="12.425" calcext:value-type="float">
            <text:p>12.425</text:p>
          </table:table-cell>
          <table:table-cell office:value-type="float" office:value="0" calcext:value-type="float">
            <text:p>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0-06-11</text:p>
          </table:table-cell>
          <table:table-cell table:formula="of:=DATEVALUE([.A1665])" office:value-type="float" office:value="40340" calcext:value-type="float">
            <text:p>40340</text:p>
          </table:table-cell>
          <table:table-cell office:value-type="float" office:value="12.37" calcext:value-type="float">
            <text:p>12.37</text:p>
          </table:table-cell>
          <table:table-cell office:value-type="float" office:value="12.565" calcext:value-type="float">
            <text:p>12.565</text:p>
          </table:table-cell>
          <table:table-cell office:value-type="float" office:value="12.37" calcext:value-type="float">
            <text:p>12.37</text:p>
          </table:table-cell>
          <table:table-cell office:value-type="float" office:value="12.565" calcext:value-type="float">
            <text:p>12.565</text:p>
          </table:table-cell>
          <table:table-cell office:value-type="float" office:value="0" calcext:value-type="float">
            <text:p>0</text:p>
          </table:table-cell>
          <table:table-cell office:value-type="float" office:value="12.565" calcext:value-type="float">
            <text:p>12.565</text:p>
          </table:table-cell>
        </table:table-row>
        <table:table-row table:style-name="ro1">
          <table:table-cell office:value-type="string" calcext:value-type="string">
            <text:p>2010-06-10</text:p>
          </table:table-cell>
          <table:table-cell table:formula="of:=DATEVALUE([.A1666])" office:value-type="float" office:value="40339" calcext:value-type="float">
            <text:p>40339</text:p>
          </table:table-cell>
          <table:table-cell office:value-type="float" office:value="12.18" calcext:value-type="float">
            <text:p>12.18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18" calcext:value-type="float">
            <text:p>12.18</text:p>
          </table:table-cell>
          <table:table-cell office:value-type="float" office:value="12.385" calcext:value-type="float">
            <text:p>12.385</text:p>
          </table:table-cell>
          <table:table-cell office:value-type="float" office:value="0" calcext:value-type="float">
            <text:p>0</text:p>
          </table:table-cell>
          <table:table-cell office:value-type="float" office:value="12.385" calcext:value-type="float">
            <text:p>12.385</text:p>
          </table:table-cell>
        </table:table-row>
        <table:table-row table:style-name="ro1">
          <table:table-cell office:value-type="string" calcext:value-type="string">
            <text:p>2010-06-09</text:p>
          </table:table-cell>
          <table:table-cell table:formula="of:=DATEVALUE([.A1667])" office:value-type="float" office:value="40338" calcext:value-type="float">
            <text:p>40338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43" calcext:value-type="float">
            <text:p>12.43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43" calcext:value-type="float">
            <text:p>12.43</text:p>
          </table:table-cell>
          <table:table-cell office:value-type="float" office:value="1000" calcext:value-type="float">
            <text:p>1000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string" calcext:value-type="string">
            <text:p>2010-06-08</text:p>
          </table:table-cell>
          <table:table-cell table:formula="of:=DATEVALUE([.A1668])" office:value-type="float" office:value="40337" calcext:value-type="float">
            <text:p>40337</text:p>
          </table:table-cell>
          <table:table-cell table:number-columns-repeated="2" office:value-type="float" office:value="12.54" calcext:value-type="float">
            <text:p>12.54</text:p>
          </table:table-cell>
          <table:table-cell table:number-columns-repeated="2" office:value-type="float" office:value="12.385" calcext:value-type="float">
            <text:p>12.385</text:p>
          </table:table-cell>
          <table:table-cell office:value-type="float" office:value="0" calcext:value-type="float">
            <text:p>0</text:p>
          </table:table-cell>
          <table:table-cell office:value-type="float" office:value="12.385" calcext:value-type="float">
            <text:p>12.385</text:p>
          </table:table-cell>
        </table:table-row>
        <table:table-row table:style-name="ro1">
          <table:table-cell office:value-type="string" calcext:value-type="string">
            <text:p>2010-06-07</text:p>
          </table:table-cell>
          <table:table-cell table:formula="of:=DATEVALUE([.A1669])" office:value-type="float" office:value="40336" calcext:value-type="float">
            <text:p>40336</text:p>
          </table:table-cell>
          <table:table-cell office:value-type="float" office:value="12.47" calcext:value-type="float">
            <text:p>12.4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47" calcext:value-type="float">
            <text:p>12.47</text:p>
          </table:table-cell>
          <table:table-cell office:value-type="float" office:value="12.67" calcext:value-type="float">
            <text:p>12.67</text:p>
          </table:table-cell>
          <table:table-cell office:value-type="float" office:value="400" calcext:value-type="float">
            <text:p>40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2010-06-04</text:p>
          </table:table-cell>
          <table:table-cell table:formula="of:=DATEVALUE([.A1670])" office:value-type="float" office:value="40333" calcext:value-type="float">
            <text:p>40333</text:p>
          </table:table-cell>
          <table:table-cell table:number-columns-repeated="2" office:value-type="float" office:value="12.63" calcext:value-type="float">
            <text:p>12.63</text:p>
          </table:table-cell>
          <table:table-cell table:number-columns-repeated="2"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string" calcext:value-type="string">
            <text:p>2010-06-03</text:p>
          </table:table-cell>
          <table:table-cell table:formula="of:=DATEVALUE([.A1671])" office:value-type="float" office:value="40332" calcext:value-type="float">
            <text:p>40332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56" calcext:value-type="float">
            <text:p>12.5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string" calcext:value-type="string">
            <text:p>2010-06-02</text:p>
          </table:table-cell>
          <table:table-cell table:formula="of:=DATEVALUE([.A1672])" office:value-type="float" office:value="40331" calcext:value-type="float">
            <text:p>40331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27" calcext:value-type="float">
            <text:p>12.27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27" calcext:value-type="float">
            <text:p>12.27</text:p>
          </table:table-cell>
          <table:table-cell office:value-type="float" office:value="0" calcext:value-type="float">
            <text:p>0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string" calcext:value-type="string">
            <text:p>2010-06-01</text:p>
          </table:table-cell>
          <table:table-cell table:formula="of:=DATEVALUE([.A1673])" office:value-type="float" office:value="40330" calcext:value-type="float">
            <text:p>40330</text:p>
          </table:table-cell>
          <table:table-cell table:number-columns-repeated="2" office:value-type="float" office:value="12.47" calcext:value-type="float">
            <text:p>12.47</text:p>
          </table:table-cell>
          <table:table-cell table:number-columns-repeated="2" office:value-type="float" office:value="12.43" calcext:value-type="float">
            <text:p>12.43</text:p>
          </table:table-cell>
          <table:table-cell office:value-type="float" office:value="0" calcext:value-type="float">
            <text:p>0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string" calcext:value-type="string">
            <text:p>2010-05-31</text:p>
          </table:table-cell>
          <table:table-cell table:formula="of:=DATEVALUE([.A1674])" office:value-type="float" office:value="40329" calcext:value-type="float">
            <text:p>40329</text:p>
          </table:table-cell>
          <table:table-cell table:number-columns-repeated="2" office:value-type="float" office:value="12.44" calcext:value-type="float">
            <text:p>12.44</text:p>
          </table:table-cell>
          <table:table-cell table:number-columns-repeated="2"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string" calcext:value-type="string">
            <text:p>2010-05-28</text:p>
          </table:table-cell>
          <table:table-cell table:formula="of:=DATEVALUE([.A1675])" office:value-type="float" office:value="40326" calcext:value-type="float">
            <text:p>40326</text:p>
          </table:table-cell>
          <table:table-cell office:value-type="float" office:value="12.655" calcext:value-type="float">
            <text:p>12.655</text:p>
          </table:table-cell>
          <table:table-cell office:value-type="float" office:value="12.73" calcext:value-type="float">
            <text:p>12.73</text:p>
          </table:table-cell>
          <table:table-cell office:value-type="float" office:value="12.405" calcext:value-type="float">
            <text:p>12.405</text:p>
          </table:table-cell>
          <table:table-cell office:value-type="float" office:value="12.415" calcext:value-type="float">
            <text:p>12.415</text:p>
          </table:table-cell>
          <table:table-cell office:value-type="float" office:value="800" calcext:value-type="float">
            <text:p>800</text:p>
          </table:table-cell>
          <table:table-cell office:value-type="float" office:value="12.415" calcext:value-type="float">
            <text:p>12.415</text:p>
          </table:table-cell>
        </table:table-row>
        <table:table-row table:style-name="ro1">
          <table:table-cell office:value-type="string" calcext:value-type="string">
            <text:p>2010-05-27</text:p>
          </table:table-cell>
          <table:table-cell table:formula="of:=DATEVALUE([.A1676])" office:value-type="float" office:value="40325" calcext:value-type="float">
            <text:p>40325</text:p>
          </table:table-cell>
          <table:table-cell table:number-columns-repeated="2" office:value-type="float" office:value="12.75" calcext:value-type="float">
            <text:p>12.75</text:p>
          </table:table-cell>
          <table:table-cell table:number-columns-repeated="2" office:value-type="float" office:value="12.425" calcext:value-type="float">
            <text:p>12.425</text:p>
          </table:table-cell>
          <table:table-cell office:value-type="float" office:value="500" calcext:value-type="float">
            <text:p>500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office:value-type="string" calcext:value-type="string">
            <text:p>2010-05-26</text:p>
          </table:table-cell>
          <table:table-cell table:formula="of:=DATEVALUE([.A1677])" office:value-type="float" office:value="40324" calcext:value-type="float">
            <text:p>4032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81" calcext:value-type="float">
            <text:p>12.81</text:p>
          </table:table-cell>
          <table:table-cell office:value-type="float" office:value="12.53" calcext:value-type="float">
            <text:p>12.53</text:p>
          </table:table-cell>
          <table:table-cell office:value-type="float" office:value="12.81" calcext:value-type="float">
            <text:p>12.81</text:p>
          </table:table-cell>
          <table:table-cell office:value-type="float" office:value="1300" calcext:value-type="float">
            <text:p>1300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string" calcext:value-type="string">
            <text:p>2010-05-25</text:p>
          </table:table-cell>
          <table:table-cell table:formula="of:=DATEVALUE([.A1678])" office:value-type="float" office:value="40323" calcext:value-type="float">
            <text:p>40323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5" calcext:value-type="float">
            <text:p>12.35</text:p>
          </table:table-cell>
          <table:table-cell table:number-columns-repeated="2" office:value-type="float" office:value="12.28" calcext:value-type="float">
            <text:p>12.28</text:p>
          </table:table-cell>
          <table:table-cell office:value-type="float" office:value="1900" calcext:value-type="float">
            <text:p>19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2010-05-24</text:p>
          </table:table-cell>
          <table:table-cell table:formula="of:=DATEVALUE([.A1679])" office:value-type="float" office:value="40322" calcext:value-type="float">
            <text:p>40322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5" calcext:value-type="float">
            <text:p>12.625</text:p>
          </table:table-cell>
          <table:table-cell office:value-type="float" office:value="0" calcext:value-type="float">
            <text:p>0</text:p>
          </table:table-cell>
          <table:table-cell office:value-type="float" office:value="12.625" calcext:value-type="float">
            <text:p>12.625</text:p>
          </table:table-cell>
        </table:table-row>
        <table:table-row table:style-name="ro1">
          <table:table-cell office:value-type="string" calcext:value-type="string">
            <text:p>2010-05-21</text:p>
          </table:table-cell>
          <table:table-cell table:formula="of:=DATEVALUE([.A1680])" office:value-type="float" office:value="40319" calcext:value-type="float">
            <text:p>40319</text:p>
          </table:table-cell>
          <table:table-cell office:value-type="float" office:value="11.82" calcext:value-type="float">
            <text:p>11.82</text:p>
          </table:table-cell>
          <table:table-cell office:value-type="float" office:value="12.32" calcext:value-type="float">
            <text:p>12.32</text:p>
          </table:table-cell>
          <table:table-cell office:value-type="float" office:value="11.82" calcext:value-type="float">
            <text:p>11.82</text:p>
          </table:table-cell>
          <table:table-cell office:value-type="float" office:value="12.32" calcext:value-type="float">
            <text:p>12.32</text:p>
          </table:table-cell>
          <table:table-cell office:value-type="float" office:value="700" calcext:value-type="float">
            <text:p>700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2010-05-20</text:p>
          </table:table-cell>
          <table:table-cell table:formula="of:=DATEVALUE([.A1681])" office:value-type="float" office:value="40318" calcext:value-type="float">
            <text:p>40318</text:p>
          </table:table-cell>
          <table:table-cell table:number-columns-repeated="2" office:value-type="float" office:value="12.67" calcext:value-type="float">
            <text:p>12.67</text:p>
          </table:table-cell>
          <table:table-cell table:number-columns-repeated="2" office:value-type="float" office:value="12.195" calcext:value-type="float">
            <text:p>12.195</text:p>
          </table:table-cell>
          <table:table-cell office:value-type="float" office:value="0" calcext:value-type="float">
            <text:p>0</text:p>
          </table:table-cell>
          <table:table-cell office:value-type="float" office:value="12.195" calcext:value-type="float">
            <text:p>12.195</text:p>
          </table:table-cell>
        </table:table-row>
        <table:table-row table:style-name="ro1">
          <table:table-cell office:value-type="string" calcext:value-type="string">
            <text:p>2010-05-19</text:p>
          </table:table-cell>
          <table:table-cell table:formula="of:=DATEVALUE([.A1682])" office:value-type="float" office:value="40317" calcext:value-type="float">
            <text:p>40317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55" calcext:value-type="float">
            <text:p>13.055</text:p>
          </table:table-cell>
          <table:table-cell table:number-columns-repeated="2" office:value-type="float" office:value="12.655" calcext:value-type="float">
            <text:p>12.655</text:p>
          </table:table-cell>
          <table:table-cell office:value-type="float" office:value="100" calcext:value-type="float">
            <text:p>100</text:p>
          </table:table-cell>
          <table:table-cell office:value-type="float" office:value="12.655" calcext:value-type="float">
            <text:p>12.655</text:p>
          </table:table-cell>
        </table:table-row>
        <table:table-row table:style-name="ro1">
          <table:table-cell office:value-type="string" calcext:value-type="string">
            <text:p>2010-05-18</text:p>
          </table:table-cell>
          <table:table-cell table:formula="of:=DATEVALUE([.A1683])" office:value-type="float" office:value="40316" calcext:value-type="float">
            <text:p>40316</text:p>
          </table:table-cell>
          <table:table-cell table:number-columns-repeated="2" office:value-type="float" office:value="13.11" calcext:value-type="float">
            <text:p>13.11</text:p>
          </table:table-cell>
          <table:table-cell table:number-columns-repeated="2" office:value-type="float" office:value="13.03" calcext:value-type="float">
            <text:p>13.03</text:p>
          </table:table-cell>
          <table:table-cell office:value-type="float" office:value="200" calcext:value-type="float">
            <text:p>200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string" calcext:value-type="string">
            <text:p>2010-05-17</text:p>
          </table:table-cell>
          <table:table-cell table:formula="of:=DATEVALUE([.A1684])" office:value-type="float" office:value="40315" calcext:value-type="float">
            <text:p>40315</text:p>
          </table:table-cell>
          <table:table-cell table:number-columns-repeated="2" office:value-type="float" office:value="13.28" calcext:value-type="float">
            <text:p>13.28</text:p>
          </table:table-cell>
          <table:table-cell table:number-columns-repeated="2" office:value-type="float" office:value="12.94" calcext:value-type="float">
            <text:p>12.94</text:p>
          </table:table-cell>
          <table:table-cell office:value-type="float" office:value="1700" calcext:value-type="float">
            <text:p>1700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2010-05-14</text:p>
          </table:table-cell>
          <table:table-cell table:formula="of:=DATEVALUE([.A1685])" office:value-type="float" office:value="40312" calcext:value-type="float">
            <text:p>40312</text:p>
          </table:table-cell>
          <table:table-cell office:value-type="float" office:value="13.045" calcext:value-type="float">
            <text:p>13.045</text:p>
          </table:table-cell>
          <table:table-cell office:value-type="float" office:value="13.145" calcext:value-type="float">
            <text:p>13.145</text:p>
          </table:table-cell>
          <table:table-cell office:value-type="float" office:value="13.02" calcext:value-type="float">
            <text:p>13.02</text:p>
          </table:table-cell>
          <table:table-cell office:value-type="float" office:value="13.145" calcext:value-type="float">
            <text:p>13.145</text:p>
          </table:table-cell>
          <table:table-cell office:value-type="float" office:value="100" calcext:value-type="float">
            <text:p>100</text:p>
          </table:table-cell>
          <table:table-cell office:value-type="float" office:value="13.145" calcext:value-type="float">
            <text:p>13.145</text:p>
          </table:table-cell>
        </table:table-row>
        <table:table-row table:style-name="ro1">
          <table:table-cell office:value-type="string" calcext:value-type="string">
            <text:p>2010-05-13</text:p>
          </table:table-cell>
          <table:table-cell table:formula="of:=DATEVALUE([.A1686])" office:value-type="float" office:value="40311" calcext:value-type="float">
            <text:p>40311</text:p>
          </table:table-cell>
          <table:table-cell table:number-columns-repeated="2" office:value-type="float" office:value="12.96" calcext:value-type="float">
            <text:p>12.96</text:p>
          </table:table-cell>
          <table:table-cell table:number-columns-repeated="2"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010-05-12</text:p>
          </table:table-cell>
          <table:table-cell table:formula="of:=DATEVALUE([.A1687])" office:value-type="float" office:value="40310" calcext:value-type="float">
            <text:p>40310</text:p>
          </table:table-cell>
          <table:table-cell office:value-type="float" office:value="12.945" calcext:value-type="float">
            <text:p>12.945</text:p>
          </table:table-cell>
          <table:table-cell office:value-type="float" office:value="12.985" calcext:value-type="float">
            <text:p>12.985</text:p>
          </table:table-cell>
          <table:table-cell office:value-type="float" office:value="12.865" calcext:value-type="float">
            <text:p>12.865</text:p>
          </table:table-cell>
          <table:table-cell office:value-type="float" office:value="12.985" calcext:value-type="float">
            <text:p>12.985</text:p>
          </table:table-cell>
          <table:table-cell office:value-type="float" office:value="4000" calcext:value-type="float">
            <text:p>4000</text:p>
          </table:table-cell>
          <table:table-cell office:value-type="float" office:value="12.985" calcext:value-type="float">
            <text:p>12.985</text:p>
          </table:table-cell>
        </table:table-row>
        <table:table-row table:style-name="ro1">
          <table:table-cell office:value-type="string" calcext:value-type="string">
            <text:p>2010-05-11</text:p>
          </table:table-cell>
          <table:table-cell table:formula="of:=DATEVALUE([.A1688])" office:value-type="float" office:value="40309" calcext:value-type="float">
            <text:p>40309</text:p>
          </table:table-cell>
          <table:table-cell office:value-type="float" office:value="12.795" calcext:value-type="float">
            <text:p>12.795</text:p>
          </table:table-cell>
          <table:table-cell office:value-type="float" office:value="12.94" calcext:value-type="float">
            <text:p>12.94</text:p>
          </table:table-cell>
          <table:table-cell office:value-type="float" office:value="12.49" calcext:value-type="float">
            <text:p>12.49</text:p>
          </table:table-cell>
          <table:table-cell office:value-type="float" office:value="12.94" calcext:value-type="float">
            <text:p>12.94</text:p>
          </table:table-cell>
          <table:table-cell office:value-type="float" office:value="200" calcext:value-type="float">
            <text:p>200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2010-05-10</text:p>
          </table:table-cell>
          <table:table-cell table:formula="of:=DATEVALUE([.A1689])" office:value-type="float" office:value="40308" calcext:value-type="float">
            <text:p>40308</text:p>
          </table:table-cell>
          <table:table-cell office:value-type="float" office:value="12.02" calcext:value-type="float">
            <text:p>12.02</text:p>
          </table:table-cell>
          <table:table-cell office:value-type="float" office:value="12.56" calcext:value-type="float">
            <text:p>12.56</text:p>
          </table:table-cell>
          <table:table-cell office:value-type="float" office:value="12.02" calcext:value-type="float">
            <text:p>12.02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string" calcext:value-type="string">
            <text:p>2010-05-07</text:p>
          </table:table-cell>
          <table:table-cell table:formula="of:=DATEVALUE([.A1690])" office:value-type="float" office:value="40305" calcext:value-type="float">
            <text:p>40305</text:p>
          </table:table-cell>
          <table:table-cell table:number-columns-repeated="2" office:value-type="float" office:value="12.535" calcext:value-type="float">
            <text:p>12.535</text:p>
          </table:table-cell>
          <table:table-cell table:number-columns-repeated="2" office:value-type="float" office:value="12.18" calcext:value-type="float">
            <text:p>12.18</text:p>
          </table:table-cell>
          <table:table-cell office:value-type="float" office:value="500" calcext:value-type="float">
            <text:p>500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string" calcext:value-type="string">
            <text:p>2010-05-06</text:p>
          </table:table-cell>
          <table:table-cell table:formula="of:=DATEVALUE([.A1691])" office:value-type="float" office:value="40304" calcext:value-type="float">
            <text:p>40304</text:p>
          </table:table-cell>
          <table:table-cell table:number-columns-repeated="2" office:value-type="float" office:value="12.895" calcext:value-type="float">
            <text:p>12.895</text:p>
          </table:table-cell>
          <table:table-cell table:number-columns-repeated="2" office:value-type="float" office:value="12.665" calcext:value-type="float">
            <text:p>12.665</text:p>
          </table:table-cell>
          <table:table-cell office:value-type="float" office:value="0" calcext:value-type="float">
            <text:p>0</text:p>
          </table:table-cell>
          <table:table-cell office:value-type="float" office:value="12.665" calcext:value-type="float">
            <text:p>12.665</text:p>
          </table:table-cell>
        </table:table-row>
        <table:table-row table:style-name="ro1">
          <table:table-cell office:value-type="string" calcext:value-type="string">
            <text:p>2010-05-05</text:p>
          </table:table-cell>
          <table:table-cell table:formula="of:=DATEVALUE([.A1692])" office:value-type="float" office:value="40303" calcext:value-type="float">
            <text:p>40303</text:p>
          </table:table-cell>
          <table:table-cell office:value-type="float" office:value="12.53" calcext:value-type="float">
            <text:p>12.5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2.52" calcext:value-type="float">
            <text:p>12.52</text:p>
          </table:table-cell>
          <table:table-cell office:value-type="float" office:value="12.875" calcext:value-type="float">
            <text:p>12.875</text:p>
          </table:table-cell>
          <table:table-cell office:value-type="float" office:value="2200" calcext:value-type="float">
            <text:p>2200</text:p>
          </table:table-cell>
          <table:table-cell office:value-type="float" office:value="12.875" calcext:value-type="float">
            <text:p>12.875</text:p>
          </table:table-cell>
        </table:table-row>
        <table:table-row table:style-name="ro1">
          <table:table-cell office:value-type="string" calcext:value-type="string">
            <text:p>2010-05-04</text:p>
          </table:table-cell>
          <table:table-cell table:formula="of:=DATEVALUE([.A1693])" office:value-type="float" office:value="40302" calcext:value-type="float">
            <text:p>40302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75" calcext:value-type="float">
            <text:p>12.875</text:p>
          </table:table-cell>
          <table:table-cell office:value-type="float" office:value="12.765" calcext:value-type="float">
            <text:p>12.765</text:p>
          </table:table-cell>
          <table:table-cell office:value-type="float" office:value="12.875" calcext:value-type="float">
            <text:p>12.875</text:p>
          </table:table-cell>
          <table:table-cell office:value-type="float" office:value="5600" calcext:value-type="float">
            <text:p>5600</text:p>
          </table:table-cell>
          <table:table-cell office:value-type="float" office:value="12.875" calcext:value-type="float">
            <text:p>12.875</text:p>
          </table:table-cell>
        </table:table-row>
        <table:table-row table:style-name="ro1">
          <table:table-cell office:value-type="string" calcext:value-type="string">
            <text:p>2010-05-03</text:p>
          </table:table-cell>
          <table:table-cell table:formula="of:=DATEVALUE([.A1694])" office:value-type="float" office:value="40301" calcext:value-type="float">
            <text:p>40301</text:p>
          </table:table-cell>
          <table:table-cell office:value-type="float" office:value="12.5" calcext:value-type="float">
            <text:p>12.5</text:p>
          </table:table-cell>
          <table:table-cell office:value-type="float" office:value="12.78" calcext:value-type="float">
            <text:p>12.78</text:p>
          </table:table-cell>
          <table:table-cell office:value-type="float" office:value="12.5" calcext:value-type="float">
            <text:p>12.5</text:p>
          </table:table-cell>
          <table:table-cell office:value-type="float" office:value="12.78" calcext:value-type="float">
            <text:p>12.78</text:p>
          </table:table-cell>
          <table:table-cell office:value-type="float" office:value="200" calcext:value-type="float">
            <text:p>200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string" calcext:value-type="string">
            <text:p>2010-04-30</text:p>
          </table:table-cell>
          <table:table-cell table:formula="of:=DATEVALUE([.A1695])" office:value-type="float" office:value="40298" calcext:value-type="float">
            <text:p>40298</text:p>
          </table:table-cell>
          <table:table-cell table:number-columns-repeated="2" office:value-type="float" office:value="12.745" calcext:value-type="float">
            <text:p>12.745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10-04-29</text:p>
          </table:table-cell>
          <table:table-cell table:formula="of:=DATEVALUE([.A1696])" office:value-type="float" office:value="40297" calcext:value-type="float">
            <text:p>40297</text:p>
          </table:table-cell>
          <table:table-cell office:value-type="float" office:value="12.63" calcext:value-type="float">
            <text:p>12.63</text:p>
          </table:table-cell>
          <table:table-cell office:value-type="float" office:value="12.785" calcext:value-type="float">
            <text:p>12.785</text:p>
          </table:table-cell>
          <table:table-cell office:value-type="float" office:value="12.63" calcext:value-type="float">
            <text:p>12.63</text:p>
          </table:table-cell>
          <table:table-cell office:value-type="float" office:value="12.785" calcext:value-type="float">
            <text:p>12.785</text:p>
          </table:table-cell>
          <table:table-cell office:value-type="float" office:value="0" calcext:value-type="float">
            <text:p>0</text:p>
          </table:table-cell>
          <table:table-cell office:value-type="float" office:value="12.785" calcext:value-type="float">
            <text:p>12.785</text:p>
          </table:table-cell>
        </table:table-row>
        <table:table-row table:style-name="ro1">
          <table:table-cell office:value-type="string" calcext:value-type="string">
            <text:p>2010-04-28</text:p>
          </table:table-cell>
          <table:table-cell table:formula="of:=DATEVALUE([.A1697])" office:value-type="float" office:value="40296" calcext:value-type="float">
            <text:p>40296</text:p>
          </table:table-cell>
          <table:table-cell office:value-type="float" office:value="12.83" calcext:value-type="float">
            <text:p>12.83</text:p>
          </table:table-cell>
          <table:table-cell office:value-type="float" office:value="12.865" calcext:value-type="float">
            <text:p>12.865</text:p>
          </table:table-cell>
          <table:table-cell table:number-columns-repeated="2" office:value-type="float" office:value="12.59" calcext:value-type="float">
            <text:p>12.59</text:p>
          </table:table-cell>
          <table:table-cell office:value-type="float" office:value="1800" calcext:value-type="float">
            <text:p>1800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string" calcext:value-type="string">
            <text:p>2010-04-27</text:p>
          </table:table-cell>
          <table:table-cell table:formula="of:=DATEVALUE([.A1698])" office:value-type="float" office:value="40295" calcext:value-type="float">
            <text:p>40295</text:p>
          </table:table-cell>
          <table:table-cell table:number-columns-repeated="2" office:value-type="float" office:value="12.97" calcext:value-type="float">
            <text:p>12.97</text:p>
          </table:table-cell>
          <table:table-cell office:value-type="float" office:value="12.795" calcext:value-type="float">
            <text:p>12.795</text:p>
          </table:table-cell>
          <table:table-cell office:value-type="float" office:value="12.86" calcext:value-type="float">
            <text:p>12.86</text:p>
          </table:table-cell>
          <table:table-cell office:value-type="float" office:value="800" calcext:value-type="float">
            <text:p>800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2010-04-26</text:p>
          </table:table-cell>
          <table:table-cell table:formula="of:=DATEVALUE([.A1699])" office:value-type="float" office:value="40294" calcext:value-type="float">
            <text:p>40294</text:p>
          </table:table-cell>
          <table:table-cell office:value-type="float" office:value="13.16" calcext:value-type="float">
            <text:p>13.16</text:p>
          </table:table-cell>
          <table:table-cell office:value-type="float" office:value="13.39" calcext:value-type="float">
            <text:p>13.39</text:p>
          </table:table-cell>
          <table:table-cell table:number-columns-repeated="2" office:value-type="float" office:value="12.985" calcext:value-type="float">
            <text:p>12.985</text:p>
          </table:table-cell>
          <table:table-cell office:value-type="float" office:value="1300" calcext:value-type="float">
            <text:p>1300</text:p>
          </table:table-cell>
          <table:table-cell office:value-type="float" office:value="12.985" calcext:value-type="float">
            <text:p>12.985</text:p>
          </table:table-cell>
        </table:table-row>
        <table:table-row table:style-name="ro1">
          <table:table-cell office:value-type="string" calcext:value-type="string">
            <text:p>2010-04-23</text:p>
          </table:table-cell>
          <table:table-cell table:formula="of:=DATEVALUE([.A1700])" office:value-type="float" office:value="40291" calcext:value-type="float">
            <text:p>40291</text:p>
          </table:table-cell>
          <table:table-cell office:value-type="float" office:value="13.325" calcext:value-type="float">
            <text:p>13.325</text:p>
          </table:table-cell>
          <table:table-cell office:value-type="float" office:value="13.395" calcext:value-type="float">
            <text:p>13.395</text:p>
          </table:table-cell>
          <table:table-cell table:number-columns-repeated="2" office:value-type="float" office:value="13.11" calcext:value-type="float">
            <text:p>13.11</text:p>
          </table:table-cell>
          <table:table-cell office:value-type="float" office:value="800" calcext:value-type="float">
            <text:p>800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string" calcext:value-type="string">
            <text:p>2010-04-22</text:p>
          </table:table-cell>
          <table:table-cell table:formula="of:=DATEVALUE([.A1701])" office:value-type="float" office:value="40290" calcext:value-type="float">
            <text:p>40290</text:p>
          </table:table-cell>
          <table:table-cell office:value-type="float" office:value="12.925" calcext:value-type="float">
            <text:p>12.925</text:p>
          </table:table-cell>
          <table:table-cell office:value-type="float" office:value="13.23" calcext:value-type="float">
            <text:p>13.23</text:p>
          </table:table-cell>
          <table:table-cell office:value-type="float" office:value="12.925" calcext:value-type="float">
            <text:p>12.925</text:p>
          </table:table-cell>
          <table:table-cell office:value-type="float" office:value="13.215" calcext:value-type="float">
            <text:p>13.215</text:p>
          </table:table-cell>
          <table:table-cell office:value-type="float" office:value="1800" calcext:value-type="float">
            <text:p>1800</text:p>
          </table:table-cell>
          <table:table-cell office:value-type="float" office:value="13.215" calcext:value-type="float">
            <text:p>13.215</text:p>
          </table:table-cell>
        </table:table-row>
        <table:table-row table:style-name="ro1">
          <table:table-cell office:value-type="string" calcext:value-type="string">
            <text:p>2010-04-21</text:p>
          </table:table-cell>
          <table:table-cell table:formula="of:=DATEVALUE([.A1702])" office:value-type="float" office:value="40289" calcext:value-type="float">
            <text:p>40289</text:p>
          </table:table-cell>
          <table:table-cell office:value-type="float" office:value="13.08" calcext:value-type="float">
            <text:p>13.08</text:p>
          </table:table-cell>
          <table:table-cell office:value-type="float" office:value="13.175" calcext:value-type="float">
            <text:p>13.175</text:p>
          </table:table-cell>
          <table:table-cell office:value-type="float" office:value="13.02" calcext:value-type="float">
            <text:p>13.02</text:p>
          </table:table-cell>
          <table:table-cell office:value-type="float" office:value="13.045" calcext:value-type="float">
            <text:p>13.045</text:p>
          </table:table-cell>
          <table:table-cell office:value-type="float" office:value="1000" calcext:value-type="float">
            <text:p>1000</text:p>
          </table:table-cell>
          <table:table-cell office:value-type="float" office:value="13.045" calcext:value-type="float">
            <text:p>13.045</text:p>
          </table:table-cell>
        </table:table-row>
        <table:table-row table:style-name="ro1">
          <table:table-cell office:value-type="string" calcext:value-type="string">
            <text:p>2010-04-20</text:p>
          </table:table-cell>
          <table:table-cell table:formula="of:=DATEVALUE([.A1703])" office:value-type="float" office:value="40288" calcext:value-type="float">
            <text:p>40288</text:p>
          </table:table-cell>
          <table:table-cell office:value-type="float" office:value="13.62" calcext:value-type="float">
            <text:p>13.62</text:p>
          </table:table-cell>
          <table:table-cell office:value-type="float" office:value="13.715" calcext:value-type="float">
            <text:p>13.715</text:p>
          </table:table-cell>
          <table:table-cell office:value-type="float" office:value="13.595" calcext:value-type="float">
            <text:p>13.595</text:p>
          </table:table-cell>
          <table:table-cell office:value-type="float" office:value="13.715" calcext:value-type="float">
            <text:p>13.715</text:p>
          </table:table-cell>
          <table:table-cell office:value-type="float" office:value="2700" calcext:value-type="float">
            <text:p>2700</text:p>
          </table:table-cell>
          <table:table-cell office:value-type="float" office:value="13.715" calcext:value-type="float">
            <text:p>13.715</text:p>
          </table:table-cell>
        </table:table-row>
        <table:table-row table:style-name="ro1">
          <table:table-cell office:value-type="string" calcext:value-type="string">
            <text:p>2010-04-19</text:p>
          </table:table-cell>
          <table:table-cell table:formula="of:=DATEVALUE([.A1704])" office:value-type="float" office:value="40287" calcext:value-type="float">
            <text:p>40287</text:p>
          </table:table-cell>
          <table:table-cell table:number-columns-repeated="4"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string" calcext:value-type="string">
            <text:p>2010-04-16</text:p>
          </table:table-cell>
          <table:table-cell table:formula="of:=DATEVALUE([.A1705])" office:value-type="float" office:value="40284" calcext:value-type="float">
            <text:p>40284</text:p>
          </table:table-cell>
          <table:table-cell office:value-type="float" office:value="13.675" calcext:value-type="float">
            <text:p>13.675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435" calcext:value-type="float">
            <text:p>13.435</text:p>
          </table:table-cell>
          <table:table-cell office:value-type="float" office:value="800" calcext:value-type="float">
            <text:p>800</text:p>
          </table:table-cell>
          <table:table-cell office:value-type="float" office:value="13.435" calcext:value-type="float">
            <text:p>13.435</text:p>
          </table:table-cell>
        </table:table-row>
        <table:table-row table:style-name="ro1">
          <table:table-cell office:value-type="string" calcext:value-type="string">
            <text:p>2010-04-15</text:p>
          </table:table-cell>
          <table:table-cell table:formula="of:=DATEVALUE([.A1706])" office:value-type="float" office:value="40283" calcext:value-type="float">
            <text:p>40283</text:p>
          </table:table-cell>
          <table:table-cell office:value-type="float" office:value="13.52" calcext:value-type="float">
            <text:p>13.52</text:p>
          </table:table-cell>
          <table:table-cell office:value-type="float" office:value="13.545" calcext:value-type="float">
            <text:p>13.545</text:p>
          </table:table-cell>
          <table:table-cell table:number-columns-repeated="2" office:value-type="float" office:value="13.47" calcext:value-type="float">
            <text:p>13.47</text:p>
          </table:table-cell>
          <table:table-cell office:value-type="float" office:value="1600" calcext:value-type="float">
            <text:p>1600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string" calcext:value-type="string">
            <text:p>2010-04-14</text:p>
          </table:table-cell>
          <table:table-cell table:formula="of:=DATEVALUE([.A1707])" office:value-type="float" office:value="40282" calcext:value-type="float">
            <text:p>40282</text:p>
          </table:table-cell>
          <table:table-cell office:value-type="float" office:value="13.315" calcext:value-type="float">
            <text:p>13.31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24" calcext:value-type="float">
            <text:p>13.24</text:p>
          </table:table-cell>
          <table:table-cell office:value-type="float" office:value="13.4" calcext:value-type="float">
            <text:p>13.4</text:p>
          </table:table-cell>
          <table:table-cell office:value-type="float" office:value="5700" calcext:value-type="float">
            <text:p>57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2010-04-13</text:p>
          </table:table-cell>
          <table:table-cell table:formula="of:=DATEVALUE([.A1708])" office:value-type="float" office:value="40281" calcext:value-type="float">
            <text:p>40281</text:p>
          </table:table-cell>
          <table:table-cell office:value-type="float" office:value="12.92" calcext:value-type="float">
            <text:p>12.92</text:p>
          </table:table-cell>
          <table:table-cell office:value-type="float" office:value="13.36" calcext:value-type="float">
            <text:p>13.36</text:p>
          </table:table-cell>
          <table:table-cell office:value-type="float" office:value="12.81" calcext:value-type="float">
            <text:p>12.81</text:p>
          </table:table-cell>
          <table:table-cell office:value-type="float" office:value="13.36" calcext:value-type="float">
            <text:p>13.36</text:p>
          </table:table-cell>
          <table:table-cell office:value-type="float" office:value="400" calcext:value-type="float">
            <text:p>400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string" calcext:value-type="string">
            <text:p>2010-04-12</text:p>
          </table:table-cell>
          <table:table-cell table:formula="of:=DATEVALUE([.A1709])" office:value-type="float" office:value="40280" calcext:value-type="float">
            <text:p>40280</text:p>
          </table:table-cell>
          <table:table-cell office:value-type="float" office:value="12.82" calcext:value-type="float">
            <text:p>12.82</text:p>
          </table:table-cell>
          <table:table-cell office:value-type="float" office:value="13.075" calcext:value-type="float">
            <text:p>13.075</text:p>
          </table:table-cell>
          <table:table-cell office:value-type="float" office:value="12.8" calcext:value-type="float">
            <text:p>12.8</text:p>
          </table:table-cell>
          <table:table-cell office:value-type="float" office:value="13.075" calcext:value-type="float">
            <text:p>13.075</text:p>
          </table:table-cell>
          <table:table-cell office:value-type="float" office:value="500" calcext:value-type="float">
            <text:p>500</text:p>
          </table:table-cell>
          <table:table-cell office:value-type="float" office:value="13.075" calcext:value-type="float">
            <text:p>13.075</text:p>
          </table:table-cell>
        </table:table-row>
        <table:table-row table:style-name="ro1">
          <table:table-cell office:value-type="string" calcext:value-type="string">
            <text:p>2010-04-09</text:p>
          </table:table-cell>
          <table:table-cell table:formula="of:=DATEVALUE([.A1710])" office:value-type="float" office:value="40277" calcext:value-type="float">
            <text:p>40277</text:p>
          </table:table-cell>
          <table:table-cell office:value-type="float" office:value="12.92" calcext:value-type="float">
            <text:p>12.92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float" office:value="12.885" calcext:value-type="float">
            <text:p>12.885</text:p>
          </table:table-cell>
          <table:table-cell office:value-type="float" office:value="600" calcext:value-type="float">
            <text:p>600</text:p>
          </table:table-cell>
          <table:table-cell office:value-type="float" office:value="12.885" calcext:value-type="float">
            <text:p>12.885</text:p>
          </table:table-cell>
        </table:table-row>
        <table:table-row table:style-name="ro1">
          <table:table-cell office:value-type="string" calcext:value-type="string">
            <text:p>2010-04-08</text:p>
          </table:table-cell>
          <table:table-cell table:formula="of:=DATEVALUE([.A1711])" office:value-type="float" office:value="40276" calcext:value-type="float">
            <text:p>40276</text:p>
          </table:table-cell>
          <table:table-cell table:number-columns-repeated="4"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string" calcext:value-type="string">
            <text:p>2010-04-07</text:p>
          </table:table-cell>
          <table:table-cell table:formula="of:=DATEVALUE([.A1712])" office:value-type="float" office:value="40275" calcext:value-type="float">
            <text:p>40275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53" calcext:value-type="float">
            <text:p>12.53</text:p>
          </table:table-cell>
          <table:table-cell office:value-type="float" office:value="12.59" calcext:value-type="float">
            <text:p>12.59</text:p>
          </table:table-cell>
          <table:table-cell office:value-type="float" office:value="900" calcext:value-type="float">
            <text:p>900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string" calcext:value-type="string">
            <text:p>2010-04-06</text:p>
          </table:table-cell>
          <table:table-cell table:formula="of:=DATEVALUE([.A1713])" office:value-type="float" office:value="40274" calcext:value-type="float">
            <text:p>40274</text:p>
          </table:table-cell>
          <table:table-cell table:number-columns-repeated="2" office:value-type="float" office:value="12.325" calcext:value-type="float">
            <text:p>12.3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200" calcext:value-type="float">
            <text:p>20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2010-04-01</text:p>
          </table:table-cell>
          <table:table-cell table:formula="of:=DATEVALUE([.A1714])" office:value-type="float" office:value="40269" calcext:value-type="float">
            <text:p>40269</text:p>
          </table:table-cell>
          <table:table-cell table:number-columns-repeated="2" office:value-type="float" office:value="12.24" calcext:value-type="float">
            <text:p>12.24</text:p>
          </table:table-cell>
          <table:table-cell table:number-columns-repeated="2" office:value-type="float" office:value="11.965" calcext:value-type="float">
            <text:p>11.965</text:p>
          </table:table-cell>
          <table:table-cell office:value-type="float" office:value="200" calcext:value-type="float">
            <text:p>200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string" calcext:value-type="string">
            <text:p>2010-03-31</text:p>
          </table:table-cell>
          <table:table-cell table:formula="of:=DATEVALUE([.A1715])" office:value-type="float" office:value="40268" calcext:value-type="float">
            <text:p>40268</text:p>
          </table:table-cell>
          <table:table-cell table:number-columns-repeated="2" office:value-type="float" office:value="12.33" calcext:value-type="float">
            <text:p>12.33</text:p>
          </table:table-cell>
          <table:table-cell table:number-columns-repeated="2" office:value-type="float" office:value="12.175" calcext:value-type="float">
            <text:p>12.175</text:p>
          </table:table-cell>
          <table:table-cell office:value-type="float" office:value="700" calcext:value-type="float">
            <text:p>700</text:p>
          </table:table-cell>
          <table:table-cell office:value-type="float" office:value="12.175" calcext:value-type="float">
            <text:p>12.175</text:p>
          </table:table-cell>
        </table:table-row>
        <table:table-row table:style-name="ro1">
          <table:table-cell office:value-type="string" calcext:value-type="string">
            <text:p>2010-03-30</text:p>
          </table:table-cell>
          <table:table-cell table:formula="of:=DATEVALUE([.A1716])" office:value-type="float" office:value="40267" calcext:value-type="float">
            <text:p>40267</text:p>
          </table:table-cell>
          <table:table-cell office:value-type="float" office:value="12.2" calcext:value-type="float">
            <text:p>12.2</text:p>
          </table:table-cell>
          <table:table-cell office:value-type="float" office:value="12.295" calcext:value-type="float">
            <text:p>12.295</text:p>
          </table:table-cell>
          <table:table-cell office:value-type="float" office:value="12.2" calcext:value-type="float">
            <text:p>12.2</text:p>
          </table:table-cell>
          <table:table-cell office:value-type="float" office:value="12.295" calcext:value-type="float">
            <text:p>12.295</text:p>
          </table:table-cell>
          <table:table-cell office:value-type="float" office:value="100" calcext:value-type="float">
            <text:p>100</text:p>
          </table:table-cell>
          <table:table-cell office:value-type="float" office:value="12.295" calcext:value-type="float">
            <text:p>12.295</text:p>
          </table:table-cell>
        </table:table-row>
        <table:table-row table:style-name="ro1">
          <table:table-cell office:value-type="string" calcext:value-type="string">
            <text:p>2010-03-29</text:p>
          </table:table-cell>
          <table:table-cell table:formula="of:=DATEVALUE([.A1717])" office:value-type="float" office:value="40266" calcext:value-type="float">
            <text:p>40266</text:p>
          </table:table-cell>
          <table:table-cell office:value-type="float" office:value="12.31" calcext:value-type="float">
            <text:p>12.31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12.28" calcext:value-type="float">
            <text:p>12.28</text:p>
          </table:table-cell>
          <table:table-cell office:value-type="float" office:value="400" calcext:value-type="float">
            <text:p>4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2010-03-26</text:p>
          </table:table-cell>
          <table:table-cell table:formula="of:=DATEVALUE([.A1718])" office:value-type="float" office:value="40263" calcext:value-type="float">
            <text:p>40263</text:p>
          </table:table-cell>
          <table:table-cell table:number-columns-repeated="2" office:value-type="float" office:value="12.35" calcext:value-type="float">
            <text:p>12.35</text:p>
          </table:table-cell>
          <table:table-cell table:number-columns-repeated="2" office:value-type="float" office:value="12.225" calcext:value-type="float">
            <text:p>12.225</text:p>
          </table:table-cell>
          <table:table-cell office:value-type="float" office:value="600" calcext:value-type="float">
            <text:p>600</text:p>
          </table:table-cell>
          <table:table-cell office:value-type="float" office:value="12.225" calcext:value-type="float">
            <text:p>12.225</text:p>
          </table:table-cell>
        </table:table-row>
        <table:table-row table:style-name="ro1">
          <table:table-cell office:value-type="string" calcext:value-type="string">
            <text:p>2010-03-25</text:p>
          </table:table-cell>
          <table:table-cell table:formula="of:=DATEVALUE([.A1719])" office:value-type="float" office:value="40262" calcext:value-type="float">
            <text:p>40262</text:p>
          </table:table-cell>
          <table:table-cell office:value-type="float" office:value="12.035" calcext:value-type="float">
            <text:p>12.035</text:p>
          </table:table-cell>
          <table:table-cell office:value-type="float" office:value="12.25" calcext:value-type="float">
            <text:p>12.25</text:p>
          </table:table-cell>
          <table:table-cell office:value-type="float" office:value="12.03" calcext:value-type="float">
            <text:p>12.03</text:p>
          </table:table-cell>
          <table:table-cell office:value-type="float" office:value="12.25" calcext:value-type="float">
            <text:p>12.25</text:p>
          </table:table-cell>
          <table:table-cell office:value-type="float" office:value="700" calcext:value-type="float">
            <text:p>700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2010-03-24</text:p>
          </table:table-cell>
          <table:table-cell table:formula="of:=DATEVALUE([.A1720])" office:value-type="float" office:value="40261" calcext:value-type="float">
            <text:p>40261</text:p>
          </table:table-cell>
          <table:table-cell office:value-type="float" office:value="11.845" calcext:value-type="float">
            <text:p>11.845</text:p>
          </table:table-cell>
          <table:table-cell office:value-type="float" office:value="12.03" calcext:value-type="float">
            <text:p>12.03</text:p>
          </table:table-cell>
          <table:table-cell office:value-type="float" office:value="11.79" calcext:value-type="float">
            <text:p>11.79</text:p>
          </table:table-cell>
          <table:table-cell office:value-type="float" office:value="12.03" calcext:value-type="float">
            <text:p>12.03</text:p>
          </table:table-cell>
          <table:table-cell office:value-type="float" office:value="100" calcext:value-type="float">
            <text:p>1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10-03-23</text:p>
          </table:table-cell>
          <table:table-cell table:formula="of:=DATEVALUE([.A1721])" office:value-type="float" office:value="40260" calcext:value-type="float">
            <text:p>40260</text:p>
          </table:table-cell>
          <table:table-cell table:number-columns-repeated="2" office:value-type="float" office:value="12.02" calcext:value-type="float">
            <text:p>12.02</text:p>
          </table:table-cell>
          <table:table-cell table:number-columns-repeated="2" office:value-type="float" office:value="11.865" calcext:value-type="float">
            <text:p>11.865</text:p>
          </table:table-cell>
          <table:table-cell office:value-type="float" office:value="100" calcext:value-type="float">
            <text:p>100</text:p>
          </table:table-cell>
          <table:table-cell office:value-type="float" office:value="11.865" calcext:value-type="float">
            <text:p>11.865</text:p>
          </table:table-cell>
        </table:table-row>
        <table:table-row table:style-name="ro1">
          <table:table-cell office:value-type="string" calcext:value-type="string">
            <text:p>2010-03-22</text:p>
          </table:table-cell>
          <table:table-cell table:formula="of:=DATEVALUE([.A1722])" office:value-type="float" office:value="40259" calcext:value-type="float">
            <text:p>40259</text:p>
          </table:table-cell>
          <table:table-cell office:value-type="float" office:value="12.07" calcext:value-type="float">
            <text:p>12.07</text:p>
          </table:table-cell>
          <table:table-cell office:value-type="float" office:value="12.15" calcext:value-type="float">
            <text:p>12.15</text:p>
          </table:table-cell>
          <table:table-cell office:value-type="float" office:value="12.07" calcext:value-type="float">
            <text:p>12.07</text:p>
          </table:table-cell>
          <table:table-cell office:value-type="float" office:value="12.125" calcext:value-type="float">
            <text:p>12.125</text:p>
          </table:table-cell>
          <table:table-cell office:value-type="float" office:value="500" calcext:value-type="float">
            <text:p>500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string" calcext:value-type="string">
            <text:p>2010-03-19</text:p>
          </table:table-cell>
          <table:table-cell table:formula="of:=DATEVALUE([.A1723])" office:value-type="float" office:value="40256" calcext:value-type="float">
            <text:p>40256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string" calcext:value-type="string">
            <text:p>2010-03-18</text:p>
          </table:table-cell>
          <table:table-cell table:formula="of:=DATEVALUE([.A1724])" office:value-type="float" office:value="40255" calcext:value-type="float">
            <text:p>40255</text:p>
          </table:table-cell>
          <table:table-cell office:value-type="float" office:value="11.97" calcext:value-type="float">
            <text:p>11.97</text:p>
          </table:table-cell>
          <table:table-cell office:value-type="float" office:value="12.095" calcext:value-type="float">
            <text:p>12.095</text:p>
          </table:table-cell>
          <table:table-cell office:value-type="float" office:value="11.97" calcext:value-type="float">
            <text:p>11.97</text:p>
          </table:table-cell>
          <table:table-cell office:value-type="float" office:value="12.055" calcext:value-type="float">
            <text:p>12.055</text:p>
          </table:table-cell>
          <table:table-cell office:value-type="float" office:value="200" calcext:value-type="float">
            <text:p>200</text:p>
          </table:table-cell>
          <table:table-cell office:value-type="float" office:value="12.055" calcext:value-type="float">
            <text:p>12.055</text:p>
          </table:table-cell>
        </table:table-row>
        <table:table-row table:style-name="ro1">
          <table:table-cell office:value-type="string" calcext:value-type="string">
            <text:p>2010-03-17</text:p>
          </table:table-cell>
          <table:table-cell table:formula="of:=DATEVALUE([.A1725])" office:value-type="float" office:value="40254" calcext:value-type="float">
            <text:p>40254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600" calcext:value-type="float">
            <text:p>600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string" calcext:value-type="string">
            <text:p>2010-03-16</text:p>
          </table:table-cell>
          <table:table-cell table:formula="of:=DATEVALUE([.A1726])" office:value-type="float" office:value="40253" calcext:value-type="float">
            <text:p>40253</text:p>
          </table:table-cell>
          <table:table-cell table:number-columns-repeated="2" office:value-type="float" office:value="11.97" calcext:value-type="float">
            <text:p>11.97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2010-03-15</text:p>
          </table:table-cell>
          <table:table-cell table:formula="of:=DATEVALUE([.A1727])" office:value-type="float" office:value="40252" calcext:value-type="float">
            <text:p>40252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65" calcext:value-type="float">
            <text:p>12.065</text:p>
          </table:table-cell>
          <table:table-cell office:value-type="float" office:value="11.85" calcext:value-type="float">
            <text:p>11.85</text:p>
          </table:table-cell>
          <table:table-cell office:value-type="float" office:value="11.945" calcext:value-type="float">
            <text:p>11.945</text:p>
          </table:table-cell>
          <table:table-cell office:value-type="float" office:value="200" calcext:value-type="float">
            <text:p>200</text:p>
          </table:table-cell>
          <table:table-cell office:value-type="float" office:value="11.945" calcext:value-type="float">
            <text:p>11.945</text:p>
          </table:table-cell>
        </table:table-row>
        <table:table-row table:style-name="ro1">
          <table:table-cell office:value-type="string" calcext:value-type="string">
            <text:p>2010-03-12</text:p>
          </table:table-cell>
          <table:table-cell table:formula="of:=DATEVALUE([.A1728])" office:value-type="float" office:value="40249" calcext:value-type="float">
            <text:p>40249</text:p>
          </table:table-cell>
          <table:table-cell office:value-type="float" office:value="12.03" calcext:value-type="float">
            <text:p>12.03</text:p>
          </table:table-cell>
          <table:table-cell office:value-type="float" office:value="12.07" calcext:value-type="float">
            <text:p>12.07</text:p>
          </table:table-cell>
          <table:table-cell table:number-columns-repeated="2" office:value-type="float" office:value="11.805" calcext:value-type="float">
            <text:p>11.805</text:p>
          </table:table-cell>
          <table:table-cell office:value-type="float" office:value="300" calcext:value-type="float">
            <text:p>300</text:p>
          </table:table-cell>
          <table:table-cell office:value-type="float" office:value="11.805" calcext:value-type="float">
            <text:p>11.805</text:p>
          </table:table-cell>
        </table:table-row>
        <table:table-row table:style-name="ro1">
          <table:table-cell office:value-type="string" calcext:value-type="string">
            <text:p>2010-03-11</text:p>
          </table:table-cell>
          <table:table-cell table:formula="of:=DATEVALUE([.A1729])" office:value-type="float" office:value="40248" calcext:value-type="float">
            <text:p>40248</text:p>
          </table:table-cell>
          <table:table-cell table:number-columns-repeated="2" office:value-type="float" office:value="12.265" calcext:value-type="float">
            <text:p>12.265</text:p>
          </table:table-cell>
          <table:table-cell table:number-columns-repeated="2"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2010-03-10</text:p>
          </table:table-cell>
          <table:table-cell table:formula="of:=DATEVALUE([.A1730])" office:value-type="float" office:value="40247" calcext:value-type="float">
            <text:p>40247</text:p>
          </table:table-cell>
          <table:table-cell table:number-columns-repeated="2" office:value-type="float" office:value="12.09" calcext:value-type="float">
            <text:p>12.09</text:p>
          </table:table-cell>
          <table:table-cell table:number-columns-repeated="2" office:value-type="float" office:value="12.085" calcext:value-type="float">
            <text:p>12.085</text:p>
          </table:table-cell>
          <table:table-cell office:value-type="float" office:value="100" calcext:value-type="float">
            <text:p>100</text:p>
          </table:table-cell>
          <table:table-cell office:value-type="float" office:value="12.085" calcext:value-type="float">
            <text:p>12.085</text:p>
          </table:table-cell>
        </table:table-row>
        <table:table-row table:style-name="ro1">
          <table:table-cell office:value-type="string" calcext:value-type="string">
            <text:p>2010-03-09</text:p>
          </table:table-cell>
          <table:table-cell table:formula="of:=DATEVALUE([.A1731])" office:value-type="float" office:value="40246" calcext:value-type="float">
            <text:p>40246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9" calcext:value-type="float">
            <text:p>12.19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19" calcext:value-type="float">
            <text:p>12.19</text:p>
          </table:table-cell>
          <table:table-cell office:value-type="float" office:value="400" calcext:value-type="float">
            <text:p>400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string" calcext:value-type="string">
            <text:p>2010-03-08</text:p>
          </table:table-cell>
          <table:table-cell table:formula="of:=DATEVALUE([.A1732])" office:value-type="float" office:value="40245" calcext:value-type="float">
            <text:p>40245</text:p>
          </table:table-cell>
          <table:table-cell office:value-type="float" office:value="11.685" calcext:value-type="float">
            <text:p>11.68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685" calcext:value-type="float">
            <text:p>11.685</text:p>
          </table:table-cell>
          <table:table-cell office:value-type="float" office:value="12.01" calcext:value-type="float">
            <text:p>12.01</text:p>
          </table:table-cell>
          <table:table-cell office:value-type="float" office:value="600" calcext:value-type="float">
            <text:p>600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string" calcext:value-type="string">
            <text:p>2010-03-05</text:p>
          </table:table-cell>
          <table:table-cell table:formula="of:=DATEVALUE([.A1733])" office:value-type="float" office:value="40242" calcext:value-type="float">
            <text:p>40242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78" calcext:value-type="float">
            <text:p>11.78</text:p>
          </table:table-cell>
          <table:table-cell office:value-type="float" office:value="11.605" calcext:value-type="float">
            <text:p>11.605</text:p>
          </table:table-cell>
          <table:table-cell office:value-type="float" office:value="11.76" calcext:value-type="float">
            <text:p>11.76</text:p>
          </table:table-cell>
          <table:table-cell office:value-type="float" office:value="400" calcext:value-type="float">
            <text:p>400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2010-03-04</text:p>
          </table:table-cell>
          <table:table-cell table:formula="of:=DATEVALUE([.A1734])" office:value-type="float" office:value="40241" calcext:value-type="float">
            <text:p>40241</text:p>
          </table:table-cell>
          <table:table-cell office:value-type="float" office:value="11.365" calcext:value-type="float">
            <text:p>11.365</text:p>
          </table:table-cell>
          <table:table-cell office:value-type="float" office:value="11.615" calcext:value-type="float">
            <text:p>11.615</text:p>
          </table:table-cell>
          <table:table-cell office:value-type="float" office:value="11.32" calcext:value-type="float">
            <text:p>11.32</text:p>
          </table:table-cell>
          <table:table-cell office:value-type="float" office:value="11.615" calcext:value-type="float">
            <text:p>11.615</text:p>
          </table:table-cell>
          <table:table-cell office:value-type="float" office:value="0" calcext:value-type="float">
            <text:p>0</text:p>
          </table:table-cell>
          <table:table-cell office:value-type="float" office:value="11.615" calcext:value-type="float">
            <text:p>11.615</text:p>
          </table:table-cell>
        </table:table-row>
        <table:table-row table:style-name="ro1">
          <table:table-cell office:value-type="string" calcext:value-type="string">
            <text:p>2010-03-03</text:p>
          </table:table-cell>
          <table:table-cell table:formula="of:=DATEVALUE([.A1735])" office:value-type="float" office:value="40240" calcext:value-type="float">
            <text:p>40240</text:p>
          </table:table-cell>
          <table:table-cell table:number-columns-repeated="4" office:value-type="float" office:value="11.505" calcext:value-type="float">
            <text:p>11.505</text:p>
          </table:table-cell>
          <table:table-cell office:value-type="float" office:value="0" calcext:value-type="float">
            <text:p>0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2010-03-02</text:p>
          </table:table-cell>
          <table:table-cell table:formula="of:=DATEVALUE([.A1736])" office:value-type="float" office:value="40239" calcext:value-type="float">
            <text:p>40239</text:p>
          </table:table-cell>
          <table:table-cell table:number-columns-repeated="2" office:value-type="float" office:value="11.62" calcext:value-type="float">
            <text:p>11.62</text:p>
          </table:table-cell>
          <table:table-cell table:number-columns-repeated="2" office:value-type="float" office:value="11.57" calcext:value-type="float">
            <text:p>11.57</text:p>
          </table:table-cell>
          <table:table-cell office:value-type="float" office:value="1100" calcext:value-type="float">
            <text:p>1100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2010-03-01</text:p>
          </table:table-cell>
          <table:table-cell table:formula="of:=DATEVALUE([.A1737])" office:value-type="float" office:value="40238" calcext:value-type="float">
            <text:p>40238</text:p>
          </table:table-cell>
          <table:table-cell office:value-type="float" office:value="11.22" calcext:value-type="float">
            <text:p>11.22</text:p>
          </table:table-cell>
          <table:table-cell office:value-type="float" office:value="11.59" calcext:value-type="float">
            <text:p>11.59</text:p>
          </table:table-cell>
          <table:table-cell office:value-type="float" office:value="11.22" calcext:value-type="float">
            <text:p>11.22</text:p>
          </table:table-cell>
          <table:table-cell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string" calcext:value-type="string">
            <text:p>2010-02-26</text:p>
          </table:table-cell>
          <table:table-cell table:formula="of:=DATEVALUE([.A1738])" office:value-type="float" office:value="40235" calcext:value-type="float">
            <text:p>40235</text:p>
          </table:table-cell>
          <table:table-cell office:value-type="float" office:value="11.2" calcext:value-type="float">
            <text:p>11.2</text:p>
          </table:table-cell>
          <table:table-cell office:value-type="float" office:value="11.22" calcext:value-type="float">
            <text:p>11.22</text:p>
          </table:table-cell>
          <table:table-cell office:value-type="float" office:value="11.2" calcext:value-type="float">
            <text:p>11.2</text:p>
          </table:table-cell>
          <table:table-cell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2010-02-25</text:p>
          </table:table-cell>
          <table:table-cell table:formula="of:=DATEVALUE([.A1739])" office:value-type="float" office:value="40234" calcext:value-type="float">
            <text:p>40234</text:p>
          </table:table-cell>
          <table:table-cell table:number-columns-repeated="2" office:value-type="float" office:value="11.48" calcext:value-type="float">
            <text:p>11.48</text:p>
          </table:table-cell>
          <table:table-cell table:number-columns-repeated="2" office:value-type="float" office:value="11.225" calcext:value-type="float">
            <text:p>11.225</text:p>
          </table:table-cell>
          <table:table-cell office:value-type="float" office:value="100" calcext:value-type="float">
            <text:p>100</text:p>
          </table:table-cell>
          <table:table-cell office:value-type="float" office:value="11.225" calcext:value-type="float">
            <text:p>11.225</text:p>
          </table:table-cell>
        </table:table-row>
        <table:table-row table:style-name="ro1">
          <table:table-cell office:value-type="string" calcext:value-type="string">
            <text:p>2010-02-24</text:p>
          </table:table-cell>
          <table:table-cell table:formula="of:=DATEVALUE([.A1740])" office:value-type="float" office:value="40233" calcext:value-type="float">
            <text:p>4023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52" calcext:value-type="float">
            <text:p>11.52</text:p>
          </table:table-cell>
          <table:table-cell office:value-type="float" office:value="11.33" calcext:value-type="float">
            <text:p>11.33</text:p>
          </table:table-cell>
          <table:table-cell office:value-type="float" office:value="11.52" calcext:value-type="float">
            <text:p>11.52</text:p>
          </table:table-cell>
          <table:table-cell office:value-type="float" office:value="100" calcext:value-type="float">
            <text:p>10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0-02-23</text:p>
          </table:table-cell>
          <table:table-cell table:formula="of:=DATEVALUE([.A1741])" office:value-type="float" office:value="40232" calcext:value-type="float">
            <text:p>40232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2010-02-22</text:p>
          </table:table-cell>
          <table:table-cell table:formula="of:=DATEVALUE([.A1742])" office:value-type="float" office:value="40231" calcext:value-type="float">
            <text:p>40231</text:p>
          </table:table-cell>
          <table:table-cell table:number-columns-repeated="4" office:value-type="float" office:value="11.405" calcext:value-type="float">
            <text:p>11.405</text:p>
          </table:table-cell>
          <table:table-cell office:value-type="float" office:value="0" calcext:value-type="float">
            <text:p>0</text:p>
          </table:table-cell>
          <table:table-cell office:value-type="float" office:value="11.405" calcext:value-type="float">
            <text:p>11.405</text:p>
          </table:table-cell>
        </table:table-row>
        <table:table-row table:style-name="ro1">
          <table:table-cell office:value-type="string" calcext:value-type="string">
            <text:p>2010-02-19</text:p>
          </table:table-cell>
          <table:table-cell table:formula="of:=DATEVALUE([.A1743])" office:value-type="float" office:value="40228" calcext:value-type="float">
            <text:p>40228</text:p>
          </table:table-cell>
          <table:table-cell office:value-type="float" office:value="11.35" calcext:value-type="float">
            <text:p>11.3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35" calcext:value-type="float">
            <text:p>11.35</text:p>
          </table:table-cell>
          <table:table-cell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2010-02-18</text:p>
          </table:table-cell>
          <table:table-cell table:formula="of:=DATEVALUE([.A1744])" office:value-type="float" office:value="40227" calcext:value-type="float">
            <text:p>40227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2010-02-17</text:p>
          </table:table-cell>
          <table:table-cell table:formula="of:=DATEVALUE([.A1745])" office:value-type="float" office:value="40226" calcext:value-type="float">
            <text:p>40226</text:p>
          </table:table-cell>
          <table:table-cell office:value-type="float" office:value="11.155" calcext:value-type="float">
            <text:p>11.155</text:p>
          </table:table-cell>
          <table:table-cell office:value-type="float" office:value="11.255" calcext:value-type="float">
            <text:p>11.25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255" calcext:value-type="float">
            <text:p>11.255</text:p>
          </table:table-cell>
          <table:table-cell office:value-type="float" office:value="100" calcext:value-type="float">
            <text:p>100</text:p>
          </table:table-cell>
          <table:table-cell office:value-type="float" office:value="11.255" calcext:value-type="float">
            <text:p>11.255</text:p>
          </table:table-cell>
        </table:table-row>
        <table:table-row table:style-name="ro1">
          <table:table-cell office:value-type="string" calcext:value-type="string">
            <text:p>2010-02-16</text:p>
          </table:table-cell>
          <table:table-cell table:formula="of:=DATEVALUE([.A1746])" office:value-type="float" office:value="40225" calcext:value-type="float">
            <text:p>40225</text:p>
          </table:table-cell>
          <table:table-cell table:number-columns-repeated="2" office:value-type="float" office:value="11.17" calcext:value-type="float">
            <text:p>11.17</text:p>
          </table:table-cell>
          <table:table-cell table:number-columns-repeated="2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2010-02-15</text:p>
          </table:table-cell>
          <table:table-cell table:formula="of:=DATEVALUE([.A1747])" office:value-type="float" office:value="40224" calcext:value-type="float">
            <text:p>40224</text:p>
          </table:table-cell>
          <table:table-cell table:number-columns-repeated="2" office:value-type="float" office:value="11.14" calcext:value-type="float">
            <text:p>11.14</text:p>
          </table:table-cell>
          <table:table-cell table:number-columns-repeated="2" office:value-type="float" office:value="11.12" calcext:value-type="float">
            <text:p>11.12</text:p>
          </table:table-cell>
          <table:table-cell office:value-type="float" office:value="100" calcext:value-type="float">
            <text:p>1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2010-02-12</text:p>
          </table:table-cell>
          <table:table-cell table:formula="of:=DATEVALUE([.A1748])" office:value-type="float" office:value="40221" calcext:value-type="float">
            <text:p>40221</text:p>
          </table:table-cell>
          <table:table-cell table:number-columns-repeated="2" office:value-type="float" office:value="11.125" calcext:value-type="float">
            <text:p>11.125</text:p>
          </table:table-cell>
          <table:table-cell table:number-columns-repeated="2" office:value-type="float" office:value="11.045" calcext:value-type="float">
            <text:p>11.045</text:p>
          </table:table-cell>
          <table:table-cell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</table:table-row>
        <table:table-row table:style-name="ro1">
          <table:table-cell office:value-type="string" calcext:value-type="string">
            <text:p>2010-02-11</text:p>
          </table:table-cell>
          <table:table-cell table:formula="of:=DATEVALUE([.A1749])" office:value-type="float" office:value="40220" calcext:value-type="float">
            <text:p>40220</text:p>
          </table:table-cell>
          <table:table-cell office:value-type="float" office:value="10.71" calcext:value-type="float">
            <text:p>10.71</text:p>
          </table:table-cell>
          <table:table-cell office:value-type="float" office:value="11.045" calcext:value-type="float">
            <text:p>11.045</text:p>
          </table:table-cell>
          <table:table-cell office:value-type="float" office:value="10.71" calcext:value-type="float">
            <text:p>10.71</text:p>
          </table:table-cell>
          <table:table-cell office:value-type="float" office:value="11.045" calcext:value-type="float">
            <text:p>11.045</text:p>
          </table:table-cell>
          <table:table-cell office:value-type="float" office:value="800" calcext:value-type="float">
            <text:p>800</text:p>
          </table:table-cell>
          <table:table-cell office:value-type="float" office:value="11.045" calcext:value-type="float">
            <text:p>11.045</text:p>
          </table:table-cell>
        </table:table-row>
        <table:table-row table:style-name="ro1">
          <table:table-cell office:value-type="string" calcext:value-type="string">
            <text:p>2010-02-10</text:p>
          </table:table-cell>
          <table:table-cell table:formula="of:=DATEVALUE([.A1750])" office:value-type="float" office:value="40219" calcext:value-type="float">
            <text:p>40219</text:p>
          </table:table-cell>
          <table:table-cell table:number-columns-repeated="2" office:value-type="float" office:value="10.91" calcext:value-type="float">
            <text:p>10.91</text:p>
          </table:table-cell>
          <table:table-cell office:value-type="float" office:value="10.565" calcext:value-type="float">
            <text:p>10.5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2010-02-09</text:p>
          </table:table-cell>
          <table:table-cell table:formula="of:=DATEVALUE([.A1751])" office:value-type="float" office:value="40218" calcext:value-type="float">
            <text:p>40218</text:p>
          </table:table-cell>
          <table:table-cell office:value-type="float" office:value="10.94" calcext:value-type="float">
            <text:p>10.94</text:p>
          </table:table-cell>
          <table:table-cell office:value-type="float" office:value="10.97" calcext:value-type="float">
            <text:p>10.97</text:p>
          </table:table-cell>
          <table:table-cell table:number-columns-repeated="2" office:value-type="float" office:value="10.925" calcext:value-type="float">
            <text:p>10.925</text:p>
          </table:table-cell>
          <table:table-cell office:value-type="float" office:value="100" calcext:value-type="float">
            <text:p>100</text:p>
          </table:table-cell>
          <table:table-cell office:value-type="float" office:value="10.925" calcext:value-type="float">
            <text:p>10.925</text:p>
          </table:table-cell>
        </table:table-row>
        <table:table-row table:style-name="ro1">
          <table:table-cell office:value-type="string" calcext:value-type="string">
            <text:p>2010-02-08</text:p>
          </table:table-cell>
          <table:table-cell table:formula="of:=DATEVALUE([.A1752])" office:value-type="float" office:value="40217" calcext:value-type="float">
            <text:p>40217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10.98" calcext:value-type="float">
            <text:p>10.98</text:p>
          </table:table-cell>
          <table:table-cell office:value-type="float" office:value="300" calcext:value-type="float">
            <text:p>300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2010-02-05</text:p>
          </table:table-cell>
          <table:table-cell table:formula="of:=DATEVALUE([.A1753])" office:value-type="float" office:value="40214" calcext:value-type="float">
            <text:p>40214</text:p>
          </table:table-cell>
          <table:table-cell office:value-type="float" office:value="10.94" calcext:value-type="float">
            <text:p>10.94</text:p>
          </table:table-cell>
          <table:table-cell office:value-type="float" office:value="11.11" calcext:value-type="float">
            <text:p>11.11</text:p>
          </table:table-cell>
          <table:table-cell office:value-type="float" office:value="10.8" calcext:value-type="float">
            <text:p>10.8</text:p>
          </table:table-cell>
          <table:table-cell office:value-type="float" office:value="10.975" calcext:value-type="float">
            <text:p>10.975</text:p>
          </table:table-cell>
          <table:table-cell office:value-type="float" office:value="700" calcext:value-type="float">
            <text:p>700</text:p>
          </table:table-cell>
          <table:table-cell office:value-type="float" office:value="10.975" calcext:value-type="float">
            <text:p>10.975</text:p>
          </table:table-cell>
        </table:table-row>
        <table:table-row table:style-name="ro1">
          <table:table-cell office:value-type="string" calcext:value-type="string">
            <text:p>2010-02-04</text:p>
          </table:table-cell>
          <table:table-cell table:formula="of:=DATEVALUE([.A1754])" office:value-type="float" office:value="40213" calcext:value-type="float">
            <text:p>40213</text:p>
          </table:table-cell>
          <table:table-cell table:number-columns-repeated="2" office:value-type="float" office:value="11.08" calcext:value-type="float">
            <text:p>11.08</text:p>
          </table:table-cell>
          <table:table-cell table:number-columns-repeated="2" office:value-type="float" office:value="10.98" calcext:value-type="float">
            <text:p>10.98</text:p>
          </table:table-cell>
          <table:table-cell office:value-type="float" office:value="1100" calcext:value-type="float">
            <text:p>1100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2010-02-03</text:p>
          </table:table-cell>
          <table:table-cell table:formula="of:=DATEVALUE([.A1755])" office:value-type="float" office:value="40212" calcext:value-type="float">
            <text:p>40212</text:p>
          </table:table-cell>
          <table:table-cell office:value-type="float" office:value="10.81" calcext:value-type="float">
            <text:p>10.81</text:p>
          </table:table-cell>
          <table:table-cell office:value-type="float" office:value="10.85" calcext:value-type="float">
            <text:p>10.85</text:p>
          </table:table-cell>
          <table:table-cell office:value-type="float" office:value="10.81" calcext:value-type="float">
            <text:p>10.81</text:p>
          </table:table-cell>
          <table:table-cell office:value-type="float" office:value="10.85" calcext:value-type="float">
            <text:p>10.85</text:p>
          </table:table-cell>
          <table:table-cell office:value-type="float" office:value="500" calcext:value-type="float">
            <text:p>500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string" calcext:value-type="string">
            <text:p>2010-02-02</text:p>
          </table:table-cell>
          <table:table-cell table:formula="of:=DATEVALUE([.A1756])" office:value-type="float" office:value="40211" calcext:value-type="float">
            <text:p>40211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915" calcext:value-type="float">
            <text:p>10.915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915" calcext:value-type="float">
            <text:p>10.915</text:p>
          </table:table-cell>
          <table:table-cell office:value-type="float" office:value="0" calcext:value-type="float">
            <text:p>0</text:p>
          </table:table-cell>
          <table:table-cell office:value-type="float" office:value="10.915" calcext:value-type="float">
            <text:p>10.915</text:p>
          </table:table-cell>
        </table:table-row>
        <table:table-row table:style-name="ro1">
          <table:table-cell office:value-type="string" calcext:value-type="string">
            <text:p>2010-02-01</text:p>
          </table:table-cell>
          <table:table-cell table:formula="of:=DATEVALUE([.A1757])" office:value-type="float" office:value="40210" calcext:value-type="float">
            <text:p>40210</text:p>
          </table:table-cell>
          <table:table-cell table:number-columns-repeated="2" office:value-type="float" office:value="10.8" calcext:value-type="float">
            <text:p>10.8</text:p>
          </table:table-cell>
          <table:table-cell table:number-columns-repeated="2" office:value-type="float" office:value="10.725" calcext:value-type="float">
            <text:p>10.725</text:p>
          </table:table-cell>
          <table:table-cell office:value-type="float" office:value="200" calcext:value-type="float">
            <text:p>200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2010-01-29</text:p>
          </table:table-cell>
          <table:table-cell table:formula="of:=DATEVALUE([.A1758])" office:value-type="float" office:value="40207" calcext:value-type="float">
            <text:p>40207</text:p>
          </table:table-cell>
          <table:table-cell table:number-columns-repeated="2" office:value-type="float" office:value="11.035" calcext:value-type="float">
            <text:p>11.035</text:p>
          </table:table-cell>
          <table:table-cell table:number-columns-repeated="2" office:value-type="float" office:value="10.785" calcext:value-type="float">
            <text:p>10.785</text:p>
          </table:table-cell>
          <table:table-cell office:value-type="float" office:value="0" calcext:value-type="float">
            <text:p>0</text:p>
          </table:table-cell>
          <table:table-cell office:value-type="float" office:value="10.785" calcext:value-type="float">
            <text:p>10.785</text:p>
          </table:table-cell>
        </table:table-row>
        <table:table-row table:style-name="ro1">
          <table:table-cell office:value-type="string" calcext:value-type="string">
            <text:p>2010-01-28</text:p>
          </table:table-cell>
          <table:table-cell table:formula="of:=DATEVALUE([.A1759])" office:value-type="float" office:value="40206" calcext:value-type="float">
            <text:p>40206</text:p>
          </table:table-cell>
          <table:table-cell office:value-type="float" office:value="11.36" calcext:value-type="float">
            <text:p>11.36</text:p>
          </table:table-cell>
          <table:table-cell office:value-type="float" office:value="11.42" calcext:value-type="float">
            <text:p>11.42</text:p>
          </table:table-cell>
          <table:table-cell office:value-type="float" office:value="11.125" calcext:value-type="float">
            <text:p>11.125</text:p>
          </table:table-cell>
          <table:table-cell office:value-type="float" office:value="11.42" calcext:value-type="float">
            <text:p>11.42</text:p>
          </table:table-cell>
          <table:table-cell office:value-type="float" office:value="1100" calcext:value-type="float">
            <text:p>110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2010-01-27</text:p>
          </table:table-cell>
          <table:table-cell table:formula="of:=DATEVALUE([.A1760])" office:value-type="float" office:value="40205" calcext:value-type="float">
            <text:p>40205</text:p>
          </table:table-cell>
          <table:table-cell table:number-columns-repeated="2" office:value-type="float" office:value="11.73" calcext:value-type="float">
            <text:p>11.73</text:p>
          </table:table-cell>
          <table:table-cell table:number-columns-repeated="2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string" calcext:value-type="string">
            <text:p>2010-01-26</text:p>
          </table:table-cell>
          <table:table-cell table:formula="of:=DATEVALUE([.A1761])" office:value-type="float" office:value="40204" calcext:value-type="float">
            <text:p>40204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35" calcext:value-type="float">
            <text:p>11.435</text:p>
          </table:table-cell>
          <table:table-cell office:value-type="float" office:value="11.11" calcext:value-type="float">
            <text:p>11.11</text:p>
          </table:table-cell>
          <table:table-cell office:value-type="float" office:value="11.225" calcext:value-type="float">
            <text:p>11.225</text:p>
          </table:table-cell>
          <table:table-cell office:value-type="float" office:value="500" calcext:value-type="float">
            <text:p>500</text:p>
          </table:table-cell>
          <table:table-cell office:value-type="float" office:value="11.225" calcext:value-type="float">
            <text:p>11.225</text:p>
          </table:table-cell>
        </table:table-row>
        <table:table-row table:style-name="ro1">
          <table:table-cell office:value-type="string" calcext:value-type="string">
            <text:p>2010-01-25</text:p>
          </table:table-cell>
          <table:table-cell table:formula="of:=DATEVALUE([.A1762])" office:value-type="float" office:value="40203" calcext:value-type="float">
            <text:p>40203</text:p>
          </table:table-cell>
          <table:table-cell office:value-type="float" office:value="11.16" calcext:value-type="float">
            <text:p>11.16</text:p>
          </table:table-cell>
          <table:table-cell office:value-type="float" office:value="11.29" calcext:value-type="float">
            <text:p>11.29</text:p>
          </table:table-cell>
          <table:table-cell office:value-type="float" office:value="11.16" calcext:value-type="float">
            <text:p>11.16</text:p>
          </table:table-cell>
          <table:table-cell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string" calcext:value-type="string">
            <text:p>2010-01-22</text:p>
          </table:table-cell>
          <table:table-cell table:formula="of:=DATEVALUE([.A1763])" office:value-type="float" office:value="40200" calcext:value-type="float">
            <text:p>40200</text:p>
          </table:table-cell>
          <table:table-cell table:number-columns-repeated="2" office:value-type="float" office:value="11.36" calcext:value-type="float">
            <text:p>11.36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6" calcext:value-type="float">
            <text:p>11.36</text:p>
          </table:table-cell>
          <table:table-cell office:value-type="float" office:value="100" calcext:value-type="float">
            <text:p>100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2010-01-21</text:p>
          </table:table-cell>
          <table:table-cell table:formula="of:=DATEVALUE([.A1764])" office:value-type="float" office:value="40199" calcext:value-type="float">
            <text:p>40199</text:p>
          </table:table-cell>
          <table:table-cell table:number-columns-repeated="2" office:value-type="float" office:value="11.62" calcext:value-type="float">
            <text:p>11.62</text:p>
          </table:table-cell>
          <table:table-cell table:number-columns-repeated="2" office:value-type="float" office:value="11.48" calcext:value-type="float">
            <text:p>11.48</text:p>
          </table:table-cell>
          <table:table-cell office:value-type="float" office:value="1100" calcext:value-type="float">
            <text:p>1100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10-01-20</text:p>
          </table:table-cell>
          <table:table-cell table:formula="of:=DATEVALUE([.A1765])" office:value-type="float" office:value="40198" calcext:value-type="float">
            <text:p>40198</text:p>
          </table:table-cell>
          <table:table-cell table:number-columns-repeated="2" office:value-type="float" office:value="11.75" calcext:value-type="float">
            <text:p>11.75</text:p>
          </table:table-cell>
          <table:table-cell table:number-columns-repeated="2" office:value-type="float" office:value="11.635" calcext:value-type="float">
            <text:p>11.635</text:p>
          </table:table-cell>
          <table:table-cell office:value-type="float" office:value="600" calcext:value-type="float">
            <text:p>600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2010-01-19</text:p>
          </table:table-cell>
          <table:table-cell table:formula="of:=DATEVALUE([.A1766])" office:value-type="float" office:value="40197" calcext:value-type="float">
            <text:p>4019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65" calcext:value-type="float">
            <text:p>11.66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45" calcext:value-type="float">
            <text:p>11.645</text:p>
          </table:table-cell>
          <table:table-cell office:value-type="float" office:value="100" calcext:value-type="float">
            <text:p>100</text:p>
          </table:table-cell>
          <table:table-cell office:value-type="float" office:value="11.645" calcext:value-type="float">
            <text:p>11.645</text:p>
          </table:table-cell>
        </table:table-row>
        <table:table-row table:style-name="ro1">
          <table:table-cell office:value-type="string" calcext:value-type="string">
            <text:p>2010-01-18</text:p>
          </table:table-cell>
          <table:table-cell table:formula="of:=DATEVALUE([.A1767])" office:value-type="float" office:value="40196" calcext:value-type="float">
            <text:p>40196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6" calcext:value-type="float">
            <text:p>11.66</text:p>
          </table:table-cell>
          <table:table-cell table:number-columns-repeated="2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string" calcext:value-type="string">
            <text:p>2010-01-15</text:p>
          </table:table-cell>
          <table:table-cell table:formula="of:=DATEVALUE([.A1768])" office:value-type="float" office:value="40193" calcext:value-type="float">
            <text:p>40193</text:p>
          </table:table-cell>
          <table:table-cell office:value-type="float" office:value="11.825" calcext:value-type="float">
            <text:p>11.82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65" calcext:value-type="float">
            <text:p>11.65</text:p>
          </table:table-cell>
          <table:table-cell office:value-type="float" office:value="11.82" calcext:value-type="float">
            <text:p>11.82</text:p>
          </table:table-cell>
          <table:table-cell office:value-type="float" office:value="400" calcext:value-type="float">
            <text:p>400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2010-01-13</text:p>
          </table:table-cell>
          <table:table-cell table:formula="of:=DATEVALUE([.A1769])" office:value-type="float" office:value="40191" calcext:value-type="float">
            <text:p>40191</text:p>
          </table:table-cell>
          <table:table-cell office:value-type="float" office:value="11.4" calcext:value-type="float">
            <text:p>11.4</text:p>
          </table:table-cell>
          <table:table-cell office:value-type="float" office:value="11.62" calcext:value-type="float">
            <text:p>11.62</text:p>
          </table:table-cell>
          <table:table-cell office:value-type="float" office:value="11.4" calcext:value-type="float">
            <text:p>11.4</text:p>
          </table:table-cell>
          <table:table-cell office:value-type="float" office:value="11.62" calcext:value-type="float">
            <text:p>11.62</text:p>
          </table:table-cell>
          <table:table-cell office:value-type="float" office:value="1000" calcext:value-type="float">
            <text:p>1000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string" calcext:value-type="string">
            <text:p>2010-01-12</text:p>
          </table:table-cell>
          <table:table-cell table:formula="of:=DATEVALUE([.A1770])" office:value-type="float" office:value="40190" calcext:value-type="float">
            <text:p>40190</text:p>
          </table:table-cell>
          <table:table-cell table:number-columns-repeated="2" office:value-type="float" office:value="11.495" calcext:value-type="float">
            <text:p>11.495</text:p>
          </table:table-cell>
          <table:table-cell table:number-columns-repeated="2" office:value-type="float" office:value="11.46" calcext:value-type="float">
            <text:p>11.46</text:p>
          </table:table-cell>
          <table:table-cell office:value-type="float" office:value="100" calcext:value-type="float">
            <text:p>100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2010-01-11</text:p>
          </table:table-cell>
          <table:table-cell table:formula="of:=DATEVALUE([.A1771])" office:value-type="float" office:value="40189" calcext:value-type="float">
            <text:p>40189</text:p>
          </table:table-cell>
          <table:table-cell table:number-columns-repeated="2" office:value-type="float" office:value="11.51" calcext:value-type="float">
            <text:p>11.51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300" calcext:value-type="float">
            <text:p>30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2010-01-08</text:p>
          </table:table-cell>
          <table:table-cell table:formula="of:=DATEVALUE([.A1772])" office:value-type="float" office:value="40186" calcext:value-type="float">
            <text:p>40186</text:p>
          </table:table-cell>
          <table:table-cell office:value-type="float" office:value="11.575" calcext:value-type="float">
            <text:p>11.575</text:p>
          </table:table-cell>
          <table:table-cell office:value-type="float" office:value="11.58" calcext:value-type="float">
            <text:p>11.58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1500" calcext:value-type="float">
            <text:p>1500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2010-01-07</text:p>
          </table:table-cell>
          <table:table-cell table:formula="of:=DATEVALUE([.A1773])" office:value-type="float" office:value="40185" calcext:value-type="float">
            <text:p>40185</text:p>
          </table:table-cell>
          <table:table-cell table:number-columns-repeated="2" office:value-type="float" office:value="11.87" calcext:value-type="float">
            <text:p>11.87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4" calcext:value-type="float">
            <text:p>11.64</text:p>
          </table:table-cell>
          <table:table-cell office:value-type="float" office:value="3500" calcext:value-type="float">
            <text:p>350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10-01-06</text:p>
          </table:table-cell>
          <table:table-cell table:formula="of:=DATEVALUE([.A1774])" office:value-type="float" office:value="40184" calcext:value-type="float">
            <text:p>40184</text:p>
          </table:table-cell>
          <table:table-cell office:value-type="float" office:value="11.92" calcext:value-type="float">
            <text:p>11.92</text:p>
          </table:table-cell>
          <table:table-cell office:value-type="float" office:value="12" calcext:value-type="float">
            <text:p>12</text:p>
          </table:table-cell>
          <table:table-cell office:value-type="float" office:value="11.83" calcext:value-type="float">
            <text:p>11.83</text:p>
          </table:table-cell>
          <table:table-cell office:value-type="float" office:value="11.97" calcext:value-type="float">
            <text:p>11.97</text:p>
          </table:table-cell>
          <table:table-cell office:value-type="float" office:value="100" calcext:value-type="float">
            <text:p>100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2010-01-04</text:p>
          </table:table-cell>
          <table:table-cell table:formula="of:=DATEVALUE([.A1775])" office:value-type="float" office:value="40182" calcext:value-type="float">
            <text:p>401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91" calcext:value-type="float">
            <text:p>11.9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91" calcext:value-type="float">
            <text:p>11.91</text:p>
          </table:table-cell>
          <table:table-cell office:value-type="float" office:value="200" calcext:value-type="float">
            <text:p>200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string" calcext:value-type="string">
            <text:p>2009-12-30</text:p>
          </table:table-cell>
          <table:table-cell table:formula="of:=DATEVALUE([.A1776])" office:value-type="float" office:value="40177" calcext:value-type="float">
            <text:p>40177</text:p>
          </table:table-cell>
          <table:table-cell table:number-columns-repeated="2" office:value-type="float" office:value="11.72" calcext:value-type="float">
            <text:p>11.72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2009-12-28</text:p>
          </table:table-cell>
          <table:table-cell table:formula="of:=DATEVALUE([.A1777])" office:value-type="float" office:value="40175" calcext:value-type="float">
            <text:p>4017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8" calcext:value-type="float">
            <text:p>11.68</text:p>
          </table:table-cell>
          <table:table-cell office:value-type="float" office:value="500" calcext:value-type="float">
            <text:p>500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2009-12-23</text:p>
          </table:table-cell>
          <table:table-cell table:formula="of:=DATEVALUE([.A1778])" office:value-type="float" office:value="40170" calcext:value-type="float">
            <text:p>40170</text:p>
          </table:table-cell>
          <table:table-cell office:value-type="float" office:value="11.22" calcext:value-type="float">
            <text:p>11.22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3400" calcext:value-type="float">
            <text:p>34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2009-12-22</text:p>
          </table:table-cell>
          <table:table-cell table:formula="of:=DATEVALUE([.A1779])" office:value-type="float" office:value="40169" calcext:value-type="float">
            <text:p>40169</text:p>
          </table:table-cell>
          <table:table-cell office:value-type="float" office:value="11.12" calcext:value-type="float">
            <text:p>11.12</text:p>
          </table:table-cell>
          <table:table-cell office:value-type="float" office:value="11.23" calcext:value-type="float">
            <text:p>11.23</text:p>
          </table:table-cell>
          <table:table-cell office:value-type="float" office:value="11.08" calcext:value-type="float">
            <text:p>11.08</text:p>
          </table:table-cell>
          <table:table-cell office:value-type="float" office:value="11.1" calcext:value-type="float">
            <text:p>11.1</text:p>
          </table:table-cell>
          <table:table-cell office:value-type="float" office:value="400" calcext:value-type="float">
            <text:p>40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2009-12-21</text:p>
          </table:table-cell>
          <table:table-cell table:formula="of:=DATEVALUE([.A1780])" office:value-type="float" office:value="40168" calcext:value-type="float">
            <text:p>40168</text:p>
          </table:table-cell>
          <table:table-cell office:value-type="float" office:value="11.12" calcext:value-type="float">
            <text:p>11.12</text:p>
          </table:table-cell>
          <table:table-cell office:value-type="float" office:value="11.2" calcext:value-type="float">
            <text:p>11.2</text:p>
          </table:table-cell>
          <table:table-cell office:value-type="float" office:value="11.11" calcext:value-type="float">
            <text:p>11.11</text:p>
          </table:table-cell>
          <table:table-cell office:value-type="float" office:value="11.17" calcext:value-type="float">
            <text:p>11.17</text:p>
          </table:table-cell>
          <table:table-cell office:value-type="float" office:value="1000" calcext:value-type="float">
            <text:p>1000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string" calcext:value-type="string">
            <text:p>2009-12-17</text:p>
          </table:table-cell>
          <table:table-cell table:formula="of:=DATEVALUE([.A1781])" office:value-type="float" office:value="40164" calcext:value-type="float">
            <text:p>40164</text:p>
          </table:table-cell>
          <table:table-cell office:value-type="float" office:value="10.87" calcext:value-type="float">
            <text:p>10.8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01" calcext:value-type="float">
            <text:p>11.01</text:p>
          </table:table-cell>
          <table:table-cell office:value-type="float" office:value="1000" calcext:value-type="float">
            <text:p>1000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2009-12-16</text:p>
          </table:table-cell>
          <table:table-cell table:formula="of:=DATEVALUE([.A1782])" office:value-type="float" office:value="40163" calcext:value-type="float">
            <text:p>40163</text:p>
          </table:table-cell>
          <table:table-cell table:number-columns-repeated="2" office:value-type="float" office:value="10.8" calcext:value-type="float">
            <text:p>10.8</text:p>
          </table:table-cell>
          <table:table-cell table:number-columns-repeated="2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2009-12-14</text:p>
          </table:table-cell>
          <table:table-cell table:formula="of:=DATEVALUE([.A1783])" office:value-type="float" office:value="40161" calcext:value-type="float">
            <text:p>40161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7" calcext:value-type="float">
            <text:p>10.77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7" calcext:value-type="float">
            <text:p>10.77</text:p>
          </table:table-cell>
          <table:table-cell office:value-type="float" office:value="200" calcext:value-type="float">
            <text:p>200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2009-12-11</text:p>
          </table:table-cell>
          <table:table-cell table:formula="of:=DATEVALUE([.A1784])" office:value-type="float" office:value="40158" calcext:value-type="float">
            <text:p>4015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75" calcext:value-type="float">
            <text:p>10.75</text:p>
          </table:table-cell>
          <table:table-cell office:value-type="float" office:value="10.53" calcext:value-type="float">
            <text:p>10.53</text:p>
          </table:table-cell>
          <table:table-cell office:value-type="float" office:value="10.69" calcext:value-type="float">
            <text:p>10.69</text:p>
          </table:table-cell>
          <table:table-cell office:value-type="float" office:value="200" calcext:value-type="float">
            <text:p>200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2009-12-10</text:p>
          </table:table-cell>
          <table:table-cell table:formula="of:=DATEVALUE([.A1785])" office:value-type="float" office:value="40157" calcext:value-type="float">
            <text:p>40157</text:p>
          </table:table-cell>
          <table:table-cell office:value-type="float" office:value="10.4" calcext:value-type="float">
            <text:p>10.4</text:p>
          </table:table-cell>
          <table:table-cell office:value-type="float" office:value="10.52" calcext:value-type="float">
            <text:p>10.52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8" calcext:value-type="float">
            <text:p>10.38</text:p>
          </table:table-cell>
          <table:table-cell office:value-type="float" office:value="6000" calcext:value-type="float">
            <text:p>600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2009-12-09</text:p>
          </table:table-cell>
          <table:table-cell table:formula="of:=DATEVALUE([.A1786])" office:value-type="float" office:value="40156" calcext:value-type="float">
            <text:p>40156</text:p>
          </table:table-cell>
          <table:table-cell table:number-columns-repeated="2" office:value-type="float" office:value="10.46" calcext:value-type="float">
            <text:p>10.46</text:p>
          </table:table-cell>
          <table:table-cell office:value-type="float" office:value="10.29" calcext:value-type="float">
            <text:p>10.29</text:p>
          </table:table-cell>
          <table:table-cell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string" calcext:value-type="string">
            <text:p>2009-12-08</text:p>
          </table:table-cell>
          <table:table-cell table:formula="of:=DATEVALUE([.A1787])" office:value-type="float" office:value="40155" calcext:value-type="float">
            <text:p>40155</text:p>
          </table:table-cell>
          <table:table-cell office:value-type="float" office:value="10.39" calcext:value-type="float">
            <text:p>10.39</text:p>
          </table:table-cell>
          <table:table-cell office:value-type="float" office:value="10.67" calcext:value-type="float">
            <text:p>10.67</text:p>
          </table:table-cell>
          <table:table-cell office:value-type="float" office:value="10.39" calcext:value-type="float">
            <text:p>10.39</text:p>
          </table:table-cell>
          <table:table-cell office:value-type="float" office:value="10.67" calcext:value-type="float">
            <text:p>10.67</text:p>
          </table:table-cell>
          <table:table-cell office:value-type="float" office:value="3100" calcext:value-type="float">
            <text:p>3100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2009-12-07</text:p>
          </table:table-cell>
          <table:table-cell table:formula="of:=DATEVALUE([.A1788])" office:value-type="float" office:value="40154" calcext:value-type="float">
            <text:p>40154</text:p>
          </table:table-cell>
          <table:table-cell office:value-type="float" office:value="10.17" calcext:value-type="float">
            <text:p>10.17</text:p>
          </table:table-cell>
          <table:table-cell office:value-type="float" office:value="10.47" calcext:value-type="float">
            <text:p>10.47</text:p>
          </table:table-cell>
          <table:table-cell office:value-type="float" office:value="10.17" calcext:value-type="float">
            <text:p>10.17</text:p>
          </table:table-cell>
          <table:table-cell office:value-type="float" office:value="10.47" calcext:value-type="float">
            <text:p>10.47</text:p>
          </table:table-cell>
          <table:table-cell office:value-type="float" office:value="1200" calcext:value-type="float">
            <text:p>1200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2009-12-04</text:p>
          </table:table-cell>
          <table:table-cell table:formula="of:=DATEVALUE([.A1789])" office:value-type="float" office:value="40151" calcext:value-type="float">
            <text:p>40151</text:p>
          </table:table-cell>
          <table:table-cell office:value-type="float" office:value="9.99" calcext:value-type="float">
            <text:p>9.99</text:p>
          </table:table-cell>
          <table:table-cell office:value-type="float" office:value="10.17" calcext:value-type="float">
            <text:p>10.17</text:p>
          </table:table-cell>
          <table:table-cell office:value-type="float" office:value="9.97" calcext:value-type="float">
            <text:p>9.97</text:p>
          </table:table-cell>
          <table:table-cell office:value-type="float" office:value="10.17" calcext:value-type="float">
            <text:p>10.17</text:p>
          </table:table-cell>
          <table:table-cell office:value-type="float" office:value="900" calcext:value-type="float">
            <text:p>900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string" calcext:value-type="string">
            <text:p>2009-12-03</text:p>
          </table:table-cell>
          <table:table-cell table:formula="of:=DATEVALUE([.A1790])" office:value-type="float" office:value="40150" calcext:value-type="float">
            <text:p>40150</text:p>
          </table:table-cell>
          <table:table-cell office:value-type="float" office:value="10.12" calcext:value-type="float">
            <text:p>10.12</text:p>
          </table:table-cell>
          <table:table-cell office:value-type="float" office:value="10.22" calcext:value-type="float">
            <text:p>10.22</text:p>
          </table:table-cell>
          <table:table-cell office:value-type="float" office:value="10.07" calcext:value-type="float">
            <text:p>10.07</text:p>
          </table:table-cell>
          <table:table-cell office:value-type="float" office:value="10.22" calcext:value-type="float">
            <text:p>10.22</text:p>
          </table:table-cell>
          <table:table-cell office:value-type="float" office:value="10200" calcext:value-type="float">
            <text:p>10200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2009-12-02</text:p>
          </table:table-cell>
          <table:table-cell table:formula="of:=DATEVALUE([.A1791])" office:value-type="float" office:value="40149" calcext:value-type="float">
            <text:p>40149</text:p>
          </table:table-cell>
          <table:table-cell office:value-type="float" office:value="10.01" calcext:value-type="float">
            <text:p>1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10.01" calcext:value-type="float">
            <text:p>10.01</text:p>
          </table:table-cell>
          <table:table-cell office:value-type="float" office:value="10.06" calcext:value-type="float">
            <text:p>10.06</text:p>
          </table:table-cell>
          <table:table-cell office:value-type="float" office:value="400" calcext:value-type="float">
            <text:p>400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2009-12-01</text:p>
          </table:table-cell>
          <table:table-cell table:formula="of:=DATEVALUE([.A1792])" office:value-type="float" office:value="40148" calcext:value-type="float">
            <text:p>40148</text:p>
          </table:table-cell>
          <table:table-cell office:value-type="float" office:value="9.94" calcext:value-type="float">
            <text:p>9.94</text:p>
          </table:table-cell>
          <table:table-cell office:value-type="float" office:value="10.01" calcext:value-type="float">
            <text:p>10.01</text:p>
          </table:table-cell>
          <table:table-cell office:value-type="float" office:value="9.94" calcext:value-type="float">
            <text:p>9.94</text:p>
          </table:table-cell>
          <table:table-cell office:value-type="float" office:value="9.98" calcext:value-type="float">
            <text:p>9.98</text:p>
          </table:table-cell>
          <table:table-cell office:value-type="float" office:value="100" calcext:value-type="float">
            <text:p>100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2009-11-30</text:p>
          </table:table-cell>
          <table:table-cell table:formula="of:=DATEVALUE([.A1793])" office:value-type="float" office:value="40147" calcext:value-type="float">
            <text:p>40147</text:p>
          </table:table-cell>
          <table:table-cell office:value-type="float" office:value="9.92" calcext:value-type="float">
            <text:p>9.92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string" calcext:value-type="string">
            <text:p>2009-11-27</text:p>
          </table:table-cell>
          <table:table-cell table:formula="of:=DATEVALUE([.A1794])" office:value-type="float" office:value="40144" calcext:value-type="float">
            <text:p>40144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11-26</text:p>
          </table:table-cell>
          <table:table-cell table:formula="of:=DATEVALUE([.A1795])" office:value-type="float" office:value="40143" calcext:value-type="float">
            <text:p>40143</text:p>
          </table:table-cell>
          <table:table-cell table:number-columns-repeated="2" office:value-type="float" office:value="10.09" calcext:value-type="float">
            <text:p>10.09</text:p>
          </table:table-cell>
          <table:table-cell office:value-type="float" office:value="10.02" calcext:value-type="float">
            <text:p>10.02</text:p>
          </table:table-cell>
          <table:table-cell office:value-type="float" office:value="10.05" calcext:value-type="float">
            <text:p>10.05</text:p>
          </table:table-cell>
          <table:table-cell office:value-type="float" office:value="300" calcext:value-type="float">
            <text:p>300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2009-11-25</text:p>
          </table:table-cell>
          <table:table-cell table:formula="of:=DATEVALUE([.A1796])" office:value-type="float" office:value="40142" calcext:value-type="float">
            <text:p>40142</text:p>
          </table:table-cell>
          <table:table-cell table:number-columns-repeated="2" office:value-type="float" office:value="10.17" calcext:value-type="float">
            <text:p>10.17</text:p>
          </table:table-cell>
          <table:table-cell table:number-columns-repeated="2"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string" calcext:value-type="string">
            <text:p>2009-11-24</text:p>
          </table:table-cell>
          <table:table-cell table:formula="of:=DATEVALUE([.A1797])" office:value-type="float" office:value="40141" calcext:value-type="float">
            <text:p>40141</text:p>
          </table:table-cell>
          <table:table-cell table:number-columns-repeated="2" office:value-type="float" office:value="10.32" calcext:value-type="float">
            <text:p>10.32</text:p>
          </table:table-cell>
          <table:table-cell table:number-columns-repeated="2" office:value-type="float" office:value="10.22" calcext:value-type="float">
            <text:p>10.22</text:p>
          </table:table-cell>
          <table:table-cell office:value-type="float" office:value="100" calcext:value-type="float">
            <text:p>100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2009-11-23</text:p>
          </table:table-cell>
          <table:table-cell table:formula="of:=DATEVALUE([.A1798])" office:value-type="float" office:value="40140" calcext:value-type="float">
            <text:p>40140</text:p>
          </table:table-cell>
          <table:table-cell table:number-columns-repeated="2" office:value-type="float" office:value="10.37" calcext:value-type="float">
            <text:p>10.37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2009-11-20</text:p>
          </table:table-cell>
          <table:table-cell table:formula="of:=DATEVALUE([.A1799])" office:value-type="float" office:value="40137" calcext:value-type="float">
            <text:p>40137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8" calcext:value-type="float">
            <text:p>10.48</text:p>
          </table:table-cell>
          <table:table-cell office:value-type="float" office:value="10.41" calcext:value-type="float">
            <text:p>10.41</text:p>
          </table:table-cell>
          <table:table-cell office:value-type="float" office:value="10.48" calcext:value-type="float">
            <text:p>10.48</text:p>
          </table:table-cell>
          <table:table-cell office:value-type="float" office:value="500" calcext:value-type="float">
            <text:p>500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string" calcext:value-type="string">
            <text:p>2009-11-18</text:p>
          </table:table-cell>
          <table:table-cell table:formula="of:=DATEVALUE([.A1800])" office:value-type="float" office:value="40135" calcext:value-type="float">
            <text:p>40135</text:p>
          </table:table-cell>
          <table:table-cell office:value-type="float" office:value="10.72" calcext:value-type="float">
            <text:p>10.7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61" calcext:value-type="float">
            <text:p>10.61</text:p>
          </table:table-cell>
          <table:table-cell office:value-type="float" office:value="10.86" calcext:value-type="float">
            <text:p>10.86</text:p>
          </table:table-cell>
          <table:table-cell office:value-type="float" office:value="300" calcext:value-type="float">
            <text:p>300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2009-11-17</text:p>
          </table:table-cell>
          <table:table-cell table:formula="of:=DATEVALUE([.A1801])" office:value-type="float" office:value="40134" calcext:value-type="float">
            <text:p>40134</text:p>
          </table:table-cell>
          <table:table-cell table:number-columns-repeated="2" office:value-type="float" office:value="10.68" calcext:value-type="float">
            <text:p>10.68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8" calcext:value-type="float">
            <text:p>10.68</text:p>
          </table:table-cell>
          <table:table-cell office:value-type="float" office:value="300" calcext:value-type="float">
            <text:p>300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2009-11-16</text:p>
          </table:table-cell>
          <table:table-cell table:formula="of:=DATEVALUE([.A1802])" office:value-type="float" office:value="40133" calcext:value-type="float">
            <text:p>40133</text:p>
          </table:table-cell>
          <table:table-cell office:value-type="float" office:value="10.64" calcext:value-type="float">
            <text:p>10.6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64" calcext:value-type="float">
            <text:p>10.64</text:p>
          </table:table-cell>
          <table:table-cell office:value-type="float" office:value="700" calcext:value-type="float">
            <text:p>70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09-11-13</text:p>
          </table:table-cell>
          <table:table-cell table:formula="of:=DATEVALUE([.A1803])" office:value-type="float" office:value="40130" calcext:value-type="float">
            <text:p>40130</text:p>
          </table:table-cell>
          <table:table-cell table:number-columns-repeated="2" office:value-type="float" office:value="10.76" calcext:value-type="float">
            <text:p>1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string" calcext:value-type="string">
            <text:p>2009-11-12</text:p>
          </table:table-cell>
          <table:table-cell table:formula="of:=DATEVALUE([.A1804])" office:value-type="float" office:value="40129" calcext:value-type="float">
            <text:p>40129</text:p>
          </table:table-cell>
          <table:table-cell table:number-columns-repeated="2" office:value-type="float" office:value="10.83" calcext:value-type="float">
            <text:p>10.83</text:p>
          </table:table-cell>
          <table:table-cell office:value-type="float" office:value="10.67" calcext:value-type="float">
            <text:p>10.67</text:p>
          </table:table-cell>
          <table:table-cell office:value-type="float" office:value="10.83" calcext:value-type="float">
            <text:p>10.83</text:p>
          </table:table-cell>
          <table:table-cell office:value-type="float" office:value="200" calcext:value-type="float">
            <text:p>200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2009-11-09</text:p>
          </table:table-cell>
          <table:table-cell table:formula="of:=DATEVALUE([.A1805])" office:value-type="float" office:value="40126" calcext:value-type="float">
            <text:p>40126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2009-11-06</text:p>
          </table:table-cell>
          <table:table-cell table:formula="of:=DATEVALUE([.A1806])" office:value-type="float" office:value="40123" calcext:value-type="float">
            <text:p>40123</text:p>
          </table:table-cell>
          <table:table-cell office:value-type="float" office:value="10.64" calcext:value-type="float">
            <text:p>10.64</text:p>
          </table:table-cell>
          <table:table-cell office:value-type="float" office:value="10.73" calcext:value-type="float">
            <text:p>10.73</text:p>
          </table:table-cell>
          <table:table-cell table:number-columns-repeated="2" office:value-type="float" office:value="10.64" calcext:value-type="float">
            <text:p>10.64</text:p>
          </table:table-cell>
          <table:table-cell office:value-type="float" office:value="100" calcext:value-type="float">
            <text:p>10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09-11-05</text:p>
          </table:table-cell>
          <table:table-cell table:formula="of:=DATEVALUE([.A1807])" office:value-type="float" office:value="40122" calcext:value-type="float">
            <text:p>40122</text:p>
          </table:table-cell>
          <table:table-cell table:number-columns-repeated="2" office:value-type="float" office:value="10.71" calcext:value-type="float">
            <text:p>10.71</text:p>
          </table:table-cell>
          <table:table-cell office:value-type="float" office:value="10.62" calcext:value-type="float">
            <text:p>10.62</text:p>
          </table:table-cell>
          <table:table-cell office:value-type="float" office:value="10.71" calcext:value-type="float">
            <text:p>10.71</text:p>
          </table:table-cell>
          <table:table-cell office:value-type="float" office:value="200" calcext:value-type="float">
            <text:p>200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2009-11-04</text:p>
          </table:table-cell>
          <table:table-cell table:formula="of:=DATEVALUE([.A1808])" office:value-type="float" office:value="40121" calcext:value-type="float">
            <text:p>40121</text:p>
          </table:table-cell>
          <table:table-cell table:number-columns-repeated="2" office:value-type="float" office:value="10.72" calcext:value-type="float">
            <text:p>10.72</text:p>
          </table:table-cell>
          <table:table-cell table:number-columns-repeated="2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2009-11-03</text:p>
          </table:table-cell>
          <table:table-cell table:formula="of:=DATEVALUE([.A1809])" office:value-type="float" office:value="40120" calcext:value-type="float">
            <text:p>40120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0.67" calcext:value-type="float">
            <text:p>10.67</text:p>
          </table:table-cell>
          <table:table-cell office:value-type="float" office:value="200" calcext:value-type="float">
            <text:p>200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2009-11-02</text:p>
          </table:table-cell>
          <table:table-cell table:formula="of:=DATEVALUE([.A1810])" office:value-type="float" office:value="40119" calcext:value-type="float">
            <text:p>40119</text:p>
          </table:table-cell>
          <table:table-cell table:number-columns-repeated="2" office:value-type="float" office:value="10.77" calcext:value-type="float">
            <text:p>10.77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2009-10-29</text:p>
          </table:table-cell>
          <table:table-cell table:formula="of:=DATEVALUE([.A1811])" office:value-type="float" office:value="40115" calcext:value-type="float">
            <text:p>40115</text:p>
          </table:table-cell>
          <table:table-cell table:number-columns-repeated="2" office:value-type="float" office:value="10.82" calcext:value-type="float">
            <text:p>10.8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7" calcext:value-type="float">
            <text:p>10.77</text:p>
          </table:table-cell>
          <table:table-cell office:value-type="float" office:value="2500" calcext:value-type="float">
            <text:p>2500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2009-10-28</text:p>
          </table:table-cell>
          <table:table-cell table:formula="of:=DATEVALUE([.A1812])" office:value-type="float" office:value="40114" calcext:value-type="float">
            <text:p>40114</text:p>
          </table:table-cell>
          <table:table-cell office:value-type="float" office:value="11.2" calcext:value-type="float">
            <text:p>11.2</text:p>
          </table:table-cell>
          <table:table-cell office:value-type="float" office:value="11.23" calcext:value-type="float">
            <text:p>11.23</text:p>
          </table:table-cell>
          <table:table-cell office:value-type="float" office:value="11.12" calcext:value-type="float">
            <text:p>11.12</text:p>
          </table:table-cell>
          <table:table-cell office:value-type="float" office:value="11.2" calcext:value-type="float">
            <text:p>11.2</text:p>
          </table:table-cell>
          <table:table-cell office:value-type="float" office:value="500" calcext:value-type="float">
            <text:p>50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2009-10-27</text:p>
          </table:table-cell>
          <table:table-cell table:formula="of:=DATEVALUE([.A1813])" office:value-type="float" office:value="40113" calcext:value-type="float">
            <text:p>40113</text:p>
          </table:table-cell>
          <table:table-cell table:number-columns-repeated="2" office:value-type="float" office:value="11.37" calcext:value-type="float">
            <text:p>11.37</text:p>
          </table:table-cell>
          <table:table-cell office:value-type="float" office:value="11.3" calcext:value-type="float">
            <text:p>11.3</text:p>
          </table:table-cell>
          <table:table-cell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2009-10-26</text:p>
          </table:table-cell>
          <table:table-cell table:formula="of:=DATEVALUE([.A1814])" office:value-type="float" office:value="40112" calcext:value-type="float">
            <text:p>40112</text:p>
          </table:table-cell>
          <table:table-cell office:value-type="float" office:value="11.3" calcext:value-type="float">
            <text:p>11.3</text:p>
          </table:table-cell>
          <table:table-cell office:value-type="float" office:value="11.43" calcext:value-type="float">
            <text:p>11.43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2009-10-23</text:p>
          </table:table-cell>
          <table:table-cell table:formula="of:=DATEVALUE([.A1815])" office:value-type="float" office:value="40109" calcext:value-type="float">
            <text:p>40109</text:p>
          </table:table-cell>
          <table:table-cell office:value-type="float" office:value="11.54" calcext:value-type="float">
            <text:p>11.54</text:p>
          </table:table-cell>
          <table:table-cell office:value-type="float" office:value="11.84" calcext:value-type="float">
            <text:p>11.84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string" calcext:value-type="string">
            <text:p>2009-10-22</text:p>
          </table:table-cell>
          <table:table-cell table:formula="of:=DATEVALUE([.A1816])" office:value-type="float" office:value="40108" calcext:value-type="float">
            <text:p>40108</text:p>
          </table:table-cell>
          <table:table-cell office:value-type="float" office:value="11.7" calcext:value-type="float">
            <text:p>11.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1" calcext:value-type="float">
            <text:p>11.61</text:p>
          </table:table-cell>
          <table:table-cell office:value-type="float" office:value="11.7" calcext:value-type="float">
            <text:p>11.7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2009-10-21</text:p>
          </table:table-cell>
          <table:table-cell table:formula="of:=DATEVALUE([.A1817])" office:value-type="float" office:value="40107" calcext:value-type="float">
            <text:p>40107</text:p>
          </table:table-cell>
          <table:table-cell office:value-type="float" office:value="12" calcext:value-type="float">
            <text:p>12</text:p>
          </table:table-cell>
          <table:table-cell office:value-type="float" office:value="12.03" calcext:value-type="float">
            <text:p>12.03</text:p>
          </table:table-cell>
          <table:table-cell office:value-type="float" office:value="11.86" calcext:value-type="float">
            <text:p>11.86</text:p>
          </table:table-cell>
          <table:table-cell office:value-type="float" office:value="12.03" calcext:value-type="float">
            <text:p>12.03</text:p>
          </table:table-cell>
          <table:table-cell office:value-type="float" office:value="4700" calcext:value-type="float">
            <text:p>47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09-10-20</text:p>
          </table:table-cell>
          <table:table-cell table:formula="of:=DATEVALUE([.A1818])" office:value-type="float" office:value="40106" calcext:value-type="float">
            <text:p>40106</text:p>
          </table:table-cell>
          <table:table-cell office:value-type="float" office:value="11.55" calcext:value-type="float">
            <text:p>11.5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36" calcext:value-type="float">
            <text:p>11.36</text:p>
          </table:table-cell>
          <table:table-cell office:value-type="float" office:value="11.55" calcext:value-type="float">
            <text:p>11.55</text:p>
          </table:table-cell>
          <table:table-cell office:value-type="float" office:value="200" calcext:value-type="float">
            <text:p>200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2009-10-19</text:p>
          </table:table-cell>
          <table:table-cell table:formula="of:=DATEVALUE([.A1819])" office:value-type="float" office:value="40105" calcext:value-type="float">
            <text:p>40105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9" calcext:value-type="float">
            <text:p>11.39</text:p>
          </table:table-cell>
          <table:table-cell office:value-type="float" office:value="11.23" calcext:value-type="float">
            <text:p>11.23</text:p>
          </table:table-cell>
          <table:table-cell office:value-type="float" office:value="11.35" calcext:value-type="float">
            <text:p>11.35</text:p>
          </table:table-cell>
          <table:table-cell office:value-type="float" office:value="1000" calcext:value-type="float">
            <text:p>100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2009-10-16</text:p>
          </table:table-cell>
          <table:table-cell table:formula="of:=DATEVALUE([.A1820])" office:value-type="float" office:value="40102" calcext:value-type="float">
            <text:p>40102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15" calcext:value-type="float">
            <text:p>11.15</text:p>
          </table:table-cell>
          <table:table-cell office:value-type="float" office:value="3500" calcext:value-type="float">
            <text:p>3500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string" calcext:value-type="string">
            <text:p>2009-10-15</text:p>
          </table:table-cell>
          <table:table-cell table:formula="of:=DATEVALUE([.A1821])" office:value-type="float" office:value="40101" calcext:value-type="float">
            <text:p>40101</text:p>
          </table:table-cell>
          <table:table-cell office:value-type="float" office:value="11.1" calcext:value-type="float">
            <text:p>11.1</text:p>
          </table:table-cell>
          <table:table-cell office:value-type="float" office:value="11.35" calcext:value-type="float">
            <text:p>11.35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700" calcext:value-type="float">
            <text:p>70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2009-10-14</text:p>
          </table:table-cell>
          <table:table-cell table:formula="of:=DATEVALUE([.A1822])" office:value-type="float" office:value="40100" calcext:value-type="float">
            <text:p>40100</text:p>
          </table:table-cell>
          <table:table-cell table:number-columns-repeated="2" office:value-type="float" office:value="11.42" calcext:value-type="float">
            <text:p>11.42</text:p>
          </table:table-cell>
          <table:table-cell office:value-type="float" office:value="11.27" calcext:value-type="float">
            <text:p>11.27</text:p>
          </table:table-cell>
          <table:table-cell office:value-type="float" office:value="11.42" calcext:value-type="float">
            <text:p>11.42</text:p>
          </table:table-cell>
          <table:table-cell office:value-type="float" office:value="200" calcext:value-type="float">
            <text:p>20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2009-10-09</text:p>
          </table:table-cell>
          <table:table-cell table:formula="of:=DATEVALUE([.A1823])" office:value-type="float" office:value="40095" calcext:value-type="float">
            <text:p>40095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" calcext:value-type="float">
            <text:p>11.9</text:p>
          </table:table-cell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2009-10-08</text:p>
          </table:table-cell>
          <table:table-cell table:formula="of:=DATEVALUE([.A1824])" office:value-type="float" office:value="40094" calcext:value-type="float">
            <text:p>40094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7" calcext:value-type="float">
            <text:p>11.97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3" calcext:value-type="float">
            <text:p>11.93</text:p>
          </table:table-cell>
          <table:table-cell office:value-type="float" office:value="100" calcext:value-type="float">
            <text:p>100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2009-10-07</text:p>
          </table:table-cell>
          <table:table-cell table:formula="of:=DATEVALUE([.A1825])" office:value-type="float" office:value="40093" calcext:value-type="float">
            <text:p>4009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9" calcext:value-type="float">
            <text:p>11.79</text:p>
          </table:table-cell>
          <table:table-cell table:number-columns-repeated="2" office:value-type="float" office:value="11.72" calcext:value-type="float">
            <text:p>11.72</text:p>
          </table:table-cell>
          <table:table-cell office:value-type="float" office:value="1200" calcext:value-type="float">
            <text:p>120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09-10-06</text:p>
          </table:table-cell>
          <table:table-cell table:formula="of:=DATEVALUE([.A1826])" office:value-type="float" office:value="40092" calcext:value-type="float">
            <text:p>40092</text:p>
          </table:table-cell>
          <table:table-cell office:value-type="float" office:value="11.37" calcext:value-type="float">
            <text:p>11.3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37" calcext:value-type="float">
            <text:p>11.37</text:p>
          </table:table-cell>
          <table:table-cell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string" calcext:value-type="string">
            <text:p>2009-10-02</text:p>
          </table:table-cell>
          <table:table-cell table:formula="of:=DATEVALUE([.A1827])" office:value-type="float" office:value="40088" calcext:value-type="float">
            <text:p>4008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float" office:value="11.65" calcext:value-type="float">
            <text:p>11.65</text:p>
          </table:table-cell>
          <table:table-cell office:value-type="float" office:value="700" calcext:value-type="float">
            <text:p>70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string" calcext:value-type="string">
            <text:p>2009-10-01</text:p>
          </table:table-cell>
          <table:table-cell table:formula="of:=DATEVALUE([.A1828])" office:value-type="float" office:value="40087" calcext:value-type="float">
            <text:p>40087</text:p>
          </table:table-cell>
          <table:table-cell office:value-type="float" office:value="11.98" calcext:value-type="float">
            <text:p>11.98</text:p>
          </table:table-cell>
          <table:table-cell office:value-type="float" office:value="12.18" calcext:value-type="float">
            <text:p>12.18</text:p>
          </table:table-cell>
          <table:table-cell office:value-type="float" office:value="11.9" calcext:value-type="float">
            <text:p>11.9</text:p>
          </table:table-cell>
          <table:table-cell office:value-type="float" office:value="11.98" calcext:value-type="float">
            <text:p>11.98</text:p>
          </table:table-cell>
          <table:table-cell office:value-type="float" office:value="300" calcext:value-type="float">
            <text:p>300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string" calcext:value-type="string">
            <text:p>2009-09-30</text:p>
          </table:table-cell>
          <table:table-cell table:formula="of:=DATEVALUE([.A1829])" office:value-type="float" office:value="40086" calcext:value-type="float">
            <text:p>40086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11.84" calcext:value-type="float">
            <text:p>11.84</text:p>
          </table:table-cell>
          <table:table-cell office:value-type="float" office:value="700" calcext:value-type="float">
            <text:p>700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2009-09-29</text:p>
          </table:table-cell>
          <table:table-cell table:formula="of:=DATEVALUE([.A1830])" office:value-type="float" office:value="40085" calcext:value-type="float">
            <text:p>4008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13" calcext:value-type="float">
            <text:p>12.1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2" calcext:value-type="float">
            <text:p>11.92</text:p>
          </table:table-cell>
          <table:table-cell office:value-type="float" office:value="4500" calcext:value-type="float">
            <text:p>4500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2009-09-28</text:p>
          </table:table-cell>
          <table:table-cell table:formula="of:=DATEVALUE([.A1831])" office:value-type="float" office:value="40084" calcext:value-type="float">
            <text:p>4008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72" calcext:value-type="float">
            <text:p>11.72</text:p>
          </table:table-cell>
          <table:table-cell office:value-type="float" office:value="800" calcext:value-type="float">
            <text:p>80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09-09-24</text:p>
          </table:table-cell>
          <table:table-cell table:formula="of:=DATEVALUE([.A1832])" office:value-type="float" office:value="40080" calcext:value-type="float">
            <text:p>40080</text:p>
          </table:table-cell>
          <table:table-cell table:number-columns-repeated="2" office:value-type="float" office:value="11.71" calcext:value-type="float">
            <text:p>11.71</text:p>
          </table:table-cell>
          <table:table-cell office:value-type="float" office:value="11.42" calcext:value-type="float">
            <text:p>11.42</text:p>
          </table:table-cell>
          <table:table-cell office:value-type="float" office:value="11.71" calcext:value-type="float">
            <text:p>11.71</text:p>
          </table:table-cell>
          <table:table-cell office:value-type="float" office:value="1500" calcext:value-type="float">
            <text:p>1500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string" calcext:value-type="string">
            <text:p>2009-09-23</text:p>
          </table:table-cell>
          <table:table-cell table:formula="of:=DATEVALUE([.A1833])" office:value-type="float" office:value="40079" calcext:value-type="float">
            <text:p>40079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11.35" calcext:value-type="float">
            <text:p>11.35</text:p>
          </table:table-cell>
          <table:table-cell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2009-09-22</text:p>
          </table:table-cell>
          <table:table-cell table:formula="of:=DATEVALUE([.A1834])" office:value-type="float" office:value="40078" calcext:value-type="float">
            <text:p>40078</text:p>
          </table:table-cell>
          <table:table-cell table:number-columns-repeated="2" office:value-type="float" office:value="11.53" calcext:value-type="float">
            <text:p>11.53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2009-09-21</text:p>
          </table:table-cell>
          <table:table-cell table:formula="of:=DATEVALUE([.A1835])" office:value-type="float" office:value="40077" calcext:value-type="float">
            <text:p>40077</text:p>
          </table:table-cell>
          <table:table-cell table:number-columns-repeated="2" office:value-type="float" office:value="11.72" calcext:value-type="float">
            <text:p>11.72</text:p>
          </table:table-cell>
          <table:table-cell table:number-columns-repeated="2" office:value-type="float" office:value="11.59" calcext:value-type="float">
            <text:p>11.59</text:p>
          </table:table-cell>
          <table:table-cell office:value-type="float" office:value="600" calcext:value-type="float">
            <text:p>600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string" calcext:value-type="string">
            <text:p>2009-09-18</text:p>
          </table:table-cell>
          <table:table-cell table:formula="of:=DATEVALUE([.A1836])" office:value-type="float" office:value="40074" calcext:value-type="float">
            <text:p>40074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1.72" calcext:value-type="float">
            <text:p>11.72</text:p>
          </table:table-cell>
          <table:table-cell office:value-type="float" office:value="5400" calcext:value-type="float">
            <text:p>5400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09-09-17</text:p>
          </table:table-cell>
          <table:table-cell table:formula="of:=DATEVALUE([.A1837])" office:value-type="float" office:value="40073" calcext:value-type="float">
            <text:p>40073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5" calcext:value-type="float">
            <text:p>11.95</text:p>
          </table:table-cell>
          <table:table-cell office:value-type="float" office:value="500" calcext:value-type="float">
            <text:p>50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string" calcext:value-type="string">
            <text:p>2009-09-16</text:p>
          </table:table-cell>
          <table:table-cell table:formula="of:=DATEVALUE([.A1838])" office:value-type="float" office:value="40072" calcext:value-type="float">
            <text:p>40072</text:p>
          </table:table-cell>
          <table:table-cell table:number-columns-repeated="2" office:value-type="float" office:value="11.48" calcext:value-type="float">
            <text:p>11.48</text:p>
          </table:table-cell>
          <table:table-cell office:value-type="float" office:value="11.12" calcext:value-type="float">
            <text:p>11.12</text:p>
          </table:table-cell>
          <table:table-cell office:value-type="float" office:value="11.48" calcext:value-type="float">
            <text:p>11.48</text:p>
          </table:table-cell>
          <table:table-cell office:value-type="float" office:value="1300" calcext:value-type="float">
            <text:p>1300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2009-09-15</text:p>
          </table:table-cell>
          <table:table-cell table:formula="of:=DATEVALUE([.A1839])" office:value-type="float" office:value="40071" calcext:value-type="float">
            <text:p>40071</text:p>
          </table:table-cell>
          <table:table-cell office:value-type="float" office:value="10.61" calcext:value-type="float">
            <text:p>10.61</text:p>
          </table:table-cell>
          <table:table-cell office:value-type="float" office:value="11.09" calcext:value-type="float">
            <text:p>11.09</text:p>
          </table:table-cell>
          <table:table-cell office:value-type="float" office:value="10.61" calcext:value-type="float">
            <text:p>10.61</text:p>
          </table:table-cell>
          <table:table-cell office:value-type="float" office:value="10.72" calcext:value-type="float">
            <text:p>10.72</text:p>
          </table:table-cell>
          <table:table-cell office:value-type="float" office:value="400" calcext:value-type="float">
            <text:p>400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2009-09-14</text:p>
          </table:table-cell>
          <table:table-cell table:formula="of:=DATEVALUE([.A1840])" office:value-type="float" office:value="40070" calcext:value-type="float">
            <text:p>40070</text:p>
          </table:table-cell>
          <table:table-cell office:value-type="float" office:value="10.49" calcext:value-type="float">
            <text:p>10.49</text:p>
          </table:table-cell>
          <table:table-cell office:value-type="float" office:value="10.61" calcext:value-type="float">
            <text:p>10.61</text:p>
          </table:table-cell>
          <table:table-cell table:number-columns-repeated="2" office:value-type="float" office:value="10.49" calcext:value-type="float">
            <text:p>10.49</text:p>
          </table:table-cell>
          <table:table-cell office:value-type="float" office:value="1000" calcext:value-type="float">
            <text:p>1000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2009-09-11</text:p>
          </table:table-cell>
          <table:table-cell table:formula="of:=DATEVALUE([.A1841])" office:value-type="float" office:value="40067" calcext:value-type="float">
            <text:p>40067</text:p>
          </table:table-cell>
          <table:table-cell table:number-columns-repeated="2" office:value-type="float" office:value="10.64" calcext:value-type="float">
            <text:p>10.64</text:p>
          </table:table-cell>
          <table:table-cell office:value-type="float" office:value="10.58" calcext:value-type="float">
            <text:p>10.58</text:p>
          </table:table-cell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09-09-10</text:p>
          </table:table-cell>
          <table:table-cell table:formula="of:=DATEVALUE([.A1842])" office:value-type="float" office:value="40066" calcext:value-type="float">
            <text:p>40066</text:p>
          </table:table-cell>
          <table:table-cell table:number-columns-repeated="2" office:value-type="float" office:value="10.49" calcext:value-type="float">
            <text:p>10.49</text:p>
          </table:table-cell>
          <table:table-cell office:value-type="float" office:value="10.36" calcext:value-type="float">
            <text:p>10.36</text:p>
          </table:table-cell>
          <table:table-cell office:value-type="float" office:value="10.49" calcext:value-type="float">
            <text:p>10.49</text:p>
          </table:table-cell>
          <table:table-cell office:value-type="float" office:value="2600" calcext:value-type="float">
            <text:p>2600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2009-09-08</text:p>
          </table:table-cell>
          <table:table-cell table:formula="of:=DATEVALUE([.A1843])" office:value-type="float" office:value="40064" calcext:value-type="float">
            <text:p>40064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9.88" calcext:value-type="float">
            <text:p>9.88</text:p>
          </table:table-cell>
          <table:table-cell office:value-type="float" office:value="10.08" calcext:value-type="float">
            <text:p>10.08</text:p>
          </table:table-cell>
          <table:table-cell office:value-type="float" office:value="100" calcext:value-type="float">
            <text:p>100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2009-09-07</text:p>
          </table:table-cell>
          <table:table-cell table:formula="of:=DATEVALUE([.A1844])" office:value-type="float" office:value="40063" calcext:value-type="float">
            <text:p>40063</text:p>
          </table:table-cell>
          <table:table-cell office:value-type="float" office:value="10.16" calcext:value-type="float">
            <text:p>10.16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7" calcext:value-type="float">
            <text:p>10.07</text:p>
          </table:table-cell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2009-09-04</text:p>
          </table:table-cell>
          <table:table-cell table:formula="of:=DATEVALUE([.A1845])" office:value-type="float" office:value="40060" calcext:value-type="float">
            <text:p>40060</text:p>
          </table:table-cell>
          <table:table-cell table:number-columns-repeated="2" office:value-type="float" office:value="10.11" calcext:value-type="float">
            <text:p>10.11</text:p>
          </table:table-cell>
          <table:table-cell office:value-type="float" office:value="9.94" calcext:value-type="float">
            <text:p>9.94</text:p>
          </table:table-cell>
          <table:table-cell office:value-type="float" office:value="10.11" calcext:value-type="float">
            <text:p>10.11</text:p>
          </table:table-cell>
          <table:table-cell office:value-type="float" office:value="200" calcext:value-type="float">
            <text:p>200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2009-09-03</text:p>
          </table:table-cell>
          <table:table-cell table:formula="of:=DATEVALUE([.A1846])" office:value-type="float" office:value="40059" calcext:value-type="float">
            <text:p>40059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.05</text:p>
          </table:table-cell>
          <table:table-cell office:value-type="float" office:value="9.91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9-02</text:p>
          </table:table-cell>
          <table:table-cell table:formula="of:=DATEVALUE([.A1847])" office:value-type="float" office:value="40058" calcext:value-type="float">
            <text:p>40058</text:p>
          </table:table-cell>
          <table:table-cell office:value-type="float" office:value="9.88" calcext:value-type="float">
            <text:p>9.88</text:p>
          </table:table-cell>
          <table:table-cell office:value-type="float" office:value="9.93" calcext:value-type="float">
            <text:p>9.93</text:p>
          </table:table-cell>
          <table:table-cell office:value-type="float" office:value="9.79" calcext:value-type="float">
            <text:p>9.79</text:p>
          </table:table-cell>
          <table:table-cell office:value-type="float" office:value="9.88" calcext:value-type="float">
            <text:p>9.88</text:p>
          </table:table-cell>
          <table:table-cell office:value-type="float" office:value="1400" calcext:value-type="float">
            <text:p>1400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2009-09-01</text:p>
          </table:table-cell>
          <table:table-cell table:formula="of:=DATEVALUE([.A1848])" office:value-type="float" office:value="40057" calcext:value-type="float">
            <text:p>40057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0.02" calcext:value-type="float">
            <text:p>10.02</text:p>
          </table:table-cell>
          <table:table-cell office:value-type="float" office:value="10.15" calcext:value-type="float">
            <text:p>10.15</text:p>
          </table:table-cell>
          <table:table-cell office:value-type="float" office:value="200" calcext:value-type="float">
            <text:p>200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string" calcext:value-type="string">
            <text:p>2009-08-31</text:p>
          </table:table-cell>
          <table:table-cell table:formula="of:=DATEVALUE([.A1849])" office:value-type="float" office:value="40056" calcext:value-type="float">
            <text:p>40056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4" calcext:value-type="float">
            <text:p>10.34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8" calcext:value-type="float">
            <text:p>10.28</text:p>
          </table:table-cell>
          <table:table-cell office:value-type="float" office:value="1600" calcext:value-type="float">
            <text:p>1600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2009-08-28</text:p>
          </table:table-cell>
          <table:table-cell table:formula="of:=DATEVALUE([.A1850])" office:value-type="float" office:value="40053" calcext:value-type="float">
            <text:p>40053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8" calcext:value-type="float">
            <text:p>10.48</text:p>
          </table:table-cell>
          <table:table-cell office:value-type="float" office:value="10.35" calcext:value-type="float">
            <text:p>10.35</text:p>
          </table:table-cell>
          <table:table-cell office:value-type="float" office:value="10.38" calcext:value-type="float">
            <text:p>10.38</text:p>
          </table:table-cell>
          <table:table-cell office:value-type="float" office:value="2100" calcext:value-type="float">
            <text:p>210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2009-08-27</text:p>
          </table:table-cell>
          <table:table-cell table:formula="of:=DATEVALUE([.A1851])" office:value-type="float" office:value="40052" calcext:value-type="float">
            <text:p>4005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46" calcext:value-type="float">
            <text:p>10.46</text:p>
          </table:table-cell>
          <table:table-cell table:number-columns-repeated="2" office:value-type="float" office:value="10.41" calcext:value-type="float">
            <text:p>10.41</text:p>
          </table:table-cell>
          <table:table-cell office:value-type="float" office:value="2000" calcext:value-type="float">
            <text:p>200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2009-08-26</text:p>
          </table:table-cell>
          <table:table-cell table:formula="of:=DATEVALUE([.A1852])" office:value-type="float" office:value="40051" calcext:value-type="float">
            <text:p>40051</text:p>
          </table:table-cell>
          <table:table-cell office:value-type="float" office:value="10.46" calcext:value-type="float">
            <text:p>10.46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10.46" calcext:value-type="float">
            <text:p>10.46</text:p>
          </table:table-cell>
          <table:table-cell office:value-type="float" office:value="3200" calcext:value-type="float">
            <text:p>3200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2009-08-25</text:p>
          </table:table-cell>
          <table:table-cell table:formula="of:=DATEVALUE([.A1853])" office:value-type="float" office:value="40050" calcext:value-type="float">
            <text:p>40050</text:p>
          </table:table-cell>
          <table:table-cell office:value-type="float" office:value="10.43" calcext:value-type="float">
            <text:p>10.43</text:p>
          </table:table-cell>
          <table:table-cell office:value-type="float" office:value="10.54" calcext:value-type="float">
            <text:p>10.54</text:p>
          </table:table-cell>
          <table:table-cell table:number-columns-repeated="2" office:value-type="float" office:value="10.43" calcext:value-type="float">
            <text:p>10.43</text:p>
          </table:table-cell>
          <table:table-cell office:value-type="float" office:value="1400" calcext:value-type="float">
            <text:p>1400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2009-08-24</text:p>
          </table:table-cell>
          <table:table-cell table:formula="of:=DATEVALUE([.A1854])" office:value-type="float" office:value="40049" calcext:value-type="float">
            <text:p>40049</text:p>
          </table:table-cell>
          <table:table-cell table:number-columns-repeated="2" office:value-type="float" office:value="10.44" calcext:value-type="float">
            <text:p>10.44</text:p>
          </table:table-cell>
          <table:table-cell office:value-type="float" office:value="10.33" calcext:value-type="float">
            <text:p>10.33</text:p>
          </table:table-cell>
          <table:table-cell office:value-type="float" office:value="10.44" calcext:value-type="float">
            <text:p>10.44</text:p>
          </table:table-cell>
          <table:table-cell office:value-type="float" office:value="300" calcext:value-type="float">
            <text:p>300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string" calcext:value-type="string">
            <text:p>2009-08-21</text:p>
          </table:table-cell>
          <table:table-cell table:formula="of:=DATEVALUE([.A1855])" office:value-type="float" office:value="40046" calcext:value-type="float">
            <text:p>40046</text:p>
          </table:table-cell>
          <table:table-cell table:number-columns-repeated="2" office:value-type="float" office:value="10.39" calcext:value-type="float">
            <text:p>10.39</text:p>
          </table:table-cell>
          <table:table-cell office:value-type="float" office:value="10.29" calcext:value-type="float">
            <text:p>10.29</text:p>
          </table:table-cell>
          <table:table-cell office:value-type="float" office:value="10.39" calcext:value-type="float">
            <text:p>10.39</text:p>
          </table:table-cell>
          <table:table-cell office:value-type="float" office:value="200" calcext:value-type="float">
            <text:p>200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string" calcext:value-type="string">
            <text:p>2009-08-19</text:p>
          </table:table-cell>
          <table:table-cell table:formula="of:=DATEVALUE([.A1856])" office:value-type="float" office:value="40044" calcext:value-type="float">
            <text:p>40044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4" calcext:value-type="float">
            <text:p>10.34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100" calcext:value-type="float">
            <text:p>100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2009-08-18</text:p>
          </table:table-cell>
          <table:table-cell table:formula="of:=DATEVALUE([.A1857])" office:value-type="float" office:value="40043" calcext:value-type="float">
            <text:p>40043</text:p>
          </table:table-cell>
          <table:table-cell table:number-columns-repeated="2" office:value-type="float" office:value="10.42" calcext:value-type="float">
            <text:p>10.42</text:p>
          </table:table-cell>
          <table:table-cell office:value-type="float" office:value="10.3" calcext:value-type="float">
            <text:p>10.3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2009-08-17</text:p>
          </table:table-cell>
          <table:table-cell table:formula="of:=DATEVALUE([.A1858])" office:value-type="float" office:value="40042" calcext:value-type="float">
            <text:p>40042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7" calcext:value-type="float">
            <text:p>10.47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7" calcext:value-type="float">
            <text:p>10.37</text:p>
          </table:table-cell>
          <table:table-cell office:value-type="float" office:value="1600" calcext:value-type="float">
            <text:p>1600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09-08-14</text:p>
          </table:table-cell>
          <table:table-cell table:formula="of:=DATEVALUE([.A1859])" office:value-type="float" office:value="40039" calcext:value-type="float">
            <text:p>40039</text:p>
          </table:table-cell>
          <table:table-cell office:value-type="float" office:value="10.42" calcext:value-type="float">
            <text:p>10.4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42" calcext:value-type="float">
            <text:p>10.42</text:p>
          </table:table-cell>
          <table:table-cell office:value-type="float" office:value="1500" calcext:value-type="float">
            <text:p>1500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2009-08-13</text:p>
          </table:table-cell>
          <table:table-cell table:formula="of:=DATEVALUE([.A1860])" office:value-type="float" office:value="40038" calcext:value-type="float">
            <text:p>40038</text:p>
          </table:table-cell>
          <table:table-cell office:value-type="float" office:value="10.3" calcext:value-type="float">
            <text:p>10.3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10.26" calcext:value-type="float">
            <text:p>10.26</text:p>
          </table:table-cell>
          <table:table-cell office:value-type="float" office:value="300" calcext:value-type="float">
            <text:p>300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string" calcext:value-type="string">
            <text:p>2009-08-12</text:p>
          </table:table-cell>
          <table:table-cell table:formula="of:=DATEVALUE([.A1861])" office:value-type="float" office:value="40037" calcext:value-type="float">
            <text:p>40037</text:p>
          </table:table-cell>
          <table:table-cell table:number-columns-repeated="2" office:value-type="float" office:value="10.21" calcext:value-type="float">
            <text:p>10.21</text:p>
          </table:table-cell>
          <table:table-cell office:value-type="float" office:value="10.16" calcext:value-type="float">
            <text:p>10.16</text:p>
          </table:table-cell>
          <table:table-cell office:value-type="float" office:value="10.21" calcext:value-type="float">
            <text:p>10.21</text:p>
          </table:table-cell>
          <table:table-cell office:value-type="float" office:value="100" calcext:value-type="float">
            <text:p>100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string" calcext:value-type="string">
            <text:p>2009-08-11</text:p>
          </table:table-cell>
          <table:table-cell table:formula="of:=DATEVALUE([.A1862])" office:value-type="float" office:value="40036" calcext:value-type="float">
            <text:p>40036</text:p>
          </table:table-cell>
          <table:table-cell office:value-type="float" office:value="10.17" calcext:value-type="float">
            <text:p>10.17</text:p>
          </table:table-cell>
          <table:table-cell office:value-type="float" office:value="10.31" calcext:value-type="float">
            <text:p>10.31</text:p>
          </table:table-cell>
          <table:table-cell table:number-columns-repeated="2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string" calcext:value-type="string">
            <text:p>2009-08-10</text:p>
          </table:table-cell>
          <table:table-cell table:formula="of:=DATEVALUE([.A1863])" office:value-type="float" office:value="40035" calcext:value-type="float">
            <text:p>40035</text:p>
          </table:table-cell>
          <table:table-cell table:number-columns-repeated="2" office:value-type="float" office:value="10.4" calcext:value-type="float">
            <text:p>10.4</text:p>
          </table:table-cell>
          <table:table-cell table:number-columns-repeated="2" office:value-type="float" office:value="10.24" calcext:value-type="float">
            <text:p>10.24</text:p>
          </table:table-cell>
          <table:table-cell office:value-type="float" office:value="200" calcext:value-type="float">
            <text:p>20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2009-08-07</text:p>
          </table:table-cell>
          <table:table-cell table:formula="of:=DATEVALUE([.A1864])" office:value-type="float" office:value="40032" calcext:value-type="float">
            <text:p>40032</text:p>
          </table:table-cell>
          <table:table-cell table:number-columns-repeated="2" office:value-type="float" office:value="10.36" calcext:value-type="float">
            <text:p>10.36</text:p>
          </table:table-cell>
          <table:table-cell office:value-type="float" office:value="10.24" calcext:value-type="float">
            <text:p>10.24</text:p>
          </table:table-cell>
          <table:table-cell office:value-type="float" office:value="10.36" calcext:value-type="float">
            <text:p>10.36</text:p>
          </table:table-cell>
          <table:table-cell office:value-type="float" office:value="100" calcext:value-type="float">
            <text:p>100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string" calcext:value-type="string">
            <text:p>2009-08-06</text:p>
          </table:table-cell>
          <table:table-cell table:formula="of:=DATEVALUE([.A1865])" office:value-type="float" office:value="40031" calcext:value-type="float">
            <text:p>4003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15" calcext:value-type="float">
            <text:p>10.15</text:p>
          </table:table-cell>
          <table:table-cell office:value-type="float" office:value="10.2" calcext:value-type="float">
            <text:p>10.2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2009-08-05</text:p>
          </table:table-cell>
          <table:table-cell table:formula="of:=DATEVALUE([.A1866])" office:value-type="float" office:value="40030" calcext:value-type="float">
            <text:p>40030</text:p>
          </table:table-cell>
          <table:table-cell office:value-type="float" office:value="10.29" calcext:value-type="float">
            <text:p>10.29</text:p>
          </table:table-cell>
          <table:table-cell office:value-type="float" office:value="10.3" calcext:value-type="float">
            <text:p>10.3</text:p>
          </table:table-cell>
          <table:table-cell office:value-type="float" office:value="10.06" calcext:value-type="float">
            <text:p>10.06</text:p>
          </table:table-cell>
          <table:table-cell office:value-type="float" office:value="10.29" calcext:value-type="float">
            <text:p>10.29</text:p>
          </table:table-cell>
          <table:table-cell office:value-type="float" office:value="600" calcext:value-type="float">
            <text:p>60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string" calcext:value-type="string">
            <text:p>2009-08-04</text:p>
          </table:table-cell>
          <table:table-cell table:formula="of:=DATEVALUE([.A1867])" office:value-type="float" office:value="40029" calcext:value-type="float">
            <text:p>40029</text:p>
          </table:table-cell>
          <table:table-cell office:value-type="float" office:value="9.97" calcext:value-type="float">
            <text:p>9.97</text:p>
          </table:table-cell>
          <table:table-cell office:value-type="float" office:value="10.06" calcext:value-type="float">
            <text:p>10.06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office:value-type="float" office:value="1700" calcext:value-type="float">
            <text:p>1700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string" calcext:value-type="string">
            <text:p>2009-08-03</text:p>
          </table:table-cell>
          <table:table-cell table:formula="of:=DATEVALUE([.A1868])" office:value-type="float" office:value="40028" calcext:value-type="float">
            <text:p>40028</text:p>
          </table:table-cell>
          <table:table-cell office:value-type="float" office:value="10.15" calcext:value-type="float">
            <text:p>10.15</text:p>
          </table:table-cell>
          <table:table-cell office:value-type="float" office:value="10.34" calcext:value-type="float">
            <text:p>10.34</text:p>
          </table:table-cell>
          <table:table-cell office:value-type="float" office:value="9.98" calcext:value-type="float">
            <text:p>9.98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7-31</text:p>
          </table:table-cell>
          <table:table-cell table:formula="of:=DATEVALUE([.A1869])" office:value-type="float" office:value="40025" calcext:value-type="float">
            <text:p>40025</text:p>
          </table:table-cell>
          <table:table-cell office:value-type="float" office:value="10.18" calcext:value-type="float">
            <text:p>10.18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10.18" calcext:value-type="float">
            <text:p>10.18</text:p>
          </table:table-cell>
          <table:table-cell office:value-type="float" office:value="2000" calcext:value-type="float">
            <text:p>2000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09-07-30</text:p>
          </table:table-cell>
          <table:table-cell table:formula="of:=DATEVALUE([.A1870])" office:value-type="float" office:value="40024" calcext:value-type="float">
            <text:p>40024</text:p>
          </table:table-cell>
          <table:table-cell office:value-type="float" office:value="10.36" calcext:value-type="float">
            <text:p>10.3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2" calcext:value-type="float">
            <text:p>10.2</text:p>
          </table:table-cell>
          <table:table-cell office:value-type="float" office:value="10.36" calcext:value-type="float">
            <text:p>10.36</text:p>
          </table:table-cell>
          <table:table-cell office:value-type="float" office:value="8700" calcext:value-type="float">
            <text:p>8700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string" calcext:value-type="string">
            <text:p>2009-07-29</text:p>
          </table:table-cell>
          <table:table-cell table:formula="of:=DATEVALUE([.A1871])" office:value-type="float" office:value="40023" calcext:value-type="float">
            <text:p>40023</text:p>
          </table:table-cell>
          <table:table-cell table:number-columns-repeated="2" office:value-type="float" office:value="12.2" calcext:value-type="float">
            <text:p>12.2</text:p>
          </table:table-cell>
          <table:table-cell table:number-columns-repeated="2" office:value-type="float" office:value="10.91" calcext:value-type="float">
            <text:p>10.91</text:p>
          </table:table-cell>
          <table:table-cell office:value-type="float" office:value="3400" calcext:value-type="float">
            <text:p>3400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string" calcext:value-type="string">
            <text:p>2009-07-28</text:p>
          </table:table-cell>
          <table:table-cell table:formula="of:=DATEVALUE([.A1872])" office:value-type="float" office:value="40022" calcext:value-type="float">
            <text:p>40022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2009-07-27</text:p>
          </table:table-cell>
          <table:table-cell table:formula="of:=DATEVALUE([.A1873])" office:value-type="float" office:value="40021" calcext:value-type="float">
            <text:p>40021</text:p>
          </table:table-cell>
          <table:table-cell table:number-columns-repeated="2" office:value-type="float" office:value="12.31" calcext:value-type="float">
            <text:p>12.31</text:p>
          </table:table-cell>
          <table:table-cell office:value-type="float" office:value="11.86" calcext:value-type="float">
            <text:p>11.86</text:p>
          </table:table-cell>
          <table:table-cell office:value-type="float" office:value="12.31" calcext:value-type="float">
            <text:p>12.31</text:p>
          </table:table-cell>
          <table:table-cell office:value-type="float" office:value="100" calcext:value-type="float">
            <text:p>100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2009-07-24</text:p>
          </table:table-cell>
          <table:table-cell table:formula="of:=DATEVALUE([.A1874])" office:value-type="float" office:value="40018" calcext:value-type="float">
            <text:p>40018</text:p>
          </table:table-cell>
          <table:table-cell office:value-type="float" office:value="12.2" calcext:value-type="float">
            <text:p>12.2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1" calcext:value-type="float">
            <text:p>12.11</text:p>
          </table:table-cell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2009-07-23</text:p>
          </table:table-cell>
          <table:table-cell table:formula="of:=DATEVALUE([.A1875])" office:value-type="float" office:value="40017" calcext:value-type="float">
            <text:p>40017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1" calcext:value-type="float">
            <text:p>12.21</text:p>
          </table:table-cell>
          <table:table-cell office:value-type="float" office:value="12.22" calcext:value-type="float">
            <text:p>12.22</text:p>
          </table:table-cell>
          <table:table-cell office:value-type="float" office:value="400" calcext:value-type="float">
            <text:p>400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string" calcext:value-type="string">
            <text:p>2009-07-22</text:p>
          </table:table-cell>
          <table:table-cell table:formula="of:=DATEVALUE([.A1876])" office:value-type="float" office:value="40016" calcext:value-type="float">
            <text:p>40016</text:p>
          </table:table-cell>
          <table:table-cell office:value-type="float" office:value="11.31" calcext:value-type="float">
            <text:p>11.31</text:p>
          </table:table-cell>
          <table:table-cell office:value-type="float" office:value="12.08" calcext:value-type="float">
            <text:p>12.08</text:p>
          </table:table-cell>
          <table:table-cell table:number-columns-repeated="2" office:value-type="float" office:value="11.31" calcext:value-type="float">
            <text:p>11.31</text:p>
          </table:table-cell>
          <table:table-cell office:value-type="float" office:value="700" calcext:value-type="float">
            <text:p>700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string" calcext:value-type="string">
            <text:p>2009-07-21</text:p>
          </table:table-cell>
          <table:table-cell table:formula="of:=DATEVALUE([.A1877])" office:value-type="float" office:value="40015" calcext:value-type="float">
            <text:p>40015</text:p>
          </table:table-cell>
          <table:table-cell table:number-columns-repeated="2" office:value-type="float" office:value="12.04" calcext:value-type="float">
            <text:p>12.04</text:p>
          </table:table-cell>
          <table:table-cell office:value-type="float" office:value="11.75" calcext:value-type="float">
            <text:p>11.75</text:p>
          </table:table-cell>
          <table:table-cell office:value-type="float" office:value="12.04" calcext:value-type="float">
            <text:p>12.04</text:p>
          </table:table-cell>
          <table:table-cell office:value-type="float" office:value="200" calcext:value-type="float">
            <text:p>200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string" calcext:value-type="string">
            <text:p>2009-07-20</text:p>
          </table:table-cell>
          <table:table-cell table:formula="of:=DATEVALUE([.A1878])" office:value-type="float" office:value="40014" calcext:value-type="float">
            <text:p>40014</text:p>
          </table:table-cell>
          <table:table-cell office:value-type="float" office:value="12.22" calcext:value-type="float">
            <text:p>12.22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5900" calcext:value-type="float">
            <text:p>59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2009-07-17</text:p>
          </table:table-cell>
          <table:table-cell table:formula="of:=DATEVALUE([.A1879])" office:value-type="float" office:value="40011" calcext:value-type="float">
            <text:p>40011</text:p>
          </table:table-cell>
          <table:table-cell office:value-type="float" office:value="11.82" calcext:value-type="float">
            <text:p>1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11.21" calcext:value-type="float">
            <text:p>11.21</text:p>
          </table:table-cell>
          <table:table-cell office:value-type="float" office:value="11.82" calcext:value-type="float">
            <text:p>11.82</text:p>
          </table:table-cell>
          <table:table-cell office:value-type="float" office:value="500" calcext:value-type="float">
            <text:p>500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2009-07-15</text:p>
          </table:table-cell>
          <table:table-cell table:formula="of:=DATEVALUE([.A1880])" office:value-type="float" office:value="40009" calcext:value-type="float">
            <text:p>40009</text:p>
          </table:table-cell>
          <table:table-cell office:value-type="float" office:value="10.89" calcext:value-type="float">
            <text:p>10.89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2009-07-14</text:p>
          </table:table-cell>
          <table:table-cell table:formula="of:=DATEVALUE([.A1881])" office:value-type="float" office:value="40008" calcext:value-type="float">
            <text:p>40008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7" calcext:value-type="float">
            <text:p>10.77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7" calcext:value-type="float">
            <text:p>10.77</text:p>
          </table:table-cell>
          <table:table-cell office:value-type="float" office:value="100" calcext:value-type="float">
            <text:p>100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2009-07-10</text:p>
          </table:table-cell>
          <table:table-cell table:formula="of:=DATEVALUE([.A1882])" office:value-type="float" office:value="40004" calcext:value-type="float">
            <text:p>40004</text:p>
          </table:table-cell>
          <table:table-cell office:value-type="float" office:value="10.4" calcext:value-type="float">
            <text:p>10.4</text:p>
          </table:table-cell>
          <table:table-cell office:value-type="float" office:value="10.77" calcext:value-type="float">
            <text:p>10.77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" calcext:value-type="float">
            <text:p>10.4</text:p>
          </table:table-cell>
          <table:table-cell office:value-type="float" office:value="200" calcext:value-type="float">
            <text:p>20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2009-07-08</text:p>
          </table:table-cell>
          <table:table-cell table:formula="of:=DATEVALUE([.A1883])" office:value-type="float" office:value="40002" calcext:value-type="float">
            <text:p>40002</text:p>
          </table:table-cell>
          <table:table-cell table:number-columns-repeated="2" office:value-type="float" office:value="10.34" calcext:value-type="float">
            <text:p>10.3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34" calcext:value-type="float">
            <text:p>10.34</text:p>
          </table:table-cell>
          <table:table-cell office:value-type="float" office:value="100" calcext:value-type="float">
            <text:p>100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2009-07-07</text:p>
          </table:table-cell>
          <table:table-cell table:formula="of:=DATEVALUE([.A1884])" office:value-type="float" office:value="40001" calcext:value-type="float">
            <text:p>40001</text:p>
          </table:table-cell>
          <table:table-cell office:value-type="float" office:value="10.57" calcext:value-type="float">
            <text:p>10.57</text:p>
          </table:table-cell>
          <table:table-cell office:value-type="float" office:value="10.66" calcext:value-type="float">
            <text:p>10.66</text:p>
          </table:table-cell>
          <table:table-cell office:value-type="float" office:value="10.42" calcext:value-type="float">
            <text:p>10.42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string" calcext:value-type="string">
            <text:p>2009-07-06</text:p>
          </table:table-cell>
          <table:table-cell table:formula="of:=DATEVALUE([.A1885])" office:value-type="float" office:value="40000" calcext:value-type="float">
            <text:p>40000</text:p>
          </table:table-cell>
          <table:table-cell office:value-type="float" office:value="10.64" calcext:value-type="float">
            <text:p>10.64</text:p>
          </table:table-cell>
          <table:table-cell office:value-type="float" office:value="10.66" calcext:value-type="float">
            <text:p>10.66</text:p>
          </table:table-cell>
          <table:table-cell office:value-type="float" office:value="10.46" calcext:value-type="float">
            <text:p>10.46</text:p>
          </table:table-cell>
          <table:table-cell office:value-type="float" office:value="10.47" calcext:value-type="float">
            <text:p>10.47</text:p>
          </table:table-cell>
          <table:table-cell office:value-type="float" office:value="3400" calcext:value-type="float">
            <text:p>3400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2009-07-03</text:p>
          </table:table-cell>
          <table:table-cell table:formula="of:=DATEVALUE([.A1886])" office:value-type="float" office:value="39997" calcext:value-type="float">
            <text:p>39997</text:p>
          </table:table-cell>
          <table:table-cell table:number-columns-repeated="2" office:value-type="float" office:value="10.72" calcext:value-type="float">
            <text:p>10.72</text:p>
          </table:table-cell>
          <table:table-cell office:value-type="float" office:value="10.6" calcext:value-type="float">
            <text:p>10.6</text:p>
          </table:table-cell>
          <table:table-cell office:value-type="float" office:value="10.72" calcext:value-type="float">
            <text:p>10.72</text:p>
          </table:table-cell>
          <table:table-cell office:value-type="float" office:value="1000" calcext:value-type="float">
            <text:p>1000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2009-07-02</text:p>
          </table:table-cell>
          <table:table-cell table:formula="of:=DATEVALUE([.A1887])" office:value-type="float" office:value="39996" calcext:value-type="float">
            <text:p>39996</text:p>
          </table:table-cell>
          <table:table-cell office:value-type="float" office:value="10.85" calcext:value-type="float">
            <text:p>10.85</text:p>
          </table:table-cell>
          <table:table-cell office:value-type="float" office:value="10.95" calcext:value-type="float">
            <text:p>10.95</text:p>
          </table:table-cell>
          <table:table-cell table:number-columns-repeated="2" office:value-type="float" office:value="10.85" calcext:value-type="float">
            <text:p>10.85</text:p>
          </table:table-cell>
          <table:table-cell office:value-type="float" office:value="200" calcext:value-type="float">
            <text:p>200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string" calcext:value-type="string">
            <text:p>2009-07-01</text:p>
          </table:table-cell>
          <table:table-cell table:formula="of:=DATEVALUE([.A1888])" office:value-type="float" office:value="39995" calcext:value-type="float">
            <text:p>3999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8" calcext:value-type="float">
            <text:p>11.08</text:p>
          </table:table-cell>
          <table:table-cell office:value-type="float" office:value="10.95" calcext:value-type="float">
            <text:p>10.95</text:p>
          </table:table-cell>
          <table:table-cell office:value-type="float" office:value="11.01" calcext:value-type="float">
            <text:p>11.01</text:p>
          </table:table-cell>
          <table:table-cell office:value-type="float" office:value="1600" calcext:value-type="float">
            <text:p>1600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2009-06-30</text:p>
          </table:table-cell>
          <table:table-cell table:formula="of:=DATEVALUE([.A1889])" office:value-type="float" office:value="39994" calcext:value-type="float">
            <text:p>39994</text:p>
          </table:table-cell>
          <table:table-cell table:number-columns-repeated="2" office:value-type="float" office:value="11.25" calcext:value-type="float">
            <text:p>11.25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2009-06-29</text:p>
          </table:table-cell>
          <table:table-cell table:formula="of:=DATEVALUE([.A1890])" office:value-type="float" office:value="39993" calcext:value-type="float">
            <text:p>39993</text:p>
          </table:table-cell>
          <table:table-cell office:value-type="float" office:value="11.19" calcext:value-type="float">
            <text:p>11.19</text:p>
          </table:table-cell>
          <table:table-cell office:value-type="float" office:value="11.3" calcext:value-type="float">
            <text:p>11.3</text:p>
          </table:table-cell>
          <table:table-cell office:value-type="float" office:value="11.19" calcext:value-type="float">
            <text:p>11.19</text:p>
          </table:table-cell>
          <table:table-cell office:value-type="float" office:value="11.3" calcext:value-type="float">
            <text:p>11.3</text:p>
          </table:table-cell>
          <table:table-cell office:value-type="float" office:value="200" calcext:value-type="float">
            <text:p>20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2009-06-25</text:p>
          </table:table-cell>
          <table:table-cell table:formula="of:=DATEVALUE([.A1891])" office:value-type="float" office:value="39989" calcext:value-type="float">
            <text:p>39989</text:p>
          </table:table-cell>
          <table:table-cell office:value-type="float" office:value="11.2" calcext:value-type="float">
            <text:p>11.2</text:p>
          </table:table-cell>
          <table:table-cell office:value-type="float" office:value="11.34" calcext:value-type="float">
            <text:p>11.34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office:value-type="float" office:value="400" calcext:value-type="float">
            <text:p>40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2009-06-24</text:p>
          </table:table-cell>
          <table:table-cell table:formula="of:=DATEVALUE([.A1892])" office:value-type="float" office:value="39988" calcext:value-type="float">
            <text:p>39988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8" calcext:value-type="float">
            <text:p>10.88</text:p>
          </table:table-cell>
          <table:table-cell office:value-type="float" office:value="10.35" calcext:value-type="float">
            <text:p>10.35</text:p>
          </table:table-cell>
          <table:table-cell office:value-type="float" office:value="10.51" calcext:value-type="float">
            <text:p>10.51</text:p>
          </table:table-cell>
          <table:table-cell office:value-type="float" office:value="300" calcext:value-type="float">
            <text:p>30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string" calcext:value-type="string">
            <text:p>2009-06-23</text:p>
          </table:table-cell>
          <table:table-cell table:formula="of:=DATEVALUE([.A1893])" office:value-type="float" office:value="39987" calcext:value-type="float">
            <text:p>39987</text:p>
          </table:table-cell>
          <table:table-cell office:value-type="float" office:value="10.43" calcext:value-type="float">
            <text:p>10.4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0.43" calcext:value-type="float">
            <text:p>10.43</text:p>
          </table:table-cell>
          <table:table-cell office:value-type="float" office:value="200" calcext:value-type="float">
            <text:p>200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2009-06-22</text:p>
          </table:table-cell>
          <table:table-cell table:formula="of:=DATEVALUE([.A1894])" office:value-type="float" office:value="39986" calcext:value-type="float">
            <text:p>39986</text:p>
          </table:table-cell>
          <table:table-cell office:value-type="float" office:value="11.35" calcext:value-type="float">
            <text:p>11.35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100" calcext:value-type="float">
            <text:p>10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2009-06-19</text:p>
          </table:table-cell>
          <table:table-cell table:formula="of:=DATEVALUE([.A1895])" office:value-type="float" office:value="39983" calcext:value-type="float">
            <text:p>39983</text:p>
          </table:table-cell>
          <table:table-cell office:value-type="float" office:value="10.96" calcext:value-type="float">
            <text:p>10.96</text:p>
          </table:table-cell>
          <table:table-cell office:value-type="float" office:value="11.19" calcext:value-type="float">
            <text:p>11.19</text:p>
          </table:table-cell>
          <table:table-cell office:value-type="float" office:value="10.96" calcext:value-type="float">
            <text:p>10.96</text:p>
          </table:table-cell>
          <table:table-cell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string" calcext:value-type="string">
            <text:p>2009-06-18</text:p>
          </table:table-cell>
          <table:table-cell table:formula="of:=DATEVALUE([.A1896])" office:value-type="float" office:value="39982" calcext:value-type="float">
            <text:p>39982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" calcext:value-type="float">
            <text:p>11.14</text:p>
          </table:table-cell>
          <table:table-cell table:number-columns-repeated="2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string" calcext:value-type="string">
            <text:p>2009-06-15</text:p>
          </table:table-cell>
          <table:table-cell table:formula="of:=DATEVALUE([.A1897])" office:value-type="float" office:value="39979" calcext:value-type="float">
            <text:p>39979</text:p>
          </table:table-cell>
          <table:table-cell table:number-columns-repeated="2" office:value-type="float" office:value="11.96" calcext:value-type="float">
            <text:p>11.96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" calcext:value-type="float">
            <text:p>11.96</text:p>
          </table:table-cell>
          <table:table-cell office:value-type="float" office:value="100" calcext:value-type="float">
            <text:p>100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string" calcext:value-type="string">
            <text:p>2009-06-12</text:p>
          </table:table-cell>
          <table:table-cell table:formula="of:=DATEVALUE([.A1898])" office:value-type="float" office:value="39976" calcext:value-type="float">
            <text:p>39976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5" calcext:value-type="float">
            <text:p>11.45</text:p>
          </table:table-cell>
          <table:table-cell office:value-type="float" office:value="500" calcext:value-type="float">
            <text:p>500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2009-06-11</text:p>
          </table:table-cell>
          <table:table-cell table:formula="of:=DATEVALUE([.A1899])" office:value-type="float" office:value="39975" calcext:value-type="float">
            <text:p>3997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4" calcext:value-type="float">
            <text:p>11.64</text:p>
          </table:table-cell>
          <table:table-cell office:value-type="float" office:value="1200" calcext:value-type="float">
            <text:p>120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09-06-09</text:p>
          </table:table-cell>
          <table:table-cell table:formula="of:=DATEVALUE([.A1900])" office:value-type="float" office:value="39973" calcext:value-type="float">
            <text:p>39973</text:p>
          </table:table-cell>
          <table:table-cell table:number-columns-repeated="2"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09-06-08</text:p>
          </table:table-cell>
          <table:table-cell table:formula="of:=DATEVALUE([.A1901])" office:value-type="float" office:value="39972" calcext:value-type="float">
            <text:p>39972</text:p>
          </table:table-cell>
          <table:table-cell table:number-columns-repeated="4" office:value-type="float" office:value="11.85" calcext:value-type="float">
            <text:p>11.85</text:p>
          </table:table-cell>
          <table:table-cell office:value-type="float" office:value="200" calcext:value-type="float">
            <text:p>200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2009-06-05</text:p>
          </table:table-cell>
          <table:table-cell table:formula="of:=DATEVALUE([.A1902])" office:value-type="float" office:value="39969" calcext:value-type="float">
            <text:p>39969</text:p>
          </table:table-cell>
          <table:table-cell office:value-type="float" office:value="11.78" calcext:value-type="float">
            <text:p>11.78</text:p>
          </table:table-cell>
          <table:table-cell office:value-type="float" office:value="12" calcext:value-type="float">
            <text:p>12</text:p>
          </table:table-cell>
          <table:table-cell office:value-type="float" office:value="11.62" calcext:value-type="float">
            <text:p>11.62</text:p>
          </table:table-cell>
          <table:table-cell office:value-type="float" office:value="11.78" calcext:value-type="float">
            <text:p>11.78</text:p>
          </table:table-cell>
          <table:table-cell office:value-type="float" office:value="5400" calcext:value-type="float">
            <text:p>5400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2009-06-04</text:p>
          </table:table-cell>
          <table:table-cell table:formula="of:=DATEVALUE([.A1903])" office:value-type="float" office:value="39968" calcext:value-type="float">
            <text:p>39968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2009-06-03</text:p>
          </table:table-cell>
          <table:table-cell table:formula="of:=DATEVALUE([.A1904])" office:value-type="float" office:value="39967" calcext:value-type="float">
            <text:p>39967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400" calcext:value-type="float">
            <text:p>400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2009-06-02</text:p>
          </table:table-cell>
          <table:table-cell table:formula="of:=DATEVALUE([.A1905])" office:value-type="float" office:value="39966" calcext:value-type="float">
            <text:p>39966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1" calcext:value-type="float">
            <text:p>11.61</text:p>
          </table:table-cell>
          <table:table-cell office:value-type="float" office:value="11.64" calcext:value-type="float">
            <text:p>11.64</text:p>
          </table:table-cell>
          <table:table-cell office:value-type="float" office:value="500" calcext:value-type="float">
            <text:p>500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2009-06-01</text:p>
          </table:table-cell>
          <table:table-cell table:formula="of:=DATEVALUE([.A1906])" office:value-type="float" office:value="39965" calcext:value-type="float">
            <text:p>39965</text:p>
          </table:table-cell>
          <table:table-cell office:value-type="float" office:value="11.27" calcext:value-type="float">
            <text:p>11.2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2009-05-29</text:p>
          </table:table-cell>
          <table:table-cell table:formula="of:=DATEVALUE([.A1907])" office:value-type="float" office:value="39962" calcext:value-type="float">
            <text:p>39962</text:p>
          </table:table-cell>
          <table:table-cell office:value-type="float" office:value="10.67" calcext:value-type="float">
            <text:p>10.67</text:p>
          </table:table-cell>
          <table:table-cell office:value-type="float" office:value="10.76" calcext:value-type="float">
            <text:p>10.76</text:p>
          </table:table-cell>
          <table:table-cell table:number-columns-repeated="2" office:value-type="float" office:value="10.67" calcext:value-type="float">
            <text:p>10.67</text:p>
          </table:table-cell>
          <table:table-cell office:value-type="float" office:value="300" calcext:value-type="float">
            <text:p>300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2009-05-28</text:p>
          </table:table-cell>
          <table:table-cell table:formula="of:=DATEVALUE([.A1908])" office:value-type="float" office:value="39961" calcext:value-type="float">
            <text:p>39961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" calcext:value-type="float">
            <text:p>10.8</text:p>
          </table:table-cell>
          <table:table-cell office:value-type="float" office:value="10.58" calcext:value-type="float">
            <text:p>10.58</text:p>
          </table:table-cell>
          <table:table-cell office:value-type="float" office:value="10.76" calcext:value-type="float">
            <text:p>10.76</text:p>
          </table:table-cell>
          <table:table-cell office:value-type="float" office:value="200" calcext:value-type="float">
            <text:p>20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string" calcext:value-type="string">
            <text:p>2009-05-26</text:p>
          </table:table-cell>
          <table:table-cell table:formula="of:=DATEVALUE([.A1909])" office:value-type="float" office:value="39959" calcext:value-type="float">
            <text:p>39959</text:p>
          </table:table-cell>
          <table:table-cell office:value-type="float" office:value="10.6" calcext:value-type="float">
            <text:p>10.6</text:p>
          </table:table-cell>
          <table:table-cell office:value-type="float" office:value="10.65" calcext:value-type="float">
            <text:p>10.6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2009-05-22</text:p>
          </table:table-cell>
          <table:table-cell table:formula="of:=DATEVALUE([.A1910])" office:value-type="float" office:value="39955" calcext:value-type="float">
            <text:p>39955</text:p>
          </table:table-cell>
          <table:table-cell table:number-columns-repeated="2" office:value-type="float" office:value="10.75" calcext:value-type="float">
            <text:p>10.75</text:p>
          </table:table-cell>
          <table:table-cell office:value-type="float" office:value="10.7" calcext:value-type="float">
            <text:p>10.7</text:p>
          </table:table-cell>
          <table:table-cell office:value-type="float" office:value="10.75" calcext:value-type="float">
            <text:p>10.75</text:p>
          </table:table-cell>
          <table:table-cell office:value-type="float" office:value="200" calcext:value-type="float">
            <text:p>200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2009-05-19</text:p>
          </table:table-cell>
          <table:table-cell table:formula="of:=DATEVALUE([.A1911])" office:value-type="float" office:value="39952" calcext:value-type="float">
            <text:p>39952</text:p>
          </table:table-cell>
          <table:table-cell office:value-type="float" office:value="11.06" calcext:value-type="float">
            <text:p>11.06</text:p>
          </table:table-cell>
          <table:table-cell office:value-type="float" office:value="11.12" calcext:value-type="float">
            <text:p>11.12</text:p>
          </table:table-cell>
          <table:table-cell office:value-type="float" office:value="11.06" calcext:value-type="float">
            <text:p>11.06</text:p>
          </table:table-cell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2009-05-18</text:p>
          </table:table-cell>
          <table:table-cell table:formula="of:=DATEVALUE([.A1912])" office:value-type="float" office:value="39951" calcext:value-type="float">
            <text:p>39951</text:p>
          </table:table-cell>
          <table:table-cell office:value-type="float" office:value="10.98" calcext:value-type="float">
            <text:p>10.98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0.98" calcext:value-type="float">
            <text:p>10.98</text:p>
          </table:table-cell>
          <table:table-cell office:value-type="float" office:value="100" calcext:value-type="float">
            <text:p>100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2009-05-15</text:p>
          </table:table-cell>
          <table:table-cell table:formula="of:=DATEVALUE([.A1913])" office:value-type="float" office:value="39948" calcext:value-type="float">
            <text:p>39948</text:p>
          </table:table-cell>
          <table:table-cell table:number-columns-repeated="2" office:value-type="float" office:value="11.11" calcext:value-type="float">
            <text:p>11.11</text:p>
          </table:table-cell>
          <table:table-cell office:value-type="float" office:value="11.1" calcext:value-type="float">
            <text:p>11.1</text:p>
          </table:table-cell>
          <table:table-cell office:value-type="float" office:value="11.11" calcext:value-type="float">
            <text:p>11.11</text:p>
          </table:table-cell>
          <table:table-cell office:value-type="float" office:value="900" calcext:value-type="float">
            <text:p>900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string" calcext:value-type="string">
            <text:p>2009-05-14</text:p>
          </table:table-cell>
          <table:table-cell table:formula="of:=DATEVALUE([.A1914])" office:value-type="float" office:value="39947" calcext:value-type="float">
            <text:p>39947</text:p>
          </table:table-cell>
          <table:table-cell table:number-columns-repeated="2" office:value-type="float" office:value="10.72" calcext:value-type="float">
            <text:p>10.72</text:p>
          </table:table-cell>
          <table:table-cell office:value-type="float" office:value="10.59" calcext:value-type="float">
            <text:p>10.59</text:p>
          </table:table-cell>
          <table:table-cell office:value-type="float" office:value="10.72" calcext:value-type="float">
            <text:p>10.72</text:p>
          </table:table-cell>
          <table:table-cell office:value-type="float" office:value="200" calcext:value-type="float">
            <text:p>200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2009-05-13</text:p>
          </table:table-cell>
          <table:table-cell table:formula="of:=DATEVALUE([.A1915])" office:value-type="float" office:value="39946" calcext:value-type="float">
            <text:p>39946</text:p>
          </table:table-cell>
          <table:table-cell office:value-type="float" office:value="10.82" calcext:value-type="float">
            <text:p>10.82</text:p>
          </table:table-cell>
          <table:table-cell office:value-type="float" office:value="11.09" calcext:value-type="float">
            <text:p>11.09</text:p>
          </table:table-cell>
          <table:table-cell table:number-columns-repeated="2" office:value-type="float" office:value="10.82" calcext:value-type="float">
            <text:p>10.82</text:p>
          </table:table-cell>
          <table:table-cell office:value-type="float" office:value="2000" calcext:value-type="float">
            <text:p>2000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string" calcext:value-type="string">
            <text:p>2009-05-12</text:p>
          </table:table-cell>
          <table:table-cell table:formula="of:=DATEVALUE([.A1916])" office:value-type="float" office:value="39945" calcext:value-type="float">
            <text:p>39945</text:p>
          </table:table-cell>
          <table:table-cell table:number-columns-repeated="2" office:value-type="float" office:value="11.4" calcext:value-type="float">
            <text:p>11.4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300" calcext:value-type="float">
            <text:p>300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2009-05-11</text:p>
          </table:table-cell>
          <table:table-cell table:formula="of:=DATEVALUE([.A1917])" office:value-type="float" office:value="39944" calcext:value-type="float">
            <text:p>39944</text:p>
          </table:table-cell>
          <table:table-cell table:number-columns-repeated="2" office:value-type="float" office:value="11.25" calcext:value-type="float">
            <text:p>11.25</text:p>
          </table:table-cell>
          <table:table-cell office:value-type="float" office:value="11.05" calcext:value-type="float">
            <text:p>11.05</text:p>
          </table:table-cell>
          <table:table-cell office:value-type="float" office:value="11.25" calcext:value-type="float">
            <text:p>11.25</text:p>
          </table:table-cell>
          <table:table-cell office:value-type="float" office:value="200" calcext:value-type="float">
            <text:p>20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2009-05-08</text:p>
          </table:table-cell>
          <table:table-cell table:formula="of:=DATEVALUE([.A1918])" office:value-type="float" office:value="39941" calcext:value-type="float">
            <text:p>39941</text:p>
          </table:table-cell>
          <table:table-cell table:number-columns-repeated="2" office:value-type="float" office:value="11.09" calcext:value-type="float">
            <text:p>11.09</text:p>
          </table:table-cell>
          <table:table-cell office:value-type="float" office:value="11" calcext:value-type="float">
            <text:p>11</text:p>
          </table:table-cell>
          <table:table-cell office:value-type="float" office:value="11.09" calcext:value-type="float">
            <text:p>11.09</text:p>
          </table:table-cell>
          <table:table-cell office:value-type="float" office:value="3900" calcext:value-type="float">
            <text:p>3900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string" calcext:value-type="string">
            <text:p>2009-05-07</text:p>
          </table:table-cell>
          <table:table-cell table:formula="of:=DATEVALUE([.A1919])" office:value-type="float" office:value="39940" calcext:value-type="float">
            <text:p>39940</text:p>
          </table:table-cell>
          <table:table-cell office:value-type="float" office:value="10.89" calcext:value-type="float">
            <text:p>10.89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2009-05-05</text:p>
          </table:table-cell>
          <table:table-cell table:formula="of:=DATEVALUE([.A1920])" office:value-type="float" office:value="39938" calcext:value-type="float">
            <text:p>39938</text:p>
          </table:table-cell>
          <table:table-cell table:number-columns-repeated="2" office:value-type="float" office:value="11.14" calcext:value-type="float">
            <text:p>11.14</text:p>
          </table:table-cell>
          <table:table-cell office:value-type="float" office:value="10.5" calcext:value-type="float">
            <text:p>10.5</text:p>
          </table:table-cell>
          <table:table-cell office:value-type="float" office:value="11.14" calcext:value-type="float">
            <text:p>11.14</text:p>
          </table:table-cell>
          <table:table-cell office:value-type="float" office:value="3100" calcext:value-type="float">
            <text:p>3100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2009-04-30</text:p>
          </table:table-cell>
          <table:table-cell table:formula="of:=DATEVALUE([.A1921])" office:value-type="float" office:value="39933" calcext:value-type="float">
            <text:p>39933</text:p>
          </table:table-cell>
          <table:table-cell table:number-columns-repeated="2" office:value-type="float" office:value="10.53" calcext:value-type="float">
            <text:p>10.5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53" calcext:value-type="float">
            <text:p>10.53</text:p>
          </table:table-cell>
          <table:table-cell office:value-type="float" office:value="200" calcext:value-type="float">
            <text:p>200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2009-04-28</text:p>
          </table:table-cell>
          <table:table-cell table:formula="of:=DATEVALUE([.A1922])" office:value-type="float" office:value="39931" calcext:value-type="float">
            <text:p>39931</text:p>
          </table:table-cell>
          <table:table-cell table:number-columns-repeated="2" office:value-type="float" office:value="10.64" calcext:value-type="float">
            <text:p>10.64</text:p>
          </table:table-cell>
          <table:table-cell table:number-columns-repeated="2" office:value-type="float" office:value="10.55" calcext:value-type="float">
            <text:p>10.55</text:p>
          </table:table-cell>
          <table:table-cell office:value-type="float" office:value="200" calcext:value-type="float">
            <text:p>200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09-04-27</text:p>
          </table:table-cell>
          <table:table-cell table:formula="of:=DATEVALUE([.A1923])" office:value-type="float" office:value="39930" calcext:value-type="float">
            <text:p>39930</text:p>
          </table:table-cell>
          <table:table-cell office:value-type="float" office:value="10.8" calcext:value-type="float">
            <text:p>10.8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2009-04-24</text:p>
          </table:table-cell>
          <table:table-cell table:formula="of:=DATEVALUE([.A1924])" office:value-type="float" office:value="39927" calcext:value-type="float">
            <text:p>39927</text:p>
          </table:table-cell>
          <table:table-cell table:number-columns-repeated="2" office:value-type="float" office:value="11.21" calcext:value-type="float">
            <text:p>11.21</text:p>
          </table:table-cell>
          <table:table-cell office:value-type="float" office:value="11" calcext:value-type="float">
            <text:p>11</text:p>
          </table:table-cell>
          <table:table-cell office:value-type="float" office:value="11.21" calcext:value-type="float">
            <text:p>11.21</text:p>
          </table:table-cell>
          <table:table-cell office:value-type="float" office:value="300" calcext:value-type="float">
            <text:p>300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string" calcext:value-type="string">
            <text:p>2009-04-23</text:p>
          </table:table-cell>
          <table:table-cell table:formula="of:=DATEVALUE([.A1925])" office:value-type="float" office:value="39926" calcext:value-type="float">
            <text:p>39926</text:p>
          </table:table-cell>
          <table:table-cell office:value-type="float" office:value="11.09" calcext:value-type="float">
            <text:p>11.09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1100" calcext:value-type="float">
            <text:p>110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2009-04-22</text:p>
          </table:table-cell>
          <table:table-cell table:formula="of:=DATEVALUE([.A1926])" office:value-type="float" office:value="39925" calcext:value-type="float">
            <text:p>39925</text:p>
          </table:table-cell>
          <table:table-cell office:value-type="float" office:value="11.37" calcext:value-type="float">
            <text:p>11.37</text:p>
          </table:table-cell>
          <table:table-cell office:value-type="float" office:value="11.45" calcext:value-type="float">
            <text:p>11.45</text:p>
          </table:table-cell>
          <table:table-cell office:value-type="float" office:value="11.37" calcext:value-type="float">
            <text:p>11.37</text:p>
          </table:table-cell>
          <table:table-cell office:value-type="float" office:value="11.45" calcext:value-type="float">
            <text:p>11.45</text:p>
          </table:table-cell>
          <table:table-cell office:value-type="float" office:value="2200" calcext:value-type="float">
            <text:p>2200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2009-04-21</text:p>
          </table:table-cell>
          <table:table-cell table:formula="of:=DATEVALUE([.A1927])" office:value-type="float" office:value="39924" calcext:value-type="float">
            <text:p>39924</text:p>
          </table:table-cell>
          <table:table-cell office:value-type="float" office:value="10.53" calcext:value-type="float">
            <text:p>10.53</text:p>
          </table:table-cell>
          <table:table-cell office:value-type="float" office:value="10.58" calcext:value-type="float">
            <text:p>10.58</text:p>
          </table:table-cell>
          <table:table-cell table:number-columns-repeated="2" office:value-type="float" office:value="10.53" calcext:value-type="float">
            <text:p>10.53</text:p>
          </table:table-cell>
          <table:table-cell office:value-type="float" office:value="100" calcext:value-type="float">
            <text:p>100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2009-04-20</text:p>
          </table:table-cell>
          <table:table-cell table:formula="of:=DATEVALUE([.A1928])" office:value-type="float" office:value="39923" calcext:value-type="float">
            <text:p>39923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100" calcext:value-type="float">
            <text:p>10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2009-04-17</text:p>
          </table:table-cell>
          <table:table-cell table:formula="of:=DATEVALUE([.A1929])" office:value-type="float" office:value="39920" calcext:value-type="float">
            <text:p>39920</text:p>
          </table:table-cell>
          <table:table-cell table:number-columns-repeated="2" office:value-type="float" office:value="10.96" calcext:value-type="float">
            <text:p>10.96</text:p>
          </table:table-cell>
          <table:table-cell office:value-type="float" office:value="10.85" calcext:value-type="float">
            <text:p>10.85</text:p>
          </table:table-cell>
          <table:table-cell office:value-type="float" office:value="10.96" calcext:value-type="float">
            <text:p>10.96</text:p>
          </table:table-cell>
          <table:table-cell office:value-type="float" office:value="1100" calcext:value-type="float">
            <text:p>110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string" calcext:value-type="string">
            <text:p>2009-04-16</text:p>
          </table:table-cell>
          <table:table-cell table:formula="of:=DATEVALUE([.A1930])" office:value-type="float" office:value="39919" calcext:value-type="float">
            <text:p>39919</text:p>
          </table:table-cell>
          <table:table-cell table:number-columns-repeated="2" office:value-type="float" office:value="10.58" calcext:value-type="float">
            <text:p>10.58</text:p>
          </table:table-cell>
          <table:table-cell office:value-type="float" office:value="10.55" calcext:value-type="float">
            <text:p>10.55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2009-04-14</text:p>
          </table:table-cell>
          <table:table-cell table:formula="of:=DATEVALUE([.A1931])" office:value-type="float" office:value="39917" calcext:value-type="float">
            <text:p>39917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10.65" calcext:value-type="float">
            <text:p>10.65</text:p>
          </table:table-cell>
          <table:table-cell office:value-type="float" office:value="10.95" calcext:value-type="float">
            <text:p>10.95</text:p>
          </table:table-cell>
          <table:table-cell office:value-type="float" office:value="4200" calcext:value-type="float">
            <text:p>420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2009-04-09</text:p>
          </table:table-cell>
          <table:table-cell table:formula="of:=DATEVALUE([.A1932])" office:value-type="float" office:value="39912" calcext:value-type="float">
            <text:p>39912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9.67" calcext:value-type="float">
            <text:p>9.67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2009-04-08</text:p>
          </table:table-cell>
          <table:table-cell table:formula="of:=DATEVALUE([.A1933])" office:value-type="float" office:value="39911" calcext:value-type="float">
            <text:p>39911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9.63" calcext:value-type="float">
            <text:p>9.63</text:p>
          </table:table-cell>
          <table:table-cell office:value-type="float" office:value="9.7" calcext:value-type="float">
            <text:p>9.7</text:p>
          </table:table-cell>
          <table:table-cell office:value-type="float" office:value="1000" calcext:value-type="float">
            <text:p>100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2009-04-07</text:p>
          </table:table-cell>
          <table:table-cell table:formula="of:=DATEVALUE([.A1934])" office:value-type="float" office:value="39910" calcext:value-type="float">
            <text:p>39910</text:p>
          </table:table-cell>
          <table:table-cell office:value-type="float" office:value="9.72" calcext:value-type="float">
            <text:p>9.72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.72" calcext:value-type="float">
            <text:p>9.72</text:p>
          </table:table-cell>
          <table:table-cell office:value-type="float" office:value="100" calcext:value-type="float">
            <text:p>10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2009-04-06</text:p>
          </table:table-cell>
          <table:table-cell table:formula="of:=DATEVALUE([.A1935])" office:value-type="float" office:value="39909" calcext:value-type="float">
            <text:p>39909</text:p>
          </table:table-cell>
          <table:table-cell office:value-type="float" office:value="9.74" calcext:value-type="float">
            <text:p>9.74</text:p>
          </table:table-cell>
          <table:table-cell office:value-type="float" office:value="9.78" calcext:value-type="float">
            <text:p>9.78</text:p>
          </table:table-cell>
          <table:table-cell office:value-type="float" office:value="9.74" calcext:value-type="float">
            <text:p>9.74</text:p>
          </table:table-cell>
          <table:table-cell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string" calcext:value-type="string">
            <text:p>2009-04-03</text:p>
          </table:table-cell>
          <table:table-cell table:formula="of:=DATEVALUE([.A1936])" office:value-type="float" office:value="39906" calcext:value-type="float">
            <text:p>39906</text:p>
          </table:table-cell>
          <table:table-cell office:value-type="float" office:value="9.61" calcext:value-type="float">
            <text:p>9.61</text:p>
          </table:table-cell>
          <table:table-cell office:value-type="float" office:value="9.69" calcext:value-type="float">
            <text:p>9.69</text:p>
          </table:table-cell>
          <table:table-cell office:value-type="float" office:value="9.6" calcext:value-type="float">
            <text:p>9.6</text:p>
          </table:table-cell>
          <table:table-cell office:value-type="float" office:value="9.61" calcext:value-type="float">
            <text:p>9.61</text:p>
          </table:table-cell>
          <table:table-cell office:value-type="float" office:value="100" calcext:value-type="float">
            <text:p>100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2009-04-02</text:p>
          </table:table-cell>
          <table:table-cell table:formula="of:=DATEVALUE([.A1937])" office:value-type="float" office:value="39905" calcext:value-type="float">
            <text:p>39905</text:p>
          </table:table-cell>
          <table:table-cell office:value-type="float" office:value="9.73" calcext:value-type="float">
            <text:p>9.73</text:p>
          </table:table-cell>
          <table:table-cell office:value-type="float" office:value="9.76" calcext:value-type="float">
            <text:p>9.76</text:p>
          </table:table-cell>
          <table:table-cell office:value-type="float" office:value="9.7" calcext:value-type="float">
            <text:p>9.7</text:p>
          </table:table-cell>
          <table:table-cell office:value-type="float" office:value="9.73" calcext:value-type="float">
            <text:p>9.73</text:p>
          </table:table-cell>
          <table:table-cell office:value-type="float" office:value="1900" calcext:value-type="float">
            <text:p>1900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2009-03-31</text:p>
          </table:table-cell>
          <table:table-cell table:formula="of:=DATEVALUE([.A1938])" office:value-type="float" office:value="39903" calcext:value-type="float">
            <text:p>39903</text:p>
          </table:table-cell>
          <table:table-cell office:value-type="float" office:value="9.59" calcext:value-type="float">
            <text:p>9.59</text:p>
          </table:table-cell>
          <table:table-cell office:value-type="float" office:value="9.61" calcext:value-type="float">
            <text:p>9.61</text:p>
          </table:table-cell>
          <table:table-cell table:number-columns-repeated="2" office:value-type="float" office:value="9.59" calcext:value-type="float">
            <text:p>9.59</text:p>
          </table:table-cell>
          <table:table-cell office:value-type="float" office:value="200" calcext:value-type="float">
            <text:p>200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2009-03-30</text:p>
          </table:table-cell>
          <table:table-cell table:formula="of:=DATEVALUE([.A1939])" office:value-type="float" office:value="39902" calcext:value-type="float">
            <text:p>39902</text:p>
          </table:table-cell>
          <table:table-cell office:value-type="float" office:value="9.7" calcext:value-type="float">
            <text:p>9.7</text:p>
          </table:table-cell>
          <table:table-cell office:value-type="float" office:value="9.82" calcext:value-type="float">
            <text:p>9.82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1500" calcext:value-type="float">
            <text:p>150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2009-03-26</text:p>
          </table:table-cell>
          <table:table-cell table:formula="of:=DATEVALUE([.A1940])" office:value-type="float" office:value="39898" calcext:value-type="float">
            <text:p>39898</text:p>
          </table:table-cell>
          <table:table-cell office:value-type="float" office:value="9.64" calcext:value-type="float">
            <text:p>9.64</text:p>
          </table:table-cell>
          <table:table-cell office:value-type="float" office:value="10.14" calcext:value-type="float">
            <text:p>10.14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300" calcext:value-type="float">
            <text:p>300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2009-03-25</text:p>
          </table:table-cell>
          <table:table-cell table:formula="of:=DATEVALUE([.A1941])" office:value-type="float" office:value="39897" calcext:value-type="float">
            <text:p>39897</text:p>
          </table:table-cell>
          <table:table-cell office:value-type="float" office:value="10.05" calcext:value-type="float">
            <text:p>10.05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5" calcext:value-type="float">
            <text:p>10.05</text:p>
          </table:table-cell>
          <table:table-cell office:value-type="float" office:value="10.21" calcext:value-type="float">
            <text:p>10.21</text:p>
          </table:table-cell>
          <table:table-cell office:value-type="float" office:value="1100" calcext:value-type="float">
            <text:p>1100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string" calcext:value-type="string">
            <text:p>2009-03-24</text:p>
          </table:table-cell>
          <table:table-cell table:formula="of:=DATEVALUE([.A1942])" office:value-type="float" office:value="39896" calcext:value-type="float">
            <text:p>39896</text:p>
          </table:table-cell>
          <table:table-cell office:value-type="float" office:value="10.16" calcext:value-type="float">
            <text:p>10.16</text:p>
          </table:table-cell>
          <table:table-cell office:value-type="float" office:value="10.29" calcext:value-type="float">
            <text:p>10.29</text:p>
          </table:table-cell>
          <table:table-cell office:value-type="float" office:value="10.01" calcext:value-type="float">
            <text:p>10.01</text:p>
          </table:table-cell>
          <table:table-cell office:value-type="float" office:value="10.16" calcext:value-type="float">
            <text:p>10.16</text:p>
          </table:table-cell>
          <table:table-cell office:value-type="float" office:value="500" calcext:value-type="float">
            <text:p>500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2009-03-23</text:p>
          </table:table-cell>
          <table:table-cell table:formula="of:=DATEVALUE([.A1943])" office:value-type="float" office:value="39895" calcext:value-type="float">
            <text:p>39895</text:p>
          </table:table-cell>
          <table:table-cell table:number-columns-repeated="2" office:value-type="float" office:value="10.17" calcext:value-type="float">
            <text:p>10.17</text:p>
          </table:table-cell>
          <table:table-cell office:value-type="float" office:value="10.15" calcext:value-type="float">
            <text:p>10.15</text:p>
          </table:table-cell>
          <table:table-cell office:value-type="float" office:value="10.17" calcext:value-type="float">
            <text:p>10.17</text:p>
          </table:table-cell>
          <table:table-cell office:value-type="float" office:value="100" calcext:value-type="float">
            <text:p>100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string" calcext:value-type="string">
            <text:p>2009-03-20</text:p>
          </table:table-cell>
          <table:table-cell table:formula="of:=DATEVALUE([.A1944])" office:value-type="float" office:value="39892" calcext:value-type="float">
            <text:p>39892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9.9" calcext:value-type="float">
            <text:p>9.9</text:p>
          </table:table-cell>
          <table:table-cell office:value-type="float" office:value="10.05" calcext:value-type="float">
            <text:p>10.05</text:p>
          </table:table-cell>
          <table:table-cell office:value-type="float" office:value="400" calcext:value-type="float">
            <text:p>400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2009-03-19</text:p>
          </table:table-cell>
          <table:table-cell table:formula="of:=DATEVALUE([.A1945])" office:value-type="float" office:value="39891" calcext:value-type="float">
            <text:p>39891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9.91" calcext:value-type="float">
            <text:p>9.91</text:p>
          </table:table-cell>
          <table:table-cell office:value-type="float" office:value="10.05" calcext:value-type="float">
            <text:p>10.05</text:p>
          </table:table-cell>
          <table:table-cell office:value-type="float" office:value="1000" calcext:value-type="float">
            <text:p>1000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2009-03-18</text:p>
          </table:table-cell>
          <table:table-cell table:formula="of:=DATEVALUE([.A1946])" office:value-type="float" office:value="39890" calcext:value-type="float">
            <text:p>39890</text:p>
          </table:table-cell>
          <table:table-cell table:number-columns-repeated="2" office:value-type="float" office:value="10.62" calcext:value-type="float">
            <text:p>10.62</text:p>
          </table:table-cell>
          <table:table-cell office:value-type="float" office:value="10.6" calcext:value-type="float">
            <text:p>10.6</text:p>
          </table:table-cell>
          <table:table-cell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string" calcext:value-type="string">
            <text:p>2009-03-17</text:p>
          </table:table-cell>
          <table:table-cell table:formula="of:=DATEVALUE([.A1947])" office:value-type="float" office:value="39889" calcext:value-type="float">
            <text:p>39889</text:p>
          </table:table-cell>
          <table:table-cell table:number-columns-repeated="2" office:value-type="float" office:value="10.46" calcext:value-type="float">
            <text:p>10.46</text:p>
          </table:table-cell>
          <table:table-cell office:value-type="float" office:value="10.14" calcext:value-type="float">
            <text:p>10.14</text:p>
          </table:table-cell>
          <table:table-cell office:value-type="float" office:value="10.46" calcext:value-type="float">
            <text:p>10.46</text:p>
          </table:table-cell>
          <table:table-cell office:value-type="float" office:value="300" calcext:value-type="float">
            <text:p>300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2009-03-12</text:p>
          </table:table-cell>
          <table:table-cell table:formula="of:=DATEVALUE([.A1948])" office:value-type="float" office:value="39884" calcext:value-type="float">
            <text:p>39884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0.36" calcext:value-type="float">
            <text:p>10.36</text:p>
          </table:table-cell>
          <table:table-cell office:value-type="float" office:value="10.5" calcext:value-type="float">
            <text:p>10.5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2009-03-10</text:p>
          </table:table-cell>
          <table:table-cell table:formula="of:=DATEVALUE([.A1949])" office:value-type="float" office:value="39882" calcext:value-type="float">
            <text:p>39882</text:p>
          </table:table-cell>
          <table:table-cell table:number-columns-repeated="2" office:value-type="float" office:value="10.48" calcext:value-type="float">
            <text:p>10.48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2000" calcext:value-type="float">
            <text:p>2000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string" calcext:value-type="string">
            <text:p>2009-03-09</text:p>
          </table:table-cell>
          <table:table-cell table:formula="of:=DATEVALUE([.A1950])" office:value-type="float" office:value="39881" calcext:value-type="float">
            <text:p>39881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0.28" calcext:value-type="float">
            <text:p>10.28</text:p>
          </table:table-cell>
          <table:table-cell office:value-type="float" office:value="100" calcext:value-type="float">
            <text:p>100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2009-03-06</text:p>
          </table:table-cell>
          <table:table-cell table:formula="of:=DATEVALUE([.A1951])" office:value-type="float" office:value="39878" calcext:value-type="float">
            <text:p>39878</text:p>
          </table:table-cell>
          <table:table-cell office:value-type="float" office:value="9.9" calcext:value-type="float">
            <text:p>9.9</text:p>
          </table:table-cell>
          <table:table-cell office:value-type="float" office:value="9.96" calcext:value-type="float">
            <text:p>9.96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1300" calcext:value-type="float">
            <text:p>130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2009-03-05</text:p>
          </table:table-cell>
          <table:table-cell table:formula="of:=DATEVALUE([.A1952])" office:value-type="float" office:value="39877" calcext:value-type="float">
            <text:p>39877</text:p>
          </table:table-cell>
          <table:table-cell office:value-type="float" office:value="10.07" calcext:value-type="float">
            <text:p>10.07</text:p>
          </table:table-cell>
          <table:table-cell office:value-type="float" office:value="10.34" calcext:value-type="float">
            <text:p>10.34</text:p>
          </table:table-cell>
          <table:table-cell table:number-columns-repeated="2" office:value-type="float" office:value="10.07" calcext:value-type="float">
            <text:p>10.07</text:p>
          </table:table-cell>
          <table:table-cell office:value-type="float" office:value="300" calcext:value-type="float">
            <text:p>30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2009-03-04</text:p>
          </table:table-cell>
          <table:table-cell table:formula="of:=DATEVALUE([.A1953])" office:value-type="float" office:value="39876" calcext:value-type="float">
            <text:p>39876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9.99" calcext:value-type="float">
            <text:p>9.99</text:p>
          </table:table-cell>
          <table:table-cell office:value-type="float" office:value="10.4" calcext:value-type="float">
            <text:p>10.4</text:p>
          </table:table-cell>
          <table:table-cell office:value-type="float" office:value="1800" calcext:value-type="float">
            <text:p>180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2009-03-03</text:p>
          </table:table-cell>
          <table:table-cell table:formula="of:=DATEVALUE([.A1954])" office:value-type="float" office:value="39875" calcext:value-type="float">
            <text:p>39875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.05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.05</text:p>
          </table:table-cell>
          <table:table-cell office:value-type="float" office:value="500" calcext:value-type="float">
            <text:p>500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2009-03-02</text:p>
          </table:table-cell>
          <table:table-cell table:formula="of:=DATEVALUE([.A1955])" office:value-type="float" office:value="39874" calcext:value-type="float">
            <text:p>39874</text:p>
          </table:table-cell>
          <table:table-cell office:value-type="float" office:value="9.95" calcext:value-type="float">
            <text:p>9.95</text:p>
          </table:table-cell>
          <table:table-cell office:value-type="float" office:value="10.16" calcext:value-type="float">
            <text:p>10.16</text:p>
          </table:table-cell>
          <table:table-cell table:number-columns-repeated="2" office:value-type="float" office:value="9.95" calcext:value-type="float">
            <text:p>9.95</text:p>
          </table:table-cell>
          <table:table-cell office:value-type="float" office:value="500" calcext:value-type="float">
            <text:p>500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string" calcext:value-type="string">
            <text:p>2009-02-27</text:p>
          </table:table-cell>
          <table:table-cell table:formula="of:=DATEVALUE([.A1956])" office:value-type="float" office:value="39871" calcext:value-type="float">
            <text:p>39871</text:p>
          </table:table-cell>
          <table:table-cell office:value-type="float" office:value="10.14" calcext:value-type="float">
            <text:p>10.14</text:p>
          </table:table-cell>
          <table:table-cell office:value-type="float" office:value="10.19" calcext:value-type="float">
            <text:p>10.19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2800" calcext:value-type="float">
            <text:p>2800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2009-02-26</text:p>
          </table:table-cell>
          <table:table-cell table:formula="of:=DATEVALUE([.A1957])" office:value-type="float" office:value="39870" calcext:value-type="float">
            <text:p>39870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string" calcext:value-type="string">
            <text:p>2009-02-24</text:p>
          </table:table-cell>
          <table:table-cell table:formula="of:=DATEVALUE([.A1958])" office:value-type="float" office:value="39868" calcext:value-type="float">
            <text:p>39868</text:p>
          </table:table-cell>
          <table:table-cell table:number-columns-repeated="2" office:value-type="float" office:value="9.83" calcext:value-type="float">
            <text:p>9.83</text:p>
          </table:table-cell>
          <table:table-cell office:value-type="float" office:value="9.42" calcext:value-type="float">
            <text:p>9.42</text:p>
          </table:table-cell>
          <table:table-cell office:value-type="float" office:value="9.83" calcext:value-type="float">
            <text:p>9.83</text:p>
          </table:table-cell>
          <table:table-cell office:value-type="float" office:value="200" calcext:value-type="float">
            <text:p>200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string" calcext:value-type="string">
            <text:p>2009-02-23</text:p>
          </table:table-cell>
          <table:table-cell table:formula="of:=DATEVALUE([.A1959])" office:value-type="float" office:value="39867" calcext:value-type="float">
            <text:p>39867</text:p>
          </table:table-cell>
          <table:table-cell table:number-columns-repeated="2" office:value-type="float" office:value="9.61" calcext:value-type="float">
            <text:p>9.61</text:p>
          </table:table-cell>
          <table:table-cell office:value-type="float" office:value="9.46" calcext:value-type="float">
            <text:p>9.46</text:p>
          </table:table-cell>
          <table:table-cell office:value-type="float" office:value="9.61" calcext:value-type="float">
            <text:p>9.61</text:p>
          </table:table-cell>
          <table:table-cell office:value-type="float" office:value="4000" calcext:value-type="float">
            <text:p>4000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2009-02-20</text:p>
          </table:table-cell>
          <table:table-cell table:formula="of:=DATEVALUE([.A1960])" office:value-type="float" office:value="39864" calcext:value-type="float">
            <text:p>39864</text:p>
          </table:table-cell>
          <table:table-cell office:value-type="float" office:value="9.42" calcext:value-type="float">
            <text:p>9.42</text:p>
          </table:table-cell>
          <table:table-cell office:value-type="float" office:value="9.47" calcext:value-type="float">
            <text:p>9.47</text:p>
          </table:table-cell>
          <table:table-cell table:number-columns-repeated="2" office:value-type="float" office:value="9.42" calcext:value-type="float">
            <text:p>9.42</text:p>
          </table:table-cell>
          <table:table-cell office:value-type="float" office:value="1000" calcext:value-type="float">
            <text:p>100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2009-02-19</text:p>
          </table:table-cell>
          <table:table-cell table:formula="of:=DATEVALUE([.A1961])" office:value-type="float" office:value="39863" calcext:value-type="float">
            <text:p>39863</text:p>
          </table:table-cell>
          <table:table-cell table:number-columns-repeated="2" office:value-type="float" office:value="9.58" calcext:value-type="float">
            <text:p>9.58</text:p>
          </table:table-cell>
          <table:table-cell table:number-columns-repeated="2" office:value-type="float" office:value="9.45" calcext:value-type="float">
            <text:p>9.45</text:p>
          </table:table-cell>
          <table:table-cell office:value-type="float" office:value="300" calcext:value-type="float">
            <text:p>300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2009-02-18</text:p>
          </table:table-cell>
          <table:table-cell table:formula="of:=DATEVALUE([.A1962])" office:value-type="float" office:value="39862" calcext:value-type="float">
            <text:p>39862</text:p>
          </table:table-cell>
          <table:table-cell table:number-columns-repeated="4" office:value-type="float" office:value="9.51" calcext:value-type="float">
            <text:p>9.51</text:p>
          </table:table-cell>
          <table:table-cell office:value-type="float" office:value="0" calcext:value-type="float">
            <text:p>0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string" calcext:value-type="string">
            <text:p>2009-02-17</text:p>
          </table:table-cell>
          <table:table-cell table:formula="of:=DATEVALUE([.A1963])" office:value-type="float" office:value="39861" calcext:value-type="float">
            <text:p>39861</text:p>
          </table:table-cell>
          <table:table-cell table:number-columns-repeated="2" office:value-type="float" office:value="9.82" calcext:value-type="float">
            <text:p>9.82</text:p>
          </table:table-cell>
          <table:table-cell table:number-columns-repeated="2" office:value-type="float" office:value="9.61" calcext:value-type="float">
            <text:p>9.61</text:p>
          </table:table-cell>
          <table:table-cell office:value-type="float" office:value="700" calcext:value-type="float">
            <text:p>700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2009-02-16</text:p>
          </table:table-cell>
          <table:table-cell table:formula="of:=DATEVALUE([.A1964])" office:value-type="float" office:value="39860" calcext:value-type="float">
            <text:p>39860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2009-02-13</text:p>
          </table:table-cell>
          <table:table-cell table:formula="of:=DATEVALUE([.A1965])" office:value-type="float" office:value="39857" calcext:value-type="float">
            <text:p>39857</text:p>
          </table:table-cell>
          <table:table-cell table:number-columns-repeated="4"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2009-02-12</text:p>
          </table:table-cell>
          <table:table-cell table:formula="of:=DATEVALUE([.A1966])" office:value-type="float" office:value="39856" calcext:value-type="float">
            <text:p>39856</text:p>
          </table:table-cell>
          <table:table-cell office:value-type="float" office:value="9.6" calcext:value-type="float">
            <text:p>9.6</text:p>
          </table:table-cell>
          <table:table-cell office:value-type="float" office:value="9.65" calcext:value-type="float">
            <text:p>9.65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0" calcext:value-type="float">
            <text:p>10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2009-02-11</text:p>
          </table:table-cell>
          <table:table-cell table:formula="of:=DATEVALUE([.A1967])" office:value-type="float" office:value="39855" calcext:value-type="float">
            <text:p>39855</text:p>
          </table:table-cell>
          <table:table-cell office:value-type="float" office:value="9.81" calcext:value-type="float">
            <text:p>9.81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900" calcext:value-type="float">
            <text:p>1900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2009-02-10</text:p>
          </table:table-cell>
          <table:table-cell table:formula="of:=DATEVALUE([.A1968])" office:value-type="float" office:value="39854" calcext:value-type="float">
            <text:p>39854</text:p>
          </table:table-cell>
          <table:table-cell office:value-type="float" office:value="10.22" calcext:value-type="float">
            <text:p>10.22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2009-02-09</text:p>
          </table:table-cell>
          <table:table-cell table:formula="of:=DATEVALUE([.A1969])" office:value-type="float" office:value="39853" calcext:value-type="float">
            <text:p>39853</text:p>
          </table:table-cell>
          <table:table-cell table:number-columns-repeated="2" office:value-type="float" office:value="10.68" calcext:value-type="float">
            <text:p>10.68</text:p>
          </table:table-cell>
          <table:table-cell office:value-type="float" office:value="10.35" calcext:value-type="float">
            <text:p>10.35</text:p>
          </table:table-cell>
          <table:table-cell office:value-type="float" office:value="10.68" calcext:value-type="float">
            <text:p>10.68</text:p>
          </table:table-cell>
          <table:table-cell office:value-type="float" office:value="5400" calcext:value-type="float">
            <text:p>5400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2009-02-06</text:p>
          </table:table-cell>
          <table:table-cell table:formula="of:=DATEVALUE([.A1970])" office:value-type="float" office:value="39850" calcext:value-type="float">
            <text:p>39850</text:p>
          </table:table-cell>
          <table:table-cell office:value-type="float" office:value="10.37" calcext:value-type="float">
            <text:p>10.37</text:p>
          </table:table-cell>
          <table:table-cell office:value-type="float" office:value="10.57" calcext:value-type="float">
            <text:p>10.57</text:p>
          </table:table-cell>
          <table:table-cell table:number-columns-repeated="2" office:value-type="float" office:value="10.37" calcext:value-type="float">
            <text:p>10.37</text:p>
          </table:table-cell>
          <table:table-cell office:value-type="float" office:value="6500" calcext:value-type="float">
            <text:p>6500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09-02-05</text:p>
          </table:table-cell>
          <table:table-cell table:formula="of:=DATEVALUE([.A1971])" office:value-type="float" office:value="39849" calcext:value-type="float">
            <text:p>39849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9.86" calcext:value-type="float">
            <text:p>9.86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2-04</text:p>
          </table:table-cell>
          <table:table-cell table:formula="of:=DATEVALUE([.A1972])" office:value-type="float" office:value="39848" calcext:value-type="float">
            <text:p>39848</text:p>
          </table:table-cell>
          <table:table-cell table:number-columns-repeated="4"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2009-02-03</text:p>
          </table:table-cell>
          <table:table-cell table:formula="of:=DATEVALUE([.A1973])" office:value-type="float" office:value="39847" calcext:value-type="float">
            <text:p>39847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9.37" calcext:value-type="float">
            <text:p>9.37</text:p>
          </table:table-cell>
          <table:table-cell office:value-type="float" office:value="9.4" calcext:value-type="float">
            <text:p>9.4</text:p>
          </table:table-cell>
          <table:table-cell office:value-type="float" office:value="1000" calcext:value-type="float">
            <text:p>100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2009-02-02</text:p>
          </table:table-cell>
          <table:table-cell table:formula="of:=DATEVALUE([.A1974])" office:value-type="float" office:value="39846" calcext:value-type="float">
            <text:p>39846</text:p>
          </table:table-cell>
          <table:table-cell table:number-columns-repeated="2" office:value-type="float" office:value="9.43" calcext:value-type="float">
            <text:p>9.43</text:p>
          </table:table-cell>
          <table:table-cell office:value-type="float" office:value="9.15" calcext:value-type="float">
            <text:p>9.15</text:p>
          </table:table-cell>
          <table:table-cell office:value-type="float" office:value="9.43" calcext:value-type="float">
            <text:p>9.43</text:p>
          </table:table-cell>
          <table:table-cell office:value-type="float" office:value="500" calcext:value-type="float">
            <text:p>500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2009-01-30</text:p>
          </table:table-cell>
          <table:table-cell table:formula="of:=DATEVALUE([.A1975])" office:value-type="float" office:value="39843" calcext:value-type="float">
            <text:p>39843</text:p>
          </table:table-cell>
          <table:table-cell table:number-columns-repeated="4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string" calcext:value-type="string">
            <text:p>2009-01-29</text:p>
          </table:table-cell>
          <table:table-cell table:formula="of:=DATEVALUE([.A1976])" office:value-type="float" office:value="39842" calcext:value-type="float">
            <text:p>39842</text:p>
          </table:table-cell>
          <table:table-cell table:number-columns-repeated="2" office:value-type="float" office:value="9.21" calcext:value-type="float">
            <text:p>9.21</text:p>
          </table:table-cell>
          <table:table-cell office:value-type="float" office:value="9.17" calcext:value-type="float">
            <text:p>9.17</text:p>
          </table:table-cell>
          <table:table-cell office:value-type="float" office:value="9.21" calcext:value-type="float">
            <text:p>9.21</text:p>
          </table:table-cell>
          <table:table-cell office:value-type="float" office:value="600" calcext:value-type="float">
            <text:p>600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2009-01-28</text:p>
          </table:table-cell>
          <table:table-cell table:formula="of:=DATEVALUE([.A1977])" office:value-type="float" office:value="39841" calcext:value-type="float">
            <text:p>39841</text:p>
          </table:table-cell>
          <table:table-cell office:value-type="float" office:value="8.92" calcext:value-type="float">
            <text:p>8.92</text:p>
          </table:table-cell>
          <table:table-cell office:value-type="float" office:value="9.25" calcext:value-type="float">
            <text:p>9.25</text:p>
          </table:table-cell>
          <table:table-cell office:value-type="float" office:value="8.92" calcext:value-type="float">
            <text:p>8.92</text:p>
          </table:table-cell>
          <table:table-cell office:value-type="float" office:value="9.25" calcext:value-type="float">
            <text:p>9.25</text:p>
          </table:table-cell>
          <table:table-cell office:value-type="float" office:value="2700" calcext:value-type="float">
            <text:p>270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2009-01-27</text:p>
          </table:table-cell>
          <table:table-cell table:formula="of:=DATEVALUE([.A1978])" office:value-type="float" office:value="39840" calcext:value-type="float">
            <text:p>39840</text:p>
          </table:table-cell>
          <table:table-cell office:value-type="float" office:value="8.44" calcext:value-type="float">
            <text:p>8.44</text:p>
          </table:table-cell>
          <table:table-cell office:value-type="float" office:value="8.48" calcext:value-type="float">
            <text:p>8.48</text:p>
          </table:table-cell>
          <table:table-cell office:value-type="float" office:value="8.44" calcext:value-type="float">
            <text:p>8.44</text:p>
          </table:table-cell>
          <table:table-cell office:value-type="float" office:value="8.48" calcext:value-type="float">
            <text:p>8.48</text:p>
          </table:table-cell>
          <table:table-cell office:value-type="float" office:value="500" calcext:value-type="float">
            <text:p>500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2009-01-26</text:p>
          </table:table-cell>
          <table:table-cell table:formula="of:=DATEVALUE([.A1979])" office:value-type="float" office:value="39839" calcext:value-type="float">
            <text:p>39839</text:p>
          </table:table-cell>
          <table:table-cell table:number-columns-repeated="4"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009-01-23</text:p>
          </table:table-cell>
          <table:table-cell table:formula="of:=DATEVALUE([.A1980])" office:value-type="float" office:value="39836" calcext:value-type="float">
            <text:p>39836</text:p>
          </table:table-cell>
          <table:table-cell office:value-type="float" office:value="8.43" calcext:value-type="float">
            <text:p>8.43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8.43" calcext:value-type="float">
            <text:p>8.43</text:p>
          </table:table-cell>
          <table:table-cell office:value-type="float" office:value="300" calcext:value-type="float">
            <text:p>300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2009-01-22</text:p>
          </table:table-cell>
          <table:table-cell table:formula="of:=DATEVALUE([.A1981])" office:value-type="float" office:value="39835" calcext:value-type="float">
            <text:p>39835</text:p>
          </table:table-cell>
          <table:table-cell office:value-type="float" office:value="8.59" calcext:value-type="float">
            <text:p>8.59</text:p>
          </table:table-cell>
          <table:table-cell office:value-type="float" office:value="8.95" calcext:value-type="float">
            <text:p>8.95</text:p>
          </table:table-cell>
          <table:table-cell table:number-columns-repeated="2" office:value-type="float" office:value="8.59" calcext:value-type="float">
            <text:p>8.59</text:p>
          </table:table-cell>
          <table:table-cell office:value-type="float" office:value="300" calcext:value-type="float">
            <text:p>300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2009-01-21</text:p>
          </table:table-cell>
          <table:table-cell table:formula="of:=DATEVALUE([.A1982])" office:value-type="float" office:value="39834" calcext:value-type="float">
            <text:p>39834</text:p>
          </table:table-cell>
          <table:table-cell office:value-type="float" office:value="8.51" calcext:value-type="float">
            <text:p>8.51</text:p>
          </table:table-cell>
          <table:table-cell office:value-type="float" office:value="8.58" calcext:value-type="float">
            <text:p>8.58</text:p>
          </table:table-cell>
          <table:table-cell office:value-type="float" office:value="8.47" calcext:value-type="float">
            <text:p>8.47</text:p>
          </table:table-cell>
          <table:table-cell office:value-type="float" office:value="8.51" calcext:value-type="float">
            <text:p>8.51</text:p>
          </table:table-cell>
          <table:table-cell office:value-type="float" office:value="600" calcext:value-type="float">
            <text:p>600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2009-01-20</text:p>
          </table:table-cell>
          <table:table-cell table:formula="of:=DATEVALUE([.A1983])" office:value-type="float" office:value="39833" calcext:value-type="float">
            <text:p>39833</text:p>
          </table:table-cell>
          <table:table-cell table:number-columns-repeated="2" office:value-type="float" office:value="9.14" calcext:value-type="float">
            <text:p>9.14</text:p>
          </table:table-cell>
          <table:table-cell office:value-type="float" office:value="8.95" calcext:value-type="float">
            <text:p>8.95</text:p>
          </table:table-cell>
          <table:table-cell office:value-type="float" office:value="9.14" calcext:value-type="float">
            <text:p>9.14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2009-01-19</text:p>
          </table:table-cell>
          <table:table-cell table:formula="of:=DATEVALUE([.A1984])" office:value-type="float" office:value="39832" calcext:value-type="float">
            <text:p>39832</text:p>
          </table:table-cell>
          <table:table-cell office:value-type="float" office:value="8.97" calcext:value-type="float">
            <text:p>8.97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float" office:value="8.97" calcext:value-type="float">
            <text:p>8.97</text:p>
          </table:table-cell>
          <table:table-cell office:value-type="float" office:value="600" calcext:value-type="float">
            <text:p>600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2009-01-16</text:p>
          </table:table-cell>
          <table:table-cell table:formula="of:=DATEVALUE([.A1985])" office:value-type="float" office:value="39829" calcext:value-type="float">
            <text:p>39829</text:p>
          </table:table-cell>
          <table:table-cell office:value-type="float" office:value="8.9" calcext:value-type="float">
            <text:p>8.9</text:p>
          </table:table-cell>
          <table:table-cell office:value-type="float" office:value="8.95" calcext:value-type="float">
            <text:p>8.95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1700" calcext:value-type="float">
            <text:p>170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2009-01-15</text:p>
          </table:table-cell>
          <table:table-cell table:formula="of:=DATEVALUE([.A1986])" office:value-type="float" office:value="39828" calcext:value-type="float">
            <text:p>39828</text:p>
          </table:table-cell>
          <table:table-cell office:value-type="float" office:value="8.84" calcext:value-type="float">
            <text:p>8.84</text:p>
          </table:table-cell>
          <table:table-cell office:value-type="float" office:value="9.41" calcext:value-type="float">
            <text:p>9.41</text:p>
          </table:table-cell>
          <table:table-cell table:number-columns-repeated="2" office:value-type="float" office:value="8.84" calcext:value-type="float">
            <text:p>8.84</text:p>
          </table:table-cell>
          <table:table-cell office:value-type="float" office:value="5700" calcext:value-type="float">
            <text:p>5700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2009-01-14</text:p>
          </table:table-cell>
          <table:table-cell table:formula="of:=DATEVALUE([.A1987])" office:value-type="float" office:value="39827" calcext:value-type="float">
            <text:p>39827</text:p>
          </table:table-cell>
          <table:table-cell office:value-type="float" office:value="9.27" calcext:value-type="float">
            <text:p>9.27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9.27" calcext:value-type="float">
            <text:p>9.27</text:p>
          </table:table-cell>
          <table:table-cell office:value-type="float" office:value="0" calcext:value-type="float">
            <text:p>0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string" calcext:value-type="string">
            <text:p>2009-01-13</text:p>
          </table:table-cell>
          <table:table-cell table:formula="of:=DATEVALUE([.A1988])" office:value-type="float" office:value="39826" calcext:value-type="float">
            <text:p>39826</text:p>
          </table:table-cell>
          <table:table-cell table:number-columns-repeated="4" office:value-type="float" office:value="9.11" calcext:value-type="float">
            <text:p>9.11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2009-01-12</text:p>
          </table:table-cell>
          <table:table-cell table:formula="of:=DATEVALUE([.A1989])" office:value-type="float" office:value="39825" calcext:value-type="float">
            <text:p>39825</text:p>
          </table:table-cell>
          <table:table-cell table:number-columns-repeated="2" office:value-type="float" office:value="9.89" calcext:value-type="float">
            <text:p>9.89</text:p>
          </table:table-cell>
          <table:table-cell table:number-columns-repeated="2" office:value-type="float" office:value="9.39" calcext:value-type="float">
            <text:p>9.39</text:p>
          </table:table-cell>
          <table:table-cell office:value-type="float" office:value="1000" calcext:value-type="float">
            <text:p>1000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string" calcext:value-type="string">
            <text:p>2009-01-09</text:p>
          </table:table-cell>
          <table:table-cell table:formula="of:=DATEVALUE([.A1990])" office:value-type="float" office:value="39822" calcext:value-type="float">
            <text:p>39822</text:p>
          </table:table-cell>
          <table:table-cell office:value-type="float" office:value="9.65" calcext:value-type="float">
            <text:p>9.65</text:p>
          </table:table-cell>
          <table:table-cell office:value-type="float" office:value="9.89" calcext:value-type="float">
            <text:p>9.89</text:p>
          </table:table-cell>
          <table:table-cell office:value-type="float" office:value="9.65" calcext:value-type="float">
            <text:p>9.65</text:p>
          </table:table-cell>
          <table:table-cell office:value-type="float" office:value="9.8" calcext:value-type="float">
            <text:p>9.8</text:p>
          </table:table-cell>
          <table:table-cell office:value-type="float" office:value="2600" calcext:value-type="float">
            <text:p>260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2009-01-08</text:p>
          </table:table-cell>
          <table:table-cell table:formula="of:=DATEVALUE([.A1991])" office:value-type="float" office:value="39821" calcext:value-type="float">
            <text:p>39821</text:p>
          </table:table-cell>
          <table:table-cell office:value-type="float" office:value="9.14" calcext:value-type="float">
            <text:p>9.14</text:p>
          </table:table-cell>
          <table:table-cell office:value-type="float" office:value="9.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office:value-type="float" office:value="9.14" calcext:value-type="float">
            <text:p>9.14</text:p>
          </table:table-cell>
          <table:table-cell office:value-type="float" office:value="4000" calcext:value-type="float">
            <text:p>4000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2009-01-07</text:p>
          </table:table-cell>
          <table:table-cell table:formula="of:=DATEVALUE([.A1992])" office:value-type="float" office:value="39820" calcext:value-type="float">
            <text:p>39820</text:p>
          </table:table-cell>
          <table:table-cell table:number-columns-repeated="2" office:value-type="float" office:value="9.53" calcext:value-type="float">
            <text:p>9.53</text:p>
          </table:table-cell>
          <table:table-cell office:value-type="float" office:value="9.5" calcext:value-type="float">
            <text:p>9.5</text:p>
          </table:table-cell>
          <table:table-cell office:value-type="float" office:value="9.53" calcext:value-type="float">
            <text:p>9.53</text:p>
          </table:table-cell>
          <table:table-cell office:value-type="float" office:value="700" calcext:value-type="float">
            <text:p>700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string" calcext:value-type="string">
            <text:p>2009-01-06</text:p>
          </table:table-cell>
          <table:table-cell table:formula="of:=DATEVALUE([.A1993])" office:value-type="float" office:value="39819" calcext:value-type="float">
            <text:p>39819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9.49" calcext:value-type="float">
            <text:p>9.49</text:p>
          </table:table-cell>
          <table:table-cell office:value-type="float" office:value="9.74" calcext:value-type="float">
            <text:p>9.74</text:p>
          </table:table-cell>
          <table:table-cell office:value-type="float" office:value="500" calcext:value-type="float">
            <text:p>500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2009-01-05</text:p>
          </table:table-cell>
          <table:table-cell table:formula="of:=DATEVALUE([.A1994])" office:value-type="float" office:value="39818" calcext:value-type="float">
            <text:p>39818</text:p>
          </table:table-cell>
          <table:table-cell office:value-type="float" office:value="9.28" calcext:value-type="float">
            <text:p>9.28</text:p>
          </table:table-cell>
          <table:table-cell office:value-type="float" office:value="9.33" calcext:value-type="float">
            <text:p>9.33</text:p>
          </table:table-cell>
          <table:table-cell office:value-type="float" office:value="9.25" calcext:value-type="float">
            <text:p>9.25</text:p>
          </table:table-cell>
          <table:table-cell office:value-type="float" office:value="9.28" calcext:value-type="float">
            <text:p>9.28</text:p>
          </table:table-cell>
          <table:table-cell office:value-type="float" office:value="600" calcext:value-type="float">
            <text:p>600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2009-01-02</text:p>
          </table:table-cell>
          <table:table-cell table:formula="of:=DATEVALUE([.A1995])" office:value-type="float" office:value="39815" calcext:value-type="float">
            <text:p>39815</text:p>
          </table:table-cell>
          <table:table-cell table:number-columns-repeated="2" office:value-type="float" office:value="8.84" calcext:value-type="float">
            <text:p>8.84</text:p>
          </table:table-cell>
          <table:table-cell office:value-type="float" office:value="8.75" calcext:value-type="float">
            <text:p>8.75</text:p>
          </table:table-cell>
          <table:table-cell office:value-type="float" office:value="8.84" calcext:value-type="float">
            <text:p>8.84</text:p>
          </table:table-cell>
          <table:table-cell office:value-type="float" office:value="500" calcext:value-type="float">
            <text:p>500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2008-12-30</text:p>
          </table:table-cell>
          <table:table-cell table:formula="of:=DATEVALUE([.A1996])" office:value-type="float" office:value="39812" calcext:value-type="float">
            <text:p>39812</text:p>
          </table:table-cell>
          <table:table-cell office:value-type="float" office:value="8.55" calcext:value-type="float">
            <text:p>8.55</text:p>
          </table:table-cell>
          <table:table-cell office:value-type="float" office:value="8.59" calcext:value-type="float">
            <text:p>8.59</text:p>
          </table:table-cell>
          <table:table-cell office:value-type="float" office:value="8.47" calcext:value-type="float">
            <text:p>8.47</text:p>
          </table:table-cell>
          <table:table-cell office:value-type="float" office:value="8.57" calcext:value-type="float">
            <text:p>8.57</text:p>
          </table:table-cell>
          <table:table-cell office:value-type="float" office:value="4000" calcext:value-type="float">
            <text:p>4000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2008-12-29</text:p>
          </table:table-cell>
          <table:table-cell table:formula="of:=DATEVALUE([.A1997])" office:value-type="float" office:value="39811" calcext:value-type="float">
            <text:p>39811</text:p>
          </table:table-cell>
          <table:table-cell office:value-type="float" office:value="8.36" calcext:value-type="float">
            <text:p>8.36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8.36" calcext:value-type="float">
            <text:p>8.36</text:p>
          </table:table-cell>
          <table:table-cell office:value-type="float" office:value="23100" calcext:value-type="float">
            <text:p>2310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2008-12-23</text:p>
          </table:table-cell>
          <table:table-cell table:formula="of:=DATEVALUE([.A1998])" office:value-type="float" office:value="39805" calcext:value-type="float">
            <text:p>39805</text:p>
          </table:table-cell>
          <table:table-cell office:value-type="float" office:value="8.82" calcext:value-type="float">
            <text:p>8.82</text:p>
          </table:table-cell>
          <table:table-cell office:value-type="float" office:value="8.99" calcext:value-type="float">
            <text:p>8.99</text:p>
          </table:table-cell>
          <table:table-cell office:value-type="float" office:value="8.82" calcext:value-type="float">
            <text:p>8.82</text:p>
          </table:table-cell>
          <table:table-cell office:value-type="float" office:value="8.88" calcext:value-type="float">
            <text:p>8.88</text:p>
          </table:table-cell>
          <table:table-cell office:value-type="float" office:value="800" calcext:value-type="float">
            <text:p>80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2008-12-22</text:p>
          </table:table-cell>
          <table:table-cell table:formula="of:=DATEVALUE([.A1999])" office:value-type="float" office:value="39804" calcext:value-type="float">
            <text:p>39804</text:p>
          </table:table-cell>
          <table:table-cell office:value-type="float" office:value="9.32" calcext:value-type="float">
            <text:p>9.32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9.06" calcext:value-type="float">
            <text:p>9.06</text:p>
          </table:table-cell>
          <table:table-cell office:value-type="float" office:value="1500" calcext:value-type="float">
            <text:p>1500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2008-12-19</text:p>
          </table:table-cell>
          <table:table-cell table:formula="of:=DATEVALUE([.A2000])" office:value-type="float" office:value="39801" calcext:value-type="float">
            <text:p>39801</text:p>
          </table:table-cell>
          <table:table-cell office:value-type="float" office:value="8.78" calcext:value-type="float">
            <text:p>8.78</text:p>
          </table:table-cell>
          <table:table-cell office:value-type="float" office:value="9.22" calcext:value-type="float">
            <text:p>9.22</text:p>
          </table:table-cell>
          <table:table-cell office:value-type="float" office:value="8.72" calcext:value-type="float">
            <text:p>8.72</text:p>
          </table:table-cell>
          <table:table-cell office:value-type="float" office:value="9.22" calcext:value-type="float">
            <text:p>9.22</text:p>
          </table:table-cell>
          <table:table-cell office:value-type="float" office:value="1400" calcext:value-type="float">
            <text:p>1400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2008-12-18</text:p>
          </table:table-cell>
          <table:table-cell table:formula="of:=DATEVALUE([.A2001])" office:value-type="float" office:value="39800" calcext:value-type="float">
            <text:p>39800</text:p>
          </table:table-cell>
          <table:table-cell table:number-columns-repeated="2" office:value-type="float" office:value="9.17" calcext:value-type="float">
            <text:p>9.17</text:p>
          </table:table-cell>
          <table:table-cell office:value-type="float" office:value="9.03" calcext:value-type="float">
            <text:p>9.03</text:p>
          </table:table-cell>
          <table:table-cell office:value-type="float" office:value="9.17" calcext:value-type="float">
            <text:p>9.17</text:p>
          </table:table-cell>
          <table:table-cell office:value-type="float" office:value="700" calcext:value-type="float">
            <text:p>70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2008-12-17</text:p>
          </table:table-cell>
          <table:table-cell table:formula="of:=DATEVALUE([.A2002])" office:value-type="float" office:value="39799" calcext:value-type="float">
            <text:p>39799</text:p>
          </table:table-cell>
          <table:table-cell table:number-columns-repeated="2" office:value-type="float" office:value="9.54" calcext:value-type="float">
            <text:p>9.54</text:p>
          </table:table-cell>
          <table:table-cell office:value-type="float" office:value="9.16" calcext:value-type="float">
            <text:p>9.16</text:p>
          </table:table-cell>
          <table:table-cell office:value-type="float" office:value="9.25" calcext:value-type="float">
            <text:p>9.25</text:p>
          </table:table-cell>
          <table:table-cell office:value-type="float" office:value="2800" calcext:value-type="float">
            <text:p>280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2008-12-16</text:p>
          </table:table-cell>
          <table:table-cell table:formula="of:=DATEVALUE([.A2003])" office:value-type="float" office:value="39798" calcext:value-type="float">
            <text:p>39798</text:p>
          </table:table-cell>
          <table:table-cell table:number-columns-repeated="2" office:value-type="float" office:value="9.46" calcext:value-type="float">
            <text:p>9.46</text:p>
          </table:table-cell>
          <table:table-cell office:value-type="float" office:value="9.25" calcext:value-type="float">
            <text:p>9.25</text:p>
          </table:table-cell>
          <table:table-cell office:value-type="float" office:value="9.46" calcext:value-type="float">
            <text:p>9.46</text:p>
          </table:table-cell>
          <table:table-cell office:value-type="float" office:value="2400" calcext:value-type="float">
            <text:p>2400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string" calcext:value-type="string">
            <text:p>2008-12-15</text:p>
          </table:table-cell>
          <table:table-cell table:formula="of:=DATEVALUE([.A2004])" office:value-type="float" office:value="39797" calcext:value-type="float">
            <text:p>39797</text:p>
          </table:table-cell>
          <table:table-cell office:value-type="float" office:value="9.68" calcext:value-type="float">
            <text:p>9.68</text:p>
          </table:table-cell>
          <table:table-cell office:value-type="float" office:value="9.85" calcext:value-type="float">
            <text:p>9.85</text:p>
          </table:table-cell>
          <table:table-cell table:number-columns-repeated="2" office:value-type="float" office:value="9.68" calcext:value-type="float">
            <text:p>9.68</text:p>
          </table:table-cell>
          <table:table-cell office:value-type="float" office:value="200" calcext:value-type="float">
            <text:p>200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2008-12-12</text:p>
          </table:table-cell>
          <table:table-cell table:formula="of:=DATEVALUE([.A2005])" office:value-type="float" office:value="39794" calcext:value-type="float">
            <text:p>39794</text:p>
          </table:table-cell>
          <table:table-cell office:value-type="float" office:value="9.09" calcext:value-type="float">
            <text:p>9.09</text:p>
          </table:table-cell>
          <table:table-cell office:value-type="float" office:value="9.7" calcext:value-type="float">
            <text:p>9.7</text:p>
          </table:table-cell>
          <table:table-cell office:value-type="float" office:value="9.03" calcext:value-type="float">
            <text:p>9.03</text:p>
          </table:table-cell>
          <table:table-cell office:value-type="float" office:value="9.7" calcext:value-type="float">
            <text:p>9.7</text:p>
          </table:table-cell>
          <table:table-cell office:value-type="float" office:value="2300" calcext:value-type="float">
            <text:p>230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2008-12-11</text:p>
          </table:table-cell>
          <table:table-cell table:formula="of:=DATEVALUE([.A2006])" office:value-type="float" office:value="39793" calcext:value-type="float">
            <text:p>39793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89" calcext:value-type="float">
            <text:p>9.89</text:p>
          </table:table-cell>
          <table:table-cell office:value-type="float" office:value="5300" calcext:value-type="float">
            <text:p>5300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2008-12-10</text:p>
          </table:table-cell>
          <table:table-cell table:formula="of:=DATEVALUE([.A2007])" office:value-type="float" office:value="39792" calcext:value-type="float">
            <text:p>39792</text:p>
          </table:table-cell>
          <table:table-cell table:number-columns-repeated="2" office:value-type="float" office:value="9.95" calcext:value-type="float">
            <text:p>9.95</text:p>
          </table:table-cell>
          <table:table-cell office:value-type="float" office:value="9.4" calcext:value-type="float">
            <text:p>9.4</text:p>
          </table:table-cell>
          <table:table-cell office:value-type="float" office:value="9.95" calcext:value-type="float">
            <text:p>9.95</text:p>
          </table:table-cell>
          <table:table-cell office:value-type="float" office:value="3700" calcext:value-type="float">
            <text:p>3700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string" calcext:value-type="string">
            <text:p>2008-12-09</text:p>
          </table:table-cell>
          <table:table-cell table:formula="of:=DATEVALUE([.A2008])" office:value-type="float" office:value="39791" calcext:value-type="float">
            <text:p>39791</text:p>
          </table:table-cell>
          <table:table-cell table:number-columns-repeated="2" office:value-type="float" office:value="9.55" calcext:value-type="float">
            <text:p>9.55</text:p>
          </table:table-cell>
          <table:table-cell office:value-type="float" office:value="9.4" calcext:value-type="float">
            <text:p>9.4</text:p>
          </table:table-cell>
          <table:table-cell office:value-type="float" office:value="9.55" calcext:value-type="float">
            <text:p>9.55</text:p>
          </table:table-cell>
          <table:table-cell office:value-type="float" office:value="2300" calcext:value-type="float">
            <text:p>2300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2008-12-08</text:p>
          </table:table-cell>
          <table:table-cell table:formula="of:=DATEVALUE([.A2009])" office:value-type="float" office:value="39790" calcext:value-type="float">
            <text:p>39790</text:p>
          </table:table-cell>
          <table:table-cell office:value-type="float" office:value="9.39" calcext:value-type="float">
            <text:p>9.39</text:p>
          </table:table-cell>
          <table:table-cell office:value-type="float" office:value="10.31" calcext:value-type="float">
            <text:p>10.31</text:p>
          </table:table-cell>
          <table:table-cell table:number-columns-repeated="2" office:value-type="float" office:value="9.39" calcext:value-type="float">
            <text:p>9.39</text:p>
          </table:table-cell>
          <table:table-cell office:value-type="float" office:value="2100" calcext:value-type="float">
            <text:p>2100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string" calcext:value-type="string">
            <text:p>2008-12-05</text:p>
          </table:table-cell>
          <table:table-cell table:formula="of:=DATEVALUE([.A2010])" office:value-type="float" office:value="39787" calcext:value-type="float">
            <text:p>39787</text:p>
          </table:table-cell>
          <table:table-cell office:value-type="float" office:value="8.54" calcext:value-type="float">
            <text:p>8.54</text:p>
          </table:table-cell>
          <table:table-cell office:value-type="float" office:value="8.73" calcext:value-type="float">
            <text:p>8.73</text:p>
          </table:table-cell>
          <table:table-cell table:number-columns-repeated="2" office:value-type="float" office:value="8.54" calcext:value-type="float">
            <text:p>8.54</text:p>
          </table:table-cell>
          <table:table-cell office:value-type="float" office:value="900" calcext:value-type="float">
            <text:p>90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2008-12-04</text:p>
          </table:table-cell>
          <table:table-cell table:formula="of:=DATEVALUE([.A2011])" office:value-type="float" office:value="39786" calcext:value-type="float">
            <text:p>39786</text:p>
          </table:table-cell>
          <table:table-cell office:value-type="float" office:value="8.94" calcext:value-type="float">
            <text:p>8.94</text:p>
          </table:table-cell>
          <table:table-cell office:value-type="float" office:value="9.08" calcext:value-type="float">
            <text:p>9.08</text:p>
          </table:table-cell>
          <table:table-cell office:value-type="float" office:value="8.9" calcext:value-type="float">
            <text:p>8.9</text:p>
          </table:table-cell>
          <table:table-cell office:value-type="float" office:value="9.08" calcext:value-type="float">
            <text:p>9.08</text:p>
          </table:table-cell>
          <table:table-cell office:value-type="float" office:value="6300" calcext:value-type="float">
            <text:p>6300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string" calcext:value-type="string">
            <text:p>2008-12-03</text:p>
          </table:table-cell>
          <table:table-cell table:formula="of:=DATEVALUE([.A2012])" office:value-type="float" office:value="39785" calcext:value-type="float">
            <text:p>39785</text:p>
          </table:table-cell>
          <table:table-cell office:value-type="float" office:value="8.7" calcext:value-type="float">
            <text:p>8.7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3200" calcext:value-type="float">
            <text:p>320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2008-12-02</text:p>
          </table:table-cell>
          <table:table-cell table:formula="of:=DATEVALUE([.A2013])" office:value-type="float" office:value="39784" calcext:value-type="float">
            <text:p>39784</text:p>
          </table:table-cell>
          <table:table-cell office:value-type="float" office:value="8.56" calcext:value-type="float">
            <text:p>8.56</text:p>
          </table:table-cell>
          <table:table-cell office:value-type="float" office:value="8.78" calcext:value-type="float">
            <text:p>8.78</text:p>
          </table:table-cell>
          <table:table-cell office:value-type="float" office:value="8.43" calcext:value-type="float">
            <text:p>8.43</text:p>
          </table:table-cell>
          <table:table-cell office:value-type="float" office:value="8.56" calcext:value-type="float">
            <text:p>8.56</text:p>
          </table:table-cell>
          <table:table-cell office:value-type="float" office:value="5100" calcext:value-type="float">
            <text:p>5100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2008-12-01</text:p>
          </table:table-cell>
          <table:table-cell table:formula="of:=DATEVALUE([.A2014])" office:value-type="float" office:value="39783" calcext:value-type="float">
            <text:p>39783</text:p>
          </table:table-cell>
          <table:table-cell table:number-columns-repeated="2" office:value-type="float" office:value="11.3" calcext:value-type="float">
            <text:p>11.3</text:p>
          </table:table-cell>
          <table:table-cell table:number-columns-repeated="2" office:value-type="float" office:value="8.67" calcext:value-type="float">
            <text:p>8.67</text:p>
          </table:table-cell>
          <table:table-cell office:value-type="float" office:value="34100" calcext:value-type="float">
            <text:p>34100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table:formula="of:=DATEVALUE([.A2015])" office:value-type="float" office:value="39780" calcext:value-type="float">
            <text:p>39780</text:p>
          </table:table-cell>
          <table:table-cell table:number-columns-repeated="2" office:value-type="float" office:value="8.57" calcext:value-type="float">
            <text:p>8.57</text:p>
          </table:table-cell>
          <table:table-cell office:value-type="float" office:value="8.3" calcext:value-type="float">
            <text:p>8.3</text:p>
          </table:table-cell>
          <table:table-cell office:value-type="float" office:value="8.57" calcext:value-type="float">
            <text:p>8.57</text:p>
          </table:table-cell>
          <table:table-cell office:value-type="float" office:value="5000" calcext:value-type="float">
            <text:p>5000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2008-11-27</text:p>
          </table:table-cell>
          <table:table-cell table:formula="of:=DATEVALUE([.A2016])" office:value-type="float" office:value="39779" calcext:value-type="float">
            <text:p>39779</text:p>
          </table:table-cell>
          <table:table-cell office:value-type="float" office:value="8.33" calcext:value-type="float">
            <text:p>8.33</text:p>
          </table:table-cell>
          <table:table-cell office:value-type="float" office:value="8.44" calcext:value-type="float">
            <text:p>8.44</text:p>
          </table:table-cell>
          <table:table-cell office:value-type="float" office:value="8.2" calcext:value-type="float">
            <text:p>8.2</text:p>
          </table:table-cell>
          <table:table-cell office:value-type="float" office:value="8.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2008-11-26</text:p>
          </table:table-cell>
          <table:table-cell table:formula="of:=DATEVALUE([.A2017])" office:value-type="float" office:value="39778" calcext:value-type="float">
            <text:p>39778</text:p>
          </table:table-cell>
          <table:table-cell office:value-type="float" office:value="7.66" calcext:value-type="float">
            <text:p>7.66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7.66" calcext:value-type="float">
            <text:p>7.66</text:p>
          </table:table-cell>
          <table:table-cell office:value-type="float" office:value="200" calcext:value-type="float">
            <text:p>200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2008-11-25</text:p>
          </table:table-cell>
          <table:table-cell table:formula="of:=DATEVALUE([.A2018])" office:value-type="float" office:value="39777" calcext:value-type="float">
            <text:p>39777</text:p>
          </table:table-cell>
          <table:table-cell table:number-columns-repeated="4"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2008-11-24</text:p>
          </table:table-cell>
          <table:table-cell table:formula="of:=DATEVALUE([.A2019])" office:value-type="float" office:value="39776" calcext:value-type="float">
            <text:p>39776</text:p>
          </table:table-cell>
          <table:table-cell office:value-type="float" office:value="7.45" calcext:value-type="float">
            <text:p>7.45</text:p>
          </table:table-cell>
          <table:table-cell office:value-type="float" office:value="7.69" calcext:value-type="float">
            <text:p>7.69</text:p>
          </table:table-cell>
          <table:table-cell office:value-type="float" office:value="7.45" calcext:value-type="float">
            <text:p>7.45</text:p>
          </table:table-cell>
          <table:table-cell office:value-type="float" office:value="7.69" calcext:value-type="float">
            <text:p>7.69</text:p>
          </table:table-cell>
          <table:table-cell office:value-type="float" office:value="300" calcext:value-type="float">
            <text:p>30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2008-11-21</text:p>
          </table:table-cell>
          <table:table-cell table:formula="of:=DATEVALUE([.A2020])" office:value-type="float" office:value="39773" calcext:value-type="float">
            <text:p>39773</text:p>
          </table:table-cell>
          <table:table-cell office:value-type="float" office:value="7.22" calcext:value-type="float">
            <text:p>7.22</text:p>
          </table:table-cell>
          <table:table-cell office:value-type="float" office:value="7.55" calcext:value-type="float">
            <text:p>7.55</text:p>
          </table:table-cell>
          <table:table-cell office:value-type="float" office:value="7.21" calcext:value-type="float">
            <text:p>7.21</text:p>
          </table:table-cell>
          <table:table-cell office:value-type="float" office:value="7.22" calcext:value-type="float">
            <text:p>7.22</text:p>
          </table:table-cell>
          <table:table-cell office:value-type="float" office:value="2000" calcext:value-type="float">
            <text:p>2000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2008-11-20</text:p>
          </table:table-cell>
          <table:table-cell table:formula="of:=DATEVALUE([.A2021])" office:value-type="float" office:value="39772" calcext:value-type="float">
            <text:p>39772</text:p>
          </table:table-cell>
          <table:table-cell office:value-type="float" office:value="7.16" calcext:value-type="float">
            <text:p>7.16</text:p>
          </table:table-cell>
          <table:table-cell office:value-type="float" office:value="7.78" calcext:value-type="float">
            <text:p>7.78</text:p>
          </table:table-cell>
          <table:table-cell office:value-type="float" office:value="7.16" calcext:value-type="float">
            <text:p>7.16</text:p>
          </table:table-cell>
          <table:table-cell office:value-type="float" office:value="7.78" calcext:value-type="float">
            <text:p>7.78</text:p>
          </table:table-cell>
          <table:table-cell office:value-type="float" office:value="6200" calcext:value-type="float">
            <text:p>6200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2008-11-19</text:p>
          </table:table-cell>
          <table:table-cell table:formula="of:=DATEVALUE([.A2022])" office:value-type="float" office:value="39771" calcext:value-type="float">
            <text:p>39771</text:p>
          </table:table-cell>
          <table:table-cell office:value-type="float" office:value="7.44" calcext:value-type="float">
            <text:p>7.44</text:p>
          </table:table-cell>
          <table:table-cell office:value-type="float" office:value="9.41" calcext:value-type="float">
            <text:p>9.41</text:p>
          </table:table-cell>
          <table:table-cell office:value-type="float" office:value="7.43" calcext:value-type="float">
            <text:p>7.43</text:p>
          </table:table-cell>
          <table:table-cell office:value-type="float" office:value="7.44" calcext:value-type="float">
            <text:p>7.44</text:p>
          </table:table-cell>
          <table:table-cell office:value-type="float" office:value="7500" calcext:value-type="float">
            <text:p>750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2008-11-18</text:p>
          </table:table-cell>
          <table:table-cell table:formula="of:=DATEVALUE([.A2023])" office:value-type="float" office:value="39770" calcext:value-type="float">
            <text:p>39770</text:p>
          </table:table-cell>
          <table:table-cell office:value-type="float" office:value="9.27" calcext:value-type="float">
            <text:p>9.27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9.27" calcext:value-type="float">
            <text:p>9.27</text:p>
          </table:table-cell>
          <table:table-cell office:value-type="float" office:value="10700" calcext:value-type="float">
            <text:p>10700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string" calcext:value-type="string">
            <text:p>2008-11-17</text:p>
          </table:table-cell>
          <table:table-cell table:formula="of:=DATEVALUE([.A2024])" office:value-type="float" office:value="39769" calcext:value-type="float">
            <text:p>39769</text:p>
          </table:table-cell>
          <table:table-cell table:number-columns-repeated="4"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2008-11-14</text:p>
          </table:table-cell>
          <table:table-cell table:formula="of:=DATEVALUE([.A2025])" office:value-type="float" office:value="39766" calcext:value-type="float">
            <text:p>39766</text:p>
          </table:table-cell>
          <table:table-cell office:value-type="float" office:value="8.42" calcext:value-type="float">
            <text:p>8.42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8.42" calcext:value-type="float">
            <text:p>8.42</text:p>
          </table:table-cell>
          <table:table-cell office:value-type="float" office:value="400" calcext:value-type="float">
            <text:p>400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2008-11-13</text:p>
          </table:table-cell>
          <table:table-cell table:formula="of:=DATEVALUE([.A2026])" office:value-type="float" office:value="39765" calcext:value-type="float">
            <text:p>39765</text:p>
          </table:table-cell>
          <table:table-cell office:value-type="float" office:value="8.05" calcext:value-type="float">
            <text:p>8.05</text:p>
          </table:table-cell>
          <table:table-cell office:value-type="float" office:value="8.21" calcext:value-type="float">
            <text:p>8.21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2000" calcext:value-type="float">
            <text:p>200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2008-11-12</text:p>
          </table:table-cell>
          <table:table-cell table:formula="of:=DATEVALUE([.A2027])" office:value-type="float" office:value="39764" calcext:value-type="float">
            <text:p>39764</text:p>
          </table:table-cell>
          <table:table-cell office:value-type="float" office:value="8.98" calcext:value-type="float">
            <text:p>8.98</text:p>
          </table:table-cell>
          <table:table-cell office:value-type="float" office:value="9.05" calcext:value-type="float">
            <text:p>9.05</text:p>
          </table:table-cell>
          <table:table-cell office:value-type="float" office:value="8.95" calcext:value-type="float">
            <text:p>8.95</text:p>
          </table:table-cell>
          <table:table-cell office:value-type="float" office:value="8.98" calcext:value-type="float">
            <text:p>8.98</text:p>
          </table:table-cell>
          <table:table-cell office:value-type="float" office:value="2400" calcext:value-type="float">
            <text:p>2400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2008-11-11</text:p>
          </table:table-cell>
          <table:table-cell table:formula="of:=DATEVALUE([.A2028])" office:value-type="float" office:value="39763" calcext:value-type="float">
            <text:p>39763</text:p>
          </table:table-cell>
          <table:table-cell office:value-type="float" office:value="8.91" calcext:value-type="float">
            <text:p>8.91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8.91" calcext:value-type="float">
            <text:p>8.91</text:p>
          </table:table-cell>
          <table:table-cell office:value-type="float" office:value="300" calcext:value-type="float">
            <text:p>300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string" calcext:value-type="string">
            <text:p>2008-11-10</text:p>
          </table:table-cell>
          <table:table-cell table:formula="of:=DATEVALUE([.A2029])" office:value-type="float" office:value="39762" calcext:value-type="float">
            <text:p>39762</text:p>
          </table:table-cell>
          <table:table-cell office:value-type="float" office:value="9.44" calcext:value-type="float">
            <text:p>9.44</text:p>
          </table:table-cell>
          <table:table-cell office:value-type="float" office:value="9.67" calcext:value-type="float">
            <text:p>9.67</text:p>
          </table:table-cell>
          <table:table-cell office:value-type="float" office:value="9.39" calcext:value-type="float">
            <text:p>9.39</text:p>
          </table:table-cell>
          <table:table-cell office:value-type="float" office:value="9.44" calcext:value-type="float">
            <text:p>9.44</text:p>
          </table:table-cell>
          <table:table-cell office:value-type="float" office:value="1400" calcext:value-type="float">
            <text:p>1400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string" calcext:value-type="string">
            <text:p>2008-11-07</text:p>
          </table:table-cell>
          <table:table-cell table:formula="of:=DATEVALUE([.A2030])" office:value-type="float" office:value="39759" calcext:value-type="float">
            <text:p>39759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9.18" calcext:value-type="float">
            <text:p>9.18</text:p>
          </table:table-cell>
          <table:table-cell office:value-type="float" office:value="9.33" calcext:value-type="float">
            <text:p>9.33</text:p>
          </table:table-cell>
          <table:table-cell office:value-type="float" office:value="15100" calcext:value-type="float">
            <text:p>15100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2008-11-06</text:p>
          </table:table-cell>
          <table:table-cell table:formula="of:=DATEVALUE([.A2031])" office:value-type="float" office:value="39758" calcext:value-type="float">
            <text:p>39758</text:p>
          </table:table-cell>
          <table:table-cell office:value-type="float" office:value="11" calcext:value-type="float">
            <text:p>11</text:p>
          </table:table-cell>
          <table:table-cell office:value-type="float" office:value="11.72" calcext:value-type="float">
            <text:p>11.72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office:value-type="float" office:value="6200" calcext:value-type="float">
            <text:p>620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2008-11-05</text:p>
          </table:table-cell>
          <table:table-cell table:formula="of:=DATEVALUE([.A2032])" office:value-type="float" office:value="39757" calcext:value-type="float">
            <text:p>39757</text:p>
          </table:table-cell>
          <table:table-cell office:value-type="float" office:value="10.35" calcext:value-type="float">
            <text:p>10.3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1" calcext:value-type="float">
            <text:p>10.1</text:p>
          </table:table-cell>
          <table:table-cell office:value-type="float" office:value="10.83" calcext:value-type="float">
            <text:p>10.83</text:p>
          </table:table-cell>
          <table:table-cell office:value-type="float" office:value="900" calcext:value-type="float">
            <text:p>900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2008-11-04</text:p>
          </table:table-cell>
          <table:table-cell table:formula="of:=DATEVALUE([.A2033])" office:value-type="float" office:value="39756" calcext:value-type="float">
            <text:p>39756</text:p>
          </table:table-cell>
          <table:table-cell office:value-type="float" office:value="9.96" calcext:value-type="float">
            <text:p>9.96</text:p>
          </table:table-cell>
          <table:table-cell office:value-type="float" office:value="10.19" calcext:value-type="float">
            <text:p>10.19</text:p>
          </table:table-cell>
          <table:table-cell office:value-type="float" office:value="9.96" calcext:value-type="float">
            <text:p>9.96</text:p>
          </table:table-cell>
          <table:table-cell office:value-type="float" office:value="10.19" calcext:value-type="float">
            <text:p>10.19</text:p>
          </table:table-cell>
          <table:table-cell office:value-type="float" office:value="900" calcext:value-type="float">
            <text:p>900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string" calcext:value-type="string">
            <text:p>2008-11-03</text:p>
          </table:table-cell>
          <table:table-cell table:formula="of:=DATEVALUE([.A2034])" office:value-type="float" office:value="39755" calcext:value-type="float">
            <text:p>39755</text:p>
          </table:table-cell>
          <table:table-cell office:value-type="float" office:value="9.9" calcext:value-type="float">
            <text:p>9.9</text:p>
          </table:table-cell>
          <table:table-cell office:value-type="float" office:value="9.93" calcext:value-type="float">
            <text:p>9.93</text:p>
          </table:table-cell>
          <table:table-cell office:value-type="float" office:value="9.9" calcext:value-type="float">
            <text:p>9.9</text:p>
          </table:table-cell>
          <table:table-cell office:value-type="float" office:value="9.93" calcext:value-type="float">
            <text:p>9.93</text:p>
          </table:table-cell>
          <table:table-cell office:value-type="float" office:value="100" calcext:value-type="float">
            <text:p>100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table:formula="of:=DATEVALUE([.A2035])" office:value-type="float" office:value="39752" calcext:value-type="float">
            <text:p>39752</text:p>
          </table:table-cell>
          <table:table-cell office:value-type="float" office:value="9.95" calcext:value-type="float">
            <text:p>9.95</text:p>
          </table:table-cell>
          <table:table-cell office:value-type="float" office:value="10.3" calcext:value-type="float">
            <text:p>10.3</text:p>
          </table:table-cell>
          <table:table-cell office:value-type="float" office:value="9.95" calcext:value-type="float">
            <text:p>9.95</text:p>
          </table:table-cell>
          <table:table-cell office:value-type="float" office:value="10.3" calcext:value-type="float">
            <text:p>10.3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2008-10-30</text:p>
          </table:table-cell>
          <table:table-cell table:formula="of:=DATEVALUE([.A2036])" office:value-type="float" office:value="39751" calcext:value-type="float">
            <text:p>39751</text:p>
          </table:table-cell>
          <table:table-cell table:number-columns-repeated="2" office:value-type="float" office:value="9.55" calcext:value-type="float">
            <text:p>9.55</text:p>
          </table:table-cell>
          <table:table-cell table:number-columns-repeated="2" office:value-type="float" office:value="9.48" calcext:value-type="float">
            <text:p>9.48</text:p>
          </table:table-cell>
          <table:table-cell office:value-type="float" office:value="300" calcext:value-type="float">
            <text:p>300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2008-10-29</text:p>
          </table:table-cell>
          <table:table-cell table:formula="of:=DATEVALUE([.A2037])" office:value-type="float" office:value="39750" calcext:value-type="float">
            <text:p>39750</text:p>
          </table:table-cell>
          <table:table-cell office:value-type="float" office:value="9.55" calcext:value-type="float">
            <text:p>9.55</text:p>
          </table:table-cell>
          <table:table-cell office:value-type="float" office:value="9.71" calcext:value-type="float">
            <text:p>9.71</text:p>
          </table:table-cell>
          <table:table-cell office:value-type="float" office:value="9.55" calcext:value-type="float">
            <text:p>9.55</text:p>
          </table:table-cell>
          <table:table-cell office:value-type="float" office:value="9.71" calcext:value-type="float">
            <text:p>9.71</text:p>
          </table:table-cell>
          <table:table-cell office:value-type="float" office:value="200" calcext:value-type="float">
            <text:p>200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2008-10-28</text:p>
          </table:table-cell>
          <table:table-cell table:formula="of:=DATEVALUE([.A2038])" office:value-type="float" office:value="39749" calcext:value-type="float">
            <text:p>39749</text:p>
          </table:table-cell>
          <table:table-cell table:number-columns-repeated="2" office:value-type="float" office:value="9.55" calcext:value-type="float">
            <text:p>9.55</text:p>
          </table:table-cell>
          <table:table-cell office:value-type="float" office:value="9.11" calcext:value-type="float">
            <text:p>9.11</text:p>
          </table:table-cell>
          <table:table-cell office:value-type="float" office:value="9.22" calcext:value-type="float">
            <text:p>9.22</text:p>
          </table:table-cell>
          <table:table-cell office:value-type="float" office:value="500" calcext:value-type="float">
            <text:p>500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2008-10-27</text:p>
          </table:table-cell>
          <table:table-cell table:formula="of:=DATEVALUE([.A2039])" office:value-type="float" office:value="39748" calcext:value-type="float">
            <text:p>39748</text:p>
          </table:table-cell>
          <table:table-cell office:value-type="float" office:value="9.45" calcext:value-type="float">
            <text:p>9.45</text:p>
          </table:table-cell>
          <table:table-cell office:value-type="float" office:value="9.48" calcext:value-type="float">
            <text:p>9.48</text:p>
          </table:table-cell>
          <table:table-cell office:value-type="float" office:value="9.25" calcext:value-type="float">
            <text:p>9.25</text:p>
          </table:table-cell>
          <table:table-cell office:value-type="float" office:value="9.48" calcext:value-type="float">
            <text:p>9.48</text:p>
          </table:table-cell>
          <table:table-cell office:value-type="float" office:value="100" calcext:value-type="float">
            <text:p>100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2008-10-24</text:p>
          </table:table-cell>
          <table:table-cell table:formula="of:=DATEVALUE([.A2040])" office:value-type="float" office:value="39745" calcext:value-type="float">
            <text:p>39745</text:p>
          </table:table-cell>
          <table:table-cell office:value-type="float" office:value="9.35" calcext:value-type="float">
            <text:p>9.35</text:p>
          </table:table-cell>
          <table:table-cell office:value-type="float" office:value="9.4" calcext:value-type="float">
            <text:p>9.4</text:p>
          </table:table-cell>
          <table:table-cell office:value-type="float" office:value="9.13" calcext:value-type="float">
            <text:p>9.13</text:p>
          </table:table-cell>
          <table:table-cell office:value-type="float" office:value="9.34" calcext:value-type="float">
            <text:p>9.34</text:p>
          </table:table-cell>
          <table:table-cell office:value-type="float" office:value="400" calcext:value-type="float">
            <text:p>400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2008-10-23</text:p>
          </table:table-cell>
          <table:table-cell table:formula="of:=DATEVALUE([.A2041])" office:value-type="float" office:value="39744" calcext:value-type="float">
            <text:p>39744</text:p>
          </table:table-cell>
          <table:table-cell table:number-columns-repeated="4"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2008-10-22</text:p>
          </table:table-cell>
          <table:table-cell table:formula="of:=DATEVALUE([.A2042])" office:value-type="float" office:value="39743" calcext:value-type="float">
            <text:p>39743</text:p>
          </table:table-cell>
          <table:table-cell office:value-type="float" office:value="9.6" calcext:value-type="float">
            <text:p>9.6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9.72" calcext:value-type="float">
            <text:p>9.72</text:p>
          </table:table-cell>
          <table:table-cell office:value-type="float" office:value="500" calcext:value-type="float">
            <text:p>50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2008-10-21</text:p>
          </table:table-cell>
          <table:table-cell table:formula="of:=DATEVALUE([.A2043])" office:value-type="float" office:value="39742" calcext:value-type="float">
            <text:p>39742</text:p>
          </table:table-cell>
          <table:table-cell office:value-type="float" office:value="9.54" calcext:value-type="float">
            <text:p>9.54</text:p>
          </table:table-cell>
          <table:table-cell office:value-type="float" office:value="9.57" calcext:value-type="float">
            <text:p>9.57</text:p>
          </table:table-cell>
          <table:table-cell office:value-type="float" office:value="9.54" calcext:value-type="float">
            <text:p>9.54</text:p>
          </table:table-cell>
          <table:table-cell office:value-type="float" office:value="9.57" calcext:value-type="float">
            <text:p>9.57</text:p>
          </table:table-cell>
          <table:table-cell office:value-type="float" office:value="100" calcext:value-type="float">
            <text:p>100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2008-10-20</text:p>
          </table:table-cell>
          <table:table-cell table:formula="of:=DATEVALUE([.A2044])" office:value-type="float" office:value="39741" calcext:value-type="float">
            <text:p>39741</text:p>
          </table:table-cell>
          <table:table-cell table:number-columns-repeated="2" office:value-type="float" office:value="9.75" calcext:value-type="float">
            <text:p>9.75</text:p>
          </table:table-cell>
          <table:table-cell table:number-columns-repeated="2" office:value-type="float" office:value="9.42" calcext:value-type="float">
            <text:p>9.42</text:p>
          </table:table-cell>
          <table:table-cell office:value-type="float" office:value="100" calcext:value-type="float">
            <text:p>10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2008-10-17</text:p>
          </table:table-cell>
          <table:table-cell table:formula="of:=DATEVALUE([.A2045])" office:value-type="float" office:value="39738" calcext:value-type="float">
            <text:p>39738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9.65" calcext:value-type="float">
            <text:p>9.65</text:p>
          </table:table-cell>
          <table:table-cell office:value-type="float" office:value="500" calcext:value-type="float">
            <text:p>500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2008-10-16</text:p>
          </table:table-cell>
          <table:table-cell table:formula="of:=DATEVALUE([.A2046])" office:value-type="float" office:value="39737" calcext:value-type="float">
            <text:p>39737</text:p>
          </table:table-cell>
          <table:table-cell office:value-type="float" office:value="8.55" calcext:value-type="float">
            <text:p>8.5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9.56" calcext:value-type="float">
            <text:p>9.56</text:p>
          </table:table-cell>
          <table:table-cell office:value-type="float" office:value="3400" calcext:value-type="float">
            <text:p>340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2008-10-15</text:p>
          </table:table-cell>
          <table:table-cell table:formula="of:=DATEVALUE([.A2047])" office:value-type="float" office:value="39736" calcext:value-type="float">
            <text:p>39736</text:p>
          </table:table-cell>
          <table:table-cell table:number-columns-repeated="2" office:value-type="float" office:value="9.33" calcext:value-type="float">
            <text:p>9.33</text:p>
          </table:table-cell>
          <table:table-cell table:number-columns-repeated="2" office:value-type="float" office:value="9.11" calcext:value-type="float">
            <text:p>9.11</text:p>
          </table:table-cell>
          <table:table-cell office:value-type="float" office:value="1200" calcext:value-type="float">
            <text:p>1200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2008-10-14</text:p>
          </table:table-cell>
          <table:table-cell table:formula="of:=DATEVALUE([.A2048])" office:value-type="float" office:value="39735" calcext:value-type="float">
            <text:p>39735</text:p>
          </table:table-cell>
          <table:table-cell office:value-type="float" office:value="9.9" calcext:value-type="float">
            <text:p>9.9</text:p>
          </table:table-cell>
          <table:table-cell office:value-type="float" office:value="10.18" calcext:value-type="float">
            <text:p>10.18</text:p>
          </table:table-cell>
          <table:table-cell table:number-columns-repeated="2" office:value-type="float" office:value="9.57" calcext:value-type="float">
            <text:p>9.57</text:p>
          </table:table-cell>
          <table:table-cell office:value-type="float" office:value="600" calcext:value-type="float">
            <text:p>600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2008-10-13</text:p>
          </table:table-cell>
          <table:table-cell table:formula="of:=DATEVALUE([.A2049])" office:value-type="float" office:value="39734" calcext:value-type="float">
            <text:p>39734</text:p>
          </table:table-cell>
          <table:table-cell office:value-type="float" office:value="9.36" calcext:value-type="float">
            <text:p>9.36</text:p>
          </table:table-cell>
          <table:table-cell office:value-type="float" office:value="9.59" calcext:value-type="float">
            <text:p>9.59</text:p>
          </table:table-cell>
          <table:table-cell office:value-type="float" office:value="9.36" calcext:value-type="float">
            <text:p>9.36</text:p>
          </table:table-cell>
          <table:table-cell office:value-type="float" office:value="9.56" calcext:value-type="float">
            <text:p>9.56</text:p>
          </table:table-cell>
          <table:table-cell office:value-type="float" office:value="900" calcext:value-type="float">
            <text:p>90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2008-10-10</text:p>
          </table:table-cell>
          <table:table-cell table:formula="of:=DATEVALUE([.A2050])" office:value-type="float" office:value="39731" calcext:value-type="float">
            <text:p>39731</text:p>
          </table:table-cell>
          <table:table-cell office:value-type="float" office:value="8.7" calcext:value-type="float">
            <text:p>8.7</text:p>
          </table:table-cell>
          <table:table-cell office:value-type="float" office:value="8.96" calcext:value-type="float">
            <text:p>8.96</text:p>
          </table:table-cell>
          <table:table-cell office:value-type="float" office:value="8.7" calcext:value-type="float">
            <text:p>8.7</text:p>
          </table:table-cell>
          <table:table-cell office:value-type="float" office:value="8.96" calcext:value-type="float">
            <text:p>8.96</text:p>
          </table:table-cell>
          <table:table-cell office:value-type="float" office:value="2500" calcext:value-type="float">
            <text:p>2500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2008-10-09</text:p>
          </table:table-cell>
          <table:table-cell table:formula="of:=DATEVALUE([.A2051])" office:value-type="float" office:value="39730" calcext:value-type="float">
            <text:p>397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float" office:value="9.79" calcext:value-type="float">
            <text:p>9.79</text:p>
          </table:table-cell>
          <table:table-cell office:value-type="float" office:value="400" calcext:value-type="float">
            <text:p>400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2008-10-08</text:p>
          </table:table-cell>
          <table:table-cell table:formula="of:=DATEVALUE([.A2052])" office:value-type="float" office:value="39729" calcext:value-type="float">
            <text:p>39729</text:p>
          </table:table-cell>
          <table:table-cell office:value-type="float" office:value="10.6" calcext:value-type="float">
            <text:p>10.6</text:p>
          </table:table-cell>
          <table:table-cell office:value-type="float" office:value="10.69" calcext:value-type="float">
            <text:p>10.69</text:p>
          </table:table-cell>
          <table:table-cell office:value-type="float" office:value="10.05" calcext:value-type="float">
            <text:p>10.05</text:p>
          </table:table-cell>
          <table:table-cell office:value-type="float" office:value="10.1" calcext:value-type="float">
            <text:p>10.1</text:p>
          </table:table-cell>
          <table:table-cell office:value-type="float" office:value="1800" calcext:value-type="float">
            <text:p>180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2008-10-07</text:p>
          </table:table-cell>
          <table:table-cell table:formula="of:=DATEVALUE([.A2053])" office:value-type="float" office:value="39728" calcext:value-type="float">
            <text:p>39728</text:p>
          </table:table-cell>
          <table:table-cell office:value-type="float" office:value="11.2" calcext:value-type="float">
            <text:p>11.2</text:p>
          </table:table-cell>
          <table:table-cell office:value-type="float" office:value="11.21" calcext:value-type="float">
            <text:p>11.21</text:p>
          </table:table-cell>
          <table:table-cell office:value-type="float" office:value="11.11" calcext:value-type="float">
            <text:p>11.11</text:p>
          </table:table-cell>
          <table:table-cell office:value-type="float" office:value="11.16" calcext:value-type="float">
            <text:p>11.16</text:p>
          </table:table-cell>
          <table:table-cell office:value-type="float" office:value="1100" calcext:value-type="float">
            <text:p>1100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2008-10-06</text:p>
          </table:table-cell>
          <table:table-cell table:formula="of:=DATEVALUE([.A2054])" office:value-type="float" office:value="39727" calcext:value-type="float">
            <text:p>39727</text:p>
          </table:table-cell>
          <table:table-cell table:number-columns-repeated="2" office:value-type="float" office:value="11.5" calcext:value-type="float">
            <text:p>11.5</text:p>
          </table:table-cell>
          <table:table-cell table:number-columns-repeated="2" office:value-type="float" office:value="11.14" calcext:value-type="float">
            <text:p>11.14</text:p>
          </table:table-cell>
          <table:table-cell office:value-type="float" office:value="10100" calcext:value-type="float">
            <text:p>10100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2008-10-03</text:p>
          </table:table-cell>
          <table:table-cell table:formula="of:=DATEVALUE([.A2055])" office:value-type="float" office:value="39724" calcext:value-type="float">
            <text:p>39724</text:p>
          </table:table-cell>
          <table:table-cell office:value-type="float" office:value="11.3" calcext:value-type="float">
            <text:p>11.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3" calcext:value-type="float">
            <text:p>11.3</text:p>
          </table:table-cell>
          <table:table-cell office:value-type="float" office:value="11.74" calcext:value-type="float">
            <text:p>11.74</text:p>
          </table:table-cell>
          <table:table-cell office:value-type="float" office:value="300" calcext:value-type="float">
            <text:p>300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string" calcext:value-type="string">
            <text:p>2008-10-02</text:p>
          </table:table-cell>
          <table:table-cell table:formula="of:=DATEVALUE([.A2056])" office:value-type="float" office:value="39723" calcext:value-type="float">
            <text:p>39723</text:p>
          </table:table-cell>
          <table:table-cell office:value-type="float" office:value="12.09" calcext:value-type="float">
            <text:p>12.09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10-01</text:p>
          </table:table-cell>
          <table:table-cell table:formula="of:=DATEVALUE([.A2057])" office:value-type="float" office:value="39722" calcext:value-type="float">
            <text:p>39722</text:p>
          </table:table-cell>
          <table:table-cell table:number-columns-repeated="4"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table:formula="of:=DATEVALUE([.A2058])" office:value-type="float" office:value="39721" calcext:value-type="float">
            <text:p>39721</text:p>
          </table:table-cell>
          <table:table-cell office:value-type="float" office:value="11.9" calcext:value-type="float">
            <text:p>11.9</text:p>
          </table:table-cell>
          <table:table-cell office:value-type="float" office:value="12.12" calcext:value-type="float">
            <text:p>12.12</text:p>
          </table:table-cell>
          <table:table-cell office:value-type="float" office:value="11.9" calcext:value-type="float">
            <text:p>11.9</text:p>
          </table:table-cell>
          <table:table-cell office:value-type="float" office:value="12.03" calcext:value-type="float">
            <text:p>12.03</text:p>
          </table:table-cell>
          <table:table-cell office:value-type="float" office:value="1700" calcext:value-type="float">
            <text:p>1700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2008-09-29</text:p>
          </table:table-cell>
          <table:table-cell table:formula="of:=DATEVALUE([.A2059])" office:value-type="float" office:value="39720" calcext:value-type="float">
            <text:p>39720</text:p>
          </table:table-cell>
          <table:table-cell office:value-type="float" office:value="12.95" calcext:value-type="float">
            <text:p>12.95</text:p>
          </table:table-cell>
          <table:table-cell office:value-type="float" office:value="13.03" calcext:value-type="float">
            <text:p>13.03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" calcext:value-type="float">
            <text:p>12.86</text:p>
          </table:table-cell>
          <table:table-cell office:value-type="float" office:value="700" calcext:value-type="float">
            <text:p>700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2008-09-26</text:p>
          </table:table-cell>
          <table:table-cell table:formula="of:=DATEVALUE([.A2060])" office:value-type="float" office:value="39717" calcext:value-type="float">
            <text:p>39717</text:p>
          </table:table-cell>
          <table:table-cell table:number-columns-repeated="4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2008-09-25</text:p>
          </table:table-cell>
          <table:table-cell table:formula="of:=DATEVALUE([.A2061])" office:value-type="float" office:value="39716" calcext:value-type="float">
            <text:p>39716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office:value-type="float" office:value="1900" calcext:value-type="float">
            <text:p>1900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2008-09-24</text:p>
          </table:table-cell>
          <table:table-cell table:formula="of:=DATEVALUE([.A2062])" office:value-type="float" office:value="39715" calcext:value-type="float">
            <text:p>39715</text:p>
          </table:table-cell>
          <table:table-cell office:value-type="float" office:value="12.85" calcext:value-type="float">
            <text:p>12.85</text:p>
          </table:table-cell>
          <table:table-cell office:value-type="float" office:value="13" calcext:value-type="float">
            <text:p>13</text:p>
          </table:table-cell>
          <table:table-cell office:value-type="float" office:value="12.85" calcext:value-type="float">
            <text:p>12.85</text:p>
          </table:table-cell>
          <table:table-cell office:value-type="float" office:value="12.95" calcext:value-type="float">
            <text:p>12.95</text:p>
          </table:table-cell>
          <table:table-cell office:value-type="float" office:value="300" calcext:value-type="float">
            <text:p>300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string" calcext:value-type="string">
            <text:p>2008-09-23</text:p>
          </table:table-cell>
          <table:table-cell table:formula="of:=DATEVALUE([.A2063])" office:value-type="float" office:value="39714" calcext:value-type="float">
            <text:p>39714</text:p>
          </table:table-cell>
          <table:table-cell office:value-type="float" office:value="12.71" calcext:value-type="float">
            <text:p>12.71</text:p>
          </table:table-cell>
          <table:table-cell office:value-type="float" office:value="12.87" calcext:value-type="float">
            <text:p>12.87</text:p>
          </table:table-cell>
          <table:table-cell office:value-type="float" office:value="12.6" calcext:value-type="float">
            <text:p>12.6</text:p>
          </table:table-cell>
          <table:table-cell office:value-type="float" office:value="12.87" calcext:value-type="float">
            <text:p>12.87</text:p>
          </table:table-cell>
          <table:table-cell office:value-type="float" office:value="900" calcext:value-type="float">
            <text:p>900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string" calcext:value-type="string">
            <text:p>2008-09-22</text:p>
          </table:table-cell>
          <table:table-cell table:formula="of:=DATEVALUE([.A2064])" office:value-type="float" office:value="39713" calcext:value-type="float">
            <text:p>39713</text:p>
          </table:table-cell>
          <table:table-cell table:number-columns-repeated="4"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2008-09-19</text:p>
          </table:table-cell>
          <table:table-cell table:formula="of:=DATEVALUE([.A2065])" office:value-type="float" office:value="39710" calcext:value-type="float">
            <text:p>39710</text:p>
          </table:table-cell>
          <table:table-cell table:number-columns-repeated="2" office:value-type="float" office:value="14.53" calcext:value-type="float">
            <text:p>14.53</text:p>
          </table:table-cell>
          <table:table-cell table:number-columns-repeated="2" office:value-type="float" office:value="13.99" calcext:value-type="float">
            <text:p>13.99</text:p>
          </table:table-cell>
          <table:table-cell office:value-type="float" office:value="300" calcext:value-type="float">
            <text:p>300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2008-09-18</text:p>
          </table:table-cell>
          <table:table-cell table:formula="of:=DATEVALUE([.A2066])" office:value-type="float" office:value="39709" calcext:value-type="float">
            <text:p>39709</text:p>
          </table:table-cell>
          <table:table-cell office:value-type="float" office:value="13" calcext:value-type="float">
            <text:p>13</text:p>
          </table:table-cell>
          <table:table-cell office:value-type="float" office:value="13.06" calcext:value-type="float">
            <text:p>13.06</text:p>
          </table:table-cell>
          <table:table-cell office:value-type="float" office:value="13" calcext:value-type="float">
            <text:p>13</text:p>
          </table:table-cell>
          <table:table-cell office:value-type="float" office:value="13.06" calcext:value-type="float">
            <text:p>13.06</text:p>
          </table:table-cell>
          <table:table-cell office:value-type="float" office:value="800" calcext:value-type="float">
            <text:p>800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2008-09-17</text:p>
          </table:table-cell>
          <table:table-cell table:formula="of:=DATEVALUE([.A2067])" office:value-type="float" office:value="39708" calcext:value-type="float">
            <text:p>39708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6" calcext:value-type="float">
            <text:p>13.36</text:p>
          </table:table-cell>
          <table:table-cell office:value-type="float" office:value="500" calcext:value-type="float">
            <text:p>500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string" calcext:value-type="string">
            <text:p>2008-09-16</text:p>
          </table:table-cell>
          <table:table-cell table:formula="of:=DATEVALUE([.A2068])" office:value-type="float" office:value="39707" calcext:value-type="float">
            <text:p>39707</text:p>
          </table:table-cell>
          <table:table-cell office:value-type="float" office:value="13.17" calcext:value-type="float">
            <text:p>13.17</text:p>
          </table:table-cell>
          <table:table-cell office:value-type="float" office:value="13.39" calcext:value-type="float">
            <text:p>13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3.39" calcext:value-type="float">
            <text:p>13.39</text:p>
          </table:table-cell>
          <table:table-cell office:value-type="float" office:value="500" calcext:value-type="float">
            <text:p>500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2008-09-15</text:p>
          </table:table-cell>
          <table:table-cell table:formula="of:=DATEVALUE([.A2069])" office:value-type="float" office:value="39706" calcext:value-type="float">
            <text:p>39706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2.85" calcext:value-type="float">
            <text:p>12.85</text:p>
          </table:table-cell>
          <table:table-cell office:value-type="float" office:value="12.92" calcext:value-type="float">
            <text:p>12.92</text:p>
          </table:table-cell>
          <table:table-cell office:value-type="float" office:value="1300" calcext:value-type="float">
            <text:p>1300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2008-09-12</text:p>
          </table:table-cell>
          <table:table-cell table:formula="of:=DATEVALUE([.A2070])" office:value-type="float" office:value="39703" calcext:value-type="float">
            <text:p>39703</text:p>
          </table:table-cell>
          <table:table-cell office:value-type="float" office:value="12.95" calcext:value-type="float">
            <text:p>12.95</text:p>
          </table:table-cell>
          <table:table-cell office:value-type="float" office:value="13.34" calcext:value-type="float">
            <text:p>13.34</text:p>
          </table:table-cell>
          <table:table-cell office:value-type="float" office:value="12.95" calcext:value-type="float">
            <text:p>12.95</text:p>
          </table:table-cell>
          <table:table-cell office:value-type="float" office:value="13.34" calcext:value-type="float">
            <text:p>13.34</text:p>
          </table:table-cell>
          <table:table-cell office:value-type="float" office:value="6300" calcext:value-type="float">
            <text:p>6300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string" calcext:value-type="string">
            <text:p>2008-09-11</text:p>
          </table:table-cell>
          <table:table-cell table:formula="of:=DATEVALUE([.A2071])" office:value-type="float" office:value="39702" calcext:value-type="float">
            <text:p>39702</text:p>
          </table:table-cell>
          <table:table-cell office:value-type="float" office:value="12.52" calcext:value-type="float">
            <text:p>12.52</text:p>
          </table:table-cell>
          <table:table-cell office:value-type="float" office:value="12.53" calcext:value-type="float">
            <text:p>12.53</text:p>
          </table:table-cell>
          <table:table-cell table:number-columns-repeated="2" office:value-type="float" office:value="12.49" calcext:value-type="float">
            <text:p>12.49</text:p>
          </table:table-cell>
          <table:table-cell office:value-type="float" office:value="4800" calcext:value-type="float">
            <text:p>4800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string" calcext:value-type="string">
            <text:p>2008-09-10</text:p>
          </table:table-cell>
          <table:table-cell table:formula="of:=DATEVALUE([.A2072])" office:value-type="float" office:value="39701" calcext:value-type="float">
            <text:p>39701</text:p>
          </table:table-cell>
          <table:table-cell office:value-type="float" office:value="12.45" calcext:value-type="float">
            <text:p>12.45</text:p>
          </table:table-cell>
          <table:table-cell office:value-type="float" office:value="12.5" calcext:value-type="float">
            <text:p>12.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" calcext:value-type="float">
            <text:p>12.5</text:p>
          </table:table-cell>
          <table:table-cell office:value-type="float" office:value="1300" calcext:value-type="float">
            <text:p>130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08-09-09</text:p>
          </table:table-cell>
          <table:table-cell table:formula="of:=DATEVALUE([.A2073])" office:value-type="float" office:value="39700" calcext:value-type="float">
            <text:p>39700</text:p>
          </table:table-cell>
          <table:table-cell table:number-columns-repeated="4"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2008-09-08</text:p>
          </table:table-cell>
          <table:table-cell table:formula="of:=DATEVALUE([.A2074])" office:value-type="float" office:value="39699" calcext:value-type="float">
            <text:p>39699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1100" calcext:value-type="float">
            <text:p>110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2008-09-05</text:p>
          </table:table-cell>
          <table:table-cell table:formula="of:=DATEVALUE([.A2075])" office:value-type="float" office:value="39696" calcext:value-type="float">
            <text:p>3969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" calcext:value-type="float">
            <text:p>12.3</text:p>
          </table:table-cell>
          <table:table-cell office:value-type="float" office:value="12.63" calcext:value-type="float">
            <text:p>12.63</text:p>
          </table:table-cell>
          <table:table-cell office:value-type="float" office:value="100" calcext:value-type="float">
            <text:p>100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2008-09-04</text:p>
          </table:table-cell>
          <table:table-cell table:formula="of:=DATEVALUE([.A2076])" office:value-type="float" office:value="39695" calcext:value-type="float">
            <text:p>39695</text:p>
          </table:table-cell>
          <table:table-cell office:value-type="float" office:value="12.85" calcext:value-type="float">
            <text:p>12.85</text:p>
          </table:table-cell>
          <table:table-cell office:value-type="float" office:value="12.94" calcext:value-type="float">
            <text:p>12.94</text:p>
          </table:table-cell>
          <table:table-cell table:number-columns-repeated="2" office:value-type="float" office:value="12.85" calcext:value-type="float">
            <text:p>12.85</text:p>
          </table:table-cell>
          <table:table-cell office:value-type="float" office:value="900" calcext:value-type="float">
            <text:p>900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2008-09-03</text:p>
          </table:table-cell>
          <table:table-cell table:formula="of:=DATEVALUE([.A2077])" office:value-type="float" office:value="39694" calcext:value-type="float">
            <text:p>39694</text:p>
          </table:table-cell>
          <table:table-cell table:number-columns-repeated="2" office:value-type="float" office:value="12.94" calcext:value-type="float">
            <text:p>12.94</text:p>
          </table:table-cell>
          <table:table-cell table:number-columns-repeated="2"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string" calcext:value-type="string">
            <text:p>2008-09-02</text:p>
          </table:table-cell>
          <table:table-cell table:formula="of:=DATEVALUE([.A2078])" office:value-type="float" office:value="39693" calcext:value-type="float">
            <text:p>39693</text:p>
          </table:table-cell>
          <table:table-cell office:value-type="float" office:value="13.1" calcext:value-type="float">
            <text:p>13.1</text:p>
          </table:table-cell>
          <table:table-cell office:value-type="float" office:value="13.38" calcext:value-type="float">
            <text:p>13.38</text:p>
          </table:table-cell>
          <table:table-cell office:value-type="float" office:value="13.1" calcext:value-type="float">
            <text:p>13.1</text:p>
          </table:table-cell>
          <table:table-cell office:value-type="float" office:value="13.38" calcext:value-type="float">
            <text:p>13.38</text:p>
          </table:table-cell>
          <table:table-cell office:value-type="float" office:value="300" calcext:value-type="float">
            <text:p>300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string" calcext:value-type="string">
            <text:p>2008-09-01</text:p>
          </table:table-cell>
          <table:table-cell table:formula="of:=DATEVALUE([.A2079])" office:value-type="float" office:value="39692" calcext:value-type="float">
            <text:p>39692</text:p>
          </table:table-cell>
          <table:table-cell table:number-columns-repeated="4"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string" calcext:value-type="string">
            <text:p>2008-08-29</text:p>
          </table:table-cell>
          <table:table-cell table:formula="of:=DATEVALUE([.A2080])" office:value-type="float" office:value="39689" calcext:value-type="float">
            <text:p>3968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31" calcext:value-type="float">
            <text:p>13.31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00" calcext:value-type="float">
            <text:p>100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string" calcext:value-type="string">
            <text:p>2008-08-28</text:p>
          </table:table-cell>
          <table:table-cell table:formula="of:=DATEVALUE([.A2081])" office:value-type="float" office:value="39688" calcext:value-type="float">
            <text:p>39688</text:p>
          </table:table-cell>
          <table:table-cell table:number-columns-repeated="4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2008-08-27</text:p>
          </table:table-cell>
          <table:table-cell table:formula="of:=DATEVALUE([.A2082])" office:value-type="float" office:value="39687" calcext:value-type="float">
            <text:p>39687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string" calcext:value-type="string">
            <text:p>2008-08-26</text:p>
          </table:table-cell>
          <table:table-cell table:formula="of:=DATEVALUE([.A2083])" office:value-type="float" office:value="39686" calcext:value-type="float">
            <text:p>39686</text:p>
          </table:table-cell>
          <table:table-cell office:value-type="float" office:value="12.97" calcext:value-type="float">
            <text:p>12.97</text:p>
          </table:table-cell>
          <table:table-cell office:value-type="float" office:value="13.05" calcext:value-type="float">
            <text:p>13.05</text:p>
          </table:table-cell>
          <table:table-cell office:value-type="float" office:value="12.97" calcext:value-type="float">
            <text:p>12.97</text:p>
          </table:table-cell>
          <table:table-cell office:value-type="float" office:value="13.05" calcext:value-type="float">
            <text:p>13.05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string" calcext:value-type="string">
            <text:p>2008-08-25</text:p>
          </table:table-cell>
          <table:table-cell table:formula="of:=DATEVALUE([.A2084])" office:value-type="float" office:value="39685" calcext:value-type="float">
            <text:p>39685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00" calcext:value-type="float">
            <text:p>100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2008-08-22</text:p>
          </table:table-cell>
          <table:table-cell table:formula="of:=DATEVALUE([.A2085])" office:value-type="float" office:value="39682" calcext:value-type="float">
            <text:p>39682</text:p>
          </table:table-cell>
          <table:table-cell table:number-columns-repeated="4"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string" calcext:value-type="string">
            <text:p>2008-08-21</text:p>
          </table:table-cell>
          <table:table-cell table:formula="of:=DATEVALUE([.A2086])" office:value-type="float" office:value="39681" calcext:value-type="float">
            <text:p>39681</text:p>
          </table:table-cell>
          <table:table-cell office:value-type="float" office:value="12.75" calcext:value-type="float">
            <text:p>12.75</text:p>
          </table:table-cell>
          <table:table-cell office:value-type="float" office:value="12.84" calcext:value-type="float">
            <text:p>12.84</text:p>
          </table:table-cell>
          <table:table-cell table:number-columns-repeated="2" office:value-type="float" office:value="12.72" calcext:value-type="float">
            <text:p>12.72</text:p>
          </table:table-cell>
          <table:table-cell office:value-type="float" office:value="800" calcext:value-type="float">
            <text:p>800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string" calcext:value-type="string">
            <text:p>2008-08-20</text:p>
          </table:table-cell>
          <table:table-cell table:formula="of:=DATEVALUE([.A2087])" office:value-type="float" office:value="39680" calcext:value-type="float">
            <text:p>39680</text:p>
          </table:table-cell>
          <table:table-cell office:value-type="float" office:value="13.1" calcext:value-type="float">
            <text:p>13.1</text:p>
          </table:table-cell>
          <table:table-cell office:value-type="float" office:value="13.22" calcext:value-type="float">
            <text:p>13.22</text:p>
          </table:table-cell>
          <table:table-cell office:value-type="float" office:value="13.1" calcext:value-type="float">
            <text:p>13.1</text:p>
          </table:table-cell>
          <table:table-cell office:value-type="float" office:value="13.22" calcext:value-type="float">
            <text:p>13.22</text:p>
          </table:table-cell>
          <table:table-cell office:value-type="float" office:value="1000" calcext:value-type="float">
            <text:p>1000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string" calcext:value-type="string">
            <text:p>2008-08-19</text:p>
          </table:table-cell>
          <table:table-cell table:formula="of:=DATEVALUE([.A2088])" office:value-type="float" office:value="39679" calcext:value-type="float">
            <text:p>39679</text:p>
          </table:table-cell>
          <table:table-cell table:number-columns-repeated="4"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string" calcext:value-type="string">
            <text:p>2008-08-18</text:p>
          </table:table-cell>
          <table:table-cell table:formula="of:=DATEVALUE([.A2089])" office:value-type="float" office:value="39678" calcext:value-type="float">
            <text:p>39678</text:p>
          </table:table-cell>
          <table:table-cell office:value-type="float" office:value="13.75" calcext:value-type="float">
            <text:p>13.75</text:p>
          </table:table-cell>
          <table:table-cell office:value-type="float" office:value="13.84" calcext:value-type="float">
            <text:p>13.84</text:p>
          </table:table-cell>
          <table:table-cell table:number-columns-repeated="2" office:value-type="float" office:value="13.57" calcext:value-type="float">
            <text:p>13.57</text:p>
          </table:table-cell>
          <table:table-cell office:value-type="float" office:value="200" calcext:value-type="float">
            <text:p>200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string" calcext:value-type="string">
            <text:p>2008-07-28</text:p>
          </table:table-cell>
          <table:table-cell table:formula="of:=DATEVALUE([.A2090])" office:value-type="float" office:value="39657" calcext:value-type="float">
            <text:p>39657</text:p>
          </table:table-cell>
          <table:table-cell office:value-type="float" office:value="13.45" calcext:value-type="float">
            <text:p>13.45</text:p>
          </table:table-cell>
          <table:table-cell office:value-type="float" office:value="13.52" calcext:value-type="float">
            <text:p>13.52</text:p>
          </table:table-cell>
          <table:table-cell table:number-columns-repeated="2" office:value-type="float" office:value="13.23" calcext:value-type="float">
            <text:p>13.23</text:p>
          </table:table-cell>
          <table:table-cell office:value-type="float" office:value="800" calcext:value-type="float">
            <text:p>800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2008-07-25</text:p>
          </table:table-cell>
          <table:table-cell table:formula="of:=DATEVALUE([.A2091])" office:value-type="float" office:value="39654" calcext:value-type="float">
            <text:p>39654</text:p>
          </table:table-cell>
          <table:table-cell office:value-type="float" office:value="13.01" calcext:value-type="float">
            <text:p>13.01</text:p>
          </table:table-cell>
          <table:table-cell office:value-type="float" office:value="13.31" calcext:value-type="float">
            <text:p>13.31</text:p>
          </table:table-cell>
          <table:table-cell office:value-type="float" office:value="13.01" calcext:value-type="float">
            <text:p>13.01</text:p>
          </table:table-cell>
          <table:table-cell office:value-type="float" office:value="13.05" calcext:value-type="float">
            <text:p>13.05</text:p>
          </table:table-cell>
          <table:table-cell office:value-type="float" office:value="1600" calcext:value-type="float">
            <text:p>1600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string" calcext:value-type="string">
            <text:p>2008-07-24</text:p>
          </table:table-cell>
          <table:table-cell table:formula="of:=DATEVALUE([.A2092])" office:value-type="float" office:value="39653" calcext:value-type="float">
            <text:p>39653</text:p>
          </table:table-cell>
          <table:table-cell table:number-columns-repeated="2" office:value-type="float" office:value="13.49" calcext:value-type="float">
            <text:p>13.49</text:p>
          </table:table-cell>
          <table:table-cell table:number-columns-repeated="2" office:value-type="float" office:value="13.07" calcext:value-type="float">
            <text:p>13.07</text:p>
          </table:table-cell>
          <table:table-cell office:value-type="float" office:value="6300" calcext:value-type="float">
            <text:p>6300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string" calcext:value-type="string">
            <text:p>2008-07-23</text:p>
          </table:table-cell>
          <table:table-cell table:formula="of:=DATEVALUE([.A2093])" office:value-type="float" office:value="39652" calcext:value-type="float">
            <text:p>39652</text:p>
          </table:table-cell>
          <table:table-cell office:value-type="float" office:value="13.85" calcext:value-type="float">
            <text:p>13.85</text:p>
          </table:table-cell>
          <table:table-cell office:value-type="float" office:value="14" calcext:value-type="float">
            <text:p>14</text:p>
          </table:table-cell>
          <table:table-cell office:value-type="float" office:value="13.69" calcext:value-type="float">
            <text:p>13.69</text:p>
          </table:table-cell>
          <table:table-cell office:value-type="float" office:value="13.85" calcext:value-type="float">
            <text:p>13.85</text:p>
          </table:table-cell>
          <table:table-cell office:value-type="float" office:value="2100" calcext:value-type="float">
            <text:p>2100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string" calcext:value-type="string">
            <text:p>2008-07-22</text:p>
          </table:table-cell>
          <table:table-cell table:formula="of:=DATEVALUE([.A2094])" office:value-type="float" office:value="39651" calcext:value-type="float">
            <text:p>39651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2" office:value-type="float" office:value="13.49" calcext:value-type="float">
            <text:p>13.49</text:p>
          </table:table-cell>
          <table:table-cell office:value-type="float" office:value="800" calcext:value-type="float">
            <text:p>800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string" calcext:value-type="string">
            <text:p>2008-07-21</text:p>
          </table:table-cell>
          <table:table-cell table:formula="of:=DATEVALUE([.A2095])" office:value-type="float" office:value="39650" calcext:value-type="float">
            <text:p>39650</text:p>
          </table:table-cell>
          <table:table-cell office:value-type="float" office:value="14.1" calcext:value-type="float">
            <text:p>14.1</text:p>
          </table:table-cell>
          <table:table-cell office:value-type="float" office:value="14.15" calcext:value-type="float">
            <text:p>14.15</text:p>
          </table:table-cell>
          <table:table-cell table:number-columns-repeated="2" office:value-type="float" office:value="14.01" calcext:value-type="float">
            <text:p>14.01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</table:table-row>
        <table:table-row table:style-name="ro1">
          <table:table-cell office:value-type="string" calcext:value-type="string">
            <text:p>2008-07-18</text:p>
          </table:table-cell>
          <table:table-cell table:formula="of:=DATEVALUE([.A2096])" office:value-type="float" office:value="39647" calcext:value-type="float">
            <text:p>39647</text:p>
          </table:table-cell>
          <table:table-cell office:value-type="float" office:value="13.95" calcext:value-type="float">
            <text:p>13.95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08" calcext:value-type="float">
            <text:p>14.08</text:p>
          </table:table-cell>
          <table:table-cell office:value-type="float" office:value="200" calcext:value-type="float">
            <text:p>200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2008-07-17</text:p>
          </table:table-cell>
          <table:table-cell table:formula="of:=DATEVALUE([.A2097])" office:value-type="float" office:value="39646" calcext:value-type="float">
            <text:p>39646</text:p>
          </table:table-cell>
          <table:table-cell office:value-type="float" office:value="14.11" calcext:value-type="float">
            <text:p>14.11</text:p>
          </table:table-cell>
          <table:table-cell office:value-type="float" office:value="15.43" calcext:value-type="float">
            <text:p>15.43</text:p>
          </table:table-cell>
          <table:table-cell office:value-type="float" office:value="14.08" calcext:value-type="float">
            <text:p>14.08</text:p>
          </table:table-cell>
          <table:table-cell office:value-type="float" office:value="14.48" calcext:value-type="float">
            <text:p>14.48</text:p>
          </table:table-cell>
          <table:table-cell office:value-type="float" office:value="10000" calcext:value-type="float">
            <text:p>10000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string" calcext:value-type="string">
            <text:p>2008-07-16</text:p>
          </table:table-cell>
          <table:table-cell table:formula="of:=DATEVALUE([.A2098])" office:value-type="float" office:value="39645" calcext:value-type="float">
            <text:p>39645</text:p>
          </table:table-cell>
          <table:table-cell table:number-columns-repeated="4"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string" calcext:value-type="string">
            <text:p>2008-07-15</text:p>
          </table:table-cell>
          <table:table-cell table:formula="of:=DATEVALUE([.A2099])" office:value-type="float" office:value="39644" calcext:value-type="float">
            <text:p>39644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3.41" calcext:value-type="float">
            <text:p>13.41</text:p>
          </table:table-cell>
          <table:table-cell office:value-type="float" office:value="13.65" calcext:value-type="float">
            <text:p>13.65</text:p>
          </table:table-cell>
          <table:table-cell office:value-type="float" office:value="700" calcext:value-type="float">
            <text:p>70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string" calcext:value-type="string">
            <text:p>2008-07-14</text:p>
          </table:table-cell>
          <table:table-cell table:formula="of:=DATEVALUE([.A2100])" office:value-type="float" office:value="39643" calcext:value-type="float">
            <text:p>39643</text:p>
          </table:table-cell>
          <table:table-cell office:value-type="float" office:value="14.73" calcext:value-type="float">
            <text:p>14.73</text:p>
          </table:table-cell>
          <table:table-cell office:value-type="float" office:value="14.91" calcext:value-type="float">
            <text:p>14.91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500" calcext:value-type="float">
            <text:p>1500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2008-07-11</text:p>
          </table:table-cell>
          <table:table-cell table:formula="of:=DATEVALUE([.A2101])" office:value-type="float" office:value="39640" calcext:value-type="float">
            <text:p>39640</text:p>
          </table:table-cell>
          <table:table-cell office:value-type="float" office:value="14.85" calcext:value-type="float">
            <text:p>14.85</text:p>
          </table:table-cell>
          <table:table-cell office:value-type="float" office:value="14.99" calcext:value-type="float">
            <text:p>14.99</text:p>
          </table:table-cell>
          <table:table-cell table:number-columns-repeated="2" office:value-type="float" office:value="14.39" calcext:value-type="float">
            <text:p>14.39</text:p>
          </table:table-cell>
          <table:table-cell office:value-type="float" office:value="3600" calcext:value-type="float">
            <text:p>3600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2008-07-10</text:p>
          </table:table-cell>
          <table:table-cell table:formula="of:=DATEVALUE([.A2102])" office:value-type="float" office:value="39639" calcext:value-type="float">
            <text:p>39639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14.98" calcext:value-type="float">
            <text:p>14.98</text:p>
          </table:table-cell>
          <table:table-cell office:value-type="float" office:value="5500" calcext:value-type="float">
            <text:p>5500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string" calcext:value-type="string">
            <text:p>2008-07-09</text:p>
          </table:table-cell>
          <table:table-cell table:formula="of:=DATEVALUE([.A2103])" office:value-type="float" office:value="39638" calcext:value-type="float">
            <text:p>3963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73" calcext:value-type="float">
            <text:p>15.73</text:p>
          </table:table-cell>
          <table:table-cell table:number-columns-repeated="2" office:value-type="float" office:value="15.34" calcext:value-type="float">
            <text:p>15.34</text:p>
          </table:table-cell>
          <table:table-cell office:value-type="float" office:value="2600" calcext:value-type="float">
            <text:p>2600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string" calcext:value-type="string">
            <text:p>2008-07-08</text:p>
          </table:table-cell>
          <table:table-cell table:formula="of:=DATEVALUE([.A2104])" office:value-type="float" office:value="39637" calcext:value-type="float">
            <text:p>3963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41" calcext:value-type="float">
            <text:p>15.41</text:p>
          </table:table-cell>
          <table:table-cell office:value-type="float" office:value="15" calcext:value-type="float">
            <text:p>15</text:p>
          </table:table-cell>
          <table:table-cell office:value-type="float" office:value="15.41" calcext:value-type="float">
            <text:p>15.41</text:p>
          </table:table-cell>
          <table:table-cell office:value-type="float" office:value="2300" calcext:value-type="float">
            <text:p>2300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2008-07-07</text:p>
          </table:table-cell>
          <table:table-cell table:formula="of:=DATEVALUE([.A2105])" office:value-type="float" office:value="39636" calcext:value-type="float">
            <text:p>39636</text:p>
          </table:table-cell>
          <table:table-cell office:value-type="float" office:value="13.6" calcext:value-type="float">
            <text:p>13.6</text:p>
          </table:table-cell>
          <table:table-cell office:value-type="float" office:value="15.38" calcext:value-type="float">
            <text:p>15.38</text:p>
          </table:table-cell>
          <table:table-cell office:value-type="float" office:value="13.6" calcext:value-type="float">
            <text:p>13.6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string" calcext:value-type="string">
            <text:p>2008-07-04</text:p>
          </table:table-cell>
          <table:table-cell table:formula="of:=DATEVALUE([.A2106])" office:value-type="float" office:value="39633" calcext:value-type="float">
            <text:p>39633</text:p>
          </table:table-cell>
          <table:table-cell table:number-columns-repeated="4"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2008-07-03</text:p>
          </table:table-cell>
          <table:table-cell table:formula="of:=DATEVALUE([.A2107])" office:value-type="float" office:value="39632" calcext:value-type="float">
            <text:p>39632</text:p>
          </table:table-cell>
          <table:table-cell office:value-type="float" office:value="13.2" calcext:value-type="float">
            <text:p>13.2</text:p>
          </table:table-cell>
          <table:table-cell office:value-type="float" office:value="13.25" calcext:value-type="float">
            <text:p>13.25</text:p>
          </table:table-cell>
          <table:table-cell office:value-type="float" office:value="13.2" calcext:value-type="float">
            <text:p>13.2</text:p>
          </table:table-cell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string" calcext:value-type="string">
            <text:p>2008-07-02</text:p>
          </table:table-cell>
          <table:table-cell table:formula="of:=DATEVALUE([.A2108])" office:value-type="float" office:value="39631" calcext:value-type="float">
            <text:p>39631</text:p>
          </table:table-cell>
          <table:table-cell office:value-type="float" office:value="12.95" calcext:value-type="float">
            <text:p>12.95</text:p>
          </table:table-cell>
          <table:table-cell office:value-type="float" office:value="13.7" calcext:value-type="float">
            <text:p>13.7</text:p>
          </table:table-cell>
          <table:table-cell office:value-type="float" office:value="12.95" calcext:value-type="float">
            <text:p>12.95</text:p>
          </table:table-cell>
          <table:table-cell office:value-type="float" office:value="13.65" calcext:value-type="float">
            <text:p>13.65</text:p>
          </table:table-cell>
          <table:table-cell office:value-type="float" office:value="1200" calcext:value-type="float">
            <text:p>120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string" calcext:value-type="string">
            <text:p>2008-07-01</text:p>
          </table:table-cell>
          <table:table-cell table:formula="of:=DATEVALUE([.A2109])" office:value-type="float" office:value="39630" calcext:value-type="float">
            <text:p>39630</text:p>
          </table:table-cell>
          <table:table-cell table:number-columns-repeated="2" office:value-type="float" office:value="13.06" calcext:value-type="float">
            <text:p>13.06</text:p>
          </table:table-cell>
          <table:table-cell table:number-columns-repeated="2" office:value-type="float" office:value="12.67" calcext:value-type="float">
            <text:p>12.67</text:p>
          </table:table-cell>
          <table:table-cell office:value-type="float" office:value="2000" calcext:value-type="float">
            <text:p>200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table:formula="of:=DATEVALUE([.A2110])" office:value-type="float" office:value="39629" calcext:value-type="float">
            <text:p>39629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2" office:value-type="float" office:value="13.26" calcext:value-type="float">
            <text:p>13.26</text:p>
          </table:table-cell>
          <table:table-cell office:value-type="float" office:value="200" calcext:value-type="float">
            <text:p>200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string" calcext:value-type="string">
            <text:p>2008-06-27</text:p>
          </table:table-cell>
          <table:table-cell table:formula="of:=DATEVALUE([.A2111])" office:value-type="float" office:value="39626" calcext:value-type="float">
            <text:p>39626</text:p>
          </table:table-cell>
          <table:table-cell office:value-type="float" office:value="13.55" calcext:value-type="float">
            <text:p>13.55</text:p>
          </table:table-cell>
          <table:table-cell office:value-type="float" office:value="13.59" calcext:value-type="float">
            <text:p>13.59</text:p>
          </table:table-cell>
          <table:table-cell office:value-type="float" office:value="13.55" calcext:value-type="float">
            <text:p>13.55</text:p>
          </table:table-cell>
          <table:table-cell office:value-type="float" office:value="13.59" calcext:value-type="float">
            <text:p>13.59</text:p>
          </table:table-cell>
          <table:table-cell office:value-type="float" office:value="100" calcext:value-type="float">
            <text:p>100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string" calcext:value-type="string">
            <text:p>2008-06-26</text:p>
          </table:table-cell>
          <table:table-cell table:formula="of:=DATEVALUE([.A2112])" office:value-type="float" office:value="39625" calcext:value-type="float">
            <text:p>39625</text:p>
          </table:table-cell>
          <table:table-cell table:number-columns-repeated="2" office:value-type="float" office:value="13.95" calcext:value-type="float">
            <text:p>13.95</text:p>
          </table:table-cell>
          <table:table-cell table:number-columns-repeated="2" office:value-type="float" office:value="13.77" calcext:value-type="float">
            <text:p>13.77</text:p>
          </table:table-cell>
          <table:table-cell office:value-type="float" office:value="300" calcext:value-type="float">
            <text:p>300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string" calcext:value-type="string">
            <text:p>2008-06-25</text:p>
          </table:table-cell>
          <table:table-cell table:formula="of:=DATEVALUE([.A2113])" office:value-type="float" office:value="39624" calcext:value-type="float">
            <text:p>39624</text:p>
          </table:table-cell>
          <table:table-cell office:value-type="float" office:value="14.07" calcext:value-type="float">
            <text:p>14.07</text:p>
          </table:table-cell>
          <table:table-cell office:value-type="float" office:value="14.29" calcext:value-type="float">
            <text:p>14.29</text:p>
          </table:table-cell>
          <table:table-cell office:value-type="float" office:value="14.06" calcext:value-type="float">
            <text:p>14.06</text:p>
          </table:table-cell>
          <table:table-cell office:value-type="float" office:value="14.2" calcext:value-type="float">
            <text:p>14.2</text:p>
          </table:table-cell>
          <table:table-cell office:value-type="float" office:value="900" calcext:value-type="float">
            <text:p>900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2008-06-24</text:p>
          </table:table-cell>
          <table:table-cell table:formula="of:=DATEVALUE([.A2114])" office:value-type="float" office:value="39623" calcext:value-type="float">
            <text:p>39623</text:p>
          </table:table-cell>
          <table:table-cell table:number-columns-repeated="2" office:value-type="float" office:value="13.88" calcext:value-type="float">
            <text:p>13.88</text:p>
          </table:table-cell>
          <table:table-cell office:value-type="float" office:value="13.24" calcext:value-type="float">
            <text:p>13.24</text:p>
          </table:table-cell>
          <table:table-cell office:value-type="float" office:value="13.34" calcext:value-type="float">
            <text:p>13.34</text:p>
          </table:table-cell>
          <table:table-cell office:value-type="float" office:value="1300" calcext:value-type="float">
            <text:p>1300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string" calcext:value-type="string">
            <text:p>2008-06-23</text:p>
          </table:table-cell>
          <table:table-cell table:formula="of:=DATEVALUE([.A2115])" office:value-type="float" office:value="39622" calcext:value-type="float">
            <text:p>39622</text:p>
          </table:table-cell>
          <table:table-cell office:value-type="float" office:value="14.1" calcext:value-type="float">
            <text:p>14.1</text:p>
          </table:table-cell>
          <table:table-cell office:value-type="float" office:value="14.15" calcext:value-type="float">
            <text:p>14.15</text:p>
          </table:table-cell>
          <table:table-cell table:number-columns-repeated="2" office:value-type="float" office:value="13.89" calcext:value-type="float">
            <text:p>13.89</text:p>
          </table:table-cell>
          <table:table-cell office:value-type="float" office:value="3300" calcext:value-type="float">
            <text:p>3300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string" calcext:value-type="string">
            <text:p>2008-06-20</text:p>
          </table:table-cell>
          <table:table-cell table:formula="of:=DATEVALUE([.A2116])" office:value-type="float" office:value="39619" calcext:value-type="float">
            <text:p>39619</text:p>
          </table:table-cell>
          <table:table-cell table:number-columns-repeated="2" office:value-type="float" office:value="14.56" calcext:value-type="float">
            <text:p>14.56</text:p>
          </table:table-cell>
          <table:table-cell table:number-columns-repeated="2" office:value-type="float" office:value="14.24" calcext:value-type="float">
            <text:p>14.24</text:p>
          </table:table-cell>
          <table:table-cell office:value-type="float" office:value="700" calcext:value-type="float">
            <text:p>700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string" calcext:value-type="string">
            <text:p>2008-06-19</text:p>
          </table:table-cell>
          <table:table-cell table:formula="of:=DATEVALUE([.A2117])" office:value-type="float" office:value="39618" calcext:value-type="float">
            <text:p>39618</text:p>
          </table:table-cell>
          <table:table-cell office:value-type="float" office:value="14.6" calcext:value-type="float">
            <text:p>14.6</text:p>
          </table:table-cell>
          <table:table-cell office:value-type="float" office:value="14.69" calcext:value-type="float">
            <text:p>14.69</text:p>
          </table:table-cell>
          <table:table-cell office:value-type="float" office:value="14.6" calcext:value-type="float">
            <text:p>14.6</text:p>
          </table:table-cell>
          <table:table-cell office:value-type="float" office:value="14.68" calcext:value-type="float">
            <text:p>14.68</text:p>
          </table:table-cell>
          <table:table-cell office:value-type="float" office:value="2000" calcext:value-type="float">
            <text:p>2000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office:value-type="string" calcext:value-type="string">
            <text:p>2008-06-18</text:p>
          </table:table-cell>
          <table:table-cell table:formula="of:=DATEVALUE([.A2118])" office:value-type="float" office:value="39617" calcext:value-type="float">
            <text:p>39617</text:p>
          </table:table-cell>
          <table:table-cell table:number-columns-repeated="2" office:value-type="float" office:value="14.91" calcext:value-type="float">
            <text:p>14.91</text:p>
          </table:table-cell>
          <table:table-cell table:number-columns-repeated="2" office:value-type="float" office:value="14.65" calcext:value-type="float">
            <text:p>14.65</text:p>
          </table:table-cell>
          <table:table-cell office:value-type="float" office:value="1900" calcext:value-type="float">
            <text:p>1900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office:value-type="string" calcext:value-type="string">
            <text:p>2008-06-17</text:p>
          </table:table-cell>
          <table:table-cell table:formula="of:=DATEVALUE([.A2119])" office:value-type="float" office:value="39616" calcext:value-type="float">
            <text:p>39616</text:p>
          </table:table-cell>
          <table:table-cell table:number-columns-repeated="4" office:value-type="float" office:value="15.07" calcext:value-type="float">
            <text:p>15.07</text:p>
          </table:table-cell>
          <table:table-cell office:value-type="float" office:value="0" calcext:value-type="float">
            <text:p>0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2008-06-16</text:p>
          </table:table-cell>
          <table:table-cell table:formula="of:=DATEVALUE([.A2120])" office:value-type="float" office:value="39615" calcext:value-type="float">
            <text:p>39615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8" calcext:value-type="float">
            <text:p>15.28</text:p>
          </table:table-cell>
          <table:table-cell table:number-columns-repeated="2" office:value-type="float" office:value="14.89" calcext:value-type="float">
            <text:p>14.89</text:p>
          </table:table-cell>
          <table:table-cell office:value-type="float" office:value="500" calcext:value-type="float">
            <text:p>500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2008-06-13</text:p>
          </table:table-cell>
          <table:table-cell table:formula="of:=DATEVALUE([.A2121])" office:value-type="float" office:value="39612" calcext:value-type="float">
            <text:p>39612</text:p>
          </table:table-cell>
          <table:table-cell office:value-type="float" office:value="15.35" calcext:value-type="float">
            <text:p>15.35</text:p>
          </table:table-cell>
          <table:table-cell office:value-type="float" office:value="15.42" calcext:value-type="float">
            <text:p>15.42</text:p>
          </table:table-cell>
          <table:table-cell table:number-columns-repeated="2" office:value-type="float" office:value="14.61" calcext:value-type="float">
            <text:p>14.61</text:p>
          </table:table-cell>
          <table:table-cell office:value-type="float" office:value="2500" calcext:value-type="float">
            <text:p>2500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string" calcext:value-type="string">
            <text:p>2008-06-12</text:p>
          </table:table-cell>
          <table:table-cell table:formula="of:=DATEVALUE([.A2122])" office:value-type="float" office:value="39611" calcext:value-type="float">
            <text:p>39611</text:p>
          </table:table-cell>
          <table:table-cell table:number-columns-repeated="4" office:value-type="float" office:value="16.83" calcext:value-type="float">
            <text:p>16.83</text:p>
          </table:table-cell>
          <table:table-cell office:value-type="float" office:value="0" calcext:value-type="float">
            <text:p>0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string" calcext:value-type="string">
            <text:p>2008-06-11</text:p>
          </table:table-cell>
          <table:table-cell table:formula="of:=DATEVALUE([.A2123])" office:value-type="float" office:value="39610" calcext:value-type="float">
            <text:p>39610</text:p>
          </table:table-cell>
          <table:table-cell table:number-columns-repeated="4" office:value-type="float" office:value="16.99" calcext:value-type="float">
            <text:p>16.99</text:p>
          </table:table-cell>
          <table:table-cell office:value-type="float" office:value="0" calcext:value-type="float">
            <text:p>0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string" calcext:value-type="string">
            <text:p>2008-06-10</text:p>
          </table:table-cell>
          <table:table-cell table:formula="of:=DATEVALUE([.A2124])" office:value-type="float" office:value="39609" calcext:value-type="float">
            <text:p>3960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8-06-09</text:p>
          </table:table-cell>
          <table:table-cell table:formula="of:=DATEVALUE([.A2125])" office:value-type="float" office:value="39608" calcext:value-type="float">
            <text:p>39608</text:p>
          </table:table-cell>
          <table:table-cell office:value-type="float" office:value="16.75" calcext:value-type="float">
            <text:p>16.75</text:p>
          </table:table-cell>
          <table:table-cell office:value-type="float" office:value="16.85" calcext:value-type="float">
            <text:p>16.85</text:p>
          </table:table-cell>
          <table:table-cell office:value-type="float" office:value="16.75" calcext:value-type="float">
            <text:p>16.75</text:p>
          </table:table-cell>
          <table:table-cell office:value-type="float" office:value="16.85" calcext:value-type="float">
            <text:p>16.85</text:p>
          </table:table-cell>
          <table:table-cell office:value-type="float" office:value="1900" calcext:value-type="float">
            <text:p>1900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string" calcext:value-type="string">
            <text:p>2008-06-06</text:p>
          </table:table-cell>
          <table:table-cell table:formula="of:=DATEVALUE([.A2126])" office:value-type="float" office:value="39605" calcext:value-type="float">
            <text:p>39605</text:p>
          </table:table-cell>
          <table:table-cell office:value-type="float" office:value="16.9" calcext:value-type="float">
            <text:p>16.9</text:p>
          </table:table-cell>
          <table:table-cell office:value-type="float" office:value="17.03" calcext:value-type="float">
            <text:p>17.03</text:p>
          </table:table-cell>
          <table:table-cell office:value-type="float" office:value="16.69" calcext:value-type="float">
            <text:p>16.69</text:p>
          </table:table-cell>
          <table:table-cell office:value-type="float" office:value="17.03" calcext:value-type="float">
            <text:p>17.03</text:p>
          </table:table-cell>
          <table:table-cell office:value-type="float" office:value="4900" calcext:value-type="float">
            <text:p>4900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string" calcext:value-type="string">
            <text:p>2008-06-05</text:p>
          </table:table-cell>
          <table:table-cell table:formula="of:=DATEVALUE([.A2127])" office:value-type="float" office:value="39604" calcext:value-type="float">
            <text:p>39604</text:p>
          </table:table-cell>
          <table:table-cell table:number-columns-repeated="2" office:value-type="float" office:value="17.34" calcext:value-type="float">
            <text:p>17.34</text:p>
          </table:table-cell>
          <table:table-cell table:number-columns-repeated="2" office:value-type="float" office:value="16.83" calcext:value-type="float">
            <text:p>16.83</text:p>
          </table:table-cell>
          <table:table-cell office:value-type="float" office:value="100" calcext:value-type="float">
            <text:p>100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string" calcext:value-type="string">
            <text:p>2008-06-04</text:p>
          </table:table-cell>
          <table:table-cell table:formula="of:=DATEVALUE([.A2128])" office:value-type="float" office:value="39603" calcext:value-type="float">
            <text:p>39603</text:p>
          </table:table-cell>
          <table:table-cell office:value-type="float" office:value="16.97" calcext:value-type="float">
            <text:p>16.97</text:p>
          </table:table-cell>
          <table:table-cell office:value-type="float" office:value="17.24" calcext:value-type="float">
            <text:p>17.24</text:p>
          </table:table-cell>
          <table:table-cell office:value-type="float" office:value="16.97" calcext:value-type="float">
            <text:p>16.97</text:p>
          </table:table-cell>
          <table:table-cell office:value-type="float" office:value="17.24" calcext:value-type="float">
            <text:p>17.24</text:p>
          </table:table-cell>
          <table:table-cell office:value-type="float" office:value="1700" calcext:value-type="float">
            <text:p>1700</text:p>
          </table:table-cell>
          <table:table-cell office:value-type="float" office:value="17.24" calcext:value-type="float">
            <text:p>17.24</text:p>
          </table:table-cell>
        </table:table-row>
        <table:table-row table:style-name="ro1">
          <table:table-cell office:value-type="string" calcext:value-type="string">
            <text:p>2008-06-03</text:p>
          </table:table-cell>
          <table:table-cell table:formula="of:=DATEVALUE([.A2129])" office:value-type="float" office:value="39602" calcext:value-type="float">
            <text:p>39602</text:p>
          </table:table-cell>
          <table:table-cell office:value-type="float" office:value="16.81" calcext:value-type="float">
            <text:p>16.81</text:p>
          </table:table-cell>
          <table:table-cell office:value-type="float" office:value="16.94" calcext:value-type="float">
            <text:p>16.94</text:p>
          </table:table-cell>
          <table:table-cell office:value-type="float" office:value="16.78" calcext:value-type="float">
            <text:p>16.78</text:p>
          </table:table-cell>
          <table:table-cell office:value-type="float" office:value="16.81" calcext:value-type="float">
            <text:p>16.81</text:p>
          </table:table-cell>
          <table:table-cell office:value-type="float" office:value="1300" calcext:value-type="float">
            <text:p>1300</text:p>
          </table:table-cell>
          <table:table-cell office:value-type="float" office:value="16.81" calcext:value-type="float">
            <text:p>16.81</text:p>
          </table:table-cell>
        </table:table-row>
        <table:table-row table:style-name="ro1">
          <table:table-cell office:value-type="string" calcext:value-type="string">
            <text:p>2008-06-02</text:p>
          </table:table-cell>
          <table:table-cell table:formula="of:=DATEVALUE([.A2130])" office:value-type="float" office:value="39601" calcext:value-type="float">
            <text:p>39601</text:p>
          </table:table-cell>
          <table:table-cell table:number-columns-repeated="2" office:value-type="float" office:value="17.15" calcext:value-type="float">
            <text:p>17.15</text:p>
          </table:table-cell>
          <table:table-cell table:number-columns-repeated="2" office:value-type="float" office:value="16.84" calcext:value-type="float">
            <text:p>16.84</text:p>
          </table:table-cell>
          <table:table-cell office:value-type="float" office:value="500" calcext:value-type="float">
            <text:p>500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table:formula="of:=DATEVALUE([.A2131])" office:value-type="float" office:value="39598" calcext:value-type="float">
            <text:p>39598</text:p>
          </table:table-cell>
          <table:table-cell office:value-type="float" office:value="17.41" calcext:value-type="float">
            <text:p>17.41</text:p>
          </table:table-cell>
          <table:table-cell office:value-type="float" office:value="17.48" calcext:value-type="float">
            <text:p>17.48</text:p>
          </table:table-cell>
          <table:table-cell table:number-columns-repeated="2" office:value-type="float" office:value="17.22" calcext:value-type="float">
            <text:p>17.22</text:p>
          </table:table-cell>
          <table:table-cell office:value-type="float" office:value="2400" calcext:value-type="float">
            <text:p>2400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string" calcext:value-type="string">
            <text:p>2008-05-29</text:p>
          </table:table-cell>
          <table:table-cell table:formula="of:=DATEVALUE([.A2132])" office:value-type="float" office:value="39597" calcext:value-type="float">
            <text:p>39597</text:p>
          </table:table-cell>
          <table:table-cell table:number-columns-repeated="2" office:value-type="float" office:value="17.56" calcext:value-type="float">
            <text:p>17.56</text:p>
          </table:table-cell>
          <table:table-cell table:number-columns-repeated="2" office:value-type="float" office:value="17.48" calcext:value-type="float">
            <text:p>17.48</text:p>
          </table:table-cell>
          <table:table-cell office:value-type="float" office:value="2000" calcext:value-type="float">
            <text:p>2000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office:value-type="string" calcext:value-type="string">
            <text:p>2008-05-28</text:p>
          </table:table-cell>
          <table:table-cell table:formula="of:=DATEVALUE([.A2133])" office:value-type="float" office:value="39596" calcext:value-type="float">
            <text:p>39596</text:p>
          </table:table-cell>
          <table:table-cell office:value-type="float" office:value="17.11" calcext:value-type="float">
            <text:p>17.11</text:p>
          </table:table-cell>
          <table:table-cell office:value-type="float" office:value="17.51" calcext:value-type="float">
            <text:p>17.51</text:p>
          </table:table-cell>
          <table:table-cell office:value-type="float" office:value="17.11" calcext:value-type="float">
            <text:p>17.11</text:p>
          </table:table-cell>
          <table:table-cell office:value-type="float" office:value="17.43" calcext:value-type="float">
            <text:p>17.43</text:p>
          </table:table-cell>
          <table:table-cell office:value-type="float" office:value="5500" calcext:value-type="float">
            <text:p>5500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string" calcext:value-type="string">
            <text:p>2008-05-27</text:p>
          </table:table-cell>
          <table:table-cell table:formula="of:=DATEVALUE([.A2134])" office:value-type="float" office:value="39595" calcext:value-type="float">
            <text:p>39595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7.31" calcext:value-type="float">
            <text:p>17.31</text:p>
          </table:table-cell>
          <table:table-cell office:value-type="float" office:value="17.35" calcext:value-type="float">
            <text:p>17.35</text:p>
          </table:table-cell>
          <table:table-cell office:value-type="float" office:value="600" calcext:value-type="float">
            <text:p>600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string" calcext:value-type="string">
            <text:p>2008-05-26</text:p>
          </table:table-cell>
          <table:table-cell table:formula="of:=DATEVALUE([.A2135])" office:value-type="float" office:value="39594" calcext:value-type="float">
            <text:p>39594</text:p>
          </table:table-cell>
          <table:table-cell office:value-type="float" office:value="17.5" calcext:value-type="float">
            <text:p>17.5</text:p>
          </table:table-cell>
          <table:table-cell office:value-type="float" office:value="17.57" calcext:value-type="float">
            <text:p>17.57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300" calcext:value-type="float">
            <text:p>30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08-05-23</text:p>
          </table:table-cell>
          <table:table-cell table:formula="of:=DATEVALUE([.A2136])" office:value-type="float" office:value="39591" calcext:value-type="float">
            <text:p>39591</text:p>
          </table:table-cell>
          <table:table-cell table:number-columns-repeated="2" office:value-type="float" office:value="17.44" calcext:value-type="float">
            <text:p>17.44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2008-05-22</text:p>
          </table:table-cell>
          <table:table-cell table:formula="of:=DATEVALUE([.A2137])" office:value-type="float" office:value="39590" calcext:value-type="float">
            <text:p>39590</text:p>
          </table:table-cell>
          <table:table-cell office:value-type="float" office:value="17.27" calcext:value-type="float">
            <text:p>17.27</text:p>
          </table:table-cell>
          <table:table-cell office:value-type="float" office:value="17.35" calcext:value-type="float">
            <text:p>17.35</text:p>
          </table:table-cell>
          <table:table-cell office:value-type="float" office:value="17.27" calcext:value-type="float">
            <text:p>17.27</text:p>
          </table:table-cell>
          <table:table-cell office:value-type="float" office:value="17.35" calcext:value-type="float">
            <text:p>17.35</text:p>
          </table:table-cell>
          <table:table-cell office:value-type="float" office:value="800" calcext:value-type="float">
            <text:p>800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string" calcext:value-type="string">
            <text:p>2008-05-21</text:p>
          </table:table-cell>
          <table:table-cell table:formula="of:=DATEVALUE([.A2138])" office:value-type="float" office:value="39589" calcext:value-type="float">
            <text:p>39589</text:p>
          </table:table-cell>
          <table:table-cell table:number-columns-repeated="2" office:value-type="float" office:value="17.53" calcext:value-type="float">
            <text:p>17.53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float" office:value="3100" calcext:value-type="float">
            <text:p>310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08-05-20</text:p>
          </table:table-cell>
          <table:table-cell table:formula="of:=DATEVALUE([.A2139])" office:value-type="float" office:value="39588" calcext:value-type="float">
            <text:p>39588</text:p>
          </table:table-cell>
          <table:table-cell office:value-type="float" office:value="17.86" calcext:value-type="float">
            <text:p>17.86</text:p>
          </table:table-cell>
          <table:table-cell office:value-type="float" office:value="17.88" calcext:value-type="float">
            <text:p>17.88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5300" calcext:value-type="float">
            <text:p>530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08-05-19</text:p>
          </table:table-cell>
          <table:table-cell table:formula="of:=DATEVALUE([.A2140])" office:value-type="float" office:value="39587" calcext:value-type="float">
            <text:p>39587</text:p>
          </table:table-cell>
          <table:table-cell office:value-type="float" office:value="18.2" calcext:value-type="float">
            <text:p>18.2</text:p>
          </table:table-cell>
          <table:table-cell office:value-type="float" office:value="18.49" calcext:value-type="float">
            <text:p>18.49</text:p>
          </table:table-cell>
          <table:table-cell office:value-type="float" office:value="17.75" calcext:value-type="float">
            <text:p>17.75</text:p>
          </table:table-cell>
          <table:table-cell office:value-type="float" office:value="18.01" calcext:value-type="float">
            <text:p>18.01</text:p>
          </table:table-cell>
          <table:table-cell office:value-type="float" office:value="14900" calcext:value-type="float">
            <text:p>14900</text:p>
          </table:table-cell>
          <table:table-cell office:value-type="float" office:value="18.01" calcext:value-type="float">
            <text:p>18.01</text:p>
          </table:table-cell>
        </table:table-row>
        <table:table-row table:style-name="ro1">
          <table:table-cell office:value-type="string" calcext:value-type="string">
            <text:p>2008-05-16</text:p>
          </table:table-cell>
          <table:table-cell table:formula="of:=DATEVALUE([.A2141])" office:value-type="float" office:value="39584" calcext:value-type="float">
            <text:p>39584</text:p>
          </table:table-cell>
          <table:table-cell office:value-type="float" office:value="17.8" calcext:value-type="float">
            <text:p>17.8</text:p>
          </table:table-cell>
          <table:table-cell office:value-type="float" office:value="17.98" calcext:value-type="float">
            <text:p>17.98</text:p>
          </table:table-cell>
          <table:table-cell office:value-type="float" office:value="17.77" calcext:value-type="float">
            <text:p>17.77</text:p>
          </table:table-cell>
          <table:table-cell office:value-type="float" office:value="17.83" calcext:value-type="float">
            <text:p>17.83</text:p>
          </table:table-cell>
          <table:table-cell office:value-type="float" office:value="3500" calcext:value-type="float">
            <text:p>3500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1">
          <table:table-cell office:value-type="string" calcext:value-type="string">
            <text:p>2008-05-15</text:p>
          </table:table-cell>
          <table:table-cell table:formula="of:=DATEVALUE([.A2142])" office:value-type="float" office:value="39583" calcext:value-type="float">
            <text:p>39583</text:p>
          </table:table-cell>
          <table:table-cell office:value-type="float" office:value="17.65" calcext:value-type="float">
            <text:p>17.65</text:p>
          </table:table-cell>
          <table:table-cell office:value-type="float" office:value="17.81" calcext:value-type="float">
            <text:p>17.81</text:p>
          </table:table-cell>
          <table:table-cell table:number-columns-repeated="2" office:value-type="float" office:value="17.35" calcext:value-type="float">
            <text:p>17.35</text:p>
          </table:table-cell>
          <table:table-cell office:value-type="float" office:value="6600" calcext:value-type="float">
            <text:p>6600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string" calcext:value-type="string">
            <text:p>2008-05-14</text:p>
          </table:table-cell>
          <table:table-cell table:formula="of:=DATEVALUE([.A2143])" office:value-type="float" office:value="39582" calcext:value-type="float">
            <text:p>39582</text:p>
          </table:table-cell>
          <table:table-cell office:value-type="float" office:value="17.08" calcext:value-type="float">
            <text:p>17.08</text:p>
          </table:table-cell>
          <table:table-cell office:value-type="float" office:value="17.42" calcext:value-type="float">
            <text:p>17.42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6" calcext:value-type="float">
            <text:p>17.16</text:p>
          </table:table-cell>
          <table:table-cell office:value-type="float" office:value="10000" calcext:value-type="float">
            <text:p>10000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2008-05-13</text:p>
          </table:table-cell>
          <table:table-cell table:formula="of:=DATEVALUE([.A2144])" office:value-type="float" office:value="39581" calcext:value-type="float">
            <text:p>39581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5.91" calcext:value-type="float">
            <text:p>15.91</text:p>
          </table:table-cell>
          <table:table-cell office:value-type="float" office:value="16.08" calcext:value-type="float">
            <text:p>16.08</text:p>
          </table:table-cell>
          <table:table-cell office:value-type="float" office:value="15400" calcext:value-type="float">
            <text:p>15400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string" calcext:value-type="string">
            <text:p>2008-05-12</text:p>
          </table:table-cell>
          <table:table-cell table:formula="of:=DATEVALUE([.A2145])" office:value-type="float" office:value="39580" calcext:value-type="float">
            <text:p>39580</text:p>
          </table:table-cell>
          <table:table-cell table:number-columns-repeated="2" office:value-type="float" office:value="16.84" calcext:value-type="float">
            <text:p>16.84</text:p>
          </table:table-cell>
          <table:table-cell office:value-type="float" office:value="16.2" calcext:value-type="float">
            <text:p>16.2</text:p>
          </table:table-cell>
          <table:table-cell office:value-type="float" office:value="16.35" calcext:value-type="float">
            <text:p>16.35</text:p>
          </table:table-cell>
          <table:table-cell office:value-type="float" office:value="3700" calcext:value-type="float">
            <text:p>3700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string" calcext:value-type="string">
            <text:p>2008-05-09</text:p>
          </table:table-cell>
          <table:table-cell table:formula="of:=DATEVALUE([.A2146])" office:value-type="float" office:value="39577" calcext:value-type="float">
            <text:p>39577</text:p>
          </table:table-cell>
          <table:table-cell office:value-type="float" office:value="16.6" calcext:value-type="float">
            <text:p>16.6</text:p>
          </table:table-cell>
          <table:table-cell office:value-type="float" office:value="16.72" calcext:value-type="float">
            <text:p>16.72</text:p>
          </table:table-cell>
          <table:table-cell office:value-type="float" office:value="16.6" calcext:value-type="float">
            <text:p>16.6</text:p>
          </table:table-cell>
          <table:table-cell office:value-type="float" office:value="16.72" calcext:value-type="float">
            <text:p>16.72</text:p>
          </table:table-cell>
          <table:table-cell office:value-type="float" office:value="1800" calcext:value-type="float">
            <text:p>1800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1">
          <table:table-cell office:value-type="string" calcext:value-type="string">
            <text:p>2008-05-08</text:p>
          </table:table-cell>
          <table:table-cell table:formula="of:=DATEVALUE([.A2147])" office:value-type="float" office:value="39576" calcext:value-type="float">
            <text:p>39576</text:p>
          </table:table-cell>
          <table:table-cell office:value-type="float" office:value="16.57" calcext:value-type="float">
            <text:p>16.57</text:p>
          </table:table-cell>
          <table:table-cell office:value-type="float" office:value="17.01" calcext:value-type="float">
            <text:p>17.01</text:p>
          </table:table-cell>
          <table:table-cell office:value-type="float" office:value="16.56" calcext:value-type="float">
            <text:p>16.56</text:p>
          </table:table-cell>
          <table:table-cell office:value-type="float" office:value="17.01" calcext:value-type="float">
            <text:p>17.01</text:p>
          </table:table-cell>
          <table:table-cell office:value-type="float" office:value="15900" calcext:value-type="float">
            <text:p>159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2008-05-07</text:p>
          </table:table-cell>
          <table:table-cell table:formula="of:=DATEVALUE([.A2148])" office:value-type="float" office:value="39575" calcext:value-type="float">
            <text:p>39575</text:p>
          </table:table-cell>
          <table:table-cell table:number-columns-repeated="2" office:value-type="float" office:value="16.72" calcext:value-type="float">
            <text:p>16.72</text:p>
          </table:table-cell>
          <table:table-cell office:value-type="float" office:value="16.32" calcext:value-type="float">
            <text:p>16.32</text:p>
          </table:table-cell>
          <table:table-cell office:value-type="float" office:value="16.55" calcext:value-type="float">
            <text:p>16.55</text:p>
          </table:table-cell>
          <table:table-cell office:value-type="float" office:value="22400" calcext:value-type="float">
            <text:p>22400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2008-05-06</text:p>
          </table:table-cell>
          <table:table-cell table:formula="of:=DATEVALUE([.A2149])" office:value-type="float" office:value="39574" calcext:value-type="float">
            <text:p>39574</text:p>
          </table:table-cell>
          <table:table-cell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5.61" calcext:value-type="float">
            <text:p>15.61</text:p>
          </table:table-cell>
          <table:table-cell office:value-type="float" office:value="16.7" calcext:value-type="float">
            <text:p>16.7</text:p>
          </table:table-cell>
          <table:table-cell office:value-type="float" office:value="103600" calcext:value-type="float">
            <text:p>103600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2008-05-05</text:p>
          </table:table-cell>
          <table:table-cell table:formula="of:=DATEVALUE([.A2150])" office:value-type="float" office:value="39573" calcext:value-type="float">
            <text:p>39573</text:p>
          </table:table-cell>
          <table:table-cell office:value-type="float" office:value="14.5" calcext:value-type="float">
            <text:p>14.5</text:p>
          </table:table-cell>
          <table:table-cell office:value-type="float" office:value="15.96" calcext:value-type="float">
            <text:p>15.96</text:p>
          </table:table-cell>
          <table:table-cell office:value-type="float" office:value="14.26" calcext:value-type="float">
            <text:p>14.26</text:p>
          </table:table-cell>
          <table:table-cell office:value-type="float" office:value="15.92" calcext:value-type="float">
            <text:p>15.92</text:p>
          </table:table-cell>
          <table:table-cell office:value-type="float" office:value="40800" calcext:value-type="float">
            <text:p>40800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string" calcext:value-type="string">
            <text:p>2008-05-02</text:p>
          </table:table-cell>
          <table:table-cell table:formula="of:=DATEVALUE([.A2151])" office:value-type="float" office:value="39570" calcext:value-type="float">
            <text:p>39570</text:p>
          </table:table-cell>
          <table:table-cell office:value-type="float" office:value="17.31" calcext:value-type="float">
            <text:p>17.31</text:p>
          </table:table-cell>
          <table:table-cell office:value-type="float" office:value="18.11" calcext:value-type="float">
            <text:p>18.11</text:p>
          </table:table-cell>
          <table:table-cell office:value-type="float" office:value="17.31" calcext:value-type="float">
            <text:p>17.31</text:p>
          </table:table-cell>
          <table:table-cell office:value-type="float" office:value="17.95" calcext:value-type="float">
            <text:p>17.95</text:p>
          </table:table-cell>
          <table:table-cell office:value-type="float" office:value="25200" calcext:value-type="float">
            <text:p>25200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table:formula="of:=DATEVALUE([.A2152])" office:value-type="float" office:value="39568" calcext:value-type="float">
            <text:p>39568</text:p>
          </table:table-cell>
          <table:table-cell office:value-type="float" office:value="17.51" calcext:value-type="float">
            <text:p>17.51</text:p>
          </table:table-cell>
          <table:table-cell office:value-type="float" office:value="17.52" calcext:value-type="float">
            <text:p>17.52</text:p>
          </table:table-cell>
          <table:table-cell office:value-type="float" office:value="17.51" calcext:value-type="float">
            <text:p>17.51</text:p>
          </table:table-cell>
          <table:table-cell office:value-type="float" office:value="17.52" calcext:value-type="float">
            <text:p>17.52</text:p>
          </table:table-cell>
          <table:table-cell office:value-type="float" office:value="3500" calcext:value-type="float">
            <text:p>3500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string" calcext:value-type="string">
            <text:p>2008-04-29</text:p>
          </table:table-cell>
          <table:table-cell table:formula="of:=DATEVALUE([.A2153])" office:value-type="float" office:value="39567" calcext:value-type="float">
            <text:p>39567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16.64" calcext:value-type="float">
            <text:p>16.64</text:p>
          </table:table-cell>
          <table:table-cell office:value-type="float" office:value="3000" calcext:value-type="float">
            <text:p>3000</text:p>
          </table:table-cell>
          <table:table-cell office:value-type="float" office:value="16.64" calcext:value-type="float">
            <text:p>16.64</text:p>
          </table:table-cell>
        </table:table-row>
        <table:table-row table:style-name="ro1">
          <table:table-cell office:value-type="string" calcext:value-type="string">
            <text:p>2008-04-28</text:p>
          </table:table-cell>
          <table:table-cell table:formula="of:=DATEVALUE([.A2154])" office:value-type="float" office:value="39566" calcext:value-type="float">
            <text:p>39566</text:p>
          </table:table-cell>
          <table:table-cell office:value-type="float" office:value="17.11" calcext:value-type="float">
            <text:p>17.11</text:p>
          </table:table-cell>
          <table:table-cell office:value-type="float" office:value="17.24" calcext:value-type="float">
            <text:p>17.24</text:p>
          </table:table-cell>
          <table:table-cell office:value-type="float" office:value="17.11" calcext:value-type="float">
            <text:p>17.11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string" calcext:value-type="string">
            <text:p>2008-04-25</text:p>
          </table:table-cell>
          <table:table-cell table:formula="of:=DATEVALUE([.A2155])" office:value-type="float" office:value="39563" calcext:value-type="float">
            <text:p>39563</text:p>
          </table:table-cell>
          <table:table-cell office:value-type="float" office:value="17.36" calcext:value-type="float">
            <text:p>17.36</text:p>
          </table:table-cell>
          <table:table-cell office:value-type="float" office:value="17.41" calcext:value-type="float">
            <text:p>17.41</text:p>
          </table:table-cell>
          <table:table-cell table:number-columns-repeated="2" office:value-type="float" office:value="17.01" calcext:value-type="float">
            <text:p>17.01</text:p>
          </table:table-cell>
          <table:table-cell office:value-type="float" office:value="1200" calcext:value-type="float">
            <text:p>12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2008-04-24</text:p>
          </table:table-cell>
          <table:table-cell table:formula="of:=DATEVALUE([.A2156])" office:value-type="float" office:value="39562" calcext:value-type="float">
            <text:p>39562</text:p>
          </table:table-cell>
          <table:table-cell table:number-columns-repeated="2" office:value-type="float" office:value="17.67" calcext:value-type="float">
            <text:p>17.67</text:p>
          </table:table-cell>
          <table:table-cell table:number-columns-repeated="2" office:value-type="float" office:value="17.54" calcext:value-type="float">
            <text:p>17.54</text:p>
          </table:table-cell>
          <table:table-cell office:value-type="float" office:value="200" calcext:value-type="float">
            <text:p>200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string" calcext:value-type="string">
            <text:p>2008-04-23</text:p>
          </table:table-cell>
          <table:table-cell table:formula="of:=DATEVALUE([.A2157])" office:value-type="float" office:value="39561" calcext:value-type="float">
            <text:p>39561</text:p>
          </table:table-cell>
          <table:table-cell office:value-type="float" office:value="17.7" calcext:value-type="float">
            <text:p>17.7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800" calcext:value-type="float">
            <text:p>800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2008-04-22</text:p>
          </table:table-cell>
          <table:table-cell table:formula="of:=DATEVALUE([.A2158])" office:value-type="float" office:value="39560" calcext:value-type="float">
            <text:p>39560</text:p>
          </table:table-cell>
          <table:table-cell table:number-columns-repeated="4" office:value-type="float" office:value="18.06" calcext:value-type="float">
            <text:p>18.06</text:p>
          </table:table-cell>
          <table:table-cell office:value-type="float" office:value="1300" calcext:value-type="float">
            <text:p>1300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string" calcext:value-type="string">
            <text:p>2008-04-21</text:p>
          </table:table-cell>
          <table:table-cell table:formula="of:=DATEVALUE([.A2159])" office:value-type="float" office:value="39559" calcext:value-type="float">
            <text:p>39559</text:p>
          </table:table-cell>
          <table:table-cell office:value-type="float" office:value="18.01" calcext:value-type="float">
            <text:p>18.01</text:p>
          </table:table-cell>
          <table:table-cell office:value-type="float" office:value="18.08" calcext:value-type="float">
            <text:p>18.08</text:p>
          </table:table-cell>
          <table:table-cell office:value-type="float" office:value="18.01" calcext:value-type="float">
            <text:p>18.01</text:p>
          </table:table-cell>
          <table:table-cell office:value-type="float" office:value="18.04" calcext:value-type="float">
            <text:p>18.04</text:p>
          </table:table-cell>
          <table:table-cell office:value-type="float" office:value="200" calcext:value-type="float">
            <text:p>2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2008-04-18</text:p>
          </table:table-cell>
          <table:table-cell table:formula="of:=DATEVALUE([.A2160])" office:value-type="float" office:value="39556" calcext:value-type="float">
            <text:p>39556</text:p>
          </table:table-cell>
          <table:table-cell office:value-type="float" office:value="17.76" calcext:value-type="float">
            <text:p>17.76</text:p>
          </table:table-cell>
          <table:table-cell office:value-type="float" office:value="18.04" calcext:value-type="float">
            <text:p>18.04</text:p>
          </table:table-cell>
          <table:table-cell office:value-type="float" office:value="17.76" calcext:value-type="float">
            <text:p>17.76</text:p>
          </table:table-cell>
          <table:table-cell office:value-type="float" office:value="18.04" calcext:value-type="float">
            <text:p>18.04</text:p>
          </table:table-cell>
          <table:table-cell office:value-type="float" office:value="1000" calcext:value-type="float">
            <text:p>10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2008-04-17</text:p>
          </table:table-cell>
          <table:table-cell table:formula="of:=DATEVALUE([.A2161])" office:value-type="float" office:value="39555" calcext:value-type="float">
            <text:p>39555</text:p>
          </table:table-cell>
          <table:table-cell office:value-type="float" office:value="17.71" calcext:value-type="float">
            <text:p>17.71</text:p>
          </table:table-cell>
          <table:table-cell office:value-type="float" office:value="17.73" calcext:value-type="float">
            <text:p>17.73</text:p>
          </table:table-cell>
          <table:table-cell office:value-type="float" office:value="17.71" calcext:value-type="float">
            <text:p>17.71</text:p>
          </table:table-cell>
          <table:table-cell office:value-type="float" office:value="17.73" calcext:value-type="float">
            <text:p>17.73</text:p>
          </table:table-cell>
          <table:table-cell office:value-type="float" office:value="1100" calcext:value-type="float">
            <text:p>1100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 office:value-type="string" calcext:value-type="string">
            <text:p>2008-04-16</text:p>
          </table:table-cell>
          <table:table-cell table:formula="of:=DATEVALUE([.A2162])" office:value-type="float" office:value="39554" calcext:value-type="float">
            <text:p>39554</text:p>
          </table:table-cell>
          <table:table-cell table:number-columns-repeated="2" office:value-type="float" office:value="17.81" calcext:value-type="float">
            <text:p>17.81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08-04-15</text:p>
          </table:table-cell>
          <table:table-cell table:formula="of:=DATEVALUE([.A2163])" office:value-type="float" office:value="39553" calcext:value-type="float">
            <text:p>39553</text:p>
          </table:table-cell>
          <table:table-cell table:number-columns-repeated="4" office:value-type="float" office:value="17.53" calcext:value-type="float">
            <text:p>17.53</text:p>
          </table:table-cell>
          <table:table-cell office:value-type="float" office:value="0" calcext:value-type="float">
            <text:p>0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string" calcext:value-type="string">
            <text:p>2008-04-14</text:p>
          </table:table-cell>
          <table:table-cell table:formula="of:=DATEVALUE([.A2164])" office:value-type="float" office:value="39552" calcext:value-type="float">
            <text:p>39552</text:p>
          </table:table-cell>
          <table:table-cell table:number-columns-repeated="2" office:value-type="float" office:value="18.01" calcext:value-type="float">
            <text:p>18.01</text:p>
          </table:table-cell>
          <table:table-cell office:value-type="float" office:value="17.75" calcext:value-type="float">
            <text:p>17.75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08-04-11</text:p>
          </table:table-cell>
          <table:table-cell table:formula="of:=DATEVALUE([.A2165])" office:value-type="float" office:value="39549" calcext:value-type="float">
            <text:p>39549</text:p>
          </table:table-cell>
          <table:table-cell table:number-columns-repeated="2" office:value-type="float" office:value="18.19" calcext:value-type="float">
            <text:p>18.19</text:p>
          </table:table-cell>
          <table:table-cell table:number-columns-repeated="2" office:value-type="float" office:value="17.89" calcext:value-type="float">
            <text:p>17.89</text:p>
          </table:table-cell>
          <table:table-cell office:value-type="float" office:value="5000" calcext:value-type="float">
            <text:p>5000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string" calcext:value-type="string">
            <text:p>2008-04-10</text:p>
          </table:table-cell>
          <table:table-cell table:formula="of:=DATEVALUE([.A2166])" office:value-type="float" office:value="39548" calcext:value-type="float">
            <text:p>39548</text:p>
          </table:table-cell>
          <table:table-cell office:value-type="float" office:value="17.76" calcext:value-type="float">
            <text:p>17.76</text:p>
          </table:table-cell>
          <table:table-cell office:value-type="float" office:value="17.93" calcext:value-type="float">
            <text:p>17.93</text:p>
          </table:table-cell>
          <table:table-cell office:value-type="float" office:value="17.65" calcext:value-type="float">
            <text:p>17.65</text:p>
          </table:table-cell>
          <table:table-cell office:value-type="float" office:value="17.9" calcext:value-type="float">
            <text:p>17.9</text:p>
          </table:table-cell>
          <table:table-cell office:value-type="float" office:value="6500" calcext:value-type="float">
            <text:p>6500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2008-04-09</text:p>
          </table:table-cell>
          <table:table-cell table:formula="of:=DATEVALUE([.A2167])" office:value-type="float" office:value="39547" calcext:value-type="float">
            <text:p>3954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08-04-08</text:p>
          </table:table-cell>
          <table:table-cell table:formula="of:=DATEVALUE([.A2168])" office:value-type="float" office:value="39546" calcext:value-type="float">
            <text:p>39546</text:p>
          </table:table-cell>
          <table:table-cell office:value-type="float" office:value="17.61" calcext:value-type="float">
            <text:p>17.61</text:p>
          </table:table-cell>
          <table:table-cell office:value-type="float" office:value="17.71" calcext:value-type="float">
            <text:p>17.71</text:p>
          </table:table-cell>
          <table:table-cell table:number-columns-repeated="2" office:value-type="float" office:value="17.52" calcext:value-type="float">
            <text:p>17.52</text:p>
          </table:table-cell>
          <table:table-cell office:value-type="float" office:value="700" calcext:value-type="float">
            <text:p>700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string" calcext:value-type="string">
            <text:p>2008-04-07</text:p>
          </table:table-cell>
          <table:table-cell table:formula="of:=DATEVALUE([.A2169])" office:value-type="float" office:value="39545" calcext:value-type="float">
            <text:p>39545</text:p>
          </table:table-cell>
          <table:table-cell office:value-type="float" office:value="17.73" calcext:value-type="float">
            <text:p>17.73</text:p>
          </table:table-cell>
          <table:table-cell office:value-type="float" office:value="18.1" calcext:value-type="float">
            <text:p>18.1</text:p>
          </table:table-cell>
          <table:table-cell office:value-type="float" office:value="17.71" calcext:value-type="float">
            <text:p>17.71</text:p>
          </table:table-cell>
          <table:table-cell office:value-type="float" office:value="17.75" calcext:value-type="float">
            <text:p>17.75</text:p>
          </table:table-cell>
          <table:table-cell office:value-type="float" office:value="4100" calcext:value-type="float">
            <text:p>4100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string" calcext:value-type="string">
            <text:p>2008-04-04</text:p>
          </table:table-cell>
          <table:table-cell table:formula="of:=DATEVALUE([.A2170])" office:value-type="float" office:value="39542" calcext:value-type="float">
            <text:p>39542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4" calcext:value-type="float">
            <text:p>17.84</text:p>
          </table:table-cell>
          <table:table-cell office:value-type="float" office:value="100" calcext:value-type="float">
            <text:p>100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2008-04-03</text:p>
          </table:table-cell>
          <table:table-cell table:formula="of:=DATEVALUE([.A2171])" office:value-type="float" office:value="39541" calcext:value-type="float">
            <text:p>39541</text:p>
          </table:table-cell>
          <table:table-cell table:number-columns-repeated="2" office:value-type="float" office:value="17.81" calcext:value-type="float">
            <text:p>17.81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2008-04-02</text:p>
          </table:table-cell>
          <table:table-cell table:formula="of:=DATEVALUE([.A2172])" office:value-type="float" office:value="39540" calcext:value-type="float">
            <text:p>39540</text:p>
          </table:table-cell>
          <table:table-cell table:number-columns-repeated="2" office:value-type="float" office:value="18.26" calcext:value-type="float">
            <text:p>18.26</text:p>
          </table:table-cell>
          <table:table-cell table:number-columns-repeated="2" office:value-type="float" office:value="18.16" calcext:value-type="float">
            <text:p>18.16</text:p>
          </table:table-cell>
          <table:table-cell office:value-type="float" office:value="300" calcext:value-type="float">
            <text:p>300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office:value-type="string" calcext:value-type="string">
            <text:p>2008-04-01</text:p>
          </table:table-cell>
          <table:table-cell table:formula="of:=DATEVALUE([.A2173])" office:value-type="float" office:value="39539" calcext:value-type="float">
            <text:p>39539</text:p>
          </table:table-cell>
          <table:table-cell table:number-columns-repeated="4" office:value-type="float" office:value="18.35" calcext:value-type="float">
            <text:p>18.35</text:p>
          </table:table-cell>
          <table:table-cell office:value-type="float" office:value="0" calcext:value-type="float">
            <text:p>0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table:formula="of:=DATEVALUE([.A2174])" office:value-type="float" office:value="39538" calcext:value-type="float">
            <text:p>39538</text:p>
          </table:table-cell>
          <table:table-cell office:value-type="float" office:value="18.19" calcext:value-type="float">
            <text:p>18.19</text:p>
          </table:table-cell>
          <table:table-cell office:value-type="float" office:value="18.21" calcext:value-type="float">
            <text:p>18.21</text:p>
          </table:table-cell>
          <table:table-cell office:value-type="float" office:value="18.19" calcext:value-type="float">
            <text:p>18.19</text:p>
          </table:table-cell>
          <table:table-cell office:value-type="float" office:value="18.21" calcext:value-type="float">
            <text:p>18.21</text:p>
          </table:table-cell>
          <table:table-cell office:value-type="float" office:value="1500" calcext:value-type="float">
            <text:p>1500</text:p>
          </table:table-cell>
          <table:table-cell office:value-type="float" office:value="18.21" calcext:value-type="float">
            <text:p>18.21</text:p>
          </table:table-cell>
        </table:table-row>
        <table:table-row table:style-name="ro1">
          <table:table-cell office:value-type="string" calcext:value-type="string">
            <text:p>2008-03-28</text:p>
          </table:table-cell>
          <table:table-cell table:formula="of:=DATEVALUE([.A2175])" office:value-type="float" office:value="39535" calcext:value-type="float">
            <text:p>39535</text:p>
          </table:table-cell>
          <table:table-cell office:value-type="float" office:value="17.78" calcext:value-type="float">
            <text:p>17.78</text:p>
          </table:table-cell>
          <table:table-cell office:value-type="float" office:value="17.96" calcext:value-type="float">
            <text:p>17.96</text:p>
          </table:table-cell>
          <table:table-cell office:value-type="float" office:value="17.69" calcext:value-type="float">
            <text:p>17.69</text:p>
          </table:table-cell>
          <table:table-cell office:value-type="float" office:value="17.81" calcext:value-type="float">
            <text:p>17.81</text:p>
          </table:table-cell>
          <table:table-cell office:value-type="float" office:value="100" calcext:value-type="float">
            <text:p>100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 office:value-type="string" calcext:value-type="string">
            <text:p>2008-03-27</text:p>
          </table:table-cell>
          <table:table-cell table:formula="of:=DATEVALUE([.A2176])" office:value-type="float" office:value="39534" calcext:value-type="float">
            <text:p>39534</text:p>
          </table:table-cell>
          <table:table-cell office:value-type="float" office:value="17.85" calcext:value-type="float">
            <text:p>17.85</text:p>
          </table:table-cell>
          <table:table-cell office:value-type="float" office:value="17.95" calcext:value-type="float">
            <text:p>17.95</text:p>
          </table:table-cell>
          <table:table-cell office:value-type="float" office:value="17.85" calcext:value-type="float">
            <text:p>17.85</text:p>
          </table:table-cell>
          <table:table-cell office:value-type="float" office:value="17.95" calcext:value-type="float">
            <text:p>17.95</text:p>
          </table:table-cell>
          <table:table-cell office:value-type="float" office:value="300" calcext:value-type="float">
            <text:p>300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string" calcext:value-type="string">
            <text:p>2008-03-26</text:p>
          </table:table-cell>
          <table:table-cell table:formula="of:=DATEVALUE([.A2177])" office:value-type="float" office:value="39533" calcext:value-type="float">
            <text:p>39533</text:p>
          </table:table-cell>
          <table:table-cell office:value-type="float" office:value="18.25" calcext:value-type="float">
            <text:p>18.25</text:p>
          </table:table-cell>
          <table:table-cell office:value-type="float" office:value="18.31" calcext:value-type="float">
            <text:p>18.31</text:p>
          </table:table-cell>
          <table:table-cell office:value-type="float" office:value="18.25" calcext:value-type="float">
            <text:p>18.25</text:p>
          </table:table-cell>
          <table:table-cell office:value-type="float" office:value="18.31" calcext:value-type="float">
            <text:p>18.31</text:p>
          </table:table-cell>
          <table:table-cell office:value-type="float" office:value="500" calcext:value-type="float">
            <text:p>500</text:p>
          </table:table-cell>
          <table:table-cell office:value-type="float" office:value="18.31" calcext:value-type="float">
            <text:p>18.31</text:p>
          </table:table-cell>
        </table:table-row>
        <table:table-row table:style-name="ro1">
          <table:table-cell office:value-type="string" calcext:value-type="string">
            <text:p>2008-03-25</text:p>
          </table:table-cell>
          <table:table-cell table:formula="of:=DATEVALUE([.A2178])" office:value-type="float" office:value="39532" calcext:value-type="float">
            <text:p>39532</text:p>
          </table:table-cell>
          <table:table-cell office:value-type="float" office:value="17.86" calcext:value-type="float">
            <text:p>17.86</text:p>
          </table:table-cell>
          <table:table-cell office:value-type="float" office:value="18.29" calcext:value-type="float">
            <text:p>18.29</text:p>
          </table:table-cell>
          <table:table-cell office:value-type="float" office:value="17.86" calcext:value-type="float">
            <text:p>17.86</text:p>
          </table:table-cell>
          <table:table-cell office:value-type="float" office:value="18.29" calcext:value-type="float">
            <text:p>18.29</text:p>
          </table:table-cell>
          <table:table-cell office:value-type="float" office:value="700" calcext:value-type="float">
            <text:p>700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string" calcext:value-type="string">
            <text:p>2008-03-20</text:p>
          </table:table-cell>
          <table:table-cell table:formula="of:=DATEVALUE([.A2179])" office:value-type="float" office:value="39527" calcext:value-type="float">
            <text:p>39527</text:p>
          </table:table-cell>
          <table:table-cell office:value-type="float" office:value="17.31" calcext:value-type="float">
            <text:p>17.31</text:p>
          </table:table-cell>
          <table:table-cell office:value-type="float" office:value="17.91" calcext:value-type="float">
            <text:p>17.91</text:p>
          </table:table-cell>
          <table:table-cell office:value-type="float" office:value="17.31" calcext:value-type="float">
            <text:p>17.31</text:p>
          </table:table-cell>
          <table:table-cell office:value-type="float" office:value="17.91" calcext:value-type="float">
            <text:p>17.91</text:p>
          </table:table-cell>
          <table:table-cell office:value-type="float" office:value="500" calcext:value-type="float">
            <text:p>50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string" calcext:value-type="string">
            <text:p>2008-03-19</text:p>
          </table:table-cell>
          <table:table-cell table:formula="of:=DATEVALUE([.A2180])" office:value-type="float" office:value="39526" calcext:value-type="float">
            <text:p>39526</text:p>
          </table:table-cell>
          <table:table-cell table:number-columns-repeated="2" office:value-type="float" office:value="17.56" calcext:value-type="float">
            <text:p>17.56</text:p>
          </table:table-cell>
          <table:table-cell table:number-columns-repeated="2" office:value-type="float" office:value="17.46" calcext:value-type="float">
            <text:p>17.46</text:p>
          </table:table-cell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string" calcext:value-type="string">
            <text:p>2008-03-18</text:p>
          </table:table-cell>
          <table:table-cell table:formula="of:=DATEVALUE([.A2181])" office:value-type="float" office:value="39525" calcext:value-type="float">
            <text:p>39525</text:p>
          </table:table-cell>
          <table:table-cell table:number-columns-repeated="4" office:value-type="float" office:value="16.63" calcext:value-type="float">
            <text:p>16.63</text:p>
          </table:table-cell>
          <table:table-cell office:value-type="float" office:value="0" calcext:value-type="float">
            <text:p>0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string" calcext:value-type="string">
            <text:p>2008-03-17</text:p>
          </table:table-cell>
          <table:table-cell table:formula="of:=DATEVALUE([.A2182])" office:value-type="float" office:value="39524" calcext:value-type="float">
            <text:p>39524</text:p>
          </table:table-cell>
          <table:table-cell table:number-columns-repeated="2" office:value-type="float" office:value="16.76" calcext:value-type="float">
            <text:p>16.76</text:p>
          </table:table-cell>
          <table:table-cell office:value-type="float" office:value="16.32" calcext:value-type="float">
            <text:p>16.32</text:p>
          </table:table-cell>
          <table:table-cell office:value-type="float" office:value="16.6" calcext:value-type="float">
            <text:p>16.6</text:p>
          </table:table-cell>
          <table:table-cell office:value-type="float" office:value="2200" calcext:value-type="float">
            <text:p>220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2008-03-14</text:p>
          </table:table-cell>
          <table:table-cell table:formula="of:=DATEVALUE([.A2183])" office:value-type="float" office:value="39521" calcext:value-type="float">
            <text:p>39521</text:p>
          </table:table-cell>
          <table:table-cell office:value-type="float" office:value="17.55" calcext:value-type="float">
            <text:p>17.55</text:p>
          </table:table-cell>
          <table:table-cell office:value-type="float" office:value="18.13" calcext:value-type="float">
            <text:p>18.13</text:p>
          </table:table-cell>
          <table:table-cell table:number-columns-repeated="2" office:value-type="float" office:value="17.16" calcext:value-type="float">
            <text:p>17.16</text:p>
          </table:table-cell>
          <table:table-cell office:value-type="float" office:value="2400" calcext:value-type="float">
            <text:p>2400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2008-03-13</text:p>
          </table:table-cell>
          <table:table-cell table:formula="of:=DATEVALUE([.A2184])" office:value-type="float" office:value="39520" calcext:value-type="float">
            <text:p>39520</text:p>
          </table:table-cell>
          <table:table-cell table:number-columns-repeated="2" office:value-type="float" office:value="18.06" calcext:value-type="float">
            <text:p>18.06</text:p>
          </table:table-cell>
          <table:table-cell table:number-columns-repeated="2" office:value-type="float" office:value="17.99" calcext:value-type="float">
            <text:p>17.99</text:p>
          </table:table-cell>
          <table:table-cell office:value-type="float" office:value="500" calcext:value-type="float">
            <text:p>500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string" calcext:value-type="string">
            <text:p>2008-03-12</text:p>
          </table:table-cell>
          <table:table-cell table:formula="of:=DATEVALUE([.A2185])" office:value-type="float" office:value="39519" calcext:value-type="float">
            <text:p>39519</text:p>
          </table:table-cell>
          <table:table-cell table:number-columns-repeated="4"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string" calcext:value-type="string">
            <text:p>2008-03-11</text:p>
          </table:table-cell>
          <table:table-cell table:formula="of:=DATEVALUE([.A2186])" office:value-type="float" office:value="39518" calcext:value-type="float">
            <text:p>39518</text:p>
          </table:table-cell>
          <table:table-cell table:number-columns-repeated="2" office:value-type="float" office:value="18.53" calcext:value-type="float">
            <text:p>18.53</text:p>
          </table:table-cell>
          <table:table-cell office:value-type="float" office:value="18.51" calcext:value-type="float">
            <text:p>18.51</text:p>
          </table:table-cell>
          <table:table-cell office:value-type="float" office:value="18.53" calcext:value-type="float">
            <text:p>18.53</text:p>
          </table:table-cell>
          <table:table-cell office:value-type="float" office:value="400" calcext:value-type="float">
            <text:p>400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string" calcext:value-type="string">
            <text:p>2008-03-10</text:p>
          </table:table-cell>
          <table:table-cell table:formula="of:=DATEVALUE([.A2187])" office:value-type="float" office:value="39517" calcext:value-type="float">
            <text:p>39517</text:p>
          </table:table-cell>
          <table:table-cell table:number-columns-repeated="2" office:value-type="float" office:value="18.86" calcext:value-type="float">
            <text:p>18.86</text:p>
          </table:table-cell>
          <table:table-cell office:value-type="float" office:value="18.76" calcext:value-type="float">
            <text:p>18.76</text:p>
          </table:table-cell>
          <table:table-cell office:value-type="float" office:value="18.83" calcext:value-type="float">
            <text:p>18.83</text:p>
          </table:table-cell>
          <table:table-cell office:value-type="float" office:value="100" calcext:value-type="float">
            <text:p>10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string" calcext:value-type="string">
            <text:p>2008-03-07</text:p>
          </table:table-cell>
          <table:table-cell table:formula="of:=DATEVALUE([.A2188])" office:value-type="float" office:value="39514" calcext:value-type="float">
            <text:p>39514</text:p>
          </table:table-cell>
          <table:table-cell office:value-type="float" office:value="18.6" calcext:value-type="float">
            <text:p>18.6</text:p>
          </table:table-cell>
          <table:table-cell office:value-type="float" office:value="18.62" calcext:value-type="float">
            <text:p>18.62</text:p>
          </table:table-cell>
          <table:table-cell table:number-columns-repeated="2" office:value-type="float" office:value="18.53" calcext:value-type="float">
            <text:p>18.53</text:p>
          </table:table-cell>
          <table:table-cell office:value-type="float" office:value="600" calcext:value-type="float">
            <text:p>600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string" calcext:value-type="string">
            <text:p>2008-03-06</text:p>
          </table:table-cell>
          <table:table-cell table:formula="of:=DATEVALUE([.A2189])" office:value-type="float" office:value="39513" calcext:value-type="float">
            <text:p>39513</text:p>
          </table:table-cell>
          <table:table-cell table:number-columns-repeated="2" office:value-type="float" office:value="18.76" calcext:value-type="float">
            <text:p>18.76</text:p>
          </table:table-cell>
          <table:table-cell table:number-columns-repeated="2" office:value-type="float" office:value="18.64" calcext:value-type="float">
            <text:p>18.64</text:p>
          </table:table-cell>
          <table:table-cell office:value-type="float" office:value="200" calcext:value-type="float">
            <text:p>200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string" calcext:value-type="string">
            <text:p>2008-03-05</text:p>
          </table:table-cell>
          <table:table-cell table:formula="of:=DATEVALUE([.A2190])" office:value-type="float" office:value="39512" calcext:value-type="float">
            <text:p>39512</text:p>
          </table:table-cell>
          <table:table-cell office:value-type="float" office:value="18.36" calcext:value-type="float">
            <text:p>18.36</text:p>
          </table:table-cell>
          <table:table-cell office:value-type="float" office:value="18.55" calcext:value-type="float">
            <text:p>18.55</text:p>
          </table:table-cell>
          <table:table-cell office:value-type="float" office:value="18.36" calcext:value-type="float">
            <text:p>18.36</text:p>
          </table:table-cell>
          <table:table-cell office:value-type="float" office:value="18.5" calcext:value-type="float">
            <text:p>18.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2008-03-04</text:p>
          </table:table-cell>
          <table:table-cell table:formula="of:=DATEVALUE([.A2191])" office:value-type="float" office:value="39511" calcext:value-type="float">
            <text:p>39511</text:p>
          </table:table-cell>
          <table:table-cell office:value-type="float" office:value="18.24" calcext:value-type="float">
            <text:p>18.24</text:p>
          </table:table-cell>
          <table:table-cell office:value-type="float" office:value="18.29" calcext:value-type="float">
            <text:p>18.29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9" calcext:value-type="float">
            <text:p>18.19</text:p>
          </table:table-cell>
          <table:table-cell office:value-type="float" office:value="300" calcext:value-type="float">
            <text:p>300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 office:value-type="string" calcext:value-type="string">
            <text:p>2008-03-03</text:p>
          </table:table-cell>
          <table:table-cell table:formula="of:=DATEVALUE([.A2192])" office:value-type="float" office:value="39510" calcext:value-type="float">
            <text:p>39510</text:p>
          </table:table-cell>
          <table:table-cell office:value-type="float" office:value="17.91" calcext:value-type="float">
            <text:p>17.91</text:p>
          </table:table-cell>
          <table:table-cell office:value-type="float" office:value="18.15" calcext:value-type="float">
            <text:p>18.15</text:p>
          </table:table-cell>
          <table:table-cell office:value-type="float" office:value="17.91" calcext:value-type="float">
            <text:p>17.91</text:p>
          </table:table-cell>
          <table:table-cell office:value-type="float" office:value="18.15" calcext:value-type="float">
            <text:p>18.15</text:p>
          </table:table-cell>
          <table:table-cell office:value-type="float" office:value="800" calcext:value-type="float">
            <text:p>8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table:formula="of:=DATEVALUE([.A2193])" office:value-type="float" office:value="39507" calcext:value-type="float">
            <text:p>39507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9" calcext:value-type="float">
            <text:p>18.39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9" calcext:value-type="float">
            <text:p>18.39</text:p>
          </table:table-cell>
          <table:table-cell office:value-type="float" office:value="0" calcext:value-type="float">
            <text:p>0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string" calcext:value-type="string">
            <text:p>2008-02-28</text:p>
          </table:table-cell>
          <table:table-cell table:formula="of:=DATEVALUE([.A2194])" office:value-type="float" office:value="39506" calcext:value-type="float">
            <text:p>39506</text:p>
          </table:table-cell>
          <table:table-cell table:number-columns-repeated="2" office:value-type="float" office:value="18.74" calcext:value-type="float">
            <text:p>18.74</text:p>
          </table:table-cell>
          <table:table-cell office:value-type="float" office:value="18.3" calcext:value-type="float">
            <text:p>18.3</text:p>
          </table:table-cell>
          <table:table-cell office:value-type="float" office:value="18.64" calcext:value-type="float">
            <text:p>18.64</text:p>
          </table:table-cell>
          <table:table-cell office:value-type="float" office:value="800" calcext:value-type="float">
            <text:p>800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string" calcext:value-type="string">
            <text:p>2008-02-27</text:p>
          </table:table-cell>
          <table:table-cell table:formula="of:=DATEVALUE([.A2195])" office:value-type="float" office:value="39505" calcext:value-type="float">
            <text:p>39505</text:p>
          </table:table-cell>
          <table:table-cell table:number-columns-repeated="2" office:value-type="float" office:value="18.81" calcext:value-type="float">
            <text:p>18.81</text:p>
          </table:table-cell>
          <table:table-cell table:number-columns-repeated="2" office:value-type="float" office:value="18.65" calcext:value-type="float">
            <text:p>18.65</text:p>
          </table:table-cell>
          <table:table-cell office:value-type="float" office:value="500" calcext:value-type="float">
            <text:p>500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string" calcext:value-type="string">
            <text:p>2008-02-26</text:p>
          </table:table-cell>
          <table:table-cell table:formula="of:=DATEVALUE([.A2196])" office:value-type="float" office:value="39504" calcext:value-type="float">
            <text:p>39504</text:p>
          </table:table-cell>
          <table:table-cell table:number-columns-repeated="2" office:value-type="float" office:value="18.97" calcext:value-type="float">
            <text:p>18.97</text:p>
          </table:table-cell>
          <table:table-cell table:number-columns-repeated="2" office:value-type="float" office:value="18.76" calcext:value-type="float">
            <text:p>18.76</text:p>
          </table:table-cell>
          <table:table-cell office:value-type="float" office:value="800" calcext:value-type="float">
            <text:p>800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string" calcext:value-type="string">
            <text:p>2008-02-25</text:p>
          </table:table-cell>
          <table:table-cell table:formula="of:=DATEVALUE([.A2197])" office:value-type="float" office:value="39503" calcext:value-type="float">
            <text:p>39503</text:p>
          </table:table-cell>
          <table:table-cell table:number-columns-repeated="2" office:value-type="float" office:value="19.16" calcext:value-type="float">
            <text:p>19.16</text:p>
          </table:table-cell>
          <table:table-cell table:number-columns-repeated="2" office:value-type="float" office:value="18.81" calcext:value-type="float">
            <text:p>18.81</text:p>
          </table:table-cell>
          <table:table-cell office:value-type="float" office:value="400" calcext:value-type="float">
            <text:p>400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string" calcext:value-type="string">
            <text:p>2008-02-22</text:p>
          </table:table-cell>
          <table:table-cell table:formula="of:=DATEVALUE([.A2198])" office:value-type="float" office:value="39500" calcext:value-type="float">
            <text:p>39500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" calcext:value-type="float">
            <text:p>19.24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1100" calcext:value-type="float">
            <text:p>1100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2008-02-21</text:p>
          </table:table-cell>
          <table:table-cell table:formula="of:=DATEVALUE([.A2199])" office:value-type="float" office:value="39499" calcext:value-type="float">
            <text:p>39499</text:p>
          </table:table-cell>
          <table:table-cell office:value-type="float" office:value="19.41" calcext:value-type="float">
            <text:p>19.41</text:p>
          </table:table-cell>
          <table:table-cell office:value-type="float" office:value="19.55" calcext:value-type="float">
            <text:p>19.55</text:p>
          </table:table-cell>
          <table:table-cell table:number-columns-repeated="2" office:value-type="float" office:value="19.37" calcext:value-type="float">
            <text:p>19.37</text:p>
          </table:table-cell>
          <table:table-cell office:value-type="float" office:value="1700" calcext:value-type="float">
            <text:p>1700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 office:value-type="string" calcext:value-type="string">
            <text:p>2008-02-20</text:p>
          </table:table-cell>
          <table:table-cell table:formula="of:=DATEVALUE([.A2200])" office:value-type="float" office:value="39498" calcext:value-type="float">
            <text:p>39498</text:p>
          </table:table-cell>
          <table:table-cell table:number-columns-repeated="2" office:value-type="float" office:value="19.61" calcext:value-type="float">
            <text:p>19.61</text:p>
          </table:table-cell>
          <table:table-cell office:value-type="float" office:value="19.5" calcext:value-type="float">
            <text:p>19.5</text:p>
          </table:table-cell>
          <table:table-cell office:value-type="float" office:value="19.57" calcext:value-type="float">
            <text:p>19.57</text:p>
          </table:table-cell>
          <table:table-cell office:value-type="float" office:value="1100" calcext:value-type="float">
            <text:p>1100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string" calcext:value-type="string">
            <text:p>2008-02-19</text:p>
          </table:table-cell>
          <table:table-cell table:formula="of:=DATEVALUE([.A2201])" office:value-type="float" office:value="39497" calcext:value-type="float">
            <text:p>39497</text:p>
          </table:table-cell>
          <table:table-cell table:number-columns-repeated="2" office:value-type="float" office:value="20.16" calcext:value-type="float">
            <text:p>20.16</text:p>
          </table:table-cell>
          <table:table-cell office:value-type="float" office:value="19.51" calcext:value-type="float">
            <text:p>19.51</text:p>
          </table:table-cell>
          <table:table-cell office:value-type="float" office:value="19.75" calcext:value-type="float">
            <text:p>19.75</text:p>
          </table:table-cell>
          <table:table-cell office:value-type="float" office:value="2400" calcext:value-type="float">
            <text:p>2400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string" calcext:value-type="string">
            <text:p>2008-02-18</text:p>
          </table:table-cell>
          <table:table-cell table:formula="of:=DATEVALUE([.A2202])" office:value-type="float" office:value="39496" calcext:value-type="float">
            <text:p>39496</text:p>
          </table:table-cell>
          <table:table-cell office:value-type="float" office:value="20.11" calcext:value-type="float">
            <text:p>20.11</text:p>
          </table:table-cell>
          <table:table-cell office:value-type="float" office:value="20.3" calcext:value-type="float">
            <text:p>20.3</text:p>
          </table:table-cell>
          <table:table-cell office:value-type="float" office:value="20.1" calcext:value-type="float">
            <text:p>20.1</text:p>
          </table:table-cell>
          <table:table-cell office:value-type="float" office:value="20.17" calcext:value-type="float">
            <text:p>20.17</text:p>
          </table:table-cell>
          <table:table-cell office:value-type="float" office:value="1200" calcext:value-type="float">
            <text:p>1200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string" calcext:value-type="string">
            <text:p>2008-02-15</text:p>
          </table:table-cell>
          <table:table-cell table:formula="of:=DATEVALUE([.A2203])" office:value-type="float" office:value="39493" calcext:value-type="float">
            <text:p>39493</text:p>
          </table:table-cell>
          <table:table-cell office:value-type="float" office:value="20.41" calcext:value-type="float">
            <text:p>20.41</text:p>
          </table:table-cell>
          <table:table-cell office:value-type="float" office:value="20.68" calcext:value-type="float">
            <text:p>20.68</text:p>
          </table:table-cell>
          <table:table-cell table:number-columns-repeated="2" office:value-type="float" office:value="20.34" calcext:value-type="float">
            <text:p>20.34</text:p>
          </table:table-cell>
          <table:table-cell office:value-type="float" office:value="200" calcext:value-type="float">
            <text:p>200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string" calcext:value-type="string">
            <text:p>2008-02-14</text:p>
          </table:table-cell>
          <table:table-cell table:formula="of:=DATEVALUE([.A2204])" office:value-type="float" office:value="39492" calcext:value-type="float">
            <text:p>39492</text:p>
          </table:table-cell>
          <table:table-cell office:value-type="float" office:value="20.51" calcext:value-type="float">
            <text:p>20.51</text:p>
          </table:table-cell>
          <table:table-cell office:value-type="float" office:value="20.67" calcext:value-type="float">
            <text:p>20.67</text:p>
          </table:table-cell>
          <table:table-cell office:value-type="float" office:value="20.5" calcext:value-type="float">
            <text:p>20.5</text:p>
          </table:table-cell>
          <table:table-cell office:value-type="float" office:value="20.55" calcext:value-type="float">
            <text:p>20.55</text:p>
          </table:table-cell>
          <table:table-cell office:value-type="float" office:value="600" calcext:value-type="float">
            <text:p>600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2008-02-13</text:p>
          </table:table-cell>
          <table:table-cell table:formula="of:=DATEVALUE([.A2205])" office:value-type="float" office:value="39491" calcext:value-type="float">
            <text:p>3949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58" calcext:value-type="float">
            <text:p>20.58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6" calcext:value-type="float">
            <text:p>20.46</text:p>
          </table:table-cell>
          <table:table-cell office:value-type="float" office:value="3800" calcext:value-type="float">
            <text:p>3800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string" calcext:value-type="string">
            <text:p>2008-02-12</text:p>
          </table:table-cell>
          <table:table-cell table:formula="of:=DATEVALUE([.A2206])" office:value-type="float" office:value="39490" calcext:value-type="float">
            <text:p>39490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4900" calcext:value-type="float">
            <text:p>4900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2008-02-11</text:p>
          </table:table-cell>
          <table:table-cell table:formula="of:=DATEVALUE([.A2207])" office:value-type="float" office:value="39489" calcext:value-type="float">
            <text:p>39489</text:p>
          </table:table-cell>
          <table:table-cell office:value-type="float" office:value="19.96" calcext:value-type="float">
            <text:p>19.96</text:p>
          </table:table-cell>
          <table:table-cell office:value-type="float" office:value="20.68" calcext:value-type="float">
            <text:p>20.68</text:p>
          </table:table-cell>
          <table:table-cell office:value-type="float" office:value="19.96" calcext:value-type="float">
            <text:p>19.96</text:p>
          </table:table-cell>
          <table:table-cell office:value-type="float" office:value="20.5" calcext:value-type="float">
            <text:p>20.5</text:p>
          </table:table-cell>
          <table:table-cell office:value-type="float" office:value="4800" calcext:value-type="float">
            <text:p>4800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2008-02-08</text:p>
          </table:table-cell>
          <table:table-cell table:formula="of:=DATEVALUE([.A2208])" office:value-type="float" office:value="39486" calcext:value-type="float">
            <text:p>39486</text:p>
          </table:table-cell>
          <table:table-cell office:value-type="float" office:value="19.89" calcext:value-type="float">
            <text:p>19.89</text:p>
          </table:table-cell>
          <table:table-cell office:value-type="float" office:value="20.09" calcext:value-type="float">
            <text:p>20.09</text:p>
          </table:table-cell>
          <table:table-cell office:value-type="float" office:value="19.78" calcext:value-type="float">
            <text:p>19.78</text:p>
          </table:table-cell>
          <table:table-cell office:value-type="float" office:value="20.09" calcext:value-type="float">
            <text:p>20.09</text:p>
          </table:table-cell>
          <table:table-cell office:value-type="float" office:value="4900" calcext:value-type="float">
            <text:p>4900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string" calcext:value-type="string">
            <text:p>2008-02-07</text:p>
          </table:table-cell>
          <table:table-cell table:formula="of:=DATEVALUE([.A2209])" office:value-type="float" office:value="39485" calcext:value-type="float">
            <text:p>39485</text:p>
          </table:table-cell>
          <table:table-cell office:value-type="float" office:value="19.26" calcext:value-type="float">
            <text:p>19.26</text:p>
          </table:table-cell>
          <table:table-cell office:value-type="float" office:value="19.74" calcext:value-type="float">
            <text:p>19.74</text:p>
          </table:table-cell>
          <table:table-cell office:value-type="float" office:value="19.26" calcext:value-type="float">
            <text:p>19.26</text:p>
          </table:table-cell>
          <table:table-cell office:value-type="float" office:value="19.74" calcext:value-type="float">
            <text:p>19.74</text:p>
          </table:table-cell>
          <table:table-cell office:value-type="float" office:value="3100" calcext:value-type="float">
            <text:p>3100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string" calcext:value-type="string">
            <text:p>2008-02-06</text:p>
          </table:table-cell>
          <table:table-cell table:formula="of:=DATEVALUE([.A2210])" office:value-type="float" office:value="39484" calcext:value-type="float">
            <text:p>39484</text:p>
          </table:table-cell>
          <table:table-cell office:value-type="float" office:value="19.66" calcext:value-type="float">
            <text:p>19.66</text:p>
          </table:table-cell>
          <table:table-cell office:value-type="float" office:value="19.81" calcext:value-type="float">
            <text:p>19.81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9" calcext:value-type="float">
            <text:p>19.79</text:p>
          </table:table-cell>
          <table:table-cell office:value-type="float" office:value="1800" calcext:value-type="float">
            <text:p>1800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2008-02-05</text:p>
          </table:table-cell>
          <table:table-cell table:formula="of:=DATEVALUE([.A2211])" office:value-type="float" office:value="39483" calcext:value-type="float">
            <text:p>39483</text:p>
          </table:table-cell>
          <table:table-cell office:value-type="float" office:value="19.64" calcext:value-type="float">
            <text:p>19.64</text:p>
          </table:table-cell>
          <table:table-cell office:value-type="float" office:value="20.01" calcext:value-type="float">
            <text:p>20.01</text:p>
          </table:table-cell>
          <table:table-cell office:value-type="float" office:value="19.52" calcext:value-type="float">
            <text:p>19.52</text:p>
          </table:table-cell>
          <table:table-cell office:value-type="float" office:value="20.01" calcext:value-type="float">
            <text:p>20.01</text:p>
          </table:table-cell>
          <table:table-cell office:value-type="float" office:value="6000" calcext:value-type="float">
            <text:p>6000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string" calcext:value-type="string">
            <text:p>2008-02-04</text:p>
          </table:table-cell>
          <table:table-cell table:formula="of:=DATEVALUE([.A2212])" office:value-type="float" office:value="39482" calcext:value-type="float">
            <text:p>39482</text:p>
          </table:table-cell>
          <table:table-cell office:value-type="float" office:value="19.39" calcext:value-type="float">
            <text:p>19.39</text:p>
          </table:table-cell>
          <table:table-cell office:value-type="float" office:value="19.7" calcext:value-type="float">
            <text:p>19.7</text:p>
          </table:table-cell>
          <table:table-cell office:value-type="float" office:value="19.18" calcext:value-type="float">
            <text:p>19.18</text:p>
          </table:table-cell>
          <table:table-cell office:value-type="float" office:value="19.7" calcext:value-type="float">
            <text:p>19.7</text:p>
          </table:table-cell>
          <table:table-cell office:value-type="float" office:value="13200" calcext:value-type="float">
            <text:p>13200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2008-02-01</text:p>
          </table:table-cell>
          <table:table-cell table:formula="of:=DATEVALUE([.A2213])" office:value-type="float" office:value="39479" calcext:value-type="float">
            <text:p>39479</text:p>
          </table:table-cell>
          <table:table-cell office:value-type="float" office:value="12.81" calcext:value-type="float">
            <text:p>12.81</text:p>
          </table:table-cell>
          <table:table-cell office:value-type="float" office:value="20.69" calcext:value-type="float">
            <text:p>20.69</text:p>
          </table:table-cell>
          <table:table-cell office:value-type="float" office:value="12.81" calcext:value-type="float">
            <text:p>12.81</text:p>
          </table:table-cell>
          <table:table-cell office:value-type="float" office:value="18.6" calcext:value-type="float">
            <text:p>18.6</text:p>
          </table:table-cell>
          <table:table-cell office:value-type="float" office:value="48300" calcext:value-type="float">
            <text:p>48300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table:formula="of:=DATEVALUE([.A2214])" office:value-type="float" office:value="39478" calcext:value-type="float">
            <text:p>39478</text:p>
          </table:table-cell>
          <table:table-cell office:value-type="float" office:value="12.56" calcext:value-type="float">
            <text:p>12.56</text:p>
          </table:table-cell>
          <table:table-cell office:value-type="float" office:value="12.61" calcext:value-type="float">
            <text:p>12.61</text:p>
          </table:table-cell>
          <table:table-cell office:value-type="float" office:value="12.56" calcext:value-type="float">
            <text:p>12.56</text:p>
          </table:table-cell>
          <table:table-cell office:value-type="float" office:value="12.61" calcext:value-type="float">
            <text:p>12.61</text:p>
          </table:table-cell>
          <table:table-cell office:value-type="float" office:value="300" calcext:value-type="float">
            <text:p>300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string" calcext:value-type="string">
            <text:p>2008-01-30</text:p>
          </table:table-cell>
          <table:table-cell table:formula="of:=DATEVALUE([.A2215])" office:value-type="float" office:value="39477" calcext:value-type="float">
            <text:p>39477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5" calcext:value-type="float">
            <text:p>12.85</text:p>
          </table:table-cell>
          <table:table-cell office:value-type="float" office:value="12.31" calcext:value-type="float">
            <text:p>12.31</text:p>
          </table:table-cell>
          <table:table-cell office:value-type="float" office:value="12.85" calcext:value-type="float">
            <text:p>12.85</text:p>
          </table:table-cell>
          <table:table-cell office:value-type="float" office:value="1400" calcext:value-type="float">
            <text:p>1400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2008-01-29</text:p>
          </table:table-cell>
          <table:table-cell table:formula="of:=DATEVALUE([.A2216])" office:value-type="float" office:value="39476" calcext:value-type="float">
            <text:p>39476</text:p>
          </table:table-cell>
          <table:table-cell table:number-columns-repeated="4"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string" calcext:value-type="string">
            <text:p>2008-01-28</text:p>
          </table:table-cell>
          <table:table-cell table:formula="of:=DATEVALUE([.A2217])" office:value-type="float" office:value="39475" calcext:value-type="float">
            <text:p>39475</text:p>
          </table:table-cell>
          <table:table-cell office:value-type="float" office:value="14.71" calcext:value-type="float">
            <text:p>14.71</text:p>
          </table:table-cell>
          <table:table-cell office:value-type="float" office:value="14.82" calcext:value-type="float">
            <text:p>14.82</text:p>
          </table:table-cell>
          <table:table-cell office:value-type="float" office:value="14.71" calcext:value-type="float">
            <text:p>14.71</text:p>
          </table:table-cell>
          <table:table-cell office:value-type="float" office:value="14.82" calcext:value-type="float">
            <text:p>14.82</text:p>
          </table:table-cell>
          <table:table-cell office:value-type="float" office:value="100" calcext:value-type="float">
            <text:p>100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string" calcext:value-type="string">
            <text:p>2008-01-25</text:p>
          </table:table-cell>
          <table:table-cell table:formula="of:=DATEVALUE([.A2218])" office:value-type="float" office:value="39472" calcext:value-type="float">
            <text:p>39472</text:p>
          </table:table-cell>
          <table:table-cell office:value-type="float" office:value="14.81" calcext:value-type="float">
            <text:p>14.81</text:p>
          </table:table-cell>
          <table:table-cell office:value-type="float" office:value="15.09" calcext:value-type="float">
            <text:p>15.09</text:p>
          </table:table-cell>
          <table:table-cell office:value-type="float" office:value="14.81" calcext:value-type="float">
            <text:p>14.81</text:p>
          </table:table-cell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string" calcext:value-type="string">
            <text:p>2008-01-24</text:p>
          </table:table-cell>
          <table:table-cell table:formula="of:=DATEVALUE([.A2219])" office:value-type="float" office:value="39471" calcext:value-type="float">
            <text:p>39471</text:p>
          </table:table-cell>
          <table:table-cell office:value-type="float" office:value="13.61" calcext:value-type="float">
            <text:p>13.61</text:p>
          </table:table-cell>
          <table:table-cell office:value-type="float" office:value="13.93" calcext:value-type="float">
            <text:p>13.93</text:p>
          </table:table-cell>
          <table:table-cell office:value-type="float" office:value="13.61" calcext:value-type="float">
            <text:p>13.61</text:p>
          </table:table-cell>
          <table:table-cell office:value-type="float" office:value="13.93" calcext:value-type="float">
            <text:p>13.93</text:p>
          </table:table-cell>
          <table:table-cell office:value-type="float" office:value="600" calcext:value-type="float">
            <text:p>600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office:value-type="string" calcext:value-type="string">
            <text:p>2008-01-23</text:p>
          </table:table-cell>
          <table:table-cell table:formula="of:=DATEVALUE([.A2220])" office:value-type="float" office:value="39470" calcext:value-type="float">
            <text:p>39470</text:p>
          </table:table-cell>
          <table:table-cell table:number-columns-repeated="2" office:value-type="float" office:value="13.46" calcext:value-type="float">
            <text:p>13.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8-01-22</text:p>
          </table:table-cell>
          <table:table-cell table:formula="of:=DATEVALUE([.A2221])" office:value-type="float" office:value="39469" calcext:value-type="float">
            <text:p>39469</text:p>
          </table:table-cell>
          <table:table-cell office:value-type="float" office:value="11.51" calcext:value-type="float">
            <text:p>11.51</text:p>
          </table:table-cell>
          <table:table-cell office:value-type="float" office:value="13.98" calcext:value-type="float">
            <text:p>13.98</text:p>
          </table:table-cell>
          <table:table-cell office:value-type="float" office:value="11.01" calcext:value-type="float">
            <text:p>11.01</text:p>
          </table:table-cell>
          <table:table-cell office:value-type="float" office:value="13.73" calcext:value-type="float">
            <text:p>13.73</text:p>
          </table:table-cell>
          <table:table-cell office:value-type="float" office:value="4600" calcext:value-type="float">
            <text:p>4600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2008-01-21</text:p>
          </table:table-cell>
          <table:table-cell table:formula="of:=DATEVALUE([.A2222])" office:value-type="float" office:value="39468" calcext:value-type="float">
            <text:p>39468</text:p>
          </table:table-cell>
          <table:table-cell table:number-columns-repeated="2" office:value-type="float" office:value="13.91" calcext:value-type="float">
            <text:p>13.91</text:p>
          </table:table-cell>
          <table:table-cell office:value-type="float" office:value="13.19" calcext:value-type="float">
            <text:p>13.19</text:p>
          </table:table-cell>
          <table:table-cell office:value-type="float" office:value="13.51" calcext:value-type="float">
            <text:p>13.51</text:p>
          </table:table-cell>
          <table:table-cell office:value-type="float" office:value="1800" calcext:value-type="float">
            <text:p>1800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string" calcext:value-type="string">
            <text:p>2008-01-18</text:p>
          </table:table-cell>
          <table:table-cell table:formula="of:=DATEVALUE([.A2223])" office:value-type="float" office:value="39465" calcext:value-type="float">
            <text:p>39465</text:p>
          </table:table-cell>
          <table:table-cell office:value-type="float" office:value="14.53" calcext:value-type="float">
            <text:p>14.53</text:p>
          </table:table-cell>
          <table:table-cell office:value-type="float" office:value="14.54" calcext:value-type="float">
            <text:p>14.54</text:p>
          </table:table-cell>
          <table:table-cell table:number-columns-repeated="2" office:value-type="float" office:value="13.82" calcext:value-type="float">
            <text:p>13.82</text:p>
          </table:table-cell>
          <table:table-cell office:value-type="float" office:value="0" calcext:value-type="float">
            <text:p>0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2008-01-17</text:p>
          </table:table-cell>
          <table:table-cell table:formula="of:=DATEVALUE([.A2224])" office:value-type="float" office:value="39464" calcext:value-type="float">
            <text:p>39464</text:p>
          </table:table-cell>
          <table:table-cell office:value-type="float" office:value="15.06" calcext:value-type="float">
            <text:p>15.06</text:p>
          </table:table-cell>
          <table:table-cell office:value-type="float" office:value="15.11" calcext:value-type="float">
            <text:p>15.11</text:p>
          </table:table-cell>
          <table:table-cell table:number-columns-repeated="2" office:value-type="float" office:value="14.61" calcext:value-type="float">
            <text:p>14.61</text:p>
          </table:table-cell>
          <table:table-cell office:value-type="float" office:value="1000" calcext:value-type="float">
            <text:p>1000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string" calcext:value-type="string">
            <text:p>2008-01-16</text:p>
          </table:table-cell>
          <table:table-cell table:formula="of:=DATEVALUE([.A2225])" office:value-type="float" office:value="39463" calcext:value-type="float">
            <text:p>39463</text:p>
          </table:table-cell>
          <table:table-cell office:value-type="float" office:value="15.01" calcext:value-type="float">
            <text:p>15.01</text:p>
          </table:table-cell>
          <table:table-cell office:value-type="float" office:value="15.09" calcext:value-type="float">
            <text:p>15.09</text:p>
          </table:table-cell>
          <table:table-cell office:value-type="float" office:value="14.81" calcext:value-type="float">
            <text:p>14.81</text:p>
          </table:table-cell>
          <table:table-cell office:value-type="float" office:value="14.96" calcext:value-type="float">
            <text:p>14.96</text:p>
          </table:table-cell>
          <table:table-cell office:value-type="float" office:value="28700" calcext:value-type="float">
            <text:p>28700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string" calcext:value-type="string">
            <text:p>2008-01-15</text:p>
          </table:table-cell>
          <table:table-cell table:formula="of:=DATEVALUE([.A2226])" office:value-type="float" office:value="39462" calcext:value-type="float">
            <text:p>39462</text:p>
          </table:table-cell>
          <table:table-cell table:number-columns-repeated="4" office:value-type="float" office:value="15.87" calcext:value-type="float">
            <text:p>15.87</text:p>
          </table:table-cell>
          <table:table-cell office:value-type="float" office:value="0" calcext:value-type="float">
            <text:p>0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string" calcext:value-type="string">
            <text:p>2008-01-14</text:p>
          </table:table-cell>
          <table:table-cell table:formula="of:=DATEVALUE([.A2227])" office:value-type="float" office:value="39461" calcext:value-type="float">
            <text:p>39461</text:p>
          </table:table-cell>
          <table:table-cell table:number-columns-repeated="2" office:value-type="float" office:value="15.81" calcext:value-type="float">
            <text:p>15.81</text:p>
          </table:table-cell>
          <table:table-cell table:number-columns-repeated="2" office:value-type="float" office:value="15.76" calcext:value-type="float">
            <text:p>15.76</text:p>
          </table:table-cell>
          <table:table-cell office:value-type="float" office:value="200" calcext:value-type="float">
            <text:p>200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office:value-type="string" calcext:value-type="string">
            <text:p>2008-01-11</text:p>
          </table:table-cell>
          <table:table-cell table:formula="of:=DATEVALUE([.A2228])" office:value-type="float" office:value="39458" calcext:value-type="float">
            <text:p>39458</text:p>
          </table:table-cell>
          <table:table-cell table:number-columns-repeated="4"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2008-01-10</text:p>
          </table:table-cell>
          <table:table-cell table:formula="of:=DATEVALUE([.A2229])" office:value-type="float" office:value="39457" calcext:value-type="float">
            <text:p>39457</text:p>
          </table:table-cell>
          <table:table-cell office:value-type="float" office:value="15.21" calcext:value-type="float">
            <text:p>15.21</text:p>
          </table:table-cell>
          <table:table-cell office:value-type="float" office:value="16.11" calcext:value-type="float">
            <text:p>16.11</text:p>
          </table:table-cell>
          <table:table-cell office:value-type="float" office:value="15.21" calcext:value-type="float">
            <text:p>15.21</text:p>
          </table:table-cell>
          <table:table-cell office:value-type="float" office:value="15.98" calcext:value-type="float">
            <text:p>15.98</text:p>
          </table:table-cell>
          <table:table-cell office:value-type="float" office:value="3200" calcext:value-type="float">
            <text:p>3200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2008-01-09</text:p>
          </table:table-cell>
          <table:table-cell table:formula="of:=DATEVALUE([.A2230])" office:value-type="float" office:value="39456" calcext:value-type="float">
            <text:p>3945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4.91" calcext:value-type="float">
            <text:p>14.91</text:p>
          </table:table-cell>
          <table:table-cell office:value-type="float" office:value="1400" calcext:value-type="float">
            <text:p>1400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string" calcext:value-type="string">
            <text:p>2008-01-08</text:p>
          </table:table-cell>
          <table:table-cell table:formula="of:=DATEVALUE([.A2231])" office:value-type="float" office:value="39455" calcext:value-type="float">
            <text:p>39455</text:p>
          </table:table-cell>
          <table:table-cell office:value-type="float" office:value="15.61" calcext:value-type="float">
            <text:p>15.61</text:p>
          </table:table-cell>
          <table:table-cell office:value-type="float" office:value="15.84" calcext:value-type="float">
            <text:p>15.84</text:p>
          </table:table-cell>
          <table:table-cell office:value-type="float" office:value="15.61" calcext:value-type="float">
            <text:p>15.61</text:p>
          </table:table-cell>
          <table:table-cell office:value-type="float" office:value="15.84" calcext:value-type="float">
            <text:p>15.84</text:p>
          </table:table-cell>
          <table:table-cell office:value-type="float" office:value="100" calcext:value-type="float">
            <text:p>100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string" calcext:value-type="string">
            <text:p>2008-01-07</text:p>
          </table:table-cell>
          <table:table-cell table:formula="of:=DATEVALUE([.A2232])" office:value-type="float" office:value="39454" calcext:value-type="float">
            <text:p>39454</text:p>
          </table:table-cell>
          <table:table-cell office:value-type="float" office:value="15.71" calcext:value-type="float">
            <text:p>15.71</text:p>
          </table:table-cell>
          <table:table-cell office:value-type="float" office:value="15.9" calcext:value-type="float">
            <text:p>15.9</text:p>
          </table:table-cell>
          <table:table-cell office:value-type="float" office:value="15.51" calcext:value-type="float">
            <text:p>15.51</text:p>
          </table:table-cell>
          <table:table-cell office:value-type="float" office:value="15.9" calcext:value-type="float">
            <text:p>15.9</text:p>
          </table:table-cell>
          <table:table-cell office:value-type="float" office:value="700" calcext:value-type="float">
            <text:p>70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table:formula="of:=DATEVALUE([.A2233])" office:value-type="float" office:value="39451" calcext:value-type="float">
            <text:p>39451</text:p>
          </table:table-cell>
          <table:table-cell office:value-type="float" office:value="16.18" calcext:value-type="float">
            <text:p>16.18</text:p>
          </table:table-cell>
          <table:table-cell office:value-type="float" office:value="16.19" calcext:value-type="float">
            <text:p>16.19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300" calcext:value-type="float">
            <text:p>1300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table:formula="of:=DATEVALUE([.A2234])" office:value-type="float" office:value="39450" calcext:value-type="float">
            <text:p>39450</text:p>
          </table:table-cell>
          <table:table-cell office:value-type="float" office:value="16.05" calcext:value-type="float">
            <text:p>16.05</text:p>
          </table:table-cell>
          <table:table-cell office:value-type="float" office:value="16.18" calcext:value-type="float">
            <text:p>16.18</text:p>
          </table:table-cell>
          <table:table-cell office:value-type="float" office:value="16.05" calcext:value-type="float">
            <text:p>16.05</text:p>
          </table:table-cell>
          <table:table-cell office:value-type="float" office:value="16.18" calcext:value-type="float">
            <text:p>16.18</text:p>
          </table:table-cell>
          <table:table-cell office:value-type="float" office:value="300" calcext:value-type="float">
            <text:p>300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string" calcext:value-type="string">
            <text:p>2008-01-02</text:p>
          </table:table-cell>
          <table:table-cell table:formula="of:=DATEVALUE([.A2235])" office:value-type="float" office:value="39449" calcext:value-type="float">
            <text:p>39449</text:p>
          </table:table-cell>
          <table:table-cell office:value-type="float" office:value="15.91" calcext:value-type="float">
            <text:p>15.91</text:p>
          </table:table-cell>
          <table:table-cell office:value-type="float" office:value="16.29" calcext:value-type="float">
            <text:p>16.29</text:p>
          </table:table-cell>
          <table:table-cell office:value-type="float" office:value="15.75" calcext:value-type="float">
            <text:p>15.75</text:p>
          </table:table-cell>
          <table:table-cell office:value-type="float" office:value="16.29" calcext:value-type="float">
            <text:p>16.29</text:p>
          </table:table-cell>
          <table:table-cell office:value-type="float" office:value="1500" calcext:value-type="float">
            <text:p>1500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string" calcext:value-type="string">
            <text:p>2007-12-28</text:p>
          </table:table-cell>
          <table:table-cell table:formula="of:=DATEVALUE([.A2236])" office:value-type="float" office:value="39444" calcext:value-type="float">
            <text:p>39444</text:p>
          </table:table-cell>
          <table:table-cell table:number-columns-repeated="4" office:value-type="float" office:value="16.11" calcext:value-type="float">
            <text:p>16.11</text:p>
          </table:table-cell>
          <table:table-cell office:value-type="float" office:value="0" calcext:value-type="float">
            <text:p>0</text:p>
          </table:table-cell>
          <table:table-cell office:value-type="float" office:value="16.11" calcext:value-type="float">
            <text:p>16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00/00/00</text:date>, <text:time style:data-style-name="N2" text:time-value="18:21:29.74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8:36:22.417000000</dc:date>
    <meta:editing-duration>PT20M58S</meta:editing-duration>
    <meta:editing-cycles>3</meta:editing-cycles>
    <meta:generator>LibreOffice/5.4.2.2$Windows_X86_64 LibreOffice_project/22b09f6418e8c2d508a9eaf86b2399209b0990f4</meta:generator>
    <meta:document-statistic meta:table-count="1" meta:cell-count="17888" meta:object-count="0"/>
  </office:meta>
</office:document-meta>
</file>